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165in"/>
    </style:style>
    <style:style style:name="co3" style:family="table-column">
      <style:table-column-properties fo:break-before="auto" style:column-width="1.22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6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"/>
    <style:style style:name="ce4" style:family="table-cell" style:parent-style-name="Default">
      <style:table-cell-properties fo:border-bottom="0.0008in solid #000000" fo:border-left="none" fo:border-right="none" fo:border-top="none"/>
    </style:style>
    <style:style style:name="ce5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freq</text:p>
          </table:table-cell>
          <table:table-cell office:value-type="string">
            <text:p>voltage</text:p>
          </table:table-cell>
          <table:table-cell table:number-columns-repeated="3"/>
          <table:table-cell office:value-type="string">
            <text:p>octave</text:p>
          </table:table-cell>
          <table:table-cell office:value-type="string">
            <text:p>“440*2^p”</text:p>
          </table:table-cell>
          <table:table-cell table:number-columns-repeated="5"/>
        </table:table-row>
        <table:table-row table:style-name="ro1">
          <table:table-cell>
            <draw:frame table:end-cell-address="Sheet1.E14" table:end-x="0.5882in" table:end-y="0.1122in" draw:z-index="0" draw:style-name="gr1" draw:text-style-name="P1" svg:width="4.0689in" svg:height="2.239in" svg:x="0.0752in" svg:y="0.0071in">
              <draw:object draw:notify-on-update-of-ranges="Sheet1.C15:Sheet1.C23 Sheet1.D15:Sheet1.D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-1.2">
            <text:p>-1.2</text:p>
          </table:table-cell>
          <table:table-cell table:formula="of:=440*2^[.G4]" office:value-type="float" office:value="191.521123925147">
            <text:p>191.52112392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-1">
            <text:p>-1</text:p>
          </table:table-cell>
          <table:table-cell table:formula="of:=440*2^[.G5]" office:value-type="float" office:value="220">
            <text:p>2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-0.8">
            <text:p>-0.8</text:p>
          </table:table-cell>
          <table:table-cell table:formula="of:=440*2^[.G6]" office:value-type="float" office:value="252.713638099348">
            <text:p>252.7136380993</text:p>
          </table:table-cell>
          <table:table-cell table:number-columns-repeated="2"/>
          <table:table-cell>
            <draw:frame table:end-cell-address="Sheet1.R26" table:end-x="0.6362in" table:end-y="0.0992in" draw:z-index="1" draw:style-name="gr1" draw:text-style-name="P1" svg:width="6.2984in" svg:height="3.5433in" svg:x="0.561in" svg:y="0.1118in">
              <draw:object draw:notify-on-update-of-ranges="Sheet1.G4:Sheet1.G35 Sheet1.H4:Sheet1.H3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office:value-type="string">
            <text:p>“440*2^0”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-0.6">
            <text:p>-0.6</text:p>
          </table:table-cell>
          <table:table-cell table:formula="of:=440*2^[.G7]" office:value-type="float" office:value="290.291740370037">
            <text:p>290.2917403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-0.4">
            <text:p>-0.4</text:p>
          </table:table-cell>
          <table:table-cell table:formula="of:=440*2^[.G8]" office:value-type="float" office:value="333.457644632288">
            <text:p>333.45764463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-0.2">
            <text:p>-0.2</text:p>
          </table:table-cell>
          <table:table-cell table:formula="of:=440*2^[.G9]" office:value-type="float" office:value="383.042247850295">
            <text:p>383.04224785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.44089209850063E-016">
            <text:p>4.44089209850063E-016</text:p>
          </table:table-cell>
          <table:table-cell table:formula="of:=440*2^[.G10]" office:value-type="float" office:value="440">
            <text:p>4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440*2^[.G11]" office:value-type="float" office:value="505.427276198695">
            <text:p>505.427276198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4">
            <text:p>0.4</text:p>
          </table:table-cell>
          <table:table-cell table:formula="of:=440*2^[.G12]" office:value-type="float" office:value="580.583480740073">
            <text:p>580.5834807401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6">
            <text:p>0.6</text:p>
          </table:table-cell>
          <table:table-cell table:formula="of:=440*2^[.G13]" office:value-type="float" office:value="666.915289264575">
            <text:p>666.915289264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8">
            <text:p>0.8</text:p>
          </table:table-cell>
          <table:table-cell table:formula="of:=440*2^[.G14]" office:value-type="float" office:value="766.084495700589">
            <text:p>766.0844957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C15]*0.0137255+0.25" office:value-type="float" office:value="0.25">
            <text:p>0.2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440*2^[.G15]" office:value-type="float" office:value="880">
            <text:p>8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C16]*0.0137255+0.25" office:value-type="float" office:value="0.689216">
            <text:p>0.689216</text:p>
          </table:table-cell>
          <table:table-cell table:number-columns-repeated="2"/>
          <table:table-cell office:value-type="float" office:value="1.2">
            <text:p>1.2</text:p>
          </table:table-cell>
          <table:table-cell table:formula="of:=440*2^[.G16]" office:value-type="float" office:value="1010.85455239739">
            <text:p>1010.85455239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formula="of:=[.C17]*0.0137255+0.25" office:value-type="float" office:value="1.128432">
            <text:p>1.128432</text:p>
          </table:table-cell>
          <table:table-cell table:number-columns-repeated="2"/>
          <table:table-cell office:value-type="float" office:value="1.4">
            <text:p>1.4</text:p>
          </table:table-cell>
          <table:table-cell table:formula="of:=440*2^[.G17]" office:value-type="float" office:value="1161.16696148015">
            <text:p>1161.16696148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table:formula="of:=[.C18]*0.0137255+0.25" office:value-type="float" office:value="1.567648">
            <text:p>1.567648</text:p>
          </table:table-cell>
          <table:table-cell table:number-columns-repeated="2"/>
          <table:table-cell office:value-type="float" office:value="1.6">
            <text:p>1.6</text:p>
          </table:table-cell>
          <table:table-cell table:formula="of:=440*2^[.G18]" office:value-type="float" office:value="1333.83057852915">
            <text:p>1333.83057852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8">
            <text:p>128</text:p>
          </table:table-cell>
          <table:table-cell table:formula="of:=[.C19]*0.0137255+0.25" office:value-type="float" office:value="2.006864">
            <text:p>2.006864</text:p>
          </table:table-cell>
          <table:table-cell table:number-columns-repeated="2"/>
          <table:table-cell office:value-type="float" office:value="1.8">
            <text:p>1.8</text:p>
          </table:table-cell>
          <table:table-cell table:formula="of:=440*2^[.G19]" office:value-type="float" office:value="1532.16899140118">
            <text:p>1532.1689914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table:formula="of:=[.C20]*0.0137255+0.25" office:value-type="float" office:value="2.44608">
            <text:p>2.44608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440*2^[.G20]" office:value-type="float" office:value="1760">
            <text:p>17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table:formula="of:=[.C21]*0.0137255+0.25" office:value-type="float" office:value="2.885296">
            <text:p>2.885296</text:p>
          </table:table-cell>
          <table:table-cell table:number-columns-repeated="2"/>
          <table:table-cell office:value-type="float" office:value="2.2">
            <text:p>2.2</text:p>
          </table:table-cell>
          <table:table-cell table:formula="of:=440*2^[.G21]" office:value-type="float" office:value="2021.70910479478">
            <text:p>2021.70910479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4">
            <text:p>224</text:p>
          </table:table-cell>
          <table:table-cell table:formula="of:=[.C22]*0.0137255+0.25" office:value-type="float" office:value="3.324512">
            <text:p>3.324512</text:p>
          </table:table-cell>
          <table:table-cell table:number-columns-repeated="2"/>
          <table:table-cell office:value-type="float" office:value="2.4">
            <text:p>2.4</text:p>
          </table:table-cell>
          <table:table-cell table:formula="of:=440*2^[.G22]" office:value-type="float" office:value="2322.33392296029">
            <text:p>2322.33392296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6">
            <text:p>256</text:p>
          </table:table-cell>
          <table:table-cell table:formula="of:=[.C23]*0.0137255+0.25" office:value-type="float" office:value="3.763728">
            <text:p>3.763728</text:p>
          </table:table-cell>
          <table:table-cell table:number-columns-repeated="2"/>
          <table:table-cell office:value-type="float" office:value="2.6">
            <text:p>2.6</text:p>
          </table:table-cell>
          <table:table-cell table:formula="of:=440*2^[.G23]" office:value-type="float" office:value="2667.6611570583">
            <text:p>2667.661157058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.8">
            <text:p>2.8</text:p>
          </table:table-cell>
          <table:table-cell table:formula="of:=440*2^[.G24]" office:value-type="float" office:value="3064.33798280236">
            <text:p>3064.337982802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table:formula="of:=440*2^[.G25]" office:value-type="float" office:value="3520">
            <text:p>352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.2">
            <text:p>3.2</text:p>
          </table:table-cell>
          <table:table-cell table:formula="of:=440*2^[.G26]" office:value-type="float" office:value="4043.41820958956">
            <text:p>4043.418209589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.4">
            <text:p>3.4</text:p>
          </table:table-cell>
          <table:table-cell table:formula="of:=440*2^[.G27]" office:value-type="float" office:value="4644.66784592059">
            <text:p>4644.667845920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.6">
            <text:p>3.6</text:p>
          </table:table-cell>
          <table:table-cell table:formula="of:=440*2^[.G28]" office:value-type="float" office:value="5335.3223141166">
            <text:p>5335.322314116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.8">
            <text:p>3.8</text:p>
          </table:table-cell>
          <table:table-cell table:formula="of:=440*2^[.G29]" office:value-type="float" office:value="6128.67596560471">
            <text:p>6128.6759656047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table:formula="of:=440*2^[.G30]" office:value-type="float" office:value="7040">
            <text:p>70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660*2/3*[.C31]+220" office:value-type="float" office:value="220">
            <text:p>220</text:p>
          </table:table-cell>
          <table:table-cell table:number-columns-repeated="2"/>
          <table:table-cell office:value-type="float" office:value="4.2">
            <text:p>4.2</text:p>
          </table:table-cell>
          <table:table-cell table:formula="of:=440*2^[.G31]" office:value-type="float" office:value="8086.83641917913">
            <text:p>8086.83641917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5">
            <text:p>0.05</text:p>
          </table:table-cell>
          <table:table-cell table:formula="of:=660*2/3*[.C32]+220" office:value-type="float" office:value="242">
            <text:p>242</text:p>
          </table:table-cell>
          <table:table-cell table:number-columns-repeated="2"/>
          <table:table-cell office:value-type="float" office:value="4.4">
            <text:p>4.4</text:p>
          </table:table-cell>
          <table:table-cell table:formula="of:=440*2^[.G32]" office:value-type="float" office:value="9289.33569184118">
            <text:p>9289.33569184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1">
            <text:p>0.1</text:p>
          </table:table-cell>
          <table:table-cell table:formula="of:=660*2/3*[.C33]+220" office:value-type="float" office:value="264">
            <text:p>264</text:p>
          </table:table-cell>
          <table:table-cell table:number-columns-repeated="2"/>
          <table:table-cell office:value-type="float" office:value="4.6">
            <text:p>4.6</text:p>
          </table:table-cell>
          <table:table-cell table:formula="of:=440*2^[.G33]" office:value-type="float" office:value="10670.6446282332">
            <text:p>10670.64462823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15">
            <text:p>0.15</text:p>
          </table:table-cell>
          <table:table-cell table:formula="of:=660*2/3*[.C34]+220" office:value-type="float" office:value="286">
            <text:p>286</text:p>
          </table:table-cell>
          <table:table-cell table:number-columns-repeated="2"/>
          <table:table-cell office:value-type="float" office:value="4.8">
            <text:p>4.8</text:p>
          </table:table-cell>
          <table:table-cell table:formula="of:=440*2^[.G34]" office:value-type="float" office:value="12257.3519312094">
            <text:p>12257.35193120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2">
            <text:p>0.2</text:p>
          </table:table-cell>
          <table:table-cell table:formula="of:=660*2/3*[.C35]+220" office:value-type="float" office:value="308">
            <text:p>308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440*2^[.G35]" office:value-type="float" office:value="14080">
            <text:p>140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25">
            <text:p>0.25</text:p>
          </table:table-cell>
          <table:table-cell table:formula="of:=660*2/3*[.C36]+220" office:value-type="float" office:value="330">
            <text:p>33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3">
            <text:p>0.3</text:p>
          </table:table-cell>
          <table:table-cell table:formula="of:=660*2/3*[.C37]+220" office:value-type="float" office:value="352">
            <text:p>35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35">
            <text:p>0.35</text:p>
          </table:table-cell>
          <table:table-cell table:formula="of:=660*2/3*[.C38]+220" office:value-type="float" office:value="374">
            <text:p>37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4">
            <text:p>0.4</text:p>
          </table:table-cell>
          <table:table-cell table:formula="of:=660*2/3*[.C39]+220" office:value-type="float" office:value="396">
            <text:p>39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45">
            <text:p>0.45</text:p>
          </table:table-cell>
          <table:table-cell table:formula="of:=660*2/3*[.C40]+220" office:value-type="float" office:value="418">
            <text:p>41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5">
            <text:p>0.5</text:p>
          </table:table-cell>
          <table:table-cell table:formula="of:=660*2/3*[.C41]+220" office:value-type="float" office:value="440">
            <text:p>44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55">
            <text:p>0.55</text:p>
          </table:table-cell>
          <table:table-cell table:formula="of:=660*2/3*[.C42]+220" office:value-type="float" office:value="462">
            <text:p>46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6">
            <text:p>0.6</text:p>
          </table:table-cell>
          <table:table-cell table:formula="of:=660*2/3*[.C43]+220" office:value-type="float" office:value="484">
            <text:p>48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65">
            <text:p>0.65</text:p>
          </table:table-cell>
          <table:table-cell table:formula="of:=660*2/3*[.C44]+220" office:value-type="float" office:value="506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7">
            <text:p>0.7</text:p>
          </table:table-cell>
          <table:table-cell table:formula="of:=660*2/3*[.C45]+220" office:value-type="float" office:value="528">
            <text:p>52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75">
            <text:p>0.75</text:p>
          </table:table-cell>
          <table:table-cell table:formula="of:=660*2/3*[.C46]+220" office:value-type="float" office:value="550">
            <text:p>55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8">
            <text:p>0.8</text:p>
          </table:table-cell>
          <table:table-cell table:formula="of:=660*2/3*[.C47]+220" office:value-type="float" office:value="572">
            <text:p>57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85">
            <text:p>0.85</text:p>
          </table:table-cell>
          <table:table-cell table:formula="of:=660*2/3*[.C48]+220" office:value-type="float" office:value="594">
            <text:p>59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9">
            <text:p>0.9</text:p>
          </table:table-cell>
          <table:table-cell table:formula="of:=660*2/3*[.C49]+220" office:value-type="float" office:value="616">
            <text:p>61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95">
            <text:p>0.95</text:p>
          </table:table-cell>
          <table:table-cell table:formula="of:=660*2/3*[.C50]+220" office:value-type="float" office:value="638">
            <text:p>63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660*2/3*[.C51]+220" office:value-type="float" office:value="660">
            <text:p>660</text:p>
          </table:table-cell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7"/>
          <table:table-cell office:value-type="float" office:value="4.44089209850063E-016">
            <text:p>4.44089209850063E-016</text:p>
          </table:table-cell>
          <table:table-cell table:formula="of:=440*2^[.H57]" office:value-type="float" office:value="440">
            <text:p>440</text:p>
          </table:table-cell>
          <table:table-cell/>
          <table:table-cell office:value-type="float" office:value="0">
            <text:p>0</text:p>
          </table:table-cell>
          <table:table-cell table:formula="of:=2^([.K57]/256)-1" office:value-type="float" office:value="0">
            <text:p>0</text:p>
          </table:table-cell>
          <table:table-cell table:formula="of:=([.L57]+1)*440" office:value-type="float" office:value="440">
            <text:p>440</text:p>
          </table:table-cell>
        </table:table-row>
        <table:table-row table:style-name="ro1">
          <table:table-cell table:number-columns-repeated="7"/>
          <table:table-cell office:value-type="float" office:value="0.05">
            <text:p>0.05</text:p>
          </table:table-cell>
          <table:table-cell table:formula="of:=440*2^[.H58]" office:value-type="float" office:value="455.516566490206">
            <text:p>455.5165664902</text:p>
          </table:table-cell>
          <table:table-cell/>
          <table:table-cell office:value-type="float" office:value="8">
            <text:p>8</text:p>
          </table:table-cell>
          <table:table-cell table:formula="of:=2^([.K58]/256)-1" office:value-type="float" office:value="0.0218971486541166">
            <text:p>0.0218971487</text:p>
          </table:table-cell>
          <table:table-cell table:formula="of:=([.L58]+1)*440" office:value-type="float" office:value="449.634745407811">
            <text:p>449.6347454078</text:p>
          </table:table-cell>
        </table:table-row>
        <table:table-row table:style-name="ro1">
          <table:table-cell table:number-columns-repeated="7"/>
          <table:table-cell office:value-type="float" office:value="0.0999999999999996">
            <text:p>0.1</text:p>
          </table:table-cell>
          <table:table-cell table:formula="of:=440*2^[.H59]" office:value-type="float" office:value="471.580323515969">
            <text:p>471.580323516</text:p>
          </table:table-cell>
          <table:table-cell/>
          <table:table-cell office:value-type="float" office:value="16">
            <text:p>16</text:p>
          </table:table-cell>
          <table:table-cell table:formula="of:=2^([.K59]/256)-1" office:value-type="float" office:value="0.0442737824274138">
            <text:p>0.0442737824</text:p>
          </table:table-cell>
          <table:table-cell table:formula="of:=([.L59]+1)*440" office:value-type="float" office:value="459.480464268062">
            <text:p>459.4804642681</text:p>
          </table:table-cell>
        </table:table-row>
        <table:table-row table:style-name="ro1">
          <table:table-cell table:number-columns-repeated="7"/>
          <table:table-cell office:value-type="float" office:value="0.149999999999999">
            <text:p>0.15</text:p>
          </table:table-cell>
          <table:table-cell table:formula="of:=440*2^[.H60]" office:value-type="float" office:value="488.210567709851">
            <text:p>488.2105677099</text:p>
          </table:table-cell>
          <table:table-cell/>
          <table:table-cell office:value-type="float" office:value="24">
            <text:p>24</text:p>
          </table:table-cell>
          <table:table-cell table:formula="of:=2^([.K60]/256)-1" office:value-type="float" office:value="0.0671404006768237">
            <text:p>0.0671404007</text:p>
          </table:table-cell>
          <table:table-cell table:formula="of:=([.L60]+1)*440" office:value-type="float" office:value="469.541776297802">
            <text:p>469.5417762978</text:p>
          </table:table-cell>
        </table:table-row>
        <table:table-row table:style-name="ro1">
          <table:table-cell table:number-columns-repeated="7"/>
          <table:table-cell office:value-type="float" office:value="0.199999999999999">
            <text:p>0.2</text:p>
          </table:table-cell>
          <table:table-cell table:formula="of:=440*2^[.H61]" office:value-type="float" office:value="505.427276198695">
            <text:p>505.4272761987</text:p>
          </table:table-cell>
          <table:table-cell/>
          <table:table-cell office:value-type="float" office:value="32">
            <text:p>32</text:p>
          </table:table-cell>
          <table:table-cell table:formula="of:=2^([.K61]/256)-1" office:value-type="float" office:value="0.0905077326652577">
            <text:p>0.0905077327</text:p>
          </table:table-cell>
          <table:table-cell table:formula="of:=([.L61]+1)*440" office:value-type="float" office:value="479.823402372713">
            <text:p>479.8234023727</text:p>
          </table:table-cell>
        </table:table-row>
        <table:table-row table:style-name="ro1">
          <table:table-cell table:number-columns-repeated="7"/>
          <table:table-cell office:value-type="float" office:value="0.249999999999998">
            <text:p>0.25</text:p>
          </table:table-cell>
          <table:table-cell table:formula="of:=440*2^[.H62]" office:value-type="float" office:value="523.251130601197">
            <text:p>523.2511306012</text:p>
          </table:table-cell>
          <table:table-cell/>
          <table:table-cell office:value-type="float" office:value="40">
            <text:p>40</text:p>
          </table:table-cell>
          <table:table-cell table:formula="of:=2^([.K62]/256)-1" office:value-type="float" office:value="0.114386742595892">
            <text:p>0.1143867426</text:p>
          </table:table-cell>
          <table:table-cell table:formula="of:=([.L62]+1)*440" office:value-type="float" office:value="490.330166742193">
            <text:p>490.3301667422</text:p>
          </table:table-cell>
        </table:table-row>
        <table:table-row table:style-name="ro1">
          <table:table-cell table:number-columns-repeated="7"/>
          <table:table-cell office:value-type="float" office:value="0.299999999999998">
            <text:p>0.3</text:p>
          </table:table-cell>
          <table:table-cell table:formula="of:=440*2^[.H63]" office:value-type="float" office:value="541.703541871762">
            <text:p>541.7035418718</text:p>
          </table:table-cell>
          <table:table-cell/>
          <table:table-cell office:value-type="float" office:value="48">
            <text:p>48</text:p>
          </table:table-cell>
          <table:table-cell table:formula="of:=2^([.K63]/256)-1" office:value-type="float" office:value="0.138788634756692">
            <text:p>0.1387886348</text:p>
          </table:table-cell>
          <table:table-cell table:formula="of:=([.L63]+1)*440" office:value-type="float" office:value="501.066999292944">
            <text:p>501.0669992929</text:p>
          </table:table-cell>
        </table:table-row>
        <table:table-row table:style-name="ro1">
          <table:table-cell table:number-columns-repeated="7"/>
          <table:table-cell office:value-type="float" office:value="0.349999999999997">
            <text:p>0.35</text:p>
          </table:table-cell>
          <table:table-cell table:formula="of:=440*2^[.H64]" office:value-type="float" office:value="560.806676020474">
            <text:p>560.8066760205</text:p>
          </table:table-cell>
          <table:table-cell/>
          <table:table-cell office:value-type="float" office:value="56">
            <text:p>56</text:p>
          </table:table-cell>
          <table:table-cell table:formula="of:=2^([.K64]/256)-1" office:value-type="float" office:value="0.163724858777577">
            <text:p>0.1637248588</text:p>
          </table:table-cell>
          <table:table-cell table:formula="of:=([.L64]+1)*440" office:value-type="float" office:value="512.038937862134">
            <text:p>512.0389378621</text:p>
          </table:table-cell>
        </table:table-row>
        <table:table-row table:style-name="ro1">
          <table:table-cell table:number-columns-repeated="7"/>
          <table:table-cell office:value-type="float" office:value="0.399999999999997">
            <text:p>0.4</text:p>
          </table:table-cell>
          <table:table-cell table:formula="of:=440*2^[.H65]" office:value-type="float" office:value="580.583480740072">
            <text:p>580.5834807401</text:p>
          </table:table-cell>
          <table:table-cell/>
          <table:table-cell office:value-type="float" office:value="64">
            <text:p>64</text:p>
          </table:table-cell>
          <table:table-cell table:formula="of:=2^([.K65]/256)-1" office:value-type="float" office:value="0.189207115002721">
            <text:p>0.189207115</text:p>
          </table:table-cell>
          <table:table-cell table:formula="of:=([.L65]+1)*440" office:value-type="float" office:value="523.251130601197">
            <text:p>523.2511306012</text:p>
          </table:table-cell>
        </table:table-row>
        <table:table-row table:style-name="ro1">
          <table:table-cell table:number-columns-repeated="7"/>
          <table:table-cell office:value-type="float" office:value="0.449999999999996">
            <text:p>0.45</text:p>
          </table:table-cell>
          <table:table-cell table:formula="of:=440*2^[.H66]" office:value-type="float" office:value="601.057712971932">
            <text:p>601.0577129719</text:p>
          </table:table-cell>
          <table:table-cell/>
          <table:table-cell office:value-type="float" office:value="72">
            <text:p>72</text:p>
          </table:table-cell>
          <table:table-cell table:formula="of:=2^([.K66]/256)-1" office:value-type="float" office:value="0.215247359980469">
            <text:p>0.21524736</text:p>
          </table:table-cell>
          <table:table-cell table:formula="of:=([.L66]+1)*440" office:value-type="float" office:value="534.708838391406">
            <text:p>534.7088383914</text:p>
          </table:table-cell>
        </table:table-row>
        <table:table-row table:style-name="ro1">
          <table:table-cell table:number-columns-repeated="7"/>
          <table:table-cell office:value-type="float" office:value="0.499999999999996">
            <text:p>0.5</text:p>
          </table:table-cell>
          <table:table-cell table:formula="of:=440*2^[.H67]" office:value-type="float" office:value="622.25396744416">
            <text:p>622.2539674442</text:p>
          </table:table-cell>
          <table:table-cell/>
          <table:table-cell office:value-type="float" office:value="80">
            <text:p>80</text:p>
          </table:table-cell>
          <table:table-cell table:formula="of:=2^([.K67]/256)-1" office:value-type="float" office:value="0.241857812073484">
            <text:p>0.2418578121</text:p>
          </table:table-cell>
          <table:table-cell table:formula="of:=([.L67]+1)*440" office:value-type="float" office:value="546.417437312333">
            <text:p>546.4174373123</text:p>
          </table:table-cell>
        </table:table-row>
        <table:table-row table:style-name="ro1">
          <table:table-cell table:number-columns-repeated="7"/>
          <table:table-cell office:value-type="float" office:value="0.549999999999996">
            <text:p>0.55</text:p>
          </table:table-cell>
          <table:table-cell table:formula="of:=440*2^[.H68]" office:value-type="float" office:value="644.197706216074">
            <text:p>644.1977062161</text:p>
          </table:table-cell>
          <table:table-cell/>
          <table:table-cell office:value-type="float" office:value="88">
            <text:p>88</text:p>
          </table:table-cell>
          <table:table-cell table:formula="of:=2^([.K68]/256)-1" office:value-type="float" office:value="0.269050957191733">
            <text:p>0.2690509572</text:p>
          </table:table-cell>
          <table:table-cell table:formula="of:=([.L68]+1)*440" office:value-type="float" office:value="558.382421164363">
            <text:p>558.3824211644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style-name="ce1" table:formula="of:=2^([.D69]/65535)-1" office:value-type="float" office:value="0">
            <text:p>0.000000</text:p>
          </table:table-cell>
          <table:table-cell table:formula="of:=([.E69]+1)*440" office:value-type="float" office:value="440">
            <text:p>440</text:p>
          </table:table-cell>
          <table:table-cell/>
          <table:table-cell office:value-type="float" office:value="0.599999999999995">
            <text:p>0.6</text:p>
          </table:table-cell>
          <table:table-cell table:formula="of:=440*2^[.H69]" office:value-type="float" office:value="666.915289264573">
            <text:p>666.9152892646</text:p>
          </table:table-cell>
          <table:table-cell/>
          <table:table-cell office:value-type="float" office:value="96">
            <text:p>96</text:p>
          </table:table-cell>
          <table:table-cell table:formula="of:=2^([.K69]/256)-1" office:value-type="float" office:value="0.29683955465101">
            <text:p>0.2968395547</text:p>
          </table:table-cell>
          <table:table-cell table:formula="of:=([.L69]+1)*440" office:value-type="float" office:value="570.609404046444">
            <text:p>570.609404046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1" table:formula="of:=2^([.D70]/65535)-1" office:value-type="float" office:value="0.000010576803939788">
            <text:p>0.000011</text:p>
          </table:table-cell>
          <table:table-cell table:formula="of:=([.E70]+1)*440" office:value-type="float" office:value="440.004653793734">
            <text:p>440.0046537937</text:p>
          </table:table-cell>
          <table:table-cell/>
          <table:table-cell office:value-type="float" office:value="0.649999999999995">
            <text:p>0.65</text:p>
          </table:table-cell>
          <table:table-cell table:formula="of:=440*2^[.H70]" office:value-type="float" office:value="690.434006149138">
            <text:p>690.4340061491</text:p>
          </table:table-cell>
          <table:table-cell/>
          <table:table-cell office:value-type="float" office:value="104">
            <text:p>104</text:p>
          </table:table-cell>
          <table:table-cell table:formula="of:=2^([.K70]/256)-1" office:value-type="float" office:value="0.325236643159741">
            <text:p>0.3252366432</text:p>
          </table:table-cell>
          <table:table-cell table:formula="of:=([.L70]+1)*440" office:value-type="float" office:value="583.104122990286">
            <text:p>583.1041229903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1" table:formula="of:=2^([.D71]/65535)-1" office:value-type="float" office:value="0.0000211537197483125">
            <text:p>0.000021</text:p>
          </table:table-cell>
          <table:table-cell table:formula="of:=([.E71]+1)*440" office:value-type="float" office:value="440.009307636689">
            <text:p>440.0093076367</text:p>
          </table:table-cell>
          <table:table-cell/>
          <table:table-cell office:value-type="float" office:value="0.699999999999994">
            <text:p>0.7</text:p>
          </table:table-cell>
          <table:table-cell table:formula="of:=440*2^[.H71]" office:value-type="float" office:value="714.782108793484">
            <text:p>714.7821087935</text:p>
          </table:table-cell>
          <table:table-cell/>
          <table:table-cell office:value-type="float" office:value="112">
            <text:p>112</text:p>
          </table:table-cell>
          <table:table-cell table:formula="of:=2^([.K71]/256)-1" office:value-type="float" office:value="0.354255546936893">
            <text:p>0.3542555469</text:p>
          </table:table-cell>
          <table:table-cell table:formula="of:=([.L71]+1)*440" office:value-type="float" office:value="595.872440652233">
            <text:p>595.8724406522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1" table:formula="of:=2^([.D72]/65535)-1" office:value-type="float" office:value="0.0000317307474269057">
            <text:p>0.000032</text:p>
          </table:table-cell>
          <table:table-cell table:formula="of:=([.E72]+1)*440" office:value-type="float" office:value="440.013961528868">
            <text:p>440.0139615289</text:p>
          </table:table-cell>
          <table:table-cell/>
          <table:table-cell office:value-type="float" office:value="0.749999999999994">
            <text:p>0.75</text:p>
          </table:table-cell>
          <table:table-cell table:formula="of:=440*2^[.H72]" office:value-type="float" office:value="739.988845423266">
            <text:p>739.9888454233</text:p>
          </table:table-cell>
          <table:table-cell/>
          <table:table-cell office:value-type="float" office:value="120">
            <text:p>120</text:p>
          </table:table-cell>
          <table:table-cell table:formula="of:=2^([.K72]/256)-1" office:value-type="float" office:value="0.383909881963832">
            <text:p>0.383909882</text:p>
          </table:table-cell>
          <table:table-cell table:formula="of:=([.L72]+1)*440" office:value-type="float" office:value="608.920348064086">
            <text:p>608.9203480641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style-name="ce1" table:formula="of:=2^([.D73]/65535)-1" office:value-type="float" office:value="0.000042307886976678">
            <text:p>0.000042</text:p>
          </table:table-cell>
          <table:table-cell table:formula="of:=([.E73]+1)*440" office:value-type="float" office:value="440.01861547027">
            <text:p>440.0186154703</text:p>
          </table:table-cell>
          <table:table-cell/>
          <table:table-cell office:value-type="float" office:value="0.799999999999993">
            <text:p>0.8</text:p>
          </table:table-cell>
          <table:table-cell table:formula="of:=440*2^[.H73]" office:value-type="float" office:value="766.084495700586">
            <text:p>766.0844957006</text:p>
          </table:table-cell>
          <table:table-cell/>
          <table:table-cell office:value-type="float" office:value="128">
            <text:p>128</text:p>
          </table:table-cell>
          <table:table-cell table:formula="of:=2^([.K73]/256)-1" office:value-type="float" office:value="0.414213562373095">
            <text:p>0.4142135624</text:p>
          </table:table-cell>
          <table:table-cell table:formula="of:=([.L73]+1)*440" office:value-type="float" office:value="622.253967444162">
            <text:p>622.2539674442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style-name="ce1" table:formula="of:=2^([.D74]/65535)-1" office:value-type="float" office:value="0.0000528851383985174">
            <text:p>0.000053</text:p>
          </table:table-cell>
          <table:table-cell table:formula="of:=([.E74]+1)*440" office:value-type="float" office:value="440.023269460895">
            <text:p>440.0232694609</text:p>
          </table:table-cell>
          <table:table-cell/>
          <table:table-cell office:value-type="float" office:value="0.849999999999993">
            <text:p>0.85</text:p>
          </table:table-cell>
          <table:table-cell table:formula="of:=440*2^[.H74]" office:value-type="float" office:value="793.100407097527">
            <text:p>793.1004070975</text:p>
          </table:table-cell>
          <table:table-cell/>
          <table:table-cell office:value-type="float" office:value="136">
            <text:p>136</text:p>
          </table:table-cell>
          <table:table-cell table:formula="of:=2^([.K74]/256)-1" office:value-type="float" office:value="0.445180806977047">
            <text:p>0.445180807</text:p>
          </table:table-cell>
          <table:table-cell table:formula="of:=([.L74]+1)*440" office:value-type="float" office:value="635.879555069901">
            <text:p>635.8795550699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1" table:formula="of:=2^([.D75]/65535)-1" office:value-type="float" office:value="0.0000634625016942003">
            <text:p>0.000063</text:p>
          </table:table-cell>
          <table:table-cell table:formula="of:=([.E75]+1)*440" office:value-type="float" office:value="440.027923500745">
            <text:p>440.0279235007</text:p>
          </table:table-cell>
          <table:table-cell/>
          <table:table-cell office:value-type="float" office:value="0.899999999999992">
            <text:p>0.9</text:p>
          </table:table-cell>
          <table:table-cell table:formula="of:=440*2^[.H75]" office:value-type="float" office:value="821.069032552386">
            <text:p>821.0690325524</text:p>
          </table:table-cell>
          <table:table-cell/>
          <table:table-cell office:value-type="float" office:value="144">
            <text:p>144</text:p>
          </table:table-cell>
          <table:table-cell table:formula="of:=2^([.K75]/256)-1" office:value-type="float" office:value="0.476826145939499">
            <text:p>0.4768261459</text:p>
          </table:table-cell>
          <table:table-cell table:formula="of:=([.L75]+1)*440" office:value-type="float" office:value="649.80350421338">
            <text:p>649.8035042134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style-name="ce1" table:formula="of:=2^([.D76]/65535)-1" office:value-type="float" office:value="0.0000740399768643929">
            <text:p>0.000074</text:p>
          </table:table-cell>
          <table:table-cell table:formula="of:=([.E76]+1)*440" office:value-type="float" office:value="440.03257758982">
            <text:p>440.0325775898</text:p>
          </table:table-cell>
          <table:table-cell/>
          <table:table-cell office:value-type="float" office:value="0.949999999999992">
            <text:p>0.95</text:p>
          </table:table-cell>
          <table:table-cell table:formula="of:=440*2^[.H76]" office:value-type="float" office:value="850.023969453859">
            <text:p>850.0239694539</text:p>
          </table:table-cell>
          <table:table-cell/>
          <table:table-cell office:value-type="float" office:value="152">
            <text:p>152</text:p>
          </table:table-cell>
          <table:table-cell table:formula="of:=2^([.K76]/256)-1" office:value-type="float" office:value="0.509164427593423">
            <text:p>0.5091644276</text:p>
          </table:table-cell>
          <table:table-cell table:formula="of:=([.L76]+1)*440" office:value-type="float" office:value="664.032348141106">
            <text:p>664.0323481411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style-name="ce1" table:formula="of:=2^([.D77]/65535)-1" office:value-type="float" office:value="0.0000846175639104274">
            <text:p>0.000085</text:p>
          </table:table-cell>
          <table:table-cell table:formula="of:=([.E77]+1)*440" office:value-type="float" office:value="440.037231728121">
            <text:p>440.0372317281</text:p>
          </table:table-cell>
          <table:table-cell/>
          <table:table-cell office:value-type="float" office:value="0.999999999999992">
            <text:p>1</text:p>
          </table:table-cell>
          <table:table-cell table:formula="of:=440*2^[.H77]" office:value-type="float" office:value="879.999999999995">
            <text:p>880</text:p>
          </table:table-cell>
          <table:table-cell/>
          <table:table-cell office:value-type="float" office:value="160">
            <text:p>160</text:p>
          </table:table-cell>
          <table:table-cell table:formula="of:=2^([.K77]/256)-1" office:value-type="float" office:value="0.542210825407941">
            <text:p>0.5422108254</text:p>
          </table:table-cell>
          <table:table-cell table:formula="of:=([.L77]+1)*440" office:value-type="float" office:value="678.572763179494">
            <text:p>678.5727631795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style-name="ce1" table:formula="of:=2^([.D78]/65535)-1" office:value-type="float" office:value="0.0000951952628336361">
            <text:p>0.000095</text:p>
          </table:table-cell>
          <table:table-cell table:formula="of:=([.E78]+1)*440" office:value-type="float" office:value="440.041885915647">
            <text:p>440.0418859156</text:p>
          </table:table-cell>
          <table:table-cell table:number-columns-repeated="4"/>
          <table:table-cell office:value-type="float" office:value="168">
            <text:p>168</text:p>
          </table:table-cell>
          <table:table-cell table:formula="of:=2^([.K78]/256)-1" office:value-type="float" office:value="0.575980845107886">
            <text:p>0.5759808451</text:p>
          </table:table-cell>
          <table:table-cell table:formula="of:=([.L78]+1)*440" office:value-type="float" office:value="693.43157184747">
            <text:p>693.4315718475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style-name="ce1" table:formula="of:=2^([.D79]/65535)-1" office:value-type="float" office:value="0.000105773073635129">
            <text:p>0.000106</text:p>
          </table:table-cell>
          <table:table-cell table:formula="of:=([.E79]+1)*440" office:value-type="float" office:value="440.0465401524">
            <text:p>440.0465401524</text:p>
          </table:table-cell>
          <table:table-cell table:number-columns-repeated="4"/>
          <table:table-cell office:value-type="float" office:value="176">
            <text:p>176</text:p>
          </table:table-cell>
          <table:table-cell table:formula="of:=2^([.K79]/256)-1" office:value-type="float" office:value="0.610490331949254">
            <text:p>0.6104903319</text:p>
          </table:table-cell>
          <table:table-cell table:formula="of:=([.L79]+1)*440" office:value-type="float" office:value="708.615746057672">
            <text:p>708.6157460577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style-name="ce1" table:formula="of:=2^([.D80]/65535)-1" office:value-type="float" office:value="0.000116350996316017">
            <text:p>0.000116</text:p>
          </table:table-cell>
          <table:table-cell table:formula="of:=([.E80]+1)*440" office:value-type="float" office:value="440.051194438379">
            <text:p>440.0511944384</text:p>
          </table:table-cell>
          <table:table-cell table:number-columns-repeated="4"/>
          <table:table-cell office:value-type="float" office:value="184">
            <text:p>184</text:p>
          </table:table-cell>
          <table:table-cell table:formula="of:=2^([.K80]/256)-1" office:value-type="float" office:value="0.645755478153965">
            <text:p>0.6457554782</text:p>
          </table:table-cell>
          <table:table-cell table:formula="of:=([.L80]+1)*440" office:value-type="float" office:value="724.132410387745">
            <text:p>724.1324103877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1" table:formula="of:=2^([.D81]/65535)-1" office:value-type="float" office:value="0.00012692903087741">
            <text:p>0.000127</text:p>
          </table:table-cell>
          <table:table-cell table:formula="of:=([.E81]+1)*440" office:value-type="float" office:value="440.055848773586">
            <text:p>440.0558487736</text:p>
          </table:table-cell>
          <table:table-cell table:number-columns-repeated="4"/>
          <table:table-cell office:value-type="float" office:value="192">
            <text:p>192</text:p>
          </table:table-cell>
          <table:table-cell table:formula="of:=2^([.K81]/256)-1" office:value-type="float" office:value="0.681792830507429">
            <text:p>0.6817928305</text:p>
          </table:table-cell>
          <table:table-cell table:formula="of:=([.L81]+1)*440" office:value-type="float" office:value="739.988845423269">
            <text:p>739.9888454233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style-name="ce1" table:formula="of:=2^([.D82]/65535)-1" office:value-type="float" office:value="0.000137507177320639">
            <text:p>0.000138</text:p>
          </table:table-cell>
          <table:table-cell table:formula="of:=([.E82]+1)*440" office:value-type="float" office:value="440.060503158021">
            <text:p>440.060503158</text:p>
          </table:table-cell>
          <table:table-cell table:number-columns-repeated="4"/>
          <table:table-cell office:value-type="float" office:value="200">
            <text:p>200</text:p>
          </table:table-cell>
          <table:table-cell table:formula="of:=2^([.K82]/256)-1" office:value-type="float" office:value="0.718619298122478">
            <text:p>0.7186192981</text:p>
          </table:table-cell>
          <table:table-cell table:formula="of:=([.L82]+1)*440" office:value-type="float" office:value="756.19249117389">
            <text:p>756.1924911739</text:p>
          </table:table-cell>
        </table:table-row>
        <table:table-row table:style-name="ro1">
          <table:table-cell table:number-columns-repeated="10"/>
          <table:table-cell office:value-type="float" office:value="208">
            <text:p>208</text:p>
          </table:table-cell>
          <table:table-cell table:formula="of:=2^([.K83]/256)-1" office:value-type="float" office:value="0.756252160373299">
            <text:p>0.7562521604</text:p>
          </table:table-cell>
          <table:table-cell table:formula="of:=([.L83]+1)*440" office:value-type="float" office:value="772.750950564252">
            <text:p>772.7509505643</text:p>
          </table:table-cell>
        </table:table-row>
        <table:table-row table:style-name="ro1">
          <table:table-cell table:number-columns-repeated="10"/>
          <table:table-cell office:value-type="float" office:value="216">
            <text:p>216</text:p>
          </table:table-cell>
          <table:table-cell table:formula="of:=2^([.K84]/256)-1" office:value-type="float" office:value="0.794709075003107">
            <text:p>0.794709075</text:p>
          </table:table-cell>
          <table:table-cell table:formula="of:=([.L84]+1)*440" office:value-type="float" office:value="789.671993001367">
            <text:p>789.6719930014</text:p>
          </table:table-cell>
        </table:table-row>
        <table:table-row table:style-name="ro1">
          <table:table-cell table:number-columns-repeated="10"/>
          <table:table-cell office:value-type="float" office:value="224">
            <text:p>224</text:p>
          </table:table-cell>
          <table:table-cell table:formula="of:=2^([.K85]/256)-1" office:value-type="float" office:value="0.834008086409342">
            <text:p>0.8340080864</text:p>
          </table:table-cell>
          <table:table-cell table:formula="of:=([.L85]+1)*440" office:value-type="float" office:value="806.963558020111">
            <text:p>806.9635580201</text:p>
          </table:table-cell>
        </table:table-row>
        <table:table-row table:style-name="ro1">
          <table:table-cell table:number-columns-repeated="10"/>
          <table:table-cell office:value-type="float" office:value="232">
            <text:p>232</text:p>
          </table:table-cell>
          <table:table-cell table:formula="of:=2^([.K86]/256)-1" office:value-type="float" office:value="0.8741676341103">
            <text:p>0.8741676341</text:p>
          </table:table-cell>
          <table:table-cell table:formula="of:=([.L86]+1)*440" office:value-type="float" office:value="824.633759008532">
            <text:p>824.6337590085</text:p>
          </table:table-cell>
        </table:table-row>
        <table:table-row table:style-name="ro1">
          <table:table-cell table:number-columns-repeated="10"/>
          <table:table-cell office:value-type="float" office:value="240">
            <text:p>240</text:p>
          </table:table-cell>
          <table:table-cell table:formula="of:=2^([.K87]/256)-1" office:value-type="float" office:value="0.915206561397147">
            <text:p>0.9152065614</text:p>
          </table:table-cell>
          <table:table-cell table:formula="of:=([.L87]+1)*440" office:value-type="float" office:value="842.690887014745">
            <text:p>842.6908870147</text:p>
          </table:table-cell>
        </table:table-row>
        <table:table-row table:style-name="ro1">
          <table:table-cell table:number-columns-repeated="10"/>
          <table:table-cell office:value-type="float" office:value="248">
            <text:p>248</text:p>
          </table:table-cell>
          <table:table-cell table:formula="of:=2^([.K88]/256)-1" office:value-type="float" office:value="0.9571441241754">
            <text:p>0.9571441242</text:p>
          </table:table-cell>
          <table:table-cell table:formula="of:=([.L88]+1)*440" office:value-type="float" office:value="861.143414637176">
            <text:p>861.1434146372</text:p>
          </table:table-cell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table:formula="of:=2^([.K89]/256)-1" office:value-type="float" office:value="0">
            <text:p>0</text:p>
          </table:table-cell>
          <table:table-cell table:formula="of:=([.L89]+1)*440*2" office:value-type="float" office:value="880">
            <text:p>880</text:p>
          </table:table-cell>
        </table:table-row>
        <table:table-row table:style-name="ro1">
          <table:table-cell table:number-columns-repeated="10"/>
          <table:table-cell office:value-type="float" office:value="8">
            <text:p>8</text:p>
          </table:table-cell>
          <table:table-cell table:formula="of:=2^([.K90]/256)-1" office:value-type="float" office:value="0.0218971486541166">
            <text:p>0.0218971487</text:p>
          </table:table-cell>
          <table:table-cell table:formula="of:=([.L90]+1)*440*2" office:value-type="float" office:value="899.269490815623">
            <text:p>899.2694908156</text:p>
          </table:table-cell>
        </table:table-row>
        <table:table-row table:style-name="ro1">
          <table:table-cell table:number-columns-repeated="10"/>
          <table:table-cell office:value-type="float" office:value="16">
            <text:p>16</text:p>
          </table:table-cell>
          <table:table-cell table:formula="of:=2^([.K91]/256)-1" office:value-type="float" office:value="0.0442737824274138">
            <text:p>0.0442737824</text:p>
          </table:table-cell>
          <table:table-cell table:formula="of:=([.L91]+1)*440*2" office:value-type="float" office:value="918.960928536124">
            <text:p>918.9609285361</text:p>
          </table:table-cell>
        </table:table-row>
        <table:table-row table:style-name="ro1">
          <table:table-cell table:number-columns-repeated="10"/>
          <table:table-cell office:value-type="float" office:value="24">
            <text:p>24</text:p>
          </table:table-cell>
          <table:table-cell table:formula="of:=2^([.K92]/256)-1" office:value-type="float" office:value="0.0671404006768237">
            <text:p>0.0671404007</text:p>
          </table:table-cell>
          <table:table-cell table:formula="of:=([.L92]+1)*440*2" office:value-type="float" office:value="939.083552595605">
            <text:p>939.0835525956</text:p>
          </table:table-cell>
        </table:table-row>
        <table:table-row table:style-name="ro1">
          <table:table-cell table:number-columns-repeated="10"/>
          <table:table-cell office:value-type="float" office:value="32">
            <text:p>32</text:p>
          </table:table-cell>
          <table:table-cell table:formula="of:=2^([.K93]/256)-1" office:value-type="float" office:value="0.0905077326652577">
            <text:p>0.0905077327</text:p>
          </table:table-cell>
          <table:table-cell table:formula="of:=([.L93]+1)*440*2" office:value-type="float" office:value="959.646804745427">
            <text:p>959.6468047454</text:p>
          </table:table-cell>
        </table:table-row>
        <table:table-row table:style-name="ro1">
          <table:table-cell table:number-columns-repeated="10"/>
          <table:table-cell office:value-type="float" office:value="40">
            <text:p>40</text:p>
          </table:table-cell>
          <table:table-cell table:formula="of:=2^([.K94]/256)-1" office:value-type="float" office:value="0.114386742595892">
            <text:p>0.1143867426</text:p>
          </table:table-cell>
          <table:table-cell table:formula="of:=([.L94]+1)*440*2" office:value-type="float" office:value="980.660333484385">
            <text:p>980.6603334844</text:p>
          </table:table-cell>
        </table:table-row>
        <table:table-row table:style-name="ro1">
          <table:table-cell table:number-columns-repeated="10"/>
          <table:table-cell office:value-type="float" office:value="48">
            <text:p>48</text:p>
          </table:table-cell>
          <table:table-cell table:formula="of:=2^([.K95]/256)-1" office:value-type="float" office:value="0.138788634756692">
            <text:p>0.1387886348</text:p>
          </table:table-cell>
          <table:table-cell table:formula="of:=([.L95]+1)*440*2" office:value-type="float" office:value="1002.13399858589">
            <text:p>1002.1339985859</text:p>
          </table:table-cell>
        </table:table-row>
        <table:table-row table:style-name="ro1">
          <table:table-cell table:number-columns-repeated="10"/>
          <table:table-cell office:value-type="float" office:value="56">
            <text:p>56</text:p>
          </table:table-cell>
          <table:table-cell table:formula="of:=2^([.K96]/256)-1" office:value-type="float" office:value="0.163724858777577">
            <text:p>0.1637248588</text:p>
          </table:table-cell>
          <table:table-cell table:formula="of:=([.L96]+1)*440*2" office:value-type="float" office:value="1024.07787572427">
            <text:p>1024.0778757243</text:p>
          </table:table-cell>
        </table:table-row>
        <table:table-row table:style-name="ro1">
          <table:table-cell table:number-columns-repeated="10"/>
          <table:table-cell office:value-type="float" office:value="64">
            <text:p>64</text:p>
          </table:table-cell>
          <table:table-cell table:formula="of:=2^([.K97]/256)-1" office:value-type="float" office:value="0.189207115002721">
            <text:p>0.189207115</text:p>
          </table:table-cell>
          <table:table-cell table:formula="of:=([.L97]+1)*440*2" office:value-type="float" office:value="1046.50226120239">
            <text:p>1046.5022612024</text:p>
          </table:table-cell>
        </table:table-row>
        <table:table-row table:style-name="ro1">
          <table:table-cell table:number-columns-repeated="10"/>
          <table:table-cell office:value-type="float" office:value="72">
            <text:p>72</text:p>
          </table:table-cell>
          <table:table-cell table:formula="of:=2^([.K98]/256)-1" office:value-type="float" office:value="0.215247359980469">
            <text:p>0.21524736</text:p>
          </table:table-cell>
          <table:table-cell table:formula="of:=([.L98]+1)*440*2" office:value-type="float" office:value="1069.41767678281">
            <text:p>1069.4176767828</text:p>
          </table:table-cell>
        </table:table-row>
        <table:table-row table:style-name="ro1">
          <table:table-cell table:number-columns-repeated="10"/>
          <table:table-cell office:value-type="float" office:value="80">
            <text:p>80</text:p>
          </table:table-cell>
          <table:table-cell table:formula="of:=2^([.K99]/256)-1" office:value-type="float" office:value="0.241857812073484">
            <text:p>0.2418578121</text:p>
          </table:table-cell>
          <table:table-cell table:formula="of:=([.L99]+1)*440*2" office:value-type="float" office:value="1092.83487462467">
            <text:p>1092.8348746247</text:p>
          </table:table-cell>
        </table:table-row>
        <table:table-row table:style-name="ro1">
          <table:table-cell table:number-columns-repeated="10"/>
          <table:table-cell office:value-type="float" office:value="88">
            <text:p>88</text:p>
          </table:table-cell>
          <table:table-cell table:formula="of:=2^([.K100]/256)-1" office:value-type="float" office:value="0.269050957191733">
            <text:p>0.2690509572</text:p>
          </table:table-cell>
          <table:table-cell table:formula="of:=([.L100]+1)*440*2" office:value-type="float" office:value="1116.76484232873">
            <text:p>1116.7648423287</text:p>
          </table:table-cell>
        </table:table-row>
        <table:table-row table:style-name="ro1">
          <table:table-cell table:number-columns-repeated="10"/>
          <table:table-cell office:value-type="float" office:value="96">
            <text:p>96</text:p>
          </table:table-cell>
          <table:table-cell table:formula="of:=2^([.K101]/256)-1" office:value-type="float" office:value="0.29683955465101">
            <text:p>0.2968395547</text:p>
          </table:table-cell>
          <table:table-cell table:formula="of:=([.L101]+1)*440*2" office:value-type="float" office:value="1141.21880809289">
            <text:p>1141.2188080929</text:p>
          </table:table-cell>
        </table:table-row>
        <table:table-row table:style-name="ro1">
          <table:table-cell table:number-columns-repeated="10"/>
          <table:table-cell office:value-type="float" office:value="104">
            <text:p>104</text:p>
          </table:table-cell>
          <table:table-cell table:formula="of:=2^([.K102]/256)-1" office:value-type="float" office:value="0.325236643159741">
            <text:p>0.3252366432</text:p>
          </table:table-cell>
          <table:table-cell table:formula="of:=([.L102]+1)*440*2" office:value-type="float" office:value="1166.20824598057">
            <text:p>1166.2082459806</text:p>
          </table:table-cell>
        </table:table-row>
        <table:table-row table:style-name="ro1">
          <table:table-cell table:number-columns-repeated="10"/>
          <table:table-cell office:value-type="float" office:value="112">
            <text:p>112</text:p>
          </table:table-cell>
          <table:table-cell table:formula="of:=2^([.K103]/256)-1" office:value-type="float" office:value="0.354255546936893">
            <text:p>0.3542555469</text:p>
          </table:table-cell>
          <table:table-cell table:formula="of:=([.L103]+1)*440*2" office:value-type="float" office:value="1191.74488130447">
            <text:p>1191.7448813045</text:p>
          </table:table-cell>
        </table:table-row>
        <table:table-row table:style-name="ro1">
          <table:table-cell table:number-columns-repeated="10"/>
          <table:table-cell office:value-type="float" office:value="120">
            <text:p>120</text:p>
          </table:table-cell>
          <table:table-cell table:formula="of:=2^([.K104]/256)-1" office:value-type="float" office:value="0.383909881963832">
            <text:p>0.383909882</text:p>
          </table:table-cell>
          <table:table-cell table:formula="of:=([.L104]+1)*440*2" office:value-type="float" office:value="1217.84069612817">
            <text:p>1217.8406961282</text:p>
          </table:table-cell>
        </table:table-row>
        <table:table-row table:style-name="ro1">
          <table:table-cell table:number-columns-repeated="10"/>
          <table:table-cell office:value-type="float" office:value="128">
            <text:p>128</text:p>
          </table:table-cell>
          <table:table-cell table:formula="of:=2^([.K105]/256)-1" office:value-type="float" office:value="0.414213562373095">
            <text:p>0.4142135624</text:p>
          </table:table-cell>
          <table:table-cell table:formula="of:=([.L105]+1)*440*2" office:value-type="float" office:value="1244.50793488832">
            <text:p>1244.5079348883</text:p>
          </table:table-cell>
        </table:table-row>
        <table:table-row table:style-name="ro1">
          <table:table-cell table:number-columns-repeated="10"/>
          <table:table-cell office:value-type="float" office:value="136">
            <text:p>136</text:p>
          </table:table-cell>
          <table:table-cell table:formula="of:=2^([.K106]/256)-1" office:value-type="float" office:value="0.445180806977047">
            <text:p>0.445180807</text:p>
          </table:table-cell>
          <table:table-cell table:formula="of:=([.L106]+1)*440*2" office:value-type="float" office:value="1271.7591101398">
            <text:p>1271.7591101398</text:p>
          </table:table-cell>
        </table:table-row>
        <table:table-row table:style-name="ro1">
          <table:table-cell table:number-columns-repeated="10"/>
          <table:table-cell office:value-type="float" office:value="144">
            <text:p>144</text:p>
          </table:table-cell>
          <table:table-cell table:formula="of:=2^([.K107]/256)-1" office:value-type="float" office:value="0.476826145939499">
            <text:p>0.4768261459</text:p>
          </table:table-cell>
          <table:table-cell table:formula="of:=([.L107]+1)*440*2" office:value-type="float" office:value="1299.60700842676">
            <text:p>1299.6070084268</text:p>
          </table:table-cell>
        </table:table-row>
        <table:table-row table:style-name="ro1">
          <table:table-cell table:number-columns-repeated="10"/>
          <table:table-cell office:value-type="float" office:value="152">
            <text:p>152</text:p>
          </table:table-cell>
          <table:table-cell table:formula="of:=2^([.K108]/256)-1" office:value-type="float" office:value="0.509164427593423">
            <text:p>0.5091644276</text:p>
          </table:table-cell>
          <table:table-cell table:formula="of:=([.L108]+1)*440*2" office:value-type="float" office:value="1328.06469628221">
            <text:p>1328.0646962822</text:p>
          </table:table-cell>
        </table:table-row>
        <table:table-row table:style-name="ro1">
          <table:table-cell table:number-columns-repeated="10"/>
          <table:table-cell office:value-type="float" office:value="160">
            <text:p>160</text:p>
          </table:table-cell>
          <table:table-cell table:formula="of:=2^([.K109]/256)-1" office:value-type="float" office:value="0.542210825407941">
            <text:p>0.5422108254</text:p>
          </table:table-cell>
          <table:table-cell table:formula="of:=([.L109]+1)*440*2" office:value-type="float" office:value="1357.14552635899">
            <text:p>1357.145526359</text:p>
          </table:table-cell>
        </table:table-row>
        <table:table-row table:style-name="ro1">
          <table:table-cell table:number-columns-repeated="10"/>
          <table:table-cell office:value-type="float" office:value="168">
            <text:p>168</text:p>
          </table:table-cell>
          <table:table-cell table:formula="of:=2^([.K110]/256)-1" office:value-type="float" office:value="0.575980845107886">
            <text:p>0.5759808451</text:p>
          </table:table-cell>
          <table:table-cell table:formula="of:=([.L110]+1)*440*2" office:value-type="float" office:value="1386.86314369494">
            <text:p>1386.8631436949</text:p>
          </table:table-cell>
        </table:table-row>
        <table:table-row table:style-name="ro1">
          <table:table-cell table:number-columns-repeated="10"/>
          <table:table-cell office:value-type="float" office:value="176">
            <text:p>176</text:p>
          </table:table-cell>
          <table:table-cell table:formula="of:=2^([.K111]/256)-1" office:value-type="float" office:value="0.610490331949254">
            <text:p>0.6104903319</text:p>
          </table:table-cell>
          <table:table-cell table:formula="of:=([.L111]+1)*440*2" office:value-type="float" office:value="1417.23149211534">
            <text:p>1417.2314921154</text:p>
          </table:table-cell>
        </table:table-row>
        <table:table-row table:style-name="ro1">
          <table:table-cell table:number-columns-repeated="10"/>
          <table:table-cell office:value-type="float" office:value="184">
            <text:p>184</text:p>
          </table:table-cell>
          <table:table-cell table:formula="of:=2^([.K112]/256)-1" office:value-type="float" office:value="0.645755478153965">
            <text:p>0.6457554782</text:p>
          </table:table-cell>
          <table:table-cell table:formula="of:=([.L112]+1)*440*2" office:value-type="float" office:value="1448.26482077549">
            <text:p>1448.2648207755</text:p>
          </table:table-cell>
        </table:table-row>
        <table:table-row table:style-name="ro1">
          <table:table-cell table:number-columns-repeated="10"/>
          <table:table-cell office:value-type="float" office:value="192">
            <text:p>192</text:p>
          </table:table-cell>
          <table:table-cell table:formula="of:=2^([.K113]/256)-1" office:value-type="float" office:value="0.681792830507429">
            <text:p>0.6817928305</text:p>
          </table:table-cell>
          <table:table-cell table:formula="of:=([.L113]+1)*440*2" office:value-type="float" office:value="1479.97769084654">
            <text:p>1479.9776908465</text:p>
          </table:table-cell>
        </table:table-row>
        <table:table-row table:style-name="ro1">
          <table:table-cell table:number-columns-repeated="10"/>
          <table:table-cell office:value-type="float" office:value="200">
            <text:p>200</text:p>
          </table:table-cell>
          <table:table-cell table:formula="of:=2^([.K114]/256)-1" office:value-type="float" office:value="0.718619298122478">
            <text:p>0.7186192981</text:p>
          </table:table-cell>
          <table:table-cell table:formula="of:=([.L114]+1)*440*2" office:value-type="float" office:value="1512.38498234778">
            <text:p>1512.3849823478</text:p>
          </table:table-cell>
        </table:table-row>
        <table:table-row table:style-name="ro1">
          <table:table-cell table:number-columns-repeated="10"/>
          <table:table-cell office:value-type="float" office:value="208">
            <text:p>208</text:p>
          </table:table-cell>
          <table:table-cell table:formula="of:=2^([.K115]/256)-1" office:value-type="float" office:value="0.756252160373299">
            <text:p>0.7562521604</text:p>
          </table:table-cell>
          <table:table-cell table:formula="of:=([.L115]+1)*440*2" office:value-type="float" office:value="1545.5019011285">
            <text:p>1545.5019011285</text:p>
          </table:table-cell>
        </table:table-row>
        <table:table-row table:style-name="ro1">
          <table:table-cell table:number-columns-repeated="10"/>
          <table:table-cell office:value-type="float" office:value="216">
            <text:p>216</text:p>
          </table:table-cell>
          <table:table-cell table:formula="of:=2^([.K116]/256)-1" office:value-type="float" office:value="0.794709075003107">
            <text:p>0.794709075</text:p>
          </table:table-cell>
          <table:table-cell table:formula="of:=([.L116]+1)*440*2" office:value-type="float" office:value="1579.34398600273">
            <text:p>1579.3439860027</text:p>
          </table:table-cell>
        </table:table-row>
        <table:table-row table:style-name="ro1">
          <table:table-cell table:number-columns-repeated="10"/>
          <table:table-cell office:value-type="float" office:value="224">
            <text:p>224</text:p>
          </table:table-cell>
          <table:table-cell table:formula="of:=2^([.K117]/256)-1" office:value-type="float" office:value="0.834008086409342">
            <text:p>0.8340080864</text:p>
          </table:table-cell>
          <table:table-cell table:formula="of:=([.L117]+1)*440*2" office:value-type="float" office:value="1613.92711604022">
            <text:p>1613.9271160402</text:p>
          </table:table-cell>
        </table:table-row>
        <table:table-row table:style-name="ro1">
          <table:table-cell table:number-columns-repeated="10"/>
          <table:table-cell office:value-type="float" office:value="232">
            <text:p>232</text:p>
          </table:table-cell>
          <table:table-cell table:formula="of:=2^([.K118]/256)-1" office:value-type="float" office:value="0.8741676341103">
            <text:p>0.8741676341</text:p>
          </table:table-cell>
          <table:table-cell table:formula="of:=([.L118]+1)*440*2" office:value-type="float" office:value="1649.26751801706">
            <text:p>1649.2675180171</text:p>
          </table:table-cell>
        </table:table-row>
        <table:table-row table:style-name="ro1">
          <table:table-cell table:number-columns-repeated="10"/>
          <table:table-cell office:value-type="float" office:value="240">
            <text:p>240</text:p>
          </table:table-cell>
          <table:table-cell table:formula="of:=2^([.K119]/256)-1" office:value-type="float" office:value="0.915206561397147">
            <text:p>0.9152065614</text:p>
          </table:table-cell>
          <table:table-cell table:formula="of:=([.L119]+1)*440*2" office:value-type="float" office:value="1685.38177402949">
            <text:p>1685.3817740295</text:p>
          </table:table-cell>
        </table:table-row>
        <table:table-row table:style-name="ro1">
          <table:table-cell table:number-columns-repeated="10"/>
          <table:table-cell office:value-type="float" office:value="248">
            <text:p>248</text:p>
          </table:table-cell>
          <table:table-cell table:formula="of:=2^([.K120]/256)-1" office:value-type="float" office:value="0.9571441241754">
            <text:p>0.9571441242</text:p>
          </table:table-cell>
          <table:table-cell table:formula="of:=([.L120]+1)*440*2" office:value-type="float" office:value="1722.28682927435">
            <text:p>1722.2868292744</text:p>
          </table:table-cell>
        </table:table-row>
        <table:table-row table:style-name="ro1">
          <table:table-cell table:number-columns-repeated="10"/>
          <table:table-cell office:value-type="float" office:value="256">
            <text:p>256</text:p>
          </table:table-cell>
          <table:table-cell table:formula="of:=2^([.K121]/256)-1" office:value-type="float" office:value="1">
            <text:p>1</text:p>
          </table:table-cell>
          <table:table-cell table:formula="of:=([.L121]+1)*440*2" office:value-type="float" office:value="1760">
            <text:p>1760</text:p>
          </table:table-cell>
        </table:table-row>
        <table:table-row table:style-name="ro1">
          <table:table-cell table:number-columns-repeated="10"/>
          <table:table-cell/>
          <table:table-cell table:formula="of:=440*2^([.K122]/256)" office:value-type="float" office:value="440">
            <text:p>44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2"/>
        <table:table-row table:style-name="ro1">
          <table:table-cell office:value-type="float" office:value="0">
            <text:p>0</text:p>
          </table:table-cell>
          <table:table-cell table:formula="of:=2^([.A1]/8192)-1" office:value-type="float" office:value="0">
            <text:p>0.000000</text:p>
          </table:table-cell>
          <table:table-cell table:formula="of:=([.B1]+1)*440" office:value-type="float" office:value="440">
            <text:p>440</text:p>
            <draw:frame table:end-cell-address="Sheet2.H21" table:end-x="0.6736in" table:end-y="0.0264in" draw:z-index="0" draw:style-name="gr1" draw:text-style-name="P1" svg:width="6.2988in" svg:height="3.5429in" svg:x="0.0398in" svg:y="0.0394in">
              <draw:object draw:notify-on-update-of-ranges="Sheet2.A1:Sheet2.A83 Sheet2.B1:Sheet2.B8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formula="of:=[.B1]*8192" office:value-type="float" office:value="0">
            <text:p>0</text:p>
          </table:table-cell>
          <table:table-cell table:formula="of:=DEC2HEX([.D1];4)" office:value-type="string" office:string-value="0000">
            <text:p>00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2^([.A2]/8192)-1" office:value-type="float" office:value="0.00849716700828984">
            <text:p>0.008497</text:p>
          </table:table-cell>
          <table:table-cell table:formula="of:=([.B2]+1)*440" office:value-type="float" office:value="443.738753483648">
            <text:p>443.7387534836</text:p>
          </table:table-cell>
          <table:table-cell table:formula="of:=[.B2]*8192" office:value-type="float" office:value="69.6087921319104">
            <text:p>69.6087921319</text:p>
          </table:table-cell>
          <table:table-cell table:formula="of:=DEC2HEX([.D2];4)" office:value-type="string" office:string-value="0045">
            <text:p>004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2^([.A3]/8192)-1" office:value-type="float" office:value="0.0170665358637463">
            <text:p>0.017067</text:p>
          </table:table-cell>
          <table:table-cell table:formula="of:=([.B3]+1)*440" office:value-type="float" office:value="447.509275780048">
            <text:p>447.50927578</text:p>
          </table:table-cell>
          <table:table-cell table:formula="of:=[.B3]*8192" office:value-type="float" office:value="139.80906179581">
            <text:p>139.8090617958</text:p>
          </table:table-cell>
          <table:table-cell table:formula="of:=DEC2HEX([.D3];4)" office:value-type="string" office:string-value="008B">
            <text:p>008B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2^([.A4]/8192)-1" office:value-type="float" office:value="0.0257087200775232">
            <text:p>0.025709</text:p>
          </table:table-cell>
          <table:table-cell table:formula="of:=([.B4]+1)*440" office:value-type="float" office:value="451.31183683411">
            <text:p>451.3118368341</text:p>
          </table:table-cell>
          <table:table-cell table:formula="of:=[.B4]*8192" office:value-type="float" office:value="210.60583487507">
            <text:p>210.6058348751</text:p>
          </table:table-cell>
          <table:table-cell table:formula="of:=DEC2HEX([.D4];4)" office:value-type="string" office:string-value="00D2">
            <text:p>00D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2^([.A5]/8192)-1" office:value-type="float" office:value="0.0344243383738811">
            <text:p>0.034424</text:p>
          </table:table-cell>
          <table:table-cell table:formula="of:=([.B5]+1)*440" office:value-type="float" office:value="455.146708884508">
            <text:p>455.1467088845</text:p>
          </table:table-cell>
          <table:table-cell table:formula="of:=[.B5]*8192" office:value-type="float" office:value="282.004179958834">
            <text:p>282.0041799588</text:p>
          </table:table-cell>
          <table:table-cell table:formula="of:=DEC2HEX([.D5];4)" office:value-type="string" office:string-value="011A">
            <text:p>011A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2^([.A6]/8192)-1" office:value-type="float" office:value="0.0432140147344837">
            <text:p>0.043214</text:p>
          </table:table-cell>
          <table:table-cell table:formula="of:=([.B6]+1)*440" office:value-type="float" office:value="459.014166483173">
            <text:p>459.0141664832</text:p>
          </table:table-cell>
          <table:table-cell table:formula="of:=[.B6]*8192" office:value-type="float" office:value="354.009208704891">
            <text:p>354.0092087049</text:p>
          </table:table-cell>
          <table:table-cell table:formula="of:=DEC2HEX([.D6];4)" office:value-type="string" office:string-value="0162">
            <text:p>016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2^([.A7]/8192)-1" office:value-type="float" office:value="0.052078378443071">
            <text:p>0.052078</text:p>
          </table:table-cell>
          <table:table-cell table:formula="of:=([.B7]+1)*440" office:value-type="float" office:value="462.914486514951">
            <text:p>462.914486515</text:p>
          </table:table-cell>
          <table:table-cell table:formula="of:=[.B7]*8192" office:value-type="float" office:value="426.626076205637">
            <text:p>426.6260762056</text:p>
          </table:table-cell>
          <table:table-cell table:formula="of:=DEC2HEX([.D7];4)" office:value-type="string" office:string-value="01AA">
            <text:p>01AA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formula="of:=2^([.A8]/8192)-1" office:value-type="float" office:value="0.0610180641305125">
            <text:p>0.061018</text:p>
          </table:table-cell>
          <table:table-cell table:formula="of:=([.B8]+1)*440" office:value-type="float" office:value="466.847948217426">
            <text:p>466.8479482174</text:p>
          </table:table-cell>
          <table:table-cell table:formula="of:=[.B8]*8192" office:value-type="float" office:value="499.859981357158">
            <text:p>499.8599813572</text:p>
          </table:table-cell>
          <table:table-cell table:formula="of:=DEC2HEX([.D8];4)" office:value-type="string" office:string-value="01F3">
            <text:p>01F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2^([.A9]/8192)-1" office:value-type="float" office:value="0.0700337118202419">
            <text:p>0.070034</text:p>
          </table:table-cell>
          <table:table-cell table:formula="of:=([.B9]+1)*440" office:value-type="float" office:value="470.814833200906">
            <text:p>470.8148332009</text:p>
          </table:table-cell>
          <table:table-cell table:formula="of:=[.B9]*8192" office:value-type="float" office:value="573.716167231421">
            <text:p>573.7161672314</text:p>
          </table:table-cell>
          <table:table-cell table:formula="of:=DEC2HEX([.D9];4)" office:value-type="string" office:string-value="023D">
            <text:p>023D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formula="of:=2^([.A10]/8192)-1" office:value-type="float" office:value="0.0791259669740785">
            <text:p>0.079126</text:p>
          </table:table-cell>
          <table:table-cell table:formula="of:=([.B10]+1)*440" office:value-type="float" office:value="474.815425468595">
            <text:p>474.8154254686</text:p>
          </table:table-cell>
          <table:table-cell table:formula="of:=[.B10]*8192" office:value-type="float" office:value="648.199921451651">
            <text:p>648.1999214517</text:p>
          </table:table-cell>
          <table:table-cell table:formula="of:=DEC2HEX([.D10];4)" office:value-type="string" office:string-value="0288">
            <text:p>028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2^([.A11]/8192)-1" office:value-type="float" office:value="0.0882954805384395">
            <text:p>0.088295</text:p>
          </table:table-cell>
          <table:table-cell table:formula="of:=([.B11]+1)*440" office:value-type="float" office:value="478.850011436913">
            <text:p>478.8500114369</text:p>
          </table:table-cell>
          <table:table-cell table:formula="of:=[.B11]*8192" office:value-type="float" office:value="723.316576570896">
            <text:p>723.3165765709</text:p>
          </table:table-cell>
          <table:table-cell table:formula="of:=DEC2HEX([.D11];4)" office:value-type="string" office:string-value="02D3">
            <text:p>02D3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table:formula="of:=2^([.A12]/8192)-1" office:value-type="float" office:value="0.0975429089909416">
            <text:p>0.097543</text:p>
          </table:table-cell>
          <table:table-cell table:formula="of:=([.B12]+1)*440" office:value-type="float" office:value="482.918879956014">
            <text:p>482.918879956</text:p>
          </table:table-cell>
          <table:table-cell table:formula="of:=[.B12]*8192" office:value-type="float" office:value="799.071510453794">
            <text:p>799.0715104538</text:p>
          </table:table-cell>
          <table:table-cell table:formula="of:=DEC2HEX([.D12];4)" office:value-type="string" office:string-value="031F">
            <text:p>031F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table:formula="of:=2^([.A13]/8192)-1" office:value-type="float" office:value="0.106868914387402">
            <text:p>0.106869</text:p>
          </table:table-cell>
          <table:table-cell table:formula="of:=([.B13]+1)*440" office:value-type="float" office:value="487.022322330457">
            <text:p>487.0223223305</text:p>
          </table:table-cell>
          <table:table-cell table:formula="of:=[.B13]*8192" office:value-type="float" office:value="875.470146661595">
            <text:p>875.4701466616</text:p>
          </table:table-cell>
          <table:table-cell table:formula="of:=DEC2HEX([.D13];4)" office:value-type="string" office:string-value="036B">
            <text:p>036B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table:formula="of:=2^([.A14]/8192)-1" office:value-type="float" office:value="0.116274164409236">
            <text:p>0.116274</text:p>
          </table:table-cell>
          <table:table-cell table:formula="of:=([.B14]+1)*440" office:value-type="float" office:value="491.160632340064">
            <text:p>491.1606323401</text:p>
          </table:table-cell>
          <table:table-cell table:formula="of:=[.B14]*8192" office:value-type="float" office:value="952.517954840461">
            <text:p>952.5179548405</text:p>
          </table:table-cell>
          <table:table-cell table:formula="of:=DEC2HEX([.D14];4)" office:value-type="string" office:string-value="03B8">
            <text:p>03B8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table:formula="of:=2^([.A15]/8192)-1" office:value-type="float" office:value="0.12575933241126">
            <text:p>0.125759</text:p>
          </table:table-cell>
          <table:table-cell table:formula="of:=([.B15]+1)*440" office:value-type="float" office:value="495.334106260955">
            <text:p>495.334106261</text:p>
          </table:table-cell>
          <table:table-cell table:formula="of:=[.B15]*8192" office:value-type="float" office:value="1030.22045111304">
            <text:p>1030.2204511131</text:p>
          </table:table-cell>
          <table:table-cell table:formula="of:=DEC2HEX([.D15];4)" office:value-type="string" office:string-value="0406">
            <text:p>040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formula="of:=2^([.A16]/8192)-1" office:value-type="float" office:value="0.1353250974699">
            <text:p>0.135325</text:p>
          </table:table-cell>
          <table:table-cell table:formula="of:=([.B16]+1)*440" office:value-type="float" office:value="499.543042886756">
            <text:p>499.5430428868</text:p>
          </table:table-cell>
          <table:table-cell table:formula="of:=[.B16]*8192" office:value-type="float" office:value="1108.58319847342">
            <text:p>1108.5831984734</text:p>
          </table:table-cell>
          <table:table-cell table:formula="of:=DEC2HEX([.D16];4)" office:value-type="string" office:string-value="0454">
            <text:p>0454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formula="of:=2^([.A17]/8192)-1" office:value-type="float" office:value="0.144972144431804">
            <text:p>0.144972</text:p>
          </table:table-cell>
          <table:table-cell table:formula="of:=([.B17]+1)*440" office:value-type="float" office:value="503.787743549994">
            <text:p>503.78774355</text:p>
          </table:table-cell>
          <table:table-cell table:formula="of:=[.B17]*8192" office:value-type="float" office:value="1187.61180718534">
            <text:p>1187.6118071853</text:p>
          </table:table-cell>
          <table:table-cell table:formula="of:=DEC2HEX([.D17];4)" office:value-type="string" office:string-value="04A3">
            <text:p>04A3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formula="of:=2^([.A18]/8192)-1" office:value-type="float" office:value="0.154701163962881">
            <text:p>0.154701</text:p>
          </table:table-cell>
          <table:table-cell table:formula="of:=([.B18]+1)*440" office:value-type="float" office:value="508.068512143668">
            <text:p>508.0685121437</text:p>
          </table:table-cell>
          <table:table-cell table:formula="of:=[.B18]*8192" office:value-type="float" office:value="1267.31193518392">
            <text:p>1267.3119351839</text:p>
          </table:table-cell>
          <table:table-cell table:formula="of:=DEC2HEX([.D18];4)" office:value-type="string" office:string-value="04F3">
            <text:p>04F3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table:formula="of:=2^([.A19]/8192)-1" office:value-type="float" office:value="0.16451285259774">
            <text:p>0.164513</text:p>
          </table:table-cell>
          <table:table-cell table:formula="of:=([.B19]+1)*440" office:value-type="float" office:value="512.385655143006">
            <text:p>512.385655143</text:p>
          </table:table-cell>
          <table:table-cell table:formula="of:=[.B19]*8192" office:value-type="float" office:value="1347.68928848069">
            <text:p>1347.6892884807</text:p>
          </table:table-cell>
          <table:table-cell table:formula="of:=DEC2HEX([.D19];4)" office:value-type="string" office:string-value="0543">
            <text:p>0543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table:formula="of:=2^([.A20]/8192)-1" office:value-type="float" office:value="0.174407912789563">
            <text:p>0.174408</text:p>
          </table:table-cell>
          <table:table-cell table:formula="of:=([.B20]+1)*440" office:value-type="float" office:value="516.739481627408">
            <text:p>516.7394816274</text:p>
          </table:table-cell>
          <table:table-cell table:formula="of:=[.B20]*8192" office:value-type="float" office:value="1428.7496215721">
            <text:p>1428.7496215721</text:p>
          </table:table-cell>
          <table:table-cell table:formula="of:=DEC2HEX([.D20];4)" office:value-type="string" office:string-value="0594">
            <text:p>059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formula="of:=2^([.A21]/8192)-1" office:value-type="float" office:value="0.184387052960393">
            <text:p>0.184387</text:p>
          </table:table-cell>
          <table:table-cell table:formula="of:=([.B21]+1)*440" office:value-type="float" office:value="521.130303302573">
            <text:p>521.1303033026</text:p>
          </table:table-cell>
          <table:table-cell table:formula="of:=[.B21]*8192" office:value-type="float" office:value="1510.49873785154">
            <text:p>1510.4987378515</text:p>
          </table:table-cell>
          <table:table-cell table:formula="of:=DEC2HEX([.D21];4)" office:value-type="string" office:string-value="05E6">
            <text:p>05E6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table:formula="of:=2^([.A22]/8192)-1" office:value-type="float" office:value="0.194450987551854">
            <text:p>0.194451</text:p>
          </table:table-cell>
          <table:table-cell table:formula="of:=([.B22]+1)*440" office:value-type="float" office:value="525.558434522816">
            <text:p>525.5584345228</text:p>
          </table:table-cell>
          <table:table-cell table:formula="of:=[.B22]*8192" office:value-type="float" office:value="1592.94249002479">
            <text:p>1592.9424900248</text:p>
          </table:table-cell>
          <table:table-cell table:formula="of:=DEC2HEX([.D22];4)" office:value-type="string" office:string-value="0638">
            <text:p>0638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table:formula="of:=2^([.A23]/8192)-1" office:value-type="float" office:value="0.204600437076298">
            <text:p>0.204600</text:p>
          </table:table-cell>
          <table:table-cell table:formula="of:=([.B23]+1)*440" office:value-type="float" office:value="530.024192313571">
            <text:p>530.0241923136</text:p>
          </table:table-cell>
          <table:table-cell table:formula="of:=[.B23]*8192" office:value-type="float" office:value="1676.08678052904">
            <text:p>1676.086780529</text:p>
          </table:table-cell>
          <table:table-cell table:formula="of:=DEC2HEX([.D23];4)" office:value-type="string" office:string-value="068C">
            <text:p>068C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table:formula="of:=2^([.A24]/8192)-1" office:value-type="float" office:value="0.214836128168394">
            <text:p>0.214836</text:p>
          </table:table-cell>
          <table:table-cell table:formula="of:=([.B24]+1)*440" office:value-type="float" office:value="534.527896394094">
            <text:p>534.5278963941</text:p>
          </table:table-cell>
          <table:table-cell table:formula="of:=[.B24]*8192" office:value-type="float" office:value="1759.93756195549">
            <text:p>1759.9375619555</text:p>
          </table:table-cell>
          <table:table-cell table:formula="of:=DEC2HEX([.D24];4)" office:value-type="string" office:string-value="06DF">
            <text:p>06DF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table:formula="of:=2^([.A25]/8192)-1" office:value-type="float" office:value="0.225158793637146">
            <text:p>0.225159</text:p>
          </table:table-cell>
          <table:table-cell table:formula="of:=([.B25]+1)*440" office:value-type="float" office:value="539.069869200344">
            <text:p>539.0698692003</text:p>
          </table:table-cell>
          <table:table-cell table:formula="of:=[.B25]*8192" office:value-type="float" office:value="1844.5008374755">
            <text:p>1844.5008374755</text:p>
          </table:table-cell>
          <table:table-cell table:formula="of:=DEC2HEX([.D25];4)" office:value-type="string" office:string-value="0734">
            <text:p>0734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table:formula="of:=2^([.A26]/8192)-1" office:value-type="float" office:value="0.235569172518355">
            <text:p>0.235569</text:p>
          </table:table-cell>
          <table:table-cell table:formula="of:=([.B26]+1)*440" office:value-type="float" office:value="543.650435908076">
            <text:p>543.6504359081</text:p>
          </table:table-cell>
          <table:table-cell table:formula="of:=[.B26]*8192" office:value-type="float" office:value="1929.78266127036">
            <text:p>1929.7826612704</text:p>
          </table:table-cell>
          <table:table-cell table:formula="of:=DEC2HEX([.D26];4)" office:value-type="string" office:string-value="0789">
            <text:p>0789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table:formula="of:=2^([.A27]/8192)-1" office:value-type="float" office:value="0.246068010127538">
            <text:p>0.246068</text:p>
          </table:table-cell>
          <table:table-cell table:formula="of:=([.B27]+1)*440" office:value-type="float" office:value="548.269924456117">
            <text:p>548.2699244561</text:p>
          </table:table-cell>
          <table:table-cell table:formula="of:=[.B27]*8192" office:value-type="float" office:value="2015.78913896479">
            <text:p>2015.7891389648</text:p>
          </table:table-cell>
          <table:table-cell table:formula="of:=DEC2HEX([.D27];4)" office:value-type="string" office:string-value="07DF">
            <text:p>07DF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table:formula="of:=2^([.A28]/8192)-1" office:value-type="float" office:value="0.256656058113279">
            <text:p>0.256656</text:p>
          </table:table-cell>
          <table:table-cell table:formula="of:=([.B28]+1)*440" office:value-type="float" office:value="552.928665569843">
            <text:p>552.9286655698</text:p>
          </table:table-cell>
          <table:table-cell table:formula="of:=[.B28]*8192" office:value-type="float" office:value="2102.52642806398">
            <text:p>2102.526428064</text:p>
          </table:table-cell>
          <table:table-cell table:formula="of:=DEC2HEX([.D28];4)" office:value-type="string" office:string-value="0836">
            <text:p>0836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table:formula="of:=2^([.A29]/8192)-1" office:value-type="float" office:value="0.267334074511047">
            <text:p>0.267334</text:p>
          </table:table-cell>
          <table:table-cell table:formula="of:=([.B29]+1)*440" office:value-type="float" office:value="557.626992784861">
            <text:p>557.6269927849</text:p>
          </table:table-cell>
          <table:table-cell table:formula="of:=[.B29]*8192" office:value-type="float" office:value="2190.00073839449">
            <text:p>2190.0007383945</text:p>
          </table:table-cell>
          <table:table-cell table:formula="of:=DEC2HEX([.D29];4)" office:value-type="string" office:string-value="088E">
            <text:p>088E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table:formula="of:=2^([.A30]/8192)-1" office:value-type="float" office:value="0.278102823797463">
            <text:p>0.278103</text:p>
          </table:table-cell>
          <table:table-cell table:formula="of:=([.B30]+1)*440" office:value-type="float" office:value="562.365242470884">
            <text:p>562.3652424709</text:p>
          </table:table-cell>
          <table:table-cell table:formula="of:=[.B30]*8192" office:value-type="float" office:value="2278.21833254882">
            <text:p>2278.2183325488</text:p>
          </table:table-cell>
          <table:table-cell table:formula="of:=DEC2HEX([.D30];4)" office:value-type="string" office:string-value="08E6">
            <text:p>08E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formula="of:=2^([.A31]/8192)-1" office:value-type="float" office:value="0.288963076945037">
            <text:p>0.288963</text:p>
          </table:table-cell>
          <table:table-cell table:formula="of:=([.B31]+1)*440" office:value-type="float" office:value="567.143753855816">
            <text:p>567.1437538558</text:p>
          </table:table-cell>
          <table:table-cell table:formula="of:=[.B31]*8192" office:value-type="float" office:value="2367.18552633374">
            <text:p>2367.1855263338</text:p>
          </table:table-cell>
          <table:table-cell table:formula="of:=DEC2HEX([.D31];4)" office:value-type="string" office:string-value="093F">
            <text:p>093F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table:formula="of:=2^([.A32]/8192)-1" office:value-type="float" office:value="0.299915611477358">
            <text:p>0.299916</text:p>
          </table:table-cell>
          <table:table-cell table:formula="of:=([.B32]+1)*440" office:value-type="float" office:value="571.962869050038">
            <text:p>571.96286905</text:p>
          </table:table-cell>
          <table:table-cell table:formula="of:=[.B32]*8192" office:value-type="float" office:value="2456.90868922252">
            <text:p>2456.9086892225</text:p>
          </table:table-cell>
          <table:table-cell table:formula="of:=DEC2HEX([.D32];4)" office:value-type="string" office:string-value="0998">
            <text:p>0998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formula="of:=2^([.A33]/8192)-1" office:value-type="float" office:value="0.310961211524764">
            <text:p>0.310961</text:p>
          </table:table-cell>
          <table:table-cell table:formula="of:=([.B33]+1)*440" office:value-type="float" office:value="576.822933070896">
            <text:p>576.8229330709</text:p>
          </table:table-cell>
          <table:table-cell table:formula="of:=[.B33]*8192" office:value-type="float" office:value="2547.39424481087">
            <text:p>2547.3942448109</text:p>
          </table:table-cell>
          <table:table-cell table:formula="of:=DEC2HEX([.D33];4)" office:value-type="string" office:string-value="09F3">
            <text:p>09F3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table:formula="of:=2^([.A34]/8192)-1" office:value-type="float" office:value="0.32210066788048">
            <text:p>0.322101</text:p>
          </table:table-cell>
          <table:table-cell table:formula="of:=([.B34]+1)*440" office:value-type="float" office:value="581.724293867411">
            <text:p>581.7242938674</text:p>
          </table:table-cell>
          <table:table-cell table:formula="of:=[.B34]*8192" office:value-type="float" office:value="2638.64867127689">
            <text:p>2638.6486712769</text:p>
          </table:table-cell>
          <table:table-cell table:formula="of:=DEC2HEX([.D34];4)" office:value-type="string" office:string-value="0A4E">
            <text:p>0A4E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table:formula="of:=2^([.A35]/8192)-1" office:value-type="float" office:value="0.333334778057232">
            <text:p>0.333335</text:p>
          </table:table-cell>
          <table:table-cell table:formula="of:=([.B35]+1)*440" office:value-type="float" office:value="586.667302345182">
            <text:p>586.6673023452</text:p>
          </table:table-cell>
          <table:table-cell table:formula="of:=[.B35]*8192" office:value-type="float" office:value="2730.67850184484">
            <text:p>2730.6785018449</text:p>
          </table:table-cell>
          <table:table-cell table:formula="of:=DEC2HEX([.D35];4)" office:value-type="string" office:string-value="0AAA">
            <text:p>0AAA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table:formula="of:=2^([.A36]/8192)-1" office:value-type="float" office:value="0.344664346344345">
            <text:p>0.344664</text:p>
          </table:table-cell>
          <table:table-cell table:formula="of:=([.B36]+1)*440" office:value-type="float" office:value="591.652312391512">
            <text:p>591.6523123915</text:p>
          </table:table-cell>
          <table:table-cell table:formula="of:=[.B36]*8192" office:value-type="float" office:value="2823.49032525288">
            <text:p>2823.4903252529</text:p>
          </table:table-cell>
          <table:table-cell table:formula="of:=DEC2HEX([.D36];4)" office:value-type="string" office:string-value="0B07">
            <text:p>0B07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table:formula="of:=2^([.A37]/8192)-1" office:value-type="float" office:value="0.356090183865326">
            <text:p>0.356090</text:p>
          </table:table-cell>
          <table:table-cell table:formula="of:=([.B37]+1)*440" office:value-type="float" office:value="596.679680900744">
            <text:p>596.6796809007</text:p>
          </table:table-cell>
          <table:table-cell table:formula="of:=[.B37]*8192" office:value-type="float" office:value="2917.09078622475">
            <text:p>2917.0907862248</text:p>
          </table:table-cell>
          <table:table-cell table:formula="of:=DEC2HEX([.D37];4)" office:value-type="string" office:string-value="0B65">
            <text:p>0B65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table:formula="of:=2^([.A38]/8192)-1" office:value-type="float" office:value="0.367613108635932">
            <text:p>0.367613</text:p>
          </table:table-cell>
          <table:table-cell table:formula="of:=([.B38]+1)*440" office:value-type="float" office:value="601.74976779981">
            <text:p>601.7497677998</text:p>
          </table:table-cell>
          <table:table-cell table:formula="of:=[.B38]*8192" office:value-type="float" office:value="3011.48658594555">
            <text:p>3011.4865859456</text:p>
          </table:table-cell>
          <table:table-cell table:formula="of:=DEC2HEX([.D38];4)" office:value-type="string" office:string-value="0BC3">
            <text:p>0BC3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table:formula="of:=2^([.A39]/8192)-1" office:value-type="float" office:value="0.379233945622738">
            <text:p>0.379234</text:p>
          </table:table-cell>
          <table:table-cell table:formula="of:=([.B39]+1)*440" office:value-type="float" office:value="606.862936074005">
            <text:p>606.862936074</text:p>
          </table:table-cell>
          <table:table-cell table:formula="of:=[.B39]*8192" office:value-type="float" office:value="3106.68448254147">
            <text:p>3106.6844825415</text:p>
          </table:table-cell>
          <table:table-cell table:formula="of:=DEC2HEX([.D39];4)" office:value-type="string" office:string-value="0C22">
            <text:p>0C22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table:formula="of:=2^([.A40]/8192)-1" office:value-type="float" office:value="0.390953526802197">
            <text:p>0.390954</text:p>
          </table:table-cell>
          <table:table-cell table:formula="of:=([.B40]+1)*440" office:value-type="float" office:value="612.019551792967">
            <text:p>612.019551793</text:p>
          </table:table-cell>
          <table:table-cell table:formula="of:=[.B40]*8192" office:value-type="float" office:value="3202.6912915636">
            <text:p>3202.6912915636</text:p>
          </table:table-cell>
          <table:table-cell table:formula="of:=DEC2HEX([.D40];4)" office:value-type="string" office:string-value="0C82">
            <text:p>0C82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formula="of:=2^([.A41]/8192)-1" office:value-type="float" office:value="0.402772691220205">
            <text:p>0.402773</text:p>
          </table:table-cell>
          <table:table-cell table:formula="of:=([.B41]+1)*440" office:value-type="float" office:value="617.21998413689">
            <text:p>617.2199841369</text:p>
          </table:table-cell>
          <table:table-cell table:formula="of:=[.B41]*8192" office:value-type="float" office:value="3299.51388647592">
            <text:p>3299.5138864759</text:p>
          </table:table-cell>
          <table:table-cell table:formula="of:=DEC2HEX([.D41];4)" office:value-type="string" office:string-value="0CE3">
            <text:p>0CE3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table:formula="of:=2^([.A42]/8192)-1" office:value-type="float" office:value="0.414692285052171">
            <text:p>0.414692</text:p>
          </table:table-cell>
          <table:table-cell table:formula="of:=([.B42]+1)*440" office:value-type="float" office:value="622.464605422955">
            <text:p>622.464605423</text:p>
          </table:table-cell>
          <table:table-cell table:formula="of:=[.B42]*8192" office:value-type="float" office:value="3397.15919914738">
            <text:p>3397.1591991474</text:p>
          </table:table-cell>
          <table:table-cell table:formula="of:=DEC2HEX([.D42];4)" office:value-type="string" office:string-value="0D45">
            <text:p>0D45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table:formula="of:=2^([.A43]/8192)-1" office:value-type="float" office:value="0.426713161663598">
            <text:p>0.426713</text:p>
          </table:table-cell>
          <table:table-cell table:formula="of:=([.B43]+1)*440" office:value-type="float" office:value="627.753791131983">
            <text:p>627.753791132</text:p>
          </table:table-cell>
          <table:table-cell table:formula="of:=[.B43]*8192" office:value-type="float" office:value="3495.6342203482">
            <text:p>3495.6342203482</text:p>
          </table:table-cell>
          <table:table-cell table:formula="of:=DEC2HEX([.D43];4)" office:value-type="string" office:string-value="0DA7">
            <text:p>0DA7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table:formula="of:=2^([.A44]/8192)-1" office:value-type="float" office:value="0.438836181671179">
            <text:p>0.438836</text:p>
          </table:table-cell>
          <table:table-cell table:formula="of:=([.B44]+1)*440" office:value-type="float" office:value="633.087919935319">
            <text:p>633.0879199353</text:p>
          </table:table-cell>
          <table:table-cell table:formula="of:=[.B44]*8192" office:value-type="float" office:value="3594.9460002503">
            <text:p>3594.9460002503</text:p>
          </table:table-cell>
          <table:table-cell table:formula="of:=DEC2HEX([.D44];4)" office:value-type="string" office:string-value="0E0A">
            <text:p>0E0A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table:formula="of:=2^([.A45]/8192)-1" office:value-type="float" office:value="0.451062213004409">
            <text:p>0.451062</text:p>
          </table:table-cell>
          <table:table-cell table:formula="of:=([.B45]+1)*440" office:value-type="float" office:value="638.46737372194">
            <text:p>638.4673737219</text:p>
          </table:table-cell>
          <table:table-cell table:formula="of:=[.B45]*8192" office:value-type="float" office:value="3695.10164893212">
            <text:p>3695.1016489321</text:p>
          </table:table-cell>
          <table:table-cell table:formula="of:=DEC2HEX([.D45];4)" office:value-type="string" office:string-value="0E6F">
            <text:p>0E6F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table:formula="of:=2^([.A46]/8192)-1" office:value-type="float" office:value="0.463392130967726">
            <text:p>0.463392</text:p>
          </table:table-cell>
          <table:table-cell table:formula="of:=([.B46]+1)*440" office:value-type="float" office:value="643.8925376258">
            <text:p>643.8925376258</text:p>
          </table:table-cell>
          <table:table-cell table:formula="of:=[.B46]*8192" office:value-type="float" office:value="3796.10833688761">
            <text:p>3796.1083368876</text:p>
          </table:table-cell>
          <table:table-cell table:formula="of:=DEC2HEX([.D46];4)" office:value-type="string" office:string-value="0ED4">
            <text:p>0ED4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table:formula="of:=2^([.A47]/8192)-1" office:value-type="float" office:value="0.475826818303176">
            <text:p>0.475827</text:p>
          </table:table-cell>
          <table:table-cell table:formula="of:=([.B47]+1)*440" office:value-type="float" office:value="649.363800053397">
            <text:p>649.3638000534</text:p>
          </table:table-cell>
          <table:table-cell table:formula="of:=[.B47]*8192" office:value-type="float" office:value="3897.97329553962">
            <text:p>3897.9732955396</text:p>
          </table:table-cell>
          <table:table-cell table:formula="of:=DEC2HEX([.D47];4)" office:value-type="string" office:string-value="0F39">
            <text:p>0F39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table:formula="of:=2^([.A48]/8192)-1" office:value-type="float" office:value="0.488367165253611">
            <text:p>0.488367</text:p>
          </table:table-cell>
          <table:table-cell table:formula="of:=([.B48]+1)*440" office:value-type="float" office:value="654.881552711589">
            <text:p>654.8815527116</text:p>
          </table:table-cell>
          <table:table-cell table:formula="of:=[.B48]*8192" office:value-type="float" office:value="4000.70381775758">
            <text:p>4000.7038177576</text:p>
          </table:table-cell>
          <table:table-cell table:formula="of:=DEC2HEX([.D48];4)" office:value-type="string" office:string-value="0FA0">
            <text:p>0FA0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table:formula="of:=2^([.A49]/8192)-1" office:value-type="float" office:value="0.501014069626426">
            <text:p>0.501014</text:p>
          </table:table-cell>
          <table:table-cell table:formula="of:=([.B49]+1)*440" office:value-type="float" office:value="660.446190635627">
            <text:p>660.4461906356</text:p>
          </table:table-cell>
          <table:table-cell table:formula="of:=[.B49]*8192" office:value-type="float" office:value="4104.30725837968">
            <text:p>4104.3072583797</text:p>
          </table:table-cell>
          <table:table-cell table:formula="of:=DEC2HEX([.D49];4)" office:value-type="string" office:string-value="1008">
            <text:p>1008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table:formula="of:=2^([.A50]/8192)-1" office:value-type="float" office:value="0.513768436857834">
            <text:p>0.513768</text:p>
          </table:table-cell>
          <table:table-cell table:formula="of:=([.B50]+1)*440" office:value-type="float" office:value="666.058112217447">
            <text:p>666.0581122174</text:p>
          </table:table-cell>
          <table:table-cell table:formula="of:=[.B50]*8192" office:value-type="float" office:value="4208.79103473938">
            <text:p>4208.7910347394</text:p>
          </table:table-cell>
          <table:table-cell table:formula="of:=DEC2HEX([.D50];4)" office:value-type="string" office:string-value="1070">
            <text:p>1070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2^([.A51]/8192)-1" office:value-type="float" office:value="0.526631180077693">
            <text:p>0.526631</text:p>
          </table:table-cell>
          <table:table-cell table:formula="of:=([.B51]+1)*440" office:value-type="float" office:value="671.717719234185">
            <text:p>671.7177192342</text:p>
          </table:table-cell>
          <table:table-cell table:formula="of:=[.B51]*8192" office:value-type="float" office:value="4314.16262719646">
            <text:p>4314.1626271965</text:p>
          </table:table-cell>
          <table:table-cell table:formula="of:=DEC2HEX([.D51];4)" office:value-type="string" office:string-value="10DA">
            <text:p>10DA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table:formula="of:=2^([.A52]/8192)-1" office:value-type="float" office:value="0.539603220174875">
            <text:p>0.539603</text:p>
          </table:table-cell>
          <table:table-cell table:formula="of:=([.B52]+1)*440" office:value-type="float" office:value="677.425416876945">
            <text:p>677.4254168769</text:p>
          </table:table-cell>
          <table:table-cell table:formula="of:=[.B52]*8192" office:value-type="float" office:value="4420.42957967258">
            <text:p>4420.4295796726</text:p>
          </table:table-cell>
          <table:table-cell table:formula="of:=DEC2HEX([.D52];4)" office:value-type="string" office:string-value="1144">
            <text:p>1144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table:formula="of:=2^([.A53]/8192)-1" office:value-type="float" office:value="0.552685485863202">
            <text:p>0.552685</text:p>
          </table:table-cell>
          <table:table-cell table:formula="of:=([.B53]+1)*440" office:value-type="float" office:value="683.181613779809">
            <text:p>683.1816137798</text:p>
          </table:table-cell>
          <table:table-cell table:formula="of:=[.B53]*8192" office:value-type="float" office:value="4527.59950019135">
            <text:p>4527.5995001914</text:p>
          </table:table-cell>
          <table:table-cell table:formula="of:=DEC2HEX([.D53];4)" office:value-type="string" office:string-value="11AF">
            <text:p>11AF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table:formula="of:=2^([.A54]/8192)-1" office:value-type="float" office:value="0.565878913747929">
            <text:p>0.565879</text:p>
          </table:table-cell>
          <table:table-cell table:formula="of:=([.B54]+1)*440" office:value-type="float" office:value="688.986722049089">
            <text:p>688.9867220491</text:p>
          </table:table-cell>
          <table:table-cell table:formula="of:=[.B54]*8192" office:value-type="float" office:value="4635.68006142304">
            <text:p>4635.680061423</text:p>
          </table:table-cell>
          <table:table-cell table:formula="of:=DEC2HEX([.D54];4)" office:value-type="string" office:string-value="121B">
            <text:p>121B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table:formula="of:=2^([.A55]/8192)-1" office:value-type="float" office:value="0.579184448392805">
            <text:p>0.579184</text:p>
          </table:table-cell>
          <table:table-cell table:formula="of:=([.B55]+1)*440" office:value-type="float" office:value="694.841157292834">
            <text:p>694.8411572928</text:p>
          </table:table-cell>
          <table:table-cell table:formula="of:=[.B55]*8192" office:value-type="float" office:value="4744.67900123386">
            <text:p>4744.6790012339</text:p>
          </table:table-cell>
          <table:table-cell table:formula="of:=DEC2HEX([.D55];4)" office:value-type="string" office:string-value="1288">
            <text:p>1288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table:formula="of:=2^([.A56]/8192)-1" office:value-type="float" office:value="0.592603042387692">
            <text:p>0.592603</text:p>
          </table:table-cell>
          <table:table-cell table:formula="of:=([.B56]+1)*440" office:value-type="float" office:value="700.745338650585">
            <text:p>700.7453386506</text:p>
          </table:table-cell>
          <table:table-cell table:formula="of:=[.B56]*8192" office:value-type="float" office:value="4854.60412323998">
            <text:p>4854.60412324</text:p>
          </table:table-cell>
          <table:table-cell table:formula="of:=DEC2HEX([.D56];4)" office:value-type="string" office:string-value="12F6">
            <text:p>12F6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table:formula="of:=2^([.A57]/8192)-1" office:value-type="float" office:value="0.606135656416771">
            <text:p>0.606136</text:p>
          </table:table-cell>
          <table:table-cell table:formula="of:=([.B57]+1)*440" office:value-type="float" office:value="706.699688823379">
            <text:p>706.6996888234</text:p>
          </table:table-cell>
          <table:table-cell table:formula="of:=[.B57]*8192" office:value-type="float" office:value="4965.46329736619">
            <text:p>4965.4632973662</text:p>
          </table:table-cell>
          <table:table-cell table:formula="of:=DEC2HEX([.D57];4)" office:value-type="string" office:string-value="1365">
            <text:p>1365</text:p>
          </table:table-cell>
        </table:table-row>
        <table:table-row table:style-name="ro1">
          <table:table-cell office:value-type="float" office:value="5700">
            <text:p>5700</text:p>
          </table:table-cell>
          <table:table-cell table:formula="of:=2^([.A58]/8192)-1" office:value-type="float" office:value="0.619783259327313">
            <text:p>0.619783</text:p>
          </table:table-cell>
          <table:table-cell table:formula="of:=([.B58]+1)*440" office:value-type="float" office:value="712.704634104018">
            <text:p>712.704634104</text:p>
          </table:table-cell>
          <table:table-cell table:formula="of:=[.B58]*8192" office:value-type="float" office:value="5077.26446040935">
            <text:p>5077.2644604094</text:p>
          </table:table-cell>
          <table:table-cell table:formula="of:=DEC2HEX([.D58];4)" office:value-type="string" office:string-value="13D5">
            <text:p>13D5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table:formula="of:=2^([.A59]/8192)-1" office:value-type="float" office:value="0.633546828199049">
            <text:p>0.633547</text:p>
          </table:table-cell>
          <table:table-cell table:formula="of:=([.B59]+1)*440" office:value-type="float" office:value="718.760604407582">
            <text:p>718.7606044076</text:p>
          </table:table-cell>
          <table:table-cell table:formula="of:=[.B59]*8192" office:value-type="float" office:value="5190.01561660661">
            <text:p>5190.0156166066</text:p>
          </table:table-cell>
          <table:table-cell table:formula="of:=DEC2HEX([.D59];4)" office:value-type="string" office:string-value="1446">
            <text:p>1446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 table:formula="of:=2^([.A60]/8192)-1" office:value-type="float" office:value="0.647427348414119">
            <text:p>0.647427</text:p>
          </table:table-cell>
          <table:table-cell table:formula="of:=([.B60]+1)*440" office:value-type="float" office:value="724.868033302212">
            <text:p>724.8680333022</text:p>
          </table:table-cell>
          <table:table-cell table:formula="of:=[.B60]*8192" office:value-type="float" office:value="5303.72483820846">
            <text:p>5303.7248382085</text:p>
          </table:table-cell>
          <table:table-cell table:formula="of:=DEC2HEX([.D60];4)" office:value-type="string" office:string-value="14B7">
            <text:p>14B7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table:formula="of:=2^([.A61]/8192)-1" office:value-type="float" office:value="0.661425813727618">
            <text:p>0.661426</text:p>
          </table:table-cell>
          <table:table-cell table:formula="of:=([.B61]+1)*440" office:value-type="float" office:value="731.027358040152">
            <text:p>731.0273580402</text:p>
          </table:table-cell>
          <table:table-cell table:formula="of:=[.B61]*8192" office:value-type="float" office:value="5418.40026605664">
            <text:p>5418.4002660567</text:p>
          </table:table-cell>
          <table:table-cell table:formula="of:=DEC2HEX([.D61];4)" office:value-type="string" office:string-value="152A">
            <text:p>152A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table:formula="of:=2^([.A62]/8192)-1" office:value-type="float" office:value="0.675543226338745">
            <text:p>0.675543</text:p>
          </table:table-cell>
          <table:table-cell table:formula="of:=([.B62]+1)*440" office:value-type="float" office:value="737.239019589048">
            <text:p>737.239019589</text:p>
          </table:table-cell>
          <table:table-cell table:formula="of:=[.B62]*8192" office:value-type="float" office:value="5534.050110167">
            <text:p>5534.050110167</text:p>
          </table:table-cell>
          <table:table-cell table:formula="of:=DEC2HEX([.D62];4)" office:value-type="string" office:string-value="159E">
            <text:p>159E</text:p>
          </table:table-cell>
        </table:table-row>
        <table:table-row table:style-name="ro1">
          <table:table-cell office:value-type="float" office:value="6200">
            <text:p>6200</text:p>
          </table:table-cell>
          <table:table-cell table:formula="of:=2^([.A63]/8192)-1" office:value-type="float" office:value="0.689780596962554">
            <text:p>0.689781</text:p>
          </table:table-cell>
          <table:table-cell table:formula="of:=([.B63]+1)*440" office:value-type="float" office:value="743.503462663524">
            <text:p>743.5034626635</text:p>
          </table:table-cell>
          <table:table-cell table:formula="of:=[.B63]*8192" office:value-type="float" office:value="5650.68265031724">
            <text:p>5650.6826503173</text:p>
          </table:table-cell>
          <table:table-cell table:formula="of:=DEC2HEX([.D63];4)" office:value-type="string" office:string-value="1612">
            <text:p>1612</text:p>
          </table:table-cell>
        </table:table-row>
        <table:table-row table:style-name="ro1">
          <table:table-cell office:value-type="float" office:value="6300">
            <text:p>6300</text:p>
          </table:table-cell>
          <table:table-cell table:formula="of:=2^([.A64]/8192)-1" office:value-type="float" office:value="0.704138944902312">
            <text:p>0.704139</text:p>
          </table:table-cell>
          <table:table-cell table:formula="of:=([.B64]+1)*440" office:value-type="float" office:value="749.821135757017">
            <text:p>749.821135757</text:p>
          </table:table-cell>
          <table:table-cell table:formula="of:=[.B64]*8192" office:value-type="float" office:value="5768.30623663974">
            <text:p>5768.3062366398</text:p>
          </table:table-cell>
          <table:table-cell table:formula="of:=DEC2HEX([.D64];4)" office:value-type="string" office:string-value="1688">
            <text:p>1688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table:formula="of:=2^([.A65]/8192)-1" office:value-type="float" office:value="0.718619298122478">
            <text:p>0.718619</text:p>
          </table:table-cell>
          <table:table-cell table:formula="of:=([.B65]+1)*440" office:value-type="float" office:value="756.19249117389">
            <text:p>756.1924911739</text:p>
          </table:table-cell>
          <table:table-cell table:formula="of:=[.B65]*8192" office:value-type="float" office:value="5886.92929021934">
            <text:p>5886.9292902193</text:p>
          </table:table-cell>
          <table:table-cell table:formula="of:=DEC2HEX([.D65];4)" office:value-type="string" office:string-value="16FE">
            <text:p>16FE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table:formula="of:=2^([.A66]/8192)-1" office:value-type="float" office:value="0.733222693322294">
            <text:p>0.733223</text:p>
          </table:table-cell>
          <table:table-cell table:formula="of:=([.B66]+1)*440" office:value-type="float" office:value="762.617985061809">
            <text:p>762.6179850618</text:p>
          </table:table-cell>
          <table:table-cell table:formula="of:=[.B66]*8192" office:value-type="float" office:value="6006.56030369624">
            <text:p>6006.5603036962</text:p>
          </table:table-cell>
          <table:table-cell table:formula="of:=DEC2HEX([.D66];4)" office:value-type="string" office:string-value="1776">
            <text:p>1776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table:formula="of:=2^([.A67]/8192)-1" office:value-type="float" office:value="0.747950176010012">
            <text:p>0.747950</text:p>
          </table:table-cell>
          <table:table-cell table:formula="of:=([.B67]+1)*440" office:value-type="float" office:value="769.098077444405">
            <text:p>769.0980774444</text:p>
          </table:table-cell>
          <table:table-cell table:formula="of:=[.B67]*8192" office:value-type="float" office:value="6127.20784187402">
            <text:p>6127.207841874</text:p>
          </table:table-cell>
          <table:table-cell table:formula="of:=DEC2HEX([.D67];4)" office:value-type="string" office:string-value="17EF">
            <text:p>17EF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table:formula="of:=2^([.A68]/8192)-1" office:value-type="float" office:value="0.762802800577738">
            <text:p>0.762803</text:p>
          </table:table-cell>
          <table:table-cell table:formula="of:=([.B68]+1)*440" office:value-type="float" office:value="775.633232254205">
            <text:p>775.6332322542</text:p>
          </table:table-cell>
          <table:table-cell table:formula="of:=[.B68]*8192" office:value-type="float" office:value="6248.88054233283">
            <text:p>6248.8805423328</text:p>
          </table:table-cell>
          <table:table-cell table:formula="of:=DEC2HEX([.D68];4)" office:value-type="string" office:string-value="1868">
            <text:p>1868</text:p>
          </table:table-cell>
        </table:table-row>
        <table:table-row table:style-name="ro1">
          <table:table-cell office:value-type="float" office:value="6800">
            <text:p>6800</text:p>
          </table:table-cell>
          <table:table-cell table:formula="of:=2^([.A69]/8192)-1" office:value-type="float" office:value="0.777781630376928">
            <text:p>0.777782</text:p>
          </table:table-cell>
          <table:table-cell table:formula="of:=([.B69]+1)*440" office:value-type="float" office:value="782.223917365848">
            <text:p>782.2239173658</text:p>
          </table:table-cell>
          <table:table-cell table:formula="of:=[.B69]*8192" office:value-type="float" office:value="6371.5871160478">
            <text:p>6371.5871160478</text:p>
          </table:table-cell>
          <table:table-cell table:formula="of:=DEC2HEX([.D69];4)" office:value-type="string" office:string-value="18E3">
            <text:p>18E3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table:formula="of:=2^([.A70]/8192)-1" office:value-type="float" office:value="0.792887737794511">
            <text:p>0.792888</text:p>
          </table:table-cell>
          <table:table-cell table:formula="of:=([.B70]+1)*440" office:value-type="float" office:value="788.870604629585">
            <text:p>788.8706046296</text:p>
          </table:table-cell>
          <table:table-cell table:formula="of:=[.B70]*8192" office:value-type="float" office:value="6495.33634801263">
            <text:p>6495.3363480126</text:p>
          </table:table-cell>
          <table:table-cell table:formula="of:=DEC2HEX([.D70];4)" office:value-type="string" office:string-value="195F">
            <text:p>195F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table:formula="of:=2^([.A71]/8192)-1" office:value-type="float" office:value="0.808122204329665">
            <text:p>0.808122</text:p>
          </table:table-cell>
          <table:table-cell table:formula="of:=([.B71]+1)*440" office:value-type="float" office:value="795.573769905053">
            <text:p>795.5737699051</text:p>
          </table:table-cell>
          <table:table-cell table:formula="of:=[.B71]*8192" office:value-type="float" office:value="6620.13709786862">
            <text:p>6620.1370978686</text:p>
          </table:table-cell>
          <table:table-cell table:formula="of:=DEC2HEX([.D71];4)" office:value-type="string" office:string-value="19DC">
            <text:p>19DC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table:formula="of:=2^([.A72]/8192)-1" office:value-type="float" office:value="0.823486120671252">
            <text:p>0.823486</text:p>
          </table:table-cell>
          <table:table-cell table:formula="of:=([.B72]+1)*440" office:value-type="float" office:value="802.333893095351">
            <text:p>802.3338930954</text:p>
          </table:table-cell>
          <table:table-cell table:formula="of:=[.B72]*8192" office:value-type="float" office:value="6745.99830053889">
            <text:p>6745.9983005389</text:p>
          </table:table-cell>
          <table:table-cell table:formula="of:=DEC2HEX([.D72];4)" office:value-type="string" office:string-value="1A59">
            <text:p>1A59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table:formula="of:=2^([.A73]/8192)-1" office:value-type="float" office:value="0.838980586775894">
            <text:p>0.838981</text:p>
          </table:table-cell>
          <table:table-cell table:formula="of:=([.B73]+1)*440" office:value-type="float" office:value="809.151458181393">
            <text:p>809.1514581814</text:p>
          </table:table-cell>
          <table:table-cell table:formula="of:=[.B73]*8192" office:value-type="float" office:value="6872.92896686812">
            <text:p>6872.9289668681</text:p>
          </table:table-cell>
          <table:table-cell table:formula="of:=DEC2HEX([.D73];4)" office:value-type="string" office:string-value="1AD8">
            <text:p>1AD8</text:p>
          </table:table-cell>
        </table:table-row>
        <table:table-row table:style-name="ro1">
          <table:table-cell office:value-type="float" office:value="7300">
            <text:p>7300</text:p>
          </table:table-cell>
          <table:table-cell table:formula="of:=2^([.A74]/8192)-1" office:value-type="float" office:value="0.854606711946731">
            <text:p>0.854607</text:p>
          </table:table-cell>
          <table:table-cell table:formula="of:=([.B74]+1)*440" office:value-type="float" office:value="816.026953256562">
            <text:p>816.0269532566</text:p>
          </table:table-cell>
          <table:table-cell table:formula="of:=[.B74]*8192" office:value-type="float" office:value="7000.93818426762">
            <text:p>7000.9381842676</text:p>
          </table:table-cell>
          <table:table-cell table:formula="of:=DEC2HEX([.D74];4)" office:value-type="string" office:string-value="1B58">
            <text:p>1B58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table:formula="of:=2^([.A75]/8192)-1" office:value-type="float" office:value="0.870365614912838">
            <text:p>0.870366</text:p>
          </table:table-cell>
          <table:table-cell table:formula="of:=([.B75]+1)*440" office:value-type="float" office:value="822.960870561649">
            <text:p>822.9608705616</text:p>
          </table:table-cell>
          <table:table-cell table:formula="of:=[.B75]*8192" office:value-type="float" office:value="7130.03511736597">
            <text:p>7130.035117366</text:p>
          </table:table-cell>
          <table:table-cell table:formula="of:=DEC2HEX([.D75];4)" office:value-type="string" office:string-value="1BDA">
            <text:p>1BDA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formula="of:=2^([.A76]/8192)-1" office:value-type="float" office:value="0.886258423909315">
            <text:p>0.886258</text:p>
          </table:table-cell>
          <table:table-cell table:formula="of:=([.B76]+1)*440" office:value-type="float" office:value="829.953706520099">
            <text:p>829.9537065201</text:p>
          </table:table-cell>
          <table:table-cell table:formula="of:=[.B76]*8192" office:value-type="float" office:value="7260.22900866511">
            <text:p>7260.2290086651</text:p>
          </table:table-cell>
          <table:table-cell table:formula="of:=DEC2HEX([.D76];4)" office:value-type="string" office:string-value="1C5C">
            <text:p>1C5C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table:formula="of:=2^([.A77]/8192)-1" office:value-type="float" office:value="0.902286276758066">
            <text:p>0.902286</text:p>
          </table:table-cell>
          <table:table-cell table:formula="of:=([.B77]+1)*440" office:value-type="float" office:value="837.005961773549">
            <text:p>837.0059617735</text:p>
          </table:table-cell>
          <table:table-cell table:formula="of:=[.B77]*8192" office:value-type="float" office:value="7391.52917920207">
            <text:p>7391.5291792021</text:p>
          </table:table-cell>
          <table:table-cell table:formula="of:=DEC2HEX([.D77];4)" office:value-type="string" office:string-value="1CDF">
            <text:p>1CDF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table:formula="of:=2^([.A78]/8192)-1" office:value-type="float" office:value="0.918450320949257">
            <text:p>0.918450</text:p>
          </table:table-cell>
          <table:table-cell table:formula="of:=([.B78]+1)*440" office:value-type="float" office:value="844.118141217673">
            <text:p>844.1181412177</text:p>
          </table:table-cell>
          <table:table-cell table:formula="of:=[.B78]*8192" office:value-type="float" office:value="7523.94502921631">
            <text:p>7523.9450292163</text:p>
          </table:table-cell>
          <table:table-cell table:formula="of:=DEC2HEX([.D78];4)" office:value-type="string" office:string-value="1D63">
            <text:p>1D63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table:formula="of:=2^([.A79]/8192)-1" office:value-type="float" office:value="0.934751713723469">
            <text:p>0.934752</text:p>
          </table:table-cell>
          <table:table-cell table:formula="of:=([.B79]+1)*440" office:value-type="float" office:value="851.290754038327">
            <text:p>851.2907540383</text:p>
          </table:table-cell>
          <table:table-cell table:formula="of:=[.B79]*8192" office:value-type="float" office:value="7657.48603882266">
            <text:p>7657.4860388227</text:p>
          </table:table-cell>
          <table:table-cell table:formula="of:=DEC2HEX([.D79];4)" office:value-type="string" office:string-value="1DE9">
            <text:p>1DE9</text:p>
          </table:table-cell>
        </table:table-row>
        <table:table-row table:style-name="ro1">
          <table:table-cell office:value-type="float" office:value="7900">
            <text:p>7900</text:p>
          </table:table-cell>
          <table:table-cell table:formula="of:=2^([.A80]/8192)-1" office:value-type="float" office:value="0.951191622154553">
            <text:p>0.951192</text:p>
          </table:table-cell>
          <table:table-cell table:formula="of:=([.B80]+1)*440" office:value-type="float" office:value="858.524313748003">
            <text:p>858.524313748</text:p>
          </table:table-cell>
          <table:table-cell table:formula="of:=[.B80]*8192" office:value-type="float" office:value="7792.1617686901">
            <text:p>7792.1617686901</text:p>
          </table:table-cell>
          <table:table-cell table:formula="of:=DEC2HEX([.D80];4)" office:value-type="string" office:string-value="1E70">
            <text:p>1E70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table:formula="of:=2^([.A81]/8192)-1" office:value-type="float" office:value="0.967771223233176">
            <text:p>0.967771</text:p>
          </table:table-cell>
          <table:table-cell table:formula="of:=([.B81]+1)*440" office:value-type="float" office:value="865.819338222597">
            <text:p>865.8193382226</text:p>
          </table:table-cell>
          <table:table-cell table:formula="of:=[.B81]*8192" office:value-type="float" office:value="7927.98186072618">
            <text:p>7927.9818607262</text:p>
          </table:table-cell>
          <table:table-cell table:formula="of:=DEC2HEX([.D81];4)" office:value-type="string" office:string-value="1EF7">
            <text:p>1EF7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table:formula="of:=2^([.A82]/8192)-1" office:value-type="float" office:value="0.984491703951095">
            <text:p>0.984492</text:p>
          </table:table-cell>
          <table:table-cell table:formula="of:=([.B82]+1)*440" office:value-type="float" office:value="873.176349738482">
            <text:p>873.1763497385</text:p>
          </table:table-cell>
          <table:table-cell table:formula="of:=[.B82]*8192" office:value-type="float" office:value="8064.95603876737">
            <text:p>8064.9560387674</text:p>
          </table:table-cell>
          <table:table-cell table:formula="of:=DEC2HEX([.D82];4)" office:value-type="string" office:string-value="1F80">
            <text:p>1F80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table:formula="of:=2^([.A83]/8192)-1" office:value-type="float" office:value="1.00135426138613">
            <text:p>1.001354</text:p>
          </table:table-cell>
          <table:table-cell table:formula="of:=([.B83]+1)*440" office:value-type="float" office:value="880.595875009898">
            <text:p>880.5958750099</text:p>
          </table:table-cell>
          <table:table-cell table:formula="of:=[.B83]*8192" office:value-type="float" office:value="8203.0941092752">
            <text:p>8203.0941092752</text:p>
          </table:table-cell>
          <table:table-cell table:formula="of:=DEC2HEX([.D83];4)" office:value-type="string" office:string-value="200B">
            <text:p>200B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column table:style-name="co3" table:default-cell-style-name="ce3"/>
        <table:table-row table:style-name="ro1">
          <table:table-cell office:value-type="float" office:value="0">
            <text:p>0</text:p>
          </table:table-cell>
          <table:table-cell table:formula="of:=(2^([.A1]/8192)-1)*819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2^([.A2]/8192)-1)*8192" office:value-type="float" office:value="0.69317650591256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2^([.A3]/8192)-1)*8192" office:value-type="float" office:value="1.3864116658351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2^([.A4]/8192)-1)*8192" office:value-type="float" office:value="2.07970548473531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2^([.A5]/8192)-1)*8192" office:value-type="float" office:value="2.77305796757355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2^([.A6]/8192)-1)*8192" office:value-type="float" office:value="3.46646911931384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2^([.A7]/8192)-1)*8192" office:value-type="float" office:value="4.15993894492203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2^([.A8]/8192)-1)*8192" office:value-type="float" office:value="4.85346744936214">
            <text:p>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2^([.A9]/8192)-1)*8192" office:value-type="float" office:value="5.54705463760001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2^([.A10]/8192)-1)*8192" office:value-type="float" office:value="6.24070051459967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2^([.A11]/8192)-1)*8192" office:value-type="float" office:value="6.93440508532694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2^([.A12]/8192)-1)*8192" office:value-type="float" office:value="7.62816835475132">
            <text:p>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2^([.A13]/8192)-1)*8192" office:value-type="float" office:value="8.32199032783683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2^([.A14]/8192)-1)*8192" office:value-type="float" office:value="9.01587100955112">
            <text:p>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2^([.A15]/8192)-1)*8192" office:value-type="float" office:value="9.70981040486367">
            <text:p>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2^([.A16]/8192)-1)*8192" office:value-type="float" office:value="10.4038085187403">
            <text:p>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2^([.A17]/8192)-1)*8192" office:value-type="float" office:value="11.0978653561506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2^([.A18]/8192)-1)*8192" office:value-type="float" office:value="11.7919809220639">
            <text:p>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2^([.A19]/8192)-1)*8192" office:value-type="float" office:value="12.4861552214479">
            <text:p>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2^([.A20]/8192)-1)*8192" office:value-type="float" office:value="13.1803882592758">
            <text:p>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2^([.A21]/8192)-1)*8192" office:value-type="float" office:value="13.8746800405152">
            <text:p>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2^([.A22]/8192)-1)*8192" office:value-type="float" office:value="14.5690305701355">
            <text:p>1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2^([.A23]/8192)-1)*8192" office:value-type="float" office:value="15.2634398531118">
            <text:p>1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2^([.A24]/8192)-1)*8192" office:value-type="float" office:value="15.9579078944116">
            <text:p>1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2^([.A25]/8192)-1)*8192" office:value-type="float" office:value="16.65243469901">
            <text:p>1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2^([.A26]/8192)-1)*8192" office:value-type="float" office:value="17.3470202718781">
            <text:p>1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2^([.A27]/8192)-1)*8192" office:value-type="float" office:value="18.0416646179874">
            <text:p>1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2^([.A28]/8192)-1)*8192" office:value-type="float" office:value="18.7363677423127">
            <text:p>1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2^([.A29]/8192)-1)*8192" office:value-type="float" office:value="19.4311296498254">
            <text:p>1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2^([.A30]/8192)-1)*8192" office:value-type="float" office:value="20.125950345504">
            <text:p>2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2^([.A31]/8192)-1)*8192" office:value-type="float" office:value="20.8208298343179">
            <text:p>2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(2^([.A32]/8192)-1)*8192" office:value-type="float" office:value="21.515768121244">
            <text:p>2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(2^([.A33]/8192)-1)*8192" office:value-type="float" office:value="22.2107652112591">
            <text:p>2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(2^([.A34]/8192)-1)*8192" office:value-type="float" office:value="22.9058211093361">
            <text:p>2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(2^([.A35]/8192)-1)*8192" office:value-type="float" office:value="23.6009358204537">
            <text:p>2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(2^([.A36]/8192)-1)*8192" office:value-type="float" office:value="24.2961093495869">
            <text:p>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(2^([.A37]/8192)-1)*8192" office:value-type="float" office:value="24.9913417017124">
            <text:p>2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(2^([.A38]/8192)-1)*8192" office:value-type="float" office:value="25.6866328818087">
            <text:p>2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(2^([.A39]/8192)-1)*8192" office:value-type="float" office:value="26.3819828948526">
            <text:p>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(2^([.A40]/8192)-1)*8192" office:value-type="float" office:value="27.0773917458246">
            <text:p>2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(2^([.A41]/8192)-1)*8192" office:value-type="float" office:value="27.7728594396995">
            <text:p>2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(2^([.A42]/8192)-1)*8192" office:value-type="float" office:value="28.4683859814595">
            <text:p>2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(2^([.A43]/8192)-1)*8192" office:value-type="float" office:value="29.1639713760815">
            <text:p>2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(2^([.A44]/8192)-1)*8192" office:value-type="float" office:value="29.8596156285494">
            <text:p>3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(2^([.A45]/8192)-1)*8192" office:value-type="float" office:value="30.55531874384">
            <text:p>3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(2^([.A46]/8192)-1)*8192" office:value-type="float" office:value="31.2510807269336">
            <text:p>3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(2^([.A47]/8192)-1)*8192" office:value-type="float" office:value="31.9469015828145">
            <text:p>3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(2^([.A48]/8192)-1)*8192" office:value-type="float" office:value="32.6427813164628">
            <text:p>3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(2^([.A49]/8192)-1)*8192" office:value-type="float" office:value="33.338719932859">
            <text:p>33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(2^([.A50]/8192)-1)*8192" office:value-type="float" office:value="34.034717436989">
            <text:p>3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(2^([.A51]/8192)-1)*8192" office:value-type="float" office:value="34.7307738338332">
            <text:p>3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(2^([.A52]/8192)-1)*8192" office:value-type="float" office:value="35.4268891283737">
            <text:p>3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(2^([.A53]/8192)-1)*8192" office:value-type="float" office:value="36.1230633255964">
            <text:p>3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(2^([.A54]/8192)-1)*8192" office:value-type="float" office:value="36.8192964304853">
            <text:p>3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(2^([.A55]/8192)-1)*8192" office:value-type="float" office:value="37.5155884480246">
            <text:p>3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(2^([.A56]/8192)-1)*8192" office:value-type="float" office:value="38.2119393831981">
            <text:p>3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(2^([.A57]/8192)-1)*8192" office:value-type="float" office:value="38.9083492409936">
            <text:p>3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(2^([.A58]/8192)-1)*8192" office:value-type="float" office:value="39.6048180263951">
            <text:p>4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(2^([.A59]/8192)-1)*8192" office:value-type="float" office:value="40.3013457443885">
            <text:p>4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(2^([.A60]/8192)-1)*8192" office:value-type="float" office:value="40.9979323999614">
            <text:p>4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(2^([.A61]/8192)-1)*8192" office:value-type="float" office:value="41.6945779981015">
            <text:p>4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(2^([.A62]/8192)-1)*8192" office:value-type="float" office:value="42.3912825437947">
            <text:p>4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(2^([.A63]/8192)-1)*8192" office:value-type="float" office:value="43.0880460420303">
            <text:p>4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(2^([.A64]/8192)-1)*8192" office:value-type="float" office:value="43.7848684977962">
            <text:p>4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(2^([.A65]/8192)-1)*8192" office:value-type="float" office:value="44.4817499160799">
            <text:p>4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(2^([.A66]/8192)-1)*8192" office:value-type="float" office:value="45.1786903018729">
            <text:p>4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(2^([.A67]/8192)-1)*8192" office:value-type="float" office:value="45.8756896601644">
            <text:p>4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(2^([.A68]/8192)-1)*8192" office:value-type="float" office:value="46.5727479959423">
            <text:p>4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(2^([.A69]/8192)-1)*8192" office:value-type="float" office:value="47.2698653141979">
            <text:p>4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(2^([.A70]/8192)-1)*8192" office:value-type="float" office:value="47.9670416199242">
            <text:p>4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(2^([.A71]/8192)-1)*8192" office:value-type="float" office:value="48.664276918109">
            <text:p>4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(2^([.A72]/8192)-1)*8192" office:value-type="float" office:value="49.3615712137471">
            <text:p>4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(2^([.A73]/8192)-1)*8192" office:value-type="float" office:value="50.0589245118299">
            <text:p>5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(2^([.A74]/8192)-1)*8192" office:value-type="float" office:value="50.7563368173487">
            <text:p>5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(2^([.A75]/8192)-1)*8192" office:value-type="float" office:value="51.4538081352985">
            <text:p>5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(2^([.A76]/8192)-1)*8192" office:value-type="float" office:value="52.1513384706705">
            <text:p>5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(2^([.A77]/8192)-1)*8192" office:value-type="float" office:value="52.8489278284596">
            <text:p>5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(2^([.A78]/8192)-1)*8192" office:value-type="float" office:value="53.5465762136591">
            <text:p>5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(2^([.A79]/8192)-1)*8192" office:value-type="float" office:value="54.2442836312657">
            <text:p>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(2^([.A80]/8192)-1)*8192" office:value-type="float" office:value="54.9420500862743">
            <text:p>5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(2^([.A81]/8192)-1)*8192" office:value-type="float" office:value="55.6398755836781">
            <text:p>5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(2^([.A82]/8192)-1)*8192" office:value-type="float" office:value="56.3377601284756">
            <text:p>5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(2^([.A83]/8192)-1)*8192" office:value-type="float" office:value="57.0357037256617">
            <text:p>5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(2^([.A84]/8192)-1)*8192" office:value-type="float" office:value="57.7337063802333">
            <text:p>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(2^([.A85]/8192)-1)*8192" office:value-type="float" office:value="58.4317680971872">
            <text:p>5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(2^([.A86]/8192)-1)*8192" office:value-type="float" office:value="59.1298888815218">
            <text:p>59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(2^([.A87]/8192)-1)*8192" office:value-type="float" office:value="59.8280687382357">
            <text:p>6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(2^([.A88]/8192)-1)*8192" office:value-type="float" office:value="60.5263076723277">
            <text:p>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(2^([.A89]/8192)-1)*8192" office:value-type="float" office:value="61.2246056887943">
            <text:p>6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(2^([.A90]/8192)-1)*8192" office:value-type="float" office:value="61.9229627926361">
            <text:p>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(2^([.A91]/8192)-1)*8192" office:value-type="float" office:value="62.6213789888534">
            <text:p>6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(2^([.A92]/8192)-1)*8192" office:value-type="float" office:value="63.3198542824466">
            <text:p>6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(2^([.A93]/8192)-1)*8192" office:value-type="float" office:value="64.0183886784162">
            <text:p>6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(2^([.A94]/8192)-1)*8192" office:value-type="float" office:value="64.7169821817606">
            <text:p>6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(2^([.A95]/8192)-1)*8192" office:value-type="float" office:value="65.4156347974858">
            <text:p>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(2^([.A96]/8192)-1)*8192" office:value-type="float" office:value="66.1143465305886">
            <text:p>6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(2^([.A97]/8192)-1)*8192" office:value-type="float" office:value="66.8131173860766">
            <text:p>6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(2^([.A98]/8192)-1)*8192" office:value-type="float" office:value="67.5119473689483">
            <text:p>6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(2^([.A99]/8192)-1)*8192" office:value-type="float" office:value="68.2108364842097">
            <text:p>6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(2^([.A100]/8192)-1)*8192" office:value-type="float" office:value="68.9097847368612">
            <text:p>6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(2^([.A101]/8192)-1)*8192" office:value-type="float" office:value="69.6087921319104">
            <text:p>7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(2^([.A102]/8192)-1)*8192" office:value-type="float" office:value="70.3078586743577">
            <text:p>7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(2^([.A103]/8192)-1)*8192" office:value-type="float" office:value="71.0069843692127">
            <text:p>7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(2^([.A104]/8192)-1)*8192" office:value-type="float" office:value="71.7061692214775">
            <text:p>7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(2^([.A105]/8192)-1)*8192" office:value-type="float" office:value="72.405413236158">
            <text:p>7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(2^([.A106]/8192)-1)*8192" office:value-type="float" office:value="73.1047164182601">
            <text:p>7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(2^([.A107]/8192)-1)*8192" office:value-type="float" office:value="73.8040787727914">
            <text:p>7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(2^([.A108]/8192)-1)*8192" office:value-type="float" office:value="74.5035003047597">
            <text:p>7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(2^([.A109]/8192)-1)*8192" office:value-type="float" office:value="75.2029810191689">
            <text:p>7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(2^([.A110]/8192)-1)*8192" office:value-type="float" office:value="75.9025209210304">
            <text:p>7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(2^([.A111]/8192)-1)*8192" office:value-type="float" office:value="76.60212001535">
            <text:p>7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(2^([.A112]/8192)-1)*8192" office:value-type="float" office:value="77.3017783071391">
            <text:p>7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(2^([.A113]/8192)-1)*8192" office:value-type="float" office:value="78.0014958014035">
            <text:p>7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(2^([.A114]/8192)-1)*8192" office:value-type="float" office:value="78.7012725031545">
            <text:p>7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(2^([.A115]/8192)-1)*8192" office:value-type="float" office:value="79.4011084174017">
            <text:p>7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(2^([.A116]/8192)-1)*8192" office:value-type="float" office:value="80.1010035491563">
            <text:p>8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(2^([.A117]/8192)-1)*8192" office:value-type="float" office:value="80.8009579034279">
            <text:p>8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(2^([.A118]/8192)-1)*8192" office:value-type="float" office:value="81.5009714852258">
            <text:p>8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(2^([.A119]/8192)-1)*8192" office:value-type="float" office:value="82.201044299567">
            <text:p>8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(2^([.A120]/8192)-1)*8192" office:value-type="float" office:value="82.9011763514591">
            <text:p>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(2^([.A121]/8192)-1)*8192" office:value-type="float" office:value="83.6013676459152">
            <text:p>8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(2^([.A122]/8192)-1)*8192" office:value-type="float" office:value="84.3016181879502">
            <text:p>8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(2^([.A123]/8192)-1)*8192" office:value-type="float" office:value="85.0019279825738">
            <text:p>8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(2^([.A124]/8192)-1)*8192" office:value-type="float" office:value="85.7022970348044">
            <text:p>8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(2^([.A125]/8192)-1)*8192" office:value-type="float" office:value="86.4027253496515">
            <text:p>8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(2^([.A126]/8192)-1)*8192" office:value-type="float" office:value="87.1032129321338">
            <text:p>8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(2^([.A127]/8192)-1)*8192" office:value-type="float" office:value="87.8037597872626">
            <text:p>8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(2^([.A128]/8192)-1)*8192" office:value-type="float" office:value="88.5043659200565">
            <text:p>8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(2^([.A129]/8192)-1)*8192" office:value-type="float" office:value="89.2050313355303">
            <text:p>8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(2^([.A130]/8192)-1)*8192" office:value-type="float" office:value="89.9057560386991">
            <text:p>9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(2^([.A131]/8192)-1)*8192" office:value-type="float" office:value="90.6065400345815">
            <text:p>9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(2^([.A132]/8192)-1)*8192" office:value-type="float" office:value="91.3073833281924">
            <text:p>9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(2^([.A133]/8192)-1)*8192" office:value-type="float" office:value="92.0082859245504">
            <text:p>9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(2^([.A134]/8192)-1)*8192" office:value-type="float" office:value="92.7092478286741">
            <text:p>9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(2^([.A135]/8192)-1)*8192" office:value-type="float" office:value="93.410269045582">
            <text:p>9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(2^([.A136]/8192)-1)*8192" office:value-type="float" office:value="94.1113495802911">
            <text:p>9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(2^([.A137]/8192)-1)*8192" office:value-type="float" office:value="94.8124894378234">
            <text:p>9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(2^([.A138]/8192)-1)*8192" office:value-type="float" office:value="95.5136886231958">
            <text:p>9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(2^([.A139]/8192)-1)*8192" office:value-type="float" office:value="96.2149471414305">
            <text:p>9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(2^([.A140]/8192)-1)*8192" office:value-type="float" office:value="96.916264997546">
            <text:p>9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(2^([.A141]/8192)-1)*8192" office:value-type="float" office:value="97.6176421965665">
            <text:p>9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(2^([.A142]/8192)-1)*8192" office:value-type="float" office:value="98.3190787435106">
            <text:p>9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(2^([.A143]/8192)-1)*8192" office:value-type="float" office:value="99.0205746434003">
            <text:p>9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(2^([.A144]/8192)-1)*8192" office:value-type="float" office:value="99.7221299012581">
            <text:p>10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(2^([.A145]/8192)-1)*8192" office:value-type="float" office:value="100.423744522106">
            <text:p>1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(2^([.A146]/8192)-1)*8192" office:value-type="float" office:value="101.12541851097">
            <text:p>10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(2^([.A147]/8192)-1)*8192" office:value-type="float" office:value="101.827151872871">
            <text:p>10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(2^([.A148]/8192)-1)*8192" office:value-type="float" office:value="102.528944612834">
            <text:p>10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(2^([.A149]/8192)-1)*8192" office:value-type="float" office:value="103.230796735881">
            <text:p>10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(2^([.A150]/8192)-1)*8192" office:value-type="float" office:value="103.932708247041">
            <text:p>10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(2^([.A151]/8192)-1)*8192" office:value-type="float" office:value="104.634679151335">
            <text:p>10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(2^([.A152]/8192)-1)*8192" office:value-type="float" office:value="105.336709453792">
            <text:p>10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(2^([.A153]/8192)-1)*8192" office:value-type="float" office:value="106.038799159434">
            <text:p>10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f:=(2^([.A154]/8192)-1)*8192" office:value-type="float" office:value="106.740948273293">
            <text:p>10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(2^([.A155]/8192)-1)*8192" office:value-type="float" office:value="107.443156800391">
            <text:p>10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(2^([.A156]/8192)-1)*8192" office:value-type="float" office:value="108.145424745759">
            <text:p>10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(2^([.A157]/8192)-1)*8192" office:value-type="float" office:value="108.847752114421">
            <text:p>10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(2^([.A158]/8192)-1)*8192" office:value-type="float" office:value="109.550138911407">
            <text:p>11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f:=(2^([.A159]/8192)-1)*8192" office:value-type="float" office:value="110.252585141747">
            <text:p>11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(2^([.A160]/8192)-1)*8192" office:value-type="float" office:value="110.955090810468">
            <text:p>11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(2^([.A161]/8192)-1)*8192" office:value-type="float" office:value="111.657655922601">
            <text:p>11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(2^([.A162]/8192)-1)*8192" office:value-type="float" office:value="112.360280483175">
            <text:p>11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(2^([.A163]/8192)-1)*8192" office:value-type="float" office:value="113.06296449722">
            <text:p>11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(2^([.A164]/8192)-1)*8192" office:value-type="float" office:value="113.765707969767">
            <text:p>11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(2^([.A165]/8192)-1)*8192" office:value-type="float" office:value="114.468510905848">
            <text:p>11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(2^([.A166]/8192)-1)*8192" office:value-type="float" office:value="115.171373310493">
            <text:p>11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(2^([.A167]/8192)-1)*8192" office:value-type="float" office:value="115.874295188736">
            <text:p>11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f:=(2^([.A168]/8192)-1)*8192" office:value-type="float" office:value="116.577276545608">
            <text:p>11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(2^([.A169]/8192)-1)*8192" office:value-type="float" office:value="117.280317386143">
            <text:p>11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(2^([.A170]/8192)-1)*8192" office:value-type="float" office:value="117.983417715372">
            <text:p>11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(2^([.A171]/8192)-1)*8192" office:value-type="float" office:value="118.68657753833">
            <text:p>11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(2^([.A172]/8192)-1)*8192" office:value-type="float" office:value="119.389796860052">
            <text:p>11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(2^([.A173]/8192)-1)*8192" office:value-type="float" office:value="120.093075685572">
            <text:p>12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(2^([.A174]/8192)-1)*8192" office:value-type="float" office:value="120.796414019926">
            <text:p>12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(2^([.A175]/8192)-1)*8192" office:value-type="float" office:value="121.499811868145">
            <text:p>12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(2^([.A176]/8192)-1)*8192" office:value-type="float" office:value="122.203269235271">
            <text:p>12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(2^([.A177]/8192)-1)*8192" office:value-type="float" office:value="122.906786126336">
            <text:p>12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(2^([.A178]/8192)-1)*8192" office:value-type="float" office:value="123.610362546378">
            <text:p>12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(2^([.A179]/8192)-1)*8192" office:value-type="float" office:value="124.313998500436">
            <text:p>12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(2^([.A180]/8192)-1)*8192" office:value-type="float" office:value="125.017693993545">
            <text:p>12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(2^([.A181]/8192)-1)*8192" office:value-type="float" office:value="125.721449030743">
            <text:p>12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(2^([.A182]/8192)-1)*8192" office:value-type="float" office:value="126.42526361707">
            <text:p>12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(2^([.A183]/8192)-1)*8192" office:value-type="float" office:value="127.129137757564">
            <text:p>127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(2^([.A184]/8192)-1)*8192" office:value-type="float" office:value="127.833071457262">
            <text:p>12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(2^([.A185]/8192)-1)*8192" office:value-type="float" office:value="128.537064721208">
            <text:p>12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(2^([.A186]/8192)-1)*8192" office:value-type="float" office:value="129.24111755444">
            <text:p>12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(2^([.A187]/8192)-1)*8192" office:value-type="float" office:value="129.945229961999">
            <text:p>13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(2^([.A188]/8192)-1)*8192" office:value-type="float" office:value="130.649401948924">
            <text:p>13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(2^([.A189]/8192)-1)*8192" office:value-type="float" office:value="131.353633520259">
            <text:p>13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(2^([.A190]/8192)-1)*8192" office:value-type="float" office:value="132.057924681043">
            <text:p>13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(2^([.A191]/8192)-1)*8192" office:value-type="float" office:value="132.762275436322">
            <text:p>13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(2^([.A192]/8192)-1)*8192" office:value-type="float" office:value="133.466685791134">
            <text:p>13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(2^([.A193]/8192)-1)*8192" office:value-type="float" office:value="134.171155750528">
            <text:p>13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(2^([.A194]/8192)-1)*8192" office:value-type="float" office:value="134.875685319541">
            <text:p>13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(2^([.A195]/8192)-1)*8192" office:value-type="float" office:value="135.580274503223">
            <text:p>13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(2^([.A196]/8192)-1)*8192" office:value-type="float" office:value="136.284923306614">
            <text:p>13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(2^([.A197]/8192)-1)*8192" office:value-type="float" office:value="136.989631734759">
            <text:p>13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(2^([.A198]/8192)-1)*8192" office:value-type="float" office:value="137.694399792706">
            <text:p>13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(2^([.A199]/8192)-1)*8192" office:value-type="float" office:value="138.399227485501">
            <text:p>138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(2^([.A200]/8192)-1)*8192" office:value-type="float" office:value="139.104114818185">
            <text:p>13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(2^([.A201]/8192)-1)*8192" office:value-type="float" office:value="139.80906179581">
            <text:p>14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(2^([.A202]/8192)-1)*8192" office:value-type="float" office:value="140.514068423419">
            <text:p>14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(2^([.A203]/8192)-1)*8192" office:value-type="float" office:value="141.219134706063">
            <text:p>14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(2^([.A204]/8192)-1)*8192" office:value-type="float" office:value="141.924260648786">
            <text:p>14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(2^([.A205]/8192)-1)*8192" office:value-type="float" office:value="142.629446256638">
            <text:p>14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(2^([.A206]/8192)-1)*8192" office:value-type="float" office:value="143.33469153467">
            <text:p>143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(2^([.A207]/8192)-1)*8192" office:value-type="float" office:value="144.039996487927">
            <text:p>14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(2^([.A208]/8192)-1)*8192" office:value-type="float" office:value="144.745361121461">
            <text:p>14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(2^([.A209]/8192)-1)*8192" office:value-type="float" office:value="145.45078544032">
            <text:p>145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(2^([.A210]/8192)-1)*8192" office:value-type="float" office:value="146.156269449557">
            <text:p>14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(2^([.A211]/8192)-1)*8192" office:value-type="float" office:value="146.861813154221">
            <text:p>14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(2^([.A212]/8192)-1)*8192" office:value-type="float" office:value="147.567416559363">
            <text:p>14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(2^([.A213]/8192)-1)*8192" office:value-type="float" office:value="148.273079670034">
            <text:p>148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(2^([.A214]/8192)-1)*8192" office:value-type="float" office:value="148.978802491289">
            <text:p>14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(2^([.A215]/8192)-1)*8192" office:value-type="float" office:value="149.684585028177">
            <text:p>15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f:=(2^([.A216]/8192)-1)*8192" office:value-type="float" office:value="150.390427285754">
            <text:p>15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f:=(2^([.A217]/8192)-1)*8192" office:value-type="float" office:value="151.096329269072">
            <text:p>15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f:=(2^([.A218]/8192)-1)*8192" office:value-type="float" office:value="151.802290983183">
            <text:p>15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f:=(2^([.A219]/8192)-1)*8192" office:value-type="float" office:value="152.508312433145">
            <text:p>15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f:=(2^([.A220]/8192)-1)*8192" office:value-type="float" office:value="153.21439362401">
            <text:p>15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(2^([.A221]/8192)-1)*8192" office:value-type="float" office:value="153.920534560833">
            <text:p>15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(2^([.A222]/8192)-1)*8192" office:value-type="float" office:value="154.626735248672">
            <text:p>15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f:=(2^([.A223]/8192)-1)*8192" office:value-type="float" office:value="155.332995692579">
            <text:p>15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(2^([.A224]/8192)-1)*8192" office:value-type="float" office:value="156.039315897613">
            <text:p>15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(2^([.A225]/8192)-1)*8192" office:value-type="float" office:value="156.745695868829">
            <text:p>15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(2^([.A226]/8192)-1)*8192" office:value-type="float" office:value="157.452135611285">
            <text:p>15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f:=(2^([.A227]/8192)-1)*8192" office:value-type="float" office:value="158.158635130041">
            <text:p>15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f:=(2^([.A228]/8192)-1)*8192" office:value-type="float" office:value="158.865194430153">
            <text:p>159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f:=(2^([.A229]/8192)-1)*8192" office:value-type="float" office:value="159.571813516677">
            <text:p>16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f:=(2^([.A230]/8192)-1)*8192" office:value-type="float" office:value="160.278492394677">
            <text:p>16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(2^([.A231]/8192)-1)*8192" office:value-type="float" office:value="160.985231069208">
            <text:p>16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f:=(2^([.A232]/8192)-1)*8192" office:value-type="float" office:value="161.692029545331">
            <text:p>16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f:=(2^([.A233]/8192)-1)*8192" office:value-type="float" office:value="162.398887828107">
            <text:p>16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f:=(2^([.A234]/8192)-1)*8192" office:value-type="float" office:value="163.105805922598">
            <text:p>163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f:=(2^([.A235]/8192)-1)*8192" office:value-type="float" office:value="163.812783833861">
            <text:p>164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(2^([.A236]/8192)-1)*8192" office:value-type="float" office:value="164.519821566961">
            <text:p>16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(2^([.A237]/8192)-1)*8192" office:value-type="float" office:value="165.226919126957">
            <text:p>16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(2^([.A238]/8192)-1)*8192" office:value-type="float" office:value="165.934076518915">
            <text:p>16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(2^([.A239]/8192)-1)*8192" office:value-type="float" office:value="166.641293747894">
            <text:p>16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(2^([.A240]/8192)-1)*8192" office:value-type="float" office:value="167.34857081896">
            <text:p>16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(2^([.A241]/8192)-1)*8192" office:value-type="float" office:value="168.055907737176">
            <text:p>16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f:=(2^([.A242]/8192)-1)*8192" office:value-type="float" office:value="168.763304507604">
            <text:p>16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(2^([.A243]/8192)-1)*8192" office:value-type="float" office:value="169.470761135311">
            <text:p>16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f:=(2^([.A244]/8192)-1)*8192" office:value-type="float" office:value="170.17827762536">
            <text:p>17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(2^([.A245]/8192)-1)*8192" office:value-type="float" office:value="170.88585398282">
            <text:p>17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f:=(2^([.A246]/8192)-1)*8192" office:value-type="float" office:value="171.59349021275">
            <text:p>17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(2^([.A247]/8192)-1)*8192" office:value-type="float" office:value="172.301186320223">
            <text:p>17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(2^([.A248]/8192)-1)*8192" office:value-type="float" office:value="173.008942310302">
            <text:p>17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f:=(2^([.A249]/8192)-1)*8192" office:value-type="float" office:value="173.716758188055">
            <text:p>17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(2^([.A250]/8192)-1)*8192" office:value-type="float" office:value="174.42463395855">
            <text:p>17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(2^([.A251]/8192)-1)*8192" office:value-type="float" office:value="175.132569626852">
            <text:p>17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f:=(2^([.A252]/8192)-1)*8192" office:value-type="float" office:value="175.840565198034">
            <text:p>17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f:=(2^([.A253]/8192)-1)*8192" office:value-type="float" office:value="176.548620677162">
            <text:p>17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(2^([.A254]/8192)-1)*8192" office:value-type="float" office:value="177.256736069305">
            <text:p>17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f:=(2^([.A255]/8192)-1)*8192" office:value-type="float" office:value="177.964911379531">
            <text:p>17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f:=(2^([.A256]/8192)-1)*8192" office:value-type="float" office:value="178.673146612915">
            <text:p>17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(2^([.A257]/8192)-1)*8192" office:value-type="float" office:value="179.381441774523">
            <text:p>179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f:=(2^([.A258]/8192)-1)*8192" office:value-type="float" office:value="180.08979686943">
            <text:p>18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f:=(2^([.A259]/8192)-1)*8192" office:value-type="float" office:value="180.798211902702">
            <text:p>18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formula="of:=(2^([.A260]/8192)-1)*8192" office:value-type="float" office:value="181.506686879415">
            <text:p>18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formula="of:=(2^([.A261]/8192)-1)*8192" office:value-type="float" office:value="182.215221804639">
            <text:p>18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formula="of:=(2^([.A262]/8192)-1)*8192" office:value-type="float" office:value="182.923816683449">
            <text:p>18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formula="of:=(2^([.A263]/8192)-1)*8192" office:value-type="float" office:value="183.632471520916">
            <text:p>18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formula="of:=(2^([.A264]/8192)-1)*8192" office:value-type="float" office:value="184.341186322114">
            <text:p>18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formula="of:=(2^([.A265]/8192)-1)*8192" office:value-type="float" office:value="185.049961092116">
            <text:p>1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formula="of:=(2^([.A266]/8192)-1)*8192" office:value-type="float" office:value="185.758795835996">
            <text:p>186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formula="of:=(2^([.A267]/8192)-1)*8192" office:value-type="float" office:value="186.467690558833">
            <text:p>18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formula="of:=(2^([.A268]/8192)-1)*8192" office:value-type="float" office:value="187.176645265698">
            <text:p>18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formula="of:=(2^([.A269]/8192)-1)*8192" office:value-type="float" office:value="187.885659961667">
            <text:p>18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formula="of:=(2^([.A270]/8192)-1)*8192" office:value-type="float" office:value="188.594734651817">
            <text:p>189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formula="of:=(2^([.A271]/8192)-1)*8192" office:value-type="float" office:value="189.303869341225">
            <text:p>18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formula="of:=(2^([.A272]/8192)-1)*8192" office:value-type="float" office:value="190.013064034967">
            <text:p>19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formula="of:=(2^([.A273]/8192)-1)*8192" office:value-type="float" office:value="190.722318738121">
            <text:p>19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formula="of:=(2^([.A274]/8192)-1)*8192" office:value-type="float" office:value="191.431633455764">
            <text:p>19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formula="of:=(2^([.A275]/8192)-1)*8192" office:value-type="float" office:value="192.141008192975">
            <text:p>19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formula="of:=(2^([.A276]/8192)-1)*8192" office:value-type="float" office:value="192.850442954832">
            <text:p>19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formula="of:=(2^([.A277]/8192)-1)*8192" office:value-type="float" office:value="193.559937746413">
            <text:p>194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formula="of:=(2^([.A278]/8192)-1)*8192" office:value-type="float" office:value="194.269492572801">
            <text:p>194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formula="of:=(2^([.A279]/8192)-1)*8192" office:value-type="float" office:value="194.979107439072">
            <text:p>195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formula="of:=(2^([.A280]/8192)-1)*8192" office:value-type="float" office:value="195.688782350309">
            <text:p>19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f:=(2^([.A281]/8192)-1)*8192" office:value-type="float" office:value="196.398517311591">
            <text:p>19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formula="of:=(2^([.A282]/8192)-1)*8192" office:value-type="float" office:value="197.108312328">
            <text:p>19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formula="of:=(2^([.A283]/8192)-1)*8192" office:value-type="float" office:value="197.818167404619">
            <text:p>19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formula="of:=(2^([.A284]/8192)-1)*8192" office:value-type="float" office:value="198.528082546527">
            <text:p>19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formula="of:=(2^([.A285]/8192)-1)*8192" office:value-type="float" office:value="199.23805775881">
            <text:p>19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formula="of:=(2^([.A286]/8192)-1)*8192" office:value-type="float" office:value="199.948093046547">
            <text:p>20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formula="of:=(2^([.A287]/8192)-1)*8192" office:value-type="float" office:value="200.658188414825">
            <text:p>20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formula="of:=(2^([.A288]/8192)-1)*8192" office:value-type="float" office:value="201.368343868726">
            <text:p>201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formula="of:=(2^([.A289]/8192)-1)*8192" office:value-type="float" office:value="202.078559413336">
            <text:p>20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formula="of:=(2^([.A290]/8192)-1)*8192" office:value-type="float" office:value="202.788835053736">
            <text:p>20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formula="of:=(2^([.A291]/8192)-1)*8192" office:value-type="float" office:value="203.499170795014">
            <text:p>20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formula="of:=(2^([.A292]/8192)-1)*8192" office:value-type="float" office:value="204.209566642256">
            <text:p>20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formula="of:=(2^([.A293]/8192)-1)*8192" office:value-type="float" office:value="204.920022600545">
            <text:p>20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formula="of:=(2^([.A294]/8192)-1)*8192" office:value-type="float" office:value="205.63053867497">
            <text:p>20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formula="of:=(2^([.A295]/8192)-1)*8192" office:value-type="float" office:value="206.341114870616">
            <text:p>20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formula="of:=(2^([.A296]/8192)-1)*8192" office:value-type="float" office:value="207.051751192572">
            <text:p>20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formula="of:=(2^([.A297]/8192)-1)*8192" office:value-type="float" office:value="207.762447645924">
            <text:p>208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formula="of:=(2^([.A298]/8192)-1)*8192" office:value-type="float" office:value="208.473204235761">
            <text:p>208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formula="of:=(2^([.A299]/8192)-1)*8192" office:value-type="float" office:value="209.184020967172">
            <text:p>20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formula="of:=(2^([.A300]/8192)-1)*8192" office:value-type="float" office:value="209.894897845246">
            <text:p>21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(2^([.A301]/8192)-1)*8192" office:value-type="float" office:value="210.60583487507">
            <text:p>21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formula="of:=(2^([.A302]/8192)-1)*8192" office:value-type="float" office:value="211.316832061737">
            <text:p>21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formula="of:=(2^([.A303]/8192)-1)*8192" office:value-type="float" office:value="212.027889410336">
            <text:p>21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formula="of:=(2^([.A304]/8192)-1)*8192" office:value-type="float" office:value="212.739006925956">
            <text:p>21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formula="of:=(2^([.A305]/8192)-1)*8192" office:value-type="float" office:value="213.450184613692">
            <text:p>21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formula="of:=(2^([.A306]/8192)-1)*8192" office:value-type="float" office:value="214.161422478632">
            <text:p>21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formula="of:=(2^([.A307]/8192)-1)*8192" office:value-type="float" office:value="214.872720525867">
            <text:p>21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formula="of:=(2^([.A308]/8192)-1)*8192" office:value-type="float" office:value="215.584078760494">
            <text:p>21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formula="of:=(2^([.A309]/8192)-1)*8192" office:value-type="float" office:value="216.295497187602">
            <text:p>21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formula="of:=(2^([.A310]/8192)-1)*8192" office:value-type="float" office:value="217.006975812288">
            <text:p>217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formula="of:=(2^([.A311]/8192)-1)*8192" office:value-type="float" office:value="217.71851463964">
            <text:p>21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formula="of:=(2^([.A312]/8192)-1)*8192" office:value-type="float" office:value="218.430113674758">
            <text:p>218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formula="of:=(2^([.A313]/8192)-1)*8192" office:value-type="float" office:value="219.141772922734">
            <text:p>219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formula="of:=(2^([.A314]/8192)-1)*8192" office:value-type="float" office:value="219.853492388662">
            <text:p>22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formula="of:=(2^([.A315]/8192)-1)*8192" office:value-type="float" office:value="220.565272077638">
            <text:p>22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formula="of:=(2^([.A316]/8192)-1)*8192" office:value-type="float" office:value="221.277111994759">
            <text:p>22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formula="of:=(2^([.A317]/8192)-1)*8192" office:value-type="float" office:value="221.989012145121">
            <text:p>222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formula="of:=(2^([.A318]/8192)-1)*8192" office:value-type="float" office:value="222.700972533819">
            <text:p>22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formula="of:=(2^([.A319]/8192)-1)*8192" office:value-type="float" office:value="223.412993165952">
            <text:p>22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formula="of:=(2^([.A320]/8192)-1)*8192" office:value-type="float" office:value="224.125074046617">
            <text:p>22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(2^([.A321]/8192)-1)*8192" office:value-type="float" office:value="224.837215180913">
            <text:p>225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formula="of:=(2^([.A322]/8192)-1)*8192" office:value-type="float" office:value="225.549416573936">
            <text:p>226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f:=(2^([.A323]/8192)-1)*8192" office:value-type="float" office:value="226.261678230787">
            <text:p>22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formula="of:=(2^([.A324]/8192)-1)*8192" office:value-type="float" office:value="226.974000156564">
            <text:p>22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formula="of:=(2^([.A325]/8192)-1)*8192" office:value-type="float" office:value="227.686382356367">
            <text:p>22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formula="of:=(2^([.A326]/8192)-1)*8192" office:value-type="float" office:value="228.398824835298">
            <text:p>228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formula="of:=(2^([.A327]/8192)-1)*8192" office:value-type="float" office:value="229.111327598453">
            <text:p>22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formula="of:=(2^([.A328]/8192)-1)*8192" office:value-type="float" office:value="229.82389065094">
            <text:p>23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formula="of:=(2^([.A329]/8192)-1)*8192" office:value-type="float" office:value="230.536513997855">
            <text:p>23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formula="of:=(2^([.A330]/8192)-1)*8192" office:value-type="float" office:value="231.2491976443">
            <text:p>23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(2^([.A331]/8192)-1)*8192" office:value-type="float" office:value="231.96194159538">
            <text:p>23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formula="of:=(2^([.A332]/8192)-1)*8192" office:value-type="float" office:value="232.674745856197">
            <text:p>23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formula="of:=(2^([.A333]/8192)-1)*8192" office:value-type="float" office:value="233.387610431853">
            <text:p>23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formula="of:=(2^([.A334]/8192)-1)*8192" office:value-type="float" office:value="234.100535327452">
            <text:p>234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formula="of:=(2^([.A335]/8192)-1)*8192" office:value-type="float" office:value="234.813520548099">
            <text:p>235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formula="of:=(2^([.A336]/8192)-1)*8192" office:value-type="float" office:value="235.526566098899">
            <text:p>236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f:=(2^([.A337]/8192)-1)*8192" office:value-type="float" office:value="236.239671984955">
            <text:p>23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f:=(2^([.A338]/8192)-1)*8192" office:value-type="float" office:value="236.952838211371">
            <text:p>237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formula="of:=(2^([.A339]/8192)-1)*8192" office:value-type="float" office:value="237.666064783258">
            <text:p>23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f:=(2^([.A340]/8192)-1)*8192" office:value-type="float" office:value="238.379351705717">
            <text:p>23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f:=(2^([.A341]/8192)-1)*8192" office:value-type="float" office:value="239.092698983857">
            <text:p>239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formula="of:=(2^([.A342]/8192)-1)*8192" office:value-type="float" office:value="239.806106622786">
            <text:p>24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f:=(2^([.A343]/8192)-1)*8192" office:value-type="float" office:value="240.519574627609">
            <text:p>24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formula="of:=(2^([.A344]/8192)-1)*8192" office:value-type="float" office:value="241.233103003437">
            <text:p>241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formula="of:=(2^([.A345]/8192)-1)*8192" office:value-type="float" office:value="241.946691755375">
            <text:p>24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formula="of:=(2^([.A346]/8192)-1)*8192" office:value-type="float" office:value="242.660340888533">
            <text:p>24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formula="of:=(2^([.A347]/8192)-1)*8192" office:value-type="float" office:value="243.374050408022">
            <text:p>24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formula="of:=(2^([.A348]/8192)-1)*8192" office:value-type="float" office:value="244.087820318949">
            <text:p>24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formula="of:=(2^([.A349]/8192)-1)*8192" office:value-type="float" office:value="244.801650626427">
            <text:p>24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f:=(2^([.A350]/8192)-1)*8192" office:value-type="float" office:value="245.515541335564">
            <text:p>24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(2^([.A351]/8192)-1)*8192" office:value-type="float" office:value="246.229492451474">
            <text:p>24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formula="of:=(2^([.A352]/8192)-1)*8192" office:value-type="float" office:value="246.943503979262">
            <text:p>24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f:=(2^([.A353]/8192)-1)*8192" office:value-type="float" office:value="247.657575924048">
            <text:p>24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f:=(2^([.A354]/8192)-1)*8192" office:value-type="float" office:value="248.371708290939">
            <text:p>248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formula="of:=(2^([.A355]/8192)-1)*8192" office:value-type="float" office:value="249.085901085049">
            <text:p>24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f:=(2^([.A356]/8192)-1)*8192" office:value-type="float" office:value="249.800154311492">
            <text:p>25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formula="of:=(2^([.A357]/8192)-1)*8192" office:value-type="float" office:value="250.514467975379">
            <text:p>251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formula="of:=(2^([.A358]/8192)-1)*8192" office:value-type="float" office:value="251.228842081828">
            <text:p>25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formula="of:=(2^([.A359]/8192)-1)*8192" office:value-type="float" office:value="251.94327663595">
            <text:p>252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formula="of:=(2^([.A360]/8192)-1)*8192" office:value-type="float" office:value="252.65777164286">
            <text:p>25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formula="of:=(2^([.A361]/8192)-1)*8192" office:value-type="float" office:value="253.372327107676">
            <text:p>253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formula="of:=(2^([.A362]/8192)-1)*8192" office:value-type="float" office:value="254.086943035512">
            <text:p>25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formula="of:=(2^([.A363]/8192)-1)*8192" office:value-type="float" office:value="254.801619431484">
            <text:p>25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formula="of:=(2^([.A364]/8192)-1)*8192" office:value-type="float" office:value="255.516356300708">
            <text:p>256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formula="of:=(2^([.A365]/8192)-1)*8192" office:value-type="float" office:value="256.231153648303">
            <text:p>256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formula="of:=(2^([.A366]/8192)-1)*8192" office:value-type="float" office:value="256.946011479384">
            <text:p>257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formula="of:=(2^([.A367]/8192)-1)*8192" office:value-type="float" office:value="257.660929799071">
            <text:p>258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formula="of:=(2^([.A368]/8192)-1)*8192" office:value-type="float" office:value="258.375908612481">
            <text:p>258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formula="of:=(2^([.A369]/8192)-1)*8192" office:value-type="float" office:value="259.090947924735">
            <text:p>259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formula="of:=(2^([.A370]/8192)-1)*8192" office:value-type="float" office:value="259.806047740947">
            <text:p>26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formula="of:=(2^([.A371]/8192)-1)*8192" office:value-type="float" office:value="260.521208066242">
            <text:p>26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formula="of:=(2^([.A372]/8192)-1)*8192" office:value-type="float" office:value="261.236428905739">
            <text:p>26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formula="of:=(2^([.A373]/8192)-1)*8192" office:value-type="float" office:value="261.951710264557">
            <text:p>26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formula="of:=(2^([.A374]/8192)-1)*8192" office:value-type="float" office:value="262.667052147817">
            <text:p>263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formula="of:=(2^([.A375]/8192)-1)*8192" office:value-type="float" office:value="263.382454560642">
            <text:p>26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formula="of:=(2^([.A376]/8192)-1)*8192" office:value-type="float" office:value="264.097917508152">
            <text:p>264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formula="of:=(2^([.A377]/8192)-1)*8192" office:value-type="float" office:value="264.813440995469">
            <text:p>265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formula="of:=(2^([.A378]/8192)-1)*8192" office:value-type="float" office:value="265.529025027718">
            <text:p>266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formula="of:=(2^([.A379]/8192)-1)*8192" office:value-type="float" office:value="266.24466961002">
            <text:p>26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formula="of:=(2^([.A380]/8192)-1)*8192" office:value-type="float" office:value="266.960374747498">
            <text:p>267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formula="of:=(2^([.A381]/8192)-1)*8192" office:value-type="float" office:value="267.676140445277">
            <text:p>268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formula="of:=(2^([.A382]/8192)-1)*8192" office:value-type="float" office:value="268.391966708483">
            <text:p>268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formula="of:=(2^([.A383]/8192)-1)*8192" office:value-type="float" office:value="269.10785354224">
            <text:p>269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formula="of:=(2^([.A384]/8192)-1)*8192" office:value-type="float" office:value="269.82380095167">
            <text:p>27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formula="of:=(2^([.A385]/8192)-1)*8192" office:value-type="float" office:value="270.539808941903">
            <text:p>27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formula="of:=(2^([.A386]/8192)-1)*8192" office:value-type="float" office:value="271.255877518062">
            <text:p>27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formula="of:=(2^([.A387]/8192)-1)*8192" office:value-type="float" office:value="271.972006685277">
            <text:p>27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formula="of:=(2^([.A388]/8192)-1)*8192" office:value-type="float" office:value="272.688196448671">
            <text:p>27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formula="of:=(2^([.A389]/8192)-1)*8192" office:value-type="float" office:value="273.404446813374">
            <text:p>273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formula="of:=(2^([.A390]/8192)-1)*8192" office:value-type="float" office:value="274.120757784514">
            <text:p>27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formula="of:=(2^([.A391]/8192)-1)*8192" office:value-type="float" office:value="274.837129367217">
            <text:p>275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formula="of:=(2^([.A392]/8192)-1)*8192" office:value-type="float" office:value="275.553561566614">
            <text:p>276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formula="of:=(2^([.A393]/8192)-1)*8192" office:value-type="float" office:value="276.270054387835">
            <text:p>276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formula="of:=(2^([.A394]/8192)-1)*8192" office:value-type="float" office:value="276.986607836005">
            <text:p>277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formula="of:=(2^([.A395]/8192)-1)*8192" office:value-type="float" office:value="277.703221916257">
            <text:p>278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formula="of:=(2^([.A396]/8192)-1)*8192" office:value-type="float" office:value="278.419896633724">
            <text:p>278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formula="of:=(2^([.A397]/8192)-1)*8192" office:value-type="float" office:value="279.136631993533">
            <text:p>279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formula="of:=(2^([.A398]/8192)-1)*8192" office:value-type="float" office:value="279.853428000815">
            <text:p>28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formula="of:=(2^([.A399]/8192)-1)*8192" office:value-type="float" office:value="280.570284660706">
            <text:p>281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formula="of:=(2^([.A400]/8192)-1)*8192" office:value-type="float" office:value="281.287201978335">
            <text:p>28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(2^([.A401]/8192)-1)*8192" office:value-type="float" office:value="282.004179958834">
            <text:p>282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formula="of:=(2^([.A402]/8192)-1)*8192" office:value-type="float" office:value="282.721218607339">
            <text:p>283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formula="of:=(2^([.A403]/8192)-1)*8192" office:value-type="float" office:value="283.43831792898">
            <text:p>28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formula="of:=(2^([.A404]/8192)-1)*8192" office:value-type="float" office:value="284.155477928894">
            <text:p>284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formula="of:=(2^([.A405]/8192)-1)*8192" office:value-type="float" office:value="284.872698612215">
            <text:p>28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formula="of:=(2^([.A406]/8192)-1)*8192" office:value-type="float" office:value="285.589979984075">
            <text:p>286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formula="of:=(2^([.A407]/8192)-1)*8192" office:value-type="float" office:value="286.307322049612">
            <text:p>28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formula="of:=(2^([.A408]/8192)-1)*8192" office:value-type="float" office:value="287.02472481396">
            <text:p>28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formula="of:=(2^([.A409]/8192)-1)*8192" office:value-type="float" office:value="287.742188282256">
            <text:p>288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formula="of:=(2^([.A410]/8192)-1)*8192" office:value-type="float" office:value="288.459712459638">
            <text:p>28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formula="of:=(2^([.A411]/8192)-1)*8192" office:value-type="float" office:value="289.177297351242">
            <text:p>289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formula="of:=(2^([.A412]/8192)-1)*8192" office:value-type="float" office:value="289.894942962203">
            <text:p>29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formula="of:=(2^([.A413]/8192)-1)*8192" office:value-type="float" office:value="290.61264929766">
            <text:p>29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formula="of:=(2^([.A414]/8192)-1)*8192" office:value-type="float" office:value="291.330416362754">
            <text:p>29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formula="of:=(2^([.A415]/8192)-1)*8192" office:value-type="float" office:value="292.048244162621">
            <text:p>29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formula="of:=(2^([.A416]/8192)-1)*8192" office:value-type="float" office:value="292.7661327024">
            <text:p>293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formula="of:=(2^([.A417]/8192)-1)*8192" office:value-type="float" office:value="293.484081987233">
            <text:p>293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formula="of:=(2^([.A418]/8192)-1)*8192" office:value-type="float" office:value="294.202092022257">
            <text:p>294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formula="of:=(2^([.A419]/8192)-1)*8192" office:value-type="float" office:value="294.920162812616">
            <text:p>295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formula="of:=(2^([.A420]/8192)-1)*8192" office:value-type="float" office:value="295.638294363447">
            <text:p>296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formula="of:=(2^([.A421]/8192)-1)*8192" office:value-type="float" office:value="296.356486679893">
            <text:p>296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formula="of:=(2^([.A422]/8192)-1)*8192" office:value-type="float" office:value="297.074739767097">
            <text:p>297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formula="of:=(2^([.A423]/8192)-1)*8192" office:value-type="float" office:value="297.793053630199">
            <text:p>298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formula="of:=(2^([.A424]/8192)-1)*8192" office:value-type="float" office:value="298.511428274343">
            <text:p>299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formula="of:=(2^([.A425]/8192)-1)*8192" office:value-type="float" office:value="299.229863704672">
            <text:p>299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formula="of:=(2^([.A426]/8192)-1)*8192" office:value-type="float" office:value="299.948359926329">
            <text:p>30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formula="of:=(2^([.A427]/8192)-1)*8192" office:value-type="float" office:value="300.666916944459">
            <text:p>301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formula="of:=(2^([.A428]/8192)-1)*8192" office:value-type="float" office:value="301.385534764206">
            <text:p>301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formula="of:=(2^([.A429]/8192)-1)*8192" office:value-type="float" office:value="302.104213390712">
            <text:p>302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formula="of:=(2^([.A430]/8192)-1)*8192" office:value-type="float" office:value="302.822952829127">
            <text:p>30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formula="of:=(2^([.A431]/8192)-1)*8192" office:value-type="float" office:value="303.541753084593">
            <text:p>304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formula="of:=(2^([.A432]/8192)-1)*8192" office:value-type="float" office:value="304.260614162258">
            <text:p>304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formula="of:=(2^([.A433]/8192)-1)*8192" office:value-type="float" office:value="304.979536067269">
            <text:p>305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formula="of:=(2^([.A434]/8192)-1)*8192" office:value-type="float" office:value="305.698518804771">
            <text:p>306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formula="of:=(2^([.A435]/8192)-1)*8192" office:value-type="float" office:value="306.417562379911">
            <text:p>306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formula="of:=(2^([.A436]/8192)-1)*8192" office:value-type="float" office:value="307.13666679784">
            <text:p>307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formula="of:=(2^([.A437]/8192)-1)*8192" office:value-type="float" office:value="307.855832063704">
            <text:p>308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formula="of:=(2^([.A438]/8192)-1)*8192" office:value-type="float" office:value="308.575058182652">
            <text:p>30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formula="of:=(2^([.A439]/8192)-1)*8192" office:value-type="float" office:value="309.294345159833">
            <text:p>309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formula="of:=(2^([.A440]/8192)-1)*8192" office:value-type="float" office:value="310.013693000399">
            <text:p>31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formula="of:=(2^([.A441]/8192)-1)*8192" office:value-type="float" office:value="310.733101709497">
            <text:p>31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formula="of:=(2^([.A442]/8192)-1)*8192" office:value-type="float" office:value="311.452571292277">
            <text:p>311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formula="of:=(2^([.A443]/8192)-1)*8192" office:value-type="float" office:value="312.172101753893">
            <text:p>312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formula="of:=(2^([.A444]/8192)-1)*8192" office:value-type="float" office:value="312.891693099495">
            <text:p>313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formula="of:=(2^([.A445]/8192)-1)*8192" office:value-type="float" office:value="313.611345334233">
            <text:p>31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formula="of:=(2^([.A446]/8192)-1)*8192" office:value-type="float" office:value="314.331058463262">
            <text:p>314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formula="of:=(2^([.A447]/8192)-1)*8192" office:value-type="float" office:value="315.050832491734">
            <text:p>315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formula="of:=(2^([.A448]/8192)-1)*8192" office:value-type="float" office:value="315.7706674248">
            <text:p>316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formula="of:=(2^([.A449]/8192)-1)*8192" office:value-type="float" office:value="316.490563267615">
            <text:p>316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formula="of:=(2^([.A450]/8192)-1)*8192" office:value-type="float" office:value="317.210520025334">
            <text:p>317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formula="of:=(2^([.A451]/8192)-1)*8192" office:value-type="float" office:value="317.930537703109">
            <text:p>318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formula="of:=(2^([.A452]/8192)-1)*8192" office:value-type="float" office:value="318.650616306097">
            <text:p>319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formula="of:=(2^([.A453]/8192)-1)*8192" office:value-type="float" office:value="319.370755839453">
            <text:p>31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formula="of:=(2^([.A454]/8192)-1)*8192" office:value-type="float" office:value="320.090956308331">
            <text:p>32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formula="of:=(2^([.A455]/8192)-1)*8192" office:value-type="float" office:value="320.811217717888">
            <text:p>321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formula="of:=(2^([.A456]/8192)-1)*8192" office:value-type="float" office:value="321.531540073283">
            <text:p>322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formula="of:=(2^([.A457]/8192)-1)*8192" office:value-type="float" office:value="322.251923379668">
            <text:p>322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formula="of:=(2^([.A458]/8192)-1)*8192" office:value-type="float" office:value="322.972367642205">
            <text:p>323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formula="of:=(2^([.A459]/8192)-1)*8192" office:value-type="float" office:value="323.692872866051">
            <text:p>324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formula="of:=(2^([.A460]/8192)-1)*8192" office:value-type="float" office:value="324.413439056361">
            <text:p>32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formula="of:=(2^([.A461]/8192)-1)*8192" office:value-type="float" office:value="325.134066218299">
            <text:p>325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formula="of:=(2^([.A462]/8192)-1)*8192" office:value-type="float" office:value="325.85475435702">
            <text:p>326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formula="of:=(2^([.A463]/8192)-1)*8192" office:value-type="float" office:value="326.575503477685">
            <text:p>32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formula="of:=(2^([.A464]/8192)-1)*8192" office:value-type="float" office:value="327.296313585455">
            <text:p>327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formula="of:=(2^([.A465]/8192)-1)*8192" office:value-type="float" office:value="328.017184685488">
            <text:p>328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formula="of:=(2^([.A466]/8192)-1)*8192" office:value-type="float" office:value="328.738116782948">
            <text:p>329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formula="of:=(2^([.A467]/8192)-1)*8192" office:value-type="float" office:value="329.459109882995">
            <text:p>329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formula="of:=(2^([.A468]/8192)-1)*8192" office:value-type="float" office:value="330.18016399079">
            <text:p>33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formula="of:=(2^([.A469]/8192)-1)*8192" office:value-type="float" office:value="330.901279111496">
            <text:p>33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formula="of:=(2^([.A470]/8192)-1)*8192" office:value-type="float" office:value="331.622455250277">
            <text:p>33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formula="of:=(2^([.A471]/8192)-1)*8192" office:value-type="float" office:value="332.343692412292">
            <text:p>332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formula="of:=(2^([.A472]/8192)-1)*8192" office:value-type="float" office:value="333.06499060271">
            <text:p>333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formula="of:=(2^([.A473]/8192)-1)*8192" office:value-type="float" office:value="333.786349826692">
            <text:p>33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formula="of:=(2^([.A474]/8192)-1)*8192" office:value-type="float" office:value="334.507770089402">
            <text:p>335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formula="of:=(2^([.A475]/8192)-1)*8192" office:value-type="float" office:value="335.229251396006">
            <text:p>335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formula="of:=(2^([.A476]/8192)-1)*8192" office:value-type="float" office:value="335.95079375167">
            <text:p>336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formula="of:=(2^([.A477]/8192)-1)*8192" office:value-type="float" office:value="336.672397161557">
            <text:p>337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formula="of:=(2^([.A478]/8192)-1)*8192" office:value-type="float" office:value="337.394061630835">
            <text:p>337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formula="of:=(2^([.A479]/8192)-1)*8192" office:value-type="float" office:value="338.115787164672">
            <text:p>338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formula="of:=(2^([.A480]/8192)-1)*8192" office:value-type="float" office:value="338.837573768233">
            <text:p>339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formula="of:=(2^([.A481]/8192)-1)*8192" office:value-type="float" office:value="339.559421446686">
            <text:p>34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formula="of:=(2^([.A482]/8192)-1)*8192" office:value-type="float" office:value="340.281330205198">
            <text:p>34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formula="of:=(2^([.A483]/8192)-1)*8192" office:value-type="float" office:value="341.00330004894">
            <text:p>341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formula="of:=(2^([.A484]/8192)-1)*8192" office:value-type="float" office:value="341.725330983078">
            <text:p>342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formula="of:=(2^([.A485]/8192)-1)*8192" office:value-type="float" office:value="342.447423012783">
            <text:p>342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formula="of:=(2^([.A486]/8192)-1)*8192" office:value-type="float" office:value="343.169576143224">
            <text:p>343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formula="of:=(2^([.A487]/8192)-1)*8192" office:value-type="float" office:value="343.891790379572">
            <text:p>344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formula="of:=(2^([.A488]/8192)-1)*8192" office:value-type="float" office:value="344.614065726995">
            <text:p>345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formula="of:=(2^([.A489]/8192)-1)*8192" office:value-type="float" office:value="345.336402190667">
            <text:p>34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formula="of:=(2^([.A490]/8192)-1)*8192" office:value-type="float" office:value="346.058799775757">
            <text:p>346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formula="of:=(2^([.A491]/8192)-1)*8192" office:value-type="float" office:value="346.781258487439">
            <text:p>347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formula="of:=(2^([.A492]/8192)-1)*8192" office:value-type="float" office:value="347.503778330885">
            <text:p>348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formula="of:=(2^([.A493]/8192)-1)*8192" office:value-type="float" office:value="348.226359311266">
            <text:p>348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formula="of:=(2^([.A494]/8192)-1)*8192" office:value-type="float" office:value="348.949001433757">
            <text:p>349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formula="of:=(2^([.A495]/8192)-1)*8192" office:value-type="float" office:value="349.671704703531">
            <text:p>35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formula="of:=(2^([.A496]/8192)-1)*8192" office:value-type="float" office:value="350.39446912576">
            <text:p>35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formula="of:=(2^([.A497]/8192)-1)*8192" office:value-type="float" office:value="351.117294705622">
            <text:p>35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formula="of:=(2^([.A498]/8192)-1)*8192" office:value-type="float" office:value="351.840181448291">
            <text:p>352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formula="of:=(2^([.A499]/8192)-1)*8192" office:value-type="float" office:value="352.563129358941">
            <text:p>353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formula="of:=(2^([.A500]/8192)-1)*8192" office:value-type="float" office:value="353.286138442749">
            <text:p>35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(2^([.A501]/8192)-1)*8192" office:value-type="float" office:value="354.009208704891">
            <text:p>354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formula="of:=(2^([.A502]/8192)-1)*8192" office:value-type="float" office:value="354.732340150542">
            <text:p>355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table:formula="of:=(2^([.A503]/8192)-1)*8192" office:value-type="float" office:value="355.455532784881">
            <text:p>355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formula="of:=(2^([.A504]/8192)-1)*8192" office:value-type="float" office:value="356.178786613087">
            <text:p>356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formula="of:=(2^([.A505]/8192)-1)*8192" office:value-type="float" office:value="356.902101640335">
            <text:p>357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formula="of:=(2^([.A506]/8192)-1)*8192" office:value-type="float" office:value="357.625477871803">
            <text:p>358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table:formula="of:=(2^([.A507]/8192)-1)*8192" office:value-type="float" office:value="358.348915312674">
            <text:p>358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table:formula="of:=(2^([.A508]/8192)-1)*8192" office:value-type="float" office:value="359.072413968122">
            <text:p>359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formula="of:=(2^([.A509]/8192)-1)*8192" office:value-type="float" office:value="359.795973843333">
            <text:p>360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formula="of:=(2^([.A510]/8192)-1)*8192" office:value-type="float" office:value="360.51959494348">
            <text:p>361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formula="of:=(2^([.A511]/8192)-1)*8192" office:value-type="float" office:value="361.24327727375">
            <text:p>36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formula="of:=(2^([.A512]/8192)-1)*8192" office:value-type="float" office:value="361.96702083932">
            <text:p>36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(2^([.A513]/8192)-1)*8192" office:value-type="float" office:value="362.690825645373">
            <text:p>363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formula="of:=(2^([.A514]/8192)-1)*8192" office:value-type="float" office:value="363.414691697093">
            <text:p>363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formula="of:=(2^([.A515]/8192)-1)*8192" office:value-type="float" office:value="364.138618999657">
            <text:p>364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formula="of:=(2^([.A516]/8192)-1)*8192" office:value-type="float" office:value="364.862607558254">
            <text:p>365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formula="of:=(2^([.A517]/8192)-1)*8192" office:value-type="float" office:value="365.586657378062">
            <text:p>366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formula="of:=(2^([.A518]/8192)-1)*8192" office:value-type="float" office:value="366.310768464269">
            <text:p>366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table:formula="of:=(2^([.A519]/8192)-1)*8192" office:value-type="float" office:value="367.034940822055">
            <text:p>367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table:formula="of:=(2^([.A520]/8192)-1)*8192" office:value-type="float" office:value="367.759174456609">
            <text:p>368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table:formula="of:=(2^([.A521]/8192)-1)*8192" office:value-type="float" office:value="368.483469373112">
            <text:p>368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table:formula="of:=(2^([.A522]/8192)-1)*8192" office:value-type="float" office:value="369.207825576752">
            <text:p>369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table:formula="of:=(2^([.A523]/8192)-1)*8192" office:value-type="float" office:value="369.932243072713">
            <text:p>370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table:formula="of:=(2^([.A524]/8192)-1)*8192" office:value-type="float" office:value="370.656721866184">
            <text:p>371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table:formula="of:=(2^([.A525]/8192)-1)*8192" office:value-type="float" office:value="371.381261962348">
            <text:p>371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table:formula="of:=(2^([.A526]/8192)-1)*8192" office:value-type="float" office:value="372.105863366396">
            <text:p>372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table:formula="of:=(2^([.A527]/8192)-1)*8192" office:value-type="float" office:value="372.830526083513">
            <text:p>373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table:formula="of:=(2^([.A528]/8192)-1)*8192" office:value-type="float" office:value="373.555250118889">
            <text:p>374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table:formula="of:=(2^([.A529]/8192)-1)*8192" office:value-type="float" office:value="374.280035477712">
            <text:p>374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table:formula="of:=(2^([.A530]/8192)-1)*8192" office:value-type="float" office:value="375.004882165169">
            <text:p>37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table:formula="of:=(2^([.A531]/8192)-1)*8192" office:value-type="float" office:value="375.729790186451">
            <text:p>376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table:formula="of:=(2^([.A532]/8192)-1)*8192" office:value-type="float" office:value="376.45475954675">
            <text:p>376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table:formula="of:=(2^([.A533]/8192)-1)*8192" office:value-type="float" office:value="377.179790251252">
            <text:p>377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table:formula="of:=(2^([.A534]/8192)-1)*8192" office:value-type="float" office:value="377.904882305151">
            <text:p>378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table:formula="of:=(2^([.A535]/8192)-1)*8192" office:value-type="float" office:value="378.630035713637">
            <text:p>379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table:formula="of:=(2^([.A536]/8192)-1)*8192" office:value-type="float" office:value="379.3552504819">
            <text:p>379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table:formula="of:=(2^([.A537]/8192)-1)*8192" office:value-type="float" office:value="380.080526615135">
            <text:p>380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table:formula="of:=(2^([.A538]/8192)-1)*8192" office:value-type="float" office:value="380.805864118533">
            <text:p>381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table:formula="of:=(2^([.A539]/8192)-1)*8192" office:value-type="float" office:value="381.531262997287">
            <text:p>382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table:formula="of:=(2^([.A540]/8192)-1)*8192" office:value-type="float" office:value="382.256723256589">
            <text:p>38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table:formula="of:=(2^([.A541]/8192)-1)*8192" office:value-type="float" office:value="382.982244901636">
            <text:p>383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table:formula="of:=(2^([.A542]/8192)-1)*8192" office:value-type="float" office:value="383.707827937618">
            <text:p>384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table:formula="of:=(2^([.A543]/8192)-1)*8192" office:value-type="float" office:value="384.433472369734">
            <text:p>384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table:formula="of:=(2^([.A544]/8192)-1)*8192" office:value-type="float" office:value="385.159178203177">
            <text:p>385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table:formula="of:=(2^([.A545]/8192)-1)*8192" office:value-type="float" office:value="385.884945443142">
            <text:p>386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table:formula="of:=(2^([.A546]/8192)-1)*8192" office:value-type="float" office:value="386.610774094826">
            <text:p>387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table:formula="of:=(2^([.A547]/8192)-1)*8192" office:value-type="float" office:value="387.336664163426">
            <text:p>387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table:formula="of:=(2^([.A548]/8192)-1)*8192" office:value-type="float" office:value="388.062615654137">
            <text:p>388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table:formula="of:=(2^([.A549]/8192)-1)*8192" office:value-type="float" office:value="388.788628572158">
            <text:p>389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table:formula="of:=(2^([.A550]/8192)-1)*8192" office:value-type="float" office:value="389.514702922685">
            <text:p>39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table:formula="of:=(2^([.A551]/8192)-1)*8192" office:value-type="float" office:value="390.240838710917">
            <text:p>390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table:formula="of:=(2^([.A552]/8192)-1)*8192" office:value-type="float" office:value="390.967035942054">
            <text:p>391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(2^([.A553]/8192)-1)*8192" office:value-type="float" office:value="391.693294621295">
            <text:p>39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formula="of:=(2^([.A554]/8192)-1)*8192" office:value-type="float" office:value="392.419614753837">
            <text:p>392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formula="of:=(2^([.A555]/8192)-1)*8192" office:value-type="float" office:value="393.14599634488">
            <text:p>39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table:formula="of:=(2^([.A556]/8192)-1)*8192" office:value-type="float" office:value="393.872439399627">
            <text:p>394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table:formula="of:=(2^([.A557]/8192)-1)*8192" office:value-type="float" office:value="394.598943923278">
            <text:p>395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formula="of:=(2^([.A558]/8192)-1)*8192" office:value-type="float" office:value="395.325509921035">
            <text:p>395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table:formula="of:=(2^([.A559]/8192)-1)*8192" office:value-type="float" office:value="396.052137398097">
            <text:p>396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formula="of:=(2^([.A560]/8192)-1)*8192" office:value-type="float" office:value="396.778826359667">
            <text:p>39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formula="of:=(2^([.A561]/8192)-1)*8192" office:value-type="float" office:value="397.50557681095">
            <text:p>398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table:formula="of:=(2^([.A562]/8192)-1)*8192" office:value-type="float" office:value="398.232388757147">
            <text:p>398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formula="of:=(2^([.A563]/8192)-1)*8192" office:value-type="float" office:value="398.959262203462">
            <text:p>399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table:formula="of:=(2^([.A564]/8192)-1)*8192" office:value-type="float" office:value="399.686197155097">
            <text:p>400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formula="of:=(2^([.A565]/8192)-1)*8192" office:value-type="float" office:value="400.41319361726">
            <text:p>40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formula="of:=(2^([.A566]/8192)-1)*8192" office:value-type="float" office:value="401.140251595154">
            <text:p>401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table:formula="of:=(2^([.A567]/8192)-1)*8192" office:value-type="float" office:value="401.867371093982">
            <text:p>402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table:formula="of:=(2^([.A568]/8192)-1)*8192" office:value-type="float" office:value="402.594552118953">
            <text:p>403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table:formula="of:=(2^([.A569]/8192)-1)*8192" office:value-type="float" office:value="403.321794675274">
            <text:p>403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table:formula="of:=(2^([.A570]/8192)-1)*8192" office:value-type="float" office:value="404.049098768146">
            <text:p>404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table:formula="of:=(2^([.A571]/8192)-1)*8192" office:value-type="float" office:value="404.776464402781">
            <text:p>405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table:formula="of:=(2^([.A572]/8192)-1)*8192" office:value-type="float" office:value="405.503891584385">
            <text:p>406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formula="of:=(2^([.A573]/8192)-1)*8192" office:value-type="float" office:value="406.231380318166">
            <text:p>406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formula="of:=(2^([.A574]/8192)-1)*8192" office:value-type="float" office:value="406.958930609333">
            <text:p>407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formula="of:=(2^([.A575]/8192)-1)*8192" office:value-type="float" office:value="407.686542463092">
            <text:p>408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table:formula="of:=(2^([.A576]/8192)-1)*8192" office:value-type="float" office:value="408.414215884655">
            <text:p>408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formula="of:=(2^([.A577]/8192)-1)*8192" office:value-type="float" office:value="409.14195087923">
            <text:p>409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table:formula="of:=(2^([.A578]/8192)-1)*8192" office:value-type="float" office:value="409.869747452029">
            <text:p>41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formula="of:=(2^([.A579]/8192)-1)*8192" office:value-type="float" office:value="410.59760560826">
            <text:p>411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table:formula="of:=(2^([.A580]/8192)-1)*8192" office:value-type="float" office:value="411.325525353135">
            <text:p>41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table:formula="of:=(2^([.A581]/8192)-1)*8192" office:value-type="float" office:value="412.053506691866">
            <text:p>412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formula="of:=(2^([.A582]/8192)-1)*8192" office:value-type="float" office:value="412.781549629664">
            <text:p>413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table:formula="of:=(2^([.A583]/8192)-1)*8192" office:value-type="float" office:value="413.509654171743">
            <text:p>414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table:formula="of:=(2^([.A584]/8192)-1)*8192" office:value-type="float" office:value="414.237820323315">
            <text:p>414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table:formula="of:=(2^([.A585]/8192)-1)*8192" office:value-type="float" office:value="414.966048089591">
            <text:p>415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table:formula="of:=(2^([.A586]/8192)-1)*8192" office:value-type="float" office:value="415.694337475787">
            <text:p>416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formula="of:=(2^([.A587]/8192)-1)*8192" office:value-type="float" office:value="416.422688487117">
            <text:p>416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table:formula="of:=(2^([.A588]/8192)-1)*8192" office:value-type="float" office:value="417.151101128793">
            <text:p>417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formula="of:=(2^([.A589]/8192)-1)*8192" office:value-type="float" office:value="417.879575406032">
            <text:p>418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table:formula="of:=(2^([.A590]/8192)-1)*8192" office:value-type="float" office:value="418.608111324051">
            <text:p>419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table:formula="of:=(2^([.A591]/8192)-1)*8192" office:value-type="float" office:value="419.336708888062">
            <text:p>419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table:formula="of:=(2^([.A592]/8192)-1)*8192" office:value-type="float" office:value="420.065368103284">
            <text:p>420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formula="of:=(2^([.A593]/8192)-1)*8192" office:value-type="float" office:value="420.794088974933">
            <text:p>421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table:formula="of:=(2^([.A594]/8192)-1)*8192" office:value-type="float" office:value="421.522871508225">
            <text:p>422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table:formula="of:=(2^([.A595]/8192)-1)*8192" office:value-type="float" office:value="422.25171570838">
            <text:p>42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table:formula="of:=(2^([.A596]/8192)-1)*8192" office:value-type="float" office:value="422.980621580613">
            <text:p>423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table:formula="of:=(2^([.A597]/8192)-1)*8192" office:value-type="float" office:value="423.709589130145">
            <text:p>424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formula="of:=(2^([.A598]/8192)-1)*8192" office:value-type="float" office:value="424.438618362194">
            <text:p>424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formula="of:=(2^([.A599]/8192)-1)*8192" office:value-type="float" office:value="425.167709281979">
            <text:p>425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formula="of:=(2^([.A600]/8192)-1)*8192" office:value-type="float" office:value="425.89686189472">
            <text:p>42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(2^([.A601]/8192)-1)*8192" office:value-type="float" office:value="426.626076205637">
            <text:p>427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formula="of:=(2^([.A602]/8192)-1)*8192" office:value-type="float" office:value="427.355352219953">
            <text:p>427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table:formula="of:=(2^([.A603]/8192)-1)*8192" office:value-type="float" office:value="428.084689942885">
            <text:p>428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formula="of:=(2^([.A604]/8192)-1)*8192" office:value-type="float" office:value="428.814089379657">
            <text:p>429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formula="of:=(2^([.A605]/8192)-1)*8192" office:value-type="float" office:value="429.543550535491">
            <text:p>430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formula="of:=(2^([.A606]/8192)-1)*8192" office:value-type="float" office:value="430.273073415609">
            <text:p>430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formula="of:=(2^([.A607]/8192)-1)*8192" office:value-type="float" office:value="431.002658025234">
            <text:p>431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formula="of:=(2^([.A608]/8192)-1)*8192" office:value-type="float" office:value="431.732304369589">
            <text:p>432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formula="of:=(2^([.A609]/8192)-1)*8192" office:value-type="float" office:value="432.4620124539">
            <text:p>432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table:formula="of:=(2^([.A610]/8192)-1)*8192" office:value-type="float" office:value="433.191782283386">
            <text:p>433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formula="of:=(2^([.A611]/8192)-1)*8192" office:value-type="float" office:value="433.921613863276">
            <text:p>434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formula="of:=(2^([.A612]/8192)-1)*8192" office:value-type="float" office:value="434.651507198796">
            <text:p>435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table:formula="of:=(2^([.A613]/8192)-1)*8192" office:value-type="float" office:value="435.381462295167">
            <text:p>435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formula="of:=(2^([.A614]/8192)-1)*8192" office:value-type="float" office:value="436.111479157618">
            <text:p>436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formula="of:=(2^([.A615]/8192)-1)*8192" office:value-type="float" office:value="436.841557791377">
            <text:p>437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formula="of:=(2^([.A616]/8192)-1)*8192" office:value-type="float" office:value="437.571698201666">
            <text:p>43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formula="of:=(2^([.A617]/8192)-1)*8192" office:value-type="float" office:value="438.301900393717">
            <text:p>438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formula="of:=(2^([.A618]/8192)-1)*8192" office:value-type="float" office:value="439.032164372755">
            <text:p>439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formula="of:=(2^([.A619]/8192)-1)*8192" office:value-type="float" office:value="439.762490144009">
            <text:p>44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formula="of:=(2^([.A620]/8192)-1)*8192" office:value-type="float" office:value="440.492877712706">
            <text:p>440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table:formula="of:=(2^([.A621]/8192)-1)*8192" office:value-type="float" office:value="441.223327084079">
            <text:p>441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formula="of:=(2^([.A622]/8192)-1)*8192" office:value-type="float" office:value="441.953838263355">
            <text:p>442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formula="of:=(2^([.A623]/8192)-1)*8192" office:value-type="float" office:value="442.684411255763">
            <text:p>443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formula="of:=(2^([.A624]/8192)-1)*8192" office:value-type="float" office:value="443.415046066535">
            <text:p>443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formula="of:=(2^([.A625]/8192)-1)*8192" office:value-type="float" office:value="444.145742700901">
            <text:p>444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formula="of:=(2^([.A626]/8192)-1)*8192" office:value-type="float" office:value="444.876501164094">
            <text:p>445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formula="of:=(2^([.A627]/8192)-1)*8192" office:value-type="float" office:value="445.607321461344">
            <text:p>446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formula="of:=(2^([.A628]/8192)-1)*8192" office:value-type="float" office:value="446.338203597883">
            <text:p>446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formula="of:=(2^([.A629]/8192)-1)*8192" office:value-type="float" office:value="447.069147578945">
            <text:p>447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table:formula="of:=(2^([.A630]/8192)-1)*8192" office:value-type="float" office:value="447.80015340976">
            <text:p>448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table:formula="of:=(2^([.A631]/8192)-1)*8192" office:value-type="float" office:value="448.531221095565">
            <text:p>449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formula="of:=(2^([.A632]/8192)-1)*8192" office:value-type="float" office:value="449.262350641593">
            <text:p>449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table:formula="of:=(2^([.A633]/8192)-1)*8192" office:value-type="float" office:value="449.993542053078">
            <text:p>45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formula="of:=(2^([.A634]/8192)-1)*8192" office:value-type="float" office:value="450.724795335256">
            <text:p>451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table:formula="of:=(2^([.A635]/8192)-1)*8192" office:value-type="float" office:value="451.45611049336">
            <text:p>451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table:formula="of:=(2^([.A636]/8192)-1)*8192" office:value-type="float" office:value="452.187487532627">
            <text:p>452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formula="of:=(2^([.A637]/8192)-1)*8192" office:value-type="float" office:value="452.918926458293">
            <text:p>453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formula="of:=(2^([.A638]/8192)-1)*8192" office:value-type="float" office:value="453.650427275594">
            <text:p>454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formula="of:=(2^([.A639]/8192)-1)*8192" office:value-type="float" office:value="454.381989989768">
            <text:p>454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formula="of:=(2^([.A640]/8192)-1)*8192" office:value-type="float" office:value="455.113614606053">
            <text:p>45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(2^([.A641]/8192)-1)*8192" office:value-type="float" office:value="455.845301129684">
            <text:p>456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formula="of:=(2^([.A642]/8192)-1)*8192" office:value-type="float" office:value="456.577049565904">
            <text:p>457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formula="of:=(2^([.A643]/8192)-1)*8192" office:value-type="float" office:value="457.308859919947">
            <text:p>457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formula="of:=(2^([.A644]/8192)-1)*8192" office:value-type="float" office:value="458.040732197054">
            <text:p>458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formula="of:=(2^([.A645]/8192)-1)*8192" office:value-type="float" office:value="458.772666402467">
            <text:p>459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formula="of:=(2^([.A646]/8192)-1)*8192" office:value-type="float" office:value="459.504662541425">
            <text:p>46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formula="of:=(2^([.A647]/8192)-1)*8192" office:value-type="float" office:value="460.236720619167">
            <text:p>460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table:formula="of:=(2^([.A648]/8192)-1)*8192" office:value-type="float" office:value="460.968840640933">
            <text:p>461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formula="of:=(2^([.A649]/8192)-1)*8192" office:value-type="float" office:value="461.701022611969">
            <text:p>462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table:formula="of:=(2^([.A650]/8192)-1)*8192" office:value-type="float" office:value="462.433266537513">
            <text:p>462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formula="of:=(2^([.A651]/8192)-1)*8192" office:value-type="float" office:value="463.165572422809">
            <text:p>463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table:formula="of:=(2^([.A652]/8192)-1)*8192" office:value-type="float" office:value="463.8979402731">
            <text:p>464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table:formula="of:=(2^([.A653]/8192)-1)*8192" office:value-type="float" office:value="464.630370093628">
            <text:p>465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table:formula="of:=(2^([.A654]/8192)-1)*8192" office:value-type="float" office:value="465.362861889638">
            <text:p>465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table:formula="of:=(2^([.A655]/8192)-1)*8192" office:value-type="float" office:value="466.095415666374">
            <text:p>466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table:formula="of:=(2^([.A656]/8192)-1)*8192" office:value-type="float" office:value="466.828031429079">
            <text:p>467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table:formula="of:=(2^([.A657]/8192)-1)*8192" office:value-type="float" office:value="467.560709182999">
            <text:p>468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table:formula="of:=(2^([.A658]/8192)-1)*8192" office:value-type="float" office:value="468.29344893338">
            <text:p>468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table:formula="of:=(2^([.A659]/8192)-1)*8192" office:value-type="float" office:value="469.026250685469">
            <text:p>469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formula="of:=(2^([.A660]/8192)-1)*8192" office:value-type="float" office:value="469.759114444509">
            <text:p>47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formula="of:=(2^([.A661]/8192)-1)*8192" office:value-type="float" office:value="470.49204021575">
            <text:p>470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formula="of:=(2^([.A662]/8192)-1)*8192" office:value-type="float" office:value="471.225028004436">
            <text:p>471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table:formula="of:=(2^([.A663]/8192)-1)*8192" office:value-type="float" office:value="471.958077815818">
            <text:p>472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formula="of:=(2^([.A664]/8192)-1)*8192" office:value-type="float" office:value="472.691189655143">
            <text:p>473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table:formula="of:=(2^([.A665]/8192)-1)*8192" office:value-type="float" office:value="473.424363527658">
            <text:p>473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table:formula="of:=(2^([.A666]/8192)-1)*8192" office:value-type="float" office:value="474.157599438615">
            <text:p>474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table:formula="of:=(2^([.A667]/8192)-1)*8192" office:value-type="float" office:value="474.890897393261">
            <text:p>475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table:formula="of:=(2^([.A668]/8192)-1)*8192" office:value-type="float" office:value="475.624257396847">
            <text:p>476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table:formula="of:=(2^([.A669]/8192)-1)*8192" office:value-type="float" office:value="476.357679454623">
            <text:p>476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table:formula="of:=(2^([.A670]/8192)-1)*8192" office:value-type="float" office:value="477.091163571838">
            <text:p>477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formula="of:=(2^([.A671]/8192)-1)*8192" office:value-type="float" office:value="477.824709753748">
            <text:p>478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table:formula="of:=(2^([.A672]/8192)-1)*8192" office:value-type="float" office:value="478.5583180056">
            <text:p>479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(2^([.A673]/8192)-1)*8192" office:value-type="float" office:value="479.291988332649">
            <text:p>479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table:formula="of:=(2^([.A674]/8192)-1)*8192" office:value-type="float" office:value="480.025720740145">
            <text:p>480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table:formula="of:=(2^([.A675]/8192)-1)*8192" office:value-type="float" office:value="480.759515233343">
            <text:p>48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table:formula="of:=(2^([.A676]/8192)-1)*8192" office:value-type="float" office:value="481.493371817496">
            <text:p>481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table:formula="of:=(2^([.A677]/8192)-1)*8192" office:value-type="float" office:value="482.227290497858">
            <text:p>482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table:formula="of:=(2^([.A678]/8192)-1)*8192" office:value-type="float" office:value="482.961271279684">
            <text:p>483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table:formula="of:=(2^([.A679]/8192)-1)*8192" office:value-type="float" office:value="483.695314168226">
            <text:p>484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table:formula="of:=(2^([.A680]/8192)-1)*8192" office:value-type="float" office:value="484.429419168742">
            <text:p>484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formula="of:=(2^([.A681]/8192)-1)*8192" office:value-type="float" office:value="485.163586286488">
            <text:p>485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table:formula="of:=(2^([.A682]/8192)-1)*8192" office:value-type="float" office:value="485.89781552672">
            <text:p>486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formula="of:=(2^([.A683]/8192)-1)*8192" office:value-type="float" office:value="486.632106894691">
            <text:p>487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table:formula="of:=(2^([.A684]/8192)-1)*8192" office:value-type="float" office:value="487.366460395662">
            <text:p>487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formula="of:=(2^([.A685]/8192)-1)*8192" office:value-type="float" office:value="488.100876034889">
            <text:p>488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table:formula="of:=(2^([.A686]/8192)-1)*8192" office:value-type="float" office:value="488.835353817629">
            <text:p>489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formula="of:=(2^([.A687]/8192)-1)*8192" office:value-type="float" office:value="489.569893749142">
            <text:p>490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table:formula="of:=(2^([.A688]/8192)-1)*8192" office:value-type="float" office:value="490.304495834686">
            <text:p>490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table:formula="of:=(2^([.A689]/8192)-1)*8192" office:value-type="float" office:value="491.039160079521">
            <text:p>491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table:formula="of:=(2^([.A690]/8192)-1)*8192" office:value-type="float" office:value="491.773886488905">
            <text:p>492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formula="of:=(2^([.A691]/8192)-1)*8192" office:value-type="float" office:value="492.5086750681">
            <text:p>493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formula="of:=(2^([.A692]/8192)-1)*8192" office:value-type="float" office:value="493.243525822367">
            <text:p>493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table:formula="of:=(2^([.A693]/8192)-1)*8192" office:value-type="float" office:value="493.978438756963">
            <text:p>494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formula="of:=(2^([.A694]/8192)-1)*8192" office:value-type="float" office:value="494.713413877154">
            <text:p>495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table:formula="of:=(2^([.A695]/8192)-1)*8192" office:value-type="float" office:value="495.4484511882">
            <text:p>495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formula="of:=(2^([.A696]/8192)-1)*8192" office:value-type="float" office:value="496.183550695363">
            <text:p>496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formula="of:=(2^([.A697]/8192)-1)*8192" office:value-type="float" office:value="496.918712403907">
            <text:p>497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table:formula="of:=(2^([.A698]/8192)-1)*8192" office:value-type="float" office:value="497.653936319095">
            <text:p>498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formula="of:=(2^([.A699]/8192)-1)*8192" office:value-type="float" office:value="498.389222446191">
            <text:p>498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table:formula="of:=(2^([.A700]/8192)-1)*8192" office:value-type="float" office:value="499.124570790456">
            <text:p>49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formula="of:=(2^([.A701]/8192)-1)*8192" office:value-type="float" office:value="499.859981357158">
            <text:p>500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formula="of:=(2^([.A702]/8192)-1)*8192" office:value-type="float" office:value="500.595454151562">
            <text:p>501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formula="of:=(2^([.A703]/8192)-1)*8192" office:value-type="float" office:value="501.330989178932">
            <text:p>50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formula="of:=(2^([.A704]/8192)-1)*8192" office:value-type="float" office:value="502.066586444535">
            <text:p>502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formula="of:=(2^([.A705]/8192)-1)*8192" office:value-type="float" office:value="502.802245953635">
            <text:p>503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formula="of:=(2^([.A706]/8192)-1)*8192" office:value-type="float" office:value="503.537967711502">
            <text:p>504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formula="of:=(2^([.A707]/8192)-1)*8192" office:value-type="float" office:value="504.273751723402">
            <text:p>504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formula="of:=(2^([.A708]/8192)-1)*8192" office:value-type="float" office:value="505.009597994602">
            <text:p>505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formula="of:=(2^([.A709]/8192)-1)*8192" office:value-type="float" office:value="505.745506530371">
            <text:p>506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formula="of:=(2^([.A710]/8192)-1)*8192" office:value-type="float" office:value="506.481477335978">
            <text:p>506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table:formula="of:=(2^([.A711]/8192)-1)*8192" office:value-type="float" office:value="507.217510416689">
            <text:p>50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formula="of:=(2^([.A712]/8192)-1)*8192" office:value-type="float" office:value="507.953605777779">
            <text:p>508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formula="of:=(2^([.A713]/8192)-1)*8192" office:value-type="float" office:value="508.689763424512">
            <text:p>509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formula="of:=(2^([.A714]/8192)-1)*8192" office:value-type="float" office:value="509.425983362164">
            <text:p>509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table:formula="of:=(2^([.A715]/8192)-1)*8192" office:value-type="float" office:value="510.162265596">
            <text:p>510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table:formula="of:=(2^([.A716]/8192)-1)*8192" office:value-type="float" office:value="510.898610131297">
            <text:p>511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table:formula="of:=(2^([.A717]/8192)-1)*8192" office:value-type="float" office:value="511.635016973321">
            <text:p>512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table:formula="of:=(2^([.A718]/8192)-1)*8192" office:value-type="float" office:value="512.371486127351">
            <text:p>512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table:formula="of:=(2^([.A719]/8192)-1)*8192" office:value-type="float" office:value="513.108017598654">
            <text:p>513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table:formula="of:=(2^([.A720]/8192)-1)*8192" office:value-type="float" office:value="513.844611392504">
            <text:p>514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table:formula="of:=(2^([.A721]/8192)-1)*8192" office:value-type="float" office:value="514.581267514175">
            <text:p>515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table:formula="of:=(2^([.A722]/8192)-1)*8192" office:value-type="float" office:value="515.317985968943">
            <text:p>515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formula="of:=(2^([.A723]/8192)-1)*8192" office:value-type="float" office:value="516.054766762079">
            <text:p>516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table:formula="of:=(2^([.A724]/8192)-1)*8192" office:value-type="float" office:value="516.791609898861">
            <text:p>517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table:formula="of:=(2^([.A725]/8192)-1)*8192" office:value-type="float" office:value="517.528515384562">
            <text:p>518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formula="of:=(2^([.A726]/8192)-1)*8192" office:value-type="float" office:value="518.265483224459">
            <text:p>518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table:formula="of:=(2^([.A727]/8192)-1)*8192" office:value-type="float" office:value="519.002513423828">
            <text:p>519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table:formula="of:=(2^([.A728]/8192)-1)*8192" office:value-type="float" office:value="519.739605987943">
            <text:p>52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table:formula="of:=(2^([.A729]/8192)-1)*8192" office:value-type="float" office:value="520.476760922085">
            <text:p>520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table:formula="of:=(2^([.A730]/8192)-1)*8192" office:value-type="float" office:value="521.213978231532">
            <text:p>521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table:formula="of:=(2^([.A731]/8192)-1)*8192" office:value-type="float" office:value="521.951257921557">
            <text:p>522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table:formula="of:=(2^([.A732]/8192)-1)*8192" office:value-type="float" office:value="522.688599997442">
            <text:p>523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table:formula="of:=(2^([.A733]/8192)-1)*8192" office:value-type="float" office:value="523.426004464465">
            <text:p>523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table:formula="of:=(2^([.A734]/8192)-1)*8192" office:value-type="float" office:value="524.163471327907">
            <text:p>524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table:formula="of:=(2^([.A735]/8192)-1)*8192" office:value-type="float" office:value="524.901000593045">
            <text:p>525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table:formula="of:=(2^([.A736]/8192)-1)*8192" office:value-type="float" office:value="525.638592265161">
            <text:p>526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table:formula="of:=(2^([.A737]/8192)-1)*8192" office:value-type="float" office:value="526.376246349533">
            <text:p>526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table:formula="of:=(2^([.A738]/8192)-1)*8192" office:value-type="float" office:value="527.113962851447">
            <text:p>527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table:formula="of:=(2^([.A739]/8192)-1)*8192" office:value-type="float" office:value="527.85174177618">
            <text:p>528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table:formula="of:=(2^([.A740]/8192)-1)*8192" office:value-type="float" office:value="528.589583129016">
            <text:p>529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table:formula="of:=(2^([.A741]/8192)-1)*8192" office:value-type="float" office:value="529.327486915237">
            <text:p>529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table:formula="of:=(2^([.A742]/8192)-1)*8192" office:value-type="float" office:value="530.065453140127">
            <text:p>53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table:formula="of:=(2^([.A743]/8192)-1)*8192" office:value-type="float" office:value="530.803481808967">
            <text:p>531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table:formula="of:=(2^([.A744]/8192)-1)*8192" office:value-type="float" office:value="531.541572927043">
            <text:p>532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table:formula="of:=(2^([.A745]/8192)-1)*8192" office:value-type="float" office:value="532.279726499637">
            <text:p>532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table:formula="of:=(2^([.A746]/8192)-1)*8192" office:value-type="float" office:value="533.017942532037">
            <text:p>533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table:formula="of:=(2^([.A747]/8192)-1)*8192" office:value-type="float" office:value="533.756221029524">
            <text:p>534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table:formula="of:=(2^([.A748]/8192)-1)*8192" office:value-type="float" office:value="534.494561997388">
            <text:p>534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table:formula="of:=(2^([.A749]/8192)-1)*8192" office:value-type="float" office:value="535.232965440911">
            <text:p>535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table:formula="of:=(2^([.A750]/8192)-1)*8192" office:value-type="float" office:value="535.97143136538">
            <text:p>536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(2^([.A751]/8192)-1)*8192" office:value-type="float" office:value="536.709959776086">
            <text:p>537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table:formula="of:=(2^([.A752]/8192)-1)*8192" office:value-type="float" office:value="537.448550678311">
            <text:p>537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table:formula="of:=(2^([.A753]/8192)-1)*8192" office:value-type="float" office:value="538.187204077347">
            <text:p>538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table:formula="of:=(2^([.A754]/8192)-1)*8192" office:value-type="float" office:value="538.925919978479">
            <text:p>539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table:formula="of:=(2^([.A755]/8192)-1)*8192" office:value-type="float" office:value="539.664698386998">
            <text:p>540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table:formula="of:=(2^([.A756]/8192)-1)*8192" office:value-type="float" office:value="540.403539308192">
            <text:p>540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table:formula="of:=(2^([.A757]/8192)-1)*8192" office:value-type="float" office:value="541.142442747352">
            <text:p>541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table:formula="of:=(2^([.A758]/8192)-1)*8192" office:value-type="float" office:value="541.881408709765">
            <text:p>542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table:formula="of:=(2^([.A759]/8192)-1)*8192" office:value-type="float" office:value="542.620437200725">
            <text:p>543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table:formula="of:=(2^([.A760]/8192)-1)*8192" office:value-type="float" office:value="543.359528225519">
            <text:p>543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formula="of:=(2^([.A761]/8192)-1)*8192" office:value-type="float" office:value="544.098681789443">
            <text:p>544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table:formula="of:=(2^([.A762]/8192)-1)*8192" office:value-type="float" office:value="544.837897897785">
            <text:p>545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table:formula="of:=(2^([.A763]/8192)-1)*8192" office:value-type="float" office:value="545.57717655584">
            <text:p>546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formula="of:=(2^([.A764]/8192)-1)*8192" office:value-type="float" office:value="546.316517768899">
            <text:p>546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formula="of:=(2^([.A765]/8192)-1)*8192" office:value-type="float" office:value="547.055921542256">
            <text:p>547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table:formula="of:=(2^([.A766]/8192)-1)*8192" office:value-type="float" office:value="547.795387881204">
            <text:p>548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formula="of:=(2^([.A767]/8192)-1)*8192" office:value-type="float" office:value="548.534916791037">
            <text:p>549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table:formula="of:=(2^([.A768]/8192)-1)*8192" office:value-type="float" office:value="549.274508277051">
            <text:p>549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formula="of:=(2^([.A769]/8192)-1)*8192" office:value-type="float" office:value="550.01416234454">
            <text:p>550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table:formula="of:=(2^([.A770]/8192)-1)*8192" office:value-type="float" office:value="550.753878998798">
            <text:p>551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table:formula="of:=(2^([.A771]/8192)-1)*8192" office:value-type="float" office:value="551.493658245123">
            <text:p>551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table:formula="of:=(2^([.A772]/8192)-1)*8192" office:value-type="float" office:value="552.233500088809">
            <text:p>552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table:formula="of:=(2^([.A773]/8192)-1)*8192" office:value-type="float" office:value="552.973404535156">
            <text:p>553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table:formula="of:=(2^([.A774]/8192)-1)*8192" office:value-type="float" office:value="553.713371589458">
            <text:p>554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table:formula="of:=(2^([.A775]/8192)-1)*8192" office:value-type="float" office:value="554.453401257015">
            <text:p>554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formula="of:=(2^([.A776]/8192)-1)*8192" office:value-type="float" office:value="555.193493543124">
            <text:p>555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table:formula="of:=(2^([.A777]/8192)-1)*8192" office:value-type="float" office:value="555.933648453083">
            <text:p>556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table:formula="of:=(2^([.A778]/8192)-1)*8192" office:value-type="float" office:value="556.673865992192">
            <text:p>557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table:formula="of:=(2^([.A779]/8192)-1)*8192" office:value-type="float" office:value="557.414146165751">
            <text:p>557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table:formula="of:=(2^([.A780]/8192)-1)*8192" office:value-type="float" office:value="558.154488979058">
            <text:p>558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table:formula="of:=(2^([.A781]/8192)-1)*8192" office:value-type="float" office:value="558.894894437415">
            <text:p>559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table:formula="of:=(2^([.A782]/8192)-1)*8192" office:value-type="float" office:value="559.635362546122">
            <text:p>560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table:formula="of:=(2^([.A783]/8192)-1)*8192" office:value-type="float" office:value="560.37589331048">
            <text:p>560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table:formula="of:=(2^([.A784]/8192)-1)*8192" office:value-type="float" office:value="561.116486735793">
            <text:p>561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table:formula="of:=(2^([.A785]/8192)-1)*8192" office:value-type="float" office:value="561.857142827359">
            <text:p>562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table:formula="of:=(2^([.A786]/8192)-1)*8192" office:value-type="float" office:value="562.597861590484">
            <text:p>563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table:formula="of:=(2^([.A787]/8192)-1)*8192" office:value-type="float" office:value="563.338643030469">
            <text:p>563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table:formula="of:=(2^([.A788]/8192)-1)*8192" office:value-type="float" office:value="564.079487152618">
            <text:p>564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table:formula="of:=(2^([.A789]/8192)-1)*8192" office:value-type="float" office:value="564.820393962236">
            <text:p>565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table:formula="of:=(2^([.A790]/8192)-1)*8192" office:value-type="float" office:value="565.561363464627">
            <text:p>566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table:formula="of:=(2^([.A791]/8192)-1)*8192" office:value-type="float" office:value="566.302395665096">
            <text:p>566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formula="of:=(2^([.A792]/8192)-1)*8192" office:value-type="float" office:value="567.043490568945">
            <text:p>567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table:formula="of:=(2^([.A793]/8192)-1)*8192" office:value-type="float" office:value="567.784648181485">
            <text:p>568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formula="of:=(2^([.A794]/8192)-1)*8192" office:value-type="float" office:value="568.525868508019">
            <text:p>569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formula="of:=(2^([.A795]/8192)-1)*8192" office:value-type="float" office:value="569.267151553855">
            <text:p>569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formula="of:=(2^([.A796]/8192)-1)*8192" office:value-type="float" office:value="570.008497324297">
            <text:p>570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table:formula="of:=(2^([.A797]/8192)-1)*8192" office:value-type="float" office:value="570.749905824658">
            <text:p>571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formula="of:=(2^([.A798]/8192)-1)*8192" office:value-type="float" office:value="571.491377060242">
            <text:p>571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table:formula="of:=(2^([.A799]/8192)-1)*8192" office:value-type="float" office:value="572.232911036357">
            <text:p>572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formula="of:=(2^([.A800]/8192)-1)*8192" office:value-type="float" office:value="572.974507758314">
            <text:p>57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(2^([.A801]/8192)-1)*8192" office:value-type="float" office:value="573.716167231421">
            <text:p>574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formula="of:=(2^([.A802]/8192)-1)*8192" office:value-type="float" office:value="574.457889460988">
            <text:p>574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table:formula="of:=(2^([.A803]/8192)-1)*8192" office:value-type="float" office:value="575.199674452326">
            <text:p>575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table:formula="of:=(2^([.A804]/8192)-1)*8192" office:value-type="float" office:value="575.941522210746">
            <text:p>576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table:formula="of:=(2^([.A805]/8192)-1)*8192" office:value-type="float" office:value="576.683432741556">
            <text:p>577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table:formula="of:=(2^([.A806]/8192)-1)*8192" office:value-type="float" office:value="577.425406050072">
            <text:p>577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table:formula="of:=(2^([.A807]/8192)-1)*8192" office:value-type="float" office:value="578.167442141601">
            <text:p>578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table:formula="of:=(2^([.A808]/8192)-1)*8192" office:value-type="float" office:value="578.909541021461">
            <text:p>579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formula="of:=(2^([.A809]/8192)-1)*8192" office:value-type="float" office:value="579.651702694961">
            <text:p>580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table:formula="of:=(2^([.A810]/8192)-1)*8192" office:value-type="float" office:value="580.393927167415">
            <text:p>580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formula="of:=(2^([.A811]/8192)-1)*8192" office:value-type="float" office:value="581.136214444139">
            <text:p>581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table:formula="of:=(2^([.A812]/8192)-1)*8192" office:value-type="float" office:value="581.878564530445">
            <text:p>582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table:formula="of:=(2^([.A813]/8192)-1)*8192" office:value-type="float" office:value="582.620977431649">
            <text:p>583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formula="of:=(2^([.A814]/8192)-1)*8192" office:value-type="float" office:value="583.363453153064">
            <text:p>583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formula="of:=(2^([.A815]/8192)-1)*8192" office:value-type="float" office:value="584.105991700008">
            <text:p>584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table:formula="of:=(2^([.A816]/8192)-1)*8192" office:value-type="float" office:value="584.848593077795">
            <text:p>585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table:formula="of:=(2^([.A817]/8192)-1)*8192" office:value-type="float" office:value="585.591257291744">
            <text:p>586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table:formula="of:=(2^([.A818]/8192)-1)*8192" office:value-type="float" office:value="586.33398434717">
            <text:p>586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table:formula="of:=(2^([.A819]/8192)-1)*8192" office:value-type="float" office:value="587.076774249392">
            <text:p>587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table:formula="of:=(2^([.A820]/8192)-1)*8192" office:value-type="float" office:value="587.819627003726">
            <text:p>588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formula="of:=(2^([.A821]/8192)-1)*8192" office:value-type="float" office:value="588.562542615491">
            <text:p>589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formula="of:=(2^([.A822]/8192)-1)*8192" office:value-type="float" office:value="589.305521090006">
            <text:p>589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table:formula="of:=(2^([.A823]/8192)-1)*8192" office:value-type="float" office:value="590.04856243259">
            <text:p>590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table:formula="of:=(2^([.A824]/8192)-1)*8192" office:value-type="float" office:value="590.791666648564">
            <text:p>59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table:formula="of:=(2^([.A825]/8192)-1)*8192" office:value-type="float" office:value="591.534833743246">
            <text:p>592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formula="of:=(2^([.A826]/8192)-1)*8192" office:value-type="float" office:value="592.278063721959">
            <text:p>592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table:formula="of:=(2^([.A827]/8192)-1)*8192" office:value-type="float" office:value="593.021356590021">
            <text:p>593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table:formula="of:=(2^([.A828]/8192)-1)*8192" office:value-type="float" office:value="593.764712352755">
            <text:p>594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table:formula="of:=(2^([.A829]/8192)-1)*8192" office:value-type="float" office:value="594.508131015484">
            <text:p>595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formula="of:=(2^([.A830]/8192)-1)*8192" office:value-type="float" office:value="595.25161258353">
            <text:p>595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formula="of:=(2^([.A831]/8192)-1)*8192" office:value-type="float" office:value="595.995157062213">
            <text:p>596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formula="of:=(2^([.A832]/8192)-1)*8192" office:value-type="float" office:value="596.738764456859">
            <text:p>597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formula="of:=(2^([.A833]/8192)-1)*8192" office:value-type="float" office:value="597.482434772792">
            <text:p>597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formula="of:=(2^([.A834]/8192)-1)*8192" office:value-type="float" office:value="598.226168015335">
            <text:p>598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table:formula="of:=(2^([.A835]/8192)-1)*8192" office:value-type="float" office:value="598.969964189811">
            <text:p>599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table:formula="of:=(2^([.A836]/8192)-1)*8192" office:value-type="float" office:value="599.713823301549">
            <text:p>600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formula="of:=(2^([.A837]/8192)-1)*8192" office:value-type="float" office:value="600.457745355872">
            <text:p>600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formula="of:=(2^([.A838]/8192)-1)*8192" office:value-type="float" office:value="601.201730358107">
            <text:p>601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table:formula="of:=(2^([.A839]/8192)-1)*8192" office:value-type="float" office:value="601.945778313579">
            <text:p>602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formula="of:=(2^([.A840]/8192)-1)*8192" office:value-type="float" office:value="602.689889227615">
            <text:p>603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formula="of:=(2^([.A841]/8192)-1)*8192" office:value-type="float" office:value="603.434063105544">
            <text:p>603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table:formula="of:=(2^([.A842]/8192)-1)*8192" office:value-type="float" office:value="604.178299952693">
            <text:p>604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formula="of:=(2^([.A843]/8192)-1)*8192" office:value-type="float" office:value="604.922599774389">
            <text:p>605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formula="of:=(2^([.A844]/8192)-1)*8192" office:value-type="float" office:value="605.666962575962">
            <text:p>606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table:formula="of:=(2^([.A845]/8192)-1)*8192" office:value-type="float" office:value="606.411388362741">
            <text:p>606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table:formula="of:=(2^([.A846]/8192)-1)*8192" office:value-type="float" office:value="607.155877140056">
            <text:p>607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formula="of:=(2^([.A847]/8192)-1)*8192" office:value-type="float" office:value="607.900428913235">
            <text:p>608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table:formula="of:=(2^([.A848]/8192)-1)*8192" office:value-type="float" office:value="608.645043687611">
            <text:p>609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table:formula="of:=(2^([.A849]/8192)-1)*8192" office:value-type="float" office:value="609.389721468515">
            <text:p>609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formula="of:=(2^([.A850]/8192)-1)*8192" office:value-type="float" office:value="610.134462261274">
            <text:p>61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formula="of:=(2^([.A851]/8192)-1)*8192" office:value-type="float" office:value="610.879266071226">
            <text:p>611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table:formula="of:=(2^([.A852]/8192)-1)*8192" office:value-type="float" office:value="611.624132903698">
            <text:p>612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table:formula="of:=(2^([.A853]/8192)-1)*8192" office:value-type="float" office:value="612.369062764026">
            <text:p>612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table:formula="of:=(2^([.A854]/8192)-1)*8192" office:value-type="float" office:value="613.114055657543">
            <text:p>613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formula="of:=(2^([.A855]/8192)-1)*8192" office:value-type="float" office:value="613.859111589582">
            <text:p>614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formula="of:=(2^([.A856]/8192)-1)*8192" office:value-type="float" office:value="614.604230565476">
            <text:p>615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formula="of:=(2^([.A857]/8192)-1)*8192" office:value-type="float" office:value="615.34941259056">
            <text:p>615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formula="of:=(2^([.A858]/8192)-1)*8192" office:value-type="float" office:value="616.09465767017">
            <text:p>616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formula="of:=(2^([.A859]/8192)-1)*8192" office:value-type="float" office:value="616.839965809641">
            <text:p>617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table:formula="of:=(2^([.A860]/8192)-1)*8192" office:value-type="float" office:value="617.585337014307">
            <text:p>61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formula="of:=(2^([.A861]/8192)-1)*8192" office:value-type="float" office:value="618.330771289508">
            <text:p>618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table:formula="of:=(2^([.A862]/8192)-1)*8192" office:value-type="float" office:value="619.076268640578">
            <text:p>619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formula="of:=(2^([.A863]/8192)-1)*8192" office:value-type="float" office:value="619.821829072856">
            <text:p>620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formula="of:=(2^([.A864]/8192)-1)*8192" office:value-type="float" office:value="620.567452591678">
            <text:p>621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formula="of:=(2^([.A865]/8192)-1)*8192" office:value-type="float" office:value="621.313139202384">
            <text:p>621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formula="of:=(2^([.A866]/8192)-1)*8192" office:value-type="float" office:value="622.058888910311">
            <text:p>622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table:formula="of:=(2^([.A867]/8192)-1)*8192" office:value-type="float" office:value="622.804701720799">
            <text:p>623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table:formula="of:=(2^([.A868]/8192)-1)*8192" office:value-type="float" office:value="623.550577639187">
            <text:p>624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table:formula="of:=(2^([.A869]/8192)-1)*8192" office:value-type="float" office:value="624.296516670815">
            <text:p>624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table:formula="of:=(2^([.A870]/8192)-1)*8192" office:value-type="float" office:value="625.042518821023">
            <text:p>625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table:formula="of:=(2^([.A871]/8192)-1)*8192" office:value-type="float" office:value="625.788584095153">
            <text:p>626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table:formula="of:=(2^([.A872]/8192)-1)*8192" office:value-type="float" office:value="626.534712498546">
            <text:p>627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formula="of:=(2^([.A873]/8192)-1)*8192" office:value-type="float" office:value="627.280904036543">
            <text:p>627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formula="of:=(2^([.A874]/8192)-1)*8192" office:value-type="float" office:value="628.027158714487">
            <text:p>628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table:formula="of:=(2^([.A875]/8192)-1)*8192" office:value-type="float" office:value="628.773476537719">
            <text:p>629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table:formula="of:=(2^([.A876]/8192)-1)*8192" office:value-type="float" office:value="629.519857511585">
            <text:p>630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table:formula="of:=(2^([.A877]/8192)-1)*8192" office:value-type="float" office:value="630.266301641426">
            <text:p>630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table:formula="of:=(2^([.A878]/8192)-1)*8192" office:value-type="float" office:value="631.012808932588">
            <text:p>631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table:formula="of:=(2^([.A879]/8192)-1)*8192" office:value-type="float" office:value="631.759379390414">
            <text:p>632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table:formula="of:=(2^([.A880]/8192)-1)*8192" office:value-type="float" office:value="632.506013020249">
            <text:p>633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formula="of:=(2^([.A881]/8192)-1)*8192" office:value-type="float" office:value="633.25270982744">
            <text:p>633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formula="of:=(2^([.A882]/8192)-1)*8192" office:value-type="float" office:value="633.999469817331">
            <text:p>634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table:formula="of:=(2^([.A883]/8192)-1)*8192" office:value-type="float" office:value="634.746292995269">
            <text:p>635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table:formula="of:=(2^([.A884]/8192)-1)*8192" office:value-type="float" office:value="635.4931793666">
            <text:p>635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table:formula="of:=(2^([.A885]/8192)-1)*8192" office:value-type="float" office:value="636.240128936674">
            <text:p>636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table:formula="of:=(2^([.A886]/8192)-1)*8192" office:value-type="float" office:value="636.987141710833">
            <text:p>637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table:formula="of:=(2^([.A887]/8192)-1)*8192" office:value-type="float" office:value="637.734217694431">
            <text:p>638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table:formula="of:=(2^([.A888]/8192)-1)*8192" office:value-type="float" office:value="638.481356892815">
            <text:p>638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table:formula="of:=(2^([.A889]/8192)-1)*8192" office:value-type="float" office:value="639.228559311332">
            <text:p>639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table:formula="of:=(2^([.A890]/8192)-1)*8192" office:value-type="float" office:value="639.975824955332">
            <text:p>640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table:formula="of:=(2^([.A891]/8192)-1)*8192" office:value-type="float" office:value="640.723153830166">
            <text:p>641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formula="of:=(2^([.A892]/8192)-1)*8192" office:value-type="float" office:value="641.470545941183">
            <text:p>641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table:formula="of:=(2^([.A893]/8192)-1)*8192" office:value-type="float" office:value="642.218001293737">
            <text:p>642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table:formula="of:=(2^([.A894]/8192)-1)*8192" office:value-type="float" office:value="642.965519893174">
            <text:p>643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table:formula="of:=(2^([.A895]/8192)-1)*8192" office:value-type="float" office:value="643.713101744852">
            <text:p>644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formula="of:=(2^([.A896]/8192)-1)*8192" office:value-type="float" office:value="644.460746854116">
            <text:p>644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formula="of:=(2^([.A897]/8192)-1)*8192" office:value-type="float" office:value="645.208455226326">
            <text:p>645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table:formula="of:=(2^([.A898]/8192)-1)*8192" office:value-type="float" office:value="645.956226866829">
            <text:p>646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table:formula="of:=(2^([.A899]/8192)-1)*8192" office:value-type="float" office:value="646.704061780982">
            <text:p>647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table:formula="of:=(2^([.A900]/8192)-1)*8192" office:value-type="float" office:value="647.451959974138">
            <text:p>647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formula="of:=(2^([.A901]/8192)-1)*8192" office:value-type="float" office:value="648.199921451651">
            <text:p>648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table:formula="of:=(2^([.A902]/8192)-1)*8192" office:value-type="float" office:value="648.947946218877">
            <text:p>649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table:formula="of:=(2^([.A903]/8192)-1)*8192" office:value-type="float" office:value="649.696034281171">
            <text:p>650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table:formula="of:=(2^([.A904]/8192)-1)*8192" office:value-type="float" office:value="650.444185643888">
            <text:p>650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table:formula="of:=(2^([.A905]/8192)-1)*8192" office:value-type="float" office:value="651.192400312384">
            <text:p>651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formula="of:=(2^([.A906]/8192)-1)*8192" office:value-type="float" office:value="651.940678292018">
            <text:p>652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table:formula="of:=(2^([.A907]/8192)-1)*8192" office:value-type="float" office:value="652.689019588144">
            <text:p>653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table:formula="of:=(2^([.A908]/8192)-1)*8192" office:value-type="float" office:value="653.437424206122">
            <text:p>653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formula="of:=(2^([.A909]/8192)-1)*8192" office:value-type="float" office:value="654.185892151309">
            <text:p>654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table:formula="of:=(2^([.A910]/8192)-1)*8192" office:value-type="float" office:value="654.934423429064">
            <text:p>655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formula="of:=(2^([.A911]/8192)-1)*8192" office:value-type="float" office:value="655.683018044745">
            <text:p>656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table:formula="of:=(2^([.A912]/8192)-1)*8192" office:value-type="float" office:value="656.431676003713">
            <text:p>656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formula="of:=(2^([.A913]/8192)-1)*8192" office:value-type="float" office:value="657.180397311327">
            <text:p>657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table:formula="of:=(2^([.A914]/8192)-1)*8192" office:value-type="float" office:value="657.929181972948">
            <text:p>658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table:formula="of:=(2^([.A915]/8192)-1)*8192" office:value-type="float" office:value="658.678029993935">
            <text:p>659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formula="of:=(2^([.A916]/8192)-1)*8192" office:value-type="float" office:value="659.42694137965">
            <text:p>659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table:formula="of:=(2^([.A917]/8192)-1)*8192" office:value-type="float" office:value="660.175916135455">
            <text:p>660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table:formula="of:=(2^([.A918]/8192)-1)*8192" office:value-type="float" office:value="660.924954266713">
            <text:p>661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table:formula="of:=(2^([.A919]/8192)-1)*8192" office:value-type="float" office:value="661.674055778785">
            <text:p>662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table:formula="of:=(2^([.A920]/8192)-1)*8192" office:value-type="float" office:value="662.423220677036">
            <text:p>662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table:formula="of:=(2^([.A921]/8192)-1)*8192" office:value-type="float" office:value="663.172448966829">
            <text:p>663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formula="of:=(2^([.A922]/8192)-1)*8192" office:value-type="float" office:value="663.921740653525">
            <text:p>664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formula="of:=(2^([.A923]/8192)-1)*8192" office:value-type="float" office:value="664.671095742491">
            <text:p>665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formula="of:=(2^([.A924]/8192)-1)*8192" office:value-type="float" office:value="665.420514239093">
            <text:p>66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table:formula="of:=(2^([.A925]/8192)-1)*8192" office:value-type="float" office:value="666.169996148694">
            <text:p>666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formula="of:=(2^([.A926]/8192)-1)*8192" office:value-type="float" office:value="666.91954147666">
            <text:p>667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formula="of:=(2^([.A927]/8192)-1)*8192" office:value-type="float" office:value="667.669150228359">
            <text:p>668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formula="of:=(2^([.A928]/8192)-1)*8192" office:value-type="float" office:value="668.418822409156">
            <text:p>668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table:formula="of:=(2^([.A929]/8192)-1)*8192" office:value-type="float" office:value="669.168558024419">
            <text:p>669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table:formula="of:=(2^([.A930]/8192)-1)*8192" office:value-type="float" office:value="669.918357079516">
            <text:p>670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table:formula="of:=(2^([.A931]/8192)-1)*8192" office:value-type="float" office:value="670.668219579813">
            <text:p>671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formula="of:=(2^([.A932]/8192)-1)*8192" office:value-type="float" office:value="671.418145530679">
            <text:p>671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formula="of:=(2^([.A933]/8192)-1)*8192" office:value-type="float" office:value="672.168134937485">
            <text:p>672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table:formula="of:=(2^([.A934]/8192)-1)*8192" office:value-type="float" office:value="672.918187805599">
            <text:p>673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table:formula="of:=(2^([.A935]/8192)-1)*8192" office:value-type="float" office:value="673.668304140392">
            <text:p>674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formula="of:=(2^([.A936]/8192)-1)*8192" office:value-type="float" office:value="674.418483947233">
            <text:p>674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table:formula="of:=(2^([.A937]/8192)-1)*8192" office:value-type="float" office:value="675.168727231492">
            <text:p>675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formula="of:=(2^([.A938]/8192)-1)*8192" office:value-type="float" office:value="675.919033998542">
            <text:p>676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table:formula="of:=(2^([.A939]/8192)-1)*8192" office:value-type="float" office:value="676.669404253753">
            <text:p>677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table:formula="of:=(2^([.A940]/8192)-1)*8192" office:value-type="float" office:value="677.419838002499">
            <text:p>677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formula="of:=(2^([.A941]/8192)-1)*8192" office:value-type="float" office:value="678.170335250152">
            <text:p>678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table:formula="of:=(2^([.A942]/8192)-1)*8192" office:value-type="float" office:value="678.920896002084">
            <text:p>679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table:formula="of:=(2^([.A943]/8192)-1)*8192" office:value-type="float" office:value="679.671520263672">
            <text:p>680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table:formula="of:=(2^([.A944]/8192)-1)*8192" office:value-type="float" office:value="680.422208040283">
            <text:p>680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table:formula="of:=(2^([.A945]/8192)-1)*8192" office:value-type="float" office:value="681.172959337298">
            <text:p>681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formula="of:=(2^([.A946]/8192)-1)*8192" office:value-type="float" office:value="681.92377416009">
            <text:p>682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table:formula="of:=(2^([.A947]/8192)-1)*8192" office:value-type="float" office:value="682.674652514032">
            <text:p>683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table:formula="of:=(2^([.A948]/8192)-1)*8192" office:value-type="float" office:value="683.425594404504">
            <text:p>683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formula="of:=(2^([.A949]/8192)-1)*8192" office:value-type="float" office:value="684.176599836877">
            <text:p>684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table:formula="of:=(2^([.A950]/8192)-1)*8192" office:value-type="float" office:value="684.927668816532">
            <text:p>685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formula="of:=(2^([.A951]/8192)-1)*8192" office:value-type="float" office:value="685.678801348844">
            <text:p>686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table:formula="of:=(2^([.A952]/8192)-1)*8192" office:value-type="float" office:value="686.429997439191">
            <text:p>686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table:formula="of:=(2^([.A953]/8192)-1)*8192" office:value-type="float" office:value="687.181257092952">
            <text:p>687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formula="of:=(2^([.A954]/8192)-1)*8192" office:value-type="float" office:value="687.932580315504">
            <text:p>688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table:formula="of:=(2^([.A955]/8192)-1)*8192" office:value-type="float" office:value="688.683967112227">
            <text:p>689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table:formula="of:=(2^([.A956]/8192)-1)*8192" office:value-type="float" office:value="689.435417488501">
            <text:p>689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table:formula="of:=(2^([.A957]/8192)-1)*8192" office:value-type="float" office:value="690.186931449704">
            <text:p>690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table:formula="of:=(2^([.A958]/8192)-1)*8192" office:value-type="float" office:value="690.938509001217">
            <text:p>69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formula="of:=(2^([.A959]/8192)-1)*8192" office:value-type="float" office:value="691.690150148423">
            <text:p>692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table:formula="of:=(2^([.A960]/8192)-1)*8192" office:value-type="float" office:value="692.441854896699">
            <text:p>692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(2^([.A961]/8192)-1)*8192" office:value-type="float" office:value="693.193623251429">
            <text:p>693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table:formula="of:=(2^([.A962]/8192)-1)*8192" office:value-type="float" office:value="693.945455217996">
            <text:p>694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table:formula="of:=(2^([.A963]/8192)-1)*8192" office:value-type="float" office:value="694.697350801782">
            <text:p>695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table:formula="of:=(2^([.A964]/8192)-1)*8192" office:value-type="float" office:value="695.449310008169">
            <text:p>695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table:formula="of:=(2^([.A965]/8192)-1)*8192" office:value-type="float" office:value="696.201332842542">
            <text:p>696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table:formula="of:=(2^([.A966]/8192)-1)*8192" office:value-type="float" office:value="696.953419310283">
            <text:p>697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table:formula="of:=(2^([.A967]/8192)-1)*8192" office:value-type="float" office:value="697.705569416779">
            <text:p>698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table:formula="of:=(2^([.A968]/8192)-1)*8192" office:value-type="float" office:value="698.457783167412">
            <text:p>698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table:formula="of:=(2^([.A969]/8192)-1)*8192" office:value-type="float" office:value="699.21006056757">
            <text:p>699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formula="of:=(2^([.A970]/8192)-1)*8192" office:value-type="float" office:value="699.962401622637">
            <text:p>700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table:formula="of:=(2^([.A971]/8192)-1)*8192" office:value-type="float" office:value="700.714806338001">
            <text:p>701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table:formula="of:=(2^([.A972]/8192)-1)*8192" office:value-type="float" office:value="701.467274719047">
            <text:p>701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table:formula="of:=(2^([.A973]/8192)-1)*8192" office:value-type="float" office:value="702.219806771162">
            <text:p>702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table:formula="of:=(2^([.A974]/8192)-1)*8192" office:value-type="float" office:value="702.972402499736">
            <text:p>703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table:formula="of:=(2^([.A975]/8192)-1)*8192" office:value-type="float" office:value="703.725061910154">
            <text:p>704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formula="of:=(2^([.A976]/8192)-1)*8192" office:value-type="float" office:value="704.477785007806">
            <text:p>704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table:formula="of:=(2^([.A977]/8192)-1)*8192" office:value-type="float" office:value="705.230571798082">
            <text:p>705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formula="of:=(2^([.A978]/8192)-1)*8192" office:value-type="float" office:value="705.983422286368">
            <text:p>706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table:formula="of:=(2^([.A979]/8192)-1)*8192" office:value-type="float" office:value="706.736336478058">
            <text:p>707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table:formula="of:=(2^([.A980]/8192)-1)*8192" office:value-type="float" office:value="707.489314378541">
            <text:p>707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formula="of:=(2^([.A981]/8192)-1)*8192" office:value-type="float" office:value="708.242355993207">
            <text:p>708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table:formula="of:=(2^([.A982]/8192)-1)*8192" office:value-type="float" office:value="708.995461327446">
            <text:p>709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formula="of:=(2^([.A983]/8192)-1)*8192" office:value-type="float" office:value="709.748630386652">
            <text:p>710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table:formula="of:=(2^([.A984]/8192)-1)*8192" office:value-type="float" office:value="710.501863176218">
            <text:p>711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table:formula="of:=(2^([.A985]/8192)-1)*8192" office:value-type="float" office:value="711.255159701534">
            <text:p>71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formula="of:=(2^([.A986]/8192)-1)*8192" office:value-type="float" office:value="712.008519967994">
            <text:p>712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table:formula="of:=(2^([.A987]/8192)-1)*8192" office:value-type="float" office:value="712.761943980991">
            <text:p>713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formula="of:=(2^([.A988]/8192)-1)*8192" office:value-type="float" office:value="713.515431745922">
            <text:p>714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formula="of:=(2^([.A989]/8192)-1)*8192" office:value-type="float" office:value="714.268983268179">
            <text:p>714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table:formula="of:=(2^([.A990]/8192)-1)*8192" office:value-type="float" office:value="715.022598553156">
            <text:p>715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table:formula="of:=(2^([.A991]/8192)-1)*8192" office:value-type="float" office:value="715.776277606248">
            <text:p>716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table:formula="of:=(2^([.A992]/8192)-1)*8192" office:value-type="float" office:value="716.530020432854">
            <text:p>717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formula="of:=(2^([.A993]/8192)-1)*8192" office:value-type="float" office:value="717.283827038369">
            <text:p>717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table:formula="of:=(2^([.A994]/8192)-1)*8192" office:value-type="float" office:value="718.037697428188">
            <text:p>718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table:formula="of:=(2^([.A995]/8192)-1)*8192" office:value-type="float" office:value="718.791631607712">
            <text:p>719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table:formula="of:=(2^([.A996]/8192)-1)*8192" office:value-type="float" office:value="719.545629582333">
            <text:p>720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table:formula="of:=(2^([.A997]/8192)-1)*8192" office:value-type="float" office:value="720.299691357453">
            <text:p>720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table:formula="of:=(2^([.A998]/8192)-1)*8192" office:value-type="float" office:value="721.053816938471">
            <text:p>721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table:formula="of:=(2^([.A999]/8192)-1)*8192" office:value-type="float" office:value="721.808006330784">
            <text:p>722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table:formula="of:=(2^([.A1000]/8192)-1)*8192" office:value-type="float" office:value="722.562259539793">
            <text:p>72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(2^([.A1001]/8192)-1)*8192" office:value-type="float" office:value="723.316576570896">
            <text:p>723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table:formula="of:=(2^([.A1002]/8192)-1)*8192" office:value-type="float" office:value="724.070957429496">
            <text:p>724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table:formula="of:=(2^([.A1003]/8192)-1)*8192" office:value-type="float" office:value="724.825402120992">
            <text:p>725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table:formula="of:=(2^([.A1004]/8192)-1)*8192" office:value-type="float" office:value="725.579910650786">
            <text:p>726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table:formula="of:=(2^([.A1005]/8192)-1)*8192" office:value-type="float" office:value="726.334483024279">
            <text:p>726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table:formula="of:=(2^([.A1006]/8192)-1)*8192" office:value-type="float" office:value="727.089119246872">
            <text:p>727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table:formula="of:=(2^([.A1007]/8192)-1)*8192" office:value-type="float" office:value="727.843819323971">
            <text:p>728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table:formula="of:=(2^([.A1008]/8192)-1)*8192" office:value-type="float" office:value="728.598583260979">
            <text:p>729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table:formula="of:=(2^([.A1009]/8192)-1)*8192" office:value-type="float" office:value="729.353411063295">
            <text:p>729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table:formula="of:=(2^([.A1010]/8192)-1)*8192" office:value-type="float" office:value="730.108302736329">
            <text:p>730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table:formula="of:=(2^([.A1011]/8192)-1)*8192" office:value-type="float" office:value="730.863258285481">
            <text:p>731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table:formula="of:=(2^([.A1012]/8192)-1)*8192" office:value-type="float" office:value="731.618277716159">
            <text:p>732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table:formula="of:=(2^([.A1013]/8192)-1)*8192" office:value-type="float" office:value="732.373361033766">
            <text:p>732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table:formula="of:=(2^([.A1014]/8192)-1)*8192" office:value-type="float" office:value="733.128508243708">
            <text:p>733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table:formula="of:=(2^([.A1015]/8192)-1)*8192" office:value-type="float" office:value="733.883719351394">
            <text:p>734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table:formula="of:=(2^([.A1016]/8192)-1)*8192" office:value-type="float" office:value="734.638994362229">
            <text:p>735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table:formula="of:=(2^([.A1017]/8192)-1)*8192" office:value-type="float" office:value="735.39433328162">
            <text:p>735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table:formula="of:=(2^([.A1018]/8192)-1)*8192" office:value-type="float" office:value="736.149736114974">
            <text:p>736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table:formula="of:=(2^([.A1019]/8192)-1)*8192" office:value-type="float" office:value="736.9052028677">
            <text:p>737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table:formula="of:=(2^([.A1020]/8192)-1)*8192" office:value-type="float" office:value="737.660733545208">
            <text:p>738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formula="of:=(2^([.A1021]/8192)-1)*8192" office:value-type="float" office:value="738.416328152905">
            <text:p>738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table:formula="of:=(2^([.A1022]/8192)-1)*8192" office:value-type="float" office:value="739.171986696201">
            <text:p>739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table:formula="of:=(2^([.A1023]/8192)-1)*8192" office:value-type="float" office:value="739.927709180509">
            <text:p>740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table:formula="of:=(2^([.A1024]/8192)-1)*8192" office:value-type="float" office:value="740.683495611234">
            <text:p>74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(2^([.A1025]/8192)-1)*8192" office:value-type="float" office:value="741.439345993791">
            <text:p>741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table:formula="of:=(2^([.A1026]/8192)-1)*8192" office:value-type="float" office:value="742.19526033359">
            <text:p>742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table:formula="of:=(2^([.A1027]/8192)-1)*8192" office:value-type="float" office:value="742.951238636042">
            <text:p>743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table:formula="of:=(2^([.A1028]/8192)-1)*8192" office:value-type="float" office:value="743.707280906561">
            <text:p>744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table:formula="of:=(2^([.A1029]/8192)-1)*8192" office:value-type="float" office:value="744.463387150559">
            <text:p>744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table:formula="of:=(2^([.A1030]/8192)-1)*8192" office:value-type="float" office:value="745.219557373448">
            <text:p>745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table:formula="of:=(2^([.A1031]/8192)-1)*8192" office:value-type="float" office:value="745.975791580644">
            <text:p>746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table:formula="of:=(2^([.A1032]/8192)-1)*8192" office:value-type="float" office:value="746.732089777559">
            <text:p>747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table:formula="of:=(2^([.A1033]/8192)-1)*8192" office:value-type="float" office:value="747.48845196961">
            <text:p>747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table:formula="of:=(2^([.A1034]/8192)-1)*8192" office:value-type="float" office:value="748.24487816221">
            <text:p>748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table:formula="of:=(2^([.A1035]/8192)-1)*8192" office:value-type="float" office:value="749.001368360774">
            <text:p>749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table:formula="of:=(2^([.A1036]/8192)-1)*8192" office:value-type="float" office:value="749.75792257072">
            <text:p>750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table:formula="of:=(2^([.A1037]/8192)-1)*8192" office:value-type="float" office:value="750.514540797462">
            <text:p>751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table:formula="of:=(2^([.A1038]/8192)-1)*8192" office:value-type="float" office:value="751.271223046419">
            <text:p>751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table:formula="of:=(2^([.A1039]/8192)-1)*8192" office:value-type="float" office:value="752.027969323008">
            <text:p>752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table:formula="of:=(2^([.A1040]/8192)-1)*8192" office:value-type="float" office:value="752.784779632646">
            <text:p>753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table:formula="of:=(2^([.A1041]/8192)-1)*8192" office:value-type="float" office:value="753.54165398075">
            <text:p>754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table:formula="of:=(2^([.A1042]/8192)-1)*8192" office:value-type="float" office:value="754.298592372743">
            <text:p>754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table:formula="of:=(2^([.A1043]/8192)-1)*8192" office:value-type="float" office:value="755.055594814039">
            <text:p>755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table:formula="of:=(2^([.A1044]/8192)-1)*8192" office:value-type="float" office:value="755.812661310061">
            <text:p>756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table:formula="of:=(2^([.A1045]/8192)-1)*8192" office:value-type="float" office:value="756.569791866228">
            <text:p>757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table:formula="of:=(2^([.A1046]/8192)-1)*8192" office:value-type="float" office:value="757.32698648796">
            <text:p>757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table:formula="of:=(2^([.A1047]/8192)-1)*8192" office:value-type="float" office:value="758.08424518068">
            <text:p>758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table:formula="of:=(2^([.A1048]/8192)-1)*8192" office:value-type="float" office:value="758.841567949807">
            <text:p>759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table:formula="of:=(2^([.A1049]/8192)-1)*8192" office:value-type="float" office:value="759.598954800764">
            <text:p>760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table:formula="of:=(2^([.A1050]/8192)-1)*8192" office:value-type="float" office:value="760.356405738974">
            <text:p>760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table:formula="of:=(2^([.A1051]/8192)-1)*8192" office:value-type="float" office:value="761.113920769858">
            <text:p>761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table:formula="of:=(2^([.A1052]/8192)-1)*8192" office:value-type="float" office:value="761.871499898842">
            <text:p>762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table:formula="of:=(2^([.A1053]/8192)-1)*8192" office:value-type="float" office:value="762.629143131348">
            <text:p>763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table:formula="of:=(2^([.A1054]/8192)-1)*8192" office:value-type="float" office:value="763.3868504728">
            <text:p>763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table:formula="of:=(2^([.A1055]/8192)-1)*8192" office:value-type="float" office:value="764.144621928621">
            <text:p>764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table:formula="of:=(2^([.A1056]/8192)-1)*8192" office:value-type="float" office:value="764.90245750424">
            <text:p>765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table:formula="of:=(2^([.A1057]/8192)-1)*8192" office:value-type="float" office:value="765.660357205081">
            <text:p>766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table:formula="of:=(2^([.A1058]/8192)-1)*8192" office:value-type="float" office:value="766.41832103657">
            <text:p>766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table:formula="of:=(2^([.A1059]/8192)-1)*8192" office:value-type="float" office:value="767.176349004132">
            <text:p>767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table:formula="of:=(2^([.A1060]/8192)-1)*8192" office:value-type="float" office:value="767.934441113195">
            <text:p>768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table:formula="of:=(2^([.A1061]/8192)-1)*8192" office:value-type="float" office:value="768.692597369189">
            <text:p>769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table:formula="of:=(2^([.A1062]/8192)-1)*8192" office:value-type="float" office:value="769.450817777537">
            <text:p>769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table:formula="of:=(2^([.A1063]/8192)-1)*8192" office:value-type="float" office:value="770.209102343672">
            <text:p>770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table:formula="of:=(2^([.A1064]/8192)-1)*8192" office:value-type="float" office:value="770.967451073018">
            <text:p>771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table:formula="of:=(2^([.A1065]/8192)-1)*8192" office:value-type="float" office:value="771.725863971009">
            <text:p>772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table:formula="of:=(2^([.A1066]/8192)-1)*8192" office:value-type="float" office:value="772.484341043071">
            <text:p>772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table:formula="of:=(2^([.A1067]/8192)-1)*8192" office:value-type="float" office:value="773.242882294637">
            <text:p>773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table:formula="of:=(2^([.A1068]/8192)-1)*8192" office:value-type="float" office:value="774.001487731135">
            <text:p>774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table:formula="of:=(2^([.A1069]/8192)-1)*8192" office:value-type="float" office:value="774.760157358">
            <text:p>775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table:formula="of:=(2^([.A1070]/8192)-1)*8192" office:value-type="float" office:value="775.518891180658">
            <text:p>776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table:formula="of:=(2^([.A1071]/8192)-1)*8192" office:value-type="float" office:value="776.277689204546">
            <text:p>776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table:formula="of:=(2^([.A1072]/8192)-1)*8192" office:value-type="float" office:value="777.036551435094">
            <text:p>777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table:formula="of:=(2^([.A1073]/8192)-1)*8192" office:value-type="float" office:value="777.795477877737">
            <text:p>778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table:formula="of:=(2^([.A1074]/8192)-1)*8192" office:value-type="float" office:value="778.554468537905">
            <text:p>779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table:formula="of:=(2^([.A1075]/8192)-1)*8192" office:value-type="float" office:value="779.313523421033">
            <text:p>779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table:formula="of:=(2^([.A1076]/8192)-1)*8192" office:value-type="float" office:value="780.072642532558">
            <text:p>780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table:formula="of:=(2^([.A1077]/8192)-1)*8192" office:value-type="float" office:value="780.831825877911">
            <text:p>781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table:formula="of:=(2^([.A1078]/8192)-1)*8192" office:value-type="float" office:value="781.591073462529">
            <text:p>782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table:formula="of:=(2^([.A1079]/8192)-1)*8192" office:value-type="float" office:value="782.350385291849">
            <text:p>782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table:formula="of:=(2^([.A1080]/8192)-1)*8192" office:value-type="float" office:value="783.109761371305">
            <text:p>783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table:formula="of:=(2^([.A1081]/8192)-1)*8192" office:value-type="float" office:value="783.869201706335">
            <text:p>784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table:formula="of:=(2^([.A1082]/8192)-1)*8192" office:value-type="float" office:value="784.628706302374">
            <text:p>785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table:formula="of:=(2^([.A1083]/8192)-1)*8192" office:value-type="float" office:value="785.388275164863">
            <text:p>785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table:formula="of:=(2^([.A1084]/8192)-1)*8192" office:value-type="float" office:value="786.147908299237">
            <text:p>786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table:formula="of:=(2^([.A1085]/8192)-1)*8192" office:value-type="float" office:value="786.907605710936">
            <text:p>787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table:formula="of:=(2^([.A1086]/8192)-1)*8192" office:value-type="float" office:value="787.667367405396">
            <text:p>788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table:formula="of:=(2^([.A1087]/8192)-1)*8192" office:value-type="float" office:value="788.427193388061">
            <text:p>788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table:formula="of:=(2^([.A1088]/8192)-1)*8192" office:value-type="float" office:value="789.187083664368">
            <text:p>789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table:formula="of:=(2^([.A1089]/8192)-1)*8192" office:value-type="float" office:value="789.947038239759">
            <text:p>790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table:formula="of:=(2^([.A1090]/8192)-1)*8192" office:value-type="float" office:value="790.707057119673">
            <text:p>791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table:formula="of:=(2^([.A1091]/8192)-1)*8192" office:value-type="float" office:value="791.467140309551">
            <text:p>791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table:formula="of:=(2^([.A1092]/8192)-1)*8192" office:value-type="float" office:value="792.227287814836">
            <text:p>792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table:formula="of:=(2^([.A1093]/8192)-1)*8192" office:value-type="float" office:value="792.987499640969">
            <text:p>793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table:formula="of:=(2^([.A1094]/8192)-1)*8192" office:value-type="float" office:value="793.747775793394">
            <text:p>794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table:formula="of:=(2^([.A1095]/8192)-1)*8192" office:value-type="float" office:value="794.508116277553">
            <text:p>795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table:formula="of:=(2^([.A1096]/8192)-1)*8192" office:value-type="float" office:value="795.268521098889">
            <text:p>795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table:formula="of:=(2^([.A1097]/8192)-1)*8192" office:value-type="float" office:value="796.028990262848">
            <text:p>796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table:formula="of:=(2^([.A1098]/8192)-1)*8192" office:value-type="float" office:value="796.789523774873">
            <text:p>797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table:formula="of:=(2^([.A1099]/8192)-1)*8192" office:value-type="float" office:value="797.550121640408">
            <text:p>798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table:formula="of:=(2^([.A1100]/8192)-1)*8192" office:value-type="float" office:value="798.310783864899">
            <text:p>798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table:formula="of:=(2^([.A1101]/8192)-1)*8192" office:value-type="float" office:value="799.071510453794">
            <text:p>799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table:formula="of:=(2^([.A1102]/8192)-1)*8192" office:value-type="float" office:value="799.832301412536">
            <text:p>800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table:formula="of:=(2^([.A1103]/8192)-1)*8192" office:value-type="float" office:value="800.593156746574">
            <text:p>801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table:formula="of:=(2^([.A1104]/8192)-1)*8192" office:value-type="float" office:value="801.354076461354">
            <text:p>801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table:formula="of:=(2^([.A1105]/8192)-1)*8192" office:value-type="float" office:value="802.115060562324">
            <text:p>802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table:formula="of:=(2^([.A1106]/8192)-1)*8192" office:value-type="float" office:value="802.876109054932">
            <text:p>803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table:formula="of:=(2^([.A1107]/8192)-1)*8192" office:value-type="float" office:value="803.637221944629">
            <text:p>804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table:formula="of:=(2^([.A1108]/8192)-1)*8192" office:value-type="float" office:value="804.398399236859">
            <text:p>804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table:formula="of:=(2^([.A1109]/8192)-1)*8192" office:value-type="float" office:value="805.159640937076">
            <text:p>805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table:formula="of:=(2^([.A1110]/8192)-1)*8192" office:value-type="float" office:value="805.920947050729">
            <text:p>806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table:formula="of:=(2^([.A1111]/8192)-1)*8192" office:value-type="float" office:value="806.682317583265">
            <text:p>807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table:formula="of:=(2^([.A1112]/8192)-1)*8192" office:value-type="float" office:value="807.443752540139">
            <text:p>807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table:formula="of:=(2^([.A1113]/8192)-1)*8192" office:value-type="float" office:value="808.205251926802">
            <text:p>808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table:formula="of:=(2^([.A1114]/8192)-1)*8192" office:value-type="float" office:value="808.966815748703">
            <text:p>809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table:formula="of:=(2^([.A1115]/8192)-1)*8192" office:value-type="float" office:value="809.728444011298">
            <text:p>810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table:formula="of:=(2^([.A1116]/8192)-1)*8192" office:value-type="float" office:value="810.490136720036">
            <text:p>810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table:formula="of:=(2^([.A1117]/8192)-1)*8192" office:value-type="float" office:value="811.251893880373">
            <text:p>811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table:formula="of:=(2^([.A1118]/8192)-1)*8192" office:value-type="float" office:value="812.01371549776">
            <text:p>812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table:formula="of:=(2^([.A1119]/8192)-1)*8192" office:value-type="float" office:value="812.775601577654">
            <text:p>813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table:formula="of:=(2^([.A1120]/8192)-1)*8192" office:value-type="float" office:value="813.537552125508">
            <text:p>814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table:formula="of:=(2^([.A1121]/8192)-1)*8192" office:value-type="float" office:value="814.299567146778">
            <text:p>814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table:formula="of:=(2^([.A1122]/8192)-1)*8192" office:value-type="float" office:value="815.061646646918">
            <text:p>815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table:formula="of:=(2^([.A1123]/8192)-1)*8192" office:value-type="float" office:value="815.823790631386">
            <text:p>816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table:formula="of:=(2^([.A1124]/8192)-1)*8192" office:value-type="float" office:value="816.585999105637">
            <text:p>817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table:formula="of:=(2^([.A1125]/8192)-1)*8192" office:value-type="float" office:value="817.348272075127">
            <text:p>817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table:formula="of:=(2^([.A1126]/8192)-1)*8192" office:value-type="float" office:value="818.110609545314">
            <text:p>818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table:formula="of:=(2^([.A1127]/8192)-1)*8192" office:value-type="float" office:value="818.873011521659">
            <text:p>819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table:formula="of:=(2^([.A1128]/8192)-1)*8192" office:value-type="float" office:value="819.635478009615">
            <text:p>820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table:formula="of:=(2^([.A1129]/8192)-1)*8192" office:value-type="float" office:value="820.398009014643">
            <text:p>820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table:formula="of:=(2^([.A1130]/8192)-1)*8192" office:value-type="float" office:value="821.160604542205">
            <text:p>821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table:formula="of:=(2^([.A1131]/8192)-1)*8192" office:value-type="float" office:value="821.923264597755">
            <text:p>822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table:formula="of:=(2^([.A1132]/8192)-1)*8192" office:value-type="float" office:value="822.685989186759">
            <text:p>823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table:formula="of:=(2^([.A1133]/8192)-1)*8192" office:value-type="float" office:value="823.448778314674">
            <text:p>823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table:formula="of:=(2^([.A1134]/8192)-1)*8192" office:value-type="float" office:value="824.21163198696">
            <text:p>824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table:formula="of:=(2^([.A1135]/8192)-1)*8192" office:value-type="float" office:value="824.974550209083">
            <text:p>825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table:formula="of:=(2^([.A1136]/8192)-1)*8192" office:value-type="float" office:value="825.737532986501">
            <text:p>826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table:formula="of:=(2^([.A1137]/8192)-1)*8192" office:value-type="float" office:value="826.500580324679">
            <text:p>827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table:formula="of:=(2^([.A1138]/8192)-1)*8192" office:value-type="float" office:value="827.263692229077">
            <text:p>827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table:formula="of:=(2^([.A1139]/8192)-1)*8192" office:value-type="float" office:value="828.026868705159">
            <text:p>828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table:formula="of:=(2^([.A1140]/8192)-1)*8192" office:value-type="float" office:value="828.790109758393">
            <text:p>829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table:formula="of:=(2^([.A1141]/8192)-1)*8192" office:value-type="float" office:value="829.553415394237">
            <text:p>830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table:formula="of:=(2^([.A1142]/8192)-1)*8192" office:value-type="float" office:value="830.316785618161">
            <text:p>830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table:formula="of:=(2^([.A1143]/8192)-1)*8192" office:value-type="float" office:value="831.080220435628">
            <text:p>831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table:formula="of:=(2^([.A1144]/8192)-1)*8192" office:value-type="float" office:value="831.843719852102">
            <text:p>832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table:formula="of:=(2^([.A1145]/8192)-1)*8192" office:value-type="float" office:value="832.607283873053">
            <text:p>833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table:formula="of:=(2^([.A1146]/8192)-1)*8192" office:value-type="float" office:value="833.370912503944">
            <text:p>833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table:formula="of:=(2^([.A1147]/8192)-1)*8192" office:value-type="float" office:value="834.134605750243">
            <text:p>834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table:formula="of:=(2^([.A1148]/8192)-1)*8192" office:value-type="float" office:value="834.89836361742">
            <text:p>835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table:formula="of:=(2^([.A1149]/8192)-1)*8192" office:value-type="float" office:value="835.66218611094">
            <text:p>836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table:formula="of:=(2^([.A1150]/8192)-1)*8192" office:value-type="float" office:value="836.426073236271">
            <text:p>836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table:formula="of:=(2^([.A1151]/8192)-1)*8192" office:value-type="float" office:value="837.190024998885">
            <text:p>837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table:formula="of:=(2^([.A1152]/8192)-1)*8192" office:value-type="float" office:value="837.954041404248">
            <text:p>838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table:formula="of:=(2^([.A1153]/8192)-1)*8192" office:value-type="float" office:value="838.718122457833">
            <text:p>839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table:formula="of:=(2^([.A1154]/8192)-1)*8192" office:value-type="float" office:value="839.482268165108">
            <text:p>839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table:formula="of:=(2^([.A1155]/8192)-1)*8192" office:value-type="float" office:value="840.246478531546">
            <text:p>840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table:formula="of:=(2^([.A1156]/8192)-1)*8192" office:value-type="float" office:value="841.010753562616">
            <text:p>841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table:formula="of:=(2^([.A1157]/8192)-1)*8192" office:value-type="float" office:value="841.775093263788">
            <text:p>842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table:formula="of:=(2^([.A1158]/8192)-1)*8192" office:value-type="float" office:value="842.539497640541">
            <text:p>843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table:formula="of:=(2^([.A1159]/8192)-1)*8192" office:value-type="float" office:value="843.30396669834">
            <text:p>843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table:formula="of:=(2^([.A1160]/8192)-1)*8192" office:value-type="float" office:value="844.068500442661">
            <text:p>844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table:formula="of:=(2^([.A1161]/8192)-1)*8192" office:value-type="float" office:value="844.83309887898">
            <text:p>845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table:formula="of:=(2^([.A1162]/8192)-1)*8192" office:value-type="float" office:value="845.597762012767">
            <text:p>846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table:formula="of:=(2^([.A1163]/8192)-1)*8192" office:value-type="float" office:value="846.3624898495">
            <text:p>846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table:formula="of:=(2^([.A1164]/8192)-1)*8192" office:value-type="float" office:value="847.127282394651">
            <text:p>847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table:formula="of:=(2^([.A1165]/8192)-1)*8192" office:value-type="float" office:value="847.892139653697">
            <text:p>848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table:formula="of:=(2^([.A1166]/8192)-1)*8192" office:value-type="float" office:value="848.657061632113">
            <text:p>849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table:formula="of:=(2^([.A1167]/8192)-1)*8192" office:value-type="float" office:value="849.422048335375">
            <text:p>849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table:formula="of:=(2^([.A1168]/8192)-1)*8192" office:value-type="float" office:value="850.187099768962">
            <text:p>850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table:formula="of:=(2^([.A1169]/8192)-1)*8192" office:value-type="float" office:value="850.952215938349">
            <text:p>851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table:formula="of:=(2^([.A1170]/8192)-1)*8192" office:value-type="float" office:value="851.717396849013">
            <text:p>852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table:formula="of:=(2^([.A1171]/8192)-1)*8192" office:value-type="float" office:value="852.482642506437">
            <text:p>852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table:formula="of:=(2^([.A1172]/8192)-1)*8192" office:value-type="float" office:value="853.247952916094">
            <text:p>853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table:formula="of:=(2^([.A1173]/8192)-1)*8192" office:value-type="float" office:value="854.013328083465">
            <text:p>854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table:formula="of:=(2^([.A1174]/8192)-1)*8192" office:value-type="float" office:value="854.77876801403">
            <text:p>855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table:formula="of:=(2^([.A1175]/8192)-1)*8192" office:value-type="float" office:value="855.54427271327">
            <text:p>856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table:formula="of:=(2^([.A1176]/8192)-1)*8192" office:value-type="float" office:value="856.309842186663">
            <text:p>856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table:formula="of:=(2^([.A1177]/8192)-1)*8192" office:value-type="float" office:value="857.075476439693">
            <text:p>857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table:formula="of:=(2^([.A1178]/8192)-1)*8192" office:value-type="float" office:value="857.841175477839">
            <text:p>858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table:formula="of:=(2^([.A1179]/8192)-1)*8192" office:value-type="float" office:value="858.606939306583">
            <text:p>859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table:formula="of:=(2^([.A1180]/8192)-1)*8192" office:value-type="float" office:value="859.372767931409">
            <text:p>859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table:formula="of:=(2^([.A1181]/8192)-1)*8192" office:value-type="float" office:value="860.138661357798">
            <text:p>860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table:formula="of:=(2^([.A1182]/8192)-1)*8192" office:value-type="float" office:value="860.904619591234">
            <text:p>861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table:formula="of:=(2^([.A1183]/8192)-1)*8192" office:value-type="float" office:value="861.6706426372">
            <text:p>862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table:formula="of:=(2^([.A1184]/8192)-1)*8192" office:value-type="float" office:value="862.436730501184">
            <text:p>862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table:formula="of:=(2^([.A1185]/8192)-1)*8192" office:value-type="float" office:value="863.202883188664">
            <text:p>863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table:formula="of:=(2^([.A1186]/8192)-1)*8192" office:value-type="float" office:value="863.96910070513">
            <text:p>864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table:formula="of:=(2^([.A1187]/8192)-1)*8192" office:value-type="float" office:value="864.735383056068">
            <text:p>865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table:formula="of:=(2^([.A1188]/8192)-1)*8192" office:value-type="float" office:value="865.501730246961">
            <text:p>866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table:formula="of:=(2^([.A1189]/8192)-1)*8192" office:value-type="float" office:value="866.268142283296">
            <text:p>866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table:formula="of:=(2^([.A1190]/8192)-1)*8192" office:value-type="float" office:value="867.034619170561">
            <text:p>867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table:formula="of:=(2^([.A1191]/8192)-1)*8192" office:value-type="float" office:value="867.801160914245">
            <text:p>868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table:formula="of:=(2^([.A1192]/8192)-1)*8192" office:value-type="float" office:value="868.567767519833">
            <text:p>869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table:formula="of:=(2^([.A1193]/8192)-1)*8192" office:value-type="float" office:value="869.334438992815">
            <text:p>869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table:formula="of:=(2^([.A1194]/8192)-1)*8192" office:value-type="float" office:value="870.101175338679">
            <text:p>870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table:formula="of:=(2^([.A1195]/8192)-1)*8192" office:value-type="float" office:value="870.867976562915">
            <text:p>871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table:formula="of:=(2^([.A1196]/8192)-1)*8192" office:value-type="float" office:value="871.634842671012">
            <text:p>872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table:formula="of:=(2^([.A1197]/8192)-1)*8192" office:value-type="float" office:value="872.401773668462">
            <text:p>872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table:formula="of:=(2^([.A1198]/8192)-1)*8192" office:value-type="float" office:value="873.168769560752">
            <text:p>873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table:formula="of:=(2^([.A1199]/8192)-1)*8192" office:value-type="float" office:value="873.935830353377">
            <text:p>874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table:formula="of:=(2^([.A1200]/8192)-1)*8192" office:value-type="float" office:value="874.702956051828">
            <text:p>875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table:formula="of:=(2^([.A1201]/8192)-1)*8192" office:value-type="float" office:value="875.470146661595">
            <text:p>875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table:formula="of:=(2^([.A1202]/8192)-1)*8192" office:value-type="float" office:value="876.237402188173">
            <text:p>876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table:formula="of:=(2^([.A1203]/8192)-1)*8192" office:value-type="float" office:value="877.004722637054">
            <text:p>877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table:formula="of:=(2^([.A1204]/8192)-1)*8192" office:value-type="float" office:value="877.772108013731">
            <text:p>878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table:formula="of:=(2^([.A1205]/8192)-1)*8192" office:value-type="float" office:value="878.539558323697">
            <text:p>879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table:formula="of:=(2^([.A1206]/8192)-1)*8192" office:value-type="float" office:value="879.307073572449">
            <text:p>879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table:formula="of:=(2^([.A1207]/8192)-1)*8192" office:value-type="float" office:value="880.07465376548">
            <text:p>880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table:formula="of:=(2^([.A1208]/8192)-1)*8192" office:value-type="float" office:value="880.842298908286">
            <text:p>881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table:formula="of:=(2^([.A1209]/8192)-1)*8192" office:value-type="float" office:value="881.610009006363">
            <text:p>882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table:formula="of:=(2^([.A1210]/8192)-1)*8192" office:value-type="float" office:value="882.377784065207">
            <text:p>882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table:formula="of:=(2^([.A1211]/8192)-1)*8192" office:value-type="float" office:value="883.145624090315">
            <text:p>883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table:formula="of:=(2^([.A1212]/8192)-1)*8192" office:value-type="float" office:value="883.913529087184">
            <text:p>884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table:formula="of:=(2^([.A1213]/8192)-1)*8192" office:value-type="float" office:value="884.681499061311">
            <text:p>885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table:formula="of:=(2^([.A1214]/8192)-1)*8192" office:value-type="float" office:value="885.449534018195">
            <text:p>885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table:formula="of:=(2^([.A1215]/8192)-1)*8192" office:value-type="float" office:value="886.217633963333">
            <text:p>886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table:formula="of:=(2^([.A1216]/8192)-1)*8192" office:value-type="float" office:value="886.985798902228">
            <text:p>887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table:formula="of:=(2^([.A1217]/8192)-1)*8192" office:value-type="float" office:value="887.754028840376">
            <text:p>888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table:formula="of:=(2^([.A1218]/8192)-1)*8192" office:value-type="float" office:value="888.522323783278">
            <text:p>889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table:formula="of:=(2^([.A1219]/8192)-1)*8192" office:value-type="float" office:value="889.290683736433">
            <text:p>889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table:formula="of:=(2^([.A1220]/8192)-1)*8192" office:value-type="float" office:value="890.059108705345">
            <text:p>890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table:formula="of:=(2^([.A1221]/8192)-1)*8192" office:value-type="float" office:value="890.827598695512">
            <text:p>891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table:formula="of:=(2^([.A1222]/8192)-1)*8192" office:value-type="float" office:value="891.596153712439">
            <text:p>892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table:formula="of:=(2^([.A1223]/8192)-1)*8192" office:value-type="float" office:value="892.364773761627">
            <text:p>892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table:formula="of:=(2^([.A1224]/8192)-1)*8192" office:value-type="float" office:value="893.133458848579">
            <text:p>893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table:formula="of:=(2^([.A1225]/8192)-1)*8192" office:value-type="float" office:value="893.902208978796">
            <text:p>894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table:formula="of:=(2^([.A1226]/8192)-1)*8192" office:value-type="float" office:value="894.671024157786">
            <text:p>895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table:formula="of:=(2^([.A1227]/8192)-1)*8192" office:value-type="float" office:value="895.439904391049">
            <text:p>895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table:formula="of:=(2^([.A1228]/8192)-1)*8192" office:value-type="float" office:value="896.208849684092">
            <text:p>896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table:formula="of:=(2^([.A1229]/8192)-1)*8192" office:value-type="float" office:value="896.97786004242">
            <text:p>897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table:formula="of:=(2^([.A1230]/8192)-1)*8192" office:value-type="float" office:value="897.746935471538">
            <text:p>898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table:formula="of:=(2^([.A1231]/8192)-1)*8192" office:value-type="float" office:value="898.516075976952">
            <text:p>899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table:formula="of:=(2^([.A1232]/8192)-1)*8192" office:value-type="float" office:value="899.285281564169">
            <text:p>899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table:formula="of:=(2^([.A1233]/8192)-1)*8192" office:value-type="float" office:value="900.054552238695">
            <text:p>900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table:formula="of:=(2^([.A1234]/8192)-1)*8192" office:value-type="float" office:value="900.823888006038">
            <text:p>901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table:formula="of:=(2^([.A1235]/8192)-1)*8192" office:value-type="float" office:value="901.593288871707">
            <text:p>902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table:formula="of:=(2^([.A1236]/8192)-1)*8192" office:value-type="float" office:value="902.36275484121">
            <text:p>902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table:formula="of:=(2^([.A1237]/8192)-1)*8192" office:value-type="float" office:value="903.132285920055">
            <text:p>903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table:formula="of:=(2^([.A1238]/8192)-1)*8192" office:value-type="float" office:value="903.901882113751">
            <text:p>904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table:formula="of:=(2^([.A1239]/8192)-1)*8192" office:value-type="float" office:value="904.671543427808">
            <text:p>905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table:formula="of:=(2^([.A1240]/8192)-1)*8192" office:value-type="float" office:value="905.441269867739">
            <text:p>905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table:formula="of:=(2^([.A1241]/8192)-1)*8192" office:value-type="float" office:value="906.211061439049">
            <text:p>906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table:formula="of:=(2^([.A1242]/8192)-1)*8192" office:value-type="float" office:value="906.980918147256">
            <text:p>907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table:formula="of:=(2^([.A1243]/8192)-1)*8192" office:value-type="float" office:value="907.750839997865">
            <text:p>908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table:formula="of:=(2^([.A1244]/8192)-1)*8192" office:value-type="float" office:value="908.520826996393">
            <text:p>909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table:formula="of:=(2^([.A1245]/8192)-1)*8192" office:value-type="float" office:value="909.29087914835">
            <text:p>909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table:formula="of:=(2^([.A1246]/8192)-1)*8192" office:value-type="float" office:value="910.06099645925">
            <text:p>910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table:formula="of:=(2^([.A1247]/8192)-1)*8192" office:value-type="float" office:value="910.831178934606">
            <text:p>911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table:formula="of:=(2^([.A1248]/8192)-1)*8192" office:value-type="float" office:value="911.601426579933">
            <text:p>912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table:formula="of:=(2^([.A1249]/8192)-1)*8192" office:value-type="float" office:value="912.371739400745">
            <text:p>912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table:formula="of:=(2^([.A1250]/8192)-1)*8192" office:value-type="float" office:value="913.142117402558">
            <text:p>913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table:formula="of:=(2^([.A1251]/8192)-1)*8192" office:value-type="float" office:value="913.912560590885">
            <text:p>914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table:formula="of:=(2^([.A1252]/8192)-1)*8192" office:value-type="float" office:value="914.683068971241">
            <text:p>915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table:formula="of:=(2^([.A1253]/8192)-1)*8192" office:value-type="float" office:value="915.453642549146">
            <text:p>915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table:formula="of:=(2^([.A1254]/8192)-1)*8192" office:value-type="float" office:value="916.224281330114">
            <text:p>916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table:formula="of:=(2^([.A1255]/8192)-1)*8192" office:value-type="float" office:value="916.994985319665">
            <text:p>917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table:formula="of:=(2^([.A1256]/8192)-1)*8192" office:value-type="float" office:value="917.765754523314">
            <text:p>918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table:formula="of:=(2^([.A1257]/8192)-1)*8192" office:value-type="float" office:value="918.536588946579">
            <text:p>919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table:formula="of:=(2^([.A1258]/8192)-1)*8192" office:value-type="float" office:value="919.307488594983">
            <text:p>919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table:formula="of:=(2^([.A1259]/8192)-1)*8192" office:value-type="float" office:value="920.078453474038">
            <text:p>920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table:formula="of:=(2^([.A1260]/8192)-1)*8192" office:value-type="float" office:value="920.849483589269">
            <text:p>921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table:formula="of:=(2^([.A1261]/8192)-1)*8192" office:value-type="float" office:value="921.620578946195">
            <text:p>922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table:formula="of:=(2^([.A1262]/8192)-1)*8192" office:value-type="float" office:value="922.391739550336">
            <text:p>922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table:formula="of:=(2^([.A1263]/8192)-1)*8192" office:value-type="float" office:value="923.162965407213">
            <text:p>923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table:formula="of:=(2^([.A1264]/8192)-1)*8192" office:value-type="float" office:value="923.934256522347">
            <text:p>924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table:formula="of:=(2^([.A1265]/8192)-1)*8192" office:value-type="float" office:value="924.70561290126">
            <text:p>925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table:formula="of:=(2^([.A1266]/8192)-1)*8192" office:value-type="float" office:value="925.477034549474">
            <text:p>925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table:formula="of:=(2^([.A1267]/8192)-1)*8192" office:value-type="float" office:value="926.248521472515">
            <text:p>926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table:formula="of:=(2^([.A1268]/8192)-1)*8192" office:value-type="float" office:value="927.020073675902">
            <text:p>927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table:formula="of:=(2^([.A1269]/8192)-1)*8192" office:value-type="float" office:value="927.791691165161">
            <text:p>928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table:formula="of:=(2^([.A1270]/8192)-1)*8192" office:value-type="float" office:value="928.563373945815">
            <text:p>929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table:formula="of:=(2^([.A1271]/8192)-1)*8192" office:value-type="float" office:value="929.335122023391">
            <text:p>929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table:formula="of:=(2^([.A1272]/8192)-1)*8192" office:value-type="float" office:value="930.106935403413">
            <text:p>930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table:formula="of:=(2^([.A1273]/8192)-1)*8192" office:value-type="float" office:value="930.878814091406">
            <text:p>931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table:formula="of:=(2^([.A1274]/8192)-1)*8192" office:value-type="float" office:value="931.650758092896">
            <text:p>932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table:formula="of:=(2^([.A1275]/8192)-1)*8192" office:value-type="float" office:value="932.422767413411">
            <text:p>932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table:formula="of:=(2^([.A1276]/8192)-1)*8192" office:value-type="float" office:value="933.194842058476">
            <text:p>933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table:formula="of:=(2^([.A1277]/8192)-1)*8192" office:value-type="float" office:value="933.96698203362">
            <text:p>934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table:formula="of:=(2^([.A1278]/8192)-1)*8192" office:value-type="float" office:value="934.739187344372">
            <text:p>935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table:formula="of:=(2^([.A1279]/8192)-1)*8192" office:value-type="float" office:value="935.511457996257">
            <text:p>936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table:formula="of:=(2^([.A1280]/8192)-1)*8192" office:value-type="float" office:value="936.283793994808">
            <text:p>936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table:formula="of:=(2^([.A1281]/8192)-1)*8192" office:value-type="float" office:value="937.056195345551">
            <text:p>937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table:formula="of:=(2^([.A1282]/8192)-1)*8192" office:value-type="float" office:value="937.828662054018">
            <text:p>938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table:formula="of:=(2^([.A1283]/8192)-1)*8192" office:value-type="float" office:value="938.60119412574">
            <text:p>939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table:formula="of:=(2^([.A1284]/8192)-1)*8192" office:value-type="float" office:value="939.373791566244">
            <text:p>939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table:formula="of:=(2^([.A1285]/8192)-1)*8192" office:value-type="float" office:value="940.146454381065">
            <text:p>940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table:formula="of:=(2^([.A1286]/8192)-1)*8192" office:value-type="float" office:value="940.919182575733">
            <text:p>941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table:formula="of:=(2^([.A1287]/8192)-1)*8192" office:value-type="float" office:value="941.691976155782">
            <text:p>942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table:formula="of:=(2^([.A1288]/8192)-1)*8192" office:value-type="float" office:value="942.464835126742">
            <text:p>942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table:formula="of:=(2^([.A1289]/8192)-1)*8192" office:value-type="float" office:value="943.237759494148">
            <text:p>943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table:formula="of:=(2^([.A1290]/8192)-1)*8192" office:value-type="float" office:value="944.010749263533">
            <text:p>944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table:formula="of:=(2^([.A1291]/8192)-1)*8192" office:value-type="float" office:value="944.783804440431">
            <text:p>945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table:formula="of:=(2^([.A1292]/8192)-1)*8192" office:value-type="float" office:value="945.556925030376">
            <text:p>946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table:formula="of:=(2^([.A1293]/8192)-1)*8192" office:value-type="float" office:value="946.330111038904">
            <text:p>946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table:formula="of:=(2^([.A1294]/8192)-1)*8192" office:value-type="float" office:value="947.103362471551">
            <text:p>947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table:formula="of:=(2^([.A1295]/8192)-1)*8192" office:value-type="float" office:value="947.876679333851">
            <text:p>948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table:formula="of:=(2^([.A1296]/8192)-1)*8192" office:value-type="float" office:value="948.650061631343">
            <text:p>949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table:formula="of:=(2^([.A1297]/8192)-1)*8192" office:value-type="float" office:value="949.423509369561">
            <text:p>949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table:formula="of:=(2^([.A1298]/8192)-1)*8192" office:value-type="float" office:value="950.197022554043">
            <text:p>950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table:formula="of:=(2^([.A1299]/8192)-1)*8192" office:value-type="float" office:value="950.970601190329">
            <text:p>951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table:formula="of:=(2^([.A1300]/8192)-1)*8192" office:value-type="float" office:value="951.744245283955">
            <text:p>952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table:formula="of:=(2^([.A1301]/8192)-1)*8192" office:value-type="float" office:value="952.517954840461">
            <text:p>953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table:formula="of:=(2^([.A1302]/8192)-1)*8192" office:value-type="float" office:value="953.291729865387">
            <text:p>953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table:formula="of:=(2^([.A1303]/8192)-1)*8192" office:value-type="float" office:value="954.06557036427">
            <text:p>954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table:formula="of:=(2^([.A1304]/8192)-1)*8192" office:value-type="float" office:value="954.839476342651">
            <text:p>955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table:formula="of:=(2^([.A1305]/8192)-1)*8192" office:value-type="float" office:value="955.613447806072">
            <text:p>956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table:formula="of:=(2^([.A1306]/8192)-1)*8192" office:value-type="float" office:value="956.387484760075">
            <text:p>956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table:formula="of:=(2^([.A1307]/8192)-1)*8192" office:value-type="float" office:value="957.161587210197">
            <text:p>957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table:formula="of:=(2^([.A1308]/8192)-1)*8192" office:value-type="float" office:value="957.935755161985">
            <text:p>958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table:formula="of:=(2^([.A1309]/8192)-1)*8192" office:value-type="float" office:value="958.70998862098">
            <text:p>959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table:formula="of:=(2^([.A1310]/8192)-1)*8192" office:value-type="float" office:value="959.484287592724">
            <text:p>959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table:formula="of:=(2^([.A1311]/8192)-1)*8192" office:value-type="float" office:value="960.258652082761">
            <text:p>960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table:formula="of:=(2^([.A1312]/8192)-1)*8192" office:value-type="float" office:value="961.033082096634">
            <text:p>961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table:formula="of:=(2^([.A1313]/8192)-1)*8192" office:value-type="float" office:value="961.807577639889">
            <text:p>962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table:formula="of:=(2^([.A1314]/8192)-1)*8192" office:value-type="float" office:value="962.58213871807">
            <text:p>963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table:formula="of:=(2^([.A1315]/8192)-1)*8192" office:value-type="float" office:value="963.356765336721">
            <text:p>963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table:formula="of:=(2^([.A1316]/8192)-1)*8192" office:value-type="float" office:value="964.131457501391">
            <text:p>964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table:formula="of:=(2^([.A1317]/8192)-1)*8192" office:value-type="float" office:value="964.906215217625">
            <text:p>965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table:formula="of:=(2^([.A1318]/8192)-1)*8192" office:value-type="float" office:value="965.681038490968">
            <text:p>966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table:formula="of:=(2^([.A1319]/8192)-1)*8192" office:value-type="float" office:value="966.455927326968">
            <text:p>966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table:formula="of:=(2^([.A1320]/8192)-1)*8192" office:value-type="float" office:value="967.230881731173">
            <text:p>967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table:formula="of:=(2^([.A1321]/8192)-1)*8192" office:value-type="float" office:value="968.005901709132">
            <text:p>968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table:formula="of:=(2^([.A1322]/8192)-1)*8192" office:value-type="float" office:value="968.780987266393">
            <text:p>969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table:formula="of:=(2^([.A1323]/8192)-1)*8192" office:value-type="float" office:value="969.556138408503">
            <text:p>970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table:formula="of:=(2^([.A1324]/8192)-1)*8192" office:value-type="float" office:value="970.331355141016">
            <text:p>970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table:formula="of:=(2^([.A1325]/8192)-1)*8192" office:value-type="float" office:value="971.106637469478">
            <text:p>971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table:formula="of:=(2^([.A1326]/8192)-1)*8192" office:value-type="float" office:value="971.881985399441">
            <text:p>972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table:formula="of:=(2^([.A1327]/8192)-1)*8192" office:value-type="float" office:value="972.657398936457">
            <text:p>973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table:formula="of:=(2^([.A1328]/8192)-1)*8192" office:value-type="float" office:value="973.432878086074">
            <text:p>973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table:formula="of:=(2^([.A1329]/8192)-1)*8192" office:value-type="float" office:value="974.208422853848">
            <text:p>974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table:formula="of:=(2^([.A1330]/8192)-1)*8192" office:value-type="float" office:value="974.98403324533">
            <text:p>975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table:formula="of:=(2^([.A1331]/8192)-1)*8192" office:value-type="float" office:value="975.759709266071">
            <text:p>976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table:formula="of:=(2^([.A1332]/8192)-1)*8192" office:value-type="float" office:value="976.535450921627">
            <text:p>977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table:formula="of:=(2^([.A1333]/8192)-1)*8192" office:value-type="float" office:value="977.311258217549">
            <text:p>977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table:formula="of:=(2^([.A1334]/8192)-1)*8192" office:value-type="float" office:value="978.087131159393">
            <text:p>978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table:formula="of:=(2^([.A1335]/8192)-1)*8192" office:value-type="float" office:value="978.863069752713">
            <text:p>979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table:formula="of:=(2^([.A1336]/8192)-1)*8192" office:value-type="float" office:value="979.639074003066">
            <text:p>980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table:formula="of:=(2^([.A1337]/8192)-1)*8192" office:value-type="float" office:value="980.415143916005">
            <text:p>980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table:formula="of:=(2^([.A1338]/8192)-1)*8192" office:value-type="float" office:value="981.191279497089">
            <text:p>981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table:formula="of:=(2^([.A1339]/8192)-1)*8192" office:value-type="float" office:value="981.967480751871">
            <text:p>982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table:formula="of:=(2^([.A1340]/8192)-1)*8192" office:value-type="float" office:value="982.743747685912">
            <text:p>983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table:formula="of:=(2^([.A1341]/8192)-1)*8192" office:value-type="float" office:value="983.520080304766">
            <text:p>984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table:formula="of:=(2^([.A1342]/8192)-1)*8192" office:value-type="float" office:value="984.296478613995">
            <text:p>984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table:formula="of:=(2^([.A1343]/8192)-1)*8192" office:value-type="float" office:value="985.072942619152">
            <text:p>985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table:formula="of:=(2^([.A1344]/8192)-1)*8192" office:value-type="float" office:value="985.849472325801">
            <text:p>986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table:formula="of:=(2^([.A1345]/8192)-1)*8192" office:value-type="float" office:value="986.626067739499">
            <text:p>987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table:formula="of:=(2^([.A1346]/8192)-1)*8192" office:value-type="float" office:value="987.402728865805">
            <text:p>987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table:formula="of:=(2^([.A1347]/8192)-1)*8192" office:value-type="float" office:value="988.179455710282">
            <text:p>988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table:formula="of:=(2^([.A1348]/8192)-1)*8192" office:value-type="float" office:value="988.956248278489">
            <text:p>989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table:formula="of:=(2^([.A1349]/8192)-1)*8192" office:value-type="float" office:value="989.733106575988">
            <text:p>990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table:formula="of:=(2^([.A1350]/8192)-1)*8192" office:value-type="float" office:value="990.510030608341">
            <text:p>991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table:formula="of:=(2^([.A1351]/8192)-1)*8192" office:value-type="float" office:value="991.287020381109">
            <text:p>991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table:formula="of:=(2^([.A1352]/8192)-1)*8192" office:value-type="float" office:value="992.064075899854">
            <text:p>992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table:formula="of:=(2^([.A1353]/8192)-1)*8192" office:value-type="float" office:value="992.841197170143">
            <text:p>993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table:formula="of:=(2^([.A1354]/8192)-1)*8192" office:value-type="float" office:value="993.618384197536">
            <text:p>994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table:formula="of:=(2^([.A1355]/8192)-1)*8192" office:value-type="float" office:value="994.3956369876">
            <text:p>994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table:formula="of:=(2^([.A1356]/8192)-1)*8192" office:value-type="float" office:value="995.172955545897">
            <text:p>995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table:formula="of:=(2^([.A1357]/8192)-1)*8192" office:value-type="float" office:value="995.950339877994">
            <text:p>996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table:formula="of:=(2^([.A1358]/8192)-1)*8192" office:value-type="float" office:value="996.727789989454">
            <text:p>997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table:formula="of:=(2^([.A1359]/8192)-1)*8192" office:value-type="float" office:value="997.505305885847">
            <text:p>998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table:formula="of:=(2^([.A1360]/8192)-1)*8192" office:value-type="float" office:value="998.282887572736">
            <text:p>998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table:formula="of:=(2^([.A1361]/8192)-1)*8192" office:value-type="float" office:value="999.060535055687">
            <text:p>999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table:formula="of:=(2^([.A1362]/8192)-1)*8192" office:value-type="float" office:value="999.838248340271">
            <text:p>1000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table:formula="of:=(2^([.A1363]/8192)-1)*8192" office:value-type="float" office:value="1000.61602743206">
            <text:p>1001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table:formula="of:=(2^([.A1364]/8192)-1)*8192" office:value-type="float" office:value="1001.39387233661">
            <text:p>1001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table:formula="of:=(2^([.A1365]/8192)-1)*8192" office:value-type="float" office:value="1002.1717830595">
            <text:p>1002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table:formula="of:=(2^([.A1366]/8192)-1)*8192" office:value-type="float" office:value="1002.94975960629">
            <text:p>1003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table:formula="of:=(2^([.A1367]/8192)-1)*8192" office:value-type="float" office:value="1003.72780198256">
            <text:p>1004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table:formula="of:=(2^([.A1368]/8192)-1)*8192" office:value-type="float" office:value="1004.50591019387">
            <text:p>1005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table:formula="of:=(2^([.A1369]/8192)-1)*8192" office:value-type="float" office:value="1005.2840842458">
            <text:p>1005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table:formula="of:=(2^([.A1370]/8192)-1)*8192" office:value-type="float" office:value="1006.06232414392">
            <text:p>1006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table:formula="of:=(2^([.A1371]/8192)-1)*8192" office:value-type="float" office:value="1006.8406298938">
            <text:p>1007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table:formula="of:=(2^([.A1372]/8192)-1)*8192" office:value-type="float" office:value="1007.61900150101">
            <text:p>1008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table:formula="of:=(2^([.A1373]/8192)-1)*8192" office:value-type="float" office:value="1008.39743897113">
            <text:p>1008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table:formula="of:=(2^([.A1374]/8192)-1)*8192" office:value-type="float" office:value="1009.17594230972">
            <text:p>1009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table:formula="of:=(2^([.A1375]/8192)-1)*8192" office:value-type="float" office:value="1009.95451152236">
            <text:p>1010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table:formula="of:=(2^([.A1376]/8192)-1)*8192" office:value-type="float" office:value="1010.73314661463">
            <text:p>1011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table:formula="of:=(2^([.A1377]/8192)-1)*8192" office:value-type="float" office:value="1011.5118475921">
            <text:p>1012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table:formula="of:=(2^([.A1378]/8192)-1)*8192" office:value-type="float" office:value="1012.29061446034">
            <text:p>1012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table:formula="of:=(2^([.A1379]/8192)-1)*8192" office:value-type="float" office:value="1013.06944722493">
            <text:p>1013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table:formula="of:=(2^([.A1380]/8192)-1)*8192" office:value-type="float" office:value="1013.84834589145">
            <text:p>1014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table:formula="of:=(2^([.A1381]/8192)-1)*8192" office:value-type="float" office:value="1014.62731046546">
            <text:p>1015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table:formula="of:=(2^([.A1382]/8192)-1)*8192" office:value-type="float" office:value="1015.40634095256">
            <text:p>1015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table:formula="of:=(2^([.A1383]/8192)-1)*8192" office:value-type="float" office:value="1016.18543735832">
            <text:p>1016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table:formula="of:=(2^([.A1384]/8192)-1)*8192" office:value-type="float" office:value="1016.9645996883">
            <text:p>1017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table:formula="of:=(2^([.A1385]/8192)-1)*8192" office:value-type="float" office:value="1017.7438279481">
            <text:p>1018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table:formula="of:=(2^([.A1386]/8192)-1)*8192" office:value-type="float" office:value="1018.52312214329">
            <text:p>1019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table:formula="of:=(2^([.A1387]/8192)-1)*8192" office:value-type="float" office:value="1019.30248227945">
            <text:p>1019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table:formula="of:=(2^([.A1388]/8192)-1)*8192" office:value-type="float" office:value="1020.08190836216">
            <text:p>1020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table:formula="of:=(2^([.A1389]/8192)-1)*8192" office:value-type="float" office:value="1020.86140039701">
            <text:p>1021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table:formula="of:=(2^([.A1390]/8192)-1)*8192" office:value-type="float" office:value="1021.64095838955">
            <text:p>1022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table:formula="of:=(2^([.A1391]/8192)-1)*8192" office:value-type="float" office:value="1022.4205823454">
            <text:p>1022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table:formula="of:=(2^([.A1392]/8192)-1)*8192" office:value-type="float" office:value="1023.20027227011">
            <text:p>1023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table:formula="of:=(2^([.A1393]/8192)-1)*8192" office:value-type="float" office:value="1023.98002816928">
            <text:p>1024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table:formula="of:=(2^([.A1394]/8192)-1)*8192" office:value-type="float" office:value="1024.75985004849">
            <text:p>1025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table:formula="of:=(2^([.A1395]/8192)-1)*8192" office:value-type="float" office:value="1025.53973791332">
            <text:p>1026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table:formula="of:=(2^([.A1396]/8192)-1)*8192" office:value-type="float" office:value="1026.31969176936">
            <text:p>1026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table:formula="of:=(2^([.A1397]/8192)-1)*8192" office:value-type="float" office:value="1027.09971162218">
            <text:p>1027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table:formula="of:=(2^([.A1398]/8192)-1)*8192" office:value-type="float" office:value="1027.87979747737">
            <text:p>1028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table:formula="of:=(2^([.A1399]/8192)-1)*8192" office:value-type="float" office:value="1028.65994934053">
            <text:p>1029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table:formula="of:=(2^([.A1400]/8192)-1)*8192" office:value-type="float" office:value="1029.44016721722">
            <text:p>1029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table:formula="of:=(2^([.A1401]/8192)-1)*8192" office:value-type="float" office:value="1030.22045111304">
            <text:p>1030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table:formula="of:=(2^([.A1402]/8192)-1)*8192" office:value-type="float" office:value="1031.00080103358">
            <text:p>1031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table:formula="of:=(2^([.A1403]/8192)-1)*8192" office:value-type="float" office:value="1031.78121698442">
            <text:p>1032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table:formula="of:=(2^([.A1404]/8192)-1)*8192" office:value-type="float" office:value="1032.56169897115">
            <text:p>1033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table:formula="of:=(2^([.A1405]/8192)-1)*8192" office:value-type="float" office:value="1033.34224699936">
            <text:p>1033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table:formula="of:=(2^([.A1406]/8192)-1)*8192" office:value-type="float" office:value="1034.12286107463">
            <text:p>1034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table:formula="of:=(2^([.A1407]/8192)-1)*8192" office:value-type="float" office:value="1034.90354120255">
            <text:p>1035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table:formula="of:=(2^([.A1408]/8192)-1)*8192" office:value-type="float" office:value="1035.68428738872">
            <text:p>1036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table:formula="of:=(2^([.A1409]/8192)-1)*8192" office:value-type="float" office:value="1036.46509963872">
            <text:p>1036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table:formula="of:=(2^([.A1410]/8192)-1)*8192" office:value-type="float" office:value="1037.24597795814">
            <text:p>1037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table:formula="of:=(2^([.A1411]/8192)-1)*8192" office:value-type="float" office:value="1038.02692235257">
            <text:p>1038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table:formula="of:=(2^([.A1412]/8192)-1)*8192" office:value-type="float" office:value="1038.80793282761">
            <text:p>1039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table:formula="of:=(2^([.A1413]/8192)-1)*8192" office:value-type="float" office:value="1039.58900938884">
            <text:p>1040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table:formula="of:=(2^([.A1414]/8192)-1)*8192" office:value-type="float" office:value="1040.37015204186">
            <text:p>1040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table:formula="of:=(2^([.A1415]/8192)-1)*8192" office:value-type="float" office:value="1041.15136079226">
            <text:p>1041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table:formula="of:=(2^([.A1416]/8192)-1)*8192" office:value-type="float" office:value="1041.93263564564">
            <text:p>1042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table:formula="of:=(2^([.A1417]/8192)-1)*8192" office:value-type="float" office:value="1042.71397660757">
            <text:p>1043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table:formula="of:=(2^([.A1418]/8192)-1)*8192" office:value-type="float" office:value="1043.49538368367">
            <text:p>1043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table:formula="of:=(2^([.A1419]/8192)-1)*8192" office:value-type="float" office:value="1044.27685687953">
            <text:p>1044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table:formula="of:=(2^([.A1420]/8192)-1)*8192" office:value-type="float" office:value="1045.05839620073">
            <text:p>1045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table:formula="of:=(2^([.A1421]/8192)-1)*8192" office:value-type="float" office:value="1045.84000165287">
            <text:p>1046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table:formula="of:=(2^([.A1422]/8192)-1)*8192" office:value-type="float" office:value="1046.62167324156">
            <text:p>1047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table:formula="of:=(2^([.A1423]/8192)-1)*8192" office:value-type="float" office:value="1047.40341097238">
            <text:p>1047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table:formula="of:=(2^([.A1424]/8192)-1)*8192" office:value-type="float" office:value="1048.18521485094">
            <text:p>1048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table:formula="of:=(2^([.A1425]/8192)-1)*8192" office:value-type="float" office:value="1048.96708488282">
            <text:p>1049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table:formula="of:=(2^([.A1426]/8192)-1)*8192" office:value-type="float" office:value="1049.74902107364">
            <text:p>1050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table:formula="of:=(2^([.A1427]/8192)-1)*8192" office:value-type="float" office:value="1050.53102342898">
            <text:p>1051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table:formula="of:=(2^([.A1428]/8192)-1)*8192" office:value-type="float" office:value="1051.31309195444">
            <text:p>1051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table:formula="of:=(2^([.A1429]/8192)-1)*8192" office:value-type="float" office:value="1052.09522665563">
            <text:p>1052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table:formula="of:=(2^([.A1430]/8192)-1)*8192" office:value-type="float" office:value="1052.87742753814">
            <text:p>1053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table:formula="of:=(2^([.A1431]/8192)-1)*8192" office:value-type="float" office:value="1053.65969460758">
            <text:p>1054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table:formula="of:=(2^([.A1432]/8192)-1)*8192" office:value-type="float" office:value="1054.44202786953">
            <text:p>1054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table:formula="of:=(2^([.A1433]/8192)-1)*8192" office:value-type="float" office:value="1055.22442732961">
            <text:p>1055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table:formula="of:=(2^([.A1434]/8192)-1)*8192" office:value-type="float" office:value="1056.00689299342">
            <text:p>1056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table:formula="of:=(2^([.A1435]/8192)-1)*8192" office:value-type="float" office:value="1056.78942486656">
            <text:p>1057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table:formula="of:=(2^([.A1436]/8192)-1)*8192" office:value-type="float" office:value="1057.57202295463">
            <text:p>1058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table:formula="of:=(2^([.A1437]/8192)-1)*8192" office:value-type="float" office:value="1058.35468726323">
            <text:p>1058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table:formula="of:=(2^([.A1438]/8192)-1)*8192" office:value-type="float" office:value="1059.13741779796">
            <text:p>1059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table:formula="of:=(2^([.A1439]/8192)-1)*8192" office:value-type="float" office:value="1059.92021456444">
            <text:p>1060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table:formula="of:=(2^([.A1440]/8192)-1)*8192" office:value-type="float" office:value="1060.70307756826">
            <text:p>1061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table:formula="of:=(2^([.A1441]/8192)-1)*8192" office:value-type="float" office:value="1061.48600681503">
            <text:p>1061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table:formula="of:=(2^([.A1442]/8192)-1)*8192" office:value-type="float" office:value="1062.26900231036">
            <text:p>1062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table:formula="of:=(2^([.A1443]/8192)-1)*8192" office:value-type="float" office:value="1063.05206405984">
            <text:p>1063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table:formula="of:=(2^([.A1444]/8192)-1)*8192" office:value-type="float" office:value="1063.8351920691">
            <text:p>1064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table:formula="of:=(2^([.A1445]/8192)-1)*8192" office:value-type="float" office:value="1064.61838634372">
            <text:p>1065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table:formula="of:=(2^([.A1446]/8192)-1)*8192" office:value-type="float" office:value="1065.40164688933">
            <text:p>1065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table:formula="of:=(2^([.A1447]/8192)-1)*8192" office:value-type="float" office:value="1066.18497371152">
            <text:p>1066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table:formula="of:=(2^([.A1448]/8192)-1)*8192" office:value-type="float" office:value="1066.96836681591">
            <text:p>1067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table:formula="of:=(2^([.A1449]/8192)-1)*8192" office:value-type="float" office:value="1067.75182620811">
            <text:p>1068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table:formula="of:=(2^([.A1450]/8192)-1)*8192" office:value-type="float" office:value="1068.53535189372">
            <text:p>1069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table:formula="of:=(2^([.A1451]/8192)-1)*8192" office:value-type="float" office:value="1069.31894387835">
            <text:p>1069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table:formula="of:=(2^([.A1452]/8192)-1)*8192" office:value-type="float" office:value="1070.10260216761">
            <text:p>1070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table:formula="of:=(2^([.A1453]/8192)-1)*8192" office:value-type="float" office:value="1070.88632676712">
            <text:p>1071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table:formula="of:=(2^([.A1454]/8192)-1)*8192" office:value-type="float" office:value="1071.67011768248">
            <text:p>1072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table:formula="of:=(2^([.A1455]/8192)-1)*8192" office:value-type="float" office:value="1072.45397491931">
            <text:p>1072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table:formula="of:=(2^([.A1456]/8192)-1)*8192" office:value-type="float" office:value="1073.23789848321">
            <text:p>1073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table:formula="of:=(2^([.A1457]/8192)-1)*8192" office:value-type="float" office:value="1074.02188837981">
            <text:p>1074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table:formula="of:=(2^([.A1458]/8192)-1)*8192" office:value-type="float" office:value="1074.80594461471">
            <text:p>1075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table:formula="of:=(2^([.A1459]/8192)-1)*8192" office:value-type="float" office:value="1075.59006719352">
            <text:p>1076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table:formula="of:=(2^([.A1460]/8192)-1)*8192" office:value-type="float" office:value="1076.37425612187">
            <text:p>1076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table:formula="of:=(2^([.A1461]/8192)-1)*8192" office:value-type="float" office:value="1077.15851140536">
            <text:p>1077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table:formula="of:=(2^([.A1462]/8192)-1)*8192" office:value-type="float" office:value="1077.9428330496">
            <text:p>1078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table:formula="of:=(2^([.A1463]/8192)-1)*8192" office:value-type="float" office:value="1078.72722106023">
            <text:p>1079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table:formula="of:=(2^([.A1464]/8192)-1)*8192" office:value-type="float" office:value="1079.51167544284">
            <text:p>1080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table:formula="of:=(2^([.A1465]/8192)-1)*8192" office:value-type="float" office:value="1080.29619620306">
            <text:p>1080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table:formula="of:=(2^([.A1466]/8192)-1)*8192" office:value-type="float" office:value="1081.0807833465">
            <text:p>1081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table:formula="of:=(2^([.A1467]/8192)-1)*8192" office:value-type="float" office:value="1081.86543687878">
            <text:p>1082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table:formula="of:=(2^([.A1468]/8192)-1)*8192" office:value-type="float" office:value="1082.65015680551">
            <text:p>1083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table:formula="of:=(2^([.A1469]/8192)-1)*8192" office:value-type="float" office:value="1083.43494313233">
            <text:p>1083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table:formula="of:=(2^([.A1470]/8192)-1)*8192" office:value-type="float" office:value="1084.21979586483">
            <text:p>1084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table:formula="of:=(2^([.A1471]/8192)-1)*8192" office:value-type="float" office:value="1085.00471500865">
            <text:p>1085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table:formula="of:=(2^([.A1472]/8192)-1)*8192" office:value-type="float" office:value="1085.7897005694">
            <text:p>1086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table:formula="of:=(2^([.A1473]/8192)-1)*8192" office:value-type="float" office:value="1086.57475255271">
            <text:p>1087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table:formula="of:=(2^([.A1474]/8192)-1)*8192" office:value-type="float" office:value="1087.35987096418">
            <text:p>1087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table:formula="of:=(2^([.A1475]/8192)-1)*8192" office:value-type="float" office:value="1088.14505580945">
            <text:p>1088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table:formula="of:=(2^([.A1476]/8192)-1)*8192" office:value-type="float" office:value="1088.93030709414">
            <text:p>1089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table:formula="of:=(2^([.A1477]/8192)-1)*8192" office:value-type="float" office:value="1089.71562482386">
            <text:p>1090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table:formula="of:=(2^([.A1478]/8192)-1)*8192" office:value-type="float" office:value="1090.50100900424">
            <text:p>1091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table:formula="of:=(2^([.A1479]/8192)-1)*8192" office:value-type="float" office:value="1091.28645964091">
            <text:p>1091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table:formula="of:=(2^([.A1480]/8192)-1)*8192" office:value-type="float" office:value="1092.07197673947">
            <text:p>1092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table:formula="of:=(2^([.A1481]/8192)-1)*8192" office:value-type="float" office:value="1092.85756030557">
            <text:p>1093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table:formula="of:=(2^([.A1482]/8192)-1)*8192" office:value-type="float" office:value="1093.64321034482">
            <text:p>1094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table:formula="of:=(2^([.A1483]/8192)-1)*8192" office:value-type="float" office:value="1094.42892686285">
            <text:p>1094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table:formula="of:=(2^([.A1484]/8192)-1)*8192" office:value-type="float" office:value="1095.21470986528">
            <text:p>1095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table:formula="of:=(2^([.A1485]/8192)-1)*8192" office:value-type="float" office:value="1096.00055935774">
            <text:p>1096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table:formula="of:=(2^([.A1486]/8192)-1)*8192" office:value-type="float" office:value="1096.78647534586">
            <text:p>1097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table:formula="of:=(2^([.A1487]/8192)-1)*8192" office:value-type="float" office:value="1097.57245783526">
            <text:p>1098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table:formula="of:=(2^([.A1488]/8192)-1)*8192" office:value-type="float" office:value="1098.35850683156">
            <text:p>1098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table:formula="of:=(2^([.A1489]/8192)-1)*8192" office:value-type="float" office:value="1099.1446223404">
            <text:p>1099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table:formula="of:=(2^([.A1490]/8192)-1)*8192" office:value-type="float" office:value="1099.93080436741">
            <text:p>1100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table:formula="of:=(2^([.A1491]/8192)-1)*8192" office:value-type="float" office:value="1100.71705291821">
            <text:p>1101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table:formula="of:=(2^([.A1492]/8192)-1)*8192" office:value-type="float" office:value="1101.50336799843">
            <text:p>1102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table:formula="of:=(2^([.A1493]/8192)-1)*8192" office:value-type="float" office:value="1102.2897496137">
            <text:p>1102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table:formula="of:=(2^([.A1494]/8192)-1)*8192" office:value-type="float" office:value="1103.07619776965">
            <text:p>1103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table:formula="of:=(2^([.A1495]/8192)-1)*8192" office:value-type="float" office:value="1103.86271247192">
            <text:p>1104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table:formula="of:=(2^([.A1496]/8192)-1)*8192" office:value-type="float" office:value="1104.64929372613">
            <text:p>1105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table:formula="of:=(2^([.A1497]/8192)-1)*8192" office:value-type="float" office:value="1105.43594153791">
            <text:p>1105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table:formula="of:=(2^([.A1498]/8192)-1)*8192" office:value-type="float" office:value="1106.2226559129">
            <text:p>1106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table:formula="of:=(2^([.A1499]/8192)-1)*8192" office:value-type="float" office:value="1107.00943685672">
            <text:p>1107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table:formula="of:=(2^([.A1500]/8192)-1)*8192" office:value-type="float" office:value="1107.79628437502">
            <text:p>1108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table:formula="of:=(2^([.A1501]/8192)-1)*8192" office:value-type="float" office:value="1108.58319847342">
            <text:p>1109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table:formula="of:=(2^([.A1502]/8192)-1)*8192" office:value-type="float" office:value="1109.37017915756">
            <text:p>1109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table:formula="of:=(2^([.A1503]/8192)-1)*8192" office:value-type="float" office:value="1110.15722643307">
            <text:p>1110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table:formula="of:=(2^([.A1504]/8192)-1)*8192" office:value-type="float" office:value="1110.94434030558">
            <text:p>1111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table:formula="of:=(2^([.A1505]/8192)-1)*8192" office:value-type="float" office:value="1111.73152078074">
            <text:p>1112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table:formula="of:=(2^([.A1506]/8192)-1)*8192" office:value-type="float" office:value="1112.51876786418">
            <text:p>1113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table:formula="of:=(2^([.A1507]/8192)-1)*8192" office:value-type="float" office:value="1113.30608156153">
            <text:p>1113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table:formula="of:=(2^([.A1508]/8192)-1)*8192" office:value-type="float" office:value="1114.09346187843">
            <text:p>1114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table:formula="of:=(2^([.A1509]/8192)-1)*8192" office:value-type="float" office:value="1114.88090882052">
            <text:p>1115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table:formula="of:=(2^([.A1510]/8192)-1)*8192" office:value-type="float" office:value="1115.66842239344">
            <text:p>1116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table:formula="of:=(2^([.A1511]/8192)-1)*8192" office:value-type="float" office:value="1116.45600260281">
            <text:p>1116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table:formula="of:=(2^([.A1512]/8192)-1)*8192" office:value-type="float" office:value="1117.24364945429">
            <text:p>1117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table:formula="of:=(2^([.A1513]/8192)-1)*8192" office:value-type="float" office:value="1118.03136295351">
            <text:p>1118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table:formula="of:=(2^([.A1514]/8192)-1)*8192" office:value-type="float" office:value="1118.81914310611">
            <text:p>1119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table:formula="of:=(2^([.A1515]/8192)-1)*8192" office:value-type="float" office:value="1119.60698991773">
            <text:p>1120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table:formula="of:=(2^([.A1516]/8192)-1)*8192" office:value-type="float" office:value="1120.39490339401">
            <text:p>1120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table:formula="of:=(2^([.A1517]/8192)-1)*8192" office:value-type="float" office:value="1121.1828835406">
            <text:p>1121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table:formula="of:=(2^([.A1518]/8192)-1)*8192" office:value-type="float" office:value="1121.97093036312">
            <text:p>1122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table:formula="of:=(2^([.A1519]/8192)-1)*8192" office:value-type="float" office:value="1122.75904386723">
            <text:p>1123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table:formula="of:=(2^([.A1520]/8192)-1)*8192" office:value-type="float" office:value="1123.54722405857">
            <text:p>1124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table:formula="of:=(2^([.A1521]/8192)-1)*8192" office:value-type="float" office:value="1124.33547094278">
            <text:p>1124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table:formula="of:=(2^([.A1522]/8192)-1)*8192" office:value-type="float" office:value="1125.1237845255">
            <text:p>1125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table:formula="of:=(2^([.A1523]/8192)-1)*8192" office:value-type="float" office:value="1125.91216481238">
            <text:p>1126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table:formula="of:=(2^([.A1524]/8192)-1)*8192" office:value-type="float" office:value="1126.70061180906">
            <text:p>1127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table:formula="of:=(2^([.A1525]/8192)-1)*8192" office:value-type="float" office:value="1127.48912552118">
            <text:p>1127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table:formula="of:=(2^([.A1526]/8192)-1)*8192" office:value-type="float" office:value="1128.2777059544">
            <text:p>1128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table:formula="of:=(2^([.A1527]/8192)-1)*8192" office:value-type="float" office:value="1129.06635311435">
            <text:p>1129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table:formula="of:=(2^([.A1528]/8192)-1)*8192" office:value-type="float" office:value="1129.85506700669">
            <text:p>1130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table:formula="of:=(2^([.A1529]/8192)-1)*8192" office:value-type="float" office:value="1130.64384763706">
            <text:p>1131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table:formula="of:=(2^([.A1530]/8192)-1)*8192" office:value-type="float" office:value="1131.4326950111">
            <text:p>1131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table:formula="of:=(2^([.A1531]/8192)-1)*8192" office:value-type="float" office:value="1132.22160913447">
            <text:p>1132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table:formula="of:=(2^([.A1532]/8192)-1)*8192" office:value-type="float" office:value="1133.01059001281">
            <text:p>1133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table:formula="of:=(2^([.A1533]/8192)-1)*8192" office:value-type="float" office:value="1133.79963765177">
            <text:p>1134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table:formula="of:=(2^([.A1534]/8192)-1)*8192" office:value-type="float" office:value="1134.588752057">
            <text:p>1135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table:formula="of:=(2^([.A1535]/8192)-1)*8192" office:value-type="float" office:value="1135.37793323415">
            <text:p>1135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table:formula="of:=(2^([.A1536]/8192)-1)*8192" office:value-type="float" office:value="1136.16718118888">
            <text:p>1136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table:formula="of:=(2^([.A1537]/8192)-1)*8192" office:value-type="float" office:value="1136.95649592682">
            <text:p>1137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table:formula="of:=(2^([.A1538]/8192)-1)*8192" office:value-type="float" office:value="1137.74587745363">
            <text:p>1138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table:formula="of:=(2^([.A1539]/8192)-1)*8192" office:value-type="float" office:value="1138.53532577497">
            <text:p>1139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table:formula="of:=(2^([.A1540]/8192)-1)*8192" office:value-type="float" office:value="1139.32484089648">
            <text:p>1139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table:formula="of:=(2^([.A1541]/8192)-1)*8192" office:value-type="float" office:value="1140.11442282381">
            <text:p>1140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table:formula="of:=(2^([.A1542]/8192)-1)*8192" office:value-type="float" office:value="1140.90407156263">
            <text:p>1141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table:formula="of:=(2^([.A1543]/8192)-1)*8192" office:value-type="float" office:value="1141.69378711858">
            <text:p>1142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table:formula="of:=(2^([.A1544]/8192)-1)*8192" office:value-type="float" office:value="1142.48356949731">
            <text:p>1142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table:formula="of:=(2^([.A1545]/8192)-1)*8192" office:value-type="float" office:value="1143.27341870449">
            <text:p>1143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table:formula="of:=(2^([.A1546]/8192)-1)*8192" office:value-type="float" office:value="1144.06333474576">
            <text:p>1144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table:formula="of:=(2^([.A1547]/8192)-1)*8192" office:value-type="float" office:value="1144.85331762679">
            <text:p>1145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table:formula="of:=(2^([.A1548]/8192)-1)*8192" office:value-type="float" office:value="1145.64336735322">
            <text:p>1146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table:formula="of:=(2^([.A1549]/8192)-1)*8192" office:value-type="float" office:value="1146.43348393071">
            <text:p>1146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table:formula="of:=(2^([.A1550]/8192)-1)*8192" office:value-type="float" office:value="1147.22366736493">
            <text:p>1147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table:formula="of:=(2^([.A1551]/8192)-1)*8192" office:value-type="float" office:value="1148.01391766152">
            <text:p>1148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table:formula="of:=(2^([.A1552]/8192)-1)*8192" office:value-type="float" office:value="1148.80423482614">
            <text:p>1149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table:formula="of:=(2^([.A1553]/8192)-1)*8192" office:value-type="float" office:value="1149.59461886446">
            <text:p>1150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table:formula="of:=(2^([.A1554]/8192)-1)*8192" office:value-type="float" office:value="1150.38506978213">
            <text:p>1150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table:formula="of:=(2^([.A1555]/8192)-1)*8192" office:value-type="float" office:value="1151.17558758481">
            <text:p>1151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table:formula="of:=(2^([.A1556]/8192)-1)*8192" office:value-type="float" office:value="1151.96617227816">
            <text:p>1152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table:formula="of:=(2^([.A1557]/8192)-1)*8192" office:value-type="float" office:value="1152.75682386784">
            <text:p>1153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table:formula="of:=(2^([.A1558]/8192)-1)*8192" office:value-type="float" office:value="1153.54754235951">
            <text:p>1154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table:formula="of:=(2^([.A1559]/8192)-1)*8192" office:value-type="float" office:value="1154.33832775883">
            <text:p>1154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table:formula="of:=(2^([.A1560]/8192)-1)*8192" office:value-type="float" office:value="1155.12918007147">
            <text:p>1155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table:formula="of:=(2^([.A1561]/8192)-1)*8192" office:value-type="float" office:value="1155.92009930308">
            <text:p>1156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table:formula="of:=(2^([.A1562]/8192)-1)*8192" office:value-type="float" office:value="1156.71108545933">
            <text:p>1157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table:formula="of:=(2^([.A1563]/8192)-1)*8192" office:value-type="float" office:value="1157.50213854587">
            <text:p>1158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table:formula="of:=(2^([.A1564]/8192)-1)*8192" office:value-type="float" office:value="1158.29325856838">
            <text:p>1158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table:formula="of:=(2^([.A1565]/8192)-1)*8192" office:value-type="float" office:value="1159.08444553252">
            <text:p>1159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table:formula="of:=(2^([.A1566]/8192)-1)*8192" office:value-type="float" office:value="1159.87569944395">
            <text:p>1160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table:formula="of:=(2^([.A1567]/8192)-1)*8192" office:value-type="float" office:value="1160.66702030834">
            <text:p>1161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table:formula="of:=(2^([.A1568]/8192)-1)*8192" office:value-type="float" office:value="1161.45840813135">
            <text:p>1161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table:formula="of:=(2^([.A1569]/8192)-1)*8192" office:value-type="float" office:value="1162.24986291865">
            <text:p>1162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table:formula="of:=(2^([.A1570]/8192)-1)*8192" office:value-type="float" office:value="1163.0413846759">
            <text:p>1163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table:formula="of:=(2^([.A1571]/8192)-1)*8192" office:value-type="float" office:value="1163.83297340877">
            <text:p>1164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table:formula="of:=(2^([.A1572]/8192)-1)*8192" office:value-type="float" office:value="1164.62462912293">
            <text:p>1165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table:formula="of:=(2^([.A1573]/8192)-1)*8192" office:value-type="float" office:value="1165.41635182405">
            <text:p>1165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table:formula="of:=(2^([.A1574]/8192)-1)*8192" office:value-type="float" office:value="1166.20814151779">
            <text:p>1166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table:formula="of:=(2^([.A1575]/8192)-1)*8192" office:value-type="float" office:value="1166.99999820982">
            <text:p>1167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table:formula="of:=(2^([.A1576]/8192)-1)*8192" office:value-type="float" office:value="1167.79192190582">
            <text:p>1168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table:formula="of:=(2^([.A1577]/8192)-1)*8192" office:value-type="float" office:value="1168.58391261144">
            <text:p>1169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table:formula="of:=(2^([.A1578]/8192)-1)*8192" office:value-type="float" office:value="1169.37597033237">
            <text:p>1169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table:formula="of:=(2^([.A1579]/8192)-1)*8192" office:value-type="float" office:value="1170.16809507427">
            <text:p>1170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table:formula="of:=(2^([.A1580]/8192)-1)*8192" office:value-type="float" office:value="1170.96028684281">
            <text:p>1171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table:formula="of:=(2^([.A1581]/8192)-1)*8192" office:value-type="float" office:value="1171.75254564367">
            <text:p>1172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table:formula="of:=(2^([.A1582]/8192)-1)*8192" office:value-type="float" office:value="1172.54487148251">
            <text:p>1173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table:formula="of:=(2^([.A1583]/8192)-1)*8192" office:value-type="float" office:value="1173.33726436502">
            <text:p>1173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table:formula="of:=(2^([.A1584]/8192)-1)*8192" office:value-type="float" office:value="1174.12972429685">
            <text:p>1174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table:formula="of:=(2^([.A1585]/8192)-1)*8192" office:value-type="float" office:value="1174.9222512837">
            <text:p>1175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table:formula="of:=(2^([.A1586]/8192)-1)*8192" office:value-type="float" office:value="1175.71484533122">
            <text:p>1176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table:formula="of:=(2^([.A1587]/8192)-1)*8192" office:value-type="float" office:value="1176.50750644509">
            <text:p>1177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table:formula="of:=(2^([.A1588]/8192)-1)*8192" office:value-type="float" office:value="1177.30023463099">
            <text:p>1177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table:formula="of:=(2^([.A1589]/8192)-1)*8192" office:value-type="float" office:value="1178.0930298946">
            <text:p>1178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table:formula="of:=(2^([.A1590]/8192)-1)*8192" office:value-type="float" office:value="1178.88589224159">
            <text:p>1179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table:formula="of:=(2^([.A1591]/8192)-1)*8192" office:value-type="float" office:value="1179.67882167764">
            <text:p>1180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table:formula="of:=(2^([.A1592]/8192)-1)*8192" office:value-type="float" office:value="1180.47181820842">
            <text:p>1180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table:formula="of:=(2^([.A1593]/8192)-1)*8192" office:value-type="float" office:value="1181.26488183961">
            <text:p>1181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table:formula="of:=(2^([.A1594]/8192)-1)*8192" office:value-type="float" office:value="1182.05801257688">
            <text:p>1182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table:formula="of:=(2^([.A1595]/8192)-1)*8192" office:value-type="float" office:value="1182.85121042593">
            <text:p>1183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table:formula="of:=(2^([.A1596]/8192)-1)*8192" office:value-type="float" office:value="1183.64447539242">
            <text:p>1184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table:formula="of:=(2^([.A1597]/8192)-1)*8192" office:value-type="float" office:value="1184.43780748203">
            <text:p>1184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table:formula="of:=(2^([.A1598]/8192)-1)*8192" office:value-type="float" office:value="1185.23120670045">
            <text:p>1185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table:formula="of:=(2^([.A1599]/8192)-1)*8192" office:value-type="float" office:value="1186.02467305336">
            <text:p>1186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table:formula="of:=(2^([.A1600]/8192)-1)*8192" office:value-type="float" office:value="1186.81820654642">
            <text:p>1187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formula="of:=(2^([.A1601]/8192)-1)*8192" office:value-type="float" office:value="1187.61180718534">
            <text:p>1188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table:formula="of:=(2^([.A1602]/8192)-1)*8192" office:value-type="float" office:value="1188.40547497578">
            <text:p>1188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table:formula="of:=(2^([.A1603]/8192)-1)*8192" office:value-type="float" office:value="1189.19920992344">
            <text:p>1189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table:formula="of:=(2^([.A1604]/8192)-1)*8192" office:value-type="float" office:value="1189.99301203399">
            <text:p>1190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table:formula="of:=(2^([.A1605]/8192)-1)*8192" office:value-type="float" office:value="1190.78688131311">
            <text:p>1191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table:formula="of:=(2^([.A1606]/8192)-1)*8192" office:value-type="float" office:value="1191.58081776649">
            <text:p>1192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table:formula="of:=(2^([.A1607]/8192)-1)*8192" office:value-type="float" office:value="1192.37482139981">
            <text:p>1192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table:formula="of:=(2^([.A1608]/8192)-1)*8192" office:value-type="float" office:value="1193.16889221877">
            <text:p>1193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table:formula="of:=(2^([.A1609]/8192)-1)*8192" office:value-type="float" office:value="1193.96303022903">
            <text:p>1194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table:formula="of:=(2^([.A1610]/8192)-1)*8192" office:value-type="float" office:value="1194.7572354363">
            <text:p>1195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table:formula="of:=(2^([.A1611]/8192)-1)*8192" office:value-type="float" office:value="1195.55150784625">
            <text:p>1196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table:formula="of:=(2^([.A1612]/8192)-1)*8192" office:value-type="float" office:value="1196.34584746457">
            <text:p>1196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table:formula="of:=(2^([.A1613]/8192)-1)*8192" office:value-type="float" office:value="1197.14025429694">
            <text:p>1197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table:formula="of:=(2^([.A1614]/8192)-1)*8192" office:value-type="float" office:value="1197.93472834907">
            <text:p>1198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table:formula="of:=(2^([.A1615]/8192)-1)*8192" office:value-type="float" office:value="1198.72926962662">
            <text:p>1199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table:formula="of:=(2^([.A1616]/8192)-1)*8192" office:value-type="float" office:value="1199.5238781353">
            <text:p>1200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table:formula="of:=(2^([.A1617]/8192)-1)*8192" office:value-type="float" office:value="1200.31855388079">
            <text:p>1200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table:formula="of:=(2^([.A1618]/8192)-1)*8192" office:value-type="float" office:value="1201.11329686877">
            <text:p>1201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table:formula="of:=(2^([.A1619]/8192)-1)*8192" office:value-type="float" office:value="1201.90810710495">
            <text:p>1202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table:formula="of:=(2^([.A1620]/8192)-1)*8192" office:value-type="float" office:value="1202.70298459501">
            <text:p>1203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table:formula="of:=(2^([.A1621]/8192)-1)*8192" office:value-type="float" office:value="1203.49792934463">
            <text:p>1203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table:formula="of:=(2^([.A1622]/8192)-1)*8192" office:value-type="float" office:value="1204.29294135952">
            <text:p>1204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table:formula="of:=(2^([.A1623]/8192)-1)*8192" office:value-type="float" office:value="1205.08802064536">
            <text:p>1205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table:formula="of:=(2^([.A1624]/8192)-1)*8192" office:value-type="float" office:value="1205.88316720785">
            <text:p>1206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table:formula="of:=(2^([.A1625]/8192)-1)*8192" office:value-type="float" office:value="1206.67838105268">
            <text:p>1207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table:formula="of:=(2^([.A1626]/8192)-1)*8192" office:value-type="float" office:value="1207.47366218553">
            <text:p>1207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table:formula="of:=(2^([.A1627]/8192)-1)*8192" office:value-type="float" office:value="1208.26901061212">
            <text:p>1208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table:formula="of:=(2^([.A1628]/8192)-1)*8192" office:value-type="float" office:value="1209.06442633812">
            <text:p>1209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table:formula="of:=(2^([.A1629]/8192)-1)*8192" office:value-type="float" office:value="1209.85990936923">
            <text:p>1210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table:formula="of:=(2^([.A1630]/8192)-1)*8192" office:value-type="float" office:value="1210.65545971116">
            <text:p>1211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table:formula="of:=(2^([.A1631]/8192)-1)*8192" office:value-type="float" office:value="1211.45107736959">
            <text:p>1211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table:formula="of:=(2^([.A1632]/8192)-1)*8192" office:value-type="float" office:value="1212.24676235022">
            <text:p>1212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table:formula="of:=(2^([.A1633]/8192)-1)*8192" office:value-type="float" office:value="1213.04251465875">
            <text:p>1213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table:formula="of:=(2^([.A1634]/8192)-1)*8192" office:value-type="float" office:value="1213.83833430087">
            <text:p>1214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table:formula="of:=(2^([.A1635]/8192)-1)*8192" office:value-type="float" office:value="1214.63422128228">
            <text:p>1215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table:formula="of:=(2^([.A1636]/8192)-1)*8192" office:value-type="float" office:value="1215.43017560869">
            <text:p>1215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table:formula="of:=(2^([.A1637]/8192)-1)*8192" office:value-type="float" office:value="1216.22619728578">
            <text:p>1216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table:formula="of:=(2^([.A1638]/8192)-1)*8192" office:value-type="float" office:value="1217.02228631926">
            <text:p>1217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table:formula="of:=(2^([.A1639]/8192)-1)*8192" office:value-type="float" office:value="1217.81844271482">
            <text:p>1218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table:formula="of:=(2^([.A1640]/8192)-1)*8192" office:value-type="float" office:value="1218.61466647818">
            <text:p>1219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table:formula="of:=(2^([.A1641]/8192)-1)*8192" office:value-type="float" office:value="1219.41095761502">
            <text:p>1219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table:formula="of:=(2^([.A1642]/8192)-1)*8192" office:value-type="float" office:value="1220.20731613104">
            <text:p>1220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table:formula="of:=(2^([.A1643]/8192)-1)*8192" office:value-type="float" office:value="1221.00374203196">
            <text:p>1221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table:formula="of:=(2^([.A1644]/8192)-1)*8192" office:value-type="float" office:value="1221.80023532347">
            <text:p>1222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table:formula="of:=(2^([.A1645]/8192)-1)*8192" office:value-type="float" office:value="1222.59679601127">
            <text:p>1223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table:formula="of:=(2^([.A1646]/8192)-1)*8192" office:value-type="float" office:value="1223.39342410107">
            <text:p>1223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table:formula="of:=(2^([.A1647]/8192)-1)*8192" office:value-type="float" office:value="1224.19011959857">
            <text:p>1224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table:formula="of:=(2^([.A1648]/8192)-1)*8192" office:value-type="float" office:value="1224.98688250947">
            <text:p>1225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table:formula="of:=(2^([.A1649]/8192)-1)*8192" office:value-type="float" office:value="1225.78371283948">
            <text:p>1226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table:formula="of:=(2^([.A1650]/8192)-1)*8192" office:value-type="float" office:value="1226.5806105943">
            <text:p>1227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table:formula="of:=(2^([.A1651]/8192)-1)*8192" office:value-type="float" office:value="1227.37757577964">
            <text:p>1227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table:formula="of:=(2^([.A1652]/8192)-1)*8192" office:value-type="float" office:value="1228.1746084012">
            <text:p>1228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table:formula="of:=(2^([.A1653]/8192)-1)*8192" office:value-type="float" office:value="1228.97170846469">
            <text:p>1229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table:formula="of:=(2^([.A1654]/8192)-1)*8192" office:value-type="float" office:value="1229.76887597582">
            <text:p>1230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table:formula="of:=(2^([.A1655]/8192)-1)*8192" office:value-type="float" office:value="1230.5661109403">
            <text:p>1231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table:formula="of:=(2^([.A1656]/8192)-1)*8192" office:value-type="float" office:value="1231.36341336382">
            <text:p>1231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table:formula="of:=(2^([.A1657]/8192)-1)*8192" office:value-type="float" office:value="1232.1607832521">
            <text:p>1232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table:formula="of:=(2^([.A1658]/8192)-1)*8192" office:value-type="float" office:value="1232.95822061085">
            <text:p>1233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table:formula="of:=(2^([.A1659]/8192)-1)*8192" office:value-type="float" office:value="1233.75572544578">
            <text:p>1234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table:formula="of:=(2^([.A1660]/8192)-1)*8192" office:value-type="float" office:value="1234.5532977626">
            <text:p>1235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table:formula="of:=(2^([.A1661]/8192)-1)*8192" office:value-type="float" office:value="1235.35093756701">
            <text:p>1235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table:formula="of:=(2^([.A1662]/8192)-1)*8192" office:value-type="float" office:value="1236.14864486472">
            <text:p>1236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table:formula="of:=(2^([.A1663]/8192)-1)*8192" office:value-type="float" office:value="1236.94641966146">
            <text:p>1237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table:formula="of:=(2^([.A1664]/8192)-1)*8192" office:value-type="float" office:value="1237.74426196293">
            <text:p>1238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table:formula="of:=(2^([.A1665]/8192)-1)*8192" office:value-type="float" office:value="1238.54217177483">
            <text:p>1239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table:formula="of:=(2^([.A1666]/8192)-1)*8192" office:value-type="float" office:value="1239.3401491029">
            <text:p>1239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table:formula="of:=(2^([.A1667]/8192)-1)*8192" office:value-type="float" office:value="1240.13819395283">
            <text:p>1240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table:formula="of:=(2^([.A1668]/8192)-1)*8192" office:value-type="float" office:value="1240.93630633034">
            <text:p>1241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table:formula="of:=(2^([.A1669]/8192)-1)*8192" office:value-type="float" office:value="1241.73448624114">
            <text:p>1242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table:formula="of:=(2^([.A1670]/8192)-1)*8192" office:value-type="float" office:value="1242.53273369095">
            <text:p>1243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table:formula="of:=(2^([.A1671]/8192)-1)*8192" office:value-type="float" office:value="1243.33104868549">
            <text:p>1243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table:formula="of:=(2^([.A1672]/8192)-1)*8192" office:value-type="float" office:value="1244.12943123047">
            <text:p>1244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table:formula="of:=(2^([.A1673]/8192)-1)*8192" office:value-type="float" office:value="1244.9278813316">
            <text:p>1245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table:formula="of:=(2^([.A1674]/8192)-1)*8192" office:value-type="float" office:value="1245.7263989946">
            <text:p>1246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table:formula="of:=(2^([.A1675]/8192)-1)*8192" office:value-type="float" office:value="1246.52498422519">
            <text:p>1247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table:formula="of:=(2^([.A1676]/8192)-1)*8192" office:value-type="float" office:value="1247.32363702909">
            <text:p>1247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table:formula="of:=(2^([.A1677]/8192)-1)*8192" office:value-type="float" office:value="1248.12235741201">
            <text:p>1248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table:formula="of:=(2^([.A1678]/8192)-1)*8192" office:value-type="float" office:value="1248.92114537967">
            <text:p>1249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table:formula="of:=(2^([.A1679]/8192)-1)*8192" office:value-type="float" office:value="1249.7200009378">
            <text:p>1250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table:formula="of:=(2^([.A1680]/8192)-1)*8192" office:value-type="float" office:value="1250.5189240921">
            <text:p>1251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table:formula="of:=(2^([.A1681]/8192)-1)*8192" office:value-type="float" office:value="1251.3179148483">
            <text:p>1251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table:formula="of:=(2^([.A1682]/8192)-1)*8192" office:value-type="float" office:value="1252.11697321213">
            <text:p>1252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table:formula="of:=(2^([.A1683]/8192)-1)*8192" office:value-type="float" office:value="1252.91609918929">
            <text:p>1253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table:formula="of:=(2^([.A1684]/8192)-1)*8192" office:value-type="float" office:value="1253.71529278551">
            <text:p>1254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table:formula="of:=(2^([.A1685]/8192)-1)*8192" office:value-type="float" office:value="1254.51455400652">
            <text:p>1255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table:formula="of:=(2^([.A1686]/8192)-1)*8192" office:value-type="float" office:value="1255.31388285803">
            <text:p>1255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table:formula="of:=(2^([.A1687]/8192)-1)*8192" office:value-type="float" office:value="1256.11327934577">
            <text:p>1256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table:formula="of:=(2^([.A1688]/8192)-1)*8192" office:value-type="float" office:value="1256.91274347546">
            <text:p>1257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table:formula="of:=(2^([.A1689]/8192)-1)*8192" office:value-type="float" office:value="1257.71227525283">
            <text:p>1258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table:formula="of:=(2^([.A1690]/8192)-1)*8192" office:value-type="float" office:value="1258.5118746836">
            <text:p>1259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table:formula="of:=(2^([.A1691]/8192)-1)*8192" office:value-type="float" office:value="1259.31154177348">
            <text:p>1259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table:formula="of:=(2^([.A1692]/8192)-1)*8192" office:value-type="float" office:value="1260.11127652822">
            <text:p>1260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table:formula="of:=(2^([.A1693]/8192)-1)*8192" office:value-type="float" office:value="1260.91107895353">
            <text:p>1261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table:formula="of:=(2^([.A1694]/8192)-1)*8192" office:value-type="float" office:value="1261.71094905515">
            <text:p>1262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table:formula="of:=(2^([.A1695]/8192)-1)*8192" office:value-type="float" office:value="1262.51088683879">
            <text:p>1263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table:formula="of:=(2^([.A1696]/8192)-1)*8192" office:value-type="float" office:value="1263.31089231018">
            <text:p>1263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table:formula="of:=(2^([.A1697]/8192)-1)*8192" office:value-type="float" office:value="1264.11096547505">
            <text:p>1264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table:formula="of:=(2^([.A1698]/8192)-1)*8192" office:value-type="float" office:value="1264.91110633913">
            <text:p>1265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table:formula="of:=(2^([.A1699]/8192)-1)*8192" office:value-type="float" office:value="1265.71131490815">
            <text:p>1266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table:formula="of:=(2^([.A1700]/8192)-1)*8192" office:value-type="float" office:value="1266.51159118784">
            <text:p>1267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table:formula="of:=(2^([.A1701]/8192)-1)*8192" office:value-type="float" office:value="1267.31193518392">
            <text:p>1267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table:formula="of:=(2^([.A1702]/8192)-1)*8192" office:value-type="float" office:value="1268.11234690213">
            <text:p>1268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table:formula="of:=(2^([.A1703]/8192)-1)*8192" office:value-type="float" office:value="1268.91282634819">
            <text:p>1269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table:formula="of:=(2^([.A1704]/8192)-1)*8192" office:value-type="float" office:value="1269.71337352784">
            <text:p>1270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table:formula="of:=(2^([.A1705]/8192)-1)*8192" office:value-type="float" office:value="1270.51398844681">
            <text:p>1271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table:formula="of:=(2^([.A1706]/8192)-1)*8192" office:value-type="float" office:value="1271.31467111083">
            <text:p>1271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table:formula="of:=(2^([.A1707]/8192)-1)*8192" office:value-type="float" office:value="1272.11542152564">
            <text:p>1272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table:formula="of:=(2^([.A1708]/8192)-1)*8192" office:value-type="float" office:value="1272.91623969696">
            <text:p>1273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table:formula="of:=(2^([.A1709]/8192)-1)*8192" office:value-type="float" office:value="1273.71712563052">
            <text:p>1274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table:formula="of:=(2^([.A1710]/8192)-1)*8192" office:value-type="float" office:value="1274.51807933207">
            <text:p>1275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table:formula="of:=(2^([.A1711]/8192)-1)*8192" office:value-type="float" office:value="1275.31910080734">
            <text:p>1275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table:formula="of:=(2^([.A1712]/8192)-1)*8192" office:value-type="float" office:value="1276.12019006206">
            <text:p>1276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table:formula="of:=(2^([.A1713]/8192)-1)*8192" office:value-type="float" office:value="1276.92134710196">
            <text:p>1277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table:formula="of:=(2^([.A1714]/8192)-1)*8192" office:value-type="float" office:value="1277.72257193279">
            <text:p>1278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table:formula="of:=(2^([.A1715]/8192)-1)*8192" office:value-type="float" office:value="1278.52386456027">
            <text:p>1279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table:formula="of:=(2^([.A1716]/8192)-1)*8192" office:value-type="float" office:value="1279.32522499016">
            <text:p>1279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table:formula="of:=(2^([.A1717]/8192)-1)*8192" office:value-type="float" office:value="1280.12665322817">
            <text:p>1280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table:formula="of:=(2^([.A1718]/8192)-1)*8192" office:value-type="float" office:value="1280.92814928005">
            <text:p>1281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table:formula="of:=(2^([.A1719]/8192)-1)*8192" office:value-type="float" office:value="1281.72971315155">
            <text:p>1282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table:formula="of:=(2^([.A1720]/8192)-1)*8192" office:value-type="float" office:value="1282.53134484839">
            <text:p>1283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table:formula="of:=(2^([.A1721]/8192)-1)*8192" office:value-type="float" office:value="1283.33304437632">
            <text:p>1283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table:formula="of:=(2^([.A1722]/8192)-1)*8192" office:value-type="float" office:value="1284.13481174107">
            <text:p>1284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table:formula="of:=(2^([.A1723]/8192)-1)*8192" office:value-type="float" office:value="1284.93664694839">
            <text:p>1285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table:formula="of:=(2^([.A1724]/8192)-1)*8192" office:value-type="float" office:value="1285.73855000401">
            <text:p>1286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table:formula="of:=(2^([.A1725]/8192)-1)*8192" office:value-type="float" office:value="1286.54052091368">
            <text:p>1287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table:formula="of:=(2^([.A1726]/8192)-1)*8192" office:value-type="float" office:value="1287.34255968315">
            <text:p>1287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table:formula="of:=(2^([.A1727]/8192)-1)*8192" office:value-type="float" office:value="1288.14466631814">
            <text:p>1288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table:formula="of:=(2^([.A1728]/8192)-1)*8192" office:value-type="float" office:value="1288.9468408244">
            <text:p>1289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table:formula="of:=(2^([.A1729]/8192)-1)*8192" office:value-type="float" office:value="1289.74908320769">
            <text:p>1290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table:formula="of:=(2^([.A1730]/8192)-1)*8192" office:value-type="float" office:value="1290.55139347373">
            <text:p>1291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table:formula="of:=(2^([.A1731]/8192)-1)*8192" office:value-type="float" office:value="1291.35377162828">
            <text:p>1291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table:formula="of:=(2^([.A1732]/8192)-1)*8192" office:value-type="float" office:value="1292.15621767708">
            <text:p>1292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table:formula="of:=(2^([.A1733]/8192)-1)*8192" office:value-type="float" office:value="1292.95873162587">
            <text:p>1293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table:formula="of:=(2^([.A1734]/8192)-1)*8192" office:value-type="float" office:value="1293.7613134804">
            <text:p>1294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table:formula="of:=(2^([.A1735]/8192)-1)*8192" office:value-type="float" office:value="1294.56396324641">
            <text:p>1295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table:formula="of:=(2^([.A1736]/8192)-1)*8192" office:value-type="float" office:value="1295.36668092966">
            <text:p>1295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table:formula="of:=(2^([.A1737]/8192)-1)*8192" office:value-type="float" office:value="1296.16946653588">
            <text:p>1296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table:formula="of:=(2^([.A1738]/8192)-1)*8192" office:value-type="float" office:value="1296.97232007083">
            <text:p>1297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table:formula="of:=(2^([.A1739]/8192)-1)*8192" office:value-type="float" office:value="1297.77524154026">
            <text:p>1298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table:formula="of:=(2^([.A1740]/8192)-1)*8192" office:value-type="float" office:value="1298.5782309499">
            <text:p>1299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table:formula="of:=(2^([.A1741]/8192)-1)*8192" office:value-type="float" office:value="1299.38128830552">
            <text:p>1299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table:formula="of:=(2^([.A1742]/8192)-1)*8192" office:value-type="float" office:value="1300.18441361286">
            <text:p>1300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table:formula="of:=(2^([.A1743]/8192)-1)*8192" office:value-type="float" office:value="1300.98760687766">
            <text:p>1301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table:formula="of:=(2^([.A1744]/8192)-1)*8192" office:value-type="float" office:value="1301.79086810569">
            <text:p>1302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table:formula="of:=(2^([.A1745]/8192)-1)*8192" office:value-type="float" office:value="1302.59419730269">
            <text:p>1303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table:formula="of:=(2^([.A1746]/8192)-1)*8192" office:value-type="float" office:value="1303.39759447441">
            <text:p>1303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table:formula="of:=(2^([.A1747]/8192)-1)*8192" office:value-type="float" office:value="1304.2010596266">
            <text:p>1304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table:formula="of:=(2^([.A1748]/8192)-1)*8192" office:value-type="float" office:value="1305.00459276503">
            <text:p>1305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table:formula="of:=(2^([.A1749]/8192)-1)*8192" office:value-type="float" office:value="1305.80819389543">
            <text:p>1306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table:formula="of:=(2^([.A1750]/8192)-1)*8192" office:value-type="float" office:value="1306.61186302356">
            <text:p>1307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table:formula="of:=(2^([.A1751]/8192)-1)*8192" office:value-type="float" office:value="1307.41560015518">
            <text:p>1307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table:formula="of:=(2^([.A1752]/8192)-1)*8192" office:value-type="float" office:value="1308.21940529604">
            <text:p>1308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table:formula="of:=(2^([.A1753]/8192)-1)*8192" office:value-type="float" office:value="1309.02327845189">
            <text:p>1309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table:formula="of:=(2^([.A1754]/8192)-1)*8192" office:value-type="float" office:value="1309.8272196285">
            <text:p>1310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table:formula="of:=(2^([.A1755]/8192)-1)*8192" office:value-type="float" office:value="1310.63122883161">
            <text:p>1311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table:formula="of:=(2^([.A1756]/8192)-1)*8192" office:value-type="float" office:value="1311.43530606698">
            <text:p>1311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table:formula="of:=(2^([.A1757]/8192)-1)*8192" office:value-type="float" office:value="1312.23945134037">
            <text:p>1312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table:formula="of:=(2^([.A1758]/8192)-1)*8192" office:value-type="float" office:value="1313.04366465754">
            <text:p>1313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table:formula="of:=(2^([.A1759]/8192)-1)*8192" office:value-type="float" office:value="1313.84794602424">
            <text:p>1314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table:formula="of:=(2^([.A1760]/8192)-1)*8192" office:value-type="float" office:value="1314.65229544623">
            <text:p>1315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table:formula="of:=(2^([.A1761]/8192)-1)*8192" office:value-type="float" office:value="1315.45671292927">
            <text:p>1315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table:formula="of:=(2^([.A1762]/8192)-1)*8192" office:value-type="float" office:value="1316.26119847912">
            <text:p>1316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table:formula="of:=(2^([.A1763]/8192)-1)*8192" office:value-type="float" office:value="1317.06575210154">
            <text:p>1317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table:formula="of:=(2^([.A1764]/8192)-1)*8192" office:value-type="float" office:value="1317.87037380229">
            <text:p>1318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table:formula="of:=(2^([.A1765]/8192)-1)*8192" office:value-type="float" office:value="1318.67506358713">
            <text:p>1319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table:formula="of:=(2^([.A1766]/8192)-1)*8192" office:value-type="float" office:value="1319.47982146181">
            <text:p>1319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table:formula="of:=(2^([.A1767]/8192)-1)*8192" office:value-type="float" office:value="1320.28464743211">
            <text:p>1320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table:formula="of:=(2^([.A1768]/8192)-1)*8192" office:value-type="float" office:value="1321.08954150378">
            <text:p>1321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table:formula="of:=(2^([.A1769]/8192)-1)*8192" office:value-type="float" office:value="1321.89450368259">
            <text:p>1322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table:formula="of:=(2^([.A1770]/8192)-1)*8192" office:value-type="float" office:value="1322.6995339743">
            <text:p>1323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table:formula="of:=(2^([.A1771]/8192)-1)*8192" office:value-type="float" office:value="1323.50463238467">
            <text:p>1324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table:formula="of:=(2^([.A1772]/8192)-1)*8192" office:value-type="float" office:value="1324.30979891947">
            <text:p>1324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table:formula="of:=(2^([.A1773]/8192)-1)*8192" office:value-type="float" office:value="1325.11503358446">
            <text:p>1325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table:formula="of:=(2^([.A1774]/8192)-1)*8192" office:value-type="float" office:value="1325.9203363854">
            <text:p>1326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table:formula="of:=(2^([.A1775]/8192)-1)*8192" office:value-type="float" office:value="1326.72570732807">
            <text:p>1327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table:formula="of:=(2^([.A1776]/8192)-1)*8192" office:value-type="float" office:value="1327.53114641823">
            <text:p>1328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table:formula="of:=(2^([.A1777]/8192)-1)*8192" office:value-type="float" office:value="1328.33665366163">
            <text:p>1328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table:formula="of:=(2^([.A1778]/8192)-1)*8192" office:value-type="float" office:value="1329.14222906406">
            <text:p>1329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table:formula="of:=(2^([.A1779]/8192)-1)*8192" office:value-type="float" office:value="1329.94787263128">
            <text:p>1330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table:formula="of:=(2^([.A1780]/8192)-1)*8192" office:value-type="float" office:value="1330.75358436905">
            <text:p>1331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table:formula="of:=(2^([.A1781]/8192)-1)*8192" office:value-type="float" office:value="1331.55936428314">
            <text:p>1332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table:formula="of:=(2^([.A1782]/8192)-1)*8192" office:value-type="float" office:value="1332.36521237933">
            <text:p>1332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table:formula="of:=(2^([.A1783]/8192)-1)*8192" office:value-type="float" office:value="1333.17112866338">
            <text:p>1333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table:formula="of:=(2^([.A1784]/8192)-1)*8192" office:value-type="float" office:value="1333.97711314107">
            <text:p>1334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table:formula="of:=(2^([.A1785]/8192)-1)*8192" office:value-type="float" office:value="1334.78316581815">
            <text:p>1335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table:formula="of:=(2^([.A1786]/8192)-1)*8192" office:value-type="float" office:value="1335.58928670041">
            <text:p>1336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table:formula="of:=(2^([.A1787]/8192)-1)*8192" office:value-type="float" office:value="1336.39547579361">
            <text:p>1336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table:formula="of:=(2^([.A1788]/8192)-1)*8192" office:value-type="float" office:value="1337.20173310353">
            <text:p>1337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table:formula="of:=(2^([.A1789]/8192)-1)*8192" office:value-type="float" office:value="1338.00805863594">
            <text:p>1338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table:formula="of:=(2^([.A1790]/8192)-1)*8192" office:value-type="float" office:value="1338.81445239661">
            <text:p>1339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table:formula="of:=(2^([.A1791]/8192)-1)*8192" office:value-type="float" office:value="1339.62091439131">
            <text:p>1340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table:formula="of:=(2^([.A1792]/8192)-1)*8192" office:value-type="float" office:value="1340.42744462582">
            <text:p>1340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table:formula="of:=(2^([.A1793]/8192)-1)*8192" office:value-type="float" office:value="1341.23404310591">
            <text:p>1341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table:formula="of:=(2^([.A1794]/8192)-1)*8192" office:value-type="float" office:value="1342.04070983737">
            <text:p>1342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table:formula="of:=(2^([.A1795]/8192)-1)*8192" office:value-type="float" office:value="1342.84744482595">
            <text:p>1343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table:formula="of:=(2^([.A1796]/8192)-1)*8192" office:value-type="float" office:value="1343.65424807744">
            <text:p>1344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table:formula="of:=(2^([.A1797]/8192)-1)*8192" office:value-type="float" office:value="1344.46111959761">
            <text:p>1344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table:formula="of:=(2^([.A1798]/8192)-1)*8192" office:value-type="float" office:value="1345.26805939225">
            <text:p>1345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table:formula="of:=(2^([.A1799]/8192)-1)*8192" office:value-type="float" office:value="1346.07506746712">
            <text:p>1346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table:formula="of:=(2^([.A1800]/8192)-1)*8192" office:value-type="float" office:value="1346.88214382801">
            <text:p>1347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table:formula="of:=(2^([.A1801]/8192)-1)*8192" office:value-type="float" office:value="1347.68928848069">
            <text:p>1348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table:formula="of:=(2^([.A1802]/8192)-1)*8192" office:value-type="float" office:value="1348.49650143094">
            <text:p>1348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table:formula="of:=(2^([.A1803]/8192)-1)*8192" office:value-type="float" office:value="1349.30378268454">
            <text:p>1349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table:formula="of:=(2^([.A1804]/8192)-1)*8192" office:value-type="float" office:value="1350.11113224728">
            <text:p>1350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table:formula="of:=(2^([.A1805]/8192)-1)*8192" office:value-type="float" office:value="1350.91855012492">
            <text:p>1351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table:formula="of:=(2^([.A1806]/8192)-1)*8192" office:value-type="float" office:value="1351.72603632326">
            <text:p>1352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table:formula="of:=(2^([.A1807]/8192)-1)*8192" office:value-type="float" office:value="1352.53359084807">
            <text:p>1353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table:formula="of:=(2^([.A1808]/8192)-1)*8192" office:value-type="float" office:value="1353.34121370513">
            <text:p>1353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table:formula="of:=(2^([.A1809]/8192)-1)*8192" office:value-type="float" office:value="1354.14890490023">
            <text:p>1354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table:formula="of:=(2^([.A1810]/8192)-1)*8192" office:value-type="float" office:value="1354.95666443915">
            <text:p>1355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table:formula="of:=(2^([.A1811]/8192)-1)*8192" office:value-type="float" office:value="1355.76449232767">
            <text:p>1356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table:formula="of:=(2^([.A1812]/8192)-1)*8192" office:value-type="float" office:value="1356.57238857157">
            <text:p>1357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table:formula="of:=(2^([.A1813]/8192)-1)*8192" office:value-type="float" office:value="1357.38035317665">
            <text:p>1357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table:formula="of:=(2^([.A1814]/8192)-1)*8192" office:value-type="float" office:value="1358.18838614867">
            <text:p>1358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table:formula="of:=(2^([.A1815]/8192)-1)*8192" office:value-type="float" office:value="1358.99648749344">
            <text:p>1359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table:formula="of:=(2^([.A1816]/8192)-1)*8192" office:value-type="float" office:value="1359.80465721673">
            <text:p>1360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table:formula="of:=(2^([.A1817]/8192)-1)*8192" office:value-type="float" office:value="1360.61289532432">
            <text:p>1361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table:formula="of:=(2^([.A1818]/8192)-1)*8192" office:value-type="float" office:value="1361.42120182202">
            <text:p>1361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table:formula="of:=(2^([.A1819]/8192)-1)*8192" office:value-type="float" office:value="1362.22957671559">
            <text:p>1362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table:formula="of:=(2^([.A1820]/8192)-1)*8192" office:value-type="float" office:value="1363.03802001084">
            <text:p>1363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table:formula="of:=(2^([.A1821]/8192)-1)*8192" office:value-type="float" office:value="1363.84653171355">
            <text:p>1364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table:formula="of:=(2^([.A1822]/8192)-1)*8192" office:value-type="float" office:value="1364.6551118295">
            <text:p>1365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table:formula="of:=(2^([.A1823]/8192)-1)*8192" office:value-type="float" office:value="1365.46376036449">
            <text:p>1365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table:formula="of:=(2^([.A1824]/8192)-1)*8192" office:value-type="float" office:value="1366.2724773243">
            <text:p>1366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table:formula="of:=(2^([.A1825]/8192)-1)*8192" office:value-type="float" office:value="1367.08126271473">
            <text:p>1367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table:formula="of:=(2^([.A1826]/8192)-1)*8192" office:value-type="float" office:value="1367.89011654156">
            <text:p>1368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table:formula="of:=(2^([.A1827]/8192)-1)*8192" office:value-type="float" office:value="1368.69903881059">
            <text:p>1369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table:formula="of:=(2^([.A1828]/8192)-1)*8192" office:value-type="float" office:value="1369.50802952761">
            <text:p>1370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table:formula="of:=(2^([.A1829]/8192)-1)*8192" office:value-type="float" office:value="1370.3170886984">
            <text:p>1370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table:formula="of:=(2^([.A1830]/8192)-1)*8192" office:value-type="float" office:value="1371.12621632877">
            <text:p>1371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table:formula="of:=(2^([.A1831]/8192)-1)*8192" office:value-type="float" office:value="1371.9354124245">
            <text:p>1372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table:formula="of:=(2^([.A1832]/8192)-1)*8192" office:value-type="float" office:value="1372.74467699139">
            <text:p>1373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table:formula="of:=(2^([.A1833]/8192)-1)*8192" office:value-type="float" office:value="1373.55401003523">
            <text:p>1374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table:formula="of:=(2^([.A1834]/8192)-1)*8192" office:value-type="float" office:value="1374.36341156181">
            <text:p>1374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table:formula="of:=(2^([.A1835]/8192)-1)*8192" office:value-type="float" office:value="1375.17288157694">
            <text:p>1375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table:formula="of:=(2^([.A1836]/8192)-1)*8192" office:value-type="float" office:value="1375.9824200864">
            <text:p>1376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table:formula="of:=(2^([.A1837]/8192)-1)*8192" office:value-type="float" office:value="1376.79202709599">
            <text:p>1377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table:formula="of:=(2^([.A1838]/8192)-1)*8192" office:value-type="float" office:value="1377.60170261151">
            <text:p>1378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table:formula="of:=(2^([.A1839]/8192)-1)*8192" office:value-type="float" office:value="1378.41144663876">
            <text:p>1378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table:formula="of:=(2^([.A1840]/8192)-1)*8192" office:value-type="float" office:value="1379.22125918352">
            <text:p>1379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table:formula="of:=(2^([.A1841]/8192)-1)*8192" office:value-type="float" office:value="1380.03114025161">
            <text:p>1380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table:formula="of:=(2^([.A1842]/8192)-1)*8192" office:value-type="float" office:value="1380.84108984881">
            <text:p>1381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table:formula="of:=(2^([.A1843]/8192)-1)*8192" office:value-type="float" office:value="1381.65110798093">
            <text:p>1382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table:formula="of:=(2^([.A1844]/8192)-1)*8192" office:value-type="float" office:value="1382.46119465376">
            <text:p>1382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table:formula="of:=(2^([.A1845]/8192)-1)*8192" office:value-type="float" office:value="1383.27134987311">
            <text:p>1383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table:formula="of:=(2^([.A1846]/8192)-1)*8192" office:value-type="float" office:value="1384.08157364477">
            <text:p>1384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table:formula="of:=(2^([.A1847]/8192)-1)*8192" office:value-type="float" office:value="1384.89186597455">
            <text:p>1385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table:formula="of:=(2^([.A1848]/8192)-1)*8192" office:value-type="float" office:value="1385.70222686824">
            <text:p>1386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table:formula="of:=(2^([.A1849]/8192)-1)*8192" office:value-type="float" office:value="1386.51265633166">
            <text:p>1387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table:formula="of:=(2^([.A1850]/8192)-1)*8192" office:value-type="float" office:value="1387.32315437059">
            <text:p>1387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table:formula="of:=(2^([.A1851]/8192)-1)*8192" office:value-type="float" office:value="1388.13372099085">
            <text:p>1388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table:formula="of:=(2^([.A1852]/8192)-1)*8192" office:value-type="float" office:value="1388.94435619823">
            <text:p>1389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table:formula="of:=(2^([.A1853]/8192)-1)*8192" office:value-type="float" office:value="1389.75505999855">
            <text:p>1390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table:formula="of:=(2^([.A1854]/8192)-1)*8192" office:value-type="float" office:value="1390.56583239759">
            <text:p>1391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table:formula="of:=(2^([.A1855]/8192)-1)*8192" office:value-type="float" office:value="1391.37667340118">
            <text:p>1391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table:formula="of:=(2^([.A1856]/8192)-1)*8192" office:value-type="float" office:value="1392.18758301511">
            <text:p>1392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table:formula="of:=(2^([.A1857]/8192)-1)*8192" office:value-type="float" office:value="1392.99856124519">
            <text:p>1393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table:formula="of:=(2^([.A1858]/8192)-1)*8192" office:value-type="float" office:value="1393.80960809722">
            <text:p>1394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table:formula="of:=(2^([.A1859]/8192)-1)*8192" office:value-type="float" office:value="1394.62072357701">
            <text:p>1395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table:formula="of:=(2^([.A1860]/8192)-1)*8192" office:value-type="float" office:value="1395.43190769038">
            <text:p>1395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table:formula="of:=(2^([.A1861]/8192)-1)*8192" office:value-type="float" office:value="1396.24316044312">
            <text:p>1396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table:formula="of:=(2^([.A1862]/8192)-1)*8192" office:value-type="float" office:value="1397.05448184104">
            <text:p>1397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table:formula="of:=(2^([.A1863]/8192)-1)*8192" office:value-type="float" office:value="1397.86587188996">
            <text:p>1398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table:formula="of:=(2^([.A1864]/8192)-1)*8192" office:value-type="float" office:value="1398.67733059567">
            <text:p>1399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table:formula="of:=(2^([.A1865]/8192)-1)*8192" office:value-type="float" office:value="1399.488857964">
            <text:p>1399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table:formula="of:=(2^([.A1866]/8192)-1)*8192" office:value-type="float" office:value="1400.30045400075">
            <text:p>1400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table:formula="of:=(2^([.A1867]/8192)-1)*8192" office:value-type="float" office:value="1401.11211871173">
            <text:p>1401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table:formula="of:=(2^([.A1868]/8192)-1)*8192" office:value-type="float" office:value="1401.92385210276">
            <text:p>1402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table:formula="of:=(2^([.A1869]/8192)-1)*8192" office:value-type="float" office:value="1402.73565417963">
            <text:p>1403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table:formula="of:=(2^([.A1870]/8192)-1)*8192" office:value-type="float" office:value="1403.54752494818">
            <text:p>1404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table:formula="of:=(2^([.A1871]/8192)-1)*8192" office:value-type="float" office:value="1404.3594644142">
            <text:p>1404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table:formula="of:=(2^([.A1872]/8192)-1)*8192" office:value-type="float" office:value="1405.17147258352">
            <text:p>1405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table:formula="of:=(2^([.A1873]/8192)-1)*8192" office:value-type="float" office:value="1405.98354946193">
            <text:p>1406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table:formula="of:=(2^([.A1874]/8192)-1)*8192" office:value-type="float" office:value="1406.79569505527">
            <text:p>1407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table:formula="of:=(2^([.A1875]/8192)-1)*8192" office:value-type="float" office:value="1407.60790936934">
            <text:p>1408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table:formula="of:=(2^([.A1876]/8192)-1)*8192" office:value-type="float" office:value="1408.42019240996">
            <text:p>1408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table:formula="of:=(2^([.A1877]/8192)-1)*8192" office:value-type="float" office:value="1409.23254418294">
            <text:p>1409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table:formula="of:=(2^([.A1878]/8192)-1)*8192" office:value-type="float" office:value="1410.0449646941">
            <text:p>1410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table:formula="of:=(2^([.A1879]/8192)-1)*8192" office:value-type="float" office:value="1410.85745394925">
            <text:p>1411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table:formula="of:=(2^([.A1880]/8192)-1)*8192" office:value-type="float" office:value="1411.67001195422">
            <text:p>1412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table:formula="of:=(2^([.A1881]/8192)-1)*8192" office:value-type="float" office:value="1412.48263871482">
            <text:p>1412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table:formula="of:=(2^([.A1882]/8192)-1)*8192" office:value-type="float" office:value="1413.29533423687">
            <text:p>1413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table:formula="of:=(2^([.A1883]/8192)-1)*8192" office:value-type="float" office:value="1414.10809852618">
            <text:p>1414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table:formula="of:=(2^([.A1884]/8192)-1)*8192" office:value-type="float" office:value="1414.92093158857">
            <text:p>1415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table:formula="of:=(2^([.A1885]/8192)-1)*8192" office:value-type="float" office:value="1415.73383342987">
            <text:p>1416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table:formula="of:=(2^([.A1886]/8192)-1)*8192" office:value-type="float" office:value="1416.5468040559">
            <text:p>1417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table:formula="of:=(2^([.A1887]/8192)-1)*8192" office:value-type="float" office:value="1417.35984347246">
            <text:p>1417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table:formula="of:=(2^([.A1888]/8192)-1)*8192" office:value-type="float" office:value="1418.1729516854">
            <text:p>1418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table:formula="of:=(2^([.A1889]/8192)-1)*8192" office:value-type="float" office:value="1418.98612870052">
            <text:p>1419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table:formula="of:=(2^([.A1890]/8192)-1)*8192" office:value-type="float" office:value="1419.79937452364">
            <text:p>1420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table:formula="of:=(2^([.A1891]/8192)-1)*8192" office:value-type="float" office:value="1420.6126891606">
            <text:p>1421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table:formula="of:=(2^([.A1892]/8192)-1)*8192" office:value-type="float" office:value="1421.42607261721">
            <text:p>1421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table:formula="of:=(2^([.A1893]/8192)-1)*8192" office:value-type="float" office:value="1422.2395248993">
            <text:p>1422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table:formula="of:=(2^([.A1894]/8192)-1)*8192" office:value-type="float" office:value="1423.05304601269">
            <text:p>1423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table:formula="of:=(2^([.A1895]/8192)-1)*8192" office:value-type="float" office:value="1423.8666359632">
            <text:p>1424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table:formula="of:=(2^([.A1896]/8192)-1)*8192" office:value-type="float" office:value="1424.68029475666">
            <text:p>1425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table:formula="of:=(2^([.A1897]/8192)-1)*8192" office:value-type="float" office:value="1425.49402239889">
            <text:p>1425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table:formula="of:=(2^([.A1898]/8192)-1)*8192" office:value-type="float" office:value="1426.30781889573">
            <text:p>1426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table:formula="of:=(2^([.A1899]/8192)-1)*8192" office:value-type="float" office:value="1427.12168425299">
            <text:p>1427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table:formula="of:=(2^([.A1900]/8192)-1)*8192" office:value-type="float" office:value="1427.93561847651">
            <text:p>1428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table:formula="of:=(2^([.A1901]/8192)-1)*8192" office:value-type="float" office:value="1428.7496215721">
            <text:p>1429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table:formula="of:=(2^([.A1902]/8192)-1)*8192" office:value-type="float" office:value="1429.5636935456">
            <text:p>1430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table:formula="of:=(2^([.A1903]/8192)-1)*8192" office:value-type="float" office:value="1430.37783440284">
            <text:p>1430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table:formula="of:=(2^([.A1904]/8192)-1)*8192" office:value-type="float" office:value="1431.19204414965">
            <text:p>1431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table:formula="of:=(2^([.A1905]/8192)-1)*8192" office:value-type="float" office:value="1432.00632279184">
            <text:p>1432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table:formula="of:=(2^([.A1906]/8192)-1)*8192" office:value-type="float" office:value="1432.82067033526">
            <text:p>1433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table:formula="of:=(2^([.A1907]/8192)-1)*8192" office:value-type="float" office:value="1433.63508678574">
            <text:p>1434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table:formula="of:=(2^([.A1908]/8192)-1)*8192" office:value-type="float" office:value="1434.4495721491">
            <text:p>1434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table:formula="of:=(2^([.A1909]/8192)-1)*8192" office:value-type="float" office:value="1435.26412643117">
            <text:p>1435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table:formula="of:=(2^([.A1910]/8192)-1)*8192" office:value-type="float" office:value="1436.0787496378">
            <text:p>1436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table:formula="of:=(2^([.A1911]/8192)-1)*8192" office:value-type="float" office:value="1436.8934417748">
            <text:p>1437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table:formula="of:=(2^([.A1912]/8192)-1)*8192" office:value-type="float" office:value="1437.70820284801">
            <text:p>1438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table:formula="of:=(2^([.A1913]/8192)-1)*8192" office:value-type="float" office:value="1438.52303286327">
            <text:p>1439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table:formula="of:=(2^([.A1914]/8192)-1)*8192" office:value-type="float" office:value="1439.33793182641">
            <text:p>1439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table:formula="of:=(2^([.A1915]/8192)-1)*8192" office:value-type="float" office:value="1440.15289974326">
            <text:p>1440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table:formula="of:=(2^([.A1916]/8192)-1)*8192" office:value-type="float" office:value="1440.96793661966">
            <text:p>1441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table:formula="of:=(2^([.A1917]/8192)-1)*8192" office:value-type="float" office:value="1441.78304246144">
            <text:p>1442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table:formula="of:=(2^([.A1918]/8192)-1)*8192" office:value-type="float" office:value="1442.59821727444">
            <text:p>1443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table:formula="of:=(2^([.A1919]/8192)-1)*8192" office:value-type="float" office:value="1443.41346106449">
            <text:p>1443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table:formula="of:=(2^([.A1920]/8192)-1)*8192" office:value-type="float" office:value="1444.22877383743">
            <text:p>1444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table:formula="of:=(2^([.A1921]/8192)-1)*8192" office:value-type="float" office:value="1445.0441555991">
            <text:p>1445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table:formula="of:=(2^([.A1922]/8192)-1)*8192" office:value-type="float" office:value="1445.85960635534">
            <text:p>1446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table:formula="of:=(2^([.A1923]/8192)-1)*8192" office:value-type="float" office:value="1446.67512611198">
            <text:p>1447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table:formula="of:=(2^([.A1924]/8192)-1)*8192" office:value-type="float" office:value="1447.49071487487">
            <text:p>1447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table:formula="of:=(2^([.A1925]/8192)-1)*8192" office:value-type="float" office:value="1448.30637264983">
            <text:p>1448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table:formula="of:=(2^([.A1926]/8192)-1)*8192" office:value-type="float" office:value="1449.12209944272">
            <text:p>1449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table:formula="of:=(2^([.A1927]/8192)-1)*8192" office:value-type="float" office:value="1449.93789525936">
            <text:p>1450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table:formula="of:=(2^([.A1928]/8192)-1)*8192" office:value-type="float" office:value="1450.75376010561">
            <text:p>1451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table:formula="of:=(2^([.A1929]/8192)-1)*8192" office:value-type="float" office:value="1451.5696939873">
            <text:p>1452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table:formula="of:=(2^([.A1930]/8192)-1)*8192" office:value-type="float" office:value="1452.38569691027">
            <text:p>1452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table:formula="of:=(2^([.A1931]/8192)-1)*8192" office:value-type="float" office:value="1453.20176888037">
            <text:p>1453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table:formula="of:=(2^([.A1932]/8192)-1)*8192" office:value-type="float" office:value="1454.01790990344">
            <text:p>1454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table:formula="of:=(2^([.A1933]/8192)-1)*8192" office:value-type="float" office:value="1454.83411998531">
            <text:p>1455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table:formula="of:=(2^([.A1934]/8192)-1)*8192" office:value-type="float" office:value="1455.65039913185">
            <text:p>1456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table:formula="of:=(2^([.A1935]/8192)-1)*8192" office:value-type="float" office:value="1456.46674734888">
            <text:p>1456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table:formula="of:=(2^([.A1936]/8192)-1)*8192" office:value-type="float" office:value="1457.28316464225">
            <text:p>1457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table:formula="of:=(2^([.A1937]/8192)-1)*8192" office:value-type="float" office:value="1458.09965101782">
            <text:p>1458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table:formula="of:=(2^([.A1938]/8192)-1)*8192" office:value-type="float" office:value="1458.91620648142">
            <text:p>1459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table:formula="of:=(2^([.A1939]/8192)-1)*8192" office:value-type="float" office:value="1459.73283103889">
            <text:p>1460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table:formula="of:=(2^([.A1940]/8192)-1)*8192" office:value-type="float" office:value="1460.5495246961">
            <text:p>1461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table:formula="of:=(2^([.A1941]/8192)-1)*8192" office:value-type="float" office:value="1461.36628745888">
            <text:p>1461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table:formula="of:=(2^([.A1942]/8192)-1)*8192" office:value-type="float" office:value="1462.18311933307">
            <text:p>1462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table:formula="of:=(2^([.A1943]/8192)-1)*8192" office:value-type="float" office:value="1463.00002032454">
            <text:p>1463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table:formula="of:=(2^([.A1944]/8192)-1)*8192" office:value-type="float" office:value="1463.81699043912">
            <text:p>1464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table:formula="of:=(2^([.A1945]/8192)-1)*8192" office:value-type="float" office:value="1464.63402968267">
            <text:p>1465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table:formula="of:=(2^([.A1946]/8192)-1)*8192" office:value-type="float" office:value="1465.45113806104">
            <text:p>1465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table:formula="of:=(2^([.A1947]/8192)-1)*8192" office:value-type="float" office:value="1466.26831558007">
            <text:p>1466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table:formula="of:=(2^([.A1948]/8192)-1)*8192" office:value-type="float" office:value="1467.08556224561">
            <text:p>1467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table:formula="of:=(2^([.A1949]/8192)-1)*8192" office:value-type="float" office:value="1467.90287806353">
            <text:p>1468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table:formula="of:=(2^([.A1950]/8192)-1)*8192" office:value-type="float" office:value="1468.72026303966">
            <text:p>1469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table:formula="of:=(2^([.A1951]/8192)-1)*8192" office:value-type="float" office:value="1469.53771717986">
            <text:p>1470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table:formula="of:=(2^([.A1952]/8192)-1)*8192" office:value-type="float" office:value="1470.35524048998">
            <text:p>1470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table:formula="of:=(2^([.A1953]/8192)-1)*8192" office:value-type="float" office:value="1471.17283297588">
            <text:p>1471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table:formula="of:=(2^([.A1954]/8192)-1)*8192" office:value-type="float" office:value="1471.99049464341">
            <text:p>1472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table:formula="of:=(2^([.A1955]/8192)-1)*8192" office:value-type="float" office:value="1472.80822549842">
            <text:p>1473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table:formula="of:=(2^([.A1956]/8192)-1)*8192" office:value-type="float" office:value="1473.62602554676">
            <text:p>1474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table:formula="of:=(2^([.A1957]/8192)-1)*8192" office:value-type="float" office:value="1474.4438947943">
            <text:p>1474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table:formula="of:=(2^([.A1958]/8192)-1)*8192" office:value-type="float" office:value="1475.26183324689">
            <text:p>1475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table:formula="of:=(2^([.A1959]/8192)-1)*8192" office:value-type="float" office:value="1476.07984091038">
            <text:p>1476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table:formula="of:=(2^([.A1960]/8192)-1)*8192" office:value-type="float" office:value="1476.89791779063">
            <text:p>1477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table:formula="of:=(2^([.A1961]/8192)-1)*8192" office:value-type="float" office:value="1477.71606389349">
            <text:p>1478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table:formula="of:=(2^([.A1962]/8192)-1)*8192" office:value-type="float" office:value="1478.53427922483">
            <text:p>1479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table:formula="of:=(2^([.A1963]/8192)-1)*8192" office:value-type="float" office:value="1479.3525637905">
            <text:p>1479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table:formula="of:=(2^([.A1964]/8192)-1)*8192" office:value-type="float" office:value="1480.17091759636">
            <text:p>1480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table:formula="of:=(2^([.A1965]/8192)-1)*8192" office:value-type="float" office:value="1480.98934064827">
            <text:p>1481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table:formula="of:=(2^([.A1966]/8192)-1)*8192" office:value-type="float" office:value="1481.80783295209">
            <text:p>1482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table:formula="of:=(2^([.A1967]/8192)-1)*8192" office:value-type="float" office:value="1482.62639451367">
            <text:p>1483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table:formula="of:=(2^([.A1968]/8192)-1)*8192" office:value-type="float" office:value="1483.44502533889">
            <text:p>1483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table:formula="of:=(2^([.A1969]/8192)-1)*8192" office:value-type="float" office:value="1484.26372543359">
            <text:p>1484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table:formula="of:=(2^([.A1970]/8192)-1)*8192" office:value-type="float" office:value="1485.08249480364">
            <text:p>1485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table:formula="of:=(2^([.A1971]/8192)-1)*8192" office:value-type="float" office:value="1485.90133345491">
            <text:p>1486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table:formula="of:=(2^([.A1972]/8192)-1)*8192" office:value-type="float" office:value="1486.72024139325">
            <text:p>1487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table:formula="of:=(2^([.A1973]/8192)-1)*8192" office:value-type="float" office:value="1487.53921862453">
            <text:p>1488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table:formula="of:=(2^([.A1974]/8192)-1)*8192" office:value-type="float" office:value="1488.35826515461">
            <text:p>1488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table:formula="of:=(2^([.A1975]/8192)-1)*8192" office:value-type="float" office:value="1489.17738098935">
            <text:p>1489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table:formula="of:=(2^([.A1976]/8192)-1)*8192" office:value-type="float" office:value="1489.99656613462">
            <text:p>1490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table:formula="of:=(2^([.A1977]/8192)-1)*8192" office:value-type="float" office:value="1490.81582059629">
            <text:p>1491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table:formula="of:=(2^([.A1978]/8192)-1)*8192" office:value-type="float" office:value="1491.63514438021">
            <text:p>1492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table:formula="of:=(2^([.A1979]/8192)-1)*8192" office:value-type="float" office:value="1492.45453749226">
            <text:p>1492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table:formula="of:=(2^([.A1980]/8192)-1)*8192" office:value-type="float" office:value="1493.2739999383">
            <text:p>1493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table:formula="of:=(2^([.A1981]/8192)-1)*8192" office:value-type="float" office:value="1494.0935317242">
            <text:p>1494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table:formula="of:=(2^([.A1982]/8192)-1)*8192" office:value-type="float" office:value="1494.91313285582">
            <text:p>1495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table:formula="of:=(2^([.A1983]/8192)-1)*8192" office:value-type="float" office:value="1495.73280333904">
            <text:p>1496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table:formula="of:=(2^([.A1984]/8192)-1)*8192" office:value-type="float" office:value="1496.55254317971">
            <text:p>1497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table:formula="of:=(2^([.A1985]/8192)-1)*8192" office:value-type="float" office:value="1497.37235238372">
            <text:p>1497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table:formula="of:=(2^([.A1986]/8192)-1)*8192" office:value-type="float" office:value="1498.19223095693">
            <text:p>1498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table:formula="of:=(2^([.A1987]/8192)-1)*8192" office:value-type="float" office:value="1499.0121789052">
            <text:p>1499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table:formula="of:=(2^([.A1988]/8192)-1)*8192" office:value-type="float" office:value="1499.83219623442">
            <text:p>1500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table:formula="of:=(2^([.A1989]/8192)-1)*8192" office:value-type="float" office:value="1500.65228295044">
            <text:p>1501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table:formula="of:=(2^([.A1990]/8192)-1)*8192" office:value-type="float" office:value="1501.47243905915">
            <text:p>1501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table:formula="of:=(2^([.A1991]/8192)-1)*8192" office:value-type="float" office:value="1502.2926645664">
            <text:p>1502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table:formula="of:=(2^([.A1992]/8192)-1)*8192" office:value-type="float" office:value="1503.11295947809">
            <text:p>1503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table:formula="of:=(2^([.A1993]/8192)-1)*8192" office:value-type="float" office:value="1503.93332380007">
            <text:p>1504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table:formula="of:=(2^([.A1994]/8192)-1)*8192" office:value-type="float" office:value="1504.75375753822">
            <text:p>1505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table:formula="of:=(2^([.A1995]/8192)-1)*8192" office:value-type="float" office:value="1505.57426069842">
            <text:p>150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table:formula="of:=(2^([.A1996]/8192)-1)*8192" office:value-type="float" office:value="1506.39483328654">
            <text:p>150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table:formula="of:=(2^([.A1997]/8192)-1)*8192" office:value-type="float" office:value="1507.21547530845">
            <text:p>1507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table:formula="of:=(2^([.A1998]/8192)-1)*8192" office:value-type="float" office:value="1508.03618677003">
            <text:p>1508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formula="of:=(2^([.A1999]/8192)-1)*8192" office:value-type="float" office:value="1508.85696767715">
            <text:p>1509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formula="of:=(2^([.A2000]/8192)-1)*8192" office:value-type="float" office:value="1509.6778180357">
            <text:p>151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formula="of:=(2^([.A2001]/8192)-1)*8192" office:value-type="float" office:value="1510.49873785154">
            <text:p>151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formula="of:=(2^([.A2002]/8192)-1)*8192" office:value-type="float" office:value="1511.31972713056">
            <text:p>151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formula="of:=(2^([.A2003]/8192)-1)*8192" office:value-type="float" office:value="1512.14078587863">
            <text:p>151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formula="of:=(2^([.A2004]/8192)-1)*8192" office:value-type="float" office:value="1512.96191410163">
            <text:p>151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table:formula="of:=(2^([.A2005]/8192)-1)*8192" office:value-type="float" office:value="1513.78311180544">
            <text:p>151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formula="of:=(2^([.A2006]/8192)-1)*8192" office:value-type="float" office:value="1514.60437899594">
            <text:p>151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table:formula="of:=(2^([.A2007]/8192)-1)*8192" office:value-type="float" office:value="1515.42571567901">
            <text:p>151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formula="of:=(2^([.A2008]/8192)-1)*8192" office:value-type="float" office:value="1516.24712186053">
            <text:p>151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table:formula="of:=(2^([.A2009]/8192)-1)*8192" office:value-type="float" office:value="1517.06859754638">
            <text:p>1517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table:formula="of:=(2^([.A2010]/8192)-1)*8192" office:value-type="float" office:value="1517.89014274243">
            <text:p>1518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formula="of:=(2^([.A2011]/8192)-1)*8192" office:value-type="float" office:value="1518.71175745458">
            <text:p>151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table:formula="of:=(2^([.A2012]/8192)-1)*8192" office:value-type="float" office:value="1519.53344168871">
            <text:p>152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formula="of:=(2^([.A2013]/8192)-1)*8192" office:value-type="float" office:value="1520.35519545069">
            <text:p>152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table:formula="of:=(2^([.A2014]/8192)-1)*8192" office:value-type="float" office:value="1521.17701874641">
            <text:p>1521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table:formula="of:=(2^([.A2015]/8192)-1)*8192" office:value-type="float" office:value="1521.99891158176">
            <text:p>152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table:formula="of:=(2^([.A2016]/8192)-1)*8192" office:value-type="float" office:value="1522.82087396261">
            <text:p>1523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table:formula="of:=(2^([.A2017]/8192)-1)*8192" office:value-type="float" office:value="1523.64290589486">
            <text:p>1524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table:formula="of:=(2^([.A2018]/8192)-1)*8192" office:value-type="float" office:value="1524.46500738439">
            <text:p>1524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table:formula="of:=(2^([.A2019]/8192)-1)*8192" office:value-type="float" office:value="1525.28717843708">
            <text:p>1525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table:formula="of:=(2^([.A2020]/8192)-1)*8192" office:value-type="float" office:value="1526.10941905882">
            <text:p>1526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table:formula="of:=(2^([.A2021]/8192)-1)*8192" office:value-type="float" office:value="1526.93172925549">
            <text:p>1527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table:formula="of:=(2^([.A2022]/8192)-1)*8192" office:value-type="float" office:value="1527.75410903299">
            <text:p>1528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table:formula="of:=(2^([.A2023]/8192)-1)*8192" office:value-type="float" office:value="1528.5765583972">
            <text:p>1529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table:formula="of:=(2^([.A2024]/8192)-1)*8192" office:value-type="float" office:value="1529.39907735402">
            <text:p>1529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table:formula="of:=(2^([.A2025]/8192)-1)*8192" office:value-type="float" office:value="1530.22166590932">
            <text:p>1530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table:formula="of:=(2^([.A2026]/8192)-1)*8192" office:value-type="float" office:value="1531.04432406899">
            <text:p>1531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table:formula="of:=(2^([.A2027]/8192)-1)*8192" office:value-type="float" office:value="1531.86705183894">
            <text:p>1532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table:formula="of:=(2^([.A2028]/8192)-1)*8192" office:value-type="float" office:value="1532.68984922504">
            <text:p>1533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table:formula="of:=(2^([.A2029]/8192)-1)*8192" office:value-type="float" office:value="1533.51271623319">
            <text:p>1534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table:formula="of:=(2^([.A2030]/8192)-1)*8192" office:value-type="float" office:value="1534.33565286928">
            <text:p>1534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table:formula="of:=(2^([.A2031]/8192)-1)*8192" office:value-type="float" office:value="1535.1586591392">
            <text:p>1535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table:formula="of:=(2^([.A2032]/8192)-1)*8192" office:value-type="float" office:value="1535.98173504884">
            <text:p>1536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table:formula="of:=(2^([.A2033]/8192)-1)*8192" office:value-type="float" office:value="1536.8048806041">
            <text:p>1537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table:formula="of:=(2^([.A2034]/8192)-1)*8192" office:value-type="float" office:value="1537.62809581086">
            <text:p>1538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table:formula="of:=(2^([.A2035]/8192)-1)*8192" office:value-type="float" office:value="1538.45138067503">
            <text:p>1538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table:formula="of:=(2^([.A2036]/8192)-1)*8192" office:value-type="float" office:value="1539.2747352025">
            <text:p>1539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table:formula="of:=(2^([.A2037]/8192)-1)*8192" office:value-type="float" office:value="1540.09815939916">
            <text:p>1540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table:formula="of:=(2^([.A2038]/8192)-1)*8192" office:value-type="float" office:value="1540.9216532709">
            <text:p>1541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table:formula="of:=(2^([.A2039]/8192)-1)*8192" office:value-type="float" office:value="1541.74521682363">
            <text:p>1542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table:formula="of:=(2^([.A2040]/8192)-1)*8192" office:value-type="float" office:value="1542.56885006323">
            <text:p>1543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table:formula="of:=(2^([.A2041]/8192)-1)*8192" office:value-type="float" office:value="1543.39255299561">
            <text:p>1543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 table:formula="of:=(2^([.A2042]/8192)-1)*8192" office:value-type="float" office:value="1544.21632562666">
            <text:p>1544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 table:formula="of:=(2^([.A2043]/8192)-1)*8192" office:value-type="float" office:value="1545.04016796228">
            <text:p>1545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table:formula="of:=(2^([.A2044]/8192)-1)*8192" office:value-type="float" office:value="1545.86408000837">
            <text:p>1546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table:formula="of:=(2^([.A2045]/8192)-1)*8192" office:value-type="float" office:value="1546.68806177082">
            <text:p>1547</text:p>
          </table:table-cell>
        </table:table-row>
        <table:table-row table:style-name="ro1">
          <table:table-cell office:value-type="float" office:value="2045">
            <text:p>2045</text:p>
          </table:table-cell>
          <table:table-cell table:formula="of:=(2^([.A2046]/8192)-1)*8192" office:value-type="float" office:value="1547.51211325554">
            <text:p>1548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 table:formula="of:=(2^([.A2047]/8192)-1)*8192" office:value-type="float" office:value="1548.33623446842">
            <text:p>1548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table:formula="of:=(2^([.A2048]/8192)-1)*8192" office:value-type="float" office:value="1549.16042541538">
            <text:p>154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table:formula="of:=(2^([.A2049]/8192)-1)*8192" office:value-type="float" office:value="1549.98468610229">
            <text:p>1550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 table:formula="of:=(2^([.A2050]/8192)-1)*8192" office:value-type="float" office:value="1550.80901653507">
            <text:p>1551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table:formula="of:=(2^([.A2051]/8192)-1)*8192" office:value-type="float" office:value="1551.63341671963">
            <text:p>1552</text:p>
          </table:table-cell>
        </table:table-row>
        <table:table-row table:style-name="ro1">
          <table:table-cell office:value-type="float" office:value="2051">
            <text:p>2051</text:p>
          </table:table-cell>
          <table:table-cell table:formula="of:=(2^([.A2052]/8192)-1)*8192" office:value-type="float" office:value="1552.45788666185">
            <text:p>1552</text:p>
          </table:table-cell>
        </table:table-row>
        <table:table-row table:style-name="ro1">
          <table:table-cell office:value-type="float" office:value="2052">
            <text:p>2052</text:p>
          </table:table-cell>
          <table:table-cell table:formula="of:=(2^([.A2053]/8192)-1)*8192" office:value-type="float" office:value="1553.28242636764">
            <text:p>1553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table:formula="of:=(2^([.A2054]/8192)-1)*8192" office:value-type="float" office:value="1554.10703584292">
            <text:p>1554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table:formula="of:=(2^([.A2055]/8192)-1)*8192" office:value-type="float" office:value="1554.93171509357">
            <text:p>1555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table:formula="of:=(2^([.A2056]/8192)-1)*8192" office:value-type="float" office:value="1555.75646412551">
            <text:p>1556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table:formula="of:=(2^([.A2057]/8192)-1)*8192" office:value-type="float" office:value="1556.58128294463">
            <text:p>1557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table:formula="of:=(2^([.A2058]/8192)-1)*8192" office:value-type="float" office:value="1557.40617155685">
            <text:p>1557</text:p>
          </table:table-cell>
        </table:table-row>
        <table:table-row table:style-name="ro1">
          <table:table-cell office:value-type="float" office:value="2058">
            <text:p>2058</text:p>
          </table:table-cell>
          <table:table-cell table:formula="of:=(2^([.A2059]/8192)-1)*8192" office:value-type="float" office:value="1558.23112996807">
            <text:p>1558</text:p>
          </table:table-cell>
        </table:table-row>
        <table:table-row table:style-name="ro1">
          <table:table-cell office:value-type="float" office:value="2059">
            <text:p>2059</text:p>
          </table:table-cell>
          <table:table-cell table:formula="of:=(2^([.A2060]/8192)-1)*8192" office:value-type="float" office:value="1559.0561581842">
            <text:p>1559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table:formula="of:=(2^([.A2061]/8192)-1)*8192" office:value-type="float" office:value="1559.88125621114">
            <text:p>1560</text:p>
          </table:table-cell>
        </table:table-row>
        <table:table-row table:style-name="ro1">
          <table:table-cell office:value-type="float" office:value="2061">
            <text:p>2061</text:p>
          </table:table-cell>
          <table:table-cell table:formula="of:=(2^([.A2062]/8192)-1)*8192" office:value-type="float" office:value="1560.7064240548">
            <text:p>1561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table:formula="of:=(2^([.A2063]/8192)-1)*8192" office:value-type="float" office:value="1561.53166172108">
            <text:p>1562</text:p>
          </table:table-cell>
        </table:table-row>
        <table:table-row table:style-name="ro1">
          <table:table-cell office:value-type="float" office:value="2063">
            <text:p>2063</text:p>
          </table:table-cell>
          <table:table-cell table:formula="of:=(2^([.A2064]/8192)-1)*8192" office:value-type="float" office:value="1562.3569692159">
            <text:p>1562</text:p>
          </table:table-cell>
        </table:table-row>
        <table:table-row table:style-name="ro1">
          <table:table-cell office:value-type="float" office:value="2064">
            <text:p>2064</text:p>
          </table:table-cell>
          <table:table-cell table:formula="of:=(2^([.A2065]/8192)-1)*8192" office:value-type="float" office:value="1563.18234654517">
            <text:p>1563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table:formula="of:=(2^([.A2066]/8192)-1)*8192" office:value-type="float" office:value="1564.00779371479">
            <text:p>1564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table:formula="of:=(2^([.A2067]/8192)-1)*8192" office:value-type="float" office:value="1564.83331073067">
            <text:p>1565</text:p>
          </table:table-cell>
        </table:table-row>
        <table:table-row table:style-name="ro1">
          <table:table-cell office:value-type="float" office:value="2067">
            <text:p>2067</text:p>
          </table:table-cell>
          <table:table-cell table:formula="of:=(2^([.A2068]/8192)-1)*8192" office:value-type="float" office:value="1565.65889759872">
            <text:p>1566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table:formula="of:=(2^([.A2069]/8192)-1)*8192" office:value-type="float" office:value="1566.48455432486">
            <text:p>1566</text:p>
          </table:table-cell>
        </table:table-row>
        <table:table-row table:style-name="ro1">
          <table:table-cell office:value-type="float" office:value="2069">
            <text:p>2069</text:p>
          </table:table-cell>
          <table:table-cell table:formula="of:=(2^([.A2070]/8192)-1)*8192" office:value-type="float" office:value="1567.31028091499">
            <text:p>1567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table:formula="of:=(2^([.A2071]/8192)-1)*8192" office:value-type="float" office:value="1568.13607737503">
            <text:p>1568</text:p>
          </table:table-cell>
        </table:table-row>
        <table:table-row table:style-name="ro1">
          <table:table-cell office:value-type="float" office:value="2071">
            <text:p>2071</text:p>
          </table:table-cell>
          <table:table-cell table:formula="of:=(2^([.A2072]/8192)-1)*8192" office:value-type="float" office:value="1568.96194371089">
            <text:p>1569</text:p>
          </table:table-cell>
        </table:table-row>
        <table:table-row table:style-name="ro1">
          <table:table-cell office:value-type="float" office:value="2072">
            <text:p>2072</text:p>
          </table:table-cell>
          <table:table-cell table:formula="of:=(2^([.A2073]/8192)-1)*8192" office:value-type="float" office:value="1569.78787992847">
            <text:p>1570</text:p>
          </table:table-cell>
        </table:table-row>
        <table:table-row table:style-name="ro1">
          <table:table-cell office:value-type="float" office:value="2073">
            <text:p>2073</text:p>
          </table:table-cell>
          <table:table-cell table:formula="of:=(2^([.A2074]/8192)-1)*8192" office:value-type="float" office:value="1570.61388603371">
            <text:p>1571</text:p>
          </table:table-cell>
        </table:table-row>
        <table:table-row table:style-name="ro1">
          <table:table-cell office:value-type="float" office:value="2074">
            <text:p>2074</text:p>
          </table:table-cell>
          <table:table-cell table:formula="of:=(2^([.A2075]/8192)-1)*8192" office:value-type="float" office:value="1571.43996203249">
            <text:p>1571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table:formula="of:=(2^([.A2076]/8192)-1)*8192" office:value-type="float" office:value="1572.26610793076">
            <text:p>1572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table:formula="of:=(2^([.A2077]/8192)-1)*8192" office:value-type="float" office:value="1573.09232373441">
            <text:p>1573</text:p>
          </table:table-cell>
        </table:table-row>
        <table:table-row table:style-name="ro1">
          <table:table-cell office:value-type="float" office:value="2077">
            <text:p>2077</text:p>
          </table:table-cell>
          <table:table-cell table:formula="of:=(2^([.A2078]/8192)-1)*8192" office:value-type="float" office:value="1573.91860944935">
            <text:p>1574</text:p>
          </table:table-cell>
        </table:table-row>
        <table:table-row table:style-name="ro1">
          <table:table-cell office:value-type="float" office:value="2078">
            <text:p>2078</text:p>
          </table:table-cell>
          <table:table-cell table:formula="of:=(2^([.A2079]/8192)-1)*8192" office:value-type="float" office:value="1574.74496508152">
            <text:p>1575</text:p>
          </table:table-cell>
        </table:table-row>
        <table:table-row table:style-name="ro1">
          <table:table-cell office:value-type="float" office:value="2079">
            <text:p>2079</text:p>
          </table:table-cell>
          <table:table-cell table:formula="of:=(2^([.A2080]/8192)-1)*8192" office:value-type="float" office:value="1575.57139063682">
            <text:p>1576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table:formula="of:=(2^([.A2081]/8192)-1)*8192" office:value-type="float" office:value="1576.39788612117">
            <text:p>1576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table:formula="of:=(2^([.A2082]/8192)-1)*8192" office:value-type="float" office:value="1577.22445154049">
            <text:p>1577</text:p>
          </table:table-cell>
        </table:table-row>
        <table:table-row table:style-name="ro1">
          <table:table-cell office:value-type="float" office:value="2082">
            <text:p>2082</text:p>
          </table:table-cell>
          <table:table-cell table:formula="of:=(2^([.A2083]/8192)-1)*8192" office:value-type="float" office:value="1578.0510869007">
            <text:p>1578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table:formula="of:=(2^([.A2084]/8192)-1)*8192" office:value-type="float" office:value="1578.8777922077">
            <text:p>1579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table:formula="of:=(2^([.A2085]/8192)-1)*8192" office:value-type="float" office:value="1579.70456746743">
            <text:p>1580</text:p>
          </table:table-cell>
        </table:table-row>
        <table:table-row table:style-name="ro1">
          <table:table-cell office:value-type="float" office:value="2085">
            <text:p>2085</text:p>
          </table:table-cell>
          <table:table-cell table:formula="of:=(2^([.A2086]/8192)-1)*8192" office:value-type="float" office:value="1580.5314126858">
            <text:p>1581</text:p>
          </table:table-cell>
        </table:table-row>
        <table:table-row table:style-name="ro1">
          <table:table-cell office:value-type="float" office:value="2086">
            <text:p>2086</text:p>
          </table:table-cell>
          <table:table-cell table:formula="of:=(2^([.A2087]/8192)-1)*8192" office:value-type="float" office:value="1581.35832786873">
            <text:p>1581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table:formula="of:=(2^([.A2088]/8192)-1)*8192" office:value-type="float" office:value="1582.18531302214">
            <text:p>1582</text:p>
          </table:table-cell>
        </table:table-row>
        <table:table-row table:style-name="ro1">
          <table:table-cell office:value-type="float" office:value="2088">
            <text:p>2088</text:p>
          </table:table-cell>
          <table:table-cell table:formula="of:=(2^([.A2089]/8192)-1)*8192" office:value-type="float" office:value="1583.01236815195">
            <text:p>1583</text:p>
          </table:table-cell>
        </table:table-row>
        <table:table-row table:style-name="ro1">
          <table:table-cell office:value-type="float" office:value="2089">
            <text:p>2089</text:p>
          </table:table-cell>
          <table:table-cell table:formula="of:=(2^([.A2090]/8192)-1)*8192" office:value-type="float" office:value="1583.83949326409">
            <text:p>1584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table:formula="of:=(2^([.A2091]/8192)-1)*8192" office:value-type="float" office:value="1584.66668836446">
            <text:p>1585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table:formula="of:=(2^([.A2092]/8192)-1)*8192" office:value-type="float" office:value="1585.49395345901">
            <text:p>1585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table:formula="of:=(2^([.A2093]/8192)-1)*8192" office:value-type="float" office:value="1586.32128855364">
            <text:p>1586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table:formula="of:=(2^([.A2094]/8192)-1)*8192" office:value-type="float" office:value="1587.14869365429">
            <text:p>1587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table:formula="of:=(2^([.A2095]/8192)-1)*8192" office:value-type="float" office:value="1587.97616876687">
            <text:p>1588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table:formula="of:=(2^([.A2096]/8192)-1)*8192" office:value-type="float" office:value="1588.80371389731">
            <text:p>1589</text:p>
          </table:table-cell>
        </table:table-row>
        <table:table-row table:style-name="ro1">
          <table:table-cell office:value-type="float" office:value="2096">
            <text:p>2096</text:p>
          </table:table-cell>
          <table:table-cell table:formula="of:=(2^([.A2097]/8192)-1)*8192" office:value-type="float" office:value="1589.63132905153">
            <text:p>1590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table:formula="of:=(2^([.A2098]/8192)-1)*8192" office:value-type="float" office:value="1590.45901423546">
            <text:p>1590</text:p>
          </table:table-cell>
        </table:table-row>
        <table:table-row table:style-name="ro1">
          <table:table-cell office:value-type="float" office:value="2098">
            <text:p>2098</text:p>
          </table:table-cell>
          <table:table-cell table:formula="of:=(2^([.A2099]/8192)-1)*8192" office:value-type="float" office:value="1591.28676945504">
            <text:p>1591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table:formula="of:=(2^([.A2100]/8192)-1)*8192" office:value-type="float" office:value="1592.11459471617">
            <text:p>1592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table:formula="of:=(2^([.A2101]/8192)-1)*8192" office:value-type="float" office:value="1592.94249002479">
            <text:p>1593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table:formula="of:=(2^([.A2102]/8192)-1)*8192" office:value-type="float" office:value="1593.77045538682">
            <text:p>1594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table:formula="of:=(2^([.A2103]/8192)-1)*8192" office:value-type="float" office:value="1594.5984908082">
            <text:p>1595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table:formula="of:=(2^([.A2104]/8192)-1)*8192" office:value-type="float" office:value="1595.42659629484">
            <text:p>1595</text:p>
          </table:table-cell>
        </table:table-row>
        <table:table-row table:style-name="ro1">
          <table:table-cell office:value-type="float" office:value="2104">
            <text:p>2104</text:p>
          </table:table-cell>
          <table:table-cell table:formula="of:=(2^([.A2105]/8192)-1)*8192" office:value-type="float" office:value="1596.25477185269">
            <text:p>1596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table:formula="of:=(2^([.A2106]/8192)-1)*8192" office:value-type="float" office:value="1597.08301748767">
            <text:p>1597</text:p>
          </table:table-cell>
        </table:table-row>
        <table:table-row table:style-name="ro1">
          <table:table-cell office:value-type="float" office:value="2106">
            <text:p>2106</text:p>
          </table:table-cell>
          <table:table-cell table:formula="of:=(2^([.A2107]/8192)-1)*8192" office:value-type="float" office:value="1597.9113332057">
            <text:p>1598</text:p>
          </table:table-cell>
        </table:table-row>
        <table:table-row table:style-name="ro1">
          <table:table-cell office:value-type="float" office:value="2107">
            <text:p>2107</text:p>
          </table:table-cell>
          <table:table-cell table:formula="of:=(2^([.A2108]/8192)-1)*8192" office:value-type="float" office:value="1598.73971901273">
            <text:p>1599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table:formula="of:=(2^([.A2109]/8192)-1)*8192" office:value-type="float" office:value="1599.56817491467">
            <text:p>1600</text:p>
          </table:table-cell>
        </table:table-row>
        <table:table-row table:style-name="ro1">
          <table:table-cell office:value-type="float" office:value="2109">
            <text:p>2109</text:p>
          </table:table-cell>
          <table:table-cell table:formula="of:=(2^([.A2110]/8192)-1)*8192" office:value-type="float" office:value="1600.39670091746">
            <text:p>1600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table:formula="of:=(2^([.A2111]/8192)-1)*8192" office:value-type="float" office:value="1601.22529702704">
            <text:p>1601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table:formula="of:=(2^([.A2112]/8192)-1)*8192" office:value-type="float" office:value="1602.05396324933">
            <text:p>16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table:formula="of:=(2^([.A2113]/8192)-1)*8192" office:value-type="float" office:value="1602.88269959027">
            <text:p>1603</text:p>
          </table:table-cell>
        </table:table-row>
        <table:table-row table:style-name="ro1">
          <table:table-cell office:value-type="float" office:value="2113">
            <text:p>2113</text:p>
          </table:table-cell>
          <table:table-cell table:formula="of:=(2^([.A2114]/8192)-1)*8192" office:value-type="float" office:value="1603.71150605578">
            <text:p>1604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table:formula="of:=(2^([.A2115]/8192)-1)*8192" office:value-type="float" office:value="1604.54038265181">
            <text:p>1605</text:p>
          </table:table-cell>
        </table:table-row>
        <table:table-row table:style-name="ro1">
          <table:table-cell office:value-type="float" office:value="2115">
            <text:p>2115</text:p>
          </table:table-cell>
          <table:table-cell table:formula="of:=(2^([.A2116]/8192)-1)*8192" office:value-type="float" office:value="1605.36932938429">
            <text:p>1605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table:formula="of:=(2^([.A2117]/8192)-1)*8192" office:value-type="float" office:value="1606.19834625916">
            <text:p>1606</text:p>
          </table:table-cell>
        </table:table-row>
        <table:table-row table:style-name="ro1">
          <table:table-cell office:value-type="float" office:value="2117">
            <text:p>2117</text:p>
          </table:table-cell>
          <table:table-cell table:formula="of:=(2^([.A2118]/8192)-1)*8192" office:value-type="float" office:value="1607.02743328234">
            <text:p>1607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table:formula="of:=(2^([.A2119]/8192)-1)*8192" office:value-type="float" office:value="1607.85659045977">
            <text:p>1608</text:p>
          </table:table-cell>
        </table:table-row>
        <table:table-row table:style-name="ro1">
          <table:table-cell office:value-type="float" office:value="2119">
            <text:p>2119</text:p>
          </table:table-cell>
          <table:table-cell table:formula="of:=(2^([.A2120]/8192)-1)*8192" office:value-type="float" office:value="1608.68581779739">
            <text:p>1609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table:formula="of:=(2^([.A2121]/8192)-1)*8192" office:value-type="float" office:value="1609.51511530114">
            <text:p>1610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table:formula="of:=(2^([.A2122]/8192)-1)*8192" office:value-type="float" office:value="1610.34448297696">
            <text:p>1610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table:formula="of:=(2^([.A2123]/8192)-1)*8192" office:value-type="float" office:value="1611.17392083077">
            <text:p>1611</text:p>
          </table:table-cell>
        </table:table-row>
        <table:table-row table:style-name="ro1">
          <table:table-cell office:value-type="float" office:value="2123">
            <text:p>2123</text:p>
          </table:table-cell>
          <table:table-cell table:formula="of:=(2^([.A2124]/8192)-1)*8192" office:value-type="float" office:value="1612.00342886853">
            <text:p>1612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table:formula="of:=(2^([.A2125]/8192)-1)*8192" office:value-type="float" office:value="1612.83300709616">
            <text:p>1613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table:formula="of:=(2^([.A2126]/8192)-1)*8192" office:value-type="float" office:value="1613.66265551961">
            <text:p>1614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table:formula="of:=(2^([.A2127]/8192)-1)*8192" office:value-type="float" office:value="1614.49237414482">
            <text:p>1614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table:formula="of:=(2^([.A2128]/8192)-1)*8192" office:value-type="float" office:value="1615.32216297772">
            <text:p>1615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table:formula="of:=(2^([.A2129]/8192)-1)*8192" office:value-type="float" office:value="1616.15202202427">
            <text:p>1616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table:formula="of:=(2^([.A2130]/8192)-1)*8192" office:value-type="float" office:value="1616.98195129039">
            <text:p>1617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table:formula="of:=(2^([.A2131]/8192)-1)*8192" office:value-type="float" office:value="1617.81195078203">
            <text:p>1618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table:formula="of:=(2^([.A2132]/8192)-1)*8192" office:value-type="float" office:value="1618.64202050514">
            <text:p>1619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table:formula="of:=(2^([.A2133]/8192)-1)*8192" office:value-type="float" office:value="1619.47216046566">
            <text:p>1619</text:p>
          </table:table-cell>
        </table:table-row>
        <table:table-row table:style-name="ro1">
          <table:table-cell office:value-type="float" office:value="2133">
            <text:p>2133</text:p>
          </table:table-cell>
          <table:table-cell table:formula="of:=(2^([.A2134]/8192)-1)*8192" office:value-type="float" office:value="1620.30237066952">
            <text:p>1620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table:formula="of:=(2^([.A2135]/8192)-1)*8192" office:value-type="float" office:value="1621.13265112267">
            <text:p>1621</text:p>
          </table:table-cell>
        </table:table-row>
        <table:table-row table:style-name="ro1">
          <table:table-cell office:value-type="float" office:value="2135">
            <text:p>2135</text:p>
          </table:table-cell>
          <table:table-cell table:formula="of:=(2^([.A2136]/8192)-1)*8192" office:value-type="float" office:value="1621.96300183107">
            <text:p>1622</text:p>
          </table:table-cell>
        </table:table-row>
        <table:table-row table:style-name="ro1">
          <table:table-cell office:value-type="float" office:value="2136">
            <text:p>2136</text:p>
          </table:table-cell>
          <table:table-cell table:formula="of:=(2^([.A2137]/8192)-1)*8192" office:value-type="float" office:value="1622.79342280064">
            <text:p>1623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table:formula="of:=(2^([.A2138]/8192)-1)*8192" office:value-type="float" office:value="1623.62391403734">
            <text:p>1624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table:formula="of:=(2^([.A2139]/8192)-1)*8192" office:value-type="float" office:value="1624.45447554712">
            <text:p>1624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table:formula="of:=(2^([.A2140]/8192)-1)*8192" office:value-type="float" office:value="1625.28510733591">
            <text:p>1625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table:formula="of:=(2^([.A2141]/8192)-1)*8192" office:value-type="float" office:value="1626.11580940967">
            <text:p>1626</text:p>
          </table:table-cell>
        </table:table-row>
        <table:table-row table:style-name="ro1">
          <table:table-cell office:value-type="float" office:value="2141">
            <text:p>2141</text:p>
          </table:table-cell>
          <table:table-cell table:formula="of:=(2^([.A2142]/8192)-1)*8192" office:value-type="float" office:value="1626.94658177435">
            <text:p>1627</text:p>
          </table:table-cell>
        </table:table-row>
        <table:table-row table:style-name="ro1">
          <table:table-cell office:value-type="float" office:value="2142">
            <text:p>2142</text:p>
          </table:table-cell>
          <table:table-cell table:formula="of:=(2^([.A2143]/8192)-1)*8192" office:value-type="float" office:value="1627.77742443588">
            <text:p>1628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table:formula="of:=(2^([.A2144]/8192)-1)*8192" office:value-type="float" office:value="1628.60833740022">
            <text:p>1629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table:formula="of:=(2^([.A2145]/8192)-1)*8192" office:value-type="float" office:value="1629.43932067333">
            <text:p>1629</text:p>
          </table:table-cell>
        </table:table-row>
        <table:table-row table:style-name="ro1">
          <table:table-cell office:value-type="float" office:value="2145">
            <text:p>2145</text:p>
          </table:table-cell>
          <table:table-cell table:formula="of:=(2^([.A2146]/8192)-1)*8192" office:value-type="float" office:value="1630.27037426113">
            <text:p>1630</text:p>
          </table:table-cell>
        </table:table-row>
        <table:table-row table:style-name="ro1">
          <table:table-cell office:value-type="float" office:value="2146">
            <text:p>2146</text:p>
          </table:table-cell>
          <table:table-cell table:formula="of:=(2^([.A2147]/8192)-1)*8192" office:value-type="float" office:value="1631.1014981696">
            <text:p>1631</text:p>
          </table:table-cell>
        </table:table-row>
        <table:table-row table:style-name="ro1">
          <table:table-cell office:value-type="float" office:value="2147">
            <text:p>2147</text:p>
          </table:table-cell>
          <table:table-cell table:formula="of:=(2^([.A2148]/8192)-1)*8192" office:value-type="float" office:value="1631.93269240467">
            <text:p>1632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table:formula="of:=(2^([.A2149]/8192)-1)*8192" office:value-type="float" office:value="1632.7639569723">
            <text:p>1633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table:formula="of:=(2^([.A2150]/8192)-1)*8192" office:value-type="float" office:value="1633.59529187844">
            <text:p>1634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table:formula="of:=(2^([.A2151]/8192)-1)*8192" office:value-type="float" office:value="1634.42669712905">
            <text:p>1634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table:formula="of:=(2^([.A2152]/8192)-1)*8192" office:value-type="float" office:value="1635.25817273006">
            <text:p>1635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table:formula="of:=(2^([.A2153]/8192)-1)*8192" office:value-type="float" office:value="1636.08971868744">
            <text:p>1636</text:p>
          </table:table-cell>
        </table:table-row>
        <table:table-row table:style-name="ro1">
          <table:table-cell office:value-type="float" office:value="2153">
            <text:p>2153</text:p>
          </table:table-cell>
          <table:table-cell table:formula="of:=(2^([.A2154]/8192)-1)*8192" office:value-type="float" office:value="1636.92133500714">
            <text:p>1637</text:p>
          </table:table-cell>
        </table:table-row>
        <table:table-row table:style-name="ro1">
          <table:table-cell office:value-type="float" office:value="2154">
            <text:p>2154</text:p>
          </table:table-cell>
          <table:table-cell table:formula="of:=(2^([.A2155]/8192)-1)*8192" office:value-type="float" office:value="1637.75302169512">
            <text:p>1638</text:p>
          </table:table-cell>
        </table:table-row>
        <table:table-row table:style-name="ro1">
          <table:table-cell office:value-type="float" office:value="2155">
            <text:p>2155</text:p>
          </table:table-cell>
          <table:table-cell table:formula="of:=(2^([.A2156]/8192)-1)*8192" office:value-type="float" office:value="1638.58477875732">
            <text:p>1639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table:formula="of:=(2^([.A2157]/8192)-1)*8192" office:value-type="float" office:value="1639.4166061997">
            <text:p>1639</text:p>
          </table:table-cell>
        </table:table-row>
        <table:table-row table:style-name="ro1">
          <table:table-cell office:value-type="float" office:value="2157">
            <text:p>2157</text:p>
          </table:table-cell>
          <table:table-cell table:formula="of:=(2^([.A2158]/8192)-1)*8192" office:value-type="float" office:value="1640.24850402822">
            <text:p>1640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table:formula="of:=(2^([.A2159]/8192)-1)*8192" office:value-type="float" office:value="1641.08047224884">
            <text:p>1641</text:p>
          </table:table-cell>
        </table:table-row>
        <table:table-row table:style-name="ro1">
          <table:table-cell office:value-type="float" office:value="2159">
            <text:p>2159</text:p>
          </table:table-cell>
          <table:table-cell table:formula="of:=(2^([.A2160]/8192)-1)*8192" office:value-type="float" office:value="1641.9125108675">
            <text:p>1642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table:formula="of:=(2^([.A2161]/8192)-1)*8192" office:value-type="float" office:value="1642.74461989017">
            <text:p>1643</text:p>
          </table:table-cell>
        </table:table-row>
        <table:table-row table:style-name="ro1">
          <table:table-cell office:value-type="float" office:value="2161">
            <text:p>2161</text:p>
          </table:table-cell>
          <table:table-cell table:formula="of:=(2^([.A2162]/8192)-1)*8192" office:value-type="float" office:value="1643.57679932281">
            <text:p>1644</text:p>
          </table:table-cell>
        </table:table-row>
        <table:table-row table:style-name="ro1">
          <table:table-cell office:value-type="float" office:value="2162">
            <text:p>2162</text:p>
          </table:table-cell>
          <table:table-cell table:formula="of:=(2^([.A2163]/8192)-1)*8192" office:value-type="float" office:value="1644.40904917137">
            <text:p>1644</text:p>
          </table:table-cell>
        </table:table-row>
        <table:table-row table:style-name="ro1">
          <table:table-cell office:value-type="float" office:value="2163">
            <text:p>2163</text:p>
          </table:table-cell>
          <table:table-cell table:formula="of:=(2^([.A2164]/8192)-1)*8192" office:value-type="float" office:value="1645.2413694418">
            <text:p>1645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table:formula="of:=(2^([.A2165]/8192)-1)*8192" office:value-type="float" office:value="1646.07376014008">
            <text:p>1646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table:formula="of:=(2^([.A2166]/8192)-1)*8192" office:value-type="float" office:value="1646.90622127216">
            <text:p>1647</text:p>
          </table:table-cell>
        </table:table-row>
        <table:table-row table:style-name="ro1">
          <table:table-cell office:value-type="float" office:value="2166">
            <text:p>2166</text:p>
          </table:table-cell>
          <table:table-cell table:formula="of:=(2^([.A2167]/8192)-1)*8192" office:value-type="float" office:value="1647.73875284399">
            <text:p>1648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table:formula="of:=(2^([.A2168]/8192)-1)*8192" office:value-type="float" office:value="1648.57135486154">
            <text:p>1649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table:formula="of:=(2^([.A2169]/8192)-1)*8192" office:value-type="float" office:value="1649.40402733077">
            <text:p>1649</text:p>
          </table:table-cell>
        </table:table-row>
        <table:table-row table:style-name="ro1">
          <table:table-cell office:value-type="float" office:value="2169">
            <text:p>2169</text:p>
          </table:table-cell>
          <table:table-cell table:formula="of:=(2^([.A2170]/8192)-1)*8192" office:value-type="float" office:value="1650.23677025764">
            <text:p>1650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table:formula="of:=(2^([.A2171]/8192)-1)*8192" office:value-type="float" office:value="1651.06958364812">
            <text:p>1651</text:p>
          </table:table-cell>
        </table:table-row>
        <table:table-row table:style-name="ro1">
          <table:table-cell office:value-type="float" office:value="2171">
            <text:p>2171</text:p>
          </table:table-cell>
          <table:table-cell table:formula="of:=(2^([.A2172]/8192)-1)*8192" office:value-type="float" office:value="1651.90246750816">
            <text:p>1652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table:formula="of:=(2^([.A2173]/8192)-1)*8192" office:value-type="float" office:value="1652.73542184372">
            <text:p>1653</text:p>
          </table:table-cell>
        </table:table-row>
        <table:table-row table:style-name="ro1">
          <table:table-cell office:value-type="float" office:value="2173">
            <text:p>2173</text:p>
          </table:table-cell>
          <table:table-cell table:formula="of:=(2^([.A2174]/8192)-1)*8192" office:value-type="float" office:value="1653.56844666078">
            <text:p>1654</text:p>
          </table:table-cell>
        </table:table-row>
        <table:table-row table:style-name="ro1">
          <table:table-cell office:value-type="float" office:value="2174">
            <text:p>2174</text:p>
          </table:table-cell>
          <table:table-cell table:formula="of:=(2^([.A2175]/8192)-1)*8192" office:value-type="float" office:value="1654.4015419653">
            <text:p>1654</text:p>
          </table:table-cell>
        </table:table-row>
        <table:table-row table:style-name="ro1">
          <table:table-cell office:value-type="float" office:value="2175">
            <text:p>2175</text:p>
          </table:table-cell>
          <table:table-cell table:formula="of:=(2^([.A2176]/8192)-1)*8192" office:value-type="float" office:value="1655.23470776323">
            <text:p>1655</text:p>
          </table:table-cell>
        </table:table-row>
        <table:table-row table:style-name="ro1">
          <table:table-cell office:value-type="float" office:value="2176">
            <text:p>2176</text:p>
          </table:table-cell>
          <table:table-cell table:formula="of:=(2^([.A2177]/8192)-1)*8192" office:value-type="float" office:value="1656.06794406054">
            <text:p>1656</text:p>
          </table:table-cell>
        </table:table-row>
        <table:table-row table:style-name="ro1">
          <table:table-cell office:value-type="float" office:value="2177">
            <text:p>2177</text:p>
          </table:table-cell>
          <table:table-cell table:formula="of:=(2^([.A2178]/8192)-1)*8192" office:value-type="float" office:value="1656.90125086321">
            <text:p>1657</text:p>
          </table:table-cell>
        </table:table-row>
        <table:table-row table:style-name="ro1">
          <table:table-cell office:value-type="float" office:value="2178">
            <text:p>2178</text:p>
          </table:table-cell>
          <table:table-cell table:formula="of:=(2^([.A2179]/8192)-1)*8192" office:value-type="float" office:value="1657.73462817719">
            <text:p>1658</text:p>
          </table:table-cell>
        </table:table-row>
        <table:table-row table:style-name="ro1">
          <table:table-cell office:value-type="float" office:value="2179">
            <text:p>2179</text:p>
          </table:table-cell>
          <table:table-cell table:formula="of:=(2^([.A2180]/8192)-1)*8192" office:value-type="float" office:value="1658.56807600846">
            <text:p>1659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table:formula="of:=(2^([.A2181]/8192)-1)*8192" office:value-type="float" office:value="1659.40159436297">
            <text:p>1659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table:formula="of:=(2^([.A2182]/8192)-1)*8192" office:value-type="float" office:value="1660.2351832467">
            <text:p>1660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table:formula="of:=(2^([.A2183]/8192)-1)*8192" office:value-type="float" office:value="1661.06884266561">
            <text:p>1661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table:formula="of:=(2^([.A2184]/8192)-1)*8192" office:value-type="float" office:value="1661.90257262568">
            <text:p>1662</text:p>
          </table:table-cell>
        </table:table-row>
        <table:table-row table:style-name="ro1">
          <table:table-cell office:value-type="float" office:value="2184">
            <text:p>2184</text:p>
          </table:table-cell>
          <table:table-cell table:formula="of:=(2^([.A2185]/8192)-1)*8192" office:value-type="float" office:value="1662.73637313287">
            <text:p>1663</text:p>
          </table:table-cell>
        </table:table-row>
        <table:table-row table:style-name="ro1">
          <table:table-cell office:value-type="float" office:value="2185">
            <text:p>2185</text:p>
          </table:table-cell>
          <table:table-cell table:formula="of:=(2^([.A2186]/8192)-1)*8192" office:value-type="float" office:value="1663.57024419315">
            <text:p>1664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table:formula="of:=(2^([.A2187]/8192)-1)*8192" office:value-type="float" office:value="1664.40418581249">
            <text:p>1664</text:p>
          </table:table-cell>
        </table:table-row>
        <table:table-row table:style-name="ro1">
          <table:table-cell office:value-type="float" office:value="2187">
            <text:p>2187</text:p>
          </table:table-cell>
          <table:table-cell table:formula="of:=(2^([.A2188]/8192)-1)*8192" office:value-type="float" office:value="1665.23819799686">
            <text:p>1665</text:p>
          </table:table-cell>
        </table:table-row>
        <table:table-row table:style-name="ro1">
          <table:table-cell office:value-type="float" office:value="2188">
            <text:p>2188</text:p>
          </table:table-cell>
          <table:table-cell table:formula="of:=(2^([.A2189]/8192)-1)*8192" office:value-type="float" office:value="1666.07228075224">
            <text:p>1666</text:p>
          </table:table-cell>
        </table:table-row>
        <table:table-row table:style-name="ro1">
          <table:table-cell office:value-type="float" office:value="2189">
            <text:p>2189</text:p>
          </table:table-cell>
          <table:table-cell table:formula="of:=(2^([.A2190]/8192)-1)*8192" office:value-type="float" office:value="1666.90643408459">
            <text:p>1667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table:formula="of:=(2^([.A2191]/8192)-1)*8192" office:value-type="float" office:value="1667.74065799988">
            <text:p>1668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table:formula="of:=(2^([.A2192]/8192)-1)*8192" office:value-type="float" office:value="1668.57495250409">
            <text:p>1669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table:formula="of:=(2^([.A2193]/8192)-1)*8192" office:value-type="float" office:value="1669.4093176032">
            <text:p>1669</text:p>
          </table:table-cell>
        </table:table-row>
        <table:table-row table:style-name="ro1">
          <table:table-cell office:value-type="float" office:value="2193">
            <text:p>2193</text:p>
          </table:table-cell>
          <table:table-cell table:formula="of:=(2^([.A2194]/8192)-1)*8192" office:value-type="float" office:value="1670.24375330316">
            <text:p>1670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table:formula="of:=(2^([.A2195]/8192)-1)*8192" office:value-type="float" office:value="1671.07825960997">
            <text:p>1671</text:p>
          </table:table-cell>
        </table:table-row>
        <table:table-row table:style-name="ro1">
          <table:table-cell office:value-type="float" office:value="2195">
            <text:p>2195</text:p>
          </table:table-cell>
          <table:table-cell table:formula="of:=(2^([.A2196]/8192)-1)*8192" office:value-type="float" office:value="1671.91283652959">
            <text:p>1672</text:p>
          </table:table-cell>
        </table:table-row>
        <table:table-row table:style-name="ro1">
          <table:table-cell office:value-type="float" office:value="2196">
            <text:p>2196</text:p>
          </table:table-cell>
          <table:table-cell table:formula="of:=(2^([.A2197]/8192)-1)*8192" office:value-type="float" office:value="1672.747484068">
            <text:p>1673</text:p>
          </table:table-cell>
        </table:table-row>
        <table:table-row table:style-name="ro1">
          <table:table-cell office:value-type="float" office:value="2197">
            <text:p>2197</text:p>
          </table:table-cell>
          <table:table-cell table:formula="of:=(2^([.A2198]/8192)-1)*8192" office:value-type="float" office:value="1673.58220223117">
            <text:p>1674</text:p>
          </table:table-cell>
        </table:table-row>
        <table:table-row table:style-name="ro1">
          <table:table-cell office:value-type="float" office:value="2198">
            <text:p>2198</text:p>
          </table:table-cell>
          <table:table-cell table:formula="of:=(2^([.A2199]/8192)-1)*8192" office:value-type="float" office:value="1674.41699102509">
            <text:p>1674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table:formula="of:=(2^([.A2200]/8192)-1)*8192" office:value-type="float" office:value="1675.25185045571">
            <text:p>1675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table:formula="of:=(2^([.A2201]/8192)-1)*8192" office:value-type="float" office:value="1676.08678052904">
            <text:p>1676</text:p>
          </table:table-cell>
        </table:table-row>
        <table:table-row table:style-name="ro1">
          <table:table-cell office:value-type="float" office:value="2201">
            <text:p>2201</text:p>
          </table:table-cell>
          <table:table-cell table:formula="of:=(2^([.A2202]/8192)-1)*8192" office:value-type="float" office:value="1676.92178125103">
            <text:p>1677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table:formula="of:=(2^([.A2203]/8192)-1)*8192" office:value-type="float" office:value="1677.75685262767">
            <text:p>1678</text:p>
          </table:table-cell>
        </table:table-row>
        <table:table-row table:style-name="ro1">
          <table:table-cell office:value-type="float" office:value="2203">
            <text:p>2203</text:p>
          </table:table-cell>
          <table:table-cell table:formula="of:=(2^([.A2204]/8192)-1)*8192" office:value-type="float" office:value="1678.59199466494">
            <text:p>1679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table:formula="of:=(2^([.A2205]/8192)-1)*8192" office:value-type="float" office:value="1679.42720736881">
            <text:p>1679</text:p>
          </table:table-cell>
        </table:table-row>
        <table:table-row table:style-name="ro1">
          <table:table-cell office:value-type="float" office:value="2205">
            <text:p>2205</text:p>
          </table:table-cell>
          <table:table-cell table:formula="of:=(2^([.A2206]/8192)-1)*8192" office:value-type="float" office:value="1680.26249074527">
            <text:p>1680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table:formula="of:=(2^([.A2207]/8192)-1)*8192" office:value-type="float" office:value="1681.0978448003">
            <text:p>1681</text:p>
          </table:table-cell>
        </table:table-row>
        <table:table-row table:style-name="ro1">
          <table:table-cell office:value-type="float" office:value="2207">
            <text:p>2207</text:p>
          </table:table-cell>
          <table:table-cell table:formula="of:=(2^([.A2208]/8192)-1)*8192" office:value-type="float" office:value="1681.93326953987">
            <text:p>1682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table:formula="of:=(2^([.A2209]/8192)-1)*8192" office:value-type="float" office:value="1682.76876496997">
            <text:p>1683</text:p>
          </table:table-cell>
        </table:table-row>
        <table:table-row table:style-name="ro1">
          <table:table-cell office:value-type="float" office:value="2209">
            <text:p>2209</text:p>
          </table:table-cell>
          <table:table-cell table:formula="of:=(2^([.A2210]/8192)-1)*8192" office:value-type="float" office:value="1683.60433109659">
            <text:p>1684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table:formula="of:=(2^([.A2211]/8192)-1)*8192" office:value-type="float" office:value="1684.43996792569">
            <text:p>1684</text:p>
          </table:table-cell>
        </table:table-row>
        <table:table-row table:style-name="ro1">
          <table:table-cell office:value-type="float" office:value="2211">
            <text:p>2211</text:p>
          </table:table-cell>
          <table:table-cell table:formula="of:=(2^([.A2212]/8192)-1)*8192" office:value-type="float" office:value="1685.27567546326">
            <text:p>1685</text:p>
          </table:table-cell>
        </table:table-row>
        <table:table-row table:style-name="ro1">
          <table:table-cell office:value-type="float" office:value="2212">
            <text:p>2212</text:p>
          </table:table-cell>
          <table:table-cell table:formula="of:=(2^([.A2213]/8192)-1)*8192" office:value-type="float" office:value="1686.11145371529">
            <text:p>1686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table:formula="of:=(2^([.A2214]/8192)-1)*8192" office:value-type="float" office:value="1686.94730268776">
            <text:p>1687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table:formula="of:=(2^([.A2215]/8192)-1)*8192" office:value-type="float" office:value="1687.78322238666">
            <text:p>1688</text:p>
          </table:table-cell>
        </table:table-row>
        <table:table-row table:style-name="ro1">
          <table:table-cell office:value-type="float" office:value="2215">
            <text:p>2215</text:p>
          </table:table-cell>
          <table:table-cell table:formula="of:=(2^([.A2216]/8192)-1)*8192" office:value-type="float" office:value="1688.61921281797">
            <text:p>1689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table:formula="of:=(2^([.A2217]/8192)-1)*8192" office:value-type="float" office:value="1689.45527398767">
            <text:p>1689</text:p>
          </table:table-cell>
        </table:table-row>
        <table:table-row table:style-name="ro1">
          <table:table-cell office:value-type="float" office:value="2217">
            <text:p>2217</text:p>
          </table:table-cell>
          <table:table-cell table:formula="of:=(2^([.A2218]/8192)-1)*8192" office:value-type="float" office:value="1690.29140590175">
            <text:p>1690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table:formula="of:=(2^([.A2219]/8192)-1)*8192" office:value-type="float" office:value="1691.1276085662">
            <text:p>1691</text:p>
          </table:table-cell>
        </table:table-row>
        <table:table-row table:style-name="ro1">
          <table:table-cell office:value-type="float" office:value="2219">
            <text:p>2219</text:p>
          </table:table-cell>
          <table:table-cell table:formula="of:=(2^([.A2220]/8192)-1)*8192" office:value-type="float" office:value="1691.96388198699">
            <text:p>1692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table:formula="of:=(2^([.A2221]/8192)-1)*8192" office:value-type="float" office:value="1692.80022617013">
            <text:p>1693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table:formula="of:=(2^([.A2222]/8192)-1)*8192" office:value-type="float" office:value="1693.6366411216">
            <text:p>1694</text:p>
          </table:table-cell>
        </table:table-row>
        <table:table-row table:style-name="ro1">
          <table:table-cell office:value-type="float" office:value="2222">
            <text:p>2222</text:p>
          </table:table-cell>
          <table:table-cell table:formula="of:=(2^([.A2223]/8192)-1)*8192" office:value-type="float" office:value="1694.47312684738">
            <text:p>1694</text:p>
          </table:table-cell>
        </table:table-row>
        <table:table-row table:style-name="ro1">
          <table:table-cell office:value-type="float" office:value="2223">
            <text:p>2223</text:p>
          </table:table-cell>
          <table:table-cell table:formula="of:=(2^([.A2224]/8192)-1)*8192" office:value-type="float" office:value="1695.30968335347">
            <text:p>1695</text:p>
          </table:table-cell>
        </table:table-row>
        <table:table-row table:style-name="ro1">
          <table:table-cell office:value-type="float" office:value="2224">
            <text:p>2224</text:p>
          </table:table-cell>
          <table:table-cell table:formula="of:=(2^([.A2225]/8192)-1)*8192" office:value-type="float" office:value="1696.14631064585">
            <text:p>1696</text:p>
          </table:table-cell>
        </table:table-row>
        <table:table-row table:style-name="ro1">
          <table:table-cell office:value-type="float" office:value="2225">
            <text:p>2225</text:p>
          </table:table-cell>
          <table:table-cell table:formula="of:=(2^([.A2226]/8192)-1)*8192" office:value-type="float" office:value="1696.98300873051">
            <text:p>1697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table:formula="of:=(2^([.A2227]/8192)-1)*8192" office:value-type="float" office:value="1697.81977761345">
            <text:p>1698</text:p>
          </table:table-cell>
        </table:table-row>
        <table:table-row table:style-name="ro1">
          <table:table-cell office:value-type="float" office:value="2227">
            <text:p>2227</text:p>
          </table:table-cell>
          <table:table-cell table:formula="of:=(2^([.A2228]/8192)-1)*8192" office:value-type="float" office:value="1698.65661730065">
            <text:p>1699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table:formula="of:=(2^([.A2229]/8192)-1)*8192" office:value-type="float" office:value="1699.4935277981">
            <text:p>1699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table:formula="of:=(2^([.A2230]/8192)-1)*8192" office:value-type="float" office:value="1700.33050911181">
            <text:p>1700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table:formula="of:=(2^([.A2231]/8192)-1)*8192" office:value-type="float" office:value="1701.16756124775">
            <text:p>1701</text:p>
          </table:table-cell>
        </table:table-row>
        <table:table-row table:style-name="ro1">
          <table:table-cell office:value-type="float" office:value="2231">
            <text:p>2231</text:p>
          </table:table-cell>
          <table:table-cell table:formula="of:=(2^([.A2232]/8192)-1)*8192" office:value-type="float" office:value="1702.00468421192">
            <text:p>1702</text:p>
          </table:table-cell>
        </table:table-row>
        <table:table-row table:style-name="ro1">
          <table:table-cell office:value-type="float" office:value="2232">
            <text:p>2232</text:p>
          </table:table-cell>
          <table:table-cell table:formula="of:=(2^([.A2233]/8192)-1)*8192" office:value-type="float" office:value="1702.84187801032">
            <text:p>1703</text:p>
          </table:table-cell>
        </table:table-row>
        <table:table-row table:style-name="ro1">
          <table:table-cell office:value-type="float" office:value="2233">
            <text:p>2233</text:p>
          </table:table-cell>
          <table:table-cell table:formula="of:=(2^([.A2234]/8192)-1)*8192" office:value-type="float" office:value="1703.67914264893">
            <text:p>1704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table:formula="of:=(2^([.A2235]/8192)-1)*8192" office:value-type="float" office:value="1704.51647813376">
            <text:p>1705</text:p>
          </table:table-cell>
        </table:table-row>
        <table:table-row table:style-name="ro1">
          <table:table-cell office:value-type="float" office:value="2235">
            <text:p>2235</text:p>
          </table:table-cell>
          <table:table-cell table:formula="of:=(2^([.A2236]/8192)-1)*8192" office:value-type="float" office:value="1705.3538844708">
            <text:p>1705</text:p>
          </table:table-cell>
        </table:table-row>
        <table:table-row table:style-name="ro1">
          <table:table-cell office:value-type="float" office:value="2236">
            <text:p>2236</text:p>
          </table:table-cell>
          <table:table-cell table:formula="of:=(2^([.A2237]/8192)-1)*8192" office:value-type="float" office:value="1706.19136166604">
            <text:p>1706</text:p>
          </table:table-cell>
        </table:table-row>
        <table:table-row table:style-name="ro1">
          <table:table-cell office:value-type="float" office:value="2237">
            <text:p>2237</text:p>
          </table:table-cell>
          <table:table-cell table:formula="of:=(2^([.A2238]/8192)-1)*8192" office:value-type="float" office:value="1707.02890972548">
            <text:p>1707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table:formula="of:=(2^([.A2239]/8192)-1)*8192" office:value-type="float" office:value="1707.86652865511">
            <text:p>1708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table:formula="of:=(2^([.A2240]/8192)-1)*8192" office:value-type="float" office:value="1708.70421846094">
            <text:p>1709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table:formula="of:=(2^([.A2241]/8192)-1)*8192" office:value-type="float" office:value="1709.54197914896">
            <text:p>1710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table:formula="of:=(2^([.A2242]/8192)-1)*8192" office:value-type="float" office:value="1710.37981072516">
            <text:p>1710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table:formula="of:=(2^([.A2243]/8192)-1)*8192" office:value-type="float" office:value="1711.21771319555">
            <text:p>1711</text:p>
          </table:table-cell>
        </table:table-row>
        <table:table-row table:style-name="ro1">
          <table:table-cell office:value-type="float" office:value="2243">
            <text:p>2243</text:p>
          </table:table-cell>
          <table:table-cell table:formula="of:=(2^([.A2244]/8192)-1)*8192" office:value-type="float" office:value="1712.05568656612">
            <text:p>171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table:formula="of:=(2^([.A2245]/8192)-1)*8192" office:value-type="float" office:value="1712.89373084287">
            <text:p>1713</text:p>
          </table:table-cell>
        </table:table-row>
        <table:table-row table:style-name="ro1">
          <table:table-cell office:value-type="float" office:value="2245">
            <text:p>2245</text:p>
          </table:table-cell>
          <table:table-cell table:formula="of:=(2^([.A2246]/8192)-1)*8192" office:value-type="float" office:value="1713.73184603181">
            <text:p>1714</text:p>
          </table:table-cell>
        </table:table-row>
        <table:table-row table:style-name="ro1">
          <table:table-cell office:value-type="float" office:value="2246">
            <text:p>2246</text:p>
          </table:table-cell>
          <table:table-cell table:formula="of:=(2^([.A2247]/8192)-1)*8192" office:value-type="float" office:value="1714.57003213893">
            <text:p>1715</text:p>
          </table:table-cell>
        </table:table-row>
        <table:table-row table:style-name="ro1">
          <table:table-cell office:value-type="float" office:value="2247">
            <text:p>2247</text:p>
          </table:table-cell>
          <table:table-cell table:formula="of:=(2^([.A2248]/8192)-1)*8192" office:value-type="float" office:value="1715.40828917023">
            <text:p>1715</text:p>
          </table:table-cell>
        </table:table-row>
        <table:table-row table:style-name="ro1">
          <table:table-cell office:value-type="float" office:value="2248">
            <text:p>2248</text:p>
          </table:table-cell>
          <table:table-cell table:formula="of:=(2^([.A2249]/8192)-1)*8192" office:value-type="float" office:value="1716.24661713172">
            <text:p>1716</text:p>
          </table:table-cell>
        </table:table-row>
        <table:table-row table:style-name="ro1">
          <table:table-cell office:value-type="float" office:value="2249">
            <text:p>2249</text:p>
          </table:table-cell>
          <table:table-cell table:formula="of:=(2^([.A2250]/8192)-1)*8192" office:value-type="float" office:value="1717.0850160294">
            <text:p>1717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table:formula="of:=(2^([.A2251]/8192)-1)*8192" office:value-type="float" office:value="1717.92348586927">
            <text:p>1718</text:p>
          </table:table-cell>
        </table:table-row>
        <table:table-row table:style-name="ro1">
          <table:table-cell office:value-type="float" office:value="2251">
            <text:p>2251</text:p>
          </table:table-cell>
          <table:table-cell table:formula="of:=(2^([.A2252]/8192)-1)*8192" office:value-type="float" office:value="1718.76202665733">
            <text:p>1719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table:formula="of:=(2^([.A2253]/8192)-1)*8192" office:value-type="float" office:value="1719.60063839958">
            <text:p>1720</text:p>
          </table:table-cell>
        </table:table-row>
        <table:table-row table:style-name="ro1">
          <table:table-cell office:value-type="float" office:value="2253">
            <text:p>2253</text:p>
          </table:table-cell>
          <table:table-cell table:formula="of:=(2^([.A2254]/8192)-1)*8192" office:value-type="float" office:value="1720.43932110204">
            <text:p>1720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table:formula="of:=(2^([.A2255]/8192)-1)*8192" office:value-type="float" office:value="1721.2780747707">
            <text:p>1721</text:p>
          </table:table-cell>
        </table:table-row>
        <table:table-row table:style-name="ro1">
          <table:table-cell office:value-type="float" office:value="2255">
            <text:p>2255</text:p>
          </table:table-cell>
          <table:table-cell table:formula="of:=(2^([.A2256]/8192)-1)*8192" office:value-type="float" office:value="1722.11689941157">
            <text:p>1722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table:formula="of:=(2^([.A2257]/8192)-1)*8192" office:value-type="float" office:value="1722.95579503065">
            <text:p>1723</text:p>
          </table:table-cell>
        </table:table-row>
        <table:table-row table:style-name="ro1">
          <table:table-cell office:value-type="float" office:value="2257">
            <text:p>2257</text:p>
          </table:table-cell>
          <table:table-cell table:formula="of:=(2^([.A2258]/8192)-1)*8192" office:value-type="float" office:value="1723.79476163396">
            <text:p>1724</text:p>
          </table:table-cell>
        </table:table-row>
        <table:table-row table:style-name="ro1">
          <table:table-cell office:value-type="float" office:value="2258">
            <text:p>2258</text:p>
          </table:table-cell>
          <table:table-cell table:formula="of:=(2^([.A2259]/8192)-1)*8192" office:value-type="float" office:value="1724.63379922749">
            <text:p>1725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table:formula="of:=(2^([.A2260]/8192)-1)*8192" office:value-type="float" office:value="1725.47290781726">
            <text:p>1725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table:formula="of:=(2^([.A2261]/8192)-1)*8192" office:value-type="float" office:value="1726.31208740926">
            <text:p>1726</text:p>
          </table:table-cell>
        </table:table-row>
        <table:table-row table:style-name="ro1">
          <table:table-cell office:value-type="float" office:value="2261">
            <text:p>2261</text:p>
          </table:table-cell>
          <table:table-cell table:formula="of:=(2^([.A2262]/8192)-1)*8192" office:value-type="float" office:value="1727.15133800952">
            <text:p>1727</text:p>
          </table:table-cell>
        </table:table-row>
        <table:table-row table:style-name="ro1">
          <table:table-cell office:value-type="float" office:value="2262">
            <text:p>2262</text:p>
          </table:table-cell>
          <table:table-cell table:formula="of:=(2^([.A2263]/8192)-1)*8192" office:value-type="float" office:value="1727.99065962403">
            <text:p>1728</text:p>
          </table:table-cell>
        </table:table-row>
        <table:table-row table:style-name="ro1">
          <table:table-cell office:value-type="float" office:value="2263">
            <text:p>2263</text:p>
          </table:table-cell>
          <table:table-cell table:formula="of:=(2^([.A2264]/8192)-1)*8192" office:value-type="float" office:value="1728.83005225881">
            <text:p>1729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table:formula="of:=(2^([.A2265]/8192)-1)*8192" office:value-type="float" office:value="1729.66951591986">
            <text:p>1730</text:p>
          </table:table-cell>
        </table:table-row>
        <table:table-row table:style-name="ro1">
          <table:table-cell office:value-type="float" office:value="2265">
            <text:p>2265</text:p>
          </table:table-cell>
          <table:table-cell table:formula="of:=(2^([.A2266]/8192)-1)*8192" office:value-type="float" office:value="1730.50905061321">
            <text:p>1731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table:formula="of:=(2^([.A2267]/8192)-1)*8192" office:value-type="float" office:value="1731.34865634485">
            <text:p>1731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table:formula="of:=(2^([.A2268]/8192)-1)*8192" office:value-type="float" office:value="1732.18833312079">
            <text:p>1732</text:p>
          </table:table-cell>
        </table:table-row>
        <table:table-row table:style-name="ro1">
          <table:table-cell office:value-type="float" office:value="2268">
            <text:p>2268</text:p>
          </table:table-cell>
          <table:table-cell table:formula="of:=(2^([.A2269]/8192)-1)*8192" office:value-type="float" office:value="1733.02808094706">
            <text:p>1733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table:formula="of:=(2^([.A2270]/8192)-1)*8192" office:value-type="float" office:value="1733.86789982965">
            <text:p>1734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table:formula="of:=(2^([.A2271]/8192)-1)*8192" office:value-type="float" office:value="1734.70778977459">
            <text:p>1735</text:p>
          </table:table-cell>
        </table:table-row>
        <table:table-row table:style-name="ro1">
          <table:table-cell office:value-type="float" office:value="2271">
            <text:p>2271</text:p>
          </table:table-cell>
          <table:table-cell table:formula="of:=(2^([.A2272]/8192)-1)*8192" office:value-type="float" office:value="1735.54775078789">
            <text:p>1736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table:formula="of:=(2^([.A2273]/8192)-1)*8192" office:value-type="float" office:value="1736.38778287556">
            <text:p>1736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table:formula="of:=(2^([.A2274]/8192)-1)*8192" office:value-type="float" office:value="1737.22788604361">
            <text:p>1737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table:formula="of:=(2^([.A2275]/8192)-1)*8192" office:value-type="float" office:value="1738.06806029806">
            <text:p>1738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table:formula="of:=(2^([.A2276]/8192)-1)*8192" office:value-type="float" office:value="1738.90830564492">
            <text:p>1739</text:p>
          </table:table-cell>
        </table:table-row>
        <table:table-row table:style-name="ro1">
          <table:table-cell office:value-type="float" office:value="2276">
            <text:p>2276</text:p>
          </table:table-cell>
          <table:table-cell table:formula="of:=(2^([.A2277]/8192)-1)*8192" office:value-type="float" office:value="1739.74862209021">
            <text:p>1740</text:p>
          </table:table-cell>
        </table:table-row>
        <table:table-row table:style-name="ro1">
          <table:table-cell office:value-type="float" office:value="2277">
            <text:p>2277</text:p>
          </table:table-cell>
          <table:table-cell table:formula="of:=(2^([.A2278]/8192)-1)*8192" office:value-type="float" office:value="1740.58900963995">
            <text:p>1741</text:p>
          </table:table-cell>
        </table:table-row>
        <table:table-row table:style-name="ro1">
          <table:table-cell office:value-type="float" office:value="2278">
            <text:p>2278</text:p>
          </table:table-cell>
          <table:table-cell table:formula="of:=(2^([.A2279]/8192)-1)*8192" office:value-type="float" office:value="1741.42946830015">
            <text:p>1741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table:formula="of:=(2^([.A2280]/8192)-1)*8192" office:value-type="float" office:value="1742.26999807683">
            <text:p>1742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table:formula="of:=(2^([.A2281]/8192)-1)*8192" office:value-type="float" office:value="1743.11059897601">
            <text:p>1743</text:p>
          </table:table-cell>
        </table:table-row>
        <table:table-row table:style-name="ro1">
          <table:table-cell office:value-type="float" office:value="2281">
            <text:p>2281</text:p>
          </table:table-cell>
          <table:table-cell table:formula="of:=(2^([.A2282]/8192)-1)*8192" office:value-type="float" office:value="1743.9512710037">
            <text:p>1744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table:formula="of:=(2^([.A2283]/8192)-1)*8192" office:value-type="float" office:value="1744.79201416592">
            <text:p>1745</text:p>
          </table:table-cell>
        </table:table-row>
        <table:table-row table:style-name="ro1">
          <table:table-cell office:value-type="float" office:value="2283">
            <text:p>2283</text:p>
          </table:table-cell>
          <table:table-cell table:formula="of:=(2^([.A2284]/8192)-1)*8192" office:value-type="float" office:value="1745.6328284687">
            <text:p>1746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table:formula="of:=(2^([.A2285]/8192)-1)*8192" office:value-type="float" office:value="1746.47371391805">
            <text:p>1746</text:p>
          </table:table-cell>
        </table:table-row>
        <table:table-row table:style-name="ro1">
          <table:table-cell office:value-type="float" office:value="2285">
            <text:p>2285</text:p>
          </table:table-cell>
          <table:table-cell table:formula="of:=(2^([.A2286]/8192)-1)*8192" office:value-type="float" office:value="1747.31467051999">
            <text:p>1747</text:p>
          </table:table-cell>
        </table:table-row>
        <table:table-row table:style-name="ro1">
          <table:table-cell office:value-type="float" office:value="2286">
            <text:p>2286</text:p>
          </table:table-cell>
          <table:table-cell table:formula="of:=(2^([.A2287]/8192)-1)*8192" office:value-type="float" office:value="1748.15569828055">
            <text:p>1748</text:p>
          </table:table-cell>
        </table:table-row>
        <table:table-row table:style-name="ro1">
          <table:table-cell office:value-type="float" office:value="2287">
            <text:p>2287</text:p>
          </table:table-cell>
          <table:table-cell table:formula="of:=(2^([.A2288]/8192)-1)*8192" office:value-type="float" office:value="1748.99679720573">
            <text:p>1749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table:formula="of:=(2^([.A2289]/8192)-1)*8192" office:value-type="float" office:value="1749.83796730158">
            <text:p>1750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table:formula="of:=(2^([.A2290]/8192)-1)*8192" office:value-type="float" office:value="1750.67920857411">
            <text:p>1751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table:formula="of:=(2^([.A2291]/8192)-1)*8192" office:value-type="float" office:value="1751.52052102933">
            <text:p>1752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table:formula="of:=(2^([.A2292]/8192)-1)*8192" office:value-type="float" office:value="1752.36190467328">
            <text:p>1752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table:formula="of:=(2^([.A2293]/8192)-1)*8192" office:value-type="float" office:value="1753.20335951198">
            <text:p>1753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table:formula="of:=(2^([.A2294]/8192)-1)*8192" office:value-type="float" office:value="1754.04488555144">
            <text:p>1754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table:formula="of:=(2^([.A2295]/8192)-1)*8192" office:value-type="float" office:value="1754.88648279771">
            <text:p>1755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table:formula="of:=(2^([.A2296]/8192)-1)*8192" office:value-type="float" office:value="1755.7281512568">
            <text:p>1756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table:formula="of:=(2^([.A2297]/8192)-1)*8192" office:value-type="float" office:value="1756.56989093473">
            <text:p>1757</text:p>
          </table:table-cell>
        </table:table-row>
        <table:table-row table:style-name="ro1">
          <table:table-cell office:value-type="float" office:value="2297">
            <text:p>2297</text:p>
          </table:table-cell>
          <table:table-cell table:formula="of:=(2^([.A2298]/8192)-1)*8192" office:value-type="float" office:value="1757.41170183754">
            <text:p>1757</text:p>
          </table:table-cell>
        </table:table-row>
        <table:table-row table:style-name="ro1">
          <table:table-cell office:value-type="float" office:value="2298">
            <text:p>2298</text:p>
          </table:table-cell>
          <table:table-cell table:formula="of:=(2^([.A2299]/8192)-1)*8192" office:value-type="float" office:value="1758.25358397125">
            <text:p>1758</text:p>
          </table:table-cell>
        </table:table-row>
        <table:table-row table:style-name="ro1">
          <table:table-cell office:value-type="float" office:value="2299">
            <text:p>2299</text:p>
          </table:table-cell>
          <table:table-cell table:formula="of:=(2^([.A2300]/8192)-1)*8192" office:value-type="float" office:value="1759.09553734189">
            <text:p>1759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table:formula="of:=(2^([.A2301]/8192)-1)*8192" office:value-type="float" office:value="1759.93756195549">
            <text:p>1760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table:formula="of:=(2^([.A2302]/8192)-1)*8192" office:value-type="float" office:value="1760.77965781807">
            <text:p>1761</text:p>
          </table:table-cell>
        </table:table-row>
        <table:table-row table:style-name="ro1">
          <table:table-cell office:value-type="float" office:value="2302">
            <text:p>2302</text:p>
          </table:table-cell>
          <table:table-cell table:formula="of:=(2^([.A2303]/8192)-1)*8192" office:value-type="float" office:value="1761.62182493566">
            <text:p>1762</text:p>
          </table:table-cell>
        </table:table-row>
        <table:table-row table:style-name="ro1">
          <table:table-cell office:value-type="float" office:value="2303">
            <text:p>2303</text:p>
          </table:table-cell>
          <table:table-cell table:formula="of:=(2^([.A2304]/8192)-1)*8192" office:value-type="float" office:value="1762.46406331429">
            <text:p>1762</text:p>
          </table:table-cell>
        </table:table-row>
        <table:table-row table:style-name="ro1">
          <table:table-cell office:value-type="float" office:value="2304">
            <text:p>2304</text:p>
          </table:table-cell>
          <table:table-cell table:formula="of:=(2^([.A2305]/8192)-1)*8192" office:value-type="float" office:value="1763.30637296">
            <text:p>1763</text:p>
          </table:table-cell>
        </table:table-row>
        <table:table-row table:style-name="ro1">
          <table:table-cell office:value-type="float" office:value="2305">
            <text:p>2305</text:p>
          </table:table-cell>
          <table:table-cell table:formula="of:=(2^([.A2306]/8192)-1)*8192" office:value-type="float" office:value="1764.14875387881">
            <text:p>1764</text:p>
          </table:table-cell>
        </table:table-row>
        <table:table-row table:style-name="ro1">
          <table:table-cell office:value-type="float" office:value="2306">
            <text:p>2306</text:p>
          </table:table-cell>
          <table:table-cell table:formula="of:=(2^([.A2307]/8192)-1)*8192" office:value-type="float" office:value="1764.99120607675">
            <text:p>1765</text:p>
          </table:table-cell>
        </table:table-row>
        <table:table-row table:style-name="ro1">
          <table:table-cell office:value-type="float" office:value="2307">
            <text:p>2307</text:p>
          </table:table-cell>
          <table:table-cell table:formula="of:=(2^([.A2308]/8192)-1)*8192" office:value-type="float" office:value="1765.83372955986">
            <text:p>1766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table:formula="of:=(2^([.A2309]/8192)-1)*8192" office:value-type="float" office:value="1766.67632433417">
            <text:p>1767</text:p>
          </table:table-cell>
        </table:table-row>
        <table:table-row table:style-name="ro1">
          <table:table-cell office:value-type="float" office:value="2309">
            <text:p>2309</text:p>
          </table:table-cell>
          <table:table-cell table:formula="of:=(2^([.A2310]/8192)-1)*8192" office:value-type="float" office:value="1767.5189904057">
            <text:p>1768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table:formula="of:=(2^([.A2311]/8192)-1)*8192" office:value-type="float" office:value="1768.3617277805">
            <text:p>1768</text:p>
          </table:table-cell>
        </table:table-row>
        <table:table-row table:style-name="ro1">
          <table:table-cell office:value-type="float" office:value="2311">
            <text:p>2311</text:p>
          </table:table-cell>
          <table:table-cell table:formula="of:=(2^([.A2312]/8192)-1)*8192" office:value-type="float" office:value="1769.20453646459">
            <text:p>1769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table:formula="of:=(2^([.A2313]/8192)-1)*8192" office:value-type="float" office:value="1770.04741646401">
            <text:p>1770</text:p>
          </table:table-cell>
        </table:table-row>
        <table:table-row table:style-name="ro1">
          <table:table-cell office:value-type="float" office:value="2313">
            <text:p>2313</text:p>
          </table:table-cell>
          <table:table-cell table:formula="of:=(2^([.A2314]/8192)-1)*8192" office:value-type="float" office:value="1770.8903677848">
            <text:p>1771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table:formula="of:=(2^([.A2315]/8192)-1)*8192" office:value-type="float" office:value="1771.73339043298">
            <text:p>1772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table:formula="of:=(2^([.A2316]/8192)-1)*8192" office:value-type="float" office:value="1772.5764844146">
            <text:p>1773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table:formula="of:=(2^([.A2317]/8192)-1)*8192" office:value-type="float" office:value="1773.41964973569">
            <text:p>1773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table:formula="of:=(2^([.A2318]/8192)-1)*8192" office:value-type="float" office:value="1774.26288640228">
            <text:p>1774</text:p>
          </table:table-cell>
        </table:table-row>
        <table:table-row table:style-name="ro1">
          <table:table-cell office:value-type="float" office:value="2318">
            <text:p>2318</text:p>
          </table:table-cell>
          <table:table-cell table:formula="of:=(2^([.A2319]/8192)-1)*8192" office:value-type="float" office:value="1775.10619442042">
            <text:p>1775</text:p>
          </table:table-cell>
        </table:table-row>
        <table:table-row table:style-name="ro1">
          <table:table-cell office:value-type="float" office:value="2319">
            <text:p>2319</text:p>
          </table:table-cell>
          <table:table-cell table:formula="of:=(2^([.A2320]/8192)-1)*8192" office:value-type="float" office:value="1775.94957379614">
            <text:p>1776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table:formula="of:=(2^([.A2321]/8192)-1)*8192" office:value-type="float" office:value="1776.79302453548">
            <text:p>1777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table:formula="of:=(2^([.A2322]/8192)-1)*8192" office:value-type="float" office:value="1777.63654664448">
            <text:p>1778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table:formula="of:=(2^([.A2323]/8192)-1)*8192" office:value-type="float" office:value="1778.48014012917">
            <text:p>1778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table:formula="of:=(2^([.A2324]/8192)-1)*8192" office:value-type="float" office:value="1779.3238049956">
            <text:p>1779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table:formula="of:=(2^([.A2325]/8192)-1)*8192" office:value-type="float" office:value="1780.16754124981">
            <text:p>1780</text:p>
          </table:table-cell>
        </table:table-row>
        <table:table-row table:style-name="ro1">
          <table:table-cell office:value-type="float" office:value="2325">
            <text:p>2325</text:p>
          </table:table-cell>
          <table:table-cell table:formula="of:=(2^([.A2326]/8192)-1)*8192" office:value-type="float" office:value="1781.01134889783">
            <text:p>1781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table:formula="of:=(2^([.A2327]/8192)-1)*8192" office:value-type="float" office:value="1781.85522794572">
            <text:p>1782</text:p>
          </table:table-cell>
        </table:table-row>
        <table:table-row table:style-name="ro1">
          <table:table-cell office:value-type="float" office:value="2327">
            <text:p>2327</text:p>
          </table:table-cell>
          <table:table-cell table:formula="of:=(2^([.A2328]/8192)-1)*8192" office:value-type="float" office:value="1782.6991783995">
            <text:p>1783</text:p>
          </table:table-cell>
        </table:table-row>
        <table:table-row table:style-name="ro1">
          <table:table-cell office:value-type="float" office:value="2328">
            <text:p>2328</text:p>
          </table:table-cell>
          <table:table-cell table:formula="of:=(2^([.A2329]/8192)-1)*8192" office:value-type="float" office:value="1783.54320026522">
            <text:p>1784</text:p>
          </table:table-cell>
        </table:table-row>
        <table:table-row table:style-name="ro1">
          <table:table-cell office:value-type="float" office:value="2329">
            <text:p>2329</text:p>
          </table:table-cell>
          <table:table-cell table:formula="of:=(2^([.A2330]/8192)-1)*8192" office:value-type="float" office:value="1784.38729354893">
            <text:p>1784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table:formula="of:=(2^([.A2331]/8192)-1)*8192" office:value-type="float" office:value="1785.23145825666">
            <text:p>1785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table:formula="of:=(2^([.A2332]/8192)-1)*8192" office:value-type="float" office:value="1786.07569439447">
            <text:p>1786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table:formula="of:=(2^([.A2333]/8192)-1)*8192" office:value-type="float" office:value="1786.92000196839">
            <text:p>1787</text:p>
          </table:table-cell>
        </table:table-row>
        <table:table-row table:style-name="ro1">
          <table:table-cell office:value-type="float" office:value="2333">
            <text:p>2333</text:p>
          </table:table-cell>
          <table:table-cell table:formula="of:=(2^([.A2334]/8192)-1)*8192" office:value-type="float" office:value="1787.76438098447">
            <text:p>1788</text:p>
          </table:table-cell>
        </table:table-row>
        <table:table-row table:style-name="ro1">
          <table:table-cell office:value-type="float" office:value="2334">
            <text:p>2334</text:p>
          </table:table-cell>
          <table:table-cell table:formula="of:=(2^([.A2335]/8192)-1)*8192" office:value-type="float" office:value="1788.60883144876">
            <text:p>1789</text:p>
          </table:table-cell>
        </table:table-row>
        <table:table-row table:style-name="ro1">
          <table:table-cell office:value-type="float" office:value="2335">
            <text:p>2335</text:p>
          </table:table-cell>
          <table:table-cell table:formula="of:=(2^([.A2336]/8192)-1)*8192" office:value-type="float" office:value="1789.45335336729">
            <text:p>1789</text:p>
          </table:table-cell>
        </table:table-row>
        <table:table-row table:style-name="ro1">
          <table:table-cell office:value-type="float" office:value="2336">
            <text:p>2336</text:p>
          </table:table-cell>
          <table:table-cell table:formula="of:=(2^([.A2337]/8192)-1)*8192" office:value-type="float" office:value="1790.29794674613">
            <text:p>1790</text:p>
          </table:table-cell>
        </table:table-row>
        <table:table-row table:style-name="ro1">
          <table:table-cell office:value-type="float" office:value="2337">
            <text:p>2337</text:p>
          </table:table-cell>
          <table:table-cell table:formula="of:=(2^([.A2338]/8192)-1)*8192" office:value-type="float" office:value="1791.14261159131">
            <text:p>1791</text:p>
          </table:table-cell>
        </table:table-row>
        <table:table-row table:style-name="ro1">
          <table:table-cell office:value-type="float" office:value="2338">
            <text:p>2338</text:p>
          </table:table-cell>
          <table:table-cell table:formula="of:=(2^([.A2339]/8192)-1)*8192" office:value-type="float" office:value="1791.98734790888">
            <text:p>1792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table:formula="of:=(2^([.A2340]/8192)-1)*8192" office:value-type="float" office:value="1792.83215570488">
            <text:p>1793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table:formula="of:=(2^([.A2341]/8192)-1)*8192" office:value-type="float" office:value="1793.67703498538">
            <text:p>1794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 table:formula="of:=(2^([.A2342]/8192)-1)*8192" office:value-type="float" office:value="1794.52198575641">
            <text:p>1795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table:formula="of:=(2^([.A2343]/8192)-1)*8192" office:value-type="float" office:value="1795.36700802402">
            <text:p>1795</text:p>
          </table:table-cell>
        </table:table-row>
        <table:table-row table:style-name="ro1">
          <table:table-cell office:value-type="float" office:value="2343">
            <text:p>2343</text:p>
          </table:table-cell>
          <table:table-cell table:formula="of:=(2^([.A2344]/8192)-1)*8192" office:value-type="float" office:value="1796.21210179427">
            <text:p>1796</text:p>
          </table:table-cell>
        </table:table-row>
        <table:table-row table:style-name="ro1">
          <table:table-cell office:value-type="float" office:value="2344">
            <text:p>2344</text:p>
          </table:table-cell>
          <table:table-cell table:formula="of:=(2^([.A2345]/8192)-1)*8192" office:value-type="float" office:value="1797.0572670732">
            <text:p>1797</text:p>
          </table:table-cell>
        </table:table-row>
        <table:table-row table:style-name="ro1">
          <table:table-cell office:value-type="float" office:value="2345">
            <text:p>2345</text:p>
          </table:table-cell>
          <table:table-cell table:formula="of:=(2^([.A2346]/8192)-1)*8192" office:value-type="float" office:value="1797.90250386687">
            <text:p>1798</text:p>
          </table:table-cell>
        </table:table-row>
        <table:table-row table:style-name="ro1">
          <table:table-cell office:value-type="float" office:value="2346">
            <text:p>2346</text:p>
          </table:table-cell>
          <table:table-cell table:formula="of:=(2^([.A2347]/8192)-1)*8192" office:value-type="float" office:value="1798.74781218133">
            <text:p>1799</text:p>
          </table:table-cell>
        </table:table-row>
        <table:table-row table:style-name="ro1">
          <table:table-cell office:value-type="float" office:value="2347">
            <text:p>2347</text:p>
          </table:table-cell>
          <table:table-cell table:formula="of:=(2^([.A2348]/8192)-1)*8192" office:value-type="float" office:value="1799.59319202263">
            <text:p>1800</text:p>
          </table:table-cell>
        </table:table-row>
        <table:table-row table:style-name="ro1">
          <table:table-cell office:value-type="float" office:value="2348">
            <text:p>2348</text:p>
          </table:table-cell>
          <table:table-cell table:formula="of:=(2^([.A2349]/8192)-1)*8192" office:value-type="float" office:value="1800.43864339681">
            <text:p>1800</text:p>
          </table:table-cell>
        </table:table-row>
        <table:table-row table:style-name="ro1">
          <table:table-cell office:value-type="float" office:value="2349">
            <text:p>2349</text:p>
          </table:table-cell>
          <table:table-cell table:formula="of:=(2^([.A2350]/8192)-1)*8192" office:value-type="float" office:value="1801.28416630994">
            <text:p>1801</text:p>
          </table:table-cell>
        </table:table-row>
        <table:table-row table:style-name="ro1">
          <table:table-cell office:value-type="float" office:value="2350">
            <text:p>2350</text:p>
          </table:table-cell>
          <table:table-cell table:formula="of:=(2^([.A2351]/8192)-1)*8192" office:value-type="float" office:value="1802.12976076807">
            <text:p>1802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table:formula="of:=(2^([.A2352]/8192)-1)*8192" office:value-type="float" office:value="1802.97542677725">
            <text:p>1803</text:p>
          </table:table-cell>
        </table:table-row>
        <table:table-row table:style-name="ro1">
          <table:table-cell office:value-type="float" office:value="2352">
            <text:p>2352</text:p>
          </table:table-cell>
          <table:table-cell table:formula="of:=(2^([.A2353]/8192)-1)*8192" office:value-type="float" office:value="1803.82116434354">
            <text:p>1804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table:formula="of:=(2^([.A2354]/8192)-1)*8192" office:value-type="float" office:value="1804.66697347298">
            <text:p>1805</text:p>
          </table:table-cell>
        </table:table-row>
        <table:table-row table:style-name="ro1">
          <table:table-cell office:value-type="float" office:value="2354">
            <text:p>2354</text:p>
          </table:table-cell>
          <table:table-cell table:formula="of:=(2^([.A2355]/8192)-1)*8192" office:value-type="float" office:value="1805.51285417164">
            <text:p>1806</text:p>
          </table:table-cell>
        </table:table-row>
        <table:table-row table:style-name="ro1">
          <table:table-cell office:value-type="float" office:value="2355">
            <text:p>2355</text:p>
          </table:table-cell>
          <table:table-cell table:formula="of:=(2^([.A2356]/8192)-1)*8192" office:value-type="float" office:value="1806.35880644558">
            <text:p>1806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table:formula="of:=(2^([.A2357]/8192)-1)*8192" office:value-type="float" office:value="1807.20483030084">
            <text:p>1807</text:p>
          </table:table-cell>
        </table:table-row>
        <table:table-row table:style-name="ro1">
          <table:table-cell office:value-type="float" office:value="2357">
            <text:p>2357</text:p>
          </table:table-cell>
          <table:table-cell table:formula="of:=(2^([.A2358]/8192)-1)*8192" office:value-type="float" office:value="1808.05092574349">
            <text:p>1808</text:p>
          </table:table-cell>
        </table:table-row>
        <table:table-row table:style-name="ro1">
          <table:table-cell office:value-type="float" office:value="2358">
            <text:p>2358</text:p>
          </table:table-cell>
          <table:table-cell table:formula="of:=(2^([.A2359]/8192)-1)*8192" office:value-type="float" office:value="1808.89709277958">
            <text:p>1809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table:formula="of:=(2^([.A2360]/8192)-1)*8192" office:value-type="float" office:value="1809.74333141517">
            <text:p>1810</text:p>
          </table:table-cell>
        </table:table-row>
        <table:table-row table:style-name="ro1">
          <table:table-cell office:value-type="float" office:value="2360">
            <text:p>2360</text:p>
          </table:table-cell>
          <table:table-cell table:formula="of:=(2^([.A2361]/8192)-1)*8192" office:value-type="float" office:value="1810.58964165632">
            <text:p>1811</text:p>
          </table:table-cell>
        </table:table-row>
        <table:table-row table:style-name="ro1">
          <table:table-cell office:value-type="float" office:value="2361">
            <text:p>2361</text:p>
          </table:table-cell>
          <table:table-cell table:formula="of:=(2^([.A2362]/8192)-1)*8192" office:value-type="float" office:value="1811.43602350908">
            <text:p>1811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table:formula="of:=(2^([.A2363]/8192)-1)*8192" office:value-type="float" office:value="1812.28247697953">
            <text:p>1812</text:p>
          </table:table-cell>
        </table:table-row>
        <table:table-row table:style-name="ro1">
          <table:table-cell office:value-type="float" office:value="2363">
            <text:p>2363</text:p>
          </table:table-cell>
          <table:table-cell table:formula="of:=(2^([.A2364]/8192)-1)*8192" office:value-type="float" office:value="1813.12900207371">
            <text:p>1813</text:p>
          </table:table-cell>
        </table:table-row>
        <table:table-row table:style-name="ro1">
          <table:table-cell office:value-type="float" office:value="2364">
            <text:p>2364</text:p>
          </table:table-cell>
          <table:table-cell table:formula="of:=(2^([.A2365]/8192)-1)*8192" office:value-type="float" office:value="1813.97559879769">
            <text:p>1814</text:p>
          </table:table-cell>
        </table:table-row>
        <table:table-row table:style-name="ro1">
          <table:table-cell office:value-type="float" office:value="2365">
            <text:p>2365</text:p>
          </table:table-cell>
          <table:table-cell table:formula="of:=(2^([.A2366]/8192)-1)*8192" office:value-type="float" office:value="1814.82226715754">
            <text:p>1815</text:p>
          </table:table-cell>
        </table:table-row>
        <table:table-row table:style-name="ro1">
          <table:table-cell office:value-type="float" office:value="2366">
            <text:p>2366</text:p>
          </table:table-cell>
          <table:table-cell table:formula="of:=(2^([.A2367]/8192)-1)*8192" office:value-type="float" office:value="1815.66900715929">
            <text:p>1816</text:p>
          </table:table-cell>
        </table:table-row>
        <table:table-row table:style-name="ro1">
          <table:table-cell office:value-type="float" office:value="2367">
            <text:p>2367</text:p>
          </table:table-cell>
          <table:table-cell table:formula="of:=(2^([.A2368]/8192)-1)*8192" office:value-type="float" office:value="1816.51581880904">
            <text:p>1817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table:formula="of:=(2^([.A2369]/8192)-1)*8192" office:value-type="float" office:value="1817.36270211283">
            <text:p>1817</text:p>
          </table:table-cell>
        </table:table-row>
        <table:table-row table:style-name="ro1">
          <table:table-cell office:value-type="float" office:value="2369">
            <text:p>2369</text:p>
          </table:table-cell>
          <table:table-cell table:formula="of:=(2^([.A2370]/8192)-1)*8192" office:value-type="float" office:value="1818.20965707673">
            <text:p>1818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table:formula="of:=(2^([.A2371]/8192)-1)*8192" office:value-type="float" office:value="1819.0566837068">
            <text:p>1819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table:formula="of:=(2^([.A2372]/8192)-1)*8192" office:value-type="float" office:value="1819.90378200911">
            <text:p>1820</text:p>
          </table:table-cell>
        </table:table-row>
        <table:table-row table:style-name="ro1">
          <table:table-cell office:value-type="float" office:value="2372">
            <text:p>2372</text:p>
          </table:table-cell>
          <table:table-cell table:formula="of:=(2^([.A2373]/8192)-1)*8192" office:value-type="float" office:value="1820.75095198971">
            <text:p>1821</text:p>
          </table:table-cell>
        </table:table-row>
        <table:table-row table:style-name="ro1">
          <table:table-cell office:value-type="float" office:value="2373">
            <text:p>2373</text:p>
          </table:table-cell>
          <table:table-cell table:formula="of:=(2^([.A2374]/8192)-1)*8192" office:value-type="float" office:value="1821.59819365469">
            <text:p>1822</text:p>
          </table:table-cell>
        </table:table-row>
        <table:table-row table:style-name="ro1">
          <table:table-cell office:value-type="float" office:value="2374">
            <text:p>2374</text:p>
          </table:table-cell>
          <table:table-cell table:formula="of:=(2^([.A2375]/8192)-1)*8192" office:value-type="float" office:value="1822.44550701009">
            <text:p>1822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table:formula="of:=(2^([.A2376]/8192)-1)*8192" office:value-type="float" office:value="1823.292892062">
            <text:p>1823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table:formula="of:=(2^([.A2377]/8192)-1)*8192" office:value-type="float" office:value="1824.14034881646">
            <text:p>1824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table:formula="of:=(2^([.A2378]/8192)-1)*8192" office:value-type="float" office:value="1824.98787727956">
            <text:p>1825</text:p>
          </table:table-cell>
        </table:table-row>
        <table:table-row table:style-name="ro1">
          <table:table-cell office:value-type="float" office:value="2378">
            <text:p>2378</text:p>
          </table:table-cell>
          <table:table-cell table:formula="of:=(2^([.A2379]/8192)-1)*8192" office:value-type="float" office:value="1825.83547745736">
            <text:p>1826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table:formula="of:=(2^([.A2380]/8192)-1)*8192" office:value-type="float" office:value="1826.68314935593">
            <text:p>1827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table:formula="of:=(2^([.A2381]/8192)-1)*8192" office:value-type="float" office:value="1827.53089298133">
            <text:p>1828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table:formula="of:=(2^([.A2382]/8192)-1)*8192" office:value-type="float" office:value="1828.37870833964">
            <text:p>1828</text:p>
          </table:table-cell>
        </table:table-row>
        <table:table-row table:style-name="ro1">
          <table:table-cell office:value-type="float" office:value="2382">
            <text:p>2382</text:p>
          </table:table-cell>
          <table:table-cell table:formula="of:=(2^([.A2383]/8192)-1)*8192" office:value-type="float" office:value="1829.22659543693">
            <text:p>1829</text:p>
          </table:table-cell>
        </table:table-row>
        <table:table-row table:style-name="ro1">
          <table:table-cell office:value-type="float" office:value="2383">
            <text:p>2383</text:p>
          </table:table-cell>
          <table:table-cell table:formula="of:=(2^([.A2384]/8192)-1)*8192" office:value-type="float" office:value="1830.07455427926">
            <text:p>1830</text:p>
          </table:table-cell>
        </table:table-row>
        <table:table-row table:style-name="ro1">
          <table:table-cell office:value-type="float" office:value="2384">
            <text:p>2384</text:p>
          </table:table-cell>
          <table:table-cell table:formula="of:=(2^([.A2385]/8192)-1)*8192" office:value-type="float" office:value="1830.92258487271">
            <text:p>1831</text:p>
          </table:table-cell>
        </table:table-row>
        <table:table-row table:style-name="ro1">
          <table:table-cell office:value-type="float" office:value="2385">
            <text:p>2385</text:p>
          </table:table-cell>
          <table:table-cell table:formula="of:=(2^([.A2386]/8192)-1)*8192" office:value-type="float" office:value="1831.77068722334">
            <text:p>1832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table:formula="of:=(2^([.A2387]/8192)-1)*8192" office:value-type="float" office:value="1832.61886133724">
            <text:p>1833</text:p>
          </table:table-cell>
        </table:table-row>
        <table:table-row table:style-name="ro1">
          <table:table-cell office:value-type="float" office:value="2387">
            <text:p>2387</text:p>
          </table:table-cell>
          <table:table-cell table:formula="of:=(2^([.A2388]/8192)-1)*8192" office:value-type="float" office:value="1833.46710722047">
            <text:p>1833</text:p>
          </table:table-cell>
        </table:table-row>
        <table:table-row table:style-name="ro1">
          <table:table-cell office:value-type="float" office:value="2388">
            <text:p>2388</text:p>
          </table:table-cell>
          <table:table-cell table:formula="of:=(2^([.A2389]/8192)-1)*8192" office:value-type="float" office:value="1834.3154248791">
            <text:p>1834</text:p>
          </table:table-cell>
        </table:table-row>
        <table:table-row table:style-name="ro1">
          <table:table-cell office:value-type="float" office:value="2389">
            <text:p>2389</text:p>
          </table:table-cell>
          <table:table-cell table:formula="of:=(2^([.A2390]/8192)-1)*8192" office:value-type="float" office:value="1835.16381431921">
            <text:p>1835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table:formula="of:=(2^([.A2391]/8192)-1)*8192" office:value-type="float" office:value="1836.01227554687">
            <text:p>1836</text:p>
          </table:table-cell>
        </table:table-row>
        <table:table-row table:style-name="ro1">
          <table:table-cell office:value-type="float" office:value="2391">
            <text:p>2391</text:p>
          </table:table-cell>
          <table:table-cell table:formula="of:=(2^([.A2392]/8192)-1)*8192" office:value-type="float" office:value="1836.86080856816">
            <text:p>1837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table:formula="of:=(2^([.A2393]/8192)-1)*8192" office:value-type="float" office:value="1837.70941338915">
            <text:p>1838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table:formula="of:=(2^([.A2394]/8192)-1)*8192" office:value-type="float" office:value="1838.55809001592">
            <text:p>1839</text:p>
          </table:table-cell>
        </table:table-row>
        <table:table-row table:style-name="ro1">
          <table:table-cell office:value-type="float" office:value="2394">
            <text:p>2394</text:p>
          </table:table-cell>
          <table:table-cell table:formula="of:=(2^([.A2395]/8192)-1)*8192" office:value-type="float" office:value="1839.40683845454">
            <text:p>1839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table:formula="of:=(2^([.A2396]/8192)-1)*8192" office:value-type="float" office:value="1840.25565871109">
            <text:p>1840</text:p>
          </table:table-cell>
        </table:table-row>
        <table:table-row table:style-name="ro1">
          <table:table-cell office:value-type="float" office:value="2396">
            <text:p>2396</text:p>
          </table:table-cell>
          <table:table-cell table:formula="of:=(2^([.A2397]/8192)-1)*8192" office:value-type="float" office:value="1841.10455079165">
            <text:p>1841</text:p>
          </table:table-cell>
        </table:table-row>
        <table:table-row table:style-name="ro1">
          <table:table-cell office:value-type="float" office:value="2397">
            <text:p>2397</text:p>
          </table:table-cell>
          <table:table-cell table:formula="of:=(2^([.A2398]/8192)-1)*8192" office:value-type="float" office:value="1841.95351470229">
            <text:p>1842</text:p>
          </table:table-cell>
        </table:table-row>
        <table:table-row table:style-name="ro1">
          <table:table-cell office:value-type="float" office:value="2398">
            <text:p>2398</text:p>
          </table:table-cell>
          <table:table-cell table:formula="of:=(2^([.A2399]/8192)-1)*8192" office:value-type="float" office:value="1842.80255044909">
            <text:p>1843</text:p>
          </table:table-cell>
        </table:table-row>
        <table:table-row table:style-name="ro1">
          <table:table-cell office:value-type="float" office:value="2399">
            <text:p>2399</text:p>
          </table:table-cell>
          <table:table-cell table:formula="of:=(2^([.A2400]/8192)-1)*8192" office:value-type="float" office:value="1843.65165803813">
            <text:p>1844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table:formula="of:=(2^([.A2401]/8192)-1)*8192" office:value-type="float" office:value="1844.5008374755">
            <text:p>1845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table:formula="of:=(2^([.A2402]/8192)-1)*8192" office:value-type="float" office:value="1845.35008876726">
            <text:p>1845</text:p>
          </table:table-cell>
        </table:table-row>
        <table:table-row table:style-name="ro1">
          <table:table-cell office:value-type="float" office:value="2402">
            <text:p>2402</text:p>
          </table:table-cell>
          <table:table-cell table:formula="of:=(2^([.A2403]/8192)-1)*8192" office:value-type="float" office:value="1846.1994119195">
            <text:p>1846</text:p>
          </table:table-cell>
        </table:table-row>
        <table:table-row table:style-name="ro1">
          <table:table-cell office:value-type="float" office:value="2403">
            <text:p>2403</text:p>
          </table:table-cell>
          <table:table-cell table:formula="of:=(2^([.A2404]/8192)-1)*8192" office:value-type="float" office:value="1847.04880693829">
            <text:p>1847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table:formula="of:=(2^([.A2405]/8192)-1)*8192" office:value-type="float" office:value="1847.89827382973">
            <text:p>1848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table:formula="of:=(2^([.A2406]/8192)-1)*8192" office:value-type="float" office:value="1848.7478125999">
            <text:p>1849</text:p>
          </table:table-cell>
        </table:table-row>
        <table:table-row table:style-name="ro1">
          <table:table-cell office:value-type="float" office:value="2406">
            <text:p>2406</text:p>
          </table:table-cell>
          <table:table-cell table:formula="of:=(2^([.A2407]/8192)-1)*8192" office:value-type="float" office:value="1849.59742325486">
            <text:p>1850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table:formula="of:=(2^([.A2408]/8192)-1)*8192" office:value-type="float" office:value="1850.44710580071">
            <text:p>1850</text:p>
          </table:table-cell>
        </table:table-row>
        <table:table-row table:style-name="ro1">
          <table:table-cell office:value-type="float" office:value="2408">
            <text:p>2408</text:p>
          </table:table-cell>
          <table:table-cell table:formula="of:=(2^([.A2409]/8192)-1)*8192" office:value-type="float" office:value="1851.29686024354">
            <text:p>1851</text:p>
          </table:table-cell>
        </table:table-row>
        <table:table-row table:style-name="ro1">
          <table:table-cell office:value-type="float" office:value="2409">
            <text:p>2409</text:p>
          </table:table-cell>
          <table:table-cell table:formula="of:=(2^([.A2410]/8192)-1)*8192" office:value-type="float" office:value="1852.14668658941">
            <text:p>1852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table:formula="of:=(2^([.A2411]/8192)-1)*8192" office:value-type="float" office:value="1852.99658484443">
            <text:p>1853</text:p>
          </table:table-cell>
        </table:table-row>
        <table:table-row table:style-name="ro1">
          <table:table-cell office:value-type="float" office:value="2411">
            <text:p>2411</text:p>
          </table:table-cell>
          <table:table-cell table:formula="of:=(2^([.A2412]/8192)-1)*8192" office:value-type="float" office:value="1853.84655501466">
            <text:p>1854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table:formula="of:=(2^([.A2413]/8192)-1)*8192" office:value-type="float" office:value="1854.69659710621">
            <text:p>1855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table:formula="of:=(2^([.A2414]/8192)-1)*8192" office:value-type="float" office:value="1855.54671112515">
            <text:p>1856</text:p>
          </table:table-cell>
        </table:table-row>
        <table:table-row table:style-name="ro1">
          <table:table-cell office:value-type="float" office:value="2414">
            <text:p>2414</text:p>
          </table:table-cell>
          <table:table-cell table:formula="of:=(2^([.A2415]/8192)-1)*8192" office:value-type="float" office:value="1856.39689707756">
            <text:p>1856</text:p>
          </table:table-cell>
        </table:table-row>
        <table:table-row table:style-name="ro1">
          <table:table-cell office:value-type="float" office:value="2415">
            <text:p>2415</text:p>
          </table:table-cell>
          <table:table-cell table:formula="of:=(2^([.A2416]/8192)-1)*8192" office:value-type="float" office:value="1857.24715496955">
            <text:p>1857</text:p>
          </table:table-cell>
        </table:table-row>
        <table:table-row table:style-name="ro1">
          <table:table-cell office:value-type="float" office:value="2416">
            <text:p>2416</text:p>
          </table:table-cell>
          <table:table-cell table:formula="of:=(2^([.A2417]/8192)-1)*8192" office:value-type="float" office:value="1858.09748480718">
            <text:p>1858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table:formula="of:=(2^([.A2418]/8192)-1)*8192" office:value-type="float" office:value="1858.94788659656">
            <text:p>1859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table:formula="of:=(2^([.A2419]/8192)-1)*8192" office:value-type="float" office:value="1859.79836034377">
            <text:p>1860</text:p>
          </table:table-cell>
        </table:table-row>
        <table:table-row table:style-name="ro1">
          <table:table-cell office:value-type="float" office:value="2419">
            <text:p>2419</text:p>
          </table:table-cell>
          <table:table-cell table:formula="of:=(2^([.A2420]/8192)-1)*8192" office:value-type="float" office:value="1860.6489060549">
            <text:p>1861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table:formula="of:=(2^([.A2421]/8192)-1)*8192" office:value-type="float" office:value="1861.49952373603">
            <text:p>1861</text:p>
          </table:table-cell>
        </table:table-row>
        <table:table-row table:style-name="ro1">
          <table:table-cell office:value-type="float" office:value="2421">
            <text:p>2421</text:p>
          </table:table-cell>
          <table:table-cell table:formula="of:=(2^([.A2422]/8192)-1)*8192" office:value-type="float" office:value="1862.35021339327">
            <text:p>1862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table:formula="of:=(2^([.A2423]/8192)-1)*8192" office:value-type="float" office:value="1863.20097503269">
            <text:p>1863</text:p>
          </table:table-cell>
        </table:table-row>
        <table:table-row table:style-name="ro1">
          <table:table-cell office:value-type="float" office:value="2423">
            <text:p>2423</text:p>
          </table:table-cell>
          <table:table-cell table:formula="of:=(2^([.A2424]/8192)-1)*8192" office:value-type="float" office:value="1864.05180866039">
            <text:p>1864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table:formula="of:=(2^([.A2425]/8192)-1)*8192" office:value-type="float" office:value="1864.90271428246">
            <text:p>1865</text:p>
          </table:table-cell>
        </table:table-row>
        <table:table-row table:style-name="ro1">
          <table:table-cell office:value-type="float" office:value="2425">
            <text:p>2425</text:p>
          </table:table-cell>
          <table:table-cell table:formula="of:=(2^([.A2426]/8192)-1)*8192" office:value-type="float" office:value="1865.75369190499">
            <text:p>1866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table:formula="of:=(2^([.A2427]/8192)-1)*8192" office:value-type="float" office:value="1866.60474153407">
            <text:p>1867</text:p>
          </table:table-cell>
        </table:table-row>
        <table:table-row table:style-name="ro1">
          <table:table-cell office:value-type="float" office:value="2427">
            <text:p>2427</text:p>
          </table:table-cell>
          <table:table-cell table:formula="of:=(2^([.A2428]/8192)-1)*8192" office:value-type="float" office:value="1867.45586317581">
            <text:p>1867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table:formula="of:=(2^([.A2429]/8192)-1)*8192" office:value-type="float" office:value="1868.30705683628">
            <text:p>1868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table:formula="of:=(2^([.A2430]/8192)-1)*8192" office:value-type="float" office:value="1869.15832252159">
            <text:p>1869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table:formula="of:=(2^([.A2431]/8192)-1)*8192" office:value-type="float" office:value="1870.00966023783">
            <text:p>1870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table:formula="of:=(2^([.A2432]/8192)-1)*8192" office:value-type="float" office:value="1870.8610699911">
            <text:p>1871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table:formula="of:=(2^([.A2433]/8192)-1)*8192" office:value-type="float" office:value="1871.71255178748">
            <text:p>1872</text:p>
          </table:table-cell>
        </table:table-row>
        <table:table-row table:style-name="ro1">
          <table:table-cell office:value-type="float" office:value="2433">
            <text:p>2433</text:p>
          </table:table-cell>
          <table:table-cell table:formula="of:=(2^([.A2434]/8192)-1)*8192" office:value-type="float" office:value="1872.56410563308">
            <text:p>1873</text:p>
          </table:table-cell>
        </table:table-row>
        <table:table-row table:style-name="ro1">
          <table:table-cell office:value-type="float" office:value="2434">
            <text:p>2434</text:p>
          </table:table-cell>
          <table:table-cell table:formula="of:=(2^([.A2435]/8192)-1)*8192" office:value-type="float" office:value="1873.41573153399">
            <text:p>1873</text:p>
          </table:table-cell>
        </table:table-row>
        <table:table-row table:style-name="ro1">
          <table:table-cell office:value-type="float" office:value="2435">
            <text:p>2435</text:p>
          </table:table-cell>
          <table:table-cell table:formula="of:=(2^([.A2436]/8192)-1)*8192" office:value-type="float" office:value="1874.26742949631">
            <text:p>1874</text:p>
          </table:table-cell>
        </table:table-row>
        <table:table-row table:style-name="ro1">
          <table:table-cell office:value-type="float" office:value="2436">
            <text:p>2436</text:p>
          </table:table-cell>
          <table:table-cell table:formula="of:=(2^([.A2437]/8192)-1)*8192" office:value-type="float" office:value="1875.11919952614">
            <text:p>1875</text:p>
          </table:table-cell>
        </table:table-row>
        <table:table-row table:style-name="ro1">
          <table:table-cell office:value-type="float" office:value="2437">
            <text:p>2437</text:p>
          </table:table-cell>
          <table:table-cell table:formula="of:=(2^([.A2438]/8192)-1)*8192" office:value-type="float" office:value="1875.97104162957">
            <text:p>1876</text:p>
          </table:table-cell>
        </table:table-row>
        <table:table-row table:style-name="ro1">
          <table:table-cell office:value-type="float" office:value="2438">
            <text:p>2438</text:p>
          </table:table-cell>
          <table:table-cell table:formula="of:=(2^([.A2439]/8192)-1)*8192" office:value-type="float" office:value="1876.82295581271">
            <text:p>1877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table:formula="of:=(2^([.A2440]/8192)-1)*8192" office:value-type="float" office:value="1877.67494208165">
            <text:p>1878</text:p>
          </table:table-cell>
        </table:table-row>
        <table:table-row table:style-name="ro1">
          <table:table-cell office:value-type="float" office:value="2440">
            <text:p>2440</text:p>
          </table:table-cell>
          <table:table-cell table:formula="of:=(2^([.A2441]/8192)-1)*8192" office:value-type="float" office:value="1878.52700044249">
            <text:p>1879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table:formula="of:=(2^([.A2442]/8192)-1)*8192" office:value-type="float" office:value="1879.37913090134">
            <text:p>1879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table:formula="of:=(2^([.A2443]/8192)-1)*8192" office:value-type="float" office:value="1880.23133346428">
            <text:p>1880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table:formula="of:=(2^([.A2444]/8192)-1)*8192" office:value-type="float" office:value="1881.08360813744">
            <text:p>1881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table:formula="of:=(2^([.A2445]/8192)-1)*8192" office:value-type="float" office:value="1881.9359549269">
            <text:p>1882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table:formula="of:=(2^([.A2446]/8192)-1)*8192" office:value-type="float" office:value="1882.78837383876">
            <text:p>1883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table:formula="of:=(2^([.A2447]/8192)-1)*8192" office:value-type="float" office:value="1883.64086487914">
            <text:p>1884</text:p>
          </table:table-cell>
        </table:table-row>
        <table:table-row table:style-name="ro1">
          <table:table-cell office:value-type="float" office:value="2447">
            <text:p>2447</text:p>
          </table:table-cell>
          <table:table-cell table:formula="of:=(2^([.A2448]/8192)-1)*8192" office:value-type="float" office:value="1884.49342805413">
            <text:p>1884</text:p>
          </table:table-cell>
        </table:table-row>
        <table:table-row table:style-name="ro1">
          <table:table-cell office:value-type="float" office:value="2448">
            <text:p>2448</text:p>
          </table:table-cell>
          <table:table-cell table:formula="of:=(2^([.A2449]/8192)-1)*8192" office:value-type="float" office:value="1885.34606336985">
            <text:p>1885</text:p>
          </table:table-cell>
        </table:table-row>
        <table:table-row table:style-name="ro1">
          <table:table-cell office:value-type="float" office:value="2449">
            <text:p>2449</text:p>
          </table:table-cell>
          <table:table-cell table:formula="of:=(2^([.A2450]/8192)-1)*8192" office:value-type="float" office:value="1886.19877083238">
            <text:p>1886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table:formula="of:=(2^([.A2451]/8192)-1)*8192" office:value-type="float" office:value="1887.05155044784">
            <text:p>1887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table:formula="of:=(2^([.A2452]/8192)-1)*8192" office:value-type="float" office:value="1887.90440222233">
            <text:p>1888</text:p>
          </table:table-cell>
        </table:table-row>
        <table:table-row table:style-name="ro1">
          <table:table-cell office:value-type="float" office:value="2452">
            <text:p>2452</text:p>
          </table:table-cell>
          <table:table-cell table:formula="of:=(2^([.A2453]/8192)-1)*8192" office:value-type="float" office:value="1888.75732616196">
            <text:p>1889</text:p>
          </table:table-cell>
        </table:table-row>
        <table:table-row table:style-name="ro1">
          <table:table-cell office:value-type="float" office:value="2453">
            <text:p>2453</text:p>
          </table:table-cell>
          <table:table-cell table:formula="of:=(2^([.A2454]/8192)-1)*8192" office:value-type="float" office:value="1889.61032227284">
            <text:p>1890</text:p>
          </table:table-cell>
        </table:table-row>
        <table:table-row table:style-name="ro1">
          <table:table-cell office:value-type="float" office:value="2454">
            <text:p>2454</text:p>
          </table:table-cell>
          <table:table-cell table:formula="of:=(2^([.A2455]/8192)-1)*8192" office:value-type="float" office:value="1890.46339056106">
            <text:p>1890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table:formula="of:=(2^([.A2456]/8192)-1)*8192" office:value-type="float" office:value="1891.31653103275">
            <text:p>1891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table:formula="of:=(2^([.A2457]/8192)-1)*8192" office:value-type="float" office:value="1892.169743694">
            <text:p>1892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table:formula="of:=(2^([.A2458]/8192)-1)*8192" office:value-type="float" office:value="1893.02302855093">
            <text:p>1893</text:p>
          </table:table-cell>
        </table:table-row>
        <table:table-row table:style-name="ro1">
          <table:table-cell office:value-type="float" office:value="2458">
            <text:p>2458</text:p>
          </table:table-cell>
          <table:table-cell table:formula="of:=(2^([.A2459]/8192)-1)*8192" office:value-type="float" office:value="1893.87638560964">
            <text:p>1894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table:formula="of:=(2^([.A2460]/8192)-1)*8192" office:value-type="float" office:value="1894.72981487625">
            <text:p>1895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table:formula="of:=(2^([.A2461]/8192)-1)*8192" office:value-type="float" office:value="1895.58331635686">
            <text:p>1896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table:formula="of:=(2^([.A2462]/8192)-1)*8192" office:value-type="float" office:value="1896.43689005758">
            <text:p>1896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table:formula="of:=(2^([.A2463]/8192)-1)*8192" office:value-type="float" office:value="1897.29053598453">
            <text:p>1897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table:formula="of:=(2^([.A2464]/8192)-1)*8192" office:value-type="float" office:value="1898.14425414382">
            <text:p>1898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table:formula="of:=(2^([.A2465]/8192)-1)*8192" office:value-type="float" office:value="1898.99804454155">
            <text:p>1899</text:p>
          </table:table-cell>
        </table:table-row>
        <table:table-row table:style-name="ro1">
          <table:table-cell office:value-type="float" office:value="2465">
            <text:p>2465</text:p>
          </table:table-cell>
          <table:table-cell table:formula="of:=(2^([.A2466]/8192)-1)*8192" office:value-type="float" office:value="1899.85190718385">
            <text:p>1900</text:p>
          </table:table-cell>
        </table:table-row>
        <table:table-row table:style-name="ro1">
          <table:table-cell office:value-type="float" office:value="2466">
            <text:p>2466</text:p>
          </table:table-cell>
          <table:table-cell table:formula="of:=(2^([.A2467]/8192)-1)*8192" office:value-type="float" office:value="1900.70584207681">
            <text:p>1901</text:p>
          </table:table-cell>
        </table:table-row>
        <table:table-row table:style-name="ro1">
          <table:table-cell office:value-type="float" office:value="2467">
            <text:p>2467</text:p>
          </table:table-cell>
          <table:table-cell table:formula="of:=(2^([.A2468]/8192)-1)*8192" office:value-type="float" office:value="1901.55984922657">
            <text:p>1902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table:formula="of:=(2^([.A2469]/8192)-1)*8192" office:value-type="float" office:value="1902.41392863923">
            <text:p>1902</text:p>
          </table:table-cell>
        </table:table-row>
        <table:table-row table:style-name="ro1">
          <table:table-cell office:value-type="float" office:value="2469">
            <text:p>2469</text:p>
          </table:table-cell>
          <table:table-cell table:formula="of:=(2^([.A2470]/8192)-1)*8192" office:value-type="float" office:value="1903.2680803209">
            <text:p>1903</text:p>
          </table:table-cell>
        </table:table-row>
        <table:table-row table:style-name="ro1">
          <table:table-cell office:value-type="float" office:value="2470">
            <text:p>2470</text:p>
          </table:table-cell>
          <table:table-cell table:formula="of:=(2^([.A2471]/8192)-1)*8192" office:value-type="float" office:value="1904.12230427771">
            <text:p>1904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table:formula="of:=(2^([.A2472]/8192)-1)*8192" office:value-type="float" office:value="1904.97660051576">
            <text:p>1905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table:formula="of:=(2^([.A2473]/8192)-1)*8192" office:value-type="float" office:value="1905.83096904118">
            <text:p>1906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table:formula="of:=(2^([.A2474]/8192)-1)*8192" office:value-type="float" office:value="1906.68540986008">
            <text:p>1907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table:formula="of:=(2^([.A2475]/8192)-1)*8192" office:value-type="float" office:value="1907.53992297857">
            <text:p>1908</text:p>
          </table:table-cell>
        </table:table-row>
        <table:table-row table:style-name="ro1">
          <table:table-cell office:value-type="float" office:value="2475">
            <text:p>2475</text:p>
          </table:table-cell>
          <table:table-cell table:formula="of:=(2^([.A2476]/8192)-1)*8192" office:value-type="float" office:value="1908.39450840278">
            <text:p>1908</text:p>
          </table:table-cell>
        </table:table-row>
        <table:table-row table:style-name="ro1">
          <table:table-cell office:value-type="float" office:value="2476">
            <text:p>2476</text:p>
          </table:table-cell>
          <table:table-cell table:formula="of:=(2^([.A2477]/8192)-1)*8192" office:value-type="float" office:value="1909.24916613883">
            <text:p>1909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table:formula="of:=(2^([.A2478]/8192)-1)*8192" office:value-type="float" office:value="1910.10389619282">
            <text:p>1910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table:formula="of:=(2^([.A2479]/8192)-1)*8192" office:value-type="float" office:value="1910.95869857089">
            <text:p>1911</text:p>
          </table:table-cell>
        </table:table-row>
        <table:table-row table:style-name="ro1">
          <table:table-cell office:value-type="float" office:value="2479">
            <text:p>2479</text:p>
          </table:table-cell>
          <table:table-cell table:formula="of:=(2^([.A2480]/8192)-1)*8192" office:value-type="float" office:value="1911.81357327915">
            <text:p>1912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table:formula="of:=(2^([.A2481]/8192)-1)*8192" office:value-type="float" office:value="1912.66852032372">
            <text:p>1913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table:formula="of:=(2^([.A2482]/8192)-1)*8192" office:value-type="float" office:value="1913.52353971072">
            <text:p>1914</text:p>
          </table:table-cell>
        </table:table-row>
        <table:table-row table:style-name="ro1">
          <table:table-cell office:value-type="float" office:value="2482">
            <text:p>2482</text:p>
          </table:table-cell>
          <table:table-cell table:formula="of:=(2^([.A2483]/8192)-1)*8192" office:value-type="float" office:value="1914.37863144627">
            <text:p>1914</text:p>
          </table:table-cell>
        </table:table-row>
        <table:table-row table:style-name="ro1">
          <table:table-cell office:value-type="float" office:value="2483">
            <text:p>2483</text:p>
          </table:table-cell>
          <table:table-cell table:formula="of:=(2^([.A2484]/8192)-1)*8192" office:value-type="float" office:value="1915.2337955365">
            <text:p>1915</text:p>
          </table:table-cell>
        </table:table-row>
        <table:table-row table:style-name="ro1">
          <table:table-cell office:value-type="float" office:value="2484">
            <text:p>2484</text:p>
          </table:table-cell>
          <table:table-cell table:formula="of:=(2^([.A2485]/8192)-1)*8192" office:value-type="float" office:value="1916.08903198753">
            <text:p>1916</text:p>
          </table:table-cell>
        </table:table-row>
        <table:table-row table:style-name="ro1">
          <table:table-cell office:value-type="float" office:value="2485">
            <text:p>2485</text:p>
          </table:table-cell>
          <table:table-cell table:formula="of:=(2^([.A2486]/8192)-1)*8192" office:value-type="float" office:value="1916.94434080548">
            <text:p>1917</text:p>
          </table:table-cell>
        </table:table-row>
        <table:table-row table:style-name="ro1">
          <table:table-cell office:value-type="float" office:value="2486">
            <text:p>2486</text:p>
          </table:table-cell>
          <table:table-cell table:formula="of:=(2^([.A2487]/8192)-1)*8192" office:value-type="float" office:value="1917.79972199647">
            <text:p>1918</text:p>
          </table:table-cell>
        </table:table-row>
        <table:table-row table:style-name="ro1">
          <table:table-cell office:value-type="float" office:value="2487">
            <text:p>2487</text:p>
          </table:table-cell>
          <table:table-cell table:formula="of:=(2^([.A2488]/8192)-1)*8192" office:value-type="float" office:value="1918.65517556664">
            <text:p>1919</text:p>
          </table:table-cell>
        </table:table-row>
        <table:table-row table:style-name="ro1">
          <table:table-cell office:value-type="float" office:value="2488">
            <text:p>2488</text:p>
          </table:table-cell>
          <table:table-cell table:formula="of:=(2^([.A2489]/8192)-1)*8192" office:value-type="float" office:value="1919.51070152209">
            <text:p>1920</text:p>
          </table:table-cell>
        </table:table-row>
        <table:table-row table:style-name="ro1">
          <table:table-cell office:value-type="float" office:value="2489">
            <text:p>2489</text:p>
          </table:table-cell>
          <table:table-cell table:formula="of:=(2^([.A2490]/8192)-1)*8192" office:value-type="float" office:value="1920.36629986896">
            <text:p>1920</text:p>
          </table:table-cell>
        </table:table-row>
        <table:table-row table:style-name="ro1">
          <table:table-cell office:value-type="float" office:value="2490">
            <text:p>2490</text:p>
          </table:table-cell>
          <table:table-cell table:formula="of:=(2^([.A2491]/8192)-1)*8192" office:value-type="float" office:value="1921.22197061337">
            <text:p>1921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table:formula="of:=(2^([.A2492]/8192)-1)*8192" office:value-type="float" office:value="1922.07771376146">
            <text:p>1922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table:formula="of:=(2^([.A2493]/8192)-1)*8192" office:value-type="float" office:value="1922.93352931934">
            <text:p>1923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table:formula="of:=(2^([.A2494]/8192)-1)*8192" office:value-type="float" office:value="1923.78941729314">
            <text:p>1924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table:formula="of:=(2^([.A2495]/8192)-1)*8192" office:value-type="float" office:value="1924.64537768899">
            <text:p>1925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table:formula="of:=(2^([.A2496]/8192)-1)*8192" office:value-type="float" office:value="1925.50141051302">
            <text:p>1926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table:formula="of:=(2^([.A2497]/8192)-1)*8192" office:value-type="float" office:value="1926.35751577136">
            <text:p>1926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table:formula="of:=(2^([.A2498]/8192)-1)*8192" office:value-type="float" office:value="1927.21369347013">
            <text:p>1927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table:formula="of:=(2^([.A2499]/8192)-1)*8192" office:value-type="float" office:value="1928.06994361547">
            <text:p>1928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table:formula="of:=(2^([.A2500]/8192)-1)*8192" office:value-type="float" office:value="1928.9262662135">
            <text:p>1929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table:formula="of:=(2^([.A2501]/8192)-1)*8192" office:value-type="float" office:value="1929.78266127036">
            <text:p>1930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table:formula="of:=(2^([.A2502]/8192)-1)*8192" office:value-type="float" office:value="1930.63912879218">
            <text:p>1931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table:formula="of:=(2^([.A2503]/8192)-1)*8192" office:value-type="float" office:value="1931.49566878509">
            <text:p>1931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table:formula="of:=(2^([.A2504]/8192)-1)*8192" office:value-type="float" office:value="1932.35228125522">
            <text:p>1932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table:formula="of:=(2^([.A2505]/8192)-1)*8192" office:value-type="float" office:value="1933.20896620871">
            <text:p>1933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table:formula="of:=(2^([.A2506]/8192)-1)*8192" office:value-type="float" office:value="1934.06572365168">
            <text:p>1934</text:p>
          </table:table-cell>
        </table:table-row>
        <table:table-row table:style-name="ro1">
          <table:table-cell office:value-type="float" office:value="2506">
            <text:p>2506</text:p>
          </table:table-cell>
          <table:table-cell table:formula="of:=(2^([.A2507]/8192)-1)*8192" office:value-type="float" office:value="1934.92255359027">
            <text:p>1935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table:formula="of:=(2^([.A2508]/8192)-1)*8192" office:value-type="float" office:value="1935.77945603062">
            <text:p>1936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table:formula="of:=(2^([.A2509]/8192)-1)*8192" office:value-type="float" office:value="1936.63643097886">
            <text:p>1937</text:p>
          </table:table-cell>
        </table:table-row>
        <table:table-row table:style-name="ro1">
          <table:table-cell office:value-type="float" office:value="2509">
            <text:p>2509</text:p>
          </table:table-cell>
          <table:table-cell table:formula="of:=(2^([.A2510]/8192)-1)*8192" office:value-type="float" office:value="1937.49347844112">
            <text:p>1937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table:formula="of:=(2^([.A2511]/8192)-1)*8192" office:value-type="float" office:value="1938.35059842355">
            <text:p>1938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table:formula="of:=(2^([.A2512]/8192)-1)*8192" office:value-type="float" office:value="1939.20779093228">
            <text:p>1939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table:formula="of:=(2^([.A2513]/8192)-1)*8192" office:value-type="float" office:value="1940.06505597343">
            <text:p>1940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table:formula="of:=(2^([.A2514]/8192)-1)*8192" office:value-type="float" office:value="1940.92239355317">
            <text:p>1941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table:formula="of:=(2^([.A2515]/8192)-1)*8192" office:value-type="float" office:value="1941.77980367761">
            <text:p>1942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table:formula="of:=(2^([.A2516]/8192)-1)*8192" office:value-type="float" office:value="1942.6372863529">
            <text:p>1943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table:formula="of:=(2^([.A2517]/8192)-1)*8192" office:value-type="float" office:value="1943.49484158518">
            <text:p>1943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table:formula="of:=(2^([.A2518]/8192)-1)*8192" office:value-type="float" office:value="1944.35246938059">
            <text:p>1944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table:formula="of:=(2^([.A2519]/8192)-1)*8192" office:value-type="float" office:value="1945.21016974527">
            <text:p>1945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table:formula="of:=(2^([.A2520]/8192)-1)*8192" office:value-type="float" office:value="1946.06794268535">
            <text:p>1946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table:formula="of:=(2^([.A2521]/8192)-1)*8192" office:value-type="float" office:value="1946.92578820698">
            <text:p>1947</text:p>
          </table:table-cell>
        </table:table-row>
        <table:table-row table:style-name="ro1">
          <table:table-cell office:value-type="float" office:value="2521">
            <text:p>2521</text:p>
          </table:table-cell>
          <table:table-cell table:formula="of:=(2^([.A2522]/8192)-1)*8192" office:value-type="float" office:value="1947.7837063163">
            <text:p>1948</text:p>
          </table:table-cell>
        </table:table-row>
        <table:table-row table:style-name="ro1">
          <table:table-cell office:value-type="float" office:value="2522">
            <text:p>2522</text:p>
          </table:table-cell>
          <table:table-cell table:formula="of:=(2^([.A2523]/8192)-1)*8192" office:value-type="float" office:value="1948.64169701946">
            <text:p>1949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table:formula="of:=(2^([.A2524]/8192)-1)*8192" office:value-type="float" office:value="1949.49976032259">
            <text:p>1949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table:formula="of:=(2^([.A2525]/8192)-1)*8192" office:value-type="float" office:value="1950.35789623184">
            <text:p>1950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table:formula="of:=(2^([.A2526]/8192)-1)*8192" office:value-type="float" office:value="1951.21610475335">
            <text:p>1951</text:p>
          </table:table-cell>
        </table:table-row>
        <table:table-row table:style-name="ro1">
          <table:table-cell office:value-type="float" office:value="2526">
            <text:p>2526</text:p>
          </table:table-cell>
          <table:table-cell table:formula="of:=(2^([.A2527]/8192)-1)*8192" office:value-type="float" office:value="1952.07438589327">
            <text:p>1952</text:p>
          </table:table-cell>
        </table:table-row>
        <table:table-row table:style-name="ro1">
          <table:table-cell office:value-type="float" office:value="2527">
            <text:p>2527</text:p>
          </table:table-cell>
          <table:table-cell table:formula="of:=(2^([.A2528]/8192)-1)*8192" office:value-type="float" office:value="1952.93273965773">
            <text:p>1953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table:formula="of:=(2^([.A2529]/8192)-1)*8192" office:value-type="float" office:value="1953.7911660529">
            <text:p>1954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table:formula="of:=(2^([.A2530]/8192)-1)*8192" office:value-type="float" office:value="1954.6496650849">
            <text:p>1955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table:formula="of:=(2^([.A2531]/8192)-1)*8192" office:value-type="float" office:value="1955.5082367599">
            <text:p>1956</text:p>
          </table:table-cell>
        </table:table-row>
        <table:table-row table:style-name="ro1">
          <table:table-cell office:value-type="float" office:value="2531">
            <text:p>2531</text:p>
          </table:table-cell>
          <table:table-cell table:formula="of:=(2^([.A2532]/8192)-1)*8192" office:value-type="float" office:value="1956.36688108403">
            <text:p>1956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table:formula="of:=(2^([.A2533]/8192)-1)*8192" office:value-type="float" office:value="1957.22559806344">
            <text:p>1957</text:p>
          </table:table-cell>
        </table:table-row>
        <table:table-row table:style-name="ro1">
          <table:table-cell office:value-type="float" office:value="2533">
            <text:p>2533</text:p>
          </table:table-cell>
          <table:table-cell table:formula="of:=(2^([.A2534]/8192)-1)*8192" office:value-type="float" office:value="1958.08438770428">
            <text:p>1958</text:p>
          </table:table-cell>
        </table:table-row>
        <table:table-row table:style-name="ro1">
          <table:table-cell office:value-type="float" office:value="2534">
            <text:p>2534</text:p>
          </table:table-cell>
          <table:table-cell table:formula="of:=(2^([.A2535]/8192)-1)*8192" office:value-type="float" office:value="1958.9432500127">
            <text:p>1959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table:formula="of:=(2^([.A2536]/8192)-1)*8192" office:value-type="float" office:value="1959.80218499485">
            <text:p>1960</text:p>
          </table:table-cell>
        </table:table-row>
        <table:table-row table:style-name="ro1">
          <table:table-cell office:value-type="float" office:value="2536">
            <text:p>2536</text:p>
          </table:table-cell>
          <table:table-cell table:formula="of:=(2^([.A2537]/8192)-1)*8192" office:value-type="float" office:value="1960.66119265687">
            <text:p>1961</text:p>
          </table:table-cell>
        </table:table-row>
        <table:table-row table:style-name="ro1">
          <table:table-cell office:value-type="float" office:value="2537">
            <text:p>2537</text:p>
          </table:table-cell>
          <table:table-cell table:formula="of:=(2^([.A2538]/8192)-1)*8192" office:value-type="float" office:value="1961.52027300492">
            <text:p>1962</text:p>
          </table:table-cell>
        </table:table-row>
        <table:table-row table:style-name="ro1">
          <table:table-cell office:value-type="float" office:value="2538">
            <text:p>2538</text:p>
          </table:table-cell>
          <table:table-cell table:formula="of:=(2^([.A2539]/8192)-1)*8192" office:value-type="float" office:value="1962.37942604515">
            <text:p>1962</text:p>
          </table:table-cell>
        </table:table-row>
        <table:table-row table:style-name="ro1">
          <table:table-cell office:value-type="float" office:value="2539">
            <text:p>2539</text:p>
          </table:table-cell>
          <table:table-cell table:formula="of:=(2^([.A2540]/8192)-1)*8192" office:value-type="float" office:value="1963.23865178371">
            <text:p>1963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table:formula="of:=(2^([.A2541]/8192)-1)*8192" office:value-type="float" office:value="1964.09795022674">
            <text:p>1964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table:formula="of:=(2^([.A2542]/8192)-1)*8192" office:value-type="float" office:value="1964.95732138041">
            <text:p>1965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table:formula="of:=(2^([.A2543]/8192)-1)*8192" office:value-type="float" office:value="1965.81676525086">
            <text:p>1966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table:formula="of:=(2^([.A2544]/8192)-1)*8192" office:value-type="float" office:value="1966.67628184425">
            <text:p>1967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table:formula="of:=(2^([.A2545]/8192)-1)*8192" office:value-type="float" office:value="1967.53587116673">
            <text:p>1968</text:p>
          </table:table-cell>
        </table:table-row>
        <table:table-row table:style-name="ro1">
          <table:table-cell office:value-type="float" office:value="2545">
            <text:p>2545</text:p>
          </table:table-cell>
          <table:table-cell table:formula="of:=(2^([.A2546]/8192)-1)*8192" office:value-type="float" office:value="1968.39553322445">
            <text:p>1968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table:formula="of:=(2^([.A2547]/8192)-1)*8192" office:value-type="float" office:value="1969.25526802357">
            <text:p>1969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table:formula="of:=(2^([.A2548]/8192)-1)*8192" office:value-type="float" office:value="1970.11507557024">
            <text:p>1970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table:formula="of:=(2^([.A2549]/8192)-1)*8192" office:value-type="float" office:value="1970.97495587063">
            <text:p>1971</text:p>
          </table:table-cell>
        </table:table-row>
        <table:table-row table:style-name="ro1">
          <table:table-cell office:value-type="float" office:value="2549">
            <text:p>2549</text:p>
          </table:table-cell>
          <table:table-cell table:formula="of:=(2^([.A2550]/8192)-1)*8192" office:value-type="float" office:value="1971.83490893088">
            <text:p>1972</text:p>
          </table:table-cell>
        </table:table-row>
        <table:table-row table:style-name="ro1">
          <table:table-cell office:value-type="float" office:value="2550">
            <text:p>2550</text:p>
          </table:table-cell>
          <table:table-cell table:formula="of:=(2^([.A2551]/8192)-1)*8192" office:value-type="float" office:value="1972.69493475716">
            <text:p>1973</text:p>
          </table:table-cell>
        </table:table-row>
        <table:table-row table:style-name="ro1">
          <table:table-cell office:value-type="float" office:value="2551">
            <text:p>2551</text:p>
          </table:table-cell>
          <table:table-cell table:formula="of:=(2^([.A2552]/8192)-1)*8192" office:value-type="float" office:value="1973.55503335561">
            <text:p>1974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table:formula="of:=(2^([.A2553]/8192)-1)*8192" office:value-type="float" office:value="1974.4152047324">
            <text:p>1974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table:formula="of:=(2^([.A2554]/8192)-1)*8192" office:value-type="float" office:value="1975.27544889369">
            <text:p>1975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table:formula="of:=(2^([.A2555]/8192)-1)*8192" office:value-type="float" office:value="1976.13576584563">
            <text:p>1976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table:formula="of:=(2^([.A2556]/8192)-1)*8192" office:value-type="float" office:value="1976.99615559438">
            <text:p>1977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table:formula="of:=(2^([.A2557]/8192)-1)*8192" office:value-type="float" office:value="1977.85661814611">
            <text:p>1978</text:p>
          </table:table-cell>
        </table:table-row>
        <table:table-row table:style-name="ro1">
          <table:table-cell office:value-type="float" office:value="2557">
            <text:p>2557</text:p>
          </table:table-cell>
          <table:table-cell table:formula="of:=(2^([.A2558]/8192)-1)*8192" office:value-type="float" office:value="1978.71715350698">
            <text:p>1979</text:p>
          </table:table-cell>
        </table:table-row>
        <table:table-row table:style-name="ro1">
          <table:table-cell office:value-type="float" office:value="2558">
            <text:p>2558</text:p>
          </table:table-cell>
          <table:table-cell table:formula="of:=(2^([.A2559]/8192)-1)*8192" office:value-type="float" office:value="1979.57776168313">
            <text:p>1980</text:p>
          </table:table-cell>
        </table:table-row>
        <table:table-row table:style-name="ro1">
          <table:table-cell office:value-type="float" office:value="2559">
            <text:p>2559</text:p>
          </table:table-cell>
          <table:table-cell table:formula="of:=(2^([.A2560]/8192)-1)*8192" office:value-type="float" office:value="1980.43844268075">
            <text:p>1980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table:formula="of:=(2^([.A2561]/8192)-1)*8192" office:value-type="float" office:value="1981.29919650598">
            <text:p>1981</text:p>
          </table:table-cell>
        </table:table-row>
        <table:table-row table:style-name="ro1">
          <table:table-cell office:value-type="float" office:value="2561">
            <text:p>2561</text:p>
          </table:table-cell>
          <table:table-cell table:formula="of:=(2^([.A2562]/8192)-1)*8192" office:value-type="float" office:value="1982.16002316499">
            <text:p>1982</text:p>
          </table:table-cell>
        </table:table-row>
        <table:table-row table:style-name="ro1">
          <table:table-cell office:value-type="float" office:value="2562">
            <text:p>2562</text:p>
          </table:table-cell>
          <table:table-cell table:formula="of:=(2^([.A2563]/8192)-1)*8192" office:value-type="float" office:value="1983.02092266395">
            <text:p>1983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table:formula="of:=(2^([.A2564]/8192)-1)*8192" office:value-type="float" office:value="1983.88189500901">
            <text:p>1984</text:p>
          </table:table-cell>
        </table:table-row>
        <table:table-row table:style-name="ro1">
          <table:table-cell office:value-type="float" office:value="2564">
            <text:p>2564</text:p>
          </table:table-cell>
          <table:table-cell table:formula="of:=(2^([.A2565]/8192)-1)*8192" office:value-type="float" office:value="1984.74294020634">
            <text:p>1985</text:p>
          </table:table-cell>
        </table:table-row>
        <table:table-row table:style-name="ro1">
          <table:table-cell office:value-type="float" office:value="2565">
            <text:p>2565</text:p>
          </table:table-cell>
          <table:table-cell table:formula="of:=(2^([.A2566]/8192)-1)*8192" office:value-type="float" office:value="1985.60405826211">
            <text:p>1986</text:p>
          </table:table-cell>
        </table:table-row>
        <table:table-row table:style-name="ro1">
          <table:table-cell office:value-type="float" office:value="2566">
            <text:p>2566</text:p>
          </table:table-cell>
          <table:table-cell table:formula="of:=(2^([.A2567]/8192)-1)*8192" office:value-type="float" office:value="1986.46524918248">
            <text:p>1986</text:p>
          </table:table-cell>
        </table:table-row>
        <table:table-row table:style-name="ro1">
          <table:table-cell office:value-type="float" office:value="2567">
            <text:p>2567</text:p>
          </table:table-cell>
          <table:table-cell table:formula="of:=(2^([.A2568]/8192)-1)*8192" office:value-type="float" office:value="1987.32651297362">
            <text:p>1987</text:p>
          </table:table-cell>
        </table:table-row>
        <table:table-row table:style-name="ro1">
          <table:table-cell office:value-type="float" office:value="2568">
            <text:p>2568</text:p>
          </table:table-cell>
          <table:table-cell table:formula="of:=(2^([.A2569]/8192)-1)*8192" office:value-type="float" office:value="1988.18784964168">
            <text:p>1988</text:p>
          </table:table-cell>
        </table:table-row>
        <table:table-row table:style-name="ro1">
          <table:table-cell office:value-type="float" office:value="2569">
            <text:p>2569</text:p>
          </table:table-cell>
          <table:table-cell table:formula="of:=(2^([.A2570]/8192)-1)*8192" office:value-type="float" office:value="1989.04925919285">
            <text:p>1989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table:formula="of:=(2^([.A2571]/8192)-1)*8192" office:value-type="float" office:value="1989.91074163328">
            <text:p>1990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table:formula="of:=(2^([.A2572]/8192)-1)*8192" office:value-type="float" office:value="1990.77229696914">
            <text:p>1991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table:formula="of:=(2^([.A2573]/8192)-1)*8192" office:value-type="float" office:value="1991.6339252066">
            <text:p>1992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table:formula="of:=(2^([.A2574]/8192)-1)*8192" office:value-type="float" office:value="1992.49562635184">
            <text:p>1992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table:formula="of:=(2^([.A2575]/8192)-1)*8192" office:value-type="float" office:value="1993.35740041101">
            <text:p>1993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table:formula="of:=(2^([.A2576]/8192)-1)*8192" office:value-type="float" office:value="1994.2192473903">
            <text:p>1994</text:p>
          </table:table-cell>
        </table:table-row>
        <table:table-row table:style-name="ro1">
          <table:table-cell office:value-type="float" office:value="2576">
            <text:p>2576</text:p>
          </table:table-cell>
          <table:table-cell table:formula="of:=(2^([.A2577]/8192)-1)*8192" office:value-type="float" office:value="1995.08116729586">
            <text:p>1995</text:p>
          </table:table-cell>
        </table:table-row>
        <table:table-row table:style-name="ro1">
          <table:table-cell office:value-type="float" office:value="2577">
            <text:p>2577</text:p>
          </table:table-cell>
          <table:table-cell table:formula="of:=(2^([.A2578]/8192)-1)*8192" office:value-type="float" office:value="1995.94316013387">
            <text:p>1996</text:p>
          </table:table-cell>
        </table:table-row>
        <table:table-row table:style-name="ro1">
          <table:table-cell office:value-type="float" office:value="2578">
            <text:p>2578</text:p>
          </table:table-cell>
          <table:table-cell table:formula="of:=(2^([.A2579]/8192)-1)*8192" office:value-type="float" office:value="1996.8052259105">
            <text:p>1997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table:formula="of:=(2^([.A2580]/8192)-1)*8192" office:value-type="float" office:value="1997.66736463193">
            <text:p>1998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table:formula="of:=(2^([.A2581]/8192)-1)*8192" office:value-type="float" office:value="1998.52957630431">
            <text:p>1999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table:formula="of:=(2^([.A2582]/8192)-1)*8192" office:value-type="float" office:value="1999.39186093384">
            <text:p>1999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table:formula="of:=(2^([.A2583]/8192)-1)*8192" office:value-type="float" office:value="2000.25421852668">
            <text:p>2000</text:p>
          </table:table-cell>
        </table:table-row>
        <table:table-row table:style-name="ro1">
          <table:table-cell office:value-type="float" office:value="2583">
            <text:p>2583</text:p>
          </table:table-cell>
          <table:table-cell table:formula="of:=(2^([.A2584]/8192)-1)*8192" office:value-type="float" office:value="2001.11664908901">
            <text:p>2001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table:formula="of:=(2^([.A2585]/8192)-1)*8192" office:value-type="float" office:value="2001.97915262699">
            <text:p>2002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table:formula="of:=(2^([.A2586]/8192)-1)*8192" office:value-type="float" office:value="2002.84172914681">
            <text:p>2003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table:formula="of:=(2^([.A2587]/8192)-1)*8192" office:value-type="float" office:value="2003.70437865464">
            <text:p>2004</text:p>
          </table:table-cell>
        </table:table-row>
        <table:table-row table:style-name="ro1">
          <table:table-cell office:value-type="float" office:value="2587">
            <text:p>2587</text:p>
          </table:table-cell>
          <table:table-cell table:formula="of:=(2^([.A2588]/8192)-1)*8192" office:value-type="float" office:value="2004.56710115665">
            <text:p>2005</text:p>
          </table:table-cell>
        </table:table-row>
        <table:table-row table:style-name="ro1">
          <table:table-cell office:value-type="float" office:value="2588">
            <text:p>2588</text:p>
          </table:table-cell>
          <table:table-cell table:formula="of:=(2^([.A2589]/8192)-1)*8192" office:value-type="float" office:value="2005.42989665903">
            <text:p>2005</text:p>
          </table:table-cell>
        </table:table-row>
        <table:table-row table:style-name="ro1">
          <table:table-cell office:value-type="float" office:value="2589">
            <text:p>2589</text:p>
          </table:table-cell>
          <table:table-cell table:formula="of:=(2^([.A2590]/8192)-1)*8192" office:value-type="float" office:value="2006.29276516795">
            <text:p>2006</text:p>
          </table:table-cell>
        </table:table-row>
        <table:table-row table:style-name="ro1">
          <table:table-cell office:value-type="float" office:value="2590">
            <text:p>2590</text:p>
          </table:table-cell>
          <table:table-cell table:formula="of:=(2^([.A2591]/8192)-1)*8192" office:value-type="float" office:value="2007.15570668958">
            <text:p>2007</text:p>
          </table:table-cell>
        </table:table-row>
        <table:table-row table:style-name="ro1">
          <table:table-cell office:value-type="float" office:value="2591">
            <text:p>2591</text:p>
          </table:table-cell>
          <table:table-cell table:formula="of:=(2^([.A2592]/8192)-1)*8192" office:value-type="float" office:value="2008.01872123011">
            <text:p>2008</text:p>
          </table:table-cell>
        </table:table-row>
        <table:table-row table:style-name="ro1">
          <table:table-cell office:value-type="float" office:value="2592">
            <text:p>2592</text:p>
          </table:table-cell>
          <table:table-cell table:formula="of:=(2^([.A2593]/8192)-1)*8192" office:value-type="float" office:value="2008.88180879571">
            <text:p>2009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table:formula="of:=(2^([.A2594]/8192)-1)*8192" office:value-type="float" office:value="2009.74496939257">
            <text:p>2010</text:p>
          </table:table-cell>
        </table:table-row>
        <table:table-row table:style-name="ro1">
          <table:table-cell office:value-type="float" office:value="2594">
            <text:p>2594</text:p>
          </table:table-cell>
          <table:table-cell table:formula="of:=(2^([.A2595]/8192)-1)*8192" office:value-type="float" office:value="2010.60820302686">
            <text:p>2011</text:p>
          </table:table-cell>
        </table:table-row>
        <table:table-row table:style-name="ro1">
          <table:table-cell office:value-type="float" office:value="2595">
            <text:p>2595</text:p>
          </table:table-cell>
          <table:table-cell table:formula="of:=(2^([.A2596]/8192)-1)*8192" office:value-type="float" office:value="2011.47150970476">
            <text:p>2011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table:formula="of:=(2^([.A2597]/8192)-1)*8192" office:value-type="float" office:value="2012.33488943245">
            <text:p>2012</text:p>
          </table:table-cell>
        </table:table-row>
        <table:table-row table:style-name="ro1">
          <table:table-cell office:value-type="float" office:value="2597">
            <text:p>2597</text:p>
          </table:table-cell>
          <table:table-cell table:formula="of:=(2^([.A2598]/8192)-1)*8192" office:value-type="float" office:value="2013.19834221612">
            <text:p>2013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 table:formula="of:=(2^([.A2599]/8192)-1)*8192" office:value-type="float" office:value="2014.06186806194">
            <text:p>2014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table:formula="of:=(2^([.A2600]/8192)-1)*8192" office:value-type="float" office:value="2014.92546697611">
            <text:p>2015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table:formula="of:=(2^([.A2601]/8192)-1)*8192" office:value-type="float" office:value="2015.78913896479">
            <text:p>2016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table:formula="of:=(2^([.A2602]/8192)-1)*8192" office:value-type="float" office:value="2016.65288403418">
            <text:p>2017</text:p>
          </table:table-cell>
        </table:table-row>
        <table:table-row table:style-name="ro1">
          <table:table-cell office:value-type="float" office:value="2602">
            <text:p>2602</text:p>
          </table:table-cell>
          <table:table-cell table:formula="of:=(2^([.A2603]/8192)-1)*8192" office:value-type="float" office:value="2017.51670219046">
            <text:p>2018</text:p>
          </table:table-cell>
        </table:table-row>
        <table:table-row table:style-name="ro1">
          <table:table-cell office:value-type="float" office:value="2603">
            <text:p>2603</text:p>
          </table:table-cell>
          <table:table-cell table:formula="of:=(2^([.A2604]/8192)-1)*8192" office:value-type="float" office:value="2018.38059343981">
            <text:p>2018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table:formula="of:=(2^([.A2605]/8192)-1)*8192" office:value-type="float" office:value="2019.24455778841">
            <text:p>2019</text:p>
          </table:table-cell>
        </table:table-row>
        <table:table-row table:style-name="ro1">
          <table:table-cell office:value-type="float" office:value="2605">
            <text:p>2605</text:p>
          </table:table-cell>
          <table:table-cell table:formula="of:=(2^([.A2606]/8192)-1)*8192" office:value-type="float" office:value="2020.10859524246">
            <text:p>2020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table:formula="of:=(2^([.A2607]/8192)-1)*8192" office:value-type="float" office:value="2020.97270580814">
            <text:p>2021</text:p>
          </table:table-cell>
        </table:table-row>
        <table:table-row table:style-name="ro1">
          <table:table-cell office:value-type="float" office:value="2607">
            <text:p>2607</text:p>
          </table:table-cell>
          <table:table-cell table:formula="of:=(2^([.A2608]/8192)-1)*8192" office:value-type="float" office:value="2021.83688949164">
            <text:p>2022</text:p>
          </table:table-cell>
        </table:table-row>
        <table:table-row table:style-name="ro1">
          <table:table-cell office:value-type="float" office:value="2608">
            <text:p>2608</text:p>
          </table:table-cell>
          <table:table-cell table:formula="of:=(2^([.A2609]/8192)-1)*8192" office:value-type="float" office:value="2022.70114629913">
            <text:p>2023</text:p>
          </table:table-cell>
        </table:table-row>
        <table:table-row table:style-name="ro1">
          <table:table-cell office:value-type="float" office:value="2609">
            <text:p>2609</text:p>
          </table:table-cell>
          <table:table-cell table:formula="of:=(2^([.A2610]/8192)-1)*8192" office:value-type="float" office:value="2023.56547623682">
            <text:p>2024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table:formula="of:=(2^([.A2611]/8192)-1)*8192" office:value-type="float" office:value="2024.42987931088">
            <text:p>2024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table:formula="of:=(2^([.A2612]/8192)-1)*8192" office:value-type="float" office:value="2025.29435552751">
            <text:p>2025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table:formula="of:=(2^([.A2613]/8192)-1)*8192" office:value-type="float" office:value="2026.1589048929">
            <text:p>2026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table:formula="of:=(2^([.A2614]/8192)-1)*8192" office:value-type="float" office:value="2027.02352741323">
            <text:p>2027</text:p>
          </table:table-cell>
        </table:table-row>
        <table:table-row table:style-name="ro1">
          <table:table-cell office:value-type="float" office:value="2614">
            <text:p>2614</text:p>
          </table:table-cell>
          <table:table-cell table:formula="of:=(2^([.A2615]/8192)-1)*8192" office:value-type="float" office:value="2027.88822309469">
            <text:p>2028</text:p>
          </table:table-cell>
        </table:table-row>
        <table:table-row table:style-name="ro1">
          <table:table-cell office:value-type="float" office:value="2615">
            <text:p>2615</text:p>
          </table:table-cell>
          <table:table-cell table:formula="of:=(2^([.A2616]/8192)-1)*8192" office:value-type="float" office:value="2028.75299194349">
            <text:p>2029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table:formula="of:=(2^([.A2617]/8192)-1)*8192" office:value-type="float" office:value="2029.61783396579">
            <text:p>2030</text:p>
          </table:table-cell>
        </table:table-row>
        <table:table-row table:style-name="ro1">
          <table:table-cell office:value-type="float" office:value="2617">
            <text:p>2617</text:p>
          </table:table-cell>
          <table:table-cell table:formula="of:=(2^([.A2618]/8192)-1)*8192" office:value-type="float" office:value="2030.48274916781">
            <text:p>2030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table:formula="of:=(2^([.A2619]/8192)-1)*8192" office:value-type="float" office:value="2031.34773755573">
            <text:p>2031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table:formula="of:=(2^([.A2620]/8192)-1)*8192" office:value-type="float" office:value="2032.21279913574">
            <text:p>2032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table:formula="of:=(2^([.A2621]/8192)-1)*8192" office:value-type="float" office:value="2033.07793391403">
            <text:p>2033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table:formula="of:=(2^([.A2622]/8192)-1)*8192" office:value-type="float" office:value="2033.94314189681">
            <text:p>2034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table:formula="of:=(2^([.A2623]/8192)-1)*8192" office:value-type="float" office:value="2034.80842309026">
            <text:p>2035</text:p>
          </table:table-cell>
        </table:table-row>
        <table:table-row table:style-name="ro1">
          <table:table-cell office:value-type="float" office:value="2623">
            <text:p>2623</text:p>
          </table:table-cell>
          <table:table-cell table:formula="of:=(2^([.A2624]/8192)-1)*8192" office:value-type="float" office:value="2035.67377750058">
            <text:p>2036</text:p>
          </table:table-cell>
        </table:table-row>
        <table:table-row table:style-name="ro1">
          <table:table-cell office:value-type="float" office:value="2624">
            <text:p>2624</text:p>
          </table:table-cell>
          <table:table-cell table:formula="of:=(2^([.A2625]/8192)-1)*8192" office:value-type="float" office:value="2036.53920513397">
            <text:p>2037</text:p>
          </table:table-cell>
        </table:table-row>
        <table:table-row table:style-name="ro1">
          <table:table-cell office:value-type="float" office:value="2625">
            <text:p>2625</text:p>
          </table:table-cell>
          <table:table-cell table:formula="of:=(2^([.A2626]/8192)-1)*8192" office:value-type="float" office:value="2037.40470599661">
            <text:p>2037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table:formula="of:=(2^([.A2627]/8192)-1)*8192" office:value-type="float" office:value="2038.27028009471">
            <text:p>2038</text:p>
          </table:table-cell>
        </table:table-row>
        <table:table-row table:style-name="ro1">
          <table:table-cell office:value-type="float" office:value="2627">
            <text:p>2627</text:p>
          </table:table-cell>
          <table:table-cell table:formula="of:=(2^([.A2628]/8192)-1)*8192" office:value-type="float" office:value="2039.13592743447">
            <text:p>2039</text:p>
          </table:table-cell>
        </table:table-row>
        <table:table-row table:style-name="ro1">
          <table:table-cell office:value-type="float" office:value="2628">
            <text:p>2628</text:p>
          </table:table-cell>
          <table:table-cell table:formula="of:=(2^([.A2629]/8192)-1)*8192" office:value-type="float" office:value="2040.00164802208">
            <text:p>2040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table:formula="of:=(2^([.A2630]/8192)-1)*8192" office:value-type="float" office:value="2040.86744186374">
            <text:p>2041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table:formula="of:=(2^([.A2631]/8192)-1)*8192" office:value-type="float" office:value="2041.73330896564">
            <text:p>2042</text:p>
          </table:table-cell>
        </table:table-row>
        <table:table-row table:style-name="ro1">
          <table:table-cell office:value-type="float" office:value="2631">
            <text:p>2631</text:p>
          </table:table-cell>
          <table:table-cell table:formula="of:=(2^([.A2632]/8192)-1)*8192" office:value-type="float" office:value="2042.59924933399">
            <text:p>2043</text:p>
          </table:table-cell>
        </table:table-row>
        <table:table-row table:style-name="ro1">
          <table:table-cell office:value-type="float" office:value="2632">
            <text:p>2632</text:p>
          </table:table-cell>
          <table:table-cell table:formula="of:=(2^([.A2633]/8192)-1)*8192" office:value-type="float" office:value="2043.46526297499">
            <text:p>2043</text:p>
          </table:table-cell>
        </table:table-row>
        <table:table-row table:style-name="ro1">
          <table:table-cell office:value-type="float" office:value="2633">
            <text:p>2633</text:p>
          </table:table-cell>
          <table:table-cell table:formula="of:=(2^([.A2634]/8192)-1)*8192" office:value-type="float" office:value="2044.33134989484">
            <text:p>2044</text:p>
          </table:table-cell>
        </table:table-row>
        <table:table-row table:style-name="ro1">
          <table:table-cell office:value-type="float" office:value="2634">
            <text:p>2634</text:p>
          </table:table-cell>
          <table:table-cell table:formula="of:=(2^([.A2635]/8192)-1)*8192" office:value-type="float" office:value="2045.19751009973">
            <text:p>2045</text:p>
          </table:table-cell>
        </table:table-row>
        <table:table-row table:style-name="ro1">
          <table:table-cell office:value-type="float" office:value="2635">
            <text:p>2635</text:p>
          </table:table-cell>
          <table:table-cell table:formula="of:=(2^([.A2636]/8192)-1)*8192" office:value-type="float" office:value="2046.06374359587">
            <text:p>2046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table:formula="of:=(2^([.A2637]/8192)-1)*8192" office:value-type="float" office:value="2046.93005038946">
            <text:p>2047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table:formula="of:=(2^([.A2638]/8192)-1)*8192" office:value-type="float" office:value="2047.7964304867">
            <text:p>2048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table:formula="of:=(2^([.A2639]/8192)-1)*8192" office:value-type="float" office:value="2048.6628838938">
            <text:p>2049</text:p>
          </table:table-cell>
        </table:table-row>
        <table:table-row table:style-name="ro1">
          <table:table-cell office:value-type="float" office:value="2639">
            <text:p>2639</text:p>
          </table:table-cell>
          <table:table-cell table:formula="of:=(2^([.A2640]/8192)-1)*8192" office:value-type="float" office:value="2049.52941061695">
            <text:p>2050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table:formula="of:=(2^([.A2641]/8192)-1)*8192" office:value-type="float" office:value="2050.39601066237">
            <text:p>2050</text:p>
          </table:table-cell>
        </table:table-row>
        <table:table-row table:style-name="ro1">
          <table:table-cell office:value-type="float" office:value="2641">
            <text:p>2641</text:p>
          </table:table-cell>
          <table:table-cell table:formula="of:=(2^([.A2642]/8192)-1)*8192" office:value-type="float" office:value="2051.26268403625">
            <text:p>2051</text:p>
          </table:table-cell>
        </table:table-row>
        <table:table-row table:style-name="ro1">
          <table:table-cell office:value-type="float" office:value="2642">
            <text:p>2642</text:p>
          </table:table-cell>
          <table:table-cell table:formula="of:=(2^([.A2643]/8192)-1)*8192" office:value-type="float" office:value="2052.1294307448">
            <text:p>2052</text:p>
          </table:table-cell>
        </table:table-row>
        <table:table-row table:style-name="ro1">
          <table:table-cell office:value-type="float" office:value="2643">
            <text:p>2643</text:p>
          </table:table-cell>
          <table:table-cell table:formula="of:=(2^([.A2644]/8192)-1)*8192" office:value-type="float" office:value="2052.99625079423">
            <text:p>2053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table:formula="of:=(2^([.A2645]/8192)-1)*8192" office:value-type="float" office:value="2053.86314419074">
            <text:p>2054</text:p>
          </table:table-cell>
        </table:table-row>
        <table:table-row table:style-name="ro1">
          <table:table-cell office:value-type="float" office:value="2645">
            <text:p>2645</text:p>
          </table:table-cell>
          <table:table-cell table:formula="of:=(2^([.A2646]/8192)-1)*8192" office:value-type="float" office:value="2054.73011094054">
            <text:p>2055</text:p>
          </table:table-cell>
        </table:table-row>
        <table:table-row table:style-name="ro1">
          <table:table-cell office:value-type="float" office:value="2646">
            <text:p>2646</text:p>
          </table:table-cell>
          <table:table-cell table:formula="of:=(2^([.A2647]/8192)-1)*8192" office:value-type="float" office:value="2055.59715104983">
            <text:p>2056</text:p>
          </table:table-cell>
        </table:table-row>
        <table:table-row table:style-name="ro1">
          <table:table-cell office:value-type="float" office:value="2647">
            <text:p>2647</text:p>
          </table:table-cell>
          <table:table-cell table:formula="of:=(2^([.A2648]/8192)-1)*8192" office:value-type="float" office:value="2056.46426452482">
            <text:p>2056</text:p>
          </table:table-cell>
        </table:table-row>
        <table:table-row table:style-name="ro1">
          <table:table-cell office:value-type="float" office:value="2648">
            <text:p>2648</text:p>
          </table:table-cell>
          <table:table-cell table:formula="of:=(2^([.A2649]/8192)-1)*8192" office:value-type="float" office:value="2057.33145137173">
            <text:p>2057</text:p>
          </table:table-cell>
        </table:table-row>
        <table:table-row table:style-name="ro1">
          <table:table-cell office:value-type="float" office:value="2649">
            <text:p>2649</text:p>
          </table:table-cell>
          <table:table-cell table:formula="of:=(2^([.A2650]/8192)-1)*8192" office:value-type="float" office:value="2058.19871159675">
            <text:p>2058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table:formula="of:=(2^([.A2651]/8192)-1)*8192" office:value-type="float" office:value="2059.0660452061">
            <text:p>2059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table:formula="of:=(2^([.A2652]/8192)-1)*8192" office:value-type="float" office:value="2059.93345220599">
            <text:p>2060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table:formula="of:=(2^([.A2653]/8192)-1)*8192" office:value-type="float" office:value="2060.80093260263">
            <text:p>2061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table:formula="of:=(2^([.A2654]/8192)-1)*8192" office:value-type="float" office:value="2061.66848640222">
            <text:p>2062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table:formula="of:=(2^([.A2655]/8192)-1)*8192" office:value-type="float" office:value="2062.53611361098">
            <text:p>2063</text:p>
          </table:table-cell>
        </table:table-row>
        <table:table-row table:style-name="ro1">
          <table:table-cell office:value-type="float" office:value="2655">
            <text:p>2655</text:p>
          </table:table-cell>
          <table:table-cell table:formula="of:=(2^([.A2656]/8192)-1)*8192" office:value-type="float" office:value="2063.40381423513">
            <text:p>2063</text:p>
          </table:table-cell>
        </table:table-row>
        <table:table-row table:style-name="ro1">
          <table:table-cell office:value-type="float" office:value="2656">
            <text:p>2656</text:p>
          </table:table-cell>
          <table:table-cell table:formula="of:=(2^([.A2657]/8192)-1)*8192" office:value-type="float" office:value="2064.27158828086">
            <text:p>2064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table:formula="of:=(2^([.A2658]/8192)-1)*8192" office:value-type="float" office:value="2065.1394357544">
            <text:p>2065</text:p>
          </table:table-cell>
        </table:table-row>
        <table:table-row table:style-name="ro1">
          <table:table-cell office:value-type="float" office:value="2658">
            <text:p>2658</text:p>
          </table:table-cell>
          <table:table-cell table:formula="of:=(2^([.A2659]/8192)-1)*8192" office:value-type="float" office:value="2066.00735666196">
            <text:p>2066</text:p>
          </table:table-cell>
        </table:table-row>
        <table:table-row table:style-name="ro1">
          <table:table-cell office:value-type="float" office:value="2659">
            <text:p>2659</text:p>
          </table:table-cell>
          <table:table-cell table:formula="of:=(2^([.A2660]/8192)-1)*8192" office:value-type="float" office:value="2066.87535100975">
            <text:p>2067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table:formula="of:=(2^([.A2661]/8192)-1)*8192" office:value-type="float" office:value="2067.74341880399">
            <text:p>2068</text:p>
          </table:table-cell>
        </table:table-row>
        <table:table-row table:style-name="ro1">
          <table:table-cell office:value-type="float" office:value="2661">
            <text:p>2661</text:p>
          </table:table-cell>
          <table:table-cell table:formula="of:=(2^([.A2662]/8192)-1)*8192" office:value-type="float" office:value="2068.61156005089">
            <text:p>2069</text:p>
          </table:table-cell>
        </table:table-row>
        <table:table-row table:style-name="ro1">
          <table:table-cell office:value-type="float" office:value="2662">
            <text:p>2662</text:p>
          </table:table-cell>
          <table:table-cell table:formula="of:=(2^([.A2663]/8192)-1)*8192" office:value-type="float" office:value="2069.47977475667">
            <text:p>2069</text:p>
          </table:table-cell>
        </table:table-row>
        <table:table-row table:style-name="ro1">
          <table:table-cell office:value-type="float" office:value="2663">
            <text:p>2663</text:p>
          </table:table-cell>
          <table:table-cell table:formula="of:=(2^([.A2664]/8192)-1)*8192" office:value-type="float" office:value="2070.34806292754">
            <text:p>2070</text:p>
          </table:table-cell>
        </table:table-row>
        <table:table-row table:style-name="ro1">
          <table:table-cell office:value-type="float" office:value="2664">
            <text:p>2664</text:p>
          </table:table-cell>
          <table:table-cell table:formula="of:=(2^([.A2665]/8192)-1)*8192" office:value-type="float" office:value="2071.21642456971">
            <text:p>2071</text:p>
          </table:table-cell>
        </table:table-row>
        <table:table-row table:style-name="ro1">
          <table:table-cell office:value-type="float" office:value="2665">
            <text:p>2665</text:p>
          </table:table-cell>
          <table:table-cell table:formula="of:=(2^([.A2666]/8192)-1)*8192" office:value-type="float" office:value="2072.08485968941">
            <text:p>2072</text:p>
          </table:table-cell>
        </table:table-row>
        <table:table-row table:style-name="ro1">
          <table:table-cell office:value-type="float" office:value="2666">
            <text:p>2666</text:p>
          </table:table-cell>
          <table:table-cell table:formula="of:=(2^([.A2667]/8192)-1)*8192" office:value-type="float" office:value="2072.95336829286">
            <text:p>2073</text:p>
          </table:table-cell>
        </table:table-row>
        <table:table-row table:style-name="ro1">
          <table:table-cell office:value-type="float" office:value="2667">
            <text:p>2667</text:p>
          </table:table-cell>
          <table:table-cell table:formula="of:=(2^([.A2668]/8192)-1)*8192" office:value-type="float" office:value="2073.82195038627">
            <text:p>2074</text:p>
          </table:table-cell>
        </table:table-row>
        <table:table-row table:style-name="ro1">
          <table:table-cell office:value-type="float" office:value="2668">
            <text:p>2668</text:p>
          </table:table-cell>
          <table:table-cell table:formula="of:=(2^([.A2669]/8192)-1)*8192" office:value-type="float" office:value="2074.69060597585">
            <text:p>2075</text:p>
          </table:table-cell>
        </table:table-row>
        <table:table-row table:style-name="ro1">
          <table:table-cell office:value-type="float" office:value="2669">
            <text:p>2669</text:p>
          </table:table-cell>
          <table:table-cell table:formula="of:=(2^([.A2670]/8192)-1)*8192" office:value-type="float" office:value="2075.55933506783">
            <text:p>2076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table:formula="of:=(2^([.A2671]/8192)-1)*8192" office:value-type="float" office:value="2076.42813766844">
            <text:p>2076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table:formula="of:=(2^([.A2672]/8192)-1)*8192" office:value-type="float" office:value="2077.29701378387">
            <text:p>2077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table:formula="of:=(2^([.A2673]/8192)-1)*8192" office:value-type="float" office:value="2078.16596342037">
            <text:p>2078</text:p>
          </table:table-cell>
        </table:table-row>
        <table:table-row table:style-name="ro1">
          <table:table-cell office:value-type="float" office:value="2673">
            <text:p>2673</text:p>
          </table:table-cell>
          <table:table-cell table:formula="of:=(2^([.A2674]/8192)-1)*8192" office:value-type="float" office:value="2079.03498658415">
            <text:p>2079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table:formula="of:=(2^([.A2675]/8192)-1)*8192" office:value-type="float" office:value="2079.90408328143">
            <text:p>2080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table:formula="of:=(2^([.A2676]/8192)-1)*8192" office:value-type="float" office:value="2080.77325351843">
            <text:p>2081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table:formula="of:=(2^([.A2677]/8192)-1)*8192" office:value-type="float" office:value="2081.64249730137">
            <text:p>2082</text:p>
          </table:table-cell>
        </table:table-row>
        <table:table-row table:style-name="ro1">
          <table:table-cell office:value-type="float" office:value="2677">
            <text:p>2677</text:p>
          </table:table-cell>
          <table:table-cell table:formula="of:=(2^([.A2678]/8192)-1)*8192" office:value-type="float" office:value="2082.51181463649">
            <text:p>2083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table:formula="of:=(2^([.A2679]/8192)-1)*8192" office:value-type="float" office:value="2083.38120553">
            <text:p>2083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table:formula="of:=(2^([.A2680]/8192)-1)*8192" office:value-type="float" office:value="2084.25066998812">
            <text:p>2084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table:formula="of:=(2^([.A2681]/8192)-1)*8192" office:value-type="float" office:value="2085.12020801709">
            <text:p>2085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table:formula="of:=(2^([.A2682]/8192)-1)*8192" office:value-type="float" office:value="2085.98981962312">
            <text:p>2086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table:formula="of:=(2^([.A2683]/8192)-1)*8192" office:value-type="float" office:value="2086.85950481245">
            <text:p>2087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table:formula="of:=(2^([.A2684]/8192)-1)*8192" office:value-type="float" office:value="2087.72926359129">
            <text:p>2088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table:formula="of:=(2^([.A2685]/8192)-1)*8192" office:value-type="float" office:value="2088.59909596589">
            <text:p>2089</text:p>
          </table:table-cell>
        </table:table-row>
        <table:table-row table:style-name="ro1">
          <table:table-cell office:value-type="float" office:value="2685">
            <text:p>2685</text:p>
          </table:table-cell>
          <table:table-cell table:formula="of:=(2^([.A2686]/8192)-1)*8192" office:value-type="float" office:value="2089.46900194245">
            <text:p>2089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table:formula="of:=(2^([.A2687]/8192)-1)*8192" office:value-type="float" office:value="2090.33898152722">
            <text:p>2090</text:p>
          </table:table-cell>
        </table:table-row>
        <table:table-row table:style-name="ro1">
          <table:table-cell office:value-type="float" office:value="2687">
            <text:p>2687</text:p>
          </table:table-cell>
          <table:table-cell table:formula="of:=(2^([.A2688]/8192)-1)*8192" office:value-type="float" office:value="2091.20903472641">
            <text:p>2091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table:formula="of:=(2^([.A2689]/8192)-1)*8192" office:value-type="float" office:value="2092.07916154627">
            <text:p>2092</text:p>
          </table:table-cell>
        </table:table-row>
        <table:table-row table:style-name="ro1">
          <table:table-cell office:value-type="float" office:value="2689">
            <text:p>2689</text:p>
          </table:table-cell>
          <table:table-cell table:formula="of:=(2^([.A2690]/8192)-1)*8192" office:value-type="float" office:value="2092.94936199301">
            <text:p>2093</text:p>
          </table:table-cell>
        </table:table-row>
        <table:table-row table:style-name="ro1">
          <table:table-cell office:value-type="float" office:value="2690">
            <text:p>2690</text:p>
          </table:table-cell>
          <table:table-cell table:formula="of:=(2^([.A2691]/8192)-1)*8192" office:value-type="float" office:value="2093.81963607287">
            <text:p>2094</text:p>
          </table:table-cell>
        </table:table-row>
        <table:table-row table:style-name="ro1">
          <table:table-cell office:value-type="float" office:value="2691">
            <text:p>2691</text:p>
          </table:table-cell>
          <table:table-cell table:formula="of:=(2^([.A2692]/8192)-1)*8192" office:value-type="float" office:value="2094.68998379208">
            <text:p>2095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table:formula="of:=(2^([.A2693]/8192)-1)*8192" office:value-type="float" office:value="2095.56040515688">
            <text:p>2096</text:p>
          </table:table-cell>
        </table:table-row>
        <table:table-row table:style-name="ro1">
          <table:table-cell office:value-type="float" office:value="2693">
            <text:p>2693</text:p>
          </table:table-cell>
          <table:table-cell table:formula="of:=(2^([.A2694]/8192)-1)*8192" office:value-type="float" office:value="2096.43090017348">
            <text:p>2096</text:p>
          </table:table-cell>
        </table:table-row>
        <table:table-row table:style-name="ro1">
          <table:table-cell office:value-type="float" office:value="2694">
            <text:p>2694</text:p>
          </table:table-cell>
          <table:table-cell table:formula="of:=(2^([.A2695]/8192)-1)*8192" office:value-type="float" office:value="2097.30146884812">
            <text:p>2097</text:p>
          </table:table-cell>
        </table:table-row>
        <table:table-row table:style-name="ro1">
          <table:table-cell office:value-type="float" office:value="2695">
            <text:p>2695</text:p>
          </table:table-cell>
          <table:table-cell table:formula="of:=(2^([.A2696]/8192)-1)*8192" office:value-type="float" office:value="2098.17211118704">
            <text:p>2098</text:p>
          </table:table-cell>
        </table:table-row>
        <table:table-row table:style-name="ro1">
          <table:table-cell office:value-type="float" office:value="2696">
            <text:p>2696</text:p>
          </table:table-cell>
          <table:table-cell table:formula="of:=(2^([.A2697]/8192)-1)*8192" office:value-type="float" office:value="2099.04282719648">
            <text:p>2099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table:formula="of:=(2^([.A2698]/8192)-1)*8192" office:value-type="float" office:value="2099.91361688265">
            <text:p>2100</text:p>
          </table:table-cell>
        </table:table-row>
        <table:table-row table:style-name="ro1">
          <table:table-cell office:value-type="float" office:value="2698">
            <text:p>2698</text:p>
          </table:table-cell>
          <table:table-cell table:formula="of:=(2^([.A2699]/8192)-1)*8192" office:value-type="float" office:value="2100.7844802518">
            <text:p>2101</text:p>
          </table:table-cell>
        </table:table-row>
        <table:table-row table:style-name="ro1">
          <table:table-cell office:value-type="float" office:value="2699">
            <text:p>2699</text:p>
          </table:table-cell>
          <table:table-cell table:formula="of:=(2^([.A2700]/8192)-1)*8192" office:value-type="float" office:value="2101.65541731017">
            <text:p>2102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table:formula="of:=(2^([.A2701]/8192)-1)*8192" office:value-type="float" office:value="2102.52642806398">
            <text:p>2103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table:formula="of:=(2^([.A2702]/8192)-1)*8192" office:value-type="float" office:value="2103.39751251948">
            <text:p>2103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table:formula="of:=(2^([.A2703]/8192)-1)*8192" office:value-type="float" office:value="2104.26867068289">
            <text:p>2104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table:formula="of:=(2^([.A2704]/8192)-1)*8192" office:value-type="float" office:value="2105.13990256046">
            <text:p>2105</text:p>
          </table:table-cell>
        </table:table-row>
        <table:table-row table:style-name="ro1">
          <table:table-cell office:value-type="float" office:value="2704">
            <text:p>2704</text:p>
          </table:table-cell>
          <table:table-cell table:formula="of:=(2^([.A2705]/8192)-1)*8192" office:value-type="float" office:value="2106.01120815843">
            <text:p>2106</text:p>
          </table:table-cell>
        </table:table-row>
        <table:table-row table:style-name="ro1">
          <table:table-cell office:value-type="float" office:value="2705">
            <text:p>2705</text:p>
          </table:table-cell>
          <table:table-cell table:formula="of:=(2^([.A2706]/8192)-1)*8192" office:value-type="float" office:value="2106.88258748303">
            <text:p>2107</text:p>
          </table:table-cell>
        </table:table-row>
        <table:table-row table:style-name="ro1">
          <table:table-cell office:value-type="float" office:value="2706">
            <text:p>2706</text:p>
          </table:table-cell>
          <table:table-cell table:formula="of:=(2^([.A2707]/8192)-1)*8192" office:value-type="float" office:value="2107.7540405405">
            <text:p>2108</text:p>
          </table:table-cell>
        </table:table-row>
        <table:table-row table:style-name="ro1">
          <table:table-cell office:value-type="float" office:value="2707">
            <text:p>2707</text:p>
          </table:table-cell>
          <table:table-cell table:formula="of:=(2^([.A2708]/8192)-1)*8192" office:value-type="float" office:value="2108.62556733708">
            <text:p>2109</text:p>
          </table:table-cell>
        </table:table-row>
        <table:table-row table:style-name="ro1">
          <table:table-cell office:value-type="float" office:value="2708">
            <text:p>2708</text:p>
          </table:table-cell>
          <table:table-cell table:formula="of:=(2^([.A2709]/8192)-1)*8192" office:value-type="float" office:value="2109.49716787901">
            <text:p>2109</text:p>
          </table:table-cell>
        </table:table-row>
        <table:table-row table:style-name="ro1">
          <table:table-cell office:value-type="float" office:value="2709">
            <text:p>2709</text:p>
          </table:table-cell>
          <table:table-cell table:formula="of:=(2^([.A2710]/8192)-1)*8192" office:value-type="float" office:value="2110.36884217252">
            <text:p>2110</text:p>
          </table:table-cell>
        </table:table-row>
        <table:table-row table:style-name="ro1">
          <table:table-cell office:value-type="float" office:value="2710">
            <text:p>2710</text:p>
          </table:table-cell>
          <table:table-cell table:formula="of:=(2^([.A2711]/8192)-1)*8192" office:value-type="float" office:value="2111.24059022387">
            <text:p>2111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table:formula="of:=(2^([.A2712]/8192)-1)*8192" office:value-type="float" office:value="2112.11241203929">
            <text:p>2112</text:p>
          </table:table-cell>
        </table:table-row>
        <table:table-row table:style-name="ro1">
          <table:table-cell office:value-type="float" office:value="2712">
            <text:p>2712</text:p>
          </table:table-cell>
          <table:table-cell table:formula="of:=(2^([.A2713]/8192)-1)*8192" office:value-type="float" office:value="2112.98430762502">
            <text:p>2113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table:formula="of:=(2^([.A2714]/8192)-1)*8192" office:value-type="float" office:value="2113.8562769873">
            <text:p>2114</text:p>
          </table:table-cell>
        </table:table-row>
        <table:table-row table:style-name="ro1">
          <table:table-cell office:value-type="float" office:value="2714">
            <text:p>2714</text:p>
          </table:table-cell>
          <table:table-cell table:formula="of:=(2^([.A2715]/8192)-1)*8192" office:value-type="float" office:value="2114.72832013238">
            <text:p>2115</text:p>
          </table:table-cell>
        </table:table-row>
        <table:table-row table:style-name="ro1">
          <table:table-cell office:value-type="float" office:value="2715">
            <text:p>2715</text:p>
          </table:table-cell>
          <table:table-cell table:formula="of:=(2^([.A2716]/8192)-1)*8192" office:value-type="float" office:value="2115.60043706651">
            <text:p>2116</text:p>
          </table:table-cell>
        </table:table-row>
        <table:table-row table:style-name="ro1">
          <table:table-cell office:value-type="float" office:value="2716">
            <text:p>2716</text:p>
          </table:table-cell>
          <table:table-cell table:formula="of:=(2^([.A2717]/8192)-1)*8192" office:value-type="float" office:value="2116.47262779591">
            <text:p>2116</text:p>
          </table:table-cell>
        </table:table-row>
        <table:table-row table:style-name="ro1">
          <table:table-cell office:value-type="float" office:value="2717">
            <text:p>2717</text:p>
          </table:table-cell>
          <table:table-cell table:formula="of:=(2^([.A2718]/8192)-1)*8192" office:value-type="float" office:value="2117.34489232685">
            <text:p>2117</text:p>
          </table:table-cell>
        </table:table-row>
        <table:table-row table:style-name="ro1">
          <table:table-cell office:value-type="float" office:value="2718">
            <text:p>2718</text:p>
          </table:table-cell>
          <table:table-cell table:formula="of:=(2^([.A2719]/8192)-1)*8192" office:value-type="float" office:value="2118.21723066556">
            <text:p>2118</text:p>
          </table:table-cell>
        </table:table-row>
        <table:table-row table:style-name="ro1">
          <table:table-cell office:value-type="float" office:value="2719">
            <text:p>2719</text:p>
          </table:table-cell>
          <table:table-cell table:formula="of:=(2^([.A2720]/8192)-1)*8192" office:value-type="float" office:value="2119.08964281828">
            <text:p>2119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table:formula="of:=(2^([.A2721]/8192)-1)*8192" office:value-type="float" office:value="2119.96212879128">
            <text:p>2120</text:p>
          </table:table-cell>
        </table:table-row>
        <table:table-row table:style-name="ro1">
          <table:table-cell office:value-type="float" office:value="2721">
            <text:p>2721</text:p>
          </table:table-cell>
          <table:table-cell table:formula="of:=(2^([.A2722]/8192)-1)*8192" office:value-type="float" office:value="2120.83468859078">
            <text:p>2121</text:p>
          </table:table-cell>
        </table:table-row>
        <table:table-row table:style-name="ro1">
          <table:table-cell office:value-type="float" office:value="2722">
            <text:p>2722</text:p>
          </table:table-cell>
          <table:table-cell table:formula="of:=(2^([.A2723]/8192)-1)*8192" office:value-type="float" office:value="2121.70732222304">
            <text:p>2122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table:formula="of:=(2^([.A2724]/8192)-1)*8192" office:value-type="float" office:value="2122.58002969431">
            <text:p>2123</text:p>
          </table:table-cell>
        </table:table-row>
        <table:table-row table:style-name="ro1">
          <table:table-cell office:value-type="float" office:value="2724">
            <text:p>2724</text:p>
          </table:table-cell>
          <table:table-cell table:formula="of:=(2^([.A2725]/8192)-1)*8192" office:value-type="float" office:value="2123.45281101083">
            <text:p>2123</text:p>
          </table:table-cell>
        </table:table-row>
        <table:table-row table:style-name="ro1">
          <table:table-cell office:value-type="float" office:value="2725">
            <text:p>2725</text:p>
          </table:table-cell>
          <table:table-cell table:formula="of:=(2^([.A2726]/8192)-1)*8192" office:value-type="float" office:value="2124.32566617885">
            <text:p>2124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table:formula="of:=(2^([.A2727]/8192)-1)*8192" office:value-type="float" office:value="2125.19859520462">
            <text:p>2125</text:p>
          </table:table-cell>
        </table:table-row>
        <table:table-row table:style-name="ro1">
          <table:table-cell office:value-type="float" office:value="2727">
            <text:p>2727</text:p>
          </table:table-cell>
          <table:table-cell table:formula="of:=(2^([.A2728]/8192)-1)*8192" office:value-type="float" office:value="2126.07159809439">
            <text:p>2126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table:formula="of:=(2^([.A2729]/8192)-1)*8192" office:value-type="float" office:value="2126.94467485442">
            <text:p>2127</text:p>
          </table:table-cell>
        </table:table-row>
        <table:table-row table:style-name="ro1">
          <table:table-cell office:value-type="float" office:value="2729">
            <text:p>2729</text:p>
          </table:table-cell>
          <table:table-cell table:formula="of:=(2^([.A2730]/8192)-1)*8192" office:value-type="float" office:value="2127.81782549095">
            <text:p>2128</text:p>
          </table:table-cell>
        </table:table-row>
        <table:table-row table:style-name="ro1">
          <table:table-cell office:value-type="float" office:value="2730">
            <text:p>2730</text:p>
          </table:table-cell>
          <table:table-cell table:formula="of:=(2^([.A2731]/8192)-1)*8192" office:value-type="float" office:value="2128.69105001022">
            <text:p>2129</text:p>
          </table:table-cell>
        </table:table-row>
        <table:table-row table:style-name="ro1">
          <table:table-cell office:value-type="float" office:value="2731">
            <text:p>2731</text:p>
          </table:table-cell>
          <table:table-cell table:formula="of:=(2^([.A2732]/8192)-1)*8192" office:value-type="float" office:value="2129.5643484185">
            <text:p>2130</text:p>
          </table:table-cell>
        </table:table-row>
        <table:table-row table:style-name="ro1">
          <table:table-cell office:value-type="float" office:value="2732">
            <text:p>2732</text:p>
          </table:table-cell>
          <table:table-cell table:formula="of:=(2^([.A2733]/8192)-1)*8192" office:value-type="float" office:value="2130.43772072204">
            <text:p>2130</text:p>
          </table:table-cell>
        </table:table-row>
        <table:table-row table:style-name="ro1">
          <table:table-cell office:value-type="float" office:value="2733">
            <text:p>2733</text:p>
          </table:table-cell>
          <table:table-cell table:formula="of:=(2^([.A2734]/8192)-1)*8192" office:value-type="float" office:value="2131.31116692709">
            <text:p>2131</text:p>
          </table:table-cell>
        </table:table-row>
        <table:table-row table:style-name="ro1">
          <table:table-cell office:value-type="float" office:value="2734">
            <text:p>2734</text:p>
          </table:table-cell>
          <table:table-cell table:formula="of:=(2^([.A2735]/8192)-1)*8192" office:value-type="float" office:value="2132.1846870399">
            <text:p>2132</text:p>
          </table:table-cell>
        </table:table-row>
        <table:table-row table:style-name="ro1">
          <table:table-cell office:value-type="float" office:value="2735">
            <text:p>2735</text:p>
          </table:table-cell>
          <table:table-cell table:formula="of:=(2^([.A2736]/8192)-1)*8192" office:value-type="float" office:value="2133.05828106672">
            <text:p>2133</text:p>
          </table:table-cell>
        </table:table-row>
        <table:table-row table:style-name="ro1">
          <table:table-cell office:value-type="float" office:value="2736">
            <text:p>2736</text:p>
          </table:table-cell>
          <table:table-cell table:formula="of:=(2^([.A2737]/8192)-1)*8192" office:value-type="float" office:value="2133.93194901382">
            <text:p>2134</text:p>
          </table:table-cell>
        </table:table-row>
        <table:table-row table:style-name="ro1">
          <table:table-cell office:value-type="float" office:value="2737">
            <text:p>2737</text:p>
          </table:table-cell>
          <table:table-cell table:formula="of:=(2^([.A2738]/8192)-1)*8192" office:value-type="float" office:value="2134.80569088744">
            <text:p>2135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table:formula="of:=(2^([.A2739]/8192)-1)*8192" office:value-type="float" office:value="2135.67950669384">
            <text:p>2136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table:formula="of:=(2^([.A2740]/8192)-1)*8192" office:value-type="float" office:value="2136.55339643928">
            <text:p>2137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table:formula="of:=(2^([.A2741]/8192)-1)*8192" office:value-type="float" office:value="2137.42736013001">
            <text:p>2137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table:formula="of:=(2^([.A2742]/8192)-1)*8192" office:value-type="float" office:value="2138.30139777229">
            <text:p>2138</text:p>
          </table:table-cell>
        </table:table-row>
        <table:table-row table:style-name="ro1">
          <table:table-cell office:value-type="float" office:value="2742">
            <text:p>2742</text:p>
          </table:table-cell>
          <table:table-cell table:formula="of:=(2^([.A2743]/8192)-1)*8192" office:value-type="float" office:value="2139.17550937238">
            <text:p>2139</text:p>
          </table:table-cell>
        </table:table-row>
        <table:table-row table:style-name="ro1">
          <table:table-cell office:value-type="float" office:value="2743">
            <text:p>2743</text:p>
          </table:table-cell>
          <table:table-cell table:formula="of:=(2^([.A2744]/8192)-1)*8192" office:value-type="float" office:value="2140.04969493653">
            <text:p>2140</text:p>
          </table:table-cell>
        </table:table-row>
        <table:table-row table:style-name="ro1">
          <table:table-cell office:value-type="float" office:value="2744">
            <text:p>2744</text:p>
          </table:table-cell>
          <table:table-cell table:formula="of:=(2^([.A2745]/8192)-1)*8192" office:value-type="float" office:value="2140.92395447101">
            <text:p>2141</text:p>
          </table:table-cell>
        </table:table-row>
        <table:table-row table:style-name="ro1">
          <table:table-cell office:value-type="float" office:value="2745">
            <text:p>2745</text:p>
          </table:table-cell>
          <table:table-cell table:formula="of:=(2^([.A2746]/8192)-1)*8192" office:value-type="float" office:value="2141.79828798207">
            <text:p>2142</text:p>
          </table:table-cell>
        </table:table-row>
        <table:table-row table:style-name="ro1">
          <table:table-cell office:value-type="float" office:value="2746">
            <text:p>2746</text:p>
          </table:table-cell>
          <table:table-cell table:formula="of:=(2^([.A2747]/8192)-1)*8192" office:value-type="float" office:value="2142.67269547597">
            <text:p>2143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table:formula="of:=(2^([.A2748]/8192)-1)*8192" office:value-type="float" office:value="2143.54717695898">
            <text:p>2144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table:formula="of:=(2^([.A2749]/8192)-1)*8192" office:value-type="float" office:value="2144.42173243735">
            <text:p>2144</text:p>
          </table:table-cell>
        </table:table-row>
        <table:table-row table:style-name="ro1">
          <table:table-cell office:value-type="float" office:value="2749">
            <text:p>2749</text:p>
          </table:table-cell>
          <table:table-cell table:formula="of:=(2^([.A2750]/8192)-1)*8192" office:value-type="float" office:value="2145.29636191735">
            <text:p>2145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table:formula="of:=(2^([.A2751]/8192)-1)*8192" office:value-type="float" office:value="2146.17106540523">
            <text:p>2146</text:p>
          </table:table-cell>
        </table:table-row>
        <table:table-row table:style-name="ro1">
          <table:table-cell office:value-type="float" office:value="2751">
            <text:p>2751</text:p>
          </table:table-cell>
          <table:table-cell table:formula="of:=(2^([.A2752]/8192)-1)*8192" office:value-type="float" office:value="2147.04584290726">
            <text:p>2147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table:formula="of:=(2^([.A2753]/8192)-1)*8192" office:value-type="float" office:value="2147.9206944297">
            <text:p>2148</text:p>
          </table:table-cell>
        </table:table-row>
        <table:table-row table:style-name="ro1">
          <table:table-cell office:value-type="float" office:value="2753">
            <text:p>2753</text:p>
          </table:table-cell>
          <table:table-cell table:formula="of:=(2^([.A2754]/8192)-1)*8192" office:value-type="float" office:value="2148.79561997882">
            <text:p>2149</text:p>
          </table:table-cell>
        </table:table-row>
        <table:table-row table:style-name="ro1">
          <table:table-cell office:value-type="float" office:value="2754">
            <text:p>2754</text:p>
          </table:table-cell>
          <table:table-cell table:formula="of:=(2^([.A2755]/8192)-1)*8192" office:value-type="float" office:value="2149.67061956087">
            <text:p>2150</text:p>
          </table:table-cell>
        </table:table-row>
        <table:table-row table:style-name="ro1">
          <table:table-cell office:value-type="float" office:value="2755">
            <text:p>2755</text:p>
          </table:table-cell>
          <table:table-cell table:formula="of:=(2^([.A2756]/8192)-1)*8192" office:value-type="float" office:value="2150.54569318214">
            <text:p>2151</text:p>
          </table:table-cell>
        </table:table-row>
        <table:table-row table:style-name="ro1">
          <table:table-cell office:value-type="float" office:value="2756">
            <text:p>2756</text:p>
          </table:table-cell>
          <table:table-cell table:formula="of:=(2^([.A2757]/8192)-1)*8192" office:value-type="float" office:value="2151.42084084886">
            <text:p>2151</text:p>
          </table:table-cell>
        </table:table-row>
        <table:table-row table:style-name="ro1">
          <table:table-cell office:value-type="float" office:value="2757">
            <text:p>2757</text:p>
          </table:table-cell>
          <table:table-cell table:formula="of:=(2^([.A2758]/8192)-1)*8192" office:value-type="float" office:value="2152.29606256732">
            <text:p>2152</text:p>
          </table:table-cell>
        </table:table-row>
        <table:table-row table:style-name="ro1">
          <table:table-cell office:value-type="float" office:value="2758">
            <text:p>2758</text:p>
          </table:table-cell>
          <table:table-cell table:formula="of:=(2^([.A2759]/8192)-1)*8192" office:value-type="float" office:value="2153.17135834378">
            <text:p>2153</text:p>
          </table:table-cell>
        </table:table-row>
        <table:table-row table:style-name="ro1">
          <table:table-cell office:value-type="float" office:value="2759">
            <text:p>2759</text:p>
          </table:table-cell>
          <table:table-cell table:formula="of:=(2^([.A2760]/8192)-1)*8192" office:value-type="float" office:value="2154.04672818451">
            <text:p>2154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table:formula="of:=(2^([.A2761]/8192)-1)*8192" office:value-type="float" office:value="2154.92217209577">
            <text:p>2155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table:formula="of:=(2^([.A2762]/8192)-1)*8192" office:value-type="float" office:value="2155.79769008383">
            <text:p>2156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table:formula="of:=(2^([.A2763]/8192)-1)*8192" office:value-type="float" office:value="2156.67328215496">
            <text:p>2157</text:p>
          </table:table-cell>
        </table:table-row>
        <table:table-row table:style-name="ro1">
          <table:table-cell office:value-type="float" office:value="2763">
            <text:p>2763</text:p>
          </table:table-cell>
          <table:table-cell table:formula="of:=(2^([.A2764]/8192)-1)*8192" office:value-type="float" office:value="2157.54894831543">
            <text:p>2158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table:formula="of:=(2^([.A2765]/8192)-1)*8192" office:value-type="float" office:value="2158.4246885715">
            <text:p>2158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table:formula="of:=(2^([.A2766]/8192)-1)*8192" office:value-type="float" office:value="2159.30050292945">
            <text:p>2159</text:p>
          </table:table-cell>
        </table:table-row>
        <table:table-row table:style-name="ro1">
          <table:table-cell office:value-type="float" office:value="2766">
            <text:p>2766</text:p>
          </table:table-cell>
          <table:table-cell table:formula="of:=(2^([.A2767]/8192)-1)*8192" office:value-type="float" office:value="2160.17639139555">
            <text:p>2160</text:p>
          </table:table-cell>
        </table:table-row>
        <table:table-row table:style-name="ro1">
          <table:table-cell office:value-type="float" office:value="2767">
            <text:p>2767</text:p>
          </table:table-cell>
          <table:table-cell table:formula="of:=(2^([.A2768]/8192)-1)*8192" office:value-type="float" office:value="2161.05235397606">
            <text:p>2161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table:formula="of:=(2^([.A2769]/8192)-1)*8192" office:value-type="float" office:value="2161.92839067727">
            <text:p>2162</text:p>
          </table:table-cell>
        </table:table-row>
        <table:table-row table:style-name="ro1">
          <table:table-cell office:value-type="float" office:value="2769">
            <text:p>2769</text:p>
          </table:table-cell>
          <table:table-cell table:formula="of:=(2^([.A2770]/8192)-1)*8192" office:value-type="float" office:value="2162.80450150543">
            <text:p>2163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table:formula="of:=(2^([.A2771]/8192)-1)*8192" office:value-type="float" office:value="2163.68068646682">
            <text:p>2164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table:formula="of:=(2^([.A2772]/8192)-1)*8192" office:value-type="float" office:value="2164.55694556773">
            <text:p>2165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table:formula="of:=(2^([.A2773]/8192)-1)*8192" office:value-type="float" office:value="2165.43327881441">
            <text:p>2165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table:formula="of:=(2^([.A2774]/8192)-1)*8192" office:value-type="float" office:value="2166.30968621314">
            <text:p>2166</text:p>
          </table:table-cell>
        </table:table-row>
        <table:table-row table:style-name="ro1">
          <table:table-cell office:value-type="float" office:value="2774">
            <text:p>2774</text:p>
          </table:table-cell>
          <table:table-cell table:formula="of:=(2^([.A2775]/8192)-1)*8192" office:value-type="float" office:value="2167.1861677702">
            <text:p>2167</text:p>
          </table:table-cell>
        </table:table-row>
        <table:table-row table:style-name="ro1">
          <table:table-cell office:value-type="float" office:value="2775">
            <text:p>2775</text:p>
          </table:table-cell>
          <table:table-cell table:formula="of:=(2^([.A2776]/8192)-1)*8192" office:value-type="float" office:value="2168.06272349186">
            <text:p>2168</text:p>
          </table:table-cell>
        </table:table-row>
        <table:table-row table:style-name="ro1">
          <table:table-cell office:value-type="float" office:value="2776">
            <text:p>2776</text:p>
          </table:table-cell>
          <table:table-cell table:formula="of:=(2^([.A2777]/8192)-1)*8192" office:value-type="float" office:value="2168.9393533844">
            <text:p>2169</text:p>
          </table:table-cell>
        </table:table-row>
        <table:table-row table:style-name="ro1">
          <table:table-cell office:value-type="float" office:value="2777">
            <text:p>2777</text:p>
          </table:table-cell>
          <table:table-cell table:formula="of:=(2^([.A2778]/8192)-1)*8192" office:value-type="float" office:value="2169.8160574541">
            <text:p>2170</text:p>
          </table:table-cell>
        </table:table-row>
        <table:table-row table:style-name="ro1">
          <table:table-cell office:value-type="float" office:value="2778">
            <text:p>2778</text:p>
          </table:table-cell>
          <table:table-cell table:formula="of:=(2^([.A2779]/8192)-1)*8192" office:value-type="float" office:value="2170.69283570723">
            <text:p>2171</text:p>
          </table:table-cell>
        </table:table-row>
        <table:table-row table:style-name="ro1">
          <table:table-cell office:value-type="float" office:value="2779">
            <text:p>2779</text:p>
          </table:table-cell>
          <table:table-cell table:formula="of:=(2^([.A2780]/8192)-1)*8192" office:value-type="float" office:value="2171.56968815006">
            <text:p>2172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table:formula="of:=(2^([.A2781]/8192)-1)*8192" office:value-type="float" office:value="2172.44661478888">
            <text:p>2172</text:p>
          </table:table-cell>
        </table:table-row>
        <table:table-row table:style-name="ro1">
          <table:table-cell office:value-type="float" office:value="2781">
            <text:p>2781</text:p>
          </table:table-cell>
          <table:table-cell table:formula="of:=(2^([.A2782]/8192)-1)*8192" office:value-type="float" office:value="2173.32361562996">
            <text:p>2173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table:formula="of:=(2^([.A2783]/8192)-1)*8192" office:value-type="float" office:value="2174.20069067959">
            <text:p>2174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table:formula="of:=(2^([.A2784]/8192)-1)*8192" office:value-type="float" office:value="2175.07783994403">
            <text:p>2175</text:p>
          </table:table-cell>
        </table:table-row>
        <table:table-row table:style-name="ro1">
          <table:table-cell office:value-type="float" office:value="2784">
            <text:p>2784</text:p>
          </table:table-cell>
          <table:table-cell table:formula="of:=(2^([.A2785]/8192)-1)*8192" office:value-type="float" office:value="2175.95506342958">
            <text:p>2176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table:formula="of:=(2^([.A2786]/8192)-1)*8192" office:value-type="float" office:value="2176.83236114251">
            <text:p>2177</text:p>
          </table:table-cell>
        </table:table-row>
        <table:table-row table:style-name="ro1">
          <table:table-cell office:value-type="float" office:value="2786">
            <text:p>2786</text:p>
          </table:table-cell>
          <table:table-cell table:formula="of:=(2^([.A2787]/8192)-1)*8192" office:value-type="float" office:value="2177.7097330891">
            <text:p>2178</text:p>
          </table:table-cell>
        </table:table-row>
        <table:table-row table:style-name="ro1">
          <table:table-cell office:value-type="float" office:value="2787">
            <text:p>2787</text:p>
          </table:table-cell>
          <table:table-cell table:formula="of:=(2^([.A2788]/8192)-1)*8192" office:value-type="float" office:value="2178.58717927564">
            <text:p>2179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table:formula="of:=(2^([.A2789]/8192)-1)*8192" office:value-type="float" office:value="2179.4646997084">
            <text:p>2179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table:formula="of:=(2^([.A2790]/8192)-1)*8192" office:value-type="float" office:value="2180.34229439367">
            <text:p>2180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table:formula="of:=(2^([.A2791]/8192)-1)*8192" office:value-type="float" office:value="2181.21996333773">
            <text:p>2181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table:formula="of:=(2^([.A2792]/8192)-1)*8192" office:value-type="float" office:value="2182.09770654687">
            <text:p>2182</text:p>
          </table:table-cell>
        </table:table-row>
        <table:table-row table:style-name="ro1">
          <table:table-cell office:value-type="float" office:value="2792">
            <text:p>2792</text:p>
          </table:table-cell>
          <table:table-cell table:formula="of:=(2^([.A2793]/8192)-1)*8192" office:value-type="float" office:value="2182.97552402736">
            <text:p>2183</text:p>
          </table:table-cell>
        </table:table-row>
        <table:table-row table:style-name="ro1">
          <table:table-cell office:value-type="float" office:value="2793">
            <text:p>2793</text:p>
          </table:table-cell>
          <table:table-cell table:formula="of:=(2^([.A2794]/8192)-1)*8192" office:value-type="float" office:value="2183.8534157855">
            <text:p>2184</text:p>
          </table:table-cell>
        </table:table-row>
        <table:table-row table:style-name="ro1">
          <table:table-cell office:value-type="float" office:value="2794">
            <text:p>2794</text:p>
          </table:table-cell>
          <table:table-cell table:formula="of:=(2^([.A2795]/8192)-1)*8192" office:value-type="float" office:value="2184.73138182757">
            <text:p>2185</text:p>
          </table:table-cell>
        </table:table-row>
        <table:table-row table:style-name="ro1">
          <table:table-cell office:value-type="float" office:value="2795">
            <text:p>2795</text:p>
          </table:table-cell>
          <table:table-cell table:formula="of:=(2^([.A2796]/8192)-1)*8192" office:value-type="float" office:value="2185.60942215985">
            <text:p>2186</text:p>
          </table:table-cell>
        </table:table-row>
        <table:table-row table:style-name="ro1">
          <table:table-cell office:value-type="float" office:value="2796">
            <text:p>2796</text:p>
          </table:table-cell>
          <table:table-cell table:formula="of:=(2^([.A2797]/8192)-1)*8192" office:value-type="float" office:value="2186.48753678863">
            <text:p>2186</text:p>
          </table:table-cell>
        </table:table-row>
        <table:table-row table:style-name="ro1">
          <table:table-cell office:value-type="float" office:value="2797">
            <text:p>2797</text:p>
          </table:table-cell>
          <table:table-cell table:formula="of:=(2^([.A2798]/8192)-1)*8192" office:value-type="float" office:value="2187.3657257202">
            <text:p>2187</text:p>
          </table:table-cell>
        </table:table-row>
        <table:table-row table:style-name="ro1">
          <table:table-cell office:value-type="float" office:value="2798">
            <text:p>2798</text:p>
          </table:table-cell>
          <table:table-cell table:formula="of:=(2^([.A2799]/8192)-1)*8192" office:value-type="float" office:value="2188.24398896084">
            <text:p>2188</text:p>
          </table:table-cell>
        </table:table-row>
        <table:table-row table:style-name="ro1">
          <table:table-cell office:value-type="float" office:value="2799">
            <text:p>2799</text:p>
          </table:table-cell>
          <table:table-cell table:formula="of:=(2^([.A2800]/8192)-1)*8192" office:value-type="float" office:value="2189.12232651684">
            <text:p>2189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table:formula="of:=(2^([.A2801]/8192)-1)*8192" office:value-type="float" office:value="2190.00073839449">
            <text:p>2190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table:formula="of:=(2^([.A2802]/8192)-1)*8192" office:value-type="float" office:value="2190.87922460009">
            <text:p>2191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table:formula="of:=(2^([.A2803]/8192)-1)*8192" office:value-type="float" office:value="2191.75778513991">
            <text:p>2192</text:p>
          </table:table-cell>
        </table:table-row>
        <table:table-row table:style-name="ro1">
          <table:table-cell office:value-type="float" office:value="2803">
            <text:p>2803</text:p>
          </table:table-cell>
          <table:table-cell table:formula="of:=(2^([.A2804]/8192)-1)*8192" office:value-type="float" office:value="2192.63642002025">
            <text:p>2193</text:p>
          </table:table-cell>
        </table:table-row>
        <table:table-row table:style-name="ro1">
          <table:table-cell office:value-type="float" office:value="2804">
            <text:p>2804</text:p>
          </table:table-cell>
          <table:table-cell table:formula="of:=(2^([.A2805]/8192)-1)*8192" office:value-type="float" office:value="2193.51512924739">
            <text:p>2194</text:p>
          </table:table-cell>
        </table:table-row>
        <table:table-row table:style-name="ro1">
          <table:table-cell office:value-type="float" office:value="2805">
            <text:p>2805</text:p>
          </table:table-cell>
          <table:table-cell table:formula="of:=(2^([.A2806]/8192)-1)*8192" office:value-type="float" office:value="2194.39391282764">
            <text:p>2194</text:p>
          </table:table-cell>
        </table:table-row>
        <table:table-row table:style-name="ro1">
          <table:table-cell office:value-type="float" office:value="2806">
            <text:p>2806</text:p>
          </table:table-cell>
          <table:table-cell table:formula="of:=(2^([.A2807]/8192)-1)*8192" office:value-type="float" office:value="2195.27277076728">
            <text:p>2195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table:formula="of:=(2^([.A2808]/8192)-1)*8192" office:value-type="float" office:value="2196.1517030726">
            <text:p>2196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table:formula="of:=(2^([.A2809]/8192)-1)*8192" office:value-type="float" office:value="2197.0307097499">
            <text:p>2197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table:formula="of:=(2^([.A2810]/8192)-1)*8192" office:value-type="float" office:value="2197.90979080546">
            <text:p>2198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table:formula="of:=(2^([.A2811]/8192)-1)*8192" office:value-type="float" office:value="2198.78894624559">
            <text:p>2199</text:p>
          </table:table-cell>
        </table:table-row>
        <table:table-row table:style-name="ro1">
          <table:table-cell office:value-type="float" office:value="2811">
            <text:p>2811</text:p>
          </table:table-cell>
          <table:table-cell table:formula="of:=(2^([.A2812]/8192)-1)*8192" office:value-type="float" office:value="2199.66817607658">
            <text:p>2200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table:formula="of:=(2^([.A2813]/8192)-1)*8192" office:value-type="float" office:value="2200.54748030471">
            <text:p>2201</text:p>
          </table:table-cell>
        </table:table-row>
        <table:table-row table:style-name="ro1">
          <table:table-cell office:value-type="float" office:value="2813">
            <text:p>2813</text:p>
          </table:table-cell>
          <table:table-cell table:formula="of:=(2^([.A2814]/8192)-1)*8192" office:value-type="float" office:value="2201.42685893629">
            <text:p>2201</text:p>
          </table:table-cell>
        </table:table-row>
        <table:table-row table:style-name="ro1">
          <table:table-cell office:value-type="float" office:value="2814">
            <text:p>2814</text:p>
          </table:table-cell>
          <table:table-cell table:formula="of:=(2^([.A2815]/8192)-1)*8192" office:value-type="float" office:value="2202.30631197762">
            <text:p>2202</text:p>
          </table:table-cell>
        </table:table-row>
        <table:table-row table:style-name="ro1">
          <table:table-cell office:value-type="float" office:value="2815">
            <text:p>2815</text:p>
          </table:table-cell>
          <table:table-cell table:formula="of:=(2^([.A2816]/8192)-1)*8192" office:value-type="float" office:value="2203.18583943498">
            <text:p>2203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table:formula="of:=(2^([.A2817]/8192)-1)*8192" office:value-type="float" office:value="2204.06544131468">
            <text:p>2204</text:p>
          </table:table-cell>
        </table:table-row>
        <table:table-row table:style-name="ro1">
          <table:table-cell office:value-type="float" office:value="2817">
            <text:p>2817</text:p>
          </table:table-cell>
          <table:table-cell table:formula="of:=(2^([.A2818]/8192)-1)*8192" office:value-type="float" office:value="2204.94511762301">
            <text:p>2205</text:p>
          </table:table-cell>
        </table:table-row>
        <table:table-row table:style-name="ro1">
          <table:table-cell office:value-type="float" office:value="2818">
            <text:p>2818</text:p>
          </table:table-cell>
          <table:table-cell table:formula="of:=(2^([.A2819]/8192)-1)*8192" office:value-type="float" office:value="2205.82486836627">
            <text:p>2206</text:p>
          </table:table-cell>
        </table:table-row>
        <table:table-row table:style-name="ro1">
          <table:table-cell office:value-type="float" office:value="2819">
            <text:p>2819</text:p>
          </table:table-cell>
          <table:table-cell table:formula="of:=(2^([.A2820]/8192)-1)*8192" office:value-type="float" office:value="2206.70469355076">
            <text:p>2207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table:formula="of:=(2^([.A2821]/8192)-1)*8192" office:value-type="float" office:value="2207.58459318277">
            <text:p>2208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table:formula="of:=(2^([.A2822]/8192)-1)*8192" office:value-type="float" office:value="2208.46456726862">
            <text:p>2208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table:formula="of:=(2^([.A2823]/8192)-1)*8192" office:value-type="float" office:value="2209.34461581459">
            <text:p>2209</text:p>
          </table:table-cell>
        </table:table-row>
        <table:table-row table:style-name="ro1">
          <table:table-cell office:value-type="float" office:value="2823">
            <text:p>2823</text:p>
          </table:table-cell>
          <table:table-cell table:formula="of:=(2^([.A2824]/8192)-1)*8192" office:value-type="float" office:value="2210.22473882699">
            <text:p>2210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table:formula="of:=(2^([.A2825]/8192)-1)*8192" office:value-type="float" office:value="2211.10493631212">
            <text:p>2211</text:p>
          </table:table-cell>
        </table:table-row>
        <table:table-row table:style-name="ro1">
          <table:table-cell office:value-type="float" office:value="2825">
            <text:p>2825</text:p>
          </table:table-cell>
          <table:table-cell table:formula="of:=(2^([.A2826]/8192)-1)*8192" office:value-type="float" office:value="2211.98520827628">
            <text:p>2212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table:formula="of:=(2^([.A2827]/8192)-1)*8192" office:value-type="float" office:value="2212.86555472577">
            <text:p>2213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table:formula="of:=(2^([.A2828]/8192)-1)*8192" office:value-type="float" office:value="2213.7459756669">
            <text:p>2214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table:formula="of:=(2^([.A2829]/8192)-1)*8192" office:value-type="float" office:value="2214.62647110596">
            <text:p>2215</text:p>
          </table:table-cell>
        </table:table-row>
        <table:table-row table:style-name="ro1">
          <table:table-cell office:value-type="float" office:value="2829">
            <text:p>2829</text:p>
          </table:table-cell>
          <table:table-cell table:formula="of:=(2^([.A2830]/8192)-1)*8192" office:value-type="float" office:value="2215.50704104927">
            <text:p>2216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table:formula="of:=(2^([.A2831]/8192)-1)*8192" office:value-type="float" office:value="2216.38768550312">
            <text:p>2216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table:formula="of:=(2^([.A2832]/8192)-1)*8192" office:value-type="float" office:value="2217.26840447383">
            <text:p>2217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table:formula="of:=(2^([.A2833]/8192)-1)*8192" office:value-type="float" office:value="2218.14919796769">
            <text:p>2218</text:p>
          </table:table-cell>
        </table:table-row>
        <table:table-row table:style-name="ro1">
          <table:table-cell office:value-type="float" office:value="2833">
            <text:p>2833</text:p>
          </table:table-cell>
          <table:table-cell table:formula="of:=(2^([.A2834]/8192)-1)*8192" office:value-type="float" office:value="2219.03006599101">
            <text:p>2219</text:p>
          </table:table-cell>
        </table:table-row>
        <table:table-row table:style-name="ro1">
          <table:table-cell office:value-type="float" office:value="2834">
            <text:p>2834</text:p>
          </table:table-cell>
          <table:table-cell table:formula="of:=(2^([.A2835]/8192)-1)*8192" office:value-type="float" office:value="2219.9110085501">
            <text:p>2220</text:p>
          </table:table-cell>
        </table:table-row>
        <table:table-row table:style-name="ro1">
          <table:table-cell office:value-type="float" office:value="2835">
            <text:p>2835</text:p>
          </table:table-cell>
          <table:table-cell table:formula="of:=(2^([.A2836]/8192)-1)*8192" office:value-type="float" office:value="2220.79202565127">
            <text:p>2221</text:p>
          </table:table-cell>
        </table:table-row>
        <table:table-row table:style-name="ro1">
          <table:table-cell office:value-type="float" office:value="2836">
            <text:p>2836</text:p>
          </table:table-cell>
          <table:table-cell table:formula="of:=(2^([.A2837]/8192)-1)*8192" office:value-type="float" office:value="2221.67311730082">
            <text:p>2222</text:p>
          </table:table-cell>
        </table:table-row>
        <table:table-row table:style-name="ro1">
          <table:table-cell office:value-type="float" office:value="2837">
            <text:p>2837</text:p>
          </table:table-cell>
          <table:table-cell table:formula="of:=(2^([.A2838]/8192)-1)*8192" office:value-type="float" office:value="2222.55428350507">
            <text:p>2223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table:formula="of:=(2^([.A2839]/8192)-1)*8192" office:value-type="float" office:value="2223.43552427031">
            <text:p>2223</text:p>
          </table:table-cell>
        </table:table-row>
        <table:table-row table:style-name="ro1">
          <table:table-cell office:value-type="float" office:value="2839">
            <text:p>2839</text:p>
          </table:table-cell>
          <table:table-cell table:formula="of:=(2^([.A2840]/8192)-1)*8192" office:value-type="float" office:value="2224.31683960286">
            <text:p>2224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table:formula="of:=(2^([.A2841]/8192)-1)*8192" office:value-type="float" office:value="2225.19822950903">
            <text:p>2225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table:formula="of:=(2^([.A2842]/8192)-1)*8192" office:value-type="float" office:value="2226.07969399513">
            <text:p>2226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table:formula="of:=(2^([.A2843]/8192)-1)*8192" office:value-type="float" office:value="2226.96123306747">
            <text:p>2227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table:formula="of:=(2^([.A2844]/8192)-1)*8192" office:value-type="float" office:value="2227.84284673236">
            <text:p>2228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table:formula="of:=(2^([.A2845]/8192)-1)*8192" office:value-type="float" office:value="2228.72453499611">
            <text:p>2229</text:p>
          </table:table-cell>
        </table:table-row>
        <table:table-row table:style-name="ro1">
          <table:table-cell office:value-type="float" office:value="2845">
            <text:p>2845</text:p>
          </table:table-cell>
          <table:table-cell table:formula="of:=(2^([.A2846]/8192)-1)*8192" office:value-type="float" office:value="2229.60629786503">
            <text:p>2230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table:formula="of:=(2^([.A2847]/8192)-1)*8192" office:value-type="float" office:value="2230.48813534545">
            <text:p>2230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table:formula="of:=(2^([.A2848]/8192)-1)*8192" office:value-type="float" office:value="2231.37004744366">
            <text:p>2231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table:formula="of:=(2^([.A2849]/8192)-1)*8192" office:value-type="float" office:value="2232.25203416599">
            <text:p>2232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table:formula="of:=(2^([.A2850]/8192)-1)*8192" office:value-type="float" office:value="2233.13409551874">
            <text:p>2233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table:formula="of:=(2^([.A2851]/8192)-1)*8192" office:value-type="float" office:value="2234.01623150825">
            <text:p>2234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table:formula="of:=(2^([.A2852]/8192)-1)*8192" office:value-type="float" office:value="2234.89844214081">
            <text:p>2235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table:formula="of:=(2^([.A2853]/8192)-1)*8192" office:value-type="float" office:value="2235.78072742274">
            <text:p>2236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table:formula="of:=(2^([.A2854]/8192)-1)*8192" office:value-type="float" office:value="2236.66308736037">
            <text:p>2237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table:formula="of:=(2^([.A2855]/8192)-1)*8192" office:value-type="float" office:value="2237.54552196001">
            <text:p>2238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table:formula="of:=(2^([.A2856]/8192)-1)*8192" office:value-type="float" office:value="2238.42803122797">
            <text:p>2238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table:formula="of:=(2^([.A2857]/8192)-1)*8192" office:value-type="float" office:value="2239.31061517058">
            <text:p>2239</text:p>
          </table:table-cell>
        </table:table-row>
        <table:table-row table:style-name="ro1">
          <table:table-cell office:value-type="float" office:value="2857">
            <text:p>2857</text:p>
          </table:table-cell>
          <table:table-cell table:formula="of:=(2^([.A2858]/8192)-1)*8192" office:value-type="float" office:value="2240.19327379415">
            <text:p>2240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table:formula="of:=(2^([.A2859]/8192)-1)*8192" office:value-type="float" office:value="2241.07600710501">
            <text:p>2241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table:formula="of:=(2^([.A2860]/8192)-1)*8192" office:value-type="float" office:value="2241.95881510946">
            <text:p>224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table:formula="of:=(2^([.A2861]/8192)-1)*8192" office:value-type="float" office:value="2242.84169781385">
            <text:p>2243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table:formula="of:=(2^([.A2862]/8192)-1)*8192" office:value-type="float" office:value="2243.72465522447">
            <text:p>2244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table:formula="of:=(2^([.A2863]/8192)-1)*8192" office:value-type="float" office:value="2244.60768734766">
            <text:p>2245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table:formula="of:=(2^([.A2864]/8192)-1)*8192" office:value-type="float" office:value="2245.49079418974">
            <text:p>2245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table:formula="of:=(2^([.A2865]/8192)-1)*8192" office:value-type="float" office:value="2246.37397575702">
            <text:p>2246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table:formula="of:=(2^([.A2866]/8192)-1)*8192" office:value-type="float" office:value="2247.25723205584">
            <text:p>2247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table:formula="of:=(2^([.A2867]/8192)-1)*8192" office:value-type="float" office:value="2248.14056309251">
            <text:p>2248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table:formula="of:=(2^([.A2868]/8192)-1)*8192" office:value-type="float" office:value="2249.02396887337">
            <text:p>2249</text:p>
          </table:table-cell>
        </table:table-row>
        <table:table-row table:style-name="ro1">
          <table:table-cell office:value-type="float" office:value="2868">
            <text:p>2868</text:p>
          </table:table-cell>
          <table:table-cell table:formula="of:=(2^([.A2869]/8192)-1)*8192" office:value-type="float" office:value="2249.90744940473">
            <text:p>2250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table:formula="of:=(2^([.A2870]/8192)-1)*8192" office:value-type="float" office:value="2250.79100469291">
            <text:p>2251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table:formula="of:=(2^([.A2871]/8192)-1)*8192" office:value-type="float" office:value="2251.67463474425">
            <text:p>2252</text:p>
          </table:table-cell>
        </table:table-row>
        <table:table-row table:style-name="ro1">
          <table:table-cell office:value-type="float" office:value="2871">
            <text:p>2871</text:p>
          </table:table-cell>
          <table:table-cell table:formula="of:=(2^([.A2872]/8192)-1)*8192" office:value-type="float" office:value="2252.55833956508">
            <text:p>2253</text:p>
          </table:table-cell>
        </table:table-row>
        <table:table-row table:style-name="ro1">
          <table:table-cell office:value-type="float" office:value="2872">
            <text:p>2872</text:p>
          </table:table-cell>
          <table:table-cell table:formula="of:=(2^([.A2873]/8192)-1)*8192" office:value-type="float" office:value="2253.44211916171">
            <text:p>2253</text:p>
          </table:table-cell>
        </table:table-row>
        <table:table-row table:style-name="ro1">
          <table:table-cell office:value-type="float" office:value="2873">
            <text:p>2873</text:p>
          </table:table-cell>
          <table:table-cell table:formula="of:=(2^([.A2874]/8192)-1)*8192" office:value-type="float" office:value="2254.32597354048">
            <text:p>2254</text:p>
          </table:table-cell>
        </table:table-row>
        <table:table-row table:style-name="ro1">
          <table:table-cell office:value-type="float" office:value="2874">
            <text:p>2874</text:p>
          </table:table-cell>
          <table:table-cell table:formula="of:=(2^([.A2875]/8192)-1)*8192" office:value-type="float" office:value="2255.20990270771">
            <text:p>2255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table:formula="of:=(2^([.A2876]/8192)-1)*8192" office:value-type="float" office:value="2256.09390666973">
            <text:p>2256</text:p>
          </table:table-cell>
        </table:table-row>
        <table:table-row table:style-name="ro1">
          <table:table-cell office:value-type="float" office:value="2876">
            <text:p>2876</text:p>
          </table:table-cell>
          <table:table-cell table:formula="of:=(2^([.A2877]/8192)-1)*8192" office:value-type="float" office:value="2256.97798543288">
            <text:p>2257</text:p>
          </table:table-cell>
        </table:table-row>
        <table:table-row table:style-name="ro1">
          <table:table-cell office:value-type="float" office:value="2877">
            <text:p>2877</text:p>
          </table:table-cell>
          <table:table-cell table:formula="of:=(2^([.A2878]/8192)-1)*8192" office:value-type="float" office:value="2257.86213900347">
            <text:p>2258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table:formula="of:=(2^([.A2879]/8192)-1)*8192" office:value-type="float" office:value="2258.74636738784">
            <text:p>2259</text:p>
          </table:table-cell>
        </table:table-row>
        <table:table-row table:style-name="ro1">
          <table:table-cell office:value-type="float" office:value="2879">
            <text:p>2879</text:p>
          </table:table-cell>
          <table:table-cell table:formula="of:=(2^([.A2880]/8192)-1)*8192" office:value-type="float" office:value="2259.63067059232">
            <text:p>2260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table:formula="of:=(2^([.A2881]/8192)-1)*8192" office:value-type="float" office:value="2260.51504862324">
            <text:p>2261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table:formula="of:=(2^([.A2882]/8192)-1)*8192" office:value-type="float" office:value="2261.39950148694">
            <text:p>2261</text:p>
          </table:table-cell>
        </table:table-row>
        <table:table-row table:style-name="ro1">
          <table:table-cell office:value-type="float" office:value="2882">
            <text:p>2882</text:p>
          </table:table-cell>
          <table:table-cell table:formula="of:=(2^([.A2883]/8192)-1)*8192" office:value-type="float" office:value="2262.28402918974">
            <text:p>2262</text:p>
          </table:table-cell>
        </table:table-row>
        <table:table-row table:style-name="ro1">
          <table:table-cell office:value-type="float" office:value="2883">
            <text:p>2883</text:p>
          </table:table-cell>
          <table:table-cell table:formula="of:=(2^([.A2884]/8192)-1)*8192" office:value-type="float" office:value="2263.16863173798">
            <text:p>2263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table:formula="of:=(2^([.A2885]/8192)-1)*8192" office:value-type="float" office:value="2264.05330913799">
            <text:p>2264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table:formula="of:=(2^([.A2886]/8192)-1)*8192" office:value-type="float" office:value="2264.9380613961">
            <text:p>2265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table:formula="of:=(2^([.A2887]/8192)-1)*8192" office:value-type="float" office:value="2265.82288851865">
            <text:p>2266</text:p>
          </table:table-cell>
        </table:table-row>
        <table:table-row table:style-name="ro1">
          <table:table-cell office:value-type="float" office:value="2887">
            <text:p>2887</text:p>
          </table:table-cell>
          <table:table-cell table:formula="of:=(2^([.A2888]/8192)-1)*8192" office:value-type="float" office:value="2266.70779051197">
            <text:p>2267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table:formula="of:=(2^([.A2889]/8192)-1)*8192" office:value-type="float" office:value="2267.5927673824">
            <text:p>2268</text:p>
          </table:table-cell>
        </table:table-row>
        <table:table-row table:style-name="ro1">
          <table:table-cell office:value-type="float" office:value="2889">
            <text:p>2889</text:p>
          </table:table-cell>
          <table:table-cell table:formula="of:=(2^([.A2890]/8192)-1)*8192" office:value-type="float" office:value="2268.47781913628">
            <text:p>2268</text:p>
          </table:table-cell>
        </table:table-row>
        <table:table-row table:style-name="ro1">
          <table:table-cell office:value-type="float" office:value="2890">
            <text:p>2890</text:p>
          </table:table-cell>
          <table:table-cell table:formula="of:=(2^([.A2891]/8192)-1)*8192" office:value-type="float" office:value="2269.36294577994">
            <text:p>2269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table:formula="of:=(2^([.A2892]/8192)-1)*8192" office:value-type="float" office:value="2270.24814731971">
            <text:p>2270</text:p>
          </table:table-cell>
        </table:table-row>
        <table:table-row table:style-name="ro1">
          <table:table-cell office:value-type="float" office:value="2892">
            <text:p>2892</text:p>
          </table:table-cell>
          <table:table-cell table:formula="of:=(2^([.A2893]/8192)-1)*8192" office:value-type="float" office:value="2271.13342376194">
            <text:p>2271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table:formula="of:=(2^([.A2894]/8192)-1)*8192" office:value-type="float" office:value="2272.01877511296">
            <text:p>2272</text:p>
          </table:table-cell>
        </table:table-row>
        <table:table-row table:style-name="ro1">
          <table:table-cell office:value-type="float" office:value="2894">
            <text:p>2894</text:p>
          </table:table-cell>
          <table:table-cell table:formula="of:=(2^([.A2895]/8192)-1)*8192" office:value-type="float" office:value="2272.90420137912">
            <text:p>2273</text:p>
          </table:table-cell>
        </table:table-row>
        <table:table-row table:style-name="ro1">
          <table:table-cell office:value-type="float" office:value="2895">
            <text:p>2895</text:p>
          </table:table-cell>
          <table:table-cell table:formula="of:=(2^([.A2896]/8192)-1)*8192" office:value-type="float" office:value="2273.78970256674">
            <text:p>2274</text:p>
          </table:table-cell>
        </table:table-row>
        <table:table-row table:style-name="ro1">
          <table:table-cell office:value-type="float" office:value="2896">
            <text:p>2896</text:p>
          </table:table-cell>
          <table:table-cell table:formula="of:=(2^([.A2897]/8192)-1)*8192" office:value-type="float" office:value="2274.67527868217">
            <text:p>2275</text:p>
          </table:table-cell>
        </table:table-row>
        <table:table-row table:style-name="ro1">
          <table:table-cell office:value-type="float" office:value="2897">
            <text:p>2897</text:p>
          </table:table-cell>
          <table:table-cell table:formula="of:=(2^([.A2898]/8192)-1)*8192" office:value-type="float" office:value="2275.56092973176">
            <text:p>2276</text:p>
          </table:table-cell>
        </table:table-row>
        <table:table-row table:style-name="ro1">
          <table:table-cell office:value-type="float" office:value="2898">
            <text:p>2898</text:p>
          </table:table-cell>
          <table:table-cell table:formula="of:=(2^([.A2899]/8192)-1)*8192" office:value-type="float" office:value="2276.44665572183">
            <text:p>2276</text:p>
          </table:table-cell>
        </table:table-row>
        <table:table-row table:style-name="ro1">
          <table:table-cell office:value-type="float" office:value="2899">
            <text:p>2899</text:p>
          </table:table-cell>
          <table:table-cell table:formula="of:=(2^([.A2900]/8192)-1)*8192" office:value-type="float" office:value="2277.33245665874">
            <text:p>2277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table:formula="of:=(2^([.A2901]/8192)-1)*8192" office:value-type="float" office:value="2278.21833254882">
            <text:p>2278</text:p>
          </table:table-cell>
        </table:table-row>
        <table:table-row table:style-name="ro1">
          <table:table-cell office:value-type="float" office:value="2901">
            <text:p>2901</text:p>
          </table:table-cell>
          <table:table-cell table:formula="of:=(2^([.A2902]/8192)-1)*8192" office:value-type="float" office:value="2279.10428339842">
            <text:p>2279</text:p>
          </table:table-cell>
        </table:table-row>
        <table:table-row table:style-name="ro1">
          <table:table-cell office:value-type="float" office:value="2902">
            <text:p>2902</text:p>
          </table:table-cell>
          <table:table-cell table:formula="of:=(2^([.A2903]/8192)-1)*8192" office:value-type="float" office:value="2279.99030921387">
            <text:p>2280</text:p>
          </table:table-cell>
        </table:table-row>
        <table:table-row table:style-name="ro1">
          <table:table-cell office:value-type="float" office:value="2903">
            <text:p>2903</text:p>
          </table:table-cell>
          <table:table-cell table:formula="of:=(2^([.A2904]/8192)-1)*8192" office:value-type="float" office:value="2280.87641000153">
            <text:p>2281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table:formula="of:=(2^([.A2905]/8192)-1)*8192" office:value-type="float" office:value="2281.76258576773">
            <text:p>2282</text:p>
          </table:table-cell>
        </table:table-row>
        <table:table-row table:style-name="ro1">
          <table:table-cell office:value-type="float" office:value="2905">
            <text:p>2905</text:p>
          </table:table-cell>
          <table:table-cell table:formula="of:=(2^([.A2906]/8192)-1)*8192" office:value-type="float" office:value="2282.64883651882">
            <text:p>2283</text:p>
          </table:table-cell>
        </table:table-row>
        <table:table-row table:style-name="ro1">
          <table:table-cell office:value-type="float" office:value="2906">
            <text:p>2906</text:p>
          </table:table-cell>
          <table:table-cell table:formula="of:=(2^([.A2907]/8192)-1)*8192" office:value-type="float" office:value="2283.53516226115">
            <text:p>2284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table:formula="of:=(2^([.A2908]/8192)-1)*8192" office:value-type="float" office:value="2284.42156300106">
            <text:p>2284</text:p>
          </table:table-cell>
        </table:table-row>
        <table:table-row table:style-name="ro1">
          <table:table-cell office:value-type="float" office:value="2908">
            <text:p>2908</text:p>
          </table:table-cell>
          <table:table-cell table:formula="of:=(2^([.A2909]/8192)-1)*8192" office:value-type="float" office:value="2285.30803874489">
            <text:p>2285</text:p>
          </table:table-cell>
        </table:table-row>
        <table:table-row table:style-name="ro1">
          <table:table-cell office:value-type="float" office:value="2909">
            <text:p>2909</text:p>
          </table:table-cell>
          <table:table-cell table:formula="of:=(2^([.A2910]/8192)-1)*8192" office:value-type="float" office:value="2286.194589499">
            <text:p>2286</text:p>
          </table:table-cell>
        </table:table-row>
        <table:table-row table:style-name="ro1">
          <table:table-cell office:value-type="float" office:value="2910">
            <text:p>2910</text:p>
          </table:table-cell>
          <table:table-cell table:formula="of:=(2^([.A2911]/8192)-1)*8192" office:value-type="float" office:value="2287.08121526973">
            <text:p>2287</text:p>
          </table:table-cell>
        </table:table-row>
        <table:table-row table:style-name="ro1">
          <table:table-cell office:value-type="float" office:value="2911">
            <text:p>2911</text:p>
          </table:table-cell>
          <table:table-cell table:formula="of:=(2^([.A2912]/8192)-1)*8192" office:value-type="float" office:value="2287.96791606343">
            <text:p>2288</text:p>
          </table:table-cell>
        </table:table-row>
        <table:table-row table:style-name="ro1">
          <table:table-cell office:value-type="float" office:value="2912">
            <text:p>2912</text:p>
          </table:table-cell>
          <table:table-cell table:formula="of:=(2^([.A2913]/8192)-1)*8192" office:value-type="float" office:value="2288.85469188644">
            <text:p>2289</text:p>
          </table:table-cell>
        </table:table-row>
        <table:table-row table:style-name="ro1">
          <table:table-cell office:value-type="float" office:value="2913">
            <text:p>2913</text:p>
          </table:table-cell>
          <table:table-cell table:formula="of:=(2^([.A2914]/8192)-1)*8192" office:value-type="float" office:value="2289.74154274512">
            <text:p>2290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table:formula="of:=(2^([.A2915]/8192)-1)*8192" office:value-type="float" office:value="2290.62846864581">
            <text:p>2291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table:formula="of:=(2^([.A2916]/8192)-1)*8192" office:value-type="float" office:value="2291.51546959487">
            <text:p>2292</text:p>
          </table:table-cell>
        </table:table-row>
        <table:table-row table:style-name="ro1">
          <table:table-cell office:value-type="float" office:value="2916">
            <text:p>2916</text:p>
          </table:table-cell>
          <table:table-cell table:formula="of:=(2^([.A2917]/8192)-1)*8192" office:value-type="float" office:value="2292.40254559864">
            <text:p>2292</text:p>
          </table:table-cell>
        </table:table-row>
        <table:table-row table:style-name="ro1">
          <table:table-cell office:value-type="float" office:value="2917">
            <text:p>2917</text:p>
          </table:table-cell>
          <table:table-cell table:formula="of:=(2^([.A2918]/8192)-1)*8192" office:value-type="float" office:value="2293.28969666347">
            <text:p>2293</text:p>
          </table:table-cell>
        </table:table-row>
        <table:table-row table:style-name="ro1">
          <table:table-cell office:value-type="float" office:value="2918">
            <text:p>2918</text:p>
          </table:table-cell>
          <table:table-cell table:formula="of:=(2^([.A2919]/8192)-1)*8192" office:value-type="float" office:value="2294.17692279573">
            <text:p>2294</text:p>
          </table:table-cell>
        </table:table-row>
        <table:table-row table:style-name="ro1">
          <table:table-cell office:value-type="float" office:value="2919">
            <text:p>2919</text:p>
          </table:table-cell>
          <table:table-cell table:formula="of:=(2^([.A2920]/8192)-1)*8192" office:value-type="float" office:value="2295.06422400175">
            <text:p>2295</text:p>
          </table:table-cell>
        </table:table-row>
        <table:table-row table:style-name="ro1">
          <table:table-cell office:value-type="float" office:value="2920">
            <text:p>2920</text:p>
          </table:table-cell>
          <table:table-cell table:formula="of:=(2^([.A2921]/8192)-1)*8192" office:value-type="float" office:value="2295.95160028789">
            <text:p>2296</text:p>
          </table:table-cell>
        </table:table-row>
        <table:table-row table:style-name="ro1">
          <table:table-cell office:value-type="float" office:value="2921">
            <text:p>2921</text:p>
          </table:table-cell>
          <table:table-cell table:formula="of:=(2^([.A2922]/8192)-1)*8192" office:value-type="float" office:value="2296.8390516605">
            <text:p>2297</text:p>
          </table:table-cell>
        </table:table-row>
        <table:table-row table:style-name="ro1">
          <table:table-cell office:value-type="float" office:value="2922">
            <text:p>2922</text:p>
          </table:table-cell>
          <table:table-cell table:formula="of:=(2^([.A2923]/8192)-1)*8192" office:value-type="float" office:value="2297.72657812594">
            <text:p>2298</text:p>
          </table:table-cell>
        </table:table-row>
        <table:table-row table:style-name="ro1">
          <table:table-cell office:value-type="float" office:value="2923">
            <text:p>2923</text:p>
          </table:table-cell>
          <table:table-cell table:formula="of:=(2^([.A2924]/8192)-1)*8192" office:value-type="float" office:value="2298.61417969057">
            <text:p>2299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table:formula="of:=(2^([.A2925]/8192)-1)*8192" office:value-type="float" office:value="2299.50185636073">
            <text:p>2300</text:p>
          </table:table-cell>
        </table:table-row>
        <table:table-row table:style-name="ro1">
          <table:table-cell office:value-type="float" office:value="2925">
            <text:p>2925</text:p>
          </table:table-cell>
          <table:table-cell table:formula="of:=(2^([.A2926]/8192)-1)*8192" office:value-type="float" office:value="2300.38960814278">
            <text:p>2300</text:p>
          </table:table-cell>
        </table:table-row>
        <table:table-row table:style-name="ro1">
          <table:table-cell office:value-type="float" office:value="2926">
            <text:p>2926</text:p>
          </table:table-cell>
          <table:table-cell table:formula="of:=(2^([.A2927]/8192)-1)*8192" office:value-type="float" office:value="2301.27743504308">
            <text:p>2301</text:p>
          </table:table-cell>
        </table:table-row>
        <table:table-row table:style-name="ro1">
          <table:table-cell office:value-type="float" office:value="2927">
            <text:p>2927</text:p>
          </table:table-cell>
          <table:table-cell table:formula="of:=(2^([.A2928]/8192)-1)*8192" office:value-type="float" office:value="2302.16533706798">
            <text:p>2302</text:p>
          </table:table-cell>
        </table:table-row>
        <table:table-row table:style-name="ro1">
          <table:table-cell office:value-type="float" office:value="2928">
            <text:p>2928</text:p>
          </table:table-cell>
          <table:table-cell table:formula="of:=(2^([.A2929]/8192)-1)*8192" office:value-type="float" office:value="2303.05331422384">
            <text:p>2303</text:p>
          </table:table-cell>
        </table:table-row>
        <table:table-row table:style-name="ro1">
          <table:table-cell office:value-type="float" office:value="2929">
            <text:p>2929</text:p>
          </table:table-cell>
          <table:table-cell table:formula="of:=(2^([.A2930]/8192)-1)*8192" office:value-type="float" office:value="2303.94136651701">
            <text:p>2304</text:p>
          </table:table-cell>
        </table:table-row>
        <table:table-row table:style-name="ro1">
          <table:table-cell office:value-type="float" office:value="2930">
            <text:p>2930</text:p>
          </table:table-cell>
          <table:table-cell table:formula="of:=(2^([.A2931]/8192)-1)*8192" office:value-type="float" office:value="2304.82949395387">
            <text:p>2305</text:p>
          </table:table-cell>
        </table:table-row>
        <table:table-row table:style-name="ro1">
          <table:table-cell office:value-type="float" office:value="2931">
            <text:p>2931</text:p>
          </table:table-cell>
          <table:table-cell table:formula="of:=(2^([.A2932]/8192)-1)*8192" office:value-type="float" office:value="2305.71769654075">
            <text:p>2306</text:p>
          </table:table-cell>
        </table:table-row>
        <table:table-row table:style-name="ro1">
          <table:table-cell office:value-type="float" office:value="2932">
            <text:p>2932</text:p>
          </table:table-cell>
          <table:table-cell table:formula="of:=(2^([.A2933]/8192)-1)*8192" office:value-type="float" office:value="2306.60597428403">
            <text:p>2307</text:p>
          </table:table-cell>
        </table:table-row>
        <table:table-row table:style-name="ro1">
          <table:table-cell office:value-type="float" office:value="2933">
            <text:p>2933</text:p>
          </table:table-cell>
          <table:table-cell table:formula="of:=(2^([.A2934]/8192)-1)*8192" office:value-type="float" office:value="2307.49432719006">
            <text:p>2307</text:p>
          </table:table-cell>
        </table:table-row>
        <table:table-row table:style-name="ro1">
          <table:table-cell office:value-type="float" office:value="2934">
            <text:p>2934</text:p>
          </table:table-cell>
          <table:table-cell table:formula="of:=(2^([.A2935]/8192)-1)*8192" office:value-type="float" office:value="2308.3827552652">
            <text:p>2308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table:formula="of:=(2^([.A2936]/8192)-1)*8192" office:value-type="float" office:value="2309.27125851582">
            <text:p>2309</text:p>
          </table:table-cell>
        </table:table-row>
        <table:table-row table:style-name="ro1">
          <table:table-cell office:value-type="float" office:value="2936">
            <text:p>2936</text:p>
          </table:table-cell>
          <table:table-cell table:formula="of:=(2^([.A2937]/8192)-1)*8192" office:value-type="float" office:value="2310.15983694827">
            <text:p>2310</text:p>
          </table:table-cell>
        </table:table-row>
        <table:table-row table:style-name="ro1">
          <table:table-cell office:value-type="float" office:value="2937">
            <text:p>2937</text:p>
          </table:table-cell>
          <table:table-cell table:formula="of:=(2^([.A2938]/8192)-1)*8192" office:value-type="float" office:value="2311.04849056891">
            <text:p>2311</text:p>
          </table:table-cell>
        </table:table-row>
        <table:table-row table:style-name="ro1">
          <table:table-cell office:value-type="float" office:value="2938">
            <text:p>2938</text:p>
          </table:table-cell>
          <table:table-cell table:formula="of:=(2^([.A2939]/8192)-1)*8192" office:value-type="float" office:value="2311.93721938411">
            <text:p>2312</text:p>
          </table:table-cell>
        </table:table-row>
        <table:table-row table:style-name="ro1">
          <table:table-cell office:value-type="float" office:value="2939">
            <text:p>2939</text:p>
          </table:table-cell>
          <table:table-cell table:formula="of:=(2^([.A2940]/8192)-1)*8192" office:value-type="float" office:value="2312.82602340023">
            <text:p>2313</text:p>
          </table:table-cell>
        </table:table-row>
        <table:table-row table:style-name="ro1">
          <table:table-cell office:value-type="float" office:value="2940">
            <text:p>2940</text:p>
          </table:table-cell>
          <table:table-cell table:formula="of:=(2^([.A2941]/8192)-1)*8192" office:value-type="float" office:value="2313.71490262363">
            <text:p>2314</text:p>
          </table:table-cell>
        </table:table-row>
        <table:table-row table:style-name="ro1">
          <table:table-cell office:value-type="float" office:value="2941">
            <text:p>2941</text:p>
          </table:table-cell>
          <table:table-cell table:formula="of:=(2^([.A2942]/8192)-1)*8192" office:value-type="float" office:value="2314.60385706068">
            <text:p>2315</text:p>
          </table:table-cell>
        </table:table-row>
        <table:table-row table:style-name="ro1">
          <table:table-cell office:value-type="float" office:value="2942">
            <text:p>2942</text:p>
          </table:table-cell>
          <table:table-cell table:formula="of:=(2^([.A2943]/8192)-1)*8192" office:value-type="float" office:value="2315.49288671774">
            <text:p>2315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table:formula="of:=(2^([.A2944]/8192)-1)*8192" office:value-type="float" office:value="2316.38199160117">
            <text:p>2316</text:p>
          </table:table-cell>
        </table:table-row>
        <table:table-row table:style-name="ro1">
          <table:table-cell office:value-type="float" office:value="2944">
            <text:p>2944</text:p>
          </table:table-cell>
          <table:table-cell table:formula="of:=(2^([.A2945]/8192)-1)*8192" office:value-type="float" office:value="2317.27117171735">
            <text:p>2317</text:p>
          </table:table-cell>
        </table:table-row>
        <table:table-row table:style-name="ro1">
          <table:table-cell office:value-type="float" office:value="2945">
            <text:p>2945</text:p>
          </table:table-cell>
          <table:table-cell table:formula="of:=(2^([.A2946]/8192)-1)*8192" office:value-type="float" office:value="2318.16042707264">
            <text:p>2318</text:p>
          </table:table-cell>
        </table:table-row>
        <table:table-row table:style-name="ro1">
          <table:table-cell office:value-type="float" office:value="2946">
            <text:p>2946</text:p>
          </table:table-cell>
          <table:table-cell table:formula="of:=(2^([.A2947]/8192)-1)*8192" office:value-type="float" office:value="2319.04975767339">
            <text:p>2319</text:p>
          </table:table-cell>
        </table:table-row>
        <table:table-row table:style-name="ro1">
          <table:table-cell office:value-type="float" office:value="2947">
            <text:p>2947</text:p>
          </table:table-cell>
          <table:table-cell table:formula="of:=(2^([.A2948]/8192)-1)*8192" office:value-type="float" office:value="2319.93916352599">
            <text:p>2320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table:formula="of:=(2^([.A2949]/8192)-1)*8192" office:value-type="float" office:value="2320.8286446368">
            <text:p>2321</text:p>
          </table:table-cell>
        </table:table-row>
        <table:table-row table:style-name="ro1">
          <table:table-cell office:value-type="float" office:value="2949">
            <text:p>2949</text:p>
          </table:table-cell>
          <table:table-cell table:formula="of:=(2^([.A2950]/8192)-1)*8192" office:value-type="float" office:value="2321.71820101218">
            <text:p>2322</text:p>
          </table:table-cell>
        </table:table-row>
        <table:table-row table:style-name="ro1">
          <table:table-cell office:value-type="float" office:value="2950">
            <text:p>2950</text:p>
          </table:table-cell>
          <table:table-cell table:formula="of:=(2^([.A2951]/8192)-1)*8192" office:value-type="float" office:value="2322.60783265851">
            <text:p>2323</text:p>
          </table:table-cell>
        </table:table-row>
        <table:table-row table:style-name="ro1">
          <table:table-cell office:value-type="float" office:value="2951">
            <text:p>2951</text:p>
          </table:table-cell>
          <table:table-cell table:formula="of:=(2^([.A2952]/8192)-1)*8192" office:value-type="float" office:value="2323.49753958215">
            <text:p>2323</text:p>
          </table:table-cell>
        </table:table-row>
        <table:table-row table:style-name="ro1">
          <table:table-cell office:value-type="float" office:value="2952">
            <text:p>2952</text:p>
          </table:table-cell>
          <table:table-cell table:formula="of:=(2^([.A2953]/8192)-1)*8192" office:value-type="float" office:value="2324.38732178948">
            <text:p>2324</text:p>
          </table:table-cell>
        </table:table-row>
        <table:table-row table:style-name="ro1">
          <table:table-cell office:value-type="float" office:value="2953">
            <text:p>2953</text:p>
          </table:table-cell>
          <table:table-cell table:formula="of:=(2^([.A2954]/8192)-1)*8192" office:value-type="float" office:value="2325.27717928686">
            <text:p>2325</text:p>
          </table:table-cell>
        </table:table-row>
        <table:table-row table:style-name="ro1">
          <table:table-cell office:value-type="float" office:value="2954">
            <text:p>2954</text:p>
          </table:table-cell>
          <table:table-cell table:formula="of:=(2^([.A2955]/8192)-1)*8192" office:value-type="float" office:value="2326.16711208066">
            <text:p>2326</text:p>
          </table:table-cell>
        </table:table-row>
        <table:table-row table:style-name="ro1">
          <table:table-cell office:value-type="float" office:value="2955">
            <text:p>2955</text:p>
          </table:table-cell>
          <table:table-cell table:formula="of:=(2^([.A2956]/8192)-1)*8192" office:value-type="float" office:value="2327.05712017726">
            <text:p>2327</text:p>
          </table:table-cell>
        </table:table-row>
        <table:table-row table:style-name="ro1">
          <table:table-cell office:value-type="float" office:value="2956">
            <text:p>2956</text:p>
          </table:table-cell>
          <table:table-cell table:formula="of:=(2^([.A2957]/8192)-1)*8192" office:value-type="float" office:value="2327.94720358303">
            <text:p>2328</text:p>
          </table:table-cell>
        </table:table-row>
        <table:table-row table:style-name="ro1">
          <table:table-cell office:value-type="float" office:value="2957">
            <text:p>2957</text:p>
          </table:table-cell>
          <table:table-cell table:formula="of:=(2^([.A2958]/8192)-1)*8192" office:value-type="float" office:value="2328.83736230434">
            <text:p>2329</text:p>
          </table:table-cell>
        </table:table-row>
        <table:table-row table:style-name="ro1">
          <table:table-cell office:value-type="float" office:value="2958">
            <text:p>2958</text:p>
          </table:table-cell>
          <table:table-cell table:formula="of:=(2^([.A2959]/8192)-1)*8192" office:value-type="float" office:value="2329.72759634756">
            <text:p>2330</text:p>
          </table:table-cell>
        </table:table-row>
        <table:table-row table:style-name="ro1">
          <table:table-cell office:value-type="float" office:value="2959">
            <text:p>2959</text:p>
          </table:table-cell>
          <table:table-cell table:formula="of:=(2^([.A2960]/8192)-1)*8192" office:value-type="float" office:value="2330.61790571907">
            <text:p>2331</text:p>
          </table:table-cell>
        </table:table-row>
        <table:table-row table:style-name="ro1">
          <table:table-cell office:value-type="float" office:value="2960">
            <text:p>2960</text:p>
          </table:table-cell>
          <table:table-cell table:formula="of:=(2^([.A2961]/8192)-1)*8192" office:value-type="float" office:value="2331.50829042524">
            <text:p>2332</text:p>
          </table:table-cell>
        </table:table-row>
        <table:table-row table:style-name="ro1">
          <table:table-cell office:value-type="float" office:value="2961">
            <text:p>2961</text:p>
          </table:table-cell>
          <table:table-cell table:formula="of:=(2^([.A2962]/8192)-1)*8192" office:value-type="float" office:value="2332.39875047244">
            <text:p>2332</text:p>
          </table:table-cell>
        </table:table-row>
        <table:table-row table:style-name="ro1">
          <table:table-cell office:value-type="float" office:value="2962">
            <text:p>2962</text:p>
          </table:table-cell>
          <table:table-cell table:formula="of:=(2^([.A2963]/8192)-1)*8192" office:value-type="float" office:value="2333.28928586705">
            <text:p>2333</text:p>
          </table:table-cell>
        </table:table-row>
        <table:table-row table:style-name="ro1">
          <table:table-cell office:value-type="float" office:value="2963">
            <text:p>2963</text:p>
          </table:table-cell>
          <table:table-cell table:formula="of:=(2^([.A2964]/8192)-1)*8192" office:value-type="float" office:value="2334.17989661545">
            <text:p>2334</text:p>
          </table:table-cell>
        </table:table-row>
        <table:table-row table:style-name="ro1">
          <table:table-cell office:value-type="float" office:value="2964">
            <text:p>2964</text:p>
          </table:table-cell>
          <table:table-cell table:formula="of:=(2^([.A2965]/8192)-1)*8192" office:value-type="float" office:value="2335.07058272401">
            <text:p>2335</text:p>
          </table:table-cell>
        </table:table-row>
        <table:table-row table:style-name="ro1">
          <table:table-cell office:value-type="float" office:value="2965">
            <text:p>2965</text:p>
          </table:table-cell>
          <table:table-cell table:formula="of:=(2^([.A2966]/8192)-1)*8192" office:value-type="float" office:value="2335.96134419912">
            <text:p>2336</text:p>
          </table:table-cell>
        </table:table-row>
        <table:table-row table:style-name="ro1">
          <table:table-cell office:value-type="float" office:value="2966">
            <text:p>2966</text:p>
          </table:table-cell>
          <table:table-cell table:formula="of:=(2^([.A2967]/8192)-1)*8192" office:value-type="float" office:value="2336.85218104713">
            <text:p>2337</text:p>
          </table:table-cell>
        </table:table-row>
        <table:table-row table:style-name="ro1">
          <table:table-cell office:value-type="float" office:value="2967">
            <text:p>2967</text:p>
          </table:table-cell>
          <table:table-cell table:formula="of:=(2^([.A2968]/8192)-1)*8192" office:value-type="float" office:value="2337.74309327444">
            <text:p>2338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table:formula="of:=(2^([.A2969]/8192)-1)*8192" office:value-type="float" office:value="2338.63408088742">
            <text:p>2339</text:p>
          </table:table-cell>
        </table:table-row>
        <table:table-row table:style-name="ro1">
          <table:table-cell office:value-type="float" office:value="2969">
            <text:p>2969</text:p>
          </table:table-cell>
          <table:table-cell table:formula="of:=(2^([.A2970]/8192)-1)*8192" office:value-type="float" office:value="2339.52514389245">
            <text:p>2340</text:p>
          </table:table-cell>
        </table:table-row>
        <table:table-row table:style-name="ro1">
          <table:table-cell office:value-type="float" office:value="2970">
            <text:p>2970</text:p>
          </table:table-cell>
          <table:table-cell table:formula="of:=(2^([.A2971]/8192)-1)*8192" office:value-type="float" office:value="2340.41628229592">
            <text:p>2340</text:p>
          </table:table-cell>
        </table:table-row>
        <table:table-row table:style-name="ro1">
          <table:table-cell office:value-type="float" office:value="2971">
            <text:p>2971</text:p>
          </table:table-cell>
          <table:table-cell table:formula="of:=(2^([.A2972]/8192)-1)*8192" office:value-type="float" office:value="2341.30749610419">
            <text:p>2341</text:p>
          </table:table-cell>
        </table:table-row>
        <table:table-row table:style-name="ro1">
          <table:table-cell office:value-type="float" office:value="2972">
            <text:p>2972</text:p>
          </table:table-cell>
          <table:table-cell table:formula="of:=(2^([.A2973]/8192)-1)*8192" office:value-type="float" office:value="2342.19878532365">
            <text:p>2342</text:p>
          </table:table-cell>
        </table:table-row>
        <table:table-row table:style-name="ro1">
          <table:table-cell office:value-type="float" office:value="2973">
            <text:p>2973</text:p>
          </table:table-cell>
          <table:table-cell table:formula="of:=(2^([.A2974]/8192)-1)*8192" office:value-type="float" office:value="2343.09014996069">
            <text:p>2343</text:p>
          </table:table-cell>
        </table:table-row>
        <table:table-row table:style-name="ro1">
          <table:table-cell office:value-type="float" office:value="2974">
            <text:p>2974</text:p>
          </table:table-cell>
          <table:table-cell table:formula="of:=(2^([.A2975]/8192)-1)*8192" office:value-type="float" office:value="2343.98159002168">
            <text:p>2344</text:p>
          </table:table-cell>
        </table:table-row>
        <table:table-row table:style-name="ro1">
          <table:table-cell office:value-type="float" office:value="2975">
            <text:p>2975</text:p>
          </table:table-cell>
          <table:table-cell table:formula="of:=(2^([.A2976]/8192)-1)*8192" office:value-type="float" office:value="2344.873105513">
            <text:p>2345</text:p>
          </table:table-cell>
        </table:table-row>
        <table:table-row table:style-name="ro1">
          <table:table-cell office:value-type="float" office:value="2976">
            <text:p>2976</text:p>
          </table:table-cell>
          <table:table-cell table:formula="of:=(2^([.A2977]/8192)-1)*8192" office:value-type="float" office:value="2345.76469644104">
            <text:p>2346</text:p>
          </table:table-cell>
        </table:table-row>
        <table:table-row table:style-name="ro1">
          <table:table-cell office:value-type="float" office:value="2977">
            <text:p>2977</text:p>
          </table:table-cell>
          <table:table-cell table:formula="of:=(2^([.A2978]/8192)-1)*8192" office:value-type="float" office:value="2346.65636281218">
            <text:p>2347</text:p>
          </table:table-cell>
        </table:table-row>
        <table:table-row table:style-name="ro1">
          <table:table-cell office:value-type="float" office:value="2978">
            <text:p>2978</text:p>
          </table:table-cell>
          <table:table-cell table:formula="of:=(2^([.A2979]/8192)-1)*8192" office:value-type="float" office:value="2347.54810463281">
            <text:p>2348</text:p>
          </table:table-cell>
        </table:table-row>
        <table:table-row table:style-name="ro1">
          <table:table-cell office:value-type="float" office:value="2979">
            <text:p>2979</text:p>
          </table:table-cell>
          <table:table-cell table:formula="of:=(2^([.A2980]/8192)-1)*8192" office:value-type="float" office:value="2348.43992190931">
            <text:p>2348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table:formula="of:=(2^([.A2981]/8192)-1)*8192" office:value-type="float" office:value="2349.33181464806">
            <text:p>2349</text:p>
          </table:table-cell>
        </table:table-row>
        <table:table-row table:style-name="ro1">
          <table:table-cell office:value-type="float" office:value="2981">
            <text:p>2981</text:p>
          </table:table-cell>
          <table:table-cell table:formula="of:=(2^([.A2982]/8192)-1)*8192" office:value-type="float" office:value="2350.22378285545">
            <text:p>2350</text:p>
          </table:table-cell>
        </table:table-row>
        <table:table-row table:style-name="ro1">
          <table:table-cell office:value-type="float" office:value="2982">
            <text:p>2982</text:p>
          </table:table-cell>
          <table:table-cell table:formula="of:=(2^([.A2983]/8192)-1)*8192" office:value-type="float" office:value="2351.11582653786">
            <text:p>2351</text:p>
          </table:table-cell>
        </table:table-row>
        <table:table-row table:style-name="ro1">
          <table:table-cell office:value-type="float" office:value="2983">
            <text:p>2983</text:p>
          </table:table-cell>
          <table:table-cell table:formula="of:=(2^([.A2984]/8192)-1)*8192" office:value-type="float" office:value="2352.00794570169">
            <text:p>2352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table:formula="of:=(2^([.A2985]/8192)-1)*8192" office:value-type="float" office:value="2352.90014035331">
            <text:p>2353</text:p>
          </table:table-cell>
        </table:table-row>
        <table:table-row table:style-name="ro1">
          <table:table-cell office:value-type="float" office:value="2985">
            <text:p>2985</text:p>
          </table:table-cell>
          <table:table-cell table:formula="of:=(2^([.A2986]/8192)-1)*8192" office:value-type="float" office:value="2353.79241049912">
            <text:p>2354</text:p>
          </table:table-cell>
        </table:table-row>
        <table:table-row table:style-name="ro1">
          <table:table-cell office:value-type="float" office:value="2986">
            <text:p>2986</text:p>
          </table:table-cell>
          <table:table-cell table:formula="of:=(2^([.A2987]/8192)-1)*8192" office:value-type="float" office:value="2354.68475614551">
            <text:p>2355</text:p>
          </table:table-cell>
        </table:table-row>
        <table:table-row table:style-name="ro1">
          <table:table-cell office:value-type="float" office:value="2987">
            <text:p>2987</text:p>
          </table:table-cell>
          <table:table-cell table:formula="of:=(2^([.A2988]/8192)-1)*8192" office:value-type="float" office:value="2355.57717729885">
            <text:p>2356</text:p>
          </table:table-cell>
        </table:table-row>
        <table:table-row table:style-name="ro1">
          <table:table-cell office:value-type="float" office:value="2988">
            <text:p>2988</text:p>
          </table:table-cell>
          <table:table-cell table:formula="of:=(2^([.A2989]/8192)-1)*8192" office:value-type="float" office:value="2356.46967396555">
            <text:p>2356</text:p>
          </table:table-cell>
        </table:table-row>
        <table:table-row table:style-name="ro1">
          <table:table-cell office:value-type="float" office:value="2989">
            <text:p>2989</text:p>
          </table:table-cell>
          <table:table-cell table:formula="of:=(2^([.A2990]/8192)-1)*8192" office:value-type="float" office:value="2357.36224615199">
            <text:p>2357</text:p>
          </table:table-cell>
        </table:table-row>
        <table:table-row table:style-name="ro1">
          <table:table-cell office:value-type="float" office:value="2990">
            <text:p>2990</text:p>
          </table:table-cell>
          <table:table-cell table:formula="of:=(2^([.A2991]/8192)-1)*8192" office:value-type="float" office:value="2358.25489386456">
            <text:p>2358</text:p>
          </table:table-cell>
        </table:table-row>
        <table:table-row table:style-name="ro1">
          <table:table-cell office:value-type="float" office:value="2991">
            <text:p>2991</text:p>
          </table:table-cell>
          <table:table-cell table:formula="of:=(2^([.A2992]/8192)-1)*8192" office:value-type="float" office:value="2359.14761710966">
            <text:p>2359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table:formula="of:=(2^([.A2993]/8192)-1)*8192" office:value-type="float" office:value="2360.04041589367">
            <text:p>2360</text:p>
          </table:table-cell>
        </table:table-row>
        <table:table-row table:style-name="ro1">
          <table:table-cell office:value-type="float" office:value="2993">
            <text:p>2993</text:p>
          </table:table-cell>
          <table:table-cell table:formula="of:=(2^([.A2994]/8192)-1)*8192" office:value-type="float" office:value="2360.93329022298">
            <text:p>2361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table:formula="of:=(2^([.A2995]/8192)-1)*8192" office:value-type="float" office:value="2361.82624010399">
            <text:p>2362</text:p>
          </table:table-cell>
        </table:table-row>
        <table:table-row table:style-name="ro1">
          <table:table-cell office:value-type="float" office:value="2995">
            <text:p>2995</text:p>
          </table:table-cell>
          <table:table-cell table:formula="of:=(2^([.A2996]/8192)-1)*8192" office:value-type="float" office:value="2362.71926554309">
            <text:p>2363</text:p>
          </table:table-cell>
        </table:table-row>
        <table:table-row table:style-name="ro1">
          <table:table-cell office:value-type="float" office:value="2996">
            <text:p>2996</text:p>
          </table:table-cell>
          <table:table-cell table:formula="of:=(2^([.A2997]/8192)-1)*8192" office:value-type="float" office:value="2363.61236654667">
            <text:p>2364</text:p>
          </table:table-cell>
        </table:table-row>
        <table:table-row table:style-name="ro1">
          <table:table-cell office:value-type="float" office:value="2997">
            <text:p>2997</text:p>
          </table:table-cell>
          <table:table-cell table:formula="of:=(2^([.A2998]/8192)-1)*8192" office:value-type="float" office:value="2364.50554312114">
            <text:p>2365</text:p>
          </table:table-cell>
        </table:table-row>
        <table:table-row table:style-name="ro1">
          <table:table-cell office:value-type="float" office:value="2998">
            <text:p>2998</text:p>
          </table:table-cell>
          <table:table-cell table:formula="of:=(2^([.A2999]/8192)-1)*8192" office:value-type="float" office:value="2365.39879527287">
            <text:p>2365</text:p>
          </table:table-cell>
        </table:table-row>
        <table:table-row table:style-name="ro1">
          <table:table-cell office:value-type="float" office:value="2999">
            <text:p>2999</text:p>
          </table:table-cell>
          <table:table-cell table:formula="of:=(2^([.A3000]/8192)-1)*8192" office:value-type="float" office:value="2366.29212300828">
            <text:p>236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table:formula="of:=(2^([.A3001]/8192)-1)*8192" office:value-type="float" office:value="2367.18552633374">
            <text:p>2367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table:formula="of:=(2^([.A3002]/8192)-1)*8192" office:value-type="float" office:value="2368.07900525567">
            <text:p>2368</text:p>
          </table:table-cell>
        </table:table-row>
        <table:table-row table:style-name="ro1">
          <table:table-cell office:value-type="float" office:value="3002">
            <text:p>3002</text:p>
          </table:table-cell>
          <table:table-cell table:formula="of:=(2^([.A3003]/8192)-1)*8192" office:value-type="float" office:value="2368.97255978045">
            <text:p>2369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table:formula="of:=(2^([.A3004]/8192)-1)*8192" office:value-type="float" office:value="2369.86618991449">
            <text:p>2370</text:p>
          </table:table-cell>
        </table:table-row>
        <table:table-row table:style-name="ro1">
          <table:table-cell office:value-type="float" office:value="3004">
            <text:p>3004</text:p>
          </table:table-cell>
          <table:table-cell table:formula="of:=(2^([.A3005]/8192)-1)*8192" office:value-type="float" office:value="2370.75989566417">
            <text:p>2371</text:p>
          </table:table-cell>
        </table:table-row>
        <table:table-row table:style-name="ro1">
          <table:table-cell office:value-type="float" office:value="3005">
            <text:p>3005</text:p>
          </table:table-cell>
          <table:table-cell table:formula="of:=(2^([.A3006]/8192)-1)*8192" office:value-type="float" office:value="2371.65367703591">
            <text:p>2372</text:p>
          </table:table-cell>
        </table:table-row>
        <table:table-row table:style-name="ro1">
          <table:table-cell office:value-type="float" office:value="3006">
            <text:p>3006</text:p>
          </table:table-cell>
          <table:table-cell table:formula="of:=(2^([.A3007]/8192)-1)*8192" office:value-type="float" office:value="2372.5475340361">
            <text:p>2373</text:p>
          </table:table-cell>
        </table:table-row>
        <table:table-row table:style-name="ro1">
          <table:table-cell office:value-type="float" office:value="3007">
            <text:p>3007</text:p>
          </table:table-cell>
          <table:table-cell table:formula="of:=(2^([.A3008]/8192)-1)*8192" office:value-type="float" office:value="2373.44146667113">
            <text:p>2373</text:p>
          </table:table-cell>
        </table:table-row>
        <table:table-row table:style-name="ro1">
          <table:table-cell office:value-type="float" office:value="3008">
            <text:p>3008</text:p>
          </table:table-cell>
          <table:table-cell table:formula="of:=(2^([.A3009]/8192)-1)*8192" office:value-type="float" office:value="2374.33547494741">
            <text:p>2374</text:p>
          </table:table-cell>
        </table:table-row>
        <table:table-row table:style-name="ro1">
          <table:table-cell office:value-type="float" office:value="3009">
            <text:p>3009</text:p>
          </table:table-cell>
          <table:table-cell table:formula="of:=(2^([.A3010]/8192)-1)*8192" office:value-type="float" office:value="2375.22955887133">
            <text:p>2375</text:p>
          </table:table-cell>
        </table:table-row>
        <table:table-row table:style-name="ro1">
          <table:table-cell office:value-type="float" office:value="3010">
            <text:p>3010</text:p>
          </table:table-cell>
          <table:table-cell table:formula="of:=(2^([.A3011]/8192)-1)*8192" office:value-type="float" office:value="2376.12371844931">
            <text:p>2376</text:p>
          </table:table-cell>
        </table:table-row>
        <table:table-row table:style-name="ro1">
          <table:table-cell office:value-type="float" office:value="3011">
            <text:p>3011</text:p>
          </table:table-cell>
          <table:table-cell table:formula="of:=(2^([.A3012]/8192)-1)*8192" office:value-type="float" office:value="2377.01795368774">
            <text:p>2377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table:formula="of:=(2^([.A3013]/8192)-1)*8192" office:value-type="float" office:value="2377.91226459302">
            <text:p>2378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table:formula="of:=(2^([.A3014]/8192)-1)*8192" office:value-type="float" office:value="2378.80665117156">
            <text:p>2379</text:p>
          </table:table-cell>
        </table:table-row>
        <table:table-row table:style-name="ro1">
          <table:table-cell office:value-type="float" office:value="3014">
            <text:p>3014</text:p>
          </table:table-cell>
          <table:table-cell table:formula="of:=(2^([.A3015]/8192)-1)*8192" office:value-type="float" office:value="2379.70111342975">
            <text:p>2380</text:p>
          </table:table-cell>
        </table:table-row>
        <table:table-row table:style-name="ro1">
          <table:table-cell office:value-type="float" office:value="3015">
            <text:p>3015</text:p>
          </table:table-cell>
          <table:table-cell table:formula="of:=(2^([.A3016]/8192)-1)*8192" office:value-type="float" office:value="2380.59565137401">
            <text:p>2381</text:p>
          </table:table-cell>
        </table:table-row>
        <table:table-row table:style-name="ro1">
          <table:table-cell office:value-type="float" office:value="3016">
            <text:p>3016</text:p>
          </table:table-cell>
          <table:table-cell table:formula="of:=(2^([.A3017]/8192)-1)*8192" office:value-type="float" office:value="2381.49026501073">
            <text:p>2381</text:p>
          </table:table-cell>
        </table:table-row>
        <table:table-row table:style-name="ro1">
          <table:table-cell office:value-type="float" office:value="3017">
            <text:p>3017</text:p>
          </table:table-cell>
          <table:table-cell table:formula="of:=(2^([.A3018]/8192)-1)*8192" office:value-type="float" office:value="2382.38495434632">
            <text:p>2382</text:p>
          </table:table-cell>
        </table:table-row>
        <table:table-row table:style-name="ro1">
          <table:table-cell office:value-type="float" office:value="3018">
            <text:p>3018</text:p>
          </table:table-cell>
          <table:table-cell table:formula="of:=(2^([.A3019]/8192)-1)*8192" office:value-type="float" office:value="2383.2797193872">
            <text:p>2383</text:p>
          </table:table-cell>
        </table:table-row>
        <table:table-row table:style-name="ro1">
          <table:table-cell office:value-type="float" office:value="3019">
            <text:p>3019</text:p>
          </table:table-cell>
          <table:table-cell table:formula="of:=(2^([.A3020]/8192)-1)*8192" office:value-type="float" office:value="2384.17456013975">
            <text:p>2384</text:p>
          </table:table-cell>
        </table:table-row>
        <table:table-row table:style-name="ro1">
          <table:table-cell office:value-type="float" office:value="3020">
            <text:p>3020</text:p>
          </table:table-cell>
          <table:table-cell table:formula="of:=(2^([.A3021]/8192)-1)*8192" office:value-type="float" office:value="2385.06947661039">
            <text:p>2385</text:p>
          </table:table-cell>
        </table:table-row>
        <table:table-row table:style-name="ro1">
          <table:table-cell office:value-type="float" office:value="3021">
            <text:p>3021</text:p>
          </table:table-cell>
          <table:table-cell table:formula="of:=(2^([.A3022]/8192)-1)*8192" office:value-type="float" office:value="2385.96446880553">
            <text:p>2386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table:formula="of:=(2^([.A3023]/8192)-1)*8192" office:value-type="float" office:value="2386.85953673158">
            <text:p>2387</text:p>
          </table:table-cell>
        </table:table-row>
        <table:table-row table:style-name="ro1">
          <table:table-cell office:value-type="float" office:value="3023">
            <text:p>3023</text:p>
          </table:table-cell>
          <table:table-cell table:formula="of:=(2^([.A3024]/8192)-1)*8192" office:value-type="float" office:value="2387.75468039493">
            <text:p>2388</text:p>
          </table:table-cell>
        </table:table-row>
        <table:table-row table:style-name="ro1">
          <table:table-cell office:value-type="float" office:value="3024">
            <text:p>3024</text:p>
          </table:table-cell>
          <table:table-cell table:formula="of:=(2^([.A3025]/8192)-1)*8192" office:value-type="float" office:value="2388.64989980201">
            <text:p>2389</text:p>
          </table:table-cell>
        </table:table-row>
        <table:table-row table:style-name="ro1">
          <table:table-cell office:value-type="float" office:value="3025">
            <text:p>3025</text:p>
          </table:table-cell>
          <table:table-cell table:formula="of:=(2^([.A3026]/8192)-1)*8192" office:value-type="float" office:value="2389.54519495921">
            <text:p>2390</text:p>
          </table:table-cell>
        </table:table-row>
        <table:table-row table:style-name="ro1">
          <table:table-cell office:value-type="float" office:value="3026">
            <text:p>3026</text:p>
          </table:table-cell>
          <table:table-cell table:formula="of:=(2^([.A3027]/8192)-1)*8192" office:value-type="float" office:value="2390.44056587296">
            <text:p>2390</text:p>
          </table:table-cell>
        </table:table-row>
        <table:table-row table:style-name="ro1">
          <table:table-cell office:value-type="float" office:value="3027">
            <text:p>3027</text:p>
          </table:table-cell>
          <table:table-cell table:formula="of:=(2^([.A3028]/8192)-1)*8192" office:value-type="float" office:value="2391.33601254965">
            <text:p>2391</text:p>
          </table:table-cell>
        </table:table-row>
        <table:table-row table:style-name="ro1">
          <table:table-cell office:value-type="float" office:value="3028">
            <text:p>3028</text:p>
          </table:table-cell>
          <table:table-cell table:formula="of:=(2^([.A3029]/8192)-1)*8192" office:value-type="float" office:value="2392.2315349957">
            <text:p>2392</text:p>
          </table:table-cell>
        </table:table-row>
        <table:table-row table:style-name="ro1">
          <table:table-cell office:value-type="float" office:value="3029">
            <text:p>3029</text:p>
          </table:table-cell>
          <table:table-cell table:formula="of:=(2^([.A3030]/8192)-1)*8192" office:value-type="float" office:value="2393.12713321753">
            <text:p>2393</text:p>
          </table:table-cell>
        </table:table-row>
        <table:table-row table:style-name="ro1">
          <table:table-cell office:value-type="float" office:value="3030">
            <text:p>3030</text:p>
          </table:table-cell>
          <table:table-cell table:formula="of:=(2^([.A3031]/8192)-1)*8192" office:value-type="float" office:value="2394.02280722153">
            <text:p>2394</text:p>
          </table:table-cell>
        </table:table-row>
        <table:table-row table:style-name="ro1">
          <table:table-cell office:value-type="float" office:value="3031">
            <text:p>3031</text:p>
          </table:table-cell>
          <table:table-cell table:formula="of:=(2^([.A3032]/8192)-1)*8192" office:value-type="float" office:value="2394.91855701414">
            <text:p>2395</text:p>
          </table:table-cell>
        </table:table-row>
        <table:table-row table:style-name="ro1">
          <table:table-cell office:value-type="float" office:value="3032">
            <text:p>3032</text:p>
          </table:table-cell>
          <table:table-cell table:formula="of:=(2^([.A3033]/8192)-1)*8192" office:value-type="float" office:value="2395.81438260175">
            <text:p>2396</text:p>
          </table:table-cell>
        </table:table-row>
        <table:table-row table:style-name="ro1">
          <table:table-cell office:value-type="float" office:value="3033">
            <text:p>3033</text:p>
          </table:table-cell>
          <table:table-cell table:formula="of:=(2^([.A3034]/8192)-1)*8192" office:value-type="float" office:value="2396.71028399079">
            <text:p>2397</text:p>
          </table:table-cell>
        </table:table-row>
        <table:table-row table:style-name="ro1">
          <table:table-cell office:value-type="float" office:value="3034">
            <text:p>3034</text:p>
          </table:table-cell>
          <table:table-cell table:formula="of:=(2^([.A3035]/8192)-1)*8192" office:value-type="float" office:value="2397.60626118766">
            <text:p>2398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table:formula="of:=(2^([.A3036]/8192)-1)*8192" office:value-type="float" office:value="2398.50231419878">
            <text:p>2399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table:formula="of:=(2^([.A3037]/8192)-1)*8192" office:value-type="float" office:value="2399.39844303057">
            <text:p>2399</text:p>
          </table:table-cell>
        </table:table-row>
        <table:table-row table:style-name="ro1">
          <table:table-cell office:value-type="float" office:value="3037">
            <text:p>3037</text:p>
          </table:table-cell>
          <table:table-cell table:formula="of:=(2^([.A3038]/8192)-1)*8192" office:value-type="float" office:value="2400.29464768944">
            <text:p>2400</text:p>
          </table:table-cell>
        </table:table-row>
        <table:table-row table:style-name="ro1">
          <table:table-cell office:value-type="float" office:value="3038">
            <text:p>3038</text:p>
          </table:table-cell>
          <table:table-cell table:formula="of:=(2^([.A3039]/8192)-1)*8192" office:value-type="float" office:value="2401.1909281818">
            <text:p>2401</text:p>
          </table:table-cell>
        </table:table-row>
        <table:table-row table:style-name="ro1">
          <table:table-cell office:value-type="float" office:value="3039">
            <text:p>3039</text:p>
          </table:table-cell>
          <table:table-cell table:formula="of:=(2^([.A3040]/8192)-1)*8192" office:value-type="float" office:value="2402.08728451409">
            <text:p>2402</text:p>
          </table:table-cell>
        </table:table-row>
        <table:table-row table:style-name="ro1">
          <table:table-cell office:value-type="float" office:value="3040">
            <text:p>3040</text:p>
          </table:table-cell>
          <table:table-cell table:formula="of:=(2^([.A3041]/8192)-1)*8192" office:value-type="float" office:value="2402.9837166927">
            <text:p>2403</text:p>
          </table:table-cell>
        </table:table-row>
        <table:table-row table:style-name="ro1">
          <table:table-cell office:value-type="float" office:value="3041">
            <text:p>3041</text:p>
          </table:table-cell>
          <table:table-cell table:formula="of:=(2^([.A3042]/8192)-1)*8192" office:value-type="float" office:value="2403.88022472406">
            <text:p>2404</text:p>
          </table:table-cell>
        </table:table-row>
        <table:table-row table:style-name="ro1">
          <table:table-cell office:value-type="float" office:value="3042">
            <text:p>3042</text:p>
          </table:table-cell>
          <table:table-cell table:formula="of:=(2^([.A3043]/8192)-1)*8192" office:value-type="float" office:value="2404.7768086146">
            <text:p>2405</text:p>
          </table:table-cell>
        </table:table-row>
        <table:table-row table:style-name="ro1">
          <table:table-cell office:value-type="float" office:value="3043">
            <text:p>3043</text:p>
          </table:table-cell>
          <table:table-cell table:formula="of:=(2^([.A3044]/8192)-1)*8192" office:value-type="float" office:value="2405.67346837071">
            <text:p>2406</text:p>
          </table:table-cell>
        </table:table-row>
        <table:table-row table:style-name="ro1">
          <table:table-cell office:value-type="float" office:value="3044">
            <text:p>3044</text:p>
          </table:table-cell>
          <table:table-cell table:formula="of:=(2^([.A3045]/8192)-1)*8192" office:value-type="float" office:value="2406.57020399884">
            <text:p>2407</text:p>
          </table:table-cell>
        </table:table-row>
        <table:table-row table:style-name="ro1">
          <table:table-cell office:value-type="float" office:value="3045">
            <text:p>3045</text:p>
          </table:table-cell>
          <table:table-cell table:formula="of:=(2^([.A3046]/8192)-1)*8192" office:value-type="float" office:value="2407.46701550539">
            <text:p>2407</text:p>
          </table:table-cell>
        </table:table-row>
        <table:table-row table:style-name="ro1">
          <table:table-cell office:value-type="float" office:value="3046">
            <text:p>3046</text:p>
          </table:table-cell>
          <table:table-cell table:formula="of:=(2^([.A3047]/8192)-1)*8192" office:value-type="float" office:value="2408.36390289679">
            <text:p>2408</text:p>
          </table:table-cell>
        </table:table-row>
        <table:table-row table:style-name="ro1">
          <table:table-cell office:value-type="float" office:value="3047">
            <text:p>3047</text:p>
          </table:table-cell>
          <table:table-cell table:formula="of:=(2^([.A3048]/8192)-1)*8192" office:value-type="float" office:value="2409.26086617945">
            <text:p>2409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table:formula="of:=(2^([.A3049]/8192)-1)*8192" office:value-type="float" office:value="2410.15790535981">
            <text:p>2410</text:p>
          </table:table-cell>
        </table:table-row>
        <table:table-row table:style-name="ro1">
          <table:table-cell office:value-type="float" office:value="3049">
            <text:p>3049</text:p>
          </table:table-cell>
          <table:table-cell table:formula="of:=(2^([.A3050]/8192)-1)*8192" office:value-type="float" office:value="2411.05502044428">
            <text:p>2411</text:p>
          </table:table-cell>
        </table:table-row>
        <table:table-row table:style-name="ro1">
          <table:table-cell office:value-type="float" office:value="3050">
            <text:p>3050</text:p>
          </table:table-cell>
          <table:table-cell table:formula="of:=(2^([.A3051]/8192)-1)*8192" office:value-type="float" office:value="2411.95221143928">
            <text:p>2412</text:p>
          </table:table-cell>
        </table:table-row>
        <table:table-row table:style-name="ro1">
          <table:table-cell office:value-type="float" office:value="3051">
            <text:p>3051</text:p>
          </table:table-cell>
          <table:table-cell table:formula="of:=(2^([.A3052]/8192)-1)*8192" office:value-type="float" office:value="2412.84947835124">
            <text:p>2413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table:formula="of:=(2^([.A3053]/8192)-1)*8192" office:value-type="float" office:value="2413.74682118659">
            <text:p>2414</text:p>
          </table:table-cell>
        </table:table-row>
        <table:table-row table:style-name="ro1">
          <table:table-cell office:value-type="float" office:value="3053">
            <text:p>3053</text:p>
          </table:table-cell>
          <table:table-cell table:formula="of:=(2^([.A3054]/8192)-1)*8192" office:value-type="float" office:value="2414.64423995173">
            <text:p>2415</text:p>
          </table:table-cell>
        </table:table-row>
        <table:table-row table:style-name="ro1">
          <table:table-cell office:value-type="float" office:value="3054">
            <text:p>3054</text:p>
          </table:table-cell>
          <table:table-cell table:formula="of:=(2^([.A3055]/8192)-1)*8192" office:value-type="float" office:value="2415.54173465311">
            <text:p>2416</text:p>
          </table:table-cell>
        </table:table-row>
        <table:table-row table:style-name="ro1">
          <table:table-cell office:value-type="float" office:value="3055">
            <text:p>3055</text:p>
          </table:table-cell>
          <table:table-cell table:formula="of:=(2^([.A3056]/8192)-1)*8192" office:value-type="float" office:value="2416.43930529715">
            <text:p>2416</text:p>
          </table:table-cell>
        </table:table-row>
        <table:table-row table:style-name="ro1">
          <table:table-cell office:value-type="float" office:value="3056">
            <text:p>3056</text:p>
          </table:table-cell>
          <table:table-cell table:formula="of:=(2^([.A3057]/8192)-1)*8192" office:value-type="float" office:value="2417.33695189027">
            <text:p>2417</text:p>
          </table:table-cell>
        </table:table-row>
        <table:table-row table:style-name="ro1">
          <table:table-cell office:value-type="float" office:value="3057">
            <text:p>3057</text:p>
          </table:table-cell>
          <table:table-cell table:formula="of:=(2^([.A3058]/8192)-1)*8192" office:value-type="float" office:value="2418.23467443889">
            <text:p>2418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table:formula="of:=(2^([.A3059]/8192)-1)*8192" office:value-type="float" office:value="2419.13247294946">
            <text:p>2419</text:p>
          </table:table-cell>
        </table:table-row>
        <table:table-row table:style-name="ro1">
          <table:table-cell office:value-type="float" office:value="3059">
            <text:p>3059</text:p>
          </table:table-cell>
          <table:table-cell table:formula="of:=(2^([.A3060]/8192)-1)*8192" office:value-type="float" office:value="2420.03034742838">
            <text:p>2420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table:formula="of:=(2^([.A3061]/8192)-1)*8192" office:value-type="float" office:value="2420.9282978821">
            <text:p>2421</text:p>
          </table:table-cell>
        </table:table-row>
        <table:table-row table:style-name="ro1">
          <table:table-cell office:value-type="float" office:value="3061">
            <text:p>3061</text:p>
          </table:table-cell>
          <table:table-cell table:formula="of:=(2^([.A3062]/8192)-1)*8192" office:value-type="float" office:value="2421.82632431704">
            <text:p>2422</text:p>
          </table:table-cell>
        </table:table-row>
        <table:table-row table:style-name="ro1">
          <table:table-cell office:value-type="float" office:value="3062">
            <text:p>3062</text:p>
          </table:table-cell>
          <table:table-cell table:formula="of:=(2^([.A3063]/8192)-1)*8192" office:value-type="float" office:value="2422.72442673963">
            <text:p>2423</text:p>
          </table:table-cell>
        </table:table-row>
        <table:table-row table:style-name="ro1">
          <table:table-cell office:value-type="float" office:value="3063">
            <text:p>3063</text:p>
          </table:table-cell>
          <table:table-cell table:formula="of:=(2^([.A3064]/8192)-1)*8192" office:value-type="float" office:value="2423.6226051563">
            <text:p>2424</text:p>
          </table:table-cell>
        </table:table-row>
        <table:table-row table:style-name="ro1">
          <table:table-cell office:value-type="float" office:value="3064">
            <text:p>3064</text:p>
          </table:table-cell>
          <table:table-cell table:formula="of:=(2^([.A3065]/8192)-1)*8192" office:value-type="float" office:value="2424.52085957347">
            <text:p>2425</text:p>
          </table:table-cell>
        </table:table-row>
        <table:table-row table:style-name="ro1">
          <table:table-cell office:value-type="float" office:value="3065">
            <text:p>3065</text:p>
          </table:table-cell>
          <table:table-cell table:formula="of:=(2^([.A3066]/8192)-1)*8192" office:value-type="float" office:value="2425.41918999759">
            <text:p>2425</text:p>
          </table:table-cell>
        </table:table-row>
        <table:table-row table:style-name="ro1">
          <table:table-cell office:value-type="float" office:value="3066">
            <text:p>3066</text:p>
          </table:table-cell>
          <table:table-cell table:formula="of:=(2^([.A3067]/8192)-1)*8192" office:value-type="float" office:value="2426.31759643508">
            <text:p>2426</text:p>
          </table:table-cell>
        </table:table-row>
        <table:table-row table:style-name="ro1">
          <table:table-cell office:value-type="float" office:value="3067">
            <text:p>3067</text:p>
          </table:table-cell>
          <table:table-cell table:formula="of:=(2^([.A3068]/8192)-1)*8192" office:value-type="float" office:value="2427.21607889238">
            <text:p>2427</text:p>
          </table:table-cell>
        </table:table-row>
        <table:table-row table:style-name="ro1">
          <table:table-cell office:value-type="float" office:value="3068">
            <text:p>3068</text:p>
          </table:table-cell>
          <table:table-cell table:formula="of:=(2^([.A3069]/8192)-1)*8192" office:value-type="float" office:value="2428.11463737591">
            <text:p>2428</text:p>
          </table:table-cell>
        </table:table-row>
        <table:table-row table:style-name="ro1">
          <table:table-cell office:value-type="float" office:value="3069">
            <text:p>3069</text:p>
          </table:table-cell>
          <table:table-cell table:formula="of:=(2^([.A3070]/8192)-1)*8192" office:value-type="float" office:value="2429.01327189211">
            <text:p>2429</text:p>
          </table:table-cell>
        </table:table-row>
        <table:table-row table:style-name="ro1">
          <table:table-cell office:value-type="float" office:value="3070">
            <text:p>3070</text:p>
          </table:table-cell>
          <table:table-cell table:formula="of:=(2^([.A3071]/8192)-1)*8192" office:value-type="float" office:value="2429.91198244742">
            <text:p>2430</text:p>
          </table:table-cell>
        </table:table-row>
        <table:table-row table:style-name="ro1">
          <table:table-cell office:value-type="float" office:value="3071">
            <text:p>3071</text:p>
          </table:table-cell>
          <table:table-cell table:formula="of:=(2^([.A3072]/8192)-1)*8192" office:value-type="float" office:value="2430.81076904826">
            <text:p>2431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table:formula="of:=(2^([.A3073]/8192)-1)*8192" office:value-type="float" office:value="2431.70963170107">
            <text:p>2432</text:p>
          </table:table-cell>
        </table:table-row>
        <table:table-row table:style-name="ro1">
          <table:table-cell office:value-type="float" office:value="3073">
            <text:p>3073</text:p>
          </table:table-cell>
          <table:table-cell table:formula="of:=(2^([.A3074]/8192)-1)*8192" office:value-type="float" office:value="2432.60857041229">
            <text:p>2433</text:p>
          </table:table-cell>
        </table:table-row>
        <table:table-row table:style-name="ro1">
          <table:table-cell office:value-type="float" office:value="3074">
            <text:p>3074</text:p>
          </table:table-cell>
          <table:table-cell table:formula="of:=(2^([.A3075]/8192)-1)*8192" office:value-type="float" office:value="2433.50758518836">
            <text:p>2434</text:p>
          </table:table-cell>
        </table:table-row>
        <table:table-row table:style-name="ro1">
          <table:table-cell office:value-type="float" office:value="3075">
            <text:p>3075</text:p>
          </table:table-cell>
          <table:table-cell table:formula="of:=(2^([.A3076]/8192)-1)*8192" office:value-type="float" office:value="2434.4066760357">
            <text:p>2434</text:p>
          </table:table-cell>
        </table:table-row>
        <table:table-row table:style-name="ro1">
          <table:table-cell office:value-type="float" office:value="3076">
            <text:p>3076</text:p>
          </table:table-cell>
          <table:table-cell table:formula="of:=(2^([.A3077]/8192)-1)*8192" office:value-type="float" office:value="2435.30584296076">
            <text:p>2435</text:p>
          </table:table-cell>
        </table:table-row>
        <table:table-row table:style-name="ro1">
          <table:table-cell office:value-type="float" office:value="3077">
            <text:p>3077</text:p>
          </table:table-cell>
          <table:table-cell table:formula="of:=(2^([.A3078]/8192)-1)*8192" office:value-type="float" office:value="2436.20508596997">
            <text:p>2436</text:p>
          </table:table-cell>
        </table:table-row>
        <table:table-row table:style-name="ro1">
          <table:table-cell office:value-type="float" office:value="3078">
            <text:p>3078</text:p>
          </table:table-cell>
          <table:table-cell table:formula="of:=(2^([.A3079]/8192)-1)*8192" office:value-type="float" office:value="2437.10440506978">
            <text:p>2437</text:p>
          </table:table-cell>
        </table:table-row>
        <table:table-row table:style-name="ro1">
          <table:table-cell office:value-type="float" office:value="3079">
            <text:p>3079</text:p>
          </table:table-cell>
          <table:table-cell table:formula="of:=(2^([.A3080]/8192)-1)*8192" office:value-type="float" office:value="2438.00380026662">
            <text:p>2438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table:formula="of:=(2^([.A3081]/8192)-1)*8192" office:value-type="float" office:value="2438.90327156692">
            <text:p>2439</text:p>
          </table:table-cell>
        </table:table-row>
        <table:table-row table:style-name="ro1">
          <table:table-cell office:value-type="float" office:value="3081">
            <text:p>3081</text:p>
          </table:table-cell>
          <table:table-cell table:formula="of:=(2^([.A3082]/8192)-1)*8192" office:value-type="float" office:value="2439.80281897713">
            <text:p>2440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table:formula="of:=(2^([.A3083]/8192)-1)*8192" office:value-type="float" office:value="2440.7024425037">
            <text:p>2441</text:p>
          </table:table-cell>
        </table:table-row>
        <table:table-row table:style-name="ro1">
          <table:table-cell office:value-type="float" office:value="3083">
            <text:p>3083</text:p>
          </table:table-cell>
          <table:table-cell table:formula="of:=(2^([.A3084]/8192)-1)*8192" office:value-type="float" office:value="2441.60214215305">
            <text:p>2442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table:formula="of:=(2^([.A3085]/8192)-1)*8192" office:value-type="float" office:value="2442.50191793163">
            <text:p>2443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table:formula="of:=(2^([.A3086]/8192)-1)*8192" office:value-type="float" office:value="2443.40176984589">
            <text:p>2443</text:p>
          </table:table-cell>
        </table:table-row>
        <table:table-row table:style-name="ro1">
          <table:table-cell office:value-type="float" office:value="3086">
            <text:p>3086</text:p>
          </table:table-cell>
          <table:table-cell table:formula="of:=(2^([.A3087]/8192)-1)*8192" office:value-type="float" office:value="2444.30169790226">
            <text:p>2444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table:formula="of:=(2^([.A3088]/8192)-1)*8192" office:value-type="float" office:value="2445.20170210719">
            <text:p>2445</text:p>
          </table:table-cell>
        </table:table-row>
        <table:table-row table:style-name="ro1">
          <table:table-cell office:value-type="float" office:value="3088">
            <text:p>3088</text:p>
          </table:table-cell>
          <table:table-cell table:formula="of:=(2^([.A3089]/8192)-1)*8192" office:value-type="float" office:value="2446.10178246712">
            <text:p>2446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table:formula="of:=(2^([.A3090]/8192)-1)*8192" office:value-type="float" office:value="2447.00193898849">
            <text:p>2447</text:p>
          </table:table-cell>
        </table:table-row>
        <table:table-row table:style-name="ro1">
          <table:table-cell office:value-type="float" office:value="3090">
            <text:p>3090</text:p>
          </table:table-cell>
          <table:table-cell table:formula="of:=(2^([.A3091]/8192)-1)*8192" office:value-type="float" office:value="2447.90217167776">
            <text:p>2448</text:p>
          </table:table-cell>
        </table:table-row>
        <table:table-row table:style-name="ro1">
          <table:table-cell office:value-type="float" office:value="3091">
            <text:p>3091</text:p>
          </table:table-cell>
          <table:table-cell table:formula="of:=(2^([.A3092]/8192)-1)*8192" office:value-type="float" office:value="2448.80248054136">
            <text:p>2449</text:p>
          </table:table-cell>
        </table:table-row>
        <table:table-row table:style-name="ro1">
          <table:table-cell office:value-type="float" office:value="3092">
            <text:p>3092</text:p>
          </table:table-cell>
          <table:table-cell table:formula="of:=(2^([.A3093]/8192)-1)*8192" office:value-type="float" office:value="2449.70286558574">
            <text:p>2450</text:p>
          </table:table-cell>
        </table:table-row>
        <table:table-row table:style-name="ro1">
          <table:table-cell office:value-type="float" office:value="3093">
            <text:p>3093</text:p>
          </table:table-cell>
          <table:table-cell table:formula="of:=(2^([.A3094]/8192)-1)*8192" office:value-type="float" office:value="2450.60332681734">
            <text:p>2451</text:p>
          </table:table-cell>
        </table:table-row>
        <table:table-row table:style-name="ro1">
          <table:table-cell office:value-type="float" office:value="3094">
            <text:p>3094</text:p>
          </table:table-cell>
          <table:table-cell table:formula="of:=(2^([.A3095]/8192)-1)*8192" office:value-type="float" office:value="2451.50386424262">
            <text:p>2452</text:p>
          </table:table-cell>
        </table:table-row>
        <table:table-row table:style-name="ro1">
          <table:table-cell office:value-type="float" office:value="3095">
            <text:p>3095</text:p>
          </table:table-cell>
          <table:table-cell table:formula="of:=(2^([.A3096]/8192)-1)*8192" office:value-type="float" office:value="2452.40447786802">
            <text:p>2452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table:formula="of:=(2^([.A3097]/8192)-1)*8192" office:value-type="float" office:value="2453.30516769999">
            <text:p>2453</text:p>
          </table:table-cell>
        </table:table-row>
        <table:table-row table:style-name="ro1">
          <table:table-cell office:value-type="float" office:value="3097">
            <text:p>3097</text:p>
          </table:table-cell>
          <table:table-cell table:formula="of:=(2^([.A3098]/8192)-1)*8192" office:value-type="float" office:value="2454.20593374498">
            <text:p>2454</text:p>
          </table:table-cell>
        </table:table-row>
        <table:table-row table:style-name="ro1">
          <table:table-cell office:value-type="float" office:value="3098">
            <text:p>3098</text:p>
          </table:table-cell>
          <table:table-cell table:formula="of:=(2^([.A3099]/8192)-1)*8192" office:value-type="float" office:value="2455.10677600942">
            <text:p>2455</text:p>
          </table:table-cell>
        </table:table-row>
        <table:table-row table:style-name="ro1">
          <table:table-cell office:value-type="float" office:value="3099">
            <text:p>3099</text:p>
          </table:table-cell>
          <table:table-cell table:formula="of:=(2^([.A3100]/8192)-1)*8192" office:value-type="float" office:value="2456.00769449979">
            <text:p>2456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table:formula="of:=(2^([.A3101]/8192)-1)*8192" office:value-type="float" office:value="2456.90868922252">
            <text:p>2457</text:p>
          </table:table-cell>
        </table:table-row>
        <table:table-row table:style-name="ro1">
          <table:table-cell office:value-type="float" office:value="3101">
            <text:p>3101</text:p>
          </table:table-cell>
          <table:table-cell table:formula="of:=(2^([.A3102]/8192)-1)*8192" office:value-type="float" office:value="2457.80976018406">
            <text:p>2458</text:p>
          </table:table-cell>
        </table:table-row>
        <table:table-row table:style-name="ro1">
          <table:table-cell office:value-type="float" office:value="3102">
            <text:p>3102</text:p>
          </table:table-cell>
          <table:table-cell table:formula="of:=(2^([.A3103]/8192)-1)*8192" office:value-type="float" office:value="2458.71090739087">
            <text:p>2459</text:p>
          </table:table-cell>
        </table:table-row>
        <table:table-row table:style-name="ro1">
          <table:table-cell office:value-type="float" office:value="3103">
            <text:p>3103</text:p>
          </table:table-cell>
          <table:table-cell table:formula="of:=(2^([.A3104]/8192)-1)*8192" office:value-type="float" office:value="2459.6121308494">
            <text:p>2460</text:p>
          </table:table-cell>
        </table:table-row>
        <table:table-row table:style-name="ro1">
          <table:table-cell office:value-type="float" office:value="3104">
            <text:p>3104</text:p>
          </table:table-cell>
          <table:table-cell table:formula="of:=(2^([.A3105]/8192)-1)*8192" office:value-type="float" office:value="2460.5134305661">
            <text:p>2461</text:p>
          </table:table-cell>
        </table:table-row>
        <table:table-row table:style-name="ro1">
          <table:table-cell office:value-type="float" office:value="3105">
            <text:p>3105</text:p>
          </table:table-cell>
          <table:table-cell table:formula="of:=(2^([.A3106]/8192)-1)*8192" office:value-type="float" office:value="2461.41480654742">
            <text:p>2461</text:p>
          </table:table-cell>
        </table:table-row>
        <table:table-row table:style-name="ro1">
          <table:table-cell office:value-type="float" office:value="3106">
            <text:p>3106</text:p>
          </table:table-cell>
          <table:table-cell table:formula="of:=(2^([.A3107]/8192)-1)*8192" office:value-type="float" office:value="2462.31625879982">
            <text:p>2462</text:p>
          </table:table-cell>
        </table:table-row>
        <table:table-row table:style-name="ro1">
          <table:table-cell office:value-type="float" office:value="3107">
            <text:p>3107</text:p>
          </table:table-cell>
          <table:table-cell table:formula="of:=(2^([.A3108]/8192)-1)*8192" office:value-type="float" office:value="2463.21778732974">
            <text:p>2463</text:p>
          </table:table-cell>
        </table:table-row>
        <table:table-row table:style-name="ro1">
          <table:table-cell office:value-type="float" office:value="3108">
            <text:p>3108</text:p>
          </table:table-cell>
          <table:table-cell table:formula="of:=(2^([.A3109]/8192)-1)*8192" office:value-type="float" office:value="2464.11939214365">
            <text:p>2464</text:p>
          </table:table-cell>
        </table:table-row>
        <table:table-row table:style-name="ro1">
          <table:table-cell office:value-type="float" office:value="3109">
            <text:p>3109</text:p>
          </table:table-cell>
          <table:table-cell table:formula="of:=(2^([.A3110]/8192)-1)*8192" office:value-type="float" office:value="2465.021073248">
            <text:p>2465</text:p>
          </table:table-cell>
        </table:table-row>
        <table:table-row table:style-name="ro1">
          <table:table-cell office:value-type="float" office:value="3110">
            <text:p>3110</text:p>
          </table:table-cell>
          <table:table-cell table:formula="of:=(2^([.A3111]/8192)-1)*8192" office:value-type="float" office:value="2465.92283064924">
            <text:p>2466</text:p>
          </table:table-cell>
        </table:table-row>
        <table:table-row table:style-name="ro1">
          <table:table-cell office:value-type="float" office:value="3111">
            <text:p>3111</text:p>
          </table:table-cell>
          <table:table-cell table:formula="of:=(2^([.A3112]/8192)-1)*8192" office:value-type="float" office:value="2466.82466435384">
            <text:p>2467</text:p>
          </table:table-cell>
        </table:table-row>
        <table:table-row table:style-name="ro1">
          <table:table-cell office:value-type="float" office:value="3112">
            <text:p>3112</text:p>
          </table:table-cell>
          <table:table-cell table:formula="of:=(2^([.A3113]/8192)-1)*8192" office:value-type="float" office:value="2467.72657436824">
            <text:p>2468</text:p>
          </table:table-cell>
        </table:table-row>
        <table:table-row table:style-name="ro1">
          <table:table-cell office:value-type="float" office:value="3113">
            <text:p>3113</text:p>
          </table:table-cell>
          <table:table-cell table:formula="of:=(2^([.A3114]/8192)-1)*8192" office:value-type="float" office:value="2468.6285606989">
            <text:p>2469</text:p>
          </table:table-cell>
        </table:table-row>
        <table:table-row table:style-name="ro1">
          <table:table-cell office:value-type="float" office:value="3114">
            <text:p>3114</text:p>
          </table:table-cell>
          <table:table-cell table:formula="of:=(2^([.A3115]/8192)-1)*8192" office:value-type="float" office:value="2469.53062335228">
            <text:p>2470</text:p>
          </table:table-cell>
        </table:table-row>
        <table:table-row table:style-name="ro1">
          <table:table-cell office:value-type="float" office:value="3115">
            <text:p>3115</text:p>
          </table:table-cell>
          <table:table-cell table:formula="of:=(2^([.A3116]/8192)-1)*8192" office:value-type="float" office:value="2470.43276233485">
            <text:p>2470</text:p>
          </table:table-cell>
        </table:table-row>
        <table:table-row table:style-name="ro1">
          <table:table-cell office:value-type="float" office:value="3116">
            <text:p>3116</text:p>
          </table:table-cell>
          <table:table-cell table:formula="of:=(2^([.A3117]/8192)-1)*8192" office:value-type="float" office:value="2471.33497765305">
            <text:p>2471</text:p>
          </table:table-cell>
        </table:table-row>
        <table:table-row table:style-name="ro1">
          <table:table-cell office:value-type="float" office:value="3117">
            <text:p>3117</text:p>
          </table:table-cell>
          <table:table-cell table:formula="of:=(2^([.A3118]/8192)-1)*8192" office:value-type="float" office:value="2472.23726931335">
            <text:p>2472</text:p>
          </table:table-cell>
        </table:table-row>
        <table:table-row table:style-name="ro1">
          <table:table-cell office:value-type="float" office:value="3118">
            <text:p>3118</text:p>
          </table:table-cell>
          <table:table-cell table:formula="of:=(2^([.A3119]/8192)-1)*8192" office:value-type="float" office:value="2473.13963732221">
            <text:p>2473</text:p>
          </table:table-cell>
        </table:table-row>
        <table:table-row table:style-name="ro1">
          <table:table-cell office:value-type="float" office:value="3119">
            <text:p>3119</text:p>
          </table:table-cell>
          <table:table-cell table:formula="of:=(2^([.A3120]/8192)-1)*8192" office:value-type="float" office:value="2474.04208168608">
            <text:p>2474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table:formula="of:=(2^([.A3121]/8192)-1)*8192" office:value-type="float" office:value="2474.94460241143">
            <text:p>2475</text:p>
          </table:table-cell>
        </table:table-row>
        <table:table-row table:style-name="ro1">
          <table:table-cell office:value-type="float" office:value="3121">
            <text:p>3121</text:p>
          </table:table-cell>
          <table:table-cell table:formula="of:=(2^([.A3122]/8192)-1)*8192" office:value-type="float" office:value="2475.84719950473">
            <text:p>2476</text:p>
          </table:table-cell>
        </table:table-row>
        <table:table-row table:style-name="ro1">
          <table:table-cell office:value-type="float" office:value="3122">
            <text:p>3122</text:p>
          </table:table-cell>
          <table:table-cell table:formula="of:=(2^([.A3123]/8192)-1)*8192" office:value-type="float" office:value="2476.74987297242">
            <text:p>2477</text:p>
          </table:table-cell>
        </table:table-row>
        <table:table-row table:style-name="ro1">
          <table:table-cell office:value-type="float" office:value="3123">
            <text:p>3123</text:p>
          </table:table-cell>
          <table:table-cell table:formula="of:=(2^([.A3124]/8192)-1)*8192" office:value-type="float" office:value="2477.65262282098">
            <text:p>2478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table:formula="of:=(2^([.A3125]/8192)-1)*8192" office:value-type="float" office:value="2478.55544905687">
            <text:p>2479</text:p>
          </table:table-cell>
        </table:table-row>
        <table:table-row table:style-name="ro1">
          <table:table-cell office:value-type="float" office:value="3125">
            <text:p>3125</text:p>
          </table:table-cell>
          <table:table-cell table:formula="of:=(2^([.A3126]/8192)-1)*8192" office:value-type="float" office:value="2479.45835168655">
            <text:p>2479</text:p>
          </table:table-cell>
        </table:table-row>
        <table:table-row table:style-name="ro1">
          <table:table-cell office:value-type="float" office:value="3126">
            <text:p>3126</text:p>
          </table:table-cell>
          <table:table-cell table:formula="of:=(2^([.A3127]/8192)-1)*8192" office:value-type="float" office:value="2480.36133071648">
            <text:p>2480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table:formula="of:=(2^([.A3128]/8192)-1)*8192" office:value-type="float" office:value="2481.26438615313">
            <text:p>2481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table:formula="of:=(2^([.A3129]/8192)-1)*8192" office:value-type="float" office:value="2482.16751800297">
            <text:p>2482</text:p>
          </table:table-cell>
        </table:table-row>
        <table:table-row table:style-name="ro1">
          <table:table-cell office:value-type="float" office:value="3129">
            <text:p>3129</text:p>
          </table:table-cell>
          <table:table-cell table:formula="of:=(2^([.A3130]/8192)-1)*8192" office:value-type="float" office:value="2483.07072627246">
            <text:p>2483</text:p>
          </table:table-cell>
        </table:table-row>
        <table:table-row table:style-name="ro1">
          <table:table-cell office:value-type="float" office:value="3130">
            <text:p>3130</text:p>
          </table:table-cell>
          <table:table-cell table:formula="of:=(2^([.A3131]/8192)-1)*8192" office:value-type="float" office:value="2483.97401096806">
            <text:p>2484</text:p>
          </table:table-cell>
        </table:table-row>
        <table:table-row table:style-name="ro1">
          <table:table-cell office:value-type="float" office:value="3131">
            <text:p>3131</text:p>
          </table:table-cell>
          <table:table-cell table:formula="of:=(2^([.A3132]/8192)-1)*8192" office:value-type="float" office:value="2484.87737209625">
            <text:p>2485</text:p>
          </table:table-cell>
        </table:table-row>
        <table:table-row table:style-name="ro1">
          <table:table-cell office:value-type="float" office:value="3132">
            <text:p>3132</text:p>
          </table:table-cell>
          <table:table-cell table:formula="of:=(2^([.A3133]/8192)-1)*8192" office:value-type="float" office:value="2485.78080966349">
            <text:p>2486</text:p>
          </table:table-cell>
        </table:table-row>
        <table:table-row table:style-name="ro1">
          <table:table-cell office:value-type="float" office:value="3133">
            <text:p>3133</text:p>
          </table:table-cell>
          <table:table-cell table:formula="of:=(2^([.A3134]/8192)-1)*8192" office:value-type="float" office:value="2486.68432367625">
            <text:p>2487</text:p>
          </table:table-cell>
        </table:table-row>
        <table:table-row table:style-name="ro1">
          <table:table-cell office:value-type="float" office:value="3134">
            <text:p>3134</text:p>
          </table:table-cell>
          <table:table-cell table:formula="of:=(2^([.A3135]/8192)-1)*8192" office:value-type="float" office:value="2487.587914141">
            <text:p>2488</text:p>
          </table:table-cell>
        </table:table-row>
        <table:table-row table:style-name="ro1">
          <table:table-cell office:value-type="float" office:value="3135">
            <text:p>3135</text:p>
          </table:table-cell>
          <table:table-cell table:formula="of:=(2^([.A3136]/8192)-1)*8192" office:value-type="float" office:value="2488.49158106421">
            <text:p>2488</text:p>
          </table:table-cell>
        </table:table-row>
        <table:table-row table:style-name="ro1">
          <table:table-cell office:value-type="float" office:value="3136">
            <text:p>3136</text:p>
          </table:table-cell>
          <table:table-cell table:formula="of:=(2^([.A3137]/8192)-1)*8192" office:value-type="float" office:value="2489.39532445234">
            <text:p>2489</text:p>
          </table:table-cell>
        </table:table-row>
        <table:table-row table:style-name="ro1">
          <table:table-cell office:value-type="float" office:value="3137">
            <text:p>3137</text:p>
          </table:table-cell>
          <table:table-cell table:formula="of:=(2^([.A3138]/8192)-1)*8192" office:value-type="float" office:value="2490.29914431187">
            <text:p>2490</text:p>
          </table:table-cell>
        </table:table-row>
        <table:table-row table:style-name="ro1">
          <table:table-cell office:value-type="float" office:value="3138">
            <text:p>3138</text:p>
          </table:table-cell>
          <table:table-cell table:formula="of:=(2^([.A3139]/8192)-1)*8192" office:value-type="float" office:value="2491.20304064926">
            <text:p>2491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table:formula="of:=(2^([.A3140]/8192)-1)*8192" office:value-type="float" office:value="2492.107013471">
            <text:p>2492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table:formula="of:=(2^([.A3141]/8192)-1)*8192" office:value-type="float" office:value="2493.01106278355">
            <text:p>2493</text:p>
          </table:table-cell>
        </table:table-row>
        <table:table-row table:style-name="ro1">
          <table:table-cell office:value-type="float" office:value="3141">
            <text:p>3141</text:p>
          </table:table-cell>
          <table:table-cell table:formula="of:=(2^([.A3142]/8192)-1)*8192" office:value-type="float" office:value="2493.91518859338">
            <text:p>2494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table:formula="of:=(2^([.A3143]/8192)-1)*8192" office:value-type="float" office:value="2494.81939090697">
            <text:p>2495</text:p>
          </table:table-cell>
        </table:table-row>
        <table:table-row table:style-name="ro1">
          <table:table-cell office:value-type="float" office:value="3143">
            <text:p>3143</text:p>
          </table:table-cell>
          <table:table-cell table:formula="of:=(2^([.A3144]/8192)-1)*8192" office:value-type="float" office:value="2495.72366973078">
            <text:p>2496</text:p>
          </table:table-cell>
        </table:table-row>
        <table:table-row table:style-name="ro1">
          <table:table-cell office:value-type="float" office:value="3144">
            <text:p>3144</text:p>
          </table:table-cell>
          <table:table-cell table:formula="of:=(2^([.A3145]/8192)-1)*8192" office:value-type="float" office:value="2496.6280250713">
            <text:p>2497</text:p>
          </table:table-cell>
        </table:table-row>
        <table:table-row table:style-name="ro1">
          <table:table-cell office:value-type="float" office:value="3145">
            <text:p>3145</text:p>
          </table:table-cell>
          <table:table-cell table:formula="of:=(2^([.A3146]/8192)-1)*8192" office:value-type="float" office:value="2497.532456935">
            <text:p>2498</text:p>
          </table:table-cell>
        </table:table-row>
        <table:table-row table:style-name="ro1">
          <table:table-cell office:value-type="float" office:value="3146">
            <text:p>3146</text:p>
          </table:table-cell>
          <table:table-cell table:formula="of:=(2^([.A3147]/8192)-1)*8192" office:value-type="float" office:value="2498.43696532835">
            <text:p>2498</text:p>
          </table:table-cell>
        </table:table-row>
        <table:table-row table:style-name="ro1">
          <table:table-cell office:value-type="float" office:value="3147">
            <text:p>3147</text:p>
          </table:table-cell>
          <table:table-cell table:formula="of:=(2^([.A3148]/8192)-1)*8192" office:value-type="float" office:value="2499.34155025783">
            <text:p>2499</text:p>
          </table:table-cell>
        </table:table-row>
        <table:table-row table:style-name="ro1">
          <table:table-cell office:value-type="float" office:value="3148">
            <text:p>3148</text:p>
          </table:table-cell>
          <table:table-cell table:formula="of:=(2^([.A3149]/8192)-1)*8192" office:value-type="float" office:value="2500.24621172991">
            <text:p>2500</text:p>
          </table:table-cell>
        </table:table-row>
        <table:table-row table:style-name="ro1">
          <table:table-cell office:value-type="float" office:value="3149">
            <text:p>3149</text:p>
          </table:table-cell>
          <table:table-cell table:formula="of:=(2^([.A3150]/8192)-1)*8192" office:value-type="float" office:value="2501.15094975108">
            <text:p>2501</text:p>
          </table:table-cell>
        </table:table-row>
        <table:table-row table:style-name="ro1">
          <table:table-cell office:value-type="float" office:value="3150">
            <text:p>3150</text:p>
          </table:table-cell>
          <table:table-cell table:formula="of:=(2^([.A3151]/8192)-1)*8192" office:value-type="float" office:value="2502.05576432781">
            <text:p>2502</text:p>
          </table:table-cell>
        </table:table-row>
        <table:table-row table:style-name="ro1">
          <table:table-cell office:value-type="float" office:value="3151">
            <text:p>3151</text:p>
          </table:table-cell>
          <table:table-cell table:formula="of:=(2^([.A3152]/8192)-1)*8192" office:value-type="float" office:value="2502.96065546657">
            <text:p>2503</text:p>
          </table:table-cell>
        </table:table-row>
        <table:table-row table:style-name="ro1">
          <table:table-cell office:value-type="float" office:value="3152">
            <text:p>3152</text:p>
          </table:table-cell>
          <table:table-cell table:formula="of:=(2^([.A3153]/8192)-1)*8192" office:value-type="float" office:value="2503.86562317385">
            <text:p>2504</text:p>
          </table:table-cell>
        </table:table-row>
        <table:table-row table:style-name="ro1">
          <table:table-cell office:value-type="float" office:value="3153">
            <text:p>3153</text:p>
          </table:table-cell>
          <table:table-cell table:formula="of:=(2^([.A3154]/8192)-1)*8192" office:value-type="float" office:value="2504.77066745612">
            <text:p>2505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table:formula="of:=(2^([.A3155]/8192)-1)*8192" office:value-type="float" office:value="2505.67578831986">
            <text:p>2506</text:p>
          </table:table-cell>
        </table:table-row>
        <table:table-row table:style-name="ro1">
          <table:table-cell office:value-type="float" office:value="3155">
            <text:p>3155</text:p>
          </table:table-cell>
          <table:table-cell table:formula="of:=(2^([.A3156]/8192)-1)*8192" office:value-type="float" office:value="2506.58098577156">
            <text:p>2507</text:p>
          </table:table-cell>
        </table:table-row>
        <table:table-row table:style-name="ro1">
          <table:table-cell office:value-type="float" office:value="3156">
            <text:p>3156</text:p>
          </table:table-cell>
          <table:table-cell table:formula="of:=(2^([.A3157]/8192)-1)*8192" office:value-type="float" office:value="2507.4862598177">
            <text:p>2507</text:p>
          </table:table-cell>
        </table:table-row>
        <table:table-row table:style-name="ro1">
          <table:table-cell office:value-type="float" office:value="3157">
            <text:p>3157</text:p>
          </table:table-cell>
          <table:table-cell table:formula="of:=(2^([.A3158]/8192)-1)*8192" office:value-type="float" office:value="2508.39161046475">
            <text:p>2508</text:p>
          </table:table-cell>
        </table:table-row>
        <table:table-row table:style-name="ro1">
          <table:table-cell office:value-type="float" office:value="3158">
            <text:p>3158</text:p>
          </table:table-cell>
          <table:table-cell table:formula="of:=(2^([.A3159]/8192)-1)*8192" office:value-type="float" office:value="2509.2970377192">
            <text:p>2509</text:p>
          </table:table-cell>
        </table:table-row>
        <table:table-row table:style-name="ro1">
          <table:table-cell office:value-type="float" office:value="3159">
            <text:p>3159</text:p>
          </table:table-cell>
          <table:table-cell table:formula="of:=(2^([.A3160]/8192)-1)*8192" office:value-type="float" office:value="2510.20254158752">
            <text:p>2510</text:p>
          </table:table-cell>
        </table:table-row>
        <table:table-row table:style-name="ro1">
          <table:table-cell office:value-type="float" office:value="3160">
            <text:p>3160</text:p>
          </table:table-cell>
          <table:table-cell table:formula="of:=(2^([.A3161]/8192)-1)*8192" office:value-type="float" office:value="2511.10812207621">
            <text:p>2511</text:p>
          </table:table-cell>
        </table:table-row>
        <table:table-row table:style-name="ro1">
          <table:table-cell office:value-type="float" office:value="3161">
            <text:p>3161</text:p>
          </table:table-cell>
          <table:table-cell table:formula="of:=(2^([.A3162]/8192)-1)*8192" office:value-type="float" office:value="2512.01377919174">
            <text:p>2512</text:p>
          </table:table-cell>
        </table:table-row>
        <table:table-row table:style-name="ro1">
          <table:table-cell office:value-type="float" office:value="3162">
            <text:p>3162</text:p>
          </table:table-cell>
          <table:table-cell table:formula="of:=(2^([.A3163]/8192)-1)*8192" office:value-type="float" office:value="2512.91951294061">
            <text:p>2513</text:p>
          </table:table-cell>
        </table:table-row>
        <table:table-row table:style-name="ro1">
          <table:table-cell office:value-type="float" office:value="3163">
            <text:p>3163</text:p>
          </table:table-cell>
          <table:table-cell table:formula="of:=(2^([.A3164]/8192)-1)*8192" office:value-type="float" office:value="2513.82532332929">
            <text:p>2514</text:p>
          </table:table-cell>
        </table:table-row>
        <table:table-row table:style-name="ro1">
          <table:table-cell office:value-type="float" office:value="3164">
            <text:p>3164</text:p>
          </table:table-cell>
          <table:table-cell table:formula="of:=(2^([.A3165]/8192)-1)*8192" office:value-type="float" office:value="2514.73121036426">
            <text:p>2515</text:p>
          </table:table-cell>
        </table:table-row>
        <table:table-row table:style-name="ro1">
          <table:table-cell office:value-type="float" office:value="3165">
            <text:p>3165</text:p>
          </table:table-cell>
          <table:table-cell table:formula="of:=(2^([.A3166]/8192)-1)*8192" office:value-type="float" office:value="2515.63717405202">
            <text:p>2516</text:p>
          </table:table-cell>
        </table:table-row>
        <table:table-row table:style-name="ro1">
          <table:table-cell office:value-type="float" office:value="3166">
            <text:p>3166</text:p>
          </table:table-cell>
          <table:table-cell table:formula="of:=(2^([.A3167]/8192)-1)*8192" office:value-type="float" office:value="2516.54321439905">
            <text:p>2517</text:p>
          </table:table-cell>
        </table:table-row>
        <table:table-row table:style-name="ro1">
          <table:table-cell office:value-type="float" office:value="3167">
            <text:p>3167</text:p>
          </table:table-cell>
          <table:table-cell table:formula="of:=(2^([.A3168]/8192)-1)*8192" office:value-type="float" office:value="2517.44933141184">
            <text:p>2517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table:formula="of:=(2^([.A3169]/8192)-1)*8192" office:value-type="float" office:value="2518.35552509688">
            <text:p>2518</text:p>
          </table:table-cell>
        </table:table-row>
        <table:table-row table:style-name="ro1">
          <table:table-cell office:value-type="float" office:value="3169">
            <text:p>3169</text:p>
          </table:table-cell>
          <table:table-cell table:formula="of:=(2^([.A3170]/8192)-1)*8192" office:value-type="float" office:value="2519.26179546064">
            <text:p>2519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table:formula="of:=(2^([.A3171]/8192)-1)*8192" office:value-type="float" office:value="2520.16814250962">
            <text:p>2520</text:p>
          </table:table-cell>
        </table:table-row>
        <table:table-row table:style-name="ro1">
          <table:table-cell office:value-type="float" office:value="3171">
            <text:p>3171</text:p>
          </table:table-cell>
          <table:table-cell table:formula="of:=(2^([.A3172]/8192)-1)*8192" office:value-type="float" office:value="2521.07456625032">
            <text:p>2521</text:p>
          </table:table-cell>
        </table:table-row>
        <table:table-row table:style-name="ro1">
          <table:table-cell office:value-type="float" office:value="3172">
            <text:p>3172</text:p>
          </table:table-cell>
          <table:table-cell table:formula="of:=(2^([.A3173]/8192)-1)*8192" office:value-type="float" office:value="2521.98106668921">
            <text:p>2522</text:p>
          </table:table-cell>
        </table:table-row>
        <table:table-row table:style-name="ro1">
          <table:table-cell office:value-type="float" office:value="3173">
            <text:p>3173</text:p>
          </table:table-cell>
          <table:table-cell table:formula="of:=(2^([.A3174]/8192)-1)*8192" office:value-type="float" office:value="2522.88764383279">
            <text:p>2523</text:p>
          </table:table-cell>
        </table:table-row>
        <table:table-row table:style-name="ro1">
          <table:table-cell office:value-type="float" office:value="3174">
            <text:p>3174</text:p>
          </table:table-cell>
          <table:table-cell table:formula="of:=(2^([.A3175]/8192)-1)*8192" office:value-type="float" office:value="2523.79429768755">
            <text:p>2524</text:p>
          </table:table-cell>
        </table:table-row>
        <table:table-row table:style-name="ro1">
          <table:table-cell office:value-type="float" office:value="3175">
            <text:p>3175</text:p>
          </table:table-cell>
          <table:table-cell table:formula="of:=(2^([.A3176]/8192)-1)*8192" office:value-type="float" office:value="2524.70102825998">
            <text:p>2525</text:p>
          </table:table-cell>
        </table:table-row>
        <table:table-row table:style-name="ro1">
          <table:table-cell office:value-type="float" office:value="3176">
            <text:p>3176</text:p>
          </table:table-cell>
          <table:table-cell table:formula="of:=(2^([.A3177]/8192)-1)*8192" office:value-type="float" office:value="2525.60783555657">
            <text:p>2526</text:p>
          </table:table-cell>
        </table:table-row>
        <table:table-row table:style-name="ro1">
          <table:table-cell office:value-type="float" office:value="3177">
            <text:p>3177</text:p>
          </table:table-cell>
          <table:table-cell table:formula="of:=(2^([.A3178]/8192)-1)*8192" office:value-type="float" office:value="2526.51471958382">
            <text:p>2527</text:p>
          </table:table-cell>
        </table:table-row>
        <table:table-row table:style-name="ro1">
          <table:table-cell office:value-type="float" office:value="3178">
            <text:p>3178</text:p>
          </table:table-cell>
          <table:table-cell table:formula="of:=(2^([.A3179]/8192)-1)*8192" office:value-type="float" office:value="2527.42168034821">
            <text:p>2527</text:p>
          </table:table-cell>
        </table:table-row>
        <table:table-row table:style-name="ro1">
          <table:table-cell office:value-type="float" office:value="3179">
            <text:p>3179</text:p>
          </table:table-cell>
          <table:table-cell table:formula="of:=(2^([.A3180]/8192)-1)*8192" office:value-type="float" office:value="2528.32871785624">
            <text:p>2528</text:p>
          </table:table-cell>
        </table:table-row>
        <table:table-row table:style-name="ro1">
          <table:table-cell office:value-type="float" office:value="3180">
            <text:p>3180</text:p>
          </table:table-cell>
          <table:table-cell table:formula="of:=(2^([.A3181]/8192)-1)*8192" office:value-type="float" office:value="2529.2358321144">
            <text:p>2529</text:p>
          </table:table-cell>
        </table:table-row>
        <table:table-row table:style-name="ro1">
          <table:table-cell office:value-type="float" office:value="3181">
            <text:p>3181</text:p>
          </table:table-cell>
          <table:table-cell table:formula="of:=(2^([.A3182]/8192)-1)*8192" office:value-type="float" office:value="2530.14302312919">
            <text:p>2530</text:p>
          </table:table-cell>
        </table:table-row>
        <table:table-row table:style-name="ro1">
          <table:table-cell office:value-type="float" office:value="3182">
            <text:p>3182</text:p>
          </table:table-cell>
          <table:table-cell table:formula="of:=(2^([.A3183]/8192)-1)*8192" office:value-type="float" office:value="2531.0502909071">
            <text:p>2531</text:p>
          </table:table-cell>
        </table:table-row>
        <table:table-row table:style-name="ro1">
          <table:table-cell office:value-type="float" office:value="3183">
            <text:p>3183</text:p>
          </table:table-cell>
          <table:table-cell table:formula="of:=(2^([.A3184]/8192)-1)*8192" office:value-type="float" office:value="2531.95763545463">
            <text:p>2532</text:p>
          </table:table-cell>
        </table:table-row>
        <table:table-row table:style-name="ro1">
          <table:table-cell office:value-type="float" office:value="3184">
            <text:p>3184</text:p>
          </table:table-cell>
          <table:table-cell table:formula="of:=(2^([.A3185]/8192)-1)*8192" office:value-type="float" office:value="2532.86505677827">
            <text:p>2533</text:p>
          </table:table-cell>
        </table:table-row>
        <table:table-row table:style-name="ro1">
          <table:table-cell office:value-type="float" office:value="3185">
            <text:p>3185</text:p>
          </table:table-cell>
          <table:table-cell table:formula="of:=(2^([.A3186]/8192)-1)*8192" office:value-type="float" office:value="2533.77255488453">
            <text:p>2534</text:p>
          </table:table-cell>
        </table:table-row>
        <table:table-row table:style-name="ro1">
          <table:table-cell office:value-type="float" office:value="3186">
            <text:p>3186</text:p>
          </table:table-cell>
          <table:table-cell table:formula="of:=(2^([.A3187]/8192)-1)*8192" office:value-type="float" office:value="2534.68012977989">
            <text:p>2535</text:p>
          </table:table-cell>
        </table:table-row>
        <table:table-row table:style-name="ro1">
          <table:table-cell office:value-type="float" office:value="3187">
            <text:p>3187</text:p>
          </table:table-cell>
          <table:table-cell table:formula="of:=(2^([.A3188]/8192)-1)*8192" office:value-type="float" office:value="2535.58778147086">
            <text:p>2536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table:formula="of:=(2^([.A3189]/8192)-1)*8192" office:value-type="float" office:value="2536.49550996393">
            <text:p>2536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table:formula="of:=(2^([.A3190]/8192)-1)*8192" office:value-type="float" office:value="2537.4033152656">
            <text:p>2537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table:formula="of:=(2^([.A3191]/8192)-1)*8192" office:value-type="float" office:value="2538.31119738237">
            <text:p>2538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table:formula="of:=(2^([.A3192]/8192)-1)*8192" office:value-type="float" office:value="2539.21915632074">
            <text:p>2539</text:p>
          </table:table-cell>
        </table:table-row>
        <table:table-row table:style-name="ro1">
          <table:table-cell office:value-type="float" office:value="3192">
            <text:p>3192</text:p>
          </table:table-cell>
          <table:table-cell table:formula="of:=(2^([.A3193]/8192)-1)*8192" office:value-type="float" office:value="2540.12719208721">
            <text:p>2540</text:p>
          </table:table-cell>
        </table:table-row>
        <table:table-row table:style-name="ro1">
          <table:table-cell office:value-type="float" office:value="3193">
            <text:p>3193</text:p>
          </table:table-cell>
          <table:table-cell table:formula="of:=(2^([.A3194]/8192)-1)*8192" office:value-type="float" office:value="2541.03530468829">
            <text:p>2541</text:p>
          </table:table-cell>
        </table:table-row>
        <table:table-row table:style-name="ro1">
          <table:table-cell office:value-type="float" office:value="3194">
            <text:p>3194</text:p>
          </table:table-cell>
          <table:table-cell table:formula="of:=(2^([.A3195]/8192)-1)*8192" office:value-type="float" office:value="2541.94349413047">
            <text:p>2542</text:p>
          </table:table-cell>
        </table:table-row>
        <table:table-row table:style-name="ro1">
          <table:table-cell office:value-type="float" office:value="3195">
            <text:p>3195</text:p>
          </table:table-cell>
          <table:table-cell table:formula="of:=(2^([.A3196]/8192)-1)*8192" office:value-type="float" office:value="2542.85176042026">
            <text:p>2543</text:p>
          </table:table-cell>
        </table:table-row>
        <table:table-row table:style-name="ro1">
          <table:table-cell office:value-type="float" office:value="3196">
            <text:p>3196</text:p>
          </table:table-cell>
          <table:table-cell table:formula="of:=(2^([.A3197]/8192)-1)*8192" office:value-type="float" office:value="2543.76010356415">
            <text:p>2544</text:p>
          </table:table-cell>
        </table:table-row>
        <table:table-row table:style-name="ro1">
          <table:table-cell office:value-type="float" office:value="3197">
            <text:p>3197</text:p>
          </table:table-cell>
          <table:table-cell table:formula="of:=(2^([.A3198]/8192)-1)*8192" office:value-type="float" office:value="2544.66852356865">
            <text:p>2545</text:p>
          </table:table-cell>
        </table:table-row>
        <table:table-row table:style-name="ro1">
          <table:table-cell office:value-type="float" office:value="3198">
            <text:p>3198</text:p>
          </table:table-cell>
          <table:table-cell table:formula="of:=(2^([.A3199]/8192)-1)*8192" office:value-type="float" office:value="2545.57702044027">
            <text:p>2546</text:p>
          </table:table-cell>
        </table:table-row>
        <table:table-row table:style-name="ro1">
          <table:table-cell office:value-type="float" office:value="3199">
            <text:p>3199</text:p>
          </table:table-cell>
          <table:table-cell table:formula="of:=(2^([.A3200]/8192)-1)*8192" office:value-type="float" office:value="2546.48559418551">
            <text:p>2546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formula="of:=(2^([.A3201]/8192)-1)*8192" office:value-type="float" office:value="2547.39424481087">
            <text:p>2547</text:p>
          </table:table-cell>
        </table:table-row>
        <table:table-row table:style-name="ro1">
          <table:table-cell office:value-type="float" office:value="3201">
            <text:p>3201</text:p>
          </table:table-cell>
          <table:table-cell table:formula="of:=(2^([.A3202]/8192)-1)*8192" office:value-type="float" office:value="2548.30297232286">
            <text:p>2548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table:formula="of:=(2^([.A3203]/8192)-1)*8192" office:value-type="float" office:value="2549.21177672799">
            <text:p>2549</text:p>
          </table:table-cell>
        </table:table-row>
        <table:table-row table:style-name="ro1">
          <table:table-cell office:value-type="float" office:value="3203">
            <text:p>3203</text:p>
          </table:table-cell>
          <table:table-cell table:formula="of:=(2^([.A3204]/8192)-1)*8192" office:value-type="float" office:value="2550.12065803275">
            <text:p>2550</text:p>
          </table:table-cell>
        </table:table-row>
        <table:table-row table:style-name="ro1">
          <table:table-cell office:value-type="float" office:value="3204">
            <text:p>3204</text:p>
          </table:table-cell>
          <table:table-cell table:formula="of:=(2^([.A3205]/8192)-1)*8192" office:value-type="float" office:value="2551.02961624367">
            <text:p>2551</text:p>
          </table:table-cell>
        </table:table-row>
        <table:table-row table:style-name="ro1">
          <table:table-cell office:value-type="float" office:value="3205">
            <text:p>3205</text:p>
          </table:table-cell>
          <table:table-cell table:formula="of:=(2^([.A3206]/8192)-1)*8192" office:value-type="float" office:value="2551.93865136724">
            <text:p>2552</text:p>
          </table:table-cell>
        </table:table-row>
        <table:table-row table:style-name="ro1">
          <table:table-cell office:value-type="float" office:value="3206">
            <text:p>3206</text:p>
          </table:table-cell>
          <table:table-cell table:formula="of:=(2^([.A3207]/8192)-1)*8192" office:value-type="float" office:value="2552.84776340997">
            <text:p>2553</text:p>
          </table:table-cell>
        </table:table-row>
        <table:table-row table:style-name="ro1">
          <table:table-cell office:value-type="float" office:value="3207">
            <text:p>3207</text:p>
          </table:table-cell>
          <table:table-cell table:formula="of:=(2^([.A3208]/8192)-1)*8192" office:value-type="float" office:value="2553.75695237838">
            <text:p>2554</text:p>
          </table:table-cell>
        </table:table-row>
        <table:table-row table:style-name="ro1">
          <table:table-cell office:value-type="float" office:value="3208">
            <text:p>3208</text:p>
          </table:table-cell>
          <table:table-cell table:formula="of:=(2^([.A3209]/8192)-1)*8192" office:value-type="float" office:value="2554.66621827897">
            <text:p>2555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table:formula="of:=(2^([.A3210]/8192)-1)*8192" office:value-type="float" office:value="2555.57556111825">
            <text:p>2556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table:formula="of:=(2^([.A3211]/8192)-1)*8192" office:value-type="float" office:value="2556.48498090273">
            <text:p>2556</text:p>
          </table:table-cell>
        </table:table-row>
        <table:table-row table:style-name="ro1">
          <table:table-cell office:value-type="float" office:value="3211">
            <text:p>3211</text:p>
          </table:table-cell>
          <table:table-cell table:formula="of:=(2^([.A3212]/8192)-1)*8192" office:value-type="float" office:value="2557.39447763893">
            <text:p>2557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table:formula="of:=(2^([.A3213]/8192)-1)*8192" office:value-type="float" office:value="2558.30405133335">
            <text:p>2558</text:p>
          </table:table-cell>
        </table:table-row>
        <table:table-row table:style-name="ro1">
          <table:table-cell office:value-type="float" office:value="3213">
            <text:p>3213</text:p>
          </table:table-cell>
          <table:table-cell table:formula="of:=(2^([.A3214]/8192)-1)*8192" office:value-type="float" office:value="2559.2137019925">
            <text:p>2559</text:p>
          </table:table-cell>
        </table:table-row>
        <table:table-row table:style-name="ro1">
          <table:table-cell office:value-type="float" office:value="3214">
            <text:p>3214</text:p>
          </table:table-cell>
          <table:table-cell table:formula="of:=(2^([.A3215]/8192)-1)*8192" office:value-type="float" office:value="2560.1234296229">
            <text:p>2560</text:p>
          </table:table-cell>
        </table:table-row>
        <table:table-row table:style-name="ro1">
          <table:table-cell office:value-type="float" office:value="3215">
            <text:p>3215</text:p>
          </table:table-cell>
          <table:table-cell table:formula="of:=(2^([.A3216]/8192)-1)*8192" office:value-type="float" office:value="2561.03323423107">
            <text:p>2561</text:p>
          </table:table-cell>
        </table:table-row>
        <table:table-row table:style-name="ro1">
          <table:table-cell office:value-type="float" office:value="3216">
            <text:p>3216</text:p>
          </table:table-cell>
          <table:table-cell table:formula="of:=(2^([.A3217]/8192)-1)*8192" office:value-type="float" office:value="2561.94311582351">
            <text:p>2562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table:formula="of:=(2^([.A3218]/8192)-1)*8192" office:value-type="float" office:value="2562.85307440674">
            <text:p>2563</text:p>
          </table:table-cell>
        </table:table-row>
        <table:table-row table:style-name="ro1">
          <table:table-cell office:value-type="float" office:value="3218">
            <text:p>3218</text:p>
          </table:table-cell>
          <table:table-cell table:formula="of:=(2^([.A3219]/8192)-1)*8192" office:value-type="float" office:value="2563.76310998727">
            <text:p>2564</text:p>
          </table:table-cell>
        </table:table-row>
        <table:table-row table:style-name="ro1">
          <table:table-cell office:value-type="float" office:value="3219">
            <text:p>3219</text:p>
          </table:table-cell>
          <table:table-cell table:formula="of:=(2^([.A3220]/8192)-1)*8192" office:value-type="float" office:value="2564.67322257162">
            <text:p>2565</text:p>
          </table:table-cell>
        </table:table-row>
        <table:table-row table:style-name="ro1">
          <table:table-cell office:value-type="float" office:value="3220">
            <text:p>3220</text:p>
          </table:table-cell>
          <table:table-cell table:formula="of:=(2^([.A3221]/8192)-1)*8192" office:value-type="float" office:value="2565.5834121663">
            <text:p>2566</text:p>
          </table:table-cell>
        </table:table-row>
        <table:table-row table:style-name="ro1">
          <table:table-cell office:value-type="float" office:value="3221">
            <text:p>3221</text:p>
          </table:table-cell>
          <table:table-cell table:formula="of:=(2^([.A3222]/8192)-1)*8192" office:value-type="float" office:value="2566.49367877784">
            <text:p>2566</text:p>
          </table:table-cell>
        </table:table-row>
        <table:table-row table:style-name="ro1">
          <table:table-cell office:value-type="float" office:value="3222">
            <text:p>3222</text:p>
          </table:table-cell>
          <table:table-cell table:formula="of:=(2^([.A3223]/8192)-1)*8192" office:value-type="float" office:value="2567.40402241274">
            <text:p>2567</text:p>
          </table:table-cell>
        </table:table-row>
        <table:table-row table:style-name="ro1">
          <table:table-cell office:value-type="float" office:value="3223">
            <text:p>3223</text:p>
          </table:table-cell>
          <table:table-cell table:formula="of:=(2^([.A3224]/8192)-1)*8192" office:value-type="float" office:value="2568.31444307753">
            <text:p>2568</text:p>
          </table:table-cell>
        </table:table-row>
        <table:table-row table:style-name="ro1">
          <table:table-cell office:value-type="float" office:value="3224">
            <text:p>3224</text:p>
          </table:table-cell>
          <table:table-cell table:formula="of:=(2^([.A3225]/8192)-1)*8192" office:value-type="float" office:value="2569.22494077872">
            <text:p>2569</text:p>
          </table:table-cell>
        </table:table-row>
        <table:table-row table:style-name="ro1">
          <table:table-cell office:value-type="float" office:value="3225">
            <text:p>3225</text:p>
          </table:table-cell>
          <table:table-cell table:formula="of:=(2^([.A3226]/8192)-1)*8192" office:value-type="float" office:value="2570.13551552283">
            <text:p>2570</text:p>
          </table:table-cell>
        </table:table-row>
        <table:table-row table:style-name="ro1">
          <table:table-cell office:value-type="float" office:value="3226">
            <text:p>3226</text:p>
          </table:table-cell>
          <table:table-cell table:formula="of:=(2^([.A3227]/8192)-1)*8192" office:value-type="float" office:value="2571.04616731639">
            <text:p>2571</text:p>
          </table:table-cell>
        </table:table-row>
        <table:table-row table:style-name="ro1">
          <table:table-cell office:value-type="float" office:value="3227">
            <text:p>3227</text:p>
          </table:table-cell>
          <table:table-cell table:formula="of:=(2^([.A3228]/8192)-1)*8192" office:value-type="float" office:value="2571.9568961659">
            <text:p>2572</text:p>
          </table:table-cell>
        </table:table-row>
        <table:table-row table:style-name="ro1">
          <table:table-cell office:value-type="float" office:value="3228">
            <text:p>3228</text:p>
          </table:table-cell>
          <table:table-cell table:formula="of:=(2^([.A3229]/8192)-1)*8192" office:value-type="float" office:value="2572.8677020779">
            <text:p>2573</text:p>
          </table:table-cell>
        </table:table-row>
        <table:table-row table:style-name="ro1">
          <table:table-cell office:value-type="float" office:value="3229">
            <text:p>3229</text:p>
          </table:table-cell>
          <table:table-cell table:formula="of:=(2^([.A3230]/8192)-1)*8192" office:value-type="float" office:value="2573.7785850589">
            <text:p>2574</text:p>
          </table:table-cell>
        </table:table-row>
        <table:table-row table:style-name="ro1">
          <table:table-cell office:value-type="float" office:value="3230">
            <text:p>3230</text:p>
          </table:table-cell>
          <table:table-cell table:formula="of:=(2^([.A3231]/8192)-1)*8192" office:value-type="float" office:value="2574.68954511542">
            <text:p>2575</text:p>
          </table:table-cell>
        </table:table-row>
        <table:table-row table:style-name="ro1">
          <table:table-cell office:value-type="float" office:value="3231">
            <text:p>3231</text:p>
          </table:table-cell>
          <table:table-cell table:formula="of:=(2^([.A3232]/8192)-1)*8192" office:value-type="float" office:value="2575.60058225398">
            <text:p>2576</text:p>
          </table:table-cell>
        </table:table-row>
        <table:table-row table:style-name="ro1">
          <table:table-cell office:value-type="float" office:value="3232">
            <text:p>3232</text:p>
          </table:table-cell>
          <table:table-cell table:formula="of:=(2^([.A3233]/8192)-1)*8192" office:value-type="float" office:value="2576.51169648111">
            <text:p>2577</text:p>
          </table:table-cell>
        </table:table-row>
        <table:table-row table:style-name="ro1">
          <table:table-cell office:value-type="float" office:value="3233">
            <text:p>3233</text:p>
          </table:table-cell>
          <table:table-cell table:formula="of:=(2^([.A3234]/8192)-1)*8192" office:value-type="float" office:value="2577.42288780334">
            <text:p>2577</text:p>
          </table:table-cell>
        </table:table-row>
        <table:table-row table:style-name="ro1">
          <table:table-cell office:value-type="float" office:value="3234">
            <text:p>3234</text:p>
          </table:table-cell>
          <table:table-cell table:formula="of:=(2^([.A3235]/8192)-1)*8192" office:value-type="float" office:value="2578.33415622717">
            <text:p>2578</text:p>
          </table:table-cell>
        </table:table-row>
        <table:table-row table:style-name="ro1">
          <table:table-cell office:value-type="float" office:value="3235">
            <text:p>3235</text:p>
          </table:table-cell>
          <table:table-cell table:formula="of:=(2^([.A3236]/8192)-1)*8192" office:value-type="float" office:value="2579.24550175914">
            <text:p>2579</text:p>
          </table:table-cell>
        </table:table-row>
        <table:table-row table:style-name="ro1">
          <table:table-cell office:value-type="float" office:value="3236">
            <text:p>3236</text:p>
          </table:table-cell>
          <table:table-cell table:formula="of:=(2^([.A3237]/8192)-1)*8192" office:value-type="float" office:value="2580.15692440578">
            <text:p>2580</text:p>
          </table:table-cell>
        </table:table-row>
        <table:table-row table:style-name="ro1">
          <table:table-cell office:value-type="float" office:value="3237">
            <text:p>3237</text:p>
          </table:table-cell>
          <table:table-cell table:formula="of:=(2^([.A3238]/8192)-1)*8192" office:value-type="float" office:value="2581.0684241736">
            <text:p>2581</text:p>
          </table:table-cell>
        </table:table-row>
        <table:table-row table:style-name="ro1">
          <table:table-cell office:value-type="float" office:value="3238">
            <text:p>3238</text:p>
          </table:table-cell>
          <table:table-cell table:formula="of:=(2^([.A3239]/8192)-1)*8192" office:value-type="float" office:value="2581.98000106913">
            <text:p>2582</text:p>
          </table:table-cell>
        </table:table-row>
        <table:table-row table:style-name="ro1">
          <table:table-cell office:value-type="float" office:value="3239">
            <text:p>3239</text:p>
          </table:table-cell>
          <table:table-cell table:formula="of:=(2^([.A3240]/8192)-1)*8192" office:value-type="float" office:value="2582.89165509891">
            <text:p>2583</text:p>
          </table:table-cell>
        </table:table-row>
        <table:table-row table:style-name="ro1">
          <table:table-cell office:value-type="float" office:value="3240">
            <text:p>3240</text:p>
          </table:table-cell>
          <table:table-cell table:formula="of:=(2^([.A3241]/8192)-1)*8192" office:value-type="float" office:value="2583.80338626944">
            <text:p>2584</text:p>
          </table:table-cell>
        </table:table-row>
        <table:table-row table:style-name="ro1">
          <table:table-cell office:value-type="float" office:value="3241">
            <text:p>3241</text:p>
          </table:table-cell>
          <table:table-cell table:formula="of:=(2^([.A3242]/8192)-1)*8192" office:value-type="float" office:value="2584.71519458728">
            <text:p>2585</text:p>
          </table:table-cell>
        </table:table-row>
        <table:table-row table:style-name="ro1">
          <table:table-cell office:value-type="float" office:value="3242">
            <text:p>3242</text:p>
          </table:table-cell>
          <table:table-cell table:formula="of:=(2^([.A3243]/8192)-1)*8192" office:value-type="float" office:value="2585.62708005893">
            <text:p>2586</text:p>
          </table:table-cell>
        </table:table-row>
        <table:table-row table:style-name="ro1">
          <table:table-cell office:value-type="float" office:value="3243">
            <text:p>3243</text:p>
          </table:table-cell>
          <table:table-cell table:formula="of:=(2^([.A3244]/8192)-1)*8192" office:value-type="float" office:value="2586.53904269094">
            <text:p>2587</text:p>
          </table:table-cell>
        </table:table-row>
        <table:table-row table:style-name="ro1">
          <table:table-cell office:value-type="float" office:value="3244">
            <text:p>3244</text:p>
          </table:table-cell>
          <table:table-cell table:formula="of:=(2^([.A3245]/8192)-1)*8192" office:value-type="float" office:value="2587.45108248982">
            <text:p>2587</text:p>
          </table:table-cell>
        </table:table-row>
        <table:table-row table:style-name="ro1">
          <table:table-cell office:value-type="float" office:value="3245">
            <text:p>3245</text:p>
          </table:table-cell>
          <table:table-cell table:formula="of:=(2^([.A3246]/8192)-1)*8192" office:value-type="float" office:value="2588.36319946211">
            <text:p>2588</text:p>
          </table:table-cell>
        </table:table-row>
        <table:table-row table:style-name="ro1">
          <table:table-cell office:value-type="float" office:value="3246">
            <text:p>3246</text:p>
          </table:table-cell>
          <table:table-cell table:formula="of:=(2^([.A3247]/8192)-1)*8192" office:value-type="float" office:value="2589.27539361434">
            <text:p>2589</text:p>
          </table:table-cell>
        </table:table-row>
        <table:table-row table:style-name="ro1">
          <table:table-cell office:value-type="float" office:value="3247">
            <text:p>3247</text:p>
          </table:table-cell>
          <table:table-cell table:formula="of:=(2^([.A3248]/8192)-1)*8192" office:value-type="float" office:value="2590.18766495304">
            <text:p>2590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table:formula="of:=(2^([.A3249]/8192)-1)*8192" office:value-type="float" office:value="2591.10001348474">
            <text:p>2591</text:p>
          </table:table-cell>
        </table:table-row>
        <table:table-row table:style-name="ro1">
          <table:table-cell office:value-type="float" office:value="3249">
            <text:p>3249</text:p>
          </table:table-cell>
          <table:table-cell table:formula="of:=(2^([.A3250]/8192)-1)*8192" office:value-type="float" office:value="2592.01243921597">
            <text:p>2592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table:formula="of:=(2^([.A3251]/8192)-1)*8192" office:value-type="float" office:value="2592.92494215326">
            <text:p>2593</text:p>
          </table:table-cell>
        </table:table-row>
        <table:table-row table:style-name="ro1">
          <table:table-cell office:value-type="float" office:value="3251">
            <text:p>3251</text:p>
          </table:table-cell>
          <table:table-cell table:formula="of:=(2^([.A3252]/8192)-1)*8192" office:value-type="float" office:value="2593.83752230316">
            <text:p>2594</text:p>
          </table:table-cell>
        </table:table-row>
        <table:table-row table:style-name="ro1">
          <table:table-cell office:value-type="float" office:value="3252">
            <text:p>3252</text:p>
          </table:table-cell>
          <table:table-cell table:formula="of:=(2^([.A3253]/8192)-1)*8192" office:value-type="float" office:value="2594.75017967218">
            <text:p>2595</text:p>
          </table:table-cell>
        </table:table-row>
        <table:table-row table:style-name="ro1">
          <table:table-cell office:value-type="float" office:value="3253">
            <text:p>3253</text:p>
          </table:table-cell>
          <table:table-cell table:formula="of:=(2^([.A3254]/8192)-1)*8192" office:value-type="float" office:value="2595.66291426687">
            <text:p>2596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table:formula="of:=(2^([.A3255]/8192)-1)*8192" office:value-type="float" office:value="2596.57572609376">
            <text:p>2597</text:p>
          </table:table-cell>
        </table:table-row>
        <table:table-row table:style-name="ro1">
          <table:table-cell office:value-type="float" office:value="3255">
            <text:p>3255</text:p>
          </table:table-cell>
          <table:table-cell table:formula="of:=(2^([.A3256]/8192)-1)*8192" office:value-type="float" office:value="2597.48861515938">
            <text:p>2597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table:formula="of:=(2^([.A3257]/8192)-1)*8192" office:value-type="float" office:value="2598.40158147027">
            <text:p>2598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table:formula="of:=(2^([.A3258]/8192)-1)*8192" office:value-type="float" office:value="2599.31462503297">
            <text:p>2599</text:p>
          </table:table-cell>
        </table:table-row>
        <table:table-row table:style-name="ro1">
          <table:table-cell office:value-type="float" office:value="3258">
            <text:p>3258</text:p>
          </table:table-cell>
          <table:table-cell table:formula="of:=(2^([.A3259]/8192)-1)*8192" office:value-type="float" office:value="2600.22774585401">
            <text:p>2600</text:p>
          </table:table-cell>
        </table:table-row>
        <table:table-row table:style-name="ro1">
          <table:table-cell office:value-type="float" office:value="3259">
            <text:p>3259</text:p>
          </table:table-cell>
          <table:table-cell table:formula="of:=(2^([.A3260]/8192)-1)*8192" office:value-type="float" office:value="2601.14094393993">
            <text:p>2601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table:formula="of:=(2^([.A3261]/8192)-1)*8192" office:value-type="float" office:value="2602.05421929728">
            <text:p>2602</text:p>
          </table:table-cell>
        </table:table-row>
        <table:table-row table:style-name="ro1">
          <table:table-cell office:value-type="float" office:value="3261">
            <text:p>3261</text:p>
          </table:table-cell>
          <table:table-cell table:formula="of:=(2^([.A3262]/8192)-1)*8192" office:value-type="float" office:value="2602.96757193257">
            <text:p>2603</text:p>
          </table:table-cell>
        </table:table-row>
        <table:table-row table:style-name="ro1">
          <table:table-cell office:value-type="float" office:value="3262">
            <text:p>3262</text:p>
          </table:table-cell>
          <table:table-cell table:formula="of:=(2^([.A3263]/8192)-1)*8192" office:value-type="float" office:value="2603.88100185237">
            <text:p>2604</text:p>
          </table:table-cell>
        </table:table-row>
        <table:table-row table:style-name="ro1">
          <table:table-cell office:value-type="float" office:value="3263">
            <text:p>3263</text:p>
          </table:table-cell>
          <table:table-cell table:formula="of:=(2^([.A3264]/8192)-1)*8192" office:value-type="float" office:value="2604.79450906319">
            <text:p>2605</text:p>
          </table:table-cell>
        </table:table-row>
        <table:table-row table:style-name="ro1">
          <table:table-cell office:value-type="float" office:value="3264">
            <text:p>3264</text:p>
          </table:table-cell>
          <table:table-cell table:formula="of:=(2^([.A3265]/8192)-1)*8192" office:value-type="float" office:value="2605.7080935716">
            <text:p>2606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table:formula="of:=(2^([.A3266]/8192)-1)*8192" office:value-type="float" office:value="2606.62175538412">
            <text:p>2607</text:p>
          </table:table-cell>
        </table:table-row>
        <table:table-row table:style-name="ro1">
          <table:table-cell office:value-type="float" office:value="3266">
            <text:p>3266</text:p>
          </table:table-cell>
          <table:table-cell table:formula="of:=(2^([.A3267]/8192)-1)*8192" office:value-type="float" office:value="2607.53549450729">
            <text:p>2608</text:p>
          </table:table-cell>
        </table:table-row>
        <table:table-row table:style-name="ro1">
          <table:table-cell office:value-type="float" office:value="3267">
            <text:p>3267</text:p>
          </table:table-cell>
          <table:table-cell table:formula="of:=(2^([.A3268]/8192)-1)*8192" office:value-type="float" office:value="2608.44931094767">
            <text:p>2608</text:p>
          </table:table-cell>
        </table:table-row>
        <table:table-row table:style-name="ro1">
          <table:table-cell office:value-type="float" office:value="3268">
            <text:p>3268</text:p>
          </table:table-cell>
          <table:table-cell table:formula="of:=(2^([.A3269]/8192)-1)*8192" office:value-type="float" office:value="2609.36320471178">
            <text:p>2609</text:p>
          </table:table-cell>
        </table:table-row>
        <table:table-row table:style-name="ro1">
          <table:table-cell office:value-type="float" office:value="3269">
            <text:p>3269</text:p>
          </table:table-cell>
          <table:table-cell table:formula="of:=(2^([.A3270]/8192)-1)*8192" office:value-type="float" office:value="2610.27717580618">
            <text:p>2610</text:p>
          </table:table-cell>
        </table:table-row>
        <table:table-row table:style-name="ro1">
          <table:table-cell office:value-type="float" office:value="3270">
            <text:p>3270</text:p>
          </table:table-cell>
          <table:table-cell table:formula="of:=(2^([.A3271]/8192)-1)*8192" office:value-type="float" office:value="2611.19122423741">
            <text:p>2611</text:p>
          </table:table-cell>
        </table:table-row>
        <table:table-row table:style-name="ro1">
          <table:table-cell office:value-type="float" office:value="3271">
            <text:p>3271</text:p>
          </table:table-cell>
          <table:table-cell table:formula="of:=(2^([.A3272]/8192)-1)*8192" office:value-type="float" office:value="2612.10535001201">
            <text:p>2612</text:p>
          </table:table-cell>
        </table:table-row>
        <table:table-row table:style-name="ro1">
          <table:table-cell office:value-type="float" office:value="3272">
            <text:p>3272</text:p>
          </table:table-cell>
          <table:table-cell table:formula="of:=(2^([.A3273]/8192)-1)*8192" office:value-type="float" office:value="2613.01955313652">
            <text:p>2613</text:p>
          </table:table-cell>
        </table:table-row>
        <table:table-row table:style-name="ro1">
          <table:table-cell office:value-type="float" office:value="3273">
            <text:p>3273</text:p>
          </table:table-cell>
          <table:table-cell table:formula="of:=(2^([.A3274]/8192)-1)*8192" office:value-type="float" office:value="2613.9338336175">
            <text:p>2614</text:p>
          </table:table-cell>
        </table:table-row>
        <table:table-row table:style-name="ro1">
          <table:table-cell office:value-type="float" office:value="3274">
            <text:p>3274</text:p>
          </table:table-cell>
          <table:table-cell table:formula="of:=(2^([.A3275]/8192)-1)*8192" office:value-type="float" office:value="2614.84819146148">
            <text:p>2615</text:p>
          </table:table-cell>
        </table:table-row>
        <table:table-row table:style-name="ro1">
          <table:table-cell office:value-type="float" office:value="3275">
            <text:p>3275</text:p>
          </table:table-cell>
          <table:table-cell table:formula="of:=(2^([.A3276]/8192)-1)*8192" office:value-type="float" office:value="2615.76262667502">
            <text:p>2616</text:p>
          </table:table-cell>
        </table:table-row>
        <table:table-row table:style-name="ro1">
          <table:table-cell office:value-type="float" office:value="3276">
            <text:p>3276</text:p>
          </table:table-cell>
          <table:table-cell table:formula="of:=(2^([.A3277]/8192)-1)*8192" office:value-type="float" office:value="2616.67713926465">
            <text:p>2617</text:p>
          </table:table-cell>
        </table:table-row>
        <table:table-row table:style-name="ro1">
          <table:table-cell office:value-type="float" office:value="3277">
            <text:p>3277</text:p>
          </table:table-cell>
          <table:table-cell table:formula="of:=(2^([.A3278]/8192)-1)*8192" office:value-type="float" office:value="2617.59172923693">
            <text:p>2618</text:p>
          </table:table-cell>
        </table:table-row>
        <table:table-row table:style-name="ro1">
          <table:table-cell office:value-type="float" office:value="3278">
            <text:p>3278</text:p>
          </table:table-cell>
          <table:table-cell table:formula="of:=(2^([.A3279]/8192)-1)*8192" office:value-type="float" office:value="2618.50639659841">
            <text:p>2619</text:p>
          </table:table-cell>
        </table:table-row>
        <table:table-row table:style-name="ro1">
          <table:table-cell office:value-type="float" office:value="3279">
            <text:p>3279</text:p>
          </table:table-cell>
          <table:table-cell table:formula="of:=(2^([.A3280]/8192)-1)*8192" office:value-type="float" office:value="2619.42114135563">
            <text:p>2619</text:p>
          </table:table-cell>
        </table:table-row>
        <table:table-row table:style-name="ro1">
          <table:table-cell office:value-type="float" office:value="3280">
            <text:p>3280</text:p>
          </table:table-cell>
          <table:table-cell table:formula="of:=(2^([.A3281]/8192)-1)*8192" office:value-type="float" office:value="2620.33596351514">
            <text:p>2620</text:p>
          </table:table-cell>
        </table:table-row>
        <table:table-row table:style-name="ro1">
          <table:table-cell office:value-type="float" office:value="3281">
            <text:p>3281</text:p>
          </table:table-cell>
          <table:table-cell table:formula="of:=(2^([.A3282]/8192)-1)*8192" office:value-type="float" office:value="2621.25086308349">
            <text:p>2621</text:p>
          </table:table-cell>
        </table:table-row>
        <table:table-row table:style-name="ro1">
          <table:table-cell office:value-type="float" office:value="3282">
            <text:p>3282</text:p>
          </table:table-cell>
          <table:table-cell table:formula="of:=(2^([.A3283]/8192)-1)*8192" office:value-type="float" office:value="2622.16584006723">
            <text:p>2622</text:p>
          </table:table-cell>
        </table:table-row>
        <table:table-row table:style-name="ro1">
          <table:table-cell office:value-type="float" office:value="3283">
            <text:p>3283</text:p>
          </table:table-cell>
          <table:table-cell table:formula="of:=(2^([.A3284]/8192)-1)*8192" office:value-type="float" office:value="2623.08089447291">
            <text:p>2623</text:p>
          </table:table-cell>
        </table:table-row>
        <table:table-row table:style-name="ro1">
          <table:table-cell office:value-type="float" office:value="3284">
            <text:p>3284</text:p>
          </table:table-cell>
          <table:table-cell table:formula="of:=(2^([.A3285]/8192)-1)*8192" office:value-type="float" office:value="2623.99602630709">
            <text:p>2624</text:p>
          </table:table-cell>
        </table:table-row>
        <table:table-row table:style-name="ro1">
          <table:table-cell office:value-type="float" office:value="3285">
            <text:p>3285</text:p>
          </table:table-cell>
          <table:table-cell table:formula="of:=(2^([.A3286]/8192)-1)*8192" office:value-type="float" office:value="2624.91123557631">
            <text:p>2625</text:p>
          </table:table-cell>
        </table:table-row>
        <table:table-row table:style-name="ro1">
          <table:table-cell office:value-type="float" office:value="3286">
            <text:p>3286</text:p>
          </table:table-cell>
          <table:table-cell table:formula="of:=(2^([.A3287]/8192)-1)*8192" office:value-type="float" office:value="2625.82652228713">
            <text:p>2626</text:p>
          </table:table-cell>
        </table:table-row>
        <table:table-row table:style-name="ro1">
          <table:table-cell office:value-type="float" office:value="3287">
            <text:p>3287</text:p>
          </table:table-cell>
          <table:table-cell table:formula="of:=(2^([.A3288]/8192)-1)*8192" office:value-type="float" office:value="2626.7418864461">
            <text:p>2627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table:formula="of:=(2^([.A3289]/8192)-1)*8192" office:value-type="float" office:value="2627.65732805978">
            <text:p>2628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table:formula="of:=(2^([.A3290]/8192)-1)*8192" office:value-type="float" office:value="2628.57284713471">
            <text:p>2629</text:p>
          </table:table-cell>
        </table:table-row>
        <table:table-row table:style-name="ro1">
          <table:table-cell office:value-type="float" office:value="3290">
            <text:p>3290</text:p>
          </table:table-cell>
          <table:table-cell table:formula="of:=(2^([.A3291]/8192)-1)*8192" office:value-type="float" office:value="2629.48844367745">
            <text:p>2629</text:p>
          </table:table-cell>
        </table:table-row>
        <table:table-row table:style-name="ro1">
          <table:table-cell office:value-type="float" office:value="3291">
            <text:p>3291</text:p>
          </table:table-cell>
          <table:table-cell table:formula="of:=(2^([.A3292]/8192)-1)*8192" office:value-type="float" office:value="2630.40411769456">
            <text:p>2630</text:p>
          </table:table-cell>
        </table:table-row>
        <table:table-row table:style-name="ro1">
          <table:table-cell office:value-type="float" office:value="3292">
            <text:p>3292</text:p>
          </table:table-cell>
          <table:table-cell table:formula="of:=(2^([.A3293]/8192)-1)*8192" office:value-type="float" office:value="2631.31986919259">
            <text:p>2631</text:p>
          </table:table-cell>
        </table:table-row>
        <table:table-row table:style-name="ro1">
          <table:table-cell office:value-type="float" office:value="3293">
            <text:p>3293</text:p>
          </table:table-cell>
          <table:table-cell table:formula="of:=(2^([.A3294]/8192)-1)*8192" office:value-type="float" office:value="2632.2356981781">
            <text:p>2632</text:p>
          </table:table-cell>
        </table:table-row>
        <table:table-row table:style-name="ro1">
          <table:table-cell office:value-type="float" office:value="3294">
            <text:p>3294</text:p>
          </table:table-cell>
          <table:table-cell table:formula="of:=(2^([.A3295]/8192)-1)*8192" office:value-type="float" office:value="2633.15160465764">
            <text:p>2633</text:p>
          </table:table-cell>
        </table:table-row>
        <table:table-row table:style-name="ro1">
          <table:table-cell office:value-type="float" office:value="3295">
            <text:p>3295</text:p>
          </table:table-cell>
          <table:table-cell table:formula="of:=(2^([.A3296]/8192)-1)*8192" office:value-type="float" office:value="2634.06758863778">
            <text:p>2634</text:p>
          </table:table-cell>
        </table:table-row>
        <table:table-row table:style-name="ro1">
          <table:table-cell office:value-type="float" office:value="3296">
            <text:p>3296</text:p>
          </table:table-cell>
          <table:table-cell table:formula="of:=(2^([.A3297]/8192)-1)*8192" office:value-type="float" office:value="2634.98365012507">
            <text:p>2635</text:p>
          </table:table-cell>
        </table:table-row>
        <table:table-row table:style-name="ro1">
          <table:table-cell office:value-type="float" office:value="3297">
            <text:p>3297</text:p>
          </table:table-cell>
          <table:table-cell table:formula="of:=(2^([.A3298]/8192)-1)*8192" office:value-type="float" office:value="2635.89978912606">
            <text:p>2636</text:p>
          </table:table-cell>
        </table:table-row>
        <table:table-row table:style-name="ro1">
          <table:table-cell office:value-type="float" office:value="3298">
            <text:p>3298</text:p>
          </table:table-cell>
          <table:table-cell table:formula="of:=(2^([.A3299]/8192)-1)*8192" office:value-type="float" office:value="2636.81600564733">
            <text:p>2637</text:p>
          </table:table-cell>
        </table:table-row>
        <table:table-row table:style-name="ro1">
          <table:table-cell office:value-type="float" office:value="3299">
            <text:p>3299</text:p>
          </table:table-cell>
          <table:table-cell table:formula="of:=(2^([.A3300]/8192)-1)*8192" office:value-type="float" office:value="2637.73229969542">
            <text:p>2638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table:formula="of:=(2^([.A3301]/8192)-1)*8192" office:value-type="float" office:value="2638.64867127689">
            <text:p>2639</text:p>
          </table:table-cell>
        </table:table-row>
        <table:table-row table:style-name="ro1">
          <table:table-cell office:value-type="float" office:value="3301">
            <text:p>3301</text:p>
          </table:table-cell>
          <table:table-cell table:formula="of:=(2^([.A3302]/8192)-1)*8192" office:value-type="float" office:value="2639.56512039832">
            <text:p>2640</text:p>
          </table:table-cell>
        </table:table-row>
        <table:table-row table:style-name="ro1">
          <table:table-cell office:value-type="float" office:value="3302">
            <text:p>3302</text:p>
          </table:table-cell>
          <table:table-cell table:formula="of:=(2^([.A3303]/8192)-1)*8192" office:value-type="float" office:value="2640.48164706625">
            <text:p>2640</text:p>
          </table:table-cell>
        </table:table-row>
        <table:table-row table:style-name="ro1">
          <table:table-cell office:value-type="float" office:value="3303">
            <text:p>3303</text:p>
          </table:table-cell>
          <table:table-cell table:formula="of:=(2^([.A3304]/8192)-1)*8192" office:value-type="float" office:value="2641.39825128726">
            <text:p>2641</text:p>
          </table:table-cell>
        </table:table-row>
        <table:table-row table:style-name="ro1">
          <table:table-cell office:value-type="float" office:value="3304">
            <text:p>3304</text:p>
          </table:table-cell>
          <table:table-cell table:formula="of:=(2^([.A3305]/8192)-1)*8192" office:value-type="float" office:value="2642.31493306789">
            <text:p>2642</text:p>
          </table:table-cell>
        </table:table-row>
        <table:table-row table:style-name="ro1">
          <table:table-cell office:value-type="float" office:value="3305">
            <text:p>3305</text:p>
          </table:table-cell>
          <table:table-cell table:formula="of:=(2^([.A3306]/8192)-1)*8192" office:value-type="float" office:value="2643.23169241473">
            <text:p>2643</text:p>
          </table:table-cell>
        </table:table-row>
        <table:table-row table:style-name="ro1">
          <table:table-cell office:value-type="float" office:value="3306">
            <text:p>3306</text:p>
          </table:table-cell>
          <table:table-cell table:formula="of:=(2^([.A3307]/8192)-1)*8192" office:value-type="float" office:value="2644.14852933432">
            <text:p>2644</text:p>
          </table:table-cell>
        </table:table-row>
        <table:table-row table:style-name="ro1">
          <table:table-cell office:value-type="float" office:value="3307">
            <text:p>3307</text:p>
          </table:table-cell>
          <table:table-cell table:formula="of:=(2^([.A3308]/8192)-1)*8192" office:value-type="float" office:value="2645.06544383323">
            <text:p>2645</text:p>
          </table:table-cell>
        </table:table-row>
        <table:table-row table:style-name="ro1">
          <table:table-cell office:value-type="float" office:value="3308">
            <text:p>3308</text:p>
          </table:table-cell>
          <table:table-cell table:formula="of:=(2^([.A3309]/8192)-1)*8192" office:value-type="float" office:value="2645.98243591803">
            <text:p>2646</text:p>
          </table:table-cell>
        </table:table-row>
        <table:table-row table:style-name="ro1">
          <table:table-cell office:value-type="float" office:value="3309">
            <text:p>3309</text:p>
          </table:table-cell>
          <table:table-cell table:formula="of:=(2^([.A3310]/8192)-1)*8192" office:value-type="float" office:value="2646.89950559529">
            <text:p>2647</text:p>
          </table:table-cell>
        </table:table-row>
        <table:table-row table:style-name="ro1">
          <table:table-cell office:value-type="float" office:value="3310">
            <text:p>3310</text:p>
          </table:table-cell>
          <table:table-cell table:formula="of:=(2^([.A3311]/8192)-1)*8192" office:value-type="float" office:value="2647.81665287156">
            <text:p>2648</text:p>
          </table:table-cell>
        </table:table-row>
        <table:table-row table:style-name="ro1">
          <table:table-cell office:value-type="float" office:value="3311">
            <text:p>3311</text:p>
          </table:table-cell>
          <table:table-cell table:formula="of:=(2^([.A3312]/8192)-1)*8192" office:value-type="float" office:value="2648.73387775342">
            <text:p>2649</text:p>
          </table:table-cell>
        </table:table-row>
        <table:table-row table:style-name="ro1">
          <table:table-cell office:value-type="float" office:value="3312">
            <text:p>3312</text:p>
          </table:table-cell>
          <table:table-cell table:formula="of:=(2^([.A3313]/8192)-1)*8192" office:value-type="float" office:value="2649.65118024742">
            <text:p>2650</text:p>
          </table:table-cell>
        </table:table-row>
        <table:table-row table:style-name="ro1">
          <table:table-cell office:value-type="float" office:value="3313">
            <text:p>3313</text:p>
          </table:table-cell>
          <table:table-cell table:formula="of:=(2^([.A3314]/8192)-1)*8192" office:value-type="float" office:value="2650.56856036015">
            <text:p>2651</text:p>
          </table:table-cell>
        </table:table-row>
        <table:table-row table:style-name="ro1">
          <table:table-cell office:value-type="float" office:value="3314">
            <text:p>3314</text:p>
          </table:table-cell>
          <table:table-cell table:formula="of:=(2^([.A3315]/8192)-1)*8192" office:value-type="float" office:value="2651.48601809816">
            <text:p>2651</text:p>
          </table:table-cell>
        </table:table-row>
        <table:table-row table:style-name="ro1">
          <table:table-cell office:value-type="float" office:value="3315">
            <text:p>3315</text:p>
          </table:table-cell>
          <table:table-cell table:formula="of:=(2^([.A3316]/8192)-1)*8192" office:value-type="float" office:value="2652.40355346802">
            <text:p>2652</text:p>
          </table:table-cell>
        </table:table-row>
        <table:table-row table:style-name="ro1">
          <table:table-cell office:value-type="float" office:value="3316">
            <text:p>3316</text:p>
          </table:table-cell>
          <table:table-cell table:formula="of:=(2^([.A3317]/8192)-1)*8192" office:value-type="float" office:value="2653.32116647631">
            <text:p>2653</text:p>
          </table:table-cell>
        </table:table-row>
        <table:table-row table:style-name="ro1">
          <table:table-cell office:value-type="float" office:value="3317">
            <text:p>3317</text:p>
          </table:table-cell>
          <table:table-cell table:formula="of:=(2^([.A3318]/8192)-1)*8192" office:value-type="float" office:value="2654.23885712959">
            <text:p>2654</text:p>
          </table:table-cell>
        </table:table-row>
        <table:table-row table:style-name="ro1">
          <table:table-cell office:value-type="float" office:value="3318">
            <text:p>3318</text:p>
          </table:table-cell>
          <table:table-cell table:formula="of:=(2^([.A3319]/8192)-1)*8192" office:value-type="float" office:value="2655.15662543443">
            <text:p>2655</text:p>
          </table:table-cell>
        </table:table-row>
        <table:table-row table:style-name="ro1">
          <table:table-cell office:value-type="float" office:value="3319">
            <text:p>3319</text:p>
          </table:table-cell>
          <table:table-cell table:formula="of:=(2^([.A3320]/8192)-1)*8192" office:value-type="float" office:value="2656.07447139741">
            <text:p>2656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table:formula="of:=(2^([.A3321]/8192)-1)*8192" office:value-type="float" office:value="2656.99239502508">
            <text:p>2657</text:p>
          </table:table-cell>
        </table:table-row>
        <table:table-row table:style-name="ro1">
          <table:table-cell office:value-type="float" office:value="3321">
            <text:p>3321</text:p>
          </table:table-cell>
          <table:table-cell table:formula="of:=(2^([.A3322]/8192)-1)*8192" office:value-type="float" office:value="2657.91039632404">
            <text:p>2658</text:p>
          </table:table-cell>
        </table:table-row>
        <table:table-row table:style-name="ro1">
          <table:table-cell office:value-type="float" office:value="3322">
            <text:p>3322</text:p>
          </table:table-cell>
          <table:table-cell table:formula="of:=(2^([.A3323]/8192)-1)*8192" office:value-type="float" office:value="2658.82847530085">
            <text:p>2659</text:p>
          </table:table-cell>
        </table:table-row>
        <table:table-row table:style-name="ro1">
          <table:table-cell office:value-type="float" office:value="3323">
            <text:p>3323</text:p>
          </table:table-cell>
          <table:table-cell table:formula="of:=(2^([.A3324]/8192)-1)*8192" office:value-type="float" office:value="2659.74663196207">
            <text:p>2660</text:p>
          </table:table-cell>
        </table:table-row>
        <table:table-row table:style-name="ro1">
          <table:table-cell office:value-type="float" office:value="3324">
            <text:p>3324</text:p>
          </table:table-cell>
          <table:table-cell table:formula="of:=(2^([.A3325]/8192)-1)*8192" office:value-type="float" office:value="2660.66486631429">
            <text:p>2661</text:p>
          </table:table-cell>
        </table:table-row>
        <table:table-row table:style-name="ro1">
          <table:table-cell office:value-type="float" office:value="3325">
            <text:p>3325</text:p>
          </table:table-cell>
          <table:table-cell table:formula="of:=(2^([.A3326]/8192)-1)*8192" office:value-type="float" office:value="2661.58317836408">
            <text:p>2662</text:p>
          </table:table-cell>
        </table:table-row>
        <table:table-row table:style-name="ro1">
          <table:table-cell office:value-type="float" office:value="3326">
            <text:p>3326</text:p>
          </table:table-cell>
          <table:table-cell table:formula="of:=(2^([.A3327]/8192)-1)*8192" office:value-type="float" office:value="2662.50156811801">
            <text:p>2663</text:p>
          </table:table-cell>
        </table:table-row>
        <table:table-row table:style-name="ro1">
          <table:table-cell office:value-type="float" office:value="3327">
            <text:p>3327</text:p>
          </table:table-cell>
          <table:table-cell table:formula="of:=(2^([.A3328]/8192)-1)*8192" office:value-type="float" office:value="2663.42003558266">
            <text:p>2663</text:p>
          </table:table-cell>
        </table:table-row>
        <table:table-row table:style-name="ro1">
          <table:table-cell office:value-type="float" office:value="3328">
            <text:p>3328</text:p>
          </table:table-cell>
          <table:table-cell table:formula="of:=(2^([.A3329]/8192)-1)*8192" office:value-type="float" office:value="2664.3385807646">
            <text:p>2664</text:p>
          </table:table-cell>
        </table:table-row>
        <table:table-row table:style-name="ro1">
          <table:table-cell office:value-type="float" office:value="3329">
            <text:p>3329</text:p>
          </table:table-cell>
          <table:table-cell table:formula="of:=(2^([.A3330]/8192)-1)*8192" office:value-type="float" office:value="2665.25720367041">
            <text:p>2665</text:p>
          </table:table-cell>
        </table:table-row>
        <table:table-row table:style-name="ro1">
          <table:table-cell office:value-type="float" office:value="3330">
            <text:p>3330</text:p>
          </table:table-cell>
          <table:table-cell table:formula="of:=(2^([.A3331]/8192)-1)*8192" office:value-type="float" office:value="2666.17590430667">
            <text:p>2666</text:p>
          </table:table-cell>
        </table:table-row>
        <table:table-row table:style-name="ro1">
          <table:table-cell office:value-type="float" office:value="3331">
            <text:p>3331</text:p>
          </table:table-cell>
          <table:table-cell table:formula="of:=(2^([.A3332]/8192)-1)*8192" office:value-type="float" office:value="2667.09468267995">
            <text:p>2667</text:p>
          </table:table-cell>
        </table:table-row>
        <table:table-row table:style-name="ro1">
          <table:table-cell office:value-type="float" office:value="3332">
            <text:p>3332</text:p>
          </table:table-cell>
          <table:table-cell table:formula="of:=(2^([.A3333]/8192)-1)*8192" office:value-type="float" office:value="2668.01353879683">
            <text:p>2668</text:p>
          </table:table-cell>
        </table:table-row>
        <table:table-row table:style-name="ro1">
          <table:table-cell office:value-type="float" office:value="3333">
            <text:p>3333</text:p>
          </table:table-cell>
          <table:table-cell table:formula="of:=(2^([.A3334]/8192)-1)*8192" office:value-type="float" office:value="2668.9324726639">
            <text:p>2669</text:p>
          </table:table-cell>
        </table:table-row>
        <table:table-row table:style-name="ro1">
          <table:table-cell office:value-type="float" office:value="3334">
            <text:p>3334</text:p>
          </table:table-cell>
          <table:table-cell table:formula="of:=(2^([.A3335]/8192)-1)*8192" office:value-type="float" office:value="2669.85148428772">
            <text:p>2670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table:formula="of:=(2^([.A3336]/8192)-1)*8192" office:value-type="float" office:value="2670.77057367488">
            <text:p>2671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table:formula="of:=(2^([.A3337]/8192)-1)*8192" office:value-type="float" office:value="2671.68974083196">
            <text:p>2672</text:p>
          </table:table-cell>
        </table:table-row>
        <table:table-row table:style-name="ro1">
          <table:table-cell office:value-type="float" office:value="3337">
            <text:p>3337</text:p>
          </table:table-cell>
          <table:table-cell table:formula="of:=(2^([.A3338]/8192)-1)*8192" office:value-type="float" office:value="2672.60898576553">
            <text:p>2673</text:p>
          </table:table-cell>
        </table:table-row>
        <table:table-row table:style-name="ro1">
          <table:table-cell office:value-type="float" office:value="3338">
            <text:p>3338</text:p>
          </table:table-cell>
          <table:table-cell table:formula="of:=(2^([.A3339]/8192)-1)*8192" office:value-type="float" office:value="2673.52830848219">
            <text:p>2674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table:formula="of:=(2^([.A3340]/8192)-1)*8192" office:value-type="float" office:value="2674.44770898851">
            <text:p>2674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table:formula="of:=(2^([.A3341]/8192)-1)*8192" office:value-type="float" office:value="2675.36718729107">
            <text:p>2675</text:p>
          </table:table-cell>
        </table:table-row>
        <table:table-row table:style-name="ro1">
          <table:table-cell office:value-type="float" office:value="3341">
            <text:p>3341</text:p>
          </table:table-cell>
          <table:table-cell table:formula="of:=(2^([.A3342]/8192)-1)*8192" office:value-type="float" office:value="2676.28674339646">
            <text:p>2676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table:formula="of:=(2^([.A3343]/8192)-1)*8192" office:value-type="float" office:value="2677.20637731126">
            <text:p>2677</text:p>
          </table:table-cell>
        </table:table-row>
        <table:table-row table:style-name="ro1">
          <table:table-cell office:value-type="float" office:value="3343">
            <text:p>3343</text:p>
          </table:table-cell>
          <table:table-cell table:formula="of:=(2^([.A3344]/8192)-1)*8192" office:value-type="float" office:value="2678.12608904205">
            <text:p>2678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table:formula="of:=(2^([.A3345]/8192)-1)*8192" office:value-type="float" office:value="2679.04587859543">
            <text:p>2679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table:formula="of:=(2^([.A3346]/8192)-1)*8192" office:value-type="float" office:value="2679.96574597796">
            <text:p>2680</text:p>
          </table:table-cell>
        </table:table-row>
        <table:table-row table:style-name="ro1">
          <table:table-cell office:value-type="float" office:value="3346">
            <text:p>3346</text:p>
          </table:table-cell>
          <table:table-cell table:formula="of:=(2^([.A3347]/8192)-1)*8192" office:value-type="float" office:value="2680.88569119624">
            <text:p>2681</text:p>
          </table:table-cell>
        </table:table-row>
        <table:table-row table:style-name="ro1">
          <table:table-cell office:value-type="float" office:value="3347">
            <text:p>3347</text:p>
          </table:table-cell>
          <table:table-cell table:formula="of:=(2^([.A3348]/8192)-1)*8192" office:value-type="float" office:value="2681.80571425686">
            <text:p>2682</text:p>
          </table:table-cell>
        </table:table-row>
        <table:table-row table:style-name="ro1">
          <table:table-cell office:value-type="float" office:value="3348">
            <text:p>3348</text:p>
          </table:table-cell>
          <table:table-cell table:formula="of:=(2^([.A3349]/8192)-1)*8192" office:value-type="float" office:value="2682.72581516641">
            <text:p>2683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table:formula="of:=(2^([.A3350]/8192)-1)*8192" office:value-type="float" office:value="2683.64599393146">
            <text:p>2684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table:formula="of:=(2^([.A3351]/8192)-1)*8192" office:value-type="float" office:value="2684.56625055861">
            <text:p>2685</text:p>
          </table:table-cell>
        </table:table-row>
        <table:table-row table:style-name="ro1">
          <table:table-cell office:value-type="float" office:value="3351">
            <text:p>3351</text:p>
          </table:table-cell>
          <table:table-cell table:formula="of:=(2^([.A3352]/8192)-1)*8192" office:value-type="float" office:value="2685.48658505444">
            <text:p>2685</text:p>
          </table:table-cell>
        </table:table-row>
        <table:table-row table:style-name="ro1">
          <table:table-cell office:value-type="float" office:value="3352">
            <text:p>3352</text:p>
          </table:table-cell>
          <table:table-cell table:formula="of:=(2^([.A3353]/8192)-1)*8192" office:value-type="float" office:value="2686.40699742555">
            <text:p>2686</text:p>
          </table:table-cell>
        </table:table-row>
        <table:table-row table:style-name="ro1">
          <table:table-cell office:value-type="float" office:value="3353">
            <text:p>3353</text:p>
          </table:table-cell>
          <table:table-cell table:formula="of:=(2^([.A3354]/8192)-1)*8192" office:value-type="float" office:value="2687.32748767853">
            <text:p>2687</text:p>
          </table:table-cell>
        </table:table-row>
        <table:table-row table:style-name="ro1">
          <table:table-cell office:value-type="float" office:value="3354">
            <text:p>3354</text:p>
          </table:table-cell>
          <table:table-cell table:formula="of:=(2^([.A3355]/8192)-1)*8192" office:value-type="float" office:value="2688.24805581995">
            <text:p>2688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table:formula="of:=(2^([.A3356]/8192)-1)*8192" office:value-type="float" office:value="2689.16870185643">
            <text:p>2689</text:p>
          </table:table-cell>
        </table:table-row>
        <table:table-row table:style-name="ro1">
          <table:table-cell office:value-type="float" office:value="3356">
            <text:p>3356</text:p>
          </table:table-cell>
          <table:table-cell table:formula="of:=(2^([.A3357]/8192)-1)*8192" office:value-type="float" office:value="2690.08942579454">
            <text:p>2690</text:p>
          </table:table-cell>
        </table:table-row>
        <table:table-row table:style-name="ro1">
          <table:table-cell office:value-type="float" office:value="3357">
            <text:p>3357</text:p>
          </table:table-cell>
          <table:table-cell table:formula="of:=(2^([.A3358]/8192)-1)*8192" office:value-type="float" office:value="2691.01022764087">
            <text:p>2691</text:p>
          </table:table-cell>
        </table:table-row>
        <table:table-row table:style-name="ro1">
          <table:table-cell office:value-type="float" office:value="3358">
            <text:p>3358</text:p>
          </table:table-cell>
          <table:table-cell table:formula="of:=(2^([.A3359]/8192)-1)*8192" office:value-type="float" office:value="2691.93110740203">
            <text:p>2692</text:p>
          </table:table-cell>
        </table:table-row>
        <table:table-row table:style-name="ro1">
          <table:table-cell office:value-type="float" office:value="3359">
            <text:p>3359</text:p>
          </table:table-cell>
          <table:table-cell table:formula="of:=(2^([.A3360]/8192)-1)*8192" office:value-type="float" office:value="2692.8520650846">
            <text:p>2693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table:formula="of:=(2^([.A3361]/8192)-1)*8192" office:value-type="float" office:value="2693.77310069518">
            <text:p>2694</text:p>
          </table:table-cell>
        </table:table-row>
        <table:table-row table:style-name="ro1">
          <table:table-cell office:value-type="float" office:value="3361">
            <text:p>3361</text:p>
          </table:table-cell>
          <table:table-cell table:formula="of:=(2^([.A3362]/8192)-1)*8192" office:value-type="float" office:value="2694.69421424035">
            <text:p>2695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table:formula="of:=(2^([.A3363]/8192)-1)*8192" office:value-type="float" office:value="2695.61540572673">
            <text:p>2696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table:formula="of:=(2^([.A3364]/8192)-1)*8192" office:value-type="float" office:value="2696.53667516089">
            <text:p>2697</text:p>
          </table:table-cell>
        </table:table-row>
        <table:table-row table:style-name="ro1">
          <table:table-cell office:value-type="float" office:value="3364">
            <text:p>3364</text:p>
          </table:table-cell>
          <table:table-cell table:formula="of:=(2^([.A3365]/8192)-1)*8192" office:value-type="float" office:value="2697.45802254944">
            <text:p>2697</text:p>
          </table:table-cell>
        </table:table-row>
        <table:table-row table:style-name="ro1">
          <table:table-cell office:value-type="float" office:value="3365">
            <text:p>3365</text:p>
          </table:table-cell>
          <table:table-cell table:formula="of:=(2^([.A3366]/8192)-1)*8192" office:value-type="float" office:value="2698.37944789897">
            <text:p>2698</text:p>
          </table:table-cell>
        </table:table-row>
        <table:table-row table:style-name="ro1">
          <table:table-cell office:value-type="float" office:value="3366">
            <text:p>3366</text:p>
          </table:table-cell>
          <table:table-cell table:formula="of:=(2^([.A3367]/8192)-1)*8192" office:value-type="float" office:value="2699.30095121607">
            <text:p>2699</text:p>
          </table:table-cell>
        </table:table-row>
        <table:table-row table:style-name="ro1">
          <table:table-cell office:value-type="float" office:value="3367">
            <text:p>3367</text:p>
          </table:table-cell>
          <table:table-cell table:formula="of:=(2^([.A3368]/8192)-1)*8192" office:value-type="float" office:value="2700.22253250736">
            <text:p>2700</text:p>
          </table:table-cell>
        </table:table-row>
        <table:table-row table:style-name="ro1">
          <table:table-cell office:value-type="float" office:value="3368">
            <text:p>3368</text:p>
          </table:table-cell>
          <table:table-cell table:formula="of:=(2^([.A3369]/8192)-1)*8192" office:value-type="float" office:value="2701.14419177941">
            <text:p>2701</text:p>
          </table:table-cell>
        </table:table-row>
        <table:table-row table:style-name="ro1">
          <table:table-cell office:value-type="float" office:value="3369">
            <text:p>3369</text:p>
          </table:table-cell>
          <table:table-cell table:formula="of:=(2^([.A3370]/8192)-1)*8192" office:value-type="float" office:value="2702.06592903884">
            <text:p>2702</text:p>
          </table:table-cell>
        </table:table-row>
        <table:table-row table:style-name="ro1">
          <table:table-cell office:value-type="float" office:value="3370">
            <text:p>3370</text:p>
          </table:table-cell>
          <table:table-cell table:formula="of:=(2^([.A3371]/8192)-1)*8192" office:value-type="float" office:value="2702.98774429225">
            <text:p>2703</text:p>
          </table:table-cell>
        </table:table-row>
        <table:table-row table:style-name="ro1">
          <table:table-cell office:value-type="float" office:value="3371">
            <text:p>3371</text:p>
          </table:table-cell>
          <table:table-cell table:formula="of:=(2^([.A3372]/8192)-1)*8192" office:value-type="float" office:value="2703.90963754622">
            <text:p>2704</text:p>
          </table:table-cell>
        </table:table-row>
        <table:table-row table:style-name="ro1">
          <table:table-cell office:value-type="float" office:value="3372">
            <text:p>3372</text:p>
          </table:table-cell>
          <table:table-cell table:formula="of:=(2^([.A3373]/8192)-1)*8192" office:value-type="float" office:value="2704.83160880736">
            <text:p>2705</text:p>
          </table:table-cell>
        </table:table-row>
        <table:table-row table:style-name="ro1">
          <table:table-cell office:value-type="float" office:value="3373">
            <text:p>3373</text:p>
          </table:table-cell>
          <table:table-cell table:formula="of:=(2^([.A3374]/8192)-1)*8192" office:value-type="float" office:value="2705.75365808228">
            <text:p>2706</text:p>
          </table:table-cell>
        </table:table-row>
        <table:table-row table:style-name="ro1">
          <table:table-cell office:value-type="float" office:value="3374">
            <text:p>3374</text:p>
          </table:table-cell>
          <table:table-cell table:formula="of:=(2^([.A3375]/8192)-1)*8192" office:value-type="float" office:value="2706.67578537757">
            <text:p>2707</text:p>
          </table:table-cell>
        </table:table-row>
        <table:table-row table:style-name="ro1">
          <table:table-cell office:value-type="float" office:value="3375">
            <text:p>3375</text:p>
          </table:table-cell>
          <table:table-cell table:formula="of:=(2^([.A3376]/8192)-1)*8192" office:value-type="float" office:value="2707.59799069983">
            <text:p>2708</text:p>
          </table:table-cell>
        </table:table-row>
        <table:table-row table:style-name="ro1">
          <table:table-cell office:value-type="float" office:value="3376">
            <text:p>3376</text:p>
          </table:table-cell>
          <table:table-cell table:formula="of:=(2^([.A3377]/8192)-1)*8192" office:value-type="float" office:value="2708.52027405567">
            <text:p>2709</text:p>
          </table:table-cell>
        </table:table-row>
        <table:table-row table:style-name="ro1">
          <table:table-cell office:value-type="float" office:value="3377">
            <text:p>3377</text:p>
          </table:table-cell>
          <table:table-cell table:formula="of:=(2^([.A3378]/8192)-1)*8192" office:value-type="float" office:value="2709.44263545169">
            <text:p>2709</text:p>
          </table:table-cell>
        </table:table-row>
        <table:table-row table:style-name="ro1">
          <table:table-cell office:value-type="float" office:value="3378">
            <text:p>3378</text:p>
          </table:table-cell>
          <table:table-cell table:formula="of:=(2^([.A3379]/8192)-1)*8192" office:value-type="float" office:value="2710.36507489449">
            <text:p>2710</text:p>
          </table:table-cell>
        </table:table-row>
        <table:table-row table:style-name="ro1">
          <table:table-cell office:value-type="float" office:value="3379">
            <text:p>3379</text:p>
          </table:table-cell>
          <table:table-cell table:formula="of:=(2^([.A3380]/8192)-1)*8192" office:value-type="float" office:value="2711.28759239068">
            <text:p>2711</text:p>
          </table:table-cell>
        </table:table-row>
        <table:table-row table:style-name="ro1">
          <table:table-cell office:value-type="float" office:value="3380">
            <text:p>3380</text:p>
          </table:table-cell>
          <table:table-cell table:formula="of:=(2^([.A3381]/8192)-1)*8192" office:value-type="float" office:value="2712.21018794686">
            <text:p>2712</text:p>
          </table:table-cell>
        </table:table-row>
        <table:table-row table:style-name="ro1">
          <table:table-cell office:value-type="float" office:value="3381">
            <text:p>3381</text:p>
          </table:table-cell>
          <table:table-cell table:formula="of:=(2^([.A3382]/8192)-1)*8192" office:value-type="float" office:value="2713.13286156964">
            <text:p>2713</text:p>
          </table:table-cell>
        </table:table-row>
        <table:table-row table:style-name="ro1">
          <table:table-cell office:value-type="float" office:value="3382">
            <text:p>3382</text:p>
          </table:table-cell>
          <table:table-cell table:formula="of:=(2^([.A3383]/8192)-1)*8192" office:value-type="float" office:value="2714.05561326562">
            <text:p>2714</text:p>
          </table:table-cell>
        </table:table-row>
        <table:table-row table:style-name="ro1">
          <table:table-cell office:value-type="float" office:value="3383">
            <text:p>3383</text:p>
          </table:table-cell>
          <table:table-cell table:formula="of:=(2^([.A3384]/8192)-1)*8192" office:value-type="float" office:value="2714.97844304141">
            <text:p>2715</text:p>
          </table:table-cell>
        </table:table-row>
        <table:table-row table:style-name="ro1">
          <table:table-cell office:value-type="float" office:value="3384">
            <text:p>3384</text:p>
          </table:table-cell>
          <table:table-cell table:formula="of:=(2^([.A3385]/8192)-1)*8192" office:value-type="float" office:value="2715.90135090362">
            <text:p>2716</text:p>
          </table:table-cell>
        </table:table-row>
        <table:table-row table:style-name="ro1">
          <table:table-cell office:value-type="float" office:value="3385">
            <text:p>3385</text:p>
          </table:table-cell>
          <table:table-cell table:formula="of:=(2^([.A3386]/8192)-1)*8192" office:value-type="float" office:value="2716.82433685885">
            <text:p>2717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table:formula="of:=(2^([.A3387]/8192)-1)*8192" office:value-type="float" office:value="2717.74740091371">
            <text:p>2718</text:p>
          </table:table-cell>
        </table:table-row>
        <table:table-row table:style-name="ro1">
          <table:table-cell office:value-type="float" office:value="3387">
            <text:p>3387</text:p>
          </table:table-cell>
          <table:table-cell table:formula="of:=(2^([.A3388]/8192)-1)*8192" office:value-type="float" office:value="2718.67054307482">
            <text:p>2719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table:formula="of:=(2^([.A3389]/8192)-1)*8192" office:value-type="float" office:value="2719.59376334877">
            <text:p>2720</text:p>
          </table:table-cell>
        </table:table-row>
        <table:table-row table:style-name="ro1">
          <table:table-cell office:value-type="float" office:value="3389">
            <text:p>3389</text:p>
          </table:table-cell>
          <table:table-cell table:formula="of:=(2^([.A3390]/8192)-1)*8192" office:value-type="float" office:value="2720.51706174218">
            <text:p>2721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table:formula="of:=(2^([.A3391]/8192)-1)*8192" office:value-type="float" office:value="2721.44043826165">
            <text:p>2721</text:p>
          </table:table-cell>
        </table:table-row>
        <table:table-row table:style-name="ro1">
          <table:table-cell office:value-type="float" office:value="3391">
            <text:p>3391</text:p>
          </table:table-cell>
          <table:table-cell table:formula="of:=(2^([.A3392]/8192)-1)*8192" office:value-type="float" office:value="2722.36389291381">
            <text:p>2722</text:p>
          </table:table-cell>
        </table:table-row>
        <table:table-row table:style-name="ro1">
          <table:table-cell office:value-type="float" office:value="3392">
            <text:p>3392</text:p>
          </table:table-cell>
          <table:table-cell table:formula="of:=(2^([.A3393]/8192)-1)*8192" office:value-type="float" office:value="2723.28742570526">
            <text:p>2723</text:p>
          </table:table-cell>
        </table:table-row>
        <table:table-row table:style-name="ro1">
          <table:table-cell office:value-type="float" office:value="3393">
            <text:p>3393</text:p>
          </table:table-cell>
          <table:table-cell table:formula="of:=(2^([.A3394]/8192)-1)*8192" office:value-type="float" office:value="2724.21103664261">
            <text:p>2724</text:p>
          </table:table-cell>
        </table:table-row>
        <table:table-row table:style-name="ro1">
          <table:table-cell office:value-type="float" office:value="3394">
            <text:p>3394</text:p>
          </table:table-cell>
          <table:table-cell table:formula="of:=(2^([.A3395]/8192)-1)*8192" office:value-type="float" office:value="2725.13472573247">
            <text:p>2725</text:p>
          </table:table-cell>
        </table:table-row>
        <table:table-row table:style-name="ro1">
          <table:table-cell office:value-type="float" office:value="3395">
            <text:p>3395</text:p>
          </table:table-cell>
          <table:table-cell table:formula="of:=(2^([.A3396]/8192)-1)*8192" office:value-type="float" office:value="2726.05849298147">
            <text:p>2726</text:p>
          </table:table-cell>
        </table:table-row>
        <table:table-row table:style-name="ro1">
          <table:table-cell office:value-type="float" office:value="3396">
            <text:p>3396</text:p>
          </table:table-cell>
          <table:table-cell table:formula="of:=(2^([.A3397]/8192)-1)*8192" office:value-type="float" office:value="2726.9823383962">
            <text:p>2727</text:p>
          </table:table-cell>
        </table:table-row>
        <table:table-row table:style-name="ro1">
          <table:table-cell office:value-type="float" office:value="3397">
            <text:p>3397</text:p>
          </table:table-cell>
          <table:table-cell table:formula="of:=(2^([.A3398]/8192)-1)*8192" office:value-type="float" office:value="2727.90626198329">
            <text:p>2728</text:p>
          </table:table-cell>
        </table:table-row>
        <table:table-row table:style-name="ro1">
          <table:table-cell office:value-type="float" office:value="3398">
            <text:p>3398</text:p>
          </table:table-cell>
          <table:table-cell table:formula="of:=(2^([.A3399]/8192)-1)*8192" office:value-type="float" office:value="2728.83026374935">
            <text:p>2729</text:p>
          </table:table-cell>
        </table:table-row>
        <table:table-row table:style-name="ro1">
          <table:table-cell office:value-type="float" office:value="3399">
            <text:p>3399</text:p>
          </table:table-cell>
          <table:table-cell table:formula="of:=(2^([.A3400]/8192)-1)*8192" office:value-type="float" office:value="2729.754343701">
            <text:p>2730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table:formula="of:=(2^([.A3401]/8192)-1)*8192" office:value-type="float" office:value="2730.67850184484">
            <text:p>2731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table:formula="of:=(2^([.A3402]/8192)-1)*8192" office:value-type="float" office:value="2731.60273818751">
            <text:p>2732</text:p>
          </table:table-cell>
        </table:table-row>
        <table:table-row table:style-name="ro1">
          <table:table-cell office:value-type="float" office:value="3402">
            <text:p>3402</text:p>
          </table:table-cell>
          <table:table-cell table:formula="of:=(2^([.A3403]/8192)-1)*8192" office:value-type="float" office:value="2732.52705273561">
            <text:p>2733</text:p>
          </table:table-cell>
        </table:table-row>
        <table:table-row table:style-name="ro1">
          <table:table-cell office:value-type="float" office:value="3403">
            <text:p>3403</text:p>
          </table:table-cell>
          <table:table-cell table:formula="of:=(2^([.A3404]/8192)-1)*8192" office:value-type="float" office:value="2733.45144549576">
            <text:p>2733</text:p>
          </table:table-cell>
        </table:table-row>
        <table:table-row table:style-name="ro1">
          <table:table-cell office:value-type="float" office:value="3404">
            <text:p>3404</text:p>
          </table:table-cell>
          <table:table-cell table:formula="of:=(2^([.A3405]/8192)-1)*8192" office:value-type="float" office:value="2734.37591647458">
            <text:p>2734</text:p>
          </table:table-cell>
        </table:table-row>
        <table:table-row table:style-name="ro1">
          <table:table-cell office:value-type="float" office:value="3405">
            <text:p>3405</text:p>
          </table:table-cell>
          <table:table-cell table:formula="of:=(2^([.A3406]/8192)-1)*8192" office:value-type="float" office:value="2735.30046567869">
            <text:p>2735</text:p>
          </table:table-cell>
        </table:table-row>
        <table:table-row table:style-name="ro1">
          <table:table-cell office:value-type="float" office:value="3406">
            <text:p>3406</text:p>
          </table:table-cell>
          <table:table-cell table:formula="of:=(2^([.A3407]/8192)-1)*8192" office:value-type="float" office:value="2736.2250931147">
            <text:p>2736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table:formula="of:=(2^([.A3408]/8192)-1)*8192" office:value-type="float" office:value="2737.14979878925">
            <text:p>2737</text:p>
          </table:table-cell>
        </table:table-row>
        <table:table-row table:style-name="ro1">
          <table:table-cell office:value-type="float" office:value="3408">
            <text:p>3408</text:p>
          </table:table-cell>
          <table:table-cell table:formula="of:=(2^([.A3409]/8192)-1)*8192" office:value-type="float" office:value="2738.07458270894">
            <text:p>2738</text:p>
          </table:table-cell>
        </table:table-row>
        <table:table-row table:style-name="ro1">
          <table:table-cell office:value-type="float" office:value="3409">
            <text:p>3409</text:p>
          </table:table-cell>
          <table:table-cell table:formula="of:=(2^([.A3410]/8192)-1)*8192" office:value-type="float" office:value="2738.9994448804">
            <text:p>2739</text:p>
          </table:table-cell>
        </table:table-row>
        <table:table-row table:style-name="ro1">
          <table:table-cell office:value-type="float" office:value="3410">
            <text:p>3410</text:p>
          </table:table-cell>
          <table:table-cell table:formula="of:=(2^([.A3411]/8192)-1)*8192" office:value-type="float" office:value="2739.92438531025">
            <text:p>2740</text:p>
          </table:table-cell>
        </table:table-row>
        <table:table-row table:style-name="ro1">
          <table:table-cell office:value-type="float" office:value="3411">
            <text:p>3411</text:p>
          </table:table-cell>
          <table:table-cell table:formula="of:=(2^([.A3412]/8192)-1)*8192" office:value-type="float" office:value="2740.84940400511">
            <text:p>2741</text:p>
          </table:table-cell>
        </table:table-row>
        <table:table-row table:style-name="ro1">
          <table:table-cell office:value-type="float" office:value="3412">
            <text:p>3412</text:p>
          </table:table-cell>
          <table:table-cell table:formula="of:=(2^([.A3413]/8192)-1)*8192" office:value-type="float" office:value="2741.77450097161">
            <text:p>2742</text:p>
          </table:table-cell>
        </table:table-row>
        <table:table-row table:style-name="ro1">
          <table:table-cell office:value-type="float" office:value="3413">
            <text:p>3413</text:p>
          </table:table-cell>
          <table:table-cell table:formula="of:=(2^([.A3414]/8192)-1)*8192" office:value-type="float" office:value="2742.69967621636">
            <text:p>2743</text:p>
          </table:table-cell>
        </table:table-row>
        <table:table-row table:style-name="ro1">
          <table:table-cell office:value-type="float" office:value="3414">
            <text:p>3414</text:p>
          </table:table-cell>
          <table:table-cell table:formula="of:=(2^([.A3415]/8192)-1)*8192" office:value-type="float" office:value="2743.62492974599">
            <text:p>2744</text:p>
          </table:table-cell>
        </table:table-row>
        <table:table-row table:style-name="ro1">
          <table:table-cell office:value-type="float" office:value="3415">
            <text:p>3415</text:p>
          </table:table-cell>
          <table:table-cell table:formula="of:=(2^([.A3416]/8192)-1)*8192" office:value-type="float" office:value="2744.55026156713">
            <text:p>2745</text:p>
          </table:table-cell>
        </table:table-row>
        <table:table-row table:style-name="ro1">
          <table:table-cell office:value-type="float" office:value="3416">
            <text:p>3416</text:p>
          </table:table-cell>
          <table:table-cell table:formula="of:=(2^([.A3417]/8192)-1)*8192" office:value-type="float" office:value="2745.4756716864">
            <text:p>2745</text:p>
          </table:table-cell>
        </table:table-row>
        <table:table-row table:style-name="ro1">
          <table:table-cell office:value-type="float" office:value="3417">
            <text:p>3417</text:p>
          </table:table-cell>
          <table:table-cell table:formula="of:=(2^([.A3418]/8192)-1)*8192" office:value-type="float" office:value="2746.40116011042">
            <text:p>2746</text:p>
          </table:table-cell>
        </table:table-row>
        <table:table-row table:style-name="ro1">
          <table:table-cell office:value-type="float" office:value="3418">
            <text:p>3418</text:p>
          </table:table-cell>
          <table:table-cell table:formula="of:=(2^([.A3419]/8192)-1)*8192" office:value-type="float" office:value="2747.32672684582">
            <text:p>2747</text:p>
          </table:table-cell>
        </table:table-row>
        <table:table-row table:style-name="ro1">
          <table:table-cell office:value-type="float" office:value="3419">
            <text:p>3419</text:p>
          </table:table-cell>
          <table:table-cell table:formula="of:=(2^([.A3420]/8192)-1)*8192" office:value-type="float" office:value="2748.25237189923">
            <text:p>2748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table:formula="of:=(2^([.A3421]/8192)-1)*8192" office:value-type="float" office:value="2749.17809527728">
            <text:p>2749</text:p>
          </table:table-cell>
        </table:table-row>
        <table:table-row table:style-name="ro1">
          <table:table-cell office:value-type="float" office:value="3421">
            <text:p>3421</text:p>
          </table:table-cell>
          <table:table-cell table:formula="of:=(2^([.A3422]/8192)-1)*8192" office:value-type="float" office:value="2750.10389698659">
            <text:p>2750</text:p>
          </table:table-cell>
        </table:table-row>
        <table:table-row table:style-name="ro1">
          <table:table-cell office:value-type="float" office:value="3422">
            <text:p>3422</text:p>
          </table:table-cell>
          <table:table-cell table:formula="of:=(2^([.A3423]/8192)-1)*8192" office:value-type="float" office:value="2751.02977703378">
            <text:p>2751</text:p>
          </table:table-cell>
        </table:table-row>
        <table:table-row table:style-name="ro1">
          <table:table-cell office:value-type="float" office:value="3423">
            <text:p>3423</text:p>
          </table:table-cell>
          <table:table-cell table:formula="of:=(2^([.A3424]/8192)-1)*8192" office:value-type="float" office:value="2751.9557354255">
            <text:p>2752</text:p>
          </table:table-cell>
        </table:table-row>
        <table:table-row table:style-name="ro1">
          <table:table-cell office:value-type="float" office:value="3424">
            <text:p>3424</text:p>
          </table:table-cell>
          <table:table-cell table:formula="of:=(2^([.A3425]/8192)-1)*8192" office:value-type="float" office:value="2752.88177216836">
            <text:p>2753</text:p>
          </table:table-cell>
        </table:table-row>
        <table:table-row table:style-name="ro1">
          <table:table-cell office:value-type="float" office:value="3425">
            <text:p>3425</text:p>
          </table:table-cell>
          <table:table-cell table:formula="of:=(2^([.A3426]/8192)-1)*8192" office:value-type="float" office:value="2753.807887269">
            <text:p>2754</text:p>
          </table:table-cell>
        </table:table-row>
        <table:table-row table:style-name="ro1">
          <table:table-cell office:value-type="float" office:value="3426">
            <text:p>3426</text:p>
          </table:table-cell>
          <table:table-cell table:formula="of:=(2^([.A3427]/8192)-1)*8192" office:value-type="float" office:value="2754.73408073405">
            <text:p>2755</text:p>
          </table:table-cell>
        </table:table-row>
        <table:table-row table:style-name="ro1">
          <table:table-cell office:value-type="float" office:value="3427">
            <text:p>3427</text:p>
          </table:table-cell>
          <table:table-cell table:formula="of:=(2^([.A3428]/8192)-1)*8192" office:value-type="float" office:value="2755.66035257014">
            <text:p>2756</text:p>
          </table:table-cell>
        </table:table-row>
        <table:table-row table:style-name="ro1">
          <table:table-cell office:value-type="float" office:value="3428">
            <text:p>3428</text:p>
          </table:table-cell>
          <table:table-cell table:formula="of:=(2^([.A3429]/8192)-1)*8192" office:value-type="float" office:value="2756.5867027839">
            <text:p>2757</text:p>
          </table:table-cell>
        </table:table-row>
        <table:table-row table:style-name="ro1">
          <table:table-cell office:value-type="float" office:value="3429">
            <text:p>3429</text:p>
          </table:table-cell>
          <table:table-cell table:formula="of:=(2^([.A3430]/8192)-1)*8192" office:value-type="float" office:value="2757.51313138196">
            <text:p>2758</text:p>
          </table:table-cell>
        </table:table-row>
        <table:table-row table:style-name="ro1">
          <table:table-cell office:value-type="float" office:value="3430">
            <text:p>3430</text:p>
          </table:table-cell>
          <table:table-cell table:formula="of:=(2^([.A3431]/8192)-1)*8192" office:value-type="float" office:value="2758.43963837095">
            <text:p>2758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table:formula="of:=(2^([.A3432]/8192)-1)*8192" office:value-type="float" office:value="2759.36622375752">
            <text:p>2759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table:formula="of:=(2^([.A3433]/8192)-1)*8192" office:value-type="float" office:value="2760.29288754828">
            <text:p>2760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table:formula="of:=(2^([.A3434]/8192)-1)*8192" office:value-type="float" office:value="2761.21962974988">
            <text:p>2761</text:p>
          </table:table-cell>
        </table:table-row>
        <table:table-row table:style-name="ro1">
          <table:table-cell office:value-type="float" office:value="3434">
            <text:p>3434</text:p>
          </table:table-cell>
          <table:table-cell table:formula="of:=(2^([.A3435]/8192)-1)*8192" office:value-type="float" office:value="2762.14645036895">
            <text:p>2762</text:p>
          </table:table-cell>
        </table:table-row>
        <table:table-row table:style-name="ro1">
          <table:table-cell office:value-type="float" office:value="3435">
            <text:p>3435</text:p>
          </table:table-cell>
          <table:table-cell table:formula="of:=(2^([.A3436]/8192)-1)*8192" office:value-type="float" office:value="2763.07334941213">
            <text:p>2763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table:formula="of:=(2^([.A3437]/8192)-1)*8192" office:value-type="float" office:value="2764.00032688605">
            <text:p>2764</text:p>
          </table:table-cell>
        </table:table-row>
        <table:table-row table:style-name="ro1">
          <table:table-cell office:value-type="float" office:value="3437">
            <text:p>3437</text:p>
          </table:table-cell>
          <table:table-cell table:formula="of:=(2^([.A3438]/8192)-1)*8192" office:value-type="float" office:value="2764.92738279735">
            <text:p>2765</text:p>
          </table:table-cell>
        </table:table-row>
        <table:table-row table:style-name="ro1">
          <table:table-cell office:value-type="float" office:value="3438">
            <text:p>3438</text:p>
          </table:table-cell>
          <table:table-cell table:formula="of:=(2^([.A3439]/8192)-1)*8192" office:value-type="float" office:value="2765.85451715266">
            <text:p>2766</text:p>
          </table:table-cell>
        </table:table-row>
        <table:table-row table:style-name="ro1">
          <table:table-cell office:value-type="float" office:value="3439">
            <text:p>3439</text:p>
          </table:table-cell>
          <table:table-cell table:formula="of:=(2^([.A3440]/8192)-1)*8192" office:value-type="float" office:value="2766.78172995863">
            <text:p>2767</text:p>
          </table:table-cell>
        </table:table-row>
        <table:table-row table:style-name="ro1">
          <table:table-cell office:value-type="float" office:value="3440">
            <text:p>3440</text:p>
          </table:table-cell>
          <table:table-cell table:formula="of:=(2^([.A3441]/8192)-1)*8192" office:value-type="float" office:value="2767.70902122189">
            <text:p>2768</text:p>
          </table:table-cell>
        </table:table-row>
        <table:table-row table:style-name="ro1">
          <table:table-cell office:value-type="float" office:value="3441">
            <text:p>3441</text:p>
          </table:table-cell>
          <table:table-cell table:formula="of:=(2^([.A3442]/8192)-1)*8192" office:value-type="float" office:value="2768.63639094908">
            <text:p>2769</text:p>
          </table:table-cell>
        </table:table-row>
        <table:table-row table:style-name="ro1">
          <table:table-cell office:value-type="float" office:value="3442">
            <text:p>3442</text:p>
          </table:table-cell>
          <table:table-cell table:formula="of:=(2^([.A3443]/8192)-1)*8192" office:value-type="float" office:value="2769.56383914684">
            <text:p>2770</text:p>
          </table:table-cell>
        </table:table-row>
        <table:table-row table:style-name="ro1">
          <table:table-cell office:value-type="float" office:value="3443">
            <text:p>3443</text:p>
          </table:table-cell>
          <table:table-cell table:formula="of:=(2^([.A3444]/8192)-1)*8192" office:value-type="float" office:value="2770.49136582181">
            <text:p>2770</text:p>
          </table:table-cell>
        </table:table-row>
        <table:table-row table:style-name="ro1">
          <table:table-cell office:value-type="float" office:value="3444">
            <text:p>3444</text:p>
          </table:table-cell>
          <table:table-cell table:formula="of:=(2^([.A3445]/8192)-1)*8192" office:value-type="float" office:value="2771.41897098063">
            <text:p>2771</text:p>
          </table:table-cell>
        </table:table-row>
        <table:table-row table:style-name="ro1">
          <table:table-cell office:value-type="float" office:value="3445">
            <text:p>3445</text:p>
          </table:table-cell>
          <table:table-cell table:formula="of:=(2^([.A3446]/8192)-1)*8192" office:value-type="float" office:value="2772.34665462994">
            <text:p>2772</text:p>
          </table:table-cell>
        </table:table-row>
        <table:table-row table:style-name="ro1">
          <table:table-cell office:value-type="float" office:value="3446">
            <text:p>3446</text:p>
          </table:table-cell>
          <table:table-cell table:formula="of:=(2^([.A3447]/8192)-1)*8192" office:value-type="float" office:value="2773.27441677638">
            <text:p>2773</text:p>
          </table:table-cell>
        </table:table-row>
        <table:table-row table:style-name="ro1">
          <table:table-cell office:value-type="float" office:value="3447">
            <text:p>3447</text:p>
          </table:table-cell>
          <table:table-cell table:formula="of:=(2^([.A3448]/8192)-1)*8192" office:value-type="float" office:value="2774.2022574266">
            <text:p>2774</text:p>
          </table:table-cell>
        </table:table-row>
        <table:table-row table:style-name="ro1">
          <table:table-cell office:value-type="float" office:value="3448">
            <text:p>3448</text:p>
          </table:table-cell>
          <table:table-cell table:formula="of:=(2^([.A3449]/8192)-1)*8192" office:value-type="float" office:value="2775.13017658724">
            <text:p>2775</text:p>
          </table:table-cell>
        </table:table-row>
        <table:table-row table:style-name="ro1">
          <table:table-cell office:value-type="float" office:value="3449">
            <text:p>3449</text:p>
          </table:table-cell>
          <table:table-cell table:formula="of:=(2^([.A3450]/8192)-1)*8192" office:value-type="float" office:value="2776.05817426493">
            <text:p>2776</text:p>
          </table:table-cell>
        </table:table-row>
        <table:table-row table:style-name="ro1">
          <table:table-cell office:value-type="float" office:value="3450">
            <text:p>3450</text:p>
          </table:table-cell>
          <table:table-cell table:formula="of:=(2^([.A3451]/8192)-1)*8192" office:value-type="float" office:value="2776.98625046633">
            <text:p>2777</text:p>
          </table:table-cell>
        </table:table-row>
        <table:table-row table:style-name="ro1">
          <table:table-cell office:value-type="float" office:value="3451">
            <text:p>3451</text:p>
          </table:table-cell>
          <table:table-cell table:formula="of:=(2^([.A3452]/8192)-1)*8192" office:value-type="float" office:value="2777.91440519808">
            <text:p>2778</text:p>
          </table:table-cell>
        </table:table-row>
        <table:table-row table:style-name="ro1">
          <table:table-cell office:value-type="float" office:value="3452">
            <text:p>3452</text:p>
          </table:table-cell>
          <table:table-cell table:formula="of:=(2^([.A3453]/8192)-1)*8192" office:value-type="float" office:value="2778.84263846683">
            <text:p>2779</text:p>
          </table:table-cell>
        </table:table-row>
        <table:table-row table:style-name="ro1">
          <table:table-cell office:value-type="float" office:value="3453">
            <text:p>3453</text:p>
          </table:table-cell>
          <table:table-cell table:formula="of:=(2^([.A3454]/8192)-1)*8192" office:value-type="float" office:value="2779.77095027921">
            <text:p>2780</text:p>
          </table:table-cell>
        </table:table-row>
        <table:table-row table:style-name="ro1">
          <table:table-cell office:value-type="float" office:value="3454">
            <text:p>3454</text:p>
          </table:table-cell>
          <table:table-cell table:formula="of:=(2^([.A3455]/8192)-1)*8192" office:value-type="float" office:value="2780.69934064188">
            <text:p>2781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table:formula="of:=(2^([.A3456]/8192)-1)*8192" office:value-type="float" office:value="2781.62780956148">
            <text:p>2782</text:p>
          </table:table-cell>
        </table:table-row>
        <table:table-row table:style-name="ro1">
          <table:table-cell office:value-type="float" office:value="3456">
            <text:p>3456</text:p>
          </table:table-cell>
          <table:table-cell table:formula="of:=(2^([.A3457]/8192)-1)*8192" office:value-type="float" office:value="2782.55635704466">
            <text:p>2783</text:p>
          </table:table-cell>
        </table:table-row>
        <table:table-row table:style-name="ro1">
          <table:table-cell office:value-type="float" office:value="3457">
            <text:p>3457</text:p>
          </table:table-cell>
          <table:table-cell table:formula="of:=(2^([.A3458]/8192)-1)*8192" office:value-type="float" office:value="2783.48498309807">
            <text:p>2783</text:p>
          </table:table-cell>
        </table:table-row>
        <table:table-row table:style-name="ro1">
          <table:table-cell office:value-type="float" office:value="3458">
            <text:p>3458</text:p>
          </table:table-cell>
          <table:table-cell table:formula="of:=(2^([.A3459]/8192)-1)*8192" office:value-type="float" office:value="2784.41368772835">
            <text:p>2784</text:p>
          </table:table-cell>
        </table:table-row>
        <table:table-row table:style-name="ro1">
          <table:table-cell office:value-type="float" office:value="3459">
            <text:p>3459</text:p>
          </table:table-cell>
          <table:table-cell table:formula="of:=(2^([.A3460]/8192)-1)*8192" office:value-type="float" office:value="2785.34247094215">
            <text:p>2785</text:p>
          </table:table-cell>
        </table:table-row>
        <table:table-row table:style-name="ro1">
          <table:table-cell office:value-type="float" office:value="3460">
            <text:p>3460</text:p>
          </table:table-cell>
          <table:table-cell table:formula="of:=(2^([.A3461]/8192)-1)*8192" office:value-type="float" office:value="2786.27133274613">
            <text:p>2786</text:p>
          </table:table-cell>
        </table:table-row>
        <table:table-row table:style-name="ro1">
          <table:table-cell office:value-type="float" office:value="3461">
            <text:p>3461</text:p>
          </table:table-cell>
          <table:table-cell table:formula="of:=(2^([.A3462]/8192)-1)*8192" office:value-type="float" office:value="2787.20027314694">
            <text:p>2787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table:formula="of:=(2^([.A3463]/8192)-1)*8192" office:value-type="float" office:value="2788.12929215122">
            <text:p>2788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table:formula="of:=(2^([.A3464]/8192)-1)*8192" office:value-type="float" office:value="2789.05838976562">
            <text:p>2789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table:formula="of:=(2^([.A3465]/8192)-1)*8192" office:value-type="float" office:value="2789.9875659968">
            <text:p>2790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table:formula="of:=(2^([.A3466]/8192)-1)*8192" office:value-type="float" office:value="2790.91682085141">
            <text:p>2791</text:p>
          </table:table-cell>
        </table:table-row>
        <table:table-row table:style-name="ro1">
          <table:table-cell office:value-type="float" office:value="3466">
            <text:p>3466</text:p>
          </table:table-cell>
          <table:table-cell table:formula="of:=(2^([.A3467]/8192)-1)*8192" office:value-type="float" office:value="2791.8461543361">
            <text:p>2792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table:formula="of:=(2^([.A3468]/8192)-1)*8192" office:value-type="float" office:value="2792.77556645753">
            <text:p>2793</text:p>
          </table:table-cell>
        </table:table-row>
        <table:table-row table:style-name="ro1">
          <table:table-cell office:value-type="float" office:value="3468">
            <text:p>3468</text:p>
          </table:table-cell>
          <table:table-cell table:formula="of:=(2^([.A3469]/8192)-1)*8192" office:value-type="float" office:value="2793.70505722235">
            <text:p>2794</text:p>
          </table:table-cell>
        </table:table-row>
        <table:table-row table:style-name="ro1">
          <table:table-cell office:value-type="float" office:value="3469">
            <text:p>3469</text:p>
          </table:table-cell>
          <table:table-cell table:formula="of:=(2^([.A3470]/8192)-1)*8192" office:value-type="float" office:value="2794.63462663721">
            <text:p>2795</text:p>
          </table:table-cell>
        </table:table-row>
        <table:table-row table:style-name="ro1">
          <table:table-cell office:value-type="float" office:value="3470">
            <text:p>3470</text:p>
          </table:table-cell>
          <table:table-cell table:formula="of:=(2^([.A3471]/8192)-1)*8192" office:value-type="float" office:value="2795.56427470877">
            <text:p>2796</text:p>
          </table:table-cell>
        </table:table-row>
        <table:table-row table:style-name="ro1">
          <table:table-cell office:value-type="float" office:value="3471">
            <text:p>3471</text:p>
          </table:table-cell>
          <table:table-cell table:formula="of:=(2^([.A3472]/8192)-1)*8192" office:value-type="float" office:value="2796.49400144368">
            <text:p>2796</text:p>
          </table:table-cell>
        </table:table-row>
        <table:table-row table:style-name="ro1">
          <table:table-cell office:value-type="float" office:value="3472">
            <text:p>3472</text:p>
          </table:table-cell>
          <table:table-cell table:formula="of:=(2^([.A3473]/8192)-1)*8192" office:value-type="float" office:value="2797.42380684861">
            <text:p>2797</text:p>
          </table:table-cell>
        </table:table-row>
        <table:table-row table:style-name="ro1">
          <table:table-cell office:value-type="float" office:value="3473">
            <text:p>3473</text:p>
          </table:table-cell>
          <table:table-cell table:formula="of:=(2^([.A3474]/8192)-1)*8192" office:value-type="float" office:value="2798.3536909302">
            <text:p>2798</text:p>
          </table:table-cell>
        </table:table-row>
        <table:table-row table:style-name="ro1">
          <table:table-cell office:value-type="float" office:value="3474">
            <text:p>3474</text:p>
          </table:table-cell>
          <table:table-cell table:formula="of:=(2^([.A3475]/8192)-1)*8192" office:value-type="float" office:value="2799.28365369512">
            <text:p>2799</text:p>
          </table:table-cell>
        </table:table-row>
        <table:table-row table:style-name="ro1">
          <table:table-cell office:value-type="float" office:value="3475">
            <text:p>3475</text:p>
          </table:table-cell>
          <table:table-cell table:formula="of:=(2^([.A3476]/8192)-1)*8192" office:value-type="float" office:value="2800.21369515002">
            <text:p>2800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table:formula="of:=(2^([.A3477]/8192)-1)*8192" office:value-type="float" office:value="2801.14381530157">
            <text:p>2801</text:p>
          </table:table-cell>
        </table:table-row>
        <table:table-row table:style-name="ro1">
          <table:table-cell office:value-type="float" office:value="3477">
            <text:p>3477</text:p>
          </table:table-cell>
          <table:table-cell table:formula="of:=(2^([.A3478]/8192)-1)*8192" office:value-type="float" office:value="2802.07401415641">
            <text:p>2802</text:p>
          </table:table-cell>
        </table:table-row>
        <table:table-row table:style-name="ro1">
          <table:table-cell office:value-type="float" office:value="3478">
            <text:p>3478</text:p>
          </table:table-cell>
          <table:table-cell table:formula="of:=(2^([.A3479]/8192)-1)*8192" office:value-type="float" office:value="2803.00429172121">
            <text:p>2803</text:p>
          </table:table-cell>
        </table:table-row>
        <table:table-row table:style-name="ro1">
          <table:table-cell office:value-type="float" office:value="3479">
            <text:p>3479</text:p>
          </table:table-cell>
          <table:table-cell table:formula="of:=(2^([.A3480]/8192)-1)*8192" office:value-type="float" office:value="2803.93464800264">
            <text:p>2804</text:p>
          </table:table-cell>
        </table:table-row>
        <table:table-row table:style-name="ro1">
          <table:table-cell office:value-type="float" office:value="3480">
            <text:p>3480</text:p>
          </table:table-cell>
          <table:table-cell table:formula="of:=(2^([.A3481]/8192)-1)*8192" office:value-type="float" office:value="2804.86508300734">
            <text:p>2805</text:p>
          </table:table-cell>
        </table:table-row>
        <table:table-row table:style-name="ro1">
          <table:table-cell office:value-type="float" office:value="3481">
            <text:p>3481</text:p>
          </table:table-cell>
          <table:table-cell table:formula="of:=(2^([.A3482]/8192)-1)*8192" office:value-type="float" office:value="2805.79559674199">
            <text:p>2806</text:p>
          </table:table-cell>
        </table:table-row>
        <table:table-row table:style-name="ro1">
          <table:table-cell office:value-type="float" office:value="3482">
            <text:p>3482</text:p>
          </table:table-cell>
          <table:table-cell table:formula="of:=(2^([.A3483]/8192)-1)*8192" office:value-type="float" office:value="2806.72618921324">
            <text:p>2807</text:p>
          </table:table-cell>
        </table:table-row>
        <table:table-row table:style-name="ro1">
          <table:table-cell office:value-type="float" office:value="3483">
            <text:p>3483</text:p>
          </table:table-cell>
          <table:table-cell table:formula="of:=(2^([.A3484]/8192)-1)*8192" office:value-type="float" office:value="2807.65686042775">
            <text:p>2808</text:p>
          </table:table-cell>
        </table:table-row>
        <table:table-row table:style-name="ro1">
          <table:table-cell office:value-type="float" office:value="3484">
            <text:p>3484</text:p>
          </table:table-cell>
          <table:table-cell table:formula="of:=(2^([.A3485]/8192)-1)*8192" office:value-type="float" office:value="2808.5876103922">
            <text:p>2809</text:p>
          </table:table-cell>
        </table:table-row>
        <table:table-row table:style-name="ro1">
          <table:table-cell office:value-type="float" office:value="3485">
            <text:p>3485</text:p>
          </table:table-cell>
          <table:table-cell table:formula="of:=(2^([.A3486]/8192)-1)*8192" office:value-type="float" office:value="2809.51843911324">
            <text:p>2810</text:p>
          </table:table-cell>
        </table:table-row>
        <table:table-row table:style-name="ro1">
          <table:table-cell office:value-type="float" office:value="3486">
            <text:p>3486</text:p>
          </table:table-cell>
          <table:table-cell table:formula="of:=(2^([.A3487]/8192)-1)*8192" office:value-type="float" office:value="2810.44934659753">
            <text:p>2810</text:p>
          </table:table-cell>
        </table:table-row>
        <table:table-row table:style-name="ro1">
          <table:table-cell office:value-type="float" office:value="3487">
            <text:p>3487</text:p>
          </table:table-cell>
          <table:table-cell table:formula="of:=(2^([.A3488]/8192)-1)*8192" office:value-type="float" office:value="2811.38033285175">
            <text:p>2811</text:p>
          </table:table-cell>
        </table:table-row>
        <table:table-row table:style-name="ro1">
          <table:table-cell office:value-type="float" office:value="3488">
            <text:p>3488</text:p>
          </table:table-cell>
          <table:table-cell table:formula="of:=(2^([.A3489]/8192)-1)*8192" office:value-type="float" office:value="2812.31139788256">
            <text:p>2812</text:p>
          </table:table-cell>
        </table:table-row>
        <table:table-row table:style-name="ro1">
          <table:table-cell office:value-type="float" office:value="3489">
            <text:p>3489</text:p>
          </table:table-cell>
          <table:table-cell table:formula="of:=(2^([.A3490]/8192)-1)*8192" office:value-type="float" office:value="2813.24254169661">
            <text:p>2813</text:p>
          </table:table-cell>
        </table:table-row>
        <table:table-row table:style-name="ro1">
          <table:table-cell office:value-type="float" office:value="3490">
            <text:p>3490</text:p>
          </table:table-cell>
          <table:table-cell table:formula="of:=(2^([.A3491]/8192)-1)*8192" office:value-type="float" office:value="2814.17376430059">
            <text:p>2814</text:p>
          </table:table-cell>
        </table:table-row>
        <table:table-row table:style-name="ro1">
          <table:table-cell office:value-type="float" office:value="3491">
            <text:p>3491</text:p>
          </table:table-cell>
          <table:table-cell table:formula="of:=(2^([.A3492]/8192)-1)*8192" office:value-type="float" office:value="2815.10506570115">
            <text:p>2815</text:p>
          </table:table-cell>
        </table:table-row>
        <table:table-row table:style-name="ro1">
          <table:table-cell office:value-type="float" office:value="3492">
            <text:p>3492</text:p>
          </table:table-cell>
          <table:table-cell table:formula="of:=(2^([.A3493]/8192)-1)*8192" office:value-type="float" office:value="2816.03644590496">
            <text:p>2816</text:p>
          </table:table-cell>
        </table:table-row>
        <table:table-row table:style-name="ro1">
          <table:table-cell office:value-type="float" office:value="3493">
            <text:p>3493</text:p>
          </table:table-cell>
          <table:table-cell table:formula="of:=(2^([.A3494]/8192)-1)*8192" office:value-type="float" office:value="2816.9679049187">
            <text:p>2817</text:p>
          </table:table-cell>
        </table:table-row>
        <table:table-row table:style-name="ro1">
          <table:table-cell office:value-type="float" office:value="3494">
            <text:p>3494</text:p>
          </table:table-cell>
          <table:table-cell table:formula="of:=(2^([.A3495]/8192)-1)*8192" office:value-type="float" office:value="2817.89944274902">
            <text:p>2818</text:p>
          </table:table-cell>
        </table:table-row>
        <table:table-row table:style-name="ro1">
          <table:table-cell office:value-type="float" office:value="3495">
            <text:p>3495</text:p>
          </table:table-cell>
          <table:table-cell table:formula="of:=(2^([.A3496]/8192)-1)*8192" office:value-type="float" office:value="2818.83105940261">
            <text:p>2819</text:p>
          </table:table-cell>
        </table:table-row>
        <table:table-row table:style-name="ro1">
          <table:table-cell office:value-type="float" office:value="3496">
            <text:p>3496</text:p>
          </table:table-cell>
          <table:table-cell table:formula="of:=(2^([.A3497]/8192)-1)*8192" office:value-type="float" office:value="2819.76275488612">
            <text:p>2820</text:p>
          </table:table-cell>
        </table:table-row>
        <table:table-row table:style-name="ro1">
          <table:table-cell office:value-type="float" office:value="3497">
            <text:p>3497</text:p>
          </table:table-cell>
          <table:table-cell table:formula="of:=(2^([.A3498]/8192)-1)*8192" office:value-type="float" office:value="2820.69452920623">
            <text:p>2821</text:p>
          </table:table-cell>
        </table:table-row>
        <table:table-row table:style-name="ro1">
          <table:table-cell office:value-type="float" office:value="3498">
            <text:p>3498</text:p>
          </table:table-cell>
          <table:table-cell table:formula="of:=(2^([.A3499]/8192)-1)*8192" office:value-type="float" office:value="2821.62638236962">
            <text:p>2822</text:p>
          </table:table-cell>
        </table:table-row>
        <table:table-row table:style-name="ro1">
          <table:table-cell office:value-type="float" office:value="3499">
            <text:p>3499</text:p>
          </table:table-cell>
          <table:table-cell table:formula="of:=(2^([.A3500]/8192)-1)*8192" office:value-type="float" office:value="2822.55831438294">
            <text:p>2823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table:formula="of:=(2^([.A3501]/8192)-1)*8192" office:value-type="float" office:value="2823.49032525288">
            <text:p>2823</text:p>
          </table:table-cell>
        </table:table-row>
        <table:table-row table:style-name="ro1">
          <table:table-cell office:value-type="float" office:value="3501">
            <text:p>3501</text:p>
          </table:table-cell>
          <table:table-cell table:formula="of:=(2^([.A3502]/8192)-1)*8192" office:value-type="float" office:value="2824.4224149861">
            <text:p>2824</text:p>
          </table:table-cell>
        </table:table-row>
        <table:table-row table:style-name="ro1">
          <table:table-cell office:value-type="float" office:value="3502">
            <text:p>3502</text:p>
          </table:table-cell>
          <table:table-cell table:formula="of:=(2^([.A3503]/8192)-1)*8192" office:value-type="float" office:value="2825.35458358928">
            <text:p>2825</text:p>
          </table:table-cell>
        </table:table-row>
        <table:table-row table:style-name="ro1">
          <table:table-cell office:value-type="float" office:value="3503">
            <text:p>3503</text:p>
          </table:table-cell>
          <table:table-cell table:formula="of:=(2^([.A3504]/8192)-1)*8192" office:value-type="float" office:value="2826.2868310691">
            <text:p>2826</text:p>
          </table:table-cell>
        </table:table-row>
        <table:table-row table:style-name="ro1">
          <table:table-cell office:value-type="float" office:value="3504">
            <text:p>3504</text:p>
          </table:table-cell>
          <table:table-cell table:formula="of:=(2^([.A3505]/8192)-1)*8192" office:value-type="float" office:value="2827.21915743222">
            <text:p>2827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table:formula="of:=(2^([.A3506]/8192)-1)*8192" office:value-type="float" office:value="2828.15156268532">
            <text:p>2828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table:formula="of:=(2^([.A3507]/8192)-1)*8192" office:value-type="float" office:value="2829.08404683508">
            <text:p>2829</text:p>
          </table:table-cell>
        </table:table-row>
        <table:table-row table:style-name="ro1">
          <table:table-cell office:value-type="float" office:value="3507">
            <text:p>3507</text:p>
          </table:table-cell>
          <table:table-cell table:formula="of:=(2^([.A3508]/8192)-1)*8192" office:value-type="float" office:value="2830.01660988818">
            <text:p>2830</text:p>
          </table:table-cell>
        </table:table-row>
        <table:table-row table:style-name="ro1">
          <table:table-cell office:value-type="float" office:value="3508">
            <text:p>3508</text:p>
          </table:table-cell>
          <table:table-cell table:formula="of:=(2^([.A3509]/8192)-1)*8192" office:value-type="float" office:value="2830.94925185128">
            <text:p>2831</text:p>
          </table:table-cell>
        </table:table-row>
        <table:table-row table:style-name="ro1">
          <table:table-cell office:value-type="float" office:value="3509">
            <text:p>3509</text:p>
          </table:table-cell>
          <table:table-cell table:formula="of:=(2^([.A3510]/8192)-1)*8192" office:value-type="float" office:value="2831.88197273107">
            <text:p>2832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table:formula="of:=(2^([.A3511]/8192)-1)*8192" office:value-type="float" office:value="2832.81477253423">
            <text:p>2833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table:formula="of:=(2^([.A3512]/8192)-1)*8192" office:value-type="float" office:value="2833.74765126742">
            <text:p>2834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table:formula="of:=(2^([.A3513]/8192)-1)*8192" office:value-type="float" office:value="2834.68060893734">
            <text:p>2835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table:formula="of:=(2^([.A3514]/8192)-1)*8192" office:value-type="float" office:value="2835.61364555066">
            <text:p>2836</text:p>
          </table:table-cell>
        </table:table-row>
        <table:table-row table:style-name="ro1">
          <table:table-cell office:value-type="float" office:value="3514">
            <text:p>3514</text:p>
          </table:table-cell>
          <table:table-cell table:formula="of:=(2^([.A3515]/8192)-1)*8192" office:value-type="float" office:value="2836.54676111406">
            <text:p>2837</text:p>
          </table:table-cell>
        </table:table-row>
        <table:table-row table:style-name="ro1">
          <table:table-cell office:value-type="float" office:value="3515">
            <text:p>3515</text:p>
          </table:table-cell>
          <table:table-cell table:formula="of:=(2^([.A3516]/8192)-1)*8192" office:value-type="float" office:value="2837.47995563422">
            <text:p>2837</text:p>
          </table:table-cell>
        </table:table-row>
        <table:table-row table:style-name="ro1">
          <table:table-cell office:value-type="float" office:value="3516">
            <text:p>3516</text:p>
          </table:table-cell>
          <table:table-cell table:formula="of:=(2^([.A3517]/8192)-1)*8192" office:value-type="float" office:value="2838.41322911782">
            <text:p>2838</text:p>
          </table:table-cell>
        </table:table-row>
        <table:table-row table:style-name="ro1">
          <table:table-cell office:value-type="float" office:value="3517">
            <text:p>3517</text:p>
          </table:table-cell>
          <table:table-cell table:formula="of:=(2^([.A3518]/8192)-1)*8192" office:value-type="float" office:value="2839.34658157155">
            <text:p>2839</text:p>
          </table:table-cell>
        </table:table-row>
        <table:table-row table:style-name="ro1">
          <table:table-cell office:value-type="float" office:value="3518">
            <text:p>3518</text:p>
          </table:table-cell>
          <table:table-cell table:formula="of:=(2^([.A3519]/8192)-1)*8192" office:value-type="float" office:value="2840.28001300208">
            <text:p>2840</text:p>
          </table:table-cell>
        </table:table-row>
        <table:table-row table:style-name="ro1">
          <table:table-cell office:value-type="float" office:value="3519">
            <text:p>3519</text:p>
          </table:table-cell>
          <table:table-cell table:formula="of:=(2^([.A3520]/8192)-1)*8192" office:value-type="float" office:value="2841.2135234161">
            <text:p>284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table:formula="of:=(2^([.A3521]/8192)-1)*8192" office:value-type="float" office:value="2842.14711282029">
            <text:p>2842</text:p>
          </table:table-cell>
        </table:table-row>
        <table:table-row table:style-name="ro1">
          <table:table-cell office:value-type="float" office:value="3521">
            <text:p>3521</text:p>
          </table:table-cell>
          <table:table-cell table:formula="of:=(2^([.A3522]/8192)-1)*8192" office:value-type="float" office:value="2843.08078122134">
            <text:p>2843</text:p>
          </table:table-cell>
        </table:table-row>
        <table:table-row table:style-name="ro1">
          <table:table-cell office:value-type="float" office:value="3522">
            <text:p>3522</text:p>
          </table:table-cell>
          <table:table-cell table:formula="of:=(2^([.A3523]/8192)-1)*8192" office:value-type="float" office:value="2844.01452862593">
            <text:p>2844</text:p>
          </table:table-cell>
        </table:table-row>
        <table:table-row table:style-name="ro1">
          <table:table-cell office:value-type="float" office:value="3523">
            <text:p>3523</text:p>
          </table:table-cell>
          <table:table-cell table:formula="of:=(2^([.A3524]/8192)-1)*8192" office:value-type="float" office:value="2844.94835504074">
            <text:p>2845</text:p>
          </table:table-cell>
        </table:table-row>
        <table:table-row table:style-name="ro1">
          <table:table-cell office:value-type="float" office:value="3524">
            <text:p>3524</text:p>
          </table:table-cell>
          <table:table-cell table:formula="of:=(2^([.A3525]/8192)-1)*8192" office:value-type="float" office:value="2845.88226047246">
            <text:p>2846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table:formula="of:=(2^([.A3526]/8192)-1)*8192" office:value-type="float" office:value="2846.81624492778">
            <text:p>2847</text:p>
          </table:table-cell>
        </table:table-row>
        <table:table-row table:style-name="ro1">
          <table:table-cell office:value-type="float" office:value="3526">
            <text:p>3526</text:p>
          </table:table-cell>
          <table:table-cell table:formula="of:=(2^([.A3527]/8192)-1)*8192" office:value-type="float" office:value="2847.75030841339">
            <text:p>2848</text:p>
          </table:table-cell>
        </table:table-row>
        <table:table-row table:style-name="ro1">
          <table:table-cell office:value-type="float" office:value="3527">
            <text:p>3527</text:p>
          </table:table-cell>
          <table:table-cell table:formula="of:=(2^([.A3528]/8192)-1)*8192" office:value-type="float" office:value="2848.68445093596">
            <text:p>2849</text:p>
          </table:table-cell>
        </table:table-row>
        <table:table-row table:style-name="ro1">
          <table:table-cell office:value-type="float" office:value="3528">
            <text:p>3528</text:p>
          </table:table-cell>
          <table:table-cell table:formula="of:=(2^([.A3529]/8192)-1)*8192" office:value-type="float" office:value="2849.61867250219">
            <text:p>2850</text:p>
          </table:table-cell>
        </table:table-row>
        <table:table-row table:style-name="ro1">
          <table:table-cell office:value-type="float" office:value="3529">
            <text:p>3529</text:p>
          </table:table-cell>
          <table:table-cell table:formula="of:=(2^([.A3530]/8192)-1)*8192" office:value-type="float" office:value="2850.55297311877">
            <text:p>2851</text:p>
          </table:table-cell>
        </table:table-row>
        <table:table-row table:style-name="ro1">
          <table:table-cell office:value-type="float" office:value="3530">
            <text:p>3530</text:p>
          </table:table-cell>
          <table:table-cell table:formula="of:=(2^([.A3531]/8192)-1)*8192" office:value-type="float" office:value="2851.48735279239">
            <text:p>2851</text:p>
          </table:table-cell>
        </table:table-row>
        <table:table-row table:style-name="ro1">
          <table:table-cell office:value-type="float" office:value="3531">
            <text:p>3531</text:p>
          </table:table-cell>
          <table:table-cell table:formula="of:=(2^([.A3532]/8192)-1)*8192" office:value-type="float" office:value="2852.42181152973">
            <text:p>2852</text:p>
          </table:table-cell>
        </table:table-row>
        <table:table-row table:style-name="ro1">
          <table:table-cell office:value-type="float" office:value="3532">
            <text:p>3532</text:p>
          </table:table-cell>
          <table:table-cell table:formula="of:=(2^([.A3533]/8192)-1)*8192" office:value-type="float" office:value="2853.35634933748">
            <text:p>2853</text:p>
          </table:table-cell>
        </table:table-row>
        <table:table-row table:style-name="ro1">
          <table:table-cell office:value-type="float" office:value="3533">
            <text:p>3533</text:p>
          </table:table-cell>
          <table:table-cell table:formula="of:=(2^([.A3534]/8192)-1)*8192" office:value-type="float" office:value="2854.29096622234">
            <text:p>2854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table:formula="of:=(2^([.A3535]/8192)-1)*8192" office:value-type="float" office:value="2855.225662191">
            <text:p>2855</text:p>
          </table:table-cell>
        </table:table-row>
        <table:table-row table:style-name="ro1">
          <table:table-cell office:value-type="float" office:value="3535">
            <text:p>3535</text:p>
          </table:table-cell>
          <table:table-cell table:formula="of:=(2^([.A3536]/8192)-1)*8192" office:value-type="float" office:value="2856.16043725015">
            <text:p>2856</text:p>
          </table:table-cell>
        </table:table-row>
        <table:table-row table:style-name="ro1">
          <table:table-cell office:value-type="float" office:value="3536">
            <text:p>3536</text:p>
          </table:table-cell>
          <table:table-cell table:formula="of:=(2^([.A3537]/8192)-1)*8192" office:value-type="float" office:value="2857.09529140648">
            <text:p>2857</text:p>
          </table:table-cell>
        </table:table-row>
        <table:table-row table:style-name="ro1">
          <table:table-cell office:value-type="float" office:value="3537">
            <text:p>3537</text:p>
          </table:table-cell>
          <table:table-cell table:formula="of:=(2^([.A3538]/8192)-1)*8192" office:value-type="float" office:value="2858.03022466668">
            <text:p>2858</text:p>
          </table:table-cell>
        </table:table-row>
        <table:table-row table:style-name="ro1">
          <table:table-cell office:value-type="float" office:value="3538">
            <text:p>3538</text:p>
          </table:table-cell>
          <table:table-cell table:formula="of:=(2^([.A3539]/8192)-1)*8192" office:value-type="float" office:value="2858.96523703745">
            <text:p>2859</text:p>
          </table:table-cell>
        </table:table-row>
        <table:table-row table:style-name="ro1">
          <table:table-cell office:value-type="float" office:value="3539">
            <text:p>3539</text:p>
          </table:table-cell>
          <table:table-cell table:formula="of:=(2^([.A3540]/8192)-1)*8192" office:value-type="float" office:value="2859.90032852548">
            <text:p>2860</text:p>
          </table:table-cell>
        </table:table-row>
        <table:table-row table:style-name="ro1">
          <table:table-cell office:value-type="float" office:value="3540">
            <text:p>3540</text:p>
          </table:table-cell>
          <table:table-cell table:formula="of:=(2^([.A3541]/8192)-1)*8192" office:value-type="float" office:value="2860.83549913747">
            <text:p>2861</text:p>
          </table:table-cell>
        </table:table-row>
        <table:table-row table:style-name="ro1">
          <table:table-cell office:value-type="float" office:value="3541">
            <text:p>3541</text:p>
          </table:table-cell>
          <table:table-cell table:formula="of:=(2^([.A3542]/8192)-1)*8192" office:value-type="float" office:value="2861.77074888011">
            <text:p>2862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table:formula="of:=(2^([.A3543]/8192)-1)*8192" office:value-type="float" office:value="2862.7060777601">
            <text:p>2863</text:p>
          </table:table-cell>
        </table:table-row>
        <table:table-row table:style-name="ro1">
          <table:table-cell office:value-type="float" office:value="3543">
            <text:p>3543</text:p>
          </table:table-cell>
          <table:table-cell table:formula="of:=(2^([.A3544]/8192)-1)*8192" office:value-type="float" office:value="2863.64148578413">
            <text:p>2864</text:p>
          </table:table-cell>
        </table:table-row>
        <table:table-row table:style-name="ro1">
          <table:table-cell office:value-type="float" office:value="3544">
            <text:p>3544</text:p>
          </table:table-cell>
          <table:table-cell table:formula="of:=(2^([.A3545]/8192)-1)*8192" office:value-type="float" office:value="2864.5769729589">
            <text:p>2865</text:p>
          </table:table-cell>
        </table:table-row>
        <table:table-row table:style-name="ro1">
          <table:table-cell office:value-type="float" office:value="3545">
            <text:p>3545</text:p>
          </table:table-cell>
          <table:table-cell table:formula="of:=(2^([.A3546]/8192)-1)*8192" office:value-type="float" office:value="2865.51253929111">
            <text:p>2866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table:formula="of:=(2^([.A3547]/8192)-1)*8192" office:value-type="float" office:value="2866.44818478746">
            <text:p>2866</text:p>
          </table:table-cell>
        </table:table-row>
        <table:table-row table:style-name="ro1">
          <table:table-cell office:value-type="float" office:value="3547">
            <text:p>3547</text:p>
          </table:table-cell>
          <table:table-cell table:formula="of:=(2^([.A3548]/8192)-1)*8192" office:value-type="float" office:value="2867.38390945464">
            <text:p>2867</text:p>
          </table:table-cell>
        </table:table-row>
        <table:table-row table:style-name="ro1">
          <table:table-cell office:value-type="float" office:value="3548">
            <text:p>3548</text:p>
          </table:table-cell>
          <table:table-cell table:formula="of:=(2^([.A3549]/8192)-1)*8192" office:value-type="float" office:value="2868.31971329935">
            <text:p>2868</text:p>
          </table:table-cell>
        </table:table-row>
        <table:table-row table:style-name="ro1">
          <table:table-cell office:value-type="float" office:value="3549">
            <text:p>3549</text:p>
          </table:table-cell>
          <table:table-cell table:formula="of:=(2^([.A3550]/8192)-1)*8192" office:value-type="float" office:value="2869.2555963283">
            <text:p>2869</text:p>
          </table:table-cell>
        </table:table-row>
        <table:table-row table:style-name="ro1">
          <table:table-cell office:value-type="float" office:value="3550">
            <text:p>3550</text:p>
          </table:table-cell>
          <table:table-cell table:formula="of:=(2^([.A3551]/8192)-1)*8192" office:value-type="float" office:value="2870.19155854818">
            <text:p>2870</text:p>
          </table:table-cell>
        </table:table-row>
        <table:table-row table:style-name="ro1">
          <table:table-cell office:value-type="float" office:value="3551">
            <text:p>3551</text:p>
          </table:table-cell>
          <table:table-cell table:formula="of:=(2^([.A3552]/8192)-1)*8192" office:value-type="float" office:value="2871.1275999657">
            <text:p>2871</text:p>
          </table:table-cell>
        </table:table-row>
        <table:table-row table:style-name="ro1">
          <table:table-cell office:value-type="float" office:value="3552">
            <text:p>3552</text:p>
          </table:table-cell>
          <table:table-cell table:formula="of:=(2^([.A3553]/8192)-1)*8192" office:value-type="float" office:value="2872.06372058755">
            <text:p>2872</text:p>
          </table:table-cell>
        </table:table-row>
        <table:table-row table:style-name="ro1">
          <table:table-cell office:value-type="float" office:value="3553">
            <text:p>3553</text:p>
          </table:table-cell>
          <table:table-cell table:formula="of:=(2^([.A3554]/8192)-1)*8192" office:value-type="float" office:value="2872.99992042043">
            <text:p>2873</text:p>
          </table:table-cell>
        </table:table-row>
        <table:table-row table:style-name="ro1">
          <table:table-cell office:value-type="float" office:value="3554">
            <text:p>3554</text:p>
          </table:table-cell>
          <table:table-cell table:formula="of:=(2^([.A3555]/8192)-1)*8192" office:value-type="float" office:value="2873.93619947106">
            <text:p>2874</text:p>
          </table:table-cell>
        </table:table-row>
        <table:table-row table:style-name="ro1">
          <table:table-cell office:value-type="float" office:value="3555">
            <text:p>3555</text:p>
          </table:table-cell>
          <table:table-cell table:formula="of:=(2^([.A3556]/8192)-1)*8192" office:value-type="float" office:value="2874.87255774614">
            <text:p>2875</text:p>
          </table:table-cell>
        </table:table-row>
        <table:table-row table:style-name="ro1">
          <table:table-cell office:value-type="float" office:value="3556">
            <text:p>3556</text:p>
          </table:table-cell>
          <table:table-cell table:formula="of:=(2^([.A3557]/8192)-1)*8192" office:value-type="float" office:value="2875.80899525235">
            <text:p>2876</text:p>
          </table:table-cell>
        </table:table-row>
        <table:table-row table:style-name="ro1">
          <table:table-cell office:value-type="float" office:value="3557">
            <text:p>3557</text:p>
          </table:table-cell>
          <table:table-cell table:formula="of:=(2^([.A3558]/8192)-1)*8192" office:value-type="float" office:value="2876.74551199643">
            <text:p>2877</text:p>
          </table:table-cell>
        </table:table-row>
        <table:table-row table:style-name="ro1">
          <table:table-cell office:value-type="float" office:value="3558">
            <text:p>3558</text:p>
          </table:table-cell>
          <table:table-cell table:formula="of:=(2^([.A3559]/8192)-1)*8192" office:value-type="float" office:value="2877.68210798505">
            <text:p>2878</text:p>
          </table:table-cell>
        </table:table-row>
        <table:table-row table:style-name="ro1">
          <table:table-cell office:value-type="float" office:value="3559">
            <text:p>3559</text:p>
          </table:table-cell>
          <table:table-cell table:formula="of:=(2^([.A3560]/8192)-1)*8192" office:value-type="float" office:value="2878.61878322494">
            <text:p>2879</text:p>
          </table:table-cell>
        </table:table-row>
        <table:table-row table:style-name="ro1">
          <table:table-cell office:value-type="float" office:value="3560">
            <text:p>3560</text:p>
          </table:table-cell>
          <table:table-cell table:formula="of:=(2^([.A3561]/8192)-1)*8192" office:value-type="float" office:value="2879.5555377228">
            <text:p>2880</text:p>
          </table:table-cell>
        </table:table-row>
        <table:table-row table:style-name="ro1">
          <table:table-cell office:value-type="float" office:value="3561">
            <text:p>3561</text:p>
          </table:table-cell>
          <table:table-cell table:formula="of:=(2^([.A3562]/8192)-1)*8192" office:value-type="float" office:value="2880.49237148533">
            <text:p>2880</text:p>
          </table:table-cell>
        </table:table-row>
        <table:table-row table:style-name="ro1">
          <table:table-cell office:value-type="float" office:value="3562">
            <text:p>3562</text:p>
          </table:table-cell>
          <table:table-cell table:formula="of:=(2^([.A3563]/8192)-1)*8192" office:value-type="float" office:value="2881.42928451924">
            <text:p>2881</text:p>
          </table:table-cell>
        </table:table-row>
        <table:table-row table:style-name="ro1">
          <table:table-cell office:value-type="float" office:value="3563">
            <text:p>3563</text:p>
          </table:table-cell>
          <table:table-cell table:formula="of:=(2^([.A3564]/8192)-1)*8192" office:value-type="float" office:value="2882.36627683124">
            <text:p>2882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table:formula="of:=(2^([.A3565]/8192)-1)*8192" office:value-type="float" office:value="2883.30334842804">
            <text:p>2883</text:p>
          </table:table-cell>
        </table:table-row>
        <table:table-row table:style-name="ro1">
          <table:table-cell office:value-type="float" office:value="3565">
            <text:p>3565</text:p>
          </table:table-cell>
          <table:table-cell table:formula="of:=(2^([.A3566]/8192)-1)*8192" office:value-type="float" office:value="2884.24049931634">
            <text:p>2884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table:formula="of:=(2^([.A3567]/8192)-1)*8192" office:value-type="float" office:value="2885.17772950286">
            <text:p>2885</text:p>
          </table:table-cell>
        </table:table-row>
        <table:table-row table:style-name="ro1">
          <table:table-cell office:value-type="float" office:value="3567">
            <text:p>3567</text:p>
          </table:table-cell>
          <table:table-cell table:formula="of:=(2^([.A3568]/8192)-1)*8192" office:value-type="float" office:value="2886.1150389943">
            <text:p>2886</text:p>
          </table:table-cell>
        </table:table-row>
        <table:table-row table:style-name="ro1">
          <table:table-cell office:value-type="float" office:value="3568">
            <text:p>3568</text:p>
          </table:table-cell>
          <table:table-cell table:formula="of:=(2^([.A3569]/8192)-1)*8192" office:value-type="float" office:value="2887.05242779738">
            <text:p>2887</text:p>
          </table:table-cell>
        </table:table-row>
        <table:table-row table:style-name="ro1">
          <table:table-cell office:value-type="float" office:value="3569">
            <text:p>3569</text:p>
          </table:table-cell>
          <table:table-cell table:formula="of:=(2^([.A3570]/8192)-1)*8192" office:value-type="float" office:value="2887.9898959188">
            <text:p>2888</text:p>
          </table:table-cell>
        </table:table-row>
        <table:table-row table:style-name="ro1">
          <table:table-cell office:value-type="float" office:value="3570">
            <text:p>3570</text:p>
          </table:table-cell>
          <table:table-cell table:formula="of:=(2^([.A3571]/8192)-1)*8192" office:value-type="float" office:value="2888.92744336529">
            <text:p>2889</text:p>
          </table:table-cell>
        </table:table-row>
        <table:table-row table:style-name="ro1">
          <table:table-cell office:value-type="float" office:value="3571">
            <text:p>3571</text:p>
          </table:table-cell>
          <table:table-cell table:formula="of:=(2^([.A3572]/8192)-1)*8192" office:value-type="float" office:value="2889.86507014354">
            <text:p>2890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table:formula="of:=(2^([.A3573]/8192)-1)*8192" office:value-type="float" office:value="2890.80277626028">
            <text:p>2891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table:formula="of:=(2^([.A3574]/8192)-1)*8192" office:value-type="float" office:value="2891.74056172221">
            <text:p>2892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table:formula="of:=(2^([.A3575]/8192)-1)*8192" office:value-type="float" office:value="2892.67842653605">
            <text:p>2893</text:p>
          </table:table-cell>
        </table:table-row>
        <table:table-row table:style-name="ro1">
          <table:table-cell office:value-type="float" office:value="3575">
            <text:p>3575</text:p>
          </table:table-cell>
          <table:table-cell table:formula="of:=(2^([.A3576]/8192)-1)*8192" office:value-type="float" office:value="2893.61637070852">
            <text:p>2894</text:p>
          </table:table-cell>
        </table:table-row>
        <table:table-row table:style-name="ro1">
          <table:table-cell office:value-type="float" office:value="3576">
            <text:p>3576</text:p>
          </table:table-cell>
          <table:table-cell table:formula="of:=(2^([.A3577]/8192)-1)*8192" office:value-type="float" office:value="2894.55439424633">
            <text:p>2895</text:p>
          </table:table-cell>
        </table:table-row>
        <table:table-row table:style-name="ro1">
          <table:table-cell office:value-type="float" office:value="3577">
            <text:p>3577</text:p>
          </table:table-cell>
          <table:table-cell table:formula="of:=(2^([.A3578]/8192)-1)*8192" office:value-type="float" office:value="2895.4924971562">
            <text:p>2895</text:p>
          </table:table-cell>
        </table:table-row>
        <table:table-row table:style-name="ro1">
          <table:table-cell office:value-type="float" office:value="3578">
            <text:p>3578</text:p>
          </table:table-cell>
          <table:table-cell table:formula="of:=(2^([.A3579]/8192)-1)*8192" office:value-type="float" office:value="2896.43067944483">
            <text:p>2896</text:p>
          </table:table-cell>
        </table:table-row>
        <table:table-row table:style-name="ro1">
          <table:table-cell office:value-type="float" office:value="3579">
            <text:p>3579</text:p>
          </table:table-cell>
          <table:table-cell table:formula="of:=(2^([.A3580]/8192)-1)*8192" office:value-type="float" office:value="2897.36894111896">
            <text:p>2897</text:p>
          </table:table-cell>
        </table:table-row>
        <table:table-row table:style-name="ro1">
          <table:table-cell office:value-type="float" office:value="3580">
            <text:p>3580</text:p>
          </table:table-cell>
          <table:table-cell table:formula="of:=(2^([.A3581]/8192)-1)*8192" office:value-type="float" office:value="2898.30728218528">
            <text:p>2898</text:p>
          </table:table-cell>
        </table:table-row>
        <table:table-row table:style-name="ro1">
          <table:table-cell office:value-type="float" office:value="3581">
            <text:p>3581</text:p>
          </table:table-cell>
          <table:table-cell table:formula="of:=(2^([.A3582]/8192)-1)*8192" office:value-type="float" office:value="2899.24570265054">
            <text:p>2899</text:p>
          </table:table-cell>
        </table:table-row>
        <table:table-row table:style-name="ro1">
          <table:table-cell office:value-type="float" office:value="3582">
            <text:p>3582</text:p>
          </table:table-cell>
          <table:table-cell table:formula="of:=(2^([.A3583]/8192)-1)*8192" office:value-type="float" office:value="2900.18420252143">
            <text:p>2900</text:p>
          </table:table-cell>
        </table:table-row>
        <table:table-row table:style-name="ro1">
          <table:table-cell office:value-type="float" office:value="3583">
            <text:p>3583</text:p>
          </table:table-cell>
          <table:table-cell table:formula="of:=(2^([.A3584]/8192)-1)*8192" office:value-type="float" office:value="2901.12278180469">
            <text:p>2901</text:p>
          </table:table-cell>
        </table:table-row>
        <table:table-row table:style-name="ro1">
          <table:table-cell office:value-type="float" office:value="3584">
            <text:p>3584</text:p>
          </table:table-cell>
          <table:table-cell table:formula="of:=(2^([.A3585]/8192)-1)*8192" office:value-type="float" office:value="2902.06144050702">
            <text:p>2902</text:p>
          </table:table-cell>
        </table:table-row>
        <table:table-row table:style-name="ro1">
          <table:table-cell office:value-type="float" office:value="3585">
            <text:p>3585</text:p>
          </table:table-cell>
          <table:table-cell table:formula="of:=(2^([.A3586]/8192)-1)*8192" office:value-type="float" office:value="2903.00017863516">
            <text:p>2903</text:p>
          </table:table-cell>
        </table:table-row>
        <table:table-row table:style-name="ro1">
          <table:table-cell office:value-type="float" office:value="3586">
            <text:p>3586</text:p>
          </table:table-cell>
          <table:table-cell table:formula="of:=(2^([.A3587]/8192)-1)*8192" office:value-type="float" office:value="2903.93899619582">
            <text:p>2904</text:p>
          </table:table-cell>
        </table:table-row>
        <table:table-row table:style-name="ro1">
          <table:table-cell office:value-type="float" office:value="3587">
            <text:p>3587</text:p>
          </table:table-cell>
          <table:table-cell table:formula="of:=(2^([.A3588]/8192)-1)*8192" office:value-type="float" office:value="2904.87789319572">
            <text:p>2905</text:p>
          </table:table-cell>
        </table:table-row>
        <table:table-row table:style-name="ro1">
          <table:table-cell office:value-type="float" office:value="3588">
            <text:p>3588</text:p>
          </table:table-cell>
          <table:table-cell table:formula="of:=(2^([.A3589]/8192)-1)*8192" office:value-type="float" office:value="2905.81686964159">
            <text:p>2906</text:p>
          </table:table-cell>
        </table:table-row>
        <table:table-row table:style-name="ro1">
          <table:table-cell office:value-type="float" office:value="3589">
            <text:p>3589</text:p>
          </table:table-cell>
          <table:table-cell table:formula="of:=(2^([.A3590]/8192)-1)*8192" office:value-type="float" office:value="2906.75592554014">
            <text:p>2907</text:p>
          </table:table-cell>
        </table:table-row>
        <table:table-row table:style-name="ro1">
          <table:table-cell office:value-type="float" office:value="3590">
            <text:p>3590</text:p>
          </table:table-cell>
          <table:table-cell table:formula="of:=(2^([.A3591]/8192)-1)*8192" office:value-type="float" office:value="2907.69506089811">
            <text:p>2908</text:p>
          </table:table-cell>
        </table:table-row>
        <table:table-row table:style-name="ro1">
          <table:table-cell office:value-type="float" office:value="3591">
            <text:p>3591</text:p>
          </table:table-cell>
          <table:table-cell table:formula="of:=(2^([.A3592]/8192)-1)*8192" office:value-type="float" office:value="2908.6342757222">
            <text:p>2909</text:p>
          </table:table-cell>
        </table:table-row>
        <table:table-row table:style-name="ro1">
          <table:table-cell office:value-type="float" office:value="3592">
            <text:p>3592</text:p>
          </table:table-cell>
          <table:table-cell table:formula="of:=(2^([.A3593]/8192)-1)*8192" office:value-type="float" office:value="2909.57357001916">
            <text:p>2910</text:p>
          </table:table-cell>
        </table:table-row>
        <table:table-row table:style-name="ro1">
          <table:table-cell office:value-type="float" office:value="3593">
            <text:p>3593</text:p>
          </table:table-cell>
          <table:table-cell table:formula="of:=(2^([.A3594]/8192)-1)*8192" office:value-type="float" office:value="2910.51294379569">
            <text:p>2911</text:p>
          </table:table-cell>
        </table:table-row>
        <table:table-row table:style-name="ro1">
          <table:table-cell office:value-type="float" office:value="3594">
            <text:p>3594</text:p>
          </table:table-cell>
          <table:table-cell table:formula="of:=(2^([.A3595]/8192)-1)*8192" office:value-type="float" office:value="2911.45239705854">
            <text:p>2911</text:p>
          </table:table-cell>
        </table:table-row>
        <table:table-row table:style-name="ro1">
          <table:table-cell office:value-type="float" office:value="3595">
            <text:p>3595</text:p>
          </table:table-cell>
          <table:table-cell table:formula="of:=(2^([.A3596]/8192)-1)*8192" office:value-type="float" office:value="2912.39192981442">
            <text:p>2912</text:p>
          </table:table-cell>
        </table:table-row>
        <table:table-row table:style-name="ro1">
          <table:table-cell office:value-type="float" office:value="3596">
            <text:p>3596</text:p>
          </table:table-cell>
          <table:table-cell table:formula="of:=(2^([.A3597]/8192)-1)*8192" office:value-type="float" office:value="2913.33154207005">
            <text:p>2913</text:p>
          </table:table-cell>
        </table:table-row>
        <table:table-row table:style-name="ro1">
          <table:table-cell office:value-type="float" office:value="3597">
            <text:p>3597</text:p>
          </table:table-cell>
          <table:table-cell table:formula="of:=(2^([.A3598]/8192)-1)*8192" office:value-type="float" office:value="2914.27123383218">
            <text:p>2914</text:p>
          </table:table-cell>
        </table:table-row>
        <table:table-row table:style-name="ro1">
          <table:table-cell office:value-type="float" office:value="3598">
            <text:p>3598</text:p>
          </table:table-cell>
          <table:table-cell table:formula="of:=(2^([.A3599]/8192)-1)*8192" office:value-type="float" office:value="2915.21100510752">
            <text:p>2915</text:p>
          </table:table-cell>
        </table:table-row>
        <table:table-row table:style-name="ro1">
          <table:table-cell office:value-type="float" office:value="3599">
            <text:p>3599</text:p>
          </table:table-cell>
          <table:table-cell table:formula="of:=(2^([.A3600]/8192)-1)*8192" office:value-type="float" office:value="2916.1508559028">
            <text:p>2916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table:formula="of:=(2^([.A3601]/8192)-1)*8192" office:value-type="float" office:value="2917.09078622475">
            <text:p>2917</text:p>
          </table:table-cell>
        </table:table-row>
        <table:table-row table:style-name="ro1">
          <table:table-cell office:value-type="float" office:value="3601">
            <text:p>3601</text:p>
          </table:table-cell>
          <table:table-cell table:formula="of:=(2^([.A3602]/8192)-1)*8192" office:value-type="float" office:value="2918.0307960801">
            <text:p>2918</text:p>
          </table:table-cell>
        </table:table-row>
        <table:table-row table:style-name="ro1">
          <table:table-cell office:value-type="float" office:value="3602">
            <text:p>3602</text:p>
          </table:table-cell>
          <table:table-cell table:formula="of:=(2^([.A3603]/8192)-1)*8192" office:value-type="float" office:value="2918.97088547559">
            <text:p>2919</text:p>
          </table:table-cell>
        </table:table-row>
        <table:table-row table:style-name="ro1">
          <table:table-cell office:value-type="float" office:value="3603">
            <text:p>3603</text:p>
          </table:table-cell>
          <table:table-cell table:formula="of:=(2^([.A3604]/8192)-1)*8192" office:value-type="float" office:value="2919.91105441793">
            <text:p>2920</text:p>
          </table:table-cell>
        </table:table-row>
        <table:table-row table:style-name="ro1">
          <table:table-cell office:value-type="float" office:value="3604">
            <text:p>3604</text:p>
          </table:table-cell>
          <table:table-cell table:formula="of:=(2^([.A3605]/8192)-1)*8192" office:value-type="float" office:value="2920.85130291387">
            <text:p>2921</text:p>
          </table:table-cell>
        </table:table-row>
        <table:table-row table:style-name="ro1">
          <table:table-cell office:value-type="float" office:value="3605">
            <text:p>3605</text:p>
          </table:table-cell>
          <table:table-cell table:formula="of:=(2^([.A3606]/8192)-1)*8192" office:value-type="float" office:value="2921.79163097012">
            <text:p>2922</text:p>
          </table:table-cell>
        </table:table-row>
        <table:table-row table:style-name="ro1">
          <table:table-cell office:value-type="float" office:value="3606">
            <text:p>3606</text:p>
          </table:table-cell>
          <table:table-cell table:formula="of:=(2^([.A3607]/8192)-1)*8192" office:value-type="float" office:value="2922.73203859344">
            <text:p>2923</text:p>
          </table:table-cell>
        </table:table-row>
        <table:table-row table:style-name="ro1">
          <table:table-cell office:value-type="float" office:value="3607">
            <text:p>3607</text:p>
          </table:table-cell>
          <table:table-cell table:formula="of:=(2^([.A3608]/8192)-1)*8192" office:value-type="float" office:value="2923.67252579054">
            <text:p>2924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table:formula="of:=(2^([.A3609]/8192)-1)*8192" office:value-type="float" office:value="2924.61309256816">
            <text:p>2925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table:formula="of:=(2^([.A3610]/8192)-1)*8192" office:value-type="float" office:value="2925.55373893304">
            <text:p>2926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table:formula="of:=(2^([.A3611]/8192)-1)*8192" office:value-type="float" office:value="2926.49446489191">
            <text:p>2926</text:p>
          </table:table-cell>
        </table:table-row>
        <table:table-row table:style-name="ro1">
          <table:table-cell office:value-type="float" office:value="3611">
            <text:p>3611</text:p>
          </table:table-cell>
          <table:table-cell table:formula="of:=(2^([.A3612]/8192)-1)*8192" office:value-type="float" office:value="2927.4352704515">
            <text:p>2927</text:p>
          </table:table-cell>
        </table:table-row>
        <table:table-row table:style-name="ro1">
          <table:table-cell office:value-type="float" office:value="3612">
            <text:p>3612</text:p>
          </table:table-cell>
          <table:table-cell table:formula="of:=(2^([.A3613]/8192)-1)*8192" office:value-type="float" office:value="2928.37615561855">
            <text:p>2928</text:p>
          </table:table-cell>
        </table:table-row>
        <table:table-row table:style-name="ro1">
          <table:table-cell office:value-type="float" office:value="3613">
            <text:p>3613</text:p>
          </table:table-cell>
          <table:table-cell table:formula="of:=(2^([.A3614]/8192)-1)*8192" office:value-type="float" office:value="2929.3171203998">
            <text:p>2929</text:p>
          </table:table-cell>
        </table:table-row>
        <table:table-row table:style-name="ro1">
          <table:table-cell office:value-type="float" office:value="3614">
            <text:p>3614</text:p>
          </table:table-cell>
          <table:table-cell table:formula="of:=(2^([.A3615]/8192)-1)*8192" office:value-type="float" office:value="2930.25816480198">
            <text:p>2930</text:p>
          </table:table-cell>
        </table:table-row>
        <table:table-row table:style-name="ro1">
          <table:table-cell office:value-type="float" office:value="3615">
            <text:p>3615</text:p>
          </table:table-cell>
          <table:table-cell table:formula="of:=(2^([.A3616]/8192)-1)*8192" office:value-type="float" office:value="2931.19928883183">
            <text:p>2931</text:p>
          </table:table-cell>
        </table:table-row>
        <table:table-row table:style-name="ro1">
          <table:table-cell office:value-type="float" office:value="3616">
            <text:p>3616</text:p>
          </table:table-cell>
          <table:table-cell table:formula="of:=(2^([.A3617]/8192)-1)*8192" office:value-type="float" office:value="2932.14049249609">
            <text:p>2932</text:p>
          </table:table-cell>
        </table:table-row>
        <table:table-row table:style-name="ro1">
          <table:table-cell office:value-type="float" office:value="3617">
            <text:p>3617</text:p>
          </table:table-cell>
          <table:table-cell table:formula="of:=(2^([.A3618]/8192)-1)*8192" office:value-type="float" office:value="2933.08177580149">
            <text:p>2933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table:formula="of:=(2^([.A3619]/8192)-1)*8192" office:value-type="float" office:value="2934.02313875478">
            <text:p>2934</text:p>
          </table:table-cell>
        </table:table-row>
        <table:table-row table:style-name="ro1">
          <table:table-cell office:value-type="float" office:value="3619">
            <text:p>3619</text:p>
          </table:table-cell>
          <table:table-cell table:formula="of:=(2^([.A3620]/8192)-1)*8192" office:value-type="float" office:value="2934.96458136269">
            <text:p>2935</text:p>
          </table:table-cell>
        </table:table-row>
        <table:table-row table:style-name="ro1">
          <table:table-cell office:value-type="float" office:value="3620">
            <text:p>3620</text:p>
          </table:table-cell>
          <table:table-cell table:formula="of:=(2^([.A3621]/8192)-1)*8192" office:value-type="float" office:value="2935.90610363197">
            <text:p>2936</text:p>
          </table:table-cell>
        </table:table-row>
        <table:table-row table:style-name="ro1">
          <table:table-cell office:value-type="float" office:value="3621">
            <text:p>3621</text:p>
          </table:table-cell>
          <table:table-cell table:formula="of:=(2^([.A3622]/8192)-1)*8192" office:value-type="float" office:value="2936.84770556935">
            <text:p>2937</text:p>
          </table:table-cell>
        </table:table-row>
        <table:table-row table:style-name="ro1">
          <table:table-cell office:value-type="float" office:value="3622">
            <text:p>3622</text:p>
          </table:table-cell>
          <table:table-cell table:formula="of:=(2^([.A3623]/8192)-1)*8192" office:value-type="float" office:value="2937.78938718157">
            <text:p>2938</text:p>
          </table:table-cell>
        </table:table-row>
        <table:table-row table:style-name="ro1">
          <table:table-cell office:value-type="float" office:value="3623">
            <text:p>3623</text:p>
          </table:table-cell>
          <table:table-cell table:formula="of:=(2^([.A3624]/8192)-1)*8192" office:value-type="float" office:value="2938.73114847539">
            <text:p>2939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table:formula="of:=(2^([.A3625]/8192)-1)*8192" office:value-type="float" office:value="2939.67298945754">
            <text:p>2940</text:p>
          </table:table-cell>
        </table:table-row>
        <table:table-row table:style-name="ro1">
          <table:table-cell office:value-type="float" office:value="3625">
            <text:p>3625</text:p>
          </table:table-cell>
          <table:table-cell table:formula="of:=(2^([.A3626]/8192)-1)*8192" office:value-type="float" office:value="2940.61491013476">
            <text:p>2941</text:p>
          </table:table-cell>
        </table:table-row>
        <table:table-row table:style-name="ro1">
          <table:table-cell office:value-type="float" office:value="3626">
            <text:p>3626</text:p>
          </table:table-cell>
          <table:table-cell table:formula="of:=(2^([.A3627]/8192)-1)*8192" office:value-type="float" office:value="2941.55691051379">
            <text:p>2942</text:p>
          </table:table-cell>
        </table:table-row>
        <table:table-row table:style-name="ro1">
          <table:table-cell office:value-type="float" office:value="3627">
            <text:p>3627</text:p>
          </table:table-cell>
          <table:table-cell table:formula="of:=(2^([.A3628]/8192)-1)*8192" office:value-type="float" office:value="2942.49899060139">
            <text:p>2942</text:p>
          </table:table-cell>
        </table:table-row>
        <table:table-row table:style-name="ro1">
          <table:table-cell office:value-type="float" office:value="3628">
            <text:p>3628</text:p>
          </table:table-cell>
          <table:table-cell table:formula="of:=(2^([.A3629]/8192)-1)*8192" office:value-type="float" office:value="2943.44115040429">
            <text:p>2943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table:formula="of:=(2^([.A3630]/8192)-1)*8192" office:value-type="float" office:value="2944.38338992925">
            <text:p>2944</text:p>
          </table:table-cell>
        </table:table-row>
        <table:table-row table:style-name="ro1">
          <table:table-cell office:value-type="float" office:value="3630">
            <text:p>3630</text:p>
          </table:table-cell>
          <table:table-cell table:formula="of:=(2^([.A3631]/8192)-1)*8192" office:value-type="float" office:value="2945.325709183">
            <text:p>2945</text:p>
          </table:table-cell>
        </table:table-row>
        <table:table-row table:style-name="ro1">
          <table:table-cell office:value-type="float" office:value="3631">
            <text:p>3631</text:p>
          </table:table-cell>
          <table:table-cell table:formula="of:=(2^([.A3632]/8192)-1)*8192" office:value-type="float" office:value="2946.26810817229">
            <text:p>2946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table:formula="of:=(2^([.A3633]/8192)-1)*8192" office:value-type="float" office:value="2947.21058690388">
            <text:p>2947</text:p>
          </table:table-cell>
        </table:table-row>
        <table:table-row table:style-name="ro1">
          <table:table-cell office:value-type="float" office:value="3633">
            <text:p>3633</text:p>
          </table:table-cell>
          <table:table-cell table:formula="of:=(2^([.A3634]/8192)-1)*8192" office:value-type="float" office:value="2948.1531453845">
            <text:p>2948</text:p>
          </table:table-cell>
        </table:table-row>
        <table:table-row table:style-name="ro1">
          <table:table-cell office:value-type="float" office:value="3634">
            <text:p>3634</text:p>
          </table:table-cell>
          <table:table-cell table:formula="of:=(2^([.A3635]/8192)-1)*8192" office:value-type="float" office:value="2949.0957836209">
            <text:p>2949</text:p>
          </table:table-cell>
        </table:table-row>
        <table:table-row table:style-name="ro1">
          <table:table-cell office:value-type="float" office:value="3635">
            <text:p>3635</text:p>
          </table:table-cell>
          <table:table-cell table:formula="of:=(2^([.A3636]/8192)-1)*8192" office:value-type="float" office:value="2950.03850161984">
            <text:p>2950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table:formula="of:=(2^([.A3637]/8192)-1)*8192" office:value-type="float" office:value="2950.98129938807">
            <text:p>2951</text:p>
          </table:table-cell>
        </table:table-row>
        <table:table-row table:style-name="ro1">
          <table:table-cell office:value-type="float" office:value="3637">
            <text:p>3637</text:p>
          </table:table-cell>
          <table:table-cell table:formula="of:=(2^([.A3638]/8192)-1)*8192" office:value-type="float" office:value="2951.92417693232">
            <text:p>2952</text:p>
          </table:table-cell>
        </table:table-row>
        <table:table-row table:style-name="ro1">
          <table:table-cell office:value-type="float" office:value="3638">
            <text:p>3638</text:p>
          </table:table-cell>
          <table:table-cell table:formula="of:=(2^([.A3639]/8192)-1)*8192" office:value-type="float" office:value="2952.86713425936">
            <text:p>2953</text:p>
          </table:table-cell>
        </table:table-row>
        <table:table-row table:style-name="ro1">
          <table:table-cell office:value-type="float" office:value="3639">
            <text:p>3639</text:p>
          </table:table-cell>
          <table:table-cell table:formula="of:=(2^([.A3640]/8192)-1)*8192" office:value-type="float" office:value="2953.81017137594">
            <text:p>2954</text:p>
          </table:table-cell>
        </table:table-row>
        <table:table-row table:style-name="ro1">
          <table:table-cell office:value-type="float" office:value="3640">
            <text:p>3640</text:p>
          </table:table-cell>
          <table:table-cell table:formula="of:=(2^([.A3641]/8192)-1)*8192" office:value-type="float" office:value="2954.7532882888">
            <text:p>2955</text:p>
          </table:table-cell>
        </table:table-row>
        <table:table-row table:style-name="ro1">
          <table:table-cell office:value-type="float" office:value="3641">
            <text:p>3641</text:p>
          </table:table-cell>
          <table:table-cell table:formula="of:=(2^([.A3642]/8192)-1)*8192" office:value-type="float" office:value="2955.6964850047">
            <text:p>2956</text:p>
          </table:table-cell>
        </table:table-row>
        <table:table-row table:style-name="ro1">
          <table:table-cell office:value-type="float" office:value="3642">
            <text:p>3642</text:p>
          </table:table-cell>
          <table:table-cell table:formula="of:=(2^([.A3643]/8192)-1)*8192" office:value-type="float" office:value="2956.63976153038">
            <text:p>2957</text:p>
          </table:table-cell>
        </table:table-row>
        <table:table-row table:style-name="ro1">
          <table:table-cell office:value-type="float" office:value="3643">
            <text:p>3643</text:p>
          </table:table-cell>
          <table:table-cell table:formula="of:=(2^([.A3644]/8192)-1)*8192" office:value-type="float" office:value="2957.58311787262">
            <text:p>2958</text:p>
          </table:table-cell>
        </table:table-row>
        <table:table-row table:style-name="ro1">
          <table:table-cell office:value-type="float" office:value="3644">
            <text:p>3644</text:p>
          </table:table-cell>
          <table:table-cell table:formula="of:=(2^([.A3645]/8192)-1)*8192" office:value-type="float" office:value="2958.52655403815">
            <text:p>2959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table:formula="of:=(2^([.A3646]/8192)-1)*8192" office:value-type="float" office:value="2959.47007003373">
            <text:p>2959</text:p>
          </table:table-cell>
        </table:table-row>
        <table:table-row table:style-name="ro1">
          <table:table-cell office:value-type="float" office:value="3646">
            <text:p>3646</text:p>
          </table:table-cell>
          <table:table-cell table:formula="of:=(2^([.A3647]/8192)-1)*8192" office:value-type="float" office:value="2960.41366586612">
            <text:p>2960</text:p>
          </table:table-cell>
        </table:table-row>
        <table:table-row table:style-name="ro1">
          <table:table-cell office:value-type="float" office:value="3647">
            <text:p>3647</text:p>
          </table:table-cell>
          <table:table-cell table:formula="of:=(2^([.A3648]/8192)-1)*8192" office:value-type="float" office:value="2961.35734154207">
            <text:p>2961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table:formula="of:=(2^([.A3649]/8192)-1)*8192" office:value-type="float" office:value="2962.30109706834">
            <text:p>2962</text:p>
          </table:table-cell>
        </table:table-row>
        <table:table-row table:style-name="ro1">
          <table:table-cell office:value-type="float" office:value="3649">
            <text:p>3649</text:p>
          </table:table-cell>
          <table:table-cell table:formula="of:=(2^([.A3650]/8192)-1)*8192" office:value-type="float" office:value="2963.24493245168">
            <text:p>2963</text:p>
          </table:table-cell>
        </table:table-row>
        <table:table-row table:style-name="ro1">
          <table:table-cell office:value-type="float" office:value="3650">
            <text:p>3650</text:p>
          </table:table-cell>
          <table:table-cell table:formula="of:=(2^([.A3651]/8192)-1)*8192" office:value-type="float" office:value="2964.18884769886">
            <text:p>2964</text:p>
          </table:table-cell>
        </table:table-row>
        <table:table-row table:style-name="ro1">
          <table:table-cell office:value-type="float" office:value="3651">
            <text:p>3651</text:p>
          </table:table-cell>
          <table:table-cell table:formula="of:=(2^([.A3652]/8192)-1)*8192" office:value-type="float" office:value="2965.13284281662">
            <text:p>2965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table:formula="of:=(2^([.A3653]/8192)-1)*8192" office:value-type="float" office:value="2966.07691781174">
            <text:p>2966</text:p>
          </table:table-cell>
        </table:table-row>
        <table:table-row table:style-name="ro1">
          <table:table-cell office:value-type="float" office:value="3653">
            <text:p>3653</text:p>
          </table:table-cell>
          <table:table-cell table:formula="of:=(2^([.A3654]/8192)-1)*8192" office:value-type="float" office:value="2967.02107269096">
            <text:p>2967</text:p>
          </table:table-cell>
        </table:table-row>
        <table:table-row table:style-name="ro1">
          <table:table-cell office:value-type="float" office:value="3654">
            <text:p>3654</text:p>
          </table:table-cell>
          <table:table-cell table:formula="of:=(2^([.A3655]/8192)-1)*8192" office:value-type="float" office:value="2967.96530746105">
            <text:p>2968</text:p>
          </table:table-cell>
        </table:table-row>
        <table:table-row table:style-name="ro1">
          <table:table-cell office:value-type="float" office:value="3655">
            <text:p>3655</text:p>
          </table:table-cell>
          <table:table-cell table:formula="of:=(2^([.A3656]/8192)-1)*8192" office:value-type="float" office:value="2968.90962212876">
            <text:p>2969</text:p>
          </table:table-cell>
        </table:table-row>
        <table:table-row table:style-name="ro1">
          <table:table-cell office:value-type="float" office:value="3656">
            <text:p>3656</text:p>
          </table:table-cell>
          <table:table-cell table:formula="of:=(2^([.A3657]/8192)-1)*8192" office:value-type="float" office:value="2969.85401670086">
            <text:p>2970</text:p>
          </table:table-cell>
        </table:table-row>
        <table:table-row table:style-name="ro1">
          <table:table-cell office:value-type="float" office:value="3657">
            <text:p>3657</text:p>
          </table:table-cell>
          <table:table-cell table:formula="of:=(2^([.A3658]/8192)-1)*8192" office:value-type="float" office:value="2970.79849118412">
            <text:p>2971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table:formula="of:=(2^([.A3659]/8192)-1)*8192" office:value-type="float" office:value="2971.74304558528">
            <text:p>2972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table:formula="of:=(2^([.A3660]/8192)-1)*8192" office:value-type="float" office:value="2972.68767991111">
            <text:p>2973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table:formula="of:=(2^([.A3661]/8192)-1)*8192" office:value-type="float" office:value="2973.63239416838">
            <text:p>2974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table:formula="of:=(2^([.A3662]/8192)-1)*8192" office:value-type="float" office:value="2974.57718836385">
            <text:p>2975</text:p>
          </table:table-cell>
        </table:table-row>
        <table:table-row table:style-name="ro1">
          <table:table-cell office:value-type="float" office:value="3662">
            <text:p>3662</text:p>
          </table:table-cell>
          <table:table-cell table:formula="of:=(2^([.A3663]/8192)-1)*8192" office:value-type="float" office:value="2975.52206250429">
            <text:p>2976</text:p>
          </table:table-cell>
        </table:table-row>
        <table:table-row table:style-name="ro1">
          <table:table-cell office:value-type="float" office:value="3663">
            <text:p>3663</text:p>
          </table:table-cell>
          <table:table-cell table:formula="of:=(2^([.A3664]/8192)-1)*8192" office:value-type="float" office:value="2976.46701659645">
            <text:p>2976</text:p>
          </table:table-cell>
        </table:table-row>
        <table:table-row table:style-name="ro1">
          <table:table-cell office:value-type="float" office:value="3664">
            <text:p>3664</text:p>
          </table:table-cell>
          <table:table-cell table:formula="of:=(2^([.A3665]/8192)-1)*8192" office:value-type="float" office:value="2977.4120506471">
            <text:p>2977</text:p>
          </table:table-cell>
        </table:table-row>
        <table:table-row table:style-name="ro1">
          <table:table-cell office:value-type="float" office:value="3665">
            <text:p>3665</text:p>
          </table:table-cell>
          <table:table-cell table:formula="of:=(2^([.A3666]/8192)-1)*8192" office:value-type="float" office:value="2978.35716466301">
            <text:p>2978</text:p>
          </table:table-cell>
        </table:table-row>
        <table:table-row table:style-name="ro1">
          <table:table-cell office:value-type="float" office:value="3666">
            <text:p>3666</text:p>
          </table:table-cell>
          <table:table-cell table:formula="of:=(2^([.A3667]/8192)-1)*8192" office:value-type="float" office:value="2979.30235865095">
            <text:p>2979</text:p>
          </table:table-cell>
        </table:table-row>
        <table:table-row table:style-name="ro1">
          <table:table-cell office:value-type="float" office:value="3667">
            <text:p>3667</text:p>
          </table:table-cell>
          <table:table-cell table:formula="of:=(2^([.A3668]/8192)-1)*8192" office:value-type="float" office:value="2980.24763261768">
            <text:p>2980</text:p>
          </table:table-cell>
        </table:table-row>
        <table:table-row table:style-name="ro1">
          <table:table-cell office:value-type="float" office:value="3668">
            <text:p>3668</text:p>
          </table:table-cell>
          <table:table-cell table:formula="of:=(2^([.A3669]/8192)-1)*8192" office:value-type="float" office:value="2981.19298656997">
            <text:p>2981</text:p>
          </table:table-cell>
        </table:table-row>
        <table:table-row table:style-name="ro1">
          <table:table-cell office:value-type="float" office:value="3669">
            <text:p>3669</text:p>
          </table:table-cell>
          <table:table-cell table:formula="of:=(2^([.A3670]/8192)-1)*8192" office:value-type="float" office:value="2982.13842051459">
            <text:p>2982</text:p>
          </table:table-cell>
        </table:table-row>
        <table:table-row table:style-name="ro1">
          <table:table-cell office:value-type="float" office:value="3670">
            <text:p>3670</text:p>
          </table:table-cell>
          <table:table-cell table:formula="of:=(2^([.A3671]/8192)-1)*8192" office:value-type="float" office:value="2983.0839344583">
            <text:p>2983</text:p>
          </table:table-cell>
        </table:table-row>
        <table:table-row table:style-name="ro1">
          <table:table-cell office:value-type="float" office:value="3671">
            <text:p>3671</text:p>
          </table:table-cell>
          <table:table-cell table:formula="of:=(2^([.A3672]/8192)-1)*8192" office:value-type="float" office:value="2984.02952840788">
            <text:p>2984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table:formula="of:=(2^([.A3673]/8192)-1)*8192" office:value-type="float" office:value="2984.9752023701">
            <text:p>2985</text:p>
          </table:table-cell>
        </table:table-row>
        <table:table-row table:style-name="ro1">
          <table:table-cell office:value-type="float" office:value="3673">
            <text:p>3673</text:p>
          </table:table-cell>
          <table:table-cell table:formula="of:=(2^([.A3674]/8192)-1)*8192" office:value-type="float" office:value="2985.92095635172">
            <text:p>2986</text:p>
          </table:table-cell>
        </table:table-row>
        <table:table-row table:style-name="ro1">
          <table:table-cell office:value-type="float" office:value="3674">
            <text:p>3674</text:p>
          </table:table-cell>
          <table:table-cell table:formula="of:=(2^([.A3675]/8192)-1)*8192" office:value-type="float" office:value="2986.86679035952">
            <text:p>2987</text:p>
          </table:table-cell>
        </table:table-row>
        <table:table-row table:style-name="ro1">
          <table:table-cell office:value-type="float" office:value="3675">
            <text:p>3675</text:p>
          </table:table-cell>
          <table:table-cell table:formula="of:=(2^([.A3676]/8192)-1)*8192" office:value-type="float" office:value="2987.81270440026">
            <text:p>2988</text:p>
          </table:table-cell>
        </table:table-row>
        <table:table-row table:style-name="ro1">
          <table:table-cell office:value-type="float" office:value="3676">
            <text:p>3676</text:p>
          </table:table-cell>
          <table:table-cell table:formula="of:=(2^([.A3677]/8192)-1)*8192" office:value-type="float" office:value="2988.75869848073">
            <text:p>2989</text:p>
          </table:table-cell>
        </table:table-row>
        <table:table-row table:style-name="ro1">
          <table:table-cell office:value-type="float" office:value="3677">
            <text:p>3677</text:p>
          </table:table-cell>
          <table:table-cell table:formula="of:=(2^([.A3678]/8192)-1)*8192" office:value-type="float" office:value="2989.70477260769">
            <text:p>2990</text:p>
          </table:table-cell>
        </table:table-row>
        <table:table-row table:style-name="ro1">
          <table:table-cell office:value-type="float" office:value="3678">
            <text:p>3678</text:p>
          </table:table-cell>
          <table:table-cell table:formula="of:=(2^([.A3679]/8192)-1)*8192" office:value-type="float" office:value="2990.65092678792">
            <text:p>2991</text:p>
          </table:table-cell>
        </table:table-row>
        <table:table-row table:style-name="ro1">
          <table:table-cell office:value-type="float" office:value="3679">
            <text:p>3679</text:p>
          </table:table-cell>
          <table:table-cell table:formula="of:=(2^([.A3680]/8192)-1)*8192" office:value-type="float" office:value="2991.59716102818">
            <text:p>2992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table:formula="of:=(2^([.A3681]/8192)-1)*8192" office:value-type="float" office:value="2992.54347533527">
            <text:p>2993</text:p>
          </table:table-cell>
        </table:table-row>
        <table:table-row table:style-name="ro1">
          <table:table-cell office:value-type="float" office:value="3681">
            <text:p>3681</text:p>
          </table:table-cell>
          <table:table-cell table:formula="of:=(2^([.A3682]/8192)-1)*8192" office:value-type="float" office:value="2993.48986971594">
            <text:p>2993</text:p>
          </table:table-cell>
        </table:table-row>
        <table:table-row table:style-name="ro1">
          <table:table-cell office:value-type="float" office:value="3682">
            <text:p>3682</text:p>
          </table:table-cell>
          <table:table-cell table:formula="of:=(2^([.A3683]/8192)-1)*8192" office:value-type="float" office:value="2994.43634417697">
            <text:p>2994</text:p>
          </table:table-cell>
        </table:table-row>
        <table:table-row table:style-name="ro1">
          <table:table-cell office:value-type="float" office:value="3683">
            <text:p>3683</text:p>
          </table:table-cell>
          <table:table-cell table:formula="of:=(2^([.A3684]/8192)-1)*8192" office:value-type="float" office:value="2995.38289872515">
            <text:p>2995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table:formula="of:=(2^([.A3685]/8192)-1)*8192" office:value-type="float" office:value="2996.32953336724">
            <text:p>2996</text:p>
          </table:table-cell>
        </table:table-row>
        <table:table-row table:style-name="ro1">
          <table:table-cell office:value-type="float" office:value="3685">
            <text:p>3685</text:p>
          </table:table-cell>
          <table:table-cell table:formula="of:=(2^([.A3686]/8192)-1)*8192" office:value-type="float" office:value="2997.27624811003">
            <text:p>2997</text:p>
          </table:table-cell>
        </table:table-row>
        <table:table-row table:style-name="ro1">
          <table:table-cell office:value-type="float" office:value="3686">
            <text:p>3686</text:p>
          </table:table-cell>
          <table:table-cell table:formula="of:=(2^([.A3687]/8192)-1)*8192" office:value-type="float" office:value="2998.22304296029">
            <text:p>2998</text:p>
          </table:table-cell>
        </table:table-row>
        <table:table-row table:style-name="ro1">
          <table:table-cell office:value-type="float" office:value="3687">
            <text:p>3687</text:p>
          </table:table-cell>
          <table:table-cell table:formula="of:=(2^([.A3688]/8192)-1)*8192" office:value-type="float" office:value="2999.16991792481">
            <text:p>2999</text:p>
          </table:table-cell>
        </table:table-row>
        <table:table-row table:style-name="ro1">
          <table:table-cell office:value-type="float" office:value="3688">
            <text:p>3688</text:p>
          </table:table-cell>
          <table:table-cell table:formula="of:=(2^([.A3689]/8192)-1)*8192" office:value-type="float" office:value="3000.11687301035">
            <text:p>3000</text:p>
          </table:table-cell>
        </table:table-row>
        <table:table-row table:style-name="ro1">
          <table:table-cell office:value-type="float" office:value="3689">
            <text:p>3689</text:p>
          </table:table-cell>
          <table:table-cell table:formula="of:=(2^([.A3690]/8192)-1)*8192" office:value-type="float" office:value="3001.0639082237">
            <text:p>3001</text:p>
          </table:table-cell>
        </table:table-row>
        <table:table-row table:style-name="ro1">
          <table:table-cell office:value-type="float" office:value="3690">
            <text:p>3690</text:p>
          </table:table-cell>
          <table:table-cell table:formula="of:=(2^([.A3691]/8192)-1)*8192" office:value-type="float" office:value="3002.01102357165">
            <text:p>3002</text:p>
          </table:table-cell>
        </table:table-row>
        <table:table-row table:style-name="ro1">
          <table:table-cell office:value-type="float" office:value="3691">
            <text:p>3691</text:p>
          </table:table-cell>
          <table:table-cell table:formula="of:=(2^([.A3692]/8192)-1)*8192" office:value-type="float" office:value="3002.95821906096">
            <text:p>3003</text:p>
          </table:table-cell>
        </table:table-row>
        <table:table-row table:style-name="ro1">
          <table:table-cell office:value-type="float" office:value="3692">
            <text:p>3692</text:p>
          </table:table-cell>
          <table:table-cell table:formula="of:=(2^([.A3693]/8192)-1)*8192" office:value-type="float" office:value="3003.90549469843">
            <text:p>3004</text:p>
          </table:table-cell>
        </table:table-row>
        <table:table-row table:style-name="ro1">
          <table:table-cell office:value-type="float" office:value="3693">
            <text:p>3693</text:p>
          </table:table-cell>
          <table:table-cell table:formula="of:=(2^([.A3694]/8192)-1)*8192" office:value-type="float" office:value="3004.85285049082">
            <text:p>3005</text:p>
          </table:table-cell>
        </table:table-row>
        <table:table-row table:style-name="ro1">
          <table:table-cell office:value-type="float" office:value="3694">
            <text:p>3694</text:p>
          </table:table-cell>
          <table:table-cell table:formula="of:=(2^([.A3695]/8192)-1)*8192" office:value-type="float" office:value="3005.80028644494">
            <text:p>3006</text:p>
          </table:table-cell>
        </table:table-row>
        <table:table-row table:style-name="ro1">
          <table:table-cell office:value-type="float" office:value="3695">
            <text:p>3695</text:p>
          </table:table-cell>
          <table:table-cell table:formula="of:=(2^([.A3696]/8192)-1)*8192" office:value-type="float" office:value="3006.74780256755">
            <text:p>3007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table:formula="of:=(2^([.A3697]/8192)-1)*8192" office:value-type="float" office:value="3007.69539886545">
            <text:p>3008</text:p>
          </table:table-cell>
        </table:table-row>
        <table:table-row table:style-name="ro1">
          <table:table-cell office:value-type="float" office:value="3697">
            <text:p>3697</text:p>
          </table:table-cell>
          <table:table-cell table:formula="of:=(2^([.A3698]/8192)-1)*8192" office:value-type="float" office:value="3008.64307534541">
            <text:p>3009</text:p>
          </table:table-cell>
        </table:table-row>
        <table:table-row table:style-name="ro1">
          <table:table-cell office:value-type="float" office:value="3698">
            <text:p>3698</text:p>
          </table:table-cell>
          <table:table-cell table:formula="of:=(2^([.A3699]/8192)-1)*8192" office:value-type="float" office:value="3009.59083201423">
            <text:p>3010</text:p>
          </table:table-cell>
        </table:table-row>
        <table:table-row table:style-name="ro1">
          <table:table-cell office:value-type="float" office:value="3699">
            <text:p>3699</text:p>
          </table:table-cell>
          <table:table-cell table:formula="of:=(2^([.A3700]/8192)-1)*8192" office:value-type="float" office:value="3010.53866887868">
            <text:p>3011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table:formula="of:=(2^([.A3701]/8192)-1)*8192" office:value-type="float" office:value="3011.48658594555">
            <text:p>3011</text:p>
          </table:table-cell>
        </table:table-row>
        <table:table-row table:style-name="ro1">
          <table:table-cell office:value-type="float" office:value="3701">
            <text:p>3701</text:p>
          </table:table-cell>
          <table:table-cell table:formula="of:=(2^([.A3702]/8192)-1)*8192" office:value-type="float" office:value="3012.43458322164">
            <text:p>3012</text:p>
          </table:table-cell>
        </table:table-row>
        <table:table-row table:style-name="ro1">
          <table:table-cell office:value-type="float" office:value="3702">
            <text:p>3702</text:p>
          </table:table-cell>
          <table:table-cell table:formula="of:=(2^([.A3703]/8192)-1)*8192" office:value-type="float" office:value="3013.38266071372">
            <text:p>3013</text:p>
          </table:table-cell>
        </table:table-row>
        <table:table-row table:style-name="ro1">
          <table:table-cell office:value-type="float" office:value="3703">
            <text:p>3703</text:p>
          </table:table-cell>
          <table:table-cell table:formula="of:=(2^([.A3704]/8192)-1)*8192" office:value-type="float" office:value="3014.33081842858">
            <text:p>3014</text:p>
          </table:table-cell>
        </table:table-row>
        <table:table-row table:style-name="ro1">
          <table:table-cell office:value-type="float" office:value="3704">
            <text:p>3704</text:p>
          </table:table-cell>
          <table:table-cell table:formula="of:=(2^([.A3705]/8192)-1)*8192" office:value-type="float" office:value="3015.27905637302">
            <text:p>3015</text:p>
          </table:table-cell>
        </table:table-row>
        <table:table-row table:style-name="ro1">
          <table:table-cell office:value-type="float" office:value="3705">
            <text:p>3705</text:p>
          </table:table-cell>
          <table:table-cell table:formula="of:=(2^([.A3706]/8192)-1)*8192" office:value-type="float" office:value="3016.22737455381">
            <text:p>3016</text:p>
          </table:table-cell>
        </table:table-row>
        <table:table-row table:style-name="ro1">
          <table:table-cell office:value-type="float" office:value="3706">
            <text:p>3706</text:p>
          </table:table-cell>
          <table:table-cell table:formula="of:=(2^([.A3707]/8192)-1)*8192" office:value-type="float" office:value="3017.17577297776">
            <text:p>3017</text:p>
          </table:table-cell>
        </table:table-row>
        <table:table-row table:style-name="ro1">
          <table:table-cell office:value-type="float" office:value="3707">
            <text:p>3707</text:p>
          </table:table-cell>
          <table:table-cell table:formula="of:=(2^([.A3708]/8192)-1)*8192" office:value-type="float" office:value="3018.12425165164">
            <text:p>3018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table:formula="of:=(2^([.A3709]/8192)-1)*8192" office:value-type="float" office:value="3019.07281058226">
            <text:p>3019</text:p>
          </table:table-cell>
        </table:table-row>
        <table:table-row table:style-name="ro1">
          <table:table-cell office:value-type="float" office:value="3709">
            <text:p>3709</text:p>
          </table:table-cell>
          <table:table-cell table:formula="of:=(2^([.A3710]/8192)-1)*8192" office:value-type="float" office:value="3020.02144977639">
            <text:p>3020</text:p>
          </table:table-cell>
        </table:table-row>
        <table:table-row table:style-name="ro1">
          <table:table-cell office:value-type="float" office:value="3710">
            <text:p>3710</text:p>
          </table:table-cell>
          <table:table-cell table:formula="of:=(2^([.A3711]/8192)-1)*8192" office:value-type="float" office:value="3020.97016924084">
            <text:p>3021</text:p>
          </table:table-cell>
        </table:table-row>
        <table:table-row table:style-name="ro1">
          <table:table-cell office:value-type="float" office:value="3711">
            <text:p>3711</text:p>
          </table:table-cell>
          <table:table-cell table:formula="of:=(2^([.A3712]/8192)-1)*8192" office:value-type="float" office:value="3021.91896898239">
            <text:p>3022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table:formula="of:=(2^([.A3713]/8192)-1)*8192" office:value-type="float" office:value="3022.86784900785">
            <text:p>3023</text:p>
          </table:table-cell>
        </table:table-row>
        <table:table-row table:style-name="ro1">
          <table:table-cell office:value-type="float" office:value="3713">
            <text:p>3713</text:p>
          </table:table-cell>
          <table:table-cell table:formula="of:=(2^([.A3714]/8192)-1)*8192" office:value-type="float" office:value="3023.81680932399">
            <text:p>3024</text:p>
          </table:table-cell>
        </table:table-row>
        <table:table-row table:style-name="ro1">
          <table:table-cell office:value-type="float" office:value="3714">
            <text:p>3714</text:p>
          </table:table-cell>
          <table:table-cell table:formula="of:=(2^([.A3715]/8192)-1)*8192" office:value-type="float" office:value="3024.76584993762">
            <text:p>3025</text:p>
          </table:table-cell>
        </table:table-row>
        <table:table-row table:style-name="ro1">
          <table:table-cell office:value-type="float" office:value="3715">
            <text:p>3715</text:p>
          </table:table-cell>
          <table:table-cell table:formula="of:=(2^([.A3716]/8192)-1)*8192" office:value-type="float" office:value="3025.71497085552">
            <text:p>3026</text:p>
          </table:table-cell>
        </table:table-row>
        <table:table-row table:style-name="ro1">
          <table:table-cell office:value-type="float" office:value="3716">
            <text:p>3716</text:p>
          </table:table-cell>
          <table:table-cell table:formula="of:=(2^([.A3717]/8192)-1)*8192" office:value-type="float" office:value="3026.6641720845">
            <text:p>3027</text:p>
          </table:table-cell>
        </table:table-row>
        <table:table-row table:style-name="ro1">
          <table:table-cell office:value-type="float" office:value="3717">
            <text:p>3717</text:p>
          </table:table-cell>
          <table:table-cell table:formula="of:=(2^([.A3718]/8192)-1)*8192" office:value-type="float" office:value="3027.61345363135">
            <text:p>3028</text:p>
          </table:table-cell>
        </table:table-row>
        <table:table-row table:style-name="ro1">
          <table:table-cell office:value-type="float" office:value="3718">
            <text:p>3718</text:p>
          </table:table-cell>
          <table:table-cell table:formula="of:=(2^([.A3719]/8192)-1)*8192" office:value-type="float" office:value="3028.56281550287">
            <text:p>3029</text:p>
          </table:table-cell>
        </table:table-row>
        <table:table-row table:style-name="ro1">
          <table:table-cell office:value-type="float" office:value="3719">
            <text:p>3719</text:p>
          </table:table-cell>
          <table:table-cell table:formula="of:=(2^([.A3720]/8192)-1)*8192" office:value-type="float" office:value="3029.51225770585">
            <text:p>3030</text:p>
          </table:table-cell>
        </table:table-row>
        <table:table-row table:style-name="ro1">
          <table:table-cell office:value-type="float" office:value="3720">
            <text:p>3720</text:p>
          </table:table-cell>
          <table:table-cell table:formula="of:=(2^([.A3721]/8192)-1)*8192" office:value-type="float" office:value="3030.46178024709">
            <text:p>3030</text:p>
          </table:table-cell>
        </table:table-row>
        <table:table-row table:style-name="ro1">
          <table:table-cell office:value-type="float" office:value="3721">
            <text:p>3721</text:p>
          </table:table-cell>
          <table:table-cell table:formula="of:=(2^([.A3722]/8192)-1)*8192" office:value-type="float" office:value="3031.41138313339">
            <text:p>3031</text:p>
          </table:table-cell>
        </table:table-row>
        <table:table-row table:style-name="ro1">
          <table:table-cell office:value-type="float" office:value="3722">
            <text:p>3722</text:p>
          </table:table-cell>
          <table:table-cell table:formula="of:=(2^([.A3723]/8192)-1)*8192" office:value-type="float" office:value="3032.36106637155">
            <text:p>3032</text:p>
          </table:table-cell>
        </table:table-row>
        <table:table-row table:style-name="ro1">
          <table:table-cell office:value-type="float" office:value="3723">
            <text:p>3723</text:p>
          </table:table-cell>
          <table:table-cell table:formula="of:=(2^([.A3724]/8192)-1)*8192" office:value-type="float" office:value="3033.31082996836">
            <text:p>3033</text:p>
          </table:table-cell>
        </table:table-row>
        <table:table-row table:style-name="ro1">
          <table:table-cell office:value-type="float" office:value="3724">
            <text:p>3724</text:p>
          </table:table-cell>
          <table:table-cell table:formula="of:=(2^([.A3725]/8192)-1)*8192" office:value-type="float" office:value="3034.26067393063">
            <text:p>3034</text:p>
          </table:table-cell>
        </table:table-row>
        <table:table-row table:style-name="ro1">
          <table:table-cell office:value-type="float" office:value="3725">
            <text:p>3725</text:p>
          </table:table-cell>
          <table:table-cell table:formula="of:=(2^([.A3726]/8192)-1)*8192" office:value-type="float" office:value="3035.21059826515">
            <text:p>3035</text:p>
          </table:table-cell>
        </table:table-row>
        <table:table-row table:style-name="ro1">
          <table:table-cell office:value-type="float" office:value="3726">
            <text:p>3726</text:p>
          </table:table-cell>
          <table:table-cell table:formula="of:=(2^([.A3727]/8192)-1)*8192" office:value-type="float" office:value="3036.16060297873">
            <text:p>3036</text:p>
          </table:table-cell>
        </table:table-row>
        <table:table-row table:style-name="ro1">
          <table:table-cell office:value-type="float" office:value="3727">
            <text:p>3727</text:p>
          </table:table-cell>
          <table:table-cell table:formula="of:=(2^([.A3728]/8192)-1)*8192" office:value-type="float" office:value="3037.11068807816">
            <text:p>3037</text:p>
          </table:table-cell>
        </table:table-row>
        <table:table-row table:style-name="ro1">
          <table:table-cell office:value-type="float" office:value="3728">
            <text:p>3728</text:p>
          </table:table-cell>
          <table:table-cell table:formula="of:=(2^([.A3729]/8192)-1)*8192" office:value-type="float" office:value="3038.06085357026">
            <text:p>3038</text:p>
          </table:table-cell>
        </table:table-row>
        <table:table-row table:style-name="ro1">
          <table:table-cell office:value-type="float" office:value="3729">
            <text:p>3729</text:p>
          </table:table-cell>
          <table:table-cell table:formula="of:=(2^([.A3730]/8192)-1)*8192" office:value-type="float" office:value="3039.01109946182">
            <text:p>3039</text:p>
          </table:table-cell>
        </table:table-row>
        <table:table-row table:style-name="ro1">
          <table:table-cell office:value-type="float" office:value="3730">
            <text:p>3730</text:p>
          </table:table-cell>
          <table:table-cell table:formula="of:=(2^([.A3731]/8192)-1)*8192" office:value-type="float" office:value="3039.96142575965">
            <text:p>3040</text:p>
          </table:table-cell>
        </table:table-row>
        <table:table-row table:style-name="ro1">
          <table:table-cell office:value-type="float" office:value="3731">
            <text:p>3731</text:p>
          </table:table-cell>
          <table:table-cell table:formula="of:=(2^([.A3732]/8192)-1)*8192" office:value-type="float" office:value="3040.91183247054">
            <text:p>3041</text:p>
          </table:table-cell>
        </table:table-row>
        <table:table-row table:style-name="ro1">
          <table:table-cell office:value-type="float" office:value="3732">
            <text:p>3732</text:p>
          </table:table-cell>
          <table:table-cell table:formula="of:=(2^([.A3733]/8192)-1)*8192" office:value-type="float" office:value="3041.86231960131">
            <text:p>3042</text:p>
          </table:table-cell>
        </table:table-row>
        <table:table-row table:style-name="ro1">
          <table:table-cell office:value-type="float" office:value="3733">
            <text:p>3733</text:p>
          </table:table-cell>
          <table:table-cell table:formula="of:=(2^([.A3734]/8192)-1)*8192" office:value-type="float" office:value="3042.81288715875">
            <text:p>3043</text:p>
          </table:table-cell>
        </table:table-row>
        <table:table-row table:style-name="ro1">
          <table:table-cell office:value-type="float" office:value="3734">
            <text:p>3734</text:p>
          </table:table-cell>
          <table:table-cell table:formula="of:=(2^([.A3735]/8192)-1)*8192" office:value-type="float" office:value="3043.76353514968">
            <text:p>3044</text:p>
          </table:table-cell>
        </table:table-row>
        <table:table-row table:style-name="ro1">
          <table:table-cell office:value-type="float" office:value="3735">
            <text:p>3735</text:p>
          </table:table-cell>
          <table:table-cell table:formula="of:=(2^([.A3736]/8192)-1)*8192" office:value-type="float" office:value="3044.7142635809">
            <text:p>3045</text:p>
          </table:table-cell>
        </table:table-row>
        <table:table-row table:style-name="ro1">
          <table:table-cell office:value-type="float" office:value="3736">
            <text:p>3736</text:p>
          </table:table-cell>
          <table:table-cell table:formula="of:=(2^([.A3737]/8192)-1)*8192" office:value-type="float" office:value="3045.66507245922">
            <text:p>3046</text:p>
          </table:table-cell>
        </table:table-row>
        <table:table-row table:style-name="ro1">
          <table:table-cell office:value-type="float" office:value="3737">
            <text:p>3737</text:p>
          </table:table-cell>
          <table:table-cell table:formula="of:=(2^([.A3738]/8192)-1)*8192" office:value-type="float" office:value="3046.61596179144">
            <text:p>3047</text:p>
          </table:table-cell>
        </table:table-row>
        <table:table-row table:style-name="ro1">
          <table:table-cell office:value-type="float" office:value="3738">
            <text:p>3738</text:p>
          </table:table-cell>
          <table:table-cell table:formula="of:=(2^([.A3739]/8192)-1)*8192" office:value-type="float" office:value="3047.56693158437">
            <text:p>3048</text:p>
          </table:table-cell>
        </table:table-row>
        <table:table-row table:style-name="ro1">
          <table:table-cell office:value-type="float" office:value="3739">
            <text:p>3739</text:p>
          </table:table-cell>
          <table:table-cell table:formula="of:=(2^([.A3740]/8192)-1)*8192" office:value-type="float" office:value="3048.51798184481">
            <text:p>3049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table:formula="of:=(2^([.A3741]/8192)-1)*8192" office:value-type="float" office:value="3049.46911257959">
            <text:p>3049</text:p>
          </table:table-cell>
        </table:table-row>
        <table:table-row table:style-name="ro1">
          <table:table-cell office:value-type="float" office:value="3741">
            <text:p>3741</text:p>
          </table:table-cell>
          <table:table-cell table:formula="of:=(2^([.A3742]/8192)-1)*8192" office:value-type="float" office:value="3050.42032379551">
            <text:p>3050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table:formula="of:=(2^([.A3743]/8192)-1)*8192" office:value-type="float" office:value="3051.37161549937">
            <text:p>3051</text:p>
          </table:table-cell>
        </table:table-row>
        <table:table-row table:style-name="ro1">
          <table:table-cell office:value-type="float" office:value="3743">
            <text:p>3743</text:p>
          </table:table-cell>
          <table:table-cell table:formula="of:=(2^([.A3744]/8192)-1)*8192" office:value-type="float" office:value="3052.32298769799">
            <text:p>3052</text:p>
          </table:table-cell>
        </table:table-row>
        <table:table-row table:style-name="ro1">
          <table:table-cell office:value-type="float" office:value="3744">
            <text:p>3744</text:p>
          </table:table-cell>
          <table:table-cell table:formula="of:=(2^([.A3745]/8192)-1)*8192" office:value-type="float" office:value="3053.27444039818">
            <text:p>3053</text:p>
          </table:table-cell>
        </table:table-row>
        <table:table-row table:style-name="ro1">
          <table:table-cell office:value-type="float" office:value="3745">
            <text:p>3745</text:p>
          </table:table-cell>
          <table:table-cell table:formula="of:=(2^([.A3746]/8192)-1)*8192" office:value-type="float" office:value="3054.22597360675">
            <text:p>3054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table:formula="of:=(2^([.A3747]/8192)-1)*8192" office:value-type="float" office:value="3055.17758733051">
            <text:p>3055</text:p>
          </table:table-cell>
        </table:table-row>
        <table:table-row table:style-name="ro1">
          <table:table-cell office:value-type="float" office:value="3747">
            <text:p>3747</text:p>
          </table:table-cell>
          <table:table-cell table:formula="of:=(2^([.A3748]/8192)-1)*8192" office:value-type="float" office:value="3056.12928157629">
            <text:p>3056</text:p>
          </table:table-cell>
        </table:table-row>
        <table:table-row table:style-name="ro1">
          <table:table-cell office:value-type="float" office:value="3748">
            <text:p>3748</text:p>
          </table:table-cell>
          <table:table-cell table:formula="of:=(2^([.A3749]/8192)-1)*8192" office:value-type="float" office:value="3057.08105635088">
            <text:p>3057</text:p>
          </table:table-cell>
        </table:table-row>
        <table:table-row table:style-name="ro1">
          <table:table-cell office:value-type="float" office:value="3749">
            <text:p>3749</text:p>
          </table:table-cell>
          <table:table-cell table:formula="of:=(2^([.A3750]/8192)-1)*8192" office:value-type="float" office:value="3058.0329116611">
            <text:p>3058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table:formula="of:=(2^([.A3751]/8192)-1)*8192" office:value-type="float" office:value="3058.98484751378">
            <text:p>3059</text:p>
          </table:table-cell>
        </table:table-row>
        <table:table-row table:style-name="ro1">
          <table:table-cell office:value-type="float" office:value="3751">
            <text:p>3751</text:p>
          </table:table-cell>
          <table:table-cell table:formula="of:=(2^([.A3752]/8192)-1)*8192" office:value-type="float" office:value="3059.93686391571">
            <text:p>3060</text:p>
          </table:table-cell>
        </table:table-row>
        <table:table-row table:style-name="ro1">
          <table:table-cell office:value-type="float" office:value="3752">
            <text:p>3752</text:p>
          </table:table-cell>
          <table:table-cell table:formula="of:=(2^([.A3753]/8192)-1)*8192" office:value-type="float" office:value="3060.88896087373">
            <text:p>3061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table:formula="of:=(2^([.A3754]/8192)-1)*8192" office:value-type="float" office:value="3061.84113839464">
            <text:p>3062</text:p>
          </table:table-cell>
        </table:table-row>
        <table:table-row table:style-name="ro1">
          <table:table-cell office:value-type="float" office:value="3754">
            <text:p>3754</text:p>
          </table:table-cell>
          <table:table-cell table:formula="of:=(2^([.A3755]/8192)-1)*8192" office:value-type="float" office:value="3062.79339648526">
            <text:p>3063</text:p>
          </table:table-cell>
        </table:table-row>
        <table:table-row table:style-name="ro1">
          <table:table-cell office:value-type="float" office:value="3755">
            <text:p>3755</text:p>
          </table:table-cell>
          <table:table-cell table:formula="of:=(2^([.A3756]/8192)-1)*8192" office:value-type="float" office:value="3063.74573515242">
            <text:p>3064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table:formula="of:=(2^([.A3757]/8192)-1)*8192" office:value-type="float" office:value="3064.69815440292">
            <text:p>3065</text:p>
          </table:table-cell>
        </table:table-row>
        <table:table-row table:style-name="ro1">
          <table:table-cell office:value-type="float" office:value="3757">
            <text:p>3757</text:p>
          </table:table-cell>
          <table:table-cell table:formula="of:=(2^([.A3758]/8192)-1)*8192" office:value-type="float" office:value="3065.65065424359">
            <text:p>3066</text:p>
          </table:table-cell>
        </table:table-row>
        <table:table-row table:style-name="ro1">
          <table:table-cell office:value-type="float" office:value="3758">
            <text:p>3758</text:p>
          </table:table-cell>
          <table:table-cell table:formula="of:=(2^([.A3759]/8192)-1)*8192" office:value-type="float" office:value="3066.60323468125">
            <text:p>3067</text:p>
          </table:table-cell>
        </table:table-row>
        <table:table-row table:style-name="ro1">
          <table:table-cell office:value-type="float" office:value="3759">
            <text:p>3759</text:p>
          </table:table-cell>
          <table:table-cell table:formula="of:=(2^([.A3760]/8192)-1)*8192" office:value-type="float" office:value="3067.55589572271">
            <text:p>3068</text:p>
          </table:table-cell>
        </table:table-row>
        <table:table-row table:style-name="ro1">
          <table:table-cell office:value-type="float" office:value="3760">
            <text:p>3760</text:p>
          </table:table-cell>
          <table:table-cell table:formula="of:=(2^([.A3761]/8192)-1)*8192" office:value-type="float" office:value="3068.5086373748">
            <text:p>3069</text:p>
          </table:table-cell>
        </table:table-row>
        <table:table-row table:style-name="ro1">
          <table:table-cell office:value-type="float" office:value="3761">
            <text:p>3761</text:p>
          </table:table-cell>
          <table:table-cell table:formula="of:=(2^([.A3762]/8192)-1)*8192" office:value-type="float" office:value="3069.46145964434">
            <text:p>3069</text:p>
          </table:table-cell>
        </table:table-row>
        <table:table-row table:style-name="ro1">
          <table:table-cell office:value-type="float" office:value="3762">
            <text:p>3762</text:p>
          </table:table-cell>
          <table:table-cell table:formula="of:=(2^([.A3763]/8192)-1)*8192" office:value-type="float" office:value="3070.41436253815">
            <text:p>3070</text:p>
          </table:table-cell>
        </table:table-row>
        <table:table-row table:style-name="ro1">
          <table:table-cell office:value-type="float" office:value="3763">
            <text:p>3763</text:p>
          </table:table-cell>
          <table:table-cell table:formula="of:=(2^([.A3764]/8192)-1)*8192" office:value-type="float" office:value="3071.36734606304">
            <text:p>3071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table:formula="of:=(2^([.A3765]/8192)-1)*8192" office:value-type="float" office:value="3072.32041022585">
            <text:p>3072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table:formula="of:=(2^([.A3766]/8192)-1)*8192" office:value-type="float" office:value="3073.2735550334">
            <text:p>3073</text:p>
          </table:table-cell>
        </table:table-row>
        <table:table-row table:style-name="ro1">
          <table:table-cell office:value-type="float" office:value="3766">
            <text:p>3766</text:p>
          </table:table-cell>
          <table:table-cell table:formula="of:=(2^([.A3767]/8192)-1)*8192" office:value-type="float" office:value="3074.22678049251">
            <text:p>3074</text:p>
          </table:table-cell>
        </table:table-row>
        <table:table-row table:style-name="ro1">
          <table:table-cell office:value-type="float" office:value="3767">
            <text:p>3767</text:p>
          </table:table-cell>
          <table:table-cell table:formula="of:=(2^([.A3768]/8192)-1)*8192" office:value-type="float" office:value="3075.18008661">
            <text:p>3075</text:p>
          </table:table-cell>
        </table:table-row>
        <table:table-row table:style-name="ro1">
          <table:table-cell office:value-type="float" office:value="3768">
            <text:p>3768</text:p>
          </table:table-cell>
          <table:table-cell table:formula="of:=(2^([.A3769]/8192)-1)*8192" office:value-type="float" office:value="3076.13347339271">
            <text:p>3076</text:p>
          </table:table-cell>
        </table:table-row>
        <table:table-row table:style-name="ro1">
          <table:table-cell office:value-type="float" office:value="3769">
            <text:p>3769</text:p>
          </table:table-cell>
          <table:table-cell table:formula="of:=(2^([.A3770]/8192)-1)*8192" office:value-type="float" office:value="3077.08694084745">
            <text:p>3077</text:p>
          </table:table-cell>
        </table:table-row>
        <table:table-row table:style-name="ro1">
          <table:table-cell office:value-type="float" office:value="3770">
            <text:p>3770</text:p>
          </table:table-cell>
          <table:table-cell table:formula="of:=(2^([.A3771]/8192)-1)*8192" office:value-type="float" office:value="3078.04048898105">
            <text:p>3078</text:p>
          </table:table-cell>
        </table:table-row>
        <table:table-row table:style-name="ro1">
          <table:table-cell office:value-type="float" office:value="3771">
            <text:p>3771</text:p>
          </table:table-cell>
          <table:table-cell table:formula="of:=(2^([.A3772]/8192)-1)*8192" office:value-type="float" office:value="3078.99411780034">
            <text:p>3079</text:p>
          </table:table-cell>
        </table:table-row>
        <table:table-row table:style-name="ro1">
          <table:table-cell office:value-type="float" office:value="3772">
            <text:p>3772</text:p>
          </table:table-cell>
          <table:table-cell table:formula="of:=(2^([.A3773]/8192)-1)*8192" office:value-type="float" office:value="3079.94782731215">
            <text:p>3080</text:p>
          </table:table-cell>
        </table:table-row>
        <table:table-row table:style-name="ro1">
          <table:table-cell office:value-type="float" office:value="3773">
            <text:p>3773</text:p>
          </table:table-cell>
          <table:table-cell table:formula="of:=(2^([.A3774]/8192)-1)*8192" office:value-type="float" office:value="3080.9016175233">
            <text:p>3081</text:p>
          </table:table-cell>
        </table:table-row>
        <table:table-row table:style-name="ro1">
          <table:table-cell office:value-type="float" office:value="3774">
            <text:p>3774</text:p>
          </table:table-cell>
          <table:table-cell table:formula="of:=(2^([.A3775]/8192)-1)*8192" office:value-type="float" office:value="3081.85548844063">
            <text:p>3082</text:p>
          </table:table-cell>
        </table:table-row>
        <table:table-row table:style-name="ro1">
          <table:table-cell office:value-type="float" office:value="3775">
            <text:p>3775</text:p>
          </table:table-cell>
          <table:table-cell table:formula="of:=(2^([.A3776]/8192)-1)*8192" office:value-type="float" office:value="3082.80944007095">
            <text:p>3083</text:p>
          </table:table-cell>
        </table:table-row>
        <table:table-row table:style-name="ro1">
          <table:table-cell office:value-type="float" office:value="3776">
            <text:p>3776</text:p>
          </table:table-cell>
          <table:table-cell table:formula="of:=(2^([.A3777]/8192)-1)*8192" office:value-type="float" office:value="3083.76347242111">
            <text:p>3084</text:p>
          </table:table-cell>
        </table:table-row>
        <table:table-row table:style-name="ro1">
          <table:table-cell office:value-type="float" office:value="3777">
            <text:p>3777</text:p>
          </table:table-cell>
          <table:table-cell table:formula="of:=(2^([.A3778]/8192)-1)*8192" office:value-type="float" office:value="3084.71758549793">
            <text:p>3085</text:p>
          </table:table-cell>
        </table:table-row>
        <table:table-row table:style-name="ro1">
          <table:table-cell office:value-type="float" office:value="3778">
            <text:p>3778</text:p>
          </table:table-cell>
          <table:table-cell table:formula="of:=(2^([.A3779]/8192)-1)*8192" office:value-type="float" office:value="3085.67177930824">
            <text:p>3086</text:p>
          </table:table-cell>
        </table:table-row>
        <table:table-row table:style-name="ro1">
          <table:table-cell office:value-type="float" office:value="3779">
            <text:p>3779</text:p>
          </table:table-cell>
          <table:table-cell table:formula="of:=(2^([.A3780]/8192)-1)*8192" office:value-type="float" office:value="3086.62605385888">
            <text:p>3087</text:p>
          </table:table-cell>
        </table:table-row>
        <table:table-row table:style-name="ro1">
          <table:table-cell office:value-type="float" office:value="3780">
            <text:p>3780</text:p>
          </table:table-cell>
          <table:table-cell table:formula="of:=(2^([.A3781]/8192)-1)*8192" office:value-type="float" office:value="3087.58040915667">
            <text:p>3088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table:formula="of:=(2^([.A3782]/8192)-1)*8192" office:value-type="float" office:value="3088.53484520845">
            <text:p>3089</text:p>
          </table:table-cell>
        </table:table-row>
        <table:table-row table:style-name="ro1">
          <table:table-cell office:value-type="float" office:value="3782">
            <text:p>3782</text:p>
          </table:table-cell>
          <table:table-cell table:formula="of:=(2^([.A3783]/8192)-1)*8192" office:value-type="float" office:value="3089.48936202104">
            <text:p>3089</text:p>
          </table:table-cell>
        </table:table-row>
        <table:table-row table:style-name="ro1">
          <table:table-cell office:value-type="float" office:value="3783">
            <text:p>3783</text:p>
          </table:table-cell>
          <table:table-cell table:formula="of:=(2^([.A3784]/8192)-1)*8192" office:value-type="float" office:value="3090.4439596013">
            <text:p>3090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table:formula="of:=(2^([.A3785]/8192)-1)*8192" office:value-type="float" office:value="3091.39863795604">
            <text:p>3091</text:p>
          </table:table-cell>
        </table:table-row>
        <table:table-row table:style-name="ro1">
          <table:table-cell office:value-type="float" office:value="3785">
            <text:p>3785</text:p>
          </table:table-cell>
          <table:table-cell table:formula="of:=(2^([.A3786]/8192)-1)*8192" office:value-type="float" office:value="3092.35339709211">
            <text:p>3092</text:p>
          </table:table-cell>
        </table:table-row>
        <table:table-row table:style-name="ro1">
          <table:table-cell office:value-type="float" office:value="3786">
            <text:p>3786</text:p>
          </table:table-cell>
          <table:table-cell table:formula="of:=(2^([.A3787]/8192)-1)*8192" office:value-type="float" office:value="3093.30823701634">
            <text:p>3093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table:formula="of:=(2^([.A3788]/8192)-1)*8192" office:value-type="float" office:value="3094.26315773556">
            <text:p>3094</text:p>
          </table:table-cell>
        </table:table-row>
        <table:table-row table:style-name="ro1">
          <table:table-cell office:value-type="float" office:value="3788">
            <text:p>3788</text:p>
          </table:table-cell>
          <table:table-cell table:formula="of:=(2^([.A3789]/8192)-1)*8192" office:value-type="float" office:value="3095.21815925662">
            <text:p>3095</text:p>
          </table:table-cell>
        </table:table-row>
        <table:table-row table:style-name="ro1">
          <table:table-cell office:value-type="float" office:value="3789">
            <text:p>3789</text:p>
          </table:table-cell>
          <table:table-cell table:formula="of:=(2^([.A3790]/8192)-1)*8192" office:value-type="float" office:value="3096.17324158634">
            <text:p>3096</text:p>
          </table:table-cell>
        </table:table-row>
        <table:table-row table:style-name="ro1">
          <table:table-cell office:value-type="float" office:value="3790">
            <text:p>3790</text:p>
          </table:table-cell>
          <table:table-cell table:formula="of:=(2^([.A3791]/8192)-1)*8192" office:value-type="float" office:value="3097.12840473157">
            <text:p>3097</text:p>
          </table:table-cell>
        </table:table-row>
        <table:table-row table:style-name="ro1">
          <table:table-cell office:value-type="float" office:value="3791">
            <text:p>3791</text:p>
          </table:table-cell>
          <table:table-cell table:formula="of:=(2^([.A3792]/8192)-1)*8192" office:value-type="float" office:value="3098.08364869915">
            <text:p>3098</text:p>
          </table:table-cell>
        </table:table-row>
        <table:table-row table:style-name="ro1">
          <table:table-cell office:value-type="float" office:value="3792">
            <text:p>3792</text:p>
          </table:table-cell>
          <table:table-cell table:formula="of:=(2^([.A3793]/8192)-1)*8192" office:value-type="float" office:value="3099.03897349591">
            <text:p>3099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table:formula="of:=(2^([.A3794]/8192)-1)*8192" office:value-type="float" office:value="3099.99437912869">
            <text:p>3100</text:p>
          </table:table-cell>
        </table:table-row>
        <table:table-row table:style-name="ro1">
          <table:table-cell office:value-type="float" office:value="3794">
            <text:p>3794</text:p>
          </table:table-cell>
          <table:table-cell table:formula="of:=(2^([.A3795]/8192)-1)*8192" office:value-type="float" office:value="3100.94986560434">
            <text:p>3101</text:p>
          </table:table-cell>
        </table:table-row>
        <table:table-row table:style-name="ro1">
          <table:table-cell office:value-type="float" office:value="3795">
            <text:p>3795</text:p>
          </table:table-cell>
          <table:table-cell table:formula="of:=(2^([.A3796]/8192)-1)*8192" office:value-type="float" office:value="3101.90543292969">
            <text:p>3102</text:p>
          </table:table-cell>
        </table:table-row>
        <table:table-row table:style-name="ro1">
          <table:table-cell office:value-type="float" office:value="3796">
            <text:p>3796</text:p>
          </table:table-cell>
          <table:table-cell table:formula="of:=(2^([.A3797]/8192)-1)*8192" office:value-type="float" office:value="3102.86108111158">
            <text:p>3103</text:p>
          </table:table-cell>
        </table:table-row>
        <table:table-row table:style-name="ro1">
          <table:table-cell office:value-type="float" office:value="3797">
            <text:p>3797</text:p>
          </table:table-cell>
          <table:table-cell table:formula="of:=(2^([.A3798]/8192)-1)*8192" office:value-type="float" office:value="3103.81681015687">
            <text:p>3104</text:p>
          </table:table-cell>
        </table:table-row>
        <table:table-row table:style-name="ro1">
          <table:table-cell office:value-type="float" office:value="3798">
            <text:p>3798</text:p>
          </table:table-cell>
          <table:table-cell table:formula="of:=(2^([.A3799]/8192)-1)*8192" office:value-type="float" office:value="3104.77262007238">
            <text:p>3105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table:formula="of:=(2^([.A3800]/8192)-1)*8192" office:value-type="float" office:value="3105.72851086497">
            <text:p>3106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table:formula="of:=(2^([.A3801]/8192)-1)*8192" office:value-type="float" office:value="3106.68448254147">
            <text:p>3107</text:p>
          </table:table-cell>
        </table:table-row>
        <table:table-row table:style-name="ro1">
          <table:table-cell office:value-type="float" office:value="3801">
            <text:p>3801</text:p>
          </table:table-cell>
          <table:table-cell table:formula="of:=(2^([.A3802]/8192)-1)*8192" office:value-type="float" office:value="3107.64053510873">
            <text:p>3108</text:p>
          </table:table-cell>
        </table:table-row>
        <table:table-row table:style-name="ro1">
          <table:table-cell office:value-type="float" office:value="3802">
            <text:p>3802</text:p>
          </table:table-cell>
          <table:table-cell table:formula="of:=(2^([.A3803]/8192)-1)*8192" office:value-type="float" office:value="3108.5966685736">
            <text:p>3109</text:p>
          </table:table-cell>
        </table:table-row>
        <table:table-row table:style-name="ro1">
          <table:table-cell office:value-type="float" office:value="3803">
            <text:p>3803</text:p>
          </table:table-cell>
          <table:table-cell table:formula="of:=(2^([.A3804]/8192)-1)*8192" office:value-type="float" office:value="3109.55288294291">
            <text:p>3110</text:p>
          </table:table-cell>
        </table:table-row>
        <table:table-row table:style-name="ro1">
          <table:table-cell office:value-type="float" office:value="3804">
            <text:p>3804</text:p>
          </table:table-cell>
          <table:table-cell table:formula="of:=(2^([.A3805]/8192)-1)*8192" office:value-type="float" office:value="3110.50917822353">
            <text:p>3111</text:p>
          </table:table-cell>
        </table:table-row>
        <table:table-row table:style-name="ro1">
          <table:table-cell office:value-type="float" office:value="3805">
            <text:p>3805</text:p>
          </table:table-cell>
          <table:table-cell table:formula="of:=(2^([.A3806]/8192)-1)*8192" office:value-type="float" office:value="3111.46555442228">
            <text:p>3111</text:p>
          </table:table-cell>
        </table:table-row>
        <table:table-row table:style-name="ro1">
          <table:table-cell office:value-type="float" office:value="3806">
            <text:p>3806</text:p>
          </table:table-cell>
          <table:table-cell table:formula="of:=(2^([.A3807]/8192)-1)*8192" office:value-type="float" office:value="3112.42201154602">
            <text:p>3112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table:formula="of:=(2^([.A3808]/8192)-1)*8192" office:value-type="float" office:value="3113.3785496016">
            <text:p>3113</text:p>
          </table:table-cell>
        </table:table-row>
        <table:table-row table:style-name="ro1">
          <table:table-cell office:value-type="float" office:value="3808">
            <text:p>3808</text:p>
          </table:table-cell>
          <table:table-cell table:formula="of:=(2^([.A3809]/8192)-1)*8192" office:value-type="float" office:value="3114.33516859587">
            <text:p>3114</text:p>
          </table:table-cell>
        </table:table-row>
        <table:table-row table:style-name="ro1">
          <table:table-cell office:value-type="float" office:value="3809">
            <text:p>3809</text:p>
          </table:table-cell>
          <table:table-cell table:formula="of:=(2^([.A3810]/8192)-1)*8192" office:value-type="float" office:value="3115.29186853567">
            <text:p>3115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table:formula="of:=(2^([.A3811]/8192)-1)*8192" office:value-type="float" office:value="3116.24864942785">
            <text:p>3116</text:p>
          </table:table-cell>
        </table:table-row>
        <table:table-row table:style-name="ro1">
          <table:table-cell office:value-type="float" office:value="3811">
            <text:p>3811</text:p>
          </table:table-cell>
          <table:table-cell table:formula="of:=(2^([.A3812]/8192)-1)*8192" office:value-type="float" office:value="3117.20551127927">
            <text:p>3117</text:p>
          </table:table-cell>
        </table:table-row>
        <table:table-row table:style-name="ro1">
          <table:table-cell office:value-type="float" office:value="3812">
            <text:p>3812</text:p>
          </table:table-cell>
          <table:table-cell table:formula="of:=(2^([.A3813]/8192)-1)*8192" office:value-type="float" office:value="3118.16245409677">
            <text:p>3118</text:p>
          </table:table-cell>
        </table:table-row>
        <table:table-row table:style-name="ro1">
          <table:table-cell office:value-type="float" office:value="3813">
            <text:p>3813</text:p>
          </table:table-cell>
          <table:table-cell table:formula="of:=(2^([.A3814]/8192)-1)*8192" office:value-type="float" office:value="3119.1194778872">
            <text:p>3119</text:p>
          </table:table-cell>
        </table:table-row>
        <table:table-row table:style-name="ro1">
          <table:table-cell office:value-type="float" office:value="3814">
            <text:p>3814</text:p>
          </table:table-cell>
          <table:table-cell table:formula="of:=(2^([.A3815]/8192)-1)*8192" office:value-type="float" office:value="3120.07658265742">
            <text:p>3120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table:formula="of:=(2^([.A3816]/8192)-1)*8192" office:value-type="float" office:value="3121.03376841427">
            <text:p>3121</text:p>
          </table:table-cell>
        </table:table-row>
        <table:table-row table:style-name="ro1">
          <table:table-cell office:value-type="float" office:value="3816">
            <text:p>3816</text:p>
          </table:table-cell>
          <table:table-cell table:formula="of:=(2^([.A3817]/8192)-1)*8192" office:value-type="float" office:value="3121.99103516462">
            <text:p>3122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table:formula="of:=(2^([.A3818]/8192)-1)*8192" office:value-type="float" office:value="3122.94838291531">
            <text:p>3123</text:p>
          </table:table-cell>
        </table:table-row>
        <table:table-row table:style-name="ro1">
          <table:table-cell office:value-type="float" office:value="3818">
            <text:p>3818</text:p>
          </table:table-cell>
          <table:table-cell table:formula="of:=(2^([.A3819]/8192)-1)*8192" office:value-type="float" office:value="3123.9058116732">
            <text:p>3124</text:p>
          </table:table-cell>
        </table:table-row>
        <table:table-row table:style-name="ro1">
          <table:table-cell office:value-type="float" office:value="3819">
            <text:p>3819</text:p>
          </table:table-cell>
          <table:table-cell table:formula="of:=(2^([.A3820]/8192)-1)*8192" office:value-type="float" office:value="3124.86332144515">
            <text:p>3125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table:formula="of:=(2^([.A3821]/8192)-1)*8192" office:value-type="float" office:value="3125.820912238">
            <text:p>3126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table:formula="of:=(2^([.A3822]/8192)-1)*8192" office:value-type="float" office:value="3126.77858405862">
            <text:p>3127</text:p>
          </table:table-cell>
        </table:table-row>
        <table:table-row table:style-name="ro1">
          <table:table-cell office:value-type="float" office:value="3822">
            <text:p>3822</text:p>
          </table:table-cell>
          <table:table-cell table:formula="of:=(2^([.A3823]/8192)-1)*8192" office:value-type="float" office:value="3127.73633691385">
            <text:p>3128</text:p>
          </table:table-cell>
        </table:table-row>
        <table:table-row table:style-name="ro1">
          <table:table-cell office:value-type="float" office:value="3823">
            <text:p>3823</text:p>
          </table:table-cell>
          <table:table-cell table:formula="of:=(2^([.A3824]/8192)-1)*8192" office:value-type="float" office:value="3128.69417081056">
            <text:p>3129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table:formula="of:=(2^([.A3825]/8192)-1)*8192" office:value-type="float" office:value="3129.65208575561">
            <text:p>3130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table:formula="of:=(2^([.A3826]/8192)-1)*8192" office:value-type="float" office:value="3130.61008175585">
            <text:p>3131</text:p>
          </table:table-cell>
        </table:table-row>
        <table:table-row table:style-name="ro1">
          <table:table-cell office:value-type="float" office:value="3826">
            <text:p>3826</text:p>
          </table:table-cell>
          <table:table-cell table:formula="of:=(2^([.A3827]/8192)-1)*8192" office:value-type="float" office:value="3131.56815881814">
            <text:p>3132</text:p>
          </table:table-cell>
        </table:table-row>
        <table:table-row table:style-name="ro1">
          <table:table-cell office:value-type="float" office:value="3827">
            <text:p>3827</text:p>
          </table:table-cell>
          <table:table-cell table:formula="of:=(2^([.A3828]/8192)-1)*8192" office:value-type="float" office:value="3132.52631694934">
            <text:p>3133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table:formula="of:=(2^([.A3829]/8192)-1)*8192" office:value-type="float" office:value="3133.48455615631">
            <text:p>3133</text:p>
          </table:table-cell>
        </table:table-row>
        <table:table-row table:style-name="ro1">
          <table:table-cell office:value-type="float" office:value="3829">
            <text:p>3829</text:p>
          </table:table-cell>
          <table:table-cell table:formula="of:=(2^([.A3830]/8192)-1)*8192" office:value-type="float" office:value="3134.4428764459">
            <text:p>3134</text:p>
          </table:table-cell>
        </table:table-row>
        <table:table-row table:style-name="ro1">
          <table:table-cell office:value-type="float" office:value="3830">
            <text:p>3830</text:p>
          </table:table-cell>
          <table:table-cell table:formula="of:=(2^([.A3831]/8192)-1)*8192" office:value-type="float" office:value="3135.40127782499">
            <text:p>3135</text:p>
          </table:table-cell>
        </table:table-row>
        <table:table-row table:style-name="ro1">
          <table:table-cell office:value-type="float" office:value="3831">
            <text:p>3831</text:p>
          </table:table-cell>
          <table:table-cell table:formula="of:=(2^([.A3832]/8192)-1)*8192" office:value-type="float" office:value="3136.35976030044">
            <text:p>3136</text:p>
          </table:table-cell>
        </table:table-row>
        <table:table-row table:style-name="ro1">
          <table:table-cell office:value-type="float" office:value="3832">
            <text:p>3832</text:p>
          </table:table-cell>
          <table:table-cell table:formula="of:=(2^([.A3833]/8192)-1)*8192" office:value-type="float" office:value="3137.31832387909">
            <text:p>3137</text:p>
          </table:table-cell>
        </table:table-row>
        <table:table-row table:style-name="ro1">
          <table:table-cell office:value-type="float" office:value="3833">
            <text:p>3833</text:p>
          </table:table-cell>
          <table:table-cell table:formula="of:=(2^([.A3834]/8192)-1)*8192" office:value-type="float" office:value="3138.27696856783">
            <text:p>3138</text:p>
          </table:table-cell>
        </table:table-row>
        <table:table-row table:style-name="ro1">
          <table:table-cell office:value-type="float" office:value="3834">
            <text:p>3834</text:p>
          </table:table-cell>
          <table:table-cell table:formula="of:=(2^([.A3835]/8192)-1)*8192" office:value-type="float" office:value="3139.2356943735">
            <text:p>3139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table:formula="of:=(2^([.A3836]/8192)-1)*8192" office:value-type="float" office:value="3140.19450130298">
            <text:p>3140</text:p>
          </table:table-cell>
        </table:table-row>
        <table:table-row table:style-name="ro1">
          <table:table-cell office:value-type="float" office:value="3836">
            <text:p>3836</text:p>
          </table:table-cell>
          <table:table-cell table:formula="of:=(2^([.A3837]/8192)-1)*8192" office:value-type="float" office:value="3141.15338936313">
            <text:p>3141</text:p>
          </table:table-cell>
        </table:table-row>
        <table:table-row table:style-name="ro1">
          <table:table-cell office:value-type="float" office:value="3837">
            <text:p>3837</text:p>
          </table:table-cell>
          <table:table-cell table:formula="of:=(2^([.A3838]/8192)-1)*8192" office:value-type="float" office:value="3142.11235856081">
            <text:p>3142</text:p>
          </table:table-cell>
        </table:table-row>
        <table:table-row table:style-name="ro1">
          <table:table-cell office:value-type="float" office:value="3838">
            <text:p>3838</text:p>
          </table:table-cell>
          <table:table-cell table:formula="of:=(2^([.A3839]/8192)-1)*8192" office:value-type="float" office:value="3143.07140890289">
            <text:p>3143</text:p>
          </table:table-cell>
        </table:table-row>
        <table:table-row table:style-name="ro1">
          <table:table-cell office:value-type="float" office:value="3839">
            <text:p>3839</text:p>
          </table:table-cell>
          <table:table-cell table:formula="of:=(2^([.A3840]/8192)-1)*8192" office:value-type="float" office:value="3144.03054039623">
            <text:p>3144</text:p>
          </table:table-cell>
        </table:table-row>
        <table:table-row table:style-name="ro1">
          <table:table-cell office:value-type="float" office:value="3840">
            <text:p>3840</text:p>
          </table:table-cell>
          <table:table-cell table:formula="of:=(2^([.A3841]/8192)-1)*8192" office:value-type="float" office:value="3144.98975304771">
            <text:p>3145</text:p>
          </table:table-cell>
        </table:table-row>
        <table:table-row table:style-name="ro1">
          <table:table-cell office:value-type="float" office:value="3841">
            <text:p>3841</text:p>
          </table:table-cell>
          <table:table-cell table:formula="of:=(2^([.A3842]/8192)-1)*8192" office:value-type="float" office:value="3145.94904686419">
            <text:p>3146</text:p>
          </table:table-cell>
        </table:table-row>
        <table:table-row table:style-name="ro1">
          <table:table-cell office:value-type="float" office:value="3842">
            <text:p>3842</text:p>
          </table:table-cell>
          <table:table-cell table:formula="of:=(2^([.A3843]/8192)-1)*8192" office:value-type="float" office:value="3146.90842185253">
            <text:p>3147</text:p>
          </table:table-cell>
        </table:table-row>
        <table:table-row table:style-name="ro1">
          <table:table-cell office:value-type="float" office:value="3843">
            <text:p>3843</text:p>
          </table:table-cell>
          <table:table-cell table:formula="of:=(2^([.A3844]/8192)-1)*8192" office:value-type="float" office:value="3147.86787801961">
            <text:p>3148</text:p>
          </table:table-cell>
        </table:table-row>
        <table:table-row table:style-name="ro1">
          <table:table-cell office:value-type="float" office:value="3844">
            <text:p>3844</text:p>
          </table:table-cell>
          <table:table-cell table:formula="of:=(2^([.A3845]/8192)-1)*8192" office:value-type="float" office:value="3148.82741537229">
            <text:p>3149</text:p>
          </table:table-cell>
        </table:table-row>
        <table:table-row table:style-name="ro1">
          <table:table-cell office:value-type="float" office:value="3845">
            <text:p>3845</text:p>
          </table:table-cell>
          <table:table-cell table:formula="of:=(2^([.A3846]/8192)-1)*8192" office:value-type="float" office:value="3149.78703391745">
            <text:p>3150</text:p>
          </table:table-cell>
        </table:table-row>
        <table:table-row table:style-name="ro1">
          <table:table-cell office:value-type="float" office:value="3846">
            <text:p>3846</text:p>
          </table:table-cell>
          <table:table-cell table:formula="of:=(2^([.A3847]/8192)-1)*8192" office:value-type="float" office:value="3150.74673366196">
            <text:p>3151</text:p>
          </table:table-cell>
        </table:table-row>
        <table:table-row table:style-name="ro1">
          <table:table-cell office:value-type="float" office:value="3847">
            <text:p>3847</text:p>
          </table:table-cell>
          <table:table-cell table:formula="of:=(2^([.A3848]/8192)-1)*8192" office:value-type="float" office:value="3151.70651461267">
            <text:p>3152</text:p>
          </table:table-cell>
        </table:table-row>
        <table:table-row table:style-name="ro1">
          <table:table-cell office:value-type="float" office:value="3848">
            <text:p>3848</text:p>
          </table:table-cell>
          <table:table-cell table:formula="of:=(2^([.A3849]/8192)-1)*8192" office:value-type="float" office:value="3152.66637677648">
            <text:p>3153</text:p>
          </table:table-cell>
        </table:table-row>
        <table:table-row table:style-name="ro1">
          <table:table-cell office:value-type="float" office:value="3849">
            <text:p>3849</text:p>
          </table:table-cell>
          <table:table-cell table:formula="of:=(2^([.A3850]/8192)-1)*8192" office:value-type="float" office:value="3153.62632016024">
            <text:p>3154</text:p>
          </table:table-cell>
        </table:table-row>
        <table:table-row table:style-name="ro1">
          <table:table-cell office:value-type="float" office:value="3850">
            <text:p>3850</text:p>
          </table:table-cell>
          <table:table-cell table:formula="of:=(2^([.A3851]/8192)-1)*8192" office:value-type="float" office:value="3154.58634477084">
            <text:p>3155</text:p>
          </table:table-cell>
        </table:table-row>
        <table:table-row table:style-name="ro1">
          <table:table-cell office:value-type="float" office:value="3851">
            <text:p>3851</text:p>
          </table:table-cell>
          <table:table-cell table:formula="of:=(2^([.A3852]/8192)-1)*8192" office:value-type="float" office:value="3155.54645061513">
            <text:p>3156</text:p>
          </table:table-cell>
        </table:table-row>
        <table:table-row table:style-name="ro1">
          <table:table-cell office:value-type="float" office:value="3852">
            <text:p>3852</text:p>
          </table:table-cell>
          <table:table-cell table:formula="of:=(2^([.A3853]/8192)-1)*8192" office:value-type="float" office:value="3156.50663770001">
            <text:p>3157</text:p>
          </table:table-cell>
        </table:table-row>
        <table:table-row table:style-name="ro1">
          <table:table-cell office:value-type="float" office:value="3853">
            <text:p>3853</text:p>
          </table:table-cell>
          <table:table-cell table:formula="of:=(2^([.A3854]/8192)-1)*8192" office:value-type="float" office:value="3157.46690603234">
            <text:p>3157</text:p>
          </table:table-cell>
        </table:table-row>
        <table:table-row table:style-name="ro1">
          <table:table-cell office:value-type="float" office:value="3854">
            <text:p>3854</text:p>
          </table:table-cell>
          <table:table-cell table:formula="of:=(2^([.A3855]/8192)-1)*8192" office:value-type="float" office:value="3158.427255619">
            <text:p>3158</text:p>
          </table:table-cell>
        </table:table-row>
        <table:table-row table:style-name="ro1">
          <table:table-cell office:value-type="float" office:value="3855">
            <text:p>3855</text:p>
          </table:table-cell>
          <table:table-cell table:formula="of:=(2^([.A3856]/8192)-1)*8192" office:value-type="float" office:value="3159.38768646685">
            <text:p>3159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table:formula="of:=(2^([.A3857]/8192)-1)*8192" office:value-type="float" office:value="3160.34819858279">
            <text:p>3160</text:p>
          </table:table-cell>
        </table:table-row>
        <table:table-row table:style-name="ro1">
          <table:table-cell office:value-type="float" office:value="3857">
            <text:p>3857</text:p>
          </table:table-cell>
          <table:table-cell table:formula="of:=(2^([.A3858]/8192)-1)*8192" office:value-type="float" office:value="3161.30879197368">
            <text:p>3161</text:p>
          </table:table-cell>
        </table:table-row>
        <table:table-row table:style-name="ro1">
          <table:table-cell office:value-type="float" office:value="3858">
            <text:p>3858</text:p>
          </table:table-cell>
          <table:table-cell table:formula="of:=(2^([.A3859]/8192)-1)*8192" office:value-type="float" office:value="3162.26946664641">
            <text:p>3162</text:p>
          </table:table-cell>
        </table:table-row>
        <table:table-row table:style-name="ro1">
          <table:table-cell office:value-type="float" office:value="3859">
            <text:p>3859</text:p>
          </table:table-cell>
          <table:table-cell table:formula="of:=(2^([.A3860]/8192)-1)*8192" office:value-type="float" office:value="3163.23022260784">
            <text:p>3163</text:p>
          </table:table-cell>
        </table:table-row>
        <table:table-row table:style-name="ro1">
          <table:table-cell office:value-type="float" office:value="3860">
            <text:p>3860</text:p>
          </table:table-cell>
          <table:table-cell table:formula="of:=(2^([.A3861]/8192)-1)*8192" office:value-type="float" office:value="3164.19105986487">
            <text:p>3164</text:p>
          </table:table-cell>
        </table:table-row>
        <table:table-row table:style-name="ro1">
          <table:table-cell office:value-type="float" office:value="3861">
            <text:p>3861</text:p>
          </table:table-cell>
          <table:table-cell table:formula="of:=(2^([.A3862]/8192)-1)*8192" office:value-type="float" office:value="3165.15197842436">
            <text:p>3165</text:p>
          </table:table-cell>
        </table:table-row>
        <table:table-row table:style-name="ro1">
          <table:table-cell office:value-type="float" office:value="3862">
            <text:p>3862</text:p>
          </table:table-cell>
          <table:table-cell table:formula="of:=(2^([.A3863]/8192)-1)*8192" office:value-type="float" office:value="3166.11297829319">
            <text:p>3166</text:p>
          </table:table-cell>
        </table:table-row>
        <table:table-row table:style-name="ro1">
          <table:table-cell office:value-type="float" office:value="3863">
            <text:p>3863</text:p>
          </table:table-cell>
          <table:table-cell table:formula="of:=(2^([.A3864]/8192)-1)*8192" office:value-type="float" office:value="3167.07405947826">
            <text:p>3167</text:p>
          </table:table-cell>
        </table:table-row>
        <table:table-row table:style-name="ro1">
          <table:table-cell office:value-type="float" office:value="3864">
            <text:p>3864</text:p>
          </table:table-cell>
          <table:table-cell table:formula="of:=(2^([.A3865]/8192)-1)*8192" office:value-type="float" office:value="3168.03522198643">
            <text:p>3168</text:p>
          </table:table-cell>
        </table:table-row>
        <table:table-row table:style-name="ro1">
          <table:table-cell office:value-type="float" office:value="3865">
            <text:p>3865</text:p>
          </table:table-cell>
          <table:table-cell table:formula="of:=(2^([.A3866]/8192)-1)*8192" office:value-type="float" office:value="3168.99646582459">
            <text:p>3169</text:p>
          </table:table-cell>
        </table:table-row>
        <table:table-row table:style-name="ro1">
          <table:table-cell office:value-type="float" office:value="3866">
            <text:p>3866</text:p>
          </table:table-cell>
          <table:table-cell table:formula="of:=(2^([.A3867]/8192)-1)*8192" office:value-type="float" office:value="3169.95779099962">
            <text:p>3170</text:p>
          </table:table-cell>
        </table:table-row>
        <table:table-row table:style-name="ro1">
          <table:table-cell office:value-type="float" office:value="3867">
            <text:p>3867</text:p>
          </table:table-cell>
          <table:table-cell table:formula="of:=(2^([.A3868]/8192)-1)*8192" office:value-type="float" office:value="3170.91919751841">
            <text:p>3171</text:p>
          </table:table-cell>
        </table:table-row>
        <table:table-row table:style-name="ro1">
          <table:table-cell office:value-type="float" office:value="3868">
            <text:p>3868</text:p>
          </table:table-cell>
          <table:table-cell table:formula="of:=(2^([.A3869]/8192)-1)*8192" office:value-type="float" office:value="3171.88068538783">
            <text:p>3172</text:p>
          </table:table-cell>
        </table:table-row>
        <table:table-row table:style-name="ro1">
          <table:table-cell office:value-type="float" office:value="3869">
            <text:p>3869</text:p>
          </table:table-cell>
          <table:table-cell table:formula="of:=(2^([.A3870]/8192)-1)*8192" office:value-type="float" office:value="3172.84225461477">
            <text:p>3173</text:p>
          </table:table-cell>
        </table:table-row>
        <table:table-row table:style-name="ro1">
          <table:table-cell office:value-type="float" office:value="3870">
            <text:p>3870</text:p>
          </table:table-cell>
          <table:table-cell table:formula="of:=(2^([.A3871]/8192)-1)*8192" office:value-type="float" office:value="3173.80390520611">
            <text:p>3174</text:p>
          </table:table-cell>
        </table:table-row>
        <table:table-row table:style-name="ro1">
          <table:table-cell office:value-type="float" office:value="3871">
            <text:p>3871</text:p>
          </table:table-cell>
          <table:table-cell table:formula="of:=(2^([.A3872]/8192)-1)*8192" office:value-type="float" office:value="3174.76563716874">
            <text:p>3175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table:formula="of:=(2^([.A3873]/8192)-1)*8192" office:value-type="float" office:value="3175.72745050955">
            <text:p>3176</text:p>
          </table:table-cell>
        </table:table-row>
        <table:table-row table:style-name="ro1">
          <table:table-cell office:value-type="float" office:value="3873">
            <text:p>3873</text:p>
          </table:table-cell>
          <table:table-cell table:formula="of:=(2^([.A3874]/8192)-1)*8192" office:value-type="float" office:value="3176.68934523542">
            <text:p>3177</text:p>
          </table:table-cell>
        </table:table-row>
        <table:table-row table:style-name="ro1">
          <table:table-cell office:value-type="float" office:value="3874">
            <text:p>3874</text:p>
          </table:table-cell>
          <table:table-cell table:formula="of:=(2^([.A3875]/8192)-1)*8192" office:value-type="float" office:value="3177.65132135323">
            <text:p>3178</text:p>
          </table:table-cell>
        </table:table-row>
        <table:table-row table:style-name="ro1">
          <table:table-cell office:value-type="float" office:value="3875">
            <text:p>3875</text:p>
          </table:table-cell>
          <table:table-cell table:formula="of:=(2^([.A3876]/8192)-1)*8192" office:value-type="float" office:value="3178.61337886988">
            <text:p>3179</text:p>
          </table:table-cell>
        </table:table-row>
        <table:table-row table:style-name="ro1">
          <table:table-cell office:value-type="float" office:value="3876">
            <text:p>3876</text:p>
          </table:table-cell>
          <table:table-cell table:formula="of:=(2^([.A3877]/8192)-1)*8192" office:value-type="float" office:value="3179.57551779225">
            <text:p>3180</text:p>
          </table:table-cell>
        </table:table-row>
        <table:table-row table:style-name="ro1">
          <table:table-cell office:value-type="float" office:value="3877">
            <text:p>3877</text:p>
          </table:table-cell>
          <table:table-cell table:formula="of:=(2^([.A3878]/8192)-1)*8192" office:value-type="float" office:value="3180.53773812722">
            <text:p>3181</text:p>
          </table:table-cell>
        </table:table-row>
        <table:table-row table:style-name="ro1">
          <table:table-cell office:value-type="float" office:value="3878">
            <text:p>3878</text:p>
          </table:table-cell>
          <table:table-cell table:formula="of:=(2^([.A3879]/8192)-1)*8192" office:value-type="float" office:value="3181.5000398817">
            <text:p>3182</text:p>
          </table:table-cell>
        </table:table-row>
        <table:table-row table:style-name="ro1">
          <table:table-cell office:value-type="float" office:value="3879">
            <text:p>3879</text:p>
          </table:table-cell>
          <table:table-cell table:formula="of:=(2^([.A3880]/8192)-1)*8192" office:value-type="float" office:value="3182.46242306256">
            <text:p>3182</text:p>
          </table:table-cell>
        </table:table-row>
        <table:table-row table:style-name="ro1">
          <table:table-cell office:value-type="float" office:value="3880">
            <text:p>3880</text:p>
          </table:table-cell>
          <table:table-cell table:formula="of:=(2^([.A3881]/8192)-1)*8192" office:value-type="float" office:value="3183.4248876767">
            <text:p>3183</text:p>
          </table:table-cell>
        </table:table-row>
        <table:table-row table:style-name="ro1">
          <table:table-cell office:value-type="float" office:value="3881">
            <text:p>3881</text:p>
          </table:table-cell>
          <table:table-cell table:formula="of:=(2^([.A3882]/8192)-1)*8192" office:value-type="float" office:value="3184.38743373101">
            <text:p>3184</text:p>
          </table:table-cell>
        </table:table-row>
        <table:table-row table:style-name="ro1">
          <table:table-cell office:value-type="float" office:value="3882">
            <text:p>3882</text:p>
          </table:table-cell>
          <table:table-cell table:formula="of:=(2^([.A3883]/8192)-1)*8192" office:value-type="float" office:value="3185.35006123238">
            <text:p>3185</text:p>
          </table:table-cell>
        </table:table-row>
        <table:table-row table:style-name="ro1">
          <table:table-cell office:value-type="float" office:value="3883">
            <text:p>3883</text:p>
          </table:table-cell>
          <table:table-cell table:formula="of:=(2^([.A3884]/8192)-1)*8192" office:value-type="float" office:value="3186.3127701877">
            <text:p>3186</text:p>
          </table:table-cell>
        </table:table-row>
        <table:table-row table:style-name="ro1">
          <table:table-cell office:value-type="float" office:value="3884">
            <text:p>3884</text:p>
          </table:table-cell>
          <table:table-cell table:formula="of:=(2^([.A3885]/8192)-1)*8192" office:value-type="float" office:value="3187.27556060386">
            <text:p>3187</text:p>
          </table:table-cell>
        </table:table-row>
        <table:table-row table:style-name="ro1">
          <table:table-cell office:value-type="float" office:value="3885">
            <text:p>3885</text:p>
          </table:table-cell>
          <table:table-cell table:formula="of:=(2^([.A3886]/8192)-1)*8192" office:value-type="float" office:value="3188.23843248777">
            <text:p>3188</text:p>
          </table:table-cell>
        </table:table-row>
        <table:table-row table:style-name="ro1">
          <table:table-cell office:value-type="float" office:value="3886">
            <text:p>3886</text:p>
          </table:table-cell>
          <table:table-cell table:formula="of:=(2^([.A3887]/8192)-1)*8192" office:value-type="float" office:value="3189.20138584629">
            <text:p>3189</text:p>
          </table:table-cell>
        </table:table-row>
        <table:table-row table:style-name="ro1">
          <table:table-cell office:value-type="float" office:value="3887">
            <text:p>3887</text:p>
          </table:table-cell>
          <table:table-cell table:formula="of:=(2^([.A3888]/8192)-1)*8192" office:value-type="float" office:value="3190.16442068635">
            <text:p>3190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table:formula="of:=(2^([.A3889]/8192)-1)*8192" office:value-type="float" office:value="3191.12753701482">
            <text:p>3191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table:formula="of:=(2^([.A3890]/8192)-1)*8192" office:value-type="float" office:value="3192.09073483861">
            <text:p>3192</text:p>
          </table:table-cell>
        </table:table-row>
        <table:table-row table:style-name="ro1">
          <table:table-cell office:value-type="float" office:value="3890">
            <text:p>3890</text:p>
          </table:table-cell>
          <table:table-cell table:formula="of:=(2^([.A3891]/8192)-1)*8192" office:value-type="float" office:value="3193.0540141646">
            <text:p>3193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table:formula="of:=(2^([.A3892]/8192)-1)*8192" office:value-type="float" office:value="3194.0173749997">
            <text:p>3194</text:p>
          </table:table-cell>
        </table:table-row>
        <table:table-row table:style-name="ro1">
          <table:table-cell office:value-type="float" office:value="3892">
            <text:p>3892</text:p>
          </table:table-cell>
          <table:table-cell table:formula="of:=(2^([.A3893]/8192)-1)*8192" office:value-type="float" office:value="3194.98081735081">
            <text:p>3195</text:p>
          </table:table-cell>
        </table:table-row>
        <table:table-row table:style-name="ro1">
          <table:table-cell office:value-type="float" office:value="3893">
            <text:p>3893</text:p>
          </table:table-cell>
          <table:table-cell table:formula="of:=(2^([.A3894]/8192)-1)*8192" office:value-type="float" office:value="3195.94434122482">
            <text:p>3196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table:formula="of:=(2^([.A3895]/8192)-1)*8192" office:value-type="float" office:value="3196.90794662862">
            <text:p>3197</text:p>
          </table:table-cell>
        </table:table-row>
        <table:table-row table:style-name="ro1">
          <table:table-cell office:value-type="float" office:value="3895">
            <text:p>3895</text:p>
          </table:table-cell>
          <table:table-cell table:formula="of:=(2^([.A3896]/8192)-1)*8192" office:value-type="float" office:value="3197.87163356912">
            <text:p>3198</text:p>
          </table:table-cell>
        </table:table-row>
        <table:table-row table:style-name="ro1">
          <table:table-cell office:value-type="float" office:value="3896">
            <text:p>3896</text:p>
          </table:table-cell>
          <table:table-cell table:formula="of:=(2^([.A3897]/8192)-1)*8192" office:value-type="float" office:value="3198.83540205322">
            <text:p>3199</text:p>
          </table:table-cell>
        </table:table-row>
        <table:table-row table:style-name="ro1">
          <table:table-cell office:value-type="float" office:value="3897">
            <text:p>3897</text:p>
          </table:table-cell>
          <table:table-cell table:formula="of:=(2^([.A3898]/8192)-1)*8192" office:value-type="float" office:value="3199.79925208782">
            <text:p>3200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table:formula="of:=(2^([.A3899]/8192)-1)*8192" office:value-type="float" office:value="3200.76318367981">
            <text:p>3201</text:p>
          </table:table-cell>
        </table:table-row>
        <table:table-row table:style-name="ro1">
          <table:table-cell office:value-type="float" office:value="3899">
            <text:p>3899</text:p>
          </table:table-cell>
          <table:table-cell table:formula="of:=(2^([.A3900]/8192)-1)*8192" office:value-type="float" office:value="3201.7271968361">
            <text:p>3202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table:formula="of:=(2^([.A3901]/8192)-1)*8192" office:value-type="float" office:value="3202.6912915636">
            <text:p>3203</text:p>
          </table:table-cell>
        </table:table-row>
        <table:table-row table:style-name="ro1">
          <table:table-cell office:value-type="float" office:value="3901">
            <text:p>3901</text:p>
          </table:table-cell>
          <table:table-cell table:formula="of:=(2^([.A3902]/8192)-1)*8192" office:value-type="float" office:value="3203.65546786919">
            <text:p>3204</text:p>
          </table:table-cell>
        </table:table-row>
        <table:table-row table:style-name="ro1">
          <table:table-cell office:value-type="float" office:value="3902">
            <text:p>3902</text:p>
          </table:table-cell>
          <table:table-cell table:formula="of:=(2^([.A3903]/8192)-1)*8192" office:value-type="float" office:value="3204.61972575979">
            <text:p>3205</text:p>
          </table:table-cell>
        </table:table-row>
        <table:table-row table:style-name="ro1">
          <table:table-cell office:value-type="float" office:value="3903">
            <text:p>3903</text:p>
          </table:table-cell>
          <table:table-cell table:formula="of:=(2^([.A3904]/8192)-1)*8192" office:value-type="float" office:value="3205.5840652423">
            <text:p>3206</text:p>
          </table:table-cell>
        </table:table-row>
        <table:table-row table:style-name="ro1">
          <table:table-cell office:value-type="float" office:value="3904">
            <text:p>3904</text:p>
          </table:table-cell>
          <table:table-cell table:formula="of:=(2^([.A3905]/8192)-1)*8192" office:value-type="float" office:value="3206.54848632362">
            <text:p>3207</text:p>
          </table:table-cell>
        </table:table-row>
        <table:table-row table:style-name="ro1">
          <table:table-cell office:value-type="float" office:value="3905">
            <text:p>3905</text:p>
          </table:table-cell>
          <table:table-cell table:formula="of:=(2^([.A3906]/8192)-1)*8192" office:value-type="float" office:value="3207.51298901066">
            <text:p>3208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table:formula="of:=(2^([.A3907]/8192)-1)*8192" office:value-type="float" office:value="3208.47757331032">
            <text:p>3208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table:formula="of:=(2^([.A3908]/8192)-1)*8192" office:value-type="float" office:value="3209.44223922951">
            <text:p>3209</text:p>
          </table:table-cell>
        </table:table-row>
        <table:table-row table:style-name="ro1">
          <table:table-cell office:value-type="float" office:value="3908">
            <text:p>3908</text:p>
          </table:table-cell>
          <table:table-cell table:formula="of:=(2^([.A3909]/8192)-1)*8192" office:value-type="float" office:value="3210.40698677513">
            <text:p>3210</text:p>
          </table:table-cell>
        </table:table-row>
        <table:table-row table:style-name="ro1">
          <table:table-cell office:value-type="float" office:value="3909">
            <text:p>3909</text:p>
          </table:table-cell>
          <table:table-cell table:formula="of:=(2^([.A3910]/8192)-1)*8192" office:value-type="float" office:value="3211.37181595409">
            <text:p>3211</text:p>
          </table:table-cell>
        </table:table-row>
        <table:table-row table:style-name="ro1">
          <table:table-cell office:value-type="float" office:value="3910">
            <text:p>3910</text:p>
          </table:table-cell>
          <table:table-cell table:formula="of:=(2^([.A3911]/8192)-1)*8192" office:value-type="float" office:value="3212.33672677331">
            <text:p>3212</text:p>
          </table:table-cell>
        </table:table-row>
        <table:table-row table:style-name="ro1">
          <table:table-cell office:value-type="float" office:value="3911">
            <text:p>3911</text:p>
          </table:table-cell>
          <table:table-cell table:formula="of:=(2^([.A3912]/8192)-1)*8192" office:value-type="float" office:value="3213.30171923968">
            <text:p>3213</text:p>
          </table:table-cell>
        </table:table-row>
        <table:table-row table:style-name="ro1">
          <table:table-cell office:value-type="float" office:value="3912">
            <text:p>3912</text:p>
          </table:table-cell>
          <table:table-cell table:formula="of:=(2^([.A3913]/8192)-1)*8192" office:value-type="float" office:value="3214.26679336011">
            <text:p>3214</text:p>
          </table:table-cell>
        </table:table-row>
        <table:table-row table:style-name="ro1">
          <table:table-cell office:value-type="float" office:value="3913">
            <text:p>3913</text:p>
          </table:table-cell>
          <table:table-cell table:formula="of:=(2^([.A3914]/8192)-1)*8192" office:value-type="float" office:value="3215.23194914153">
            <text:p>3215</text:p>
          </table:table-cell>
        </table:table-row>
        <table:table-row table:style-name="ro1">
          <table:table-cell office:value-type="float" office:value="3914">
            <text:p>3914</text:p>
          </table:table-cell>
          <table:table-cell table:formula="of:=(2^([.A3915]/8192)-1)*8192" office:value-type="float" office:value="3216.19718659082">
            <text:p>3216</text:p>
          </table:table-cell>
        </table:table-row>
        <table:table-row table:style-name="ro1">
          <table:table-cell office:value-type="float" office:value="3915">
            <text:p>3915</text:p>
          </table:table-cell>
          <table:table-cell table:formula="of:=(2^([.A3916]/8192)-1)*8192" office:value-type="float" office:value="3217.16250571491">
            <text:p>3217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table:formula="of:=(2^([.A3917]/8192)-1)*8192" office:value-type="float" office:value="3218.12790652071">
            <text:p>3218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table:formula="of:=(2^([.A3918]/8192)-1)*8192" office:value-type="float" office:value="3219.09338901512">
            <text:p>3219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table:formula="of:=(2^([.A3919]/8192)-1)*8192" office:value-type="float" office:value="3220.05895320507">
            <text:p>3220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table:formula="of:=(2^([.A3920]/8192)-1)*8192" office:value-type="float" office:value="3221.02459909746">
            <text:p>3221</text:p>
          </table:table-cell>
        </table:table-row>
        <table:table-row table:style-name="ro1">
          <table:table-cell office:value-type="float" office:value="3920">
            <text:p>3920</text:p>
          </table:table-cell>
          <table:table-cell table:formula="of:=(2^([.A3921]/8192)-1)*8192" office:value-type="float" office:value="3221.9903266992">
            <text:p>3222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table:formula="of:=(2^([.A3922]/8192)-1)*8192" office:value-type="float" office:value="3222.95613601722">
            <text:p>3223</text:p>
          </table:table-cell>
        </table:table-row>
        <table:table-row table:style-name="ro1">
          <table:table-cell office:value-type="float" office:value="3922">
            <text:p>3922</text:p>
          </table:table-cell>
          <table:table-cell table:formula="of:=(2^([.A3923]/8192)-1)*8192" office:value-type="float" office:value="3223.92202705842">
            <text:p>3224</text:p>
          </table:table-cell>
        </table:table-row>
        <table:table-row table:style-name="ro1">
          <table:table-cell office:value-type="float" office:value="3923">
            <text:p>3923</text:p>
          </table:table-cell>
          <table:table-cell table:formula="of:=(2^([.A3924]/8192)-1)*8192" office:value-type="float" office:value="3224.88799982971">
            <text:p>3225</text:p>
          </table:table-cell>
        </table:table-row>
        <table:table-row table:style-name="ro1">
          <table:table-cell office:value-type="float" office:value="3924">
            <text:p>3924</text:p>
          </table:table-cell>
          <table:table-cell table:formula="of:=(2^([.A3925]/8192)-1)*8192" office:value-type="float" office:value="3225.85405433803">
            <text:p>3226</text:p>
          </table:table-cell>
        </table:table-row>
        <table:table-row table:style-name="ro1">
          <table:table-cell office:value-type="float" office:value="3925">
            <text:p>3925</text:p>
          </table:table-cell>
          <table:table-cell table:formula="of:=(2^([.A3926]/8192)-1)*8192" office:value-type="float" office:value="3226.82019059027">
            <text:p>3227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table:formula="of:=(2^([.A3927]/8192)-1)*8192" office:value-type="float" office:value="3227.78640859337">
            <text:p>3228</text:p>
          </table:table-cell>
        </table:table-row>
        <table:table-row table:style-name="ro1">
          <table:table-cell office:value-type="float" office:value="3927">
            <text:p>3927</text:p>
          </table:table-cell>
          <table:table-cell table:formula="of:=(2^([.A3928]/8192)-1)*8192" office:value-type="float" office:value="3228.75270835423">
            <text:p>3229</text:p>
          </table:table-cell>
        </table:table-row>
        <table:table-row table:style-name="ro1">
          <table:table-cell office:value-type="float" office:value="3928">
            <text:p>3928</text:p>
          </table:table-cell>
          <table:table-cell table:formula="of:=(2^([.A3929]/8192)-1)*8192" office:value-type="float" office:value="3229.71908987977">
            <text:p>3230</text:p>
          </table:table-cell>
        </table:table-row>
        <table:table-row table:style-name="ro1">
          <table:table-cell office:value-type="float" office:value="3929">
            <text:p>3929</text:p>
          </table:table-cell>
          <table:table-cell table:formula="of:=(2^([.A3930]/8192)-1)*8192" office:value-type="float" office:value="3230.68555317692">
            <text:p>3231</text:p>
          </table:table-cell>
        </table:table-row>
        <table:table-row table:style-name="ro1">
          <table:table-cell office:value-type="float" office:value="3930">
            <text:p>3930</text:p>
          </table:table-cell>
          <table:table-cell table:formula="of:=(2^([.A3931]/8192)-1)*8192" office:value-type="float" office:value="3231.65209825259">
            <text:p>3232</text:p>
          </table:table-cell>
        </table:table-row>
        <table:table-row table:style-name="ro1">
          <table:table-cell office:value-type="float" office:value="3931">
            <text:p>3931</text:p>
          </table:table-cell>
          <table:table-cell table:formula="of:=(2^([.A3932]/8192)-1)*8192" office:value-type="float" office:value="3232.6187251137">
            <text:p>3233</text:p>
          </table:table-cell>
        </table:table-row>
        <table:table-row table:style-name="ro1">
          <table:table-cell office:value-type="float" office:value="3932">
            <text:p>3932</text:p>
          </table:table-cell>
          <table:table-cell table:formula="of:=(2^([.A3933]/8192)-1)*8192" office:value-type="float" office:value="3233.58543376717">
            <text:p>3234</text:p>
          </table:table-cell>
        </table:table-row>
        <table:table-row table:style-name="ro1">
          <table:table-cell office:value-type="float" office:value="3933">
            <text:p>3933</text:p>
          </table:table-cell>
          <table:table-cell table:formula="of:=(2^([.A3934]/8192)-1)*8192" office:value-type="float" office:value="3234.55222421993">
            <text:p>3235</text:p>
          </table:table-cell>
        </table:table-row>
        <table:table-row table:style-name="ro1">
          <table:table-cell office:value-type="float" office:value="3934">
            <text:p>3934</text:p>
          </table:table-cell>
          <table:table-cell table:formula="of:=(2^([.A3935]/8192)-1)*8192" office:value-type="float" office:value="3235.51909647889">
            <text:p>3236</text:p>
          </table:table-cell>
        </table:table-row>
        <table:table-row table:style-name="ro1">
          <table:table-cell office:value-type="float" office:value="3935">
            <text:p>3935</text:p>
          </table:table-cell>
          <table:table-cell table:formula="of:=(2^([.A3936]/8192)-1)*8192" office:value-type="float" office:value="3236.48605055098">
            <text:p>3236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table:formula="of:=(2^([.A3937]/8192)-1)*8192" office:value-type="float" office:value="3237.45308644311">
            <text:p>3237</text:p>
          </table:table-cell>
        </table:table-row>
        <table:table-row table:style-name="ro1">
          <table:table-cell office:value-type="float" office:value="3937">
            <text:p>3937</text:p>
          </table:table-cell>
          <table:table-cell table:formula="of:=(2^([.A3938]/8192)-1)*8192" office:value-type="float" office:value="3238.42020416222">
            <text:p>3238</text:p>
          </table:table-cell>
        </table:table-row>
        <table:table-row table:style-name="ro1">
          <table:table-cell office:value-type="float" office:value="3938">
            <text:p>3938</text:p>
          </table:table-cell>
          <table:table-cell table:formula="of:=(2^([.A3939]/8192)-1)*8192" office:value-type="float" office:value="3239.38740371523">
            <text:p>3239</text:p>
          </table:table-cell>
        </table:table-row>
        <table:table-row table:style-name="ro1">
          <table:table-cell office:value-type="float" office:value="3939">
            <text:p>3939</text:p>
          </table:table-cell>
          <table:table-cell table:formula="of:=(2^([.A3940]/8192)-1)*8192" office:value-type="float" office:value="3240.35468510905">
            <text:p>3240</text:p>
          </table:table-cell>
        </table:table-row>
        <table:table-row table:style-name="ro1">
          <table:table-cell office:value-type="float" office:value="3940">
            <text:p>3940</text:p>
          </table:table-cell>
          <table:table-cell table:formula="of:=(2^([.A3941]/8192)-1)*8192" office:value-type="float" office:value="3241.32204835063">
            <text:p>3241</text:p>
          </table:table-cell>
        </table:table-row>
        <table:table-row table:style-name="ro1">
          <table:table-cell office:value-type="float" office:value="3941">
            <text:p>3941</text:p>
          </table:table-cell>
          <table:table-cell table:formula="of:=(2^([.A3942]/8192)-1)*8192" office:value-type="float" office:value="3242.28949344687">
            <text:p>3242</text:p>
          </table:table-cell>
        </table:table-row>
        <table:table-row table:style-name="ro1">
          <table:table-cell office:value-type="float" office:value="3942">
            <text:p>3942</text:p>
          </table:table-cell>
          <table:table-cell table:formula="of:=(2^([.A3943]/8192)-1)*8192" office:value-type="float" office:value="3243.25702040471">
            <text:p>3243</text:p>
          </table:table-cell>
        </table:table-row>
        <table:table-row table:style-name="ro1">
          <table:table-cell office:value-type="float" office:value="3943">
            <text:p>3943</text:p>
          </table:table-cell>
          <table:table-cell table:formula="of:=(2^([.A3944]/8192)-1)*8192" office:value-type="float" office:value="3244.22462923108">
            <text:p>3244</text:p>
          </table:table-cell>
        </table:table-row>
        <table:table-row table:style-name="ro1">
          <table:table-cell office:value-type="float" office:value="3944">
            <text:p>3944</text:p>
          </table:table-cell>
          <table:table-cell table:formula="of:=(2^([.A3945]/8192)-1)*8192" office:value-type="float" office:value="3245.1923199329">
            <text:p>3245</text:p>
          </table:table-cell>
        </table:table-row>
        <table:table-row table:style-name="ro1">
          <table:table-cell office:value-type="float" office:value="3945">
            <text:p>3945</text:p>
          </table:table-cell>
          <table:table-cell table:formula="of:=(2^([.A3946]/8192)-1)*8192" office:value-type="float" office:value="3246.16009251711">
            <text:p>3246</text:p>
          </table:table-cell>
        </table:table-row>
        <table:table-row table:style-name="ro1">
          <table:table-cell office:value-type="float" office:value="3946">
            <text:p>3946</text:p>
          </table:table-cell>
          <table:table-cell table:formula="of:=(2^([.A3947]/8192)-1)*8192" office:value-type="float" office:value="3247.12794699061">
            <text:p>3247</text:p>
          </table:table-cell>
        </table:table-row>
        <table:table-row table:style-name="ro1">
          <table:table-cell office:value-type="float" office:value="3947">
            <text:p>3947</text:p>
          </table:table-cell>
          <table:table-cell table:formula="of:=(2^([.A3948]/8192)-1)*8192" office:value-type="float" office:value="3248.09588336036">
            <text:p>3248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table:formula="of:=(2^([.A3949]/8192)-1)*8192" office:value-type="float" office:value="3249.06390163328">
            <text:p>3249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table:formula="of:=(2^([.A3950]/8192)-1)*8192" office:value-type="float" office:value="3250.03200181629">
            <text:p>3250</text:p>
          </table:table-cell>
        </table:table-row>
        <table:table-row table:style-name="ro1">
          <table:table-cell office:value-type="float" office:value="3950">
            <text:p>3950</text:p>
          </table:table-cell>
          <table:table-cell table:formula="of:=(2^([.A3951]/8192)-1)*8192" office:value-type="float" office:value="3251.00018391633">
            <text:p>3251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table:formula="of:=(2^([.A3952]/8192)-1)*8192" office:value-type="float" office:value="3251.96844794034">
            <text:p>3252</text:p>
          </table:table-cell>
        </table:table-row>
        <table:table-row table:style-name="ro1">
          <table:table-cell office:value-type="float" office:value="3952">
            <text:p>3952</text:p>
          </table:table-cell>
          <table:table-cell table:formula="of:=(2^([.A3953]/8192)-1)*8192" office:value-type="float" office:value="3252.93679389523">
            <text:p>3253</text:p>
          </table:table-cell>
        </table:table-row>
        <table:table-row table:style-name="ro1">
          <table:table-cell office:value-type="float" office:value="3953">
            <text:p>3953</text:p>
          </table:table-cell>
          <table:table-cell table:formula="of:=(2^([.A3954]/8192)-1)*8192" office:value-type="float" office:value="3253.90522178796">
            <text:p>3254</text:p>
          </table:table-cell>
        </table:table-row>
        <table:table-row table:style-name="ro1">
          <table:table-cell office:value-type="float" office:value="3954">
            <text:p>3954</text:p>
          </table:table-cell>
          <table:table-cell table:formula="of:=(2^([.A3955]/8192)-1)*8192" office:value-type="float" office:value="3254.87373162544">
            <text:p>3255</text:p>
          </table:table-cell>
        </table:table-row>
        <table:table-row table:style-name="ro1">
          <table:table-cell office:value-type="float" office:value="3955">
            <text:p>3955</text:p>
          </table:table-cell>
          <table:table-cell table:formula="of:=(2^([.A3956]/8192)-1)*8192" office:value-type="float" office:value="3255.84232341461">
            <text:p>3256</text:p>
          </table:table-cell>
        </table:table-row>
        <table:table-row table:style-name="ro1">
          <table:table-cell office:value-type="float" office:value="3956">
            <text:p>3956</text:p>
          </table:table-cell>
          <table:table-cell table:formula="of:=(2^([.A3957]/8192)-1)*8192" office:value-type="float" office:value="3256.81099716241">
            <text:p>3257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table:formula="of:=(2^([.A3958]/8192)-1)*8192" office:value-type="float" office:value="3257.77975287577">
            <text:p>3258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table:formula="of:=(2^([.A3959]/8192)-1)*8192" office:value-type="float" office:value="3258.74859056163">
            <text:p>3259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table:formula="of:=(2^([.A3960]/8192)-1)*8192" office:value-type="float" office:value="3259.71751022692">
            <text:p>3260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table:formula="of:=(2^([.A3961]/8192)-1)*8192" office:value-type="float" office:value="3260.68651187858">
            <text:p>3261</text:p>
          </table:table-cell>
        </table:table-row>
        <table:table-row table:style-name="ro1">
          <table:table-cell office:value-type="float" office:value="3961">
            <text:p>3961</text:p>
          </table:table-cell>
          <table:table-cell table:formula="of:=(2^([.A3962]/8192)-1)*8192" office:value-type="float" office:value="3261.65559552356">
            <text:p>3262</text:p>
          </table:table-cell>
        </table:table-row>
        <table:table-row table:style-name="ro1">
          <table:table-cell office:value-type="float" office:value="3962">
            <text:p>3962</text:p>
          </table:table-cell>
          <table:table-cell table:formula="of:=(2^([.A3963]/8192)-1)*8192" office:value-type="float" office:value="3262.62476116877">
            <text:p>3263</text:p>
          </table:table-cell>
        </table:table-row>
        <table:table-row table:style-name="ro1">
          <table:table-cell office:value-type="float" office:value="3963">
            <text:p>3963</text:p>
          </table:table-cell>
          <table:table-cell table:formula="of:=(2^([.A3964]/8192)-1)*8192" office:value-type="float" office:value="3263.59400882118">
            <text:p>3264</text:p>
          </table:table-cell>
        </table:table-row>
        <table:table-row table:style-name="ro1">
          <table:table-cell office:value-type="float" office:value="3964">
            <text:p>3964</text:p>
          </table:table-cell>
          <table:table-cell table:formula="of:=(2^([.A3965]/8192)-1)*8192" office:value-type="float" office:value="3264.5633384877">
            <text:p>3265</text:p>
          </table:table-cell>
        </table:table-row>
        <table:table-row table:style-name="ro1">
          <table:table-cell office:value-type="float" office:value="3965">
            <text:p>3965</text:p>
          </table:table-cell>
          <table:table-cell table:formula="of:=(2^([.A3966]/8192)-1)*8192" office:value-type="float" office:value="3265.53275017529">
            <text:p>3266</text:p>
          </table:table-cell>
        </table:table-row>
        <table:table-row table:style-name="ro1">
          <table:table-cell office:value-type="float" office:value="3966">
            <text:p>3966</text:p>
          </table:table-cell>
          <table:table-cell table:formula="of:=(2^([.A3967]/8192)-1)*8192" office:value-type="float" office:value="3266.50224389088">
            <text:p>3267</text:p>
          </table:table-cell>
        </table:table-row>
        <table:table-row table:style-name="ro1">
          <table:table-cell office:value-type="float" office:value="3967">
            <text:p>3967</text:p>
          </table:table-cell>
          <table:table-cell table:formula="of:=(2^([.A3968]/8192)-1)*8192" office:value-type="float" office:value="3267.47181964142">
            <text:p>3267</text:p>
          </table:table-cell>
        </table:table-row>
        <table:table-row table:style-name="ro1">
          <table:table-cell office:value-type="float" office:value="3968">
            <text:p>3968</text:p>
          </table:table-cell>
          <table:table-cell table:formula="of:=(2^([.A3969]/8192)-1)*8192" office:value-type="float" office:value="3268.44147743385">
            <text:p>3268</text:p>
          </table:table-cell>
        </table:table-row>
        <table:table-row table:style-name="ro1">
          <table:table-cell office:value-type="float" office:value="3969">
            <text:p>3969</text:p>
          </table:table-cell>
          <table:table-cell table:formula="of:=(2^([.A3970]/8192)-1)*8192" office:value-type="float" office:value="3269.4112172751">
            <text:p>3269</text:p>
          </table:table-cell>
        </table:table-row>
        <table:table-row table:style-name="ro1">
          <table:table-cell office:value-type="float" office:value="3970">
            <text:p>3970</text:p>
          </table:table-cell>
          <table:table-cell table:formula="of:=(2^([.A3971]/8192)-1)*8192" office:value-type="float" office:value="3270.38103917212">
            <text:p>3270</text:p>
          </table:table-cell>
        </table:table-row>
        <table:table-row table:style-name="ro1">
          <table:table-cell office:value-type="float" office:value="3971">
            <text:p>3971</text:p>
          </table:table-cell>
          <table:table-cell table:formula="of:=(2^([.A3972]/8192)-1)*8192" office:value-type="float" office:value="3271.35094313186">
            <text:p>3271</text:p>
          </table:table-cell>
        </table:table-row>
        <table:table-row table:style-name="ro1">
          <table:table-cell office:value-type="float" office:value="3972">
            <text:p>3972</text:p>
          </table:table-cell>
          <table:table-cell table:formula="of:=(2^([.A3973]/8192)-1)*8192" office:value-type="float" office:value="3272.32092916125">
            <text:p>3272</text:p>
          </table:table-cell>
        </table:table-row>
        <table:table-row table:style-name="ro1">
          <table:table-cell office:value-type="float" office:value="3973">
            <text:p>3973</text:p>
          </table:table-cell>
          <table:table-cell table:formula="of:=(2^([.A3974]/8192)-1)*8192" office:value-type="float" office:value="3273.29099726725">
            <text:p>3273</text:p>
          </table:table-cell>
        </table:table-row>
        <table:table-row table:style-name="ro1">
          <table:table-cell office:value-type="float" office:value="3974">
            <text:p>3974</text:p>
          </table:table-cell>
          <table:table-cell table:formula="of:=(2^([.A3975]/8192)-1)*8192" office:value-type="float" office:value="3274.26114745679">
            <text:p>3274</text:p>
          </table:table-cell>
        </table:table-row>
        <table:table-row table:style-name="ro1">
          <table:table-cell office:value-type="float" office:value="3975">
            <text:p>3975</text:p>
          </table:table-cell>
          <table:table-cell table:formula="of:=(2^([.A3976]/8192)-1)*8192" office:value-type="float" office:value="3275.23137973683">
            <text:p>3275</text:p>
          </table:table-cell>
        </table:table-row>
        <table:table-row table:style-name="ro1">
          <table:table-cell office:value-type="float" office:value="3976">
            <text:p>3976</text:p>
          </table:table-cell>
          <table:table-cell table:formula="of:=(2^([.A3977]/8192)-1)*8192" office:value-type="float" office:value="3276.20169411431">
            <text:p>3276</text:p>
          </table:table-cell>
        </table:table-row>
        <table:table-row table:style-name="ro1">
          <table:table-cell office:value-type="float" office:value="3977">
            <text:p>3977</text:p>
          </table:table-cell>
          <table:table-cell table:formula="of:=(2^([.A3978]/8192)-1)*8192" office:value-type="float" office:value="3277.17209059617">
            <text:p>3277</text:p>
          </table:table-cell>
        </table:table-row>
        <table:table-row table:style-name="ro1">
          <table:table-cell office:value-type="float" office:value="3978">
            <text:p>3978</text:p>
          </table:table-cell>
          <table:table-cell table:formula="of:=(2^([.A3979]/8192)-1)*8192" office:value-type="float" office:value="3278.14256918936">
            <text:p>3278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table:formula="of:=(2^([.A3980]/8192)-1)*8192" office:value-type="float" office:value="3279.11312990084">
            <text:p>3279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table:formula="of:=(2^([.A3981]/8192)-1)*8192" office:value-type="float" office:value="3280.08377273755">
            <text:p>3280</text:p>
          </table:table-cell>
        </table:table-row>
        <table:table-row table:style-name="ro1">
          <table:table-cell office:value-type="float" office:value="3981">
            <text:p>3981</text:p>
          </table:table-cell>
          <table:table-cell table:formula="of:=(2^([.A3982]/8192)-1)*8192" office:value-type="float" office:value="3281.05449770643">
            <text:p>3281</text:p>
          </table:table-cell>
        </table:table-row>
        <table:table-row table:style-name="ro1">
          <table:table-cell office:value-type="float" office:value="3982">
            <text:p>3982</text:p>
          </table:table-cell>
          <table:table-cell table:formula="of:=(2^([.A3983]/8192)-1)*8192" office:value-type="float" office:value="3282.02530481445">
            <text:p>3282</text:p>
          </table:table-cell>
        </table:table-row>
        <table:table-row table:style-name="ro1">
          <table:table-cell office:value-type="float" office:value="3983">
            <text:p>3983</text:p>
          </table:table-cell>
          <table:table-cell table:formula="of:=(2^([.A3984]/8192)-1)*8192" office:value-type="float" office:value="3282.99619406854">
            <text:p>3283</text:p>
          </table:table-cell>
        </table:table-row>
        <table:table-row table:style-name="ro1">
          <table:table-cell office:value-type="float" office:value="3984">
            <text:p>3984</text:p>
          </table:table-cell>
          <table:table-cell table:formula="of:=(2^([.A3985]/8192)-1)*8192" office:value-type="float" office:value="3283.96716547567">
            <text:p>3284</text:p>
          </table:table-cell>
        </table:table-row>
        <table:table-row table:style-name="ro1">
          <table:table-cell office:value-type="float" office:value="3985">
            <text:p>3985</text:p>
          </table:table-cell>
          <table:table-cell table:formula="of:=(2^([.A3986]/8192)-1)*8192" office:value-type="float" office:value="3284.93821904277">
            <text:p>3285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table:formula="of:=(2^([.A3987]/8192)-1)*8192" office:value-type="float" office:value="3285.90935477681">
            <text:p>3286</text:p>
          </table:table-cell>
        </table:table-row>
        <table:table-row table:style-name="ro1">
          <table:table-cell office:value-type="float" office:value="3987">
            <text:p>3987</text:p>
          </table:table-cell>
          <table:table-cell table:formula="of:=(2^([.A3988]/8192)-1)*8192" office:value-type="float" office:value="3286.88057268473">
            <text:p>3287</text:p>
          </table:table-cell>
        </table:table-row>
        <table:table-row table:style-name="ro1">
          <table:table-cell office:value-type="float" office:value="3988">
            <text:p>3988</text:p>
          </table:table-cell>
          <table:table-cell table:formula="of:=(2^([.A3989]/8192)-1)*8192" office:value-type="float" office:value="3287.8518727735">
            <text:p>3288</text:p>
          </table:table-cell>
        </table:table-row>
        <table:table-row table:style-name="ro1">
          <table:table-cell office:value-type="float" office:value="3989">
            <text:p>3989</text:p>
          </table:table-cell>
          <table:table-cell table:formula="of:=(2^([.A3990]/8192)-1)*8192" office:value-type="float" office:value="3288.82325505005">
            <text:p>3289</text:p>
          </table:table-cell>
        </table:table-row>
        <table:table-row table:style-name="ro1">
          <table:table-cell office:value-type="float" office:value="3990">
            <text:p>3990</text:p>
          </table:table-cell>
          <table:table-cell table:formula="of:=(2^([.A3991]/8192)-1)*8192" office:value-type="float" office:value="3289.79471952136">
            <text:p>3290</text:p>
          </table:table-cell>
        </table:table-row>
        <table:table-row table:style-name="ro1">
          <table:table-cell office:value-type="float" office:value="3991">
            <text:p>3991</text:p>
          </table:table-cell>
          <table:table-cell table:formula="of:=(2^([.A3992]/8192)-1)*8192" office:value-type="float" office:value="3290.76626619437">
            <text:p>3291</text:p>
          </table:table-cell>
        </table:table-row>
        <table:table-row table:style-name="ro1">
          <table:table-cell office:value-type="float" office:value="3992">
            <text:p>3992</text:p>
          </table:table-cell>
          <table:table-cell table:formula="of:=(2^([.A3993]/8192)-1)*8192" office:value-type="float" office:value="3291.73789507603">
            <text:p>3292</text:p>
          </table:table-cell>
        </table:table-row>
        <table:table-row table:style-name="ro1">
          <table:table-cell office:value-type="float" office:value="3993">
            <text:p>3993</text:p>
          </table:table-cell>
          <table:table-cell table:formula="of:=(2^([.A3994]/8192)-1)*8192" office:value-type="float" office:value="3292.70960617331">
            <text:p>3293</text:p>
          </table:table-cell>
        </table:table-row>
        <table:table-row table:style-name="ro1">
          <table:table-cell office:value-type="float" office:value="3994">
            <text:p>3994</text:p>
          </table:table-cell>
          <table:table-cell table:formula="of:=(2^([.A3995]/8192)-1)*8192" office:value-type="float" office:value="3293.68139949316">
            <text:p>3294</text:p>
          </table:table-cell>
        </table:table-row>
        <table:table-row table:style-name="ro1">
          <table:table-cell office:value-type="float" office:value="3995">
            <text:p>3995</text:p>
          </table:table-cell>
          <table:table-cell table:formula="of:=(2^([.A3996]/8192)-1)*8192" office:value-type="float" office:value="3294.65327504254">
            <text:p>3295</text:p>
          </table:table-cell>
        </table:table-row>
        <table:table-row table:style-name="ro1">
          <table:table-cell office:value-type="float" office:value="3996">
            <text:p>3996</text:p>
          </table:table-cell>
          <table:table-cell table:formula="of:=(2^([.A3997]/8192)-1)*8192" office:value-type="float" office:value="3295.62523282841">
            <text:p>3296</text:p>
          </table:table-cell>
        </table:table-row>
        <table:table-row table:style-name="ro1">
          <table:table-cell office:value-type="float" office:value="3997">
            <text:p>3997</text:p>
          </table:table-cell>
          <table:table-cell table:formula="of:=(2^([.A3998]/8192)-1)*8192" office:value-type="float" office:value="3296.59727285772">
            <text:p>3297</text:p>
          </table:table-cell>
        </table:table-row>
        <table:table-row table:style-name="ro1">
          <table:table-cell office:value-type="float" office:value="3998">
            <text:p>3998</text:p>
          </table:table-cell>
          <table:table-cell table:formula="of:=(2^([.A3999]/8192)-1)*8192" office:value-type="float" office:value="3297.56939513743">
            <text:p>3298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table:formula="of:=(2^([.A4000]/8192)-1)*8192" office:value-type="float" office:value="3298.54159967451">
            <text:p>3299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table:formula="of:=(2^([.A4001]/8192)-1)*8192" office:value-type="float" office:value="3299.51388647592">
            <text:p>3300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table:formula="of:=(2^([.A4002]/8192)-1)*8192" office:value-type="float" office:value="3300.48625554861">
            <text:p>3300</text:p>
          </table:table-cell>
        </table:table-row>
        <table:table-row table:style-name="ro1">
          <table:table-cell office:value-type="float" office:value="4002">
            <text:p>4002</text:p>
          </table:table-cell>
          <table:table-cell table:formula="of:=(2^([.A4003]/8192)-1)*8192" office:value-type="float" office:value="3301.45870689954">
            <text:p>3301</text:p>
          </table:table-cell>
        </table:table-row>
        <table:table-row table:style-name="ro1">
          <table:table-cell office:value-type="float" office:value="4003">
            <text:p>4003</text:p>
          </table:table-cell>
          <table:table-cell table:formula="of:=(2^([.A4004]/8192)-1)*8192" office:value-type="float" office:value="3302.43124053568">
            <text:p>3302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table:formula="of:=(2^([.A4005]/8192)-1)*8192" office:value-type="float" office:value="3303.403856464">
            <text:p>3303</text:p>
          </table:table-cell>
        </table:table-row>
        <table:table-row table:style-name="ro1">
          <table:table-cell office:value-type="float" office:value="4005">
            <text:p>4005</text:p>
          </table:table-cell>
          <table:table-cell table:formula="of:=(2^([.A4006]/8192)-1)*8192" office:value-type="float" office:value="3304.37655469145">
            <text:p>3304</text:p>
          </table:table-cell>
        </table:table-row>
        <table:table-row table:style-name="ro1">
          <table:table-cell office:value-type="float" office:value="4006">
            <text:p>4006</text:p>
          </table:table-cell>
          <table:table-cell table:formula="of:=(2^([.A4007]/8192)-1)*8192" office:value-type="float" office:value="3305.349335225">
            <text:p>3305</text:p>
          </table:table-cell>
        </table:table-row>
        <table:table-row table:style-name="ro1">
          <table:table-cell office:value-type="float" office:value="4007">
            <text:p>4007</text:p>
          </table:table-cell>
          <table:table-cell table:formula="of:=(2^([.A4008]/8192)-1)*8192" office:value-type="float" office:value="3306.32219807161">
            <text:p>3306</text:p>
          </table:table-cell>
        </table:table-row>
        <table:table-row table:style-name="ro1">
          <table:table-cell office:value-type="float" office:value="4008">
            <text:p>4008</text:p>
          </table:table-cell>
          <table:table-cell table:formula="of:=(2^([.A4009]/8192)-1)*8192" office:value-type="float" office:value="3307.29514323825">
            <text:p>3307</text:p>
          </table:table-cell>
        </table:table-row>
        <table:table-row table:style-name="ro1">
          <table:table-cell office:value-type="float" office:value="4009">
            <text:p>4009</text:p>
          </table:table-cell>
          <table:table-cell table:formula="of:=(2^([.A4010]/8192)-1)*8192" office:value-type="float" office:value="3308.26817073188">
            <text:p>3308</text:p>
          </table:table-cell>
        </table:table-row>
        <table:table-row table:style-name="ro1">
          <table:table-cell office:value-type="float" office:value="4010">
            <text:p>4010</text:p>
          </table:table-cell>
          <table:table-cell table:formula="of:=(2^([.A4011]/8192)-1)*8192" office:value-type="float" office:value="3309.24128055947">
            <text:p>3309</text:p>
          </table:table-cell>
        </table:table-row>
        <table:table-row table:style-name="ro1">
          <table:table-cell office:value-type="float" office:value="4011">
            <text:p>4011</text:p>
          </table:table-cell>
          <table:table-cell table:formula="of:=(2^([.A4012]/8192)-1)*8192" office:value-type="float" office:value="3310.21447272799">
            <text:p>3310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table:formula="of:=(2^([.A4013]/8192)-1)*8192" office:value-type="float" office:value="3311.1877472444">
            <text:p>3311</text:p>
          </table:table-cell>
        </table:table-row>
        <table:table-row table:style-name="ro1">
          <table:table-cell office:value-type="float" office:value="4013">
            <text:p>4013</text:p>
          </table:table-cell>
          <table:table-cell table:formula="of:=(2^([.A4014]/8192)-1)*8192" office:value-type="float" office:value="3312.16110411568">
            <text:p>3312</text:p>
          </table:table-cell>
        </table:table-row>
        <table:table-row table:style-name="ro1">
          <table:table-cell office:value-type="float" office:value="4014">
            <text:p>4014</text:p>
          </table:table-cell>
          <table:table-cell table:formula="of:=(2^([.A4015]/8192)-1)*8192" office:value-type="float" office:value="3313.13454334878">
            <text:p>3313</text:p>
          </table:table-cell>
        </table:table-row>
        <table:table-row table:style-name="ro1">
          <table:table-cell office:value-type="float" office:value="4015">
            <text:p>4015</text:p>
          </table:table-cell>
          <table:table-cell table:formula="of:=(2^([.A4016]/8192)-1)*8192" office:value-type="float" office:value="3314.10806495069">
            <text:p>3314</text:p>
          </table:table-cell>
        </table:table-row>
        <table:table-row table:style-name="ro1">
          <table:table-cell office:value-type="float" office:value="4016">
            <text:p>4016</text:p>
          </table:table-cell>
          <table:table-cell table:formula="of:=(2^([.A4017]/8192)-1)*8192" office:value-type="float" office:value="3315.08166892836">
            <text:p>3315</text:p>
          </table:table-cell>
        </table:table-row>
        <table:table-row table:style-name="ro1">
          <table:table-cell office:value-type="float" office:value="4017">
            <text:p>4017</text:p>
          </table:table-cell>
          <table:table-cell table:formula="of:=(2^([.A4018]/8192)-1)*8192" office:value-type="float" office:value="3316.05535528878">
            <text:p>3316</text:p>
          </table:table-cell>
        </table:table-row>
        <table:table-row table:style-name="ro1">
          <table:table-cell office:value-type="float" office:value="4018">
            <text:p>4018</text:p>
          </table:table-cell>
          <table:table-cell table:formula="of:=(2^([.A4019]/8192)-1)*8192" office:value-type="float" office:value="3317.0291240389">
            <text:p>3317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table:formula="of:=(2^([.A4020]/8192)-1)*8192" office:value-type="float" office:value="3318.00297518571">
            <text:p>3318</text:p>
          </table:table-cell>
        </table:table-row>
        <table:table-row table:style-name="ro1">
          <table:table-cell office:value-type="float" office:value="4020">
            <text:p>4020</text:p>
          </table:table-cell>
          <table:table-cell table:formula="of:=(2^([.A4021]/8192)-1)*8192" office:value-type="float" office:value="3318.97690873617">
            <text:p>3319</text:p>
          </table:table-cell>
        </table:table-row>
        <table:table-row table:style-name="ro1">
          <table:table-cell office:value-type="float" office:value="4021">
            <text:p>4021</text:p>
          </table:table-cell>
          <table:table-cell table:formula="of:=(2^([.A4022]/8192)-1)*8192" office:value-type="float" office:value="3319.95092469726">
            <text:p>3320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table:formula="of:=(2^([.A4023]/8192)-1)*8192" office:value-type="float" office:value="3320.92502307594">
            <text:p>3321</text:p>
          </table:table-cell>
        </table:table-row>
        <table:table-row table:style-name="ro1">
          <table:table-cell office:value-type="float" office:value="4023">
            <text:p>4023</text:p>
          </table:table-cell>
          <table:table-cell table:formula="of:=(2^([.A4024]/8192)-1)*8192" office:value-type="float" office:value="3321.89920387921">
            <text:p>3322</text:p>
          </table:table-cell>
        </table:table-row>
        <table:table-row table:style-name="ro1">
          <table:table-cell office:value-type="float" office:value="4024">
            <text:p>4024</text:p>
          </table:table-cell>
          <table:table-cell table:formula="of:=(2^([.A4025]/8192)-1)*8192" office:value-type="float" office:value="3322.87346711402">
            <text:p>3323</text:p>
          </table:table-cell>
        </table:table-row>
        <table:table-row table:style-name="ro1">
          <table:table-cell office:value-type="float" office:value="4025">
            <text:p>4025</text:p>
          </table:table-cell>
          <table:table-cell table:formula="of:=(2^([.A4026]/8192)-1)*8192" office:value-type="float" office:value="3323.84781278735">
            <text:p>3324</text:p>
          </table:table-cell>
        </table:table-row>
        <table:table-row table:style-name="ro1">
          <table:table-cell office:value-type="float" office:value="4026">
            <text:p>4026</text:p>
          </table:table-cell>
          <table:table-cell table:formula="of:=(2^([.A4027]/8192)-1)*8192" office:value-type="float" office:value="3324.82224090618">
            <text:p>3325</text:p>
          </table:table-cell>
        </table:table-row>
        <table:table-row table:style-name="ro1">
          <table:table-cell office:value-type="float" office:value="4027">
            <text:p>4027</text:p>
          </table:table-cell>
          <table:table-cell table:formula="of:=(2^([.A4028]/8192)-1)*8192" office:value-type="float" office:value="3325.79675147749">
            <text:p>3326</text:p>
          </table:table-cell>
        </table:table-row>
        <table:table-row table:style-name="ro1">
          <table:table-cell office:value-type="float" office:value="4028">
            <text:p>4028</text:p>
          </table:table-cell>
          <table:table-cell table:formula="of:=(2^([.A4029]/8192)-1)*8192" office:value-type="float" office:value="3326.77134450825">
            <text:p>3327</text:p>
          </table:table-cell>
        </table:table-row>
        <table:table-row table:style-name="ro1">
          <table:table-cell office:value-type="float" office:value="4029">
            <text:p>4029</text:p>
          </table:table-cell>
          <table:table-cell table:formula="of:=(2^([.A4030]/8192)-1)*8192" office:value-type="float" office:value="3327.74602000544">
            <text:p>3328</text:p>
          </table:table-cell>
        </table:table-row>
        <table:table-row table:style-name="ro1">
          <table:table-cell office:value-type="float" office:value="4030">
            <text:p>4030</text:p>
          </table:table-cell>
          <table:table-cell table:formula="of:=(2^([.A4031]/8192)-1)*8192" office:value-type="float" office:value="3328.72077797604">
            <text:p>3329</text:p>
          </table:table-cell>
        </table:table-row>
        <table:table-row table:style-name="ro1">
          <table:table-cell office:value-type="float" office:value="4031">
            <text:p>4031</text:p>
          </table:table-cell>
          <table:table-cell table:formula="of:=(2^([.A4032]/8192)-1)*8192" office:value-type="float" office:value="3329.69561842703">
            <text:p>3330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table:formula="of:=(2^([.A4033]/8192)-1)*8192" office:value-type="float" office:value="3330.67054136537">
            <text:p>3331</text:p>
          </table:table-cell>
        </table:table-row>
        <table:table-row table:style-name="ro1">
          <table:table-cell office:value-type="float" office:value="4033">
            <text:p>4033</text:p>
          </table:table-cell>
          <table:table-cell table:formula="of:=(2^([.A4034]/8192)-1)*8192" office:value-type="float" office:value="3331.64554679807">
            <text:p>3332</text:p>
          </table:table-cell>
        </table:table-row>
        <table:table-row table:style-name="ro1">
          <table:table-cell office:value-type="float" office:value="4034">
            <text:p>4034</text:p>
          </table:table-cell>
          <table:table-cell table:formula="of:=(2^([.A4035]/8192)-1)*8192" office:value-type="float" office:value="3332.62063473209">
            <text:p>3333</text:p>
          </table:table-cell>
        </table:table-row>
        <table:table-row table:style-name="ro1">
          <table:table-cell office:value-type="float" office:value="4035">
            <text:p>4035</text:p>
          </table:table-cell>
          <table:table-cell table:formula="of:=(2^([.A4036]/8192)-1)*8192" office:value-type="float" office:value="3333.59580517442">
            <text:p>3334</text:p>
          </table:table-cell>
        </table:table-row>
        <table:table-row table:style-name="ro1">
          <table:table-cell office:value-type="float" office:value="4036">
            <text:p>4036</text:p>
          </table:table-cell>
          <table:table-cell table:formula="of:=(2^([.A4037]/8192)-1)*8192" office:value-type="float" office:value="3334.57105813203">
            <text:p>3335</text:p>
          </table:table-cell>
        </table:table-row>
        <table:table-row table:style-name="ro1">
          <table:table-cell office:value-type="float" office:value="4037">
            <text:p>4037</text:p>
          </table:table-cell>
          <table:table-cell table:formula="of:=(2^([.A4038]/8192)-1)*8192" office:value-type="float" office:value="3335.54639361192">
            <text:p>3336</text:p>
          </table:table-cell>
        </table:table-row>
        <table:table-row table:style-name="ro1">
          <table:table-cell office:value-type="float" office:value="4038">
            <text:p>4038</text:p>
          </table:table-cell>
          <table:table-cell table:formula="of:=(2^([.A4039]/8192)-1)*8192" office:value-type="float" office:value="3336.52181162106">
            <text:p>3337</text:p>
          </table:table-cell>
        </table:table-row>
        <table:table-row table:style-name="ro1">
          <table:table-cell office:value-type="float" office:value="4039">
            <text:p>4039</text:p>
          </table:table-cell>
          <table:table-cell table:formula="of:=(2^([.A4040]/8192)-1)*8192" office:value-type="float" office:value="3337.49731216643">
            <text:p>3337</text:p>
          </table:table-cell>
        </table:table-row>
        <table:table-row table:style-name="ro1">
          <table:table-cell office:value-type="float" office:value="4040">
            <text:p>4040</text:p>
          </table:table-cell>
          <table:table-cell table:formula="of:=(2^([.A4041]/8192)-1)*8192" office:value-type="float" office:value="3338.47289525502">
            <text:p>3338</text:p>
          </table:table-cell>
        </table:table-row>
        <table:table-row table:style-name="ro1">
          <table:table-cell office:value-type="float" office:value="4041">
            <text:p>4041</text:p>
          </table:table-cell>
          <table:table-cell table:formula="of:=(2^([.A4042]/8192)-1)*8192" office:value-type="float" office:value="3339.44856089382">
            <text:p>3339</text:p>
          </table:table-cell>
        </table:table-row>
        <table:table-row table:style-name="ro1">
          <table:table-cell office:value-type="float" office:value="4042">
            <text:p>4042</text:p>
          </table:table-cell>
          <table:table-cell table:formula="of:=(2^([.A4043]/8192)-1)*8192" office:value-type="float" office:value="3340.42430908981">
            <text:p>3340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table:formula="of:=(2^([.A4044]/8192)-1)*8192" office:value-type="float" office:value="3341.40013984998">
            <text:p>3341</text:p>
          </table:table-cell>
        </table:table-row>
        <table:table-row table:style-name="ro1">
          <table:table-cell office:value-type="float" office:value="4044">
            <text:p>4044</text:p>
          </table:table-cell>
          <table:table-cell table:formula="of:=(2^([.A4045]/8192)-1)*8192" office:value-type="float" office:value="3342.3760531813">
            <text:p>3342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table:formula="of:=(2^([.A4046]/8192)-1)*8192" office:value-type="float" office:value="3343.35204909078">
            <text:p>3343</text:p>
          </table:table-cell>
        </table:table-row>
        <table:table-row table:style-name="ro1">
          <table:table-cell office:value-type="float" office:value="4046">
            <text:p>4046</text:p>
          </table:table-cell>
          <table:table-cell table:formula="of:=(2^([.A4047]/8192)-1)*8192" office:value-type="float" office:value="3344.32812758539">
            <text:p>3344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table:formula="of:=(2^([.A4048]/8192)-1)*8192" office:value-type="float" office:value="3345.30428867212">
            <text:p>3345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table:formula="of:=(2^([.A4049]/8192)-1)*8192" office:value-type="float" office:value="3346.28053235797">
            <text:p>3346</text:p>
          </table:table-cell>
        </table:table-row>
        <table:table-row table:style-name="ro1">
          <table:table-cell office:value-type="float" office:value="4049">
            <text:p>4049</text:p>
          </table:table-cell>
          <table:table-cell table:formula="of:=(2^([.A4050]/8192)-1)*8192" office:value-type="float" office:value="3347.25685864992">
            <text:p>3347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table:formula="of:=(2^([.A4051]/8192)-1)*8192" office:value-type="float" office:value="3348.23326755496">
            <text:p>3348</text:p>
          </table:table-cell>
        </table:table-row>
        <table:table-row table:style-name="ro1">
          <table:table-cell office:value-type="float" office:value="4051">
            <text:p>4051</text:p>
          </table:table-cell>
          <table:table-cell table:formula="of:=(2^([.A4052]/8192)-1)*8192" office:value-type="float" office:value="3349.20975908009">
            <text:p>3349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table:formula="of:=(2^([.A4053]/8192)-1)*8192" office:value-type="float" office:value="3350.18633323228">
            <text:p>3350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table:formula="of:=(2^([.A4054]/8192)-1)*8192" office:value-type="float" office:value="3351.16299001854">
            <text:p>3351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table:formula="of:=(2^([.A4055]/8192)-1)*8192" office:value-type="float" office:value="3352.13972944586">
            <text:p>3352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table:formula="of:=(2^([.A4056]/8192)-1)*8192" office:value-type="float" office:value="3353.11655152123">
            <text:p>3353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table:formula="of:=(2^([.A4057]/8192)-1)*8192" office:value-type="float" office:value="3354.09345625164">
            <text:p>3354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table:formula="of:=(2^([.A4058]/8192)-1)*8192" office:value-type="float" office:value="3355.07044364409">
            <text:p>3355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table:formula="of:=(2^([.A4059]/8192)-1)*8192" office:value-type="float" office:value="3356.04751370557">
            <text:p>3356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table:formula="of:=(2^([.A4060]/8192)-1)*8192" office:value-type="float" office:value="3357.02466644308">
            <text:p>3357</text:p>
          </table:table-cell>
        </table:table-row>
        <table:table-row table:style-name="ro1">
          <table:table-cell office:value-type="float" office:value="4060">
            <text:p>4060</text:p>
          </table:table-cell>
          <table:table-cell table:formula="of:=(2^([.A4061]/8192)-1)*8192" office:value-type="float" office:value="3358.0019018636">
            <text:p>3358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table:formula="of:=(2^([.A4062]/8192)-1)*8192" office:value-type="float" office:value="3358.97921997415">
            <text:p>3359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table:formula="of:=(2^([.A4063]/8192)-1)*8192" office:value-type="float" office:value="3359.95662078172">
            <text:p>3360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table:formula="of:=(2^([.A4064]/8192)-1)*8192" office:value-type="float" office:value="3360.93410429329">
            <text:p>3361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table:formula="of:=(2^([.A4065]/8192)-1)*8192" office:value-type="float" office:value="3361.91167051588">
            <text:p>3362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table:formula="of:=(2^([.A4066]/8192)-1)*8192" office:value-type="float" office:value="3362.88931945648">
            <text:p>3363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table:formula="of:=(2^([.A4067]/8192)-1)*8192" office:value-type="float" office:value="3363.86705112209">
            <text:p>3364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table:formula="of:=(2^([.A4068]/8192)-1)*8192" office:value-type="float" office:value="3364.8448655197">
            <text:p>3365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table:formula="of:=(2^([.A4069]/8192)-1)*8192" office:value-type="float" office:value="3365.82276265633">
            <text:p>3366</text:p>
          </table:table-cell>
        </table:table-row>
        <table:table-row table:style-name="ro1">
          <table:table-cell office:value-type="float" office:value="4069">
            <text:p>4069</text:p>
          </table:table-cell>
          <table:table-cell table:formula="of:=(2^([.A4070]/8192)-1)*8192" office:value-type="float" office:value="3366.80074253897">
            <text:p>3367</text:p>
          </table:table-cell>
        </table:table-row>
        <table:table-row table:style-name="ro1">
          <table:table-cell office:value-type="float" office:value="4070">
            <text:p>4070</text:p>
          </table:table-cell>
          <table:table-cell table:formula="of:=(2^([.A4071]/8192)-1)*8192" office:value-type="float" office:value="3367.77880517462">
            <text:p>3368</text:p>
          </table:table-cell>
        </table:table-row>
        <table:table-row table:style-name="ro1">
          <table:table-cell office:value-type="float" office:value="4071">
            <text:p>4071</text:p>
          </table:table-cell>
          <table:table-cell table:formula="of:=(2^([.A4072]/8192)-1)*8192" office:value-type="float" office:value="3368.75695057028">
            <text:p>3369</text:p>
          </table:table-cell>
        </table:table-row>
        <table:table-row table:style-name="ro1">
          <table:table-cell office:value-type="float" office:value="4072">
            <text:p>4072</text:p>
          </table:table-cell>
          <table:table-cell table:formula="of:=(2^([.A4073]/8192)-1)*8192" office:value-type="float" office:value="3369.73517873297">
            <text:p>3370</text:p>
          </table:table-cell>
        </table:table-row>
        <table:table-row table:style-name="ro1">
          <table:table-cell office:value-type="float" office:value="4073">
            <text:p>4073</text:p>
          </table:table-cell>
          <table:table-cell table:formula="of:=(2^([.A4074]/8192)-1)*8192" office:value-type="float" office:value="3370.71348966967">
            <text:p>3371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table:formula="of:=(2^([.A4075]/8192)-1)*8192" office:value-type="float" office:value="3371.6918833874">
            <text:p>3372</text:p>
          </table:table-cell>
        </table:table-row>
        <table:table-row table:style-name="ro1">
          <table:table-cell office:value-type="float" office:value="4075">
            <text:p>4075</text:p>
          </table:table-cell>
          <table:table-cell table:formula="of:=(2^([.A4076]/8192)-1)*8192" office:value-type="float" office:value="3372.67035989315">
            <text:p>3373</text:p>
          </table:table-cell>
        </table:table-row>
        <table:table-row table:style-name="ro1">
          <table:table-cell office:value-type="float" office:value="4076">
            <text:p>4076</text:p>
          </table:table-cell>
          <table:table-cell table:formula="of:=(2^([.A4077]/8192)-1)*8192" office:value-type="float" office:value="3373.64891919395">
            <text:p>3374</text:p>
          </table:table-cell>
        </table:table-row>
        <table:table-row table:style-name="ro1">
          <table:table-cell office:value-type="float" office:value="4077">
            <text:p>4077</text:p>
          </table:table-cell>
          <table:table-cell table:formula="of:=(2^([.A4078]/8192)-1)*8192" office:value-type="float" office:value="3374.62756129678">
            <text:p>3375</text:p>
          </table:table-cell>
        </table:table-row>
        <table:table-row table:style-name="ro1">
          <table:table-cell office:value-type="float" office:value="4078">
            <text:p>4078</text:p>
          </table:table-cell>
          <table:table-cell table:formula="of:=(2^([.A4079]/8192)-1)*8192" office:value-type="float" office:value="3375.60628620866">
            <text:p>3376</text:p>
          </table:table-cell>
        </table:table-row>
        <table:table-row table:style-name="ro1">
          <table:table-cell office:value-type="float" office:value="4079">
            <text:p>4079</text:p>
          </table:table-cell>
          <table:table-cell table:formula="of:=(2^([.A4080]/8192)-1)*8192" office:value-type="float" office:value="3376.5850939366">
            <text:p>3377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table:formula="of:=(2^([.A4081]/8192)-1)*8192" office:value-type="float" office:value="3377.56398448759">
            <text:p>3378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table:formula="of:=(2^([.A4082]/8192)-1)*8192" office:value-type="float" office:value="3378.54295786866">
            <text:p>3379</text:p>
          </table:table-cell>
        </table:table-row>
        <table:table-row table:style-name="ro1">
          <table:table-cell office:value-type="float" office:value="4082">
            <text:p>4082</text:p>
          </table:table-cell>
          <table:table-cell table:formula="of:=(2^([.A4083]/8192)-1)*8192" office:value-type="float" office:value="3379.5220140868">
            <text:p>3380</text:p>
          </table:table-cell>
        </table:table-row>
        <table:table-row table:style-name="ro1">
          <table:table-cell office:value-type="float" office:value="4083">
            <text:p>4083</text:p>
          </table:table-cell>
          <table:table-cell table:formula="of:=(2^([.A4084]/8192)-1)*8192" office:value-type="float" office:value="3380.50115314903">
            <text:p>3381</text:p>
          </table:table-cell>
        </table:table-row>
        <table:table-row table:style-name="ro1">
          <table:table-cell office:value-type="float" office:value="4084">
            <text:p>4084</text:p>
          </table:table-cell>
          <table:table-cell table:formula="of:=(2^([.A4085]/8192)-1)*8192" office:value-type="float" office:value="3381.48037506236">
            <text:p>3381</text:p>
          </table:table-cell>
        </table:table-row>
        <table:table-row table:style-name="ro1">
          <table:table-cell office:value-type="float" office:value="4085">
            <text:p>4085</text:p>
          </table:table-cell>
          <table:table-cell table:formula="of:=(2^([.A4086]/8192)-1)*8192" office:value-type="float" office:value="3382.4596798338">
            <text:p>3382</text:p>
          </table:table-cell>
        </table:table-row>
        <table:table-row table:style-name="ro1">
          <table:table-cell office:value-type="float" office:value="4086">
            <text:p>4086</text:p>
          </table:table-cell>
          <table:table-cell table:formula="of:=(2^([.A4087]/8192)-1)*8192" office:value-type="float" office:value="3383.43906747036">
            <text:p>3383</text:p>
          </table:table-cell>
        </table:table-row>
        <table:table-row table:style-name="ro1">
          <table:table-cell office:value-type="float" office:value="4087">
            <text:p>4087</text:p>
          </table:table-cell>
          <table:table-cell table:formula="of:=(2^([.A4088]/8192)-1)*8192" office:value-type="float" office:value="3384.41853797905">
            <text:p>3384</text:p>
          </table:table-cell>
        </table:table-row>
        <table:table-row table:style-name="ro1">
          <table:table-cell office:value-type="float" office:value="4088">
            <text:p>4088</text:p>
          </table:table-cell>
          <table:table-cell table:formula="of:=(2^([.A4089]/8192)-1)*8192" office:value-type="float" office:value="3385.39809136688">
            <text:p>3385</text:p>
          </table:table-cell>
        </table:table-row>
        <table:table-row table:style-name="ro1">
          <table:table-cell office:value-type="float" office:value="4089">
            <text:p>4089</text:p>
          </table:table-cell>
          <table:table-cell table:formula="of:=(2^([.A4090]/8192)-1)*8192" office:value-type="float" office:value="3386.37772764087">
            <text:p>3386</text:p>
          </table:table-cell>
        </table:table-row>
        <table:table-row table:style-name="ro1">
          <table:table-cell office:value-type="float" office:value="4090">
            <text:p>4090</text:p>
          </table:table-cell>
          <table:table-cell table:formula="of:=(2^([.A4091]/8192)-1)*8192" office:value-type="float" office:value="3387.35744680803">
            <text:p>3387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table:formula="of:=(2^([.A4092]/8192)-1)*8192" office:value-type="float" office:value="3388.33724887538">
            <text:p>3388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table:formula="of:=(2^([.A4093]/8192)-1)*8192" office:value-type="float" office:value="3389.31713384992">
            <text:p>3389</text:p>
          </table:table-cell>
        </table:table-row>
        <table:table-row table:style-name="ro1">
          <table:table-cell office:value-type="float" office:value="4093">
            <text:p>4093</text:p>
          </table:table-cell>
          <table:table-cell table:formula="of:=(2^([.A4094]/8192)-1)*8192" office:value-type="float" office:value="3390.29710173868">
            <text:p>3390</text:p>
          </table:table-cell>
        </table:table-row>
        <table:table-row table:style-name="ro1">
          <table:table-cell office:value-type="float" office:value="4094">
            <text:p>4094</text:p>
          </table:table-cell>
          <table:table-cell table:formula="of:=(2^([.A4095]/8192)-1)*8192" office:value-type="float" office:value="3391.27715254866">
            <text:p>3391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table:formula="of:=(2^([.A4096]/8192)-1)*8192" office:value-type="float" office:value="3392.2572862869">
            <text:p>339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table:formula="of:=(2^([.A4097]/8192)-1)*8192" office:value-type="float" office:value="3393.2375029604">
            <text:p>3393</text:p>
          </table:table-cell>
        </table:table-row>
        <table:table-row table:style-name="ro1">
          <table:table-cell office:value-type="float" office:value="4097">
            <text:p>4097</text:p>
          </table:table-cell>
          <table:table-cell table:formula="of:=(2^([.A4098]/8192)-1)*8192" office:value-type="float" office:value="3394.21780257617">
            <text:p>3394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table:formula="of:=(2^([.A4099]/8192)-1)*8192" office:value-type="float" office:value="3395.19818514125">
            <text:p>3395</text:p>
          </table:table-cell>
        </table:table-row>
        <table:table-row table:style-name="ro1">
          <table:table-cell office:value-type="float" office:value="4099">
            <text:p>4099</text:p>
          </table:table-cell>
          <table:table-cell table:formula="of:=(2^([.A4100]/8192)-1)*8192" office:value-type="float" office:value="3396.17865066265">
            <text:p>3396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table:formula="of:=(2^([.A4101]/8192)-1)*8192" office:value-type="float" office:value="3397.15919914738">
            <text:p>3397</text:p>
          </table:table-cell>
        </table:table-row>
        <table:table-row table:style-name="ro1">
          <table:table-cell office:value-type="float" office:value="4101">
            <text:p>4101</text:p>
          </table:table-cell>
          <table:table-cell table:formula="of:=(2^([.A4102]/8192)-1)*8192" office:value-type="float" office:value="3398.13983060248">
            <text:p>3398</text:p>
          </table:table-cell>
        </table:table-row>
        <table:table-row table:style-name="ro1">
          <table:table-cell office:value-type="float" office:value="4102">
            <text:p>4102</text:p>
          </table:table-cell>
          <table:table-cell table:formula="of:=(2^([.A4103]/8192)-1)*8192" office:value-type="float" office:value="3399.12054503495">
            <text:p>3399</text:p>
          </table:table-cell>
        </table:table-row>
        <table:table-row table:style-name="ro1">
          <table:table-cell office:value-type="float" office:value="4103">
            <text:p>4103</text:p>
          </table:table-cell>
          <table:table-cell table:formula="of:=(2^([.A4104]/8192)-1)*8192" office:value-type="float" office:value="3400.10134245182">
            <text:p>3400</text:p>
          </table:table-cell>
        </table:table-row>
        <table:table-row table:style-name="ro1">
          <table:table-cell office:value-type="float" office:value="4104">
            <text:p>4104</text:p>
          </table:table-cell>
          <table:table-cell table:formula="of:=(2^([.A4105]/8192)-1)*8192" office:value-type="float" office:value="3401.08222286011">
            <text:p>3401</text:p>
          </table:table-cell>
        </table:table-row>
        <table:table-row table:style-name="ro1">
          <table:table-cell office:value-type="float" office:value="4105">
            <text:p>4105</text:p>
          </table:table-cell>
          <table:table-cell table:formula="of:=(2^([.A4106]/8192)-1)*8192" office:value-type="float" office:value="3402.06318626685">
            <text:p>3402</text:p>
          </table:table-cell>
        </table:table-row>
        <table:table-row table:style-name="ro1">
          <table:table-cell office:value-type="float" office:value="4106">
            <text:p>4106</text:p>
          </table:table-cell>
          <table:table-cell table:formula="of:=(2^([.A4107]/8192)-1)*8192" office:value-type="float" office:value="3403.04423267905">
            <text:p>3403</text:p>
          </table:table-cell>
        </table:table-row>
        <table:table-row table:style-name="ro1">
          <table:table-cell office:value-type="float" office:value="4107">
            <text:p>4107</text:p>
          </table:table-cell>
          <table:table-cell table:formula="of:=(2^([.A4108]/8192)-1)*8192" office:value-type="float" office:value="3404.02536210375">
            <text:p>3404</text:p>
          </table:table-cell>
        </table:table-row>
        <table:table-row table:style-name="ro1">
          <table:table-cell office:value-type="float" office:value="4108">
            <text:p>4108</text:p>
          </table:table-cell>
          <table:table-cell table:formula="of:=(2^([.A4109]/8192)-1)*8192" office:value-type="float" office:value="3405.00657454796">
            <text:p>3405</text:p>
          </table:table-cell>
        </table:table-row>
        <table:table-row table:style-name="ro1">
          <table:table-cell office:value-type="float" office:value="4109">
            <text:p>4109</text:p>
          </table:table-cell>
          <table:table-cell table:formula="of:=(2^([.A4110]/8192)-1)*8192" office:value-type="float" office:value="3405.98787001871">
            <text:p>3406</text:p>
          </table:table-cell>
        </table:table-row>
        <table:table-row table:style-name="ro1">
          <table:table-cell office:value-type="float" office:value="4110">
            <text:p>4110</text:p>
          </table:table-cell>
          <table:table-cell table:formula="of:=(2^([.A4111]/8192)-1)*8192" office:value-type="float" office:value="3406.96924852302">
            <text:p>3407</text:p>
          </table:table-cell>
        </table:table-row>
        <table:table-row table:style-name="ro1">
          <table:table-cell office:value-type="float" office:value="4111">
            <text:p>4111</text:p>
          </table:table-cell>
          <table:table-cell table:formula="of:=(2^([.A4112]/8192)-1)*8192" office:value-type="float" office:value="3407.95071006793">
            <text:p>3408</text:p>
          </table:table-cell>
        </table:table-row>
        <table:table-row table:style-name="ro1">
          <table:table-cell office:value-type="float" office:value="4112">
            <text:p>4112</text:p>
          </table:table-cell>
          <table:table-cell table:formula="of:=(2^([.A4113]/8192)-1)*8192" office:value-type="float" office:value="3408.93225466045">
            <text:p>3409</text:p>
          </table:table-cell>
        </table:table-row>
        <table:table-row table:style-name="ro1">
          <table:table-cell office:value-type="float" office:value="4113">
            <text:p>4113</text:p>
          </table:table-cell>
          <table:table-cell table:formula="of:=(2^([.A4114]/8192)-1)*8192" office:value-type="float" office:value="3409.91388230762">
            <text:p>3410</text:p>
          </table:table-cell>
        </table:table-row>
        <table:table-row table:style-name="ro1">
          <table:table-cell office:value-type="float" office:value="4114">
            <text:p>4114</text:p>
          </table:table-cell>
          <table:table-cell table:formula="of:=(2^([.A4115]/8192)-1)*8192" office:value-type="float" office:value="3410.89559301646">
            <text:p>3411</text:p>
          </table:table-cell>
        </table:table-row>
        <table:table-row table:style-name="ro1">
          <table:table-cell office:value-type="float" office:value="4115">
            <text:p>4115</text:p>
          </table:table-cell>
          <table:table-cell table:formula="of:=(2^([.A4116]/8192)-1)*8192" office:value-type="float" office:value="3411.87738679401">
            <text:p>3412</text:p>
          </table:table-cell>
        </table:table-row>
        <table:table-row table:style-name="ro1">
          <table:table-cell office:value-type="float" office:value="4116">
            <text:p>4116</text:p>
          </table:table-cell>
          <table:table-cell table:formula="of:=(2^([.A4117]/8192)-1)*8192" office:value-type="float" office:value="3412.85926364728">
            <text:p>3413</text:p>
          </table:table-cell>
        </table:table-row>
        <table:table-row table:style-name="ro1">
          <table:table-cell office:value-type="float" office:value="4117">
            <text:p>4117</text:p>
          </table:table-cell>
          <table:table-cell table:formula="of:=(2^([.A4118]/8192)-1)*8192" office:value-type="float" office:value="3413.84122358331">
            <text:p>3414</text:p>
          </table:table-cell>
        </table:table-row>
        <table:table-row table:style-name="ro1">
          <table:table-cell office:value-type="float" office:value="4118">
            <text:p>4118</text:p>
          </table:table-cell>
          <table:table-cell table:formula="of:=(2^([.A4119]/8192)-1)*8192" office:value-type="float" office:value="3414.82326660913">
            <text:p>3415</text:p>
          </table:table-cell>
        </table:table-row>
        <table:table-row table:style-name="ro1">
          <table:table-cell office:value-type="float" office:value="4119">
            <text:p>4119</text:p>
          </table:table-cell>
          <table:table-cell table:formula="of:=(2^([.A4120]/8192)-1)*8192" office:value-type="float" office:value="3415.80539273177">
            <text:p>3416</text:p>
          </table:table-cell>
        </table:table-row>
        <table:table-row table:style-name="ro1">
          <table:table-cell office:value-type="float" office:value="4120">
            <text:p>4120</text:p>
          </table:table-cell>
          <table:table-cell table:formula="of:=(2^([.A4121]/8192)-1)*8192" office:value-type="float" office:value="3416.78760195827">
            <text:p>3417</text:p>
          </table:table-cell>
        </table:table-row>
        <table:table-row table:style-name="ro1">
          <table:table-cell office:value-type="float" office:value="4121">
            <text:p>4121</text:p>
          </table:table-cell>
          <table:table-cell table:formula="of:=(2^([.A4122]/8192)-1)*8192" office:value-type="float" office:value="3417.76989429564">
            <text:p>3418</text:p>
          </table:table-cell>
        </table:table-row>
        <table:table-row table:style-name="ro1">
          <table:table-cell office:value-type="float" office:value="4122">
            <text:p>4122</text:p>
          </table:table-cell>
          <table:table-cell table:formula="of:=(2^([.A4123]/8192)-1)*8192" office:value-type="float" office:value="3418.75226975094">
            <text:p>3419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 table:formula="of:=(2^([.A4124]/8192)-1)*8192" office:value-type="float" office:value="3419.73472833118">
            <text:p>3420</text:p>
          </table:table-cell>
        </table:table-row>
        <table:table-row table:style-name="ro1">
          <table:table-cell office:value-type="float" office:value="4124">
            <text:p>4124</text:p>
          </table:table-cell>
          <table:table-cell table:formula="of:=(2^([.A4125]/8192)-1)*8192" office:value-type="float" office:value="3420.71727004341">
            <text:p>3421</text:p>
          </table:table-cell>
        </table:table-row>
        <table:table-row table:style-name="ro1">
          <table:table-cell office:value-type="float" office:value="4125">
            <text:p>4125</text:p>
          </table:table-cell>
          <table:table-cell table:formula="of:=(2^([.A4126]/8192)-1)*8192" office:value-type="float" office:value="3421.69989489465">
            <text:p>3422</text:p>
          </table:table-cell>
        </table:table-row>
        <table:table-row table:style-name="ro1">
          <table:table-cell office:value-type="float" office:value="4126">
            <text:p>4126</text:p>
          </table:table-cell>
          <table:table-cell table:formula="of:=(2^([.A4127]/8192)-1)*8192" office:value-type="float" office:value="3422.68260289195">
            <text:p>3423</text:p>
          </table:table-cell>
        </table:table-row>
        <table:table-row table:style-name="ro1">
          <table:table-cell office:value-type="float" office:value="4127">
            <text:p>4127</text:p>
          </table:table-cell>
          <table:table-cell table:formula="of:=(2^([.A4128]/8192)-1)*8192" office:value-type="float" office:value="3423.66539404233">
            <text:p>3424</text:p>
          </table:table-cell>
        </table:table-row>
        <table:table-row table:style-name="ro1">
          <table:table-cell office:value-type="float" office:value="4128">
            <text:p>4128</text:p>
          </table:table-cell>
          <table:table-cell table:formula="of:=(2^([.A4129]/8192)-1)*8192" office:value-type="float" office:value="3424.64826835284">
            <text:p>3425</text:p>
          </table:table-cell>
        </table:table-row>
        <table:table-row table:style-name="ro1">
          <table:table-cell office:value-type="float" office:value="4129">
            <text:p>4129</text:p>
          </table:table-cell>
          <table:table-cell table:formula="of:=(2^([.A4130]/8192)-1)*8192" office:value-type="float" office:value="3425.63122583051">
            <text:p>3426</text:p>
          </table:table-cell>
        </table:table-row>
        <table:table-row table:style-name="ro1">
          <table:table-cell office:value-type="float" office:value="4130">
            <text:p>4130</text:p>
          </table:table-cell>
          <table:table-cell table:formula="of:=(2^([.A4131]/8192)-1)*8192" office:value-type="float" office:value="3426.61426648238">
            <text:p>3427</text:p>
          </table:table-cell>
        </table:table-row>
        <table:table-row table:style-name="ro1">
          <table:table-cell office:value-type="float" office:value="4131">
            <text:p>4131</text:p>
          </table:table-cell>
          <table:table-cell table:formula="of:=(2^([.A4132]/8192)-1)*8192" office:value-type="float" office:value="3427.59739031548">
            <text:p>3428</text:p>
          </table:table-cell>
        </table:table-row>
        <table:table-row table:style-name="ro1">
          <table:table-cell office:value-type="float" office:value="4132">
            <text:p>4132</text:p>
          </table:table-cell>
          <table:table-cell table:formula="of:=(2^([.A4133]/8192)-1)*8192" office:value-type="float" office:value="3428.58059733686">
            <text:p>3429</text:p>
          </table:table-cell>
        </table:table-row>
        <table:table-row table:style-name="ro1">
          <table:table-cell office:value-type="float" office:value="4133">
            <text:p>4133</text:p>
          </table:table-cell>
          <table:table-cell table:formula="of:=(2^([.A4134]/8192)-1)*8192" office:value-type="float" office:value="3429.56388755355">
            <text:p>3430</text:p>
          </table:table-cell>
        </table:table-row>
        <table:table-row table:style-name="ro1">
          <table:table-cell office:value-type="float" office:value="4134">
            <text:p>4134</text:p>
          </table:table-cell>
          <table:table-cell table:formula="of:=(2^([.A4135]/8192)-1)*8192" office:value-type="float" office:value="3430.54726097259">
            <text:p>3431</text:p>
          </table:table-cell>
        </table:table-row>
        <table:table-row table:style-name="ro1">
          <table:table-cell office:value-type="float" office:value="4135">
            <text:p>4135</text:p>
          </table:table-cell>
          <table:table-cell table:formula="of:=(2^([.A4136]/8192)-1)*8192" office:value-type="float" office:value="3431.53071760103">
            <text:p>3432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table:formula="of:=(2^([.A4137]/8192)-1)*8192" office:value-type="float" office:value="3432.5142574459">
            <text:p>3433</text:p>
          </table:table-cell>
        </table:table-row>
        <table:table-row table:style-name="ro1">
          <table:table-cell office:value-type="float" office:value="4137">
            <text:p>4137</text:p>
          </table:table-cell>
          <table:table-cell table:formula="of:=(2^([.A4138]/8192)-1)*8192" office:value-type="float" office:value="3433.49788051425">
            <text:p>3433</text:p>
          </table:table-cell>
        </table:table-row>
        <table:table-row table:style-name="ro1">
          <table:table-cell office:value-type="float" office:value="4138">
            <text:p>4138</text:p>
          </table:table-cell>
          <table:table-cell table:formula="of:=(2^([.A4139]/8192)-1)*8192" office:value-type="float" office:value="3434.48158681311">
            <text:p>3434</text:p>
          </table:table-cell>
        </table:table-row>
        <table:table-row table:style-name="ro1">
          <table:table-cell office:value-type="float" office:value="4139">
            <text:p>4139</text:p>
          </table:table-cell>
          <table:table-cell table:formula="of:=(2^([.A4140]/8192)-1)*8192" office:value-type="float" office:value="3435.46537634954">
            <text:p>3435</text:p>
          </table:table-cell>
        </table:table-row>
        <table:table-row table:style-name="ro1">
          <table:table-cell office:value-type="float" office:value="4140">
            <text:p>4140</text:p>
          </table:table-cell>
          <table:table-cell table:formula="of:=(2^([.A4141]/8192)-1)*8192" office:value-type="float" office:value="3436.44924913056">
            <text:p>3436</text:p>
          </table:table-cell>
        </table:table-row>
        <table:table-row table:style-name="ro1">
          <table:table-cell office:value-type="float" office:value="4141">
            <text:p>4141</text:p>
          </table:table-cell>
          <table:table-cell table:formula="of:=(2^([.A4142]/8192)-1)*8192" office:value-type="float" office:value="3437.43320516324">
            <text:p>3437</text:p>
          </table:table-cell>
        </table:table-row>
        <table:table-row table:style-name="ro1">
          <table:table-cell office:value-type="float" office:value="4142">
            <text:p>4142</text:p>
          </table:table-cell>
          <table:table-cell table:formula="of:=(2^([.A4143]/8192)-1)*8192" office:value-type="float" office:value="3438.41724445461">
            <text:p>3438</text:p>
          </table:table-cell>
        </table:table-row>
        <table:table-row table:style-name="ro1">
          <table:table-cell office:value-type="float" office:value="4143">
            <text:p>4143</text:p>
          </table:table-cell>
          <table:table-cell table:formula="of:=(2^([.A4144]/8192)-1)*8192" office:value-type="float" office:value="3439.40136701171">
            <text:p>3439</text:p>
          </table:table-cell>
        </table:table-row>
        <table:table-row table:style-name="ro1">
          <table:table-cell office:value-type="float" office:value="4144">
            <text:p>4144</text:p>
          </table:table-cell>
          <table:table-cell table:formula="of:=(2^([.A4145]/8192)-1)*8192" office:value-type="float" office:value="3440.3855728416">
            <text:p>3440</text:p>
          </table:table-cell>
        </table:table-row>
        <table:table-row table:style-name="ro1">
          <table:table-cell office:value-type="float" office:value="4145">
            <text:p>4145</text:p>
          </table:table-cell>
          <table:table-cell table:formula="of:=(2^([.A4146]/8192)-1)*8192" office:value-type="float" office:value="3441.36986195132">
            <text:p>3441</text:p>
          </table:table-cell>
        </table:table-row>
        <table:table-row table:style-name="ro1">
          <table:table-cell office:value-type="float" office:value="4146">
            <text:p>4146</text:p>
          </table:table-cell>
          <table:table-cell table:formula="of:=(2^([.A4147]/8192)-1)*8192" office:value-type="float" office:value="3442.35423434791">
            <text:p>3442</text:p>
          </table:table-cell>
        </table:table-row>
        <table:table-row table:style-name="ro1">
          <table:table-cell office:value-type="float" office:value="4147">
            <text:p>4147</text:p>
          </table:table-cell>
          <table:table-cell table:formula="of:=(2^([.A4148]/8192)-1)*8192" office:value-type="float" office:value="3443.33869003843">
            <text:p>3443</text:p>
          </table:table-cell>
        </table:table-row>
        <table:table-row table:style-name="ro1">
          <table:table-cell office:value-type="float" office:value="4148">
            <text:p>4148</text:p>
          </table:table-cell>
          <table:table-cell table:formula="of:=(2^([.A4149]/8192)-1)*8192" office:value-type="float" office:value="3444.32322902992">
            <text:p>3444</text:p>
          </table:table-cell>
        </table:table-row>
        <table:table-row table:style-name="ro1">
          <table:table-cell office:value-type="float" office:value="4149">
            <text:p>4149</text:p>
          </table:table-cell>
          <table:table-cell table:formula="of:=(2^([.A4150]/8192)-1)*8192" office:value-type="float" office:value="3445.30785132942">
            <text:p>3445</text:p>
          </table:table-cell>
        </table:table-row>
        <table:table-row table:style-name="ro1">
          <table:table-cell office:value-type="float" office:value="4150">
            <text:p>4150</text:p>
          </table:table-cell>
          <table:table-cell table:formula="of:=(2^([.A4151]/8192)-1)*8192" office:value-type="float" office:value="3446.292556944">
            <text:p>3446</text:p>
          </table:table-cell>
        </table:table-row>
        <table:table-row table:style-name="ro1">
          <table:table-cell office:value-type="float" office:value="4151">
            <text:p>4151</text:p>
          </table:table-cell>
          <table:table-cell table:formula="of:=(2^([.A4152]/8192)-1)*8192" office:value-type="float" office:value="3447.27734588069">
            <text:p>3447</text:p>
          </table:table-cell>
        </table:table-row>
        <table:table-row table:style-name="ro1">
          <table:table-cell office:value-type="float" office:value="4152">
            <text:p>4152</text:p>
          </table:table-cell>
          <table:table-cell table:formula="of:=(2^([.A4153]/8192)-1)*8192" office:value-type="float" office:value="3448.26221814656">
            <text:p>3448</text:p>
          </table:table-cell>
        </table:table-row>
        <table:table-row table:style-name="ro1">
          <table:table-cell office:value-type="float" office:value="4153">
            <text:p>4153</text:p>
          </table:table-cell>
          <table:table-cell table:formula="of:=(2^([.A4154]/8192)-1)*8192" office:value-type="float" office:value="3449.24717374864">
            <text:p>3449</text:p>
          </table:table-cell>
        </table:table-row>
        <table:table-row table:style-name="ro1">
          <table:table-cell office:value-type="float" office:value="4154">
            <text:p>4154</text:p>
          </table:table-cell>
          <table:table-cell table:formula="of:=(2^([.A4155]/8192)-1)*8192" office:value-type="float" office:value="3450.232212694">
            <text:p>3450</text:p>
          </table:table-cell>
        </table:table-row>
        <table:table-row table:style-name="ro1">
          <table:table-cell office:value-type="float" office:value="4155">
            <text:p>4155</text:p>
          </table:table-cell>
          <table:table-cell table:formula="of:=(2^([.A4156]/8192)-1)*8192" office:value-type="float" office:value="3451.21733498968">
            <text:p>3451</text:p>
          </table:table-cell>
        </table:table-row>
        <table:table-row table:style-name="ro1">
          <table:table-cell office:value-type="float" office:value="4156">
            <text:p>4156</text:p>
          </table:table-cell>
          <table:table-cell table:formula="of:=(2^([.A4157]/8192)-1)*8192" office:value-type="float" office:value="3452.20254064273">
            <text:p>3452</text:p>
          </table:table-cell>
        </table:table-row>
        <table:table-row table:style-name="ro1">
          <table:table-cell office:value-type="float" office:value="4157">
            <text:p>4157</text:p>
          </table:table-cell>
          <table:table-cell table:formula="of:=(2^([.A4158]/8192)-1)*8192" office:value-type="float" office:value="3453.18782966022">
            <text:p>3453</text:p>
          </table:table-cell>
        </table:table-row>
        <table:table-row table:style-name="ro1">
          <table:table-cell office:value-type="float" office:value="4158">
            <text:p>4158</text:p>
          </table:table-cell>
          <table:table-cell table:formula="of:=(2^([.A4159]/8192)-1)*8192" office:value-type="float" office:value="3454.17320204919">
            <text:p>3454</text:p>
          </table:table-cell>
        </table:table-row>
        <table:table-row table:style-name="ro1">
          <table:table-cell office:value-type="float" office:value="4159">
            <text:p>4159</text:p>
          </table:table-cell>
          <table:table-cell table:formula="of:=(2^([.A4160]/8192)-1)*8192" office:value-type="float" office:value="3455.1586578167">
            <text:p>3455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table:formula="of:=(2^([.A4161]/8192)-1)*8192" office:value-type="float" office:value="3456.1441969698">
            <text:p>3456</text:p>
          </table:table-cell>
        </table:table-row>
        <table:table-row table:style-name="ro1">
          <table:table-cell office:value-type="float" office:value="4161">
            <text:p>4161</text:p>
          </table:table-cell>
          <table:table-cell table:formula="of:=(2^([.A4162]/8192)-1)*8192" office:value-type="float" office:value="3457.12981951556">
            <text:p>3457</text:p>
          </table:table-cell>
        </table:table-row>
        <table:table-row table:style-name="ro1">
          <table:table-cell office:value-type="float" office:value="4162">
            <text:p>4162</text:p>
          </table:table-cell>
          <table:table-cell table:formula="of:=(2^([.A4163]/8192)-1)*8192" office:value-type="float" office:value="3458.11552546102">
            <text:p>3458</text:p>
          </table:table-cell>
        </table:table-row>
        <table:table-row table:style-name="ro1">
          <table:table-cell office:value-type="float" office:value="4163">
            <text:p>4163</text:p>
          </table:table-cell>
          <table:table-cell table:formula="of:=(2^([.A4164]/8192)-1)*8192" office:value-type="float" office:value="3459.10131481324">
            <text:p>3459</text:p>
          </table:table-cell>
        </table:table-row>
        <table:table-row table:style-name="ro1">
          <table:table-cell office:value-type="float" office:value="4164">
            <text:p>4164</text:p>
          </table:table-cell>
          <table:table-cell table:formula="of:=(2^([.A4165]/8192)-1)*8192" office:value-type="float" office:value="3460.08718757928">
            <text:p>3460</text:p>
          </table:table-cell>
        </table:table-row>
        <table:table-row table:style-name="ro1">
          <table:table-cell office:value-type="float" office:value="4165">
            <text:p>4165</text:p>
          </table:table-cell>
          <table:table-cell table:formula="of:=(2^([.A4166]/8192)-1)*8192" office:value-type="float" office:value="3461.07314376621">
            <text:p>3461</text:p>
          </table:table-cell>
        </table:table-row>
        <table:table-row table:style-name="ro1">
          <table:table-cell office:value-type="float" office:value="4166">
            <text:p>4166</text:p>
          </table:table-cell>
          <table:table-cell table:formula="of:=(2^([.A4167]/8192)-1)*8192" office:value-type="float" office:value="3462.05918338106">
            <text:p>3462</text:p>
          </table:table-cell>
        </table:table-row>
        <table:table-row table:style-name="ro1">
          <table:table-cell office:value-type="float" office:value="4167">
            <text:p>4167</text:p>
          </table:table-cell>
          <table:table-cell table:formula="of:=(2^([.A4168]/8192)-1)*8192" office:value-type="float" office:value="3463.04530643092">
            <text:p>3463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table:formula="of:=(2^([.A4169]/8192)-1)*8192" office:value-type="float" office:value="3464.03151292283">
            <text:p>3464</text:p>
          </table:table-cell>
        </table:table-row>
        <table:table-row table:style-name="ro1">
          <table:table-cell office:value-type="float" office:value="4169">
            <text:p>4169</text:p>
          </table:table-cell>
          <table:table-cell table:formula="of:=(2^([.A4170]/8192)-1)*8192" office:value-type="float" office:value="3465.01780286387">
            <text:p>3465</text:p>
          </table:table-cell>
        </table:table-row>
        <table:table-row table:style-name="ro1">
          <table:table-cell office:value-type="float" office:value="4170">
            <text:p>4170</text:p>
          </table:table-cell>
          <table:table-cell table:formula="of:=(2^([.A4171]/8192)-1)*8192" office:value-type="float" office:value="3466.00417626108">
            <text:p>3466</text:p>
          </table:table-cell>
        </table:table-row>
        <table:table-row table:style-name="ro1">
          <table:table-cell office:value-type="float" office:value="4171">
            <text:p>4171</text:p>
          </table:table-cell>
          <table:table-cell table:formula="of:=(2^([.A4172]/8192)-1)*8192" office:value-type="float" office:value="3466.99063312153">
            <text:p>3467</text:p>
          </table:table-cell>
        </table:table-row>
        <table:table-row table:style-name="ro1">
          <table:table-cell office:value-type="float" office:value="4172">
            <text:p>4172</text:p>
          </table:table-cell>
          <table:table-cell table:formula="of:=(2^([.A4173]/8192)-1)*8192" office:value-type="float" office:value="3467.97717345228">
            <text:p>3468</text:p>
          </table:table-cell>
        </table:table-row>
        <table:table-row table:style-name="ro1">
          <table:table-cell office:value-type="float" office:value="4173">
            <text:p>4173</text:p>
          </table:table-cell>
          <table:table-cell table:formula="of:=(2^([.A4174]/8192)-1)*8192" office:value-type="float" office:value="3468.9637972604">
            <text:p>3469</text:p>
          </table:table-cell>
        </table:table-row>
        <table:table-row table:style-name="ro1">
          <table:table-cell office:value-type="float" office:value="4174">
            <text:p>4174</text:p>
          </table:table-cell>
          <table:table-cell table:formula="of:=(2^([.A4175]/8192)-1)*8192" office:value-type="float" office:value="3469.95050455294">
            <text:p>3470</text:p>
          </table:table-cell>
        </table:table-row>
        <table:table-row table:style-name="ro1">
          <table:table-cell office:value-type="float" office:value="4175">
            <text:p>4175</text:p>
          </table:table-cell>
          <table:table-cell table:formula="of:=(2^([.A4176]/8192)-1)*8192" office:value-type="float" office:value="3470.93729533699">
            <text:p>3471</text:p>
          </table:table-cell>
        </table:table-row>
        <table:table-row table:style-name="ro1">
          <table:table-cell office:value-type="float" office:value="4176">
            <text:p>4176</text:p>
          </table:table-cell>
          <table:table-cell table:formula="of:=(2^([.A4177]/8192)-1)*8192" office:value-type="float" office:value="3471.92416961958">
            <text:p>3472</text:p>
          </table:table-cell>
        </table:table-row>
        <table:table-row table:style-name="ro1">
          <table:table-cell office:value-type="float" office:value="4177">
            <text:p>4177</text:p>
          </table:table-cell>
          <table:table-cell table:formula="of:=(2^([.A4178]/8192)-1)*8192" office:value-type="float" office:value="3472.91112740781">
            <text:p>3473</text:p>
          </table:table-cell>
        </table:table-row>
        <table:table-row table:style-name="ro1">
          <table:table-cell office:value-type="float" office:value="4178">
            <text:p>4178</text:p>
          </table:table-cell>
          <table:table-cell table:formula="of:=(2^([.A4179]/8192)-1)*8192" office:value-type="float" office:value="3473.89816870872">
            <text:p>3474</text:p>
          </table:table-cell>
        </table:table-row>
        <table:table-row table:style-name="ro1">
          <table:table-cell office:value-type="float" office:value="4179">
            <text:p>4179</text:p>
          </table:table-cell>
          <table:table-cell table:formula="of:=(2^([.A4180]/8192)-1)*8192" office:value-type="float" office:value="3474.88529352939">
            <text:p>3475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table:formula="of:=(2^([.A4181]/8192)-1)*8192" office:value-type="float" office:value="3475.87250187688">
            <text:p>3476</text:p>
          </table:table-cell>
        </table:table-row>
        <table:table-row table:style-name="ro1">
          <table:table-cell office:value-type="float" office:value="4181">
            <text:p>4181</text:p>
          </table:table-cell>
          <table:table-cell table:formula="of:=(2^([.A4182]/8192)-1)*8192" office:value-type="float" office:value="3476.85979375826">
            <text:p>3477</text:p>
          </table:table-cell>
        </table:table-row>
        <table:table-row table:style-name="ro1">
          <table:table-cell office:value-type="float" office:value="4182">
            <text:p>4182</text:p>
          </table:table-cell>
          <table:table-cell table:formula="of:=(2^([.A4183]/8192)-1)*8192" office:value-type="float" office:value="3477.8471691806">
            <text:p>3478</text:p>
          </table:table-cell>
        </table:table-row>
        <table:table-row table:style-name="ro1">
          <table:table-cell office:value-type="float" office:value="4183">
            <text:p>4183</text:p>
          </table:table-cell>
          <table:table-cell table:formula="of:=(2^([.A4184]/8192)-1)*8192" office:value-type="float" office:value="3478.83462815097">
            <text:p>3479</text:p>
          </table:table-cell>
        </table:table-row>
        <table:table-row table:style-name="ro1">
          <table:table-cell office:value-type="float" office:value="4184">
            <text:p>4184</text:p>
          </table:table-cell>
          <table:table-cell table:formula="of:=(2^([.A4185]/8192)-1)*8192" office:value-type="float" office:value="3479.82217067643">
            <text:p>3480</text:p>
          </table:table-cell>
        </table:table-row>
        <table:table-row table:style-name="ro1">
          <table:table-cell office:value-type="float" office:value="4185">
            <text:p>4185</text:p>
          </table:table-cell>
          <table:table-cell table:formula="of:=(2^([.A4186]/8192)-1)*8192" office:value-type="float" office:value="3480.80979676407">
            <text:p>3481</text:p>
          </table:table-cell>
        </table:table-row>
        <table:table-row table:style-name="ro1">
          <table:table-cell office:value-type="float" office:value="4186">
            <text:p>4186</text:p>
          </table:table-cell>
          <table:table-cell table:formula="of:=(2^([.A4187]/8192)-1)*8192" office:value-type="float" office:value="3481.79750642094">
            <text:p>3482</text:p>
          </table:table-cell>
        </table:table-row>
        <table:table-row table:style-name="ro1">
          <table:table-cell office:value-type="float" office:value="4187">
            <text:p>4187</text:p>
          </table:table-cell>
          <table:table-cell table:formula="of:=(2^([.A4188]/8192)-1)*8192" office:value-type="float" office:value="3482.78529965412">
            <text:p>3483</text:p>
          </table:table-cell>
        </table:table-row>
        <table:table-row table:style-name="ro1">
          <table:table-cell office:value-type="float" office:value="4188">
            <text:p>4188</text:p>
          </table:table-cell>
          <table:table-cell table:formula="of:=(2^([.A4189]/8192)-1)*8192" office:value-type="float" office:value="3483.77317647068">
            <text:p>3484</text:p>
          </table:table-cell>
        </table:table-row>
        <table:table-row table:style-name="ro1">
          <table:table-cell office:value-type="float" office:value="4189">
            <text:p>4189</text:p>
          </table:table-cell>
          <table:table-cell table:formula="of:=(2^([.A4190]/8192)-1)*8192" office:value-type="float" office:value="3484.7611368777">
            <text:p>3485</text:p>
          </table:table-cell>
        </table:table-row>
        <table:table-row table:style-name="ro1">
          <table:table-cell office:value-type="float" office:value="4190">
            <text:p>4190</text:p>
          </table:table-cell>
          <table:table-cell table:formula="of:=(2^([.A4191]/8192)-1)*8192" office:value-type="float" office:value="3485.74918088224">
            <text:p>3486</text:p>
          </table:table-cell>
        </table:table-row>
        <table:table-row table:style-name="ro1">
          <table:table-cell office:value-type="float" office:value="4191">
            <text:p>4191</text:p>
          </table:table-cell>
          <table:table-cell table:formula="of:=(2^([.A4192]/8192)-1)*8192" office:value-type="float" office:value="3486.73730849139">
            <text:p>3487</text:p>
          </table:table-cell>
        </table:table-row>
        <table:table-row table:style-name="ro1">
          <table:table-cell office:value-type="float" office:value="4192">
            <text:p>4192</text:p>
          </table:table-cell>
          <table:table-cell table:formula="of:=(2^([.A4193]/8192)-1)*8192" office:value-type="float" office:value="3487.72551971221">
            <text:p>3488</text:p>
          </table:table-cell>
        </table:table-row>
        <table:table-row table:style-name="ro1">
          <table:table-cell office:value-type="float" office:value="4193">
            <text:p>4193</text:p>
          </table:table-cell>
          <table:table-cell table:formula="of:=(2^([.A4194]/8192)-1)*8192" office:value-type="float" office:value="3488.71381455178">
            <text:p>3489</text:p>
          </table:table-cell>
        </table:table-row>
        <table:table-row table:style-name="ro1">
          <table:table-cell office:value-type="float" office:value="4194">
            <text:p>4194</text:p>
          </table:table-cell>
          <table:table-cell table:formula="of:=(2^([.A4195]/8192)-1)*8192" office:value-type="float" office:value="3489.70219301718">
            <text:p>3490</text:p>
          </table:table-cell>
        </table:table-row>
        <table:table-row table:style-name="ro1">
          <table:table-cell office:value-type="float" office:value="4195">
            <text:p>4195</text:p>
          </table:table-cell>
          <table:table-cell table:formula="of:=(2^([.A4196]/8192)-1)*8192" office:value-type="float" office:value="3490.69065511547">
            <text:p>3491</text:p>
          </table:table-cell>
        </table:table-row>
        <table:table-row table:style-name="ro1">
          <table:table-cell office:value-type="float" office:value="4196">
            <text:p>4196</text:p>
          </table:table-cell>
          <table:table-cell table:formula="of:=(2^([.A4197]/8192)-1)*8192" office:value-type="float" office:value="3491.67920085375">
            <text:p>3492</text:p>
          </table:table-cell>
        </table:table-row>
        <table:table-row table:style-name="ro1">
          <table:table-cell office:value-type="float" office:value="4197">
            <text:p>4197</text:p>
          </table:table-cell>
          <table:table-cell table:formula="of:=(2^([.A4198]/8192)-1)*8192" office:value-type="float" office:value="3492.66783023908">
            <text:p>3493</text:p>
          </table:table-cell>
        </table:table-row>
        <table:table-row table:style-name="ro1">
          <table:table-cell office:value-type="float" office:value="4198">
            <text:p>4198</text:p>
          </table:table-cell>
          <table:table-cell table:formula="of:=(2^([.A4199]/8192)-1)*8192" office:value-type="float" office:value="3493.65654327855">
            <text:p>3494</text:p>
          </table:table-cell>
        </table:table-row>
        <table:table-row table:style-name="ro1">
          <table:table-cell office:value-type="float" office:value="4199">
            <text:p>4199</text:p>
          </table:table-cell>
          <table:table-cell table:formula="of:=(2^([.A4200]/8192)-1)*8192" office:value-type="float" office:value="3494.64533997923">
            <text:p>3495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table:formula="of:=(2^([.A4201]/8192)-1)*8192" office:value-type="float" office:value="3495.6342203482">
            <text:p>3496</text:p>
          </table:table-cell>
        </table:table-row>
        <table:table-row table:style-name="ro1">
          <table:table-cell office:value-type="float" office:value="4201">
            <text:p>4201</text:p>
          </table:table-cell>
          <table:table-cell table:formula="of:=(2^([.A4202]/8192)-1)*8192" office:value-type="float" office:value="3496.62318439254">
            <text:p>3497</text:p>
          </table:table-cell>
        </table:table-row>
        <table:table-row table:style-name="ro1">
          <table:table-cell office:value-type="float" office:value="4202">
            <text:p>4202</text:p>
          </table:table-cell>
          <table:table-cell table:formula="of:=(2^([.A4203]/8192)-1)*8192" office:value-type="float" office:value="3497.61223211933">
            <text:p>3498</text:p>
          </table:table-cell>
        </table:table-row>
        <table:table-row table:style-name="ro1">
          <table:table-cell office:value-type="float" office:value="4203">
            <text:p>4203</text:p>
          </table:table-cell>
          <table:table-cell table:formula="of:=(2^([.A4204]/8192)-1)*8192" office:value-type="float" office:value="3498.60136353565">
            <text:p>3499</text:p>
          </table:table-cell>
        </table:table-row>
        <table:table-row table:style-name="ro1">
          <table:table-cell office:value-type="float" office:value="4204">
            <text:p>4204</text:p>
          </table:table-cell>
          <table:table-cell table:formula="of:=(2^([.A4205]/8192)-1)*8192" office:value-type="float" office:value="3499.59057864859">
            <text:p>3500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table:formula="of:=(2^([.A4206]/8192)-1)*8192" office:value-type="float" office:value="3500.57987746522">
            <text:p>3501</text:p>
          </table:table-cell>
        </table:table-row>
        <table:table-row table:style-name="ro1">
          <table:table-cell office:value-type="float" office:value="4206">
            <text:p>4206</text:p>
          </table:table-cell>
          <table:table-cell table:formula="of:=(2^([.A4207]/8192)-1)*8192" office:value-type="float" office:value="3501.56925999263">
            <text:p>3502</text:p>
          </table:table-cell>
        </table:table-row>
        <table:table-row table:style-name="ro1">
          <table:table-cell office:value-type="float" office:value="4207">
            <text:p>4207</text:p>
          </table:table-cell>
          <table:table-cell table:formula="of:=(2^([.A4208]/8192)-1)*8192" office:value-type="float" office:value="3502.55872623791">
            <text:p>3503</text:p>
          </table:table-cell>
        </table:table-row>
        <table:table-row table:style-name="ro1">
          <table:table-cell office:value-type="float" office:value="4208">
            <text:p>4208</text:p>
          </table:table-cell>
          <table:table-cell table:formula="of:=(2^([.A4209]/8192)-1)*8192" office:value-type="float" office:value="3503.54827620813">
            <text:p>3504</text:p>
          </table:table-cell>
        </table:table-row>
        <table:table-row table:style-name="ro1">
          <table:table-cell office:value-type="float" office:value="4209">
            <text:p>4209</text:p>
          </table:table-cell>
          <table:table-cell table:formula="of:=(2^([.A4210]/8192)-1)*8192" office:value-type="float" office:value="3504.53790991038">
            <text:p>3505</text:p>
          </table:table-cell>
        </table:table-row>
        <table:table-row table:style-name="ro1">
          <table:table-cell office:value-type="float" office:value="4210">
            <text:p>4210</text:p>
          </table:table-cell>
          <table:table-cell table:formula="of:=(2^([.A4211]/8192)-1)*8192" office:value-type="float" office:value="3505.52762735174">
            <text:p>3506</text:p>
          </table:table-cell>
        </table:table-row>
        <table:table-row table:style-name="ro1">
          <table:table-cell office:value-type="float" office:value="4211">
            <text:p>4211</text:p>
          </table:table-cell>
          <table:table-cell table:formula="of:=(2^([.A4212]/8192)-1)*8192" office:value-type="float" office:value="3506.51742853931">
            <text:p>3507</text:p>
          </table:table-cell>
        </table:table-row>
        <table:table-row table:style-name="ro1">
          <table:table-cell office:value-type="float" office:value="4212">
            <text:p>4212</text:p>
          </table:table-cell>
          <table:table-cell table:formula="of:=(2^([.A4213]/8192)-1)*8192" office:value-type="float" office:value="3507.50731348016">
            <text:p>3508</text:p>
          </table:table-cell>
        </table:table-row>
        <table:table-row table:style-name="ro1">
          <table:table-cell office:value-type="float" office:value="4213">
            <text:p>4213</text:p>
          </table:table-cell>
          <table:table-cell table:formula="of:=(2^([.A4214]/8192)-1)*8192" office:value-type="float" office:value="3508.49728218138">
            <text:p>3508</text:p>
          </table:table-cell>
        </table:table-row>
        <table:table-row table:style-name="ro1">
          <table:table-cell office:value-type="float" office:value="4214">
            <text:p>4214</text:p>
          </table:table-cell>
          <table:table-cell table:formula="of:=(2^([.A4215]/8192)-1)*8192" office:value-type="float" office:value="3509.48733465007">
            <text:p>3509</text:p>
          </table:table-cell>
        </table:table-row>
        <table:table-row table:style-name="ro1">
          <table:table-cell office:value-type="float" office:value="4215">
            <text:p>4215</text:p>
          </table:table-cell>
          <table:table-cell table:formula="of:=(2^([.A4216]/8192)-1)*8192" office:value-type="float" office:value="3510.47747089331">
            <text:p>3510</text:p>
          </table:table-cell>
        </table:table-row>
        <table:table-row table:style-name="ro1">
          <table:table-cell office:value-type="float" office:value="4216">
            <text:p>4216</text:p>
          </table:table-cell>
          <table:table-cell table:formula="of:=(2^([.A4217]/8192)-1)*8192" office:value-type="float" office:value="3511.46769091819">
            <text:p>3511</text:p>
          </table:table-cell>
        </table:table-row>
        <table:table-row table:style-name="ro1">
          <table:table-cell office:value-type="float" office:value="4217">
            <text:p>4217</text:p>
          </table:table-cell>
          <table:table-cell table:formula="of:=(2^([.A4218]/8192)-1)*8192" office:value-type="float" office:value="3512.45799473179">
            <text:p>3512</text:p>
          </table:table-cell>
        </table:table-row>
        <table:table-row table:style-name="ro1">
          <table:table-cell office:value-type="float" office:value="4218">
            <text:p>4218</text:p>
          </table:table-cell>
          <table:table-cell table:formula="of:=(2^([.A4219]/8192)-1)*8192" office:value-type="float" office:value="3513.44838234121">
            <text:p>3513</text:p>
          </table:table-cell>
        </table:table-row>
        <table:table-row table:style-name="ro1">
          <table:table-cell office:value-type="float" office:value="4219">
            <text:p>4219</text:p>
          </table:table-cell>
          <table:table-cell table:formula="of:=(2^([.A4220]/8192)-1)*8192" office:value-type="float" office:value="3514.43885375354">
            <text:p>3514</text:p>
          </table:table-cell>
        </table:table-row>
        <table:table-row table:style-name="ro1">
          <table:table-cell office:value-type="float" office:value="4220">
            <text:p>4220</text:p>
          </table:table-cell>
          <table:table-cell table:formula="of:=(2^([.A4221]/8192)-1)*8192" office:value-type="float" office:value="3515.42940897587">
            <text:p>3515</text:p>
          </table:table-cell>
        </table:table-row>
        <table:table-row table:style-name="ro1">
          <table:table-cell office:value-type="float" office:value="4221">
            <text:p>4221</text:p>
          </table:table-cell>
          <table:table-cell table:formula="of:=(2^([.A4222]/8192)-1)*8192" office:value-type="float" office:value="3516.42004801529">
            <text:p>3516</text:p>
          </table:table-cell>
        </table:table-row>
        <table:table-row table:style-name="ro1">
          <table:table-cell office:value-type="float" office:value="4222">
            <text:p>4222</text:p>
          </table:table-cell>
          <table:table-cell table:formula="of:=(2^([.A4223]/8192)-1)*8192" office:value-type="float" office:value="3517.41077087889">
            <text:p>3517</text:p>
          </table:table-cell>
        </table:table-row>
        <table:table-row table:style-name="ro1">
          <table:table-cell office:value-type="float" office:value="4223">
            <text:p>4223</text:p>
          </table:table-cell>
          <table:table-cell table:formula="of:=(2^([.A4224]/8192)-1)*8192" office:value-type="float" office:value="3518.40157757377">
            <text:p>3518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table:formula="of:=(2^([.A4225]/8192)-1)*8192" office:value-type="float" office:value="3519.39246810702">
            <text:p>3519</text:p>
          </table:table-cell>
        </table:table-row>
        <table:table-row table:style-name="ro1">
          <table:table-cell office:value-type="float" office:value="4225">
            <text:p>4225</text:p>
          </table:table-cell>
          <table:table-cell table:formula="of:=(2^([.A4226]/8192)-1)*8192" office:value-type="float" office:value="3520.38344248573">
            <text:p>3520</text:p>
          </table:table-cell>
        </table:table-row>
        <table:table-row table:style-name="ro1">
          <table:table-cell office:value-type="float" office:value="4226">
            <text:p>4226</text:p>
          </table:table-cell>
          <table:table-cell table:formula="of:=(2^([.A4227]/8192)-1)*8192" office:value-type="float" office:value="3521.374500717">
            <text:p>3521</text:p>
          </table:table-cell>
        </table:table-row>
        <table:table-row table:style-name="ro1">
          <table:table-cell office:value-type="float" office:value="4227">
            <text:p>4227</text:p>
          </table:table-cell>
          <table:table-cell table:formula="of:=(2^([.A4228]/8192)-1)*8192" office:value-type="float" office:value="3522.36564280792">
            <text:p>3522</text:p>
          </table:table-cell>
        </table:table-row>
        <table:table-row table:style-name="ro1">
          <table:table-cell office:value-type="float" office:value="4228">
            <text:p>4228</text:p>
          </table:table-cell>
          <table:table-cell table:formula="of:=(2^([.A4229]/8192)-1)*8192" office:value-type="float" office:value="3523.3568687656">
            <text:p>3523</text:p>
          </table:table-cell>
        </table:table-row>
        <table:table-row table:style-name="ro1">
          <table:table-cell office:value-type="float" office:value="4229">
            <text:p>4229</text:p>
          </table:table-cell>
          <table:table-cell table:formula="of:=(2^([.A4230]/8192)-1)*8192" office:value-type="float" office:value="3524.34817859711">
            <text:p>3524</text:p>
          </table:table-cell>
        </table:table-row>
        <table:table-row table:style-name="ro1">
          <table:table-cell office:value-type="float" office:value="4230">
            <text:p>4230</text:p>
          </table:table-cell>
          <table:table-cell table:formula="of:=(2^([.A4231]/8192)-1)*8192" office:value-type="float" office:value="3525.33957230958">
            <text:p>3525</text:p>
          </table:table-cell>
        </table:table-row>
        <table:table-row table:style-name="ro1">
          <table:table-cell office:value-type="float" office:value="4231">
            <text:p>4231</text:p>
          </table:table-cell>
          <table:table-cell table:formula="of:=(2^([.A4232]/8192)-1)*8192" office:value-type="float" office:value="3526.33104991008">
            <text:p>3526</text:p>
          </table:table-cell>
        </table:table-row>
        <table:table-row table:style-name="ro1">
          <table:table-cell office:value-type="float" office:value="4232">
            <text:p>4232</text:p>
          </table:table-cell>
          <table:table-cell table:formula="of:=(2^([.A4233]/8192)-1)*8192" office:value-type="float" office:value="3527.32261140572">
            <text:p>3527</text:p>
          </table:table-cell>
        </table:table-row>
        <table:table-row table:style-name="ro1">
          <table:table-cell office:value-type="float" office:value="4233">
            <text:p>4233</text:p>
          </table:table-cell>
          <table:table-cell table:formula="of:=(2^([.A4234]/8192)-1)*8192" office:value-type="float" office:value="3528.3142568036">
            <text:p>3528</text:p>
          </table:table-cell>
        </table:table-row>
        <table:table-row table:style-name="ro1">
          <table:table-cell office:value-type="float" office:value="4234">
            <text:p>4234</text:p>
          </table:table-cell>
          <table:table-cell table:formula="of:=(2^([.A4235]/8192)-1)*8192" office:value-type="float" office:value="3529.30598611082">
            <text:p>3529</text:p>
          </table:table-cell>
        </table:table-row>
        <table:table-row table:style-name="ro1">
          <table:table-cell office:value-type="float" office:value="4235">
            <text:p>4235</text:p>
          </table:table-cell>
          <table:table-cell table:formula="of:=(2^([.A4236]/8192)-1)*8192" office:value-type="float" office:value="3530.29779933447">
            <text:p>3530</text:p>
          </table:table-cell>
        </table:table-row>
        <table:table-row table:style-name="ro1">
          <table:table-cell office:value-type="float" office:value="4236">
            <text:p>4236</text:p>
          </table:table-cell>
          <table:table-cell table:formula="of:=(2^([.A4237]/8192)-1)*8192" office:value-type="float" office:value="3531.28969648166">
            <text:p>3531</text:p>
          </table:table-cell>
        </table:table-row>
        <table:table-row table:style-name="ro1">
          <table:table-cell office:value-type="float" office:value="4237">
            <text:p>4237</text:p>
          </table:table-cell>
          <table:table-cell table:formula="of:=(2^([.A4238]/8192)-1)*8192" office:value-type="float" office:value="3532.28167755949">
            <text:p>3532</text:p>
          </table:table-cell>
        </table:table-row>
        <table:table-row table:style-name="ro1">
          <table:table-cell office:value-type="float" office:value="4238">
            <text:p>4238</text:p>
          </table:table-cell>
          <table:table-cell table:formula="of:=(2^([.A4239]/8192)-1)*8192" office:value-type="float" office:value="3533.27374257507">
            <text:p>3533</text:p>
          </table:table-cell>
        </table:table-row>
        <table:table-row table:style-name="ro1">
          <table:table-cell office:value-type="float" office:value="4239">
            <text:p>4239</text:p>
          </table:table-cell>
          <table:table-cell table:formula="of:=(2^([.A4240]/8192)-1)*8192" office:value-type="float" office:value="3534.26589153548">
            <text:p>3534</text:p>
          </table:table-cell>
        </table:table-row>
        <table:table-row table:style-name="ro1">
          <table:table-cell office:value-type="float" office:value="4240">
            <text:p>4240</text:p>
          </table:table-cell>
          <table:table-cell table:formula="of:=(2^([.A4241]/8192)-1)*8192" office:value-type="float" office:value="3535.25812444785">
            <text:p>3535</text:p>
          </table:table-cell>
        </table:table-row>
        <table:table-row table:style-name="ro1">
          <table:table-cell office:value-type="float" office:value="4241">
            <text:p>4241</text:p>
          </table:table-cell>
          <table:table-cell table:formula="of:=(2^([.A4242]/8192)-1)*8192" office:value-type="float" office:value="3536.25044131926">
            <text:p>3536</text:p>
          </table:table-cell>
        </table:table-row>
        <table:table-row table:style-name="ro1">
          <table:table-cell office:value-type="float" office:value="4242">
            <text:p>4242</text:p>
          </table:table-cell>
          <table:table-cell table:formula="of:=(2^([.A4243]/8192)-1)*8192" office:value-type="float" office:value="3537.24284215683">
            <text:p>3537</text:p>
          </table:table-cell>
        </table:table-row>
        <table:table-row table:style-name="ro1">
          <table:table-cell office:value-type="float" office:value="4243">
            <text:p>4243</text:p>
          </table:table-cell>
          <table:table-cell table:formula="of:=(2^([.A4244]/8192)-1)*8192" office:value-type="float" office:value="3538.23532696766">
            <text:p>3538</text:p>
          </table:table-cell>
        </table:table-row>
        <table:table-row table:style-name="ro1">
          <table:table-cell office:value-type="float" office:value="4244">
            <text:p>4244</text:p>
          </table:table-cell>
          <table:table-cell table:formula="of:=(2^([.A4245]/8192)-1)*8192" office:value-type="float" office:value="3539.22789575886">
            <text:p>3539</text:p>
          </table:table-cell>
        </table:table-row>
        <table:table-row table:style-name="ro1">
          <table:table-cell office:value-type="float" office:value="4245">
            <text:p>4245</text:p>
          </table:table-cell>
          <table:table-cell table:formula="of:=(2^([.A4246]/8192)-1)*8192" office:value-type="float" office:value="3540.22054853753">
            <text:p>3540</text:p>
          </table:table-cell>
        </table:table-row>
        <table:table-row table:style-name="ro1">
          <table:table-cell office:value-type="float" office:value="4246">
            <text:p>4246</text:p>
          </table:table-cell>
          <table:table-cell table:formula="of:=(2^([.A4247]/8192)-1)*8192" office:value-type="float" office:value="3541.21328531077">
            <text:p>3541</text:p>
          </table:table-cell>
        </table:table-row>
        <table:table-row table:style-name="ro1">
          <table:table-cell office:value-type="float" office:value="4247">
            <text:p>4247</text:p>
          </table:table-cell>
          <table:table-cell table:formula="of:=(2^([.A4248]/8192)-1)*8192" office:value-type="float" office:value="3542.2061060857">
            <text:p>3542</text:p>
          </table:table-cell>
        </table:table-row>
        <table:table-row table:style-name="ro1">
          <table:table-cell office:value-type="float" office:value="4248">
            <text:p>4248</text:p>
          </table:table-cell>
          <table:table-cell table:formula="of:=(2^([.A4249]/8192)-1)*8192" office:value-type="float" office:value="3543.19901086942">
            <text:p>3543</text:p>
          </table:table-cell>
        </table:table-row>
        <table:table-row table:style-name="ro1">
          <table:table-cell office:value-type="float" office:value="4249">
            <text:p>4249</text:p>
          </table:table-cell>
          <table:table-cell table:formula="of:=(2^([.A4250]/8192)-1)*8192" office:value-type="float" office:value="3544.19199966905">
            <text:p>3544</text:p>
          </table:table-cell>
        </table:table-row>
        <table:table-row table:style-name="ro1">
          <table:table-cell office:value-type="float" office:value="4250">
            <text:p>4250</text:p>
          </table:table-cell>
          <table:table-cell table:formula="of:=(2^([.A4251]/8192)-1)*8192" office:value-type="float" office:value="3545.18507249169">
            <text:p>3545</text:p>
          </table:table-cell>
        </table:table-row>
        <table:table-row table:style-name="ro1">
          <table:table-cell office:value-type="float" office:value="4251">
            <text:p>4251</text:p>
          </table:table-cell>
          <table:table-cell table:formula="of:=(2^([.A4252]/8192)-1)*8192" office:value-type="float" office:value="3546.17822934444">
            <text:p>3546</text:p>
          </table:table-cell>
        </table:table-row>
        <table:table-row table:style-name="ro1">
          <table:table-cell office:value-type="float" office:value="4252">
            <text:p>4252</text:p>
          </table:table-cell>
          <table:table-cell table:formula="of:=(2^([.A4253]/8192)-1)*8192" office:value-type="float" office:value="3547.17147023443">
            <text:p>3547</text:p>
          </table:table-cell>
        </table:table-row>
        <table:table-row table:style-name="ro1">
          <table:table-cell office:value-type="float" office:value="4253">
            <text:p>4253</text:p>
          </table:table-cell>
          <table:table-cell table:formula="of:=(2^([.A4254]/8192)-1)*8192" office:value-type="float" office:value="3548.16479516876">
            <text:p>3548</text:p>
          </table:table-cell>
        </table:table-row>
        <table:table-row table:style-name="ro1">
          <table:table-cell office:value-type="float" office:value="4254">
            <text:p>4254</text:p>
          </table:table-cell>
          <table:table-cell table:formula="of:=(2^([.A4255]/8192)-1)*8192" office:value-type="float" office:value="3549.15820415455">
            <text:p>3549</text:p>
          </table:table-cell>
        </table:table-row>
        <table:table-row table:style-name="ro1">
          <table:table-cell office:value-type="float" office:value="4255">
            <text:p>4255</text:p>
          </table:table-cell>
          <table:table-cell table:formula="of:=(2^([.A4256]/8192)-1)*8192" office:value-type="float" office:value="3550.1516971989">
            <text:p>3550</text:p>
          </table:table-cell>
        </table:table-row>
        <table:table-row table:style-name="ro1">
          <table:table-cell office:value-type="float" office:value="4256">
            <text:p>4256</text:p>
          </table:table-cell>
          <table:table-cell table:formula="of:=(2^([.A4257]/8192)-1)*8192" office:value-type="float" office:value="3551.14527430893">
            <text:p>3551</text:p>
          </table:table-cell>
        </table:table-row>
        <table:table-row table:style-name="ro1">
          <table:table-cell office:value-type="float" office:value="4257">
            <text:p>4257</text:p>
          </table:table-cell>
          <table:table-cell table:formula="of:=(2^([.A4258]/8192)-1)*8192" office:value-type="float" office:value="3552.13893549175">
            <text:p>3552</text:p>
          </table:table-cell>
        </table:table-row>
        <table:table-row table:style-name="ro1">
          <table:table-cell office:value-type="float" office:value="4258">
            <text:p>4258</text:p>
          </table:table-cell>
          <table:table-cell table:formula="of:=(2^([.A4259]/8192)-1)*8192" office:value-type="float" office:value="3553.13268075447">
            <text:p>3553</text:p>
          </table:table-cell>
        </table:table-row>
        <table:table-row table:style-name="ro1">
          <table:table-cell office:value-type="float" office:value="4259">
            <text:p>4259</text:p>
          </table:table-cell>
          <table:table-cell table:formula="of:=(2^([.A4260]/8192)-1)*8192" office:value-type="float" office:value="3554.12651010422">
            <text:p>3554</text:p>
          </table:table-cell>
        </table:table-row>
        <table:table-row table:style-name="ro1">
          <table:table-cell office:value-type="float" office:value="4260">
            <text:p>4260</text:p>
          </table:table-cell>
          <table:table-cell table:formula="of:=(2^([.A4261]/8192)-1)*8192" office:value-type="float" office:value="3555.1204235481">
            <text:p>3555</text:p>
          </table:table-cell>
        </table:table-row>
        <table:table-row table:style-name="ro1">
          <table:table-cell office:value-type="float" office:value="4261">
            <text:p>4261</text:p>
          </table:table-cell>
          <table:table-cell table:formula="of:=(2^([.A4262]/8192)-1)*8192" office:value-type="float" office:value="3556.11442109323">
            <text:p>3556</text:p>
          </table:table-cell>
        </table:table-row>
        <table:table-row table:style-name="ro1">
          <table:table-cell office:value-type="float" office:value="4262">
            <text:p>4262</text:p>
          </table:table-cell>
          <table:table-cell table:formula="of:=(2^([.A4263]/8192)-1)*8192" office:value-type="float" office:value="3557.10850274673">
            <text:p>3557</text:p>
          </table:table-cell>
        </table:table-row>
        <table:table-row table:style-name="ro1">
          <table:table-cell office:value-type="float" office:value="4263">
            <text:p>4263</text:p>
          </table:table-cell>
          <table:table-cell table:formula="of:=(2^([.A4264]/8192)-1)*8192" office:value-type="float" office:value="3558.10266851571">
            <text:p>3558</text:p>
          </table:table-cell>
        </table:table-row>
        <table:table-row table:style-name="ro1">
          <table:table-cell office:value-type="float" office:value="4264">
            <text:p>4264</text:p>
          </table:table-cell>
          <table:table-cell table:formula="of:=(2^([.A4265]/8192)-1)*8192" office:value-type="float" office:value="3559.0969184073">
            <text:p>3559</text:p>
          </table:table-cell>
        </table:table-row>
        <table:table-row table:style-name="ro1">
          <table:table-cell office:value-type="float" office:value="4265">
            <text:p>4265</text:p>
          </table:table-cell>
          <table:table-cell table:formula="of:=(2^([.A4266]/8192)-1)*8192" office:value-type="float" office:value="3560.0912524286">
            <text:p>3560</text:p>
          </table:table-cell>
        </table:table-row>
        <table:table-row table:style-name="ro1">
          <table:table-cell office:value-type="float" office:value="4266">
            <text:p>4266</text:p>
          </table:table-cell>
          <table:table-cell table:formula="of:=(2^([.A4267]/8192)-1)*8192" office:value-type="float" office:value="3561.08567058675">
            <text:p>3561</text:p>
          </table:table-cell>
        </table:table-row>
        <table:table-row table:style-name="ro1">
          <table:table-cell office:value-type="float" office:value="4267">
            <text:p>4267</text:p>
          </table:table-cell>
          <table:table-cell table:formula="of:=(2^([.A4268]/8192)-1)*8192" office:value-type="float" office:value="3562.08017288885">
            <text:p>3562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table:formula="of:=(2^([.A4269]/8192)-1)*8192" office:value-type="float" office:value="3563.07475934203">
            <text:p>3563</text:p>
          </table:table-cell>
        </table:table-row>
        <table:table-row table:style-name="ro1">
          <table:table-cell office:value-type="float" office:value="4269">
            <text:p>4269</text:p>
          </table:table-cell>
          <table:table-cell table:formula="of:=(2^([.A4270]/8192)-1)*8192" office:value-type="float" office:value="3564.06942995341">
            <text:p>3564</text:p>
          </table:table-cell>
        </table:table-row>
        <table:table-row table:style-name="ro1">
          <table:table-cell office:value-type="float" office:value="4270">
            <text:p>4270</text:p>
          </table:table-cell>
          <table:table-cell table:formula="of:=(2^([.A4271]/8192)-1)*8192" office:value-type="float" office:value="3565.06418473011">
            <text:p>3565</text:p>
          </table:table-cell>
        </table:table-row>
        <table:table-row table:style-name="ro1">
          <table:table-cell office:value-type="float" office:value="4271">
            <text:p>4271</text:p>
          </table:table-cell>
          <table:table-cell table:formula="of:=(2^([.A4272]/8192)-1)*8192" office:value-type="float" office:value="3566.05902367924">
            <text:p>3566</text:p>
          </table:table-cell>
        </table:table-row>
        <table:table-row table:style-name="ro1">
          <table:table-cell office:value-type="float" office:value="4272">
            <text:p>4272</text:p>
          </table:table-cell>
          <table:table-cell table:formula="of:=(2^([.A4273]/8192)-1)*8192" office:value-type="float" office:value="3567.05394680795">
            <text:p>3567</text:p>
          </table:table-cell>
        </table:table-row>
        <table:table-row table:style-name="ro1">
          <table:table-cell office:value-type="float" office:value="4273">
            <text:p>4273</text:p>
          </table:table-cell>
          <table:table-cell table:formula="of:=(2^([.A4274]/8192)-1)*8192" office:value-type="float" office:value="3568.04895412334">
            <text:p>3568</text:p>
          </table:table-cell>
        </table:table-row>
        <table:table-row table:style-name="ro1">
          <table:table-cell office:value-type="float" office:value="4274">
            <text:p>4274</text:p>
          </table:table-cell>
          <table:table-cell table:formula="of:=(2^([.A4275]/8192)-1)*8192" office:value-type="float" office:value="3569.04404563254">
            <text:p>3569</text:p>
          </table:table-cell>
        </table:table-row>
        <table:table-row table:style-name="ro1">
          <table:table-cell office:value-type="float" office:value="4275">
            <text:p>4275</text:p>
          </table:table-cell>
          <table:table-cell table:formula="of:=(2^([.A4276]/8192)-1)*8192" office:value-type="float" office:value="3570.03922134267">
            <text:p>3570</text:p>
          </table:table-cell>
        </table:table-row>
        <table:table-row table:style-name="ro1">
          <table:table-cell office:value-type="float" office:value="4276">
            <text:p>4276</text:p>
          </table:table-cell>
          <table:table-cell table:formula="of:=(2^([.A4277]/8192)-1)*8192" office:value-type="float" office:value="3571.03448126087">
            <text:p>3571</text:p>
          </table:table-cell>
        </table:table-row>
        <table:table-row table:style-name="ro1">
          <table:table-cell office:value-type="float" office:value="4277">
            <text:p>4277</text:p>
          </table:table-cell>
          <table:table-cell table:formula="of:=(2^([.A4278]/8192)-1)*8192" office:value-type="float" office:value="3572.02982539425">
            <text:p>3572</text:p>
          </table:table-cell>
        </table:table-row>
        <table:table-row table:style-name="ro1">
          <table:table-cell office:value-type="float" office:value="4278">
            <text:p>4278</text:p>
          </table:table-cell>
          <table:table-cell table:formula="of:=(2^([.A4279]/8192)-1)*8192" office:value-type="float" office:value="3573.02525374994">
            <text:p>3573</text:p>
          </table:table-cell>
        </table:table-row>
        <table:table-row table:style-name="ro1">
          <table:table-cell office:value-type="float" office:value="4279">
            <text:p>4279</text:p>
          </table:table-cell>
          <table:table-cell table:formula="of:=(2^([.A4280]/8192)-1)*8192" office:value-type="float" office:value="3574.02076633506">
            <text:p>3574</text:p>
          </table:table-cell>
        </table:table-row>
        <table:table-row table:style-name="ro1">
          <table:table-cell office:value-type="float" office:value="4280">
            <text:p>4280</text:p>
          </table:table-cell>
          <table:table-cell table:formula="of:=(2^([.A4281]/8192)-1)*8192" office:value-type="float" office:value="3575.01636315676">
            <text:p>3575</text:p>
          </table:table-cell>
        </table:table-row>
        <table:table-row table:style-name="ro1">
          <table:table-cell office:value-type="float" office:value="4281">
            <text:p>4281</text:p>
          </table:table-cell>
          <table:table-cell table:formula="of:=(2^([.A4282]/8192)-1)*8192" office:value-type="float" office:value="3576.01204422214">
            <text:p>3576</text:p>
          </table:table-cell>
        </table:table-row>
        <table:table-row table:style-name="ro1">
          <table:table-cell office:value-type="float" office:value="4282">
            <text:p>4282</text:p>
          </table:table-cell>
          <table:table-cell table:formula="of:=(2^([.A4283]/8192)-1)*8192" office:value-type="float" office:value="3577.00780953834">
            <text:p>3577</text:p>
          </table:table-cell>
        </table:table-row>
        <table:table-row table:style-name="ro1">
          <table:table-cell office:value-type="float" office:value="4283">
            <text:p>4283</text:p>
          </table:table-cell>
          <table:table-cell table:formula="of:=(2^([.A4284]/8192)-1)*8192" office:value-type="float" office:value="3578.0036591125">
            <text:p>3578</text:p>
          </table:table-cell>
        </table:table-row>
        <table:table-row table:style-name="ro1">
          <table:table-cell office:value-type="float" office:value="4284">
            <text:p>4284</text:p>
          </table:table-cell>
          <table:table-cell table:formula="of:=(2^([.A4285]/8192)-1)*8192" office:value-type="float" office:value="3578.99959295173">
            <text:p>3579</text:p>
          </table:table-cell>
        </table:table-row>
        <table:table-row table:style-name="ro1">
          <table:table-cell office:value-type="float" office:value="4285">
            <text:p>4285</text:p>
          </table:table-cell>
          <table:table-cell table:formula="of:=(2^([.A4286]/8192)-1)*8192" office:value-type="float" office:value="3579.99561106317">
            <text:p>3580</text:p>
          </table:table-cell>
        </table:table-row>
        <table:table-row table:style-name="ro1">
          <table:table-cell office:value-type="float" office:value="4286">
            <text:p>4286</text:p>
          </table:table-cell>
          <table:table-cell table:formula="of:=(2^([.A4287]/8192)-1)*8192" office:value-type="float" office:value="3580.99171345395">
            <text:p>3581</text:p>
          </table:table-cell>
        </table:table-row>
        <table:table-row table:style-name="ro1">
          <table:table-cell office:value-type="float" office:value="4287">
            <text:p>4287</text:p>
          </table:table-cell>
          <table:table-cell table:formula="of:=(2^([.A4288]/8192)-1)*8192" office:value-type="float" office:value="3581.98790013121">
            <text:p>3582</text:p>
          </table:table-cell>
        </table:table-row>
        <table:table-row table:style-name="ro1">
          <table:table-cell office:value-type="float" office:value="4288">
            <text:p>4288</text:p>
          </table:table-cell>
          <table:table-cell table:formula="of:=(2^([.A4289]/8192)-1)*8192" office:value-type="float" office:value="3582.98417110206">
            <text:p>3583</text:p>
          </table:table-cell>
        </table:table-row>
        <table:table-row table:style-name="ro1">
          <table:table-cell office:value-type="float" office:value="4289">
            <text:p>4289</text:p>
          </table:table-cell>
          <table:table-cell table:formula="of:=(2^([.A4290]/8192)-1)*8192" office:value-type="float" office:value="3583.98052637366">
            <text:p>3584</text:p>
          </table:table-cell>
        </table:table-row>
        <table:table-row table:style-name="ro1">
          <table:table-cell office:value-type="float" office:value="4290">
            <text:p>4290</text:p>
          </table:table-cell>
          <table:table-cell table:formula="of:=(2^([.A4291]/8192)-1)*8192" office:value-type="float" office:value="3584.97696595312">
            <text:p>3585</text:p>
          </table:table-cell>
        </table:table-row>
        <table:table-row table:style-name="ro1">
          <table:table-cell office:value-type="float" office:value="4291">
            <text:p>4291</text:p>
          </table:table-cell>
          <table:table-cell table:formula="of:=(2^([.A4292]/8192)-1)*8192" office:value-type="float" office:value="3585.97348984759">
            <text:p>3586</text:p>
          </table:table-cell>
        </table:table-row>
        <table:table-row table:style-name="ro1">
          <table:table-cell office:value-type="float" office:value="4292">
            <text:p>4292</text:p>
          </table:table-cell>
          <table:table-cell table:formula="of:=(2^([.A4293]/8192)-1)*8192" office:value-type="float" office:value="3586.97009806419">
            <text:p>3587</text:p>
          </table:table-cell>
        </table:table-row>
        <table:table-row table:style-name="ro1">
          <table:table-cell office:value-type="float" office:value="4293">
            <text:p>4293</text:p>
          </table:table-cell>
          <table:table-cell table:formula="of:=(2^([.A4294]/8192)-1)*8192" office:value-type="float" office:value="3587.96679061006">
            <text:p>3588</text:p>
          </table:table-cell>
        </table:table-row>
        <table:table-row table:style-name="ro1">
          <table:table-cell office:value-type="float" office:value="4294">
            <text:p>4294</text:p>
          </table:table-cell>
          <table:table-cell table:formula="of:=(2^([.A4295]/8192)-1)*8192" office:value-type="float" office:value="3588.96356749235">
            <text:p>3589</text:p>
          </table:table-cell>
        </table:table-row>
        <table:table-row table:style-name="ro1">
          <table:table-cell office:value-type="float" office:value="4295">
            <text:p>4295</text:p>
          </table:table-cell>
          <table:table-cell table:formula="of:=(2^([.A4296]/8192)-1)*8192" office:value-type="float" office:value="3589.96042871818">
            <text:p>3590</text:p>
          </table:table-cell>
        </table:table-row>
        <table:table-row table:style-name="ro1">
          <table:table-cell office:value-type="float" office:value="4296">
            <text:p>4296</text:p>
          </table:table-cell>
          <table:table-cell table:formula="of:=(2^([.A4297]/8192)-1)*8192" office:value-type="float" office:value="3590.95737429469">
            <text:p>3591</text:p>
          </table:table-cell>
        </table:table-row>
        <table:table-row table:style-name="ro1">
          <table:table-cell office:value-type="float" office:value="4297">
            <text:p>4297</text:p>
          </table:table-cell>
          <table:table-cell table:formula="of:=(2^([.A4298]/8192)-1)*8192" office:value-type="float" office:value="3591.95440422902">
            <text:p>3592</text:p>
          </table:table-cell>
        </table:table-row>
        <table:table-row table:style-name="ro1">
          <table:table-cell office:value-type="float" office:value="4298">
            <text:p>4298</text:p>
          </table:table-cell>
          <table:table-cell table:formula="of:=(2^([.A4299]/8192)-1)*8192" office:value-type="float" office:value="3592.9515185283">
            <text:p>3593</text:p>
          </table:table-cell>
        </table:table-row>
        <table:table-row table:style-name="ro1">
          <table:table-cell office:value-type="float" office:value="4299">
            <text:p>4299</text:p>
          </table:table-cell>
          <table:table-cell table:formula="of:=(2^([.A4300]/8192)-1)*8192" office:value-type="float" office:value="3593.94871719968">
            <text:p>3594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table:formula="of:=(2^([.A4301]/8192)-1)*8192" office:value-type="float" office:value="3594.9460002503">
            <text:p>3595</text:p>
          </table:table-cell>
        </table:table-row>
        <table:table-row table:style-name="ro1">
          <table:table-cell office:value-type="float" office:value="4301">
            <text:p>4301</text:p>
          </table:table-cell>
          <table:table-cell table:formula="of:=(2^([.A4302]/8192)-1)*8192" office:value-type="float" office:value="3595.94336768729">
            <text:p>3596</text:p>
          </table:table-cell>
        </table:table-row>
        <table:table-row table:style-name="ro1">
          <table:table-cell office:value-type="float" office:value="4302">
            <text:p>4302</text:p>
          </table:table-cell>
          <table:table-cell table:formula="of:=(2^([.A4303]/8192)-1)*8192" office:value-type="float" office:value="3596.94081951779">
            <text:p>3597</text:p>
          </table:table-cell>
        </table:table-row>
        <table:table-row table:style-name="ro1">
          <table:table-cell office:value-type="float" office:value="4303">
            <text:p>4303</text:p>
          </table:table-cell>
          <table:table-cell table:formula="of:=(2^([.A4304]/8192)-1)*8192" office:value-type="float" office:value="3597.93835574895">
            <text:p>3598</text:p>
          </table:table-cell>
        </table:table-row>
        <table:table-row table:style-name="ro1">
          <table:table-cell office:value-type="float" office:value="4304">
            <text:p>4304</text:p>
          </table:table-cell>
          <table:table-cell table:formula="of:=(2^([.A4305]/8192)-1)*8192" office:value-type="float" office:value="3598.93597638791">
            <text:p>3599</text:p>
          </table:table-cell>
        </table:table-row>
        <table:table-row table:style-name="ro1">
          <table:table-cell office:value-type="float" office:value="4305">
            <text:p>4305</text:p>
          </table:table-cell>
          <table:table-cell table:formula="of:=(2^([.A4306]/8192)-1)*8192" office:value-type="float" office:value="3599.93368144181">
            <text:p>3600</text:p>
          </table:table-cell>
        </table:table-row>
        <table:table-row table:style-name="ro1">
          <table:table-cell office:value-type="float" office:value="4306">
            <text:p>4306</text:p>
          </table:table-cell>
          <table:table-cell table:formula="of:=(2^([.A4307]/8192)-1)*8192" office:value-type="float" office:value="3600.9314709178">
            <text:p>3601</text:p>
          </table:table-cell>
        </table:table-row>
        <table:table-row table:style-name="ro1">
          <table:table-cell office:value-type="float" office:value="4307">
            <text:p>4307</text:p>
          </table:table-cell>
          <table:table-cell table:formula="of:=(2^([.A4308]/8192)-1)*8192" office:value-type="float" office:value="3601.929344823">
            <text:p>3602</text:p>
          </table:table-cell>
        </table:table-row>
        <table:table-row table:style-name="ro1">
          <table:table-cell office:value-type="float" office:value="4308">
            <text:p>4308</text:p>
          </table:table-cell>
          <table:table-cell table:formula="of:=(2^([.A4309]/8192)-1)*8192" office:value-type="float" office:value="3602.92730316458">
            <text:p>3603</text:p>
          </table:table-cell>
        </table:table-row>
        <table:table-row table:style-name="ro1">
          <table:table-cell office:value-type="float" office:value="4309">
            <text:p>4309</text:p>
          </table:table-cell>
          <table:table-cell table:formula="of:=(2^([.A4310]/8192)-1)*8192" office:value-type="float" office:value="3603.92534594968">
            <text:p>3604</text:p>
          </table:table-cell>
        </table:table-row>
        <table:table-row table:style-name="ro1">
          <table:table-cell office:value-type="float" office:value="4310">
            <text:p>4310</text:p>
          </table:table-cell>
          <table:table-cell table:formula="of:=(2^([.A4311]/8192)-1)*8192" office:value-type="float" office:value="3604.92347318543">
            <text:p>3605</text:p>
          </table:table-cell>
        </table:table-row>
        <table:table-row table:style-name="ro1">
          <table:table-cell office:value-type="float" office:value="4311">
            <text:p>4311</text:p>
          </table:table-cell>
          <table:table-cell table:formula="of:=(2^([.A4312]/8192)-1)*8192" office:value-type="float" office:value="3605.92168487899">
            <text:p>3606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table:formula="of:=(2^([.A4313]/8192)-1)*8192" office:value-type="float" office:value="3606.91998103751">
            <text:p>3607</text:p>
          </table:table-cell>
        </table:table-row>
        <table:table-row table:style-name="ro1">
          <table:table-cell office:value-type="float" office:value="4313">
            <text:p>4313</text:p>
          </table:table-cell>
          <table:table-cell table:formula="of:=(2^([.A4314]/8192)-1)*8192" office:value-type="float" office:value="3607.91836166812">
            <text:p>3608</text:p>
          </table:table-cell>
        </table:table-row>
        <table:table-row table:style-name="ro1">
          <table:table-cell office:value-type="float" office:value="4314">
            <text:p>4314</text:p>
          </table:table-cell>
          <table:table-cell table:formula="of:=(2^([.A4315]/8192)-1)*8192" office:value-type="float" office:value="3608.91682677798">
            <text:p>3609</text:p>
          </table:table-cell>
        </table:table-row>
        <table:table-row table:style-name="ro1">
          <table:table-cell office:value-type="float" office:value="4315">
            <text:p>4315</text:p>
          </table:table-cell>
          <table:table-cell table:formula="of:=(2^([.A4316]/8192)-1)*8192" office:value-type="float" office:value="3609.91537637424">
            <text:p>3610</text:p>
          </table:table-cell>
        </table:table-row>
        <table:table-row table:style-name="ro1">
          <table:table-cell office:value-type="float" office:value="4316">
            <text:p>4316</text:p>
          </table:table-cell>
          <table:table-cell table:formula="of:=(2^([.A4317]/8192)-1)*8192" office:value-type="float" office:value="3610.91401046404">
            <text:p>3611</text:p>
          </table:table-cell>
        </table:table-row>
        <table:table-row table:style-name="ro1">
          <table:table-cell office:value-type="float" office:value="4317">
            <text:p>4317</text:p>
          </table:table-cell>
          <table:table-cell table:formula="of:=(2^([.A4318]/8192)-1)*8192" office:value-type="float" office:value="3611.91272905454">
            <text:p>3612</text:p>
          </table:table-cell>
        </table:table-row>
        <table:table-row table:style-name="ro1">
          <table:table-cell office:value-type="float" office:value="4318">
            <text:p>4318</text:p>
          </table:table-cell>
          <table:table-cell table:formula="of:=(2^([.A4319]/8192)-1)*8192" office:value-type="float" office:value="3612.91153215288">
            <text:p>3613</text:p>
          </table:table-cell>
        </table:table-row>
        <table:table-row table:style-name="ro1">
          <table:table-cell office:value-type="float" office:value="4319">
            <text:p>4319</text:p>
          </table:table-cell>
          <table:table-cell table:formula="of:=(2^([.A4320]/8192)-1)*8192" office:value-type="float" office:value="3613.91041976622">
            <text:p>3614</text:p>
          </table:table-cell>
        </table:table-row>
        <table:table-row table:style-name="ro1">
          <table:table-cell office:value-type="float" office:value="4320">
            <text:p>4320</text:p>
          </table:table-cell>
          <table:table-cell table:formula="of:=(2^([.A4321]/8192)-1)*8192" office:value-type="float" office:value="3614.9093919017">
            <text:p>3615</text:p>
          </table:table-cell>
        </table:table-row>
        <table:table-row table:style-name="ro1">
          <table:table-cell office:value-type="float" office:value="4321">
            <text:p>4321</text:p>
          </table:table-cell>
          <table:table-cell table:formula="of:=(2^([.A4322]/8192)-1)*8192" office:value-type="float" office:value="3615.90844856648">
            <text:p>3616</text:p>
          </table:table-cell>
        </table:table-row>
        <table:table-row table:style-name="ro1">
          <table:table-cell office:value-type="float" office:value="4322">
            <text:p>4322</text:p>
          </table:table-cell>
          <table:table-cell table:formula="of:=(2^([.A4323]/8192)-1)*8192" office:value-type="float" office:value="3616.90758976772">
            <text:p>3617</text:p>
          </table:table-cell>
        </table:table-row>
        <table:table-row table:style-name="ro1">
          <table:table-cell office:value-type="float" office:value="4323">
            <text:p>4323</text:p>
          </table:table-cell>
          <table:table-cell table:formula="of:=(2^([.A4324]/8192)-1)*8192" office:value-type="float" office:value="3617.90681551256">
            <text:p>3618</text:p>
          </table:table-cell>
        </table:table-row>
        <table:table-row table:style-name="ro1">
          <table:table-cell office:value-type="float" office:value="4324">
            <text:p>4324</text:p>
          </table:table-cell>
          <table:table-cell table:formula="of:=(2^([.A4325]/8192)-1)*8192" office:value-type="float" office:value="3618.90612580815">
            <text:p>3619</text:p>
          </table:table-cell>
        </table:table-row>
        <table:table-row table:style-name="ro1">
          <table:table-cell office:value-type="float" office:value="4325">
            <text:p>4325</text:p>
          </table:table-cell>
          <table:table-cell table:formula="of:=(2^([.A4326]/8192)-1)*8192" office:value-type="float" office:value="3619.90552066166">
            <text:p>3620</text:p>
          </table:table-cell>
        </table:table-row>
        <table:table-row table:style-name="ro1">
          <table:table-cell office:value-type="float" office:value="4326">
            <text:p>4326</text:p>
          </table:table-cell>
          <table:table-cell table:formula="of:=(2^([.A4327]/8192)-1)*8192" office:value-type="float" office:value="3620.90500008023">
            <text:p>3621</text:p>
          </table:table-cell>
        </table:table-row>
        <table:table-row table:style-name="ro1">
          <table:table-cell office:value-type="float" office:value="4327">
            <text:p>4327</text:p>
          </table:table-cell>
          <table:table-cell table:formula="of:=(2^([.A4328]/8192)-1)*8192" office:value-type="float" office:value="3621.90456407103">
            <text:p>3622</text:p>
          </table:table-cell>
        </table:table-row>
        <table:table-row table:style-name="ro1">
          <table:table-cell office:value-type="float" office:value="4328">
            <text:p>4328</text:p>
          </table:table-cell>
          <table:table-cell table:formula="of:=(2^([.A4329]/8192)-1)*8192" office:value-type="float" office:value="3622.90421264121">
            <text:p>3623</text:p>
          </table:table-cell>
        </table:table-row>
        <table:table-row table:style-name="ro1">
          <table:table-cell office:value-type="float" office:value="4329">
            <text:p>4329</text:p>
          </table:table-cell>
          <table:table-cell table:formula="of:=(2^([.A4330]/8192)-1)*8192" office:value-type="float" office:value="3623.90394579793">
            <text:p>3624</text:p>
          </table:table-cell>
        </table:table-row>
        <table:table-row table:style-name="ro1">
          <table:table-cell office:value-type="float" office:value="4330">
            <text:p>4330</text:p>
          </table:table-cell>
          <table:table-cell table:formula="of:=(2^([.A4331]/8192)-1)*8192" office:value-type="float" office:value="3624.90376354833">
            <text:p>3625</text:p>
          </table:table-cell>
        </table:table-row>
        <table:table-row table:style-name="ro1">
          <table:table-cell office:value-type="float" office:value="4331">
            <text:p>4331</text:p>
          </table:table-cell>
          <table:table-cell table:formula="of:=(2^([.A4332]/8192)-1)*8192" office:value-type="float" office:value="3625.90366589959">
            <text:p>3626</text:p>
          </table:table-cell>
        </table:table-row>
        <table:table-row table:style-name="ro1">
          <table:table-cell office:value-type="float" office:value="4332">
            <text:p>4332</text:p>
          </table:table-cell>
          <table:table-cell table:formula="of:=(2^([.A4333]/8192)-1)*8192" office:value-type="float" office:value="3626.90365285886">
            <text:p>3627</text:p>
          </table:table-cell>
        </table:table-row>
        <table:table-row table:style-name="ro1">
          <table:table-cell office:value-type="float" office:value="4333">
            <text:p>4333</text:p>
          </table:table-cell>
          <table:table-cell table:formula="of:=(2^([.A4334]/8192)-1)*8192" office:value-type="float" office:value="3627.9037244333">
            <text:p>3628</text:p>
          </table:table-cell>
        </table:table-row>
        <table:table-row table:style-name="ro1">
          <table:table-cell office:value-type="float" office:value="4334">
            <text:p>4334</text:p>
          </table:table-cell>
          <table:table-cell table:formula="of:=(2^([.A4335]/8192)-1)*8192" office:value-type="float" office:value="3628.90388063007">
            <text:p>3629</text:p>
          </table:table-cell>
        </table:table-row>
        <table:table-row table:style-name="ro1">
          <table:table-cell office:value-type="float" office:value="4335">
            <text:p>4335</text:p>
          </table:table-cell>
          <table:table-cell table:formula="of:=(2^([.A4336]/8192)-1)*8192" office:value-type="float" office:value="3629.90412145632">
            <text:p>3630</text:p>
          </table:table-cell>
        </table:table-row>
        <table:table-row table:style-name="ro1">
          <table:table-cell office:value-type="float" office:value="4336">
            <text:p>4336</text:p>
          </table:table-cell>
          <table:table-cell table:formula="of:=(2^([.A4337]/8192)-1)*8192" office:value-type="float" office:value="3630.90444691923">
            <text:p>3631</text:p>
          </table:table-cell>
        </table:table-row>
        <table:table-row table:style-name="ro1">
          <table:table-cell office:value-type="float" office:value="4337">
            <text:p>4337</text:p>
          </table:table-cell>
          <table:table-cell table:formula="of:=(2^([.A4338]/8192)-1)*8192" office:value-type="float" office:value="3631.90485702595">
            <text:p>3632</text:p>
          </table:table-cell>
        </table:table-row>
        <table:table-row table:style-name="ro1">
          <table:table-cell office:value-type="float" office:value="4338">
            <text:p>4338</text:p>
          </table:table-cell>
          <table:table-cell table:formula="of:=(2^([.A4339]/8192)-1)*8192" office:value-type="float" office:value="3632.90535178364">
            <text:p>3633</text:p>
          </table:table-cell>
        </table:table-row>
        <table:table-row table:style-name="ro1">
          <table:table-cell office:value-type="float" office:value="4339">
            <text:p>4339</text:p>
          </table:table-cell>
          <table:table-cell table:formula="of:=(2^([.A4340]/8192)-1)*8192" office:value-type="float" office:value="3633.90593119947">
            <text:p>3634</text:p>
          </table:table-cell>
        </table:table-row>
        <table:table-row table:style-name="ro1">
          <table:table-cell office:value-type="float" office:value="4340">
            <text:p>4340</text:p>
          </table:table-cell>
          <table:table-cell table:formula="of:=(2^([.A4341]/8192)-1)*8192" office:value-type="float" office:value="3634.9065952806">
            <text:p>3635</text:p>
          </table:table-cell>
        </table:table-row>
        <table:table-row table:style-name="ro1">
          <table:table-cell office:value-type="float" office:value="4341">
            <text:p>4341</text:p>
          </table:table-cell>
          <table:table-cell table:formula="of:=(2^([.A4342]/8192)-1)*8192" office:value-type="float" office:value="3635.9073440342">
            <text:p>3636</text:p>
          </table:table-cell>
        </table:table-row>
        <table:table-row table:style-name="ro1">
          <table:table-cell office:value-type="float" office:value="4342">
            <text:p>4342</text:p>
          </table:table-cell>
          <table:table-cell table:formula="of:=(2^([.A4343]/8192)-1)*8192" office:value-type="float" office:value="3636.90817746743">
            <text:p>3637</text:p>
          </table:table-cell>
        </table:table-row>
        <table:table-row table:style-name="ro1">
          <table:table-cell office:value-type="float" office:value="4343">
            <text:p>4343</text:p>
          </table:table-cell>
          <table:table-cell table:formula="of:=(2^([.A4344]/8192)-1)*8192" office:value-type="float" office:value="3637.90909558745">
            <text:p>3638</text:p>
          </table:table-cell>
        </table:table-row>
        <table:table-row table:style-name="ro1">
          <table:table-cell office:value-type="float" office:value="4344">
            <text:p>4344</text:p>
          </table:table-cell>
          <table:table-cell table:formula="of:=(2^([.A4345]/8192)-1)*8192" office:value-type="float" office:value="3638.91009840143">
            <text:p>3639</text:p>
          </table:table-cell>
        </table:table-row>
        <table:table-row table:style-name="ro1">
          <table:table-cell office:value-type="float" office:value="4345">
            <text:p>4345</text:p>
          </table:table-cell>
          <table:table-cell table:formula="of:=(2^([.A4346]/8192)-1)*8192" office:value-type="float" office:value="3639.91118591654">
            <text:p>3640</text:p>
          </table:table-cell>
        </table:table-row>
        <table:table-row table:style-name="ro1">
          <table:table-cell office:value-type="float" office:value="4346">
            <text:p>4346</text:p>
          </table:table-cell>
          <table:table-cell table:formula="of:=(2^([.A4347]/8192)-1)*8192" office:value-type="float" office:value="3640.91235813994">
            <text:p>3641</text:p>
          </table:table-cell>
        </table:table-row>
        <table:table-row table:style-name="ro1">
          <table:table-cell office:value-type="float" office:value="4347">
            <text:p>4347</text:p>
          </table:table-cell>
          <table:table-cell table:formula="of:=(2^([.A4348]/8192)-1)*8192" office:value-type="float" office:value="3641.91361507881">
            <text:p>3642</text:p>
          </table:table-cell>
        </table:table-row>
        <table:table-row table:style-name="ro1">
          <table:table-cell office:value-type="float" office:value="4348">
            <text:p>4348</text:p>
          </table:table-cell>
          <table:table-cell table:formula="of:=(2^([.A4349]/8192)-1)*8192" office:value-type="float" office:value="3642.9149567403">
            <text:p>3643</text:p>
          </table:table-cell>
        </table:table-row>
        <table:table-row table:style-name="ro1">
          <table:table-cell office:value-type="float" office:value="4349">
            <text:p>4349</text:p>
          </table:table-cell>
          <table:table-cell table:formula="of:=(2^([.A4350]/8192)-1)*8192" office:value-type="float" office:value="3643.91638313159">
            <text:p>3644</text:p>
          </table:table-cell>
        </table:table-row>
        <table:table-row table:style-name="ro1">
          <table:table-cell office:value-type="float" office:value="4350">
            <text:p>4350</text:p>
          </table:table-cell>
          <table:table-cell table:formula="of:=(2^([.A4351]/8192)-1)*8192" office:value-type="float" office:value="3644.91789425986">
            <text:p>3645</text:p>
          </table:table-cell>
        </table:table-row>
        <table:table-row table:style-name="ro1">
          <table:table-cell office:value-type="float" office:value="4351">
            <text:p>4351</text:p>
          </table:table-cell>
          <table:table-cell table:formula="of:=(2^([.A4352]/8192)-1)*8192" office:value-type="float" office:value="3645.91949013226">
            <text:p>3646</text:p>
          </table:table-cell>
        </table:table-row>
        <table:table-row table:style-name="ro1">
          <table:table-cell office:value-type="float" office:value="4352">
            <text:p>4352</text:p>
          </table:table-cell>
          <table:table-cell table:formula="of:=(2^([.A4353]/8192)-1)*8192" office:value-type="float" office:value="3646.92117075597">
            <text:p>3647</text:p>
          </table:table-cell>
        </table:table-row>
        <table:table-row table:style-name="ro1">
          <table:table-cell office:value-type="float" office:value="4353">
            <text:p>4353</text:p>
          </table:table-cell>
          <table:table-cell table:formula="of:=(2^([.A4354]/8192)-1)*8192" office:value-type="float" office:value="3647.92293613816">
            <text:p>3648</text:p>
          </table:table-cell>
        </table:table-row>
        <table:table-row table:style-name="ro1">
          <table:table-cell office:value-type="float" office:value="4354">
            <text:p>4354</text:p>
          </table:table-cell>
          <table:table-cell table:formula="of:=(2^([.A4355]/8192)-1)*8192" office:value-type="float" office:value="3648.924786286">
            <text:p>3649</text:p>
          </table:table-cell>
        </table:table-row>
        <table:table-row table:style-name="ro1">
          <table:table-cell office:value-type="float" office:value="4355">
            <text:p>4355</text:p>
          </table:table-cell>
          <table:table-cell table:formula="of:=(2^([.A4356]/8192)-1)*8192" office:value-type="float" office:value="3649.92672120667">
            <text:p>3650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table:formula="of:=(2^([.A4357]/8192)-1)*8192" office:value-type="float" office:value="3650.92874090734">
            <text:p>3651</text:p>
          </table:table-cell>
        </table:table-row>
        <table:table-row table:style-name="ro1">
          <table:table-cell office:value-type="float" office:value="4357">
            <text:p>4357</text:p>
          </table:table-cell>
          <table:table-cell table:formula="of:=(2^([.A4358]/8192)-1)*8192" office:value-type="float" office:value="3651.93084539518">
            <text:p>3652</text:p>
          </table:table-cell>
        </table:table-row>
        <table:table-row table:style-name="ro1">
          <table:table-cell office:value-type="float" office:value="4358">
            <text:p>4358</text:p>
          </table:table-cell>
          <table:table-cell table:formula="of:=(2^([.A4359]/8192)-1)*8192" office:value-type="float" office:value="3652.93303467736">
            <text:p>3653</text:p>
          </table:table-cell>
        </table:table-row>
        <table:table-row table:style-name="ro1">
          <table:table-cell office:value-type="float" office:value="4359">
            <text:p>4359</text:p>
          </table:table-cell>
          <table:table-cell table:formula="of:=(2^([.A4360]/8192)-1)*8192" office:value-type="float" office:value="3653.93530876107">
            <text:p>3654</text:p>
          </table:table-cell>
        </table:table-row>
        <table:table-row table:style-name="ro1">
          <table:table-cell office:value-type="float" office:value="4360">
            <text:p>4360</text:p>
          </table:table-cell>
          <table:table-cell table:formula="of:=(2^([.A4361]/8192)-1)*8192" office:value-type="float" office:value="3654.93766765348">
            <text:p>3655</text:p>
          </table:table-cell>
        </table:table-row>
        <table:table-row table:style-name="ro1">
          <table:table-cell office:value-type="float" office:value="4361">
            <text:p>4361</text:p>
          </table:table-cell>
          <table:table-cell table:formula="of:=(2^([.A4362]/8192)-1)*8192" office:value-type="float" office:value="3655.94011136176">
            <text:p>3656</text:p>
          </table:table-cell>
        </table:table-row>
        <table:table-row table:style-name="ro1">
          <table:table-cell office:value-type="float" office:value="4362">
            <text:p>4362</text:p>
          </table:table-cell>
          <table:table-cell table:formula="of:=(2^([.A4363]/8192)-1)*8192" office:value-type="float" office:value="3656.94263989308">
            <text:p>3657</text:p>
          </table:table-cell>
        </table:table-row>
        <table:table-row table:style-name="ro1">
          <table:table-cell office:value-type="float" office:value="4363">
            <text:p>4363</text:p>
          </table:table-cell>
          <table:table-cell table:formula="of:=(2^([.A4364]/8192)-1)*8192" office:value-type="float" office:value="3657.94525325464">
            <text:p>3658</text:p>
          </table:table-cell>
        </table:table-row>
        <table:table-row table:style-name="ro1">
          <table:table-cell office:value-type="float" office:value="4364">
            <text:p>4364</text:p>
          </table:table-cell>
          <table:table-cell table:formula="of:=(2^([.A4365]/8192)-1)*8192" office:value-type="float" office:value="3658.9479514536">
            <text:p>3659</text:p>
          </table:table-cell>
        </table:table-row>
        <table:table-row table:style-name="ro1">
          <table:table-cell office:value-type="float" office:value="4365">
            <text:p>4365</text:p>
          </table:table-cell>
          <table:table-cell table:formula="of:=(2^([.A4366]/8192)-1)*8192" office:value-type="float" office:value="3659.95073449715">
            <text:p>3660</text:p>
          </table:table-cell>
        </table:table-row>
        <table:table-row table:style-name="ro1">
          <table:table-cell office:value-type="float" office:value="4366">
            <text:p>4366</text:p>
          </table:table-cell>
          <table:table-cell table:formula="of:=(2^([.A4367]/8192)-1)*8192" office:value-type="float" office:value="3660.95360239246">
            <text:p>3661</text:p>
          </table:table-cell>
        </table:table-row>
        <table:table-row table:style-name="ro1">
          <table:table-cell office:value-type="float" office:value="4367">
            <text:p>4367</text:p>
          </table:table-cell>
          <table:table-cell table:formula="of:=(2^([.A4368]/8192)-1)*8192" office:value-type="float" office:value="3661.95655514671">
            <text:p>3662</text:p>
          </table:table-cell>
        </table:table-row>
        <table:table-row table:style-name="ro1">
          <table:table-cell office:value-type="float" office:value="4368">
            <text:p>4368</text:p>
          </table:table-cell>
          <table:table-cell table:formula="of:=(2^([.A4369]/8192)-1)*8192" office:value-type="float" office:value="3662.95959276709">
            <text:p>3663</text:p>
          </table:table-cell>
        </table:table-row>
        <table:table-row table:style-name="ro1">
          <table:table-cell office:value-type="float" office:value="4369">
            <text:p>4369</text:p>
          </table:table-cell>
          <table:table-cell table:formula="of:=(2^([.A4370]/8192)-1)*8192" office:value-type="float" office:value="3663.96271526077">
            <text:p>3664</text:p>
          </table:table-cell>
        </table:table-row>
        <table:table-row table:style-name="ro1">
          <table:table-cell office:value-type="float" office:value="4370">
            <text:p>4370</text:p>
          </table:table-cell>
          <table:table-cell table:formula="of:=(2^([.A4371]/8192)-1)*8192" office:value-type="float" office:value="3664.96592263494">
            <text:p>3665</text:p>
          </table:table-cell>
        </table:table-row>
        <table:table-row table:style-name="ro1">
          <table:table-cell office:value-type="float" office:value="4371">
            <text:p>4371</text:p>
          </table:table-cell>
          <table:table-cell table:formula="of:=(2^([.A4372]/8192)-1)*8192" office:value-type="float" office:value="3665.96921489678">
            <text:p>3666</text:p>
          </table:table-cell>
        </table:table-row>
        <table:table-row table:style-name="ro1">
          <table:table-cell office:value-type="float" office:value="4372">
            <text:p>4372</text:p>
          </table:table-cell>
          <table:table-cell table:formula="of:=(2^([.A4373]/8192)-1)*8192" office:value-type="float" office:value="3666.97259205347">
            <text:p>3667</text:p>
          </table:table-cell>
        </table:table-row>
        <table:table-row table:style-name="ro1">
          <table:table-cell office:value-type="float" office:value="4373">
            <text:p>4373</text:p>
          </table:table-cell>
          <table:table-cell table:formula="of:=(2^([.A4374]/8192)-1)*8192" office:value-type="float" office:value="3667.97605411219">
            <text:p>3668</text:p>
          </table:table-cell>
        </table:table-row>
        <table:table-row table:style-name="ro1">
          <table:table-cell office:value-type="float" office:value="4374">
            <text:p>4374</text:p>
          </table:table-cell>
          <table:table-cell table:formula="of:=(2^([.A4375]/8192)-1)*8192" office:value-type="float" office:value="3668.97960108013">
            <text:p>3669</text:p>
          </table:table-cell>
        </table:table-row>
        <table:table-row table:style-name="ro1">
          <table:table-cell office:value-type="float" office:value="4375">
            <text:p>4375</text:p>
          </table:table-cell>
          <table:table-cell table:formula="of:=(2^([.A4376]/8192)-1)*8192" office:value-type="float" office:value="3669.98323296448">
            <text:p>3670</text:p>
          </table:table-cell>
        </table:table-row>
        <table:table-row table:style-name="ro1">
          <table:table-cell office:value-type="float" office:value="4376">
            <text:p>4376</text:p>
          </table:table-cell>
          <table:table-cell table:formula="of:=(2^([.A4377]/8192)-1)*8192" office:value-type="float" office:value="3670.98694977241">
            <text:p>3671</text:p>
          </table:table-cell>
        </table:table-row>
        <table:table-row table:style-name="ro1">
          <table:table-cell office:value-type="float" office:value="4377">
            <text:p>4377</text:p>
          </table:table-cell>
          <table:table-cell table:formula="of:=(2^([.A4378]/8192)-1)*8192" office:value-type="float" office:value="3671.99075151112">
            <text:p>3672</text:p>
          </table:table-cell>
        </table:table-row>
        <table:table-row table:style-name="ro1">
          <table:table-cell office:value-type="float" office:value="4378">
            <text:p>4378</text:p>
          </table:table-cell>
          <table:table-cell table:formula="of:=(2^([.A4379]/8192)-1)*8192" office:value-type="float" office:value="3672.9946381878">
            <text:p>3673</text:p>
          </table:table-cell>
        </table:table-row>
        <table:table-row table:style-name="ro1">
          <table:table-cell office:value-type="float" office:value="4379">
            <text:p>4379</text:p>
          </table:table-cell>
          <table:table-cell table:formula="of:=(2^([.A4380]/8192)-1)*8192" office:value-type="float" office:value="3673.99860980962">
            <text:p>3674</text:p>
          </table:table-cell>
        </table:table-row>
        <table:table-row table:style-name="ro1">
          <table:table-cell office:value-type="float" office:value="4380">
            <text:p>4380</text:p>
          </table:table-cell>
          <table:table-cell table:formula="of:=(2^([.A4381]/8192)-1)*8192" office:value-type="float" office:value="3675.00266638378">
            <text:p>3675</text:p>
          </table:table-cell>
        </table:table-row>
        <table:table-row table:style-name="ro1">
          <table:table-cell office:value-type="float" office:value="4381">
            <text:p>4381</text:p>
          </table:table-cell>
          <table:table-cell table:formula="of:=(2^([.A4382]/8192)-1)*8192" office:value-type="float" office:value="3676.00680791746">
            <text:p>3676</text:p>
          </table:table-cell>
        </table:table-row>
        <table:table-row table:style-name="ro1">
          <table:table-cell office:value-type="float" office:value="4382">
            <text:p>4382</text:p>
          </table:table-cell>
          <table:table-cell table:formula="of:=(2^([.A4383]/8192)-1)*8192" office:value-type="float" office:value="3677.01103441786">
            <text:p>3677</text:p>
          </table:table-cell>
        </table:table-row>
        <table:table-row table:style-name="ro1">
          <table:table-cell office:value-type="float" office:value="4383">
            <text:p>4383</text:p>
          </table:table-cell>
          <table:table-cell table:formula="of:=(2^([.A4384]/8192)-1)*8192" office:value-type="float" office:value="3678.01534589216">
            <text:p>3678</text:p>
          </table:table-cell>
        </table:table-row>
        <table:table-row table:style-name="ro1">
          <table:table-cell office:value-type="float" office:value="4384">
            <text:p>4384</text:p>
          </table:table-cell>
          <table:table-cell table:formula="of:=(2^([.A4385]/8192)-1)*8192" office:value-type="float" office:value="3679.01974234755">
            <text:p>3679</text:p>
          </table:table-cell>
        </table:table-row>
        <table:table-row table:style-name="ro1">
          <table:table-cell office:value-type="float" office:value="4385">
            <text:p>4385</text:p>
          </table:table-cell>
          <table:table-cell table:formula="of:=(2^([.A4386]/8192)-1)*8192" office:value-type="float" office:value="3680.02422379123">
            <text:p>3680</text:p>
          </table:table-cell>
        </table:table-row>
        <table:table-row table:style-name="ro1">
          <table:table-cell office:value-type="float" office:value="4386">
            <text:p>4386</text:p>
          </table:table-cell>
          <table:table-cell table:formula="of:=(2^([.A4387]/8192)-1)*8192" office:value-type="float" office:value="3681.02879023038">
            <text:p>3681</text:p>
          </table:table-cell>
        </table:table-row>
        <table:table-row table:style-name="ro1">
          <table:table-cell office:value-type="float" office:value="4387">
            <text:p>4387</text:p>
          </table:table-cell>
          <table:table-cell table:formula="of:=(2^([.A4388]/8192)-1)*8192" office:value-type="float" office:value="3682.0334416722">
            <text:p>3682</text:p>
          </table:table-cell>
        </table:table-row>
        <table:table-row table:style-name="ro1">
          <table:table-cell office:value-type="float" office:value="4388">
            <text:p>4388</text:p>
          </table:table-cell>
          <table:table-cell table:formula="of:=(2^([.A4389]/8192)-1)*8192" office:value-type="float" office:value="3683.03817812389">
            <text:p>3683</text:p>
          </table:table-cell>
        </table:table-row>
        <table:table-row table:style-name="ro1">
          <table:table-cell office:value-type="float" office:value="4389">
            <text:p>4389</text:p>
          </table:table-cell>
          <table:table-cell table:formula="of:=(2^([.A4390]/8192)-1)*8192" office:value-type="float" office:value="3684.04299959262">
            <text:p>3684</text:p>
          </table:table-cell>
        </table:table-row>
        <table:table-row table:style-name="ro1">
          <table:table-cell office:value-type="float" office:value="4390">
            <text:p>4390</text:p>
          </table:table-cell>
          <table:table-cell table:formula="of:=(2^([.A4391]/8192)-1)*8192" office:value-type="float" office:value="3685.04790608561">
            <text:p>3685</text:p>
          </table:table-cell>
        </table:table-row>
        <table:table-row table:style-name="ro1">
          <table:table-cell office:value-type="float" office:value="4391">
            <text:p>4391</text:p>
          </table:table-cell>
          <table:table-cell table:formula="of:=(2^([.A4392]/8192)-1)*8192" office:value-type="float" office:value="3686.05289761003">
            <text:p>3686</text:p>
          </table:table-cell>
        </table:table-row>
        <table:table-row table:style-name="ro1">
          <table:table-cell office:value-type="float" office:value="4392">
            <text:p>4392</text:p>
          </table:table-cell>
          <table:table-cell table:formula="of:=(2^([.A4393]/8192)-1)*8192" office:value-type="float" office:value="3687.05797417309">
            <text:p>3687</text:p>
          </table:table-cell>
        </table:table-row>
        <table:table-row table:style-name="ro1">
          <table:table-cell office:value-type="float" office:value="4393">
            <text:p>4393</text:p>
          </table:table-cell>
          <table:table-cell table:formula="of:=(2^([.A4394]/8192)-1)*8192" office:value-type="float" office:value="3688.06313578199">
            <text:p>3688</text:p>
          </table:table-cell>
        </table:table-row>
        <table:table-row table:style-name="ro1">
          <table:table-cell office:value-type="float" office:value="4394">
            <text:p>4394</text:p>
          </table:table-cell>
          <table:table-cell table:formula="of:=(2^([.A4395]/8192)-1)*8192" office:value-type="float" office:value="3689.06838244391">
            <text:p>3689</text:p>
          </table:table-cell>
        </table:table-row>
        <table:table-row table:style-name="ro1">
          <table:table-cell office:value-type="float" office:value="4395">
            <text:p>4395</text:p>
          </table:table-cell>
          <table:table-cell table:formula="of:=(2^([.A4396]/8192)-1)*8192" office:value-type="float" office:value="3690.07371416606">
            <text:p>3690</text:p>
          </table:table-cell>
        </table:table-row>
        <table:table-row table:style-name="ro1">
          <table:table-cell office:value-type="float" office:value="4396">
            <text:p>4396</text:p>
          </table:table-cell>
          <table:table-cell table:formula="of:=(2^([.A4397]/8192)-1)*8192" office:value-type="float" office:value="3691.07913095563">
            <text:p>3691</text:p>
          </table:table-cell>
        </table:table-row>
        <table:table-row table:style-name="ro1">
          <table:table-cell office:value-type="float" office:value="4397">
            <text:p>4397</text:p>
          </table:table-cell>
          <table:table-cell table:formula="of:=(2^([.A4398]/8192)-1)*8192" office:value-type="float" office:value="3692.08463281982">
            <text:p>3692</text:p>
          </table:table-cell>
        </table:table-row>
        <table:table-row table:style-name="ro1">
          <table:table-cell office:value-type="float" office:value="4398">
            <text:p>4398</text:p>
          </table:table-cell>
          <table:table-cell table:formula="of:=(2^([.A4399]/8192)-1)*8192" office:value-type="float" office:value="3693.09021976583">
            <text:p>3693</text:p>
          </table:table-cell>
        </table:table-row>
        <table:table-row table:style-name="ro1">
          <table:table-cell office:value-type="float" office:value="4399">
            <text:p>4399</text:p>
          </table:table-cell>
          <table:table-cell table:formula="of:=(2^([.A4400]/8192)-1)*8192" office:value-type="float" office:value="3694.09589180087">
            <text:p>3694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table:formula="of:=(2^([.A4401]/8192)-1)*8192" office:value-type="float" office:value="3695.10164893212">
            <text:p>3695</text:p>
          </table:table-cell>
        </table:table-row>
        <table:table-row table:style-name="ro1">
          <table:table-cell office:value-type="float" office:value="4401">
            <text:p>4401</text:p>
          </table:table-cell>
          <table:table-cell table:formula="of:=(2^([.A4402]/8192)-1)*8192" office:value-type="float" office:value="3696.10749116679">
            <text:p>3696</text:p>
          </table:table-cell>
        </table:table-row>
        <table:table-row table:style-name="ro1">
          <table:table-cell office:value-type="float" office:value="4402">
            <text:p>4402</text:p>
          </table:table-cell>
          <table:table-cell table:formula="of:=(2^([.A4403]/8192)-1)*8192" office:value-type="float" office:value="3697.11341851208">
            <text:p>3697</text:p>
          </table:table-cell>
        </table:table-row>
        <table:table-row table:style-name="ro1">
          <table:table-cell office:value-type="float" office:value="4403">
            <text:p>4403</text:p>
          </table:table-cell>
          <table:table-cell table:formula="of:=(2^([.A4404]/8192)-1)*8192" office:value-type="float" office:value="3698.1194309752">
            <text:p>3698</text:p>
          </table:table-cell>
        </table:table-row>
        <table:table-row table:style-name="ro1">
          <table:table-cell office:value-type="float" office:value="4404">
            <text:p>4404</text:p>
          </table:table-cell>
          <table:table-cell table:formula="of:=(2^([.A4405]/8192)-1)*8192" office:value-type="float" office:value="3699.12552856333">
            <text:p>3699</text:p>
          </table:table-cell>
        </table:table-row>
        <table:table-row table:style-name="ro1">
          <table:table-cell office:value-type="float" office:value="4405">
            <text:p>4405</text:p>
          </table:table-cell>
          <table:table-cell table:formula="of:=(2^([.A4406]/8192)-1)*8192" office:value-type="float" office:value="3700.1317112837">
            <text:p>3700</text:p>
          </table:table-cell>
        </table:table-row>
        <table:table-row table:style-name="ro1">
          <table:table-cell office:value-type="float" office:value="4406">
            <text:p>4406</text:p>
          </table:table-cell>
          <table:table-cell table:formula="of:=(2^([.A4407]/8192)-1)*8192" office:value-type="float" office:value="3701.1379791435">
            <text:p>3701</text:p>
          </table:table-cell>
        </table:table-row>
        <table:table-row table:style-name="ro1">
          <table:table-cell office:value-type="float" office:value="4407">
            <text:p>4407</text:p>
          </table:table-cell>
          <table:table-cell table:formula="of:=(2^([.A4408]/8192)-1)*8192" office:value-type="float" office:value="3702.14433214994">
            <text:p>3702</text:p>
          </table:table-cell>
        </table:table-row>
        <table:table-row table:style-name="ro1">
          <table:table-cell office:value-type="float" office:value="4408">
            <text:p>4408</text:p>
          </table:table-cell>
          <table:table-cell table:formula="of:=(2^([.A4409]/8192)-1)*8192" office:value-type="float" office:value="3703.15077031021">
            <text:p>3703</text:p>
          </table:table-cell>
        </table:table-row>
        <table:table-row table:style-name="ro1">
          <table:table-cell office:value-type="float" office:value="4409">
            <text:p>4409</text:p>
          </table:table-cell>
          <table:table-cell table:formula="of:=(2^([.A4410]/8192)-1)*8192" office:value-type="float" office:value="3704.15729363153">
            <text:p>3704</text:p>
          </table:table-cell>
        </table:table-row>
        <table:table-row table:style-name="ro1">
          <table:table-cell office:value-type="float" office:value="4410">
            <text:p>4410</text:p>
          </table:table-cell>
          <table:table-cell table:formula="of:=(2^([.A4411]/8192)-1)*8192" office:value-type="float" office:value="3705.1639021211">
            <text:p>3705</text:p>
          </table:table-cell>
        </table:table-row>
        <table:table-row table:style-name="ro1">
          <table:table-cell office:value-type="float" office:value="4411">
            <text:p>4411</text:p>
          </table:table-cell>
          <table:table-cell table:formula="of:=(2^([.A4412]/8192)-1)*8192" office:value-type="float" office:value="3706.17059578613">
            <text:p>3706</text:p>
          </table:table-cell>
        </table:table-row>
        <table:table-row table:style-name="ro1">
          <table:table-cell office:value-type="float" office:value="4412">
            <text:p>4412</text:p>
          </table:table-cell>
          <table:table-cell table:formula="of:=(2^([.A4413]/8192)-1)*8192" office:value-type="float" office:value="3707.17737463383">
            <text:p>3707</text:p>
          </table:table-cell>
        </table:table-row>
        <table:table-row table:style-name="ro1">
          <table:table-cell office:value-type="float" office:value="4413">
            <text:p>4413</text:p>
          </table:table-cell>
          <table:table-cell table:formula="of:=(2^([.A4414]/8192)-1)*8192" office:value-type="float" office:value="3708.1842386714">
            <text:p>3708</text:p>
          </table:table-cell>
        </table:table-row>
        <table:table-row table:style-name="ro1">
          <table:table-cell office:value-type="float" office:value="4414">
            <text:p>4414</text:p>
          </table:table-cell>
          <table:table-cell table:formula="of:=(2^([.A4415]/8192)-1)*8192" office:value-type="float" office:value="3709.19118790605">
            <text:p>3709</text:p>
          </table:table-cell>
        </table:table-row>
        <table:table-row table:style-name="ro1">
          <table:table-cell office:value-type="float" office:value="4415">
            <text:p>4415</text:p>
          </table:table-cell>
          <table:table-cell table:formula="of:=(2^([.A4416]/8192)-1)*8192" office:value-type="float" office:value="3710.19822234499">
            <text:p>3710</text:p>
          </table:table-cell>
        </table:table-row>
        <table:table-row table:style-name="ro1">
          <table:table-cell office:value-type="float" office:value="4416">
            <text:p>4416</text:p>
          </table:table-cell>
          <table:table-cell table:formula="of:=(2^([.A4417]/8192)-1)*8192" office:value-type="float" office:value="3711.20534199544">
            <text:p>3711</text:p>
          </table:table-cell>
        </table:table-row>
        <table:table-row table:style-name="ro1">
          <table:table-cell office:value-type="float" office:value="4417">
            <text:p>4417</text:p>
          </table:table-cell>
          <table:table-cell table:formula="of:=(2^([.A4418]/8192)-1)*8192" office:value-type="float" office:value="3712.21254686459">
            <text:p>3712</text:p>
          </table:table-cell>
        </table:table-row>
        <table:table-row table:style-name="ro1">
          <table:table-cell office:value-type="float" office:value="4418">
            <text:p>4418</text:p>
          </table:table-cell>
          <table:table-cell table:formula="of:=(2^([.A4419]/8192)-1)*8192" office:value-type="float" office:value="3713.21983695967">
            <text:p>3713</text:p>
          </table:table-cell>
        </table:table-row>
        <table:table-row table:style-name="ro1">
          <table:table-cell office:value-type="float" office:value="4419">
            <text:p>4419</text:p>
          </table:table-cell>
          <table:table-cell table:formula="of:=(2^([.A4420]/8192)-1)*8192" office:value-type="float" office:value="3714.22721228788">
            <text:p>3714</text:p>
          </table:table-cell>
        </table:table-row>
        <table:table-row table:style-name="ro1">
          <table:table-cell office:value-type="float" office:value="4420">
            <text:p>4420</text:p>
          </table:table-cell>
          <table:table-cell table:formula="of:=(2^([.A4421]/8192)-1)*8192" office:value-type="float" office:value="3715.23467285644">
            <text:p>3715</text:p>
          </table:table-cell>
        </table:table-row>
        <table:table-row table:style-name="ro1">
          <table:table-cell office:value-type="float" office:value="4421">
            <text:p>4421</text:p>
          </table:table-cell>
          <table:table-cell table:formula="of:=(2^([.A4422]/8192)-1)*8192" office:value-type="float" office:value="3716.24221867255">
            <text:p>3716</text:p>
          </table:table-cell>
        </table:table-row>
        <table:table-row table:style-name="ro1">
          <table:table-cell office:value-type="float" office:value="4422">
            <text:p>4422</text:p>
          </table:table-cell>
          <table:table-cell table:formula="of:=(2^([.A4423]/8192)-1)*8192" office:value-type="float" office:value="3717.24984974343">
            <text:p>3717</text:p>
          </table:table-cell>
        </table:table-row>
        <table:table-row table:style-name="ro1">
          <table:table-cell office:value-type="float" office:value="4423">
            <text:p>4423</text:p>
          </table:table-cell>
          <table:table-cell table:formula="of:=(2^([.A4424]/8192)-1)*8192" office:value-type="float" office:value="3718.2575660763">
            <text:p>3718</text:p>
          </table:table-cell>
        </table:table-row>
        <table:table-row table:style-name="ro1">
          <table:table-cell office:value-type="float" office:value="4424">
            <text:p>4424</text:p>
          </table:table-cell>
          <table:table-cell table:formula="of:=(2^([.A4425]/8192)-1)*8192" office:value-type="float" office:value="3719.26536767838">
            <text:p>3719</text:p>
          </table:table-cell>
        </table:table-row>
        <table:table-row table:style-name="ro1">
          <table:table-cell office:value-type="float" office:value="4425">
            <text:p>4425</text:p>
          </table:table-cell>
          <table:table-cell table:formula="of:=(2^([.A4426]/8192)-1)*8192" office:value-type="float" office:value="3720.27325455686">
            <text:p>3720</text:p>
          </table:table-cell>
        </table:table-row>
        <table:table-row table:style-name="ro1">
          <table:table-cell office:value-type="float" office:value="4426">
            <text:p>4426</text:p>
          </table:table-cell>
          <table:table-cell table:formula="of:=(2^([.A4427]/8192)-1)*8192" office:value-type="float" office:value="3721.28122671898">
            <text:p>3721</text:p>
          </table:table-cell>
        </table:table-row>
        <table:table-row table:style-name="ro1">
          <table:table-cell office:value-type="float" office:value="4427">
            <text:p>4427</text:p>
          </table:table-cell>
          <table:table-cell table:formula="of:=(2^([.A4428]/8192)-1)*8192" office:value-type="float" office:value="3722.28928417194">
            <text:p>3722</text:p>
          </table:table-cell>
        </table:table-row>
        <table:table-row table:style-name="ro1">
          <table:table-cell office:value-type="float" office:value="4428">
            <text:p>4428</text:p>
          </table:table-cell>
          <table:table-cell table:formula="of:=(2^([.A4429]/8192)-1)*8192" office:value-type="float" office:value="3723.29742692297">
            <text:p>3723</text:p>
          </table:table-cell>
        </table:table-row>
        <table:table-row table:style-name="ro1">
          <table:table-cell office:value-type="float" office:value="4429">
            <text:p>4429</text:p>
          </table:table-cell>
          <table:table-cell table:formula="of:=(2^([.A4430]/8192)-1)*8192" office:value-type="float" office:value="3724.30565497928">
            <text:p>3724</text:p>
          </table:table-cell>
        </table:table-row>
        <table:table-row table:style-name="ro1">
          <table:table-cell office:value-type="float" office:value="4430">
            <text:p>4430</text:p>
          </table:table-cell>
          <table:table-cell table:formula="of:=(2^([.A4431]/8192)-1)*8192" office:value-type="float" office:value="3725.31396834809">
            <text:p>3725</text:p>
          </table:table-cell>
        </table:table-row>
        <table:table-row table:style-name="ro1">
          <table:table-cell office:value-type="float" office:value="4431">
            <text:p>4431</text:p>
          </table:table-cell>
          <table:table-cell table:formula="of:=(2^([.A4432]/8192)-1)*8192" office:value-type="float" office:value="3726.32236703662">
            <text:p>3726</text:p>
          </table:table-cell>
        </table:table-row>
        <table:table-row table:style-name="ro1">
          <table:table-cell office:value-type="float" office:value="4432">
            <text:p>4432</text:p>
          </table:table-cell>
          <table:table-cell table:formula="of:=(2^([.A4433]/8192)-1)*8192" office:value-type="float" office:value="3727.33085105209">
            <text:p>3727</text:p>
          </table:table-cell>
        </table:table-row>
        <table:table-row table:style-name="ro1">
          <table:table-cell office:value-type="float" office:value="4433">
            <text:p>4433</text:p>
          </table:table-cell>
          <table:table-cell table:formula="of:=(2^([.A4434]/8192)-1)*8192" office:value-type="float" office:value="3728.33942040171">
            <text:p>3728</text:p>
          </table:table-cell>
        </table:table-row>
        <table:table-row table:style-name="ro1">
          <table:table-cell office:value-type="float" office:value="4434">
            <text:p>4434</text:p>
          </table:table-cell>
          <table:table-cell table:formula="of:=(2^([.A4435]/8192)-1)*8192" office:value-type="float" office:value="3729.34807509272">
            <text:p>3729</text:p>
          </table:table-cell>
        </table:table-row>
        <table:table-row table:style-name="ro1">
          <table:table-cell office:value-type="float" office:value="4435">
            <text:p>4435</text:p>
          </table:table-cell>
          <table:table-cell table:formula="of:=(2^([.A4436]/8192)-1)*8192" office:value-type="float" office:value="3730.35681513233">
            <text:p>3730</text:p>
          </table:table-cell>
        </table:table-row>
        <table:table-row table:style-name="ro1">
          <table:table-cell office:value-type="float" office:value="4436">
            <text:p>4436</text:p>
          </table:table-cell>
          <table:table-cell table:formula="of:=(2^([.A4437]/8192)-1)*8192" office:value-type="float" office:value="3731.36564052775">
            <text:p>3731</text:p>
          </table:table-cell>
        </table:table-row>
        <table:table-row table:style-name="ro1">
          <table:table-cell office:value-type="float" office:value="4437">
            <text:p>4437</text:p>
          </table:table-cell>
          <table:table-cell table:formula="of:=(2^([.A4438]/8192)-1)*8192" office:value-type="float" office:value="3732.37455128623">
            <text:p>3732</text:p>
          </table:table-cell>
        </table:table-row>
        <table:table-row table:style-name="ro1">
          <table:table-cell office:value-type="float" office:value="4438">
            <text:p>4438</text:p>
          </table:table-cell>
          <table:table-cell table:formula="of:=(2^([.A4439]/8192)-1)*8192" office:value-type="float" office:value="3733.38354741497">
            <text:p>3733</text:p>
          </table:table-cell>
        </table:table-row>
        <table:table-row table:style-name="ro1">
          <table:table-cell office:value-type="float" office:value="4439">
            <text:p>4439</text:p>
          </table:table-cell>
          <table:table-cell table:formula="of:=(2^([.A4440]/8192)-1)*8192" office:value-type="float" office:value="3734.3926289212">
            <text:p>3734</text:p>
          </table:table-cell>
        </table:table-row>
        <table:table-row table:style-name="ro1">
          <table:table-cell office:value-type="float" office:value="4440">
            <text:p>4440</text:p>
          </table:table-cell>
          <table:table-cell table:formula="of:=(2^([.A4441]/8192)-1)*8192" office:value-type="float" office:value="3735.40179581215">
            <text:p>3735</text:p>
          </table:table-cell>
        </table:table-row>
        <table:table-row table:style-name="ro1">
          <table:table-cell office:value-type="float" office:value="4441">
            <text:p>4441</text:p>
          </table:table-cell>
          <table:table-cell table:formula="of:=(2^([.A4442]/8192)-1)*8192" office:value-type="float" office:value="3736.41104809504">
            <text:p>3736</text:p>
          </table:table-cell>
        </table:table-row>
        <table:table-row table:style-name="ro1">
          <table:table-cell office:value-type="float" office:value="4442">
            <text:p>4442</text:p>
          </table:table-cell>
          <table:table-cell table:formula="of:=(2^([.A4443]/8192)-1)*8192" office:value-type="float" office:value="3737.42038577709">
            <text:p>3737</text:p>
          </table:table-cell>
        </table:table-row>
        <table:table-row table:style-name="ro1">
          <table:table-cell office:value-type="float" office:value="4443">
            <text:p>4443</text:p>
          </table:table-cell>
          <table:table-cell table:formula="of:=(2^([.A4444]/8192)-1)*8192" office:value-type="float" office:value="3738.42980886554">
            <text:p>3738</text:p>
          </table:table-cell>
        </table:table-row>
        <table:table-row table:style-name="ro1">
          <table:table-cell office:value-type="float" office:value="4444">
            <text:p>4444</text:p>
          </table:table-cell>
          <table:table-cell table:formula="of:=(2^([.A4445]/8192)-1)*8192" office:value-type="float" office:value="3739.43931736761">
            <text:p>3739</text:p>
          </table:table-cell>
        </table:table-row>
        <table:table-row table:style-name="ro1">
          <table:table-cell office:value-type="float" office:value="4445">
            <text:p>4445</text:p>
          </table:table-cell>
          <table:table-cell table:formula="of:=(2^([.A4446]/8192)-1)*8192" office:value-type="float" office:value="3740.44891129052">
            <text:p>3740</text:p>
          </table:table-cell>
        </table:table-row>
        <table:table-row table:style-name="ro1">
          <table:table-cell office:value-type="float" office:value="4446">
            <text:p>4446</text:p>
          </table:table-cell>
          <table:table-cell table:formula="of:=(2^([.A4447]/8192)-1)*8192" office:value-type="float" office:value="3741.45859064151">
            <text:p>3741</text:p>
          </table:table-cell>
        </table:table-row>
        <table:table-row table:style-name="ro1">
          <table:table-cell office:value-type="float" office:value="4447">
            <text:p>4447</text:p>
          </table:table-cell>
          <table:table-cell table:formula="of:=(2^([.A4448]/8192)-1)*8192" office:value-type="float" office:value="3742.4683554278">
            <text:p>3742</text:p>
          </table:table-cell>
        </table:table-row>
        <table:table-row table:style-name="ro1">
          <table:table-cell office:value-type="float" office:value="4448">
            <text:p>4448</text:p>
          </table:table-cell>
          <table:table-cell table:formula="of:=(2^([.A4449]/8192)-1)*8192" office:value-type="float" office:value="3743.47820565663">
            <text:p>3743</text:p>
          </table:table-cell>
        </table:table-row>
        <table:table-row table:style-name="ro1">
          <table:table-cell office:value-type="float" office:value="4449">
            <text:p>4449</text:p>
          </table:table-cell>
          <table:table-cell table:formula="of:=(2^([.A4450]/8192)-1)*8192" office:value-type="float" office:value="3744.48814133521">
            <text:p>3744</text:p>
          </table:table-cell>
        </table:table-row>
        <table:table-row table:style-name="ro1">
          <table:table-cell office:value-type="float" office:value="4450">
            <text:p>4450</text:p>
          </table:table-cell>
          <table:table-cell table:formula="of:=(2^([.A4451]/8192)-1)*8192" office:value-type="float" office:value="3745.49816247079">
            <text:p>3745</text:p>
          </table:table-cell>
        </table:table-row>
        <table:table-row table:style-name="ro1">
          <table:table-cell office:value-type="float" office:value="4451">
            <text:p>4451</text:p>
          </table:table-cell>
          <table:table-cell table:formula="of:=(2^([.A4452]/8192)-1)*8192" office:value-type="float" office:value="3746.5082690706">
            <text:p>3747</text:p>
          </table:table-cell>
        </table:table-row>
        <table:table-row table:style-name="ro1">
          <table:table-cell office:value-type="float" office:value="4452">
            <text:p>4452</text:p>
          </table:table-cell>
          <table:table-cell table:formula="of:=(2^([.A4453]/8192)-1)*8192" office:value-type="float" office:value="3747.51846114186">
            <text:p>3748</text:p>
          </table:table-cell>
        </table:table-row>
        <table:table-row table:style-name="ro1">
          <table:table-cell office:value-type="float" office:value="4453">
            <text:p>4453</text:p>
          </table:table-cell>
          <table:table-cell table:formula="of:=(2^([.A4454]/8192)-1)*8192" office:value-type="float" office:value="3748.5287386918">
            <text:p>3749</text:p>
          </table:table-cell>
        </table:table-row>
        <table:table-row table:style-name="ro1">
          <table:table-cell office:value-type="float" office:value="4454">
            <text:p>4454</text:p>
          </table:table-cell>
          <table:table-cell table:formula="of:=(2^([.A4455]/8192)-1)*8192" office:value-type="float" office:value="3749.53910172767">
            <text:p>3750</text:p>
          </table:table-cell>
        </table:table-row>
        <table:table-row table:style-name="ro1">
          <table:table-cell office:value-type="float" office:value="4455">
            <text:p>4455</text:p>
          </table:table-cell>
          <table:table-cell table:formula="of:=(2^([.A4456]/8192)-1)*8192" office:value-type="float" office:value="3750.54955025669">
            <text:p>3751</text:p>
          </table:table-cell>
        </table:table-row>
        <table:table-row table:style-name="ro1">
          <table:table-cell office:value-type="float" office:value="4456">
            <text:p>4456</text:p>
          </table:table-cell>
          <table:table-cell table:formula="of:=(2^([.A4457]/8192)-1)*8192" office:value-type="float" office:value="3751.5600842861">
            <text:p>3752</text:p>
          </table:table-cell>
        </table:table-row>
        <table:table-row table:style-name="ro1">
          <table:table-cell office:value-type="float" office:value="4457">
            <text:p>4457</text:p>
          </table:table-cell>
          <table:table-cell table:formula="of:=(2^([.A4458]/8192)-1)*8192" office:value-type="float" office:value="3752.57070382314">
            <text:p>3753</text:p>
          </table:table-cell>
        </table:table-row>
        <table:table-row table:style-name="ro1">
          <table:table-cell office:value-type="float" office:value="4458">
            <text:p>4458</text:p>
          </table:table-cell>
          <table:table-cell table:formula="of:=(2^([.A4459]/8192)-1)*8192" office:value-type="float" office:value="3753.58140887503">
            <text:p>3754</text:p>
          </table:table-cell>
        </table:table-row>
        <table:table-row table:style-name="ro1">
          <table:table-cell office:value-type="float" office:value="4459">
            <text:p>4459</text:p>
          </table:table-cell>
          <table:table-cell table:formula="of:=(2^([.A4460]/8192)-1)*8192" office:value-type="float" office:value="3754.59219944901">
            <text:p>3755</text:p>
          </table:table-cell>
        </table:table-row>
        <table:table-row table:style-name="ro1">
          <table:table-cell office:value-type="float" office:value="4460">
            <text:p>4460</text:p>
          </table:table-cell>
          <table:table-cell table:formula="of:=(2^([.A4461]/8192)-1)*8192" office:value-type="float" office:value="3755.60307555233">
            <text:p>3756</text:p>
          </table:table-cell>
        </table:table-row>
        <table:table-row table:style-name="ro1">
          <table:table-cell office:value-type="float" office:value="4461">
            <text:p>4461</text:p>
          </table:table-cell>
          <table:table-cell table:formula="of:=(2^([.A4462]/8192)-1)*8192" office:value-type="float" office:value="3756.61403719221">
            <text:p>3757</text:p>
          </table:table-cell>
        </table:table-row>
        <table:table-row table:style-name="ro1">
          <table:table-cell office:value-type="float" office:value="4462">
            <text:p>4462</text:p>
          </table:table-cell>
          <table:table-cell table:formula="of:=(2^([.A4463]/8192)-1)*8192" office:value-type="float" office:value="3757.6250843759">
            <text:p>3758</text:p>
          </table:table-cell>
        </table:table-row>
        <table:table-row table:style-name="ro1">
          <table:table-cell office:value-type="float" office:value="4463">
            <text:p>4463</text:p>
          </table:table-cell>
          <table:table-cell table:formula="of:=(2^([.A4464]/8192)-1)*8192" office:value-type="float" office:value="3758.63621711064">
            <text:p>3759</text:p>
          </table:table-cell>
        </table:table-row>
        <table:table-row table:style-name="ro1">
          <table:table-cell office:value-type="float" office:value="4464">
            <text:p>4464</text:p>
          </table:table-cell>
          <table:table-cell table:formula="of:=(2^([.A4465]/8192)-1)*8192" office:value-type="float" office:value="3759.64743540365">
            <text:p>3760</text:p>
          </table:table-cell>
        </table:table-row>
        <table:table-row table:style-name="ro1">
          <table:table-cell office:value-type="float" office:value="4465">
            <text:p>4465</text:p>
          </table:table-cell>
          <table:table-cell table:formula="of:=(2^([.A4466]/8192)-1)*8192" office:value-type="float" office:value="3760.65873926219">
            <text:p>3761</text:p>
          </table:table-cell>
        </table:table-row>
        <table:table-row table:style-name="ro1">
          <table:table-cell office:value-type="float" office:value="4466">
            <text:p>4466</text:p>
          </table:table-cell>
          <table:table-cell table:formula="of:=(2^([.A4467]/8192)-1)*8192" office:value-type="float" office:value="3761.6701286935">
            <text:p>3762</text:p>
          </table:table-cell>
        </table:table-row>
        <table:table-row table:style-name="ro1">
          <table:table-cell office:value-type="float" office:value="4467">
            <text:p>4467</text:p>
          </table:table-cell>
          <table:table-cell table:formula="of:=(2^([.A4468]/8192)-1)*8192" office:value-type="float" office:value="3762.68160370481">
            <text:p>3763</text:p>
          </table:table-cell>
        </table:table-row>
        <table:table-row table:style-name="ro1">
          <table:table-cell office:value-type="float" office:value="4468">
            <text:p>4468</text:p>
          </table:table-cell>
          <table:table-cell table:formula="of:=(2^([.A4469]/8192)-1)*8192" office:value-type="float" office:value="3763.69316430336">
            <text:p>3764</text:p>
          </table:table-cell>
        </table:table-row>
        <table:table-row table:style-name="ro1">
          <table:table-cell office:value-type="float" office:value="4469">
            <text:p>4469</text:p>
          </table:table-cell>
          <table:table-cell table:formula="of:=(2^([.A4470]/8192)-1)*8192" office:value-type="float" office:value="3764.7048104964">
            <text:p>3765</text:p>
          </table:table-cell>
        </table:table-row>
        <table:table-row table:style-name="ro1">
          <table:table-cell office:value-type="float" office:value="4470">
            <text:p>4470</text:p>
          </table:table-cell>
          <table:table-cell table:formula="of:=(2^([.A4471]/8192)-1)*8192" office:value-type="float" office:value="3765.71654229117">
            <text:p>3766</text:p>
          </table:table-cell>
        </table:table-row>
        <table:table-row table:style-name="ro1">
          <table:table-cell office:value-type="float" office:value="4471">
            <text:p>4471</text:p>
          </table:table-cell>
          <table:table-cell table:formula="of:=(2^([.A4472]/8192)-1)*8192" office:value-type="float" office:value="3766.72835969491">
            <text:p>3767</text:p>
          </table:table-cell>
        </table:table-row>
        <table:table-row table:style-name="ro1">
          <table:table-cell office:value-type="float" office:value="4472">
            <text:p>4472</text:p>
          </table:table-cell>
          <table:table-cell table:formula="of:=(2^([.A4473]/8192)-1)*8192" office:value-type="float" office:value="3767.74026271487">
            <text:p>3768</text:p>
          </table:table-cell>
        </table:table-row>
        <table:table-row table:style-name="ro1">
          <table:table-cell office:value-type="float" office:value="4473">
            <text:p>4473</text:p>
          </table:table-cell>
          <table:table-cell table:formula="of:=(2^([.A4474]/8192)-1)*8192" office:value-type="float" office:value="3768.7522513583">
            <text:p>3769</text:p>
          </table:table-cell>
        </table:table-row>
        <table:table-row table:style-name="ro1">
          <table:table-cell office:value-type="float" office:value="4474">
            <text:p>4474</text:p>
          </table:table-cell>
          <table:table-cell table:formula="of:=(2^([.A4475]/8192)-1)*8192" office:value-type="float" office:value="3769.76432563243">
            <text:p>3770</text:p>
          </table:table-cell>
        </table:table-row>
        <table:table-row table:style-name="ro1">
          <table:table-cell office:value-type="float" office:value="4475">
            <text:p>4475</text:p>
          </table:table-cell>
          <table:table-cell table:formula="of:=(2^([.A4476]/8192)-1)*8192" office:value-type="float" office:value="3770.77648554451">
            <text:p>3771</text:p>
          </table:table-cell>
        </table:table-row>
        <table:table-row table:style-name="ro1">
          <table:table-cell office:value-type="float" office:value="4476">
            <text:p>4476</text:p>
          </table:table-cell>
          <table:table-cell table:formula="of:=(2^([.A4477]/8192)-1)*8192" office:value-type="float" office:value="3771.78873110179">
            <text:p>3772</text:p>
          </table:table-cell>
        </table:table-row>
        <table:table-row table:style-name="ro1">
          <table:table-cell office:value-type="float" office:value="4477">
            <text:p>4477</text:p>
          </table:table-cell>
          <table:table-cell table:formula="of:=(2^([.A4478]/8192)-1)*8192" office:value-type="float" office:value="3772.80106231152">
            <text:p>3773</text:p>
          </table:table-cell>
        </table:table-row>
        <table:table-row table:style-name="ro1">
          <table:table-cell office:value-type="float" office:value="4478">
            <text:p>4478</text:p>
          </table:table-cell>
          <table:table-cell table:formula="of:=(2^([.A4479]/8192)-1)*8192" office:value-type="float" office:value="3773.81347918094">
            <text:p>3774</text:p>
          </table:table-cell>
        </table:table-row>
        <table:table-row table:style-name="ro1">
          <table:table-cell office:value-type="float" office:value="4479">
            <text:p>4479</text:p>
          </table:table-cell>
          <table:table-cell table:formula="of:=(2^([.A4480]/8192)-1)*8192" office:value-type="float" office:value="3774.82598171731">
            <text:p>3775</text:p>
          </table:table-cell>
        </table:table-row>
        <table:table-row table:style-name="ro1">
          <table:table-cell office:value-type="float" office:value="4480">
            <text:p>4480</text:p>
          </table:table-cell>
          <table:table-cell table:formula="of:=(2^([.A4481]/8192)-1)*8192" office:value-type="float" office:value="3775.83856992786">
            <text:p>3776</text:p>
          </table:table-cell>
        </table:table-row>
        <table:table-row table:style-name="ro1">
          <table:table-cell office:value-type="float" office:value="4481">
            <text:p>4481</text:p>
          </table:table-cell>
          <table:table-cell table:formula="of:=(2^([.A4482]/8192)-1)*8192" office:value-type="float" office:value="3776.85124381985">
            <text:p>3777</text:p>
          </table:table-cell>
        </table:table-row>
        <table:table-row table:style-name="ro1">
          <table:table-cell office:value-type="float" office:value="4482">
            <text:p>4482</text:p>
          </table:table-cell>
          <table:table-cell table:formula="of:=(2^([.A4483]/8192)-1)*8192" office:value-type="float" office:value="3777.86400340054">
            <text:p>3778</text:p>
          </table:table-cell>
        </table:table-row>
        <table:table-row table:style-name="ro1">
          <table:table-cell office:value-type="float" office:value="4483">
            <text:p>4483</text:p>
          </table:table-cell>
          <table:table-cell table:formula="of:=(2^([.A4484]/8192)-1)*8192" office:value-type="float" office:value="3778.87684867716">
            <text:p>3779</text:p>
          </table:table-cell>
        </table:table-row>
        <table:table-row table:style-name="ro1">
          <table:table-cell office:value-type="float" office:value="4484">
            <text:p>4484</text:p>
          </table:table-cell>
          <table:table-cell table:formula="of:=(2^([.A4485]/8192)-1)*8192" office:value-type="float" office:value="3779.88977965698">
            <text:p>3780</text:p>
          </table:table-cell>
        </table:table-row>
        <table:table-row table:style-name="ro1">
          <table:table-cell office:value-type="float" office:value="4485">
            <text:p>4485</text:p>
          </table:table-cell>
          <table:table-cell table:formula="of:=(2^([.A4486]/8192)-1)*8192" office:value-type="float" office:value="3780.90279634724">
            <text:p>3781</text:p>
          </table:table-cell>
        </table:table-row>
        <table:table-row table:style-name="ro1">
          <table:table-cell office:value-type="float" office:value="4486">
            <text:p>4486</text:p>
          </table:table-cell>
          <table:table-cell table:formula="of:=(2^([.A4487]/8192)-1)*8192" office:value-type="float" office:value="3781.9158987552">
            <text:p>3782</text:p>
          </table:table-cell>
        </table:table-row>
        <table:table-row table:style-name="ro1">
          <table:table-cell office:value-type="float" office:value="4487">
            <text:p>4487</text:p>
          </table:table-cell>
          <table:table-cell table:formula="of:=(2^([.A4488]/8192)-1)*8192" office:value-type="float" office:value="3782.92908688811">
            <text:p>3783</text:p>
          </table:table-cell>
        </table:table-row>
        <table:table-row table:style-name="ro1">
          <table:table-cell office:value-type="float" office:value="4488">
            <text:p>4488</text:p>
          </table:table-cell>
          <table:table-cell table:formula="of:=(2^([.A4489]/8192)-1)*8192" office:value-type="float" office:value="3783.94236075322">
            <text:p>3784</text:p>
          </table:table-cell>
        </table:table-row>
        <table:table-row table:style-name="ro1">
          <table:table-cell office:value-type="float" office:value="4489">
            <text:p>4489</text:p>
          </table:table-cell>
          <table:table-cell table:formula="of:=(2^([.A4490]/8192)-1)*8192" office:value-type="float" office:value="3784.95572035779">
            <text:p>3785</text:p>
          </table:table-cell>
        </table:table-row>
        <table:table-row table:style-name="ro1">
          <table:table-cell office:value-type="float" office:value="4490">
            <text:p>4490</text:p>
          </table:table-cell>
          <table:table-cell table:formula="of:=(2^([.A4491]/8192)-1)*8192" office:value-type="float" office:value="3785.96916570907">
            <text:p>3786</text:p>
          </table:table-cell>
        </table:table-row>
        <table:table-row table:style-name="ro1">
          <table:table-cell office:value-type="float" office:value="4491">
            <text:p>4491</text:p>
          </table:table-cell>
          <table:table-cell table:formula="of:=(2^([.A4492]/8192)-1)*8192" office:value-type="float" office:value="3786.98269681432">
            <text:p>3787</text:p>
          </table:table-cell>
        </table:table-row>
        <table:table-row table:style-name="ro1">
          <table:table-cell office:value-type="float" office:value="4492">
            <text:p>4492</text:p>
          </table:table-cell>
          <table:table-cell table:formula="of:=(2^([.A4493]/8192)-1)*8192" office:value-type="float" office:value="3787.9963136808">
            <text:p>3788</text:p>
          </table:table-cell>
        </table:table-row>
        <table:table-row table:style-name="ro1">
          <table:table-cell office:value-type="float" office:value="4493">
            <text:p>4493</text:p>
          </table:table-cell>
          <table:table-cell table:formula="of:=(2^([.A4494]/8192)-1)*8192" office:value-type="float" office:value="3789.01001631575">
            <text:p>3789</text:p>
          </table:table-cell>
        </table:table-row>
        <table:table-row table:style-name="ro1">
          <table:table-cell office:value-type="float" office:value="4494">
            <text:p>4494</text:p>
          </table:table-cell>
          <table:table-cell table:formula="of:=(2^([.A4495]/8192)-1)*8192" office:value-type="float" office:value="3790.02380472644">
            <text:p>3790</text:p>
          </table:table-cell>
        </table:table-row>
        <table:table-row table:style-name="ro1">
          <table:table-cell office:value-type="float" office:value="4495">
            <text:p>4495</text:p>
          </table:table-cell>
          <table:table-cell table:formula="of:=(2^([.A4496]/8192)-1)*8192" office:value-type="float" office:value="3791.03767892014">
            <text:p>3791</text:p>
          </table:table-cell>
        </table:table-row>
        <table:table-row table:style-name="ro1">
          <table:table-cell office:value-type="float" office:value="4496">
            <text:p>4496</text:p>
          </table:table-cell>
          <table:table-cell table:formula="of:=(2^([.A4497]/8192)-1)*8192" office:value-type="float" office:value="3792.05163890408">
            <text:p>3792</text:p>
          </table:table-cell>
        </table:table-row>
        <table:table-row table:style-name="ro1">
          <table:table-cell office:value-type="float" office:value="4497">
            <text:p>4497</text:p>
          </table:table-cell>
          <table:table-cell table:formula="of:=(2^([.A4498]/8192)-1)*8192" office:value-type="float" office:value="3793.06568468554">
            <text:p>3793</text:p>
          </table:table-cell>
        </table:table-row>
        <table:table-row table:style-name="ro1">
          <table:table-cell office:value-type="float" office:value="4498">
            <text:p>4498</text:p>
          </table:table-cell>
          <table:table-cell table:formula="of:=(2^([.A4499]/8192)-1)*8192" office:value-type="float" office:value="3794.07981627178">
            <text:p>3794</text:p>
          </table:table-cell>
        </table:table-row>
        <table:table-row table:style-name="ro1">
          <table:table-cell office:value-type="float" office:value="4499">
            <text:p>4499</text:p>
          </table:table-cell>
          <table:table-cell table:formula="of:=(2^([.A4500]/8192)-1)*8192" office:value-type="float" office:value="3795.09403367005">
            <text:p>3795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table:formula="of:=(2^([.A4501]/8192)-1)*8192" office:value-type="float" office:value="3796.10833688761">
            <text:p>3796</text:p>
          </table:table-cell>
        </table:table-row>
        <table:table-row table:style-name="ro1">
          <table:table-cell office:value-type="float" office:value="4501">
            <text:p>4501</text:p>
          </table:table-cell>
          <table:table-cell table:formula="of:=(2^([.A4502]/8192)-1)*8192" office:value-type="float" office:value="3797.12272593173">
            <text:p>3797</text:p>
          </table:table-cell>
        </table:table-row>
        <table:table-row table:style-name="ro1">
          <table:table-cell office:value-type="float" office:value="4502">
            <text:p>4502</text:p>
          </table:table-cell>
          <table:table-cell table:formula="of:=(2^([.A4503]/8192)-1)*8192" office:value-type="float" office:value="3798.13720080968">
            <text:p>3798</text:p>
          </table:table-cell>
        </table:table-row>
        <table:table-row table:style-name="ro1">
          <table:table-cell office:value-type="float" office:value="4503">
            <text:p>4503</text:p>
          </table:table-cell>
          <table:table-cell table:formula="of:=(2^([.A4504]/8192)-1)*8192" office:value-type="float" office:value="3799.1517615287">
            <text:p>3799</text:p>
          </table:table-cell>
        </table:table-row>
        <table:table-row table:style-name="ro1">
          <table:table-cell office:value-type="float" office:value="4504">
            <text:p>4504</text:p>
          </table:table-cell>
          <table:table-cell table:formula="of:=(2^([.A4505]/8192)-1)*8192" office:value-type="float" office:value="3800.16640809607">
            <text:p>3800</text:p>
          </table:table-cell>
        </table:table-row>
        <table:table-row table:style-name="ro1">
          <table:table-cell office:value-type="float" office:value="4505">
            <text:p>4505</text:p>
          </table:table-cell>
          <table:table-cell table:formula="of:=(2^([.A4506]/8192)-1)*8192" office:value-type="float" office:value="3801.18114051906">
            <text:p>3801</text:p>
          </table:table-cell>
        </table:table-row>
        <table:table-row table:style-name="ro1">
          <table:table-cell office:value-type="float" office:value="4506">
            <text:p>4506</text:p>
          </table:table-cell>
          <table:table-cell table:formula="of:=(2^([.A4507]/8192)-1)*8192" office:value-type="float" office:value="3802.19595880492">
            <text:p>3802</text:p>
          </table:table-cell>
        </table:table-row>
        <table:table-row table:style-name="ro1">
          <table:table-cell office:value-type="float" office:value="4507">
            <text:p>4507</text:p>
          </table:table-cell>
          <table:table-cell table:formula="of:=(2^([.A4508]/8192)-1)*8192" office:value-type="float" office:value="3803.21086296092">
            <text:p>3803</text:p>
          </table:table-cell>
        </table:table-row>
        <table:table-row table:style-name="ro1">
          <table:table-cell office:value-type="float" office:value="4508">
            <text:p>4508</text:p>
          </table:table-cell>
          <table:table-cell table:formula="of:=(2^([.A4509]/8192)-1)*8192" office:value-type="float" office:value="3804.22585299432">
            <text:p>3804</text:p>
          </table:table-cell>
        </table:table-row>
        <table:table-row table:style-name="ro1">
          <table:table-cell office:value-type="float" office:value="4509">
            <text:p>4509</text:p>
          </table:table-cell>
          <table:table-cell table:formula="of:=(2^([.A4510]/8192)-1)*8192" office:value-type="float" office:value="3805.2409289124">
            <text:p>3805</text:p>
          </table:table-cell>
        </table:table-row>
        <table:table-row table:style-name="ro1">
          <table:table-cell office:value-type="float" office:value="4510">
            <text:p>4510</text:p>
          </table:table-cell>
          <table:table-cell table:formula="of:=(2^([.A4511]/8192)-1)*8192" office:value-type="float" office:value="3806.25609072242">
            <text:p>3806</text:p>
          </table:table-cell>
        </table:table-row>
        <table:table-row table:style-name="ro1">
          <table:table-cell office:value-type="float" office:value="4511">
            <text:p>4511</text:p>
          </table:table-cell>
          <table:table-cell table:formula="of:=(2^([.A4512]/8192)-1)*8192" office:value-type="float" office:value="3807.27133843165">
            <text:p>3807</text:p>
          </table:table-cell>
        </table:table-row>
        <table:table-row table:style-name="ro1">
          <table:table-cell office:value-type="float" office:value="4512">
            <text:p>4512</text:p>
          </table:table-cell>
          <table:table-cell table:formula="of:=(2^([.A4513]/8192)-1)*8192" office:value-type="float" office:value="3808.28667204736">
            <text:p>3808</text:p>
          </table:table-cell>
        </table:table-row>
        <table:table-row table:style-name="ro1">
          <table:table-cell office:value-type="float" office:value="4513">
            <text:p>4513</text:p>
          </table:table-cell>
          <table:table-cell table:formula="of:=(2^([.A4514]/8192)-1)*8192" office:value-type="float" office:value="3809.30209157681">
            <text:p>3809</text:p>
          </table:table-cell>
        </table:table-row>
        <table:table-row table:style-name="ro1">
          <table:table-cell office:value-type="float" office:value="4514">
            <text:p>4514</text:p>
          </table:table-cell>
          <table:table-cell table:formula="of:=(2^([.A4515]/8192)-1)*8192" office:value-type="float" office:value="3810.31759702728">
            <text:p>3810</text:p>
          </table:table-cell>
        </table:table-row>
        <table:table-row table:style-name="ro1">
          <table:table-cell office:value-type="float" office:value="4515">
            <text:p>4515</text:p>
          </table:table-cell>
          <table:table-cell table:formula="of:=(2^([.A4516]/8192)-1)*8192" office:value-type="float" office:value="3811.33318840603">
            <text:p>3811</text:p>
          </table:table-cell>
        </table:table-row>
        <table:table-row table:style-name="ro1">
          <table:table-cell office:value-type="float" office:value="4516">
            <text:p>4516</text:p>
          </table:table-cell>
          <table:table-cell table:formula="of:=(2^([.A4517]/8192)-1)*8192" office:value-type="float" office:value="3812.34886572034">
            <text:p>3812</text:p>
          </table:table-cell>
        </table:table-row>
        <table:table-row table:style-name="ro1">
          <table:table-cell office:value-type="float" office:value="4517">
            <text:p>4517</text:p>
          </table:table-cell>
          <table:table-cell table:formula="of:=(2^([.A4518]/8192)-1)*8192" office:value-type="float" office:value="3813.36462897748">
            <text:p>3813</text:p>
          </table:table-cell>
        </table:table-row>
        <table:table-row table:style-name="ro1">
          <table:table-cell office:value-type="float" office:value="4518">
            <text:p>4518</text:p>
          </table:table-cell>
          <table:table-cell table:formula="of:=(2^([.A4519]/8192)-1)*8192" office:value-type="float" office:value="3814.38047818472">
            <text:p>3814</text:p>
          </table:table-cell>
        </table:table-row>
        <table:table-row table:style-name="ro1">
          <table:table-cell office:value-type="float" office:value="4519">
            <text:p>4519</text:p>
          </table:table-cell>
          <table:table-cell table:formula="of:=(2^([.A4520]/8192)-1)*8192" office:value-type="float" office:value="3815.39641334933">
            <text:p>3815</text:p>
          </table:table-cell>
        </table:table-row>
        <table:table-row table:style-name="ro1">
          <table:table-cell office:value-type="float" office:value="4520">
            <text:p>4520</text:p>
          </table:table-cell>
          <table:table-cell table:formula="of:=(2^([.A4521]/8192)-1)*8192" office:value-type="float" office:value="3816.41243447859">
            <text:p>3816</text:p>
          </table:table-cell>
        </table:table-row>
        <table:table-row table:style-name="ro1">
          <table:table-cell office:value-type="float" office:value="4521">
            <text:p>4521</text:p>
          </table:table-cell>
          <table:table-cell table:formula="of:=(2^([.A4522]/8192)-1)*8192" office:value-type="float" office:value="3817.42854157978">
            <text:p>3817</text:p>
          </table:table-cell>
        </table:table-row>
        <table:table-row table:style-name="ro1">
          <table:table-cell office:value-type="float" office:value="4522">
            <text:p>4522</text:p>
          </table:table-cell>
          <table:table-cell table:formula="of:=(2^([.A4523]/8192)-1)*8192" office:value-type="float" office:value="3818.44473466015">
            <text:p>3818</text:p>
          </table:table-cell>
        </table:table-row>
        <table:table-row table:style-name="ro1">
          <table:table-cell office:value-type="float" office:value="4523">
            <text:p>4523</text:p>
          </table:table-cell>
          <table:table-cell table:formula="of:=(2^([.A4524]/8192)-1)*8192" office:value-type="float" office:value="3819.461013727">
            <text:p>3819</text:p>
          </table:table-cell>
        </table:table-row>
        <table:table-row table:style-name="ro1">
          <table:table-cell office:value-type="float" office:value="4524">
            <text:p>4524</text:p>
          </table:table-cell>
          <table:table-cell table:formula="of:=(2^([.A4525]/8192)-1)*8192" office:value-type="float" office:value="3820.4773787876">
            <text:p>3820</text:p>
          </table:table-cell>
        </table:table-row>
        <table:table-row table:style-name="ro1">
          <table:table-cell office:value-type="float" office:value="4525">
            <text:p>4525</text:p>
          </table:table-cell>
          <table:table-cell table:formula="of:=(2^([.A4526]/8192)-1)*8192" office:value-type="float" office:value="3821.49382984921">
            <text:p>3821</text:p>
          </table:table-cell>
        </table:table-row>
        <table:table-row table:style-name="ro1">
          <table:table-cell office:value-type="float" office:value="4526">
            <text:p>4526</text:p>
          </table:table-cell>
          <table:table-cell table:formula="of:=(2^([.A4527]/8192)-1)*8192" office:value-type="float" office:value="3822.51036691913">
            <text:p>3823</text:p>
          </table:table-cell>
        </table:table-row>
        <table:table-row table:style-name="ro1">
          <table:table-cell office:value-type="float" office:value="4527">
            <text:p>4527</text:p>
          </table:table-cell>
          <table:table-cell table:formula="of:=(2^([.A4528]/8192)-1)*8192" office:value-type="float" office:value="3823.52699000463">
            <text:p>3824</text:p>
          </table:table-cell>
        </table:table-row>
        <table:table-row table:style-name="ro1">
          <table:table-cell office:value-type="float" office:value="4528">
            <text:p>4528</text:p>
          </table:table-cell>
          <table:table-cell table:formula="of:=(2^([.A4529]/8192)-1)*8192" office:value-type="float" office:value="3824.54369911298">
            <text:p>3825</text:p>
          </table:table-cell>
        </table:table-row>
        <table:table-row table:style-name="ro1">
          <table:table-cell office:value-type="float" office:value="4529">
            <text:p>4529</text:p>
          </table:table-cell>
          <table:table-cell table:formula="of:=(2^([.A4530]/8192)-1)*8192" office:value-type="float" office:value="3825.56049425147">
            <text:p>3826</text:p>
          </table:table-cell>
        </table:table-row>
        <table:table-row table:style-name="ro1">
          <table:table-cell office:value-type="float" office:value="4530">
            <text:p>4530</text:p>
          </table:table-cell>
          <table:table-cell table:formula="of:=(2^([.A4531]/8192)-1)*8192" office:value-type="float" office:value="3826.57737542737">
            <text:p>3827</text:p>
          </table:table-cell>
        </table:table-row>
        <table:table-row table:style-name="ro1">
          <table:table-cell office:value-type="float" office:value="4531">
            <text:p>4531</text:p>
          </table:table-cell>
          <table:table-cell table:formula="of:=(2^([.A4532]/8192)-1)*8192" office:value-type="float" office:value="3827.59434264797">
            <text:p>3828</text:p>
          </table:table-cell>
        </table:table-row>
        <table:table-row table:style-name="ro1">
          <table:table-cell office:value-type="float" office:value="4532">
            <text:p>4532</text:p>
          </table:table-cell>
          <table:table-cell table:formula="of:=(2^([.A4533]/8192)-1)*8192" office:value-type="float" office:value="3828.61139592054">
            <text:p>3829</text:p>
          </table:table-cell>
        </table:table-row>
        <table:table-row table:style-name="ro1">
          <table:table-cell office:value-type="float" office:value="4533">
            <text:p>4533</text:p>
          </table:table-cell>
          <table:table-cell table:formula="of:=(2^([.A4534]/8192)-1)*8192" office:value-type="float" office:value="3829.62853525237">
            <text:p>3830</text:p>
          </table:table-cell>
        </table:table-row>
        <table:table-row table:style-name="ro1">
          <table:table-cell office:value-type="float" office:value="4534">
            <text:p>4534</text:p>
          </table:table-cell>
          <table:table-cell table:formula="of:=(2^([.A4535]/8192)-1)*8192" office:value-type="float" office:value="3830.64576065074">
            <text:p>3831</text:p>
          </table:table-cell>
        </table:table-row>
        <table:table-row table:style-name="ro1">
          <table:table-cell office:value-type="float" office:value="4535">
            <text:p>4535</text:p>
          </table:table-cell>
          <table:table-cell table:formula="of:=(2^([.A4536]/8192)-1)*8192" office:value-type="float" office:value="3831.66307212293">
            <text:p>3832</text:p>
          </table:table-cell>
        </table:table-row>
        <table:table-row table:style-name="ro1">
          <table:table-cell office:value-type="float" office:value="4536">
            <text:p>4536</text:p>
          </table:table-cell>
          <table:table-cell table:formula="of:=(2^([.A4537]/8192)-1)*8192" office:value-type="float" office:value="3832.68046967622">
            <text:p>3833</text:p>
          </table:table-cell>
        </table:table-row>
        <table:table-row table:style-name="ro1">
          <table:table-cell office:value-type="float" office:value="4537">
            <text:p>4537</text:p>
          </table:table-cell>
          <table:table-cell table:formula="of:=(2^([.A4538]/8192)-1)*8192" office:value-type="float" office:value="3833.69795331791">
            <text:p>3834</text:p>
          </table:table-cell>
        </table:table-row>
        <table:table-row table:style-name="ro1">
          <table:table-cell office:value-type="float" office:value="4538">
            <text:p>4538</text:p>
          </table:table-cell>
          <table:table-cell table:formula="of:=(2^([.A4539]/8192)-1)*8192" office:value-type="float" office:value="3834.71552305526">
            <text:p>3835</text:p>
          </table:table-cell>
        </table:table-row>
        <table:table-row table:style-name="ro1">
          <table:table-cell office:value-type="float" office:value="4539">
            <text:p>4539</text:p>
          </table:table-cell>
          <table:table-cell table:formula="of:=(2^([.A4540]/8192)-1)*8192" office:value-type="float" office:value="3835.73317889558">
            <text:p>3836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table:formula="of:=(2^([.A4541]/8192)-1)*8192" office:value-type="float" office:value="3836.75092084614">
            <text:p>3837</text:p>
          </table:table-cell>
        </table:table-row>
        <table:table-row table:style-name="ro1">
          <table:table-cell office:value-type="float" office:value="4541">
            <text:p>4541</text:p>
          </table:table-cell>
          <table:table-cell table:formula="of:=(2^([.A4542]/8192)-1)*8192" office:value-type="float" office:value="3837.76874891423">
            <text:p>3838</text:p>
          </table:table-cell>
        </table:table-row>
        <table:table-row table:style-name="ro1">
          <table:table-cell office:value-type="float" office:value="4542">
            <text:p>4542</text:p>
          </table:table-cell>
          <table:table-cell table:formula="of:=(2^([.A4543]/8192)-1)*8192" office:value-type="float" office:value="3838.78666310714">
            <text:p>3839</text:p>
          </table:table-cell>
        </table:table-row>
        <table:table-row table:style-name="ro1">
          <table:table-cell office:value-type="float" office:value="4543">
            <text:p>4543</text:p>
          </table:table-cell>
          <table:table-cell table:formula="of:=(2^([.A4544]/8192)-1)*8192" office:value-type="float" office:value="3839.80466343215">
            <text:p>3840</text:p>
          </table:table-cell>
        </table:table-row>
        <table:table-row table:style-name="ro1">
          <table:table-cell office:value-type="float" office:value="4544">
            <text:p>4544</text:p>
          </table:table-cell>
          <table:table-cell table:formula="of:=(2^([.A4545]/8192)-1)*8192" office:value-type="float" office:value="3840.82274989656">
            <text:p>3841</text:p>
          </table:table-cell>
        </table:table-row>
        <table:table-row table:style-name="ro1">
          <table:table-cell office:value-type="float" office:value="4545">
            <text:p>4545</text:p>
          </table:table-cell>
          <table:table-cell table:formula="of:=(2^([.A4546]/8192)-1)*8192" office:value-type="float" office:value="3841.84092250764">
            <text:p>3842</text:p>
          </table:table-cell>
        </table:table-row>
        <table:table-row table:style-name="ro1">
          <table:table-cell office:value-type="float" office:value="4546">
            <text:p>4546</text:p>
          </table:table-cell>
          <table:table-cell table:formula="of:=(2^([.A4547]/8192)-1)*8192" office:value-type="float" office:value="3842.8591812727">
            <text:p>3843</text:p>
          </table:table-cell>
        </table:table-row>
        <table:table-row table:style-name="ro1">
          <table:table-cell office:value-type="float" office:value="4547">
            <text:p>4547</text:p>
          </table:table-cell>
          <table:table-cell table:formula="of:=(2^([.A4548]/8192)-1)*8192" office:value-type="float" office:value="3843.87752619902">
            <text:p>3844</text:p>
          </table:table-cell>
        </table:table-row>
        <table:table-row table:style-name="ro1">
          <table:table-cell office:value-type="float" office:value="4548">
            <text:p>4548</text:p>
          </table:table-cell>
          <table:table-cell table:formula="of:=(2^([.A4549]/8192)-1)*8192" office:value-type="float" office:value="3844.89595729389">
            <text:p>3845</text:p>
          </table:table-cell>
        </table:table-row>
        <table:table-row table:style-name="ro1">
          <table:table-cell office:value-type="float" office:value="4549">
            <text:p>4549</text:p>
          </table:table-cell>
          <table:table-cell table:formula="of:=(2^([.A4550]/8192)-1)*8192" office:value-type="float" office:value="3845.91447456461">
            <text:p>3846</text:p>
          </table:table-cell>
        </table:table-row>
        <table:table-row table:style-name="ro1">
          <table:table-cell office:value-type="float" office:value="4550">
            <text:p>4550</text:p>
          </table:table-cell>
          <table:table-cell table:formula="of:=(2^([.A4551]/8192)-1)*8192" office:value-type="float" office:value="3846.93307801846">
            <text:p>3847</text:p>
          </table:table-cell>
        </table:table-row>
        <table:table-row table:style-name="ro1">
          <table:table-cell office:value-type="float" office:value="4551">
            <text:p>4551</text:p>
          </table:table-cell>
          <table:table-cell table:formula="of:=(2^([.A4552]/8192)-1)*8192" office:value-type="float" office:value="3847.95176766274">
            <text:p>3848</text:p>
          </table:table-cell>
        </table:table-row>
        <table:table-row table:style-name="ro1">
          <table:table-cell office:value-type="float" office:value="4552">
            <text:p>4552</text:p>
          </table:table-cell>
          <table:table-cell table:formula="of:=(2^([.A4553]/8192)-1)*8192" office:value-type="float" office:value="3848.97054350474">
            <text:p>3849</text:p>
          </table:table-cell>
        </table:table-row>
        <table:table-row table:style-name="ro1">
          <table:table-cell office:value-type="float" office:value="4553">
            <text:p>4553</text:p>
          </table:table-cell>
          <table:table-cell table:formula="of:=(2^([.A4554]/8192)-1)*8192" office:value-type="float" office:value="3849.98940555175">
            <text:p>3850</text:p>
          </table:table-cell>
        </table:table-row>
        <table:table-row table:style-name="ro1">
          <table:table-cell office:value-type="float" office:value="4554">
            <text:p>4554</text:p>
          </table:table-cell>
          <table:table-cell table:formula="of:=(2^([.A4555]/8192)-1)*8192" office:value-type="float" office:value="3851.00835381107">
            <text:p>3851</text:p>
          </table:table-cell>
        </table:table-row>
        <table:table-row table:style-name="ro1">
          <table:table-cell office:value-type="float" office:value="4555">
            <text:p>4555</text:p>
          </table:table-cell>
          <table:table-cell table:formula="of:=(2^([.A4556]/8192)-1)*8192" office:value-type="float" office:value="3852.02738829">
            <text:p>3852</text:p>
          </table:table-cell>
        </table:table-row>
        <table:table-row table:style-name="ro1">
          <table:table-cell office:value-type="float" office:value="4556">
            <text:p>4556</text:p>
          </table:table-cell>
          <table:table-cell table:formula="of:=(2^([.A4557]/8192)-1)*8192" office:value-type="float" office:value="3853.04650899582">
            <text:p>3853</text:p>
          </table:table-cell>
        </table:table-row>
        <table:table-row table:style-name="ro1">
          <table:table-cell office:value-type="float" office:value="4557">
            <text:p>4557</text:p>
          </table:table-cell>
          <table:table-cell table:formula="of:=(2^([.A4558]/8192)-1)*8192" office:value-type="float" office:value="3854.06571593584">
            <text:p>3854</text:p>
          </table:table-cell>
        </table:table-row>
        <table:table-row table:style-name="ro1">
          <table:table-cell office:value-type="float" office:value="4558">
            <text:p>4558</text:p>
          </table:table-cell>
          <table:table-cell table:formula="of:=(2^([.A4559]/8192)-1)*8192" office:value-type="float" office:value="3855.08500911736">
            <text:p>3855</text:p>
          </table:table-cell>
        </table:table-row>
        <table:table-row table:style-name="ro1">
          <table:table-cell office:value-type="float" office:value="4559">
            <text:p>4559</text:p>
          </table:table-cell>
          <table:table-cell table:formula="of:=(2^([.A4560]/8192)-1)*8192" office:value-type="float" office:value="3856.10438854766">
            <text:p>3856</text:p>
          </table:table-cell>
        </table:table-row>
        <table:table-row table:style-name="ro1">
          <table:table-cell office:value-type="float" office:value="4560">
            <text:p>4560</text:p>
          </table:table-cell>
          <table:table-cell table:formula="of:=(2^([.A4561]/8192)-1)*8192" office:value-type="float" office:value="3857.12385423405">
            <text:p>3857</text:p>
          </table:table-cell>
        </table:table-row>
        <table:table-row table:style-name="ro1">
          <table:table-cell office:value-type="float" office:value="4561">
            <text:p>4561</text:p>
          </table:table-cell>
          <table:table-cell table:formula="of:=(2^([.A4562]/8192)-1)*8192" office:value-type="float" office:value="3858.14340618383">
            <text:p>3858</text:p>
          </table:table-cell>
        </table:table-row>
        <table:table-row table:style-name="ro1">
          <table:table-cell office:value-type="float" office:value="4562">
            <text:p>4562</text:p>
          </table:table-cell>
          <table:table-cell table:formula="of:=(2^([.A4563]/8192)-1)*8192" office:value-type="float" office:value="3859.16304440429">
            <text:p>3859</text:p>
          </table:table-cell>
        </table:table-row>
        <table:table-row table:style-name="ro1">
          <table:table-cell office:value-type="float" office:value="4563">
            <text:p>4563</text:p>
          </table:table-cell>
          <table:table-cell table:formula="of:=(2^([.A4564]/8192)-1)*8192" office:value-type="float" office:value="3860.18276890274">
            <text:p>3860</text:p>
          </table:table-cell>
        </table:table-row>
        <table:table-row table:style-name="ro1">
          <table:table-cell office:value-type="float" office:value="4564">
            <text:p>4564</text:p>
          </table:table-cell>
          <table:table-cell table:formula="of:=(2^([.A4565]/8192)-1)*8192" office:value-type="float" office:value="3861.20257968648">
            <text:p>3861</text:p>
          </table:table-cell>
        </table:table-row>
        <table:table-row table:style-name="ro1">
          <table:table-cell office:value-type="float" office:value="4565">
            <text:p>4565</text:p>
          </table:table-cell>
          <table:table-cell table:formula="of:=(2^([.A4566]/8192)-1)*8192" office:value-type="float" office:value="3862.2224767628">
            <text:p>3862</text:p>
          </table:table-cell>
        </table:table-row>
        <table:table-row table:style-name="ro1">
          <table:table-cell office:value-type="float" office:value="4566">
            <text:p>4566</text:p>
          </table:table-cell>
          <table:table-cell table:formula="of:=(2^([.A4567]/8192)-1)*8192" office:value-type="float" office:value="3863.24246013901">
            <text:p>3863</text:p>
          </table:table-cell>
        </table:table-row>
        <table:table-row table:style-name="ro1">
          <table:table-cell office:value-type="float" office:value="4567">
            <text:p>4567</text:p>
          </table:table-cell>
          <table:table-cell table:formula="of:=(2^([.A4568]/8192)-1)*8192" office:value-type="float" office:value="3864.26252982242">
            <text:p>3864</text:p>
          </table:table-cell>
        </table:table-row>
        <table:table-row table:style-name="ro1">
          <table:table-cell office:value-type="float" office:value="4568">
            <text:p>4568</text:p>
          </table:table-cell>
          <table:table-cell table:formula="of:=(2^([.A4569]/8192)-1)*8192" office:value-type="float" office:value="3865.28268582031">
            <text:p>3865</text:p>
          </table:table-cell>
        </table:table-row>
        <table:table-row table:style-name="ro1">
          <table:table-cell office:value-type="float" office:value="4569">
            <text:p>4569</text:p>
          </table:table-cell>
          <table:table-cell table:formula="of:=(2^([.A4570]/8192)-1)*8192" office:value-type="float" office:value="3866.30292814001">
            <text:p>3866</text:p>
          </table:table-cell>
        </table:table-row>
        <table:table-row table:style-name="ro1">
          <table:table-cell office:value-type="float" office:value="4570">
            <text:p>4570</text:p>
          </table:table-cell>
          <table:table-cell table:formula="of:=(2^([.A4571]/8192)-1)*8192" office:value-type="float" office:value="3867.32325678881">
            <text:p>3867</text:p>
          </table:table-cell>
        </table:table-row>
        <table:table-row table:style-name="ro1">
          <table:table-cell office:value-type="float" office:value="4571">
            <text:p>4571</text:p>
          </table:table-cell>
          <table:table-cell table:formula="of:=(2^([.A4572]/8192)-1)*8192" office:value-type="float" office:value="3868.34367177401">
            <text:p>3868</text:p>
          </table:table-cell>
        </table:table-row>
        <table:table-row table:style-name="ro1">
          <table:table-cell office:value-type="float" office:value="4572">
            <text:p>4572</text:p>
          </table:table-cell>
          <table:table-cell table:formula="of:=(2^([.A4573]/8192)-1)*8192" office:value-type="float" office:value="3869.36417310293">
            <text:p>3869</text:p>
          </table:table-cell>
        </table:table-row>
        <table:table-row table:style-name="ro1">
          <table:table-cell office:value-type="float" office:value="4573">
            <text:p>4573</text:p>
          </table:table-cell>
          <table:table-cell table:formula="of:=(2^([.A4574]/8192)-1)*8192" office:value-type="float" office:value="3870.38476078287">
            <text:p>3870</text:p>
          </table:table-cell>
        </table:table-row>
        <table:table-row table:style-name="ro1">
          <table:table-cell office:value-type="float" office:value="4574">
            <text:p>4574</text:p>
          </table:table-cell>
          <table:table-cell table:formula="of:=(2^([.A4575]/8192)-1)*8192" office:value-type="float" office:value="3871.40543482113">
            <text:p>3871</text:p>
          </table:table-cell>
        </table:table-row>
        <table:table-row table:style-name="ro1">
          <table:table-cell office:value-type="float" office:value="4575">
            <text:p>4575</text:p>
          </table:table-cell>
          <table:table-cell table:formula="of:=(2^([.A4576]/8192)-1)*8192" office:value-type="float" office:value="3872.42619522502">
            <text:p>3872</text:p>
          </table:table-cell>
        </table:table-row>
        <table:table-row table:style-name="ro1">
          <table:table-cell office:value-type="float" office:value="4576">
            <text:p>4576</text:p>
          </table:table-cell>
          <table:table-cell table:formula="of:=(2^([.A4577]/8192)-1)*8192" office:value-type="float" office:value="3873.44704200186">
            <text:p>3873</text:p>
          </table:table-cell>
        </table:table-row>
        <table:table-row table:style-name="ro1">
          <table:table-cell office:value-type="float" office:value="4577">
            <text:p>4577</text:p>
          </table:table-cell>
          <table:table-cell table:formula="of:=(2^([.A4578]/8192)-1)*8192" office:value-type="float" office:value="3874.46797515894">
            <text:p>3874</text:p>
          </table:table-cell>
        </table:table-row>
        <table:table-row table:style-name="ro1">
          <table:table-cell office:value-type="float" office:value="4578">
            <text:p>4578</text:p>
          </table:table-cell>
          <table:table-cell table:formula="of:=(2^([.A4579]/8192)-1)*8192" office:value-type="float" office:value="3875.48899470359">
            <text:p>3875</text:p>
          </table:table-cell>
        </table:table-row>
        <table:table-row table:style-name="ro1">
          <table:table-cell office:value-type="float" office:value="4579">
            <text:p>4579</text:p>
          </table:table-cell>
          <table:table-cell table:formula="of:=(2^([.A4580]/8192)-1)*8192" office:value-type="float" office:value="3876.5101006431">
            <text:p>3877</text:p>
          </table:table-cell>
        </table:table-row>
        <table:table-row table:style-name="ro1">
          <table:table-cell office:value-type="float" office:value="4580">
            <text:p>4580</text:p>
          </table:table-cell>
          <table:table-cell table:formula="of:=(2^([.A4581]/8192)-1)*8192" office:value-type="float" office:value="3877.53129298479">
            <text:p>3878</text:p>
          </table:table-cell>
        </table:table-row>
        <table:table-row table:style-name="ro1">
          <table:table-cell office:value-type="float" office:value="4581">
            <text:p>4581</text:p>
          </table:table-cell>
          <table:table-cell table:formula="of:=(2^([.A4582]/8192)-1)*8192" office:value-type="float" office:value="3878.55257173597">
            <text:p>3879</text:p>
          </table:table-cell>
        </table:table-row>
        <table:table-row table:style-name="ro1">
          <table:table-cell office:value-type="float" office:value="4582">
            <text:p>4582</text:p>
          </table:table-cell>
          <table:table-cell table:formula="of:=(2^([.A4583]/8192)-1)*8192" office:value-type="float" office:value="3879.57393690395">
            <text:p>3880</text:p>
          </table:table-cell>
        </table:table-row>
        <table:table-row table:style-name="ro1">
          <table:table-cell office:value-type="float" office:value="4583">
            <text:p>4583</text:p>
          </table:table-cell>
          <table:table-cell table:formula="of:=(2^([.A4584]/8192)-1)*8192" office:value-type="float" office:value="3880.59538849604">
            <text:p>3881</text:p>
          </table:table-cell>
        </table:table-row>
        <table:table-row table:style-name="ro1">
          <table:table-cell office:value-type="float" office:value="4584">
            <text:p>4584</text:p>
          </table:table-cell>
          <table:table-cell table:formula="of:=(2^([.A4585]/8192)-1)*8192" office:value-type="float" office:value="3881.61692651957">
            <text:p>3882</text:p>
          </table:table-cell>
        </table:table-row>
        <table:table-row table:style-name="ro1">
          <table:table-cell office:value-type="float" office:value="4585">
            <text:p>4585</text:p>
          </table:table-cell>
          <table:table-cell table:formula="of:=(2^([.A4586]/8192)-1)*8192" office:value-type="float" office:value="3882.63855098183">
            <text:p>3883</text:p>
          </table:table-cell>
        </table:table-row>
        <table:table-row table:style-name="ro1">
          <table:table-cell office:value-type="float" office:value="4586">
            <text:p>4586</text:p>
          </table:table-cell>
          <table:table-cell table:formula="of:=(2^([.A4587]/8192)-1)*8192" office:value-type="float" office:value="3883.66026189014">
            <text:p>3884</text:p>
          </table:table-cell>
        </table:table-row>
        <table:table-row table:style-name="ro1">
          <table:table-cell office:value-type="float" office:value="4587">
            <text:p>4587</text:p>
          </table:table-cell>
          <table:table-cell table:formula="of:=(2^([.A4588]/8192)-1)*8192" office:value-type="float" office:value="3884.68205925183">
            <text:p>3885</text:p>
          </table:table-cell>
        </table:table-row>
        <table:table-row table:style-name="ro1">
          <table:table-cell office:value-type="float" office:value="4588">
            <text:p>4588</text:p>
          </table:table-cell>
          <table:table-cell table:formula="of:=(2^([.A4589]/8192)-1)*8192" office:value-type="float" office:value="3885.70394307419">
            <text:p>3886</text:p>
          </table:table-cell>
        </table:table-row>
        <table:table-row table:style-name="ro1">
          <table:table-cell office:value-type="float" office:value="4589">
            <text:p>4589</text:p>
          </table:table-cell>
          <table:table-cell table:formula="of:=(2^([.A4590]/8192)-1)*8192" office:value-type="float" office:value="3886.72591336456">
            <text:p>3887</text:p>
          </table:table-cell>
        </table:table-row>
        <table:table-row table:style-name="ro1">
          <table:table-cell office:value-type="float" office:value="4590">
            <text:p>4590</text:p>
          </table:table-cell>
          <table:table-cell table:formula="of:=(2^([.A4591]/8192)-1)*8192" office:value-type="float" office:value="3887.74797013025">
            <text:p>3888</text:p>
          </table:table-cell>
        </table:table-row>
        <table:table-row table:style-name="ro1">
          <table:table-cell office:value-type="float" office:value="4591">
            <text:p>4591</text:p>
          </table:table-cell>
          <table:table-cell table:formula="of:=(2^([.A4592]/8192)-1)*8192" office:value-type="float" office:value="3888.77011337857">
            <text:p>3889</text:p>
          </table:table-cell>
        </table:table-row>
        <table:table-row table:style-name="ro1">
          <table:table-cell office:value-type="float" office:value="4592">
            <text:p>4592</text:p>
          </table:table-cell>
          <table:table-cell table:formula="of:=(2^([.A4593]/8192)-1)*8192" office:value-type="float" office:value="3889.79234311684">
            <text:p>3890</text:p>
          </table:table-cell>
        </table:table-row>
        <table:table-row table:style-name="ro1">
          <table:table-cell office:value-type="float" office:value="4593">
            <text:p>4593</text:p>
          </table:table-cell>
          <table:table-cell table:formula="of:=(2^([.A4594]/8192)-1)*8192" office:value-type="float" office:value="3890.81465935238">
            <text:p>3891</text:p>
          </table:table-cell>
        </table:table-row>
        <table:table-row table:style-name="ro1">
          <table:table-cell office:value-type="float" office:value="4594">
            <text:p>4594</text:p>
          </table:table-cell>
          <table:table-cell table:formula="of:=(2^([.A4595]/8192)-1)*8192" office:value-type="float" office:value="3891.83706209251">
            <text:p>3892</text:p>
          </table:table-cell>
        </table:table-row>
        <table:table-row table:style-name="ro1">
          <table:table-cell office:value-type="float" office:value="4595">
            <text:p>4595</text:p>
          </table:table-cell>
          <table:table-cell table:formula="of:=(2^([.A4596]/8192)-1)*8192" office:value-type="float" office:value="3892.85955134455">
            <text:p>3893</text:p>
          </table:table-cell>
        </table:table-row>
        <table:table-row table:style-name="ro1">
          <table:table-cell office:value-type="float" office:value="4596">
            <text:p>4596</text:p>
          </table:table-cell>
          <table:table-cell table:formula="of:=(2^([.A4597]/8192)-1)*8192" office:value-type="float" office:value="3893.88212711582">
            <text:p>3894</text:p>
          </table:table-cell>
        </table:table-row>
        <table:table-row table:style-name="ro1">
          <table:table-cell office:value-type="float" office:value="4597">
            <text:p>4597</text:p>
          </table:table-cell>
          <table:table-cell table:formula="of:=(2^([.A4598]/8192)-1)*8192" office:value-type="float" office:value="3894.90478941364">
            <text:p>3895</text:p>
          </table:table-cell>
        </table:table-row>
        <table:table-row table:style-name="ro1">
          <table:table-cell office:value-type="float" office:value="4598">
            <text:p>4598</text:p>
          </table:table-cell>
          <table:table-cell table:formula="of:=(2^([.A4599]/8192)-1)*8192" office:value-type="float" office:value="3895.92753824533">
            <text:p>3896</text:p>
          </table:table-cell>
        </table:table-row>
        <table:table-row table:style-name="ro1">
          <table:table-cell office:value-type="float" office:value="4599">
            <text:p>4599</text:p>
          </table:table-cell>
          <table:table-cell table:formula="of:=(2^([.A4600]/8192)-1)*8192" office:value-type="float" office:value="3896.95037361821">
            <text:p>3897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table:formula="of:=(2^([.A4601]/8192)-1)*8192" office:value-type="float" office:value="3897.97329553962">
            <text:p>3898</text:p>
          </table:table-cell>
        </table:table-row>
        <table:table-row table:style-name="ro1">
          <table:table-cell office:value-type="float" office:value="4601">
            <text:p>4601</text:p>
          </table:table-cell>
          <table:table-cell table:formula="of:=(2^([.A4602]/8192)-1)*8192" office:value-type="float" office:value="3898.99630401686">
            <text:p>3899</text:p>
          </table:table-cell>
        </table:table-row>
        <table:table-row table:style-name="ro1">
          <table:table-cell office:value-type="float" office:value="4602">
            <text:p>4602</text:p>
          </table:table-cell>
          <table:table-cell table:formula="of:=(2^([.A4603]/8192)-1)*8192" office:value-type="float" office:value="3900.01939905726">
            <text:p>3900</text:p>
          </table:table-cell>
        </table:table-row>
        <table:table-row table:style-name="ro1">
          <table:table-cell office:value-type="float" office:value="4603">
            <text:p>4603</text:p>
          </table:table-cell>
          <table:table-cell table:formula="of:=(2^([.A4604]/8192)-1)*8192" office:value-type="float" office:value="3901.04258066816">
            <text:p>3901</text:p>
          </table:table-cell>
        </table:table-row>
        <table:table-row table:style-name="ro1">
          <table:table-cell office:value-type="float" office:value="4604">
            <text:p>4604</text:p>
          </table:table-cell>
          <table:table-cell table:formula="of:=(2^([.A4605]/8192)-1)*8192" office:value-type="float" office:value="3902.06584885687">
            <text:p>3902</text:p>
          </table:table-cell>
        </table:table-row>
        <table:table-row table:style-name="ro1">
          <table:table-cell office:value-type="float" office:value="4605">
            <text:p>4605</text:p>
          </table:table-cell>
          <table:table-cell table:formula="of:=(2^([.A4606]/8192)-1)*8192" office:value-type="float" office:value="3903.08920363072">
            <text:p>3903</text:p>
          </table:table-cell>
        </table:table-row>
        <table:table-row table:style-name="ro1">
          <table:table-cell office:value-type="float" office:value="4606">
            <text:p>4606</text:p>
          </table:table-cell>
          <table:table-cell table:formula="of:=(2^([.A4607]/8192)-1)*8192" office:value-type="float" office:value="3904.11264499704">
            <text:p>3904</text:p>
          </table:table-cell>
        </table:table-row>
        <table:table-row table:style-name="ro1">
          <table:table-cell office:value-type="float" office:value="4607">
            <text:p>4607</text:p>
          </table:table-cell>
          <table:table-cell table:formula="of:=(2^([.A4608]/8192)-1)*8192" office:value-type="float" office:value="3905.13617296315">
            <text:p>3905</text:p>
          </table:table-cell>
        </table:table-row>
        <table:table-row table:style-name="ro1">
          <table:table-cell office:value-type="float" office:value="4608">
            <text:p>4608</text:p>
          </table:table-cell>
          <table:table-cell table:formula="of:=(2^([.A4609]/8192)-1)*8192" office:value-type="float" office:value="3906.15978753638">
            <text:p>3906</text:p>
          </table:table-cell>
        </table:table-row>
        <table:table-row table:style-name="ro1">
          <table:table-cell office:value-type="float" office:value="4609">
            <text:p>4609</text:p>
          </table:table-cell>
          <table:table-cell table:formula="of:=(2^([.A4610]/8192)-1)*8192" office:value-type="float" office:value="3907.18348872406">
            <text:p>3907</text:p>
          </table:table-cell>
        </table:table-row>
        <table:table-row table:style-name="ro1">
          <table:table-cell office:value-type="float" office:value="4610">
            <text:p>4610</text:p>
          </table:table-cell>
          <table:table-cell table:formula="of:=(2^([.A4611]/8192)-1)*8192" office:value-type="float" office:value="3908.20727653352">
            <text:p>3908</text:p>
          </table:table-cell>
        </table:table-row>
        <table:table-row table:style-name="ro1">
          <table:table-cell office:value-type="float" office:value="4611">
            <text:p>4611</text:p>
          </table:table-cell>
          <table:table-cell table:formula="of:=(2^([.A4612]/8192)-1)*8192" office:value-type="float" office:value="3909.23115097209">
            <text:p>3909</text:p>
          </table:table-cell>
        </table:table-row>
        <table:table-row table:style-name="ro1">
          <table:table-cell office:value-type="float" office:value="4612">
            <text:p>4612</text:p>
          </table:table-cell>
          <table:table-cell table:formula="of:=(2^([.A4613]/8192)-1)*8192" office:value-type="float" office:value="3910.2551120471">
            <text:p>3910</text:p>
          </table:table-cell>
        </table:table-row>
        <table:table-row table:style-name="ro1">
          <table:table-cell office:value-type="float" office:value="4613">
            <text:p>4613</text:p>
          </table:table-cell>
          <table:table-cell table:formula="of:=(2^([.A4614]/8192)-1)*8192" office:value-type="float" office:value="3911.27915976587">
            <text:p>3911</text:p>
          </table:table-cell>
        </table:table-row>
        <table:table-row table:style-name="ro1">
          <table:table-cell office:value-type="float" office:value="4614">
            <text:p>4614</text:p>
          </table:table-cell>
          <table:table-cell table:formula="of:=(2^([.A4615]/8192)-1)*8192" office:value-type="float" office:value="3912.30329413575">
            <text:p>3912</text:p>
          </table:table-cell>
        </table:table-row>
        <table:table-row table:style-name="ro1">
          <table:table-cell office:value-type="float" office:value="4615">
            <text:p>4615</text:p>
          </table:table-cell>
          <table:table-cell table:formula="of:=(2^([.A4616]/8192)-1)*8192" office:value-type="float" office:value="3913.32751516406">
            <text:p>3913</text:p>
          </table:table-cell>
        </table:table-row>
        <table:table-row table:style-name="ro1">
          <table:table-cell office:value-type="float" office:value="4616">
            <text:p>4616</text:p>
          </table:table-cell>
          <table:table-cell table:formula="of:=(2^([.A4617]/8192)-1)*8192" office:value-type="float" office:value="3914.35182285814">
            <text:p>3914</text:p>
          </table:table-cell>
        </table:table-row>
        <table:table-row table:style-name="ro1">
          <table:table-cell office:value-type="float" office:value="4617">
            <text:p>4617</text:p>
          </table:table-cell>
          <table:table-cell table:formula="of:=(2^([.A4618]/8192)-1)*8192" office:value-type="float" office:value="3915.37621722532">
            <text:p>3915</text:p>
          </table:table-cell>
        </table:table-row>
        <table:table-row table:style-name="ro1">
          <table:table-cell office:value-type="float" office:value="4618">
            <text:p>4618</text:p>
          </table:table-cell>
          <table:table-cell table:formula="of:=(2^([.A4619]/8192)-1)*8192" office:value-type="float" office:value="3916.40069827293">
            <text:p>3916</text:p>
          </table:table-cell>
        </table:table-row>
        <table:table-row table:style-name="ro1">
          <table:table-cell office:value-type="float" office:value="4619">
            <text:p>4619</text:p>
          </table:table-cell>
          <table:table-cell table:formula="of:=(2^([.A4620]/8192)-1)*8192" office:value-type="float" office:value="3917.4252660083">
            <text:p>3917</text:p>
          </table:table-cell>
        </table:table-row>
        <table:table-row table:style-name="ro1">
          <table:table-cell office:value-type="float" office:value="4620">
            <text:p>4620</text:p>
          </table:table-cell>
          <table:table-cell table:formula="of:=(2^([.A4621]/8192)-1)*8192" office:value-type="float" office:value="3918.44992043878">
            <text:p>3918</text:p>
          </table:table-cell>
        </table:table-row>
        <table:table-row table:style-name="ro1">
          <table:table-cell office:value-type="float" office:value="4621">
            <text:p>4621</text:p>
          </table:table-cell>
          <table:table-cell table:formula="of:=(2^([.A4622]/8192)-1)*8192" office:value-type="float" office:value="3919.4746615717">
            <text:p>3919</text:p>
          </table:table-cell>
        </table:table-row>
        <table:table-row table:style-name="ro1">
          <table:table-cell office:value-type="float" office:value="4622">
            <text:p>4622</text:p>
          </table:table-cell>
          <table:table-cell table:formula="of:=(2^([.A4623]/8192)-1)*8192" office:value-type="float" office:value="3920.49948941439">
            <text:p>3920</text:p>
          </table:table-cell>
        </table:table-row>
        <table:table-row table:style-name="ro1">
          <table:table-cell office:value-type="float" office:value="4623">
            <text:p>4623</text:p>
          </table:table-cell>
          <table:table-cell table:formula="of:=(2^([.A4624]/8192)-1)*8192" office:value-type="float" office:value="3921.5244039742">
            <text:p>3922</text:p>
          </table:table-cell>
        </table:table-row>
        <table:table-row table:style-name="ro1">
          <table:table-cell office:value-type="float" office:value="4624">
            <text:p>4624</text:p>
          </table:table-cell>
          <table:table-cell table:formula="of:=(2^([.A4625]/8192)-1)*8192" office:value-type="float" office:value="3922.54940525846">
            <text:p>3923</text:p>
          </table:table-cell>
        </table:table-row>
        <table:table-row table:style-name="ro1">
          <table:table-cell office:value-type="float" office:value="4625">
            <text:p>4625</text:p>
          </table:table-cell>
          <table:table-cell table:formula="of:=(2^([.A4626]/8192)-1)*8192" office:value-type="float" office:value="3923.5744932745">
            <text:p>3924</text:p>
          </table:table-cell>
        </table:table-row>
        <table:table-row table:style-name="ro1">
          <table:table-cell office:value-type="float" office:value="4626">
            <text:p>4626</text:p>
          </table:table-cell>
          <table:table-cell table:formula="of:=(2^([.A4627]/8192)-1)*8192" office:value-type="float" office:value="3924.59966802967">
            <text:p>3925</text:p>
          </table:table-cell>
        </table:table-row>
        <table:table-row table:style-name="ro1">
          <table:table-cell office:value-type="float" office:value="4627">
            <text:p>4627</text:p>
          </table:table-cell>
          <table:table-cell table:formula="of:=(2^([.A4628]/8192)-1)*8192" office:value-type="float" office:value="3925.62492953131">
            <text:p>3926</text:p>
          </table:table-cell>
        </table:table-row>
        <table:table-row table:style-name="ro1">
          <table:table-cell office:value-type="float" office:value="4628">
            <text:p>4628</text:p>
          </table:table-cell>
          <table:table-cell table:formula="of:=(2^([.A4629]/8192)-1)*8192" office:value-type="float" office:value="3926.65027778676">
            <text:p>3927</text:p>
          </table:table-cell>
        </table:table-row>
        <table:table-row table:style-name="ro1">
          <table:table-cell office:value-type="float" office:value="4629">
            <text:p>4629</text:p>
          </table:table-cell>
          <table:table-cell table:formula="of:=(2^([.A4630]/8192)-1)*8192" office:value-type="float" office:value="3927.67571280335">
            <text:p>3928</text:p>
          </table:table-cell>
        </table:table-row>
        <table:table-row table:style-name="ro1">
          <table:table-cell office:value-type="float" office:value="4630">
            <text:p>4630</text:p>
          </table:table-cell>
          <table:table-cell table:formula="of:=(2^([.A4631]/8192)-1)*8192" office:value-type="float" office:value="3928.70123458843">
            <text:p>3929</text:p>
          </table:table-cell>
        </table:table-row>
        <table:table-row table:style-name="ro1">
          <table:table-cell office:value-type="float" office:value="4631">
            <text:p>4631</text:p>
          </table:table-cell>
          <table:table-cell table:formula="of:=(2^([.A4632]/8192)-1)*8192" office:value-type="float" office:value="3929.72684314934">
            <text:p>3930</text:p>
          </table:table-cell>
        </table:table-row>
        <table:table-row table:style-name="ro1">
          <table:table-cell office:value-type="float" office:value="4632">
            <text:p>4632</text:p>
          </table:table-cell>
          <table:table-cell table:formula="of:=(2^([.A4633]/8192)-1)*8192" office:value-type="float" office:value="3930.75253849343">
            <text:p>3931</text:p>
          </table:table-cell>
        </table:table-row>
        <table:table-row table:style-name="ro1">
          <table:table-cell office:value-type="float" office:value="4633">
            <text:p>4633</text:p>
          </table:table-cell>
          <table:table-cell table:formula="of:=(2^([.A4634]/8192)-1)*8192" office:value-type="float" office:value="3931.77832062803">
            <text:p>3932</text:p>
          </table:table-cell>
        </table:table-row>
        <table:table-row table:style-name="ro1">
          <table:table-cell office:value-type="float" office:value="4634">
            <text:p>4634</text:p>
          </table:table-cell>
          <table:table-cell table:formula="of:=(2^([.A4635]/8192)-1)*8192" office:value-type="float" office:value="3932.80418956049">
            <text:p>3933</text:p>
          </table:table-cell>
        </table:table-row>
        <table:table-row table:style-name="ro1">
          <table:table-cell office:value-type="float" office:value="4635">
            <text:p>4635</text:p>
          </table:table-cell>
          <table:table-cell table:formula="of:=(2^([.A4636]/8192)-1)*8192" office:value-type="float" office:value="3933.83014529816">
            <text:p>3934</text:p>
          </table:table-cell>
        </table:table-row>
        <table:table-row table:style-name="ro1">
          <table:table-cell office:value-type="float" office:value="4636">
            <text:p>4636</text:p>
          </table:table-cell>
          <table:table-cell table:formula="of:=(2^([.A4637]/8192)-1)*8192" office:value-type="float" office:value="3934.85618784838">
            <text:p>3935</text:p>
          </table:table-cell>
        </table:table-row>
        <table:table-row table:style-name="ro1">
          <table:table-cell office:value-type="float" office:value="4637">
            <text:p>4637</text:p>
          </table:table-cell>
          <table:table-cell table:formula="of:=(2^([.A4638]/8192)-1)*8192" office:value-type="float" office:value="3935.8823172185">
            <text:p>3936</text:p>
          </table:table-cell>
        </table:table-row>
        <table:table-row table:style-name="ro1">
          <table:table-cell office:value-type="float" office:value="4638">
            <text:p>4638</text:p>
          </table:table-cell>
          <table:table-cell table:formula="of:=(2^([.A4639]/8192)-1)*8192" office:value-type="float" office:value="3936.90853341586">
            <text:p>3937</text:p>
          </table:table-cell>
        </table:table-row>
        <table:table-row table:style-name="ro1">
          <table:table-cell office:value-type="float" office:value="4639">
            <text:p>4639</text:p>
          </table:table-cell>
          <table:table-cell table:formula="of:=(2^([.A4640]/8192)-1)*8192" office:value-type="float" office:value="3937.9348364478">
            <text:p>3938</text:p>
          </table:table-cell>
        </table:table-row>
        <table:table-row table:style-name="ro1">
          <table:table-cell office:value-type="float" office:value="4640">
            <text:p>4640</text:p>
          </table:table-cell>
          <table:table-cell table:formula="of:=(2^([.A4641]/8192)-1)*8192" office:value-type="float" office:value="3938.96122632169">
            <text:p>3939</text:p>
          </table:table-cell>
        </table:table-row>
        <table:table-row table:style-name="ro1">
          <table:table-cell office:value-type="float" office:value="4641">
            <text:p>4641</text:p>
          </table:table-cell>
          <table:table-cell table:formula="of:=(2^([.A4642]/8192)-1)*8192" office:value-type="float" office:value="3939.98770304486">
            <text:p>3940</text:p>
          </table:table-cell>
        </table:table-row>
        <table:table-row table:style-name="ro1">
          <table:table-cell office:value-type="float" office:value="4642">
            <text:p>4642</text:p>
          </table:table-cell>
          <table:table-cell table:formula="of:=(2^([.A4643]/8192)-1)*8192" office:value-type="float" office:value="3941.01426662466">
            <text:p>3941</text:p>
          </table:table-cell>
        </table:table-row>
        <table:table-row table:style-name="ro1">
          <table:table-cell office:value-type="float" office:value="4643">
            <text:p>4643</text:p>
          </table:table-cell>
          <table:table-cell table:formula="of:=(2^([.A4644]/8192)-1)*8192" office:value-type="float" office:value="3942.04091706845">
            <text:p>3942</text:p>
          </table:table-cell>
        </table:table-row>
        <table:table-row table:style-name="ro1">
          <table:table-cell office:value-type="float" office:value="4644">
            <text:p>4644</text:p>
          </table:table-cell>
          <table:table-cell table:formula="of:=(2^([.A4645]/8192)-1)*8192" office:value-type="float" office:value="3943.06765438358">
            <text:p>3943</text:p>
          </table:table-cell>
        </table:table-row>
        <table:table-row table:style-name="ro1">
          <table:table-cell office:value-type="float" office:value="4645">
            <text:p>4645</text:p>
          </table:table-cell>
          <table:table-cell table:formula="of:=(2^([.A4646]/8192)-1)*8192" office:value-type="float" office:value="3944.09447857738">
            <text:p>3944</text:p>
          </table:table-cell>
        </table:table-row>
        <table:table-row table:style-name="ro1">
          <table:table-cell office:value-type="float" office:value="4646">
            <text:p>4646</text:p>
          </table:table-cell>
          <table:table-cell table:formula="of:=(2^([.A4647]/8192)-1)*8192" office:value-type="float" office:value="3945.12138965723">
            <text:p>3945</text:p>
          </table:table-cell>
        </table:table-row>
        <table:table-row table:style-name="ro1">
          <table:table-cell office:value-type="float" office:value="4647">
            <text:p>4647</text:p>
          </table:table-cell>
          <table:table-cell table:formula="of:=(2^([.A4648]/8192)-1)*8192" office:value-type="float" office:value="3946.14838763046">
            <text:p>3946</text:p>
          </table:table-cell>
        </table:table-row>
        <table:table-row table:style-name="ro1">
          <table:table-cell office:value-type="float" office:value="4648">
            <text:p>4648</text:p>
          </table:table-cell>
          <table:table-cell table:formula="of:=(2^([.A4649]/8192)-1)*8192" office:value-type="float" office:value="3947.17547250443">
            <text:p>3947</text:p>
          </table:table-cell>
        </table:table-row>
        <table:table-row table:style-name="ro1">
          <table:table-cell office:value-type="float" office:value="4649">
            <text:p>4649</text:p>
          </table:table-cell>
          <table:table-cell table:formula="of:=(2^([.A4650]/8192)-1)*8192" office:value-type="float" office:value="3948.2026442865">
            <text:p>3948</text:p>
          </table:table-cell>
        </table:table-row>
        <table:table-row table:style-name="ro1">
          <table:table-cell office:value-type="float" office:value="4650">
            <text:p>4650</text:p>
          </table:table-cell>
          <table:table-cell table:formula="of:=(2^([.A4651]/8192)-1)*8192" office:value-type="float" office:value="3949.22990298401">
            <text:p>3949</text:p>
          </table:table-cell>
        </table:table-row>
        <table:table-row table:style-name="ro1">
          <table:table-cell office:value-type="float" office:value="4651">
            <text:p>4651</text:p>
          </table:table-cell>
          <table:table-cell table:formula="of:=(2^([.A4652]/8192)-1)*8192" office:value-type="float" office:value="3950.25724860432">
            <text:p>3950</text:p>
          </table:table-cell>
        </table:table-row>
        <table:table-row table:style-name="ro1">
          <table:table-cell office:value-type="float" office:value="4652">
            <text:p>4652</text:p>
          </table:table-cell>
          <table:table-cell table:formula="of:=(2^([.A4653]/8192)-1)*8192" office:value-type="float" office:value="3951.28468115479">
            <text:p>3951</text:p>
          </table:table-cell>
        </table:table-row>
        <table:table-row table:style-name="ro1">
          <table:table-cell office:value-type="float" office:value="4653">
            <text:p>4653</text:p>
          </table:table-cell>
          <table:table-cell table:formula="of:=(2^([.A4654]/8192)-1)*8192" office:value-type="float" office:value="3952.31220064278">
            <text:p>3952</text:p>
          </table:table-cell>
        </table:table-row>
        <table:table-row table:style-name="ro1">
          <table:table-cell office:value-type="float" office:value="4654">
            <text:p>4654</text:p>
          </table:table-cell>
          <table:table-cell table:formula="of:=(2^([.A4655]/8192)-1)*8192" office:value-type="float" office:value="3953.33980707564">
            <text:p>3953</text:p>
          </table:table-cell>
        </table:table-row>
        <table:table-row table:style-name="ro1">
          <table:table-cell office:value-type="float" office:value="4655">
            <text:p>4655</text:p>
          </table:table-cell>
          <table:table-cell table:formula="of:=(2^([.A4656]/8192)-1)*8192" office:value-type="float" office:value="3954.36750046072">
            <text:p>3954</text:p>
          </table:table-cell>
        </table:table-row>
        <table:table-row table:style-name="ro1">
          <table:table-cell office:value-type="float" office:value="4656">
            <text:p>4656</text:p>
          </table:table-cell>
          <table:table-cell table:formula="of:=(2^([.A4657]/8192)-1)*8192" office:value-type="float" office:value="3955.39528080538">
            <text:p>3955</text:p>
          </table:table-cell>
        </table:table-row>
        <table:table-row table:style-name="ro1">
          <table:table-cell office:value-type="float" office:value="4657">
            <text:p>4657</text:p>
          </table:table-cell>
          <table:table-cell table:formula="of:=(2^([.A4658]/8192)-1)*8192" office:value-type="float" office:value="3956.42314811699">
            <text:p>3956</text:p>
          </table:table-cell>
        </table:table-row>
        <table:table-row table:style-name="ro1">
          <table:table-cell office:value-type="float" office:value="4658">
            <text:p>4658</text:p>
          </table:table-cell>
          <table:table-cell table:formula="of:=(2^([.A4659]/8192)-1)*8192" office:value-type="float" office:value="3957.45110240289">
            <text:p>3957</text:p>
          </table:table-cell>
        </table:table-row>
        <table:table-row table:style-name="ro1">
          <table:table-cell office:value-type="float" office:value="4659">
            <text:p>4659</text:p>
          </table:table-cell>
          <table:table-cell table:formula="of:=(2^([.A4660]/8192)-1)*8192" office:value-type="float" office:value="3958.47914367046">
            <text:p>3958</text:p>
          </table:table-cell>
        </table:table-row>
        <table:table-row table:style-name="ro1">
          <table:table-cell office:value-type="float" office:value="4660">
            <text:p>4660</text:p>
          </table:table-cell>
          <table:table-cell table:formula="of:=(2^([.A4661]/8192)-1)*8192" office:value-type="float" office:value="3959.50727192705">
            <text:p>3960</text:p>
          </table:table-cell>
        </table:table-row>
        <table:table-row table:style-name="ro1">
          <table:table-cell office:value-type="float" office:value="4661">
            <text:p>4661</text:p>
          </table:table-cell>
          <table:table-cell table:formula="of:=(2^([.A4662]/8192)-1)*8192" office:value-type="float" office:value="3960.53548718002">
            <text:p>3961</text:p>
          </table:table-cell>
        </table:table-row>
        <table:table-row table:style-name="ro1">
          <table:table-cell office:value-type="float" office:value="4662">
            <text:p>4662</text:p>
          </table:table-cell>
          <table:table-cell table:formula="of:=(2^([.A4663]/8192)-1)*8192" office:value-type="float" office:value="3961.56378943673">
            <text:p>3962</text:p>
          </table:table-cell>
        </table:table-row>
        <table:table-row table:style-name="ro1">
          <table:table-cell office:value-type="float" office:value="4663">
            <text:p>4663</text:p>
          </table:table-cell>
          <table:table-cell table:formula="of:=(2^([.A4664]/8192)-1)*8192" office:value-type="float" office:value="3962.59217870454">
            <text:p>3963</text:p>
          </table:table-cell>
        </table:table-row>
        <table:table-row table:style-name="ro1">
          <table:table-cell office:value-type="float" office:value="4664">
            <text:p>4664</text:p>
          </table:table-cell>
          <table:table-cell table:formula="of:=(2^([.A4665]/8192)-1)*8192" office:value-type="float" office:value="3963.62065499082">
            <text:p>3964</text:p>
          </table:table-cell>
        </table:table-row>
        <table:table-row table:style-name="ro1">
          <table:table-cell office:value-type="float" office:value="4665">
            <text:p>4665</text:p>
          </table:table-cell>
          <table:table-cell table:formula="of:=(2^([.A4666]/8192)-1)*8192" office:value-type="float" office:value="3964.64921830293">
            <text:p>3965</text:p>
          </table:table-cell>
        </table:table-row>
        <table:table-row table:style-name="ro1">
          <table:table-cell office:value-type="float" office:value="4666">
            <text:p>4666</text:p>
          </table:table-cell>
          <table:table-cell table:formula="of:=(2^([.A4667]/8192)-1)*8192" office:value-type="float" office:value="3965.67786864824">
            <text:p>3966</text:p>
          </table:table-cell>
        </table:table-row>
        <table:table-row table:style-name="ro1">
          <table:table-cell office:value-type="float" office:value="4667">
            <text:p>4667</text:p>
          </table:table-cell>
          <table:table-cell table:formula="of:=(2^([.A4668]/8192)-1)*8192" office:value-type="float" office:value="3966.7066060341">
            <text:p>3967</text:p>
          </table:table-cell>
        </table:table-row>
        <table:table-row table:style-name="ro1">
          <table:table-cell office:value-type="float" office:value="4668">
            <text:p>4668</text:p>
          </table:table-cell>
          <table:table-cell table:formula="of:=(2^([.A4669]/8192)-1)*8192" office:value-type="float" office:value="3967.73543046789">
            <text:p>3968</text:p>
          </table:table-cell>
        </table:table-row>
        <table:table-row table:style-name="ro1">
          <table:table-cell office:value-type="float" office:value="4669">
            <text:p>4669</text:p>
          </table:table-cell>
          <table:table-cell table:formula="of:=(2^([.A4670]/8192)-1)*8192" office:value-type="float" office:value="3968.76434195696">
            <text:p>3969</text:p>
          </table:table-cell>
        </table:table-row>
        <table:table-row table:style-name="ro1">
          <table:table-cell office:value-type="float" office:value="4670">
            <text:p>4670</text:p>
          </table:table-cell>
          <table:table-cell table:formula="of:=(2^([.A4671]/8192)-1)*8192" office:value-type="float" office:value="3969.79334050869">
            <text:p>3970</text:p>
          </table:table-cell>
        </table:table-row>
        <table:table-row table:style-name="ro1">
          <table:table-cell office:value-type="float" office:value="4671">
            <text:p>4671</text:p>
          </table:table-cell>
          <table:table-cell table:formula="of:=(2^([.A4672]/8192)-1)*8192" office:value-type="float" office:value="3970.82242613045">
            <text:p>3971</text:p>
          </table:table-cell>
        </table:table-row>
        <table:table-row table:style-name="ro1">
          <table:table-cell office:value-type="float" office:value="4672">
            <text:p>4672</text:p>
          </table:table-cell>
          <table:table-cell table:formula="of:=(2^([.A4673]/8192)-1)*8192" office:value-type="float" office:value="3971.85159882959">
            <text:p>3972</text:p>
          </table:table-cell>
        </table:table-row>
        <table:table-row table:style-name="ro1">
          <table:table-cell office:value-type="float" office:value="4673">
            <text:p>4673</text:p>
          </table:table-cell>
          <table:table-cell table:formula="of:=(2^([.A4674]/8192)-1)*8192" office:value-type="float" office:value="3972.88085861349">
            <text:p>3973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table:formula="of:=(2^([.A4675]/8192)-1)*8192" office:value-type="float" office:value="3973.91020548951">
            <text:p>3974</text:p>
          </table:table-cell>
        </table:table-row>
        <table:table-row table:style-name="ro1">
          <table:table-cell office:value-type="float" office:value="4675">
            <text:p>4675</text:p>
          </table:table-cell>
          <table:table-cell table:formula="of:=(2^([.A4676]/8192)-1)*8192" office:value-type="float" office:value="3974.93963946504">
            <text:p>3975</text:p>
          </table:table-cell>
        </table:table-row>
        <table:table-row table:style-name="ro1">
          <table:table-cell office:value-type="float" office:value="4676">
            <text:p>4676</text:p>
          </table:table-cell>
          <table:table-cell table:formula="of:=(2^([.A4677]/8192)-1)*8192" office:value-type="float" office:value="3975.96916054743">
            <text:p>3976</text:p>
          </table:table-cell>
        </table:table-row>
        <table:table-row table:style-name="ro1">
          <table:table-cell office:value-type="float" office:value="4677">
            <text:p>4677</text:p>
          </table:table-cell>
          <table:table-cell table:formula="of:=(2^([.A4678]/8192)-1)*8192" office:value-type="float" office:value="3976.99876874405">
            <text:p>3977</text:p>
          </table:table-cell>
        </table:table-row>
        <table:table-row table:style-name="ro1">
          <table:table-cell office:value-type="float" office:value="4678">
            <text:p>4678</text:p>
          </table:table-cell>
          <table:table-cell table:formula="of:=(2^([.A4679]/8192)-1)*8192" office:value-type="float" office:value="3978.02846406228">
            <text:p>3978</text:p>
          </table:table-cell>
        </table:table-row>
        <table:table-row table:style-name="ro1">
          <table:table-cell office:value-type="float" office:value="4679">
            <text:p>4679</text:p>
          </table:table-cell>
          <table:table-cell table:formula="of:=(2^([.A4680]/8192)-1)*8192" office:value-type="float" office:value="3979.0582465095">
            <text:p>3979</text:p>
          </table:table-cell>
        </table:table-row>
        <table:table-row table:style-name="ro1">
          <table:table-cell office:value-type="float" office:value="4680">
            <text:p>4680</text:p>
          </table:table-cell>
          <table:table-cell table:formula="of:=(2^([.A4681]/8192)-1)*8192" office:value-type="float" office:value="3980.08811609306">
            <text:p>3980</text:p>
          </table:table-cell>
        </table:table-row>
        <table:table-row table:style-name="ro1">
          <table:table-cell office:value-type="float" office:value="4681">
            <text:p>4681</text:p>
          </table:table-cell>
          <table:table-cell table:formula="of:=(2^([.A4682]/8192)-1)*8192" office:value-type="float" office:value="3981.11807282035">
            <text:p>3981</text:p>
          </table:table-cell>
        </table:table-row>
        <table:table-row table:style-name="ro1">
          <table:table-cell office:value-type="float" office:value="4682">
            <text:p>4682</text:p>
          </table:table-cell>
          <table:table-cell table:formula="of:=(2^([.A4683]/8192)-1)*8192" office:value-type="float" office:value="3982.14811669874">
            <text:p>3982</text:p>
          </table:table-cell>
        </table:table-row>
        <table:table-row table:style-name="ro1">
          <table:table-cell office:value-type="float" office:value="4683">
            <text:p>4683</text:p>
          </table:table-cell>
          <table:table-cell table:formula="of:=(2^([.A4684]/8192)-1)*8192" office:value-type="float" office:value="3983.1782477356">
            <text:p>3983</text:p>
          </table:table-cell>
        </table:table-row>
        <table:table-row table:style-name="ro1">
          <table:table-cell office:value-type="float" office:value="4684">
            <text:p>4684</text:p>
          </table:table-cell>
          <table:table-cell table:formula="of:=(2^([.A4685]/8192)-1)*8192" office:value-type="float" office:value="3984.20846593832">
            <text:p>3984</text:p>
          </table:table-cell>
        </table:table-row>
        <table:table-row table:style-name="ro1">
          <table:table-cell office:value-type="float" office:value="4685">
            <text:p>4685</text:p>
          </table:table-cell>
          <table:table-cell table:formula="of:=(2^([.A4686]/8192)-1)*8192" office:value-type="float" office:value="3985.23877131425">
            <text:p>3985</text:p>
          </table:table-cell>
        </table:table-row>
        <table:table-row table:style-name="ro1">
          <table:table-cell office:value-type="float" office:value="4686">
            <text:p>4686</text:p>
          </table:table-cell>
          <table:table-cell table:formula="of:=(2^([.A4687]/8192)-1)*8192" office:value-type="float" office:value="3986.26916387079">
            <text:p>3986</text:p>
          </table:table-cell>
        </table:table-row>
        <table:table-row table:style-name="ro1">
          <table:table-cell office:value-type="float" office:value="4687">
            <text:p>4687</text:p>
          </table:table-cell>
          <table:table-cell table:formula="of:=(2^([.A4688]/8192)-1)*8192" office:value-type="float" office:value="3987.2996436153">
            <text:p>3987</text:p>
          </table:table-cell>
        </table:table-row>
        <table:table-row table:style-name="ro1">
          <table:table-cell office:value-type="float" office:value="4688">
            <text:p>4688</text:p>
          </table:table-cell>
          <table:table-cell table:formula="of:=(2^([.A4689]/8192)-1)*8192" office:value-type="float" office:value="3988.33021055518">
            <text:p>3988</text:p>
          </table:table-cell>
        </table:table-row>
        <table:table-row table:style-name="ro1">
          <table:table-cell office:value-type="float" office:value="4689">
            <text:p>4689</text:p>
          </table:table-cell>
          <table:table-cell table:formula="of:=(2^([.A4690]/8192)-1)*8192" office:value-type="float" office:value="3989.36086469778">
            <text:p>3989</text:p>
          </table:table-cell>
        </table:table-row>
        <table:table-row table:style-name="ro1">
          <table:table-cell office:value-type="float" office:value="4690">
            <text:p>4690</text:p>
          </table:table-cell>
          <table:table-cell table:formula="of:=(2^([.A4691]/8192)-1)*8192" office:value-type="float" office:value="3990.39160605049">
            <text:p>3990</text:p>
          </table:table-cell>
        </table:table-row>
        <table:table-row table:style-name="ro1">
          <table:table-cell office:value-type="float" office:value="4691">
            <text:p>4691</text:p>
          </table:table-cell>
          <table:table-cell table:formula="of:=(2^([.A4692]/8192)-1)*8192" office:value-type="float" office:value="3991.4224346207">
            <text:p>3991</text:p>
          </table:table-cell>
        </table:table-row>
        <table:table-row table:style-name="ro1">
          <table:table-cell office:value-type="float" office:value="4692">
            <text:p>4692</text:p>
          </table:table-cell>
          <table:table-cell table:formula="of:=(2^([.A4693]/8192)-1)*8192" office:value-type="float" office:value="3992.45335041578">
            <text:p>3992</text:p>
          </table:table-cell>
        </table:table-row>
        <table:table-row table:style-name="ro1">
          <table:table-cell office:value-type="float" office:value="4693">
            <text:p>4693</text:p>
          </table:table-cell>
          <table:table-cell table:formula="of:=(2^([.A4694]/8192)-1)*8192" office:value-type="float" office:value="3993.48435344311">
            <text:p>3993</text:p>
          </table:table-cell>
        </table:table-row>
        <table:table-row table:style-name="ro1">
          <table:table-cell office:value-type="float" office:value="4694">
            <text:p>4694</text:p>
          </table:table-cell>
          <table:table-cell table:formula="of:=(2^([.A4695]/8192)-1)*8192" office:value-type="float" office:value="3994.51544371007">
            <text:p>3995</text:p>
          </table:table-cell>
        </table:table-row>
        <table:table-row table:style-name="ro1">
          <table:table-cell office:value-type="float" office:value="4695">
            <text:p>4695</text:p>
          </table:table-cell>
          <table:table-cell table:formula="of:=(2^([.A4696]/8192)-1)*8192" office:value-type="float" office:value="3995.54662122405">
            <text:p>3996</text:p>
          </table:table-cell>
        </table:table-row>
        <table:table-row table:style-name="ro1">
          <table:table-cell office:value-type="float" office:value="4696">
            <text:p>4696</text:p>
          </table:table-cell>
          <table:table-cell table:formula="of:=(2^([.A4697]/8192)-1)*8192" office:value-type="float" office:value="3996.57788599242">
            <text:p>3997</text:p>
          </table:table-cell>
        </table:table-row>
        <table:table-row table:style-name="ro1">
          <table:table-cell office:value-type="float" office:value="4697">
            <text:p>4697</text:p>
          </table:table-cell>
          <table:table-cell table:formula="of:=(2^([.A4698]/8192)-1)*8192" office:value-type="float" office:value="3997.60923802258">
            <text:p>3998</text:p>
          </table:table-cell>
        </table:table-row>
        <table:table-row table:style-name="ro1">
          <table:table-cell office:value-type="float" office:value="4698">
            <text:p>4698</text:p>
          </table:table-cell>
          <table:table-cell table:formula="of:=(2^([.A4699]/8192)-1)*8192" office:value-type="float" office:value="3998.6406773219">
            <text:p>3999</text:p>
          </table:table-cell>
        </table:table-row>
        <table:table-row table:style-name="ro1">
          <table:table-cell office:value-type="float" office:value="4699">
            <text:p>4699</text:p>
          </table:table-cell>
          <table:table-cell table:formula="of:=(2^([.A4700]/8192)-1)*8192" office:value-type="float" office:value="3999.67220389777">
            <text:p>4000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table:formula="of:=(2^([.A4701]/8192)-1)*8192" office:value-type="float" office:value="4000.70381775758">
            <text:p>4001</text:p>
          </table:table-cell>
        </table:table-row>
        <table:table-row table:style-name="ro1">
          <table:table-cell office:value-type="float" office:value="4701">
            <text:p>4701</text:p>
          </table:table-cell>
          <table:table-cell table:formula="of:=(2^([.A4702]/8192)-1)*8192" office:value-type="float" office:value="4001.7355189087">
            <text:p>4002</text:p>
          </table:table-cell>
        </table:table-row>
        <table:table-row table:style-name="ro1">
          <table:table-cell office:value-type="float" office:value="4702">
            <text:p>4702</text:p>
          </table:table-cell>
          <table:table-cell table:formula="of:=(2^([.A4703]/8192)-1)*8192" office:value-type="float" office:value="4002.76730735853">
            <text:p>4003</text:p>
          </table:table-cell>
        </table:table-row>
        <table:table-row table:style-name="ro1">
          <table:table-cell office:value-type="float" office:value="4703">
            <text:p>4703</text:p>
          </table:table-cell>
          <table:table-cell table:formula="of:=(2^([.A4704]/8192)-1)*8192" office:value-type="float" office:value="4003.79918311446">
            <text:p>4004</text:p>
          </table:table-cell>
        </table:table-row>
        <table:table-row table:style-name="ro1">
          <table:table-cell office:value-type="float" office:value="4704">
            <text:p>4704</text:p>
          </table:table-cell>
          <table:table-cell table:formula="of:=(2^([.A4705]/8192)-1)*8192" office:value-type="float" office:value="4004.83114618386">
            <text:p>4005</text:p>
          </table:table-cell>
        </table:table-row>
        <table:table-row table:style-name="ro1">
          <table:table-cell office:value-type="float" office:value="4705">
            <text:p>4705</text:p>
          </table:table-cell>
          <table:table-cell table:formula="of:=(2^([.A4706]/8192)-1)*8192" office:value-type="float" office:value="4005.86319657413">
            <text:p>4006</text:p>
          </table:table-cell>
        </table:table-row>
        <table:table-row table:style-name="ro1">
          <table:table-cell office:value-type="float" office:value="4706">
            <text:p>4706</text:p>
          </table:table-cell>
          <table:table-cell table:formula="of:=(2^([.A4707]/8192)-1)*8192" office:value-type="float" office:value="4006.89533429266">
            <text:p>4007</text:p>
          </table:table-cell>
        </table:table-row>
        <table:table-row table:style-name="ro1">
          <table:table-cell office:value-type="float" office:value="4707">
            <text:p>4707</text:p>
          </table:table-cell>
          <table:table-cell table:formula="of:=(2^([.A4708]/8192)-1)*8192" office:value-type="float" office:value="4007.92755934684">
            <text:p>4008</text:p>
          </table:table-cell>
        </table:table-row>
        <table:table-row table:style-name="ro1">
          <table:table-cell office:value-type="float" office:value="4708">
            <text:p>4708</text:p>
          </table:table-cell>
          <table:table-cell table:formula="of:=(2^([.A4709]/8192)-1)*8192" office:value-type="float" office:value="4008.95987174405">
            <text:p>4009</text:p>
          </table:table-cell>
        </table:table-row>
        <table:table-row table:style-name="ro1">
          <table:table-cell office:value-type="float" office:value="4709">
            <text:p>4709</text:p>
          </table:table-cell>
          <table:table-cell table:formula="of:=(2^([.A4710]/8192)-1)*8192" office:value-type="float" office:value="4009.99227149169">
            <text:p>4010</text:p>
          </table:table-cell>
        </table:table-row>
        <table:table-row table:style-name="ro1">
          <table:table-cell office:value-type="float" office:value="4710">
            <text:p>4710</text:p>
          </table:table-cell>
          <table:table-cell table:formula="of:=(2^([.A4711]/8192)-1)*8192" office:value-type="float" office:value="4011.02475859715">
            <text:p>4011</text:p>
          </table:table-cell>
        </table:table-row>
        <table:table-row table:style-name="ro1">
          <table:table-cell office:value-type="float" office:value="4711">
            <text:p>4711</text:p>
          </table:table-cell>
          <table:table-cell table:formula="of:=(2^([.A4712]/8192)-1)*8192" office:value-type="float" office:value="4012.05733306782">
            <text:p>4012</text:p>
          </table:table-cell>
        </table:table-row>
        <table:table-row table:style-name="ro1">
          <table:table-cell office:value-type="float" office:value="4712">
            <text:p>4712</text:p>
          </table:table-cell>
          <table:table-cell table:formula="of:=(2^([.A4713]/8192)-1)*8192" office:value-type="float" office:value="4013.08999491109">
            <text:p>4013</text:p>
          </table:table-cell>
        </table:table-row>
        <table:table-row table:style-name="ro1">
          <table:table-cell office:value-type="float" office:value="4713">
            <text:p>4713</text:p>
          </table:table-cell>
          <table:table-cell table:formula="of:=(2^([.A4714]/8192)-1)*8192" office:value-type="float" office:value="4014.12274413436">
            <text:p>4014</text:p>
          </table:table-cell>
        </table:table-row>
        <table:table-row table:style-name="ro1">
          <table:table-cell office:value-type="float" office:value="4714">
            <text:p>4714</text:p>
          </table:table-cell>
          <table:table-cell table:formula="of:=(2^([.A4715]/8192)-1)*8192" office:value-type="float" office:value="4015.15558074502">
            <text:p>4015</text:p>
          </table:table-cell>
        </table:table-row>
        <table:table-row table:style-name="ro1">
          <table:table-cell office:value-type="float" office:value="4715">
            <text:p>4715</text:p>
          </table:table-cell>
          <table:table-cell table:formula="of:=(2^([.A4716]/8192)-1)*8192" office:value-type="float" office:value="4016.18850475046">
            <text:p>4016</text:p>
          </table:table-cell>
        </table:table-row>
        <table:table-row table:style-name="ro1">
          <table:table-cell office:value-type="float" office:value="4716">
            <text:p>4716</text:p>
          </table:table-cell>
          <table:table-cell table:formula="of:=(2^([.A4717]/8192)-1)*8192" office:value-type="float" office:value="4017.22151615808">
            <text:p>4017</text:p>
          </table:table-cell>
        </table:table-row>
        <table:table-row table:style-name="ro1">
          <table:table-cell office:value-type="float" office:value="4717">
            <text:p>4717</text:p>
          </table:table-cell>
          <table:table-cell table:formula="of:=(2^([.A4718]/8192)-1)*8192" office:value-type="float" office:value="4018.25461497528">
            <text:p>4018</text:p>
          </table:table-cell>
        </table:table-row>
        <table:table-row table:style-name="ro1">
          <table:table-cell office:value-type="float" office:value="4718">
            <text:p>4718</text:p>
          </table:table-cell>
          <table:table-cell table:formula="of:=(2^([.A4719]/8192)-1)*8192" office:value-type="float" office:value="4019.28780120944">
            <text:p>4019</text:p>
          </table:table-cell>
        </table:table-row>
        <table:table-row table:style-name="ro1">
          <table:table-cell office:value-type="float" office:value="4719">
            <text:p>4719</text:p>
          </table:table-cell>
          <table:table-cell table:formula="of:=(2^([.A4720]/8192)-1)*8192" office:value-type="float" office:value="4020.32107486798">
            <text:p>4020</text:p>
          </table:table-cell>
        </table:table-row>
        <table:table-row table:style-name="ro1">
          <table:table-cell office:value-type="float" office:value="4720">
            <text:p>4720</text:p>
          </table:table-cell>
          <table:table-cell table:formula="of:=(2^([.A4721]/8192)-1)*8192" office:value-type="float" office:value="4021.35443595828">
            <text:p>4021</text:p>
          </table:table-cell>
        </table:table-row>
        <table:table-row table:style-name="ro1">
          <table:table-cell office:value-type="float" office:value="4721">
            <text:p>4721</text:p>
          </table:table-cell>
          <table:table-cell table:formula="of:=(2^([.A4722]/8192)-1)*8192" office:value-type="float" office:value="4022.38788448775">
            <text:p>4022</text:p>
          </table:table-cell>
        </table:table-row>
        <table:table-row table:style-name="ro1">
          <table:table-cell office:value-type="float" office:value="4722">
            <text:p>4722</text:p>
          </table:table-cell>
          <table:table-cell table:formula="of:=(2^([.A4723]/8192)-1)*8192" office:value-type="float" office:value="4023.42142046377">
            <text:p>4023</text:p>
          </table:table-cell>
        </table:table-row>
        <table:table-row table:style-name="ro1">
          <table:table-cell office:value-type="float" office:value="4723">
            <text:p>4723</text:p>
          </table:table-cell>
          <table:table-cell table:formula="of:=(2^([.A4724]/8192)-1)*8192" office:value-type="float" office:value="4024.45504389376">
            <text:p>4024</text:p>
          </table:table-cell>
        </table:table-row>
        <table:table-row table:style-name="ro1">
          <table:table-cell office:value-type="float" office:value="4724">
            <text:p>4724</text:p>
          </table:table-cell>
          <table:table-cell table:formula="of:=(2^([.A4725]/8192)-1)*8192" office:value-type="float" office:value="4025.48875478512">
            <text:p>4025</text:p>
          </table:table-cell>
        </table:table-row>
        <table:table-row table:style-name="ro1">
          <table:table-cell office:value-type="float" office:value="4725">
            <text:p>4725</text:p>
          </table:table-cell>
          <table:table-cell table:formula="of:=(2^([.A4726]/8192)-1)*8192" office:value-type="float" office:value="4026.52255314523">
            <text:p>4027</text:p>
          </table:table-cell>
        </table:table-row>
        <table:table-row table:style-name="ro1">
          <table:table-cell office:value-type="float" office:value="4726">
            <text:p>4726</text:p>
          </table:table-cell>
          <table:table-cell table:formula="of:=(2^([.A4727]/8192)-1)*8192" office:value-type="float" office:value="4027.55643898151">
            <text:p>4028</text:p>
          </table:table-cell>
        </table:table-row>
        <table:table-row table:style-name="ro1">
          <table:table-cell office:value-type="float" office:value="4727">
            <text:p>4727</text:p>
          </table:table-cell>
          <table:table-cell table:formula="of:=(2^([.A4728]/8192)-1)*8192" office:value-type="float" office:value="4028.59041230135">
            <text:p>4029</text:p>
          </table:table-cell>
        </table:table-row>
        <table:table-row table:style-name="ro1">
          <table:table-cell office:value-type="float" office:value="4728">
            <text:p>4728</text:p>
          </table:table-cell>
          <table:table-cell table:formula="of:=(2^([.A4729]/8192)-1)*8192" office:value-type="float" office:value="4029.62447311217">
            <text:p>4030</text:p>
          </table:table-cell>
        </table:table-row>
        <table:table-row table:style-name="ro1">
          <table:table-cell office:value-type="float" office:value="4729">
            <text:p>4729</text:p>
          </table:table-cell>
          <table:table-cell table:formula="of:=(2^([.A4730]/8192)-1)*8192" office:value-type="float" office:value="4030.65862142135">
            <text:p>4031</text:p>
          </table:table-cell>
        </table:table-row>
        <table:table-row table:style-name="ro1">
          <table:table-cell office:value-type="float" office:value="4730">
            <text:p>4730</text:p>
          </table:table-cell>
          <table:table-cell table:formula="of:=(2^([.A4731]/8192)-1)*8192" office:value-type="float" office:value="4031.69285723631">
            <text:p>4032</text:p>
          </table:table-cell>
        </table:table-row>
        <table:table-row table:style-name="ro1">
          <table:table-cell office:value-type="float" office:value="4731">
            <text:p>4731</text:p>
          </table:table-cell>
          <table:table-cell table:formula="of:=(2^([.A4732]/8192)-1)*8192" office:value-type="float" office:value="4032.72718056445">
            <text:p>4033</text:p>
          </table:table-cell>
        </table:table-row>
        <table:table-row table:style-name="ro1">
          <table:table-cell office:value-type="float" office:value="4732">
            <text:p>4732</text:p>
          </table:table-cell>
          <table:table-cell table:formula="of:=(2^([.A4733]/8192)-1)*8192" office:value-type="float" office:value="4033.76159141317">
            <text:p>4034</text:p>
          </table:table-cell>
        </table:table-row>
        <table:table-row table:style-name="ro1">
          <table:table-cell office:value-type="float" office:value="4733">
            <text:p>4733</text:p>
          </table:table-cell>
          <table:table-cell table:formula="of:=(2^([.A4734]/8192)-1)*8192" office:value-type="float" office:value="4034.79608978989">
            <text:p>4035</text:p>
          </table:table-cell>
        </table:table-row>
        <table:table-row table:style-name="ro1">
          <table:table-cell office:value-type="float" office:value="4734">
            <text:p>4734</text:p>
          </table:table-cell>
          <table:table-cell table:formula="of:=(2^([.A4735]/8192)-1)*8192" office:value-type="float" office:value="4035.830675702">
            <text:p>4036</text:p>
          </table:table-cell>
        </table:table-row>
        <table:table-row table:style-name="ro1">
          <table:table-cell office:value-type="float" office:value="4735">
            <text:p>4735</text:p>
          </table:table-cell>
          <table:table-cell table:formula="of:=(2^([.A4736]/8192)-1)*8192" office:value-type="float" office:value="4036.86534915691">
            <text:p>4037</text:p>
          </table:table-cell>
        </table:table-row>
        <table:table-row table:style-name="ro1">
          <table:table-cell office:value-type="float" office:value="4736">
            <text:p>4736</text:p>
          </table:table-cell>
          <table:table-cell table:formula="of:=(2^([.A4737]/8192)-1)*8192" office:value-type="float" office:value="4037.90011016204">
            <text:p>4038</text:p>
          </table:table-cell>
        </table:table-row>
        <table:table-row table:style-name="ro1">
          <table:table-cell office:value-type="float" office:value="4737">
            <text:p>4737</text:p>
          </table:table-cell>
          <table:table-cell table:formula="of:=(2^([.A4738]/8192)-1)*8192" office:value-type="float" office:value="4038.93495872479">
            <text:p>4039</text:p>
          </table:table-cell>
        </table:table-row>
        <table:table-row table:style-name="ro1">
          <table:table-cell office:value-type="float" office:value="4738">
            <text:p>4738</text:p>
          </table:table-cell>
          <table:table-cell table:formula="of:=(2^([.A4739]/8192)-1)*8192" office:value-type="float" office:value="4039.96989485256">
            <text:p>4040</text:p>
          </table:table-cell>
        </table:table-row>
        <table:table-row table:style-name="ro1">
          <table:table-cell office:value-type="float" office:value="4739">
            <text:p>4739</text:p>
          </table:table-cell>
          <table:table-cell table:formula="of:=(2^([.A4740]/8192)-1)*8192" office:value-type="float" office:value="4041.00491855277">
            <text:p>4041</text:p>
          </table:table-cell>
        </table:table-row>
        <table:table-row table:style-name="ro1">
          <table:table-cell office:value-type="float" office:value="4740">
            <text:p>4740</text:p>
          </table:table-cell>
          <table:table-cell table:formula="of:=(2^([.A4741]/8192)-1)*8192" office:value-type="float" office:value="4042.04002983283">
            <text:p>4042</text:p>
          </table:table-cell>
        </table:table-row>
        <table:table-row table:style-name="ro1">
          <table:table-cell office:value-type="float" office:value="4741">
            <text:p>4741</text:p>
          </table:table-cell>
          <table:table-cell table:formula="of:=(2^([.A4742]/8192)-1)*8192" office:value-type="float" office:value="4043.07522870015">
            <text:p>4043</text:p>
          </table:table-cell>
        </table:table-row>
        <table:table-row table:style-name="ro1">
          <table:table-cell office:value-type="float" office:value="4742">
            <text:p>4742</text:p>
          </table:table-cell>
          <table:table-cell table:formula="of:=(2^([.A4743]/8192)-1)*8192" office:value-type="float" office:value="4044.11051516214">
            <text:p>4044</text:p>
          </table:table-cell>
        </table:table-row>
        <table:table-row table:style-name="ro1">
          <table:table-cell office:value-type="float" office:value="4743">
            <text:p>4743</text:p>
          </table:table-cell>
          <table:table-cell table:formula="of:=(2^([.A4744]/8192)-1)*8192" office:value-type="float" office:value="4045.14588922621">
            <text:p>4045</text:p>
          </table:table-cell>
        </table:table-row>
        <table:table-row table:style-name="ro1">
          <table:table-cell office:value-type="float" office:value="4744">
            <text:p>4744</text:p>
          </table:table-cell>
          <table:table-cell table:formula="of:=(2^([.A4745]/8192)-1)*8192" office:value-type="float" office:value="4046.18135089977">
            <text:p>4046</text:p>
          </table:table-cell>
        </table:table-row>
        <table:table-row table:style-name="ro1">
          <table:table-cell office:value-type="float" office:value="4745">
            <text:p>4745</text:p>
          </table:table-cell>
          <table:table-cell table:formula="of:=(2^([.A4746]/8192)-1)*8192" office:value-type="float" office:value="4047.21690019024">
            <text:p>4047</text:p>
          </table:table-cell>
        </table:table-row>
        <table:table-row table:style-name="ro1">
          <table:table-cell office:value-type="float" office:value="4746">
            <text:p>4746</text:p>
          </table:table-cell>
          <table:table-cell table:formula="of:=(2^([.A4747]/8192)-1)*8192" office:value-type="float" office:value="4048.25253710503">
            <text:p>4048</text:p>
          </table:table-cell>
        </table:table-row>
        <table:table-row table:style-name="ro1">
          <table:table-cell office:value-type="float" office:value="4747">
            <text:p>4747</text:p>
          </table:table-cell>
          <table:table-cell table:formula="of:=(2^([.A4748]/8192)-1)*8192" office:value-type="float" office:value="4049.28826165156">
            <text:p>4049</text:p>
          </table:table-cell>
        </table:table-row>
        <table:table-row table:style-name="ro1">
          <table:table-cell office:value-type="float" office:value="4748">
            <text:p>4748</text:p>
          </table:table-cell>
          <table:table-cell table:formula="of:=(2^([.A4749]/8192)-1)*8192" office:value-type="float" office:value="4050.32407383723">
            <text:p>4050</text:p>
          </table:table-cell>
        </table:table-row>
        <table:table-row table:style-name="ro1">
          <table:table-cell office:value-type="float" office:value="4749">
            <text:p>4749</text:p>
          </table:table-cell>
          <table:table-cell table:formula="of:=(2^([.A4750]/8192)-1)*8192" office:value-type="float" office:value="4051.35997366948">
            <text:p>4051</text:p>
          </table:table-cell>
        </table:table-row>
        <table:table-row table:style-name="ro1">
          <table:table-cell office:value-type="float" office:value="4750">
            <text:p>4750</text:p>
          </table:table-cell>
          <table:table-cell table:formula="of:=(2^([.A4751]/8192)-1)*8192" office:value-type="float" office:value="4052.3959611557">
            <text:p>4052</text:p>
          </table:table-cell>
        </table:table-row>
        <table:table-row table:style-name="ro1">
          <table:table-cell office:value-type="float" office:value="4751">
            <text:p>4751</text:p>
          </table:table-cell>
          <table:table-cell table:formula="of:=(2^([.A4752]/8192)-1)*8192" office:value-type="float" office:value="4053.43203630333">
            <text:p>4053</text:p>
          </table:table-cell>
        </table:table-row>
        <table:table-row table:style-name="ro1">
          <table:table-cell office:value-type="float" office:value="4752">
            <text:p>4752</text:p>
          </table:table-cell>
          <table:table-cell table:formula="of:=(2^([.A4753]/8192)-1)*8192" office:value-type="float" office:value="4054.46819911977">
            <text:p>4054</text:p>
          </table:table-cell>
        </table:table-row>
        <table:table-row table:style-name="ro1">
          <table:table-cell office:value-type="float" office:value="4753">
            <text:p>4753</text:p>
          </table:table-cell>
          <table:table-cell table:formula="of:=(2^([.A4754]/8192)-1)*8192" office:value-type="float" office:value="4055.50444961245">
            <text:p>4056</text:p>
          </table:table-cell>
        </table:table-row>
        <table:table-row table:style-name="ro1">
          <table:table-cell office:value-type="float" office:value="4754">
            <text:p>4754</text:p>
          </table:table-cell>
          <table:table-cell table:formula="of:=(2^([.A4755]/8192)-1)*8192" office:value-type="float" office:value="4056.54078778879">
            <text:p>4057</text:p>
          </table:table-cell>
        </table:table-row>
        <table:table-row table:style-name="ro1">
          <table:table-cell office:value-type="float" office:value="4755">
            <text:p>4755</text:p>
          </table:table-cell>
          <table:table-cell table:formula="of:=(2^([.A4756]/8192)-1)*8192" office:value-type="float" office:value="4057.57721365619">
            <text:p>4058</text:p>
          </table:table-cell>
        </table:table-row>
        <table:table-row table:style-name="ro1">
          <table:table-cell office:value-type="float" office:value="4756">
            <text:p>4756</text:p>
          </table:table-cell>
          <table:table-cell table:formula="of:=(2^([.A4757]/8192)-1)*8192" office:value-type="float" office:value="4058.6137272221">
            <text:p>4059</text:p>
          </table:table-cell>
        </table:table-row>
        <table:table-row table:style-name="ro1">
          <table:table-cell office:value-type="float" office:value="4757">
            <text:p>4757</text:p>
          </table:table-cell>
          <table:table-cell table:formula="of:=(2^([.A4758]/8192)-1)*8192" office:value-type="float" office:value="4059.65032849391">
            <text:p>4060</text:p>
          </table:table-cell>
        </table:table-row>
        <table:table-row table:style-name="ro1">
          <table:table-cell office:value-type="float" office:value="4758">
            <text:p>4758</text:p>
          </table:table-cell>
          <table:table-cell table:formula="of:=(2^([.A4759]/8192)-1)*8192" office:value-type="float" office:value="4060.68701747906">
            <text:p>4061</text:p>
          </table:table-cell>
        </table:table-row>
        <table:table-row table:style-name="ro1">
          <table:table-cell office:value-type="float" office:value="4759">
            <text:p>4759</text:p>
          </table:table-cell>
          <table:table-cell table:formula="of:=(2^([.A4760]/8192)-1)*8192" office:value-type="float" office:value="4061.72379418497">
            <text:p>4062</text:p>
          </table:table-cell>
        </table:table-row>
        <table:table-row table:style-name="ro1">
          <table:table-cell office:value-type="float" office:value="4760">
            <text:p>4760</text:p>
          </table:table-cell>
          <table:table-cell table:formula="of:=(2^([.A4761]/8192)-1)*8192" office:value-type="float" office:value="4062.76065861906">
            <text:p>4063</text:p>
          </table:table-cell>
        </table:table-row>
        <table:table-row table:style-name="ro1">
          <table:table-cell office:value-type="float" office:value="4761">
            <text:p>4761</text:p>
          </table:table-cell>
          <table:table-cell table:formula="of:=(2^([.A4762]/8192)-1)*8192" office:value-type="float" office:value="4063.79761078875">
            <text:p>4064</text:p>
          </table:table-cell>
        </table:table-row>
        <table:table-row table:style-name="ro1">
          <table:table-cell office:value-type="float" office:value="4762">
            <text:p>4762</text:p>
          </table:table-cell>
          <table:table-cell table:formula="of:=(2^([.A4763]/8192)-1)*8192" office:value-type="float" office:value="4064.83465070147">
            <text:p>4065</text:p>
          </table:table-cell>
        </table:table-row>
        <table:table-row table:style-name="ro1">
          <table:table-cell office:value-type="float" office:value="4763">
            <text:p>4763</text:p>
          </table:table-cell>
          <table:table-cell table:formula="of:=(2^([.A4764]/8192)-1)*8192" office:value-type="float" office:value="4065.87177836465">
            <text:p>4066</text:p>
          </table:table-cell>
        </table:table-row>
        <table:table-row table:style-name="ro1">
          <table:table-cell office:value-type="float" office:value="4764">
            <text:p>4764</text:p>
          </table:table-cell>
          <table:table-cell table:formula="of:=(2^([.A4765]/8192)-1)*8192" office:value-type="float" office:value="4066.9089937857">
            <text:p>4067</text:p>
          </table:table-cell>
        </table:table-row>
        <table:table-row table:style-name="ro1">
          <table:table-cell office:value-type="float" office:value="4765">
            <text:p>4765</text:p>
          </table:table-cell>
          <table:table-cell table:formula="of:=(2^([.A4766]/8192)-1)*8192" office:value-type="float" office:value="4067.94629697205">
            <text:p>4068</text:p>
          </table:table-cell>
        </table:table-row>
        <table:table-row table:style-name="ro1">
          <table:table-cell office:value-type="float" office:value="4766">
            <text:p>4766</text:p>
          </table:table-cell>
          <table:table-cell table:formula="of:=(2^([.A4767]/8192)-1)*8192" office:value-type="float" office:value="4068.98368793113">
            <text:p>4069</text:p>
          </table:table-cell>
        </table:table-row>
        <table:table-row table:style-name="ro1">
          <table:table-cell office:value-type="float" office:value="4767">
            <text:p>4767</text:p>
          </table:table-cell>
          <table:table-cell table:formula="of:=(2^([.A4768]/8192)-1)*8192" office:value-type="float" office:value="4070.02116667037">
            <text:p>4070</text:p>
          </table:table-cell>
        </table:table-row>
        <table:table-row table:style-name="ro1">
          <table:table-cell office:value-type="float" office:value="4768">
            <text:p>4768</text:p>
          </table:table-cell>
          <table:table-cell table:formula="of:=(2^([.A4769]/8192)-1)*8192" office:value-type="float" office:value="4071.05873319719">
            <text:p>4071</text:p>
          </table:table-cell>
        </table:table-row>
        <table:table-row table:style-name="ro1">
          <table:table-cell office:value-type="float" office:value="4769">
            <text:p>4769</text:p>
          </table:table-cell>
          <table:table-cell table:formula="of:=(2^([.A4770]/8192)-1)*8192" office:value-type="float" office:value="4072.09638751903">
            <text:p>4072</text:p>
          </table:table-cell>
        </table:table-row>
        <table:table-row table:style-name="ro1">
          <table:table-cell office:value-type="float" office:value="4770">
            <text:p>4770</text:p>
          </table:table-cell>
          <table:table-cell table:formula="of:=(2^([.A4771]/8192)-1)*8192" office:value-type="float" office:value="4073.1341296433">
            <text:p>4073</text:p>
          </table:table-cell>
        </table:table-row>
        <table:table-row table:style-name="ro1">
          <table:table-cell office:value-type="float" office:value="4771">
            <text:p>4771</text:p>
          </table:table-cell>
          <table:table-cell table:formula="of:=(2^([.A4772]/8192)-1)*8192" office:value-type="float" office:value="4074.17195957745">
            <text:p>4074</text:p>
          </table:table-cell>
        </table:table-row>
        <table:table-row table:style-name="ro1">
          <table:table-cell office:value-type="float" office:value="4772">
            <text:p>4772</text:p>
          </table:table-cell>
          <table:table-cell table:formula="of:=(2^([.A4773]/8192)-1)*8192" office:value-type="float" office:value="4075.2098773289">
            <text:p>4075</text:p>
          </table:table-cell>
        </table:table-row>
        <table:table-row table:style-name="ro1">
          <table:table-cell office:value-type="float" office:value="4773">
            <text:p>4773</text:p>
          </table:table-cell>
          <table:table-cell table:formula="of:=(2^([.A4774]/8192)-1)*8192" office:value-type="float" office:value="4076.24788290507">
            <text:p>4076</text:p>
          </table:table-cell>
        </table:table-row>
        <table:table-row table:style-name="ro1">
          <table:table-cell office:value-type="float" office:value="4774">
            <text:p>4774</text:p>
          </table:table-cell>
          <table:table-cell table:formula="of:=(2^([.A4775]/8192)-1)*8192" office:value-type="float" office:value="4077.28597631342">
            <text:p>4077</text:p>
          </table:table-cell>
        </table:table-row>
        <table:table-row table:style-name="ro1">
          <table:table-cell office:value-type="float" office:value="4775">
            <text:p>4775</text:p>
          </table:table-cell>
          <table:table-cell table:formula="of:=(2^([.A4776]/8192)-1)*8192" office:value-type="float" office:value="4078.32415756135">
            <text:p>4078</text:p>
          </table:table-cell>
        </table:table-row>
        <table:table-row table:style-name="ro1">
          <table:table-cell office:value-type="float" office:value="4776">
            <text:p>4776</text:p>
          </table:table-cell>
          <table:table-cell table:formula="of:=(2^([.A4777]/8192)-1)*8192" office:value-type="float" office:value="4079.36242665632">
            <text:p>4079</text:p>
          </table:table-cell>
        </table:table-row>
        <table:table-row table:style-name="ro1">
          <table:table-cell office:value-type="float" office:value="4777">
            <text:p>4777</text:p>
          </table:table-cell>
          <table:table-cell table:formula="of:=(2^([.A4778]/8192)-1)*8192" office:value-type="float" office:value="4080.40078360574">
            <text:p>4080</text:p>
          </table:table-cell>
        </table:table-row>
        <table:table-row table:style-name="ro1">
          <table:table-cell office:value-type="float" office:value="4778">
            <text:p>4778</text:p>
          </table:table-cell>
          <table:table-cell table:formula="of:=(2^([.A4779]/8192)-1)*8192" office:value-type="float" office:value="4081.43922841706">
            <text:p>4081</text:p>
          </table:table-cell>
        </table:table-row>
        <table:table-row table:style-name="ro1">
          <table:table-cell office:value-type="float" office:value="4779">
            <text:p>4779</text:p>
          </table:table-cell>
          <table:table-cell table:formula="of:=(2^([.A4780]/8192)-1)*8192" office:value-type="float" office:value="4082.47776109771">
            <text:p>4082</text:p>
          </table:table-cell>
        </table:table-row>
        <table:table-row table:style-name="ro1">
          <table:table-cell office:value-type="float" office:value="4780">
            <text:p>4780</text:p>
          </table:table-cell>
          <table:table-cell table:formula="of:=(2^([.A4781]/8192)-1)*8192" office:value-type="float" office:value="4083.51638165512">
            <text:p>4084</text:p>
          </table:table-cell>
        </table:table-row>
        <table:table-row table:style-name="ro1">
          <table:table-cell office:value-type="float" office:value="4781">
            <text:p>4781</text:p>
          </table:table-cell>
          <table:table-cell table:formula="of:=(2^([.A4782]/8192)-1)*8192" office:value-type="float" office:value="4084.55509009674">
            <text:p>4085</text:p>
          </table:table-cell>
        </table:table-row>
        <table:table-row table:style-name="ro1">
          <table:table-cell office:value-type="float" office:value="4782">
            <text:p>4782</text:p>
          </table:table-cell>
          <table:table-cell table:formula="of:=(2^([.A4783]/8192)-1)*8192" office:value-type="float" office:value="4085.59388642999">
            <text:p>4086</text:p>
          </table:table-cell>
        </table:table-row>
        <table:table-row table:style-name="ro1">
          <table:table-cell office:value-type="float" office:value="4783">
            <text:p>4783</text:p>
          </table:table-cell>
          <table:table-cell table:formula="of:=(2^([.A4784]/8192)-1)*8192" office:value-type="float" office:value="4086.63277066231">
            <text:p>4087</text:p>
          </table:table-cell>
        </table:table-row>
        <table:table-row table:style-name="ro1">
          <table:table-cell office:value-type="float" office:value="4784">
            <text:p>4784</text:p>
          </table:table-cell>
          <table:table-cell table:formula="of:=(2^([.A4785]/8192)-1)*8192" office:value-type="float" office:value="4087.67174280115">
            <text:p>4088</text:p>
          </table:table-cell>
        </table:table-row>
        <table:table-row table:style-name="ro1">
          <table:table-cell office:value-type="float" office:value="4785">
            <text:p>4785</text:p>
          </table:table-cell>
          <table:table-cell table:formula="of:=(2^([.A4786]/8192)-1)*8192" office:value-type="float" office:value="4088.71080285393">
            <text:p>4089</text:p>
          </table:table-cell>
        </table:table-row>
        <table:table-row table:style-name="ro1">
          <table:table-cell office:value-type="float" office:value="4786">
            <text:p>4786</text:p>
          </table:table-cell>
          <table:table-cell table:formula="of:=(2^([.A4787]/8192)-1)*8192" office:value-type="float" office:value="4089.74995082811">
            <text:p>4090</text:p>
          </table:table-cell>
        </table:table-row>
        <table:table-row table:style-name="ro1">
          <table:table-cell office:value-type="float" office:value="4787">
            <text:p>4787</text:p>
          </table:table-cell>
          <table:table-cell table:formula="of:=(2^([.A4788]/8192)-1)*8192" office:value-type="float" office:value="4090.78918673111">
            <text:p>4091</text:p>
          </table:table-cell>
        </table:table-row>
        <table:table-row table:style-name="ro1">
          <table:table-cell office:value-type="float" office:value="4788">
            <text:p>4788</text:p>
          </table:table-cell>
          <table:table-cell table:formula="of:=(2^([.A4789]/8192)-1)*8192" office:value-type="float" office:value="4091.82851057038">
            <text:p>4092</text:p>
          </table:table-cell>
        </table:table-row>
        <table:table-row table:style-name="ro1">
          <table:table-cell office:value-type="float" office:value="4789">
            <text:p>4789</text:p>
          </table:table-cell>
          <table:table-cell table:formula="of:=(2^([.A4790]/8192)-1)*8192" office:value-type="float" office:value="4092.86792235336">
            <text:p>4093</text:p>
          </table:table-cell>
        </table:table-row>
        <table:table-row table:style-name="ro1">
          <table:table-cell office:value-type="float" office:value="4790">
            <text:p>4790</text:p>
          </table:table-cell>
          <table:table-cell table:formula="of:=(2^([.A4791]/8192)-1)*8192" office:value-type="float" office:value="4093.90742208749">
            <text:p>4094</text:p>
          </table:table-cell>
        </table:table-row>
        <table:table-row table:style-name="ro1">
          <table:table-cell office:value-type="float" office:value="4791">
            <text:p>4791</text:p>
          </table:table-cell>
          <table:table-cell table:formula="of:=(2^([.A4792]/8192)-1)*8192" office:value-type="float" office:value="4094.94700978022">
            <text:p>4095</text:p>
          </table:table-cell>
        </table:table-row>
        <table:table-row table:style-name="ro1">
          <table:table-cell office:value-type="float" office:value="4792">
            <text:p>4792</text:p>
          </table:table-cell>
          <table:table-cell table:formula="of:=(2^([.A4793]/8192)-1)*8192" office:value-type="float" office:value="4095.98668543898">
            <text:p>4096</text:p>
          </table:table-cell>
        </table:table-row>
        <table:table-row table:style-name="ro1">
          <table:table-cell office:value-type="float" office:value="4793">
            <text:p>4793</text:p>
          </table:table-cell>
          <table:table-cell table:formula="of:=(2^([.A4794]/8192)-1)*8192" office:value-type="float" office:value="4097.02644907122">
            <text:p>4097</text:p>
          </table:table-cell>
        </table:table-row>
        <table:table-row table:style-name="ro1">
          <table:table-cell office:value-type="float" office:value="4794">
            <text:p>4794</text:p>
          </table:table-cell>
          <table:table-cell table:formula="of:=(2^([.A4795]/8192)-1)*8192" office:value-type="float" office:value="4098.06630068438">
            <text:p>4098</text:p>
          </table:table-cell>
        </table:table-row>
        <table:table-row table:style-name="ro1">
          <table:table-cell office:value-type="float" office:value="4795">
            <text:p>4795</text:p>
          </table:table-cell>
          <table:table-cell table:formula="of:=(2^([.A4796]/8192)-1)*8192" office:value-type="float" office:value="4099.10624028591">
            <text:p>4099</text:p>
          </table:table-cell>
        </table:table-row>
        <table:table-row table:style-name="ro1">
          <table:table-cell office:value-type="float" office:value="4796">
            <text:p>4796</text:p>
          </table:table-cell>
          <table:table-cell table:formula="of:=(2^([.A4797]/8192)-1)*8192" office:value-type="float" office:value="4100.14626788325">
            <text:p>4100</text:p>
          </table:table-cell>
        </table:table-row>
        <table:table-row table:style-name="ro1">
          <table:table-cell office:value-type="float" office:value="4797">
            <text:p>4797</text:p>
          </table:table-cell>
          <table:table-cell table:formula="of:=(2^([.A4798]/8192)-1)*8192" office:value-type="float" office:value="4101.18638348385">
            <text:p>4101</text:p>
          </table:table-cell>
        </table:table-row>
        <table:table-row table:style-name="ro1">
          <table:table-cell office:value-type="float" office:value="4798">
            <text:p>4798</text:p>
          </table:table-cell>
          <table:table-cell table:formula="of:=(2^([.A4799]/8192)-1)*8192" office:value-type="float" office:value="4102.22658709516">
            <text:p>4102</text:p>
          </table:table-cell>
        </table:table-row>
        <table:table-row table:style-name="ro1">
          <table:table-cell office:value-type="float" office:value="4799">
            <text:p>4799</text:p>
          </table:table-cell>
          <table:table-cell table:formula="of:=(2^([.A4800]/8192)-1)*8192" office:value-type="float" office:value="4103.26687872462">
            <text:p>4103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table:formula="of:=(2^([.A4801]/8192)-1)*8192" office:value-type="float" office:value="4104.30725837968">
            <text:p>4104</text:p>
          </table:table-cell>
        </table:table-row>
        <table:table-row table:style-name="ro1">
          <table:table-cell office:value-type="float" office:value="4801">
            <text:p>4801</text:p>
          </table:table-cell>
          <table:table-cell table:formula="of:=(2^([.A4802]/8192)-1)*8192" office:value-type="float" office:value="4105.34772606779">
            <text:p>4105</text:p>
          </table:table-cell>
        </table:table-row>
        <table:table-row table:style-name="ro1">
          <table:table-cell office:value-type="float" office:value="4802">
            <text:p>4802</text:p>
          </table:table-cell>
          <table:table-cell table:formula="of:=(2^([.A4803]/8192)-1)*8192" office:value-type="float" office:value="4106.38828179639">
            <text:p>4106</text:p>
          </table:table-cell>
        </table:table-row>
        <table:table-row table:style-name="ro1">
          <table:table-cell office:value-type="float" office:value="4803">
            <text:p>4803</text:p>
          </table:table-cell>
          <table:table-cell table:formula="of:=(2^([.A4804]/8192)-1)*8192" office:value-type="float" office:value="4107.42892557295">
            <text:p>4107</text:p>
          </table:table-cell>
        </table:table-row>
        <table:table-row table:style-name="ro1">
          <table:table-cell office:value-type="float" office:value="4804">
            <text:p>4804</text:p>
          </table:table-cell>
          <table:table-cell table:formula="of:=(2^([.A4805]/8192)-1)*8192" office:value-type="float" office:value="4108.4696574049">
            <text:p>4108</text:p>
          </table:table-cell>
        </table:table-row>
        <table:table-row table:style-name="ro1">
          <table:table-cell office:value-type="float" office:value="4805">
            <text:p>4805</text:p>
          </table:table-cell>
          <table:table-cell table:formula="of:=(2^([.A4806]/8192)-1)*8192" office:value-type="float" office:value="4109.5104772997">
            <text:p>4110</text:p>
          </table:table-cell>
        </table:table-row>
        <table:table-row table:style-name="ro1">
          <table:table-cell office:value-type="float" office:value="4806">
            <text:p>4806</text:p>
          </table:table-cell>
          <table:table-cell table:formula="of:=(2^([.A4807]/8192)-1)*8192" office:value-type="float" office:value="4110.55138526479">
            <text:p>4111</text:p>
          </table:table-cell>
        </table:table-row>
        <table:table-row table:style-name="ro1">
          <table:table-cell office:value-type="float" office:value="4807">
            <text:p>4807</text:p>
          </table:table-cell>
          <table:table-cell table:formula="of:=(2^([.A4808]/8192)-1)*8192" office:value-type="float" office:value="4111.59238130764">
            <text:p>4112</text:p>
          </table:table-cell>
        </table:table-row>
        <table:table-row table:style-name="ro1">
          <table:table-cell office:value-type="float" office:value="4808">
            <text:p>4808</text:p>
          </table:table-cell>
          <table:table-cell table:formula="of:=(2^([.A4809]/8192)-1)*8192" office:value-type="float" office:value="4112.6334654357">
            <text:p>4113</text:p>
          </table:table-cell>
        </table:table-row>
        <table:table-row table:style-name="ro1">
          <table:table-cell office:value-type="float" office:value="4809">
            <text:p>4809</text:p>
          </table:table-cell>
          <table:table-cell table:formula="of:=(2^([.A4810]/8192)-1)*8192" office:value-type="float" office:value="4113.67463765642">
            <text:p>4114</text:p>
          </table:table-cell>
        </table:table-row>
        <table:table-row table:style-name="ro1">
          <table:table-cell office:value-type="float" office:value="4810">
            <text:p>4810</text:p>
          </table:table-cell>
          <table:table-cell table:formula="of:=(2^([.A4811]/8192)-1)*8192" office:value-type="float" office:value="4114.71589797724">
            <text:p>4115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table:formula="of:=(2^([.A4812]/8192)-1)*8192" office:value-type="float" office:value="4115.75724640564">
            <text:p>4116</text:p>
          </table:table-cell>
        </table:table-row>
        <table:table-row table:style-name="ro1">
          <table:table-cell office:value-type="float" office:value="4812">
            <text:p>4812</text:p>
          </table:table-cell>
          <table:table-cell table:formula="of:=(2^([.A4813]/8192)-1)*8192" office:value-type="float" office:value="4116.79868294906">
            <text:p>4117</text:p>
          </table:table-cell>
        </table:table-row>
        <table:table-row table:style-name="ro1">
          <table:table-cell office:value-type="float" office:value="4813">
            <text:p>4813</text:p>
          </table:table-cell>
          <table:table-cell table:formula="of:=(2^([.A4814]/8192)-1)*8192" office:value-type="float" office:value="4117.84020761495">
            <text:p>4118</text:p>
          </table:table-cell>
        </table:table-row>
        <table:table-row table:style-name="ro1">
          <table:table-cell office:value-type="float" office:value="4814">
            <text:p>4814</text:p>
          </table:table-cell>
          <table:table-cell table:formula="of:=(2^([.A4815]/8192)-1)*8192" office:value-type="float" office:value="4118.88182041078">
            <text:p>4119</text:p>
          </table:table-cell>
        </table:table-row>
        <table:table-row table:style-name="ro1">
          <table:table-cell office:value-type="float" office:value="4815">
            <text:p>4815</text:p>
          </table:table-cell>
          <table:table-cell table:formula="of:=(2^([.A4816]/8192)-1)*8192" office:value-type="float" office:value="4119.92352134401">
            <text:p>4120</text:p>
          </table:table-cell>
        </table:table-row>
        <table:table-row table:style-name="ro1">
          <table:table-cell office:value-type="float" office:value="4816">
            <text:p>4816</text:p>
          </table:table-cell>
          <table:table-cell table:formula="of:=(2^([.A4817]/8192)-1)*8192" office:value-type="float" office:value="4120.96531042208">
            <text:p>4121</text:p>
          </table:table-cell>
        </table:table-row>
        <table:table-row table:style-name="ro1">
          <table:table-cell office:value-type="float" office:value="4817">
            <text:p>4817</text:p>
          </table:table-cell>
          <table:table-cell table:formula="of:=(2^([.A4818]/8192)-1)*8192" office:value-type="float" office:value="4122.00718765246">
            <text:p>4122</text:p>
          </table:table-cell>
        </table:table-row>
        <table:table-row table:style-name="ro1">
          <table:table-cell office:value-type="float" office:value="4818">
            <text:p>4818</text:p>
          </table:table-cell>
          <table:table-cell table:formula="of:=(2^([.A4819]/8192)-1)*8192" office:value-type="float" office:value="4123.04915304261">
            <text:p>4123</text:p>
          </table:table-cell>
        </table:table-row>
        <table:table-row table:style-name="ro1">
          <table:table-cell office:value-type="float" office:value="4819">
            <text:p>4819</text:p>
          </table:table-cell>
          <table:table-cell table:formula="of:=(2^([.A4820]/8192)-1)*8192" office:value-type="float" office:value="4124.09120659999">
            <text:p>4124</text:p>
          </table:table-cell>
        </table:table-row>
        <table:table-row table:style-name="ro1">
          <table:table-cell office:value-type="float" office:value="4820">
            <text:p>4820</text:p>
          </table:table-cell>
          <table:table-cell table:formula="of:=(2^([.A4821]/8192)-1)*8192" office:value-type="float" office:value="4125.13334833206">
            <text:p>4125</text:p>
          </table:table-cell>
        </table:table-row>
        <table:table-row table:style-name="ro1">
          <table:table-cell office:value-type="float" office:value="4821">
            <text:p>4821</text:p>
          </table:table-cell>
          <table:table-cell table:formula="of:=(2^([.A4822]/8192)-1)*8192" office:value-type="float" office:value="4126.17557824627">
            <text:p>4126</text:p>
          </table:table-cell>
        </table:table-row>
        <table:table-row table:style-name="ro1">
          <table:table-cell office:value-type="float" office:value="4822">
            <text:p>4822</text:p>
          </table:table-cell>
          <table:table-cell table:formula="of:=(2^([.A4823]/8192)-1)*8192" office:value-type="float" office:value="4127.2178963501">
            <text:p>4127</text:p>
          </table:table-cell>
        </table:table-row>
        <table:table-row table:style-name="ro1">
          <table:table-cell office:value-type="float" office:value="4823">
            <text:p>4823</text:p>
          </table:table-cell>
          <table:table-cell table:formula="of:=(2^([.A4824]/8192)-1)*8192" office:value-type="float" office:value="4128.26030265099">
            <text:p>4128</text:p>
          </table:table-cell>
        </table:table-row>
        <table:table-row table:style-name="ro1">
          <table:table-cell office:value-type="float" office:value="4824">
            <text:p>4824</text:p>
          </table:table-cell>
          <table:table-cell table:formula="of:=(2^([.A4825]/8192)-1)*8192" office:value-type="float" office:value="4129.30279715643">
            <text:p>4129</text:p>
          </table:table-cell>
        </table:table-row>
        <table:table-row table:style-name="ro1">
          <table:table-cell office:value-type="float" office:value="4825">
            <text:p>4825</text:p>
          </table:table-cell>
          <table:table-cell table:formula="of:=(2^([.A4826]/8192)-1)*8192" office:value-type="float" office:value="4130.34537987386">
            <text:p>4130</text:p>
          </table:table-cell>
        </table:table-row>
        <table:table-row table:style-name="ro1">
          <table:table-cell office:value-type="float" office:value="4826">
            <text:p>4826</text:p>
          </table:table-cell>
          <table:table-cell table:formula="of:=(2^([.A4827]/8192)-1)*8192" office:value-type="float" office:value="4131.38805081076">
            <text:p>4131</text:p>
          </table:table-cell>
        </table:table-row>
        <table:table-row table:style-name="ro1">
          <table:table-cell office:value-type="float" office:value="4827">
            <text:p>4827</text:p>
          </table:table-cell>
          <table:table-cell table:formula="of:=(2^([.A4828]/8192)-1)*8192" office:value-type="float" office:value="4132.43080997458">
            <text:p>4132</text:p>
          </table:table-cell>
        </table:table-row>
        <table:table-row table:style-name="ro1">
          <table:table-cell office:value-type="float" office:value="4828">
            <text:p>4828</text:p>
          </table:table-cell>
          <table:table-cell table:formula="of:=(2^([.A4829]/8192)-1)*8192" office:value-type="float" office:value="4133.4736573728">
            <text:p>4133</text:p>
          </table:table-cell>
        </table:table-row>
        <table:table-row table:style-name="ro1">
          <table:table-cell office:value-type="float" office:value="4829">
            <text:p>4829</text:p>
          </table:table-cell>
          <table:table-cell table:formula="of:=(2^([.A4830]/8192)-1)*8192" office:value-type="float" office:value="4134.51659301288">
            <text:p>4135</text:p>
          </table:table-cell>
        </table:table-row>
        <table:table-row table:style-name="ro1">
          <table:table-cell office:value-type="float" office:value="4830">
            <text:p>4830</text:p>
          </table:table-cell>
          <table:table-cell table:formula="of:=(2^([.A4831]/8192)-1)*8192" office:value-type="float" office:value="4135.55961690229">
            <text:p>4136</text:p>
          </table:table-cell>
        </table:table-row>
        <table:table-row table:style-name="ro1">
          <table:table-cell office:value-type="float" office:value="4831">
            <text:p>4831</text:p>
          </table:table-cell>
          <table:table-cell table:formula="of:=(2^([.A4832]/8192)-1)*8192" office:value-type="float" office:value="4136.60272904849">
            <text:p>4137</text:p>
          </table:table-cell>
        </table:table-row>
        <table:table-row table:style-name="ro1">
          <table:table-cell office:value-type="float" office:value="4832">
            <text:p>4832</text:p>
          </table:table-cell>
          <table:table-cell table:formula="of:=(2^([.A4833]/8192)-1)*8192" office:value-type="float" office:value="4137.64592945895">
            <text:p>4138</text:p>
          </table:table-cell>
        </table:table-row>
        <table:table-row table:style-name="ro1">
          <table:table-cell office:value-type="float" office:value="4833">
            <text:p>4833</text:p>
          </table:table-cell>
          <table:table-cell table:formula="of:=(2^([.A4834]/8192)-1)*8192" office:value-type="float" office:value="4138.68921814114">
            <text:p>4139</text:p>
          </table:table-cell>
        </table:table-row>
        <table:table-row table:style-name="ro1">
          <table:table-cell office:value-type="float" office:value="4834">
            <text:p>4834</text:p>
          </table:table-cell>
          <table:table-cell table:formula="of:=(2^([.A4835]/8192)-1)*8192" office:value-type="float" office:value="4139.73259510253">
            <text:p>4140</text:p>
          </table:table-cell>
        </table:table-row>
        <table:table-row table:style-name="ro1">
          <table:table-cell office:value-type="float" office:value="4835">
            <text:p>4835</text:p>
          </table:table-cell>
          <table:table-cell table:formula="of:=(2^([.A4836]/8192)-1)*8192" office:value-type="float" office:value="4140.77606035059">
            <text:p>4141</text:p>
          </table:table-cell>
        </table:table-row>
        <table:table-row table:style-name="ro1">
          <table:table-cell office:value-type="float" office:value="4836">
            <text:p>4836</text:p>
          </table:table-cell>
          <table:table-cell table:formula="of:=(2^([.A4837]/8192)-1)*8192" office:value-type="float" office:value="4141.81961389279">
            <text:p>4142</text:p>
          </table:table-cell>
        </table:table-row>
        <table:table-row table:style-name="ro1">
          <table:table-cell office:value-type="float" office:value="4837">
            <text:p>4837</text:p>
          </table:table-cell>
          <table:table-cell table:formula="of:=(2^([.A4838]/8192)-1)*8192" office:value-type="float" office:value="4142.8632557366">
            <text:p>4143</text:p>
          </table:table-cell>
        </table:table-row>
        <table:table-row table:style-name="ro1">
          <table:table-cell office:value-type="float" office:value="4838">
            <text:p>4838</text:p>
          </table:table-cell>
          <table:table-cell table:formula="of:=(2^([.A4839]/8192)-1)*8192" office:value-type="float" office:value="4143.9069858895">
            <text:p>4144</text:p>
          </table:table-cell>
        </table:table-row>
        <table:table-row table:style-name="ro1">
          <table:table-cell office:value-type="float" office:value="4839">
            <text:p>4839</text:p>
          </table:table-cell>
          <table:table-cell table:formula="of:=(2^([.A4840]/8192)-1)*8192" office:value-type="float" office:value="4144.95080435894">
            <text:p>4145</text:p>
          </table:table-cell>
        </table:table-row>
        <table:table-row table:style-name="ro1">
          <table:table-cell office:value-type="float" office:value="4840">
            <text:p>4840</text:p>
          </table:table-cell>
          <table:table-cell table:formula="of:=(2^([.A4841]/8192)-1)*8192" office:value-type="float" office:value="4145.99471115242">
            <text:p>4146</text:p>
          </table:table-cell>
        </table:table-row>
        <table:table-row table:style-name="ro1">
          <table:table-cell office:value-type="float" office:value="4841">
            <text:p>4841</text:p>
          </table:table-cell>
          <table:table-cell table:formula="of:=(2^([.A4842]/8192)-1)*8192" office:value-type="float" office:value="4147.03870627741">
            <text:p>4147</text:p>
          </table:table-cell>
        </table:table-row>
        <table:table-row table:style-name="ro1">
          <table:table-cell office:value-type="float" office:value="4842">
            <text:p>4842</text:p>
          </table:table-cell>
          <table:table-cell table:formula="of:=(2^([.A4843]/8192)-1)*8192" office:value-type="float" office:value="4148.08278974136">
            <text:p>4148</text:p>
          </table:table-cell>
        </table:table-row>
        <table:table-row table:style-name="ro1">
          <table:table-cell office:value-type="float" office:value="4843">
            <text:p>4843</text:p>
          </table:table-cell>
          <table:table-cell table:formula="of:=(2^([.A4844]/8192)-1)*8192" office:value-type="float" office:value="4149.12696155177">
            <text:p>4149</text:p>
          </table:table-cell>
        </table:table-row>
        <table:table-row table:style-name="ro1">
          <table:table-cell office:value-type="float" office:value="4844">
            <text:p>4844</text:p>
          </table:table-cell>
          <table:table-cell table:formula="of:=(2^([.A4845]/8192)-1)*8192" office:value-type="float" office:value="4150.1712217161">
            <text:p>4150</text:p>
          </table:table-cell>
        </table:table-row>
        <table:table-row table:style-name="ro1">
          <table:table-cell office:value-type="float" office:value="4845">
            <text:p>4845</text:p>
          </table:table-cell>
          <table:table-cell table:formula="of:=(2^([.A4846]/8192)-1)*8192" office:value-type="float" office:value="4151.21557024184">
            <text:p>4151</text:p>
          </table:table-cell>
        </table:table-row>
        <table:table-row table:style-name="ro1">
          <table:table-cell office:value-type="float" office:value="4846">
            <text:p>4846</text:p>
          </table:table-cell>
          <table:table-cell table:formula="of:=(2^([.A4847]/8192)-1)*8192" office:value-type="float" office:value="4152.26000713645">
            <text:p>4152</text:p>
          </table:table-cell>
        </table:table-row>
        <table:table-row table:style-name="ro1">
          <table:table-cell office:value-type="float" office:value="4847">
            <text:p>4847</text:p>
          </table:table-cell>
          <table:table-cell table:formula="of:=(2^([.A4848]/8192)-1)*8192" office:value-type="float" office:value="4153.30453240743">
            <text:p>4153</text:p>
          </table:table-cell>
        </table:table-row>
        <table:table-row table:style-name="ro1">
          <table:table-cell office:value-type="float" office:value="4848">
            <text:p>4848</text:p>
          </table:table-cell>
          <table:table-cell table:formula="of:=(2^([.A4849]/8192)-1)*8192" office:value-type="float" office:value="4154.34914606224">
            <text:p>4154</text:p>
          </table:table-cell>
        </table:table-row>
        <table:table-row table:style-name="ro1">
          <table:table-cell office:value-type="float" office:value="4849">
            <text:p>4849</text:p>
          </table:table-cell>
          <table:table-cell table:formula="of:=(2^([.A4850]/8192)-1)*8192" office:value-type="float" office:value="4155.39384810836">
            <text:p>4155</text:p>
          </table:table-cell>
        </table:table-row>
        <table:table-row table:style-name="ro1">
          <table:table-cell office:value-type="float" office:value="4850">
            <text:p>4850</text:p>
          </table:table-cell>
          <table:table-cell table:formula="of:=(2^([.A4851]/8192)-1)*8192" office:value-type="float" office:value="4156.43863855327">
            <text:p>4156</text:p>
          </table:table-cell>
        </table:table-row>
        <table:table-row table:style-name="ro1">
          <table:table-cell office:value-type="float" office:value="4851">
            <text:p>4851</text:p>
          </table:table-cell>
          <table:table-cell table:formula="of:=(2^([.A4852]/8192)-1)*8192" office:value-type="float" office:value="4157.48351740446">
            <text:p>4157</text:p>
          </table:table-cell>
        </table:table-row>
        <table:table-row table:style-name="ro1">
          <table:table-cell office:value-type="float" office:value="4852">
            <text:p>4852</text:p>
          </table:table-cell>
          <table:table-cell table:formula="of:=(2^([.A4853]/8192)-1)*8192" office:value-type="float" office:value="4158.5284846694">
            <text:p>4159</text:p>
          </table:table-cell>
        </table:table-row>
        <table:table-row table:style-name="ro1">
          <table:table-cell office:value-type="float" office:value="4853">
            <text:p>4853</text:p>
          </table:table-cell>
          <table:table-cell table:formula="of:=(2^([.A4854]/8192)-1)*8192" office:value-type="float" office:value="4159.57354035558">
            <text:p>4160</text:p>
          </table:table-cell>
        </table:table-row>
        <table:table-row table:style-name="ro1">
          <table:table-cell office:value-type="float" office:value="4854">
            <text:p>4854</text:p>
          </table:table-cell>
          <table:table-cell table:formula="of:=(2^([.A4855]/8192)-1)*8192" office:value-type="float" office:value="4160.61868447048">
            <text:p>4161</text:p>
          </table:table-cell>
        </table:table-row>
        <table:table-row table:style-name="ro1">
          <table:table-cell office:value-type="float" office:value="4855">
            <text:p>4855</text:p>
          </table:table-cell>
          <table:table-cell table:formula="of:=(2^([.A4856]/8192)-1)*8192" office:value-type="float" office:value="4161.66391702157">
            <text:p>4162</text:p>
          </table:table-cell>
        </table:table-row>
        <table:table-row table:style-name="ro1">
          <table:table-cell office:value-type="float" office:value="4856">
            <text:p>4856</text:p>
          </table:table-cell>
          <table:table-cell table:formula="of:=(2^([.A4857]/8192)-1)*8192" office:value-type="float" office:value="4162.70923801635">
            <text:p>4163</text:p>
          </table:table-cell>
        </table:table-row>
        <table:table-row table:style-name="ro1">
          <table:table-cell office:value-type="float" office:value="4857">
            <text:p>4857</text:p>
          </table:table-cell>
          <table:table-cell table:formula="of:=(2^([.A4858]/8192)-1)*8192" office:value-type="float" office:value="4163.75464746229">
            <text:p>4164</text:p>
          </table:table-cell>
        </table:table-row>
        <table:table-row table:style-name="ro1">
          <table:table-cell office:value-type="float" office:value="4858">
            <text:p>4858</text:p>
          </table:table-cell>
          <table:table-cell table:formula="of:=(2^([.A4859]/8192)-1)*8192" office:value-type="float" office:value="4164.80014536688">
            <text:p>4165</text:p>
          </table:table-cell>
        </table:table-row>
        <table:table-row table:style-name="ro1">
          <table:table-cell office:value-type="float" office:value="4859">
            <text:p>4859</text:p>
          </table:table-cell>
          <table:table-cell table:formula="of:=(2^([.A4860]/8192)-1)*8192" office:value-type="float" office:value="4165.84573173761">
            <text:p>4166</text:p>
          </table:table-cell>
        </table:table-row>
        <table:table-row table:style-name="ro1">
          <table:table-cell office:value-type="float" office:value="4860">
            <text:p>4860</text:p>
          </table:table-cell>
          <table:table-cell table:formula="of:=(2^([.A4861]/8192)-1)*8192" office:value-type="float" office:value="4166.89140658196">
            <text:p>4167</text:p>
          </table:table-cell>
        </table:table-row>
        <table:table-row table:style-name="ro1">
          <table:table-cell office:value-type="float" office:value="4861">
            <text:p>4861</text:p>
          </table:table-cell>
          <table:table-cell table:formula="of:=(2^([.A4862]/8192)-1)*8192" office:value-type="float" office:value="4167.93716990742">
            <text:p>4168</text:p>
          </table:table-cell>
        </table:table-row>
        <table:table-row table:style-name="ro1">
          <table:table-cell office:value-type="float" office:value="4862">
            <text:p>4862</text:p>
          </table:table-cell>
          <table:table-cell table:formula="of:=(2^([.A4863]/8192)-1)*8192" office:value-type="float" office:value="4168.98302172148">
            <text:p>4169</text:p>
          </table:table-cell>
        </table:table-row>
        <table:table-row table:style-name="ro1">
          <table:table-cell office:value-type="float" office:value="4863">
            <text:p>4863</text:p>
          </table:table-cell>
          <table:table-cell table:formula="of:=(2^([.A4864]/8192)-1)*8192" office:value-type="float" office:value="4170.02896203161">
            <text:p>4170</text:p>
          </table:table-cell>
        </table:table-row>
        <table:table-row table:style-name="ro1">
          <table:table-cell office:value-type="float" office:value="4864">
            <text:p>4864</text:p>
          </table:table-cell>
          <table:table-cell table:formula="of:=(2^([.A4865]/8192)-1)*8192" office:value-type="float" office:value="4171.07499084532">
            <text:p>4171</text:p>
          </table:table-cell>
        </table:table-row>
        <table:table-row table:style-name="ro1">
          <table:table-cell office:value-type="float" office:value="4865">
            <text:p>4865</text:p>
          </table:table-cell>
          <table:table-cell table:formula="of:=(2^([.A4866]/8192)-1)*8192" office:value-type="float" office:value="4172.12110817008">
            <text:p>4172</text:p>
          </table:table-cell>
        </table:table-row>
        <table:table-row table:style-name="ro1">
          <table:table-cell office:value-type="float" office:value="4866">
            <text:p>4866</text:p>
          </table:table-cell>
          <table:table-cell table:formula="of:=(2^([.A4867]/8192)-1)*8192" office:value-type="float" office:value="4173.1673140134">
            <text:p>4173</text:p>
          </table:table-cell>
        </table:table-row>
        <table:table-row table:style-name="ro1">
          <table:table-cell office:value-type="float" office:value="4867">
            <text:p>4867</text:p>
          </table:table-cell>
          <table:table-cell table:formula="of:=(2^([.A4868]/8192)-1)*8192" office:value-type="float" office:value="4174.21360838275">
            <text:p>4174</text:p>
          </table:table-cell>
        </table:table-row>
        <table:table-row table:style-name="ro1">
          <table:table-cell office:value-type="float" office:value="4868">
            <text:p>4868</text:p>
          </table:table-cell>
          <table:table-cell table:formula="of:=(2^([.A4869]/8192)-1)*8192" office:value-type="float" office:value="4175.25999128563">
            <text:p>4175</text:p>
          </table:table-cell>
        </table:table-row>
        <table:table-row table:style-name="ro1">
          <table:table-cell office:value-type="float" office:value="4869">
            <text:p>4869</text:p>
          </table:table-cell>
          <table:table-cell table:formula="of:=(2^([.A4870]/8192)-1)*8192" office:value-type="float" office:value="4176.30646272954">
            <text:p>4176</text:p>
          </table:table-cell>
        </table:table-row>
        <table:table-row table:style-name="ro1">
          <table:table-cell office:value-type="float" office:value="4870">
            <text:p>4870</text:p>
          </table:table-cell>
          <table:table-cell table:formula="of:=(2^([.A4871]/8192)-1)*8192" office:value-type="float" office:value="4177.35302272196">
            <text:p>4177</text:p>
          </table:table-cell>
        </table:table-row>
        <table:table-row table:style-name="ro1">
          <table:table-cell office:value-type="float" office:value="4871">
            <text:p>4871</text:p>
          </table:table-cell>
          <table:table-cell table:formula="of:=(2^([.A4872]/8192)-1)*8192" office:value-type="float" office:value="4178.39967127038">
            <text:p>4178</text:p>
          </table:table-cell>
        </table:table-row>
        <table:table-row table:style-name="ro1">
          <table:table-cell office:value-type="float" office:value="4872">
            <text:p>4872</text:p>
          </table:table-cell>
          <table:table-cell table:formula="of:=(2^([.A4873]/8192)-1)*8192" office:value-type="float" office:value="4179.4464083823">
            <text:p>4179</text:p>
          </table:table-cell>
        </table:table-row>
        <table:table-row table:style-name="ro1">
          <table:table-cell office:value-type="float" office:value="4873">
            <text:p>4873</text:p>
          </table:table-cell>
          <table:table-cell table:formula="of:=(2^([.A4874]/8192)-1)*8192" office:value-type="float" office:value="4180.49323406522">
            <text:p>4180</text:p>
          </table:table-cell>
        </table:table-row>
        <table:table-row table:style-name="ro1">
          <table:table-cell office:value-type="float" office:value="4874">
            <text:p>4874</text:p>
          </table:table-cell>
          <table:table-cell table:formula="of:=(2^([.A4875]/8192)-1)*8192" office:value-type="float" office:value="4181.54014832662">
            <text:p>4182</text:p>
          </table:table-cell>
        </table:table-row>
        <table:table-row table:style-name="ro1">
          <table:table-cell office:value-type="float" office:value="4875">
            <text:p>4875</text:p>
          </table:table-cell>
          <table:table-cell table:formula="of:=(2^([.A4876]/8192)-1)*8192" office:value-type="float" office:value="4182.587151174">
            <text:p>4183</text:p>
          </table:table-cell>
        </table:table-row>
        <table:table-row table:style-name="ro1">
          <table:table-cell office:value-type="float" office:value="4876">
            <text:p>4876</text:p>
          </table:table-cell>
          <table:table-cell table:formula="of:=(2^([.A4877]/8192)-1)*8192" office:value-type="float" office:value="4183.63424261487">
            <text:p>4184</text:p>
          </table:table-cell>
        </table:table-row>
        <table:table-row table:style-name="ro1">
          <table:table-cell office:value-type="float" office:value="4877">
            <text:p>4877</text:p>
          </table:table-cell>
          <table:table-cell table:formula="of:=(2^([.A4878]/8192)-1)*8192" office:value-type="float" office:value="4184.6814226567">
            <text:p>4185</text:p>
          </table:table-cell>
        </table:table-row>
        <table:table-row table:style-name="ro1">
          <table:table-cell office:value-type="float" office:value="4878">
            <text:p>4878</text:p>
          </table:table-cell>
          <table:table-cell table:formula="of:=(2^([.A4879]/8192)-1)*8192" office:value-type="float" office:value="4185.72869130701">
            <text:p>4186</text:p>
          </table:table-cell>
        </table:table-row>
        <table:table-row table:style-name="ro1">
          <table:table-cell office:value-type="float" office:value="4879">
            <text:p>4879</text:p>
          </table:table-cell>
          <table:table-cell table:formula="of:=(2^([.A4880]/8192)-1)*8192" office:value-type="float" office:value="4186.77604857329">
            <text:p>4187</text:p>
          </table:table-cell>
        </table:table-row>
        <table:table-row table:style-name="ro1">
          <table:table-cell office:value-type="float" office:value="4880">
            <text:p>4880</text:p>
          </table:table-cell>
          <table:table-cell table:formula="of:=(2^([.A4881]/8192)-1)*8192" office:value-type="float" office:value="4187.82349446304">
            <text:p>4188</text:p>
          </table:table-cell>
        </table:table-row>
        <table:table-row table:style-name="ro1">
          <table:table-cell office:value-type="float" office:value="4881">
            <text:p>4881</text:p>
          </table:table-cell>
          <table:table-cell table:formula="of:=(2^([.A4882]/8192)-1)*8192" office:value-type="float" office:value="4188.87102898376">
            <text:p>4189</text:p>
          </table:table-cell>
        </table:table-row>
        <table:table-row table:style-name="ro1">
          <table:table-cell office:value-type="float" office:value="4882">
            <text:p>4882</text:p>
          </table:table-cell>
          <table:table-cell table:formula="of:=(2^([.A4883]/8192)-1)*8192" office:value-type="float" office:value="4189.91865214294">
            <text:p>4190</text:p>
          </table:table-cell>
        </table:table-row>
        <table:table-row table:style-name="ro1">
          <table:table-cell office:value-type="float" office:value="4883">
            <text:p>4883</text:p>
          </table:table-cell>
          <table:table-cell table:formula="of:=(2^([.A4884]/8192)-1)*8192" office:value-type="float" office:value="4190.96636394809">
            <text:p>4191</text:p>
          </table:table-cell>
        </table:table-row>
        <table:table-row table:style-name="ro1">
          <table:table-cell office:value-type="float" office:value="4884">
            <text:p>4884</text:p>
          </table:table-cell>
          <table:table-cell table:formula="of:=(2^([.A4885]/8192)-1)*8192" office:value-type="float" office:value="4192.0141644067">
            <text:p>4192</text:p>
          </table:table-cell>
        </table:table-row>
        <table:table-row table:style-name="ro1">
          <table:table-cell office:value-type="float" office:value="4885">
            <text:p>4885</text:p>
          </table:table-cell>
          <table:table-cell table:formula="of:=(2^([.A4886]/8192)-1)*8192" office:value-type="float" office:value="4193.06205352629">
            <text:p>4193</text:p>
          </table:table-cell>
        </table:table-row>
        <table:table-row table:style-name="ro1">
          <table:table-cell office:value-type="float" office:value="4886">
            <text:p>4886</text:p>
          </table:table-cell>
          <table:table-cell table:formula="of:=(2^([.A4887]/8192)-1)*8192" office:value-type="float" office:value="4194.11003131435">
            <text:p>4194</text:p>
          </table:table-cell>
        </table:table-row>
        <table:table-row table:style-name="ro1">
          <table:table-cell office:value-type="float" office:value="4887">
            <text:p>4887</text:p>
          </table:table-cell>
          <table:table-cell table:formula="of:=(2^([.A4888]/8192)-1)*8192" office:value-type="float" office:value="4195.15809777838">
            <text:p>4195</text:p>
          </table:table-cell>
        </table:table-row>
        <table:table-row table:style-name="ro1">
          <table:table-cell office:value-type="float" office:value="4888">
            <text:p>4888</text:p>
          </table:table-cell>
          <table:table-cell table:formula="of:=(2^([.A4889]/8192)-1)*8192" office:value-type="float" office:value="4196.20625292589">
            <text:p>4196</text:p>
          </table:table-cell>
        </table:table-row>
        <table:table-row table:style-name="ro1">
          <table:table-cell office:value-type="float" office:value="4889">
            <text:p>4889</text:p>
          </table:table-cell>
          <table:table-cell table:formula="of:=(2^([.A4890]/8192)-1)*8192" office:value-type="float" office:value="4197.25449676438">
            <text:p>4197</text:p>
          </table:table-cell>
        </table:table-row>
        <table:table-row table:style-name="ro1">
          <table:table-cell office:value-type="float" office:value="4890">
            <text:p>4890</text:p>
          </table:table-cell>
          <table:table-cell table:formula="of:=(2^([.A4891]/8192)-1)*8192" office:value-type="float" office:value="4198.30282930136">
            <text:p>4198</text:p>
          </table:table-cell>
        </table:table-row>
        <table:table-row table:style-name="ro1">
          <table:table-cell office:value-type="float" office:value="4891">
            <text:p>4891</text:p>
          </table:table-cell>
          <table:table-cell table:formula="of:=(2^([.A4892]/8192)-1)*8192" office:value-type="float" office:value="4199.35125054433">
            <text:p>4199</text:p>
          </table:table-cell>
        </table:table-row>
        <table:table-row table:style-name="ro1">
          <table:table-cell office:value-type="float" office:value="4892">
            <text:p>4892</text:p>
          </table:table-cell>
          <table:table-cell table:formula="of:=(2^([.A4893]/8192)-1)*8192" office:value-type="float" office:value="4200.39976050079">
            <text:p>4200</text:p>
          </table:table-cell>
        </table:table-row>
        <table:table-row table:style-name="ro1">
          <table:table-cell office:value-type="float" office:value="4893">
            <text:p>4893</text:p>
          </table:table-cell>
          <table:table-cell table:formula="of:=(2^([.A4894]/8192)-1)*8192" office:value-type="float" office:value="4201.44835917827">
            <text:p>4201</text:p>
          </table:table-cell>
        </table:table-row>
        <table:table-row table:style-name="ro1">
          <table:table-cell office:value-type="float" office:value="4894">
            <text:p>4894</text:p>
          </table:table-cell>
          <table:table-cell table:formula="of:=(2^([.A4895]/8192)-1)*8192" office:value-type="float" office:value="4202.49704658425">
            <text:p>4202</text:p>
          </table:table-cell>
        </table:table-row>
        <table:table-row table:style-name="ro1">
          <table:table-cell office:value-type="float" office:value="4895">
            <text:p>4895</text:p>
          </table:table-cell>
          <table:table-cell table:formula="of:=(2^([.A4896]/8192)-1)*8192" office:value-type="float" office:value="4203.54582272625">
            <text:p>4204</text:p>
          </table:table-cell>
        </table:table-row>
        <table:table-row table:style-name="ro1">
          <table:table-cell office:value-type="float" office:value="4896">
            <text:p>4896</text:p>
          </table:table-cell>
          <table:table-cell table:formula="of:=(2^([.A4897]/8192)-1)*8192" office:value-type="float" office:value="4204.59468761178">
            <text:p>4205</text:p>
          </table:table-cell>
        </table:table-row>
        <table:table-row table:style-name="ro1">
          <table:table-cell office:value-type="float" office:value="4897">
            <text:p>4897</text:p>
          </table:table-cell>
          <table:table-cell table:formula="of:=(2^([.A4898]/8192)-1)*8192" office:value-type="float" office:value="4205.64364124835">
            <text:p>4206</text:p>
          </table:table-cell>
        </table:table-row>
        <table:table-row table:style-name="ro1">
          <table:table-cell office:value-type="float" office:value="4898">
            <text:p>4898</text:p>
          </table:table-cell>
          <table:table-cell table:formula="of:=(2^([.A4899]/8192)-1)*8192" office:value-type="float" office:value="4206.69268364346">
            <text:p>4207</text:p>
          </table:table-cell>
        </table:table-row>
        <table:table-row table:style-name="ro1">
          <table:table-cell office:value-type="float" office:value="4899">
            <text:p>4899</text:p>
          </table:table-cell>
          <table:table-cell table:formula="of:=(2^([.A4900]/8192)-1)*8192" office:value-type="float" office:value="4207.74181480464">
            <text:p>4208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table:formula="of:=(2^([.A4901]/8192)-1)*8192" office:value-type="float" office:value="4208.79103473938">
            <text:p>4209</text:p>
          </table:table-cell>
        </table:table-row>
        <table:table-row table:style-name="ro1">
          <table:table-cell office:value-type="float" office:value="4901">
            <text:p>4901</text:p>
          </table:table-cell>
          <table:table-cell table:formula="of:=(2^([.A4902]/8192)-1)*8192" office:value-type="float" office:value="4209.8403434552">
            <text:p>4210</text:p>
          </table:table-cell>
        </table:table-row>
        <table:table-row table:style-name="ro1">
          <table:table-cell office:value-type="float" office:value="4902">
            <text:p>4902</text:p>
          </table:table-cell>
          <table:table-cell table:formula="of:=(2^([.A4903]/8192)-1)*8192" office:value-type="float" office:value="4210.88974095961">
            <text:p>4211</text:p>
          </table:table-cell>
        </table:table-row>
        <table:table-row table:style-name="ro1">
          <table:table-cell office:value-type="float" office:value="4903">
            <text:p>4903</text:p>
          </table:table-cell>
          <table:table-cell table:formula="of:=(2^([.A4904]/8192)-1)*8192" office:value-type="float" office:value="4211.93922726013">
            <text:p>4212</text:p>
          </table:table-cell>
        </table:table-row>
        <table:table-row table:style-name="ro1">
          <table:table-cell office:value-type="float" office:value="4904">
            <text:p>4904</text:p>
          </table:table-cell>
          <table:table-cell table:formula="of:=(2^([.A4905]/8192)-1)*8192" office:value-type="float" office:value="4212.98880236427">
            <text:p>4213</text:p>
          </table:table-cell>
        </table:table-row>
        <table:table-row table:style-name="ro1">
          <table:table-cell office:value-type="float" office:value="4905">
            <text:p>4905</text:p>
          </table:table-cell>
          <table:table-cell table:formula="of:=(2^([.A4906]/8192)-1)*8192" office:value-type="float" office:value="4214.03846627954">
            <text:p>4214</text:p>
          </table:table-cell>
        </table:table-row>
        <table:table-row table:style-name="ro1">
          <table:table-cell office:value-type="float" office:value="4906">
            <text:p>4906</text:p>
          </table:table-cell>
          <table:table-cell table:formula="of:=(2^([.A4907]/8192)-1)*8192" office:value-type="float" office:value="4215.08821901345">
            <text:p>4215</text:p>
          </table:table-cell>
        </table:table-row>
        <table:table-row table:style-name="ro1">
          <table:table-cell office:value-type="float" office:value="4907">
            <text:p>4907</text:p>
          </table:table-cell>
          <table:table-cell table:formula="of:=(2^([.A4908]/8192)-1)*8192" office:value-type="float" office:value="4216.13806057354">
            <text:p>4216</text:p>
          </table:table-cell>
        </table:table-row>
        <table:table-row table:style-name="ro1">
          <table:table-cell office:value-type="float" office:value="4908">
            <text:p>4908</text:p>
          </table:table-cell>
          <table:table-cell table:formula="of:=(2^([.A4909]/8192)-1)*8192" office:value-type="float" office:value="4217.1879909673">
            <text:p>4217</text:p>
          </table:table-cell>
        </table:table-row>
        <table:table-row table:style-name="ro1">
          <table:table-cell office:value-type="float" office:value="4909">
            <text:p>4909</text:p>
          </table:table-cell>
          <table:table-cell table:formula="of:=(2^([.A4910]/8192)-1)*8192" office:value-type="float" office:value="4218.23801020226">
            <text:p>4218</text:p>
          </table:table-cell>
        </table:table-row>
        <table:table-row table:style-name="ro1">
          <table:table-cell office:value-type="float" office:value="4910">
            <text:p>4910</text:p>
          </table:table-cell>
          <table:table-cell table:formula="of:=(2^([.A4911]/8192)-1)*8192" office:value-type="float" office:value="4219.28811828593">
            <text:p>4219</text:p>
          </table:table-cell>
        </table:table-row>
        <table:table-row table:style-name="ro1">
          <table:table-cell office:value-type="float" office:value="4911">
            <text:p>4911</text:p>
          </table:table-cell>
          <table:table-cell table:formula="of:=(2^([.A4912]/8192)-1)*8192" office:value-type="float" office:value="4220.33831522584">
            <text:p>4220</text:p>
          </table:table-cell>
        </table:table-row>
        <table:table-row table:style-name="ro1">
          <table:table-cell office:value-type="float" office:value="4912">
            <text:p>4912</text:p>
          </table:table-cell>
          <table:table-cell table:formula="of:=(2^([.A4913]/8192)-1)*8192" office:value-type="float" office:value="4221.38860102949">
            <text:p>4221</text:p>
          </table:table-cell>
        </table:table-row>
        <table:table-row table:style-name="ro1">
          <table:table-cell office:value-type="float" office:value="4913">
            <text:p>4913</text:p>
          </table:table-cell>
          <table:table-cell table:formula="of:=(2^([.A4914]/8192)-1)*8192" office:value-type="float" office:value="4222.43897570442">
            <text:p>4222</text:p>
          </table:table-cell>
        </table:table-row>
        <table:table-row table:style-name="ro1">
          <table:table-cell office:value-type="float" office:value="4914">
            <text:p>4914</text:p>
          </table:table-cell>
          <table:table-cell table:formula="of:=(2^([.A4915]/8192)-1)*8192" office:value-type="float" office:value="4223.48943925813">
            <text:p>4223</text:p>
          </table:table-cell>
        </table:table-row>
        <table:table-row table:style-name="ro1">
          <table:table-cell office:value-type="float" office:value="4915">
            <text:p>4915</text:p>
          </table:table-cell>
          <table:table-cell table:formula="of:=(2^([.A4916]/8192)-1)*8192" office:value-type="float" office:value="4224.53999169816">
            <text:p>4225</text:p>
          </table:table-cell>
        </table:table-row>
        <table:table-row table:style-name="ro1">
          <table:table-cell office:value-type="float" office:value="4916">
            <text:p>4916</text:p>
          </table:table-cell>
          <table:table-cell table:formula="of:=(2^([.A4917]/8192)-1)*8192" office:value-type="float" office:value="4225.59063303201">
            <text:p>4226</text:p>
          </table:table-cell>
        </table:table-row>
        <table:table-row table:style-name="ro1">
          <table:table-cell office:value-type="float" office:value="4917">
            <text:p>4917</text:p>
          </table:table-cell>
          <table:table-cell table:formula="of:=(2^([.A4918]/8192)-1)*8192" office:value-type="float" office:value="4226.64136326723">
            <text:p>4227</text:p>
          </table:table-cell>
        </table:table-row>
        <table:table-row table:style-name="ro1">
          <table:table-cell office:value-type="float" office:value="4918">
            <text:p>4918</text:p>
          </table:table-cell>
          <table:table-cell table:formula="of:=(2^([.A4919]/8192)-1)*8192" office:value-type="float" office:value="4227.69218241131">
            <text:p>4228</text:p>
          </table:table-cell>
        </table:table-row>
        <table:table-row table:style-name="ro1">
          <table:table-cell office:value-type="float" office:value="4919">
            <text:p>4919</text:p>
          </table:table-cell>
          <table:table-cell table:formula="of:=(2^([.A4920]/8192)-1)*8192" office:value-type="float" office:value="4228.7430904718">
            <text:p>4229</text:p>
          </table:table-cell>
        </table:table-row>
        <table:table-row table:style-name="ro1">
          <table:table-cell office:value-type="float" office:value="4920">
            <text:p>4920</text:p>
          </table:table-cell>
          <table:table-cell table:formula="of:=(2^([.A4921]/8192)-1)*8192" office:value-type="float" office:value="4229.79408745621">
            <text:p>4230</text:p>
          </table:table-cell>
        </table:table-row>
        <table:table-row table:style-name="ro1">
          <table:table-cell office:value-type="float" office:value="4921">
            <text:p>4921</text:p>
          </table:table-cell>
          <table:table-cell table:formula="of:=(2^([.A4922]/8192)-1)*8192" office:value-type="float" office:value="4230.84517337207">
            <text:p>4231</text:p>
          </table:table-cell>
        </table:table-row>
        <table:table-row table:style-name="ro1">
          <table:table-cell office:value-type="float" office:value="4922">
            <text:p>4922</text:p>
          </table:table-cell>
          <table:table-cell table:formula="of:=(2^([.A4923]/8192)-1)*8192" office:value-type="float" office:value="4231.89634822689">
            <text:p>4232</text:p>
          </table:table-cell>
        </table:table-row>
        <table:table-row table:style-name="ro1">
          <table:table-cell office:value-type="float" office:value="4923">
            <text:p>4923</text:p>
          </table:table-cell>
          <table:table-cell table:formula="of:=(2^([.A4924]/8192)-1)*8192" office:value-type="float" office:value="4232.94761202822">
            <text:p>4233</text:p>
          </table:table-cell>
        </table:table-row>
        <table:table-row table:style-name="ro1">
          <table:table-cell office:value-type="float" office:value="4924">
            <text:p>4924</text:p>
          </table:table-cell>
          <table:table-cell table:formula="of:=(2^([.A4925]/8192)-1)*8192" office:value-type="float" office:value="4233.99896478357">
            <text:p>4234</text:p>
          </table:table-cell>
        </table:table-row>
        <table:table-row table:style-name="ro1">
          <table:table-cell office:value-type="float" office:value="4925">
            <text:p>4925</text:p>
          </table:table-cell>
          <table:table-cell table:formula="of:=(2^([.A4926]/8192)-1)*8192" office:value-type="float" office:value="4235.05040650048">
            <text:p>4235</text:p>
          </table:table-cell>
        </table:table-row>
        <table:table-row table:style-name="ro1">
          <table:table-cell office:value-type="float" office:value="4926">
            <text:p>4926</text:p>
          </table:table-cell>
          <table:table-cell table:formula="of:=(2^([.A4927]/8192)-1)*8192" office:value-type="float" office:value="4236.10193718646">
            <text:p>4236</text:p>
          </table:table-cell>
        </table:table-row>
        <table:table-row table:style-name="ro1">
          <table:table-cell office:value-type="float" office:value="4927">
            <text:p>4927</text:p>
          </table:table-cell>
          <table:table-cell table:formula="of:=(2^([.A4928]/8192)-1)*8192" office:value-type="float" office:value="4237.15355684905">
            <text:p>4237</text:p>
          </table:table-cell>
        </table:table-row>
        <table:table-row table:style-name="ro1">
          <table:table-cell office:value-type="float" office:value="4928">
            <text:p>4928</text:p>
          </table:table-cell>
          <table:table-cell table:formula="of:=(2^([.A4929]/8192)-1)*8192" office:value-type="float" office:value="4238.20526549578">
            <text:p>4238</text:p>
          </table:table-cell>
        </table:table-row>
        <table:table-row table:style-name="ro1">
          <table:table-cell office:value-type="float" office:value="4929">
            <text:p>4929</text:p>
          </table:table-cell>
          <table:table-cell table:formula="of:=(2^([.A4930]/8192)-1)*8192" office:value-type="float" office:value="4239.25706313417">
            <text:p>4239</text:p>
          </table:table-cell>
        </table:table-row>
        <table:table-row table:style-name="ro1">
          <table:table-cell office:value-type="float" office:value="4930">
            <text:p>4930</text:p>
          </table:table-cell>
          <table:table-cell table:formula="of:=(2^([.A4931]/8192)-1)*8192" office:value-type="float" office:value="4240.30894977175">
            <text:p>4240</text:p>
          </table:table-cell>
        </table:table-row>
        <table:table-row table:style-name="ro1">
          <table:table-cell office:value-type="float" office:value="4931">
            <text:p>4931</text:p>
          </table:table-cell>
          <table:table-cell table:formula="of:=(2^([.A4932]/8192)-1)*8192" office:value-type="float" office:value="4241.36092541607">
            <text:p>4241</text:p>
          </table:table-cell>
        </table:table-row>
        <table:table-row table:style-name="ro1">
          <table:table-cell office:value-type="float" office:value="4932">
            <text:p>4932</text:p>
          </table:table-cell>
          <table:table-cell table:formula="of:=(2^([.A4933]/8192)-1)*8192" office:value-type="float" office:value="4242.41299007464">
            <text:p>4242</text:p>
          </table:table-cell>
        </table:table-row>
        <table:table-row table:style-name="ro1">
          <table:table-cell office:value-type="float" office:value="4933">
            <text:p>4933</text:p>
          </table:table-cell>
          <table:table-cell table:formula="of:=(2^([.A4934]/8192)-1)*8192" office:value-type="float" office:value="4243.465143755">
            <text:p>4243</text:p>
          </table:table-cell>
        </table:table-row>
        <table:table-row table:style-name="ro1">
          <table:table-cell office:value-type="float" office:value="4934">
            <text:p>4934</text:p>
          </table:table-cell>
          <table:table-cell table:formula="of:=(2^([.A4935]/8192)-1)*8192" office:value-type="float" office:value="4244.51738646469">
            <text:p>4245</text:p>
          </table:table-cell>
        </table:table-row>
        <table:table-row table:style-name="ro1">
          <table:table-cell office:value-type="float" office:value="4935">
            <text:p>4935</text:p>
          </table:table-cell>
          <table:table-cell table:formula="of:=(2^([.A4936]/8192)-1)*8192" office:value-type="float" office:value="4245.56971821123">
            <text:p>4246</text:p>
          </table:table-cell>
        </table:table-row>
        <table:table-row table:style-name="ro1">
          <table:table-cell office:value-type="float" office:value="4936">
            <text:p>4936</text:p>
          </table:table-cell>
          <table:table-cell table:formula="of:=(2^([.A4937]/8192)-1)*8192" office:value-type="float" office:value="4246.62213900216">
            <text:p>4247</text:p>
          </table:table-cell>
        </table:table-row>
        <table:table-row table:style-name="ro1">
          <table:table-cell office:value-type="float" office:value="4937">
            <text:p>4937</text:p>
          </table:table-cell>
          <table:table-cell table:formula="of:=(2^([.A4938]/8192)-1)*8192" office:value-type="float" office:value="4247.67464884501">
            <text:p>4248</text:p>
          </table:table-cell>
        </table:table-row>
        <table:table-row table:style-name="ro1">
          <table:table-cell office:value-type="float" office:value="4938">
            <text:p>4938</text:p>
          </table:table-cell>
          <table:table-cell table:formula="of:=(2^([.A4939]/8192)-1)*8192" office:value-type="float" office:value="4248.72724774733">
            <text:p>4249</text:p>
          </table:table-cell>
        </table:table-row>
        <table:table-row table:style-name="ro1">
          <table:table-cell office:value-type="float" office:value="4939">
            <text:p>4939</text:p>
          </table:table-cell>
          <table:table-cell table:formula="of:=(2^([.A4940]/8192)-1)*8192" office:value-type="float" office:value="4249.77993571664">
            <text:p>4250</text:p>
          </table:table-cell>
        </table:table-row>
        <table:table-row table:style-name="ro1">
          <table:table-cell office:value-type="float" office:value="4940">
            <text:p>4940</text:p>
          </table:table-cell>
          <table:table-cell table:formula="of:=(2^([.A4941]/8192)-1)*8192" office:value-type="float" office:value="4250.83271276048">
            <text:p>4251</text:p>
          </table:table-cell>
        </table:table-row>
        <table:table-row table:style-name="ro1">
          <table:table-cell office:value-type="float" office:value="4941">
            <text:p>4941</text:p>
          </table:table-cell>
          <table:table-cell table:formula="of:=(2^([.A4942]/8192)-1)*8192" office:value-type="float" office:value="4251.88557888639">
            <text:p>4252</text:p>
          </table:table-cell>
        </table:table-row>
        <table:table-row table:style-name="ro1">
          <table:table-cell office:value-type="float" office:value="4942">
            <text:p>4942</text:p>
          </table:table-cell>
          <table:table-cell table:formula="of:=(2^([.A4943]/8192)-1)*8192" office:value-type="float" office:value="4252.93853410192">
            <text:p>4253</text:p>
          </table:table-cell>
        </table:table-row>
        <table:table-row table:style-name="ro1">
          <table:table-cell office:value-type="float" office:value="4943">
            <text:p>4943</text:p>
          </table:table-cell>
          <table:table-cell table:formula="of:=(2^([.A4944]/8192)-1)*8192" office:value-type="float" office:value="4253.99157841458">
            <text:p>4254</text:p>
          </table:table-cell>
        </table:table-row>
        <table:table-row table:style-name="ro1">
          <table:table-cell office:value-type="float" office:value="4944">
            <text:p>4944</text:p>
          </table:table-cell>
          <table:table-cell table:formula="of:=(2^([.A4945]/8192)-1)*8192" office:value-type="float" office:value="4255.04471183193">
            <text:p>4255</text:p>
          </table:table-cell>
        </table:table-row>
        <table:table-row table:style-name="ro1">
          <table:table-cell office:value-type="float" office:value="4945">
            <text:p>4945</text:p>
          </table:table-cell>
          <table:table-cell table:formula="of:=(2^([.A4946]/8192)-1)*8192" office:value-type="float" office:value="4256.09793436151">
            <text:p>4256</text:p>
          </table:table-cell>
        </table:table-row>
        <table:table-row table:style-name="ro1">
          <table:table-cell office:value-type="float" office:value="4946">
            <text:p>4946</text:p>
          </table:table-cell>
          <table:table-cell table:formula="of:=(2^([.A4947]/8192)-1)*8192" office:value-type="float" office:value="4257.15124601084">
            <text:p>4257</text:p>
          </table:table-cell>
        </table:table-row>
        <table:table-row table:style-name="ro1">
          <table:table-cell office:value-type="float" office:value="4947">
            <text:p>4947</text:p>
          </table:table-cell>
          <table:table-cell table:formula="of:=(2^([.A4948]/8192)-1)*8192" office:value-type="float" office:value="4258.20464678749">
            <text:p>4258</text:p>
          </table:table-cell>
        </table:table-row>
        <table:table-row table:style-name="ro1">
          <table:table-cell office:value-type="float" office:value="4948">
            <text:p>4948</text:p>
          </table:table-cell>
          <table:table-cell table:formula="of:=(2^([.A4949]/8192)-1)*8192" office:value-type="float" office:value="4259.25813669898">
            <text:p>4259</text:p>
          </table:table-cell>
        </table:table-row>
        <table:table-row table:style-name="ro1">
          <table:table-cell office:value-type="float" office:value="4949">
            <text:p>4949</text:p>
          </table:table-cell>
          <table:table-cell table:formula="of:=(2^([.A4950]/8192)-1)*8192" office:value-type="float" office:value="4260.31171575287">
            <text:p>4260</text:p>
          </table:table-cell>
        </table:table-row>
        <table:table-row table:style-name="ro1">
          <table:table-cell office:value-type="float" office:value="4950">
            <text:p>4950</text:p>
          </table:table-cell>
          <table:table-cell table:formula="of:=(2^([.A4951]/8192)-1)*8192" office:value-type="float" office:value="4261.36538395668">
            <text:p>4261</text:p>
          </table:table-cell>
        </table:table-row>
        <table:table-row table:style-name="ro1">
          <table:table-cell office:value-type="float" office:value="4951">
            <text:p>4951</text:p>
          </table:table-cell>
          <table:table-cell table:formula="of:=(2^([.A4952]/8192)-1)*8192" office:value-type="float" office:value="4262.41914131797">
            <text:p>4262</text:p>
          </table:table-cell>
        </table:table-row>
        <table:table-row table:style-name="ro1">
          <table:table-cell office:value-type="float" office:value="4952">
            <text:p>4952</text:p>
          </table:table-cell>
          <table:table-cell table:formula="of:=(2^([.A4953]/8192)-1)*8192" office:value-type="float" office:value="4263.47298784428">
            <text:p>4263</text:p>
          </table:table-cell>
        </table:table-row>
        <table:table-row table:style-name="ro1">
          <table:table-cell office:value-type="float" office:value="4953">
            <text:p>4953</text:p>
          </table:table-cell>
          <table:table-cell table:formula="of:=(2^([.A4954]/8192)-1)*8192" office:value-type="float" office:value="4264.52692354316">
            <text:p>4265</text:p>
          </table:table-cell>
        </table:table-row>
        <table:table-row table:style-name="ro1">
          <table:table-cell office:value-type="float" office:value="4954">
            <text:p>4954</text:p>
          </table:table-cell>
          <table:table-cell table:formula="of:=(2^([.A4955]/8192)-1)*8192" office:value-type="float" office:value="4265.58094842214">
            <text:p>4266</text:p>
          </table:table-cell>
        </table:table-row>
        <table:table-row table:style-name="ro1">
          <table:table-cell office:value-type="float" office:value="4955">
            <text:p>4955</text:p>
          </table:table-cell>
          <table:table-cell table:formula="of:=(2^([.A4956]/8192)-1)*8192" office:value-type="float" office:value="4266.63506248879">
            <text:p>4267</text:p>
          </table:table-cell>
        </table:table-row>
        <table:table-row table:style-name="ro1">
          <table:table-cell office:value-type="float" office:value="4956">
            <text:p>4956</text:p>
          </table:table-cell>
          <table:table-cell table:formula="of:=(2^([.A4957]/8192)-1)*8192" office:value-type="float" office:value="4267.68926575063">
            <text:p>4268</text:p>
          </table:table-cell>
        </table:table-row>
        <table:table-row table:style-name="ro1">
          <table:table-cell office:value-type="float" office:value="4957">
            <text:p>4957</text:p>
          </table:table-cell>
          <table:table-cell table:formula="of:=(2^([.A4958]/8192)-1)*8192" office:value-type="float" office:value="4268.74355821523">
            <text:p>4269</text:p>
          </table:table-cell>
        </table:table-row>
        <table:table-row table:style-name="ro1">
          <table:table-cell office:value-type="float" office:value="4958">
            <text:p>4958</text:p>
          </table:table-cell>
          <table:table-cell table:formula="of:=(2^([.A4959]/8192)-1)*8192" office:value-type="float" office:value="4269.79793989013">
            <text:p>4270</text:p>
          </table:table-cell>
        </table:table-row>
        <table:table-row table:style-name="ro1">
          <table:table-cell office:value-type="float" office:value="4959">
            <text:p>4959</text:p>
          </table:table-cell>
          <table:table-cell table:formula="of:=(2^([.A4960]/8192)-1)*8192" office:value-type="float" office:value="4270.85241078287">
            <text:p>4271</text:p>
          </table:table-cell>
        </table:table-row>
        <table:table-row table:style-name="ro1">
          <table:table-cell office:value-type="float" office:value="4960">
            <text:p>4960</text:p>
          </table:table-cell>
          <table:table-cell table:formula="of:=(2^([.A4961]/8192)-1)*8192" office:value-type="float" office:value="4271.90697090101">
            <text:p>4272</text:p>
          </table:table-cell>
        </table:table-row>
        <table:table-row table:style-name="ro1">
          <table:table-cell office:value-type="float" office:value="4961">
            <text:p>4961</text:p>
          </table:table-cell>
          <table:table-cell table:formula="of:=(2^([.A4962]/8192)-1)*8192" office:value-type="float" office:value="4272.9616202521">
            <text:p>4273</text:p>
          </table:table-cell>
        </table:table-row>
        <table:table-row table:style-name="ro1">
          <table:table-cell office:value-type="float" office:value="4962">
            <text:p>4962</text:p>
          </table:table-cell>
          <table:table-cell table:formula="of:=(2^([.A4963]/8192)-1)*8192" office:value-type="float" office:value="4274.01635884368">
            <text:p>4274</text:p>
          </table:table-cell>
        </table:table-row>
        <table:table-row table:style-name="ro1">
          <table:table-cell office:value-type="float" office:value="4963">
            <text:p>4963</text:p>
          </table:table-cell>
          <table:table-cell table:formula="of:=(2^([.A4964]/8192)-1)*8192" office:value-type="float" office:value="4275.07118668331">
            <text:p>4275</text:p>
          </table:table-cell>
        </table:table-row>
        <table:table-row table:style-name="ro1">
          <table:table-cell office:value-type="float" office:value="4964">
            <text:p>4964</text:p>
          </table:table-cell>
          <table:table-cell table:formula="of:=(2^([.A4965]/8192)-1)*8192" office:value-type="float" office:value="4276.12610377854">
            <text:p>4276</text:p>
          </table:table-cell>
        </table:table-row>
        <table:table-row table:style-name="ro1">
          <table:table-cell office:value-type="float" office:value="4965">
            <text:p>4965</text:p>
          </table:table-cell>
          <table:table-cell table:formula="of:=(2^([.A4966]/8192)-1)*8192" office:value-type="float" office:value="4277.18111013693">
            <text:p>4277</text:p>
          </table:table-cell>
        </table:table-row>
        <table:table-row table:style-name="ro1">
          <table:table-cell office:value-type="float" office:value="4966">
            <text:p>4966</text:p>
          </table:table-cell>
          <table:table-cell table:formula="of:=(2^([.A4967]/8192)-1)*8192" office:value-type="float" office:value="4278.23620576602">
            <text:p>4278</text:p>
          </table:table-cell>
        </table:table-row>
        <table:table-row table:style-name="ro1">
          <table:table-cell office:value-type="float" office:value="4967">
            <text:p>4967</text:p>
          </table:table-cell>
          <table:table-cell table:formula="of:=(2^([.A4968]/8192)-1)*8192" office:value-type="float" office:value="4279.29139067337">
            <text:p>4279</text:p>
          </table:table-cell>
        </table:table-row>
        <table:table-row table:style-name="ro1">
          <table:table-cell office:value-type="float" office:value="4968">
            <text:p>4968</text:p>
          </table:table-cell>
          <table:table-cell table:formula="of:=(2^([.A4969]/8192)-1)*8192" office:value-type="float" office:value="4280.34666486653">
            <text:p>4280</text:p>
          </table:table-cell>
        </table:table-row>
        <table:table-row table:style-name="ro1">
          <table:table-cell office:value-type="float" office:value="4969">
            <text:p>4969</text:p>
          </table:table-cell>
          <table:table-cell table:formula="of:=(2^([.A4970]/8192)-1)*8192" office:value-type="float" office:value="4281.40202835306">
            <text:p>4281</text:p>
          </table:table-cell>
        </table:table-row>
        <table:table-row table:style-name="ro1">
          <table:table-cell office:value-type="float" office:value="4970">
            <text:p>4970</text:p>
          </table:table-cell>
          <table:table-cell table:formula="of:=(2^([.A4971]/8192)-1)*8192" office:value-type="float" office:value="4282.45748114052">
            <text:p>4282</text:p>
          </table:table-cell>
        </table:table-row>
        <table:table-row table:style-name="ro1">
          <table:table-cell office:value-type="float" office:value="4971">
            <text:p>4971</text:p>
          </table:table-cell>
          <table:table-cell table:formula="of:=(2^([.A4972]/8192)-1)*8192" office:value-type="float" office:value="4283.51302323646">
            <text:p>4284</text:p>
          </table:table-cell>
        </table:table-row>
        <table:table-row table:style-name="ro1">
          <table:table-cell office:value-type="float" office:value="4972">
            <text:p>4972</text:p>
          </table:table-cell>
          <table:table-cell table:formula="of:=(2^([.A4973]/8192)-1)*8192" office:value-type="float" office:value="4284.56865464843">
            <text:p>4285</text:p>
          </table:table-cell>
        </table:table-row>
        <table:table-row table:style-name="ro1">
          <table:table-cell office:value-type="float" office:value="4973">
            <text:p>4973</text:p>
          </table:table-cell>
          <table:table-cell table:formula="of:=(2^([.A4974]/8192)-1)*8192" office:value-type="float" office:value="4285.624375384">
            <text:p>4286</text:p>
          </table:table-cell>
        </table:table-row>
        <table:table-row table:style-name="ro1">
          <table:table-cell office:value-type="float" office:value="4974">
            <text:p>4974</text:p>
          </table:table-cell>
          <table:table-cell table:formula="of:=(2^([.A4975]/8192)-1)*8192" office:value-type="float" office:value="4286.68018545073">
            <text:p>4287</text:p>
          </table:table-cell>
        </table:table-row>
        <table:table-row table:style-name="ro1">
          <table:table-cell office:value-type="float" office:value="4975">
            <text:p>4975</text:p>
          </table:table-cell>
          <table:table-cell table:formula="of:=(2^([.A4976]/8192)-1)*8192" office:value-type="float" office:value="4287.73608485617">
            <text:p>4288</text:p>
          </table:table-cell>
        </table:table-row>
        <table:table-row table:style-name="ro1">
          <table:table-cell office:value-type="float" office:value="4976">
            <text:p>4976</text:p>
          </table:table-cell>
          <table:table-cell table:formula="of:=(2^([.A4977]/8192)-1)*8192" office:value-type="float" office:value="4288.79207360787">
            <text:p>4289</text:p>
          </table:table-cell>
        </table:table-row>
        <table:table-row table:style-name="ro1">
          <table:table-cell office:value-type="float" office:value="4977">
            <text:p>4977</text:p>
          </table:table-cell>
          <table:table-cell table:formula="of:=(2^([.A4978]/8192)-1)*8192" office:value-type="float" office:value="4289.84815171342">
            <text:p>4290</text:p>
          </table:table-cell>
        </table:table-row>
        <table:table-row table:style-name="ro1">
          <table:table-cell office:value-type="float" office:value="4978">
            <text:p>4978</text:p>
          </table:table-cell>
          <table:table-cell table:formula="of:=(2^([.A4979]/8192)-1)*8192" office:value-type="float" office:value="4290.90431918035">
            <text:p>4291</text:p>
          </table:table-cell>
        </table:table-row>
        <table:table-row table:style-name="ro1">
          <table:table-cell office:value-type="float" office:value="4979">
            <text:p>4979</text:p>
          </table:table-cell>
          <table:table-cell table:formula="of:=(2^([.A4980]/8192)-1)*8192" office:value-type="float" office:value="4291.96057601624">
            <text:p>4292</text:p>
          </table:table-cell>
        </table:table-row>
        <table:table-row table:style-name="ro1">
          <table:table-cell office:value-type="float" office:value="4980">
            <text:p>4980</text:p>
          </table:table-cell>
          <table:table-cell table:formula="of:=(2^([.A4981]/8192)-1)*8192" office:value-type="float" office:value="4293.01692222864">
            <text:p>4293</text:p>
          </table:table-cell>
        </table:table-row>
        <table:table-row table:style-name="ro1">
          <table:table-cell office:value-type="float" office:value="4981">
            <text:p>4981</text:p>
          </table:table-cell>
          <table:table-cell table:formula="of:=(2^([.A4982]/8192)-1)*8192" office:value-type="float" office:value="4294.07335782513">
            <text:p>4294</text:p>
          </table:table-cell>
        </table:table-row>
        <table:table-row table:style-name="ro1">
          <table:table-cell office:value-type="float" office:value="4982">
            <text:p>4982</text:p>
          </table:table-cell>
          <table:table-cell table:formula="of:=(2^([.A4983]/8192)-1)*8192" office:value-type="float" office:value="4295.12988281326">
            <text:p>4295</text:p>
          </table:table-cell>
        </table:table-row>
        <table:table-row table:style-name="ro1">
          <table:table-cell office:value-type="float" office:value="4983">
            <text:p>4983</text:p>
          </table:table-cell>
          <table:table-cell table:formula="of:=(2^([.A4984]/8192)-1)*8192" office:value-type="float" office:value="4296.18649720059">
            <text:p>4296</text:p>
          </table:table-cell>
        </table:table-row>
        <table:table-row table:style-name="ro1">
          <table:table-cell office:value-type="float" office:value="4984">
            <text:p>4984</text:p>
          </table:table-cell>
          <table:table-cell table:formula="of:=(2^([.A4985]/8192)-1)*8192" office:value-type="float" office:value="4297.24320099469">
            <text:p>4297</text:p>
          </table:table-cell>
        </table:table-row>
        <table:table-row table:style-name="ro1">
          <table:table-cell office:value-type="float" office:value="4985">
            <text:p>4985</text:p>
          </table:table-cell>
          <table:table-cell table:formula="of:=(2^([.A4986]/8192)-1)*8192" office:value-type="float" office:value="4298.29999420314">
            <text:p>4298</text:p>
          </table:table-cell>
        </table:table-row>
        <table:table-row table:style-name="ro1">
          <table:table-cell office:value-type="float" office:value="4986">
            <text:p>4986</text:p>
          </table:table-cell>
          <table:table-cell table:formula="of:=(2^([.A4987]/8192)-1)*8192" office:value-type="float" office:value="4299.35687683348">
            <text:p>4299</text:p>
          </table:table-cell>
        </table:table-row>
        <table:table-row table:style-name="ro1">
          <table:table-cell office:value-type="float" office:value="4987">
            <text:p>4987</text:p>
          </table:table-cell>
          <table:table-cell table:formula="of:=(2^([.A4988]/8192)-1)*8192" office:value-type="float" office:value="4300.41384889329">
            <text:p>4300</text:p>
          </table:table-cell>
        </table:table-row>
        <table:table-row table:style-name="ro1">
          <table:table-cell office:value-type="float" office:value="4988">
            <text:p>4988</text:p>
          </table:table-cell>
          <table:table-cell table:formula="of:=(2^([.A4989]/8192)-1)*8192" office:value-type="float" office:value="4301.47091039014">
            <text:p>4301</text:p>
          </table:table-cell>
        </table:table-row>
        <table:table-row table:style-name="ro1">
          <table:table-cell office:value-type="float" office:value="4989">
            <text:p>4989</text:p>
          </table:table-cell>
          <table:table-cell table:formula="of:=(2^([.A4990]/8192)-1)*8192" office:value-type="float" office:value="4302.52806133159">
            <text:p>4303</text:p>
          </table:table-cell>
        </table:table-row>
        <table:table-row table:style-name="ro1">
          <table:table-cell office:value-type="float" office:value="4990">
            <text:p>4990</text:p>
          </table:table-cell>
          <table:table-cell table:formula="of:=(2^([.A4991]/8192)-1)*8192" office:value-type="float" office:value="4303.58530172522">
            <text:p>4304</text:p>
          </table:table-cell>
        </table:table-row>
        <table:table-row table:style-name="ro1">
          <table:table-cell office:value-type="float" office:value="4991">
            <text:p>4991</text:p>
          </table:table-cell>
          <table:table-cell table:formula="of:=(2^([.A4992]/8192)-1)*8192" office:value-type="float" office:value="4304.64263157858">
            <text:p>4305</text:p>
          </table:table-cell>
        </table:table-row>
        <table:table-row table:style-name="ro1">
          <table:table-cell office:value-type="float" office:value="4992">
            <text:p>4992</text:p>
          </table:table-cell>
          <table:table-cell table:formula="of:=(2^([.A4993]/8192)-1)*8192" office:value-type="float" office:value="4305.70005089926">
            <text:p>4306</text:p>
          </table:table-cell>
        </table:table-row>
        <table:table-row table:style-name="ro1">
          <table:table-cell office:value-type="float" office:value="4993">
            <text:p>4993</text:p>
          </table:table-cell>
          <table:table-cell table:formula="of:=(2^([.A4994]/8192)-1)*8192" office:value-type="float" office:value="4306.75755969482">
            <text:p>4307</text:p>
          </table:table-cell>
        </table:table-row>
        <table:table-row table:style-name="ro1">
          <table:table-cell office:value-type="float" office:value="4994">
            <text:p>4994</text:p>
          </table:table-cell>
          <table:table-cell table:formula="of:=(2^([.A4995]/8192)-1)*8192" office:value-type="float" office:value="4307.81515797283">
            <text:p>4308</text:p>
          </table:table-cell>
        </table:table-row>
        <table:table-row table:style-name="ro1">
          <table:table-cell office:value-type="float" office:value="4995">
            <text:p>4995</text:p>
          </table:table-cell>
          <table:table-cell table:formula="of:=(2^([.A4996]/8192)-1)*8192" office:value-type="float" office:value="4308.87284574086">
            <text:p>4309</text:p>
          </table:table-cell>
        </table:table-row>
        <table:table-row table:style-name="ro1">
          <table:table-cell office:value-type="float" office:value="4996">
            <text:p>4996</text:p>
          </table:table-cell>
          <table:table-cell table:formula="of:=(2^([.A4997]/8192)-1)*8192" office:value-type="float" office:value="4309.9306230065">
            <text:p>4310</text:p>
          </table:table-cell>
        </table:table-row>
        <table:table-row table:style-name="ro1">
          <table:table-cell office:value-type="float" office:value="4997">
            <text:p>4997</text:p>
          </table:table-cell>
          <table:table-cell table:formula="of:=(2^([.A4998]/8192)-1)*8192" office:value-type="float" office:value="4310.9884897773">
            <text:p>4311</text:p>
          </table:table-cell>
        </table:table-row>
        <table:table-row table:style-name="ro1">
          <table:table-cell office:value-type="float" office:value="4998">
            <text:p>4998</text:p>
          </table:table-cell>
          <table:table-cell table:formula="of:=(2^([.A4999]/8192)-1)*8192" office:value-type="float" office:value="4312.04644606084">
            <text:p>4312</text:p>
          </table:table-cell>
        </table:table-row>
        <table:table-row table:style-name="ro1">
          <table:table-cell office:value-type="float" office:value="4999">
            <text:p>4999</text:p>
          </table:table-cell>
          <table:table-cell table:formula="of:=(2^([.A5000]/8192)-1)*8192" office:value-type="float" office:value="4313.1044918647">
            <text:p>431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(2^([.A5001]/8192)-1)*8192" office:value-type="float" office:value="4314.16262719646">
            <text:p>4314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table:formula="of:=(2^([.A5002]/8192)-1)*8192" office:value-type="float" office:value="4315.22085206368">
            <text:p>4315</text:p>
          </table:table-cell>
        </table:table-row>
        <table:table-row table:style-name="ro1">
          <table:table-cell office:value-type="float" office:value="5002">
            <text:p>5002</text:p>
          </table:table-cell>
          <table:table-cell table:formula="of:=(2^([.A5003]/8192)-1)*8192" office:value-type="float" office:value="4316.27916647395">
            <text:p>4316</text:p>
          </table:table-cell>
        </table:table-row>
        <table:table-row table:style-name="ro1">
          <table:table-cell office:value-type="float" office:value="5003">
            <text:p>5003</text:p>
          </table:table-cell>
          <table:table-cell table:formula="of:=(2^([.A5004]/8192)-1)*8192" office:value-type="float" office:value="4317.33757043484">
            <text:p>4317</text:p>
          </table:table-cell>
        </table:table-row>
        <table:table-row table:style-name="ro1">
          <table:table-cell office:value-type="float" office:value="5004">
            <text:p>5004</text:p>
          </table:table-cell>
          <table:table-cell table:formula="of:=(2^([.A5005]/8192)-1)*8192" office:value-type="float" office:value="4318.39606395392">
            <text:p>4318</text:p>
          </table:table-cell>
        </table:table-row>
        <table:table-row table:style-name="ro1">
          <table:table-cell office:value-type="float" office:value="5005">
            <text:p>5005</text:p>
          </table:table-cell>
          <table:table-cell table:formula="of:=(2^([.A5006]/8192)-1)*8192" office:value-type="float" office:value="4319.45464703878">
            <text:p>4319</text:p>
          </table:table-cell>
        </table:table-row>
        <table:table-row table:style-name="ro1">
          <table:table-cell office:value-type="float" office:value="5006">
            <text:p>5006</text:p>
          </table:table-cell>
          <table:table-cell table:formula="of:=(2^([.A5007]/8192)-1)*8192" office:value-type="float" office:value="4320.513319697">
            <text:p>4321</text:p>
          </table:table-cell>
        </table:table-row>
        <table:table-row table:style-name="ro1">
          <table:table-cell office:value-type="float" office:value="5007">
            <text:p>5007</text:p>
          </table:table-cell>
          <table:table-cell table:formula="of:=(2^([.A5008]/8192)-1)*8192" office:value-type="float" office:value="4321.57208193615">
            <text:p>4322</text:p>
          </table:table-cell>
        </table:table-row>
        <table:table-row table:style-name="ro1">
          <table:table-cell office:value-type="float" office:value="5008">
            <text:p>5008</text:p>
          </table:table-cell>
          <table:table-cell table:formula="of:=(2^([.A5009]/8192)-1)*8192" office:value-type="float" office:value="4322.63093376381">
            <text:p>4323</text:p>
          </table:table-cell>
        </table:table-row>
        <table:table-row table:style-name="ro1">
          <table:table-cell office:value-type="float" office:value="5009">
            <text:p>5009</text:p>
          </table:table-cell>
          <table:table-cell table:formula="of:=(2^([.A5010]/8192)-1)*8192" office:value-type="float" office:value="4323.68987518757">
            <text:p>4324</text:p>
          </table:table-cell>
        </table:table-row>
        <table:table-row table:style-name="ro1">
          <table:table-cell office:value-type="float" office:value="5010">
            <text:p>5010</text:p>
          </table:table-cell>
          <table:table-cell table:formula="of:=(2^([.A5011]/8192)-1)*8192" office:value-type="float" office:value="4324.74890621501">
            <text:p>4325</text:p>
          </table:table-cell>
        </table:table-row>
        <table:table-row table:style-name="ro1">
          <table:table-cell office:value-type="float" office:value="5011">
            <text:p>5011</text:p>
          </table:table-cell>
          <table:table-cell table:formula="of:=(2^([.A5012]/8192)-1)*8192" office:value-type="float" office:value="4325.8080268537">
            <text:p>4326</text:p>
          </table:table-cell>
        </table:table-row>
        <table:table-row table:style-name="ro1">
          <table:table-cell office:value-type="float" office:value="5012">
            <text:p>5012</text:p>
          </table:table-cell>
          <table:table-cell table:formula="of:=(2^([.A5013]/8192)-1)*8192" office:value-type="float" office:value="4326.86723711124">
            <text:p>4327</text:p>
          </table:table-cell>
        </table:table-row>
        <table:table-row table:style-name="ro1">
          <table:table-cell office:value-type="float" office:value="5013">
            <text:p>5013</text:p>
          </table:table-cell>
          <table:table-cell table:formula="of:=(2^([.A5014]/8192)-1)*8192" office:value-type="float" office:value="4327.9265369952">
            <text:p>4328</text:p>
          </table:table-cell>
        </table:table-row>
        <table:table-row table:style-name="ro1">
          <table:table-cell office:value-type="float" office:value="5014">
            <text:p>5014</text:p>
          </table:table-cell>
          <table:table-cell table:formula="of:=(2^([.A5015]/8192)-1)*8192" office:value-type="float" office:value="4328.98592651317">
            <text:p>4329</text:p>
          </table:table-cell>
        </table:table-row>
        <table:table-row table:style-name="ro1">
          <table:table-cell office:value-type="float" office:value="5015">
            <text:p>5015</text:p>
          </table:table-cell>
          <table:table-cell table:formula="of:=(2^([.A5016]/8192)-1)*8192" office:value-type="float" office:value="4330.04540567273">
            <text:p>4330</text:p>
          </table:table-cell>
        </table:table-row>
        <table:table-row table:style-name="ro1">
          <table:table-cell office:value-type="float" office:value="5016">
            <text:p>5016</text:p>
          </table:table-cell>
          <table:table-cell table:formula="of:=(2^([.A5017]/8192)-1)*8192" office:value-type="float" office:value="4331.10497448146">
            <text:p>4331</text:p>
          </table:table-cell>
        </table:table-row>
        <table:table-row table:style-name="ro1">
          <table:table-cell office:value-type="float" office:value="5017">
            <text:p>5017</text:p>
          </table:table-cell>
          <table:table-cell table:formula="of:=(2^([.A5018]/8192)-1)*8192" office:value-type="float" office:value="4332.16463294696">
            <text:p>4332</text:p>
          </table:table-cell>
        </table:table-row>
        <table:table-row table:style-name="ro1">
          <table:table-cell office:value-type="float" office:value="5018">
            <text:p>5018</text:p>
          </table:table-cell>
          <table:table-cell table:formula="of:=(2^([.A5019]/8192)-1)*8192" office:value-type="float" office:value="4333.22438107681">
            <text:p>4333</text:p>
          </table:table-cell>
        </table:table-row>
        <table:table-row table:style-name="ro1">
          <table:table-cell office:value-type="float" office:value="5019">
            <text:p>5019</text:p>
          </table:table-cell>
          <table:table-cell table:formula="of:=(2^([.A5020]/8192)-1)*8192" office:value-type="float" office:value="4334.2842188786">
            <text:p>4334</text:p>
          </table:table-cell>
        </table:table-row>
        <table:table-row table:style-name="ro1">
          <table:table-cell office:value-type="float" office:value="5020">
            <text:p>5020</text:p>
          </table:table-cell>
          <table:table-cell table:formula="of:=(2^([.A5021]/8192)-1)*8192" office:value-type="float" office:value="4335.34414635991">
            <text:p>4335</text:p>
          </table:table-cell>
        </table:table-row>
        <table:table-row table:style-name="ro1">
          <table:table-cell office:value-type="float" office:value="5021">
            <text:p>5021</text:p>
          </table:table-cell>
          <table:table-cell table:formula="of:=(2^([.A5022]/8192)-1)*8192" office:value-type="float" office:value="4336.40416352833">
            <text:p>4336</text:p>
          </table:table-cell>
        </table:table-row>
        <table:table-row table:style-name="ro1">
          <table:table-cell office:value-type="float" office:value="5022">
            <text:p>5022</text:p>
          </table:table-cell>
          <table:table-cell table:formula="of:=(2^([.A5023]/8192)-1)*8192" office:value-type="float" office:value="4337.46427039146">
            <text:p>4337</text:p>
          </table:table-cell>
        </table:table-row>
        <table:table-row table:style-name="ro1">
          <table:table-cell office:value-type="float" office:value="5023">
            <text:p>5023</text:p>
          </table:table-cell>
          <table:table-cell table:formula="of:=(2^([.A5024]/8192)-1)*8192" office:value-type="float" office:value="4338.52446695688">
            <text:p>4339</text:p>
          </table:table-cell>
        </table:table-row>
        <table:table-row table:style-name="ro1">
          <table:table-cell office:value-type="float" office:value="5024">
            <text:p>5024</text:p>
          </table:table-cell>
          <table:table-cell table:formula="of:=(2^([.A5025]/8192)-1)*8192" office:value-type="float" office:value="4339.58475323218">
            <text:p>4340</text:p>
          </table:table-cell>
        </table:table-row>
        <table:table-row table:style-name="ro1">
          <table:table-cell office:value-type="float" office:value="5025">
            <text:p>5025</text:p>
          </table:table-cell>
          <table:table-cell table:formula="of:=(2^([.A5026]/8192)-1)*8192" office:value-type="float" office:value="4340.64512922495">
            <text:p>4341</text:p>
          </table:table-cell>
        </table:table-row>
        <table:table-row table:style-name="ro1">
          <table:table-cell office:value-type="float" office:value="5026">
            <text:p>5026</text:p>
          </table:table-cell>
          <table:table-cell table:formula="of:=(2^([.A5027]/8192)-1)*8192" office:value-type="float" office:value="4341.70559494278">
            <text:p>4342</text:p>
          </table:table-cell>
        </table:table-row>
        <table:table-row table:style-name="ro1">
          <table:table-cell office:value-type="float" office:value="5027">
            <text:p>5027</text:p>
          </table:table-cell>
          <table:table-cell table:formula="of:=(2^([.A5028]/8192)-1)*8192" office:value-type="float" office:value="4342.76615039327">
            <text:p>4343</text:p>
          </table:table-cell>
        </table:table-row>
        <table:table-row table:style-name="ro1">
          <table:table-cell office:value-type="float" office:value="5028">
            <text:p>5028</text:p>
          </table:table-cell>
          <table:table-cell table:formula="of:=(2^([.A5029]/8192)-1)*8192" office:value-type="float" office:value="4343.82679558401">
            <text:p>4344</text:p>
          </table:table-cell>
        </table:table-row>
        <table:table-row table:style-name="ro1">
          <table:table-cell office:value-type="float" office:value="5029">
            <text:p>5029</text:p>
          </table:table-cell>
          <table:table-cell table:formula="of:=(2^([.A5030]/8192)-1)*8192" office:value-type="float" office:value="4344.8875305226">
            <text:p>4345</text:p>
          </table:table-cell>
        </table:table-row>
        <table:table-row table:style-name="ro1">
          <table:table-cell office:value-type="float" office:value="5030">
            <text:p>5030</text:p>
          </table:table-cell>
          <table:table-cell table:formula="of:=(2^([.A5031]/8192)-1)*8192" office:value-type="float" office:value="4345.94835521662">
            <text:p>4346</text:p>
          </table:table-cell>
        </table:table-row>
        <table:table-row table:style-name="ro1">
          <table:table-cell office:value-type="float" office:value="5031">
            <text:p>5031</text:p>
          </table:table-cell>
          <table:table-cell table:formula="of:=(2^([.A5032]/8192)-1)*8192" office:value-type="float" office:value="4347.00926967367">
            <text:p>4347</text:p>
          </table:table-cell>
        </table:table-row>
        <table:table-row table:style-name="ro1">
          <table:table-cell office:value-type="float" office:value="5032">
            <text:p>5032</text:p>
          </table:table-cell>
          <table:table-cell table:formula="of:=(2^([.A5033]/8192)-1)*8192" office:value-type="float" office:value="4348.07027390135">
            <text:p>4348</text:p>
          </table:table-cell>
        </table:table-row>
        <table:table-row table:style-name="ro1">
          <table:table-cell office:value-type="float" office:value="5033">
            <text:p>5033</text:p>
          </table:table-cell>
          <table:table-cell table:formula="of:=(2^([.A5034]/8192)-1)*8192" office:value-type="float" office:value="4349.13136790725">
            <text:p>4349</text:p>
          </table:table-cell>
        </table:table-row>
        <table:table-row table:style-name="ro1">
          <table:table-cell office:value-type="float" office:value="5034">
            <text:p>5034</text:p>
          </table:table-cell>
          <table:table-cell table:formula="of:=(2^([.A5035]/8192)-1)*8192" office:value-type="float" office:value="4350.19255169898">
            <text:p>4350</text:p>
          </table:table-cell>
        </table:table-row>
        <table:table-row table:style-name="ro1">
          <table:table-cell office:value-type="float" office:value="5035">
            <text:p>5035</text:p>
          </table:table-cell>
          <table:table-cell table:formula="of:=(2^([.A5036]/8192)-1)*8192" office:value-type="float" office:value="4351.25382528411">
            <text:p>4351</text:p>
          </table:table-cell>
        </table:table-row>
        <table:table-row table:style-name="ro1">
          <table:table-cell office:value-type="float" office:value="5036">
            <text:p>5036</text:p>
          </table:table-cell>
          <table:table-cell table:formula="of:=(2^([.A5037]/8192)-1)*8192" office:value-type="float" office:value="4352.31518867027">
            <text:p>4352</text:p>
          </table:table-cell>
        </table:table-row>
        <table:table-row table:style-name="ro1">
          <table:table-cell office:value-type="float" office:value="5037">
            <text:p>5037</text:p>
          </table:table-cell>
          <table:table-cell table:formula="of:=(2^([.A5038]/8192)-1)*8192" office:value-type="float" office:value="4353.37664186504">
            <text:p>4353</text:p>
          </table:table-cell>
        </table:table-row>
        <table:table-row table:style-name="ro1">
          <table:table-cell office:value-type="float" office:value="5038">
            <text:p>5038</text:p>
          </table:table-cell>
          <table:table-cell table:formula="of:=(2^([.A5039]/8192)-1)*8192" office:value-type="float" office:value="4354.43818487602">
            <text:p>4354</text:p>
          </table:table-cell>
        </table:table-row>
        <table:table-row table:style-name="ro1">
          <table:table-cell office:value-type="float" office:value="5039">
            <text:p>5039</text:p>
          </table:table-cell>
          <table:table-cell table:formula="of:=(2^([.A5040]/8192)-1)*8192" office:value-type="float" office:value="4355.49981771081">
            <text:p>4355</text:p>
          </table:table-cell>
        </table:table-row>
        <table:table-row table:style-name="ro1">
          <table:table-cell office:value-type="float" office:value="5040">
            <text:p>5040</text:p>
          </table:table-cell>
          <table:table-cell table:formula="of:=(2^([.A5041]/8192)-1)*8192" office:value-type="float" office:value="4356.56154037702">
            <text:p>4357</text:p>
          </table:table-cell>
        </table:table-row>
        <table:table-row table:style-name="ro1">
          <table:table-cell office:value-type="float" office:value="5041">
            <text:p>5041</text:p>
          </table:table-cell>
          <table:table-cell table:formula="of:=(2^([.A5042]/8192)-1)*8192" office:value-type="float" office:value="4357.62335288224">
            <text:p>4358</text:p>
          </table:table-cell>
        </table:table-row>
        <table:table-row table:style-name="ro1">
          <table:table-cell office:value-type="float" office:value="5042">
            <text:p>5042</text:p>
          </table:table-cell>
          <table:table-cell table:formula="of:=(2^([.A5043]/8192)-1)*8192" office:value-type="float" office:value="4358.68525523408">
            <text:p>4359</text:p>
          </table:table-cell>
        </table:table-row>
        <table:table-row table:style-name="ro1">
          <table:table-cell office:value-type="float" office:value="5043">
            <text:p>5043</text:p>
          </table:table-cell>
          <table:table-cell table:formula="of:=(2^([.A5044]/8192)-1)*8192" office:value-type="float" office:value="4359.74724744014">
            <text:p>4360</text:p>
          </table:table-cell>
        </table:table-row>
        <table:table-row table:style-name="ro1">
          <table:table-cell office:value-type="float" office:value="5044">
            <text:p>5044</text:p>
          </table:table-cell>
          <table:table-cell table:formula="of:=(2^([.A5045]/8192)-1)*8192" office:value-type="float" office:value="4360.80932950802">
            <text:p>4361</text:p>
          </table:table-cell>
        </table:table-row>
        <table:table-row table:style-name="ro1">
          <table:table-cell office:value-type="float" office:value="5045">
            <text:p>5045</text:p>
          </table:table-cell>
          <table:table-cell table:formula="of:=(2^([.A5046]/8192)-1)*8192" office:value-type="float" office:value="4361.87150144532">
            <text:p>4362</text:p>
          </table:table-cell>
        </table:table-row>
        <table:table-row table:style-name="ro1">
          <table:table-cell office:value-type="float" office:value="5046">
            <text:p>5046</text:p>
          </table:table-cell>
          <table:table-cell table:formula="of:=(2^([.A5047]/8192)-1)*8192" office:value-type="float" office:value="4362.93376325966">
            <text:p>4363</text:p>
          </table:table-cell>
        </table:table-row>
        <table:table-row table:style-name="ro1">
          <table:table-cell office:value-type="float" office:value="5047">
            <text:p>5047</text:p>
          </table:table-cell>
          <table:table-cell table:formula="of:=(2^([.A5048]/8192)-1)*8192" office:value-type="float" office:value="4363.99611495863">
            <text:p>4364</text:p>
          </table:table-cell>
        </table:table-row>
        <table:table-row table:style-name="ro1">
          <table:table-cell office:value-type="float" office:value="5048">
            <text:p>5048</text:p>
          </table:table-cell>
          <table:table-cell table:formula="of:=(2^([.A5049]/8192)-1)*8192" office:value-type="float" office:value="4365.05855654984">
            <text:p>4365</text:p>
          </table:table-cell>
        </table:table-row>
        <table:table-row table:style-name="ro1">
          <table:table-cell office:value-type="float" office:value="5049">
            <text:p>5049</text:p>
          </table:table-cell>
          <table:table-cell table:formula="of:=(2^([.A5050]/8192)-1)*8192" office:value-type="float" office:value="4366.1210880409">
            <text:p>4366</text:p>
          </table:table-cell>
        </table:table-row>
        <table:table-row table:style-name="ro1">
          <table:table-cell office:value-type="float" office:value="5050">
            <text:p>5050</text:p>
          </table:table-cell>
          <table:table-cell table:formula="of:=(2^([.A5051]/8192)-1)*8192" office:value-type="float" office:value="4367.18370943941">
            <text:p>4367</text:p>
          </table:table-cell>
        </table:table-row>
        <table:table-row table:style-name="ro1">
          <table:table-cell office:value-type="float" office:value="5051">
            <text:p>5051</text:p>
          </table:table-cell>
          <table:table-cell table:formula="of:=(2^([.A5052]/8192)-1)*8192" office:value-type="float" office:value="4368.24642075299">
            <text:p>4368</text:p>
          </table:table-cell>
        </table:table-row>
        <table:table-row table:style-name="ro1">
          <table:table-cell office:value-type="float" office:value="5052">
            <text:p>5052</text:p>
          </table:table-cell>
          <table:table-cell table:formula="of:=(2^([.A5053]/8192)-1)*8192" office:value-type="float" office:value="4369.30922198924">
            <text:p>4369</text:p>
          </table:table-cell>
        </table:table-row>
        <table:table-row table:style-name="ro1">
          <table:table-cell office:value-type="float" office:value="5053">
            <text:p>5053</text:p>
          </table:table-cell>
          <table:table-cell table:formula="of:=(2^([.A5054]/8192)-1)*8192" office:value-type="float" office:value="4370.37211315576">
            <text:p>4370</text:p>
          </table:table-cell>
        </table:table-row>
        <table:table-row table:style-name="ro1">
          <table:table-cell office:value-type="float" office:value="5054">
            <text:p>5054</text:p>
          </table:table-cell>
          <table:table-cell table:formula="of:=(2^([.A5055]/8192)-1)*8192" office:value-type="float" office:value="4371.43509426018">
            <text:p>4371</text:p>
          </table:table-cell>
        </table:table-row>
        <table:table-row table:style-name="ro1">
          <table:table-cell office:value-type="float" office:value="5055">
            <text:p>5055</text:p>
          </table:table-cell>
          <table:table-cell table:formula="of:=(2^([.A5056]/8192)-1)*8192" office:value-type="float" office:value="4372.49816531009">
            <text:p>4372</text:p>
          </table:table-cell>
        </table:table-row>
        <table:table-row table:style-name="ro1">
          <table:table-cell office:value-type="float" office:value="5056">
            <text:p>5056</text:p>
          </table:table-cell>
          <table:table-cell table:formula="of:=(2^([.A5057]/8192)-1)*8192" office:value-type="float" office:value="4373.56132631311">
            <text:p>4374</text:p>
          </table:table-cell>
        </table:table-row>
        <table:table-row table:style-name="ro1">
          <table:table-cell office:value-type="float" office:value="5057">
            <text:p>5057</text:p>
          </table:table-cell>
          <table:table-cell table:formula="of:=(2^([.A5058]/8192)-1)*8192" office:value-type="float" office:value="4374.62457727686">
            <text:p>4375</text:p>
          </table:table-cell>
        </table:table-row>
        <table:table-row table:style-name="ro1">
          <table:table-cell office:value-type="float" office:value="5058">
            <text:p>5058</text:p>
          </table:table-cell>
          <table:table-cell table:formula="of:=(2^([.A5059]/8192)-1)*8192" office:value-type="float" office:value="4375.68791820893">
            <text:p>4376</text:p>
          </table:table-cell>
        </table:table-row>
        <table:table-row table:style-name="ro1">
          <table:table-cell office:value-type="float" office:value="5059">
            <text:p>5059</text:p>
          </table:table-cell>
          <table:table-cell table:formula="of:=(2^([.A5060]/8192)-1)*8192" office:value-type="float" office:value="4376.75134911696">
            <text:p>4377</text:p>
          </table:table-cell>
        </table:table-row>
        <table:table-row table:style-name="ro1">
          <table:table-cell office:value-type="float" office:value="5060">
            <text:p>5060</text:p>
          </table:table-cell>
          <table:table-cell table:formula="of:=(2^([.A5061]/8192)-1)*8192" office:value-type="float" office:value="4377.81487000854">
            <text:p>4378</text:p>
          </table:table-cell>
        </table:table-row>
        <table:table-row table:style-name="ro1">
          <table:table-cell office:value-type="float" office:value="5061">
            <text:p>5061</text:p>
          </table:table-cell>
          <table:table-cell table:formula="of:=(2^([.A5062]/8192)-1)*8192" office:value-type="float" office:value="4378.8784808913">
            <text:p>4379</text:p>
          </table:table-cell>
        </table:table-row>
        <table:table-row table:style-name="ro1">
          <table:table-cell office:value-type="float" office:value="5062">
            <text:p>5062</text:p>
          </table:table-cell>
          <table:table-cell table:formula="of:=(2^([.A5063]/8192)-1)*8192" office:value-type="float" office:value="4379.94218177285">
            <text:p>4380</text:p>
          </table:table-cell>
        </table:table-row>
        <table:table-row table:style-name="ro1">
          <table:table-cell office:value-type="float" office:value="5063">
            <text:p>5063</text:p>
          </table:table-cell>
          <table:table-cell table:formula="of:=(2^([.A5064]/8192)-1)*8192" office:value-type="float" office:value="4381.0059726608">
            <text:p>4381</text:p>
          </table:table-cell>
        </table:table-row>
        <table:table-row table:style-name="ro1">
          <table:table-cell office:value-type="float" office:value="5064">
            <text:p>5064</text:p>
          </table:table-cell>
          <table:table-cell table:formula="of:=(2^([.A5065]/8192)-1)*8192" office:value-type="float" office:value="4382.06985356277">
            <text:p>4382</text:p>
          </table:table-cell>
        </table:table-row>
        <table:table-row table:style-name="ro1">
          <table:table-cell office:value-type="float" office:value="5065">
            <text:p>5065</text:p>
          </table:table-cell>
          <table:table-cell table:formula="of:=(2^([.A5066]/8192)-1)*8192" office:value-type="float" office:value="4383.13382448637">
            <text:p>4383</text:p>
          </table:table-cell>
        </table:table-row>
        <table:table-row table:style-name="ro1">
          <table:table-cell office:value-type="float" office:value="5066">
            <text:p>5066</text:p>
          </table:table-cell>
          <table:table-cell table:formula="of:=(2^([.A5067]/8192)-1)*8192" office:value-type="float" office:value="4384.19788543923">
            <text:p>4384</text:p>
          </table:table-cell>
        </table:table-row>
        <table:table-row table:style-name="ro1">
          <table:table-cell office:value-type="float" office:value="5067">
            <text:p>5067</text:p>
          </table:table-cell>
          <table:table-cell table:formula="of:=(2^([.A5068]/8192)-1)*8192" office:value-type="float" office:value="4385.26203642897">
            <text:p>4385</text:p>
          </table:table-cell>
        </table:table-row>
        <table:table-row table:style-name="ro1">
          <table:table-cell office:value-type="float" office:value="5068">
            <text:p>5068</text:p>
          </table:table-cell>
          <table:table-cell table:formula="of:=(2^([.A5069]/8192)-1)*8192" office:value-type="float" office:value="4386.32627746319">
            <text:p>4386</text:p>
          </table:table-cell>
        </table:table-row>
        <table:table-row table:style-name="ro1">
          <table:table-cell office:value-type="float" office:value="5069">
            <text:p>5069</text:p>
          </table:table-cell>
          <table:table-cell table:formula="of:=(2^([.A5070]/8192)-1)*8192" office:value-type="float" office:value="4387.39060854952">
            <text:p>4387</text:p>
          </table:table-cell>
        </table:table-row>
        <table:table-row table:style-name="ro1">
          <table:table-cell office:value-type="float" office:value="5070">
            <text:p>5070</text:p>
          </table:table-cell>
          <table:table-cell table:formula="of:=(2^([.A5071]/8192)-1)*8192" office:value-type="float" office:value="4388.45502969558">
            <text:p>4388</text:p>
          </table:table-cell>
        </table:table-row>
        <table:table-row table:style-name="ro1">
          <table:table-cell office:value-type="float" office:value="5071">
            <text:p>5071</text:p>
          </table:table-cell>
          <table:table-cell table:formula="of:=(2^([.A5072]/8192)-1)*8192" office:value-type="float" office:value="4389.51954090899">
            <text:p>4390</text:p>
          </table:table-cell>
        </table:table-row>
        <table:table-row table:style-name="ro1">
          <table:table-cell office:value-type="float" office:value="5072">
            <text:p>5072</text:p>
          </table:table-cell>
          <table:table-cell table:formula="of:=(2^([.A5073]/8192)-1)*8192" office:value-type="float" office:value="4390.58414219737">
            <text:p>4391</text:p>
          </table:table-cell>
        </table:table-row>
        <table:table-row table:style-name="ro1">
          <table:table-cell office:value-type="float" office:value="5073">
            <text:p>5073</text:p>
          </table:table-cell>
          <table:table-cell table:formula="of:=(2^([.A5074]/8192)-1)*8192" office:value-type="float" office:value="4391.64883356835">
            <text:p>4392</text:p>
          </table:table-cell>
        </table:table-row>
        <table:table-row table:style-name="ro1">
          <table:table-cell office:value-type="float" office:value="5074">
            <text:p>5074</text:p>
          </table:table-cell>
          <table:table-cell table:formula="of:=(2^([.A5075]/8192)-1)*8192" office:value-type="float" office:value="4392.71361502954">
            <text:p>4393</text:p>
          </table:table-cell>
        </table:table-row>
        <table:table-row table:style-name="ro1">
          <table:table-cell office:value-type="float" office:value="5075">
            <text:p>5075</text:p>
          </table:table-cell>
          <table:table-cell table:formula="of:=(2^([.A5076]/8192)-1)*8192" office:value-type="float" office:value="4393.77848658857">
            <text:p>4394</text:p>
          </table:table-cell>
        </table:table-row>
        <table:table-row table:style-name="ro1">
          <table:table-cell office:value-type="float" office:value="5076">
            <text:p>5076</text:p>
          </table:table-cell>
          <table:table-cell table:formula="of:=(2^([.A5077]/8192)-1)*8192" office:value-type="float" office:value="4394.84344825306">
            <text:p>4395</text:p>
          </table:table-cell>
        </table:table-row>
        <table:table-row table:style-name="ro1">
          <table:table-cell office:value-type="float" office:value="5077">
            <text:p>5077</text:p>
          </table:table-cell>
          <table:table-cell table:formula="of:=(2^([.A5078]/8192)-1)*8192" office:value-type="float" office:value="4395.90850003064">
            <text:p>4396</text:p>
          </table:table-cell>
        </table:table-row>
        <table:table-row table:style-name="ro1">
          <table:table-cell office:value-type="float" office:value="5078">
            <text:p>5078</text:p>
          </table:table-cell>
          <table:table-cell table:formula="of:=(2^([.A5079]/8192)-1)*8192" office:value-type="float" office:value="4396.97364192893">
            <text:p>4397</text:p>
          </table:table-cell>
        </table:table-row>
        <table:table-row table:style-name="ro1">
          <table:table-cell office:value-type="float" office:value="5079">
            <text:p>5079</text:p>
          </table:table-cell>
          <table:table-cell table:formula="of:=(2^([.A5080]/8192)-1)*8192" office:value-type="float" office:value="4398.03887395556">
            <text:p>4398</text:p>
          </table:table-cell>
        </table:table-row>
        <table:table-row table:style-name="ro1">
          <table:table-cell office:value-type="float" office:value="5080">
            <text:p>5080</text:p>
          </table:table-cell>
          <table:table-cell table:formula="of:=(2^([.A5081]/8192)-1)*8192" office:value-type="float" office:value="4399.10419611815">
            <text:p>4399</text:p>
          </table:table-cell>
        </table:table-row>
        <table:table-row table:style-name="ro1">
          <table:table-cell office:value-type="float" office:value="5081">
            <text:p>5081</text:p>
          </table:table-cell>
          <table:table-cell table:formula="of:=(2^([.A5082]/8192)-1)*8192" office:value-type="float" office:value="4400.16960842433">
            <text:p>4400</text:p>
          </table:table-cell>
        </table:table-row>
        <table:table-row table:style-name="ro1">
          <table:table-cell office:value-type="float" office:value="5082">
            <text:p>5082</text:p>
          </table:table-cell>
          <table:table-cell table:formula="of:=(2^([.A5083]/8192)-1)*8192" office:value-type="float" office:value="4401.23511088173">
            <text:p>4401</text:p>
          </table:table-cell>
        </table:table-row>
        <table:table-row table:style-name="ro1">
          <table:table-cell office:value-type="float" office:value="5083">
            <text:p>5083</text:p>
          </table:table-cell>
          <table:table-cell table:formula="of:=(2^([.A5084]/8192)-1)*8192" office:value-type="float" office:value="4402.30070349797">
            <text:p>4402</text:p>
          </table:table-cell>
        </table:table-row>
        <table:table-row table:style-name="ro1">
          <table:table-cell office:value-type="float" office:value="5084">
            <text:p>5084</text:p>
          </table:table-cell>
          <table:table-cell table:formula="of:=(2^([.A5085]/8192)-1)*8192" office:value-type="float" office:value="4403.36638628069">
            <text:p>4403</text:p>
          </table:table-cell>
        </table:table-row>
        <table:table-row table:style-name="ro1">
          <table:table-cell office:value-type="float" office:value="5085">
            <text:p>5085</text:p>
          </table:table-cell>
          <table:table-cell table:formula="of:=(2^([.A5086]/8192)-1)*8192" office:value-type="float" office:value="4404.43215923752">
            <text:p>4404</text:p>
          </table:table-cell>
        </table:table-row>
        <table:table-row table:style-name="ro1">
          <table:table-cell office:value-type="float" office:value="5086">
            <text:p>5086</text:p>
          </table:table-cell>
          <table:table-cell table:formula="of:=(2^([.A5087]/8192)-1)*8192" office:value-type="float" office:value="4405.49802237608">
            <text:p>4405</text:p>
          </table:table-cell>
        </table:table-row>
        <table:table-row table:style-name="ro1">
          <table:table-cell office:value-type="float" office:value="5087">
            <text:p>5087</text:p>
          </table:table-cell>
          <table:table-cell table:formula="of:=(2^([.A5088]/8192)-1)*8192" office:value-type="float" office:value="4406.56397570401">
            <text:p>4407</text:p>
          </table:table-cell>
        </table:table-row>
        <table:table-row table:style-name="ro1">
          <table:table-cell office:value-type="float" office:value="5088">
            <text:p>5088</text:p>
          </table:table-cell>
          <table:table-cell table:formula="of:=(2^([.A5089]/8192)-1)*8192" office:value-type="float" office:value="4407.63001922893">
            <text:p>4408</text:p>
          </table:table-cell>
        </table:table-row>
        <table:table-row table:style-name="ro1">
          <table:table-cell office:value-type="float" office:value="5089">
            <text:p>5089</text:p>
          </table:table-cell>
          <table:table-cell table:formula="of:=(2^([.A5090]/8192)-1)*8192" office:value-type="float" office:value="4408.69615295849">
            <text:p>4409</text:p>
          </table:table-cell>
        </table:table-row>
        <table:table-row table:style-name="ro1">
          <table:table-cell office:value-type="float" office:value="5090">
            <text:p>5090</text:p>
          </table:table-cell>
          <table:table-cell table:formula="of:=(2^([.A5091]/8192)-1)*8192" office:value-type="float" office:value="4409.76237690031">
            <text:p>4410</text:p>
          </table:table-cell>
        </table:table-row>
        <table:table-row table:style-name="ro1">
          <table:table-cell office:value-type="float" office:value="5091">
            <text:p>5091</text:p>
          </table:table-cell>
          <table:table-cell table:formula="of:=(2^([.A5092]/8192)-1)*8192" office:value-type="float" office:value="4410.82869106202">
            <text:p>4411</text:p>
          </table:table-cell>
        </table:table-row>
        <table:table-row table:style-name="ro1">
          <table:table-cell office:value-type="float" office:value="5092">
            <text:p>5092</text:p>
          </table:table-cell>
          <table:table-cell table:formula="of:=(2^([.A5093]/8192)-1)*8192" office:value-type="float" office:value="4411.89509545126">
            <text:p>4412</text:p>
          </table:table-cell>
        </table:table-row>
        <table:table-row table:style-name="ro1">
          <table:table-cell office:value-type="float" office:value="5093">
            <text:p>5093</text:p>
          </table:table-cell>
          <table:table-cell table:formula="of:=(2^([.A5094]/8192)-1)*8192" office:value-type="float" office:value="4412.96159007567">
            <text:p>4413</text:p>
          </table:table-cell>
        </table:table-row>
        <table:table-row table:style-name="ro1">
          <table:table-cell office:value-type="float" office:value="5094">
            <text:p>5094</text:p>
          </table:table-cell>
          <table:table-cell table:formula="of:=(2^([.A5095]/8192)-1)*8192" office:value-type="float" office:value="4414.02817494287">
            <text:p>4414</text:p>
          </table:table-cell>
        </table:table-row>
        <table:table-row table:style-name="ro1">
          <table:table-cell office:value-type="float" office:value="5095">
            <text:p>5095</text:p>
          </table:table-cell>
          <table:table-cell table:formula="of:=(2^([.A5096]/8192)-1)*8192" office:value-type="float" office:value="4415.09485006052">
            <text:p>4415</text:p>
          </table:table-cell>
        </table:table-row>
        <table:table-row table:style-name="ro1">
          <table:table-cell office:value-type="float" office:value="5096">
            <text:p>5096</text:p>
          </table:table-cell>
          <table:table-cell table:formula="of:=(2^([.A5097]/8192)-1)*8192" office:value-type="float" office:value="4416.16161543623">
            <text:p>4416</text:p>
          </table:table-cell>
        </table:table-row>
        <table:table-row table:style-name="ro1">
          <table:table-cell office:value-type="float" office:value="5097">
            <text:p>5097</text:p>
          </table:table-cell>
          <table:table-cell table:formula="of:=(2^([.A5098]/8192)-1)*8192" office:value-type="float" office:value="4417.22847107766">
            <text:p>4417</text:p>
          </table:table-cell>
        </table:table-row>
        <table:table-row table:style-name="ro1">
          <table:table-cell office:value-type="float" office:value="5098">
            <text:p>5098</text:p>
          </table:table-cell>
          <table:table-cell table:formula="of:=(2^([.A5099]/8192)-1)*8192" office:value-type="float" office:value="4418.29541699243">
            <text:p>4418</text:p>
          </table:table-cell>
        </table:table-row>
        <table:table-row table:style-name="ro1">
          <table:table-cell office:value-type="float" office:value="5099">
            <text:p>5099</text:p>
          </table:table-cell>
          <table:table-cell table:formula="of:=(2^([.A5100]/8192)-1)*8192" office:value-type="float" office:value="4419.36245318819">
            <text:p>4419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table:formula="of:=(2^([.A5101]/8192)-1)*8192" office:value-type="float" office:value="4420.42957967258">
            <text:p>4420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table:formula="of:=(2^([.A5102]/8192)-1)*8192" office:value-type="float" office:value="4421.49679645323">
            <text:p>4421</text:p>
          </table:table-cell>
        </table:table-row>
        <table:table-row table:style-name="ro1">
          <table:table-cell office:value-type="float" office:value="5102">
            <text:p>5102</text:p>
          </table:table-cell>
          <table:table-cell table:formula="of:=(2^([.A5103]/8192)-1)*8192" office:value-type="float" office:value="4422.56410353779">
            <text:p>4423</text:p>
          </table:table-cell>
        </table:table-row>
        <table:table-row table:style-name="ro1">
          <table:table-cell office:value-type="float" office:value="5103">
            <text:p>5103</text:p>
          </table:table-cell>
          <table:table-cell table:formula="of:=(2^([.A5104]/8192)-1)*8192" office:value-type="float" office:value="4423.63150093389">
            <text:p>4424</text:p>
          </table:table-cell>
        </table:table-row>
        <table:table-row table:style-name="ro1">
          <table:table-cell office:value-type="float" office:value="5104">
            <text:p>5104</text:p>
          </table:table-cell>
          <table:table-cell table:formula="of:=(2^([.A5105]/8192)-1)*8192" office:value-type="float" office:value="4424.69898864919">
            <text:p>4425</text:p>
          </table:table-cell>
        </table:table-row>
        <table:table-row table:style-name="ro1">
          <table:table-cell office:value-type="float" office:value="5105">
            <text:p>5105</text:p>
          </table:table-cell>
          <table:table-cell table:formula="of:=(2^([.A5106]/8192)-1)*8192" office:value-type="float" office:value="4425.76656669131">
            <text:p>4426</text:p>
          </table:table-cell>
        </table:table-row>
        <table:table-row table:style-name="ro1">
          <table:table-cell office:value-type="float" office:value="5106">
            <text:p>5106</text:p>
          </table:table-cell>
          <table:table-cell table:formula="of:=(2^([.A5107]/8192)-1)*8192" office:value-type="float" office:value="4426.83423506791">
            <text:p>4427</text:p>
          </table:table-cell>
        </table:table-row>
        <table:table-row table:style-name="ro1">
          <table:table-cell office:value-type="float" office:value="5107">
            <text:p>5107</text:p>
          </table:table-cell>
          <table:table-cell table:formula="of:=(2^([.A5108]/8192)-1)*8192" office:value-type="float" office:value="4427.90199378663">
            <text:p>4428</text:p>
          </table:table-cell>
        </table:table-row>
        <table:table-row table:style-name="ro1">
          <table:table-cell office:value-type="float" office:value="5108">
            <text:p>5108</text:p>
          </table:table-cell>
          <table:table-cell table:formula="of:=(2^([.A5109]/8192)-1)*8192" office:value-type="float" office:value="4428.96984285511">
            <text:p>4429</text:p>
          </table:table-cell>
        </table:table-row>
        <table:table-row table:style-name="ro1">
          <table:table-cell office:value-type="float" office:value="5109">
            <text:p>5109</text:p>
          </table:table-cell>
          <table:table-cell table:formula="of:=(2^([.A5110]/8192)-1)*8192" office:value-type="float" office:value="4430.037782281">
            <text:p>4430</text:p>
          </table:table-cell>
        </table:table-row>
        <table:table-row table:style-name="ro1">
          <table:table-cell office:value-type="float" office:value="5110">
            <text:p>5110</text:p>
          </table:table-cell>
          <table:table-cell table:formula="of:=(2^([.A5111]/8192)-1)*8192" office:value-type="float" office:value="4431.10581207195">
            <text:p>4431</text:p>
          </table:table-cell>
        </table:table-row>
        <table:table-row table:style-name="ro1">
          <table:table-cell office:value-type="float" office:value="5111">
            <text:p>5111</text:p>
          </table:table-cell>
          <table:table-cell table:formula="of:=(2^([.A5112]/8192)-1)*8192" office:value-type="float" office:value="4432.17393223559">
            <text:p>4432</text:p>
          </table:table-cell>
        </table:table-row>
        <table:table-row table:style-name="ro1">
          <table:table-cell office:value-type="float" office:value="5112">
            <text:p>5112</text:p>
          </table:table-cell>
          <table:table-cell table:formula="of:=(2^([.A5113]/8192)-1)*8192" office:value-type="float" office:value="4433.24214277958">
            <text:p>4433</text:p>
          </table:table-cell>
        </table:table-row>
        <table:table-row table:style-name="ro1">
          <table:table-cell office:value-type="float" office:value="5113">
            <text:p>5113</text:p>
          </table:table-cell>
          <table:table-cell table:formula="of:=(2^([.A5114]/8192)-1)*8192" office:value-type="float" office:value="4434.31044371157">
            <text:p>4434</text:p>
          </table:table-cell>
        </table:table-row>
        <table:table-row table:style-name="ro1">
          <table:table-cell office:value-type="float" office:value="5114">
            <text:p>5114</text:p>
          </table:table-cell>
          <table:table-cell table:formula="of:=(2^([.A5115]/8192)-1)*8192" office:value-type="float" office:value="4435.37883503919">
            <text:p>4435</text:p>
          </table:table-cell>
        </table:table-row>
        <table:table-row table:style-name="ro1">
          <table:table-cell office:value-type="float" office:value="5115">
            <text:p>5115</text:p>
          </table:table-cell>
          <table:table-cell table:formula="of:=(2^([.A5116]/8192)-1)*8192" office:value-type="float" office:value="4436.44731677011">
            <text:p>4436</text:p>
          </table:table-cell>
        </table:table-row>
        <table:table-row table:style-name="ro1">
          <table:table-cell office:value-type="float" office:value="5116">
            <text:p>5116</text:p>
          </table:table-cell>
          <table:table-cell table:formula="of:=(2^([.A5117]/8192)-1)*8192" office:value-type="float" office:value="4437.51588891198">
            <text:p>4438</text:p>
          </table:table-cell>
        </table:table-row>
        <table:table-row table:style-name="ro1">
          <table:table-cell office:value-type="float" office:value="5117">
            <text:p>5117</text:p>
          </table:table-cell>
          <table:table-cell table:formula="of:=(2^([.A5118]/8192)-1)*8192" office:value-type="float" office:value="4438.58455147243">
            <text:p>4439</text:p>
          </table:table-cell>
        </table:table-row>
        <table:table-row table:style-name="ro1">
          <table:table-cell office:value-type="float" office:value="5118">
            <text:p>5118</text:p>
          </table:table-cell>
          <table:table-cell table:formula="of:=(2^([.A5119]/8192)-1)*8192" office:value-type="float" office:value="4439.65330445913">
            <text:p>4440</text:p>
          </table:table-cell>
        </table:table-row>
        <table:table-row table:style-name="ro1">
          <table:table-cell office:value-type="float" office:value="5119">
            <text:p>5119</text:p>
          </table:table-cell>
          <table:table-cell table:formula="of:=(2^([.A5120]/8192)-1)*8192" office:value-type="float" office:value="4440.72214787972">
            <text:p>4441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table:formula="of:=(2^([.A5121]/8192)-1)*8192" office:value-type="float" office:value="4441.79108174185">
            <text:p>4442</text:p>
          </table:table-cell>
        </table:table-row>
        <table:table-row table:style-name="ro1">
          <table:table-cell office:value-type="float" office:value="5121">
            <text:p>5121</text:p>
          </table:table-cell>
          <table:table-cell table:formula="of:=(2^([.A5122]/8192)-1)*8192" office:value-type="float" office:value="4442.86010605319">
            <text:p>4443</text:p>
          </table:table-cell>
        </table:table-row>
        <table:table-row table:style-name="ro1">
          <table:table-cell office:value-type="float" office:value="5122">
            <text:p>5122</text:p>
          </table:table-cell>
          <table:table-cell table:formula="of:=(2^([.A5123]/8192)-1)*8192" office:value-type="float" office:value="4443.92922082138">
            <text:p>4444</text:p>
          </table:table-cell>
        </table:table-row>
        <table:table-row table:style-name="ro1">
          <table:table-cell office:value-type="float" office:value="5123">
            <text:p>5123</text:p>
          </table:table-cell>
          <table:table-cell table:formula="of:=(2^([.A5124]/8192)-1)*8192" office:value-type="float" office:value="4444.99842605407">
            <text:p>4445</text:p>
          </table:table-cell>
        </table:table-row>
        <table:table-row table:style-name="ro1">
          <table:table-cell office:value-type="float" office:value="5124">
            <text:p>5124</text:p>
          </table:table-cell>
          <table:table-cell table:formula="of:=(2^([.A5125]/8192)-1)*8192" office:value-type="float" office:value="4446.06772175893">
            <text:p>4446</text:p>
          </table:table-cell>
        </table:table-row>
        <table:table-row table:style-name="ro1">
          <table:table-cell office:value-type="float" office:value="5125">
            <text:p>5125</text:p>
          </table:table-cell>
          <table:table-cell table:formula="of:=(2^([.A5126]/8192)-1)*8192" office:value-type="float" office:value="4447.1371079436">
            <text:p>4447</text:p>
          </table:table-cell>
        </table:table-row>
        <table:table-row table:style-name="ro1">
          <table:table-cell office:value-type="float" office:value="5126">
            <text:p>5126</text:p>
          </table:table-cell>
          <table:table-cell table:formula="of:=(2^([.A5127]/8192)-1)*8192" office:value-type="float" office:value="4448.20658461575">
            <text:p>4448</text:p>
          </table:table-cell>
        </table:table-row>
        <table:table-row table:style-name="ro1">
          <table:table-cell office:value-type="float" office:value="5127">
            <text:p>5127</text:p>
          </table:table-cell>
          <table:table-cell table:formula="of:=(2^([.A5128]/8192)-1)*8192" office:value-type="float" office:value="4449.27615178302">
            <text:p>4449</text:p>
          </table:table-cell>
        </table:table-row>
        <table:table-row table:style-name="ro1">
          <table:table-cell office:value-type="float" office:value="5128">
            <text:p>5128</text:p>
          </table:table-cell>
          <table:table-cell table:formula="of:=(2^([.A5129]/8192)-1)*8192" office:value-type="float" office:value="4450.34580945309">
            <text:p>4450</text:p>
          </table:table-cell>
        </table:table-row>
        <table:table-row table:style-name="ro1">
          <table:table-cell office:value-type="float" office:value="5129">
            <text:p>5129</text:p>
          </table:table-cell>
          <table:table-cell table:formula="of:=(2^([.A5130]/8192)-1)*8192" office:value-type="float" office:value="4451.41555763359">
            <text:p>4451</text:p>
          </table:table-cell>
        </table:table-row>
        <table:table-row table:style-name="ro1">
          <table:table-cell office:value-type="float" office:value="5130">
            <text:p>5130</text:p>
          </table:table-cell>
          <table:table-cell table:formula="of:=(2^([.A5131]/8192)-1)*8192" office:value-type="float" office:value="4452.48539633221">
            <text:p>4452</text:p>
          </table:table-cell>
        </table:table-row>
        <table:table-row table:style-name="ro1">
          <table:table-cell office:value-type="float" office:value="5131">
            <text:p>5131</text:p>
          </table:table-cell>
          <table:table-cell table:formula="of:=(2^([.A5132]/8192)-1)*8192" office:value-type="float" office:value="4453.55532555658">
            <text:p>4454</text:p>
          </table:table-cell>
        </table:table-row>
        <table:table-row table:style-name="ro1">
          <table:table-cell office:value-type="float" office:value="5132">
            <text:p>5132</text:p>
          </table:table-cell>
          <table:table-cell table:formula="of:=(2^([.A5133]/8192)-1)*8192" office:value-type="float" office:value="4454.62534531438">
            <text:p>4455</text:p>
          </table:table-cell>
        </table:table-row>
        <table:table-row table:style-name="ro1">
          <table:table-cell office:value-type="float" office:value="5133">
            <text:p>5133</text:p>
          </table:table-cell>
          <table:table-cell table:formula="of:=(2^([.A5134]/8192)-1)*8192" office:value-type="float" office:value="4455.69545561326">
            <text:p>4456</text:p>
          </table:table-cell>
        </table:table-row>
        <table:table-row table:style-name="ro1">
          <table:table-cell office:value-type="float" office:value="5134">
            <text:p>5134</text:p>
          </table:table-cell>
          <table:table-cell table:formula="of:=(2^([.A5135]/8192)-1)*8192" office:value-type="float" office:value="4456.76565646089">
            <text:p>4457</text:p>
          </table:table-cell>
        </table:table-row>
        <table:table-row table:style-name="ro1">
          <table:table-cell office:value-type="float" office:value="5135">
            <text:p>5135</text:p>
          </table:table-cell>
          <table:table-cell table:formula="of:=(2^([.A5136]/8192)-1)*8192" office:value-type="float" office:value="4457.83594786492">
            <text:p>4458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table:formula="of:=(2^([.A5137]/8192)-1)*8192" office:value-type="float" office:value="4458.90632983303">
            <text:p>4459</text:p>
          </table:table-cell>
        </table:table-row>
        <table:table-row table:style-name="ro1">
          <table:table-cell office:value-type="float" office:value="5137">
            <text:p>5137</text:p>
          </table:table-cell>
          <table:table-cell table:formula="of:=(2^([.A5138]/8192)-1)*8192" office:value-type="float" office:value="4459.97680237286">
            <text:p>4460</text:p>
          </table:table-cell>
        </table:table-row>
        <table:table-row table:style-name="ro1">
          <table:table-cell office:value-type="float" office:value="5138">
            <text:p>5138</text:p>
          </table:table-cell>
          <table:table-cell table:formula="of:=(2^([.A5139]/8192)-1)*8192" office:value-type="float" office:value="4461.04736549209">
            <text:p>4461</text:p>
          </table:table-cell>
        </table:table-row>
        <table:table-row table:style-name="ro1">
          <table:table-cell office:value-type="float" office:value="5139">
            <text:p>5139</text:p>
          </table:table-cell>
          <table:table-cell table:formula="of:=(2^([.A5140]/8192)-1)*8192" office:value-type="float" office:value="4462.11801919839">
            <text:p>4462</text:p>
          </table:table-cell>
        </table:table-row>
        <table:table-row table:style-name="ro1">
          <table:table-cell office:value-type="float" office:value="5140">
            <text:p>5140</text:p>
          </table:table-cell>
          <table:table-cell table:formula="of:=(2^([.A5141]/8192)-1)*8192" office:value-type="float" office:value="4463.1887634994">
            <text:p>4463</text:p>
          </table:table-cell>
        </table:table-row>
        <table:table-row table:style-name="ro1">
          <table:table-cell office:value-type="float" office:value="5141">
            <text:p>5141</text:p>
          </table:table-cell>
          <table:table-cell table:formula="of:=(2^([.A5142]/8192)-1)*8192" office:value-type="float" office:value="4464.25959840281">
            <text:p>4464</text:p>
          </table:table-cell>
        </table:table-row>
        <table:table-row table:style-name="ro1">
          <table:table-cell office:value-type="float" office:value="5142">
            <text:p>5142</text:p>
          </table:table-cell>
          <table:table-cell table:formula="of:=(2^([.A5143]/8192)-1)*8192" office:value-type="float" office:value="4465.33052391628">
            <text:p>4465</text:p>
          </table:table-cell>
        </table:table-row>
        <table:table-row table:style-name="ro1">
          <table:table-cell office:value-type="float" office:value="5143">
            <text:p>5143</text:p>
          </table:table-cell>
          <table:table-cell table:formula="of:=(2^([.A5144]/8192)-1)*8192" office:value-type="float" office:value="4466.40154004748">
            <text:p>4466</text:p>
          </table:table-cell>
        </table:table-row>
        <table:table-row table:style-name="ro1">
          <table:table-cell office:value-type="float" office:value="5144">
            <text:p>5144</text:p>
          </table:table-cell>
          <table:table-cell table:formula="of:=(2^([.A5145]/8192)-1)*8192" office:value-type="float" office:value="4467.47264680406">
            <text:p>4467</text:p>
          </table:table-cell>
        </table:table-row>
        <table:table-row table:style-name="ro1">
          <table:table-cell office:value-type="float" office:value="5145">
            <text:p>5145</text:p>
          </table:table-cell>
          <table:table-cell table:formula="of:=(2^([.A5146]/8192)-1)*8192" office:value-type="float" office:value="4468.54384419371">
            <text:p>4469</text:p>
          </table:table-cell>
        </table:table-row>
        <table:table-row table:style-name="ro1">
          <table:table-cell office:value-type="float" office:value="5146">
            <text:p>5146</text:p>
          </table:table-cell>
          <table:table-cell table:formula="of:=(2^([.A5147]/8192)-1)*8192" office:value-type="float" office:value="4469.61513222409">
            <text:p>4470</text:p>
          </table:table-cell>
        </table:table-row>
        <table:table-row table:style-name="ro1">
          <table:table-cell office:value-type="float" office:value="5147">
            <text:p>5147</text:p>
          </table:table-cell>
          <table:table-cell table:formula="of:=(2^([.A5148]/8192)-1)*8192" office:value-type="float" office:value="4470.68651090287">
            <text:p>4471</text:p>
          </table:table-cell>
        </table:table-row>
        <table:table-row table:style-name="ro1">
          <table:table-cell office:value-type="float" office:value="5148">
            <text:p>5148</text:p>
          </table:table-cell>
          <table:table-cell table:formula="of:=(2^([.A5149]/8192)-1)*8192" office:value-type="float" office:value="4471.75798023772">
            <text:p>4472</text:p>
          </table:table-cell>
        </table:table-row>
        <table:table-row table:style-name="ro1">
          <table:table-cell office:value-type="float" office:value="5149">
            <text:p>5149</text:p>
          </table:table-cell>
          <table:table-cell table:formula="of:=(2^([.A5150]/8192)-1)*8192" office:value-type="float" office:value="4472.82954023631">
            <text:p>4473</text:p>
          </table:table-cell>
        </table:table-row>
        <table:table-row table:style-name="ro1">
          <table:table-cell office:value-type="float" office:value="5150">
            <text:p>5150</text:p>
          </table:table-cell>
          <table:table-cell table:formula="of:=(2^([.A5151]/8192)-1)*8192" office:value-type="float" office:value="4473.90119090631">
            <text:p>4474</text:p>
          </table:table-cell>
        </table:table-row>
        <table:table-row table:style-name="ro1">
          <table:table-cell office:value-type="float" office:value="5151">
            <text:p>5151</text:p>
          </table:table-cell>
          <table:table-cell table:formula="of:=(2^([.A5152]/8192)-1)*8192" office:value-type="float" office:value="4474.9729322554">
            <text:p>4475</text:p>
          </table:table-cell>
        </table:table-row>
        <table:table-row table:style-name="ro1">
          <table:table-cell office:value-type="float" office:value="5152">
            <text:p>5152</text:p>
          </table:table-cell>
          <table:table-cell table:formula="of:=(2^([.A5153]/8192)-1)*8192" office:value-type="float" office:value="4476.04476429125">
            <text:p>4476</text:p>
          </table:table-cell>
        </table:table-row>
        <table:table-row table:style-name="ro1">
          <table:table-cell office:value-type="float" office:value="5153">
            <text:p>5153</text:p>
          </table:table-cell>
          <table:table-cell table:formula="of:=(2^([.A5154]/8192)-1)*8192" office:value-type="float" office:value="4477.11668702153">
            <text:p>4477</text:p>
          </table:table-cell>
        </table:table-row>
        <table:table-row table:style-name="ro1">
          <table:table-cell office:value-type="float" office:value="5154">
            <text:p>5154</text:p>
          </table:table-cell>
          <table:table-cell table:formula="of:=(2^([.A5155]/8192)-1)*8192" office:value-type="float" office:value="4478.18870045391">
            <text:p>4478</text:p>
          </table:table-cell>
        </table:table-row>
        <table:table-row table:style-name="ro1">
          <table:table-cell office:value-type="float" office:value="5155">
            <text:p>5155</text:p>
          </table:table-cell>
          <table:table-cell table:formula="of:=(2^([.A5156]/8192)-1)*8192" office:value-type="float" office:value="4479.26080459608">
            <text:p>4479</text:p>
          </table:table-cell>
        </table:table-row>
        <table:table-row table:style-name="ro1">
          <table:table-cell office:value-type="float" office:value="5156">
            <text:p>5156</text:p>
          </table:table-cell>
          <table:table-cell table:formula="of:=(2^([.A5157]/8192)-1)*8192" office:value-type="float" office:value="4480.3329994557">
            <text:p>4480</text:p>
          </table:table-cell>
        </table:table-row>
        <table:table-row table:style-name="ro1">
          <table:table-cell office:value-type="float" office:value="5157">
            <text:p>5157</text:p>
          </table:table-cell>
          <table:table-cell table:formula="of:=(2^([.A5158]/8192)-1)*8192" office:value-type="float" office:value="4481.40528504046">
            <text:p>4481</text:p>
          </table:table-cell>
        </table:table-row>
        <table:table-row table:style-name="ro1">
          <table:table-cell office:value-type="float" office:value="5158">
            <text:p>5158</text:p>
          </table:table-cell>
          <table:table-cell table:formula="of:=(2^([.A5159]/8192)-1)*8192" office:value-type="float" office:value="4482.47766135802">
            <text:p>4482</text:p>
          </table:table-cell>
        </table:table-row>
        <table:table-row table:style-name="ro1">
          <table:table-cell office:value-type="float" office:value="5159">
            <text:p>5159</text:p>
          </table:table-cell>
          <table:table-cell table:formula="of:=(2^([.A5160]/8192)-1)*8192" office:value-type="float" office:value="4483.55012841607">
            <text:p>4484</text:p>
          </table:table-cell>
        </table:table-row>
        <table:table-row table:style-name="ro1">
          <table:table-cell office:value-type="float" office:value="5160">
            <text:p>5160</text:p>
          </table:table-cell>
          <table:table-cell table:formula="of:=(2^([.A5161]/8192)-1)*8192" office:value-type="float" office:value="4484.62268622229">
            <text:p>4485</text:p>
          </table:table-cell>
        </table:table-row>
        <table:table-row table:style-name="ro1">
          <table:table-cell office:value-type="float" office:value="5161">
            <text:p>5161</text:p>
          </table:table-cell>
          <table:table-cell table:formula="of:=(2^([.A5162]/8192)-1)*8192" office:value-type="float" office:value="4485.69533478435">
            <text:p>4486</text:p>
          </table:table-cell>
        </table:table-row>
        <table:table-row table:style-name="ro1">
          <table:table-cell office:value-type="float" office:value="5162">
            <text:p>5162</text:p>
          </table:table-cell>
          <table:table-cell table:formula="of:=(2^([.A5163]/8192)-1)*8192" office:value-type="float" office:value="4486.76807410993">
            <text:p>4487</text:p>
          </table:table-cell>
        </table:table-row>
        <table:table-row table:style-name="ro1">
          <table:table-cell office:value-type="float" office:value="5163">
            <text:p>5163</text:p>
          </table:table-cell>
          <table:table-cell table:formula="of:=(2^([.A5164]/8192)-1)*8192" office:value-type="float" office:value="4487.84090420672">
            <text:p>4488</text:p>
          </table:table-cell>
        </table:table-row>
        <table:table-row table:style-name="ro1">
          <table:table-cell office:value-type="float" office:value="5164">
            <text:p>5164</text:p>
          </table:table-cell>
          <table:table-cell table:formula="of:=(2^([.A5165]/8192)-1)*8192" office:value-type="float" office:value="4488.91382508239">
            <text:p>4489</text:p>
          </table:table-cell>
        </table:table-row>
        <table:table-row table:style-name="ro1">
          <table:table-cell office:value-type="float" office:value="5165">
            <text:p>5165</text:p>
          </table:table-cell>
          <table:table-cell table:formula="of:=(2^([.A5166]/8192)-1)*8192" office:value-type="float" office:value="4489.98683674463">
            <text:p>4490</text:p>
          </table:table-cell>
        </table:table-row>
        <table:table-row table:style-name="ro1">
          <table:table-cell office:value-type="float" office:value="5166">
            <text:p>5166</text:p>
          </table:table-cell>
          <table:table-cell table:formula="of:=(2^([.A5167]/8192)-1)*8192" office:value-type="float" office:value="4491.05993920111">
            <text:p>4491</text:p>
          </table:table-cell>
        </table:table-row>
        <table:table-row table:style-name="ro1">
          <table:table-cell office:value-type="float" office:value="5167">
            <text:p>5167</text:p>
          </table:table-cell>
          <table:table-cell table:formula="of:=(2^([.A5168]/8192)-1)*8192" office:value-type="float" office:value="4492.13313245953">
            <text:p>4492</text:p>
          </table:table-cell>
        </table:table-row>
        <table:table-row table:style-name="ro1">
          <table:table-cell office:value-type="float" office:value="5168">
            <text:p>5168</text:p>
          </table:table-cell>
          <table:table-cell table:formula="of:=(2^([.A5169]/8192)-1)*8192" office:value-type="float" office:value="4493.20641652755">
            <text:p>4493</text:p>
          </table:table-cell>
        </table:table-row>
        <table:table-row table:style-name="ro1">
          <table:table-cell office:value-type="float" office:value="5169">
            <text:p>5169</text:p>
          </table:table-cell>
          <table:table-cell table:formula="of:=(2^([.A5170]/8192)-1)*8192" office:value-type="float" office:value="4494.27979141288">
            <text:p>4494</text:p>
          </table:table-cell>
        </table:table-row>
        <table:table-row table:style-name="ro1">
          <table:table-cell office:value-type="float" office:value="5170">
            <text:p>5170</text:p>
          </table:table-cell>
          <table:table-cell table:formula="of:=(2^([.A5171]/8192)-1)*8192" office:value-type="float" office:value="4495.35325712318">
            <text:p>4495</text:p>
          </table:table-cell>
        </table:table-row>
        <table:table-row table:style-name="ro1">
          <table:table-cell office:value-type="float" office:value="5171">
            <text:p>5171</text:p>
          </table:table-cell>
          <table:table-cell table:formula="of:=(2^([.A5172]/8192)-1)*8192" office:value-type="float" office:value="4496.42681366616">
            <text:p>4496</text:p>
          </table:table-cell>
        </table:table-row>
        <table:table-row table:style-name="ro1">
          <table:table-cell office:value-type="float" office:value="5172">
            <text:p>5172</text:p>
          </table:table-cell>
          <table:table-cell table:formula="of:=(2^([.A5173]/8192)-1)*8192" office:value-type="float" office:value="4497.50046104948">
            <text:p>4498</text:p>
          </table:table-cell>
        </table:table-row>
        <table:table-row table:style-name="ro1">
          <table:table-cell office:value-type="float" office:value="5173">
            <text:p>5173</text:p>
          </table:table-cell>
          <table:table-cell table:formula="of:=(2^([.A5174]/8192)-1)*8192" office:value-type="float" office:value="4498.57419928085">
            <text:p>4499</text:p>
          </table:table-cell>
        </table:table-row>
        <table:table-row table:style-name="ro1">
          <table:table-cell office:value-type="float" office:value="5174">
            <text:p>5174</text:p>
          </table:table-cell>
          <table:table-cell table:formula="of:=(2^([.A5175]/8192)-1)*8192" office:value-type="float" office:value="4499.64802836794">
            <text:p>4500</text:p>
          </table:table-cell>
        </table:table-row>
        <table:table-row table:style-name="ro1">
          <table:table-cell office:value-type="float" office:value="5175">
            <text:p>5175</text:p>
          </table:table-cell>
          <table:table-cell table:formula="of:=(2^([.A5176]/8192)-1)*8192" office:value-type="float" office:value="4500.72194831845">
            <text:p>4501</text:p>
          </table:table-cell>
        </table:table-row>
        <table:table-row table:style-name="ro1">
          <table:table-cell office:value-type="float" office:value="5176">
            <text:p>5176</text:p>
          </table:table-cell>
          <table:table-cell table:formula="of:=(2^([.A5177]/8192)-1)*8192" office:value-type="float" office:value="4501.79595914007">
            <text:p>4502</text:p>
          </table:table-cell>
        </table:table-row>
        <table:table-row table:style-name="ro1">
          <table:table-cell office:value-type="float" office:value="5177">
            <text:p>5177</text:p>
          </table:table-cell>
          <table:table-cell table:formula="of:=(2^([.A5178]/8192)-1)*8192" office:value-type="float" office:value="4502.87006084047">
            <text:p>4503</text:p>
          </table:table-cell>
        </table:table-row>
        <table:table-row table:style-name="ro1">
          <table:table-cell office:value-type="float" office:value="5178">
            <text:p>5178</text:p>
          </table:table-cell>
          <table:table-cell table:formula="of:=(2^([.A5179]/8192)-1)*8192" office:value-type="float" office:value="4503.94425342736">
            <text:p>4504</text:p>
          </table:table-cell>
        </table:table-row>
        <table:table-row table:style-name="ro1">
          <table:table-cell office:value-type="float" office:value="5179">
            <text:p>5179</text:p>
          </table:table-cell>
          <table:table-cell table:formula="of:=(2^([.A5180]/8192)-1)*8192" office:value-type="float" office:value="4505.01853690842">
            <text:p>4505</text:p>
          </table:table-cell>
        </table:table-row>
        <table:table-row table:style-name="ro1">
          <table:table-cell office:value-type="float" office:value="5180">
            <text:p>5180</text:p>
          </table:table-cell>
          <table:table-cell table:formula="of:=(2^([.A5181]/8192)-1)*8192" office:value-type="float" office:value="4506.09291129134">
            <text:p>4506</text:p>
          </table:table-cell>
        </table:table-row>
        <table:table-row table:style-name="ro1">
          <table:table-cell office:value-type="float" office:value="5181">
            <text:p>5181</text:p>
          </table:table-cell>
          <table:table-cell table:formula="of:=(2^([.A5182]/8192)-1)*8192" office:value-type="float" office:value="4507.16737658382">
            <text:p>4507</text:p>
          </table:table-cell>
        </table:table-row>
        <table:table-row table:style-name="ro1">
          <table:table-cell office:value-type="float" office:value="5182">
            <text:p>5182</text:p>
          </table:table-cell>
          <table:table-cell table:formula="of:=(2^([.A5183]/8192)-1)*8192" office:value-type="float" office:value="4508.24193279355">
            <text:p>4508</text:p>
          </table:table-cell>
        </table:table-row>
        <table:table-row table:style-name="ro1">
          <table:table-cell office:value-type="float" office:value="5183">
            <text:p>5183</text:p>
          </table:table-cell>
          <table:table-cell table:formula="of:=(2^([.A5184]/8192)-1)*8192" office:value-type="float" office:value="4509.31657992822">
            <text:p>4509</text:p>
          </table:table-cell>
        </table:table-row>
        <table:table-row table:style-name="ro1">
          <table:table-cell office:value-type="float" office:value="5184">
            <text:p>5184</text:p>
          </table:table-cell>
          <table:table-cell table:formula="of:=(2^([.A5185]/8192)-1)*8192" office:value-type="float" office:value="4510.39131799552">
            <text:p>4510</text:p>
          </table:table-cell>
        </table:table-row>
        <table:table-row table:style-name="ro1">
          <table:table-cell office:value-type="float" office:value="5185">
            <text:p>5185</text:p>
          </table:table-cell>
          <table:table-cell table:formula="of:=(2^([.A5186]/8192)-1)*8192" office:value-type="float" office:value="4511.46614700315">
            <text:p>4511</text:p>
          </table:table-cell>
        </table:table-row>
        <table:table-row table:style-name="ro1">
          <table:table-cell office:value-type="float" office:value="5186">
            <text:p>5186</text:p>
          </table:table-cell>
          <table:table-cell table:formula="of:=(2^([.A5187]/8192)-1)*8192" office:value-type="float" office:value="4512.54106695881">
            <text:p>4513</text:p>
          </table:table-cell>
        </table:table-row>
        <table:table-row table:style-name="ro1">
          <table:table-cell office:value-type="float" office:value="5187">
            <text:p>5187</text:p>
          </table:table-cell>
          <table:table-cell table:formula="of:=(2^([.A5188]/8192)-1)*8192" office:value-type="float" office:value="4513.61607787019">
            <text:p>4514</text:p>
          </table:table-cell>
        </table:table-row>
        <table:table-row table:style-name="ro1">
          <table:table-cell office:value-type="float" office:value="5188">
            <text:p>5188</text:p>
          </table:table-cell>
          <table:table-cell table:formula="of:=(2^([.A5189]/8192)-1)*8192" office:value-type="float" office:value="4514.69117974498">
            <text:p>4515</text:p>
          </table:table-cell>
        </table:table-row>
        <table:table-row table:style-name="ro1">
          <table:table-cell office:value-type="float" office:value="5189">
            <text:p>5189</text:p>
          </table:table-cell>
          <table:table-cell table:formula="of:=(2^([.A5190]/8192)-1)*8192" office:value-type="float" office:value="4515.76637259089">
            <text:p>4516</text:p>
          </table:table-cell>
        </table:table-row>
        <table:table-row table:style-name="ro1">
          <table:table-cell office:value-type="float" office:value="5190">
            <text:p>5190</text:p>
          </table:table-cell>
          <table:table-cell table:formula="of:=(2^([.A5191]/8192)-1)*8192" office:value-type="float" office:value="4516.84165641561">
            <text:p>4517</text:p>
          </table:table-cell>
        </table:table-row>
        <table:table-row table:style-name="ro1">
          <table:table-cell office:value-type="float" office:value="5191">
            <text:p>5191</text:p>
          </table:table-cell>
          <table:table-cell table:formula="of:=(2^([.A5192]/8192)-1)*8192" office:value-type="float" office:value="4517.91703122684">
            <text:p>4518</text:p>
          </table:table-cell>
        </table:table-row>
        <table:table-row table:style-name="ro1">
          <table:table-cell office:value-type="float" office:value="5192">
            <text:p>5192</text:p>
          </table:table-cell>
          <table:table-cell table:formula="of:=(2^([.A5193]/8192)-1)*8192" office:value-type="float" office:value="4518.99249703227">
            <text:p>4519</text:p>
          </table:table-cell>
        </table:table-row>
        <table:table-row table:style-name="ro1">
          <table:table-cell office:value-type="float" office:value="5193">
            <text:p>5193</text:p>
          </table:table-cell>
          <table:table-cell table:formula="of:=(2^([.A5194]/8192)-1)*8192" office:value-type="float" office:value="4520.06805383962">
            <text:p>4520</text:p>
          </table:table-cell>
        </table:table-row>
        <table:table-row table:style-name="ro1">
          <table:table-cell office:value-type="float" office:value="5194">
            <text:p>5194</text:p>
          </table:table-cell>
          <table:table-cell table:formula="of:=(2^([.A5195]/8192)-1)*8192" office:value-type="float" office:value="4521.14370165657">
            <text:p>4521</text:p>
          </table:table-cell>
        </table:table-row>
        <table:table-row table:style-name="ro1">
          <table:table-cell office:value-type="float" office:value="5195">
            <text:p>5195</text:p>
          </table:table-cell>
          <table:table-cell table:formula="of:=(2^([.A5196]/8192)-1)*8192" office:value-type="float" office:value="4522.21944049083">
            <text:p>4522</text:p>
          </table:table-cell>
        </table:table-row>
        <table:table-row table:style-name="ro1">
          <table:table-cell office:value-type="float" office:value="5196">
            <text:p>5196</text:p>
          </table:table-cell>
          <table:table-cell table:formula="of:=(2^([.A5197]/8192)-1)*8192" office:value-type="float" office:value="4523.2952703501">
            <text:p>4523</text:p>
          </table:table-cell>
        </table:table-row>
        <table:table-row table:style-name="ro1">
          <table:table-cell office:value-type="float" office:value="5197">
            <text:p>5197</text:p>
          </table:table-cell>
          <table:table-cell table:formula="of:=(2^([.A5198]/8192)-1)*8192" office:value-type="float" office:value="4524.37119124209">
            <text:p>4524</text:p>
          </table:table-cell>
        </table:table-row>
        <table:table-row table:style-name="ro1">
          <table:table-cell office:value-type="float" office:value="5198">
            <text:p>5198</text:p>
          </table:table-cell>
          <table:table-cell table:formula="of:=(2^([.A5199]/8192)-1)*8192" office:value-type="float" office:value="4525.44720317449">
            <text:p>4525</text:p>
          </table:table-cell>
        </table:table-row>
        <table:table-row table:style-name="ro1">
          <table:table-cell office:value-type="float" office:value="5199">
            <text:p>5199</text:p>
          </table:table-cell>
          <table:table-cell table:formula="of:=(2^([.A5200]/8192)-1)*8192" office:value-type="float" office:value="4526.52330615501">
            <text:p>4527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table:formula="of:=(2^([.A5201]/8192)-1)*8192" office:value-type="float" office:value="4527.59950019135">
            <text:p>4528</text:p>
          </table:table-cell>
        </table:table-row>
        <table:table-row table:style-name="ro1">
          <table:table-cell office:value-type="float" office:value="5201">
            <text:p>5201</text:p>
          </table:table-cell>
          <table:table-cell table:formula="of:=(2^([.A5202]/8192)-1)*8192" office:value-type="float" office:value="4528.67578529122">
            <text:p>4529</text:p>
          </table:table-cell>
        </table:table-row>
        <table:table-row table:style-name="ro1">
          <table:table-cell office:value-type="float" office:value="5202">
            <text:p>5202</text:p>
          </table:table-cell>
          <table:table-cell table:formula="of:=(2^([.A5203]/8192)-1)*8192" office:value-type="float" office:value="4529.75216146233">
            <text:p>4530</text:p>
          </table:table-cell>
        </table:table-row>
        <table:table-row table:style-name="ro1">
          <table:table-cell office:value-type="float" office:value="5203">
            <text:p>5203</text:p>
          </table:table-cell>
          <table:table-cell table:formula="of:=(2^([.A5204]/8192)-1)*8192" office:value-type="float" office:value="4530.82862871237">
            <text:p>4531</text:p>
          </table:table-cell>
        </table:table-row>
        <table:table-row table:style-name="ro1">
          <table:table-cell office:value-type="float" office:value="5204">
            <text:p>5204</text:p>
          </table:table-cell>
          <table:table-cell table:formula="of:=(2^([.A5205]/8192)-1)*8192" office:value-type="float" office:value="4531.90518704906">
            <text:p>4532</text:p>
          </table:table-cell>
        </table:table-row>
        <table:table-row table:style-name="ro1">
          <table:table-cell office:value-type="float" office:value="5205">
            <text:p>5205</text:p>
          </table:table-cell>
          <table:table-cell table:formula="of:=(2^([.A5206]/8192)-1)*8192" office:value-type="float" office:value="4532.9818364801">
            <text:p>4533</text:p>
          </table:table-cell>
        </table:table-row>
        <table:table-row table:style-name="ro1">
          <table:table-cell office:value-type="float" office:value="5206">
            <text:p>5206</text:p>
          </table:table-cell>
          <table:table-cell table:formula="of:=(2^([.A5207]/8192)-1)*8192" office:value-type="float" office:value="4534.05857701321">
            <text:p>4534</text:p>
          </table:table-cell>
        </table:table-row>
        <table:table-row table:style-name="ro1">
          <table:table-cell office:value-type="float" office:value="5207">
            <text:p>5207</text:p>
          </table:table-cell>
          <table:table-cell table:formula="of:=(2^([.A5208]/8192)-1)*8192" office:value-type="float" office:value="4535.13540865609">
            <text:p>4535</text:p>
          </table:table-cell>
        </table:table-row>
        <table:table-row table:style-name="ro1">
          <table:table-cell office:value-type="float" office:value="5208">
            <text:p>5208</text:p>
          </table:table-cell>
          <table:table-cell table:formula="of:=(2^([.A5209]/8192)-1)*8192" office:value-type="float" office:value="4536.21233141644">
            <text:p>4536</text:p>
          </table:table-cell>
        </table:table-row>
        <table:table-row table:style-name="ro1">
          <table:table-cell office:value-type="float" office:value="5209">
            <text:p>5209</text:p>
          </table:table-cell>
          <table:table-cell table:formula="of:=(2^([.A5210]/8192)-1)*8192" office:value-type="float" office:value="4537.28934530199">
            <text:p>4537</text:p>
          </table:table-cell>
        </table:table-row>
        <table:table-row table:style-name="ro1">
          <table:table-cell office:value-type="float" office:value="5210">
            <text:p>5210</text:p>
          </table:table-cell>
          <table:table-cell table:formula="of:=(2^([.A5211]/8192)-1)*8192" office:value-type="float" office:value="4538.36645032043">
            <text:p>4538</text:p>
          </table:table-cell>
        </table:table-row>
        <table:table-row table:style-name="ro1">
          <table:table-cell office:value-type="float" office:value="5211">
            <text:p>5211</text:p>
          </table:table-cell>
          <table:table-cell table:formula="of:=(2^([.A5212]/8192)-1)*8192" office:value-type="float" office:value="4539.44364647949">
            <text:p>4539</text:p>
          </table:table-cell>
        </table:table-row>
        <table:table-row table:style-name="ro1">
          <table:table-cell office:value-type="float" office:value="5212">
            <text:p>5212</text:p>
          </table:table-cell>
          <table:table-cell table:formula="of:=(2^([.A5213]/8192)-1)*8192" office:value-type="float" office:value="4540.52093378688">
            <text:p>4541</text:p>
          </table:table-cell>
        </table:table-row>
        <table:table-row table:style-name="ro1">
          <table:table-cell office:value-type="float" office:value="5213">
            <text:p>5213</text:p>
          </table:table-cell>
          <table:table-cell table:formula="of:=(2^([.A5214]/8192)-1)*8192" office:value-type="float" office:value="4541.5983122503">
            <text:p>4542</text:p>
          </table:table-cell>
        </table:table-row>
        <table:table-row table:style-name="ro1">
          <table:table-cell office:value-type="float" office:value="5214">
            <text:p>5214</text:p>
          </table:table-cell>
          <table:table-cell table:formula="of:=(2^([.A5215]/8192)-1)*8192" office:value-type="float" office:value="4542.67578187747">
            <text:p>4543</text:p>
          </table:table-cell>
        </table:table-row>
        <table:table-row table:style-name="ro1">
          <table:table-cell office:value-type="float" office:value="5215">
            <text:p>5215</text:p>
          </table:table-cell>
          <table:table-cell table:formula="of:=(2^([.A5216]/8192)-1)*8192" office:value-type="float" office:value="4543.7533426761">
            <text:p>4544</text:p>
          </table:table-cell>
        </table:table-row>
        <table:table-row table:style-name="ro1">
          <table:table-cell office:value-type="float" office:value="5216">
            <text:p>5216</text:p>
          </table:table-cell>
          <table:table-cell table:formula="of:=(2^([.A5217]/8192)-1)*8192" office:value-type="float" office:value="4544.83099465391">
            <text:p>4545</text:p>
          </table:table-cell>
        </table:table-row>
        <table:table-row table:style-name="ro1">
          <table:table-cell office:value-type="float" office:value="5217">
            <text:p>5217</text:p>
          </table:table-cell>
          <table:table-cell table:formula="of:=(2^([.A5218]/8192)-1)*8192" office:value-type="float" office:value="4545.90873781861">
            <text:p>4546</text:p>
          </table:table-cell>
        </table:table-row>
        <table:table-row table:style-name="ro1">
          <table:table-cell office:value-type="float" office:value="5218">
            <text:p>5218</text:p>
          </table:table-cell>
          <table:table-cell table:formula="of:=(2^([.A5219]/8192)-1)*8192" office:value-type="float" office:value="4546.98657217793">
            <text:p>4547</text:p>
          </table:table-cell>
        </table:table-row>
        <table:table-row table:style-name="ro1">
          <table:table-cell office:value-type="float" office:value="5219">
            <text:p>5219</text:p>
          </table:table-cell>
          <table:table-cell table:formula="of:=(2^([.A5220]/8192)-1)*8192" office:value-type="float" office:value="4548.06449773957">
            <text:p>4548</text:p>
          </table:table-cell>
        </table:table-row>
        <table:table-row table:style-name="ro1">
          <table:table-cell office:value-type="float" office:value="5220">
            <text:p>5220</text:p>
          </table:table-cell>
          <table:table-cell table:formula="of:=(2^([.A5221]/8192)-1)*8192" office:value-type="float" office:value="4549.14251451125">
            <text:p>4549</text:p>
          </table:table-cell>
        </table:table-row>
        <table:table-row table:style-name="ro1">
          <table:table-cell office:value-type="float" office:value="5221">
            <text:p>5221</text:p>
          </table:table-cell>
          <table:table-cell table:formula="of:=(2^([.A5222]/8192)-1)*8192" office:value-type="float" office:value="4550.2206225007">
            <text:p>4550</text:p>
          </table:table-cell>
        </table:table-row>
        <table:table-row table:style-name="ro1">
          <table:table-cell office:value-type="float" office:value="5222">
            <text:p>5222</text:p>
          </table:table-cell>
          <table:table-cell table:formula="of:=(2^([.A5223]/8192)-1)*8192" office:value-type="float" office:value="4551.29882171562">
            <text:p>4551</text:p>
          </table:table-cell>
        </table:table-row>
        <table:table-row table:style-name="ro1">
          <table:table-cell office:value-type="float" office:value="5223">
            <text:p>5223</text:p>
          </table:table-cell>
          <table:table-cell table:formula="of:=(2^([.A5224]/8192)-1)*8192" office:value-type="float" office:value="4552.37711216375">
            <text:p>4552</text:p>
          </table:table-cell>
        </table:table-row>
        <table:table-row table:style-name="ro1">
          <table:table-cell office:value-type="float" office:value="5224">
            <text:p>5224</text:p>
          </table:table-cell>
          <table:table-cell table:formula="of:=(2^([.A5225]/8192)-1)*8192" office:value-type="float" office:value="4553.45549385279">
            <text:p>4553</text:p>
          </table:table-cell>
        </table:table-row>
        <table:table-row table:style-name="ro1">
          <table:table-cell office:value-type="float" office:value="5225">
            <text:p>5225</text:p>
          </table:table-cell>
          <table:table-cell table:formula="of:=(2^([.A5226]/8192)-1)*8192" office:value-type="float" office:value="4554.53396679047">
            <text:p>4555</text:p>
          </table:table-cell>
        </table:table-row>
        <table:table-row table:style-name="ro1">
          <table:table-cell office:value-type="float" office:value="5226">
            <text:p>5226</text:p>
          </table:table-cell>
          <table:table-cell table:formula="of:=(2^([.A5227]/8192)-1)*8192" office:value-type="float" office:value="4555.61253098451">
            <text:p>4556</text:p>
          </table:table-cell>
        </table:table-row>
        <table:table-row table:style-name="ro1">
          <table:table-cell office:value-type="float" office:value="5227">
            <text:p>5227</text:p>
          </table:table-cell>
          <table:table-cell table:formula="of:=(2^([.A5228]/8192)-1)*8192" office:value-type="float" office:value="4556.69118644263">
            <text:p>4557</text:p>
          </table:table-cell>
        </table:table-row>
        <table:table-row table:style-name="ro1">
          <table:table-cell office:value-type="float" office:value="5228">
            <text:p>5228</text:p>
          </table:table-cell>
          <table:table-cell table:formula="of:=(2^([.A5229]/8192)-1)*8192" office:value-type="float" office:value="4557.76993317256">
            <text:p>4558</text:p>
          </table:table-cell>
        </table:table-row>
        <table:table-row table:style-name="ro1">
          <table:table-cell office:value-type="float" office:value="5229">
            <text:p>5229</text:p>
          </table:table-cell>
          <table:table-cell table:formula="of:=(2^([.A5230]/8192)-1)*8192" office:value-type="float" office:value="4558.84877118202">
            <text:p>4559</text:p>
          </table:table-cell>
        </table:table-row>
        <table:table-row table:style-name="ro1">
          <table:table-cell office:value-type="float" office:value="5230">
            <text:p>5230</text:p>
          </table:table-cell>
          <table:table-cell table:formula="of:=(2^([.A5231]/8192)-1)*8192" office:value-type="float" office:value="4559.92770047872">
            <text:p>4560</text:p>
          </table:table-cell>
        </table:table-row>
        <table:table-row table:style-name="ro1">
          <table:table-cell office:value-type="float" office:value="5231">
            <text:p>5231</text:p>
          </table:table-cell>
          <table:table-cell table:formula="of:=(2^([.A5232]/8192)-1)*8192" office:value-type="float" office:value="4561.00672107041">
            <text:p>4561</text:p>
          </table:table-cell>
        </table:table-row>
        <table:table-row table:style-name="ro1">
          <table:table-cell office:value-type="float" office:value="5232">
            <text:p>5232</text:p>
          </table:table-cell>
          <table:table-cell table:formula="of:=(2^([.A5233]/8192)-1)*8192" office:value-type="float" office:value="4562.08583296479">
            <text:p>4562</text:p>
          </table:table-cell>
        </table:table-row>
        <table:table-row table:style-name="ro1">
          <table:table-cell office:value-type="float" office:value="5233">
            <text:p>5233</text:p>
          </table:table-cell>
          <table:table-cell table:formula="of:=(2^([.A5234]/8192)-1)*8192" office:value-type="float" office:value="4563.1650361696">
            <text:p>4563</text:p>
          </table:table-cell>
        </table:table-row>
        <table:table-row table:style-name="ro1">
          <table:table-cell office:value-type="float" office:value="5234">
            <text:p>5234</text:p>
          </table:table-cell>
          <table:table-cell table:formula="of:=(2^([.A5235]/8192)-1)*8192" office:value-type="float" office:value="4564.24433069256">
            <text:p>4564</text:p>
          </table:table-cell>
        </table:table-row>
        <table:table-row table:style-name="ro1">
          <table:table-cell office:value-type="float" office:value="5235">
            <text:p>5235</text:p>
          </table:table-cell>
          <table:table-cell table:formula="of:=(2^([.A5236]/8192)-1)*8192" office:value-type="float" office:value="4565.3237165414">
            <text:p>4565</text:p>
          </table:table-cell>
        </table:table-row>
        <table:table-row table:style-name="ro1">
          <table:table-cell office:value-type="float" office:value="5236">
            <text:p>5236</text:p>
          </table:table-cell>
          <table:table-cell table:formula="of:=(2^([.A5237]/8192)-1)*8192" office:value-type="float" office:value="4566.40319372385">
            <text:p>4566</text:p>
          </table:table-cell>
        </table:table-row>
        <table:table-row table:style-name="ro1">
          <table:table-cell office:value-type="float" office:value="5237">
            <text:p>5237</text:p>
          </table:table-cell>
          <table:table-cell table:formula="of:=(2^([.A5238]/8192)-1)*8192" office:value-type="float" office:value="4567.48276224763">
            <text:p>4567</text:p>
          </table:table-cell>
        </table:table-row>
        <table:table-row table:style-name="ro1">
          <table:table-cell office:value-type="float" office:value="5238">
            <text:p>5238</text:p>
          </table:table-cell>
          <table:table-cell table:formula="of:=(2^([.A5239]/8192)-1)*8192" office:value-type="float" office:value="4568.56242212048">
            <text:p>4569</text:p>
          </table:table-cell>
        </table:table-row>
        <table:table-row table:style-name="ro1">
          <table:table-cell office:value-type="float" office:value="5239">
            <text:p>5239</text:p>
          </table:table-cell>
          <table:table-cell table:formula="of:=(2^([.A5240]/8192)-1)*8192" office:value-type="float" office:value="4569.64217335012">
            <text:p>4570</text:p>
          </table:table-cell>
        </table:table-row>
        <table:table-row table:style-name="ro1">
          <table:table-cell office:value-type="float" office:value="5240">
            <text:p>5240</text:p>
          </table:table-cell>
          <table:table-cell table:formula="of:=(2^([.A5241]/8192)-1)*8192" office:value-type="float" office:value="4570.72201594429">
            <text:p>4571</text:p>
          </table:table-cell>
        </table:table-row>
        <table:table-row table:style-name="ro1">
          <table:table-cell office:value-type="float" office:value="5241">
            <text:p>5241</text:p>
          </table:table-cell>
          <table:table-cell table:formula="of:=(2^([.A5242]/8192)-1)*8192" office:value-type="float" office:value="4571.80194991071">
            <text:p>4572</text:p>
          </table:table-cell>
        </table:table-row>
        <table:table-row table:style-name="ro1">
          <table:table-cell office:value-type="float" office:value="5242">
            <text:p>5242</text:p>
          </table:table-cell>
          <table:table-cell table:formula="of:=(2^([.A5243]/8192)-1)*8192" office:value-type="float" office:value="4572.88197525712">
            <text:p>4573</text:p>
          </table:table-cell>
        </table:table-row>
        <table:table-row table:style-name="ro1">
          <table:table-cell office:value-type="float" office:value="5243">
            <text:p>5243</text:p>
          </table:table-cell>
          <table:table-cell table:formula="of:=(2^([.A5244]/8192)-1)*8192" office:value-type="float" office:value="4573.96209199125">
            <text:p>4574</text:p>
          </table:table-cell>
        </table:table-row>
        <table:table-row table:style-name="ro1">
          <table:table-cell office:value-type="float" office:value="5244">
            <text:p>5244</text:p>
          </table:table-cell>
          <table:table-cell table:formula="of:=(2^([.A5245]/8192)-1)*8192" office:value-type="float" office:value="4575.04230012084">
            <text:p>4575</text:p>
          </table:table-cell>
        </table:table-row>
        <table:table-row table:style-name="ro1">
          <table:table-cell office:value-type="float" office:value="5245">
            <text:p>5245</text:p>
          </table:table-cell>
          <table:table-cell table:formula="of:=(2^([.A5246]/8192)-1)*8192" office:value-type="float" office:value="4576.1225996536">
            <text:p>4576</text:p>
          </table:table-cell>
        </table:table-row>
        <table:table-row table:style-name="ro1">
          <table:table-cell office:value-type="float" office:value="5246">
            <text:p>5246</text:p>
          </table:table-cell>
          <table:table-cell table:formula="of:=(2^([.A5247]/8192)-1)*8192" office:value-type="float" office:value="4577.20299059729">
            <text:p>4577</text:p>
          </table:table-cell>
        </table:table-row>
        <table:table-row table:style-name="ro1">
          <table:table-cell office:value-type="float" office:value="5247">
            <text:p>5247</text:p>
          </table:table-cell>
          <table:table-cell table:formula="of:=(2^([.A5248]/8192)-1)*8192" office:value-type="float" office:value="4578.28347295963">
            <text:p>4578</text:p>
          </table:table-cell>
        </table:table-row>
        <table:table-row table:style-name="ro1">
          <table:table-cell office:value-type="float" office:value="5248">
            <text:p>5248</text:p>
          </table:table-cell>
          <table:table-cell table:formula="of:=(2^([.A5249]/8192)-1)*8192" office:value-type="float" office:value="4579.36404674836">
            <text:p>4579</text:p>
          </table:table-cell>
        </table:table-row>
        <table:table-row table:style-name="ro1">
          <table:table-cell office:value-type="float" office:value="5249">
            <text:p>5249</text:p>
          </table:table-cell>
          <table:table-cell table:formula="of:=(2^([.A5250]/8192)-1)*8192" office:value-type="float" office:value="4580.44471197122">
            <text:p>4580</text:p>
          </table:table-cell>
        </table:table-row>
        <table:table-row table:style-name="ro1">
          <table:table-cell office:value-type="float" office:value="5250">
            <text:p>5250</text:p>
          </table:table-cell>
          <table:table-cell table:formula="of:=(2^([.A5251]/8192)-1)*8192" office:value-type="float" office:value="4581.52546863594">
            <text:p>4582</text:p>
          </table:table-cell>
        </table:table-row>
        <table:table-row table:style-name="ro1">
          <table:table-cell office:value-type="float" office:value="5251">
            <text:p>5251</text:p>
          </table:table-cell>
          <table:table-cell table:formula="of:=(2^([.A5252]/8192)-1)*8192" office:value-type="float" office:value="4582.60631675026">
            <text:p>4583</text:p>
          </table:table-cell>
        </table:table-row>
        <table:table-row table:style-name="ro1">
          <table:table-cell office:value-type="float" office:value="5252">
            <text:p>5252</text:p>
          </table:table-cell>
          <table:table-cell table:formula="of:=(2^([.A5253]/8192)-1)*8192" office:value-type="float" office:value="4583.68725632192">
            <text:p>4584</text:p>
          </table:table-cell>
        </table:table-row>
        <table:table-row table:style-name="ro1">
          <table:table-cell office:value-type="float" office:value="5253">
            <text:p>5253</text:p>
          </table:table-cell>
          <table:table-cell table:formula="of:=(2^([.A5254]/8192)-1)*8192" office:value-type="float" office:value="4584.76828735866">
            <text:p>4585</text:p>
          </table:table-cell>
        </table:table-row>
        <table:table-row table:style-name="ro1">
          <table:table-cell office:value-type="float" office:value="5254">
            <text:p>5254</text:p>
          </table:table-cell>
          <table:table-cell table:formula="of:=(2^([.A5255]/8192)-1)*8192" office:value-type="float" office:value="4585.84940986821">
            <text:p>4586</text:p>
          </table:table-cell>
        </table:table-row>
        <table:table-row table:style-name="ro1">
          <table:table-cell office:value-type="float" office:value="5255">
            <text:p>5255</text:p>
          </table:table-cell>
          <table:table-cell table:formula="of:=(2^([.A5256]/8192)-1)*8192" office:value-type="float" office:value="4586.93062385833">
            <text:p>4587</text:p>
          </table:table-cell>
        </table:table-row>
        <table:table-row table:style-name="ro1">
          <table:table-cell office:value-type="float" office:value="5256">
            <text:p>5256</text:p>
          </table:table-cell>
          <table:table-cell table:formula="of:=(2^([.A5257]/8192)-1)*8192" office:value-type="float" office:value="4588.01192933674">
            <text:p>4588</text:p>
          </table:table-cell>
        </table:table-row>
        <table:table-row table:style-name="ro1">
          <table:table-cell office:value-type="float" office:value="5257">
            <text:p>5257</text:p>
          </table:table-cell>
          <table:table-cell table:formula="of:=(2^([.A5258]/8192)-1)*8192" office:value-type="float" office:value="4589.09332631119">
            <text:p>4589</text:p>
          </table:table-cell>
        </table:table-row>
        <table:table-row table:style-name="ro1">
          <table:table-cell office:value-type="float" office:value="5258">
            <text:p>5258</text:p>
          </table:table-cell>
          <table:table-cell table:formula="of:=(2^([.A5259]/8192)-1)*8192" office:value-type="float" office:value="4590.17481478942">
            <text:p>4590</text:p>
          </table:table-cell>
        </table:table-row>
        <table:table-row table:style-name="ro1">
          <table:table-cell office:value-type="float" office:value="5259">
            <text:p>5259</text:p>
          </table:table-cell>
          <table:table-cell table:formula="of:=(2^([.A5260]/8192)-1)*8192" office:value-type="float" office:value="4591.25639477917">
            <text:p>4591</text:p>
          </table:table-cell>
        </table:table-row>
        <table:table-row table:style-name="ro1">
          <table:table-cell office:value-type="float" office:value="5260">
            <text:p>5260</text:p>
          </table:table-cell>
          <table:table-cell table:formula="of:=(2^([.A5261]/8192)-1)*8192" office:value-type="float" office:value="4592.33806628819">
            <text:p>4592</text:p>
          </table:table-cell>
        </table:table-row>
        <table:table-row table:style-name="ro1">
          <table:table-cell office:value-type="float" office:value="5261">
            <text:p>5261</text:p>
          </table:table-cell>
          <table:table-cell table:formula="of:=(2^([.A5262]/8192)-1)*8192" office:value-type="float" office:value="4593.41982932423">
            <text:p>4593</text:p>
          </table:table-cell>
        </table:table-row>
        <table:table-row table:style-name="ro1">
          <table:table-cell office:value-type="float" office:value="5262">
            <text:p>5262</text:p>
          </table:table-cell>
          <table:table-cell table:formula="of:=(2^([.A5263]/8192)-1)*8192" office:value-type="float" office:value="4594.50168389502">
            <text:p>4595</text:p>
          </table:table-cell>
        </table:table-row>
        <table:table-row table:style-name="ro1">
          <table:table-cell office:value-type="float" office:value="5263">
            <text:p>5263</text:p>
          </table:table-cell>
          <table:table-cell table:formula="of:=(2^([.A5264]/8192)-1)*8192" office:value-type="float" office:value="4595.58363000831">
            <text:p>4596</text:p>
          </table:table-cell>
        </table:table-row>
        <table:table-row table:style-name="ro1">
          <table:table-cell office:value-type="float" office:value="5264">
            <text:p>5264</text:p>
          </table:table-cell>
          <table:table-cell table:formula="of:=(2^([.A5265]/8192)-1)*8192" office:value-type="float" office:value="4596.66566767185">
            <text:p>4597</text:p>
          </table:table-cell>
        </table:table-row>
        <table:table-row table:style-name="ro1">
          <table:table-cell office:value-type="float" office:value="5265">
            <text:p>5265</text:p>
          </table:table-cell>
          <table:table-cell table:formula="of:=(2^([.A5266]/8192)-1)*8192" office:value-type="float" office:value="4597.74779689338">
            <text:p>4598</text:p>
          </table:table-cell>
        </table:table-row>
        <table:table-row table:style-name="ro1">
          <table:table-cell office:value-type="float" office:value="5266">
            <text:p>5266</text:p>
          </table:table-cell>
          <table:table-cell table:formula="of:=(2^([.A5267]/8192)-1)*8192" office:value-type="float" office:value="4598.83001768065">
            <text:p>4599</text:p>
          </table:table-cell>
        </table:table-row>
        <table:table-row table:style-name="ro1">
          <table:table-cell office:value-type="float" office:value="5267">
            <text:p>5267</text:p>
          </table:table-cell>
          <table:table-cell table:formula="of:=(2^([.A5268]/8192)-1)*8192" office:value-type="float" office:value="4599.91233004141">
            <text:p>4600</text:p>
          </table:table-cell>
        </table:table-row>
        <table:table-row table:style-name="ro1">
          <table:table-cell office:value-type="float" office:value="5268">
            <text:p>5268</text:p>
          </table:table-cell>
          <table:table-cell table:formula="of:=(2^([.A5269]/8192)-1)*8192" office:value-type="float" office:value="4600.99473398341">
            <text:p>4601</text:p>
          </table:table-cell>
        </table:table-row>
        <table:table-row table:style-name="ro1">
          <table:table-cell office:value-type="float" office:value="5269">
            <text:p>5269</text:p>
          </table:table-cell>
          <table:table-cell table:formula="of:=(2^([.A5270]/8192)-1)*8192" office:value-type="float" office:value="4602.0772295144">
            <text:p>4602</text:p>
          </table:table-cell>
        </table:table-row>
        <table:table-row table:style-name="ro1">
          <table:table-cell office:value-type="float" office:value="5270">
            <text:p>5270</text:p>
          </table:table-cell>
          <table:table-cell table:formula="of:=(2^([.A5271]/8192)-1)*8192" office:value-type="float" office:value="4603.15981664213">
            <text:p>4603</text:p>
          </table:table-cell>
        </table:table-row>
        <table:table-row table:style-name="ro1">
          <table:table-cell office:value-type="float" office:value="5271">
            <text:p>5271</text:p>
          </table:table-cell>
          <table:table-cell table:formula="of:=(2^([.A5272]/8192)-1)*8192" office:value-type="float" office:value="4604.24249537434">
            <text:p>4604</text:p>
          </table:table-cell>
        </table:table-row>
        <table:table-row table:style-name="ro1">
          <table:table-cell office:value-type="float" office:value="5272">
            <text:p>5272</text:p>
          </table:table-cell>
          <table:table-cell table:formula="of:=(2^([.A5273]/8192)-1)*8192" office:value-type="float" office:value="4605.32526571879">
            <text:p>4605</text:p>
          </table:table-cell>
        </table:table-row>
        <table:table-row table:style-name="ro1">
          <table:table-cell office:value-type="float" office:value="5273">
            <text:p>5273</text:p>
          </table:table-cell>
          <table:table-cell table:formula="of:=(2^([.A5274]/8192)-1)*8192" office:value-type="float" office:value="4606.40812768323">
            <text:p>4606</text:p>
          </table:table-cell>
        </table:table-row>
        <table:table-row table:style-name="ro1">
          <table:table-cell office:value-type="float" office:value="5274">
            <text:p>5274</text:p>
          </table:table-cell>
          <table:table-cell table:formula="of:=(2^([.A5275]/8192)-1)*8192" office:value-type="float" office:value="4607.49108127542">
            <text:p>4607</text:p>
          </table:table-cell>
        </table:table-row>
        <table:table-row table:style-name="ro1">
          <table:table-cell office:value-type="float" office:value="5275">
            <text:p>5275</text:p>
          </table:table-cell>
          <table:table-cell table:formula="of:=(2^([.A5276]/8192)-1)*8192" office:value-type="float" office:value="4608.5741265031">
            <text:p>4609</text:p>
          </table:table-cell>
        </table:table-row>
        <table:table-row table:style-name="ro1">
          <table:table-cell office:value-type="float" office:value="5276">
            <text:p>5276</text:p>
          </table:table-cell>
          <table:table-cell table:formula="of:=(2^([.A5277]/8192)-1)*8192" office:value-type="float" office:value="4609.65726337403">
            <text:p>4610</text:p>
          </table:table-cell>
        </table:table-row>
        <table:table-row table:style-name="ro1">
          <table:table-cell office:value-type="float" office:value="5277">
            <text:p>5277</text:p>
          </table:table-cell>
          <table:table-cell table:formula="of:=(2^([.A5278]/8192)-1)*8192" office:value-type="float" office:value="4610.74049189597">
            <text:p>4611</text:p>
          </table:table-cell>
        </table:table-row>
        <table:table-row table:style-name="ro1">
          <table:table-cell office:value-type="float" office:value="5278">
            <text:p>5278</text:p>
          </table:table-cell>
          <table:table-cell table:formula="of:=(2^([.A5279]/8192)-1)*8192" office:value-type="float" office:value="4611.82381207667">
            <text:p>4612</text:p>
          </table:table-cell>
        </table:table-row>
        <table:table-row table:style-name="ro1">
          <table:table-cell office:value-type="float" office:value="5279">
            <text:p>5279</text:p>
          </table:table-cell>
          <table:table-cell table:formula="of:=(2^([.A5280]/8192)-1)*8192" office:value-type="float" office:value="4612.90722392388">
            <text:p>4613</text:p>
          </table:table-cell>
        </table:table-row>
        <table:table-row table:style-name="ro1">
          <table:table-cell office:value-type="float" office:value="5280">
            <text:p>5280</text:p>
          </table:table-cell>
          <table:table-cell table:formula="of:=(2^([.A5281]/8192)-1)*8192" office:value-type="float" office:value="4613.99072744536">
            <text:p>4614</text:p>
          </table:table-cell>
        </table:table-row>
        <table:table-row table:style-name="ro1">
          <table:table-cell office:value-type="float" office:value="5281">
            <text:p>5281</text:p>
          </table:table-cell>
          <table:table-cell table:formula="of:=(2^([.A5282]/8192)-1)*8192" office:value-type="float" office:value="4615.07432264888">
            <text:p>4615</text:p>
          </table:table-cell>
        </table:table-row>
        <table:table-row table:style-name="ro1">
          <table:table-cell office:value-type="float" office:value="5282">
            <text:p>5282</text:p>
          </table:table-cell>
          <table:table-cell table:formula="of:=(2^([.A5283]/8192)-1)*8192" office:value-type="float" office:value="4616.15800954218">
            <text:p>4616</text:p>
          </table:table-cell>
        </table:table-row>
        <table:table-row table:style-name="ro1">
          <table:table-cell office:value-type="float" office:value="5283">
            <text:p>5283</text:p>
          </table:table-cell>
          <table:table-cell table:formula="of:=(2^([.A5284]/8192)-1)*8192" office:value-type="float" office:value="4617.24178813303">
            <text:p>4617</text:p>
          </table:table-cell>
        </table:table-row>
        <table:table-row table:style-name="ro1">
          <table:table-cell office:value-type="float" office:value="5284">
            <text:p>5284</text:p>
          </table:table-cell>
          <table:table-cell table:formula="of:=(2^([.A5285]/8192)-1)*8192" office:value-type="float" office:value="4618.32565842918">
            <text:p>4618</text:p>
          </table:table-cell>
        </table:table-row>
        <table:table-row table:style-name="ro1">
          <table:table-cell office:value-type="float" office:value="5285">
            <text:p>5285</text:p>
          </table:table-cell>
          <table:table-cell table:formula="of:=(2^([.A5286]/8192)-1)*8192" office:value-type="float" office:value="4619.4096204384">
            <text:p>4619</text:p>
          </table:table-cell>
        </table:table-row>
        <table:table-row table:style-name="ro1">
          <table:table-cell office:value-type="float" office:value="5286">
            <text:p>5286</text:p>
          </table:table-cell>
          <table:table-cell table:formula="of:=(2^([.A5287]/8192)-1)*8192" office:value-type="float" office:value="4620.49367416844">
            <text:p>4620</text:p>
          </table:table-cell>
        </table:table-row>
        <table:table-row table:style-name="ro1">
          <table:table-cell office:value-type="float" office:value="5287">
            <text:p>5287</text:p>
          </table:table-cell>
          <table:table-cell table:formula="of:=(2^([.A5288]/8192)-1)*8192" office:value-type="float" office:value="4621.57781962706">
            <text:p>4622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table:formula="of:=(2^([.A5289]/8192)-1)*8192" office:value-type="float" office:value="4622.66205682204">
            <text:p>4623</text:p>
          </table:table-cell>
        </table:table-row>
        <table:table-row table:style-name="ro1">
          <table:table-cell office:value-type="float" office:value="5289">
            <text:p>5289</text:p>
          </table:table-cell>
          <table:table-cell table:formula="of:=(2^([.A5290]/8192)-1)*8192" office:value-type="float" office:value="4623.74638576112">
            <text:p>4624</text:p>
          </table:table-cell>
        </table:table-row>
        <table:table-row table:style-name="ro1">
          <table:table-cell office:value-type="float" office:value="5290">
            <text:p>5290</text:p>
          </table:table-cell>
          <table:table-cell table:formula="of:=(2^([.A5291]/8192)-1)*8192" office:value-type="float" office:value="4624.83080645208">
            <text:p>4625</text:p>
          </table:table-cell>
        </table:table-row>
        <table:table-row table:style-name="ro1">
          <table:table-cell office:value-type="float" office:value="5291">
            <text:p>5291</text:p>
          </table:table-cell>
          <table:table-cell table:formula="of:=(2^([.A5292]/8192)-1)*8192" office:value-type="float" office:value="4625.91531890268">
            <text:p>4626</text:p>
          </table:table-cell>
        </table:table-row>
        <table:table-row table:style-name="ro1">
          <table:table-cell office:value-type="float" office:value="5292">
            <text:p>5292</text:p>
          </table:table-cell>
          <table:table-cell table:formula="of:=(2^([.A5293]/8192)-1)*8192" office:value-type="float" office:value="4626.99992312067">
            <text:p>4627</text:p>
          </table:table-cell>
        </table:table-row>
        <table:table-row table:style-name="ro1">
          <table:table-cell office:value-type="float" office:value="5293">
            <text:p>5293</text:p>
          </table:table-cell>
          <table:table-cell table:formula="of:=(2^([.A5294]/8192)-1)*8192" office:value-type="float" office:value="4628.08461911384">
            <text:p>4628</text:p>
          </table:table-cell>
        </table:table-row>
        <table:table-row table:style-name="ro1">
          <table:table-cell office:value-type="float" office:value="5294">
            <text:p>5294</text:p>
          </table:table-cell>
          <table:table-cell table:formula="of:=(2^([.A5295]/8192)-1)*8192" office:value-type="float" office:value="4629.16940688993">
            <text:p>4629</text:p>
          </table:table-cell>
        </table:table-row>
        <table:table-row table:style-name="ro1">
          <table:table-cell office:value-type="float" office:value="5295">
            <text:p>5295</text:p>
          </table:table-cell>
          <table:table-cell table:formula="of:=(2^([.A5296]/8192)-1)*8192" office:value-type="float" office:value="4630.25428645673">
            <text:p>4630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table:formula="of:=(2^([.A5297]/8192)-1)*8192" office:value-type="float" office:value="4631.33925782199">
            <text:p>4631</text:p>
          </table:table-cell>
        </table:table-row>
        <table:table-row table:style-name="ro1">
          <table:table-cell office:value-type="float" office:value="5297">
            <text:p>5297</text:p>
          </table:table-cell>
          <table:table-cell table:formula="of:=(2^([.A5298]/8192)-1)*8192" office:value-type="float" office:value="4632.42432099348">
            <text:p>4632</text:p>
          </table:table-cell>
        </table:table-row>
        <table:table-row table:style-name="ro1">
          <table:table-cell office:value-type="float" office:value="5298">
            <text:p>5298</text:p>
          </table:table-cell>
          <table:table-cell table:formula="of:=(2^([.A5299]/8192)-1)*8192" office:value-type="float" office:value="4633.50947597897">
            <text:p>4634</text:p>
          </table:table-cell>
        </table:table-row>
        <table:table-row table:style-name="ro1">
          <table:table-cell office:value-type="float" office:value="5299">
            <text:p>5299</text:p>
          </table:table-cell>
          <table:table-cell table:formula="of:=(2^([.A5300]/8192)-1)*8192" office:value-type="float" office:value="4634.59472278623">
            <text:p>4635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table:formula="of:=(2^([.A5301]/8192)-1)*8192" office:value-type="float" office:value="4635.68006142304">
            <text:p>4636</text:p>
          </table:table-cell>
        </table:table-row>
        <table:table-row table:style-name="ro1">
          <table:table-cell office:value-type="float" office:value="5301">
            <text:p>5301</text:p>
          </table:table-cell>
          <table:table-cell table:formula="of:=(2^([.A5302]/8192)-1)*8192" office:value-type="float" office:value="4636.76549189715">
            <text:p>4637</text:p>
          </table:table-cell>
        </table:table-row>
        <table:table-row table:style-name="ro1">
          <table:table-cell office:value-type="float" office:value="5302">
            <text:p>5302</text:p>
          </table:table-cell>
          <table:table-cell table:formula="of:=(2^([.A5303]/8192)-1)*8192" office:value-type="float" office:value="4637.85101421634">
            <text:p>4638</text:p>
          </table:table-cell>
        </table:table-row>
        <table:table-row table:style-name="ro1">
          <table:table-cell office:value-type="float" office:value="5303">
            <text:p>5303</text:p>
          </table:table-cell>
          <table:table-cell table:formula="of:=(2^([.A5304]/8192)-1)*8192" office:value-type="float" office:value="4638.93662838839">
            <text:p>4639</text:p>
          </table:table-cell>
        </table:table-row>
        <table:table-row table:style-name="ro1">
          <table:table-cell office:value-type="float" office:value="5304">
            <text:p>5304</text:p>
          </table:table-cell>
          <table:table-cell table:formula="of:=(2^([.A5305]/8192)-1)*8192" office:value-type="float" office:value="4640.02233442106">
            <text:p>4640</text:p>
          </table:table-cell>
        </table:table-row>
        <table:table-row table:style-name="ro1">
          <table:table-cell office:value-type="float" office:value="5305">
            <text:p>5305</text:p>
          </table:table-cell>
          <table:table-cell table:formula="of:=(2^([.A5306]/8192)-1)*8192" office:value-type="float" office:value="4641.10813232213">
            <text:p>4641</text:p>
          </table:table-cell>
        </table:table-row>
        <table:table-row table:style-name="ro1">
          <table:table-cell office:value-type="float" office:value="5306">
            <text:p>5306</text:p>
          </table:table-cell>
          <table:table-cell table:formula="of:=(2^([.A5307]/8192)-1)*8192" office:value-type="float" office:value="4642.19402209937">
            <text:p>4642</text:p>
          </table:table-cell>
        </table:table-row>
        <table:table-row table:style-name="ro1">
          <table:table-cell office:value-type="float" office:value="5307">
            <text:p>5307</text:p>
          </table:table-cell>
          <table:table-cell table:formula="of:=(2^([.A5308]/8192)-1)*8192" office:value-type="float" office:value="4643.28000376055">
            <text:p>4643</text:p>
          </table:table-cell>
        </table:table-row>
        <table:table-row table:style-name="ro1">
          <table:table-cell office:value-type="float" office:value="5308">
            <text:p>5308</text:p>
          </table:table-cell>
          <table:table-cell table:formula="of:=(2^([.A5309]/8192)-1)*8192" office:value-type="float" office:value="4644.36607731346">
            <text:p>4644</text:p>
          </table:table-cell>
        </table:table-row>
        <table:table-row table:style-name="ro1">
          <table:table-cell office:value-type="float" office:value="5309">
            <text:p>5309</text:p>
          </table:table-cell>
          <table:table-cell table:formula="of:=(2^([.A5310]/8192)-1)*8192" office:value-type="float" office:value="4645.45224276586">
            <text:p>4645</text:p>
          </table:table-cell>
        </table:table-row>
        <table:table-row table:style-name="ro1">
          <table:table-cell office:value-type="float" office:value="5310">
            <text:p>5310</text:p>
          </table:table-cell>
          <table:table-cell table:formula="of:=(2^([.A5311]/8192)-1)*8192" office:value-type="float" office:value="4646.53850012554">
            <text:p>4647</text:p>
          </table:table-cell>
        </table:table-row>
        <table:table-row table:style-name="ro1">
          <table:table-cell office:value-type="float" office:value="5311">
            <text:p>5311</text:p>
          </table:table-cell>
          <table:table-cell table:formula="of:=(2^([.A5312]/8192)-1)*8192" office:value-type="float" office:value="4647.62484940026">
            <text:p>4648</text:p>
          </table:table-cell>
        </table:table-row>
        <table:table-row table:style-name="ro1">
          <table:table-cell office:value-type="float" office:value="5312">
            <text:p>5312</text:p>
          </table:table-cell>
          <table:table-cell table:formula="of:=(2^([.A5313]/8192)-1)*8192" office:value-type="float" office:value="4648.71129059781">
            <text:p>4649</text:p>
          </table:table-cell>
        </table:table-row>
        <table:table-row table:style-name="ro1">
          <table:table-cell office:value-type="float" office:value="5313">
            <text:p>5313</text:p>
          </table:table-cell>
          <table:table-cell table:formula="of:=(2^([.A5314]/8192)-1)*8192" office:value-type="float" office:value="4649.79782372596">
            <text:p>4650</text:p>
          </table:table-cell>
        </table:table-row>
        <table:table-row table:style-name="ro1">
          <table:table-cell office:value-type="float" office:value="5314">
            <text:p>5314</text:p>
          </table:table-cell>
          <table:table-cell table:formula="of:=(2^([.A5315]/8192)-1)*8192" office:value-type="float" office:value="4650.8844487925">
            <text:p>4651</text:p>
          </table:table-cell>
        </table:table-row>
        <table:table-row table:style-name="ro1">
          <table:table-cell office:value-type="float" office:value="5315">
            <text:p>5315</text:p>
          </table:table-cell>
          <table:table-cell table:formula="of:=(2^([.A5316]/8192)-1)*8192" office:value-type="float" office:value="4651.9711658052">
            <text:p>4652</text:p>
          </table:table-cell>
        </table:table-row>
        <table:table-row table:style-name="ro1">
          <table:table-cell office:value-type="float" office:value="5316">
            <text:p>5316</text:p>
          </table:table-cell>
          <table:table-cell table:formula="of:=(2^([.A5317]/8192)-1)*8192" office:value-type="float" office:value="4653.05797477185">
            <text:p>4653</text:p>
          </table:table-cell>
        </table:table-row>
        <table:table-row table:style-name="ro1">
          <table:table-cell office:value-type="float" office:value="5317">
            <text:p>5317</text:p>
          </table:table-cell>
          <table:table-cell table:formula="of:=(2^([.A5318]/8192)-1)*8192" office:value-type="float" office:value="4654.14487570021">
            <text:p>4654</text:p>
          </table:table-cell>
        </table:table-row>
        <table:table-row table:style-name="ro1">
          <table:table-cell office:value-type="float" office:value="5318">
            <text:p>5318</text:p>
          </table:table-cell>
          <table:table-cell table:formula="of:=(2^([.A5319]/8192)-1)*8192" office:value-type="float" office:value="4655.23186859809">
            <text:p>4655</text:p>
          </table:table-cell>
        </table:table-row>
        <table:table-row table:style-name="ro1">
          <table:table-cell office:value-type="float" office:value="5319">
            <text:p>5319</text:p>
          </table:table-cell>
          <table:table-cell table:formula="of:=(2^([.A5320]/8192)-1)*8192" office:value-type="float" office:value="4656.31895347325">
            <text:p>4656</text:p>
          </table:table-cell>
        </table:table-row>
        <table:table-row table:style-name="ro1">
          <table:table-cell office:value-type="float" office:value="5320">
            <text:p>5320</text:p>
          </table:table-cell>
          <table:table-cell table:formula="of:=(2^([.A5321]/8192)-1)*8192" office:value-type="float" office:value="4657.40613033348">
            <text:p>4657</text:p>
          </table:table-cell>
        </table:table-row>
        <table:table-row table:style-name="ro1">
          <table:table-cell office:value-type="float" office:value="5321">
            <text:p>5321</text:p>
          </table:table-cell>
          <table:table-cell table:formula="of:=(2^([.A5322]/8192)-1)*8192" office:value-type="float" office:value="4658.49339918656">
            <text:p>4658</text:p>
          </table:table-cell>
        </table:table-row>
        <table:table-row table:style-name="ro1">
          <table:table-cell office:value-type="float" office:value="5322">
            <text:p>5322</text:p>
          </table:table-cell>
          <table:table-cell table:formula="of:=(2^([.A5323]/8192)-1)*8192" office:value-type="float" office:value="4659.58076004028">
            <text:p>4660</text:p>
          </table:table-cell>
        </table:table-row>
        <table:table-row table:style-name="ro1">
          <table:table-cell office:value-type="float" office:value="5323">
            <text:p>5323</text:p>
          </table:table-cell>
          <table:table-cell table:formula="of:=(2^([.A5324]/8192)-1)*8192" office:value-type="float" office:value="4660.66821290243">
            <text:p>4661</text:p>
          </table:table-cell>
        </table:table-row>
        <table:table-row table:style-name="ro1">
          <table:table-cell office:value-type="float" office:value="5324">
            <text:p>5324</text:p>
          </table:table-cell>
          <table:table-cell table:formula="of:=(2^([.A5325]/8192)-1)*8192" office:value-type="float" office:value="4661.75575778078">
            <text:p>4662</text:p>
          </table:table-cell>
        </table:table-row>
        <table:table-row table:style-name="ro1">
          <table:table-cell office:value-type="float" office:value="5325">
            <text:p>5325</text:p>
          </table:table-cell>
          <table:table-cell table:formula="of:=(2^([.A5326]/8192)-1)*8192" office:value-type="float" office:value="4662.84339468313">
            <text:p>4663</text:p>
          </table:table-cell>
        </table:table-row>
        <table:table-row table:style-name="ro1">
          <table:table-cell office:value-type="float" office:value="5326">
            <text:p>5326</text:p>
          </table:table-cell>
          <table:table-cell table:formula="of:=(2^([.A5327]/8192)-1)*8192" office:value-type="float" office:value="4663.93112361725">
            <text:p>4664</text:p>
          </table:table-cell>
        </table:table-row>
        <table:table-row table:style-name="ro1">
          <table:table-cell office:value-type="float" office:value="5327">
            <text:p>5327</text:p>
          </table:table-cell>
          <table:table-cell table:formula="of:=(2^([.A5328]/8192)-1)*8192" office:value-type="float" office:value="4665.01894459095">
            <text:p>4665</text:p>
          </table:table-cell>
        </table:table-row>
        <table:table-row table:style-name="ro1">
          <table:table-cell office:value-type="float" office:value="5328">
            <text:p>5328</text:p>
          </table:table-cell>
          <table:table-cell table:formula="of:=(2^([.A5329]/8192)-1)*8192" office:value-type="float" office:value="4666.106857612">
            <text:p>4666</text:p>
          </table:table-cell>
        </table:table-row>
        <table:table-row table:style-name="ro1">
          <table:table-cell office:value-type="float" office:value="5329">
            <text:p>5329</text:p>
          </table:table-cell>
          <table:table-cell table:formula="of:=(2^([.A5330]/8192)-1)*8192" office:value-type="float" office:value="4667.1948626882">
            <text:p>4667</text:p>
          </table:table-cell>
        </table:table-row>
        <table:table-row table:style-name="ro1">
          <table:table-cell office:value-type="float" office:value="5330">
            <text:p>5330</text:p>
          </table:table-cell>
          <table:table-cell table:formula="of:=(2^([.A5331]/8192)-1)*8192" office:value-type="float" office:value="4668.28295982733">
            <text:p>4668</text:p>
          </table:table-cell>
        </table:table-row>
        <table:table-row table:style-name="ro1">
          <table:table-cell office:value-type="float" office:value="5331">
            <text:p>5331</text:p>
          </table:table-cell>
          <table:table-cell table:formula="of:=(2^([.A5332]/8192)-1)*8192" office:value-type="float" office:value="4669.37114903718">
            <text:p>4669</text:p>
          </table:table-cell>
        </table:table-row>
        <table:table-row table:style-name="ro1">
          <table:table-cell office:value-type="float" office:value="5332">
            <text:p>5332</text:p>
          </table:table-cell>
          <table:table-cell table:formula="of:=(2^([.A5333]/8192)-1)*8192" office:value-type="float" office:value="4670.45943032555">
            <text:p>4670</text:p>
          </table:table-cell>
        </table:table-row>
        <table:table-row table:style-name="ro1">
          <table:table-cell office:value-type="float" office:value="5333">
            <text:p>5333</text:p>
          </table:table-cell>
          <table:table-cell table:formula="of:=(2^([.A5334]/8192)-1)*8192" office:value-type="float" office:value="4671.54780370023">
            <text:p>4672</text:p>
          </table:table-cell>
        </table:table-row>
        <table:table-row table:style-name="ro1">
          <table:table-cell office:value-type="float" office:value="5334">
            <text:p>5334</text:p>
          </table:table-cell>
          <table:table-cell table:formula="of:=(2^([.A5335]/8192)-1)*8192" office:value-type="float" office:value="4672.636269169">
            <text:p>4673</text:p>
          </table:table-cell>
        </table:table-row>
        <table:table-row table:style-name="ro1">
          <table:table-cell office:value-type="float" office:value="5335">
            <text:p>5335</text:p>
          </table:table-cell>
          <table:table-cell table:formula="of:=(2^([.A5336]/8192)-1)*8192" office:value-type="float" office:value="4673.72482673967">
            <text:p>4674</text:p>
          </table:table-cell>
        </table:table-row>
        <table:table-row table:style-name="ro1">
          <table:table-cell office:value-type="float" office:value="5336">
            <text:p>5336</text:p>
          </table:table-cell>
          <table:table-cell table:formula="of:=(2^([.A5337]/8192)-1)*8192" office:value-type="float" office:value="4674.81347642002">
            <text:p>4675</text:p>
          </table:table-cell>
        </table:table-row>
        <table:table-row table:style-name="ro1">
          <table:table-cell office:value-type="float" office:value="5337">
            <text:p>5337</text:p>
          </table:table-cell>
          <table:table-cell table:formula="of:=(2^([.A5338]/8192)-1)*8192" office:value-type="float" office:value="4675.90221821785">
            <text:p>4676</text:p>
          </table:table-cell>
        </table:table-row>
        <table:table-row table:style-name="ro1">
          <table:table-cell office:value-type="float" office:value="5338">
            <text:p>5338</text:p>
          </table:table-cell>
          <table:table-cell table:formula="of:=(2^([.A5339]/8192)-1)*8192" office:value-type="float" office:value="4676.99105214095">
            <text:p>4677</text:p>
          </table:table-cell>
        </table:table-row>
        <table:table-row table:style-name="ro1">
          <table:table-cell office:value-type="float" office:value="5339">
            <text:p>5339</text:p>
          </table:table-cell>
          <table:table-cell table:formula="of:=(2^([.A5340]/8192)-1)*8192" office:value-type="float" office:value="4678.07997819711">
            <text:p>4678</text:p>
          </table:table-cell>
        </table:table-row>
        <table:table-row table:style-name="ro1">
          <table:table-cell office:value-type="float" office:value="5340">
            <text:p>5340</text:p>
          </table:table-cell>
          <table:table-cell table:formula="of:=(2^([.A5341]/8192)-1)*8192" office:value-type="float" office:value="4679.16899639415">
            <text:p>4679</text:p>
          </table:table-cell>
        </table:table-row>
        <table:table-row table:style-name="ro1">
          <table:table-cell office:value-type="float" office:value="5341">
            <text:p>5341</text:p>
          </table:table-cell>
          <table:table-cell table:formula="of:=(2^([.A5342]/8192)-1)*8192" office:value-type="float" office:value="4680.25810673984">
            <text:p>4680</text:p>
          </table:table-cell>
        </table:table-row>
        <table:table-row table:style-name="ro1">
          <table:table-cell office:value-type="float" office:value="5342">
            <text:p>5342</text:p>
          </table:table-cell>
          <table:table-cell table:formula="of:=(2^([.A5343]/8192)-1)*8192" office:value-type="float" office:value="4681.34730924199">
            <text:p>4681</text:p>
          </table:table-cell>
        </table:table-row>
        <table:table-row table:style-name="ro1">
          <table:table-cell office:value-type="float" office:value="5343">
            <text:p>5343</text:p>
          </table:table-cell>
          <table:table-cell table:formula="of:=(2^([.A5344]/8192)-1)*8192" office:value-type="float" office:value="4682.4366039084">
            <text:p>4682</text:p>
          </table:table-cell>
        </table:table-row>
        <table:table-row table:style-name="ro1">
          <table:table-cell office:value-type="float" office:value="5344">
            <text:p>5344</text:p>
          </table:table-cell>
          <table:table-cell table:formula="of:=(2^([.A5345]/8192)-1)*8192" office:value-type="float" office:value="4683.52599074686">
            <text:p>4684</text:p>
          </table:table-cell>
        </table:table-row>
        <table:table-row table:style-name="ro1">
          <table:table-cell office:value-type="float" office:value="5345">
            <text:p>5345</text:p>
          </table:table-cell>
          <table:table-cell table:formula="of:=(2^([.A5346]/8192)-1)*8192" office:value-type="float" office:value="4684.61546976518">
            <text:p>4685</text:p>
          </table:table-cell>
        </table:table-row>
        <table:table-row table:style-name="ro1">
          <table:table-cell office:value-type="float" office:value="5346">
            <text:p>5346</text:p>
          </table:table-cell>
          <table:table-cell table:formula="of:=(2^([.A5347]/8192)-1)*8192" office:value-type="float" office:value="4685.70504097115">
            <text:p>4686</text:p>
          </table:table-cell>
        </table:table-row>
        <table:table-row table:style-name="ro1">
          <table:table-cell office:value-type="float" office:value="5347">
            <text:p>5347</text:p>
          </table:table-cell>
          <table:table-cell table:formula="of:=(2^([.A5348]/8192)-1)*8192" office:value-type="float" office:value="4686.79470437257">
            <text:p>4687</text:p>
          </table:table-cell>
        </table:table-row>
        <table:table-row table:style-name="ro1">
          <table:table-cell office:value-type="float" office:value="5348">
            <text:p>5348</text:p>
          </table:table-cell>
          <table:table-cell table:formula="of:=(2^([.A5349]/8192)-1)*8192" office:value-type="float" office:value="4687.88445997725">
            <text:p>4688</text:p>
          </table:table-cell>
        </table:table-row>
        <table:table-row table:style-name="ro1">
          <table:table-cell office:value-type="float" office:value="5349">
            <text:p>5349</text:p>
          </table:table-cell>
          <table:table-cell table:formula="of:=(2^([.A5350]/8192)-1)*8192" office:value-type="float" office:value="4688.97430779299">
            <text:p>4689</text:p>
          </table:table-cell>
        </table:table-row>
        <table:table-row table:style-name="ro1">
          <table:table-cell office:value-type="float" office:value="5350">
            <text:p>5350</text:p>
          </table:table-cell>
          <table:table-cell table:formula="of:=(2^([.A5351]/8192)-1)*8192" office:value-type="float" office:value="4690.06424782758">
            <text:p>4690</text:p>
          </table:table-cell>
        </table:table-row>
        <table:table-row table:style-name="ro1">
          <table:table-cell office:value-type="float" office:value="5351">
            <text:p>5351</text:p>
          </table:table-cell>
          <table:table-cell table:formula="of:=(2^([.A5352]/8192)-1)*8192" office:value-type="float" office:value="4691.15428008884">
            <text:p>4691</text:p>
          </table:table-cell>
        </table:table-row>
        <table:table-row table:style-name="ro1">
          <table:table-cell office:value-type="float" office:value="5352">
            <text:p>5352</text:p>
          </table:table-cell>
          <table:table-cell table:formula="of:=(2^([.A5353]/8192)-1)*8192" office:value-type="float" office:value="4692.24440458457">
            <text:p>4692</text:p>
          </table:table-cell>
        </table:table-row>
        <table:table-row table:style-name="ro1">
          <table:table-cell office:value-type="float" office:value="5353">
            <text:p>5353</text:p>
          </table:table-cell>
          <table:table-cell table:formula="of:=(2^([.A5354]/8192)-1)*8192" office:value-type="float" office:value="4693.33462132257">
            <text:p>4693</text:p>
          </table:table-cell>
        </table:table-row>
        <table:table-row table:style-name="ro1">
          <table:table-cell office:value-type="float" office:value="5354">
            <text:p>5354</text:p>
          </table:table-cell>
          <table:table-cell table:formula="of:=(2^([.A5355]/8192)-1)*8192" office:value-type="float" office:value="4694.42493031064">
            <text:p>4694</text:p>
          </table:table-cell>
        </table:table-row>
        <table:table-row table:style-name="ro1">
          <table:table-cell office:value-type="float" office:value="5355">
            <text:p>5355</text:p>
          </table:table-cell>
          <table:table-cell table:formula="of:=(2^([.A5356]/8192)-1)*8192" office:value-type="float" office:value="4695.5153315566">
            <text:p>4696</text:p>
          </table:table-cell>
        </table:table-row>
        <table:table-row table:style-name="ro1">
          <table:table-cell office:value-type="float" office:value="5356">
            <text:p>5356</text:p>
          </table:table-cell>
          <table:table-cell table:formula="of:=(2^([.A5357]/8192)-1)*8192" office:value-type="float" office:value="4696.60582506825">
            <text:p>4697</text:p>
          </table:table-cell>
        </table:table-row>
        <table:table-row table:style-name="ro1">
          <table:table-cell office:value-type="float" office:value="5357">
            <text:p>5357</text:p>
          </table:table-cell>
          <table:table-cell table:formula="of:=(2^([.A5358]/8192)-1)*8192" office:value-type="float" office:value="4697.69641085339">
            <text:p>4698</text:p>
          </table:table-cell>
        </table:table-row>
        <table:table-row table:style-name="ro1">
          <table:table-cell office:value-type="float" office:value="5358">
            <text:p>5358</text:p>
          </table:table-cell>
          <table:table-cell table:formula="of:=(2^([.A5359]/8192)-1)*8192" office:value-type="float" office:value="4698.78708891984">
            <text:p>4699</text:p>
          </table:table-cell>
        </table:table-row>
        <table:table-row table:style-name="ro1">
          <table:table-cell office:value-type="float" office:value="5359">
            <text:p>5359</text:p>
          </table:table-cell>
          <table:table-cell table:formula="of:=(2^([.A5360]/8192)-1)*8192" office:value-type="float" office:value="4699.8778592754">
            <text:p>4700</text:p>
          </table:table-cell>
        </table:table-row>
        <table:table-row table:style-name="ro1">
          <table:table-cell office:value-type="float" office:value="5360">
            <text:p>5360</text:p>
          </table:table-cell>
          <table:table-cell table:formula="of:=(2^([.A5361]/8192)-1)*8192" office:value-type="float" office:value="4700.96872192788">
            <text:p>4701</text:p>
          </table:table-cell>
        </table:table-row>
        <table:table-row table:style-name="ro1">
          <table:table-cell office:value-type="float" office:value="5361">
            <text:p>5361</text:p>
          </table:table-cell>
          <table:table-cell table:formula="of:=(2^([.A5362]/8192)-1)*8192" office:value-type="float" office:value="4702.0596768851">
            <text:p>4702</text:p>
          </table:table-cell>
        </table:table-row>
        <table:table-row table:style-name="ro1">
          <table:table-cell office:value-type="float" office:value="5362">
            <text:p>5362</text:p>
          </table:table-cell>
          <table:table-cell table:formula="of:=(2^([.A5363]/8192)-1)*8192" office:value-type="float" office:value="4703.15072415485">
            <text:p>4703</text:p>
          </table:table-cell>
        </table:table-row>
        <table:table-row table:style-name="ro1">
          <table:table-cell office:value-type="float" office:value="5363">
            <text:p>5363</text:p>
          </table:table-cell>
          <table:table-cell table:formula="of:=(2^([.A5364]/8192)-1)*8192" office:value-type="float" office:value="4704.24186374496">
            <text:p>4704</text:p>
          </table:table-cell>
        </table:table-row>
        <table:table-row table:style-name="ro1">
          <table:table-cell office:value-type="float" office:value="5364">
            <text:p>5364</text:p>
          </table:table-cell>
          <table:table-cell table:formula="of:=(2^([.A5365]/8192)-1)*8192" office:value-type="float" office:value="4705.33309566323">
            <text:p>4705</text:p>
          </table:table-cell>
        </table:table-row>
        <table:table-row table:style-name="ro1">
          <table:table-cell office:value-type="float" office:value="5365">
            <text:p>5365</text:p>
          </table:table-cell>
          <table:table-cell table:formula="of:=(2^([.A5366]/8192)-1)*8192" office:value-type="float" office:value="4706.42441991749">
            <text:p>4706</text:p>
          </table:table-cell>
        </table:table-row>
        <table:table-row table:style-name="ro1">
          <table:table-cell office:value-type="float" office:value="5366">
            <text:p>5366</text:p>
          </table:table-cell>
          <table:table-cell table:formula="of:=(2^([.A5367]/8192)-1)*8192" office:value-type="float" office:value="4707.51583651553">
            <text:p>4708</text:p>
          </table:table-cell>
        </table:table-row>
        <table:table-row table:style-name="ro1">
          <table:table-cell office:value-type="float" office:value="5367">
            <text:p>5367</text:p>
          </table:table-cell>
          <table:table-cell table:formula="of:=(2^([.A5368]/8192)-1)*8192" office:value-type="float" office:value="4708.60734546518">
            <text:p>4709</text:p>
          </table:table-cell>
        </table:table-row>
        <table:table-row table:style-name="ro1">
          <table:table-cell office:value-type="float" office:value="5368">
            <text:p>5368</text:p>
          </table:table-cell>
          <table:table-cell table:formula="of:=(2^([.A5369]/8192)-1)*8192" office:value-type="float" office:value="4709.69894677424">
            <text:p>4710</text:p>
          </table:table-cell>
        </table:table-row>
        <table:table-row table:style-name="ro1">
          <table:table-cell office:value-type="float" office:value="5369">
            <text:p>5369</text:p>
          </table:table-cell>
          <table:table-cell table:formula="of:=(2^([.A5370]/8192)-1)*8192" office:value-type="float" office:value="4710.79064045054">
            <text:p>4711</text:p>
          </table:table-cell>
        </table:table-row>
        <table:table-row table:style-name="ro1">
          <table:table-cell office:value-type="float" office:value="5370">
            <text:p>5370</text:p>
          </table:table-cell>
          <table:table-cell table:formula="of:=(2^([.A5371]/8192)-1)*8192" office:value-type="float" office:value="4711.88242650189">
            <text:p>4712</text:p>
          </table:table-cell>
        </table:table-row>
        <table:table-row table:style-name="ro1">
          <table:table-cell office:value-type="float" office:value="5371">
            <text:p>5371</text:p>
          </table:table-cell>
          <table:table-cell table:formula="of:=(2^([.A5372]/8192)-1)*8192" office:value-type="float" office:value="4712.97430493611">
            <text:p>4713</text:p>
          </table:table-cell>
        </table:table-row>
        <table:table-row table:style-name="ro1">
          <table:table-cell office:value-type="float" office:value="5372">
            <text:p>5372</text:p>
          </table:table-cell>
          <table:table-cell table:formula="of:=(2^([.A5373]/8192)-1)*8192" office:value-type="float" office:value="4714.06627576101">
            <text:p>4714</text:p>
          </table:table-cell>
        </table:table-row>
        <table:table-row table:style-name="ro1">
          <table:table-cell office:value-type="float" office:value="5373">
            <text:p>5373</text:p>
          </table:table-cell>
          <table:table-cell table:formula="of:=(2^([.A5374]/8192)-1)*8192" office:value-type="float" office:value="4715.15833898441">
            <text:p>4715</text:p>
          </table:table-cell>
        </table:table-row>
        <table:table-row table:style-name="ro1">
          <table:table-cell office:value-type="float" office:value="5374">
            <text:p>5374</text:p>
          </table:table-cell>
          <table:table-cell table:formula="of:=(2^([.A5375]/8192)-1)*8192" office:value-type="float" office:value="4716.25049461413">
            <text:p>4716</text:p>
          </table:table-cell>
        </table:table-row>
        <table:table-row table:style-name="ro1">
          <table:table-cell office:value-type="float" office:value="5375">
            <text:p>5375</text:p>
          </table:table-cell>
          <table:table-cell table:formula="of:=(2^([.A5376]/8192)-1)*8192" office:value-type="float" office:value="4717.34274265799">
            <text:p>4717</text:p>
          </table:table-cell>
        </table:table-row>
        <table:table-row table:style-name="ro1">
          <table:table-cell office:value-type="float" office:value="5376">
            <text:p>5376</text:p>
          </table:table-cell>
          <table:table-cell table:formula="of:=(2^([.A5377]/8192)-1)*8192" office:value-type="float" office:value="4718.43508312381">
            <text:p>4718</text:p>
          </table:table-cell>
        </table:table-row>
        <table:table-row table:style-name="ro1">
          <table:table-cell office:value-type="float" office:value="5377">
            <text:p>5377</text:p>
          </table:table-cell>
          <table:table-cell table:formula="of:=(2^([.A5378]/8192)-1)*8192" office:value-type="float" office:value="4719.5275160194">
            <text:p>4720</text:p>
          </table:table-cell>
        </table:table-row>
        <table:table-row table:style-name="ro1">
          <table:table-cell office:value-type="float" office:value="5378">
            <text:p>5378</text:p>
          </table:table-cell>
          <table:table-cell table:formula="of:=(2^([.A5379]/8192)-1)*8192" office:value-type="float" office:value="4720.6200413526">
            <text:p>4721</text:p>
          </table:table-cell>
        </table:table-row>
        <table:table-row table:style-name="ro1">
          <table:table-cell office:value-type="float" office:value="5379">
            <text:p>5379</text:p>
          </table:table-cell>
          <table:table-cell table:formula="of:=(2^([.A5380]/8192)-1)*8192" office:value-type="float" office:value="4721.71265913122">
            <text:p>4722</text:p>
          </table:table-cell>
        </table:table-row>
        <table:table-row table:style-name="ro1">
          <table:table-cell office:value-type="float" office:value="5380">
            <text:p>5380</text:p>
          </table:table-cell>
          <table:table-cell table:formula="of:=(2^([.A5381]/8192)-1)*8192" office:value-type="float" office:value="4722.80536936308">
            <text:p>4723</text:p>
          </table:table-cell>
        </table:table-row>
        <table:table-row table:style-name="ro1">
          <table:table-cell office:value-type="float" office:value="5381">
            <text:p>5381</text:p>
          </table:table-cell>
          <table:table-cell table:formula="of:=(2^([.A5382]/8192)-1)*8192" office:value-type="float" office:value="4723.898172056">
            <text:p>4724</text:p>
          </table:table-cell>
        </table:table-row>
        <table:table-row table:style-name="ro1">
          <table:table-cell office:value-type="float" office:value="5382">
            <text:p>5382</text:p>
          </table:table-cell>
          <table:table-cell table:formula="of:=(2^([.A5383]/8192)-1)*8192" office:value-type="float" office:value="4724.99106721782">
            <text:p>4725</text:p>
          </table:table-cell>
        </table:table-row>
        <table:table-row table:style-name="ro1">
          <table:table-cell office:value-type="float" office:value="5383">
            <text:p>5383</text:p>
          </table:table-cell>
          <table:table-cell table:formula="of:=(2^([.A5384]/8192)-1)*8192" office:value-type="float" office:value="4726.08405485636">
            <text:p>4726</text:p>
          </table:table-cell>
        </table:table-row>
        <table:table-row table:style-name="ro1">
          <table:table-cell office:value-type="float" office:value="5384">
            <text:p>5384</text:p>
          </table:table-cell>
          <table:table-cell table:formula="of:=(2^([.A5385]/8192)-1)*8192" office:value-type="float" office:value="4727.17713497943">
            <text:p>4727</text:p>
          </table:table-cell>
        </table:table-row>
        <table:table-row table:style-name="ro1">
          <table:table-cell office:value-type="float" office:value="5385">
            <text:p>5385</text:p>
          </table:table-cell>
          <table:table-cell table:formula="of:=(2^([.A5386]/8192)-1)*8192" office:value-type="float" office:value="4728.27030759487">
            <text:p>4728</text:p>
          </table:table-cell>
        </table:table-row>
        <table:table-row table:style-name="ro1">
          <table:table-cell office:value-type="float" office:value="5386">
            <text:p>5386</text:p>
          </table:table-cell>
          <table:table-cell table:formula="of:=(2^([.A5387]/8192)-1)*8192" office:value-type="float" office:value="4729.3635727105">
            <text:p>4729</text:p>
          </table:table-cell>
        </table:table-row>
        <table:table-row table:style-name="ro1">
          <table:table-cell office:value-type="float" office:value="5387">
            <text:p>5387</text:p>
          </table:table-cell>
          <table:table-cell table:formula="of:=(2^([.A5388]/8192)-1)*8192" office:value-type="float" office:value="4730.45693033415">
            <text:p>4730</text:p>
          </table:table-cell>
        </table:table-row>
        <table:table-row table:style-name="ro1">
          <table:table-cell office:value-type="float" office:value="5388">
            <text:p>5388</text:p>
          </table:table-cell>
          <table:table-cell table:formula="of:=(2^([.A5389]/8192)-1)*8192" office:value-type="float" office:value="4731.55038047365">
            <text:p>4732</text:p>
          </table:table-cell>
        </table:table-row>
        <table:table-row table:style-name="ro1">
          <table:table-cell office:value-type="float" office:value="5389">
            <text:p>5389</text:p>
          </table:table-cell>
          <table:table-cell table:formula="of:=(2^([.A5390]/8192)-1)*8192" office:value-type="float" office:value="4732.64392313682">
            <text:p>4733</text:p>
          </table:table-cell>
        </table:table-row>
        <table:table-row table:style-name="ro1">
          <table:table-cell office:value-type="float" office:value="5390">
            <text:p>5390</text:p>
          </table:table-cell>
          <table:table-cell table:formula="of:=(2^([.A5391]/8192)-1)*8192" office:value-type="float" office:value="4733.7375583315">
            <text:p>4734</text:p>
          </table:table-cell>
        </table:table-row>
        <table:table-row table:style-name="ro1">
          <table:table-cell office:value-type="float" office:value="5391">
            <text:p>5391</text:p>
          </table:table-cell>
          <table:table-cell table:formula="of:=(2^([.A5392]/8192)-1)*8192" office:value-type="float" office:value="4734.83128606551">
            <text:p>4735</text:p>
          </table:table-cell>
        </table:table-row>
        <table:table-row table:style-name="ro1">
          <table:table-cell office:value-type="float" office:value="5392">
            <text:p>5392</text:p>
          </table:table-cell>
          <table:table-cell table:formula="of:=(2^([.A5393]/8192)-1)*8192" office:value-type="float" office:value="4735.92510634669">
            <text:p>4736</text:p>
          </table:table-cell>
        </table:table-row>
        <table:table-row table:style-name="ro1">
          <table:table-cell office:value-type="float" office:value="5393">
            <text:p>5393</text:p>
          </table:table-cell>
          <table:table-cell table:formula="of:=(2^([.A5394]/8192)-1)*8192" office:value-type="float" office:value="4737.01901918286">
            <text:p>4737</text:p>
          </table:table-cell>
        </table:table-row>
        <table:table-row table:style-name="ro1">
          <table:table-cell office:value-type="float" office:value="5394">
            <text:p>5394</text:p>
          </table:table-cell>
          <table:table-cell table:formula="of:=(2^([.A5395]/8192)-1)*8192" office:value-type="float" office:value="4738.11302458185">
            <text:p>4738</text:p>
          </table:table-cell>
        </table:table-row>
        <table:table-row table:style-name="ro1">
          <table:table-cell office:value-type="float" office:value="5395">
            <text:p>5395</text:p>
          </table:table-cell>
          <table:table-cell table:formula="of:=(2^([.A5396]/8192)-1)*8192" office:value-type="float" office:value="4739.20712255151">
            <text:p>4739</text:p>
          </table:table-cell>
        </table:table-row>
        <table:table-row table:style-name="ro1">
          <table:table-cell office:value-type="float" office:value="5396">
            <text:p>5396</text:p>
          </table:table-cell>
          <table:table-cell table:formula="of:=(2^([.A5397]/8192)-1)*8192" office:value-type="float" office:value="4740.30131309966">
            <text:p>4740</text:p>
          </table:table-cell>
        </table:table-row>
        <table:table-row table:style-name="ro1">
          <table:table-cell office:value-type="float" office:value="5397">
            <text:p>5397</text:p>
          </table:table-cell>
          <table:table-cell table:formula="of:=(2^([.A5398]/8192)-1)*8192" office:value-type="float" office:value="4741.39559623413">
            <text:p>4741</text:p>
          </table:table-cell>
        </table:table-row>
        <table:table-row table:style-name="ro1">
          <table:table-cell office:value-type="float" office:value="5398">
            <text:p>5398</text:p>
          </table:table-cell>
          <table:table-cell table:formula="of:=(2^([.A5399]/8192)-1)*8192" office:value-type="float" office:value="4742.48997196277">
            <text:p>4742</text:p>
          </table:table-cell>
        </table:table-row>
        <table:table-row table:style-name="ro1">
          <table:table-cell office:value-type="float" office:value="5399">
            <text:p>5399</text:p>
          </table:table-cell>
          <table:table-cell table:formula="of:=(2^([.A5400]/8192)-1)*8192" office:value-type="float" office:value="4743.5844402934">
            <text:p>4744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table:formula="of:=(2^([.A5401]/8192)-1)*8192" office:value-type="float" office:value="4744.67900123386">
            <text:p>4745</text:p>
          </table:table-cell>
        </table:table-row>
        <table:table-row table:style-name="ro1">
          <table:table-cell office:value-type="float" office:value="5401">
            <text:p>5401</text:p>
          </table:table-cell>
          <table:table-cell table:formula="of:=(2^([.A5402]/8192)-1)*8192" office:value-type="float" office:value="4745.77365479198">
            <text:p>4746</text:p>
          </table:table-cell>
        </table:table-row>
        <table:table-row table:style-name="ro1">
          <table:table-cell office:value-type="float" office:value="5402">
            <text:p>5402</text:p>
          </table:table-cell>
          <table:table-cell table:formula="of:=(2^([.A5403]/8192)-1)*8192" office:value-type="float" office:value="4746.86840097561">
            <text:p>4747</text:p>
          </table:table-cell>
        </table:table-row>
        <table:table-row table:style-name="ro1">
          <table:table-cell office:value-type="float" office:value="5403">
            <text:p>5403</text:p>
          </table:table-cell>
          <table:table-cell table:formula="of:=(2^([.A5404]/8192)-1)*8192" office:value-type="float" office:value="4747.96323979259">
            <text:p>4748</text:p>
          </table:table-cell>
        </table:table-row>
        <table:table-row table:style-name="ro1">
          <table:table-cell office:value-type="float" office:value="5404">
            <text:p>5404</text:p>
          </table:table-cell>
          <table:table-cell table:formula="of:=(2^([.A5405]/8192)-1)*8192" office:value-type="float" office:value="4749.05817125074">
            <text:p>4749</text:p>
          </table:table-cell>
        </table:table-row>
        <table:table-row table:style-name="ro1">
          <table:table-cell office:value-type="float" office:value="5405">
            <text:p>5405</text:p>
          </table:table-cell>
          <table:table-cell table:formula="of:=(2^([.A5406]/8192)-1)*8192" office:value-type="float" office:value="4750.15319535791">
            <text:p>4750</text:p>
          </table:table-cell>
        </table:table-row>
        <table:table-row table:style-name="ro1">
          <table:table-cell office:value-type="float" office:value="5406">
            <text:p>5406</text:p>
          </table:table-cell>
          <table:table-cell table:formula="of:=(2^([.A5407]/8192)-1)*8192" office:value-type="float" office:value="4751.24831212194">
            <text:p>4751</text:p>
          </table:table-cell>
        </table:table-row>
        <table:table-row table:style-name="ro1">
          <table:table-cell office:value-type="float" office:value="5407">
            <text:p>5407</text:p>
          </table:table-cell>
          <table:table-cell table:formula="of:=(2^([.A5408]/8192)-1)*8192" office:value-type="float" office:value="4752.34352155067">
            <text:p>4752</text:p>
          </table:table-cell>
        </table:table-row>
        <table:table-row table:style-name="ro1">
          <table:table-cell office:value-type="float" office:value="5408">
            <text:p>5408</text:p>
          </table:table-cell>
          <table:table-cell table:formula="of:=(2^([.A5409]/8192)-1)*8192" office:value-type="float" office:value="4753.43882365194">
            <text:p>4753</text:p>
          </table:table-cell>
        </table:table-row>
        <table:table-row table:style-name="ro1">
          <table:table-cell office:value-type="float" office:value="5409">
            <text:p>5409</text:p>
          </table:table-cell>
          <table:table-cell table:formula="of:=(2^([.A5410]/8192)-1)*8192" office:value-type="float" office:value="4754.53421843359">
            <text:p>4755</text:p>
          </table:table-cell>
        </table:table-row>
        <table:table-row table:style-name="ro1">
          <table:table-cell office:value-type="float" office:value="5410">
            <text:p>5410</text:p>
          </table:table-cell>
          <table:table-cell table:formula="of:=(2^([.A5411]/8192)-1)*8192" office:value-type="float" office:value="4755.62970590346">
            <text:p>4756</text:p>
          </table:table-cell>
        </table:table-row>
        <table:table-row table:style-name="ro1">
          <table:table-cell office:value-type="float" office:value="5411">
            <text:p>5411</text:p>
          </table:table-cell>
          <table:table-cell table:formula="of:=(2^([.A5412]/8192)-1)*8192" office:value-type="float" office:value="4756.7252860694">
            <text:p>4757</text:p>
          </table:table-cell>
        </table:table-row>
        <table:table-row table:style-name="ro1">
          <table:table-cell office:value-type="float" office:value="5412">
            <text:p>5412</text:p>
          </table:table-cell>
          <table:table-cell table:formula="of:=(2^([.A5413]/8192)-1)*8192" office:value-type="float" office:value="4757.82095893925">
            <text:p>4758</text:p>
          </table:table-cell>
        </table:table-row>
        <table:table-row table:style-name="ro1">
          <table:table-cell office:value-type="float" office:value="5413">
            <text:p>5413</text:p>
          </table:table-cell>
          <table:table-cell table:formula="of:=(2^([.A5414]/8192)-1)*8192" office:value-type="float" office:value="4758.91672452086">
            <text:p>4759</text:p>
          </table:table-cell>
        </table:table-row>
        <table:table-row table:style-name="ro1">
          <table:table-cell office:value-type="float" office:value="5414">
            <text:p>5414</text:p>
          </table:table-cell>
          <table:table-cell table:formula="of:=(2^([.A5415]/8192)-1)*8192" office:value-type="float" office:value="4760.01258282206">
            <text:p>4760</text:p>
          </table:table-cell>
        </table:table-row>
        <table:table-row table:style-name="ro1">
          <table:table-cell office:value-type="float" office:value="5415">
            <text:p>5415</text:p>
          </table:table-cell>
          <table:table-cell table:formula="of:=(2^([.A5416]/8192)-1)*8192" office:value-type="float" office:value="4761.10853385071">
            <text:p>4761</text:p>
          </table:table-cell>
        </table:table-row>
        <table:table-row table:style-name="ro1">
          <table:table-cell office:value-type="float" office:value="5416">
            <text:p>5416</text:p>
          </table:table-cell>
          <table:table-cell table:formula="of:=(2^([.A5417]/8192)-1)*8192" office:value-type="float" office:value="4762.20457761465">
            <text:p>4762</text:p>
          </table:table-cell>
        </table:table-row>
        <table:table-row table:style-name="ro1">
          <table:table-cell office:value-type="float" office:value="5417">
            <text:p>5417</text:p>
          </table:table-cell>
          <table:table-cell table:formula="of:=(2^([.A5418]/8192)-1)*8192" office:value-type="float" office:value="4763.30071412172">
            <text:p>4763</text:p>
          </table:table-cell>
        </table:table-row>
        <table:table-row table:style-name="ro1">
          <table:table-cell office:value-type="float" office:value="5418">
            <text:p>5418</text:p>
          </table:table-cell>
          <table:table-cell table:formula="of:=(2^([.A5419]/8192)-1)*8192" office:value-type="float" office:value="4764.39694337979">
            <text:p>4764</text:p>
          </table:table-cell>
        </table:table-row>
        <table:table-row table:style-name="ro1">
          <table:table-cell office:value-type="float" office:value="5419">
            <text:p>5419</text:p>
          </table:table-cell>
          <table:table-cell table:formula="of:=(2^([.A5420]/8192)-1)*8192" office:value-type="float" office:value="4765.49326539668">
            <text:p>4765</text:p>
          </table:table-cell>
        </table:table-row>
        <table:table-row table:style-name="ro1">
          <table:table-cell office:value-type="float" office:value="5420">
            <text:p>5420</text:p>
          </table:table-cell>
          <table:table-cell table:formula="of:=(2^([.A5421]/8192)-1)*8192" office:value-type="float" office:value="4766.58968018026">
            <text:p>4767</text:p>
          </table:table-cell>
        </table:table-row>
        <table:table-row table:style-name="ro1">
          <table:table-cell office:value-type="float" office:value="5421">
            <text:p>5421</text:p>
          </table:table-cell>
          <table:table-cell table:formula="of:=(2^([.A5422]/8192)-1)*8192" office:value-type="float" office:value="4767.68618773837">
            <text:p>4768</text:p>
          </table:table-cell>
        </table:table-row>
        <table:table-row table:style-name="ro1">
          <table:table-cell office:value-type="float" office:value="5422">
            <text:p>5422</text:p>
          </table:table-cell>
          <table:table-cell table:formula="of:=(2^([.A5423]/8192)-1)*8192" office:value-type="float" office:value="4768.78278807887">
            <text:p>4769</text:p>
          </table:table-cell>
        </table:table-row>
        <table:table-row table:style-name="ro1">
          <table:table-cell office:value-type="float" office:value="5423">
            <text:p>5423</text:p>
          </table:table-cell>
          <table:table-cell table:formula="of:=(2^([.A5424]/8192)-1)*8192" office:value-type="float" office:value="4769.8794812096">
            <text:p>4770</text:p>
          </table:table-cell>
        </table:table-row>
        <table:table-row table:style-name="ro1">
          <table:table-cell office:value-type="float" office:value="5424">
            <text:p>5424</text:p>
          </table:table-cell>
          <table:table-cell table:formula="of:=(2^([.A5425]/8192)-1)*8192" office:value-type="float" office:value="4770.97626713841">
            <text:p>4771</text:p>
          </table:table-cell>
        </table:table-row>
        <table:table-row table:style-name="ro1">
          <table:table-cell office:value-type="float" office:value="5425">
            <text:p>5425</text:p>
          </table:table-cell>
          <table:table-cell table:formula="of:=(2^([.A5426]/8192)-1)*8192" office:value-type="float" office:value="4772.07314587316">
            <text:p>4772</text:p>
          </table:table-cell>
        </table:table-row>
        <table:table-row table:style-name="ro1">
          <table:table-cell office:value-type="float" office:value="5426">
            <text:p>5426</text:p>
          </table:table-cell>
          <table:table-cell table:formula="of:=(2^([.A5427]/8192)-1)*8192" office:value-type="float" office:value="4773.1701174217">
            <text:p>4773</text:p>
          </table:table-cell>
        </table:table-row>
        <table:table-row table:style-name="ro1">
          <table:table-cell office:value-type="float" office:value="5427">
            <text:p>5427</text:p>
          </table:table-cell>
          <table:table-cell table:formula="of:=(2^([.A5428]/8192)-1)*8192" office:value-type="float" office:value="4774.26718179188">
            <text:p>4774</text:p>
          </table:table-cell>
        </table:table-row>
        <table:table-row table:style-name="ro1">
          <table:table-cell office:value-type="float" office:value="5428">
            <text:p>5428</text:p>
          </table:table-cell>
          <table:table-cell table:formula="of:=(2^([.A5429]/8192)-1)*8192" office:value-type="float" office:value="4775.36433899157">
            <text:p>4775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table:formula="of:=(2^([.A5430]/8192)-1)*8192" office:value-type="float" office:value="4776.4615890286">
            <text:p>4776</text:p>
          </table:table-cell>
        </table:table-row>
        <table:table-row table:style-name="ro1">
          <table:table-cell office:value-type="float" office:value="5430">
            <text:p>5430</text:p>
          </table:table-cell>
          <table:table-cell table:formula="of:=(2^([.A5431]/8192)-1)*8192" office:value-type="float" office:value="4777.55893191084">
            <text:p>4778</text:p>
          </table:table-cell>
        </table:table-row>
        <table:table-row table:style-name="ro1">
          <table:table-cell office:value-type="float" office:value="5431">
            <text:p>5431</text:p>
          </table:table-cell>
          <table:table-cell table:formula="of:=(2^([.A5432]/8192)-1)*8192" office:value-type="float" office:value="4778.65636764615">
            <text:p>4779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table:formula="of:=(2^([.A5433]/8192)-1)*8192" office:value-type="float" office:value="4779.75389624238">
            <text:p>4780</text:p>
          </table:table-cell>
        </table:table-row>
        <table:table-row table:style-name="ro1">
          <table:table-cell office:value-type="float" office:value="5433">
            <text:p>5433</text:p>
          </table:table-cell>
          <table:table-cell table:formula="of:=(2^([.A5434]/8192)-1)*8192" office:value-type="float" office:value="4780.85151770739">
            <text:p>4781</text:p>
          </table:table-cell>
        </table:table-row>
        <table:table-row table:style-name="ro1">
          <table:table-cell office:value-type="float" office:value="5434">
            <text:p>5434</text:p>
          </table:table-cell>
          <table:table-cell table:formula="of:=(2^([.A5435]/8192)-1)*8192" office:value-type="float" office:value="4781.94923204903">
            <text:p>4782</text:p>
          </table:table-cell>
        </table:table-row>
        <table:table-row table:style-name="ro1">
          <table:table-cell office:value-type="float" office:value="5435">
            <text:p>5435</text:p>
          </table:table-cell>
          <table:table-cell table:formula="of:=(2^([.A5436]/8192)-1)*8192" office:value-type="float" office:value="4783.04703927517">
            <text:p>4783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table:formula="of:=(2^([.A5437]/8192)-1)*8192" office:value-type="float" office:value="4784.14493939367">
            <text:p>4784</text:p>
          </table:table-cell>
        </table:table-row>
        <table:table-row table:style-name="ro1">
          <table:table-cell office:value-type="float" office:value="5437">
            <text:p>5437</text:p>
          </table:table-cell>
          <table:table-cell table:formula="of:=(2^([.A5438]/8192)-1)*8192" office:value-type="float" office:value="4785.24293241238">
            <text:p>4785</text:p>
          </table:table-cell>
        </table:table-row>
        <table:table-row table:style-name="ro1">
          <table:table-cell office:value-type="float" office:value="5438">
            <text:p>5438</text:p>
          </table:table-cell>
          <table:table-cell table:formula="of:=(2^([.A5439]/8192)-1)*8192" office:value-type="float" office:value="4786.34101833917">
            <text:p>4786</text:p>
          </table:table-cell>
        </table:table-row>
        <table:table-row table:style-name="ro1">
          <table:table-cell office:value-type="float" office:value="5439">
            <text:p>5439</text:p>
          </table:table-cell>
          <table:table-cell table:formula="of:=(2^([.A5440]/8192)-1)*8192" office:value-type="float" office:value="4787.4391971819">
            <text:p>4787</text:p>
          </table:table-cell>
        </table:table-row>
        <table:table-row table:style-name="ro1">
          <table:table-cell office:value-type="float" office:value="5440">
            <text:p>5440</text:p>
          </table:table-cell>
          <table:table-cell table:formula="of:=(2^([.A5441]/8192)-1)*8192" office:value-type="float" office:value="4788.53746894843">
            <text:p>4789</text:p>
          </table:table-cell>
        </table:table-row>
        <table:table-row table:style-name="ro1">
          <table:table-cell office:value-type="float" office:value="5441">
            <text:p>5441</text:p>
          </table:table-cell>
          <table:table-cell table:formula="of:=(2^([.A5442]/8192)-1)*8192" office:value-type="float" office:value="4789.63583364662">
            <text:p>4790</text:p>
          </table:table-cell>
        </table:table-row>
        <table:table-row table:style-name="ro1">
          <table:table-cell office:value-type="float" office:value="5442">
            <text:p>5442</text:p>
          </table:table-cell>
          <table:table-cell table:formula="of:=(2^([.A5443]/8192)-1)*8192" office:value-type="float" office:value="4790.73429128434">
            <text:p>4791</text:p>
          </table:table-cell>
        </table:table-row>
        <table:table-row table:style-name="ro1">
          <table:table-cell office:value-type="float" office:value="5443">
            <text:p>5443</text:p>
          </table:table-cell>
          <table:table-cell table:formula="of:=(2^([.A5444]/8192)-1)*8192" office:value-type="float" office:value="4791.83284186945">
            <text:p>4792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table:formula="of:=(2^([.A5445]/8192)-1)*8192" office:value-type="float" office:value="4792.93148540981">
            <text:p>4793</text:p>
          </table:table-cell>
        </table:table-row>
        <table:table-row table:style-name="ro1">
          <table:table-cell office:value-type="float" office:value="5445">
            <text:p>5445</text:p>
          </table:table-cell>
          <table:table-cell table:formula="of:=(2^([.A5446]/8192)-1)*8192" office:value-type="float" office:value="4794.0302219133">
            <text:p>4794</text:p>
          </table:table-cell>
        </table:table-row>
        <table:table-row table:style-name="ro1">
          <table:table-cell office:value-type="float" office:value="5446">
            <text:p>5446</text:p>
          </table:table-cell>
          <table:table-cell table:formula="of:=(2^([.A5447]/8192)-1)*8192" office:value-type="float" office:value="4795.12905138777">
            <text:p>4795</text:p>
          </table:table-cell>
        </table:table-row>
        <table:table-row table:style-name="ro1">
          <table:table-cell office:value-type="float" office:value="5447">
            <text:p>5447</text:p>
          </table:table-cell>
          <table:table-cell table:formula="of:=(2^([.A5448]/8192)-1)*8192" office:value-type="float" office:value="4796.2279738411">
            <text:p>4796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table:formula="of:=(2^([.A5449]/8192)-1)*8192" office:value-type="float" office:value="4797.32698928115">
            <text:p>4797</text:p>
          </table:table-cell>
        </table:table-row>
        <table:table-row table:style-name="ro1">
          <table:table-cell office:value-type="float" office:value="5449">
            <text:p>5449</text:p>
          </table:table-cell>
          <table:table-cell table:formula="of:=(2^([.A5450]/8192)-1)*8192" office:value-type="float" office:value="4798.42609771579">
            <text:p>4798</text:p>
          </table:table-cell>
        </table:table-row>
        <table:table-row table:style-name="ro1">
          <table:table-cell office:value-type="float" office:value="5450">
            <text:p>5450</text:p>
          </table:table-cell>
          <table:table-cell table:formula="of:=(2^([.A5451]/8192)-1)*8192" office:value-type="float" office:value="4799.52529915289">
            <text:p>4800</text:p>
          </table:table-cell>
        </table:table-row>
        <table:table-row table:style-name="ro1">
          <table:table-cell office:value-type="float" office:value="5451">
            <text:p>5451</text:p>
          </table:table-cell>
          <table:table-cell table:formula="of:=(2^([.A5452]/8192)-1)*8192" office:value-type="float" office:value="4800.62459360032">
            <text:p>4801</text:p>
          </table:table-cell>
        </table:table-row>
        <table:table-row table:style-name="ro1">
          <table:table-cell office:value-type="float" office:value="5452">
            <text:p>5452</text:p>
          </table:table-cell>
          <table:table-cell table:formula="of:=(2^([.A5453]/8192)-1)*8192" office:value-type="float" office:value="4801.72398106595">
            <text:p>4802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table:formula="of:=(2^([.A5454]/8192)-1)*8192" office:value-type="float" office:value="4802.82346155764">
            <text:p>4803</text:p>
          </table:table-cell>
        </table:table-row>
        <table:table-row table:style-name="ro1">
          <table:table-cell office:value-type="float" office:value="5454">
            <text:p>5454</text:p>
          </table:table-cell>
          <table:table-cell table:formula="of:=(2^([.A5455]/8192)-1)*8192" office:value-type="float" office:value="4803.92303508328">
            <text:p>4804</text:p>
          </table:table-cell>
        </table:table-row>
        <table:table-row table:style-name="ro1">
          <table:table-cell office:value-type="float" office:value="5455">
            <text:p>5455</text:p>
          </table:table-cell>
          <table:table-cell table:formula="of:=(2^([.A5456]/8192)-1)*8192" office:value-type="float" office:value="4805.02270165073">
            <text:p>4805</text:p>
          </table:table-cell>
        </table:table-row>
        <table:table-row table:style-name="ro1">
          <table:table-cell office:value-type="float" office:value="5456">
            <text:p>5456</text:p>
          </table:table-cell>
          <table:table-cell table:formula="of:=(2^([.A5457]/8192)-1)*8192" office:value-type="float" office:value="4806.12246126787">
            <text:p>4806</text:p>
          </table:table-cell>
        </table:table-row>
        <table:table-row table:style-name="ro1">
          <table:table-cell office:value-type="float" office:value="5457">
            <text:p>5457</text:p>
          </table:table-cell>
          <table:table-cell table:formula="of:=(2^([.A5458]/8192)-1)*8192" office:value-type="float" office:value="4807.22231394257">
            <text:p>4807</text:p>
          </table:table-cell>
        </table:table-row>
        <table:table-row table:style-name="ro1">
          <table:table-cell office:value-type="float" office:value="5458">
            <text:p>5458</text:p>
          </table:table-cell>
          <table:table-cell table:formula="of:=(2^([.A5459]/8192)-1)*8192" office:value-type="float" office:value="4808.3222596827">
            <text:p>4808</text:p>
          </table:table-cell>
        </table:table-row>
        <table:table-row table:style-name="ro1">
          <table:table-cell office:value-type="float" office:value="5459">
            <text:p>5459</text:p>
          </table:table-cell>
          <table:table-cell table:formula="of:=(2^([.A5460]/8192)-1)*8192" office:value-type="float" office:value="4809.42229849614">
            <text:p>4809</text:p>
          </table:table-cell>
        </table:table-row>
        <table:table-row table:style-name="ro1">
          <table:table-cell office:value-type="float" office:value="5460">
            <text:p>5460</text:p>
          </table:table-cell>
          <table:table-cell table:formula="of:=(2^([.A5461]/8192)-1)*8192" office:value-type="float" office:value="4810.52243039076">
            <text:p>4811</text:p>
          </table:table-cell>
        </table:table-row>
        <table:table-row table:style-name="ro1">
          <table:table-cell office:value-type="float" office:value="5461">
            <text:p>5461</text:p>
          </table:table-cell>
          <table:table-cell table:formula="of:=(2^([.A5462]/8192)-1)*8192" office:value-type="float" office:value="4811.62265537444">
            <text:p>4812</text:p>
          </table:table-cell>
        </table:table-row>
        <table:table-row table:style-name="ro1">
          <table:table-cell office:value-type="float" office:value="5462">
            <text:p>5462</text:p>
          </table:table-cell>
          <table:table-cell table:formula="of:=(2^([.A5463]/8192)-1)*8192" office:value-type="float" office:value="4812.72297345506">
            <text:p>4813</text:p>
          </table:table-cell>
        </table:table-row>
        <table:table-row table:style-name="ro1">
          <table:table-cell office:value-type="float" office:value="5463">
            <text:p>5463</text:p>
          </table:table-cell>
          <table:table-cell table:formula="of:=(2^([.A5464]/8192)-1)*8192" office:value-type="float" office:value="4813.8233846405">
            <text:p>4814</text:p>
          </table:table-cell>
        </table:table-row>
        <table:table-row table:style-name="ro1">
          <table:table-cell office:value-type="float" office:value="5464">
            <text:p>5464</text:p>
          </table:table-cell>
          <table:table-cell table:formula="of:=(2^([.A5465]/8192)-1)*8192" office:value-type="float" office:value="4814.92388893863">
            <text:p>4815</text:p>
          </table:table-cell>
        </table:table-row>
        <table:table-row table:style-name="ro1">
          <table:table-cell office:value-type="float" office:value="5465">
            <text:p>5465</text:p>
          </table:table-cell>
          <table:table-cell table:formula="of:=(2^([.A5466]/8192)-1)*8192" office:value-type="float" office:value="4816.02448635733">
            <text:p>4816</text:p>
          </table:table-cell>
        </table:table-row>
        <table:table-row table:style-name="ro1">
          <table:table-cell office:value-type="float" office:value="5466">
            <text:p>5466</text:p>
          </table:table-cell>
          <table:table-cell table:formula="of:=(2^([.A5467]/8192)-1)*8192" office:value-type="float" office:value="4817.12517690448">
            <text:p>4817</text:p>
          </table:table-cell>
        </table:table-row>
        <table:table-row table:style-name="ro1">
          <table:table-cell office:value-type="float" office:value="5467">
            <text:p>5467</text:p>
          </table:table-cell>
          <table:table-cell table:formula="of:=(2^([.A5468]/8192)-1)*8192" office:value-type="float" office:value="4818.22596058797">
            <text:p>4818</text:p>
          </table:table-cell>
        </table:table-row>
        <table:table-row table:style-name="ro1">
          <table:table-cell office:value-type="float" office:value="5468">
            <text:p>5468</text:p>
          </table:table-cell>
          <table:table-cell table:formula="of:=(2^([.A5469]/8192)-1)*8192" office:value-type="float" office:value="4819.32683741566">
            <text:p>4819</text:p>
          </table:table-cell>
        </table:table-row>
        <table:table-row table:style-name="ro1">
          <table:table-cell office:value-type="float" office:value="5469">
            <text:p>5469</text:p>
          </table:table-cell>
          <table:table-cell table:formula="of:=(2^([.A5470]/8192)-1)*8192" office:value-type="float" office:value="4820.42780739545">
            <text:p>4820</text:p>
          </table:table-cell>
        </table:table-row>
        <table:table-row table:style-name="ro1">
          <table:table-cell office:value-type="float" office:value="5470">
            <text:p>5470</text:p>
          </table:table-cell>
          <table:table-cell table:formula="of:=(2^([.A5471]/8192)-1)*8192" office:value-type="float" office:value="4821.52887053522">
            <text:p>4822</text:p>
          </table:table-cell>
        </table:table-row>
        <table:table-row table:style-name="ro1">
          <table:table-cell office:value-type="float" office:value="5471">
            <text:p>5471</text:p>
          </table:table-cell>
          <table:table-cell table:formula="of:=(2^([.A5472]/8192)-1)*8192" office:value-type="float" office:value="4822.63002684284">
            <text:p>4823</text:p>
          </table:table-cell>
        </table:table-row>
        <table:table-row table:style-name="ro1">
          <table:table-cell office:value-type="float" office:value="5472">
            <text:p>5472</text:p>
          </table:table-cell>
          <table:table-cell table:formula="of:=(2^([.A5473]/8192)-1)*8192" office:value-type="float" office:value="4823.73127632621">
            <text:p>4824</text:p>
          </table:table-cell>
        </table:table-row>
        <table:table-row table:style-name="ro1">
          <table:table-cell office:value-type="float" office:value="5473">
            <text:p>5473</text:p>
          </table:table-cell>
          <table:table-cell table:formula="of:=(2^([.A5474]/8192)-1)*8192" office:value-type="float" office:value="4824.8326189932">
            <text:p>4825</text:p>
          </table:table-cell>
        </table:table-row>
        <table:table-row table:style-name="ro1">
          <table:table-cell office:value-type="float" office:value="5474">
            <text:p>5474</text:p>
          </table:table-cell>
          <table:table-cell table:formula="of:=(2^([.A5475]/8192)-1)*8192" office:value-type="float" office:value="4825.93405485171">
            <text:p>4826</text:p>
          </table:table-cell>
        </table:table-row>
        <table:table-row table:style-name="ro1">
          <table:table-cell office:value-type="float" office:value="5475">
            <text:p>5475</text:p>
          </table:table-cell>
          <table:table-cell table:formula="of:=(2^([.A5476]/8192)-1)*8192" office:value-type="float" office:value="4827.03558390961">
            <text:p>4827</text:p>
          </table:table-cell>
        </table:table-row>
        <table:table-row table:style-name="ro1">
          <table:table-cell office:value-type="float" office:value="5476">
            <text:p>5476</text:p>
          </table:table-cell>
          <table:table-cell table:formula="of:=(2^([.A5477]/8192)-1)*8192" office:value-type="float" office:value="4828.13720617479">
            <text:p>4828</text:p>
          </table:table-cell>
        </table:table-row>
        <table:table-row table:style-name="ro1">
          <table:table-cell office:value-type="float" office:value="5477">
            <text:p>5477</text:p>
          </table:table-cell>
          <table:table-cell table:formula="of:=(2^([.A5478]/8192)-1)*8192" office:value-type="float" office:value="4829.23892165515">
            <text:p>4829</text:p>
          </table:table-cell>
        </table:table-row>
        <table:table-row table:style-name="ro1">
          <table:table-cell office:value-type="float" office:value="5478">
            <text:p>5478</text:p>
          </table:table-cell>
          <table:table-cell table:formula="of:=(2^([.A5479]/8192)-1)*8192" office:value-type="float" office:value="4830.34073035856">
            <text:p>4830</text:p>
          </table:table-cell>
        </table:table-row>
        <table:table-row table:style-name="ro1">
          <table:table-cell office:value-type="float" office:value="5479">
            <text:p>5479</text:p>
          </table:table-cell>
          <table:table-cell table:formula="of:=(2^([.A5480]/8192)-1)*8192" office:value-type="float" office:value="4831.44263229292">
            <text:p>4831</text:p>
          </table:table-cell>
        </table:table-row>
        <table:table-row table:style-name="ro1">
          <table:table-cell office:value-type="float" office:value="5480">
            <text:p>5480</text:p>
          </table:table-cell>
          <table:table-cell table:formula="of:=(2^([.A5481]/8192)-1)*8192" office:value-type="float" office:value="4832.54462746611">
            <text:p>4833</text:p>
          </table:table-cell>
        </table:table-row>
        <table:table-row table:style-name="ro1">
          <table:table-cell office:value-type="float" office:value="5481">
            <text:p>5481</text:p>
          </table:table-cell>
          <table:table-cell table:formula="of:=(2^([.A5482]/8192)-1)*8192" office:value-type="float" office:value="4833.64671588603">
            <text:p>4834</text:p>
          </table:table-cell>
        </table:table-row>
        <table:table-row table:style-name="ro1">
          <table:table-cell office:value-type="float" office:value="5482">
            <text:p>5482</text:p>
          </table:table-cell>
          <table:table-cell table:formula="of:=(2^([.A5483]/8192)-1)*8192" office:value-type="float" office:value="4834.74889756056">
            <text:p>4835</text:p>
          </table:table-cell>
        </table:table-row>
        <table:table-row table:style-name="ro1">
          <table:table-cell office:value-type="float" office:value="5483">
            <text:p>5483</text:p>
          </table:table-cell>
          <table:table-cell table:formula="of:=(2^([.A5484]/8192)-1)*8192" office:value-type="float" office:value="4835.8511724976">
            <text:p>4836</text:p>
          </table:table-cell>
        </table:table-row>
        <table:table-row table:style-name="ro1">
          <table:table-cell office:value-type="float" office:value="5484">
            <text:p>5484</text:p>
          </table:table-cell>
          <table:table-cell table:formula="of:=(2^([.A5485]/8192)-1)*8192" office:value-type="float" office:value="4836.95354070503">
            <text:p>4837</text:p>
          </table:table-cell>
        </table:table-row>
        <table:table-row table:style-name="ro1">
          <table:table-cell office:value-type="float" office:value="5485">
            <text:p>5485</text:p>
          </table:table-cell>
          <table:table-cell table:formula="of:=(2^([.A5486]/8192)-1)*8192" office:value-type="float" office:value="4838.05600219075">
            <text:p>4838</text:p>
          </table:table-cell>
        </table:table-row>
        <table:table-row table:style-name="ro1">
          <table:table-cell office:value-type="float" office:value="5486">
            <text:p>5486</text:p>
          </table:table-cell>
          <table:table-cell table:formula="of:=(2^([.A5487]/8192)-1)*8192" office:value-type="float" office:value="4839.15855696265">
            <text:p>4839</text:p>
          </table:table-cell>
        </table:table-row>
        <table:table-row table:style-name="ro1">
          <table:table-cell office:value-type="float" office:value="5487">
            <text:p>5487</text:p>
          </table:table-cell>
          <table:table-cell table:formula="of:=(2^([.A5488]/8192)-1)*8192" office:value-type="float" office:value="4840.26120502863">
            <text:p>4840</text:p>
          </table:table-cell>
        </table:table-row>
        <table:table-row table:style-name="ro1">
          <table:table-cell office:value-type="float" office:value="5488">
            <text:p>5488</text:p>
          </table:table-cell>
          <table:table-cell table:formula="of:=(2^([.A5489]/8192)-1)*8192" office:value-type="float" office:value="4841.36394639658">
            <text:p>4841</text:p>
          </table:table-cell>
        </table:table-row>
        <table:table-row table:style-name="ro1">
          <table:table-cell office:value-type="float" office:value="5489">
            <text:p>5489</text:p>
          </table:table-cell>
          <table:table-cell table:formula="of:=(2^([.A5490]/8192)-1)*8192" office:value-type="float" office:value="4842.46678107439">
            <text:p>4842</text:p>
          </table:table-cell>
        </table:table-row>
        <table:table-row table:style-name="ro1">
          <table:table-cell office:value-type="float" office:value="5490">
            <text:p>5490</text:p>
          </table:table-cell>
          <table:table-cell table:formula="of:=(2^([.A5491]/8192)-1)*8192" office:value-type="float" office:value="4843.56970906997">
            <text:p>4844</text:p>
          </table:table-cell>
        </table:table-row>
        <table:table-row table:style-name="ro1">
          <table:table-cell office:value-type="float" office:value="5491">
            <text:p>5491</text:p>
          </table:table-cell>
          <table:table-cell table:formula="of:=(2^([.A5492]/8192)-1)*8192" office:value-type="float" office:value="4844.67273039119">
            <text:p>4845</text:p>
          </table:table-cell>
        </table:table-row>
        <table:table-row table:style-name="ro1">
          <table:table-cell office:value-type="float" office:value="5492">
            <text:p>5492</text:p>
          </table:table-cell>
          <table:table-cell table:formula="of:=(2^([.A5493]/8192)-1)*8192" office:value-type="float" office:value="4845.77584504598">
            <text:p>4846</text:p>
          </table:table-cell>
        </table:table-row>
        <table:table-row table:style-name="ro1">
          <table:table-cell office:value-type="float" office:value="5493">
            <text:p>5493</text:p>
          </table:table-cell>
          <table:table-cell table:formula="of:=(2^([.A5494]/8192)-1)*8192" office:value-type="float" office:value="4846.87905304221">
            <text:p>4847</text:p>
          </table:table-cell>
        </table:table-row>
        <table:table-row table:style-name="ro1">
          <table:table-cell office:value-type="float" office:value="5494">
            <text:p>5494</text:p>
          </table:table-cell>
          <table:table-cell table:formula="of:=(2^([.A5495]/8192)-1)*8192" office:value-type="float" office:value="4847.98235438779">
            <text:p>4848</text:p>
          </table:table-cell>
        </table:table-row>
        <table:table-row table:style-name="ro1">
          <table:table-cell office:value-type="float" office:value="5495">
            <text:p>5495</text:p>
          </table:table-cell>
          <table:table-cell table:formula="of:=(2^([.A5496]/8192)-1)*8192" office:value-type="float" office:value="4849.08574909062">
            <text:p>4849</text:p>
          </table:table-cell>
        </table:table-row>
        <table:table-row table:style-name="ro1">
          <table:table-cell office:value-type="float" office:value="5496">
            <text:p>5496</text:p>
          </table:table-cell>
          <table:table-cell table:formula="of:=(2^([.A5497]/8192)-1)*8192" office:value-type="float" office:value="4850.18923715859">
            <text:p>4850</text:p>
          </table:table-cell>
        </table:table-row>
        <table:table-row table:style-name="ro1">
          <table:table-cell office:value-type="float" office:value="5497">
            <text:p>5497</text:p>
          </table:table-cell>
          <table:table-cell table:formula="of:=(2^([.A5498]/8192)-1)*8192" office:value-type="float" office:value="4851.29281859961">
            <text:p>4851</text:p>
          </table:table-cell>
        </table:table-row>
        <table:table-row table:style-name="ro1">
          <table:table-cell office:value-type="float" office:value="5498">
            <text:p>5498</text:p>
          </table:table-cell>
          <table:table-cell table:formula="of:=(2^([.A5499]/8192)-1)*8192" office:value-type="float" office:value="4852.39649342158">
            <text:p>4852</text:p>
          </table:table-cell>
        </table:table-row>
        <table:table-row table:style-name="ro1">
          <table:table-cell office:value-type="float" office:value="5499">
            <text:p>5499</text:p>
          </table:table-cell>
          <table:table-cell table:formula="of:=(2^([.A5500]/8192)-1)*8192" office:value-type="float" office:value="4853.5002616324">
            <text:p>4854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table:formula="of:=(2^([.A5501]/8192)-1)*8192" office:value-type="float" office:value="4854.60412323998">
            <text:p>4855</text:p>
          </table:table-cell>
        </table:table-row>
        <table:table-row table:style-name="ro1">
          <table:table-cell office:value-type="float" office:value="5501">
            <text:p>5501</text:p>
          </table:table-cell>
          <table:table-cell table:formula="of:=(2^([.A5502]/8192)-1)*8192" office:value-type="float" office:value="4855.7080782522">
            <text:p>4856</text:p>
          </table:table-cell>
        </table:table-row>
        <table:table-row table:style-name="ro1">
          <table:table-cell office:value-type="float" office:value="5502">
            <text:p>5502</text:p>
          </table:table-cell>
          <table:table-cell table:formula="of:=(2^([.A5503]/8192)-1)*8192" office:value-type="float" office:value="4856.81212667699">
            <text:p>4857</text:p>
          </table:table-cell>
        </table:table-row>
        <table:table-row table:style-name="ro1">
          <table:table-cell office:value-type="float" office:value="5503">
            <text:p>5503</text:p>
          </table:table-cell>
          <table:table-cell table:formula="of:=(2^([.A5504]/8192)-1)*8192" office:value-type="float" office:value="4857.91626852223">
            <text:p>4858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table:formula="of:=(2^([.A5505]/8192)-1)*8192" office:value-type="float" office:value="4859.02050379585">
            <text:p>4859</text:p>
          </table:table-cell>
        </table:table-row>
        <table:table-row table:style-name="ro1">
          <table:table-cell office:value-type="float" office:value="5505">
            <text:p>5505</text:p>
          </table:table-cell>
          <table:table-cell table:formula="of:=(2^([.A5506]/8192)-1)*8192" office:value-type="float" office:value="4860.12483250574">
            <text:p>4860</text:p>
          </table:table-cell>
        </table:table-row>
        <table:table-row table:style-name="ro1">
          <table:table-cell office:value-type="float" office:value="5506">
            <text:p>5506</text:p>
          </table:table-cell>
          <table:table-cell table:formula="of:=(2^([.A5507]/8192)-1)*8192" office:value-type="float" office:value="4861.22925465981">
            <text:p>4861</text:p>
          </table:table-cell>
        </table:table-row>
        <table:table-row table:style-name="ro1">
          <table:table-cell office:value-type="float" office:value="5507">
            <text:p>5507</text:p>
          </table:table-cell>
          <table:table-cell table:formula="of:=(2^([.A5508]/8192)-1)*8192" office:value-type="float" office:value="4862.33377026596">
            <text:p>4862</text:p>
          </table:table-cell>
        </table:table-row>
        <table:table-row table:style-name="ro1">
          <table:table-cell office:value-type="float" office:value="5508">
            <text:p>5508</text:p>
          </table:table-cell>
          <table:table-cell table:formula="of:=(2^([.A5509]/8192)-1)*8192" office:value-type="float" office:value="4863.43837933211">
            <text:p>4863</text:p>
          </table:table-cell>
        </table:table-row>
        <table:table-row table:style-name="ro1">
          <table:table-cell office:value-type="float" office:value="5509">
            <text:p>5509</text:p>
          </table:table-cell>
          <table:table-cell table:formula="of:=(2^([.A5510]/8192)-1)*8192" office:value-type="float" office:value="4864.54308186616">
            <text:p>4865</text:p>
          </table:table-cell>
        </table:table-row>
        <table:table-row table:style-name="ro1">
          <table:table-cell office:value-type="float" office:value="5510">
            <text:p>5510</text:p>
          </table:table-cell>
          <table:table-cell table:formula="of:=(2^([.A5511]/8192)-1)*8192" office:value-type="float" office:value="4865.64787787602">
            <text:p>4866</text:p>
          </table:table-cell>
        </table:table-row>
        <table:table-row table:style-name="ro1">
          <table:table-cell office:value-type="float" office:value="5511">
            <text:p>5511</text:p>
          </table:table-cell>
          <table:table-cell table:formula="of:=(2^([.A5512]/8192)-1)*8192" office:value-type="float" office:value="4866.7527673696">
            <text:p>4867</text:p>
          </table:table-cell>
        </table:table-row>
        <table:table-row table:style-name="ro1">
          <table:table-cell office:value-type="float" office:value="5512">
            <text:p>5512</text:p>
          </table:table-cell>
          <table:table-cell table:formula="of:=(2^([.A5513]/8192)-1)*8192" office:value-type="float" office:value="4867.85775035481">
            <text:p>4868</text:p>
          </table:table-cell>
        </table:table-row>
        <table:table-row table:style-name="ro1">
          <table:table-cell office:value-type="float" office:value="5513">
            <text:p>5513</text:p>
          </table:table-cell>
          <table:table-cell table:formula="of:=(2^([.A5514]/8192)-1)*8192" office:value-type="float" office:value="4868.96282683956">
            <text:p>4869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table:formula="of:=(2^([.A5515]/8192)-1)*8192" office:value-type="float" office:value="4870.06799683177">
            <text:p>4870</text:p>
          </table:table-cell>
        </table:table-row>
        <table:table-row table:style-name="ro1">
          <table:table-cell office:value-type="float" office:value="5515">
            <text:p>5515</text:p>
          </table:table-cell>
          <table:table-cell table:formula="of:=(2^([.A5516]/8192)-1)*8192" office:value-type="float" office:value="4871.17326033934">
            <text:p>4871</text:p>
          </table:table-cell>
        </table:table-row>
        <table:table-row table:style-name="ro1">
          <table:table-cell office:value-type="float" office:value="5516">
            <text:p>5516</text:p>
          </table:table-cell>
          <table:table-cell table:formula="of:=(2^([.A5517]/8192)-1)*8192" office:value-type="float" office:value="4872.27861737019">
            <text:p>4872</text:p>
          </table:table-cell>
        </table:table-row>
        <table:table-row table:style-name="ro1">
          <table:table-cell office:value-type="float" office:value="5517">
            <text:p>5517</text:p>
          </table:table-cell>
          <table:table-cell table:formula="of:=(2^([.A5518]/8192)-1)*8192" office:value-type="float" office:value="4873.38406793223">
            <text:p>4873</text:p>
          </table:table-cell>
        </table:table-row>
        <table:table-row table:style-name="ro1">
          <table:table-cell office:value-type="float" office:value="5518">
            <text:p>5518</text:p>
          </table:table-cell>
          <table:table-cell table:formula="of:=(2^([.A5519]/8192)-1)*8192" office:value-type="float" office:value="4874.48961203338">
            <text:p>4874</text:p>
          </table:table-cell>
        </table:table-row>
        <table:table-row table:style-name="ro1">
          <table:table-cell office:value-type="float" office:value="5519">
            <text:p>5519</text:p>
          </table:table-cell>
          <table:table-cell table:formula="of:=(2^([.A5520]/8192)-1)*8192" office:value-type="float" office:value="4875.59524968155">
            <text:p>4876</text:p>
          </table:table-cell>
        </table:table-row>
        <table:table-row table:style-name="ro1">
          <table:table-cell office:value-type="float" office:value="5520">
            <text:p>5520</text:p>
          </table:table-cell>
          <table:table-cell table:formula="of:=(2^([.A5521]/8192)-1)*8192" office:value-type="float" office:value="4876.70098088465">
            <text:p>4877</text:p>
          </table:table-cell>
        </table:table-row>
        <table:table-row table:style-name="ro1">
          <table:table-cell office:value-type="float" office:value="5521">
            <text:p>5521</text:p>
          </table:table-cell>
          <table:table-cell table:formula="of:=(2^([.A5522]/8192)-1)*8192" office:value-type="float" office:value="4877.80680565061">
            <text:p>4878</text:p>
          </table:table-cell>
        </table:table-row>
        <table:table-row table:style-name="ro1">
          <table:table-cell office:value-type="float" office:value="5522">
            <text:p>5522</text:p>
          </table:table-cell>
          <table:table-cell table:formula="of:=(2^([.A5523]/8192)-1)*8192" office:value-type="float" office:value="4878.91272398734">
            <text:p>4879</text:p>
          </table:table-cell>
        </table:table-row>
        <table:table-row table:style-name="ro1">
          <table:table-cell office:value-type="float" office:value="5523">
            <text:p>5523</text:p>
          </table:table-cell>
          <table:table-cell table:formula="of:=(2^([.A5524]/8192)-1)*8192" office:value-type="float" office:value="4880.01873590276">
            <text:p>4880</text:p>
          </table:table-cell>
        </table:table-row>
        <table:table-row table:style-name="ro1">
          <table:table-cell office:value-type="float" office:value="5524">
            <text:p>5524</text:p>
          </table:table-cell>
          <table:table-cell table:formula="of:=(2^([.A5525]/8192)-1)*8192" office:value-type="float" office:value="4881.12484140478">
            <text:p>4881</text:p>
          </table:table-cell>
        </table:table-row>
        <table:table-row table:style-name="ro1">
          <table:table-cell office:value-type="float" office:value="5525">
            <text:p>5525</text:p>
          </table:table-cell>
          <table:table-cell table:formula="of:=(2^([.A5526]/8192)-1)*8192" office:value-type="float" office:value="4882.23104050133">
            <text:p>4882</text:p>
          </table:table-cell>
        </table:table-row>
        <table:table-row table:style-name="ro1">
          <table:table-cell office:value-type="float" office:value="5526">
            <text:p>5526</text:p>
          </table:table-cell>
          <table:table-cell table:formula="of:=(2^([.A5527]/8192)-1)*8192" office:value-type="float" office:value="4883.33733320032">
            <text:p>4883</text:p>
          </table:table-cell>
        </table:table-row>
        <table:table-row table:style-name="ro1">
          <table:table-cell office:value-type="float" office:value="5527">
            <text:p>5527</text:p>
          </table:table-cell>
          <table:table-cell table:formula="of:=(2^([.A5528]/8192)-1)*8192" office:value-type="float" office:value="4884.44371950968">
            <text:p>4884</text:p>
          </table:table-cell>
        </table:table-row>
        <table:table-row table:style-name="ro1">
          <table:table-cell office:value-type="float" office:value="5528">
            <text:p>5528</text:p>
          </table:table-cell>
          <table:table-cell table:formula="of:=(2^([.A5529]/8192)-1)*8192" office:value-type="float" office:value="4885.55019943732">
            <text:p>4886</text:p>
          </table:table-cell>
        </table:table-row>
        <table:table-row table:style-name="ro1">
          <table:table-cell office:value-type="float" office:value="5529">
            <text:p>5529</text:p>
          </table:table-cell>
          <table:table-cell table:formula="of:=(2^([.A5530]/8192)-1)*8192" office:value-type="float" office:value="4886.65677299117">
            <text:p>4887</text:p>
          </table:table-cell>
        </table:table-row>
        <table:table-row table:style-name="ro1">
          <table:table-cell office:value-type="float" office:value="5530">
            <text:p>5530</text:p>
          </table:table-cell>
          <table:table-cell table:formula="of:=(2^([.A5531]/8192)-1)*8192" office:value-type="float" office:value="4887.76344017915">
            <text:p>4888</text:p>
          </table:table-cell>
        </table:table-row>
        <table:table-row table:style-name="ro1">
          <table:table-cell office:value-type="float" office:value="5531">
            <text:p>5531</text:p>
          </table:table-cell>
          <table:table-cell table:formula="of:=(2^([.A5532]/8192)-1)*8192" office:value-type="float" office:value="4888.87020100918">
            <text:p>4889</text:p>
          </table:table-cell>
        </table:table-row>
        <table:table-row table:style-name="ro1">
          <table:table-cell office:value-type="float" office:value="5532">
            <text:p>5532</text:p>
          </table:table-cell>
          <table:table-cell table:formula="of:=(2^([.A5533]/8192)-1)*8192" office:value-type="float" office:value="4889.97705548919">
            <text:p>4890</text:p>
          </table:table-cell>
        </table:table-row>
        <table:table-row table:style-name="ro1">
          <table:table-cell office:value-type="float" office:value="5533">
            <text:p>5533</text:p>
          </table:table-cell>
          <table:table-cell table:formula="of:=(2^([.A5534]/8192)-1)*8192" office:value-type="float" office:value="4891.08400362709">
            <text:p>4891</text:p>
          </table:table-cell>
        </table:table-row>
        <table:table-row table:style-name="ro1">
          <table:table-cell office:value-type="float" office:value="5534">
            <text:p>5534</text:p>
          </table:table-cell>
          <table:table-cell table:formula="of:=(2^([.A5535]/8192)-1)*8192" office:value-type="float" office:value="4892.19104543083">
            <text:p>4892</text:p>
          </table:table-cell>
        </table:table-row>
        <table:table-row table:style-name="ro1">
          <table:table-cell office:value-type="float" office:value="5535">
            <text:p>5535</text:p>
          </table:table-cell>
          <table:table-cell table:formula="of:=(2^([.A5536]/8192)-1)*8192" office:value-type="float" office:value="4893.29818090831">
            <text:p>4893</text:p>
          </table:table-cell>
        </table:table-row>
        <table:table-row table:style-name="ro1">
          <table:table-cell office:value-type="float" office:value="5536">
            <text:p>5536</text:p>
          </table:table-cell>
          <table:table-cell table:formula="of:=(2^([.A5537]/8192)-1)*8192" office:value-type="float" office:value="4894.40541006747">
            <text:p>4894</text:p>
          </table:table-cell>
        </table:table-row>
        <table:table-row table:style-name="ro1">
          <table:table-cell office:value-type="float" office:value="5537">
            <text:p>5537</text:p>
          </table:table-cell>
          <table:table-cell table:formula="of:=(2^([.A5538]/8192)-1)*8192" office:value-type="float" office:value="4895.51273291624">
            <text:p>4896</text:p>
          </table:table-cell>
        </table:table-row>
        <table:table-row table:style-name="ro1">
          <table:table-cell office:value-type="float" office:value="5538">
            <text:p>5538</text:p>
          </table:table-cell>
          <table:table-cell table:formula="of:=(2^([.A5539]/8192)-1)*8192" office:value-type="float" office:value="4896.62014946254">
            <text:p>4897</text:p>
          </table:table-cell>
        </table:table-row>
        <table:table-row table:style-name="ro1">
          <table:table-cell office:value-type="float" office:value="5539">
            <text:p>5539</text:p>
          </table:table-cell>
          <table:table-cell table:formula="of:=(2^([.A5540]/8192)-1)*8192" office:value-type="float" office:value="4897.7276597143">
            <text:p>4898</text:p>
          </table:table-cell>
        </table:table-row>
        <table:table-row table:style-name="ro1">
          <table:table-cell office:value-type="float" office:value="5540">
            <text:p>5540</text:p>
          </table:table-cell>
          <table:table-cell table:formula="of:=(2^([.A5541]/8192)-1)*8192" office:value-type="float" office:value="4898.83526367945">
            <text:p>4899</text:p>
          </table:table-cell>
        </table:table-row>
        <table:table-row table:style-name="ro1">
          <table:table-cell office:value-type="float" office:value="5541">
            <text:p>5541</text:p>
          </table:table-cell>
          <table:table-cell table:formula="of:=(2^([.A5542]/8192)-1)*8192" office:value-type="float" office:value="4899.94296136591">
            <text:p>4900</text:p>
          </table:table-cell>
        </table:table-row>
        <table:table-row table:style-name="ro1">
          <table:table-cell office:value-type="float" office:value="5542">
            <text:p>5542</text:p>
          </table:table-cell>
          <table:table-cell table:formula="of:=(2^([.A5543]/8192)-1)*8192" office:value-type="float" office:value="4901.05075278163">
            <text:p>4901</text:p>
          </table:table-cell>
        </table:table-row>
        <table:table-row table:style-name="ro1">
          <table:table-cell office:value-type="float" office:value="5543">
            <text:p>5543</text:p>
          </table:table-cell>
          <table:table-cell table:formula="of:=(2^([.A5544]/8192)-1)*8192" office:value-type="float" office:value="4902.15863793453">
            <text:p>4902</text:p>
          </table:table-cell>
        </table:table-row>
        <table:table-row table:style-name="ro1">
          <table:table-cell office:value-type="float" office:value="5544">
            <text:p>5544</text:p>
          </table:table-cell>
          <table:table-cell table:formula="of:=(2^([.A5545]/8192)-1)*8192" office:value-type="float" office:value="4903.26661683254">
            <text:p>4903</text:p>
          </table:table-cell>
        </table:table-row>
        <table:table-row table:style-name="ro1">
          <table:table-cell office:value-type="float" office:value="5545">
            <text:p>5545</text:p>
          </table:table-cell>
          <table:table-cell table:formula="of:=(2^([.A5546]/8192)-1)*8192" office:value-type="float" office:value="4904.3746894836">
            <text:p>4904</text:p>
          </table:table-cell>
        </table:table-row>
        <table:table-row table:style-name="ro1">
          <table:table-cell office:value-type="float" office:value="5546">
            <text:p>5546</text:p>
          </table:table-cell>
          <table:table-cell table:formula="of:=(2^([.A5547]/8192)-1)*8192" office:value-type="float" office:value="4905.48285589563">
            <text:p>4905</text:p>
          </table:table-cell>
        </table:table-row>
        <table:table-row table:style-name="ro1">
          <table:table-cell office:value-type="float" office:value="5547">
            <text:p>5547</text:p>
          </table:table-cell>
          <table:table-cell table:formula="of:=(2^([.A5548]/8192)-1)*8192" office:value-type="float" office:value="4906.59111607657">
            <text:p>4907</text:p>
          </table:table-cell>
        </table:table-row>
        <table:table-row table:style-name="ro1">
          <table:table-cell office:value-type="float" office:value="5548">
            <text:p>5548</text:p>
          </table:table-cell>
          <table:table-cell table:formula="of:=(2^([.A5549]/8192)-1)*8192" office:value-type="float" office:value="4907.69947003436">
            <text:p>4908</text:p>
          </table:table-cell>
        </table:table-row>
        <table:table-row table:style-name="ro1">
          <table:table-cell office:value-type="float" office:value="5549">
            <text:p>5549</text:p>
          </table:table-cell>
          <table:table-cell table:formula="of:=(2^([.A5550]/8192)-1)*8192" office:value-type="float" office:value="4908.80791777693">
            <text:p>4909</text:p>
          </table:table-cell>
        </table:table-row>
        <table:table-row table:style-name="ro1">
          <table:table-cell office:value-type="float" office:value="5550">
            <text:p>5550</text:p>
          </table:table-cell>
          <table:table-cell table:formula="of:=(2^([.A5551]/8192)-1)*8192" office:value-type="float" office:value="4909.91645931222">
            <text:p>4910</text:p>
          </table:table-cell>
        </table:table-row>
        <table:table-row table:style-name="ro1">
          <table:table-cell office:value-type="float" office:value="5551">
            <text:p>5551</text:p>
          </table:table-cell>
          <table:table-cell table:formula="of:=(2^([.A5552]/8192)-1)*8192" office:value-type="float" office:value="4911.02509464816">
            <text:p>4911</text:p>
          </table:table-cell>
        </table:table-row>
        <table:table-row table:style-name="ro1">
          <table:table-cell office:value-type="float" office:value="5552">
            <text:p>5552</text:p>
          </table:table-cell>
          <table:table-cell table:formula="of:=(2^([.A5553]/8192)-1)*8192" office:value-type="float" office:value="4912.13382379268">
            <text:p>4912</text:p>
          </table:table-cell>
        </table:table-row>
        <table:table-row table:style-name="ro1">
          <table:table-cell office:value-type="float" office:value="5553">
            <text:p>5553</text:p>
          </table:table-cell>
          <table:table-cell table:formula="of:=(2^([.A5554]/8192)-1)*8192" office:value-type="float" office:value="4913.24264675374">
            <text:p>4913</text:p>
          </table:table-cell>
        </table:table-row>
        <table:table-row table:style-name="ro1">
          <table:table-cell office:value-type="float" office:value="5554">
            <text:p>5554</text:p>
          </table:table-cell>
          <table:table-cell table:formula="of:=(2^([.A5555]/8192)-1)*8192" office:value-type="float" office:value="4914.35156353926">
            <text:p>4914</text:p>
          </table:table-cell>
        </table:table-row>
        <table:table-row table:style-name="ro1">
          <table:table-cell office:value-type="float" office:value="5555">
            <text:p>5555</text:p>
          </table:table-cell>
          <table:table-cell table:formula="of:=(2^([.A5556]/8192)-1)*8192" office:value-type="float" office:value="4915.46057415719">
            <text:p>4915</text:p>
          </table:table-cell>
        </table:table-row>
        <table:table-row table:style-name="ro1">
          <table:table-cell office:value-type="float" office:value="5556">
            <text:p>5556</text:p>
          </table:table-cell>
          <table:table-cell table:formula="of:=(2^([.A5557]/8192)-1)*8192" office:value-type="float" office:value="4916.56967861546">
            <text:p>4917</text:p>
          </table:table-cell>
        </table:table-row>
        <table:table-row table:style-name="ro1">
          <table:table-cell office:value-type="float" office:value="5557">
            <text:p>5557</text:p>
          </table:table-cell>
          <table:table-cell table:formula="of:=(2^([.A5558]/8192)-1)*8192" office:value-type="float" office:value="4917.67887692202">
            <text:p>4918</text:p>
          </table:table-cell>
        </table:table-row>
        <table:table-row table:style-name="ro1">
          <table:table-cell office:value-type="float" office:value="5558">
            <text:p>5558</text:p>
          </table:table-cell>
          <table:table-cell table:formula="of:=(2^([.A5559]/8192)-1)*8192" office:value-type="float" office:value="4918.78816908481">
            <text:p>4919</text:p>
          </table:table-cell>
        </table:table-row>
        <table:table-row table:style-name="ro1">
          <table:table-cell office:value-type="float" office:value="5559">
            <text:p>5559</text:p>
          </table:table-cell>
          <table:table-cell table:formula="of:=(2^([.A5560]/8192)-1)*8192" office:value-type="float" office:value="4919.89755511176">
            <text:p>4920</text:p>
          </table:table-cell>
        </table:table-row>
        <table:table-row table:style-name="ro1">
          <table:table-cell office:value-type="float" office:value="5560">
            <text:p>5560</text:p>
          </table:table-cell>
          <table:table-cell table:formula="of:=(2^([.A5561]/8192)-1)*8192" office:value-type="float" office:value="4921.00703501082">
            <text:p>4921</text:p>
          </table:table-cell>
        </table:table-row>
        <table:table-row table:style-name="ro1">
          <table:table-cell office:value-type="float" office:value="5561">
            <text:p>5561</text:p>
          </table:table-cell>
          <table:table-cell table:formula="of:=(2^([.A5562]/8192)-1)*8192" office:value-type="float" office:value="4922.11660878994">
            <text:p>4922</text:p>
          </table:table-cell>
        </table:table-row>
        <table:table-row table:style-name="ro1">
          <table:table-cell office:value-type="float" office:value="5562">
            <text:p>5562</text:p>
          </table:table-cell>
          <table:table-cell table:formula="of:=(2^([.A5563]/8192)-1)*8192" office:value-type="float" office:value="4923.22627645706">
            <text:p>4923</text:p>
          </table:table-cell>
        </table:table-row>
        <table:table-row table:style-name="ro1">
          <table:table-cell office:value-type="float" office:value="5563">
            <text:p>5563</text:p>
          </table:table-cell>
          <table:table-cell table:formula="of:=(2^([.A5564]/8192)-1)*8192" office:value-type="float" office:value="4924.33603802011">
            <text:p>4924</text:p>
          </table:table-cell>
        </table:table-row>
        <table:table-row table:style-name="ro1">
          <table:table-cell office:value-type="float" office:value="5564">
            <text:p>5564</text:p>
          </table:table-cell>
          <table:table-cell table:formula="of:=(2^([.A5565]/8192)-1)*8192" office:value-type="float" office:value="4925.44589348706">
            <text:p>4925</text:p>
          </table:table-cell>
        </table:table-row>
        <table:table-row table:style-name="ro1">
          <table:table-cell office:value-type="float" office:value="5565">
            <text:p>5565</text:p>
          </table:table-cell>
          <table:table-cell table:formula="of:=(2^([.A5566]/8192)-1)*8192" office:value-type="float" office:value="4926.55584286583">
            <text:p>4927</text:p>
          </table:table-cell>
        </table:table-row>
        <table:table-row table:style-name="ro1">
          <table:table-cell office:value-type="float" office:value="5566">
            <text:p>5566</text:p>
          </table:table-cell>
          <table:table-cell table:formula="of:=(2^([.A5567]/8192)-1)*8192" office:value-type="float" office:value="4927.66588616439">
            <text:p>4928</text:p>
          </table:table-cell>
        </table:table-row>
        <table:table-row table:style-name="ro1">
          <table:table-cell office:value-type="float" office:value="5567">
            <text:p>5567</text:p>
          </table:table-cell>
          <table:table-cell table:formula="of:=(2^([.A5568]/8192)-1)*8192" office:value-type="float" office:value="4928.77602339067">
            <text:p>4929</text:p>
          </table:table-cell>
        </table:table-row>
        <table:table-row table:style-name="ro1">
          <table:table-cell office:value-type="float" office:value="5568">
            <text:p>5568</text:p>
          </table:table-cell>
          <table:table-cell table:formula="of:=(2^([.A5569]/8192)-1)*8192" office:value-type="float" office:value="4929.88625455262">
            <text:p>4930</text:p>
          </table:table-cell>
        </table:table-row>
        <table:table-row table:style-name="ro1">
          <table:table-cell office:value-type="float" office:value="5569">
            <text:p>5569</text:p>
          </table:table-cell>
          <table:table-cell table:formula="of:=(2^([.A5570]/8192)-1)*8192" office:value-type="float" office:value="4930.9965796582">
            <text:p>4931</text:p>
          </table:table-cell>
        </table:table-row>
        <table:table-row table:style-name="ro1">
          <table:table-cell office:value-type="float" office:value="5570">
            <text:p>5570</text:p>
          </table:table-cell>
          <table:table-cell table:formula="of:=(2^([.A5571]/8192)-1)*8192" office:value-type="float" office:value="4932.10699871535">
            <text:p>4932</text:p>
          </table:table-cell>
        </table:table-row>
        <table:table-row table:style-name="ro1">
          <table:table-cell office:value-type="float" office:value="5571">
            <text:p>5571</text:p>
          </table:table-cell>
          <table:table-cell table:formula="of:=(2^([.A5572]/8192)-1)*8192" office:value-type="float" office:value="4933.21751173203">
            <text:p>4933</text:p>
          </table:table-cell>
        </table:table-row>
        <table:table-row table:style-name="ro1">
          <table:table-cell office:value-type="float" office:value="5572">
            <text:p>5572</text:p>
          </table:table-cell>
          <table:table-cell table:formula="of:=(2^([.A5573]/8192)-1)*8192" office:value-type="float" office:value="4934.32811871617">
            <text:p>4934</text:p>
          </table:table-cell>
        </table:table-row>
        <table:table-row table:style-name="ro1">
          <table:table-cell office:value-type="float" office:value="5573">
            <text:p>5573</text:p>
          </table:table-cell>
          <table:table-cell table:formula="of:=(2^([.A5574]/8192)-1)*8192" office:value-type="float" office:value="4935.43881967574">
            <text:p>4935</text:p>
          </table:table-cell>
        </table:table-row>
        <table:table-row table:style-name="ro1">
          <table:table-cell office:value-type="float" office:value="5574">
            <text:p>5574</text:p>
          </table:table-cell>
          <table:table-cell table:formula="of:=(2^([.A5575]/8192)-1)*8192" office:value-type="float" office:value="4936.54961461868">
            <text:p>4937</text:p>
          </table:table-cell>
        </table:table-row>
        <table:table-row table:style-name="ro1">
          <table:table-cell office:value-type="float" office:value="5575">
            <text:p>5575</text:p>
          </table:table-cell>
          <table:table-cell table:formula="of:=(2^([.A5576]/8192)-1)*8192" office:value-type="float" office:value="4937.66050355296">
            <text:p>4938</text:p>
          </table:table-cell>
        </table:table-row>
        <table:table-row table:style-name="ro1">
          <table:table-cell office:value-type="float" office:value="5576">
            <text:p>5576</text:p>
          </table:table-cell>
          <table:table-cell table:formula="of:=(2^([.A5577]/8192)-1)*8192" office:value-type="float" office:value="4938.77148648651">
            <text:p>4939</text:p>
          </table:table-cell>
        </table:table-row>
        <table:table-row table:style-name="ro1">
          <table:table-cell office:value-type="float" office:value="5577">
            <text:p>5577</text:p>
          </table:table-cell>
          <table:table-cell table:formula="of:=(2^([.A5578]/8192)-1)*8192" office:value-type="float" office:value="4939.88256342729">
            <text:p>4940</text:p>
          </table:table-cell>
        </table:table-row>
        <table:table-row table:style-name="ro1">
          <table:table-cell office:value-type="float" office:value="5578">
            <text:p>5578</text:p>
          </table:table-cell>
          <table:table-cell table:formula="of:=(2^([.A5579]/8192)-1)*8192" office:value-type="float" office:value="4940.99373438327">
            <text:p>4941</text:p>
          </table:table-cell>
        </table:table-row>
        <table:table-row table:style-name="ro1">
          <table:table-cell office:value-type="float" office:value="5579">
            <text:p>5579</text:p>
          </table:table-cell>
          <table:table-cell table:formula="of:=(2^([.A5580]/8192)-1)*8192" office:value-type="float" office:value="4942.10499936239">
            <text:p>4942</text:p>
          </table:table-cell>
        </table:table-row>
        <table:table-row table:style-name="ro1">
          <table:table-cell office:value-type="float" office:value="5580">
            <text:p>5580</text:p>
          </table:table-cell>
          <table:table-cell table:formula="of:=(2^([.A5581]/8192)-1)*8192" office:value-type="float" office:value="4943.21635837261">
            <text:p>4943</text:p>
          </table:table-cell>
        </table:table-row>
        <table:table-row table:style-name="ro1">
          <table:table-cell office:value-type="float" office:value="5581">
            <text:p>5581</text:p>
          </table:table-cell>
          <table:table-cell table:formula="of:=(2^([.A5582]/8192)-1)*8192" office:value-type="float" office:value="4944.32781142189">
            <text:p>4944</text:p>
          </table:table-cell>
        </table:table-row>
        <table:table-row table:style-name="ro1">
          <table:table-cell office:value-type="float" office:value="5582">
            <text:p>5582</text:p>
          </table:table-cell>
          <table:table-cell table:formula="of:=(2^([.A5583]/8192)-1)*8192" office:value-type="float" office:value="4945.43935851819">
            <text:p>4945</text:p>
          </table:table-cell>
        </table:table-row>
        <table:table-row table:style-name="ro1">
          <table:table-cell office:value-type="float" office:value="5583">
            <text:p>5583</text:p>
          </table:table-cell>
          <table:table-cell table:formula="of:=(2^([.A5584]/8192)-1)*8192" office:value-type="float" office:value="4946.55099966945">
            <text:p>4947</text:p>
          </table:table-cell>
        </table:table-row>
        <table:table-row table:style-name="ro1">
          <table:table-cell office:value-type="float" office:value="5584">
            <text:p>5584</text:p>
          </table:table-cell>
          <table:table-cell table:formula="of:=(2^([.A5585]/8192)-1)*8192" office:value-type="float" office:value="4947.66273488365">
            <text:p>4948</text:p>
          </table:table-cell>
        </table:table-row>
        <table:table-row table:style-name="ro1">
          <table:table-cell office:value-type="float" office:value="5585">
            <text:p>5585</text:p>
          </table:table-cell>
          <table:table-cell table:formula="of:=(2^([.A5586]/8192)-1)*8192" office:value-type="float" office:value="4948.77456416873">
            <text:p>4949</text:p>
          </table:table-cell>
        </table:table-row>
        <table:table-row table:style-name="ro1">
          <table:table-cell office:value-type="float" office:value="5586">
            <text:p>5586</text:p>
          </table:table-cell>
          <table:table-cell table:formula="of:=(2^([.A5587]/8192)-1)*8192" office:value-type="float" office:value="4949.88648753267">
            <text:p>4950</text:p>
          </table:table-cell>
        </table:table-row>
        <table:table-row table:style-name="ro1">
          <table:table-cell office:value-type="float" office:value="5587">
            <text:p>5587</text:p>
          </table:table-cell>
          <table:table-cell table:formula="of:=(2^([.A5588]/8192)-1)*8192" office:value-type="float" office:value="4950.99850498342">
            <text:p>4951</text:p>
          </table:table-cell>
        </table:table-row>
        <table:table-row table:style-name="ro1">
          <table:table-cell office:value-type="float" office:value="5588">
            <text:p>5588</text:p>
          </table:table-cell>
          <table:table-cell table:formula="of:=(2^([.A5589]/8192)-1)*8192" office:value-type="float" office:value="4952.11061652894">
            <text:p>4952</text:p>
          </table:table-cell>
        </table:table-row>
        <table:table-row table:style-name="ro1">
          <table:table-cell office:value-type="float" office:value="5589">
            <text:p>5589</text:p>
          </table:table-cell>
          <table:table-cell table:formula="of:=(2^([.A5590]/8192)-1)*8192" office:value-type="float" office:value="4953.22282217719">
            <text:p>4953</text:p>
          </table:table-cell>
        </table:table-row>
        <table:table-row table:style-name="ro1">
          <table:table-cell office:value-type="float" office:value="5590">
            <text:p>5590</text:p>
          </table:table-cell>
          <table:table-cell table:formula="of:=(2^([.A5591]/8192)-1)*8192" office:value-type="float" office:value="4954.33512193614">
            <text:p>4954</text:p>
          </table:table-cell>
        </table:table-row>
        <table:table-row table:style-name="ro1">
          <table:table-cell office:value-type="float" office:value="5591">
            <text:p>5591</text:p>
          </table:table-cell>
          <table:table-cell table:formula="of:=(2^([.A5592]/8192)-1)*8192" office:value-type="float" office:value="4955.44751581375">
            <text:p>4955</text:p>
          </table:table-cell>
        </table:table-row>
        <table:table-row table:style-name="ro1">
          <table:table-cell office:value-type="float" office:value="5592">
            <text:p>5592</text:p>
          </table:table-cell>
          <table:table-cell table:formula="of:=(2^([.A5593]/8192)-1)*8192" office:value-type="float" office:value="4956.56000381798">
            <text:p>4957</text:p>
          </table:table-cell>
        </table:table-row>
        <table:table-row table:style-name="ro1">
          <table:table-cell office:value-type="float" office:value="5593">
            <text:p>5593</text:p>
          </table:table-cell>
          <table:table-cell table:formula="of:=(2^([.A5594]/8192)-1)*8192" office:value-type="float" office:value="4957.6725859568">
            <text:p>4958</text:p>
          </table:table-cell>
        </table:table-row>
        <table:table-row table:style-name="ro1">
          <table:table-cell office:value-type="float" office:value="5594">
            <text:p>5594</text:p>
          </table:table-cell>
          <table:table-cell table:formula="of:=(2^([.A5595]/8192)-1)*8192" office:value-type="float" office:value="4958.78526223817">
            <text:p>4959</text:p>
          </table:table-cell>
        </table:table-row>
        <table:table-row table:style-name="ro1">
          <table:table-cell office:value-type="float" office:value="5595">
            <text:p>5595</text:p>
          </table:table-cell>
          <table:table-cell table:formula="of:=(2^([.A5596]/8192)-1)*8192" office:value-type="float" office:value="4959.89803267007">
            <text:p>4960</text:p>
          </table:table-cell>
        </table:table-row>
        <table:table-row table:style-name="ro1">
          <table:table-cell office:value-type="float" office:value="5596">
            <text:p>5596</text:p>
          </table:table-cell>
          <table:table-cell table:formula="of:=(2^([.A5597]/8192)-1)*8192" office:value-type="float" office:value="4961.01089726045">
            <text:p>4961</text:p>
          </table:table-cell>
        </table:table-row>
        <table:table-row table:style-name="ro1">
          <table:table-cell office:value-type="float" office:value="5597">
            <text:p>5597</text:p>
          </table:table-cell>
          <table:table-cell table:formula="of:=(2^([.A5598]/8192)-1)*8192" office:value-type="float" office:value="4962.12385601728">
            <text:p>4962</text:p>
          </table:table-cell>
        </table:table-row>
        <table:table-row table:style-name="ro1">
          <table:table-cell office:value-type="float" office:value="5598">
            <text:p>5598</text:p>
          </table:table-cell>
          <table:table-cell table:formula="of:=(2^([.A5599]/8192)-1)*8192" office:value-type="float" office:value="4963.23690894854">
            <text:p>4963</text:p>
          </table:table-cell>
        </table:table-row>
        <table:table-row table:style-name="ro1">
          <table:table-cell office:value-type="float" office:value="5599">
            <text:p>5599</text:p>
          </table:table-cell>
          <table:table-cell table:formula="of:=(2^([.A5600]/8192)-1)*8192" office:value-type="float" office:value="4964.35005606218">
            <text:p>4964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table:formula="of:=(2^([.A5601]/8192)-1)*8192" office:value-type="float" office:value="4965.46329736619">
            <text:p>4965</text:p>
          </table:table-cell>
        </table:table-row>
        <table:table-row table:style-name="ro1">
          <table:table-cell office:value-type="float" office:value="5601">
            <text:p>5601</text:p>
          </table:table-cell>
          <table:table-cell table:formula="of:=(2^([.A5602]/8192)-1)*8192" office:value-type="float" office:value="4966.57663286852">
            <text:p>4967</text:p>
          </table:table-cell>
        </table:table-row>
        <table:table-row table:style-name="ro1">
          <table:table-cell office:value-type="float" office:value="5602">
            <text:p>5602</text:p>
          </table:table-cell>
          <table:table-cell table:formula="of:=(2^([.A5603]/8192)-1)*8192" office:value-type="float" office:value="4967.69006257716">
            <text:p>4968</text:p>
          </table:table-cell>
        </table:table-row>
        <table:table-row table:style-name="ro1">
          <table:table-cell office:value-type="float" office:value="5603">
            <text:p>5603</text:p>
          </table:table-cell>
          <table:table-cell table:formula="of:=(2^([.A5604]/8192)-1)*8192" office:value-type="float" office:value="4968.80358650007">
            <text:p>4969</text:p>
          </table:table-cell>
        </table:table-row>
        <table:table-row table:style-name="ro1">
          <table:table-cell office:value-type="float" office:value="5604">
            <text:p>5604</text:p>
          </table:table-cell>
          <table:table-cell table:formula="of:=(2^([.A5605]/8192)-1)*8192" office:value-type="float" office:value="4969.91720464522">
            <text:p>4970</text:p>
          </table:table-cell>
        </table:table-row>
        <table:table-row table:style-name="ro1">
          <table:table-cell office:value-type="float" office:value="5605">
            <text:p>5605</text:p>
          </table:table-cell>
          <table:table-cell table:formula="of:=(2^([.A5606]/8192)-1)*8192" office:value-type="float" office:value="4971.03091702059">
            <text:p>4971</text:p>
          </table:table-cell>
        </table:table-row>
        <table:table-row table:style-name="ro1">
          <table:table-cell office:value-type="float" office:value="5606">
            <text:p>5606</text:p>
          </table:table-cell>
          <table:table-cell table:formula="of:=(2^([.A5607]/8192)-1)*8192" office:value-type="float" office:value="4972.14472363415">
            <text:p>4972</text:p>
          </table:table-cell>
        </table:table-row>
        <table:table-row table:style-name="ro1">
          <table:table-cell office:value-type="float" office:value="5607">
            <text:p>5607</text:p>
          </table:table-cell>
          <table:table-cell table:formula="of:=(2^([.A5608]/8192)-1)*8192" office:value-type="float" office:value="4973.25862449387">
            <text:p>4973</text:p>
          </table:table-cell>
        </table:table-row>
        <table:table-row table:style-name="ro1">
          <table:table-cell office:value-type="float" office:value="5608">
            <text:p>5608</text:p>
          </table:table-cell>
          <table:table-cell table:formula="of:=(2^([.A5609]/8192)-1)*8192" office:value-type="float" office:value="4974.37261960773">
            <text:p>4974</text:p>
          </table:table-cell>
        </table:table-row>
        <table:table-row table:style-name="ro1">
          <table:table-cell office:value-type="float" office:value="5609">
            <text:p>5609</text:p>
          </table:table-cell>
          <table:table-cell table:formula="of:=(2^([.A5610]/8192)-1)*8192" office:value-type="float" office:value="4975.48670898371">
            <text:p>4975</text:p>
          </table:table-cell>
        </table:table-row>
        <table:table-row table:style-name="ro1">
          <table:table-cell office:value-type="float" office:value="5610">
            <text:p>5610</text:p>
          </table:table-cell>
          <table:table-cell table:formula="of:=(2^([.A5611]/8192)-1)*8192" office:value-type="float" office:value="4976.60089262977">
            <text:p>4977</text:p>
          </table:table-cell>
        </table:table-row>
        <table:table-row table:style-name="ro1">
          <table:table-cell office:value-type="float" office:value="5611">
            <text:p>5611</text:p>
          </table:table-cell>
          <table:table-cell table:formula="of:=(2^([.A5612]/8192)-1)*8192" office:value-type="float" office:value="4977.7151705539">
            <text:p>4978</text:p>
          </table:table-cell>
        </table:table-row>
        <table:table-row table:style-name="ro1">
          <table:table-cell office:value-type="float" office:value="5612">
            <text:p>5612</text:p>
          </table:table-cell>
          <table:table-cell table:formula="of:=(2^([.A5613]/8192)-1)*8192" office:value-type="float" office:value="4978.82954276408">
            <text:p>4979</text:p>
          </table:table-cell>
        </table:table-row>
        <table:table-row table:style-name="ro1">
          <table:table-cell office:value-type="float" office:value="5613">
            <text:p>5613</text:p>
          </table:table-cell>
          <table:table-cell table:formula="of:=(2^([.A5614]/8192)-1)*8192" office:value-type="float" office:value="4979.94400926828">
            <text:p>4980</text:p>
          </table:table-cell>
        </table:table-row>
        <table:table-row table:style-name="ro1">
          <table:table-cell office:value-type="float" office:value="5614">
            <text:p>5614</text:p>
          </table:table-cell>
          <table:table-cell table:formula="of:=(2^([.A5615]/8192)-1)*8192" office:value-type="float" office:value="4981.05857007449">
            <text:p>4981</text:p>
          </table:table-cell>
        </table:table-row>
        <table:table-row table:style-name="ro1">
          <table:table-cell office:value-type="float" office:value="5615">
            <text:p>5615</text:p>
          </table:table-cell>
          <table:table-cell table:formula="of:=(2^([.A5616]/8192)-1)*8192" office:value-type="float" office:value="4982.17322519067">
            <text:p>4982</text:p>
          </table:table-cell>
        </table:table-row>
        <table:table-row table:style-name="ro1">
          <table:table-cell office:value-type="float" office:value="5616">
            <text:p>5616</text:p>
          </table:table-cell>
          <table:table-cell table:formula="of:=(2^([.A5617]/8192)-1)*8192" office:value-type="float" office:value="4983.28797462481">
            <text:p>4983</text:p>
          </table:table-cell>
        </table:table-row>
        <table:table-row table:style-name="ro1">
          <table:table-cell office:value-type="float" office:value="5617">
            <text:p>5617</text:p>
          </table:table-cell>
          <table:table-cell table:formula="of:=(2^([.A5618]/8192)-1)*8192" office:value-type="float" office:value="4984.4028183849">
            <text:p>4984</text:p>
          </table:table-cell>
        </table:table-row>
        <table:table-row table:style-name="ro1">
          <table:table-cell office:value-type="float" office:value="5618">
            <text:p>5618</text:p>
          </table:table-cell>
          <table:table-cell table:formula="of:=(2^([.A5619]/8192)-1)*8192" office:value-type="float" office:value="4985.51775647891">
            <text:p>4986</text:p>
          </table:table-cell>
        </table:table-row>
        <table:table-row table:style-name="ro1">
          <table:table-cell office:value-type="float" office:value="5619">
            <text:p>5619</text:p>
          </table:table-cell>
          <table:table-cell table:formula="of:=(2^([.A5620]/8192)-1)*8192" office:value-type="float" office:value="4986.63278891483">
            <text:p>4987</text:p>
          </table:table-cell>
        </table:table-row>
        <table:table-row table:style-name="ro1">
          <table:table-cell office:value-type="float" office:value="5620">
            <text:p>5620</text:p>
          </table:table-cell>
          <table:table-cell table:formula="of:=(2^([.A5621]/8192)-1)*8192" office:value-type="float" office:value="4987.74791570063">
            <text:p>4988</text:p>
          </table:table-cell>
        </table:table-row>
        <table:table-row table:style-name="ro1">
          <table:table-cell office:value-type="float" office:value="5621">
            <text:p>5621</text:p>
          </table:table-cell>
          <table:table-cell table:formula="of:=(2^([.A5622]/8192)-1)*8192" office:value-type="float" office:value="4988.86313684431">
            <text:p>4989</text:p>
          </table:table-cell>
        </table:table-row>
        <table:table-row table:style-name="ro1">
          <table:table-cell office:value-type="float" office:value="5622">
            <text:p>5622</text:p>
          </table:table-cell>
          <table:table-cell table:formula="of:=(2^([.A5623]/8192)-1)*8192" office:value-type="float" office:value="4989.97845235384">
            <text:p>4990</text:p>
          </table:table-cell>
        </table:table-row>
        <table:table-row table:style-name="ro1">
          <table:table-cell office:value-type="float" office:value="5623">
            <text:p>5623</text:p>
          </table:table-cell>
          <table:table-cell table:formula="of:=(2^([.A5624]/8192)-1)*8192" office:value-type="float" office:value="4991.09386223722">
            <text:p>4991</text:p>
          </table:table-cell>
        </table:table-row>
        <table:table-row table:style-name="ro1">
          <table:table-cell office:value-type="float" office:value="5624">
            <text:p>5624</text:p>
          </table:table-cell>
          <table:table-cell table:formula="of:=(2^([.A5625]/8192)-1)*8192" office:value-type="float" office:value="4992.20936650242">
            <text:p>4992</text:p>
          </table:table-cell>
        </table:table-row>
        <table:table-row table:style-name="ro1">
          <table:table-cell office:value-type="float" office:value="5625">
            <text:p>5625</text:p>
          </table:table-cell>
          <table:table-cell table:formula="of:=(2^([.A5626]/8192)-1)*8192" office:value-type="float" office:value="4993.32496515744">
            <text:p>4993</text:p>
          </table:table-cell>
        </table:table-row>
        <table:table-row table:style-name="ro1">
          <table:table-cell office:value-type="float" office:value="5626">
            <text:p>5626</text:p>
          </table:table-cell>
          <table:table-cell table:formula="of:=(2^([.A5627]/8192)-1)*8192" office:value-type="float" office:value="4994.44065821025">
            <text:p>4994</text:p>
          </table:table-cell>
        </table:table-row>
        <table:table-row table:style-name="ro1">
          <table:table-cell office:value-type="float" office:value="5627">
            <text:p>5627</text:p>
          </table:table-cell>
          <table:table-cell table:formula="of:=(2^([.A5628]/8192)-1)*8192" office:value-type="float" office:value="4995.55644566885">
            <text:p>4996</text:p>
          </table:table-cell>
        </table:table-row>
        <table:table-row table:style-name="ro1">
          <table:table-cell office:value-type="float" office:value="5628">
            <text:p>5628</text:p>
          </table:table-cell>
          <table:table-cell table:formula="of:=(2^([.A5629]/8192)-1)*8192" office:value-type="float" office:value="4996.67232754123">
            <text:p>4997</text:p>
          </table:table-cell>
        </table:table-row>
        <table:table-row table:style-name="ro1">
          <table:table-cell office:value-type="float" office:value="5629">
            <text:p>5629</text:p>
          </table:table-cell>
          <table:table-cell table:formula="of:=(2^([.A5630]/8192)-1)*8192" office:value-type="float" office:value="4997.78830383537">
            <text:p>4998</text:p>
          </table:table-cell>
        </table:table-row>
        <table:table-row table:style-name="ro1">
          <table:table-cell office:value-type="float" office:value="5630">
            <text:p>5630</text:p>
          </table:table-cell>
          <table:table-cell table:formula="of:=(2^([.A5631]/8192)-1)*8192" office:value-type="float" office:value="4998.90437455927">
            <text:p>4999</text:p>
          </table:table-cell>
        </table:table-row>
        <table:table-row table:style-name="ro1">
          <table:table-cell office:value-type="float" office:value="5631">
            <text:p>5631</text:p>
          </table:table-cell>
          <table:table-cell table:formula="of:=(2^([.A5632]/8192)-1)*8192" office:value-type="float" office:value="5000.02053972091">
            <text:p>5000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table:formula="of:=(2^([.A5633]/8192)-1)*8192" office:value-type="float" office:value="5001.13679932829">
            <text:p>5001</text:p>
          </table:table-cell>
        </table:table-row>
        <table:table-row table:style-name="ro1">
          <table:table-cell office:value-type="float" office:value="5633">
            <text:p>5633</text:p>
          </table:table-cell>
          <table:table-cell table:formula="of:=(2^([.A5634]/8192)-1)*8192" office:value-type="float" office:value="5002.2531533894">
            <text:p>5002</text:p>
          </table:table-cell>
        </table:table-row>
        <table:table-row table:style-name="ro1">
          <table:table-cell office:value-type="float" office:value="5634">
            <text:p>5634</text:p>
          </table:table-cell>
          <table:table-cell table:formula="of:=(2^([.A5635]/8192)-1)*8192" office:value-type="float" office:value="5003.36960191222">
            <text:p>5003</text:p>
          </table:table-cell>
        </table:table-row>
        <table:table-row table:style-name="ro1">
          <table:table-cell office:value-type="float" office:value="5635">
            <text:p>5635</text:p>
          </table:table-cell>
          <table:table-cell table:formula="of:=(2^([.A5636]/8192)-1)*8192" office:value-type="float" office:value="5004.48614490476">
            <text:p>5004</text:p>
          </table:table-cell>
        </table:table-row>
        <table:table-row table:style-name="ro1">
          <table:table-cell office:value-type="float" office:value="5636">
            <text:p>5636</text:p>
          </table:table-cell>
          <table:table-cell table:formula="of:=(2^([.A5637]/8192)-1)*8192" office:value-type="float" office:value="5005.602782375">
            <text:p>5006</text:p>
          </table:table-cell>
        </table:table-row>
        <table:table-row table:style-name="ro1">
          <table:table-cell office:value-type="float" office:value="5637">
            <text:p>5637</text:p>
          </table:table-cell>
          <table:table-cell table:formula="of:=(2^([.A5638]/8192)-1)*8192" office:value-type="float" office:value="5006.71951433095">
            <text:p>5007</text:p>
          </table:table-cell>
        </table:table-row>
        <table:table-row table:style-name="ro1">
          <table:table-cell office:value-type="float" office:value="5638">
            <text:p>5638</text:p>
          </table:table-cell>
          <table:table-cell table:formula="of:=(2^([.A5639]/8192)-1)*8192" office:value-type="float" office:value="5007.83634078059">
            <text:p>5008</text:p>
          </table:table-cell>
        </table:table-row>
        <table:table-row table:style-name="ro1">
          <table:table-cell office:value-type="float" office:value="5639">
            <text:p>5639</text:p>
          </table:table-cell>
          <table:table-cell table:formula="of:=(2^([.A5640]/8192)-1)*8192" office:value-type="float" office:value="5008.95326173192">
            <text:p>5009</text:p>
          </table:table-cell>
        </table:table-row>
        <table:table-row table:style-name="ro1">
          <table:table-cell office:value-type="float" office:value="5640">
            <text:p>5640</text:p>
          </table:table-cell>
          <table:table-cell table:formula="of:=(2^([.A5641]/8192)-1)*8192" office:value-type="float" office:value="5010.07027719294">
            <text:p>5010</text:p>
          </table:table-cell>
        </table:table-row>
        <table:table-row table:style-name="ro1">
          <table:table-cell office:value-type="float" office:value="5641">
            <text:p>5641</text:p>
          </table:table-cell>
          <table:table-cell table:formula="of:=(2^([.A5642]/8192)-1)*8192" office:value-type="float" office:value="5011.18738717164">
            <text:p>5011</text:p>
          </table:table-cell>
        </table:table-row>
        <table:table-row table:style-name="ro1">
          <table:table-cell office:value-type="float" office:value="5642">
            <text:p>5642</text:p>
          </table:table-cell>
          <table:table-cell table:formula="of:=(2^([.A5643]/8192)-1)*8192" office:value-type="float" office:value="5012.30459167603">
            <text:p>5012</text:p>
          </table:table-cell>
        </table:table-row>
        <table:table-row table:style-name="ro1">
          <table:table-cell office:value-type="float" office:value="5643">
            <text:p>5643</text:p>
          </table:table-cell>
          <table:table-cell table:formula="of:=(2^([.A5644]/8192)-1)*8192" office:value-type="float" office:value="5013.4218907141">
            <text:p>5013</text:p>
          </table:table-cell>
        </table:table-row>
        <table:table-row table:style-name="ro1">
          <table:table-cell office:value-type="float" office:value="5644">
            <text:p>5644</text:p>
          </table:table-cell>
          <table:table-cell table:formula="of:=(2^([.A5645]/8192)-1)*8192" office:value-type="float" office:value="5014.53928429385">
            <text:p>5015</text:p>
          </table:table-cell>
        </table:table-row>
        <table:table-row table:style-name="ro1">
          <table:table-cell office:value-type="float" office:value="5645">
            <text:p>5645</text:p>
          </table:table-cell>
          <table:table-cell table:formula="of:=(2^([.A5646]/8192)-1)*8192" office:value-type="float" office:value="5015.65677242328">
            <text:p>5016</text:p>
          </table:table-cell>
        </table:table-row>
        <table:table-row table:style-name="ro1">
          <table:table-cell office:value-type="float" office:value="5646">
            <text:p>5646</text:p>
          </table:table-cell>
          <table:table-cell table:formula="of:=(2^([.A5647]/8192)-1)*8192" office:value-type="float" office:value="5016.77435511038">
            <text:p>5017</text:p>
          </table:table-cell>
        </table:table-row>
        <table:table-row table:style-name="ro1">
          <table:table-cell office:value-type="float" office:value="5647">
            <text:p>5647</text:p>
          </table:table-cell>
          <table:table-cell table:formula="of:=(2^([.A5648]/8192)-1)*8192" office:value-type="float" office:value="5017.89203236317">
            <text:p>5018</text:p>
          </table:table-cell>
        </table:table-row>
        <table:table-row table:style-name="ro1">
          <table:table-cell office:value-type="float" office:value="5648">
            <text:p>5648</text:p>
          </table:table-cell>
          <table:table-cell table:formula="of:=(2^([.A5649]/8192)-1)*8192" office:value-type="float" office:value="5019.00980418965">
            <text:p>5019</text:p>
          </table:table-cell>
        </table:table-row>
        <table:table-row table:style-name="ro1">
          <table:table-cell office:value-type="float" office:value="5649">
            <text:p>5649</text:p>
          </table:table-cell>
          <table:table-cell table:formula="of:=(2^([.A5650]/8192)-1)*8192" office:value-type="float" office:value="5020.12767059781">
            <text:p>5020</text:p>
          </table:table-cell>
        </table:table-row>
        <table:table-row table:style-name="ro1">
          <table:table-cell office:value-type="float" office:value="5650">
            <text:p>5650</text:p>
          </table:table-cell>
          <table:table-cell table:formula="of:=(2^([.A5651]/8192)-1)*8192" office:value-type="float" office:value="5021.24563159565">
            <text:p>5021</text:p>
          </table:table-cell>
        </table:table-row>
        <table:table-row table:style-name="ro1">
          <table:table-cell office:value-type="float" office:value="5651">
            <text:p>5651</text:p>
          </table:table-cell>
          <table:table-cell table:formula="of:=(2^([.A5652]/8192)-1)*8192" office:value-type="float" office:value="5022.36368719119">
            <text:p>5022</text:p>
          </table:table-cell>
        </table:table-row>
        <table:table-row table:style-name="ro1">
          <table:table-cell office:value-type="float" office:value="5652">
            <text:p>5652</text:p>
          </table:table-cell>
          <table:table-cell table:formula="of:=(2^([.A5653]/8192)-1)*8192" office:value-type="float" office:value="5023.48183739243">
            <text:p>5023</text:p>
          </table:table-cell>
        </table:table-row>
        <table:table-row table:style-name="ro1">
          <table:table-cell office:value-type="float" office:value="5653">
            <text:p>5653</text:p>
          </table:table-cell>
          <table:table-cell table:formula="of:=(2^([.A5654]/8192)-1)*8192" office:value-type="float" office:value="5024.60008220737">
            <text:p>5025</text:p>
          </table:table-cell>
        </table:table-row>
        <table:table-row table:style-name="ro1">
          <table:table-cell office:value-type="float" office:value="5654">
            <text:p>5654</text:p>
          </table:table-cell>
          <table:table-cell table:formula="of:=(2^([.A5655]/8192)-1)*8192" office:value-type="float" office:value="5025.71842164402">
            <text:p>5026</text:p>
          </table:table-cell>
        </table:table-row>
        <table:table-row table:style-name="ro1">
          <table:table-cell office:value-type="float" office:value="5655">
            <text:p>5655</text:p>
          </table:table-cell>
          <table:table-cell table:formula="of:=(2^([.A5656]/8192)-1)*8192" office:value-type="float" office:value="5026.83685571038">
            <text:p>5027</text:p>
          </table:table-cell>
        </table:table-row>
        <table:table-row table:style-name="ro1">
          <table:table-cell office:value-type="float" office:value="5656">
            <text:p>5656</text:p>
          </table:table-cell>
          <table:table-cell table:formula="of:=(2^([.A5657]/8192)-1)*8192" office:value-type="float" office:value="5027.95538441446">
            <text:p>5028</text:p>
          </table:table-cell>
        </table:table-row>
        <table:table-row table:style-name="ro1">
          <table:table-cell office:value-type="float" office:value="5657">
            <text:p>5657</text:p>
          </table:table-cell>
          <table:table-cell table:formula="of:=(2^([.A5658]/8192)-1)*8192" office:value-type="float" office:value="5029.07400776428">
            <text:p>5029</text:p>
          </table:table-cell>
        </table:table-row>
        <table:table-row table:style-name="ro1">
          <table:table-cell office:value-type="float" office:value="5658">
            <text:p>5658</text:p>
          </table:table-cell>
          <table:table-cell table:formula="of:=(2^([.A5659]/8192)-1)*8192" office:value-type="float" office:value="5030.19272576783">
            <text:p>5030</text:p>
          </table:table-cell>
        </table:table-row>
        <table:table-row table:style-name="ro1">
          <table:table-cell office:value-type="float" office:value="5659">
            <text:p>5659</text:p>
          </table:table-cell>
          <table:table-cell table:formula="of:=(2^([.A5660]/8192)-1)*8192" office:value-type="float" office:value="5031.31153843313">
            <text:p>5031</text:p>
          </table:table-cell>
        </table:table-row>
        <table:table-row table:style-name="ro1">
          <table:table-cell office:value-type="float" office:value="5660">
            <text:p>5660</text:p>
          </table:table-cell>
          <table:table-cell table:formula="of:=(2^([.A5661]/8192)-1)*8192" office:value-type="float" office:value="5032.43044576819">
            <text:p>5032</text:p>
          </table:table-cell>
        </table:table-row>
        <table:table-row table:style-name="ro1">
          <table:table-cell office:value-type="float" office:value="5661">
            <text:p>5661</text:p>
          </table:table-cell>
          <table:table-cell table:formula="of:=(2^([.A5662]/8192)-1)*8192" office:value-type="float" office:value="5033.54944778102">
            <text:p>5034</text:p>
          </table:table-cell>
        </table:table-row>
        <table:table-row table:style-name="ro1">
          <table:table-cell office:value-type="float" office:value="5662">
            <text:p>5662</text:p>
          </table:table-cell>
          <table:table-cell table:formula="of:=(2^([.A5663]/8192)-1)*8192" office:value-type="float" office:value="5034.66854447962">
            <text:p>5035</text:p>
          </table:table-cell>
        </table:table-row>
        <table:table-row table:style-name="ro1">
          <table:table-cell office:value-type="float" office:value="5663">
            <text:p>5663</text:p>
          </table:table-cell>
          <table:table-cell table:formula="of:=(2^([.A5664]/8192)-1)*8192" office:value-type="float" office:value="5035.78773587202">
            <text:p>5036</text:p>
          </table:table-cell>
        </table:table-row>
        <table:table-row table:style-name="ro1">
          <table:table-cell office:value-type="float" office:value="5664">
            <text:p>5664</text:p>
          </table:table-cell>
          <table:table-cell table:formula="of:=(2^([.A5665]/8192)-1)*8192" office:value-type="float" office:value="5036.90702196622">
            <text:p>5037</text:p>
          </table:table-cell>
        </table:table-row>
        <table:table-row table:style-name="ro1">
          <table:table-cell office:value-type="float" office:value="5665">
            <text:p>5665</text:p>
          </table:table-cell>
          <table:table-cell table:formula="of:=(2^([.A5666]/8192)-1)*8192" office:value-type="float" office:value="5038.02640277024">
            <text:p>5038</text:p>
          </table:table-cell>
        </table:table-row>
        <table:table-row table:style-name="ro1">
          <table:table-cell office:value-type="float" office:value="5666">
            <text:p>5666</text:p>
          </table:table-cell>
          <table:table-cell table:formula="of:=(2^([.A5667]/8192)-1)*8192" office:value-type="float" office:value="5039.14587829209">
            <text:p>5039</text:p>
          </table:table-cell>
        </table:table-row>
        <table:table-row table:style-name="ro1">
          <table:table-cell office:value-type="float" office:value="5667">
            <text:p>5667</text:p>
          </table:table-cell>
          <table:table-cell table:formula="of:=(2^([.A5668]/8192)-1)*8192" office:value-type="float" office:value="5040.26544853978">
            <text:p>5040</text:p>
          </table:table-cell>
        </table:table-row>
        <table:table-row table:style-name="ro1">
          <table:table-cell office:value-type="float" office:value="5668">
            <text:p>5668</text:p>
          </table:table-cell>
          <table:table-cell table:formula="of:=(2^([.A5669]/8192)-1)*8192" office:value-type="float" office:value="5041.38511352134">
            <text:p>5041</text:p>
          </table:table-cell>
        </table:table-row>
        <table:table-row table:style-name="ro1">
          <table:table-cell office:value-type="float" office:value="5669">
            <text:p>5669</text:p>
          </table:table-cell>
          <table:table-cell table:formula="of:=(2^([.A5670]/8192)-1)*8192" office:value-type="float" office:value="5042.50487324477">
            <text:p>5043</text:p>
          </table:table-cell>
        </table:table-row>
        <table:table-row table:style-name="ro1">
          <table:table-cell office:value-type="float" office:value="5670">
            <text:p>5670</text:p>
          </table:table-cell>
          <table:table-cell table:formula="of:=(2^([.A5671]/8192)-1)*8192" office:value-type="float" office:value="5043.6247277181">
            <text:p>5044</text:p>
          </table:table-cell>
        </table:table-row>
        <table:table-row table:style-name="ro1">
          <table:table-cell office:value-type="float" office:value="5671">
            <text:p>5671</text:p>
          </table:table-cell>
          <table:table-cell table:formula="of:=(2^([.A5672]/8192)-1)*8192" office:value-type="float" office:value="5044.74467694934">
            <text:p>5045</text:p>
          </table:table-cell>
        </table:table-row>
        <table:table-row table:style-name="ro1">
          <table:table-cell office:value-type="float" office:value="5672">
            <text:p>5672</text:p>
          </table:table-cell>
          <table:table-cell table:formula="of:=(2^([.A5673]/8192)-1)*8192" office:value-type="float" office:value="5045.86472094651">
            <text:p>5046</text:p>
          </table:table-cell>
        </table:table-row>
        <table:table-row table:style-name="ro1">
          <table:table-cell office:value-type="float" office:value="5673">
            <text:p>5673</text:p>
          </table:table-cell>
          <table:table-cell table:formula="of:=(2^([.A5674]/8192)-1)*8192" office:value-type="float" office:value="5046.98485971763">
            <text:p>5047</text:p>
          </table:table-cell>
        </table:table-row>
        <table:table-row table:style-name="ro1">
          <table:table-cell office:value-type="float" office:value="5674">
            <text:p>5674</text:p>
          </table:table-cell>
          <table:table-cell table:formula="of:=(2^([.A5675]/8192)-1)*8192" office:value-type="float" office:value="5048.10509327072">
            <text:p>5048</text:p>
          </table:table-cell>
        </table:table-row>
        <table:table-row table:style-name="ro1">
          <table:table-cell office:value-type="float" office:value="5675">
            <text:p>5675</text:p>
          </table:table-cell>
          <table:table-cell table:formula="of:=(2^([.A5676]/8192)-1)*8192" office:value-type="float" office:value="5049.22542161379">
            <text:p>5049</text:p>
          </table:table-cell>
        </table:table-row>
        <table:table-row table:style-name="ro1">
          <table:table-cell office:value-type="float" office:value="5676">
            <text:p>5676</text:p>
          </table:table-cell>
          <table:table-cell table:formula="of:=(2^([.A5677]/8192)-1)*8192" office:value-type="float" office:value="5050.34584475487">
            <text:p>5050</text:p>
          </table:table-cell>
        </table:table-row>
        <table:table-row table:style-name="ro1">
          <table:table-cell office:value-type="float" office:value="5677">
            <text:p>5677</text:p>
          </table:table-cell>
          <table:table-cell table:formula="of:=(2^([.A5678]/8192)-1)*8192" office:value-type="float" office:value="5051.46636270198">
            <text:p>5051</text:p>
          </table:table-cell>
        </table:table-row>
        <table:table-row table:style-name="ro1">
          <table:table-cell office:value-type="float" office:value="5678">
            <text:p>5678</text:p>
          </table:table-cell>
          <table:table-cell table:formula="of:=(2^([.A5679]/8192)-1)*8192" office:value-type="float" office:value="5052.58697546315">
            <text:p>5053</text:p>
          </table:table-cell>
        </table:table-row>
        <table:table-row table:style-name="ro1">
          <table:table-cell office:value-type="float" office:value="5679">
            <text:p>5679</text:p>
          </table:table-cell>
          <table:table-cell table:formula="of:=(2^([.A5680]/8192)-1)*8192" office:value-type="float" office:value="5053.70768304639">
            <text:p>5054</text:p>
          </table:table-cell>
        </table:table-row>
        <table:table-row table:style-name="ro1">
          <table:table-cell office:value-type="float" office:value="5680">
            <text:p>5680</text:p>
          </table:table-cell>
          <table:table-cell table:formula="of:=(2^([.A5681]/8192)-1)*8192" office:value-type="float" office:value="5054.82848545973">
            <text:p>5055</text:p>
          </table:table-cell>
        </table:table-row>
        <table:table-row table:style-name="ro1">
          <table:table-cell office:value-type="float" office:value="5681">
            <text:p>5681</text:p>
          </table:table-cell>
          <table:table-cell table:formula="of:=(2^([.A5682]/8192)-1)*8192" office:value-type="float" office:value="5055.94938271119">
            <text:p>5056</text:p>
          </table:table-cell>
        </table:table-row>
        <table:table-row table:style-name="ro1">
          <table:table-cell office:value-type="float" office:value="5682">
            <text:p>5682</text:p>
          </table:table-cell>
          <table:table-cell table:formula="of:=(2^([.A5683]/8192)-1)*8192" office:value-type="float" office:value="5057.07037480879">
            <text:p>5057</text:p>
          </table:table-cell>
        </table:table-row>
        <table:table-row table:style-name="ro1">
          <table:table-cell office:value-type="float" office:value="5683">
            <text:p>5683</text:p>
          </table:table-cell>
          <table:table-cell table:formula="of:=(2^([.A5684]/8192)-1)*8192" office:value-type="float" office:value="5058.19146176058">
            <text:p>5058</text:p>
          </table:table-cell>
        </table:table-row>
        <table:table-row table:style-name="ro1">
          <table:table-cell office:value-type="float" office:value="5684">
            <text:p>5684</text:p>
          </table:table-cell>
          <table:table-cell table:formula="of:=(2^([.A5685]/8192)-1)*8192" office:value-type="float" office:value="5059.31264357456">
            <text:p>5059</text:p>
          </table:table-cell>
        </table:table-row>
        <table:table-row table:style-name="ro1">
          <table:table-cell office:value-type="float" office:value="5685">
            <text:p>5685</text:p>
          </table:table-cell>
          <table:table-cell table:formula="of:=(2^([.A5686]/8192)-1)*8192" office:value-type="float" office:value="5060.43392025876">
            <text:p>5060</text:p>
          </table:table-cell>
        </table:table-row>
        <table:table-row table:style-name="ro1">
          <table:table-cell office:value-type="float" office:value="5686">
            <text:p>5686</text:p>
          </table:table-cell>
          <table:table-cell table:formula="of:=(2^([.A5687]/8192)-1)*8192" office:value-type="float" office:value="5061.55529182122">
            <text:p>5062</text:p>
          </table:table-cell>
        </table:table-row>
        <table:table-row table:style-name="ro1">
          <table:table-cell office:value-type="float" office:value="5687">
            <text:p>5687</text:p>
          </table:table-cell>
          <table:table-cell table:formula="of:=(2^([.A5688]/8192)-1)*8192" office:value-type="float" office:value="5062.67675826996">
            <text:p>5063</text:p>
          </table:table-cell>
        </table:table-row>
        <table:table-row table:style-name="ro1">
          <table:table-cell office:value-type="float" office:value="5688">
            <text:p>5688</text:p>
          </table:table-cell>
          <table:table-cell table:formula="of:=(2^([.A5689]/8192)-1)*8192" office:value-type="float" office:value="5063.79831961302">
            <text:p>5064</text:p>
          </table:table-cell>
        </table:table-row>
        <table:table-row table:style-name="ro1">
          <table:table-cell office:value-type="float" office:value="5689">
            <text:p>5689</text:p>
          </table:table-cell>
          <table:table-cell table:formula="of:=(2^([.A5690]/8192)-1)*8192" office:value-type="float" office:value="5064.91997585841">
            <text:p>5065</text:p>
          </table:table-cell>
        </table:table-row>
        <table:table-row table:style-name="ro1">
          <table:table-cell office:value-type="float" office:value="5690">
            <text:p>5690</text:p>
          </table:table-cell>
          <table:table-cell table:formula="of:=(2^([.A5691]/8192)-1)*8192" office:value-type="float" office:value="5066.04172701417">
            <text:p>5066</text:p>
          </table:table-cell>
        </table:table-row>
        <table:table-row table:style-name="ro1">
          <table:table-cell office:value-type="float" office:value="5691">
            <text:p>5691</text:p>
          </table:table-cell>
          <table:table-cell table:formula="of:=(2^([.A5692]/8192)-1)*8192" office:value-type="float" office:value="5067.16357308834">
            <text:p>5067</text:p>
          </table:table-cell>
        </table:table-row>
        <table:table-row table:style-name="ro1">
          <table:table-cell office:value-type="float" office:value="5692">
            <text:p>5692</text:p>
          </table:table-cell>
          <table:table-cell table:formula="of:=(2^([.A5693]/8192)-1)*8192" office:value-type="float" office:value="5068.28551408894">
            <text:p>5068</text:p>
          </table:table-cell>
        </table:table-row>
        <table:table-row table:style-name="ro1">
          <table:table-cell office:value-type="float" office:value="5693">
            <text:p>5693</text:p>
          </table:table-cell>
          <table:table-cell table:formula="of:=(2^([.A5694]/8192)-1)*8192" office:value-type="float" office:value="5069.407550024">
            <text:p>5069</text:p>
          </table:table-cell>
        </table:table-row>
        <table:table-row table:style-name="ro1">
          <table:table-cell office:value-type="float" office:value="5694">
            <text:p>5694</text:p>
          </table:table-cell>
          <table:table-cell table:formula="of:=(2^([.A5695]/8192)-1)*8192" office:value-type="float" office:value="5070.52968090157">
            <text:p>5071</text:p>
          </table:table-cell>
        </table:table-row>
        <table:table-row table:style-name="ro1">
          <table:table-cell office:value-type="float" office:value="5695">
            <text:p>5695</text:p>
          </table:table-cell>
          <table:table-cell table:formula="of:=(2^([.A5696]/8192)-1)*8192" office:value-type="float" office:value="5071.65190672966">
            <text:p>5072</text:p>
          </table:table-cell>
        </table:table-row>
        <table:table-row table:style-name="ro1">
          <table:table-cell office:value-type="float" office:value="5696">
            <text:p>5696</text:p>
          </table:table-cell>
          <table:table-cell table:formula="of:=(2^([.A5697]/8192)-1)*8192" office:value-type="float" office:value="5072.77422751632">
            <text:p>5073</text:p>
          </table:table-cell>
        </table:table-row>
        <table:table-row table:style-name="ro1">
          <table:table-cell office:value-type="float" office:value="5697">
            <text:p>5697</text:p>
          </table:table-cell>
          <table:table-cell table:formula="of:=(2^([.A5698]/8192)-1)*8192" office:value-type="float" office:value="5073.89664326959">
            <text:p>5074</text:p>
          </table:table-cell>
        </table:table-row>
        <table:table-row table:style-name="ro1">
          <table:table-cell office:value-type="float" office:value="5698">
            <text:p>5698</text:p>
          </table:table-cell>
          <table:table-cell table:formula="of:=(2^([.A5699]/8192)-1)*8192" office:value-type="float" office:value="5075.01915399749">
            <text:p>5075</text:p>
          </table:table-cell>
        </table:table-row>
        <table:table-row table:style-name="ro1">
          <table:table-cell office:value-type="float" office:value="5699">
            <text:p>5699</text:p>
          </table:table-cell>
          <table:table-cell table:formula="of:=(2^([.A5700]/8192)-1)*8192" office:value-type="float" office:value="5076.14175970807">
            <text:p>5076</text:p>
          </table:table-cell>
        </table:table-row>
        <table:table-row table:style-name="ro1">
          <table:table-cell office:value-type="float" office:value="5700">
            <text:p>5700</text:p>
          </table:table-cell>
          <table:table-cell table:formula="of:=(2^([.A5701]/8192)-1)*8192" office:value-type="float" office:value="5077.26446040935">
            <text:p>5077</text:p>
          </table:table-cell>
        </table:table-row>
        <table:table-row table:style-name="ro1">
          <table:table-cell office:value-type="float" office:value="5701">
            <text:p>5701</text:p>
          </table:table-cell>
          <table:table-cell table:formula="of:=(2^([.A5702]/8192)-1)*8192" office:value-type="float" office:value="5078.38725610939">
            <text:p>5078</text:p>
          </table:table-cell>
        </table:table-row>
        <table:table-row table:style-name="ro1">
          <table:table-cell office:value-type="float" office:value="5702">
            <text:p>5702</text:p>
          </table:table-cell>
          <table:table-cell table:formula="of:=(2^([.A5703]/8192)-1)*8192" office:value-type="float" office:value="5079.51014681621">
            <text:p>5080</text:p>
          </table:table-cell>
        </table:table-row>
        <table:table-row table:style-name="ro1">
          <table:table-cell office:value-type="float" office:value="5703">
            <text:p>5703</text:p>
          </table:table-cell>
          <table:table-cell table:formula="of:=(2^([.A5704]/8192)-1)*8192" office:value-type="float" office:value="5080.63313253786">
            <text:p>5081</text:p>
          </table:table-cell>
        </table:table-row>
        <table:table-row table:style-name="ro1">
          <table:table-cell office:value-type="float" office:value="5704">
            <text:p>5704</text:p>
          </table:table-cell>
          <table:table-cell table:formula="of:=(2^([.A5705]/8192)-1)*8192" office:value-type="float" office:value="5081.75621328237">
            <text:p>5082</text:p>
          </table:table-cell>
        </table:table-row>
        <table:table-row table:style-name="ro1">
          <table:table-cell office:value-type="float" office:value="5705">
            <text:p>5705</text:p>
          </table:table-cell>
          <table:table-cell table:formula="of:=(2^([.A5706]/8192)-1)*8192" office:value-type="float" office:value="5082.87938905779">
            <text:p>5083</text:p>
          </table:table-cell>
        </table:table-row>
        <table:table-row table:style-name="ro1">
          <table:table-cell office:value-type="float" office:value="5706">
            <text:p>5706</text:p>
          </table:table-cell>
          <table:table-cell table:formula="of:=(2^([.A5707]/8192)-1)*8192" office:value-type="float" office:value="5084.00265987216">
            <text:p>5084</text:p>
          </table:table-cell>
        </table:table-row>
        <table:table-row table:style-name="ro1">
          <table:table-cell office:value-type="float" office:value="5707">
            <text:p>5707</text:p>
          </table:table-cell>
          <table:table-cell table:formula="of:=(2^([.A5708]/8192)-1)*8192" office:value-type="float" office:value="5085.12602573352">
            <text:p>5085</text:p>
          </table:table-cell>
        </table:table-row>
        <table:table-row table:style-name="ro1">
          <table:table-cell office:value-type="float" office:value="5708">
            <text:p>5708</text:p>
          </table:table-cell>
          <table:table-cell table:formula="of:=(2^([.A5709]/8192)-1)*8192" office:value-type="float" office:value="5086.24948664991">
            <text:p>5086</text:p>
          </table:table-cell>
        </table:table-row>
        <table:table-row table:style-name="ro1">
          <table:table-cell office:value-type="float" office:value="5709">
            <text:p>5709</text:p>
          </table:table-cell>
          <table:table-cell table:formula="of:=(2^([.A5710]/8192)-1)*8192" office:value-type="float" office:value="5087.37304262938">
            <text:p>5087</text:p>
          </table:table-cell>
        </table:table-row>
        <table:table-row table:style-name="ro1">
          <table:table-cell office:value-type="float" office:value="5710">
            <text:p>5710</text:p>
          </table:table-cell>
          <table:table-cell table:formula="of:=(2^([.A5711]/8192)-1)*8192" office:value-type="float" office:value="5088.49669367996">
            <text:p>5088</text:p>
          </table:table-cell>
        </table:table-row>
        <table:table-row table:style-name="ro1">
          <table:table-cell office:value-type="float" office:value="5711">
            <text:p>5711</text:p>
          </table:table-cell>
          <table:table-cell table:formula="of:=(2^([.A5712]/8192)-1)*8192" office:value-type="float" office:value="5089.62043980971">
            <text:p>5090</text:p>
          </table:table-cell>
        </table:table-row>
        <table:table-row table:style-name="ro1">
          <table:table-cell office:value-type="float" office:value="5712">
            <text:p>5712</text:p>
          </table:table-cell>
          <table:table-cell table:formula="of:=(2^([.A5713]/8192)-1)*8192" office:value-type="float" office:value="5090.74428102666">
            <text:p>5091</text:p>
          </table:table-cell>
        </table:table-row>
        <table:table-row table:style-name="ro1">
          <table:table-cell office:value-type="float" office:value="5713">
            <text:p>5713</text:p>
          </table:table-cell>
          <table:table-cell table:formula="of:=(2^([.A5714]/8192)-1)*8192" office:value-type="float" office:value="5091.86821733888">
            <text:p>5092</text:p>
          </table:table-cell>
        </table:table-row>
        <table:table-row table:style-name="ro1">
          <table:table-cell office:value-type="float" office:value="5714">
            <text:p>5714</text:p>
          </table:table-cell>
          <table:table-cell table:formula="of:=(2^([.A5715]/8192)-1)*8192" office:value-type="float" office:value="5092.99224875439">
            <text:p>5093</text:p>
          </table:table-cell>
        </table:table-row>
        <table:table-row table:style-name="ro1">
          <table:table-cell office:value-type="float" office:value="5715">
            <text:p>5715</text:p>
          </table:table-cell>
          <table:table-cell table:formula="of:=(2^([.A5716]/8192)-1)*8192" office:value-type="float" office:value="5094.11637528125">
            <text:p>5094</text:p>
          </table:table-cell>
        </table:table-row>
        <table:table-row table:style-name="ro1">
          <table:table-cell office:value-type="float" office:value="5716">
            <text:p>5716</text:p>
          </table:table-cell>
          <table:table-cell table:formula="of:=(2^([.A5717]/8192)-1)*8192" office:value-type="float" office:value="5095.24059692751">
            <text:p>5095</text:p>
          </table:table-cell>
        </table:table-row>
        <table:table-row table:style-name="ro1">
          <table:table-cell office:value-type="float" office:value="5717">
            <text:p>5717</text:p>
          </table:table-cell>
          <table:table-cell table:formula="of:=(2^([.A5718]/8192)-1)*8192" office:value-type="float" office:value="5096.36491370122">
            <text:p>5096</text:p>
          </table:table-cell>
        </table:table-row>
        <table:table-row table:style-name="ro1">
          <table:table-cell office:value-type="float" office:value="5718">
            <text:p>5718</text:p>
          </table:table-cell>
          <table:table-cell table:formula="of:=(2^([.A5719]/8192)-1)*8192" office:value-type="float" office:value="5097.48932561042">
            <text:p>5097</text:p>
          </table:table-cell>
        </table:table-row>
        <table:table-row table:style-name="ro1">
          <table:table-cell office:value-type="float" office:value="5719">
            <text:p>5719</text:p>
          </table:table-cell>
          <table:table-cell table:formula="of:=(2^([.A5720]/8192)-1)*8192" office:value-type="float" office:value="5098.61383266316">
            <text:p>5099</text:p>
          </table:table-cell>
        </table:table-row>
        <table:table-row table:style-name="ro1">
          <table:table-cell office:value-type="float" office:value="5720">
            <text:p>5720</text:p>
          </table:table-cell>
          <table:table-cell table:formula="of:=(2^([.A5721]/8192)-1)*8192" office:value-type="float" office:value="5099.7384348675">
            <text:p>5100</text:p>
          </table:table-cell>
        </table:table-row>
        <table:table-row table:style-name="ro1">
          <table:table-cell office:value-type="float" office:value="5721">
            <text:p>5721</text:p>
          </table:table-cell>
          <table:table-cell table:formula="of:=(2^([.A5722]/8192)-1)*8192" office:value-type="float" office:value="5100.86313223149">
            <text:p>5101</text:p>
          </table:table-cell>
        </table:table-row>
        <table:table-row table:style-name="ro1">
          <table:table-cell office:value-type="float" office:value="5722">
            <text:p>5722</text:p>
          </table:table-cell>
          <table:table-cell table:formula="of:=(2^([.A5723]/8192)-1)*8192" office:value-type="float" office:value="5101.98792476317">
            <text:p>5102</text:p>
          </table:table-cell>
        </table:table-row>
        <table:table-row table:style-name="ro1">
          <table:table-cell office:value-type="float" office:value="5723">
            <text:p>5723</text:p>
          </table:table-cell>
          <table:table-cell table:formula="of:=(2^([.A5724]/8192)-1)*8192" office:value-type="float" office:value="5103.11281247061">
            <text:p>5103</text:p>
          </table:table-cell>
        </table:table-row>
        <table:table-row table:style-name="ro1">
          <table:table-cell office:value-type="float" office:value="5724">
            <text:p>5724</text:p>
          </table:table-cell>
          <table:table-cell table:formula="of:=(2^([.A5725]/8192)-1)*8192" office:value-type="float" office:value="5104.23779536185">
            <text:p>5104</text:p>
          </table:table-cell>
        </table:table-row>
        <table:table-row table:style-name="ro1">
          <table:table-cell office:value-type="float" office:value="5725">
            <text:p>5725</text:p>
          </table:table-cell>
          <table:table-cell table:formula="of:=(2^([.A5726]/8192)-1)*8192" office:value-type="float" office:value="5105.36287344495">
            <text:p>5105</text:p>
          </table:table-cell>
        </table:table-row>
        <table:table-row table:style-name="ro1">
          <table:table-cell office:value-type="float" office:value="5726">
            <text:p>5726</text:p>
          </table:table-cell>
          <table:table-cell table:formula="of:=(2^([.A5727]/8192)-1)*8192" office:value-type="float" office:value="5106.48804672796">
            <text:p>5106</text:p>
          </table:table-cell>
        </table:table-row>
        <table:table-row table:style-name="ro1">
          <table:table-cell office:value-type="float" office:value="5727">
            <text:p>5727</text:p>
          </table:table-cell>
          <table:table-cell table:formula="of:=(2^([.A5728]/8192)-1)*8192" office:value-type="float" office:value="5107.61331521895">
            <text:p>5108</text:p>
          </table:table-cell>
        </table:table-row>
        <table:table-row table:style-name="ro1">
          <table:table-cell office:value-type="float" office:value="5728">
            <text:p>5728</text:p>
          </table:table-cell>
          <table:table-cell table:formula="of:=(2^([.A5729]/8192)-1)*8192" office:value-type="float" office:value="5108.73867892596">
            <text:p>5109</text:p>
          </table:table-cell>
        </table:table-row>
        <table:table-row table:style-name="ro1">
          <table:table-cell office:value-type="float" office:value="5729">
            <text:p>5729</text:p>
          </table:table-cell>
          <table:table-cell table:formula="of:=(2^([.A5730]/8192)-1)*8192" office:value-type="float" office:value="5109.86413785705">
            <text:p>5110</text:p>
          </table:table-cell>
        </table:table-row>
        <table:table-row table:style-name="ro1">
          <table:table-cell office:value-type="float" office:value="5730">
            <text:p>5730</text:p>
          </table:table-cell>
          <table:table-cell table:formula="of:=(2^([.A5731]/8192)-1)*8192" office:value-type="float" office:value="5110.98969202028">
            <text:p>5111</text:p>
          </table:table-cell>
        </table:table-row>
        <table:table-row table:style-name="ro1">
          <table:table-cell office:value-type="float" office:value="5731">
            <text:p>5731</text:p>
          </table:table-cell>
          <table:table-cell table:formula="of:=(2^([.A5732]/8192)-1)*8192" office:value-type="float" office:value="5112.11534142371">
            <text:p>5112</text:p>
          </table:table-cell>
        </table:table-row>
        <table:table-row table:style-name="ro1">
          <table:table-cell office:value-type="float" office:value="5732">
            <text:p>5732</text:p>
          </table:table-cell>
          <table:table-cell table:formula="of:=(2^([.A5733]/8192)-1)*8192" office:value-type="float" office:value="5113.2410860754">
            <text:p>5113</text:p>
          </table:table-cell>
        </table:table-row>
        <table:table-row table:style-name="ro1">
          <table:table-cell office:value-type="float" office:value="5733">
            <text:p>5733</text:p>
          </table:table-cell>
          <table:table-cell table:formula="of:=(2^([.A5734]/8192)-1)*8192" office:value-type="float" office:value="5114.3669259834">
            <text:p>5114</text:p>
          </table:table-cell>
        </table:table-row>
        <table:table-row table:style-name="ro1">
          <table:table-cell office:value-type="float" office:value="5734">
            <text:p>5734</text:p>
          </table:table-cell>
          <table:table-cell table:formula="of:=(2^([.A5735]/8192)-1)*8192" office:value-type="float" office:value="5115.49286115578">
            <text:p>5115</text:p>
          </table:table-cell>
        </table:table-row>
        <table:table-row table:style-name="ro1">
          <table:table-cell office:value-type="float" office:value="5735">
            <text:p>5735</text:p>
          </table:table-cell>
          <table:table-cell table:formula="of:=(2^([.A5736]/8192)-1)*8192" office:value-type="float" office:value="5116.6188916006">
            <text:p>5117</text:p>
          </table:table-cell>
        </table:table-row>
        <table:table-row table:style-name="ro1">
          <table:table-cell office:value-type="float" office:value="5736">
            <text:p>5736</text:p>
          </table:table-cell>
          <table:table-cell table:formula="of:=(2^([.A5737]/8192)-1)*8192" office:value-type="float" office:value="5117.74501732591">
            <text:p>5118</text:p>
          </table:table-cell>
        </table:table-row>
        <table:table-row table:style-name="ro1">
          <table:table-cell office:value-type="float" office:value="5737">
            <text:p>5737</text:p>
          </table:table-cell>
          <table:table-cell table:formula="of:=(2^([.A5738]/8192)-1)*8192" office:value-type="float" office:value="5118.87123833979">
            <text:p>5119</text:p>
          </table:table-cell>
        </table:table-row>
        <table:table-row table:style-name="ro1">
          <table:table-cell office:value-type="float" office:value="5738">
            <text:p>5738</text:p>
          </table:table-cell>
          <table:table-cell table:formula="of:=(2^([.A5739]/8192)-1)*8192" office:value-type="float" office:value="5119.99755465029">
            <text:p>5120</text:p>
          </table:table-cell>
        </table:table-row>
        <table:table-row table:style-name="ro1">
          <table:table-cell office:value-type="float" office:value="5739">
            <text:p>5739</text:p>
          </table:table-cell>
          <table:table-cell table:formula="of:=(2^([.A5740]/8192)-1)*8192" office:value-type="float" office:value="5121.12396626548">
            <text:p>5121</text:p>
          </table:table-cell>
        </table:table-row>
        <table:table-row table:style-name="ro1">
          <table:table-cell office:value-type="float" office:value="5740">
            <text:p>5740</text:p>
          </table:table-cell>
          <table:table-cell table:formula="of:=(2^([.A5741]/8192)-1)*8192" office:value-type="float" office:value="5122.25047319343">
            <text:p>5122</text:p>
          </table:table-cell>
        </table:table-row>
        <table:table-row table:style-name="ro1">
          <table:table-cell office:value-type="float" office:value="5741">
            <text:p>5741</text:p>
          </table:table-cell>
          <table:table-cell table:formula="of:=(2^([.A5742]/8192)-1)*8192" office:value-type="float" office:value="5123.37707544219">
            <text:p>5123</text:p>
          </table:table-cell>
        </table:table-row>
        <table:table-row table:style-name="ro1">
          <table:table-cell office:value-type="float" office:value="5742">
            <text:p>5742</text:p>
          </table:table-cell>
          <table:table-cell table:formula="of:=(2^([.A5743]/8192)-1)*8192" office:value-type="float" office:value="5124.50377301983">
            <text:p>5125</text:p>
          </table:table-cell>
        </table:table-row>
        <table:table-row table:style-name="ro1">
          <table:table-cell office:value-type="float" office:value="5743">
            <text:p>5743</text:p>
          </table:table-cell>
          <table:table-cell table:formula="of:=(2^([.A5744]/8192)-1)*8192" office:value-type="float" office:value="5125.63056593442">
            <text:p>5126</text:p>
          </table:table-cell>
        </table:table-row>
        <table:table-row table:style-name="ro1">
          <table:table-cell office:value-type="float" office:value="5744">
            <text:p>5744</text:p>
          </table:table-cell>
          <table:table-cell table:formula="of:=(2^([.A5745]/8192)-1)*8192" office:value-type="float" office:value="5126.75745419403">
            <text:p>5127</text:p>
          </table:table-cell>
        </table:table-row>
        <table:table-row table:style-name="ro1">
          <table:table-cell office:value-type="float" office:value="5745">
            <text:p>5745</text:p>
          </table:table-cell>
          <table:table-cell table:formula="of:=(2^([.A5746]/8192)-1)*8192" office:value-type="float" office:value="5127.88443780673">
            <text:p>5128</text:p>
          </table:table-cell>
        </table:table-row>
        <table:table-row table:style-name="ro1">
          <table:table-cell office:value-type="float" office:value="5746">
            <text:p>5746</text:p>
          </table:table-cell>
          <table:table-cell table:formula="of:=(2^([.A5747]/8192)-1)*8192" office:value-type="float" office:value="5129.01151678057">
            <text:p>5129</text:p>
          </table:table-cell>
        </table:table-row>
        <table:table-row table:style-name="ro1">
          <table:table-cell office:value-type="float" office:value="5747">
            <text:p>5747</text:p>
          </table:table-cell>
          <table:table-cell table:formula="of:=(2^([.A5748]/8192)-1)*8192" office:value-type="float" office:value="5130.13869112364">
            <text:p>5130</text:p>
          </table:table-cell>
        </table:table-row>
        <table:table-row table:style-name="ro1">
          <table:table-cell office:value-type="float" office:value="5748">
            <text:p>5748</text:p>
          </table:table-cell>
          <table:table-cell table:formula="of:=(2^([.A5749]/8192)-1)*8192" office:value-type="float" office:value="5131.265960844">
            <text:p>5131</text:p>
          </table:table-cell>
        </table:table-row>
        <table:table-row table:style-name="ro1">
          <table:table-cell office:value-type="float" office:value="5749">
            <text:p>5749</text:p>
          </table:table-cell>
          <table:table-cell table:formula="of:=(2^([.A5750]/8192)-1)*8192" office:value-type="float" office:value="5132.39332594972">
            <text:p>5132</text:p>
          </table:table-cell>
        </table:table-row>
        <table:table-row table:style-name="ro1">
          <table:table-cell office:value-type="float" office:value="5750">
            <text:p>5750</text:p>
          </table:table-cell>
          <table:table-cell table:formula="of:=(2^([.A5751]/8192)-1)*8192" office:value-type="float" office:value="5133.52078644888">
            <text:p>5134</text:p>
          </table:table-cell>
        </table:table-row>
        <table:table-row table:style-name="ro1">
          <table:table-cell office:value-type="float" office:value="5751">
            <text:p>5751</text:p>
          </table:table-cell>
          <table:table-cell table:formula="of:=(2^([.A5752]/8192)-1)*8192" office:value-type="float" office:value="5134.64834234954">
            <text:p>5135</text:p>
          </table:table-cell>
        </table:table-row>
        <table:table-row table:style-name="ro1">
          <table:table-cell office:value-type="float" office:value="5752">
            <text:p>5752</text:p>
          </table:table-cell>
          <table:table-cell table:formula="of:=(2^([.A5753]/8192)-1)*8192" office:value-type="float" office:value="5135.77599365977">
            <text:p>5136</text:p>
          </table:table-cell>
        </table:table-row>
        <table:table-row table:style-name="ro1">
          <table:table-cell office:value-type="float" office:value="5753">
            <text:p>5753</text:p>
          </table:table-cell>
          <table:table-cell table:formula="of:=(2^([.A5754]/8192)-1)*8192" office:value-type="float" office:value="5136.90374038766">
            <text:p>5137</text:p>
          </table:table-cell>
        </table:table-row>
        <table:table-row table:style-name="ro1">
          <table:table-cell office:value-type="float" office:value="5754">
            <text:p>5754</text:p>
          </table:table-cell>
          <table:table-cell table:formula="of:=(2^([.A5755]/8192)-1)*8192" office:value-type="float" office:value="5138.03158254127">
            <text:p>5138</text:p>
          </table:table-cell>
        </table:table-row>
        <table:table-row table:style-name="ro1">
          <table:table-cell office:value-type="float" office:value="5755">
            <text:p>5755</text:p>
          </table:table-cell>
          <table:table-cell table:formula="of:=(2^([.A5756]/8192)-1)*8192" office:value-type="float" office:value="5139.15952012869">
            <text:p>5139</text:p>
          </table:table-cell>
        </table:table-row>
        <table:table-row table:style-name="ro1">
          <table:table-cell office:value-type="float" office:value="5756">
            <text:p>5756</text:p>
          </table:table-cell>
          <table:table-cell table:formula="of:=(2^([.A5757]/8192)-1)*8192" office:value-type="float" office:value="5140.28755315797">
            <text:p>5140</text:p>
          </table:table-cell>
        </table:table-row>
        <table:table-row table:style-name="ro1">
          <table:table-cell office:value-type="float" office:value="5757">
            <text:p>5757</text:p>
          </table:table-cell>
          <table:table-cell table:formula="of:=(2^([.A5758]/8192)-1)*8192" office:value-type="float" office:value="5141.41568163721">
            <text:p>5141</text:p>
          </table:table-cell>
        </table:table-row>
        <table:table-row table:style-name="ro1">
          <table:table-cell office:value-type="float" office:value="5758">
            <text:p>5758</text:p>
          </table:table-cell>
          <table:table-cell table:formula="of:=(2^([.A5759]/8192)-1)*8192" office:value-type="float" office:value="5142.54390557447">
            <text:p>5143</text:p>
          </table:table-cell>
        </table:table-row>
        <table:table-row table:style-name="ro1">
          <table:table-cell office:value-type="float" office:value="5759">
            <text:p>5759</text:p>
          </table:table-cell>
          <table:table-cell table:formula="of:=(2^([.A5760]/8192)-1)*8192" office:value-type="float" office:value="5143.67222497784">
            <text:p>5144</text:p>
          </table:table-cell>
        </table:table-row>
        <table:table-row table:style-name="ro1">
          <table:table-cell office:value-type="float" office:value="5760">
            <text:p>5760</text:p>
          </table:table-cell>
          <table:table-cell table:formula="of:=(2^([.A5761]/8192)-1)*8192" office:value-type="float" office:value="5144.80063985539">
            <text:p>5145</text:p>
          </table:table-cell>
        </table:table-row>
        <table:table-row table:style-name="ro1">
          <table:table-cell office:value-type="float" office:value="5761">
            <text:p>5761</text:p>
          </table:table-cell>
          <table:table-cell table:formula="of:=(2^([.A5762]/8192)-1)*8192" office:value-type="float" office:value="5145.9291502152">
            <text:p>5146</text:p>
          </table:table-cell>
        </table:table-row>
        <table:table-row table:style-name="ro1">
          <table:table-cell office:value-type="float" office:value="5762">
            <text:p>5762</text:p>
          </table:table-cell>
          <table:table-cell table:formula="of:=(2^([.A5763]/8192)-1)*8192" office:value-type="float" office:value="5147.05775606536">
            <text:p>5147</text:p>
          </table:table-cell>
        </table:table-row>
        <table:table-row table:style-name="ro1">
          <table:table-cell office:value-type="float" office:value="5763">
            <text:p>5763</text:p>
          </table:table-cell>
          <table:table-cell table:formula="of:=(2^([.A5764]/8192)-1)*8192" office:value-type="float" office:value="5148.18645741393">
            <text:p>5148</text:p>
          </table:table-cell>
        </table:table-row>
        <table:table-row table:style-name="ro1">
          <table:table-cell office:value-type="float" office:value="5764">
            <text:p>5764</text:p>
          </table:table-cell>
          <table:table-cell table:formula="of:=(2^([.A5765]/8192)-1)*8192" office:value-type="float" office:value="5149.315254269">
            <text:p>5149</text:p>
          </table:table-cell>
        </table:table-row>
        <table:table-row table:style-name="ro1">
          <table:table-cell office:value-type="float" office:value="5765">
            <text:p>5765</text:p>
          </table:table-cell>
          <table:table-cell table:formula="of:=(2^([.A5766]/8192)-1)*8192" office:value-type="float" office:value="5150.44414663866">
            <text:p>5150</text:p>
          </table:table-cell>
        </table:table-row>
        <table:table-row table:style-name="ro1">
          <table:table-cell office:value-type="float" office:value="5766">
            <text:p>5766</text:p>
          </table:table-cell>
          <table:table-cell table:formula="of:=(2^([.A5767]/8192)-1)*8192" office:value-type="float" office:value="5151.57313453098">
            <text:p>5152</text:p>
          </table:table-cell>
        </table:table-row>
        <table:table-row table:style-name="ro1">
          <table:table-cell office:value-type="float" office:value="5767">
            <text:p>5767</text:p>
          </table:table-cell>
          <table:table-cell table:formula="of:=(2^([.A5768]/8192)-1)*8192" office:value-type="float" office:value="5152.70221795405">
            <text:p>5153</text:p>
          </table:table-cell>
        </table:table-row>
        <table:table-row table:style-name="ro1">
          <table:table-cell office:value-type="float" office:value="5768">
            <text:p>5768</text:p>
          </table:table-cell>
          <table:table-cell table:formula="of:=(2^([.A5769]/8192)-1)*8192" office:value-type="float" office:value="5153.83139691595">
            <text:p>5154</text:p>
          </table:table-cell>
        </table:table-row>
        <table:table-row table:style-name="ro1">
          <table:table-cell office:value-type="float" office:value="5769">
            <text:p>5769</text:p>
          </table:table-cell>
          <table:table-cell table:formula="of:=(2^([.A5770]/8192)-1)*8192" office:value-type="float" office:value="5154.96067142476">
            <text:p>5155</text:p>
          </table:table-cell>
        </table:table-row>
        <table:table-row table:style-name="ro1">
          <table:table-cell office:value-type="float" office:value="5770">
            <text:p>5770</text:p>
          </table:table-cell>
          <table:table-cell table:formula="of:=(2^([.A5771]/8192)-1)*8192" office:value-type="float" office:value="5156.09004148857">
            <text:p>5156</text:p>
          </table:table-cell>
        </table:table-row>
        <table:table-row table:style-name="ro1">
          <table:table-cell office:value-type="float" office:value="5771">
            <text:p>5771</text:p>
          </table:table-cell>
          <table:table-cell table:formula="of:=(2^([.A5772]/8192)-1)*8192" office:value-type="float" office:value="5157.21950711547">
            <text:p>5157</text:p>
          </table:table-cell>
        </table:table-row>
        <table:table-row table:style-name="ro1">
          <table:table-cell office:value-type="float" office:value="5772">
            <text:p>5772</text:p>
          </table:table-cell>
          <table:table-cell table:formula="of:=(2^([.A5773]/8192)-1)*8192" office:value-type="float" office:value="5158.34906831354">
            <text:p>5158</text:p>
          </table:table-cell>
        </table:table-row>
        <table:table-row table:style-name="ro1">
          <table:table-cell office:value-type="float" office:value="5773">
            <text:p>5773</text:p>
          </table:table-cell>
          <table:table-cell table:formula="of:=(2^([.A5774]/8192)-1)*8192" office:value-type="float" office:value="5159.47872509087">
            <text:p>5159</text:p>
          </table:table-cell>
        </table:table-row>
        <table:table-row table:style-name="ro1">
          <table:table-cell office:value-type="float" office:value="5774">
            <text:p>5774</text:p>
          </table:table-cell>
          <table:table-cell table:formula="of:=(2^([.A5775]/8192)-1)*8192" office:value-type="float" office:value="5160.60847745555">
            <text:p>5161</text:p>
          </table:table-cell>
        </table:table-row>
        <table:table-row table:style-name="ro1">
          <table:table-cell office:value-type="float" office:value="5775">
            <text:p>5775</text:p>
          </table:table-cell>
          <table:table-cell table:formula="of:=(2^([.A5776]/8192)-1)*8192" office:value-type="float" office:value="5161.73832541565">
            <text:p>5162</text:p>
          </table:table-cell>
        </table:table-row>
        <table:table-row table:style-name="ro1">
          <table:table-cell office:value-type="float" office:value="5776">
            <text:p>5776</text:p>
          </table:table-cell>
          <table:table-cell table:formula="of:=(2^([.A5777]/8192)-1)*8192" office:value-type="float" office:value="5162.86826897929">
            <text:p>5163</text:p>
          </table:table-cell>
        </table:table-row>
        <table:table-row table:style-name="ro1">
          <table:table-cell office:value-type="float" office:value="5777">
            <text:p>5777</text:p>
          </table:table-cell>
          <table:table-cell table:formula="of:=(2^([.A5778]/8192)-1)*8192" office:value-type="float" office:value="5163.99830815453">
            <text:p>5164</text:p>
          </table:table-cell>
        </table:table-row>
        <table:table-row table:style-name="ro1">
          <table:table-cell office:value-type="float" office:value="5778">
            <text:p>5778</text:p>
          </table:table-cell>
          <table:table-cell table:formula="of:=(2^([.A5779]/8192)-1)*8192" office:value-type="float" office:value="5165.12844294948">
            <text:p>5165</text:p>
          </table:table-cell>
        </table:table-row>
        <table:table-row table:style-name="ro1">
          <table:table-cell office:value-type="float" office:value="5779">
            <text:p>5779</text:p>
          </table:table-cell>
          <table:table-cell table:formula="of:=(2^([.A5780]/8192)-1)*8192" office:value-type="float" office:value="5166.25867337222">
            <text:p>5166</text:p>
          </table:table-cell>
        </table:table-row>
        <table:table-row table:style-name="ro1">
          <table:table-cell office:value-type="float" office:value="5780">
            <text:p>5780</text:p>
          </table:table-cell>
          <table:table-cell table:formula="of:=(2^([.A5781]/8192)-1)*8192" office:value-type="float" office:value="5167.38899943085">
            <text:p>5167</text:p>
          </table:table-cell>
        </table:table-row>
        <table:table-row table:style-name="ro1">
          <table:table-cell office:value-type="float" office:value="5781">
            <text:p>5781</text:p>
          </table:table-cell>
          <table:table-cell table:formula="of:=(2^([.A5782]/8192)-1)*8192" office:value-type="float" office:value="5168.51942113345">
            <text:p>5169</text:p>
          </table:table-cell>
        </table:table-row>
        <table:table-row table:style-name="ro1">
          <table:table-cell office:value-type="float" office:value="5782">
            <text:p>5782</text:p>
          </table:table-cell>
          <table:table-cell table:formula="of:=(2^([.A5783]/8192)-1)*8192" office:value-type="float" office:value="5169.64993848813">
            <text:p>5170</text:p>
          </table:table-cell>
        </table:table-row>
        <table:table-row table:style-name="ro1">
          <table:table-cell office:value-type="float" office:value="5783">
            <text:p>5783</text:p>
          </table:table-cell>
          <table:table-cell table:formula="of:=(2^([.A5784]/8192)-1)*8192" office:value-type="float" office:value="5170.78055150297">
            <text:p>5171</text:p>
          </table:table-cell>
        </table:table-row>
        <table:table-row table:style-name="ro1">
          <table:table-cell office:value-type="float" office:value="5784">
            <text:p>5784</text:p>
          </table:table-cell>
          <table:table-cell table:formula="of:=(2^([.A5785]/8192)-1)*8192" office:value-type="float" office:value="5171.91126018607">
            <text:p>5172</text:p>
          </table:table-cell>
        </table:table-row>
        <table:table-row table:style-name="ro1">
          <table:table-cell office:value-type="float" office:value="5785">
            <text:p>5785</text:p>
          </table:table-cell>
          <table:table-cell table:formula="of:=(2^([.A5786]/8192)-1)*8192" office:value-type="float" office:value="5173.04206454553">
            <text:p>5173</text:p>
          </table:table-cell>
        </table:table-row>
        <table:table-row table:style-name="ro1">
          <table:table-cell office:value-type="float" office:value="5786">
            <text:p>5786</text:p>
          </table:table-cell>
          <table:table-cell table:formula="of:=(2^([.A5787]/8192)-1)*8192" office:value-type="float" office:value="5174.17296458943">
            <text:p>5174</text:p>
          </table:table-cell>
        </table:table-row>
        <table:table-row table:style-name="ro1">
          <table:table-cell office:value-type="float" office:value="5787">
            <text:p>5787</text:p>
          </table:table-cell>
          <table:table-cell table:formula="of:=(2^([.A5788]/8192)-1)*8192" office:value-type="float" office:value="5175.30396032588">
            <text:p>5175</text:p>
          </table:table-cell>
        </table:table-row>
        <table:table-row table:style-name="ro1">
          <table:table-cell office:value-type="float" office:value="5788">
            <text:p>5788</text:p>
          </table:table-cell>
          <table:table-cell table:formula="of:=(2^([.A5789]/8192)-1)*8192" office:value-type="float" office:value="5176.43505176298">
            <text:p>5176</text:p>
          </table:table-cell>
        </table:table-row>
        <table:table-row table:style-name="ro1">
          <table:table-cell office:value-type="float" office:value="5789">
            <text:p>5789</text:p>
          </table:table-cell>
          <table:table-cell table:formula="of:=(2^([.A5790]/8192)-1)*8192" office:value-type="float" office:value="5177.56623890881">
            <text:p>5178</text:p>
          </table:table-cell>
        </table:table-row>
        <table:table-row table:style-name="ro1">
          <table:table-cell office:value-type="float" office:value="5790">
            <text:p>5790</text:p>
          </table:table-cell>
          <table:table-cell table:formula="of:=(2^([.A5791]/8192)-1)*8192" office:value-type="float" office:value="5178.69752177149">
            <text:p>5179</text:p>
          </table:table-cell>
        </table:table-row>
        <table:table-row table:style-name="ro1">
          <table:table-cell office:value-type="float" office:value="5791">
            <text:p>5791</text:p>
          </table:table-cell>
          <table:table-cell table:formula="of:=(2^([.A5792]/8192)-1)*8192" office:value-type="float" office:value="5179.8289003591">
            <text:p>5180</text:p>
          </table:table-cell>
        </table:table-row>
        <table:table-row table:style-name="ro1">
          <table:table-cell office:value-type="float" office:value="5792">
            <text:p>5792</text:p>
          </table:table-cell>
          <table:table-cell table:formula="of:=(2^([.A5793]/8192)-1)*8192" office:value-type="float" office:value="5180.96037467976">
            <text:p>5181</text:p>
          </table:table-cell>
        </table:table-row>
        <table:table-row table:style-name="ro1">
          <table:table-cell office:value-type="float" office:value="5793">
            <text:p>5793</text:p>
          </table:table-cell>
          <table:table-cell table:formula="of:=(2^([.A5794]/8192)-1)*8192" office:value-type="float" office:value="5182.09194474155">
            <text:p>5182</text:p>
          </table:table-cell>
        </table:table-row>
        <table:table-row table:style-name="ro1">
          <table:table-cell office:value-type="float" office:value="5794">
            <text:p>5794</text:p>
          </table:table-cell>
          <table:table-cell table:formula="of:=(2^([.A5795]/8192)-1)*8192" office:value-type="float" office:value="5183.22361055259">
            <text:p>5183</text:p>
          </table:table-cell>
        </table:table-row>
        <table:table-row table:style-name="ro1">
          <table:table-cell office:value-type="float" office:value="5795">
            <text:p>5795</text:p>
          </table:table-cell>
          <table:table-cell table:formula="of:=(2^([.A5796]/8192)-1)*8192" office:value-type="float" office:value="5184.35537212096">
            <text:p>5184</text:p>
          </table:table-cell>
        </table:table-row>
        <table:table-row table:style-name="ro1">
          <table:table-cell office:value-type="float" office:value="5796">
            <text:p>5796</text:p>
          </table:table-cell>
          <table:table-cell table:formula="of:=(2^([.A5797]/8192)-1)*8192" office:value-type="float" office:value="5185.48722945479">
            <text:p>5185</text:p>
          </table:table-cell>
        </table:table-row>
        <table:table-row table:style-name="ro1">
          <table:table-cell office:value-type="float" office:value="5797">
            <text:p>5797</text:p>
          </table:table-cell>
          <table:table-cell table:formula="of:=(2^([.A5798]/8192)-1)*8192" office:value-type="float" office:value="5186.61918256216">
            <text:p>5187</text:p>
          </table:table-cell>
        </table:table-row>
        <table:table-row table:style-name="ro1">
          <table:table-cell office:value-type="float" office:value="5798">
            <text:p>5798</text:p>
          </table:table-cell>
          <table:table-cell table:formula="of:=(2^([.A5799]/8192)-1)*8192" office:value-type="float" office:value="5187.75123145119">
            <text:p>5188</text:p>
          </table:table-cell>
        </table:table-row>
        <table:table-row table:style-name="ro1">
          <table:table-cell office:value-type="float" office:value="5799">
            <text:p>5799</text:p>
          </table:table-cell>
          <table:table-cell table:formula="of:=(2^([.A5800]/8192)-1)*8192" office:value-type="float" office:value="5188.88337612997">
            <text:p>5189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table:formula="of:=(2^([.A5801]/8192)-1)*8192" office:value-type="float" office:value="5190.01561660661">
            <text:p>5190</text:p>
          </table:table-cell>
        </table:table-row>
        <table:table-row table:style-name="ro1">
          <table:table-cell office:value-type="float" office:value="5801">
            <text:p>5801</text:p>
          </table:table-cell>
          <table:table-cell table:formula="of:=(2^([.A5802]/8192)-1)*8192" office:value-type="float" office:value="5191.14795288923">
            <text:p>5191</text:p>
          </table:table-cell>
        </table:table-row>
        <table:table-row table:style-name="ro1">
          <table:table-cell office:value-type="float" office:value="5802">
            <text:p>5802</text:p>
          </table:table-cell>
          <table:table-cell table:formula="of:=(2^([.A5803]/8192)-1)*8192" office:value-type="float" office:value="5192.28038498592">
            <text:p>5192</text:p>
          </table:table-cell>
        </table:table-row>
        <table:table-row table:style-name="ro1">
          <table:table-cell office:value-type="float" office:value="5803">
            <text:p>5803</text:p>
          </table:table-cell>
          <table:table-cell table:formula="of:=(2^([.A5804]/8192)-1)*8192" office:value-type="float" office:value="5193.41291290479">
            <text:p>5193</text:p>
          </table:table-cell>
        </table:table-row>
        <table:table-row table:style-name="ro1">
          <table:table-cell office:value-type="float" office:value="5804">
            <text:p>5804</text:p>
          </table:table-cell>
          <table:table-cell table:formula="of:=(2^([.A5805]/8192)-1)*8192" office:value-type="float" office:value="5194.54553665396">
            <text:p>5195</text:p>
          </table:table-cell>
        </table:table-row>
        <table:table-row table:style-name="ro1">
          <table:table-cell office:value-type="float" office:value="5805">
            <text:p>5805</text:p>
          </table:table-cell>
          <table:table-cell table:formula="of:=(2^([.A5806]/8192)-1)*8192" office:value-type="float" office:value="5195.67825624152">
            <text:p>5196</text:p>
          </table:table-cell>
        </table:table-row>
        <table:table-row table:style-name="ro1">
          <table:table-cell office:value-type="float" office:value="5806">
            <text:p>5806</text:p>
          </table:table-cell>
          <table:table-cell table:formula="of:=(2^([.A5807]/8192)-1)*8192" office:value-type="float" office:value="5196.81107167559">
            <text:p>5197</text:p>
          </table:table-cell>
        </table:table-row>
        <table:table-row table:style-name="ro1">
          <table:table-cell office:value-type="float" office:value="5807">
            <text:p>5807</text:p>
          </table:table-cell>
          <table:table-cell table:formula="of:=(2^([.A5808]/8192)-1)*8192" office:value-type="float" office:value="5197.94398296429">
            <text:p>5198</text:p>
          </table:table-cell>
        </table:table-row>
        <table:table-row table:style-name="ro1">
          <table:table-cell office:value-type="float" office:value="5808">
            <text:p>5808</text:p>
          </table:table-cell>
          <table:table-cell table:formula="of:=(2^([.A5809]/8192)-1)*8192" office:value-type="float" office:value="5199.07699011571">
            <text:p>5199</text:p>
          </table:table-cell>
        </table:table-row>
        <table:table-row table:style-name="ro1">
          <table:table-cell office:value-type="float" office:value="5809">
            <text:p>5809</text:p>
          </table:table-cell>
          <table:table-cell table:formula="of:=(2^([.A5810]/8192)-1)*8192" office:value-type="float" office:value="5200.21009313798">
            <text:p>5200</text:p>
          </table:table-cell>
        </table:table-row>
        <table:table-row table:style-name="ro1">
          <table:table-cell office:value-type="float" office:value="5810">
            <text:p>5810</text:p>
          </table:table-cell>
          <table:table-cell table:formula="of:=(2^([.A5811]/8192)-1)*8192" office:value-type="float" office:value="5201.3432920392">
            <text:p>5201</text:p>
          </table:table-cell>
        </table:table-row>
        <table:table-row table:style-name="ro1">
          <table:table-cell office:value-type="float" office:value="5811">
            <text:p>5811</text:p>
          </table:table-cell>
          <table:table-cell table:formula="of:=(2^([.A5812]/8192)-1)*8192" office:value-type="float" office:value="5202.47658682748">
            <text:p>5202</text:p>
          </table:table-cell>
        </table:table-row>
        <table:table-row table:style-name="ro1">
          <table:table-cell office:value-type="float" office:value="5812">
            <text:p>5812</text:p>
          </table:table-cell>
          <table:table-cell table:formula="of:=(2^([.A5813]/8192)-1)*8192" office:value-type="float" office:value="5203.60997751095">
            <text:p>5204</text:p>
          </table:table-cell>
        </table:table-row>
        <table:table-row table:style-name="ro1">
          <table:table-cell office:value-type="float" office:value="5813">
            <text:p>5813</text:p>
          </table:table-cell>
          <table:table-cell table:formula="of:=(2^([.A5814]/8192)-1)*8192" office:value-type="float" office:value="5204.74346409772">
            <text:p>5205</text:p>
          </table:table-cell>
        </table:table-row>
        <table:table-row table:style-name="ro1">
          <table:table-cell office:value-type="float" office:value="5814">
            <text:p>5814</text:p>
          </table:table-cell>
          <table:table-cell table:formula="of:=(2^([.A5815]/8192)-1)*8192" office:value-type="float" office:value="5205.87704659589">
            <text:p>5206</text:p>
          </table:table-cell>
        </table:table-row>
        <table:table-row table:style-name="ro1">
          <table:table-cell office:value-type="float" office:value="5815">
            <text:p>5815</text:p>
          </table:table-cell>
          <table:table-cell table:formula="of:=(2^([.A5816]/8192)-1)*8192" office:value-type="float" office:value="5207.01072501359">
            <text:p>5207</text:p>
          </table:table-cell>
        </table:table-row>
        <table:table-row table:style-name="ro1">
          <table:table-cell office:value-type="float" office:value="5816">
            <text:p>5816</text:p>
          </table:table-cell>
          <table:table-cell table:formula="of:=(2^([.A5817]/8192)-1)*8192" office:value-type="float" office:value="5208.14449935893">
            <text:p>5208</text:p>
          </table:table-cell>
        </table:table-row>
        <table:table-row table:style-name="ro1">
          <table:table-cell office:value-type="float" office:value="5817">
            <text:p>5817</text:p>
          </table:table-cell>
          <table:table-cell table:formula="of:=(2^([.A5818]/8192)-1)*8192" office:value-type="float" office:value="5209.27836964003">
            <text:p>5209</text:p>
          </table:table-cell>
        </table:table-row>
        <table:table-row table:style-name="ro1">
          <table:table-cell office:value-type="float" office:value="5818">
            <text:p>5818</text:p>
          </table:table-cell>
          <table:table-cell table:formula="of:=(2^([.A5819]/8192)-1)*8192" office:value-type="float" office:value="5210.41233586501">
            <text:p>5210</text:p>
          </table:table-cell>
        </table:table-row>
        <table:table-row table:style-name="ro1">
          <table:table-cell office:value-type="float" office:value="5819">
            <text:p>5819</text:p>
          </table:table-cell>
          <table:table-cell table:formula="of:=(2^([.A5820]/8192)-1)*8192" office:value-type="float" office:value="5211.54639804198">
            <text:p>5212</text:p>
          </table:table-cell>
        </table:table-row>
        <table:table-row table:style-name="ro1">
          <table:table-cell office:value-type="float" office:value="5820">
            <text:p>5820</text:p>
          </table:table-cell>
          <table:table-cell table:formula="of:=(2^([.A5821]/8192)-1)*8192" office:value-type="float" office:value="5212.68055617907">
            <text:p>5213</text:p>
          </table:table-cell>
        </table:table-row>
        <table:table-row table:style-name="ro1">
          <table:table-cell office:value-type="float" office:value="5821">
            <text:p>5821</text:p>
          </table:table-cell>
          <table:table-cell table:formula="of:=(2^([.A5822]/8192)-1)*8192" office:value-type="float" office:value="5213.81481028439">
            <text:p>5214</text:p>
          </table:table-cell>
        </table:table-row>
        <table:table-row table:style-name="ro1">
          <table:table-cell office:value-type="float" office:value="5822">
            <text:p>5822</text:p>
          </table:table-cell>
          <table:table-cell table:formula="of:=(2^([.A5823]/8192)-1)*8192" office:value-type="float" office:value="5214.94916036607">
            <text:p>5215</text:p>
          </table:table-cell>
        </table:table-row>
        <table:table-row table:style-name="ro1">
          <table:table-cell office:value-type="float" office:value="5823">
            <text:p>5823</text:p>
          </table:table-cell>
          <table:table-cell table:formula="of:=(2^([.A5824]/8192)-1)*8192" office:value-type="float" office:value="5216.08360643222">
            <text:p>5216</text:p>
          </table:table-cell>
        </table:table-row>
        <table:table-row table:style-name="ro1">
          <table:table-cell office:value-type="float" office:value="5824">
            <text:p>5824</text:p>
          </table:table-cell>
          <table:table-cell table:formula="of:=(2^([.A5825]/8192)-1)*8192" office:value-type="float" office:value="5217.21814849097">
            <text:p>5217</text:p>
          </table:table-cell>
        </table:table-row>
        <table:table-row table:style-name="ro1">
          <table:table-cell office:value-type="float" office:value="5825">
            <text:p>5825</text:p>
          </table:table-cell>
          <table:table-cell table:formula="of:=(2^([.A5826]/8192)-1)*8192" office:value-type="float" office:value="5218.35278655044">
            <text:p>5218</text:p>
          </table:table-cell>
        </table:table-row>
        <table:table-row table:style-name="ro1">
          <table:table-cell office:value-type="float" office:value="5826">
            <text:p>5826</text:p>
          </table:table-cell>
          <table:table-cell table:formula="of:=(2^([.A5827]/8192)-1)*8192" office:value-type="float" office:value="5219.48752061876">
            <text:p>5219</text:p>
          </table:table-cell>
        </table:table-row>
        <table:table-row table:style-name="ro1">
          <table:table-cell office:value-type="float" office:value="5827">
            <text:p>5827</text:p>
          </table:table-cell>
          <table:table-cell table:formula="of:=(2^([.A5828]/8192)-1)*8192" office:value-type="float" office:value="5220.62235070404">
            <text:p>5221</text:p>
          </table:table-cell>
        </table:table-row>
        <table:table-row table:style-name="ro1">
          <table:table-cell office:value-type="float" office:value="5828">
            <text:p>5828</text:p>
          </table:table-cell>
          <table:table-cell table:formula="of:=(2^([.A5829]/8192)-1)*8192" office:value-type="float" office:value="5221.75727681441">
            <text:p>5222</text:p>
          </table:table-cell>
        </table:table-row>
        <table:table-row table:style-name="ro1">
          <table:table-cell office:value-type="float" office:value="5829">
            <text:p>5829</text:p>
          </table:table-cell>
          <table:table-cell table:formula="of:=(2^([.A5830]/8192)-1)*8192" office:value-type="float" office:value="5222.892298958">
            <text:p>5223</text:p>
          </table:table-cell>
        </table:table-row>
        <table:table-row table:style-name="ro1">
          <table:table-cell office:value-type="float" office:value="5830">
            <text:p>5830</text:p>
          </table:table-cell>
          <table:table-cell table:formula="of:=(2^([.A5831]/8192)-1)*8192" office:value-type="float" office:value="5224.02741714294">
            <text:p>5224</text:p>
          </table:table-cell>
        </table:table-row>
        <table:table-row table:style-name="ro1">
          <table:table-cell office:value-type="float" office:value="5831">
            <text:p>5831</text:p>
          </table:table-cell>
          <table:table-cell table:formula="of:=(2^([.A5832]/8192)-1)*8192" office:value-type="float" office:value="5225.16263137734">
            <text:p>5225</text:p>
          </table:table-cell>
        </table:table-row>
        <table:table-row table:style-name="ro1">
          <table:table-cell office:value-type="float" office:value="5832">
            <text:p>5832</text:p>
          </table:table-cell>
          <table:table-cell table:formula="of:=(2^([.A5833]/8192)-1)*8192" office:value-type="float" office:value="5226.29794166934">
            <text:p>5226</text:p>
          </table:table-cell>
        </table:table-row>
        <table:table-row table:style-name="ro1">
          <table:table-cell office:value-type="float" office:value="5833">
            <text:p>5833</text:p>
          </table:table-cell>
          <table:table-cell table:formula="of:=(2^([.A5834]/8192)-1)*8192" office:value-type="float" office:value="5227.43334802707">
            <text:p>5227</text:p>
          </table:table-cell>
        </table:table-row>
        <table:table-row table:style-name="ro1">
          <table:table-cell office:value-type="float" office:value="5834">
            <text:p>5834</text:p>
          </table:table-cell>
          <table:table-cell table:formula="of:=(2^([.A5835]/8192)-1)*8192" office:value-type="float" office:value="5228.56885045865">
            <text:p>5229</text:p>
          </table:table-cell>
        </table:table-row>
        <table:table-row table:style-name="ro1">
          <table:table-cell office:value-type="float" office:value="5835">
            <text:p>5835</text:p>
          </table:table-cell>
          <table:table-cell table:formula="of:=(2^([.A5836]/8192)-1)*8192" office:value-type="float" office:value="5229.70444897221">
            <text:p>5230</text:p>
          </table:table-cell>
        </table:table-row>
        <table:table-row table:style-name="ro1">
          <table:table-cell office:value-type="float" office:value="5836">
            <text:p>5836</text:p>
          </table:table-cell>
          <table:table-cell table:formula="of:=(2^([.A5837]/8192)-1)*8192" office:value-type="float" office:value="5230.84014357588">
            <text:p>5231</text:p>
          </table:table-cell>
        </table:table-row>
        <table:table-row table:style-name="ro1">
          <table:table-cell office:value-type="float" office:value="5837">
            <text:p>5837</text:p>
          </table:table-cell>
          <table:table-cell table:formula="of:=(2^([.A5838]/8192)-1)*8192" office:value-type="float" office:value="5231.97593427781">
            <text:p>5232</text:p>
          </table:table-cell>
        </table:table-row>
        <table:table-row table:style-name="ro1">
          <table:table-cell office:value-type="float" office:value="5838">
            <text:p>5838</text:p>
          </table:table-cell>
          <table:table-cell table:formula="of:=(2^([.A5839]/8192)-1)*8192" office:value-type="float" office:value="5233.1118210861">
            <text:p>5233</text:p>
          </table:table-cell>
        </table:table-row>
        <table:table-row table:style-name="ro1">
          <table:table-cell office:value-type="float" office:value="5839">
            <text:p>5839</text:p>
          </table:table-cell>
          <table:table-cell table:formula="of:=(2^([.A5840]/8192)-1)*8192" office:value-type="float" office:value="5234.24780400891">
            <text:p>5234</text:p>
          </table:table-cell>
        </table:table-row>
        <table:table-row table:style-name="ro1">
          <table:table-cell office:value-type="float" office:value="5840">
            <text:p>5840</text:p>
          </table:table-cell>
          <table:table-cell table:formula="of:=(2^([.A5841]/8192)-1)*8192" office:value-type="float" office:value="5235.38388305435">
            <text:p>5235</text:p>
          </table:table-cell>
        </table:table-row>
        <table:table-row table:style-name="ro1">
          <table:table-cell office:value-type="float" office:value="5841">
            <text:p>5841</text:p>
          </table:table-cell>
          <table:table-cell table:formula="of:=(2^([.A5842]/8192)-1)*8192" office:value-type="float" office:value="5236.52005823057">
            <text:p>5237</text:p>
          </table:table-cell>
        </table:table-row>
        <table:table-row table:style-name="ro1">
          <table:table-cell office:value-type="float" office:value="5842">
            <text:p>5842</text:p>
          </table:table-cell>
          <table:table-cell table:formula="of:=(2^([.A5843]/8192)-1)*8192" office:value-type="float" office:value="5237.6563295457">
            <text:p>5238</text:p>
          </table:table-cell>
        </table:table-row>
        <table:table-row table:style-name="ro1">
          <table:table-cell office:value-type="float" office:value="5843">
            <text:p>5843</text:p>
          </table:table-cell>
          <table:table-cell table:formula="of:=(2^([.A5844]/8192)-1)*8192" office:value-type="float" office:value="5238.79269700787">
            <text:p>5239</text:p>
          </table:table-cell>
        </table:table-row>
        <table:table-row table:style-name="ro1">
          <table:table-cell office:value-type="float" office:value="5844">
            <text:p>5844</text:p>
          </table:table-cell>
          <table:table-cell table:formula="of:=(2^([.A5845]/8192)-1)*8192" office:value-type="float" office:value="5239.92916062522">
            <text:p>5240</text:p>
          </table:table-cell>
        </table:table-row>
        <table:table-row table:style-name="ro1">
          <table:table-cell office:value-type="float" office:value="5845">
            <text:p>5845</text:p>
          </table:table-cell>
          <table:table-cell table:formula="of:=(2^([.A5846]/8192)-1)*8192" office:value-type="float" office:value="5241.06572040589">
            <text:p>5241</text:p>
          </table:table-cell>
        </table:table-row>
        <table:table-row table:style-name="ro1">
          <table:table-cell office:value-type="float" office:value="5846">
            <text:p>5846</text:p>
          </table:table-cell>
          <table:table-cell table:formula="of:=(2^([.A5847]/8192)-1)*8192" office:value-type="float" office:value="5242.20237635801">
            <text:p>5242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table:formula="of:=(2^([.A5848]/8192)-1)*8192" office:value-type="float" office:value="5243.33912848972">
            <text:p>5243</text:p>
          </table:table-cell>
        </table:table-row>
        <table:table-row table:style-name="ro1">
          <table:table-cell office:value-type="float" office:value="5848">
            <text:p>5848</text:p>
          </table:table-cell>
          <table:table-cell table:formula="of:=(2^([.A5849]/8192)-1)*8192" office:value-type="float" office:value="5244.47597680915">
            <text:p>5244</text:p>
          </table:table-cell>
        </table:table-row>
        <table:table-row table:style-name="ro1">
          <table:table-cell office:value-type="float" office:value="5849">
            <text:p>5849</text:p>
          </table:table-cell>
          <table:table-cell table:formula="of:=(2^([.A5850]/8192)-1)*8192" office:value-type="float" office:value="5245.61292132446">
            <text:p>5246</text:p>
          </table:table-cell>
        </table:table-row>
        <table:table-row table:style-name="ro1">
          <table:table-cell office:value-type="float" office:value="5850">
            <text:p>5850</text:p>
          </table:table-cell>
          <table:table-cell table:formula="of:=(2^([.A5851]/8192)-1)*8192" office:value-type="float" office:value="5246.74996204377">
            <text:p>5247</text:p>
          </table:table-cell>
        </table:table-row>
        <table:table-row table:style-name="ro1">
          <table:table-cell office:value-type="float" office:value="5851">
            <text:p>5851</text:p>
          </table:table-cell>
          <table:table-cell table:formula="of:=(2^([.A5852]/8192)-1)*8192" office:value-type="float" office:value="5247.88709897523">
            <text:p>5248</text:p>
          </table:table-cell>
        </table:table-row>
        <table:table-row table:style-name="ro1">
          <table:table-cell office:value-type="float" office:value="5852">
            <text:p>5852</text:p>
          </table:table-cell>
          <table:table-cell table:formula="of:=(2^([.A5853]/8192)-1)*8192" office:value-type="float" office:value="5249.02433212698">
            <text:p>5249</text:p>
          </table:table-cell>
        </table:table-row>
        <table:table-row table:style-name="ro1">
          <table:table-cell office:value-type="float" office:value="5853">
            <text:p>5853</text:p>
          </table:table-cell>
          <table:table-cell table:formula="of:=(2^([.A5854]/8192)-1)*8192" office:value-type="float" office:value="5250.16166150715">
            <text:p>5250</text:p>
          </table:table-cell>
        </table:table-row>
        <table:table-row table:style-name="ro1">
          <table:table-cell office:value-type="float" office:value="5854">
            <text:p>5854</text:p>
          </table:table-cell>
          <table:table-cell table:formula="of:=(2^([.A5855]/8192)-1)*8192" office:value-type="float" office:value="5251.2990871239">
            <text:p>5251</text:p>
          </table:table-cell>
        </table:table-row>
        <table:table-row table:style-name="ro1">
          <table:table-cell office:value-type="float" office:value="5855">
            <text:p>5855</text:p>
          </table:table-cell>
          <table:table-cell table:formula="of:=(2^([.A5856]/8192)-1)*8192" office:value-type="float" office:value="5252.43660898537">
            <text:p>5252</text:p>
          </table:table-cell>
        </table:table-row>
        <table:table-row table:style-name="ro1">
          <table:table-cell office:value-type="float" office:value="5856">
            <text:p>5856</text:p>
          </table:table-cell>
          <table:table-cell table:formula="of:=(2^([.A5857]/8192)-1)*8192" office:value-type="float" office:value="5253.5742270997">
            <text:p>5254</text:p>
          </table:table-cell>
        </table:table-row>
        <table:table-row table:style-name="ro1">
          <table:table-cell office:value-type="float" office:value="5857">
            <text:p>5857</text:p>
          </table:table-cell>
          <table:table-cell table:formula="of:=(2^([.A5858]/8192)-1)*8192" office:value-type="float" office:value="5254.71194147503">
            <text:p>5255</text:p>
          </table:table-cell>
        </table:table-row>
        <table:table-row table:style-name="ro1">
          <table:table-cell office:value-type="float" office:value="5858">
            <text:p>5858</text:p>
          </table:table-cell>
          <table:table-cell table:formula="of:=(2^([.A5859]/8192)-1)*8192" office:value-type="float" office:value="5255.84975211951">
            <text:p>5256</text:p>
          </table:table-cell>
        </table:table-row>
        <table:table-row table:style-name="ro1">
          <table:table-cell office:value-type="float" office:value="5859">
            <text:p>5859</text:p>
          </table:table-cell>
          <table:table-cell table:formula="of:=(2^([.A5860]/8192)-1)*8192" office:value-type="float" office:value="5256.98765904129">
            <text:p>5257</text:p>
          </table:table-cell>
        </table:table-row>
        <table:table-row table:style-name="ro1">
          <table:table-cell office:value-type="float" office:value="5860">
            <text:p>5860</text:p>
          </table:table-cell>
          <table:table-cell table:formula="of:=(2^([.A5861]/8192)-1)*8192" office:value-type="float" office:value="5258.12566224851">
            <text:p>5258</text:p>
          </table:table-cell>
        </table:table-row>
        <table:table-row table:style-name="ro1">
          <table:table-cell office:value-type="float" office:value="5861">
            <text:p>5861</text:p>
          </table:table-cell>
          <table:table-cell table:formula="of:=(2^([.A5862]/8192)-1)*8192" office:value-type="float" office:value="5259.26376174932">
            <text:p>5259</text:p>
          </table:table-cell>
        </table:table-row>
        <table:table-row table:style-name="ro1">
          <table:table-cell office:value-type="float" office:value="5862">
            <text:p>5862</text:p>
          </table:table-cell>
          <table:table-cell table:formula="of:=(2^([.A5863]/8192)-1)*8192" office:value-type="float" office:value="5260.40195755187">
            <text:p>5260</text:p>
          </table:table-cell>
        </table:table-row>
        <table:table-row table:style-name="ro1">
          <table:table-cell office:value-type="float" office:value="5863">
            <text:p>5863</text:p>
          </table:table-cell>
          <table:table-cell table:formula="of:=(2^([.A5864]/8192)-1)*8192" office:value-type="float" office:value="5261.5402496643">
            <text:p>5262</text:p>
          </table:table-cell>
        </table:table-row>
        <table:table-row table:style-name="ro1">
          <table:table-cell office:value-type="float" office:value="5864">
            <text:p>5864</text:p>
          </table:table-cell>
          <table:table-cell table:formula="of:=(2^([.A5865]/8192)-1)*8192" office:value-type="float" office:value="5262.67863809477">
            <text:p>5263</text:p>
          </table:table-cell>
        </table:table-row>
        <table:table-row table:style-name="ro1">
          <table:table-cell office:value-type="float" office:value="5865">
            <text:p>5865</text:p>
          </table:table-cell>
          <table:table-cell table:formula="of:=(2^([.A5866]/8192)-1)*8192" office:value-type="float" office:value="5263.81712285143">
            <text:p>5264</text:p>
          </table:table-cell>
        </table:table-row>
        <table:table-row table:style-name="ro1">
          <table:table-cell office:value-type="float" office:value="5866">
            <text:p>5866</text:p>
          </table:table-cell>
          <table:table-cell table:formula="of:=(2^([.A5867]/8192)-1)*8192" office:value-type="float" office:value="5264.95570394242">
            <text:p>5265</text:p>
          </table:table-cell>
        </table:table-row>
        <table:table-row table:style-name="ro1">
          <table:table-cell office:value-type="float" office:value="5867">
            <text:p>5867</text:p>
          </table:table-cell>
          <table:table-cell table:formula="of:=(2^([.A5868]/8192)-1)*8192" office:value-type="float" office:value="5266.0943813759">
            <text:p>5266</text:p>
          </table:table-cell>
        </table:table-row>
        <table:table-row table:style-name="ro1">
          <table:table-cell office:value-type="float" office:value="5868">
            <text:p>5868</text:p>
          </table:table-cell>
          <table:table-cell table:formula="of:=(2^([.A5869]/8192)-1)*8192" office:value-type="float" office:value="5267.23315516002">
            <text:p>5267</text:p>
          </table:table-cell>
        </table:table-row>
        <table:table-row table:style-name="ro1">
          <table:table-cell office:value-type="float" office:value="5869">
            <text:p>5869</text:p>
          </table:table-cell>
          <table:table-cell table:formula="of:=(2^([.A5870]/8192)-1)*8192" office:value-type="float" office:value="5268.37202530293">
            <text:p>5268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table:formula="of:=(2^([.A5871]/8192)-1)*8192" office:value-type="float" office:value="5269.51099181279">
            <text:p>5270</text:p>
          </table:table-cell>
        </table:table-row>
        <table:table-row table:style-name="ro1">
          <table:table-cell office:value-type="float" office:value="5871">
            <text:p>5871</text:p>
          </table:table-cell>
          <table:table-cell table:formula="of:=(2^([.A5872]/8192)-1)*8192" office:value-type="float" office:value="5270.65005469775">
            <text:p>5271</text:p>
          </table:table-cell>
        </table:table-row>
        <table:table-row table:style-name="ro1">
          <table:table-cell office:value-type="float" office:value="5872">
            <text:p>5872</text:p>
          </table:table-cell>
          <table:table-cell table:formula="of:=(2^([.A5873]/8192)-1)*8192" office:value-type="float" office:value="5271.78921396597">
            <text:p>5272</text:p>
          </table:table-cell>
        </table:table-row>
        <table:table-row table:style-name="ro1">
          <table:table-cell office:value-type="float" office:value="5873">
            <text:p>5873</text:p>
          </table:table-cell>
          <table:table-cell table:formula="of:=(2^([.A5874]/8192)-1)*8192" office:value-type="float" office:value="5272.9284696256">
            <text:p>5273</text:p>
          </table:table-cell>
        </table:table-row>
        <table:table-row table:style-name="ro1">
          <table:table-cell office:value-type="float" office:value="5874">
            <text:p>5874</text:p>
          </table:table-cell>
          <table:table-cell table:formula="of:=(2^([.A5875]/8192)-1)*8192" office:value-type="float" office:value="5274.06782168479">
            <text:p>5274</text:p>
          </table:table-cell>
        </table:table-row>
        <table:table-row table:style-name="ro1">
          <table:table-cell office:value-type="float" office:value="5875">
            <text:p>5875</text:p>
          </table:table-cell>
          <table:table-cell table:formula="of:=(2^([.A5876]/8192)-1)*8192" office:value-type="float" office:value="5275.20727015171">
            <text:p>5275</text:p>
          </table:table-cell>
        </table:table-row>
        <table:table-row table:style-name="ro1">
          <table:table-cell office:value-type="float" office:value="5876">
            <text:p>5876</text:p>
          </table:table-cell>
          <table:table-cell table:formula="of:=(2^([.A5877]/8192)-1)*8192" office:value-type="float" office:value="5276.34681503451">
            <text:p>5276</text:p>
          </table:table-cell>
        </table:table-row>
        <table:table-row table:style-name="ro1">
          <table:table-cell office:value-type="float" office:value="5877">
            <text:p>5877</text:p>
          </table:table-cell>
          <table:table-cell table:formula="of:=(2^([.A5878]/8192)-1)*8192" office:value-type="float" office:value="5277.48645634136">
            <text:p>5277</text:p>
          </table:table-cell>
        </table:table-row>
        <table:table-row table:style-name="ro1">
          <table:table-cell office:value-type="float" office:value="5878">
            <text:p>5878</text:p>
          </table:table-cell>
          <table:table-cell table:formula="of:=(2^([.A5879]/8192)-1)*8192" office:value-type="float" office:value="5278.6261940804">
            <text:p>5279</text:p>
          </table:table-cell>
        </table:table-row>
        <table:table-row table:style-name="ro1">
          <table:table-cell office:value-type="float" office:value="5879">
            <text:p>5879</text:p>
          </table:table-cell>
          <table:table-cell table:formula="of:=(2^([.A5880]/8192)-1)*8192" office:value-type="float" office:value="5279.7660282598">
            <text:p>5280</text:p>
          </table:table-cell>
        </table:table-row>
        <table:table-row table:style-name="ro1">
          <table:table-cell office:value-type="float" office:value="5880">
            <text:p>5880</text:p>
          </table:table-cell>
          <table:table-cell table:formula="of:=(2^([.A5881]/8192)-1)*8192" office:value-type="float" office:value="5280.90595888772">
            <text:p>5281</text:p>
          </table:table-cell>
        </table:table-row>
        <table:table-row table:style-name="ro1">
          <table:table-cell office:value-type="float" office:value="5881">
            <text:p>5881</text:p>
          </table:table-cell>
          <table:table-cell table:formula="of:=(2^([.A5882]/8192)-1)*8192" office:value-type="float" office:value="5282.04598597232">
            <text:p>5282</text:p>
          </table:table-cell>
        </table:table-row>
        <table:table-row table:style-name="ro1">
          <table:table-cell office:value-type="float" office:value="5882">
            <text:p>5882</text:p>
          </table:table-cell>
          <table:table-cell table:formula="of:=(2^([.A5883]/8192)-1)*8192" office:value-type="float" office:value="5283.18610952177">
            <text:p>5283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table:formula="of:=(2^([.A5884]/8192)-1)*8192" office:value-type="float" office:value="5284.32632954422">
            <text:p>5284</text:p>
          </table:table-cell>
        </table:table-row>
        <table:table-row table:style-name="ro1">
          <table:table-cell office:value-type="float" office:value="5884">
            <text:p>5884</text:p>
          </table:table-cell>
          <table:table-cell table:formula="of:=(2^([.A5885]/8192)-1)*8192" office:value-type="float" office:value="5285.46664604783">
            <text:p>5285</text:p>
          </table:table-cell>
        </table:table-row>
        <table:table-row table:style-name="ro1">
          <table:table-cell office:value-type="float" office:value="5885">
            <text:p>5885</text:p>
          </table:table-cell>
          <table:table-cell table:formula="of:=(2^([.A5886]/8192)-1)*8192" office:value-type="float" office:value="5286.60705904079">
            <text:p>5287</text:p>
          </table:table-cell>
        </table:table-row>
        <table:table-row table:style-name="ro1">
          <table:table-cell office:value-type="float" office:value="5886">
            <text:p>5886</text:p>
          </table:table-cell>
          <table:table-cell table:formula="of:=(2^([.A5887]/8192)-1)*8192" office:value-type="float" office:value="5287.74756853123">
            <text:p>5288</text:p>
          </table:table-cell>
        </table:table-row>
        <table:table-row table:style-name="ro1">
          <table:table-cell office:value-type="float" office:value="5887">
            <text:p>5887</text:p>
          </table:table-cell>
          <table:table-cell table:formula="of:=(2^([.A5888]/8192)-1)*8192" office:value-type="float" office:value="5288.88817452734">
            <text:p>5289</text:p>
          </table:table-cell>
        </table:table-row>
        <table:table-row table:style-name="ro1">
          <table:table-cell office:value-type="float" office:value="5888">
            <text:p>5888</text:p>
          </table:table-cell>
          <table:table-cell table:formula="of:=(2^([.A5889]/8192)-1)*8192" office:value-type="float" office:value="5290.02887703728">
            <text:p>5290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table:formula="of:=(2^([.A5890]/8192)-1)*8192" office:value-type="float" office:value="5291.16967606921">
            <text:p>5291</text:p>
          </table:table-cell>
        </table:table-row>
        <table:table-row table:style-name="ro1">
          <table:table-cell office:value-type="float" office:value="5890">
            <text:p>5890</text:p>
          </table:table-cell>
          <table:table-cell table:formula="of:=(2^([.A5891]/8192)-1)*8192" office:value-type="float" office:value="5292.31057163131">
            <text:p>5292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table:formula="of:=(2^([.A5892]/8192)-1)*8192" office:value-type="float" office:value="5293.45156373173">
            <text:p>5293</text:p>
          </table:table-cell>
        </table:table-row>
        <table:table-row table:style-name="ro1">
          <table:table-cell office:value-type="float" office:value="5892">
            <text:p>5892</text:p>
          </table:table-cell>
          <table:table-cell table:formula="of:=(2^([.A5893]/8192)-1)*8192" office:value-type="float" office:value="5294.59265237865">
            <text:p>5295</text:p>
          </table:table-cell>
        </table:table-row>
        <table:table-row table:style-name="ro1">
          <table:table-cell office:value-type="float" office:value="5893">
            <text:p>5893</text:p>
          </table:table-cell>
          <table:table-cell table:formula="of:=(2^([.A5894]/8192)-1)*8192" office:value-type="float" office:value="5295.73383758024">
            <text:p>5296</text:p>
          </table:table-cell>
        </table:table-row>
        <table:table-row table:style-name="ro1">
          <table:table-cell office:value-type="float" office:value="5894">
            <text:p>5894</text:p>
          </table:table-cell>
          <table:table-cell table:formula="of:=(2^([.A5895]/8192)-1)*8192" office:value-type="float" office:value="5296.87511934467">
            <text:p>5297</text:p>
          </table:table-cell>
        </table:table-row>
        <table:table-row table:style-name="ro1">
          <table:table-cell office:value-type="float" office:value="5895">
            <text:p>5895</text:p>
          </table:table-cell>
          <table:table-cell table:formula="of:=(2^([.A5896]/8192)-1)*8192" office:value-type="float" office:value="5298.01649768011">
            <text:p>5298</text:p>
          </table:table-cell>
        </table:table-row>
        <table:table-row table:style-name="ro1">
          <table:table-cell office:value-type="float" office:value="5896">
            <text:p>5896</text:p>
          </table:table-cell>
          <table:table-cell table:formula="of:=(2^([.A5897]/8192)-1)*8192" office:value-type="float" office:value="5299.15797259473">
            <text:p>5299</text:p>
          </table:table-cell>
        </table:table-row>
        <table:table-row table:style-name="ro1">
          <table:table-cell office:value-type="float" office:value="5897">
            <text:p>5897</text:p>
          </table:table-cell>
          <table:table-cell table:formula="of:=(2^([.A5898]/8192)-1)*8192" office:value-type="float" office:value="5300.2995440967">
            <text:p>5300</text:p>
          </table:table-cell>
        </table:table-row>
        <table:table-row table:style-name="ro1">
          <table:table-cell office:value-type="float" office:value="5898">
            <text:p>5898</text:p>
          </table:table-cell>
          <table:table-cell table:formula="of:=(2^([.A5899]/8192)-1)*8192" office:value-type="float" office:value="5301.4412121942">
            <text:p>5301</text:p>
          </table:table-cell>
        </table:table-row>
        <table:table-row table:style-name="ro1">
          <table:table-cell office:value-type="float" office:value="5899">
            <text:p>5899</text:p>
          </table:table-cell>
          <table:table-cell table:formula="of:=(2^([.A5900]/8192)-1)*8192" office:value-type="float" office:value="5302.58297689539">
            <text:p>5303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 table:formula="of:=(2^([.A5901]/8192)-1)*8192" office:value-type="float" office:value="5303.72483820846">
            <text:p>5304</text:p>
          </table:table-cell>
        </table:table-row>
        <table:table-row table:style-name="ro1">
          <table:table-cell office:value-type="float" office:value="5901">
            <text:p>5901</text:p>
          </table:table-cell>
          <table:table-cell table:formula="of:=(2^([.A5902]/8192)-1)*8192" office:value-type="float" office:value="5304.86679614158">
            <text:p>5305</text:p>
          </table:table-cell>
        </table:table-row>
        <table:table-row table:style-name="ro1">
          <table:table-cell office:value-type="float" office:value="5902">
            <text:p>5902</text:p>
          </table:table-cell>
          <table:table-cell table:formula="of:=(2^([.A5903]/8192)-1)*8192" office:value-type="float" office:value="5306.00885070292">
            <text:p>5306</text:p>
          </table:table-cell>
        </table:table-row>
        <table:table-row table:style-name="ro1">
          <table:table-cell office:value-type="float" office:value="5903">
            <text:p>5903</text:p>
          </table:table-cell>
          <table:table-cell table:formula="of:=(2^([.A5904]/8192)-1)*8192" office:value-type="float" office:value="5307.15100190066">
            <text:p>5307</text:p>
          </table:table-cell>
        </table:table-row>
        <table:table-row table:style-name="ro1">
          <table:table-cell office:value-type="float" office:value="5904">
            <text:p>5904</text:p>
          </table:table-cell>
          <table:table-cell table:formula="of:=(2^([.A5905]/8192)-1)*8192" office:value-type="float" office:value="5308.29324974298">
            <text:p>5308</text:p>
          </table:table-cell>
        </table:table-row>
        <table:table-row table:style-name="ro1">
          <table:table-cell office:value-type="float" office:value="5905">
            <text:p>5905</text:p>
          </table:table-cell>
          <table:table-cell table:formula="of:=(2^([.A5906]/8192)-1)*8192" office:value-type="float" office:value="5309.43559423805">
            <text:p>5309</text:p>
          </table:table-cell>
        </table:table-row>
        <table:table-row table:style-name="ro1">
          <table:table-cell office:value-type="float" office:value="5906">
            <text:p>5906</text:p>
          </table:table-cell>
          <table:table-cell table:formula="of:=(2^([.A5907]/8192)-1)*8192" office:value-type="float" office:value="5310.57803539406">
            <text:p>5311</text:p>
          </table:table-cell>
        </table:table-row>
        <table:table-row table:style-name="ro1">
          <table:table-cell office:value-type="float" office:value="5907">
            <text:p>5907</text:p>
          </table:table-cell>
          <table:table-cell table:formula="of:=(2^([.A5908]/8192)-1)*8192" office:value-type="float" office:value="5311.72057321918">
            <text:p>5312</text:p>
          </table:table-cell>
        </table:table-row>
        <table:table-row table:style-name="ro1">
          <table:table-cell office:value-type="float" office:value="5908">
            <text:p>5908</text:p>
          </table:table-cell>
          <table:table-cell table:formula="of:=(2^([.A5909]/8192)-1)*8192" office:value-type="float" office:value="5312.86320772159">
            <text:p>5313</text:p>
          </table:table-cell>
        </table:table-row>
        <table:table-row table:style-name="ro1">
          <table:table-cell office:value-type="float" office:value="5909">
            <text:p>5909</text:p>
          </table:table-cell>
          <table:table-cell table:formula="of:=(2^([.A5910]/8192)-1)*8192" office:value-type="float" office:value="5314.00593890948">
            <text:p>5314</text:p>
          </table:table-cell>
        </table:table-row>
        <table:table-row table:style-name="ro1">
          <table:table-cell office:value-type="float" office:value="5910">
            <text:p>5910</text:p>
          </table:table-cell>
          <table:table-cell table:formula="of:=(2^([.A5911]/8192)-1)*8192" office:value-type="float" office:value="5315.14876679101">
            <text:p>5315</text:p>
          </table:table-cell>
        </table:table-row>
        <table:table-row table:style-name="ro1">
          <table:table-cell office:value-type="float" office:value="5911">
            <text:p>5911</text:p>
          </table:table-cell>
          <table:table-cell table:formula="of:=(2^([.A5912]/8192)-1)*8192" office:value-type="float" office:value="5316.29169137439">
            <text:p>5316</text:p>
          </table:table-cell>
        </table:table-row>
        <table:table-row table:style-name="ro1">
          <table:table-cell office:value-type="float" office:value="5912">
            <text:p>5912</text:p>
          </table:table-cell>
          <table:table-cell table:formula="of:=(2^([.A5913]/8192)-1)*8192" office:value-type="float" office:value="5317.43471266778">
            <text:p>5317</text:p>
          </table:table-cell>
        </table:table-row>
        <table:table-row table:style-name="ro1">
          <table:table-cell office:value-type="float" office:value="5913">
            <text:p>5913</text:p>
          </table:table-cell>
          <table:table-cell table:formula="of:=(2^([.A5914]/8192)-1)*8192" office:value-type="float" office:value="5318.57783067937">
            <text:p>5319</text:p>
          </table:table-cell>
        </table:table-row>
        <table:table-row table:style-name="ro1">
          <table:table-cell office:value-type="float" office:value="5914">
            <text:p>5914</text:p>
          </table:table-cell>
          <table:table-cell table:formula="of:=(2^([.A5915]/8192)-1)*8192" office:value-type="float" office:value="5319.72104541735">
            <text:p>5320</text:p>
          </table:table-cell>
        </table:table-row>
        <table:table-row table:style-name="ro1">
          <table:table-cell office:value-type="float" office:value="5915">
            <text:p>5915</text:p>
          </table:table-cell>
          <table:table-cell table:formula="of:=(2^([.A5916]/8192)-1)*8192" office:value-type="float" office:value="5320.8643568899">
            <text:p>5321</text:p>
          </table:table-cell>
        </table:table-row>
        <table:table-row table:style-name="ro1">
          <table:table-cell office:value-type="float" office:value="5916">
            <text:p>5916</text:p>
          </table:table-cell>
          <table:table-cell table:formula="of:=(2^([.A5917]/8192)-1)*8192" office:value-type="float" office:value="5322.0077651052">
            <text:p>5322</text:p>
          </table:table-cell>
        </table:table-row>
        <table:table-row table:style-name="ro1">
          <table:table-cell office:value-type="float" office:value="5917">
            <text:p>5917</text:p>
          </table:table-cell>
          <table:table-cell table:formula="of:=(2^([.A5918]/8192)-1)*8192" office:value-type="float" office:value="5323.15127007145">
            <text:p>5323</text:p>
          </table:table-cell>
        </table:table-row>
        <table:table-row table:style-name="ro1">
          <table:table-cell office:value-type="float" office:value="5918">
            <text:p>5918</text:p>
          </table:table-cell>
          <table:table-cell table:formula="of:=(2^([.A5919]/8192)-1)*8192" office:value-type="float" office:value="5324.29487179682">
            <text:p>5324</text:p>
          </table:table-cell>
        </table:table-row>
        <table:table-row table:style-name="ro1">
          <table:table-cell office:value-type="float" office:value="5919">
            <text:p>5919</text:p>
          </table:table-cell>
          <table:table-cell table:formula="of:=(2^([.A5920]/8192)-1)*8192" office:value-type="float" office:value="5325.43857028951">
            <text:p>5325</text:p>
          </table:table-cell>
        </table:table-row>
        <table:table-row table:style-name="ro1">
          <table:table-cell office:value-type="float" office:value="5920">
            <text:p>5920</text:p>
          </table:table-cell>
          <table:table-cell table:formula="of:=(2^([.A5921]/8192)-1)*8192" office:value-type="float" office:value="5326.5823655577">
            <text:p>5327</text:p>
          </table:table-cell>
        </table:table-row>
        <table:table-row table:style-name="ro1">
          <table:table-cell office:value-type="float" office:value="5921">
            <text:p>5921</text:p>
          </table:table-cell>
          <table:table-cell table:formula="of:=(2^([.A5922]/8192)-1)*8192" office:value-type="float" office:value="5327.72625760959">
            <text:p>5328</text:p>
          </table:table-cell>
        </table:table-row>
        <table:table-row table:style-name="ro1">
          <table:table-cell office:value-type="float" office:value="5922">
            <text:p>5922</text:p>
          </table:table-cell>
          <table:table-cell table:formula="of:=(2^([.A5923]/8192)-1)*8192" office:value-type="float" office:value="5328.87024645335">
            <text:p>5329</text:p>
          </table:table-cell>
        </table:table-row>
        <table:table-row table:style-name="ro1">
          <table:table-cell office:value-type="float" office:value="5923">
            <text:p>5923</text:p>
          </table:table-cell>
          <table:table-cell table:formula="of:=(2^([.A5924]/8192)-1)*8192" office:value-type="float" office:value="5330.01433209719">
            <text:p>5330</text:p>
          </table:table-cell>
        </table:table-row>
        <table:table-row table:style-name="ro1">
          <table:table-cell office:value-type="float" office:value="5924">
            <text:p>5924</text:p>
          </table:table-cell>
          <table:table-cell table:formula="of:=(2^([.A5925]/8192)-1)*8192" office:value-type="float" office:value="5331.15851454929">
            <text:p>5331</text:p>
          </table:table-cell>
        </table:table-row>
        <table:table-row table:style-name="ro1">
          <table:table-cell office:value-type="float" office:value="5925">
            <text:p>5925</text:p>
          </table:table-cell>
          <table:table-cell table:formula="of:=(2^([.A5926]/8192)-1)*8192" office:value-type="float" office:value="5332.30279381785">
            <text:p>5332</text:p>
          </table:table-cell>
        </table:table-row>
        <table:table-row table:style-name="ro1">
          <table:table-cell office:value-type="float" office:value="5926">
            <text:p>5926</text:p>
          </table:table-cell>
          <table:table-cell table:formula="of:=(2^([.A5927]/8192)-1)*8192" office:value-type="float" office:value="5333.44716991105">
            <text:p>5333</text:p>
          </table:table-cell>
        </table:table-row>
        <table:table-row table:style-name="ro1">
          <table:table-cell office:value-type="float" office:value="5927">
            <text:p>5927</text:p>
          </table:table-cell>
          <table:table-cell table:formula="of:=(2^([.A5928]/8192)-1)*8192" office:value-type="float" office:value="5334.59164283709">
            <text:p>5335</text:p>
          </table:table-cell>
        </table:table-row>
        <table:table-row table:style-name="ro1">
          <table:table-cell office:value-type="float" office:value="5928">
            <text:p>5928</text:p>
          </table:table-cell>
          <table:table-cell table:formula="of:=(2^([.A5929]/8192)-1)*8192" office:value-type="float" office:value="5335.73621260417">
            <text:p>5336</text:p>
          </table:table-cell>
        </table:table-row>
        <table:table-row table:style-name="ro1">
          <table:table-cell office:value-type="float" office:value="5929">
            <text:p>5929</text:p>
          </table:table-cell>
          <table:table-cell table:formula="of:=(2^([.A5930]/8192)-1)*8192" office:value-type="float" office:value="5336.88087922047">
            <text:p>5337</text:p>
          </table:table-cell>
        </table:table-row>
        <table:table-row table:style-name="ro1">
          <table:table-cell office:value-type="float" office:value="5930">
            <text:p>5930</text:p>
          </table:table-cell>
          <table:table-cell table:formula="of:=(2^([.A5931]/8192)-1)*8192" office:value-type="float" office:value="5338.02564269419">
            <text:p>5338</text:p>
          </table:table-cell>
        </table:table-row>
        <table:table-row table:style-name="ro1">
          <table:table-cell office:value-type="float" office:value="5931">
            <text:p>5931</text:p>
          </table:table-cell>
          <table:table-cell table:formula="of:=(2^([.A5932]/8192)-1)*8192" office:value-type="float" office:value="5339.17050303354">
            <text:p>5339</text:p>
          </table:table-cell>
        </table:table-row>
        <table:table-row table:style-name="ro1">
          <table:table-cell office:value-type="float" office:value="5932">
            <text:p>5932</text:p>
          </table:table-cell>
          <table:table-cell table:formula="of:=(2^([.A5933]/8192)-1)*8192" office:value-type="float" office:value="5340.31546024669">
            <text:p>5340</text:p>
          </table:table-cell>
        </table:table-row>
        <table:table-row table:style-name="ro1">
          <table:table-cell office:value-type="float" office:value="5933">
            <text:p>5933</text:p>
          </table:table-cell>
          <table:table-cell table:formula="of:=(2^([.A5934]/8192)-1)*8192" office:value-type="float" office:value="5341.46051434186">
            <text:p>5341</text:p>
          </table:table-cell>
        </table:table-row>
        <table:table-row table:style-name="ro1">
          <table:table-cell office:value-type="float" office:value="5934">
            <text:p>5934</text:p>
          </table:table-cell>
          <table:table-cell table:formula="of:=(2^([.A5935]/8192)-1)*8192" office:value-type="float" office:value="5342.60566532724">
            <text:p>5343</text:p>
          </table:table-cell>
        </table:table-row>
        <table:table-row table:style-name="ro1">
          <table:table-cell office:value-type="float" office:value="5935">
            <text:p>5935</text:p>
          </table:table-cell>
          <table:table-cell table:formula="of:=(2^([.A5936]/8192)-1)*8192" office:value-type="float" office:value="5343.75091321103">
            <text:p>5344</text:p>
          </table:table-cell>
        </table:table-row>
        <table:table-row table:style-name="ro1">
          <table:table-cell office:value-type="float" office:value="5936">
            <text:p>5936</text:p>
          </table:table-cell>
          <table:table-cell table:formula="of:=(2^([.A5937]/8192)-1)*8192" office:value-type="float" office:value="5344.89625800143">
            <text:p>5345</text:p>
          </table:table-cell>
        </table:table-row>
        <table:table-row table:style-name="ro1">
          <table:table-cell office:value-type="float" office:value="5937">
            <text:p>5937</text:p>
          </table:table-cell>
          <table:table-cell table:formula="of:=(2^([.A5938]/8192)-1)*8192" office:value-type="float" office:value="5346.04169970663">
            <text:p>5346</text:p>
          </table:table-cell>
        </table:table-row>
        <table:table-row table:style-name="ro1">
          <table:table-cell office:value-type="float" office:value="5938">
            <text:p>5938</text:p>
          </table:table-cell>
          <table:table-cell table:formula="of:=(2^([.A5939]/8192)-1)*8192" office:value-type="float" office:value="5347.18723833484">
            <text:p>5347</text:p>
          </table:table-cell>
        </table:table-row>
        <table:table-row table:style-name="ro1">
          <table:table-cell office:value-type="float" office:value="5939">
            <text:p>5939</text:p>
          </table:table-cell>
          <table:table-cell table:formula="of:=(2^([.A5940]/8192)-1)*8192" office:value-type="float" office:value="5348.33287389426">
            <text:p>5348</text:p>
          </table:table-cell>
        </table:table-row>
        <table:table-row table:style-name="ro1">
          <table:table-cell office:value-type="float" office:value="5940">
            <text:p>5940</text:p>
          </table:table-cell>
          <table:table-cell table:formula="of:=(2^([.A5941]/8192)-1)*8192" office:value-type="float" office:value="5349.47860639308">
            <text:p>5349</text:p>
          </table:table-cell>
        </table:table-row>
        <table:table-row table:style-name="ro1">
          <table:table-cell office:value-type="float" office:value="5941">
            <text:p>5941</text:p>
          </table:table-cell>
          <table:table-cell table:formula="of:=(2^([.A5942]/8192)-1)*8192" office:value-type="float" office:value="5350.62443583953">
            <text:p>5351</text:p>
          </table:table-cell>
        </table:table-row>
        <table:table-row table:style-name="ro1">
          <table:table-cell office:value-type="float" office:value="5942">
            <text:p>5942</text:p>
          </table:table-cell>
          <table:table-cell table:formula="of:=(2^([.A5943]/8192)-1)*8192" office:value-type="float" office:value="5351.77036224179">
            <text:p>5352</text:p>
          </table:table-cell>
        </table:table-row>
        <table:table-row table:style-name="ro1">
          <table:table-cell office:value-type="float" office:value="5943">
            <text:p>5943</text:p>
          </table:table-cell>
          <table:table-cell table:formula="of:=(2^([.A5944]/8192)-1)*8192" office:value-type="float" office:value="5352.91638560807">
            <text:p>5353</text:p>
          </table:table-cell>
        </table:table-row>
        <table:table-row table:style-name="ro1">
          <table:table-cell office:value-type="float" office:value="5944">
            <text:p>5944</text:p>
          </table:table-cell>
          <table:table-cell table:formula="of:=(2^([.A5945]/8192)-1)*8192" office:value-type="float" office:value="5354.06250594657">
            <text:p>5354</text:p>
          </table:table-cell>
        </table:table-row>
        <table:table-row table:style-name="ro1">
          <table:table-cell office:value-type="float" office:value="5945">
            <text:p>5945</text:p>
          </table:table-cell>
          <table:table-cell table:formula="of:=(2^([.A5946]/8192)-1)*8192" office:value-type="float" office:value="5355.20872326551">
            <text:p>5355</text:p>
          </table:table-cell>
        </table:table-row>
        <table:table-row table:style-name="ro1">
          <table:table-cell office:value-type="float" office:value="5946">
            <text:p>5946</text:p>
          </table:table-cell>
          <table:table-cell table:formula="of:=(2^([.A5947]/8192)-1)*8192" office:value-type="float" office:value="5356.35503757309">
            <text:p>5356</text:p>
          </table:table-cell>
        </table:table-row>
        <table:table-row table:style-name="ro1">
          <table:table-cell office:value-type="float" office:value="5947">
            <text:p>5947</text:p>
          </table:table-cell>
          <table:table-cell table:formula="of:=(2^([.A5948]/8192)-1)*8192" office:value-type="float" office:value="5357.5014488775">
            <text:p>5358</text:p>
          </table:table-cell>
        </table:table-row>
        <table:table-row table:style-name="ro1">
          <table:table-cell office:value-type="float" office:value="5948">
            <text:p>5948</text:p>
          </table:table-cell>
          <table:table-cell table:formula="of:=(2^([.A5949]/8192)-1)*8192" office:value-type="float" office:value="5358.64795718697">
            <text:p>5359</text:p>
          </table:table-cell>
        </table:table-row>
        <table:table-row table:style-name="ro1">
          <table:table-cell office:value-type="float" office:value="5949">
            <text:p>5949</text:p>
          </table:table-cell>
          <table:table-cell table:formula="of:=(2^([.A5950]/8192)-1)*8192" office:value-type="float" office:value="5359.7945625097">
            <text:p>5360</text:p>
          </table:table-cell>
        </table:table-row>
        <table:table-row table:style-name="ro1">
          <table:table-cell office:value-type="float" office:value="5950">
            <text:p>5950</text:p>
          </table:table-cell>
          <table:table-cell table:formula="of:=(2^([.A5951]/8192)-1)*8192" office:value-type="float" office:value="5360.9412648539">
            <text:p>5361</text:p>
          </table:table-cell>
        </table:table-row>
        <table:table-row table:style-name="ro1">
          <table:table-cell office:value-type="float" office:value="5951">
            <text:p>5951</text:p>
          </table:table-cell>
          <table:table-cell table:formula="of:=(2^([.A5952]/8192)-1)*8192" office:value-type="float" office:value="5362.08806422778">
            <text:p>5362</text:p>
          </table:table-cell>
        </table:table-row>
        <table:table-row table:style-name="ro1">
          <table:table-cell office:value-type="float" office:value="5952">
            <text:p>5952</text:p>
          </table:table-cell>
          <table:table-cell table:formula="of:=(2^([.A5953]/8192)-1)*8192" office:value-type="float" office:value="5363.23496063954">
            <text:p>5363</text:p>
          </table:table-cell>
        </table:table-row>
        <table:table-row table:style-name="ro1">
          <table:table-cell office:value-type="float" office:value="5953">
            <text:p>5953</text:p>
          </table:table-cell>
          <table:table-cell table:formula="of:=(2^([.A5954]/8192)-1)*8192" office:value-type="float" office:value="5364.38195409741">
            <text:p>5364</text:p>
          </table:table-cell>
        </table:table-row>
        <table:table-row table:style-name="ro1">
          <table:table-cell office:value-type="float" office:value="5954">
            <text:p>5954</text:p>
          </table:table-cell>
          <table:table-cell table:formula="of:=(2^([.A5955]/8192)-1)*8192" office:value-type="float" office:value="5365.52904460959">
            <text:p>5366</text:p>
          </table:table-cell>
        </table:table-row>
        <table:table-row table:style-name="ro1">
          <table:table-cell office:value-type="float" office:value="5955">
            <text:p>5955</text:p>
          </table:table-cell>
          <table:table-cell table:formula="of:=(2^([.A5956]/8192)-1)*8192" office:value-type="float" office:value="5366.67623218429">
            <text:p>5367</text:p>
          </table:table-cell>
        </table:table-row>
        <table:table-row table:style-name="ro1">
          <table:table-cell office:value-type="float" office:value="5956">
            <text:p>5956</text:p>
          </table:table-cell>
          <table:table-cell table:formula="of:=(2^([.A5957]/8192)-1)*8192" office:value-type="float" office:value="5367.82351682972">
            <text:p>5368</text:p>
          </table:table-cell>
        </table:table-row>
        <table:table-row table:style-name="ro1">
          <table:table-cell office:value-type="float" office:value="5957">
            <text:p>5957</text:p>
          </table:table-cell>
          <table:table-cell table:formula="of:=(2^([.A5958]/8192)-1)*8192" office:value-type="float" office:value="5368.97089855411">
            <text:p>5369</text:p>
          </table:table-cell>
        </table:table-row>
        <table:table-row table:style-name="ro1">
          <table:table-cell office:value-type="float" office:value="5958">
            <text:p>5958</text:p>
          </table:table-cell>
          <table:table-cell table:formula="of:=(2^([.A5959]/8192)-1)*8192" office:value-type="float" office:value="5370.11837736566">
            <text:p>5370</text:p>
          </table:table-cell>
        </table:table-row>
        <table:table-row table:style-name="ro1">
          <table:table-cell office:value-type="float" office:value="5959">
            <text:p>5959</text:p>
          </table:table-cell>
          <table:table-cell table:formula="of:=(2^([.A5960]/8192)-1)*8192" office:value-type="float" office:value="5371.26595327259">
            <text:p>5371</text:p>
          </table:table-cell>
        </table:table-row>
        <table:table-row table:style-name="ro1">
          <table:table-cell office:value-type="float" office:value="5960">
            <text:p>5960</text:p>
          </table:table-cell>
          <table:table-cell table:formula="of:=(2^([.A5961]/8192)-1)*8192" office:value-type="float" office:value="5372.41362628312">
            <text:p>5372</text:p>
          </table:table-cell>
        </table:table-row>
        <table:table-row table:style-name="ro1">
          <table:table-cell office:value-type="float" office:value="5961">
            <text:p>5961</text:p>
          </table:table-cell>
          <table:table-cell table:formula="of:=(2^([.A5962]/8192)-1)*8192" office:value-type="float" office:value="5373.56139640546">
            <text:p>5374</text:p>
          </table:table-cell>
        </table:table-row>
        <table:table-row table:style-name="ro1">
          <table:table-cell office:value-type="float" office:value="5962">
            <text:p>5962</text:p>
          </table:table-cell>
          <table:table-cell table:formula="of:=(2^([.A5963]/8192)-1)*8192" office:value-type="float" office:value="5374.70926364783">
            <text:p>5375</text:p>
          </table:table-cell>
        </table:table-row>
        <table:table-row table:style-name="ro1">
          <table:table-cell office:value-type="float" office:value="5963">
            <text:p>5963</text:p>
          </table:table-cell>
          <table:table-cell table:formula="of:=(2^([.A5964]/8192)-1)*8192" office:value-type="float" office:value="5375.85722801845">
            <text:p>5376</text:p>
          </table:table-cell>
        </table:table-row>
        <table:table-row table:style-name="ro1">
          <table:table-cell office:value-type="float" office:value="5964">
            <text:p>5964</text:p>
          </table:table-cell>
          <table:table-cell table:formula="of:=(2^([.A5965]/8192)-1)*8192" office:value-type="float" office:value="5377.00528952553">
            <text:p>5377</text:p>
          </table:table-cell>
        </table:table-row>
        <table:table-row table:style-name="ro1">
          <table:table-cell office:value-type="float" office:value="5965">
            <text:p>5965</text:p>
          </table:table-cell>
          <table:table-cell table:formula="of:=(2^([.A5966]/8192)-1)*8192" office:value-type="float" office:value="5378.1534481773">
            <text:p>5378</text:p>
          </table:table-cell>
        </table:table-row>
        <table:table-row table:style-name="ro1">
          <table:table-cell office:value-type="float" office:value="5966">
            <text:p>5966</text:p>
          </table:table-cell>
          <table:table-cell table:formula="of:=(2^([.A5967]/8192)-1)*8192" office:value-type="float" office:value="5379.30170398197">
            <text:p>5379</text:p>
          </table:table-cell>
        </table:table-row>
        <table:table-row table:style-name="ro1">
          <table:table-cell office:value-type="float" office:value="5967">
            <text:p>5967</text:p>
          </table:table-cell>
          <table:table-cell table:formula="of:=(2^([.A5968]/8192)-1)*8192" office:value-type="float" office:value="5380.45005694778">
            <text:p>5380</text:p>
          </table:table-cell>
        </table:table-row>
        <table:table-row table:style-name="ro1">
          <table:table-cell office:value-type="float" office:value="5968">
            <text:p>5968</text:p>
          </table:table-cell>
          <table:table-cell table:formula="of:=(2^([.A5969]/8192)-1)*8192" office:value-type="float" office:value="5381.59850708292">
            <text:p>5382</text:p>
          </table:table-cell>
        </table:table-row>
        <table:table-row table:style-name="ro1">
          <table:table-cell office:value-type="float" office:value="5969">
            <text:p>5969</text:p>
          </table:table-cell>
          <table:table-cell table:formula="of:=(2^([.A5970]/8192)-1)*8192" office:value-type="float" office:value="5382.74705439564">
            <text:p>5383</text:p>
          </table:table-cell>
        </table:table-row>
        <table:table-row table:style-name="ro1">
          <table:table-cell office:value-type="float" office:value="5970">
            <text:p>5970</text:p>
          </table:table-cell>
          <table:table-cell table:formula="of:=(2^([.A5971]/8192)-1)*8192" office:value-type="float" office:value="5383.89569889415">
            <text:p>5384</text:p>
          </table:table-cell>
        </table:table-row>
        <table:table-row table:style-name="ro1">
          <table:table-cell office:value-type="float" office:value="5971">
            <text:p>5971</text:p>
          </table:table-cell>
          <table:table-cell table:formula="of:=(2^([.A5972]/8192)-1)*8192" office:value-type="float" office:value="5385.04444058668">
            <text:p>5385</text:p>
          </table:table-cell>
        </table:table-row>
        <table:table-row table:style-name="ro1">
          <table:table-cell office:value-type="float" office:value="5972">
            <text:p>5972</text:p>
          </table:table-cell>
          <table:table-cell table:formula="of:=(2^([.A5973]/8192)-1)*8192" office:value-type="float" office:value="5386.19327948145">
            <text:p>5386</text:p>
          </table:table-cell>
        </table:table-row>
        <table:table-row table:style-name="ro1">
          <table:table-cell office:value-type="float" office:value="5973">
            <text:p>5973</text:p>
          </table:table-cell>
          <table:table-cell table:formula="of:=(2^([.A5974]/8192)-1)*8192" office:value-type="float" office:value="5387.34221558668">
            <text:p>5387</text:p>
          </table:table-cell>
        </table:table-row>
        <table:table-row table:style-name="ro1">
          <table:table-cell office:value-type="float" office:value="5974">
            <text:p>5974</text:p>
          </table:table-cell>
          <table:table-cell table:formula="of:=(2^([.A5975]/8192)-1)*8192" office:value-type="float" office:value="5388.4912489106">
            <text:p>5388</text:p>
          </table:table-cell>
        </table:table-row>
        <table:table-row table:style-name="ro1">
          <table:table-cell office:value-type="float" office:value="5975">
            <text:p>5975</text:p>
          </table:table-cell>
          <table:table-cell table:formula="of:=(2^([.A5976]/8192)-1)*8192" office:value-type="float" office:value="5389.64037946145">
            <text:p>5390</text:p>
          </table:table-cell>
        </table:table-row>
        <table:table-row table:style-name="ro1">
          <table:table-cell office:value-type="float" office:value="5976">
            <text:p>5976</text:p>
          </table:table-cell>
          <table:table-cell table:formula="of:=(2^([.A5977]/8192)-1)*8192" office:value-type="float" office:value="5390.78960724743">
            <text:p>5391</text:p>
          </table:table-cell>
        </table:table-row>
        <table:table-row table:style-name="ro1">
          <table:table-cell office:value-type="float" office:value="5977">
            <text:p>5977</text:p>
          </table:table-cell>
          <table:table-cell table:formula="of:=(2^([.A5978]/8192)-1)*8192" office:value-type="float" office:value="5391.93893227679">
            <text:p>5392</text:p>
          </table:table-cell>
        </table:table-row>
        <table:table-row table:style-name="ro1">
          <table:table-cell office:value-type="float" office:value="5978">
            <text:p>5978</text:p>
          </table:table-cell>
          <table:table-cell table:formula="of:=(2^([.A5979]/8192)-1)*8192" office:value-type="float" office:value="5393.08835455774">
            <text:p>5393</text:p>
          </table:table-cell>
        </table:table-row>
        <table:table-row table:style-name="ro1">
          <table:table-cell office:value-type="float" office:value="5979">
            <text:p>5979</text:p>
          </table:table-cell>
          <table:table-cell table:formula="of:=(2^([.A5980]/8192)-1)*8192" office:value-type="float" office:value="5394.23787409853">
            <text:p>5394</text:p>
          </table:table-cell>
        </table:table-row>
        <table:table-row table:style-name="ro1">
          <table:table-cell office:value-type="float" office:value="5980">
            <text:p>5980</text:p>
          </table:table-cell>
          <table:table-cell table:formula="of:=(2^([.A5981]/8192)-1)*8192" office:value-type="float" office:value="5395.38749090737">
            <text:p>5395</text:p>
          </table:table-cell>
        </table:table-row>
        <table:table-row table:style-name="ro1">
          <table:table-cell office:value-type="float" office:value="5981">
            <text:p>5981</text:p>
          </table:table-cell>
          <table:table-cell table:formula="of:=(2^([.A5982]/8192)-1)*8192" office:value-type="float" office:value="5396.53720499251">
            <text:p>5397</text:p>
          </table:table-cell>
        </table:table-row>
        <table:table-row table:style-name="ro1">
          <table:table-cell office:value-type="float" office:value="5982">
            <text:p>5982</text:p>
          </table:table-cell>
          <table:table-cell table:formula="of:=(2^([.A5983]/8192)-1)*8192" office:value-type="float" office:value="5397.68701636216">
            <text:p>5398</text:p>
          </table:table-cell>
        </table:table-row>
        <table:table-row table:style-name="ro1">
          <table:table-cell office:value-type="float" office:value="5983">
            <text:p>5983</text:p>
          </table:table-cell>
          <table:table-cell table:formula="of:=(2^([.A5984]/8192)-1)*8192" office:value-type="float" office:value="5398.83692502457">
            <text:p>5399</text:p>
          </table:table-cell>
        </table:table-row>
        <table:table-row table:style-name="ro1">
          <table:table-cell office:value-type="float" office:value="5984">
            <text:p>5984</text:p>
          </table:table-cell>
          <table:table-cell table:formula="of:=(2^([.A5985]/8192)-1)*8192" office:value-type="float" office:value="5399.98693098796">
            <text:p>5400</text:p>
          </table:table-cell>
        </table:table-row>
        <table:table-row table:style-name="ro1">
          <table:table-cell office:value-type="float" office:value="5985">
            <text:p>5985</text:p>
          </table:table-cell>
          <table:table-cell table:formula="of:=(2^([.A5986]/8192)-1)*8192" office:value-type="float" office:value="5401.13703426057">
            <text:p>5401</text:p>
          </table:table-cell>
        </table:table-row>
        <table:table-row table:style-name="ro1">
          <table:table-cell office:value-type="float" office:value="5986">
            <text:p>5986</text:p>
          </table:table-cell>
          <table:table-cell table:formula="of:=(2^([.A5987]/8192)-1)*8192" office:value-type="float" office:value="5402.28723485063">
            <text:p>5402</text:p>
          </table:table-cell>
        </table:table-row>
        <table:table-row table:style-name="ro1">
          <table:table-cell office:value-type="float" office:value="5987">
            <text:p>5987</text:p>
          </table:table-cell>
          <table:table-cell table:formula="of:=(2^([.A5988]/8192)-1)*8192" office:value-type="float" office:value="5403.43753276638">
            <text:p>5403</text:p>
          </table:table-cell>
        </table:table-row>
        <table:table-row table:style-name="ro1">
          <table:table-cell office:value-type="float" office:value="5988">
            <text:p>5988</text:p>
          </table:table-cell>
          <table:table-cell table:formula="of:=(2^([.A5989]/8192)-1)*8192" office:value-type="float" office:value="5404.58792801605">
            <text:p>5405</text:p>
          </table:table-cell>
        </table:table-row>
        <table:table-row table:style-name="ro1">
          <table:table-cell office:value-type="float" office:value="5989">
            <text:p>5989</text:p>
          </table:table-cell>
          <table:table-cell table:formula="of:=(2^([.A5990]/8192)-1)*8192" office:value-type="float" office:value="5405.73842060788">
            <text:p>5406</text:p>
          </table:table-cell>
        </table:table-row>
        <table:table-row table:style-name="ro1">
          <table:table-cell office:value-type="float" office:value="5990">
            <text:p>5990</text:p>
          </table:table-cell>
          <table:table-cell table:formula="of:=(2^([.A5991]/8192)-1)*8192" office:value-type="float" office:value="5406.88901055011">
            <text:p>5407</text:p>
          </table:table-cell>
        </table:table-row>
        <table:table-row table:style-name="ro1">
          <table:table-cell office:value-type="float" office:value="5991">
            <text:p>5991</text:p>
          </table:table-cell>
          <table:table-cell table:formula="of:=(2^([.A5992]/8192)-1)*8192" office:value-type="float" office:value="5408.03969785096">
            <text:p>5408</text:p>
          </table:table-cell>
        </table:table-row>
        <table:table-row table:style-name="ro1">
          <table:table-cell office:value-type="float" office:value="5992">
            <text:p>5992</text:p>
          </table:table-cell>
          <table:table-cell table:formula="of:=(2^([.A5993]/8192)-1)*8192" office:value-type="float" office:value="5409.19048251869">
            <text:p>5409</text:p>
          </table:table-cell>
        </table:table-row>
        <table:table-row table:style-name="ro1">
          <table:table-cell office:value-type="float" office:value="5993">
            <text:p>5993</text:p>
          </table:table-cell>
          <table:table-cell table:formula="of:=(2^([.A5994]/8192)-1)*8192" office:value-type="float" office:value="5410.34136456152">
            <text:p>5410</text:p>
          </table:table-cell>
        </table:table-row>
        <table:table-row table:style-name="ro1">
          <table:table-cell office:value-type="float" office:value="5994">
            <text:p>5994</text:p>
          </table:table-cell>
          <table:table-cell table:formula="of:=(2^([.A5995]/8192)-1)*8192" office:value-type="float" office:value="5411.49234398771">
            <text:p>5411</text:p>
          </table:table-cell>
        </table:table-row>
        <table:table-row table:style-name="ro1">
          <table:table-cell office:value-type="float" office:value="5995">
            <text:p>5995</text:p>
          </table:table-cell>
          <table:table-cell table:formula="of:=(2^([.A5996]/8192)-1)*8192" office:value-type="float" office:value="5412.64342080548">
            <text:p>5413</text:p>
          </table:table-cell>
        </table:table-row>
        <table:table-row table:style-name="ro1">
          <table:table-cell office:value-type="float" office:value="5996">
            <text:p>5996</text:p>
          </table:table-cell>
          <table:table-cell table:formula="of:=(2^([.A5997]/8192)-1)*8192" office:value-type="float" office:value="5413.79459502309">
            <text:p>5414</text:p>
          </table:table-cell>
        </table:table-row>
        <table:table-row table:style-name="ro1">
          <table:table-cell office:value-type="float" office:value="5997">
            <text:p>5997</text:p>
          </table:table-cell>
          <table:table-cell table:formula="of:=(2^([.A5998]/8192)-1)*8192" office:value-type="float" office:value="5414.94586664876">
            <text:p>5415</text:p>
          </table:table-cell>
        </table:table-row>
        <table:table-row table:style-name="ro1">
          <table:table-cell office:value-type="float" office:value="5998">
            <text:p>5998</text:p>
          </table:table-cell>
          <table:table-cell table:formula="of:=(2^([.A5999]/8192)-1)*8192" office:value-type="float" office:value="5416.09723569075">
            <text:p>5416</text:p>
          </table:table-cell>
        </table:table-row>
        <table:table-row table:style-name="ro1">
          <table:table-cell office:value-type="float" office:value="5999">
            <text:p>5999</text:p>
          </table:table-cell>
          <table:table-cell table:formula="of:=(2^([.A6000]/8192)-1)*8192" office:value-type="float" office:value="5417.2487021573">
            <text:p>5417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table:formula="of:=(2^([.A6001]/8192)-1)*8192" office:value-type="float" office:value="5418.40026605664">
            <text:p>5418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table:formula="of:=(2^([.A6002]/8192)-1)*8192" office:value-type="float" office:value="5419.55192739704">
            <text:p>5420</text:p>
          </table:table-cell>
        </table:table-row>
        <table:table-row table:style-name="ro1">
          <table:table-cell office:value-type="float" office:value="6002">
            <text:p>6002</text:p>
          </table:table-cell>
          <table:table-cell table:formula="of:=(2^([.A6003]/8192)-1)*8192" office:value-type="float" office:value="5420.70368618672">
            <text:p>5421</text:p>
          </table:table-cell>
        </table:table-row>
        <table:table-row table:style-name="ro1">
          <table:table-cell office:value-type="float" office:value="6003">
            <text:p>6003</text:p>
          </table:table-cell>
          <table:table-cell table:formula="of:=(2^([.A6004]/8192)-1)*8192" office:value-type="float" office:value="5421.85554243393">
            <text:p>5422</text:p>
          </table:table-cell>
        </table:table-row>
        <table:table-row table:style-name="ro1">
          <table:table-cell office:value-type="float" office:value="6004">
            <text:p>6004</text:p>
          </table:table-cell>
          <table:table-cell table:formula="of:=(2^([.A6005]/8192)-1)*8192" office:value-type="float" office:value="5423.00749614693">
            <text:p>5423</text:p>
          </table:table-cell>
        </table:table-row>
        <table:table-row table:style-name="ro1">
          <table:table-cell office:value-type="float" office:value="6005">
            <text:p>6005</text:p>
          </table:table-cell>
          <table:table-cell table:formula="of:=(2^([.A6006]/8192)-1)*8192" office:value-type="float" office:value="5424.15954733396">
            <text:p>5424</text:p>
          </table:table-cell>
        </table:table-row>
        <table:table-row table:style-name="ro1">
          <table:table-cell office:value-type="float" office:value="6006">
            <text:p>6006</text:p>
          </table:table-cell>
          <table:table-cell table:formula="of:=(2^([.A6007]/8192)-1)*8192" office:value-type="float" office:value="5425.31169600327">
            <text:p>5425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table:formula="of:=(2^([.A6008]/8192)-1)*8192" office:value-type="float" office:value="5426.4639421631">
            <text:p>5426</text:p>
          </table:table-cell>
        </table:table-row>
        <table:table-row table:style-name="ro1">
          <table:table-cell office:value-type="float" office:value="6008">
            <text:p>6008</text:p>
          </table:table-cell>
          <table:table-cell table:formula="of:=(2^([.A6009]/8192)-1)*8192" office:value-type="float" office:value="5427.61628582171">
            <text:p>5428</text:p>
          </table:table-cell>
        </table:table-row>
        <table:table-row table:style-name="ro1">
          <table:table-cell office:value-type="float" office:value="6009">
            <text:p>6009</text:p>
          </table:table-cell>
          <table:table-cell table:formula="of:=(2^([.A6010]/8192)-1)*8192" office:value-type="float" office:value="5428.76872698734">
            <text:p>5429</text:p>
          </table:table-cell>
        </table:table-row>
        <table:table-row table:style-name="ro1">
          <table:table-cell office:value-type="float" office:value="6010">
            <text:p>6010</text:p>
          </table:table-cell>
          <table:table-cell table:formula="of:=(2^([.A6011]/8192)-1)*8192" office:value-type="float" office:value="5429.92126566825">
            <text:p>5430</text:p>
          </table:table-cell>
        </table:table-row>
        <table:table-row table:style-name="ro1">
          <table:table-cell office:value-type="float" office:value="6011">
            <text:p>6011</text:p>
          </table:table-cell>
          <table:table-cell table:formula="of:=(2^([.A6012]/8192)-1)*8192" office:value-type="float" office:value="5431.07390187269">
            <text:p>5431</text:p>
          </table:table-cell>
        </table:table-row>
        <table:table-row table:style-name="ro1">
          <table:table-cell office:value-type="float" office:value="6012">
            <text:p>6012</text:p>
          </table:table-cell>
          <table:table-cell table:formula="of:=(2^([.A6013]/8192)-1)*8192" office:value-type="float" office:value="5432.2266356089">
            <text:p>5432</text:p>
          </table:table-cell>
        </table:table-row>
        <table:table-row table:style-name="ro1">
          <table:table-cell office:value-type="float" office:value="6013">
            <text:p>6013</text:p>
          </table:table-cell>
          <table:table-cell table:formula="of:=(2^([.A6014]/8192)-1)*8192" office:value-type="float" office:value="5433.37946688515">
            <text:p>5433</text:p>
          </table:table-cell>
        </table:table-row>
        <table:table-row table:style-name="ro1">
          <table:table-cell office:value-type="float" office:value="6014">
            <text:p>6014</text:p>
          </table:table-cell>
          <table:table-cell table:formula="of:=(2^([.A6015]/8192)-1)*8192" office:value-type="float" office:value="5434.53239570968">
            <text:p>5435</text:p>
          </table:table-cell>
        </table:table-row>
        <table:table-row table:style-name="ro1">
          <table:table-cell office:value-type="float" office:value="6015">
            <text:p>6015</text:p>
          </table:table-cell>
          <table:table-cell table:formula="of:=(2^([.A6016]/8192)-1)*8192" office:value-type="float" office:value="5435.68542209076">
            <text:p>5436</text:p>
          </table:table-cell>
        </table:table-row>
        <table:table-row table:style-name="ro1">
          <table:table-cell office:value-type="float" office:value="6016">
            <text:p>6016</text:p>
          </table:table-cell>
          <table:table-cell table:formula="of:=(2^([.A6017]/8192)-1)*8192" office:value-type="float" office:value="5436.83854603662">
            <text:p>5437</text:p>
          </table:table-cell>
        </table:table-row>
        <table:table-row table:style-name="ro1">
          <table:table-cell office:value-type="float" office:value="6017">
            <text:p>6017</text:p>
          </table:table-cell>
          <table:table-cell table:formula="of:=(2^([.A6018]/8192)-1)*8192" office:value-type="float" office:value="5437.99176755554">
            <text:p>5438</text:p>
          </table:table-cell>
        </table:table-row>
        <table:table-row table:style-name="ro1">
          <table:table-cell office:value-type="float" office:value="6018">
            <text:p>6018</text:p>
          </table:table-cell>
          <table:table-cell table:formula="of:=(2^([.A6019]/8192)-1)*8192" office:value-type="float" office:value="5439.14508665577">
            <text:p>5439</text:p>
          </table:table-cell>
        </table:table-row>
        <table:table-row table:style-name="ro1">
          <table:table-cell office:value-type="float" office:value="6019">
            <text:p>6019</text:p>
          </table:table-cell>
          <table:table-cell table:formula="of:=(2^([.A6020]/8192)-1)*8192" office:value-type="float" office:value="5440.29850334556">
            <text:p>5440</text:p>
          </table:table-cell>
        </table:table-row>
        <table:table-row table:style-name="ro1">
          <table:table-cell office:value-type="float" office:value="6020">
            <text:p>6020</text:p>
          </table:table-cell>
          <table:table-cell table:formula="of:=(2^([.A6021]/8192)-1)*8192" office:value-type="float" office:value="5441.45201763317">
            <text:p>5441</text:p>
          </table:table-cell>
        </table:table-row>
        <table:table-row table:style-name="ro1">
          <table:table-cell office:value-type="float" office:value="6021">
            <text:p>6021</text:p>
          </table:table-cell>
          <table:table-cell table:formula="of:=(2^([.A6022]/8192)-1)*8192" office:value-type="float" office:value="5442.60562952685">
            <text:p>5443</text:p>
          </table:table-cell>
        </table:table-row>
        <table:table-row table:style-name="ro1">
          <table:table-cell office:value-type="float" office:value="6022">
            <text:p>6022</text:p>
          </table:table-cell>
          <table:table-cell table:formula="of:=(2^([.A6023]/8192)-1)*8192" office:value-type="float" office:value="5443.75933903488">
            <text:p>5444</text:p>
          </table:table-cell>
        </table:table-row>
        <table:table-row table:style-name="ro1">
          <table:table-cell office:value-type="float" office:value="6023">
            <text:p>6023</text:p>
          </table:table-cell>
          <table:table-cell table:formula="of:=(2^([.A6024]/8192)-1)*8192" office:value-type="float" office:value="5444.91314616551">
            <text:p>5445</text:p>
          </table:table-cell>
        </table:table-row>
        <table:table-row table:style-name="ro1">
          <table:table-cell office:value-type="float" office:value="6024">
            <text:p>6024</text:p>
          </table:table-cell>
          <table:table-cell table:formula="of:=(2^([.A6025]/8192)-1)*8192" office:value-type="float" office:value="5446.06705092699">
            <text:p>5446</text:p>
          </table:table-cell>
        </table:table-row>
        <table:table-row table:style-name="ro1">
          <table:table-cell office:value-type="float" office:value="6025">
            <text:p>6025</text:p>
          </table:table-cell>
          <table:table-cell table:formula="of:=(2^([.A6026]/8192)-1)*8192" office:value-type="float" office:value="5447.2210533276">
            <text:p>5447</text:p>
          </table:table-cell>
        </table:table-row>
        <table:table-row table:style-name="ro1">
          <table:table-cell office:value-type="float" office:value="6026">
            <text:p>6026</text:p>
          </table:table-cell>
          <table:table-cell table:formula="of:=(2^([.A6027]/8192)-1)*8192" office:value-type="float" office:value="5448.37515337558">
            <text:p>5448</text:p>
          </table:table-cell>
        </table:table-row>
        <table:table-row table:style-name="ro1">
          <table:table-cell office:value-type="float" office:value="6027">
            <text:p>6027</text:p>
          </table:table-cell>
          <table:table-cell table:formula="of:=(2^([.A6028]/8192)-1)*8192" office:value-type="float" office:value="5449.52935107921">
            <text:p>5450</text:p>
          </table:table-cell>
        </table:table-row>
        <table:table-row table:style-name="ro1">
          <table:table-cell office:value-type="float" office:value="6028">
            <text:p>6028</text:p>
          </table:table-cell>
          <table:table-cell table:formula="of:=(2^([.A6029]/8192)-1)*8192" office:value-type="float" office:value="5450.68364644675">
            <text:p>5451</text:p>
          </table:table-cell>
        </table:table-row>
        <table:table-row table:style-name="ro1">
          <table:table-cell office:value-type="float" office:value="6029">
            <text:p>6029</text:p>
          </table:table-cell>
          <table:table-cell table:formula="of:=(2^([.A6030]/8192)-1)*8192" office:value-type="float" office:value="5451.83803948646">
            <text:p>5452</text:p>
          </table:table-cell>
        </table:table-row>
        <table:table-row table:style-name="ro1">
          <table:table-cell office:value-type="float" office:value="6030">
            <text:p>6030</text:p>
          </table:table-cell>
          <table:table-cell table:formula="of:=(2^([.A6031]/8192)-1)*8192" office:value-type="float" office:value="5452.99253020661">
            <text:p>5453</text:p>
          </table:table-cell>
        </table:table-row>
        <table:table-row table:style-name="ro1">
          <table:table-cell office:value-type="float" office:value="6031">
            <text:p>6031</text:p>
          </table:table-cell>
          <table:table-cell table:formula="of:=(2^([.A6032]/8192)-1)*8192" office:value-type="float" office:value="5454.14711861546">
            <text:p>5454</text:p>
          </table:table-cell>
        </table:table-row>
        <table:table-row table:style-name="ro1">
          <table:table-cell office:value-type="float" office:value="6032">
            <text:p>6032</text:p>
          </table:table-cell>
          <table:table-cell table:formula="of:=(2^([.A6033]/8192)-1)*8192" office:value-type="float" office:value="5455.30180472127">
            <text:p>5455</text:p>
          </table:table-cell>
        </table:table-row>
        <table:table-row table:style-name="ro1">
          <table:table-cell office:value-type="float" office:value="6033">
            <text:p>6033</text:p>
          </table:table-cell>
          <table:table-cell table:formula="of:=(2^([.A6034]/8192)-1)*8192" office:value-type="float" office:value="5456.45658853232">
            <text:p>5456</text:p>
          </table:table-cell>
        </table:table-row>
        <table:table-row table:style-name="ro1">
          <table:table-cell office:value-type="float" office:value="6034">
            <text:p>6034</text:p>
          </table:table-cell>
          <table:table-cell table:formula="of:=(2^([.A6035]/8192)-1)*8192" office:value-type="float" office:value="5457.61147005687">
            <text:p>5458</text:p>
          </table:table-cell>
        </table:table-row>
        <table:table-row table:style-name="ro1">
          <table:table-cell office:value-type="float" office:value="6035">
            <text:p>6035</text:p>
          </table:table-cell>
          <table:table-cell table:formula="of:=(2^([.A6036]/8192)-1)*8192" office:value-type="float" office:value="5458.7664493032">
            <text:p>5459</text:p>
          </table:table-cell>
        </table:table-row>
        <table:table-row table:style-name="ro1">
          <table:table-cell office:value-type="float" office:value="6036">
            <text:p>6036</text:p>
          </table:table-cell>
          <table:table-cell table:formula="of:=(2^([.A6037]/8192)-1)*8192" office:value-type="float" office:value="5459.92152627956">
            <text:p>5460</text:p>
          </table:table-cell>
        </table:table-row>
        <table:table-row table:style-name="ro1">
          <table:table-cell office:value-type="float" office:value="6037">
            <text:p>6037</text:p>
          </table:table-cell>
          <table:table-cell table:formula="of:=(2^([.A6038]/8192)-1)*8192" office:value-type="float" office:value="5461.07670099423">
            <text:p>5461</text:p>
          </table:table-cell>
        </table:table-row>
        <table:table-row table:style-name="ro1">
          <table:table-cell office:value-type="float" office:value="6038">
            <text:p>6038</text:p>
          </table:table-cell>
          <table:table-cell table:formula="of:=(2^([.A6039]/8192)-1)*8192" office:value-type="float" office:value="5462.23197345547">
            <text:p>5462</text:p>
          </table:table-cell>
        </table:table-row>
        <table:table-row table:style-name="ro1">
          <table:table-cell office:value-type="float" office:value="6039">
            <text:p>6039</text:p>
          </table:table-cell>
          <table:table-cell table:formula="of:=(2^([.A6040]/8192)-1)*8192" office:value-type="float" office:value="5463.38734367157">
            <text:p>5463</text:p>
          </table:table-cell>
        </table:table-row>
        <table:table-row table:style-name="ro1">
          <table:table-cell office:value-type="float" office:value="6040">
            <text:p>6040</text:p>
          </table:table-cell>
          <table:table-cell table:formula="of:=(2^([.A6041]/8192)-1)*8192" office:value-type="float" office:value="5464.54281165079">
            <text:p>5465</text:p>
          </table:table-cell>
        </table:table-row>
        <table:table-row table:style-name="ro1">
          <table:table-cell office:value-type="float" office:value="6041">
            <text:p>6041</text:p>
          </table:table-cell>
          <table:table-cell table:formula="of:=(2^([.A6042]/8192)-1)*8192" office:value-type="float" office:value="5465.6983774014">
            <text:p>5466</text:p>
          </table:table-cell>
        </table:table-row>
        <table:table-row table:style-name="ro1">
          <table:table-cell office:value-type="float" office:value="6042">
            <text:p>6042</text:p>
          </table:table-cell>
          <table:table-cell table:formula="of:=(2^([.A6043]/8192)-1)*8192" office:value-type="float" office:value="5466.85404093168">
            <text:p>5467</text:p>
          </table:table-cell>
        </table:table-row>
        <table:table-row table:style-name="ro1">
          <table:table-cell office:value-type="float" office:value="6043">
            <text:p>6043</text:p>
          </table:table-cell>
          <table:table-cell table:formula="of:=(2^([.A6044]/8192)-1)*8192" office:value-type="float" office:value="5468.0098022499">
            <text:p>5468</text:p>
          </table:table-cell>
        </table:table-row>
        <table:table-row table:style-name="ro1">
          <table:table-cell office:value-type="float" office:value="6044">
            <text:p>6044</text:p>
          </table:table-cell>
          <table:table-cell table:formula="of:=(2^([.A6045]/8192)-1)*8192" office:value-type="float" office:value="5469.16566136433">
            <text:p>5469</text:p>
          </table:table-cell>
        </table:table-row>
        <table:table-row table:style-name="ro1">
          <table:table-cell office:value-type="float" office:value="6045">
            <text:p>6045</text:p>
          </table:table-cell>
          <table:table-cell table:formula="of:=(2^([.A6046]/8192)-1)*8192" office:value-type="float" office:value="5470.32161828326">
            <text:p>5470</text:p>
          </table:table-cell>
        </table:table-row>
        <table:table-row table:style-name="ro1">
          <table:table-cell office:value-type="float" office:value="6046">
            <text:p>6046</text:p>
          </table:table-cell>
          <table:table-cell table:formula="of:=(2^([.A6047]/8192)-1)*8192" office:value-type="float" office:value="5471.47767301495">
            <text:p>5471</text:p>
          </table:table-cell>
        </table:table-row>
        <table:table-row table:style-name="ro1">
          <table:table-cell office:value-type="float" office:value="6047">
            <text:p>6047</text:p>
          </table:table-cell>
          <table:table-cell table:formula="of:=(2^([.A6048]/8192)-1)*8192" office:value-type="float" office:value="5472.63382556768">
            <text:p>5473</text:p>
          </table:table-cell>
        </table:table-row>
        <table:table-row table:style-name="ro1">
          <table:table-cell office:value-type="float" office:value="6048">
            <text:p>6048</text:p>
          </table:table-cell>
          <table:table-cell table:formula="of:=(2^([.A6049]/8192)-1)*8192" office:value-type="float" office:value="5473.79007594973">
            <text:p>5474</text:p>
          </table:table-cell>
        </table:table-row>
        <table:table-row table:style-name="ro1">
          <table:table-cell office:value-type="float" office:value="6049">
            <text:p>6049</text:p>
          </table:table-cell>
          <table:table-cell table:formula="of:=(2^([.A6050]/8192)-1)*8192" office:value-type="float" office:value="5474.94642416938">
            <text:p>5475</text:p>
          </table:table-cell>
        </table:table-row>
        <table:table-row table:style-name="ro1">
          <table:table-cell office:value-type="float" office:value="6050">
            <text:p>6050</text:p>
          </table:table-cell>
          <table:table-cell table:formula="of:=(2^([.A6051]/8192)-1)*8192" office:value-type="float" office:value="5476.10287023491">
            <text:p>5476</text:p>
          </table:table-cell>
        </table:table-row>
        <table:table-row table:style-name="ro1">
          <table:table-cell office:value-type="float" office:value="6051">
            <text:p>6051</text:p>
          </table:table-cell>
          <table:table-cell table:formula="of:=(2^([.A6052]/8192)-1)*8192" office:value-type="float" office:value="5477.25941415459">
            <text:p>5477</text:p>
          </table:table-cell>
        </table:table-row>
        <table:table-row table:style-name="ro1">
          <table:table-cell office:value-type="float" office:value="6052">
            <text:p>6052</text:p>
          </table:table-cell>
          <table:table-cell table:formula="of:=(2^([.A6053]/8192)-1)*8192" office:value-type="float" office:value="5478.41605593671">
            <text:p>5478</text:p>
          </table:table-cell>
        </table:table-row>
        <table:table-row table:style-name="ro1">
          <table:table-cell office:value-type="float" office:value="6053">
            <text:p>6053</text:p>
          </table:table-cell>
          <table:table-cell table:formula="of:=(2^([.A6054]/8192)-1)*8192" office:value-type="float" office:value="5479.57279558954">
            <text:p>5480</text:p>
          </table:table-cell>
        </table:table-row>
        <table:table-row table:style-name="ro1">
          <table:table-cell office:value-type="float" office:value="6054">
            <text:p>6054</text:p>
          </table:table-cell>
          <table:table-cell table:formula="of:=(2^([.A6055]/8192)-1)*8192" office:value-type="float" office:value="5480.72963312137">
            <text:p>5481</text:p>
          </table:table-cell>
        </table:table-row>
        <table:table-row table:style-name="ro1">
          <table:table-cell office:value-type="float" office:value="6055">
            <text:p>6055</text:p>
          </table:table-cell>
          <table:table-cell table:formula="of:=(2^([.A6056]/8192)-1)*8192" office:value-type="float" office:value="5481.88656854048">
            <text:p>5482</text:p>
          </table:table-cell>
        </table:table-row>
        <table:table-row table:style-name="ro1">
          <table:table-cell office:value-type="float" office:value="6056">
            <text:p>6056</text:p>
          </table:table-cell>
          <table:table-cell table:formula="of:=(2^([.A6057]/8192)-1)*8192" office:value-type="float" office:value="5483.04360185516">
            <text:p>5483</text:p>
          </table:table-cell>
        </table:table-row>
        <table:table-row table:style-name="ro1">
          <table:table-cell office:value-type="float" office:value="6057">
            <text:p>6057</text:p>
          </table:table-cell>
          <table:table-cell table:formula="of:=(2^([.A6058]/8192)-1)*8192" office:value-type="float" office:value="5484.20073307368">
            <text:p>5484</text:p>
          </table:table-cell>
        </table:table-row>
        <table:table-row table:style-name="ro1">
          <table:table-cell office:value-type="float" office:value="6058">
            <text:p>6058</text:p>
          </table:table-cell>
          <table:table-cell table:formula="of:=(2^([.A6059]/8192)-1)*8192" office:value-type="float" office:value="5485.35796220433">
            <text:p>5485</text:p>
          </table:table-cell>
        </table:table-row>
        <table:table-row table:style-name="ro1">
          <table:table-cell office:value-type="float" office:value="6059">
            <text:p>6059</text:p>
          </table:table-cell>
          <table:table-cell table:formula="of:=(2^([.A6060]/8192)-1)*8192" office:value-type="float" office:value="5486.5152892554">
            <text:p>5487</text:p>
          </table:table-cell>
        </table:table-row>
        <table:table-row table:style-name="ro1">
          <table:table-cell office:value-type="float" office:value="6060">
            <text:p>6060</text:p>
          </table:table-cell>
          <table:table-cell table:formula="of:=(2^([.A6061]/8192)-1)*8192" office:value-type="float" office:value="5487.67271423517">
            <text:p>5488</text:p>
          </table:table-cell>
        </table:table-row>
        <table:table-row table:style-name="ro1">
          <table:table-cell office:value-type="float" office:value="6061">
            <text:p>6061</text:p>
          </table:table-cell>
          <table:table-cell table:formula="of:=(2^([.A6062]/8192)-1)*8192" office:value-type="float" office:value="5488.83023715193">
            <text:p>5489</text:p>
          </table:table-cell>
        </table:table-row>
        <table:table-row table:style-name="ro1">
          <table:table-cell office:value-type="float" office:value="6062">
            <text:p>6062</text:p>
          </table:table-cell>
          <table:table-cell table:formula="of:=(2^([.A6063]/8192)-1)*8192" office:value-type="float" office:value="5489.98785801396">
            <text:p>5490</text:p>
          </table:table-cell>
        </table:table-row>
        <table:table-row table:style-name="ro1">
          <table:table-cell office:value-type="float" office:value="6063">
            <text:p>6063</text:p>
          </table:table-cell>
          <table:table-cell table:formula="of:=(2^([.A6064]/8192)-1)*8192" office:value-type="float" office:value="5491.14557682955">
            <text:p>5491</text:p>
          </table:table-cell>
        </table:table-row>
        <table:table-row table:style-name="ro1">
          <table:table-cell office:value-type="float" office:value="6064">
            <text:p>6064</text:p>
          </table:table-cell>
          <table:table-cell table:formula="of:=(2^([.A6065]/8192)-1)*8192" office:value-type="float" office:value="5492.303393607">
            <text:p>5492</text:p>
          </table:table-cell>
        </table:table-row>
        <table:table-row table:style-name="ro1">
          <table:table-cell office:value-type="float" office:value="6065">
            <text:p>6065</text:p>
          </table:table-cell>
          <table:table-cell table:formula="of:=(2^([.A6066]/8192)-1)*8192" office:value-type="float" office:value="5493.46130835458">
            <text:p>5493</text:p>
          </table:table-cell>
        </table:table-row>
        <table:table-row table:style-name="ro1">
          <table:table-cell office:value-type="float" office:value="6066">
            <text:p>6066</text:p>
          </table:table-cell>
          <table:table-cell table:formula="of:=(2^([.A6067]/8192)-1)*8192" office:value-type="float" office:value="5494.6193210806">
            <text:p>5495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table:formula="of:=(2^([.A6068]/8192)-1)*8192" office:value-type="float" office:value="5495.77743179333">
            <text:p>5496</text:p>
          </table:table-cell>
        </table:table-row>
        <table:table-row table:style-name="ro1">
          <table:table-cell office:value-type="float" office:value="6068">
            <text:p>6068</text:p>
          </table:table-cell>
          <table:table-cell table:formula="of:=(2^([.A6069]/8192)-1)*8192" office:value-type="float" office:value="5496.93564050108">
            <text:p>5497</text:p>
          </table:table-cell>
        </table:table-row>
        <table:table-row table:style-name="ro1">
          <table:table-cell office:value-type="float" office:value="6069">
            <text:p>6069</text:p>
          </table:table-cell>
          <table:table-cell table:formula="of:=(2^([.A6070]/8192)-1)*8192" office:value-type="float" office:value="5498.09394721213">
            <text:p>5498</text:p>
          </table:table-cell>
        </table:table-row>
        <table:table-row table:style-name="ro1">
          <table:table-cell office:value-type="float" office:value="6070">
            <text:p>6070</text:p>
          </table:table-cell>
          <table:table-cell table:formula="of:=(2^([.A6071]/8192)-1)*8192" office:value-type="float" office:value="5499.25235193478">
            <text:p>5499</text:p>
          </table:table-cell>
        </table:table-row>
        <table:table-row table:style-name="ro1">
          <table:table-cell office:value-type="float" office:value="6071">
            <text:p>6071</text:p>
          </table:table-cell>
          <table:table-cell table:formula="of:=(2^([.A6072]/8192)-1)*8192" office:value-type="float" office:value="5500.41085467732">
            <text:p>5500</text:p>
          </table:table-cell>
        </table:table-row>
        <table:table-row table:style-name="ro1">
          <table:table-cell office:value-type="float" office:value="6072">
            <text:p>6072</text:p>
          </table:table-cell>
          <table:table-cell table:formula="of:=(2^([.A6073]/8192)-1)*8192" office:value-type="float" office:value="5501.56945544804">
            <text:p>5502</text:p>
          </table:table-cell>
        </table:table-row>
        <table:table-row table:style-name="ro1">
          <table:table-cell office:value-type="float" office:value="6073">
            <text:p>6073</text:p>
          </table:table-cell>
          <table:table-cell table:formula="of:=(2^([.A6074]/8192)-1)*8192" office:value-type="float" office:value="5502.72815425524">
            <text:p>5503</text:p>
          </table:table-cell>
        </table:table-row>
        <table:table-row table:style-name="ro1">
          <table:table-cell office:value-type="float" office:value="6074">
            <text:p>6074</text:p>
          </table:table-cell>
          <table:table-cell table:formula="of:=(2^([.A6075]/8192)-1)*8192" office:value-type="float" office:value="5503.88695110722">
            <text:p>5504</text:p>
          </table:table-cell>
        </table:table-row>
        <table:table-row table:style-name="ro1">
          <table:table-cell office:value-type="float" office:value="6075">
            <text:p>6075</text:p>
          </table:table-cell>
          <table:table-cell table:formula="of:=(2^([.A6076]/8192)-1)*8192" office:value-type="float" office:value="5505.04584601226">
            <text:p>5505</text:p>
          </table:table-cell>
        </table:table-row>
        <table:table-row table:style-name="ro1">
          <table:table-cell office:value-type="float" office:value="6076">
            <text:p>6076</text:p>
          </table:table-cell>
          <table:table-cell table:formula="of:=(2^([.A6077]/8192)-1)*8192" office:value-type="float" office:value="5506.20483897867">
            <text:p>5506</text:p>
          </table:table-cell>
        </table:table-row>
        <table:table-row table:style-name="ro1">
          <table:table-cell office:value-type="float" office:value="6077">
            <text:p>6077</text:p>
          </table:table-cell>
          <table:table-cell table:formula="of:=(2^([.A6078]/8192)-1)*8192" office:value-type="float" office:value="5507.36393001475">
            <text:p>5507</text:p>
          </table:table-cell>
        </table:table-row>
        <table:table-row table:style-name="ro1">
          <table:table-cell office:value-type="float" office:value="6078">
            <text:p>6078</text:p>
          </table:table-cell>
          <table:table-cell table:formula="of:=(2^([.A6079]/8192)-1)*8192" office:value-type="float" office:value="5508.52311912879">
            <text:p>5509</text:p>
          </table:table-cell>
        </table:table-row>
        <table:table-row table:style-name="ro1">
          <table:table-cell office:value-type="float" office:value="6079">
            <text:p>6079</text:p>
          </table:table-cell>
          <table:table-cell table:formula="of:=(2^([.A6080]/8192)-1)*8192" office:value-type="float" office:value="5509.6824063291">
            <text:p>5510</text:p>
          </table:table-cell>
        </table:table-row>
        <table:table-row table:style-name="ro1">
          <table:table-cell office:value-type="float" office:value="6080">
            <text:p>6080</text:p>
          </table:table-cell>
          <table:table-cell table:formula="of:=(2^([.A6081]/8192)-1)*8192" office:value-type="float" office:value="5510.84179162396">
            <text:p>5511</text:p>
          </table:table-cell>
        </table:table-row>
        <table:table-row table:style-name="ro1">
          <table:table-cell office:value-type="float" office:value="6081">
            <text:p>6081</text:p>
          </table:table-cell>
          <table:table-cell table:formula="of:=(2^([.A6082]/8192)-1)*8192" office:value-type="float" office:value="5512.00127502169">
            <text:p>5512</text:p>
          </table:table-cell>
        </table:table-row>
        <table:table-row table:style-name="ro1">
          <table:table-cell office:value-type="float" office:value="6082">
            <text:p>6082</text:p>
          </table:table-cell>
          <table:table-cell table:formula="of:=(2^([.A6083]/8192)-1)*8192" office:value-type="float" office:value="5513.16085653058">
            <text:p>5513</text:p>
          </table:table-cell>
        </table:table-row>
        <table:table-row table:style-name="ro1">
          <table:table-cell office:value-type="float" office:value="6083">
            <text:p>6083</text:p>
          </table:table-cell>
          <table:table-cell table:formula="of:=(2^([.A6084]/8192)-1)*8192" office:value-type="float" office:value="5514.32053615893">
            <text:p>5514</text:p>
          </table:table-cell>
        </table:table-row>
        <table:table-row table:style-name="ro1">
          <table:table-cell office:value-type="float" office:value="6084">
            <text:p>6084</text:p>
          </table:table-cell>
          <table:table-cell table:formula="of:=(2^([.A6085]/8192)-1)*8192" office:value-type="float" office:value="5515.48031391506">
            <text:p>5515</text:p>
          </table:table-cell>
        </table:table-row>
        <table:table-row table:style-name="ro1">
          <table:table-cell office:value-type="float" office:value="6085">
            <text:p>6085</text:p>
          </table:table-cell>
          <table:table-cell table:formula="of:=(2^([.A6086]/8192)-1)*8192" office:value-type="float" office:value="5516.64018980725">
            <text:p>5517</text:p>
          </table:table-cell>
        </table:table-row>
        <table:table-row table:style-name="ro1">
          <table:table-cell office:value-type="float" office:value="6086">
            <text:p>6086</text:p>
          </table:table-cell>
          <table:table-cell table:formula="of:=(2^([.A6087]/8192)-1)*8192" office:value-type="float" office:value="5517.80016384382">
            <text:p>5518</text:p>
          </table:table-cell>
        </table:table-row>
        <table:table-row table:style-name="ro1">
          <table:table-cell office:value-type="float" office:value="6087">
            <text:p>6087</text:p>
          </table:table-cell>
          <table:table-cell table:formula="of:=(2^([.A6088]/8192)-1)*8192" office:value-type="float" office:value="5518.96023603307">
            <text:p>5519</text:p>
          </table:table-cell>
        </table:table-row>
        <table:table-row table:style-name="ro1">
          <table:table-cell office:value-type="float" office:value="6088">
            <text:p>6088</text:p>
          </table:table-cell>
          <table:table-cell table:formula="of:=(2^([.A6089]/8192)-1)*8192" office:value-type="float" office:value="5520.1204063833">
            <text:p>5520</text:p>
          </table:table-cell>
        </table:table-row>
        <table:table-row table:style-name="ro1">
          <table:table-cell office:value-type="float" office:value="6089">
            <text:p>6089</text:p>
          </table:table-cell>
          <table:table-cell table:formula="of:=(2^([.A6090]/8192)-1)*8192" office:value-type="float" office:value="5521.28067490282">
            <text:p>5521</text:p>
          </table:table-cell>
        </table:table-row>
        <table:table-row table:style-name="ro1">
          <table:table-cell office:value-type="float" office:value="6090">
            <text:p>6090</text:p>
          </table:table-cell>
          <table:table-cell table:formula="of:=(2^([.A6091]/8192)-1)*8192" office:value-type="float" office:value="5522.44104159994">
            <text:p>5522</text:p>
          </table:table-cell>
        </table:table-row>
        <table:table-row table:style-name="ro1">
          <table:table-cell office:value-type="float" office:value="6091">
            <text:p>6091</text:p>
          </table:table-cell>
          <table:table-cell table:formula="of:=(2^([.A6092]/8192)-1)*8192" office:value-type="float" office:value="5523.60150648297">
            <text:p>5524</text:p>
          </table:table-cell>
        </table:table-row>
        <table:table-row table:style-name="ro1">
          <table:table-cell office:value-type="float" office:value="6092">
            <text:p>6092</text:p>
          </table:table-cell>
          <table:table-cell table:formula="of:=(2^([.A6093]/8192)-1)*8192" office:value-type="float" office:value="5524.76206956021">
            <text:p>5525</text:p>
          </table:table-cell>
        </table:table-row>
        <table:table-row table:style-name="ro1">
          <table:table-cell office:value-type="float" office:value="6093">
            <text:p>6093</text:p>
          </table:table-cell>
          <table:table-cell table:formula="of:=(2^([.A6094]/8192)-1)*8192" office:value-type="float" office:value="5525.92273083997">
            <text:p>5526</text:p>
          </table:table-cell>
        </table:table-row>
        <table:table-row table:style-name="ro1">
          <table:table-cell office:value-type="float" office:value="6094">
            <text:p>6094</text:p>
          </table:table-cell>
          <table:table-cell table:formula="of:=(2^([.A6095]/8192)-1)*8192" office:value-type="float" office:value="5527.08349033056">
            <text:p>5527</text:p>
          </table:table-cell>
        </table:table-row>
        <table:table-row table:style-name="ro1">
          <table:table-cell office:value-type="float" office:value="6095">
            <text:p>6095</text:p>
          </table:table-cell>
          <table:table-cell table:formula="of:=(2^([.A6096]/8192)-1)*8192" office:value-type="float" office:value="5528.2443480403">
            <text:p>5528</text:p>
          </table:table-cell>
        </table:table-row>
        <table:table-row table:style-name="ro1">
          <table:table-cell office:value-type="float" office:value="6096">
            <text:p>6096</text:p>
          </table:table-cell>
          <table:table-cell table:formula="of:=(2^([.A6097]/8192)-1)*8192" office:value-type="float" office:value="5529.40530397748">
            <text:p>5529</text:p>
          </table:table-cell>
        </table:table-row>
        <table:table-row table:style-name="ro1">
          <table:table-cell office:value-type="float" office:value="6097">
            <text:p>6097</text:p>
          </table:table-cell>
          <table:table-cell table:formula="of:=(2^([.A6098]/8192)-1)*8192" office:value-type="float" office:value="5530.56635815043">
            <text:p>5531</text:p>
          </table:table-cell>
        </table:table-row>
        <table:table-row table:style-name="ro1">
          <table:table-cell office:value-type="float" office:value="6098">
            <text:p>6098</text:p>
          </table:table-cell>
          <table:table-cell table:formula="of:=(2^([.A6099]/8192)-1)*8192" office:value-type="float" office:value="5531.72751056746">
            <text:p>5532</text:p>
          </table:table-cell>
        </table:table-row>
        <table:table-row table:style-name="ro1">
          <table:table-cell office:value-type="float" office:value="6099">
            <text:p>6099</text:p>
          </table:table-cell>
          <table:table-cell table:formula="of:=(2^([.A6100]/8192)-1)*8192" office:value-type="float" office:value="5532.88876123688">
            <text:p>5533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table:formula="of:=(2^([.A6101]/8192)-1)*8192" office:value-type="float" office:value="5534.050110167">
            <text:p>5534</text:p>
          </table:table-cell>
        </table:table-row>
        <table:table-row table:style-name="ro1">
          <table:table-cell office:value-type="float" office:value="6101">
            <text:p>6101</text:p>
          </table:table-cell>
          <table:table-cell table:formula="of:=(2^([.A6102]/8192)-1)*8192" office:value-type="float" office:value="5535.21155736614">
            <text:p>5535</text:p>
          </table:table-cell>
        </table:table-row>
        <table:table-row table:style-name="ro1">
          <table:table-cell office:value-type="float" office:value="6102">
            <text:p>6102</text:p>
          </table:table-cell>
          <table:table-cell table:formula="of:=(2^([.A6103]/8192)-1)*8192" office:value-type="float" office:value="5536.37310284261">
            <text:p>5536</text:p>
          </table:table-cell>
        </table:table-row>
        <table:table-row table:style-name="ro1">
          <table:table-cell office:value-type="float" office:value="6103">
            <text:p>6103</text:p>
          </table:table-cell>
          <table:table-cell table:formula="of:=(2^([.A6104]/8192)-1)*8192" office:value-type="float" office:value="5537.53474660473">
            <text:p>5538</text:p>
          </table:table-cell>
        </table:table-row>
        <table:table-row table:style-name="ro1">
          <table:table-cell office:value-type="float" office:value="6104">
            <text:p>6104</text:p>
          </table:table-cell>
          <table:table-cell table:formula="of:=(2^([.A6105]/8192)-1)*8192" office:value-type="float" office:value="5538.69648866081">
            <text:p>5539</text:p>
          </table:table-cell>
        </table:table-row>
        <table:table-row table:style-name="ro1">
          <table:table-cell office:value-type="float" office:value="6105">
            <text:p>6105</text:p>
          </table:table-cell>
          <table:table-cell table:formula="of:=(2^([.A6106]/8192)-1)*8192" office:value-type="float" office:value="5539.85832901918">
            <text:p>5540</text:p>
          </table:table-cell>
        </table:table-row>
        <table:table-row table:style-name="ro1">
          <table:table-cell office:value-type="float" office:value="6106">
            <text:p>6106</text:p>
          </table:table-cell>
          <table:table-cell table:formula="of:=(2^([.A6107]/8192)-1)*8192" office:value-type="float" office:value="5541.02026768815">
            <text:p>5541</text:p>
          </table:table-cell>
        </table:table-row>
        <table:table-row table:style-name="ro1">
          <table:table-cell office:value-type="float" office:value="6107">
            <text:p>6107</text:p>
          </table:table-cell>
          <table:table-cell table:formula="of:=(2^([.A6108]/8192)-1)*8192" office:value-type="float" office:value="5542.18230467603">
            <text:p>5542</text:p>
          </table:table-cell>
        </table:table-row>
        <table:table-row table:style-name="ro1">
          <table:table-cell office:value-type="float" office:value="6108">
            <text:p>6108</text:p>
          </table:table-cell>
          <table:table-cell table:formula="of:=(2^([.A6109]/8192)-1)*8192" office:value-type="float" office:value="5543.34443999116">
            <text:p>5543</text:p>
          </table:table-cell>
        </table:table-row>
        <table:table-row table:style-name="ro1">
          <table:table-cell office:value-type="float" office:value="6109">
            <text:p>6109</text:p>
          </table:table-cell>
          <table:table-cell table:formula="of:=(2^([.A6110]/8192)-1)*8192" office:value-type="float" office:value="5544.50667364184">
            <text:p>5545</text:p>
          </table:table-cell>
        </table:table-row>
        <table:table-row table:style-name="ro1">
          <table:table-cell office:value-type="float" office:value="6110">
            <text:p>6110</text:p>
          </table:table-cell>
          <table:table-cell table:formula="of:=(2^([.A6111]/8192)-1)*8192" office:value-type="float" office:value="5545.66900563641">
            <text:p>5546</text:p>
          </table:table-cell>
        </table:table-row>
        <table:table-row table:style-name="ro1">
          <table:table-cell office:value-type="float" office:value="6111">
            <text:p>6111</text:p>
          </table:table-cell>
          <table:table-cell table:formula="of:=(2^([.A6112]/8192)-1)*8192" office:value-type="float" office:value="5546.83143598317">
            <text:p>5547</text:p>
          </table:table-cell>
        </table:table-row>
        <table:table-row table:style-name="ro1">
          <table:table-cell office:value-type="float" office:value="6112">
            <text:p>6112</text:p>
          </table:table-cell>
          <table:table-cell table:formula="of:=(2^([.A6113]/8192)-1)*8192" office:value-type="float" office:value="5547.99396469046">
            <text:p>5548</text:p>
          </table:table-cell>
        </table:table-row>
        <table:table-row table:style-name="ro1">
          <table:table-cell office:value-type="float" office:value="6113">
            <text:p>6113</text:p>
          </table:table-cell>
          <table:table-cell table:formula="of:=(2^([.A6114]/8192)-1)*8192" office:value-type="float" office:value="5549.1565917666">
            <text:p>5549</text:p>
          </table:table-cell>
        </table:table-row>
        <table:table-row table:style-name="ro1">
          <table:table-cell office:value-type="float" office:value="6114">
            <text:p>6114</text:p>
          </table:table-cell>
          <table:table-cell table:formula="of:=(2^([.A6115]/8192)-1)*8192" office:value-type="float" office:value="5550.3193172199">
            <text:p>5550</text:p>
          </table:table-cell>
        </table:table-row>
        <table:table-row table:style-name="ro1">
          <table:table-cell office:value-type="float" office:value="6115">
            <text:p>6115</text:p>
          </table:table-cell>
          <table:table-cell table:formula="of:=(2^([.A6116]/8192)-1)*8192" office:value-type="float" office:value="5551.4821410587">
            <text:p>5551</text:p>
          </table:table-cell>
        </table:table-row>
        <table:table-row table:style-name="ro1">
          <table:table-cell office:value-type="float" office:value="6116">
            <text:p>6116</text:p>
          </table:table-cell>
          <table:table-cell table:formula="of:=(2^([.A6117]/8192)-1)*8192" office:value-type="float" office:value="5552.64506329131">
            <text:p>5553</text:p>
          </table:table-cell>
        </table:table-row>
        <table:table-row table:style-name="ro1">
          <table:table-cell office:value-type="float" office:value="6117">
            <text:p>6117</text:p>
          </table:table-cell>
          <table:table-cell table:formula="of:=(2^([.A6118]/8192)-1)*8192" office:value-type="float" office:value="5553.80808392608">
            <text:p>5554</text:p>
          </table:table-cell>
        </table:table-row>
        <table:table-row table:style-name="ro1">
          <table:table-cell office:value-type="float" office:value="6118">
            <text:p>6118</text:p>
          </table:table-cell>
          <table:table-cell table:formula="of:=(2^([.A6119]/8192)-1)*8192" office:value-type="float" office:value="5554.97120297131">
            <text:p>5555</text:p>
          </table:table-cell>
        </table:table-row>
        <table:table-row table:style-name="ro1">
          <table:table-cell office:value-type="float" office:value="6119">
            <text:p>6119</text:p>
          </table:table-cell>
          <table:table-cell table:formula="of:=(2^([.A6120]/8192)-1)*8192" office:value-type="float" office:value="5556.13442043534">
            <text:p>5556</text:p>
          </table:table-cell>
        </table:table-row>
        <table:table-row table:style-name="ro1">
          <table:table-cell office:value-type="float" office:value="6120">
            <text:p>6120</text:p>
          </table:table-cell>
          <table:table-cell table:formula="of:=(2^([.A6121]/8192)-1)*8192" office:value-type="float" office:value="5557.2977363265">
            <text:p>5557</text:p>
          </table:table-cell>
        </table:table-row>
        <table:table-row table:style-name="ro1">
          <table:table-cell office:value-type="float" office:value="6121">
            <text:p>6121</text:p>
          </table:table-cell>
          <table:table-cell table:formula="of:=(2^([.A6122]/8192)-1)*8192" office:value-type="float" office:value="5558.46115065311">
            <text:p>5558</text:p>
          </table:table-cell>
        </table:table-row>
        <table:table-row table:style-name="ro1">
          <table:table-cell office:value-type="float" office:value="6122">
            <text:p>6122</text:p>
          </table:table-cell>
          <table:table-cell table:formula="of:=(2^([.A6123]/8192)-1)*8192" office:value-type="float" office:value="5559.62466342351">
            <text:p>5560</text:p>
          </table:table-cell>
        </table:table-row>
        <table:table-row table:style-name="ro1">
          <table:table-cell office:value-type="float" office:value="6123">
            <text:p>6123</text:p>
          </table:table-cell>
          <table:table-cell table:formula="of:=(2^([.A6124]/8192)-1)*8192" office:value-type="float" office:value="5560.78827464602">
            <text:p>5561</text:p>
          </table:table-cell>
        </table:table-row>
        <table:table-row table:style-name="ro1">
          <table:table-cell office:value-type="float" office:value="6124">
            <text:p>6124</text:p>
          </table:table-cell>
          <table:table-cell table:formula="of:=(2^([.A6125]/8192)-1)*8192" office:value-type="float" office:value="5561.95198432897">
            <text:p>5562</text:p>
          </table:table-cell>
        </table:table-row>
        <table:table-row table:style-name="ro1">
          <table:table-cell office:value-type="float" office:value="6125">
            <text:p>6125</text:p>
          </table:table-cell>
          <table:table-cell table:formula="of:=(2^([.A6126]/8192)-1)*8192" office:value-type="float" office:value="5563.1157924807">
            <text:p>5563</text:p>
          </table:table-cell>
        </table:table-row>
        <table:table-row table:style-name="ro1">
          <table:table-cell office:value-type="float" office:value="6126">
            <text:p>6126</text:p>
          </table:table-cell>
          <table:table-cell table:formula="of:=(2^([.A6127]/8192)-1)*8192" office:value-type="float" office:value="5564.27969910954">
            <text:p>5564</text:p>
          </table:table-cell>
        </table:table-row>
        <table:table-row table:style-name="ro1">
          <table:table-cell office:value-type="float" office:value="6127">
            <text:p>6127</text:p>
          </table:table-cell>
          <table:table-cell table:formula="of:=(2^([.A6128]/8192)-1)*8192" office:value-type="float" office:value="5565.44370422382">
            <text:p>5565</text:p>
          </table:table-cell>
        </table:table-row>
        <table:table-row table:style-name="ro1">
          <table:table-cell office:value-type="float" office:value="6128">
            <text:p>6128</text:p>
          </table:table-cell>
          <table:table-cell table:formula="of:=(2^([.A6129]/8192)-1)*8192" office:value-type="float" office:value="5566.60780783187">
            <text:p>5567</text:p>
          </table:table-cell>
        </table:table-row>
        <table:table-row table:style-name="ro1">
          <table:table-cell office:value-type="float" office:value="6129">
            <text:p>6129</text:p>
          </table:table-cell>
          <table:table-cell table:formula="of:=(2^([.A6130]/8192)-1)*8192" office:value-type="float" office:value="5567.77200994203">
            <text:p>5568</text:p>
          </table:table-cell>
        </table:table-row>
        <table:table-row table:style-name="ro1">
          <table:table-cell office:value-type="float" office:value="6130">
            <text:p>6130</text:p>
          </table:table-cell>
          <table:table-cell table:formula="of:=(2^([.A6131]/8192)-1)*8192" office:value-type="float" office:value="5568.93631056264">
            <text:p>5569</text:p>
          </table:table-cell>
        </table:table-row>
        <table:table-row table:style-name="ro1">
          <table:table-cell office:value-type="float" office:value="6131">
            <text:p>6131</text:p>
          </table:table-cell>
          <table:table-cell table:formula="of:=(2^([.A6132]/8192)-1)*8192" office:value-type="float" office:value="5570.10070970202">
            <text:p>5570</text:p>
          </table:table-cell>
        </table:table-row>
        <table:table-row table:style-name="ro1">
          <table:table-cell office:value-type="float" office:value="6132">
            <text:p>6132</text:p>
          </table:table-cell>
          <table:table-cell table:formula="of:=(2^([.A6133]/8192)-1)*8192" office:value-type="float" office:value="5571.26520736852">
            <text:p>5571</text:p>
          </table:table-cell>
        </table:table-row>
        <table:table-row table:style-name="ro1">
          <table:table-cell office:value-type="float" office:value="6133">
            <text:p>6133</text:p>
          </table:table-cell>
          <table:table-cell table:formula="of:=(2^([.A6134]/8192)-1)*8192" office:value-type="float" office:value="5572.42980357047">
            <text:p>5572</text:p>
          </table:table-cell>
        </table:table-row>
        <table:table-row table:style-name="ro1">
          <table:table-cell office:value-type="float" office:value="6134">
            <text:p>6134</text:p>
          </table:table-cell>
          <table:table-cell table:formula="of:=(2^([.A6135]/8192)-1)*8192" office:value-type="float" office:value="5573.59449831621">
            <text:p>5574</text:p>
          </table:table-cell>
        </table:table-row>
        <table:table-row table:style-name="ro1">
          <table:table-cell office:value-type="float" office:value="6135">
            <text:p>6135</text:p>
          </table:table-cell>
          <table:table-cell table:formula="of:=(2^([.A6136]/8192)-1)*8192" office:value-type="float" office:value="5574.75929161408">
            <text:p>5575</text:p>
          </table:table-cell>
        </table:table-row>
        <table:table-row table:style-name="ro1">
          <table:table-cell office:value-type="float" office:value="6136">
            <text:p>6136</text:p>
          </table:table-cell>
          <table:table-cell table:formula="of:=(2^([.A6137]/8192)-1)*8192" office:value-type="float" office:value="5575.92418347242">
            <text:p>5576</text:p>
          </table:table-cell>
        </table:table-row>
        <table:table-row table:style-name="ro1">
          <table:table-cell office:value-type="float" office:value="6137">
            <text:p>6137</text:p>
          </table:table-cell>
          <table:table-cell table:formula="of:=(2^([.A6138]/8192)-1)*8192" office:value-type="float" office:value="5577.08917389956">
            <text:p>5577</text:p>
          </table:table-cell>
        </table:table-row>
        <table:table-row table:style-name="ro1">
          <table:table-cell office:value-type="float" office:value="6138">
            <text:p>6138</text:p>
          </table:table-cell>
          <table:table-cell table:formula="of:=(2^([.A6139]/8192)-1)*8192" office:value-type="float" office:value="5578.25426290385">
            <text:p>5578</text:p>
          </table:table-cell>
        </table:table-row>
        <table:table-row table:style-name="ro1">
          <table:table-cell office:value-type="float" office:value="6139">
            <text:p>6139</text:p>
          </table:table-cell>
          <table:table-cell table:formula="of:=(2^([.A6140]/8192)-1)*8192" office:value-type="float" office:value="5579.41945049363">
            <text:p>5579</text:p>
          </table:table-cell>
        </table:table-row>
        <table:table-row table:style-name="ro1">
          <table:table-cell office:value-type="float" office:value="6140">
            <text:p>6140</text:p>
          </table:table-cell>
          <table:table-cell table:formula="of:=(2^([.A6141]/8192)-1)*8192" office:value-type="float" office:value="5580.58473667725">
            <text:p>5581</text:p>
          </table:table-cell>
        </table:table-row>
        <table:table-row table:style-name="ro1">
          <table:table-cell office:value-type="float" office:value="6141">
            <text:p>6141</text:p>
          </table:table-cell>
          <table:table-cell table:formula="of:=(2^([.A6142]/8192)-1)*8192" office:value-type="float" office:value="5581.75012146303">
            <text:p>5582</text:p>
          </table:table-cell>
        </table:table-row>
        <table:table-row table:style-name="ro1">
          <table:table-cell office:value-type="float" office:value="6142">
            <text:p>6142</text:p>
          </table:table-cell>
          <table:table-cell table:formula="of:=(2^([.A6143]/8192)-1)*8192" office:value-type="float" office:value="5582.91560485933">
            <text:p>5583</text:p>
          </table:table-cell>
        </table:table-row>
        <table:table-row table:style-name="ro1">
          <table:table-cell office:value-type="float" office:value="6143">
            <text:p>6143</text:p>
          </table:table-cell>
          <table:table-cell table:formula="of:=(2^([.A6144]/8192)-1)*8192" office:value-type="float" office:value="5584.08118687449">
            <text:p>5584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table:formula="of:=(2^([.A6145]/8192)-1)*8192" office:value-type="float" office:value="5585.24686751686">
            <text:p>5585</text:p>
          </table:table-cell>
        </table:table-row>
        <table:table-row table:style-name="ro1">
          <table:table-cell office:value-type="float" office:value="6145">
            <text:p>6145</text:p>
          </table:table-cell>
          <table:table-cell table:formula="of:=(2^([.A6146]/8192)-1)*8192" office:value-type="float" office:value="5586.41264679478">
            <text:p>5586</text:p>
          </table:table-cell>
        </table:table-row>
        <table:table-row table:style-name="ro1">
          <table:table-cell office:value-type="float" office:value="6146">
            <text:p>6146</text:p>
          </table:table-cell>
          <table:table-cell table:formula="of:=(2^([.A6147]/8192)-1)*8192" office:value-type="float" office:value="5587.57852471659">
            <text:p>5588</text:p>
          </table:table-cell>
        </table:table-row>
        <table:table-row table:style-name="ro1">
          <table:table-cell office:value-type="float" office:value="6147">
            <text:p>6147</text:p>
          </table:table-cell>
          <table:table-cell table:formula="of:=(2^([.A6148]/8192)-1)*8192" office:value-type="float" office:value="5588.74450129065">
            <text:p>5589</text:p>
          </table:table-cell>
        </table:table-row>
        <table:table-row table:style-name="ro1">
          <table:table-cell office:value-type="float" office:value="6148">
            <text:p>6148</text:p>
          </table:table-cell>
          <table:table-cell table:formula="of:=(2^([.A6149]/8192)-1)*8192" office:value-type="float" office:value="5589.91057652531">
            <text:p>5590</text:p>
          </table:table-cell>
        </table:table-row>
        <table:table-row table:style-name="ro1">
          <table:table-cell office:value-type="float" office:value="6149">
            <text:p>6149</text:p>
          </table:table-cell>
          <table:table-cell table:formula="of:=(2^([.A6150]/8192)-1)*8192" office:value-type="float" office:value="5591.0767504289">
            <text:p>5591</text:p>
          </table:table-cell>
        </table:table-row>
        <table:table-row table:style-name="ro1">
          <table:table-cell office:value-type="float" office:value="6150">
            <text:p>6150</text:p>
          </table:table-cell>
          <table:table-cell table:formula="of:=(2^([.A6151]/8192)-1)*8192" office:value-type="float" office:value="5592.24302300978">
            <text:p>5592</text:p>
          </table:table-cell>
        </table:table-row>
        <table:table-row table:style-name="ro1">
          <table:table-cell office:value-type="float" office:value="6151">
            <text:p>6151</text:p>
          </table:table-cell>
          <table:table-cell table:formula="of:=(2^([.A6152]/8192)-1)*8192" office:value-type="float" office:value="5593.4093942763">
            <text:p>5593</text:p>
          </table:table-cell>
        </table:table-row>
        <table:table-row table:style-name="ro1">
          <table:table-cell office:value-type="float" office:value="6152">
            <text:p>6152</text:p>
          </table:table-cell>
          <table:table-cell table:formula="of:=(2^([.A6153]/8192)-1)*8192" office:value-type="float" office:value="5594.57586423681">
            <text:p>5595</text:p>
          </table:table-cell>
        </table:table-row>
        <table:table-row table:style-name="ro1">
          <table:table-cell office:value-type="float" office:value="6153">
            <text:p>6153</text:p>
          </table:table-cell>
          <table:table-cell table:formula="of:=(2^([.A6154]/8192)-1)*8192" office:value-type="float" office:value="5595.74243289966">
            <text:p>5596</text:p>
          </table:table-cell>
        </table:table-row>
        <table:table-row table:style-name="ro1">
          <table:table-cell office:value-type="float" office:value="6154">
            <text:p>6154</text:p>
          </table:table-cell>
          <table:table-cell table:formula="of:=(2^([.A6155]/8192)-1)*8192" office:value-type="float" office:value="5596.9091002732">
            <text:p>5597</text:p>
          </table:table-cell>
        </table:table-row>
        <table:table-row table:style-name="ro1">
          <table:table-cell office:value-type="float" office:value="6155">
            <text:p>6155</text:p>
          </table:table-cell>
          <table:table-cell table:formula="of:=(2^([.A6156]/8192)-1)*8192" office:value-type="float" office:value="5598.07586636578">
            <text:p>5598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table:formula="of:=(2^([.A6157]/8192)-1)*8192" office:value-type="float" office:value="5599.24273118577">
            <text:p>5599</text:p>
          </table:table-cell>
        </table:table-row>
        <table:table-row table:style-name="ro1">
          <table:table-cell office:value-type="float" office:value="6157">
            <text:p>6157</text:p>
          </table:table-cell>
          <table:table-cell table:formula="of:=(2^([.A6158]/8192)-1)*8192" office:value-type="float" office:value="5600.4096947415">
            <text:p>5600</text:p>
          </table:table-cell>
        </table:table-row>
        <table:table-row table:style-name="ro1">
          <table:table-cell office:value-type="float" office:value="6158">
            <text:p>6158</text:p>
          </table:table-cell>
          <table:table-cell table:formula="of:=(2^([.A6159]/8192)-1)*8192" office:value-type="float" office:value="5601.57675704135">
            <text:p>5602</text:p>
          </table:table-cell>
        </table:table-row>
        <table:table-row table:style-name="ro1">
          <table:table-cell office:value-type="float" office:value="6159">
            <text:p>6159</text:p>
          </table:table-cell>
          <table:table-cell table:formula="of:=(2^([.A6160]/8192)-1)*8192" office:value-type="float" office:value="5602.74391809365">
            <text:p>5603</text:p>
          </table:table-cell>
        </table:table-row>
        <table:table-row table:style-name="ro1">
          <table:table-cell office:value-type="float" office:value="6160">
            <text:p>6160</text:p>
          </table:table-cell>
          <table:table-cell table:formula="of:=(2^([.A6161]/8192)-1)*8192" office:value-type="float" office:value="5603.91117790677">
            <text:p>5604</text:p>
          </table:table-cell>
        </table:table-row>
        <table:table-row table:style-name="ro1">
          <table:table-cell office:value-type="float" office:value="6161">
            <text:p>6161</text:p>
          </table:table-cell>
          <table:table-cell table:formula="of:=(2^([.A6162]/8192)-1)*8192" office:value-type="float" office:value="5605.07853648907">
            <text:p>5605</text:p>
          </table:table-cell>
        </table:table-row>
        <table:table-row table:style-name="ro1">
          <table:table-cell office:value-type="float" office:value="6162">
            <text:p>6162</text:p>
          </table:table-cell>
          <table:table-cell table:formula="of:=(2^([.A6163]/8192)-1)*8192" office:value-type="float" office:value="5606.24599384889">
            <text:p>5606</text:p>
          </table:table-cell>
        </table:table-row>
        <table:table-row table:style-name="ro1">
          <table:table-cell office:value-type="float" office:value="6163">
            <text:p>6163</text:p>
          </table:table-cell>
          <table:table-cell table:formula="of:=(2^([.A6164]/8192)-1)*8192" office:value-type="float" office:value="5607.41354999461">
            <text:p>5607</text:p>
          </table:table-cell>
        </table:table-row>
        <table:table-row table:style-name="ro1">
          <table:table-cell office:value-type="float" office:value="6164">
            <text:p>6164</text:p>
          </table:table-cell>
          <table:table-cell table:formula="of:=(2^([.A6165]/8192)-1)*8192" office:value-type="float" office:value="5608.58120493458">
            <text:p>5609</text:p>
          </table:table-cell>
        </table:table-row>
        <table:table-row table:style-name="ro1">
          <table:table-cell office:value-type="float" office:value="6165">
            <text:p>6165</text:p>
          </table:table-cell>
          <table:table-cell table:formula="of:=(2^([.A6166]/8192)-1)*8192" office:value-type="float" office:value="5609.74895867716">
            <text:p>5610</text:p>
          </table:table-cell>
        </table:table-row>
        <table:table-row table:style-name="ro1">
          <table:table-cell office:value-type="float" office:value="6166">
            <text:p>6166</text:p>
          </table:table-cell>
          <table:table-cell table:formula="of:=(2^([.A6167]/8192)-1)*8192" office:value-type="float" office:value="5610.9168112307">
            <text:p>5611</text:p>
          </table:table-cell>
        </table:table-row>
        <table:table-row table:style-name="ro1">
          <table:table-cell office:value-type="float" office:value="6167">
            <text:p>6167</text:p>
          </table:table-cell>
          <table:table-cell table:formula="of:=(2^([.A6168]/8192)-1)*8192" office:value-type="float" office:value="5612.08476260358">
            <text:p>5612</text:p>
          </table:table-cell>
        </table:table-row>
        <table:table-row table:style-name="ro1">
          <table:table-cell office:value-type="float" office:value="6168">
            <text:p>6168</text:p>
          </table:table-cell>
          <table:table-cell table:formula="of:=(2^([.A6169]/8192)-1)*8192" office:value-type="float" office:value="5613.25281280415">
            <text:p>5613</text:p>
          </table:table-cell>
        </table:table-row>
        <table:table-row table:style-name="ro1">
          <table:table-cell office:value-type="float" office:value="6169">
            <text:p>6169</text:p>
          </table:table-cell>
          <table:table-cell table:formula="of:=(2^([.A6170]/8192)-1)*8192" office:value-type="float" office:value="5614.42096184077">
            <text:p>5614</text:p>
          </table:table-cell>
        </table:table-row>
        <table:table-row table:style-name="ro1">
          <table:table-cell office:value-type="float" office:value="6170">
            <text:p>6170</text:p>
          </table:table-cell>
          <table:table-cell table:formula="of:=(2^([.A6171]/8192)-1)*8192" office:value-type="float" office:value="5615.58920972181">
            <text:p>5616</text:p>
          </table:table-cell>
        </table:table-row>
        <table:table-row table:style-name="ro1">
          <table:table-cell office:value-type="float" office:value="6171">
            <text:p>6171</text:p>
          </table:table-cell>
          <table:table-cell table:formula="of:=(2^([.A6172]/8192)-1)*8192" office:value-type="float" office:value="5616.75755645563">
            <text:p>5617</text:p>
          </table:table-cell>
        </table:table-row>
        <table:table-row table:style-name="ro1">
          <table:table-cell office:value-type="float" office:value="6172">
            <text:p>6172</text:p>
          </table:table-cell>
          <table:table-cell table:formula="of:=(2^([.A6173]/8192)-1)*8192" office:value-type="float" office:value="5617.9260020506">
            <text:p>5618</text:p>
          </table:table-cell>
        </table:table-row>
        <table:table-row table:style-name="ro1">
          <table:table-cell office:value-type="float" office:value="6173">
            <text:p>6173</text:p>
          </table:table-cell>
          <table:table-cell table:formula="of:=(2^([.A6174]/8192)-1)*8192" office:value-type="float" office:value="5619.09454651507">
            <text:p>5619</text:p>
          </table:table-cell>
        </table:table-row>
        <table:table-row table:style-name="ro1">
          <table:table-cell office:value-type="float" office:value="6174">
            <text:p>6174</text:p>
          </table:table-cell>
          <table:table-cell table:formula="of:=(2^([.A6175]/8192)-1)*8192" office:value-type="float" office:value="5620.26318985743">
            <text:p>5620</text:p>
          </table:table-cell>
        </table:table-row>
        <table:table-row table:style-name="ro1">
          <table:table-cell office:value-type="float" office:value="6175">
            <text:p>6175</text:p>
          </table:table-cell>
          <table:table-cell table:formula="of:=(2^([.A6176]/8192)-1)*8192" office:value-type="float" office:value="5621.43193208603">
            <text:p>5621</text:p>
          </table:table-cell>
        </table:table-row>
        <table:table-row table:style-name="ro1">
          <table:table-cell office:value-type="float" office:value="6176">
            <text:p>6176</text:p>
          </table:table-cell>
          <table:table-cell table:formula="of:=(2^([.A6177]/8192)-1)*8192" office:value-type="float" office:value="5622.60077320924">
            <text:p>5623</text:p>
          </table:table-cell>
        </table:table-row>
        <table:table-row table:style-name="ro1">
          <table:table-cell office:value-type="float" office:value="6177">
            <text:p>6177</text:p>
          </table:table-cell>
          <table:table-cell table:formula="of:=(2^([.A6178]/8192)-1)*8192" office:value-type="float" office:value="5623.76971323543">
            <text:p>5624</text:p>
          </table:table-cell>
        </table:table-row>
        <table:table-row table:style-name="ro1">
          <table:table-cell office:value-type="float" office:value="6178">
            <text:p>6178</text:p>
          </table:table-cell>
          <table:table-cell table:formula="of:=(2^([.A6179]/8192)-1)*8192" office:value-type="float" office:value="5624.93875217296">
            <text:p>5625</text:p>
          </table:table-cell>
        </table:table-row>
        <table:table-row table:style-name="ro1">
          <table:table-cell office:value-type="float" office:value="6179">
            <text:p>6179</text:p>
          </table:table-cell>
          <table:table-cell table:formula="of:=(2^([.A6180]/8192)-1)*8192" office:value-type="float" office:value="5626.10789003022">
            <text:p>5626</text:p>
          </table:table-cell>
        </table:table-row>
        <table:table-row table:style-name="ro1">
          <table:table-cell office:value-type="float" office:value="6180">
            <text:p>6180</text:p>
          </table:table-cell>
          <table:table-cell table:formula="of:=(2^([.A6181]/8192)-1)*8192" office:value-type="float" office:value="5627.27712681556">
            <text:p>5627</text:p>
          </table:table-cell>
        </table:table-row>
        <table:table-row table:style-name="ro1">
          <table:table-cell office:value-type="float" office:value="6181">
            <text:p>6181</text:p>
          </table:table-cell>
          <table:table-cell table:formula="of:=(2^([.A6182]/8192)-1)*8192" office:value-type="float" office:value="5628.44646253736">
            <text:p>5628</text:p>
          </table:table-cell>
        </table:table-row>
        <table:table-row table:style-name="ro1">
          <table:table-cell office:value-type="float" office:value="6182">
            <text:p>6182</text:p>
          </table:table-cell>
          <table:table-cell table:formula="of:=(2^([.A6183]/8192)-1)*8192" office:value-type="float" office:value="5629.61589720399">
            <text:p>5630</text:p>
          </table:table-cell>
        </table:table-row>
        <table:table-row table:style-name="ro1">
          <table:table-cell office:value-type="float" office:value="6183">
            <text:p>6183</text:p>
          </table:table-cell>
          <table:table-cell table:formula="of:=(2^([.A6184]/8192)-1)*8192" office:value-type="float" office:value="5630.78543082383">
            <text:p>5631</text:p>
          </table:table-cell>
        </table:table-row>
        <table:table-row table:style-name="ro1">
          <table:table-cell office:value-type="float" office:value="6184">
            <text:p>6184</text:p>
          </table:table-cell>
          <table:table-cell table:formula="of:=(2^([.A6185]/8192)-1)*8192" office:value-type="float" office:value="5631.95506340524">
            <text:p>5632</text:p>
          </table:table-cell>
        </table:table-row>
        <table:table-row table:style-name="ro1">
          <table:table-cell office:value-type="float" office:value="6185">
            <text:p>6185</text:p>
          </table:table-cell>
          <table:table-cell table:formula="of:=(2^([.A6186]/8192)-1)*8192" office:value-type="float" office:value="5633.1247949566">
            <text:p>5633</text:p>
          </table:table-cell>
        </table:table-row>
        <table:table-row table:style-name="ro1">
          <table:table-cell office:value-type="float" office:value="6186">
            <text:p>6186</text:p>
          </table:table-cell>
          <table:table-cell table:formula="of:=(2^([.A6187]/8192)-1)*8192" office:value-type="float" office:value="5634.29462548628">
            <text:p>5634</text:p>
          </table:table-cell>
        </table:table-row>
        <table:table-row table:style-name="ro1">
          <table:table-cell office:value-type="float" office:value="6187">
            <text:p>6187</text:p>
          </table:table-cell>
          <table:table-cell table:formula="of:=(2^([.A6188]/8192)-1)*8192" office:value-type="float" office:value="5635.46455500266">
            <text:p>5635</text:p>
          </table:table-cell>
        </table:table-row>
        <table:table-row table:style-name="ro1">
          <table:table-cell office:value-type="float" office:value="6188">
            <text:p>6188</text:p>
          </table:table-cell>
          <table:table-cell table:formula="of:=(2^([.A6189]/8192)-1)*8192" office:value-type="float" office:value="5636.63458351412">
            <text:p>5637</text:p>
          </table:table-cell>
        </table:table-row>
        <table:table-row table:style-name="ro1">
          <table:table-cell office:value-type="float" office:value="6189">
            <text:p>6189</text:p>
          </table:table-cell>
          <table:table-cell table:formula="of:=(2^([.A6190]/8192)-1)*8192" office:value-type="float" office:value="5637.80471102903">
            <text:p>5638</text:p>
          </table:table-cell>
        </table:table-row>
        <table:table-row table:style-name="ro1">
          <table:table-cell office:value-type="float" office:value="6190">
            <text:p>6190</text:p>
          </table:table-cell>
          <table:table-cell table:formula="of:=(2^([.A6191]/8192)-1)*8192" office:value-type="float" office:value="5638.97493755576">
            <text:p>5639</text:p>
          </table:table-cell>
        </table:table-row>
        <table:table-row table:style-name="ro1">
          <table:table-cell office:value-type="float" office:value="6191">
            <text:p>6191</text:p>
          </table:table-cell>
          <table:table-cell table:formula="of:=(2^([.A6192]/8192)-1)*8192" office:value-type="float" office:value="5640.14526310271">
            <text:p>5640</text:p>
          </table:table-cell>
        </table:table-row>
        <table:table-row table:style-name="ro1">
          <table:table-cell office:value-type="float" office:value="6192">
            <text:p>6192</text:p>
          </table:table-cell>
          <table:table-cell table:formula="of:=(2^([.A6193]/8192)-1)*8192" office:value-type="float" office:value="5641.31568767824">
            <text:p>5641</text:p>
          </table:table-cell>
        </table:table-row>
        <table:table-row table:style-name="ro1">
          <table:table-cell office:value-type="float" office:value="6193">
            <text:p>6193</text:p>
          </table:table-cell>
          <table:table-cell table:formula="of:=(2^([.A6194]/8192)-1)*8192" office:value-type="float" office:value="5642.48621129073">
            <text:p>5642</text:p>
          </table:table-cell>
        </table:table-row>
        <table:table-row table:style-name="ro1">
          <table:table-cell office:value-type="float" office:value="6194">
            <text:p>6194</text:p>
          </table:table-cell>
          <table:table-cell table:formula="of:=(2^([.A6195]/8192)-1)*8192" office:value-type="float" office:value="5643.65683394857">
            <text:p>5644</text:p>
          </table:table-cell>
        </table:table-row>
        <table:table-row table:style-name="ro1">
          <table:table-cell office:value-type="float" office:value="6195">
            <text:p>6195</text:p>
          </table:table-cell>
          <table:table-cell table:formula="of:=(2^([.A6196]/8192)-1)*8192" office:value-type="float" office:value="5644.82755566014">
            <text:p>5645</text:p>
          </table:table-cell>
        </table:table-row>
        <table:table-row table:style-name="ro1">
          <table:table-cell office:value-type="float" office:value="6196">
            <text:p>6196</text:p>
          </table:table-cell>
          <table:table-cell table:formula="of:=(2^([.A6197]/8192)-1)*8192" office:value-type="float" office:value="5645.99837643381">
            <text:p>5646</text:p>
          </table:table-cell>
        </table:table-row>
        <table:table-row table:style-name="ro1">
          <table:table-cell office:value-type="float" office:value="6197">
            <text:p>6197</text:p>
          </table:table-cell>
          <table:table-cell table:formula="of:=(2^([.A6198]/8192)-1)*8192" office:value-type="float" office:value="5647.16929627798">
            <text:p>5647</text:p>
          </table:table-cell>
        </table:table-row>
        <table:table-row table:style-name="ro1">
          <table:table-cell office:value-type="float" office:value="6198">
            <text:p>6198</text:p>
          </table:table-cell>
          <table:table-cell table:formula="of:=(2^([.A6199]/8192)-1)*8192" office:value-type="float" office:value="5648.34031520101">
            <text:p>5648</text:p>
          </table:table-cell>
        </table:table-row>
        <table:table-row table:style-name="ro1">
          <table:table-cell office:value-type="float" office:value="6199">
            <text:p>6199</text:p>
          </table:table-cell>
          <table:table-cell table:formula="of:=(2^([.A6200]/8192)-1)*8192" office:value-type="float" office:value="5649.51143321131">
            <text:p>5650</text:p>
          </table:table-cell>
        </table:table-row>
        <table:table-row table:style-name="ro1">
          <table:table-cell office:value-type="float" office:value="6200">
            <text:p>6200</text:p>
          </table:table-cell>
          <table:table-cell table:formula="of:=(2^([.A6201]/8192)-1)*8192" office:value-type="float" office:value="5650.68265031724">
            <text:p>5651</text:p>
          </table:table-cell>
        </table:table-row>
        <table:table-row table:style-name="ro1">
          <table:table-cell office:value-type="float" office:value="6201">
            <text:p>6201</text:p>
          </table:table-cell>
          <table:table-cell table:formula="of:=(2^([.A6202]/8192)-1)*8192" office:value-type="float" office:value="5651.8539665272">
            <text:p>5652</text:p>
          </table:table-cell>
        </table:table-row>
        <table:table-row table:style-name="ro1">
          <table:table-cell office:value-type="float" office:value="6202">
            <text:p>6202</text:p>
          </table:table-cell>
          <table:table-cell table:formula="of:=(2^([.A6203]/8192)-1)*8192" office:value-type="float" office:value="5653.02538184957">
            <text:p>5653</text:p>
          </table:table-cell>
        </table:table-row>
        <table:table-row table:style-name="ro1">
          <table:table-cell office:value-type="float" office:value="6203">
            <text:p>6203</text:p>
          </table:table-cell>
          <table:table-cell table:formula="of:=(2^([.A6204]/8192)-1)*8192" office:value-type="float" office:value="5654.19689629274">
            <text:p>5654</text:p>
          </table:table-cell>
        </table:table-row>
        <table:table-row table:style-name="ro1">
          <table:table-cell office:value-type="float" office:value="6204">
            <text:p>6204</text:p>
          </table:table-cell>
          <table:table-cell table:formula="of:=(2^([.A6205]/8192)-1)*8192" office:value-type="float" office:value="5655.3685098651">
            <text:p>5655</text:p>
          </table:table-cell>
        </table:table-row>
        <table:table-row table:style-name="ro1">
          <table:table-cell office:value-type="float" office:value="6205">
            <text:p>6205</text:p>
          </table:table-cell>
          <table:table-cell table:formula="of:=(2^([.A6206]/8192)-1)*8192" office:value-type="float" office:value="5656.54022257503">
            <text:p>5657</text:p>
          </table:table-cell>
        </table:table-row>
        <table:table-row table:style-name="ro1">
          <table:table-cell office:value-type="float" office:value="6206">
            <text:p>6206</text:p>
          </table:table-cell>
          <table:table-cell table:formula="of:=(2^([.A6207]/8192)-1)*8192" office:value-type="float" office:value="5657.71203443092">
            <text:p>5658</text:p>
          </table:table-cell>
        </table:table-row>
        <table:table-row table:style-name="ro1">
          <table:table-cell office:value-type="float" office:value="6207">
            <text:p>6207</text:p>
          </table:table-cell>
          <table:table-cell table:formula="of:=(2^([.A6208]/8192)-1)*8192" office:value-type="float" office:value="5658.88394544116">
            <text:p>5659</text:p>
          </table:table-cell>
        </table:table-row>
        <table:table-row table:style-name="ro1">
          <table:table-cell office:value-type="float" office:value="6208">
            <text:p>6208</text:p>
          </table:table-cell>
          <table:table-cell table:formula="of:=(2^([.A6209]/8192)-1)*8192" office:value-type="float" office:value="5660.05595561415">
            <text:p>5660</text:p>
          </table:table-cell>
        </table:table-row>
        <table:table-row table:style-name="ro1">
          <table:table-cell office:value-type="float" office:value="6209">
            <text:p>6209</text:p>
          </table:table-cell>
          <table:table-cell table:formula="of:=(2^([.A6210]/8192)-1)*8192" office:value-type="float" office:value="5661.22806495826">
            <text:p>5661</text:p>
          </table:table-cell>
        </table:table-row>
        <table:table-row table:style-name="ro1">
          <table:table-cell office:value-type="float" office:value="6210">
            <text:p>6210</text:p>
          </table:table-cell>
          <table:table-cell table:formula="of:=(2^([.A6211]/8192)-1)*8192" office:value-type="float" office:value="5662.40027348191">
            <text:p>5662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table:formula="of:=(2^([.A6212]/8192)-1)*8192" office:value-type="float" office:value="5663.57258119346">
            <text:p>5664</text:p>
          </table:table-cell>
        </table:table-row>
        <table:table-row table:style-name="ro1">
          <table:table-cell office:value-type="float" office:value="6212">
            <text:p>6212</text:p>
          </table:table-cell>
          <table:table-cell table:formula="of:=(2^([.A6213]/8192)-1)*8192" office:value-type="float" office:value="5664.74498810133">
            <text:p>5665</text:p>
          </table:table-cell>
        </table:table-row>
        <table:table-row table:style-name="ro1">
          <table:table-cell office:value-type="float" office:value="6213">
            <text:p>6213</text:p>
          </table:table-cell>
          <table:table-cell table:formula="of:=(2^([.A6214]/8192)-1)*8192" office:value-type="float" office:value="5665.9174942139">
            <text:p>5666</text:p>
          </table:table-cell>
        </table:table-row>
        <table:table-row table:style-name="ro1">
          <table:table-cell office:value-type="float" office:value="6214">
            <text:p>6214</text:p>
          </table:table-cell>
          <table:table-cell table:formula="of:=(2^([.A6215]/8192)-1)*8192" office:value-type="float" office:value="5667.09009953956">
            <text:p>5667</text:p>
          </table:table-cell>
        </table:table-row>
        <table:table-row table:style-name="ro1">
          <table:table-cell office:value-type="float" office:value="6215">
            <text:p>6215</text:p>
          </table:table-cell>
          <table:table-cell table:formula="of:=(2^([.A6216]/8192)-1)*8192" office:value-type="float" office:value="5668.26280408672">
            <text:p>5668</text:p>
          </table:table-cell>
        </table:table-row>
        <table:table-row table:style-name="ro1">
          <table:table-cell office:value-type="float" office:value="6216">
            <text:p>6216</text:p>
          </table:table-cell>
          <table:table-cell table:formula="of:=(2^([.A6217]/8192)-1)*8192" office:value-type="float" office:value="5669.43560786377">
            <text:p>5669</text:p>
          </table:table-cell>
        </table:table-row>
        <table:table-row table:style-name="ro1">
          <table:table-cell office:value-type="float" office:value="6217">
            <text:p>6217</text:p>
          </table:table-cell>
          <table:table-cell table:formula="of:=(2^([.A6218]/8192)-1)*8192" office:value-type="float" office:value="5670.6085108791">
            <text:p>5671</text:p>
          </table:table-cell>
        </table:table-row>
        <table:table-row table:style-name="ro1">
          <table:table-cell office:value-type="float" office:value="6218">
            <text:p>6218</text:p>
          </table:table-cell>
          <table:table-cell table:formula="of:=(2^([.A6219]/8192)-1)*8192" office:value-type="float" office:value="5671.78151314111">
            <text:p>5672</text:p>
          </table:table-cell>
        </table:table-row>
        <table:table-row table:style-name="ro1">
          <table:table-cell office:value-type="float" office:value="6219">
            <text:p>6219</text:p>
          </table:table-cell>
          <table:table-cell table:formula="of:=(2^([.A6220]/8192)-1)*8192" office:value-type="float" office:value="5672.9546146582">
            <text:p>5673</text:p>
          </table:table-cell>
        </table:table-row>
        <table:table-row table:style-name="ro1">
          <table:table-cell office:value-type="float" office:value="6220">
            <text:p>6220</text:p>
          </table:table-cell>
          <table:table-cell table:formula="of:=(2^([.A6221]/8192)-1)*8192" office:value-type="float" office:value="5674.12781543877">
            <text:p>5674</text:p>
          </table:table-cell>
        </table:table-row>
        <table:table-row table:style-name="ro1">
          <table:table-cell office:value-type="float" office:value="6221">
            <text:p>6221</text:p>
          </table:table-cell>
          <table:table-cell table:formula="of:=(2^([.A6222]/8192)-1)*8192" office:value-type="float" office:value="5675.30111549121">
            <text:p>5675</text:p>
          </table:table-cell>
        </table:table-row>
        <table:table-row table:style-name="ro1">
          <table:table-cell office:value-type="float" office:value="6222">
            <text:p>6222</text:p>
          </table:table-cell>
          <table:table-cell table:formula="of:=(2^([.A6223]/8192)-1)*8192" office:value-type="float" office:value="5676.47451482393">
            <text:p>5676</text:p>
          </table:table-cell>
        </table:table-row>
        <table:table-row table:style-name="ro1">
          <table:table-cell office:value-type="float" office:value="6223">
            <text:p>6223</text:p>
          </table:table-cell>
          <table:table-cell table:formula="of:=(2^([.A6224]/8192)-1)*8192" office:value-type="float" office:value="5677.64801344533">
            <text:p>5678</text:p>
          </table:table-cell>
        </table:table-row>
        <table:table-row table:style-name="ro1">
          <table:table-cell office:value-type="float" office:value="6224">
            <text:p>6224</text:p>
          </table:table-cell>
          <table:table-cell table:formula="of:=(2^([.A6225]/8192)-1)*8192" office:value-type="float" office:value="5678.82161136381">
            <text:p>5679</text:p>
          </table:table-cell>
        </table:table-row>
        <table:table-row table:style-name="ro1">
          <table:table-cell office:value-type="float" office:value="6225">
            <text:p>6225</text:p>
          </table:table-cell>
          <table:table-cell table:formula="of:=(2^([.A6226]/8192)-1)*8192" office:value-type="float" office:value="5679.99530858778">
            <text:p>5680</text:p>
          </table:table-cell>
        </table:table-row>
        <table:table-row table:style-name="ro1">
          <table:table-cell office:value-type="float" office:value="6226">
            <text:p>6226</text:p>
          </table:table-cell>
          <table:table-cell table:formula="of:=(2^([.A6227]/8192)-1)*8192" office:value-type="float" office:value="5681.16910512562">
            <text:p>5681</text:p>
          </table:table-cell>
        </table:table-row>
        <table:table-row table:style-name="ro1">
          <table:table-cell office:value-type="float" office:value="6227">
            <text:p>6227</text:p>
          </table:table-cell>
          <table:table-cell table:formula="of:=(2^([.A6228]/8192)-1)*8192" office:value-type="float" office:value="5682.34300098576">
            <text:p>5682</text:p>
          </table:table-cell>
        </table:table-row>
        <table:table-row table:style-name="ro1">
          <table:table-cell office:value-type="float" office:value="6228">
            <text:p>6228</text:p>
          </table:table-cell>
          <table:table-cell table:formula="of:=(2^([.A6229]/8192)-1)*8192" office:value-type="float" office:value="5683.51699617658">
            <text:p>5684</text:p>
          </table:table-cell>
        </table:table-row>
        <table:table-row table:style-name="ro1">
          <table:table-cell office:value-type="float" office:value="6229">
            <text:p>6229</text:p>
          </table:table-cell>
          <table:table-cell table:formula="of:=(2^([.A6230]/8192)-1)*8192" office:value-type="float" office:value="5684.6910907065">
            <text:p>5685</text:p>
          </table:table-cell>
        </table:table-row>
        <table:table-row table:style-name="ro1">
          <table:table-cell office:value-type="float" office:value="6230">
            <text:p>6230</text:p>
          </table:table-cell>
          <table:table-cell table:formula="of:=(2^([.A6231]/8192)-1)*8192" office:value-type="float" office:value="5685.86528458393">
            <text:p>5686</text:p>
          </table:table-cell>
        </table:table-row>
        <table:table-row table:style-name="ro1">
          <table:table-cell office:value-type="float" office:value="6231">
            <text:p>6231</text:p>
          </table:table-cell>
          <table:table-cell table:formula="of:=(2^([.A6232]/8192)-1)*8192" office:value-type="float" office:value="5687.03957781727">
            <text:p>5687</text:p>
          </table:table-cell>
        </table:table-row>
        <table:table-row table:style-name="ro1">
          <table:table-cell office:value-type="float" office:value="6232">
            <text:p>6232</text:p>
          </table:table-cell>
          <table:table-cell table:formula="of:=(2^([.A6233]/8192)-1)*8192" office:value-type="float" office:value="5688.21397041492">
            <text:p>5688</text:p>
          </table:table-cell>
        </table:table-row>
        <table:table-row table:style-name="ro1">
          <table:table-cell office:value-type="float" office:value="6233">
            <text:p>6233</text:p>
          </table:table-cell>
          <table:table-cell table:formula="of:=(2^([.A6234]/8192)-1)*8192" office:value-type="float" office:value="5689.38846238529">
            <text:p>5689</text:p>
          </table:table-cell>
        </table:table-row>
        <table:table-row table:style-name="ro1">
          <table:table-cell office:value-type="float" office:value="6234">
            <text:p>6234</text:p>
          </table:table-cell>
          <table:table-cell table:formula="of:=(2^([.A6235]/8192)-1)*8192" office:value-type="float" office:value="5690.5630537368">
            <text:p>5691</text:p>
          </table:table-cell>
        </table:table-row>
        <table:table-row table:style-name="ro1">
          <table:table-cell office:value-type="float" office:value="6235">
            <text:p>6235</text:p>
          </table:table-cell>
          <table:table-cell table:formula="of:=(2^([.A6236]/8192)-1)*8192" office:value-type="float" office:value="5691.73774447785">
            <text:p>5692</text:p>
          </table:table-cell>
        </table:table-row>
        <table:table-row table:style-name="ro1">
          <table:table-cell office:value-type="float" office:value="6236">
            <text:p>6236</text:p>
          </table:table-cell>
          <table:table-cell table:formula="of:=(2^([.A6237]/8192)-1)*8192" office:value-type="float" office:value="5692.91253461686">
            <text:p>5693</text:p>
          </table:table-cell>
        </table:table-row>
        <table:table-row table:style-name="ro1">
          <table:table-cell office:value-type="float" office:value="6237">
            <text:p>6237</text:p>
          </table:table-cell>
          <table:table-cell table:formula="of:=(2^([.A6238]/8192)-1)*8192" office:value-type="float" office:value="5694.08742416222">
            <text:p>5694</text:p>
          </table:table-cell>
        </table:table-row>
        <table:table-row table:style-name="ro1">
          <table:table-cell office:value-type="float" office:value="6238">
            <text:p>6238</text:p>
          </table:table-cell>
          <table:table-cell table:formula="of:=(2^([.A6239]/8192)-1)*8192" office:value-type="float" office:value="5695.26241312236">
            <text:p>5695</text:p>
          </table:table-cell>
        </table:table-row>
        <table:table-row table:style-name="ro1">
          <table:table-cell office:value-type="float" office:value="6239">
            <text:p>6239</text:p>
          </table:table-cell>
          <table:table-cell table:formula="of:=(2^([.A6240]/8192)-1)*8192" office:value-type="float" office:value="5696.43750150569">
            <text:p>5696</text:p>
          </table:table-cell>
        </table:table-row>
        <table:table-row table:style-name="ro1">
          <table:table-cell office:value-type="float" office:value="6240">
            <text:p>6240</text:p>
          </table:table-cell>
          <table:table-cell table:formula="of:=(2^([.A6241]/8192)-1)*8192" office:value-type="float" office:value="5697.61268932061">
            <text:p>5698</text:p>
          </table:table-cell>
        </table:table-row>
        <table:table-row table:style-name="ro1">
          <table:table-cell office:value-type="float" office:value="6241">
            <text:p>6241</text:p>
          </table:table-cell>
          <table:table-cell table:formula="of:=(2^([.A6242]/8192)-1)*8192" office:value-type="float" office:value="5698.78797657555">
            <text:p>5699</text:p>
          </table:table-cell>
        </table:table-row>
        <table:table-row table:style-name="ro1">
          <table:table-cell office:value-type="float" office:value="6242">
            <text:p>6242</text:p>
          </table:table-cell>
          <table:table-cell table:formula="of:=(2^([.A6243]/8192)-1)*8192" office:value-type="float" office:value="5699.96336327892">
            <text:p>5700</text:p>
          </table:table-cell>
        </table:table-row>
        <table:table-row table:style-name="ro1">
          <table:table-cell office:value-type="float" office:value="6243">
            <text:p>6243</text:p>
          </table:table-cell>
          <table:table-cell table:formula="of:=(2^([.A6244]/8192)-1)*8192" office:value-type="float" office:value="5701.13884943912">
            <text:p>5701</text:p>
          </table:table-cell>
        </table:table-row>
        <table:table-row table:style-name="ro1">
          <table:table-cell office:value-type="float" office:value="6244">
            <text:p>6244</text:p>
          </table:table-cell>
          <table:table-cell table:formula="of:=(2^([.A6245]/8192)-1)*8192" office:value-type="float" office:value="5702.31443506459">
            <text:p>5702</text:p>
          </table:table-cell>
        </table:table-row>
        <table:table-row table:style-name="ro1">
          <table:table-cell office:value-type="float" office:value="6245">
            <text:p>6245</text:p>
          </table:table-cell>
          <table:table-cell table:formula="of:=(2^([.A6246]/8192)-1)*8192" office:value-type="float" office:value="5703.49012016372">
            <text:p>5703</text:p>
          </table:table-cell>
        </table:table-row>
        <table:table-row table:style-name="ro1">
          <table:table-cell office:value-type="float" office:value="6246">
            <text:p>6246</text:p>
          </table:table-cell>
          <table:table-cell table:formula="of:=(2^([.A6247]/8192)-1)*8192" office:value-type="float" office:value="5704.66590474495">
            <text:p>5705</text:p>
          </table:table-cell>
        </table:table-row>
        <table:table-row table:style-name="ro1">
          <table:table-cell office:value-type="float" office:value="6247">
            <text:p>6247</text:p>
          </table:table-cell>
          <table:table-cell table:formula="of:=(2^([.A6248]/8192)-1)*8192" office:value-type="float" office:value="5705.84178881669">
            <text:p>5706</text:p>
          </table:table-cell>
        </table:table-row>
        <table:table-row table:style-name="ro1">
          <table:table-cell office:value-type="float" office:value="6248">
            <text:p>6248</text:p>
          </table:table-cell>
          <table:table-cell table:formula="of:=(2^([.A6249]/8192)-1)*8192" office:value-type="float" office:value="5707.01777238736">
            <text:p>5707</text:p>
          </table:table-cell>
        </table:table-row>
        <table:table-row table:style-name="ro1">
          <table:table-cell office:value-type="float" office:value="6249">
            <text:p>6249</text:p>
          </table:table-cell>
          <table:table-cell table:formula="of:=(2^([.A6250]/8192)-1)*8192" office:value-type="float" office:value="5708.19385546537">
            <text:p>5708</text:p>
          </table:table-cell>
        </table:table-row>
        <table:table-row table:style-name="ro1">
          <table:table-cell office:value-type="float" office:value="6250">
            <text:p>6250</text:p>
          </table:table-cell>
          <table:table-cell table:formula="of:=(2^([.A6251]/8192)-1)*8192" office:value-type="float" office:value="5709.37003805915">
            <text:p>5709</text:p>
          </table:table-cell>
        </table:table-row>
        <table:table-row table:style-name="ro1">
          <table:table-cell office:value-type="float" office:value="6251">
            <text:p>6251</text:p>
          </table:table-cell>
          <table:table-cell table:formula="of:=(2^([.A6252]/8192)-1)*8192" office:value-type="float" office:value="5710.54632017711">
            <text:p>5711</text:p>
          </table:table-cell>
        </table:table-row>
        <table:table-row table:style-name="ro1">
          <table:table-cell office:value-type="float" office:value="6252">
            <text:p>6252</text:p>
          </table:table-cell>
          <table:table-cell table:formula="of:=(2^([.A6253]/8192)-1)*8192" office:value-type="float" office:value="5711.72270182769">
            <text:p>5712</text:p>
          </table:table-cell>
        </table:table-row>
        <table:table-row table:style-name="ro1">
          <table:table-cell office:value-type="float" office:value="6253">
            <text:p>6253</text:p>
          </table:table-cell>
          <table:table-cell table:formula="of:=(2^([.A6254]/8192)-1)*8192" office:value-type="float" office:value="5712.89918301929">
            <text:p>5713</text:p>
          </table:table-cell>
        </table:table-row>
        <table:table-row table:style-name="ro1">
          <table:table-cell office:value-type="float" office:value="6254">
            <text:p>6254</text:p>
          </table:table-cell>
          <table:table-cell table:formula="of:=(2^([.A6255]/8192)-1)*8192" office:value-type="float" office:value="5714.07576376035">
            <text:p>5714</text:p>
          </table:table-cell>
        </table:table-row>
        <table:table-row table:style-name="ro1">
          <table:table-cell office:value-type="float" office:value="6255">
            <text:p>6255</text:p>
          </table:table-cell>
          <table:table-cell table:formula="of:=(2^([.A6256]/8192)-1)*8192" office:value-type="float" office:value="5715.25244405928">
            <text:p>5715</text:p>
          </table:table-cell>
        </table:table-row>
        <table:table-row table:style-name="ro1">
          <table:table-cell office:value-type="float" office:value="6256">
            <text:p>6256</text:p>
          </table:table-cell>
          <table:table-cell table:formula="of:=(2^([.A6257]/8192)-1)*8192" office:value-type="float" office:value="5716.42922392452">
            <text:p>5716</text:p>
          </table:table-cell>
        </table:table-row>
        <table:table-row table:style-name="ro1">
          <table:table-cell office:value-type="float" office:value="6257">
            <text:p>6257</text:p>
          </table:table-cell>
          <table:table-cell table:formula="of:=(2^([.A6258]/8192)-1)*8192" office:value-type="float" office:value="5717.60610336448">
            <text:p>5718</text:p>
          </table:table-cell>
        </table:table-row>
        <table:table-row table:style-name="ro1">
          <table:table-cell office:value-type="float" office:value="6258">
            <text:p>6258</text:p>
          </table:table-cell>
          <table:table-cell table:formula="of:=(2^([.A6259]/8192)-1)*8192" office:value-type="float" office:value="5718.78308238759">
            <text:p>5719</text:p>
          </table:table-cell>
        </table:table-row>
        <table:table-row table:style-name="ro1">
          <table:table-cell office:value-type="float" office:value="6259">
            <text:p>6259</text:p>
          </table:table-cell>
          <table:table-cell table:formula="of:=(2^([.A6260]/8192)-1)*8192" office:value-type="float" office:value="5719.96016100228">
            <text:p>5720</text:p>
          </table:table-cell>
        </table:table-row>
        <table:table-row table:style-name="ro1">
          <table:table-cell office:value-type="float" office:value="6260">
            <text:p>6260</text:p>
          </table:table-cell>
          <table:table-cell table:formula="of:=(2^([.A6261]/8192)-1)*8192" office:value-type="float" office:value="5721.13733921698">
            <text:p>5721</text:p>
          </table:table-cell>
        </table:table-row>
        <table:table-row table:style-name="ro1">
          <table:table-cell office:value-type="float" office:value="6261">
            <text:p>6261</text:p>
          </table:table-cell>
          <table:table-cell table:formula="of:=(2^([.A6262]/8192)-1)*8192" office:value-type="float" office:value="5722.3146170401">
            <text:p>5722</text:p>
          </table:table-cell>
        </table:table-row>
        <table:table-row table:style-name="ro1">
          <table:table-cell office:value-type="float" office:value="6262">
            <text:p>6262</text:p>
          </table:table-cell>
          <table:table-cell table:formula="of:=(2^([.A6263]/8192)-1)*8192" office:value-type="float" office:value="5723.49199448009">
            <text:p>5723</text:p>
          </table:table-cell>
        </table:table-row>
        <table:table-row table:style-name="ro1">
          <table:table-cell office:value-type="float" office:value="6263">
            <text:p>6263</text:p>
          </table:table-cell>
          <table:table-cell table:formula="of:=(2^([.A6264]/8192)-1)*8192" office:value-type="float" office:value="5724.66947154537">
            <text:p>5725</text:p>
          </table:table-cell>
        </table:table-row>
        <table:table-row table:style-name="ro1">
          <table:table-cell office:value-type="float" office:value="6264">
            <text:p>6264</text:p>
          </table:table-cell>
          <table:table-cell table:formula="of:=(2^([.A6265]/8192)-1)*8192" office:value-type="float" office:value="5725.84704824438">
            <text:p>5726</text:p>
          </table:table-cell>
        </table:table-row>
        <table:table-row table:style-name="ro1">
          <table:table-cell office:value-type="float" office:value="6265">
            <text:p>6265</text:p>
          </table:table-cell>
          <table:table-cell table:formula="of:=(2^([.A6266]/8192)-1)*8192" office:value-type="float" office:value="5727.02472458553">
            <text:p>5727</text:p>
          </table:table-cell>
        </table:table-row>
        <table:table-row table:style-name="ro1">
          <table:table-cell office:value-type="float" office:value="6266">
            <text:p>6266</text:p>
          </table:table-cell>
          <table:table-cell table:formula="of:=(2^([.A6267]/8192)-1)*8192" office:value-type="float" office:value="5728.20250057726">
            <text:p>5728</text:p>
          </table:table-cell>
        </table:table-row>
        <table:table-row table:style-name="ro1">
          <table:table-cell office:value-type="float" office:value="6267">
            <text:p>6267</text:p>
          </table:table-cell>
          <table:table-cell table:formula="of:=(2^([.A6268]/8192)-1)*8192" office:value-type="float" office:value="5729.38037622801">
            <text:p>5729</text:p>
          </table:table-cell>
        </table:table-row>
        <table:table-row table:style-name="ro1">
          <table:table-cell office:value-type="float" office:value="6268">
            <text:p>6268</text:p>
          </table:table-cell>
          <table:table-cell table:formula="of:=(2^([.A6269]/8192)-1)*8192" office:value-type="float" office:value="5730.55835154621">
            <text:p>5731</text:p>
          </table:table-cell>
        </table:table-row>
        <table:table-row table:style-name="ro1">
          <table:table-cell office:value-type="float" office:value="6269">
            <text:p>6269</text:p>
          </table:table-cell>
          <table:table-cell table:formula="of:=(2^([.A6270]/8192)-1)*8192" office:value-type="float" office:value="5731.73642654028">
            <text:p>5732</text:p>
          </table:table-cell>
        </table:table-row>
        <table:table-row table:style-name="ro1">
          <table:table-cell office:value-type="float" office:value="6270">
            <text:p>6270</text:p>
          </table:table-cell>
          <table:table-cell table:formula="of:=(2^([.A6271]/8192)-1)*8192" office:value-type="float" office:value="5732.91460121868">
            <text:p>5733</text:p>
          </table:table-cell>
        </table:table-row>
        <table:table-row table:style-name="ro1">
          <table:table-cell office:value-type="float" office:value="6271">
            <text:p>6271</text:p>
          </table:table-cell>
          <table:table-cell table:formula="of:=(2^([.A6272]/8192)-1)*8192" office:value-type="float" office:value="5734.09287558982">
            <text:p>5734</text:p>
          </table:table-cell>
        </table:table-row>
        <table:table-row table:style-name="ro1">
          <table:table-cell office:value-type="float" office:value="6272">
            <text:p>6272</text:p>
          </table:table-cell>
          <table:table-cell table:formula="of:=(2^([.A6273]/8192)-1)*8192" office:value-type="float" office:value="5735.27124966214">
            <text:p>5735</text:p>
          </table:table-cell>
        </table:table-row>
        <table:table-row table:style-name="ro1">
          <table:table-cell office:value-type="float" office:value="6273">
            <text:p>6273</text:p>
          </table:table-cell>
          <table:table-cell table:formula="of:=(2^([.A6274]/8192)-1)*8192" office:value-type="float" office:value="5736.44972344409">
            <text:p>5736</text:p>
          </table:table-cell>
        </table:table-row>
        <table:table-row table:style-name="ro1">
          <table:table-cell office:value-type="float" office:value="6274">
            <text:p>6274</text:p>
          </table:table-cell>
          <table:table-cell table:formula="of:=(2^([.A6275]/8192)-1)*8192" office:value-type="float" office:value="5737.6282969441">
            <text:p>5738</text:p>
          </table:table-cell>
        </table:table-row>
        <table:table-row table:style-name="ro1">
          <table:table-cell office:value-type="float" office:value="6275">
            <text:p>6275</text:p>
          </table:table-cell>
          <table:table-cell table:formula="of:=(2^([.A6276]/8192)-1)*8192" office:value-type="float" office:value="5738.80697017061">
            <text:p>5739</text:p>
          </table:table-cell>
        </table:table-row>
        <table:table-row table:style-name="ro1">
          <table:table-cell office:value-type="float" office:value="6276">
            <text:p>6276</text:p>
          </table:table-cell>
          <table:table-cell table:formula="of:=(2^([.A6277]/8192)-1)*8192" office:value-type="float" office:value="5739.98574313205">
            <text:p>5740</text:p>
          </table:table-cell>
        </table:table-row>
        <table:table-row table:style-name="ro1">
          <table:table-cell office:value-type="float" office:value="6277">
            <text:p>6277</text:p>
          </table:table-cell>
          <table:table-cell table:formula="of:=(2^([.A6278]/8192)-1)*8192" office:value-type="float" office:value="5741.16461583686">
            <text:p>5741</text:p>
          </table:table-cell>
        </table:table-row>
        <table:table-row table:style-name="ro1">
          <table:table-cell office:value-type="float" office:value="6278">
            <text:p>6278</text:p>
          </table:table-cell>
          <table:table-cell table:formula="of:=(2^([.A6279]/8192)-1)*8192" office:value-type="float" office:value="5742.34358829349">
            <text:p>5742</text:p>
          </table:table-cell>
        </table:table-row>
        <table:table-row table:style-name="ro1">
          <table:table-cell office:value-type="float" office:value="6279">
            <text:p>6279</text:p>
          </table:table-cell>
          <table:table-cell table:formula="of:=(2^([.A6280]/8192)-1)*8192" office:value-type="float" office:value="5743.52266051037">
            <text:p>5744</text:p>
          </table:table-cell>
        </table:table-row>
        <table:table-row table:style-name="ro1">
          <table:table-cell office:value-type="float" office:value="6280">
            <text:p>6280</text:p>
          </table:table-cell>
          <table:table-cell table:formula="of:=(2^([.A6281]/8192)-1)*8192" office:value-type="float" office:value="5744.70183249595">
            <text:p>5745</text:p>
          </table:table-cell>
        </table:table-row>
        <table:table-row table:style-name="ro1">
          <table:table-cell office:value-type="float" office:value="6281">
            <text:p>6281</text:p>
          </table:table-cell>
          <table:table-cell table:formula="of:=(2^([.A6282]/8192)-1)*8192" office:value-type="float" office:value="5745.88110425867">
            <text:p>5746</text:p>
          </table:table-cell>
        </table:table-row>
        <table:table-row table:style-name="ro1">
          <table:table-cell office:value-type="float" office:value="6282">
            <text:p>6282</text:p>
          </table:table-cell>
          <table:table-cell table:formula="of:=(2^([.A6283]/8192)-1)*8192" office:value-type="float" office:value="5747.06047580697">
            <text:p>5747</text:p>
          </table:table-cell>
        </table:table-row>
        <table:table-row table:style-name="ro1">
          <table:table-cell office:value-type="float" office:value="6283">
            <text:p>6283</text:p>
          </table:table-cell>
          <table:table-cell table:formula="of:=(2^([.A6284]/8192)-1)*8192" office:value-type="float" office:value="5748.23994714929">
            <text:p>5748</text:p>
          </table:table-cell>
        </table:table-row>
        <table:table-row table:style-name="ro1">
          <table:table-cell office:value-type="float" office:value="6284">
            <text:p>6284</text:p>
          </table:table-cell>
          <table:table-cell table:formula="of:=(2^([.A6285]/8192)-1)*8192" office:value-type="float" office:value="5749.41951829408">
            <text:p>5749</text:p>
          </table:table-cell>
        </table:table-row>
        <table:table-row table:style-name="ro1">
          <table:table-cell office:value-type="float" office:value="6285">
            <text:p>6285</text:p>
          </table:table-cell>
          <table:table-cell table:formula="of:=(2^([.A6286]/8192)-1)*8192" office:value-type="float" office:value="5750.59918924979">
            <text:p>5751</text:p>
          </table:table-cell>
        </table:table-row>
        <table:table-row table:style-name="ro1">
          <table:table-cell office:value-type="float" office:value="6286">
            <text:p>6286</text:p>
          </table:table-cell>
          <table:table-cell table:formula="of:=(2^([.A6287]/8192)-1)*8192" office:value-type="float" office:value="5751.77896002485">
            <text:p>5752</text:p>
          </table:table-cell>
        </table:table-row>
        <table:table-row table:style-name="ro1">
          <table:table-cell office:value-type="float" office:value="6287">
            <text:p>6287</text:p>
          </table:table-cell>
          <table:table-cell table:formula="of:=(2^([.A6288]/8192)-1)*8192" office:value-type="float" office:value="5752.95883062773">
            <text:p>5753</text:p>
          </table:table-cell>
        </table:table-row>
        <table:table-row table:style-name="ro1">
          <table:table-cell office:value-type="float" office:value="6288">
            <text:p>6288</text:p>
          </table:table-cell>
          <table:table-cell table:formula="of:=(2^([.A6289]/8192)-1)*8192" office:value-type="float" office:value="5754.13880106685">
            <text:p>5754</text:p>
          </table:table-cell>
        </table:table-row>
        <table:table-row table:style-name="ro1">
          <table:table-cell office:value-type="float" office:value="6289">
            <text:p>6289</text:p>
          </table:table-cell>
          <table:table-cell table:formula="of:=(2^([.A6290]/8192)-1)*8192" office:value-type="float" office:value="5755.31887135067">
            <text:p>5755</text:p>
          </table:table-cell>
        </table:table-row>
        <table:table-row table:style-name="ro1">
          <table:table-cell office:value-type="float" office:value="6290">
            <text:p>6290</text:p>
          </table:table-cell>
          <table:table-cell table:formula="of:=(2^([.A6291]/8192)-1)*8192" office:value-type="float" office:value="5756.49904148765">
            <text:p>5756</text:p>
          </table:table-cell>
        </table:table-row>
        <table:table-row table:style-name="ro1">
          <table:table-cell office:value-type="float" office:value="6291">
            <text:p>6291</text:p>
          </table:table-cell>
          <table:table-cell table:formula="of:=(2^([.A6292]/8192)-1)*8192" office:value-type="float" office:value="5757.67931148622">
            <text:p>5758</text:p>
          </table:table-cell>
        </table:table-row>
        <table:table-row table:style-name="ro1">
          <table:table-cell office:value-type="float" office:value="6292">
            <text:p>6292</text:p>
          </table:table-cell>
          <table:table-cell table:formula="of:=(2^([.A6293]/8192)-1)*8192" office:value-type="float" office:value="5758.85968135483">
            <text:p>5759</text:p>
          </table:table-cell>
        </table:table-row>
        <table:table-row table:style-name="ro1">
          <table:table-cell office:value-type="float" office:value="6293">
            <text:p>6293</text:p>
          </table:table-cell>
          <table:table-cell table:formula="of:=(2^([.A6294]/8192)-1)*8192" office:value-type="float" office:value="5760.04015110195">
            <text:p>5760</text:p>
          </table:table-cell>
        </table:table-row>
        <table:table-row table:style-name="ro1">
          <table:table-cell office:value-type="float" office:value="6294">
            <text:p>6294</text:p>
          </table:table-cell>
          <table:table-cell table:formula="of:=(2^([.A6295]/8192)-1)*8192" office:value-type="float" office:value="5761.22072073602">
            <text:p>5761</text:p>
          </table:table-cell>
        </table:table-row>
        <table:table-row table:style-name="ro1">
          <table:table-cell office:value-type="float" office:value="6295">
            <text:p>6295</text:p>
          </table:table-cell>
          <table:table-cell table:formula="of:=(2^([.A6296]/8192)-1)*8192" office:value-type="float" office:value="5762.40139026549">
            <text:p>5762</text:p>
          </table:table-cell>
        </table:table-row>
        <table:table-row table:style-name="ro1">
          <table:table-cell office:value-type="float" office:value="6296">
            <text:p>6296</text:p>
          </table:table-cell>
          <table:table-cell table:formula="of:=(2^([.A6297]/8192)-1)*8192" office:value-type="float" office:value="5763.58215969881">
            <text:p>5764</text:p>
          </table:table-cell>
        </table:table-row>
        <table:table-row table:style-name="ro1">
          <table:table-cell office:value-type="float" office:value="6297">
            <text:p>6297</text:p>
          </table:table-cell>
          <table:table-cell table:formula="of:=(2^([.A6298]/8192)-1)*8192" office:value-type="float" office:value="5764.76302904445">
            <text:p>5765</text:p>
          </table:table-cell>
        </table:table-row>
        <table:table-row table:style-name="ro1">
          <table:table-cell office:value-type="float" office:value="6298">
            <text:p>6298</text:p>
          </table:table-cell>
          <table:table-cell table:formula="of:=(2^([.A6299]/8192)-1)*8192" office:value-type="float" office:value="5765.94399831084">
            <text:p>5766</text:p>
          </table:table-cell>
        </table:table-row>
        <table:table-row table:style-name="ro1">
          <table:table-cell office:value-type="float" office:value="6299">
            <text:p>6299</text:p>
          </table:table-cell>
          <table:table-cell table:formula="of:=(2^([.A6300]/8192)-1)*8192" office:value-type="float" office:value="5767.12506750646">
            <text:p>5767</text:p>
          </table:table-cell>
        </table:table-row>
        <table:table-row table:style-name="ro1">
          <table:table-cell office:value-type="float" office:value="6300">
            <text:p>6300</text:p>
          </table:table-cell>
          <table:table-cell table:formula="of:=(2^([.A6301]/8192)-1)*8192" office:value-type="float" office:value="5768.30623663974">
            <text:p>5768</text:p>
          </table:table-cell>
        </table:table-row>
        <table:table-row table:style-name="ro1">
          <table:table-cell office:value-type="float" office:value="6301">
            <text:p>6301</text:p>
          </table:table-cell>
          <table:table-cell table:formula="of:=(2^([.A6302]/8192)-1)*8192" office:value-type="float" office:value="5769.48750571916">
            <text:p>5769</text:p>
          </table:table-cell>
        </table:table-row>
        <table:table-row table:style-name="ro1">
          <table:table-cell office:value-type="float" office:value="6302">
            <text:p>6302</text:p>
          </table:table-cell>
          <table:table-cell table:formula="of:=(2^([.A6303]/8192)-1)*8192" office:value-type="float" office:value="5770.66887475316">
            <text:p>5771</text:p>
          </table:table-cell>
        </table:table-row>
        <table:table-row table:style-name="ro1">
          <table:table-cell office:value-type="float" office:value="6303">
            <text:p>6303</text:p>
          </table:table-cell>
          <table:table-cell table:formula="of:=(2^([.A6304]/8192)-1)*8192" office:value-type="float" office:value="5771.85034375021">
            <text:p>5772</text:p>
          </table:table-cell>
        </table:table-row>
        <table:table-row table:style-name="ro1">
          <table:table-cell office:value-type="float" office:value="6304">
            <text:p>6304</text:p>
          </table:table-cell>
          <table:table-cell table:formula="of:=(2^([.A6305]/8192)-1)*8192" office:value-type="float" office:value="5773.03191271876">
            <text:p>5773</text:p>
          </table:table-cell>
        </table:table-row>
        <table:table-row table:style-name="ro1">
          <table:table-cell office:value-type="float" office:value="6305">
            <text:p>6305</text:p>
          </table:table-cell>
          <table:table-cell table:formula="of:=(2^([.A6306]/8192)-1)*8192" office:value-type="float" office:value="5774.21358166727">
            <text:p>5774</text:p>
          </table:table-cell>
        </table:table-row>
        <table:table-row table:style-name="ro1">
          <table:table-cell office:value-type="float" office:value="6306">
            <text:p>6306</text:p>
          </table:table-cell>
          <table:table-cell table:formula="of:=(2^([.A6307]/8192)-1)*8192" office:value-type="float" office:value="5775.3953506042">
            <text:p>5775</text:p>
          </table:table-cell>
        </table:table-row>
        <table:table-row table:style-name="ro1">
          <table:table-cell office:value-type="float" office:value="6307">
            <text:p>6307</text:p>
          </table:table-cell>
          <table:table-cell table:formula="of:=(2^([.A6308]/8192)-1)*8192" office:value-type="float" office:value="5776.57721953802">
            <text:p>5777</text:p>
          </table:table-cell>
        </table:table-row>
        <table:table-row table:style-name="ro1">
          <table:table-cell office:value-type="float" office:value="6308">
            <text:p>6308</text:p>
          </table:table-cell>
          <table:table-cell table:formula="of:=(2^([.A6309]/8192)-1)*8192" office:value-type="float" office:value="5777.75918847718">
            <text:p>5778</text:p>
          </table:table-cell>
        </table:table-row>
        <table:table-row table:style-name="ro1">
          <table:table-cell office:value-type="float" office:value="6309">
            <text:p>6309</text:p>
          </table:table-cell>
          <table:table-cell table:formula="of:=(2^([.A6310]/8192)-1)*8192" office:value-type="float" office:value="5778.94125743014">
            <text:p>5779</text:p>
          </table:table-cell>
        </table:table-row>
        <table:table-row table:style-name="ro1">
          <table:table-cell office:value-type="float" office:value="6310">
            <text:p>6310</text:p>
          </table:table-cell>
          <table:table-cell table:formula="of:=(2^([.A6311]/8192)-1)*8192" office:value-type="float" office:value="5780.12342640538">
            <text:p>5780</text:p>
          </table:table-cell>
        </table:table-row>
        <table:table-row table:style-name="ro1">
          <table:table-cell office:value-type="float" office:value="6311">
            <text:p>6311</text:p>
          </table:table-cell>
          <table:table-cell table:formula="of:=(2^([.A6312]/8192)-1)*8192" office:value-type="float" office:value="5781.30569541135">
            <text:p>5781</text:p>
          </table:table-cell>
        </table:table-row>
        <table:table-row table:style-name="ro1">
          <table:table-cell office:value-type="float" office:value="6312">
            <text:p>6312</text:p>
          </table:table-cell>
          <table:table-cell table:formula="of:=(2^([.A6313]/8192)-1)*8192" office:value-type="float" office:value="5782.48806445651">
            <text:p>5782</text:p>
          </table:table-cell>
        </table:table-row>
        <table:table-row table:style-name="ro1">
          <table:table-cell office:value-type="float" office:value="6313">
            <text:p>6313</text:p>
          </table:table-cell>
          <table:table-cell table:formula="of:=(2^([.A6314]/8192)-1)*8192" office:value-type="float" office:value="5783.67053354933">
            <text:p>5784</text:p>
          </table:table-cell>
        </table:table-row>
        <table:table-row table:style-name="ro1">
          <table:table-cell office:value-type="float" office:value="6314">
            <text:p>6314</text:p>
          </table:table-cell>
          <table:table-cell table:formula="of:=(2^([.A6315]/8192)-1)*8192" office:value-type="float" office:value="5784.85310269829">
            <text:p>5785</text:p>
          </table:table-cell>
        </table:table-row>
        <table:table-row table:style-name="ro1">
          <table:table-cell office:value-type="float" office:value="6315">
            <text:p>6315</text:p>
          </table:table-cell>
          <table:table-cell table:formula="of:=(2^([.A6316]/8192)-1)*8192" office:value-type="float" office:value="5786.03577191183">
            <text:p>5786</text:p>
          </table:table-cell>
        </table:table-row>
        <table:table-row table:style-name="ro1">
          <table:table-cell office:value-type="float" office:value="6316">
            <text:p>6316</text:p>
          </table:table-cell>
          <table:table-cell table:formula="of:=(2^([.A6317]/8192)-1)*8192" office:value-type="float" office:value="5787.21854119844">
            <text:p>5787</text:p>
          </table:table-cell>
        </table:table-row>
        <table:table-row table:style-name="ro1">
          <table:table-cell office:value-type="float" office:value="6317">
            <text:p>6317</text:p>
          </table:table-cell>
          <table:table-cell table:formula="of:=(2^([.A6318]/8192)-1)*8192" office:value-type="float" office:value="5788.40141056658">
            <text:p>5788</text:p>
          </table:table-cell>
        </table:table-row>
        <table:table-row table:style-name="ro1">
          <table:table-cell office:value-type="float" office:value="6318">
            <text:p>6318</text:p>
          </table:table-cell>
          <table:table-cell table:formula="of:=(2^([.A6319]/8192)-1)*8192" office:value-type="float" office:value="5789.58438002471">
            <text:p>5790</text:p>
          </table:table-cell>
        </table:table-row>
        <table:table-row table:style-name="ro1">
          <table:table-cell office:value-type="float" office:value="6319">
            <text:p>6319</text:p>
          </table:table-cell>
          <table:table-cell table:formula="of:=(2^([.A6320]/8192)-1)*8192" office:value-type="float" office:value="5790.76744958131">
            <text:p>5791</text:p>
          </table:table-cell>
        </table:table-row>
        <table:table-row table:style-name="ro1">
          <table:table-cell office:value-type="float" office:value="6320">
            <text:p>6320</text:p>
          </table:table-cell>
          <table:table-cell table:formula="of:=(2^([.A6321]/8192)-1)*8192" office:value-type="float" office:value="5791.95061924484">
            <text:p>5792</text:p>
          </table:table-cell>
        </table:table-row>
        <table:table-row table:style-name="ro1">
          <table:table-cell office:value-type="float" office:value="6321">
            <text:p>6321</text:p>
          </table:table-cell>
          <table:table-cell table:formula="of:=(2^([.A6322]/8192)-1)*8192" office:value-type="float" office:value="5793.13388902378">
            <text:p>5793</text:p>
          </table:table-cell>
        </table:table-row>
        <table:table-row table:style-name="ro1">
          <table:table-cell office:value-type="float" office:value="6322">
            <text:p>6322</text:p>
          </table:table-cell>
          <table:table-cell table:formula="of:=(2^([.A6323]/8192)-1)*8192" office:value-type="float" office:value="5794.3172589266">
            <text:p>5794</text:p>
          </table:table-cell>
        </table:table-row>
        <table:table-row table:style-name="ro1">
          <table:table-cell office:value-type="float" office:value="6323">
            <text:p>6323</text:p>
          </table:table-cell>
          <table:table-cell table:formula="of:=(2^([.A6324]/8192)-1)*8192" office:value-type="float" office:value="5795.50072896177">
            <text:p>5796</text:p>
          </table:table-cell>
        </table:table-row>
        <table:table-row table:style-name="ro1">
          <table:table-cell office:value-type="float" office:value="6324">
            <text:p>6324</text:p>
          </table:table-cell>
          <table:table-cell table:formula="of:=(2^([.A6325]/8192)-1)*8192" office:value-type="float" office:value="5796.68429913777">
            <text:p>5797</text:p>
          </table:table-cell>
        </table:table-row>
        <table:table-row table:style-name="ro1">
          <table:table-cell office:value-type="float" office:value="6325">
            <text:p>6325</text:p>
          </table:table-cell>
          <table:table-cell table:formula="of:=(2^([.A6326]/8192)-1)*8192" office:value-type="float" office:value="5797.86796946306">
            <text:p>5798</text:p>
          </table:table-cell>
        </table:table-row>
        <table:table-row table:style-name="ro1">
          <table:table-cell office:value-type="float" office:value="6326">
            <text:p>6326</text:p>
          </table:table-cell>
          <table:table-cell table:formula="of:=(2^([.A6327]/8192)-1)*8192" office:value-type="float" office:value="5799.05173994612">
            <text:p>5799</text:p>
          </table:table-cell>
        </table:table-row>
        <table:table-row table:style-name="ro1">
          <table:table-cell office:value-type="float" office:value="6327">
            <text:p>6327</text:p>
          </table:table-cell>
          <table:table-cell table:formula="of:=(2^([.A6328]/8192)-1)*8192" office:value-type="float" office:value="5800.23561059543">
            <text:p>5800</text:p>
          </table:table-cell>
        </table:table-row>
        <table:table-row table:style-name="ro1">
          <table:table-cell office:value-type="float" office:value="6328">
            <text:p>6328</text:p>
          </table:table-cell>
          <table:table-cell table:formula="of:=(2^([.A6329]/8192)-1)*8192" office:value-type="float" office:value="5801.41958141946">
            <text:p>5801</text:p>
          </table:table-cell>
        </table:table-row>
        <table:table-row table:style-name="ro1">
          <table:table-cell office:value-type="float" office:value="6329">
            <text:p>6329</text:p>
          </table:table-cell>
          <table:table-cell table:formula="of:=(2^([.A6330]/8192)-1)*8192" office:value-type="float" office:value="5802.60365242668">
            <text:p>5803</text:p>
          </table:table-cell>
        </table:table-row>
        <table:table-row table:style-name="ro1">
          <table:table-cell office:value-type="float" office:value="6330">
            <text:p>6330</text:p>
          </table:table-cell>
          <table:table-cell table:formula="of:=(2^([.A6331]/8192)-1)*8192" office:value-type="float" office:value="5803.78782362559">
            <text:p>5804</text:p>
          </table:table-cell>
        </table:table-row>
        <table:table-row table:style-name="ro1">
          <table:table-cell office:value-type="float" office:value="6331">
            <text:p>6331</text:p>
          </table:table-cell>
          <table:table-cell table:formula="of:=(2^([.A6332]/8192)-1)*8192" office:value-type="float" office:value="5804.97209502464">
            <text:p>5805</text:p>
          </table:table-cell>
        </table:table-row>
        <table:table-row table:style-name="ro1">
          <table:table-cell office:value-type="float" office:value="6332">
            <text:p>6332</text:p>
          </table:table-cell>
          <table:table-cell table:formula="of:=(2^([.A6333]/8192)-1)*8192" office:value-type="float" office:value="5806.15646663233">
            <text:p>5806</text:p>
          </table:table-cell>
        </table:table-row>
        <table:table-row table:style-name="ro1">
          <table:table-cell office:value-type="float" office:value="6333">
            <text:p>6333</text:p>
          </table:table-cell>
          <table:table-cell table:formula="of:=(2^([.A6334]/8192)-1)*8192" office:value-type="float" office:value="5807.34093845713">
            <text:p>5807</text:p>
          </table:table-cell>
        </table:table-row>
        <table:table-row table:style-name="ro1">
          <table:table-cell office:value-type="float" office:value="6334">
            <text:p>6334</text:p>
          </table:table-cell>
          <table:table-cell table:formula="of:=(2^([.A6335]/8192)-1)*8192" office:value-type="float" office:value="5808.52551050752">
            <text:p>5809</text:p>
          </table:table-cell>
        </table:table-row>
        <table:table-row table:style-name="ro1">
          <table:table-cell office:value-type="float" office:value="6335">
            <text:p>6335</text:p>
          </table:table-cell>
          <table:table-cell table:formula="of:=(2^([.A6336]/8192)-1)*8192" office:value-type="float" office:value="5809.71018279198">
            <text:p>5810</text:p>
          </table:table-cell>
        </table:table-row>
        <table:table-row table:style-name="ro1">
          <table:table-cell office:value-type="float" office:value="6336">
            <text:p>6336</text:p>
          </table:table-cell>
          <table:table-cell table:formula="of:=(2^([.A6337]/8192)-1)*8192" office:value-type="float" office:value="5810.89495531899">
            <text:p>5811</text:p>
          </table:table-cell>
        </table:table-row>
        <table:table-row table:style-name="ro1">
          <table:table-cell office:value-type="float" office:value="6337">
            <text:p>6337</text:p>
          </table:table-cell>
          <table:table-cell table:formula="of:=(2^([.A6338]/8192)-1)*8192" office:value-type="float" office:value="5812.07982809704">
            <text:p>5812</text:p>
          </table:table-cell>
        </table:table-row>
        <table:table-row table:style-name="ro1">
          <table:table-cell office:value-type="float" office:value="6338">
            <text:p>6338</text:p>
          </table:table-cell>
          <table:table-cell table:formula="of:=(2^([.A6339]/8192)-1)*8192" office:value-type="float" office:value="5813.26480113461">
            <text:p>5813</text:p>
          </table:table-cell>
        </table:table-row>
        <table:table-row table:style-name="ro1">
          <table:table-cell office:value-type="float" office:value="6339">
            <text:p>6339</text:p>
          </table:table-cell>
          <table:table-cell table:formula="of:=(2^([.A6340]/8192)-1)*8192" office:value-type="float" office:value="5814.44987444018">
            <text:p>5814</text:p>
          </table:table-cell>
        </table:table-row>
        <table:table-row table:style-name="ro1">
          <table:table-cell office:value-type="float" office:value="6340">
            <text:p>6340</text:p>
          </table:table-cell>
          <table:table-cell table:formula="of:=(2^([.A6341]/8192)-1)*8192" office:value-type="float" office:value="5815.63504802223">
            <text:p>5816</text:p>
          </table:table-cell>
        </table:table-row>
        <table:table-row table:style-name="ro1">
          <table:table-cell office:value-type="float" office:value="6341">
            <text:p>6341</text:p>
          </table:table-cell>
          <table:table-cell table:formula="of:=(2^([.A6342]/8192)-1)*8192" office:value-type="float" office:value="5816.82032188926">
            <text:p>5817</text:p>
          </table:table-cell>
        </table:table-row>
        <table:table-row table:style-name="ro1">
          <table:table-cell office:value-type="float" office:value="6342">
            <text:p>6342</text:p>
          </table:table-cell>
          <table:table-cell table:formula="of:=(2^([.A6343]/8192)-1)*8192" office:value-type="float" office:value="5818.00569604974">
            <text:p>5818</text:p>
          </table:table-cell>
        </table:table-row>
        <table:table-row table:style-name="ro1">
          <table:table-cell office:value-type="float" office:value="6343">
            <text:p>6343</text:p>
          </table:table-cell>
          <table:table-cell table:formula="of:=(2^([.A6344]/8192)-1)*8192" office:value-type="float" office:value="5819.19117051217">
            <text:p>5819</text:p>
          </table:table-cell>
        </table:table-row>
        <table:table-row table:style-name="ro1">
          <table:table-cell office:value-type="float" office:value="6344">
            <text:p>6344</text:p>
          </table:table-cell>
          <table:table-cell table:formula="of:=(2^([.A6345]/8192)-1)*8192" office:value-type="float" office:value="5820.37674528502">
            <text:p>5820</text:p>
          </table:table-cell>
        </table:table-row>
        <table:table-row table:style-name="ro1">
          <table:table-cell office:value-type="float" office:value="6345">
            <text:p>6345</text:p>
          </table:table-cell>
          <table:table-cell table:formula="of:=(2^([.A6346]/8192)-1)*8192" office:value-type="float" office:value="5821.5624203768">
            <text:p>5822</text:p>
          </table:table-cell>
        </table:table-row>
        <table:table-row table:style-name="ro1">
          <table:table-cell office:value-type="float" office:value="6346">
            <text:p>6346</text:p>
          </table:table-cell>
          <table:table-cell table:formula="of:=(2^([.A6347]/8192)-1)*8192" office:value-type="float" office:value="5822.74819579598">
            <text:p>5823</text:p>
          </table:table-cell>
        </table:table-row>
        <table:table-row table:style-name="ro1">
          <table:table-cell office:value-type="float" office:value="6347">
            <text:p>6347</text:p>
          </table:table-cell>
          <table:table-cell table:formula="of:=(2^([.A6348]/8192)-1)*8192" office:value-type="float" office:value="5823.93407155106">
            <text:p>5824</text:p>
          </table:table-cell>
        </table:table-row>
        <table:table-row table:style-name="ro1">
          <table:table-cell office:value-type="float" office:value="6348">
            <text:p>6348</text:p>
          </table:table-cell>
          <table:table-cell table:formula="of:=(2^([.A6349]/8192)-1)*8192" office:value-type="float" office:value="5825.12004765052">
            <text:p>5825</text:p>
          </table:table-cell>
        </table:table-row>
        <table:table-row table:style-name="ro1">
          <table:table-cell office:value-type="float" office:value="6349">
            <text:p>6349</text:p>
          </table:table-cell>
          <table:table-cell table:formula="of:=(2^([.A6350]/8192)-1)*8192" office:value-type="float" office:value="5826.30612410286">
            <text:p>5826</text:p>
          </table:table-cell>
        </table:table-row>
        <table:table-row table:style-name="ro1">
          <table:table-cell office:value-type="float" office:value="6350">
            <text:p>6350</text:p>
          </table:table-cell>
          <table:table-cell table:formula="of:=(2^([.A6351]/8192)-1)*8192" office:value-type="float" office:value="5827.49230091657">
            <text:p>5827</text:p>
          </table:table-cell>
        </table:table-row>
        <table:table-row table:style-name="ro1">
          <table:table-cell office:value-type="float" office:value="6351">
            <text:p>6351</text:p>
          </table:table-cell>
          <table:table-cell table:formula="of:=(2^([.A6352]/8192)-1)*8192" office:value-type="float" office:value="5828.67857810014">
            <text:p>5829</text:p>
          </table:table-cell>
        </table:table-row>
        <table:table-row table:style-name="ro1">
          <table:table-cell office:value-type="float" office:value="6352">
            <text:p>6352</text:p>
          </table:table-cell>
          <table:table-cell table:formula="of:=(2^([.A6353]/8192)-1)*8192" office:value-type="float" office:value="5829.86495566206">
            <text:p>5830</text:p>
          </table:table-cell>
        </table:table-row>
        <table:table-row table:style-name="ro1">
          <table:table-cell office:value-type="float" office:value="6353">
            <text:p>6353</text:p>
          </table:table-cell>
          <table:table-cell table:formula="of:=(2^([.A6354]/8192)-1)*8192" office:value-type="float" office:value="5831.05143361084">
            <text:p>5831</text:p>
          </table:table-cell>
        </table:table-row>
        <table:table-row table:style-name="ro1">
          <table:table-cell office:value-type="float" office:value="6354">
            <text:p>6354</text:p>
          </table:table-cell>
          <table:table-cell table:formula="of:=(2^([.A6355]/8192)-1)*8192" office:value-type="float" office:value="5832.23801195495">
            <text:p>5832</text:p>
          </table:table-cell>
        </table:table-row>
        <table:table-row table:style-name="ro1">
          <table:table-cell office:value-type="float" office:value="6355">
            <text:p>6355</text:p>
          </table:table-cell>
          <table:table-cell table:formula="of:=(2^([.A6356]/8192)-1)*8192" office:value-type="float" office:value="5833.4246907029">
            <text:p>5833</text:p>
          </table:table-cell>
        </table:table-row>
        <table:table-row table:style-name="ro1">
          <table:table-cell office:value-type="float" office:value="6356">
            <text:p>6356</text:p>
          </table:table-cell>
          <table:table-cell table:formula="of:=(2^([.A6357]/8192)-1)*8192" office:value-type="float" office:value="5834.61146986318">
            <text:p>5835</text:p>
          </table:table-cell>
        </table:table-row>
        <table:table-row table:style-name="ro1">
          <table:table-cell office:value-type="float" office:value="6357">
            <text:p>6357</text:p>
          </table:table-cell>
          <table:table-cell table:formula="of:=(2^([.A6358]/8192)-1)*8192" office:value-type="float" office:value="5835.79834944429">
            <text:p>5836</text:p>
          </table:table-cell>
        </table:table-row>
        <table:table-row table:style-name="ro1">
          <table:table-cell office:value-type="float" office:value="6358">
            <text:p>6358</text:p>
          </table:table-cell>
          <table:table-cell table:formula="of:=(2^([.A6359]/8192)-1)*8192" office:value-type="float" office:value="5836.98532945473">
            <text:p>5837</text:p>
          </table:table-cell>
        </table:table-row>
        <table:table-row table:style-name="ro1">
          <table:table-cell office:value-type="float" office:value="6359">
            <text:p>6359</text:p>
          </table:table-cell>
          <table:table-cell table:formula="of:=(2^([.A6360]/8192)-1)*8192" office:value-type="float" office:value="5838.17240990299">
            <text:p>5838</text:p>
          </table:table-cell>
        </table:table-row>
        <table:table-row table:style-name="ro1">
          <table:table-cell office:value-type="float" office:value="6360">
            <text:p>6360</text:p>
          </table:table-cell>
          <table:table-cell table:formula="of:=(2^([.A6361]/8192)-1)*8192" office:value-type="float" office:value="5839.35959079757">
            <text:p>5839</text:p>
          </table:table-cell>
        </table:table-row>
        <table:table-row table:style-name="ro1">
          <table:table-cell office:value-type="float" office:value="6361">
            <text:p>6361</text:p>
          </table:table-cell>
          <table:table-cell table:formula="of:=(2^([.A6362]/8192)-1)*8192" office:value-type="float" office:value="5840.54687214698">
            <text:p>5841</text:p>
          </table:table-cell>
        </table:table-row>
        <table:table-row table:style-name="ro1">
          <table:table-cell office:value-type="float" office:value="6362">
            <text:p>6362</text:p>
          </table:table-cell>
          <table:table-cell table:formula="of:=(2^([.A6363]/8192)-1)*8192" office:value-type="float" office:value="5841.73425395971">
            <text:p>5842</text:p>
          </table:table-cell>
        </table:table-row>
        <table:table-row table:style-name="ro1">
          <table:table-cell office:value-type="float" office:value="6363">
            <text:p>6363</text:p>
          </table:table-cell>
          <table:table-cell table:formula="of:=(2^([.A6364]/8192)-1)*8192" office:value-type="float" office:value="5842.92173624426">
            <text:p>5843</text:p>
          </table:table-cell>
        </table:table-row>
        <table:table-row table:style-name="ro1">
          <table:table-cell office:value-type="float" office:value="6364">
            <text:p>6364</text:p>
          </table:table-cell>
          <table:table-cell table:formula="of:=(2^([.A6365]/8192)-1)*8192" office:value-type="float" office:value="5844.10931900914">
            <text:p>5844</text:p>
          </table:table-cell>
        </table:table-row>
        <table:table-row table:style-name="ro1">
          <table:table-cell office:value-type="float" office:value="6365">
            <text:p>6365</text:p>
          </table:table-cell>
          <table:table-cell table:formula="of:=(2^([.A6366]/8192)-1)*8192" office:value-type="float" office:value="5845.29700226285">
            <text:p>5845</text:p>
          </table:table-cell>
        </table:table-row>
        <table:table-row table:style-name="ro1">
          <table:table-cell office:value-type="float" office:value="6366">
            <text:p>6366</text:p>
          </table:table-cell>
          <table:table-cell table:formula="of:=(2^([.A6367]/8192)-1)*8192" office:value-type="float" office:value="5846.48478601388">
            <text:p>5846</text:p>
          </table:table-cell>
        </table:table-row>
        <table:table-row table:style-name="ro1">
          <table:table-cell office:value-type="float" office:value="6367">
            <text:p>6367</text:p>
          </table:table-cell>
          <table:table-cell table:formula="of:=(2^([.A6368]/8192)-1)*8192" office:value-type="float" office:value="5847.67267027075">
            <text:p>5848</text:p>
          </table:table-cell>
        </table:table-row>
        <table:table-row table:style-name="ro1">
          <table:table-cell office:value-type="float" office:value="6368">
            <text:p>6368</text:p>
          </table:table-cell>
          <table:table-cell table:formula="of:=(2^([.A6369]/8192)-1)*8192" office:value-type="float" office:value="5848.86065504195">
            <text:p>5849</text:p>
          </table:table-cell>
        </table:table-row>
        <table:table-row table:style-name="ro1">
          <table:table-cell office:value-type="float" office:value="6369">
            <text:p>6369</text:p>
          </table:table-cell>
          <table:table-cell table:formula="of:=(2^([.A6370]/8192)-1)*8192" office:value-type="float" office:value="5850.048740336">
            <text:p>5850</text:p>
          </table:table-cell>
        </table:table-row>
        <table:table-row table:style-name="ro1">
          <table:table-cell office:value-type="float" office:value="6370">
            <text:p>6370</text:p>
          </table:table-cell>
          <table:table-cell table:formula="of:=(2^([.A6371]/8192)-1)*8192" office:value-type="float" office:value="5851.2369261614">
            <text:p>5851</text:p>
          </table:table-cell>
        </table:table-row>
        <table:table-row table:style-name="ro1">
          <table:table-cell office:value-type="float" office:value="6371">
            <text:p>6371</text:p>
          </table:table-cell>
          <table:table-cell table:formula="of:=(2^([.A6372]/8192)-1)*8192" office:value-type="float" office:value="5852.42521252666">
            <text:p>5852</text:p>
          </table:table-cell>
        </table:table-row>
        <table:table-row table:style-name="ro1">
          <table:table-cell office:value-type="float" office:value="6372">
            <text:p>6372</text:p>
          </table:table-cell>
          <table:table-cell table:formula="of:=(2^([.A6373]/8192)-1)*8192" office:value-type="float" office:value="5853.61359944028">
            <text:p>5854</text:p>
          </table:table-cell>
        </table:table-row>
        <table:table-row table:style-name="ro1">
          <table:table-cell office:value-type="float" office:value="6373">
            <text:p>6373</text:p>
          </table:table-cell>
          <table:table-cell table:formula="of:=(2^([.A6374]/8192)-1)*8192" office:value-type="float" office:value="5854.80208691077">
            <text:p>5855</text:p>
          </table:table-cell>
        </table:table-row>
        <table:table-row table:style-name="ro1">
          <table:table-cell office:value-type="float" office:value="6374">
            <text:p>6374</text:p>
          </table:table-cell>
          <table:table-cell table:formula="of:=(2^([.A6375]/8192)-1)*8192" office:value-type="float" office:value="5855.99067494663">
            <text:p>5856</text:p>
          </table:table-cell>
        </table:table-row>
        <table:table-row table:style-name="ro1">
          <table:table-cell office:value-type="float" office:value="6375">
            <text:p>6375</text:p>
          </table:table-cell>
          <table:table-cell table:formula="of:=(2^([.A6376]/8192)-1)*8192" office:value-type="float" office:value="5857.17936355639">
            <text:p>5857</text:p>
          </table:table-cell>
        </table:table-row>
        <table:table-row table:style-name="ro1">
          <table:table-cell office:value-type="float" office:value="6376">
            <text:p>6376</text:p>
          </table:table-cell>
          <table:table-cell table:formula="of:=(2^([.A6377]/8192)-1)*8192" office:value-type="float" office:value="5858.36815274855">
            <text:p>5858</text:p>
          </table:table-cell>
        </table:table-row>
        <table:table-row table:style-name="ro1">
          <table:table-cell office:value-type="float" office:value="6377">
            <text:p>6377</text:p>
          </table:table-cell>
          <table:table-cell table:formula="of:=(2^([.A6378]/8192)-1)*8192" office:value-type="float" office:value="5859.55704253162">
            <text:p>5860</text:p>
          </table:table-cell>
        </table:table-row>
        <table:table-row table:style-name="ro1">
          <table:table-cell office:value-type="float" office:value="6378">
            <text:p>6378</text:p>
          </table:table-cell>
          <table:table-cell table:formula="of:=(2^([.A6379]/8192)-1)*8192" office:value-type="float" office:value="5860.74603291411">
            <text:p>5861</text:p>
          </table:table-cell>
        </table:table-row>
        <table:table-row table:style-name="ro1">
          <table:table-cell office:value-type="float" office:value="6379">
            <text:p>6379</text:p>
          </table:table-cell>
          <table:table-cell table:formula="of:=(2^([.A6380]/8192)-1)*8192" office:value-type="float" office:value="5861.93512390454">
            <text:p>5862</text:p>
          </table:table-cell>
        </table:table-row>
        <table:table-row table:style-name="ro1">
          <table:table-cell office:value-type="float" office:value="6380">
            <text:p>6380</text:p>
          </table:table-cell>
          <table:table-cell table:formula="of:=(2^([.A6381]/8192)-1)*8192" office:value-type="float" office:value="5863.12431551141">
            <text:p>5863</text:p>
          </table:table-cell>
        </table:table-row>
        <table:table-row table:style-name="ro1">
          <table:table-cell office:value-type="float" office:value="6381">
            <text:p>6381</text:p>
          </table:table-cell>
          <table:table-cell table:formula="of:=(2^([.A6382]/8192)-1)*8192" office:value-type="float" office:value="5864.31360774324">
            <text:p>5864</text:p>
          </table:table-cell>
        </table:table-row>
        <table:table-row table:style-name="ro1">
          <table:table-cell office:value-type="float" office:value="6382">
            <text:p>6382</text:p>
          </table:table-cell>
          <table:table-cell table:formula="of:=(2^([.A6383]/8192)-1)*8192" office:value-type="float" office:value="5865.50300060855">
            <text:p>5866</text:p>
          </table:table-cell>
        </table:table-row>
        <table:table-row table:style-name="ro1">
          <table:table-cell office:value-type="float" office:value="6383">
            <text:p>6383</text:p>
          </table:table-cell>
          <table:table-cell table:formula="of:=(2^([.A6384]/8192)-1)*8192" office:value-type="float" office:value="5866.69249411585">
            <text:p>5867</text:p>
          </table:table-cell>
        </table:table-row>
        <table:table-row table:style-name="ro1">
          <table:table-cell office:value-type="float" office:value="6384">
            <text:p>6384</text:p>
          </table:table-cell>
          <table:table-cell table:formula="of:=(2^([.A6385]/8192)-1)*8192" office:value-type="float" office:value="5867.88208827366">
            <text:p>5868</text:p>
          </table:table-cell>
        </table:table-row>
        <table:table-row table:style-name="ro1">
          <table:table-cell office:value-type="float" office:value="6385">
            <text:p>6385</text:p>
          </table:table-cell>
          <table:table-cell table:formula="of:=(2^([.A6386]/8192)-1)*8192" office:value-type="float" office:value="5869.07178309049">
            <text:p>5869</text:p>
          </table:table-cell>
        </table:table-row>
        <table:table-row table:style-name="ro1">
          <table:table-cell office:value-type="float" office:value="6386">
            <text:p>6386</text:p>
          </table:table-cell>
          <table:table-cell table:formula="of:=(2^([.A6387]/8192)-1)*8192" office:value-type="float" office:value="5870.26157857486">
            <text:p>5870</text:p>
          </table:table-cell>
        </table:table-row>
        <table:table-row table:style-name="ro1">
          <table:table-cell office:value-type="float" office:value="6387">
            <text:p>6387</text:p>
          </table:table-cell>
          <table:table-cell table:formula="of:=(2^([.A6388]/8192)-1)*8192" office:value-type="float" office:value="5871.45147473529">
            <text:p>5871</text:p>
          </table:table-cell>
        </table:table-row>
        <table:table-row table:style-name="ro1">
          <table:table-cell office:value-type="float" office:value="6388">
            <text:p>6388</text:p>
          </table:table-cell>
          <table:table-cell table:formula="of:=(2^([.A6389]/8192)-1)*8192" office:value-type="float" office:value="5872.6414715803">
            <text:p>5873</text:p>
          </table:table-cell>
        </table:table-row>
        <table:table-row table:style-name="ro1">
          <table:table-cell office:value-type="float" office:value="6389">
            <text:p>6389</text:p>
          </table:table-cell>
          <table:table-cell table:formula="of:=(2^([.A6390]/8192)-1)*8192" office:value-type="float" office:value="5873.83156911841">
            <text:p>5874</text:p>
          </table:table-cell>
        </table:table-row>
        <table:table-row table:style-name="ro1">
          <table:table-cell office:value-type="float" office:value="6390">
            <text:p>6390</text:p>
          </table:table-cell>
          <table:table-cell table:formula="of:=(2^([.A6391]/8192)-1)*8192" office:value-type="float" office:value="5875.02176735814">
            <text:p>5875</text:p>
          </table:table-cell>
        </table:table-row>
        <table:table-row table:style-name="ro1">
          <table:table-cell office:value-type="float" office:value="6391">
            <text:p>6391</text:p>
          </table:table-cell>
          <table:table-cell table:formula="of:=(2^([.A6392]/8192)-1)*8192" office:value-type="float" office:value="5876.212066308">
            <text:p>5876</text:p>
          </table:table-cell>
        </table:table-row>
        <table:table-row table:style-name="ro1">
          <table:table-cell office:value-type="float" office:value="6392">
            <text:p>6392</text:p>
          </table:table-cell>
          <table:table-cell table:formula="of:=(2^([.A6393]/8192)-1)*8192" office:value-type="float" office:value="5877.40246597652">
            <text:p>5877</text:p>
          </table:table-cell>
        </table:table-row>
        <table:table-row table:style-name="ro1">
          <table:table-cell office:value-type="float" office:value="6393">
            <text:p>6393</text:p>
          </table:table-cell>
          <table:table-cell table:formula="of:=(2^([.A6394]/8192)-1)*8192" office:value-type="float" office:value="5878.59296637223">
            <text:p>5879</text:p>
          </table:table-cell>
        </table:table-row>
        <table:table-row table:style-name="ro1">
          <table:table-cell office:value-type="float" office:value="6394">
            <text:p>6394</text:p>
          </table:table-cell>
          <table:table-cell table:formula="of:=(2^([.A6395]/8192)-1)*8192" office:value-type="float" office:value="5879.78356750364">
            <text:p>5880</text:p>
          </table:table-cell>
        </table:table-row>
        <table:table-row table:style-name="ro1">
          <table:table-cell office:value-type="float" office:value="6395">
            <text:p>6395</text:p>
          </table:table-cell>
          <table:table-cell table:formula="of:=(2^([.A6396]/8192)-1)*8192" office:value-type="float" office:value="5880.97426937929">
            <text:p>5881</text:p>
          </table:table-cell>
        </table:table-row>
        <table:table-row table:style-name="ro1">
          <table:table-cell office:value-type="float" office:value="6396">
            <text:p>6396</text:p>
          </table:table-cell>
          <table:table-cell table:formula="of:=(2^([.A6397]/8192)-1)*8192" office:value-type="float" office:value="5882.16507200769">
            <text:p>5882</text:p>
          </table:table-cell>
        </table:table-row>
        <table:table-row table:style-name="ro1">
          <table:table-cell office:value-type="float" office:value="6397">
            <text:p>6397</text:p>
          </table:table-cell>
          <table:table-cell table:formula="of:=(2^([.A6398]/8192)-1)*8192" office:value-type="float" office:value="5883.35597539736">
            <text:p>5883</text:p>
          </table:table-cell>
        </table:table-row>
        <table:table-row table:style-name="ro1">
          <table:table-cell office:value-type="float" office:value="6398">
            <text:p>6398</text:p>
          </table:table-cell>
          <table:table-cell table:formula="of:=(2^([.A6399]/8192)-1)*8192" office:value-type="float" office:value="5884.54697955685">
            <text:p>5885</text:p>
          </table:table-cell>
        </table:table-row>
        <table:table-row table:style-name="ro1">
          <table:table-cell office:value-type="float" office:value="6399">
            <text:p>6399</text:p>
          </table:table-cell>
          <table:table-cell table:formula="of:=(2^([.A6400]/8192)-1)*8192" office:value-type="float" office:value="5885.73808449466">
            <text:p>5886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table:formula="of:=(2^([.A6401]/8192)-1)*8192" office:value-type="float" office:value="5886.92929021934">
            <text:p>5887</text:p>
          </table:table-cell>
        </table:table-row>
        <table:table-row table:style-name="ro1">
          <table:table-cell office:value-type="float" office:value="6401">
            <text:p>6401</text:p>
          </table:table-cell>
          <table:table-cell table:formula="of:=(2^([.A6402]/8192)-1)*8192" office:value-type="float" office:value="5888.1205967394">
            <text:p>5888</text:p>
          </table:table-cell>
        </table:table-row>
        <table:table-row table:style-name="ro1">
          <table:table-cell office:value-type="float" office:value="6402">
            <text:p>6402</text:p>
          </table:table-cell>
          <table:table-cell table:formula="of:=(2^([.A6403]/8192)-1)*8192" office:value-type="float" office:value="5889.31200406339">
            <text:p>5889</text:p>
          </table:table-cell>
        </table:table-row>
        <table:table-row table:style-name="ro1">
          <table:table-cell office:value-type="float" office:value="6403">
            <text:p>6403</text:p>
          </table:table-cell>
          <table:table-cell table:formula="of:=(2^([.A6404]/8192)-1)*8192" office:value-type="float" office:value="5890.50351219982">
            <text:p>5891</text:p>
          </table:table-cell>
        </table:table-row>
        <table:table-row table:style-name="ro1">
          <table:table-cell office:value-type="float" office:value="6404">
            <text:p>6404</text:p>
          </table:table-cell>
          <table:table-cell table:formula="of:=(2^([.A6405]/8192)-1)*8192" office:value-type="float" office:value="5891.69512115722">
            <text:p>5892</text:p>
          </table:table-cell>
        </table:table-row>
        <table:table-row table:style-name="ro1">
          <table:table-cell office:value-type="float" office:value="6405">
            <text:p>6405</text:p>
          </table:table-cell>
          <table:table-cell table:formula="of:=(2^([.A6406]/8192)-1)*8192" office:value-type="float" office:value="5892.88683094414">
            <text:p>5893</text:p>
          </table:table-cell>
        </table:table-row>
        <table:table-row table:style-name="ro1">
          <table:table-cell office:value-type="float" office:value="6406">
            <text:p>6406</text:p>
          </table:table-cell>
          <table:table-cell table:formula="of:=(2^([.A6407]/8192)-1)*8192" office:value-type="float" office:value="5894.07864156909">
            <text:p>5894</text:p>
          </table:table-cell>
        </table:table-row>
        <table:table-row table:style-name="ro1">
          <table:table-cell office:value-type="float" office:value="6407">
            <text:p>6407</text:p>
          </table:table-cell>
          <table:table-cell table:formula="of:=(2^([.A6408]/8192)-1)*8192" office:value-type="float" office:value="5895.27055304062">
            <text:p>5895</text:p>
          </table:table-cell>
        </table:table-row>
        <table:table-row table:style-name="ro1">
          <table:table-cell office:value-type="float" office:value="6408">
            <text:p>6408</text:p>
          </table:table-cell>
          <table:table-cell table:formula="of:=(2^([.A6409]/8192)-1)*8192" office:value-type="float" office:value="5896.46256536726">
            <text:p>5896</text:p>
          </table:table-cell>
        </table:table-row>
        <table:table-row table:style-name="ro1">
          <table:table-cell office:value-type="float" office:value="6409">
            <text:p>6409</text:p>
          </table:table-cell>
          <table:table-cell table:formula="of:=(2^([.A6410]/8192)-1)*8192" office:value-type="float" office:value="5897.65467855753">
            <text:p>5898</text:p>
          </table:table-cell>
        </table:table-row>
        <table:table-row table:style-name="ro1">
          <table:table-cell office:value-type="float" office:value="6410">
            <text:p>6410</text:p>
          </table:table-cell>
          <table:table-cell table:formula="of:=(2^([.A6411]/8192)-1)*8192" office:value-type="float" office:value="5898.84689261998">
            <text:p>5899</text:p>
          </table:table-cell>
        </table:table-row>
        <table:table-row table:style-name="ro1">
          <table:table-cell office:value-type="float" office:value="6411">
            <text:p>6411</text:p>
          </table:table-cell>
          <table:table-cell table:formula="of:=(2^([.A6412]/8192)-1)*8192" office:value-type="float" office:value="5900.03920756314">
            <text:p>5900</text:p>
          </table:table-cell>
        </table:table-row>
        <table:table-row table:style-name="ro1">
          <table:table-cell office:value-type="float" office:value="6412">
            <text:p>6412</text:p>
          </table:table-cell>
          <table:table-cell table:formula="of:=(2^([.A6413]/8192)-1)*8192" office:value-type="float" office:value="5901.23162339555">
            <text:p>5901</text:p>
          </table:table-cell>
        </table:table-row>
        <table:table-row table:style-name="ro1">
          <table:table-cell office:value-type="float" office:value="6413">
            <text:p>6413</text:p>
          </table:table-cell>
          <table:table-cell table:formula="of:=(2^([.A6414]/8192)-1)*8192" office:value-type="float" office:value="5902.42414012574">
            <text:p>5902</text:p>
          </table:table-cell>
        </table:table-row>
        <table:table-row table:style-name="ro1">
          <table:table-cell office:value-type="float" office:value="6414">
            <text:p>6414</text:p>
          </table:table-cell>
          <table:table-cell table:formula="of:=(2^([.A6415]/8192)-1)*8192" office:value-type="float" office:value="5903.61675776225">
            <text:p>5904</text:p>
          </table:table-cell>
        </table:table-row>
        <table:table-row table:style-name="ro1">
          <table:table-cell office:value-type="float" office:value="6415">
            <text:p>6415</text:p>
          </table:table-cell>
          <table:table-cell table:formula="of:=(2^([.A6416]/8192)-1)*8192" office:value-type="float" office:value="5904.80947631362">
            <text:p>5905</text:p>
          </table:table-cell>
        </table:table-row>
        <table:table-row table:style-name="ro1">
          <table:table-cell office:value-type="float" office:value="6416">
            <text:p>6416</text:p>
          </table:table-cell>
          <table:table-cell table:formula="of:=(2^([.A6417]/8192)-1)*8192" office:value-type="float" office:value="5906.00229578839">
            <text:p>5906</text:p>
          </table:table-cell>
        </table:table-row>
        <table:table-row table:style-name="ro1">
          <table:table-cell office:value-type="float" office:value="6417">
            <text:p>6417</text:p>
          </table:table-cell>
          <table:table-cell table:formula="of:=(2^([.A6418]/8192)-1)*8192" office:value-type="float" office:value="5907.19521619509">
            <text:p>5907</text:p>
          </table:table-cell>
        </table:table-row>
        <table:table-row table:style-name="ro1">
          <table:table-cell office:value-type="float" office:value="6418">
            <text:p>6418</text:p>
          </table:table-cell>
          <table:table-cell table:formula="of:=(2^([.A6419]/8192)-1)*8192" office:value-type="float" office:value="5908.38823754227">
            <text:p>5908</text:p>
          </table:table-cell>
        </table:table-row>
        <table:table-row table:style-name="ro1">
          <table:table-cell office:value-type="float" office:value="6419">
            <text:p>6419</text:p>
          </table:table-cell>
          <table:table-cell table:formula="of:=(2^([.A6420]/8192)-1)*8192" office:value-type="float" office:value="5909.58135983848">
            <text:p>5910</text:p>
          </table:table-cell>
        </table:table-row>
        <table:table-row table:style-name="ro1">
          <table:table-cell office:value-type="float" office:value="6420">
            <text:p>6420</text:p>
          </table:table-cell>
          <table:table-cell table:formula="of:=(2^([.A6421]/8192)-1)*8192" office:value-type="float" office:value="5910.77458309224">
            <text:p>5911</text:p>
          </table:table-cell>
        </table:table-row>
        <table:table-row table:style-name="ro1">
          <table:table-cell office:value-type="float" office:value="6421">
            <text:p>6421</text:p>
          </table:table-cell>
          <table:table-cell table:formula="of:=(2^([.A6422]/8192)-1)*8192" office:value-type="float" office:value="5911.96790731211">
            <text:p>5912</text:p>
          </table:table-cell>
        </table:table-row>
        <table:table-row table:style-name="ro1">
          <table:table-cell office:value-type="float" office:value="6422">
            <text:p>6422</text:p>
          </table:table-cell>
          <table:table-cell table:formula="of:=(2^([.A6423]/8192)-1)*8192" office:value-type="float" office:value="5913.16133250663">
            <text:p>5913</text:p>
          </table:table-cell>
        </table:table-row>
        <table:table-row table:style-name="ro1">
          <table:table-cell office:value-type="float" office:value="6423">
            <text:p>6423</text:p>
          </table:table-cell>
          <table:table-cell table:formula="of:=(2^([.A6424]/8192)-1)*8192" office:value-type="float" office:value="5914.35485868434">
            <text:p>5914</text:p>
          </table:table-cell>
        </table:table-row>
        <table:table-row table:style-name="ro1">
          <table:table-cell office:value-type="float" office:value="6424">
            <text:p>6424</text:p>
          </table:table-cell>
          <table:table-cell table:formula="of:=(2^([.A6425]/8192)-1)*8192" office:value-type="float" office:value="5915.54848585378">
            <text:p>5916</text:p>
          </table:table-cell>
        </table:table-row>
        <table:table-row table:style-name="ro1">
          <table:table-cell office:value-type="float" office:value="6425">
            <text:p>6425</text:p>
          </table:table-cell>
          <table:table-cell table:formula="of:=(2^([.A6426]/8192)-1)*8192" office:value-type="float" office:value="5916.74221402351">
            <text:p>5917</text:p>
          </table:table-cell>
        </table:table-row>
        <table:table-row table:style-name="ro1">
          <table:table-cell office:value-type="float" office:value="6426">
            <text:p>6426</text:p>
          </table:table-cell>
          <table:table-cell table:formula="of:=(2^([.A6427]/8192)-1)*8192" office:value-type="float" office:value="5917.93604320207">
            <text:p>5918</text:p>
          </table:table-cell>
        </table:table-row>
        <table:table-row table:style-name="ro1">
          <table:table-cell office:value-type="float" office:value="6427">
            <text:p>6427</text:p>
          </table:table-cell>
          <table:table-cell table:formula="of:=(2^([.A6428]/8192)-1)*8192" office:value-type="float" office:value="5919.129973398">
            <text:p>5919</text:p>
          </table:table-cell>
        </table:table-row>
        <table:table-row table:style-name="ro1">
          <table:table-cell office:value-type="float" office:value="6428">
            <text:p>6428</text:p>
          </table:table-cell>
          <table:table-cell table:formula="of:=(2^([.A6429]/8192)-1)*8192" office:value-type="float" office:value="5920.32400461985">
            <text:p>5920</text:p>
          </table:table-cell>
        </table:table-row>
        <table:table-row table:style-name="ro1">
          <table:table-cell office:value-type="float" office:value="6429">
            <text:p>6429</text:p>
          </table:table-cell>
          <table:table-cell table:formula="of:=(2^([.A6430]/8192)-1)*8192" office:value-type="float" office:value="5921.51813687618">
            <text:p>5922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table:formula="of:=(2^([.A6431]/8192)-1)*8192" office:value-type="float" office:value="5922.71237017552">
            <text:p>5923</text:p>
          </table:table-cell>
        </table:table-row>
        <table:table-row table:style-name="ro1">
          <table:table-cell office:value-type="float" office:value="6431">
            <text:p>6431</text:p>
          </table:table-cell>
          <table:table-cell table:formula="of:=(2^([.A6432]/8192)-1)*8192" office:value-type="float" office:value="5923.90670452644">
            <text:p>5924</text:p>
          </table:table-cell>
        </table:table-row>
        <table:table-row table:style-name="ro1">
          <table:table-cell office:value-type="float" office:value="6432">
            <text:p>6432</text:p>
          </table:table-cell>
          <table:table-cell table:formula="of:=(2^([.A6433]/8192)-1)*8192" office:value-type="float" office:value="5925.10113993748">
            <text:p>5925</text:p>
          </table:table-cell>
        </table:table-row>
        <table:table-row table:style-name="ro1">
          <table:table-cell office:value-type="float" office:value="6433">
            <text:p>6433</text:p>
          </table:table-cell>
          <table:table-cell table:formula="of:=(2^([.A6434]/8192)-1)*8192" office:value-type="float" office:value="5926.29567641719">
            <text:p>5926</text:p>
          </table:table-cell>
        </table:table-row>
        <table:table-row table:style-name="ro1">
          <table:table-cell office:value-type="float" office:value="6434">
            <text:p>6434</text:p>
          </table:table-cell>
          <table:table-cell table:formula="of:=(2^([.A6435]/8192)-1)*8192" office:value-type="float" office:value="5927.49031397412">
            <text:p>5927</text:p>
          </table:table-cell>
        </table:table-row>
        <table:table-row table:style-name="ro1">
          <table:table-cell office:value-type="float" office:value="6435">
            <text:p>6435</text:p>
          </table:table-cell>
          <table:table-cell table:formula="of:=(2^([.A6436]/8192)-1)*8192" office:value-type="float" office:value="5928.68505261683">
            <text:p>5929</text:p>
          </table:table-cell>
        </table:table-row>
        <table:table-row table:style-name="ro1">
          <table:table-cell office:value-type="float" office:value="6436">
            <text:p>6436</text:p>
          </table:table-cell>
          <table:table-cell table:formula="of:=(2^([.A6437]/8192)-1)*8192" office:value-type="float" office:value="5929.87989235388">
            <text:p>5930</text:p>
          </table:table-cell>
        </table:table-row>
        <table:table-row table:style-name="ro1">
          <table:table-cell office:value-type="float" office:value="6437">
            <text:p>6437</text:p>
          </table:table-cell>
          <table:table-cell table:formula="of:=(2^([.A6438]/8192)-1)*8192" office:value-type="float" office:value="5931.0748331938">
            <text:p>5931</text:p>
          </table:table-cell>
        </table:table-row>
        <table:table-row table:style-name="ro1">
          <table:table-cell office:value-type="float" office:value="6438">
            <text:p>6438</text:p>
          </table:table-cell>
          <table:table-cell table:formula="of:=(2^([.A6439]/8192)-1)*8192" office:value-type="float" office:value="5932.26987514517">
            <text:p>5932</text:p>
          </table:table-cell>
        </table:table-row>
        <table:table-row table:style-name="ro1">
          <table:table-cell office:value-type="float" office:value="6439">
            <text:p>6439</text:p>
          </table:table-cell>
          <table:table-cell table:formula="of:=(2^([.A6440]/8192)-1)*8192" office:value-type="float" office:value="5933.46501821653">
            <text:p>5933</text:p>
          </table:table-cell>
        </table:table-row>
        <table:table-row table:style-name="ro1">
          <table:table-cell office:value-type="float" office:value="6440">
            <text:p>6440</text:p>
          </table:table-cell>
          <table:table-cell table:formula="of:=(2^([.A6441]/8192)-1)*8192" office:value-type="float" office:value="5934.66026241645">
            <text:p>5935</text:p>
          </table:table-cell>
        </table:table-row>
        <table:table-row table:style-name="ro1">
          <table:table-cell office:value-type="float" office:value="6441">
            <text:p>6441</text:p>
          </table:table-cell>
          <table:table-cell table:formula="of:=(2^([.A6442]/8192)-1)*8192" office:value-type="float" office:value="5935.85560775347">
            <text:p>5936</text:p>
          </table:table-cell>
        </table:table-row>
        <table:table-row table:style-name="ro1">
          <table:table-cell office:value-type="float" office:value="6442">
            <text:p>6442</text:p>
          </table:table-cell>
          <table:table-cell table:formula="of:=(2^([.A6443]/8192)-1)*8192" office:value-type="float" office:value="5937.05105423617">
            <text:p>5937</text:p>
          </table:table-cell>
        </table:table-row>
        <table:table-row table:style-name="ro1">
          <table:table-cell office:value-type="float" office:value="6443">
            <text:p>6443</text:p>
          </table:table-cell>
          <table:table-cell table:formula="of:=(2^([.A6444]/8192)-1)*8192" office:value-type="float" office:value="5938.24660187308">
            <text:p>5938</text:p>
          </table:table-cell>
        </table:table-row>
        <table:table-row table:style-name="ro1">
          <table:table-cell office:value-type="float" office:value="6444">
            <text:p>6444</text:p>
          </table:table-cell>
          <table:table-cell table:formula="of:=(2^([.A6445]/8192)-1)*8192" office:value-type="float" office:value="5939.44225067278">
            <text:p>5939</text:p>
          </table:table-cell>
        </table:table-row>
        <table:table-row table:style-name="ro1">
          <table:table-cell office:value-type="float" office:value="6445">
            <text:p>6445</text:p>
          </table:table-cell>
          <table:table-cell table:formula="of:=(2^([.A6446]/8192)-1)*8192" office:value-type="float" office:value="5940.63800064383">
            <text:p>5941</text:p>
          </table:table-cell>
        </table:table-row>
        <table:table-row table:style-name="ro1">
          <table:table-cell office:value-type="float" office:value="6446">
            <text:p>6446</text:p>
          </table:table-cell>
          <table:table-cell table:formula="of:=(2^([.A6447]/8192)-1)*8192" office:value-type="float" office:value="5941.83385179478">
            <text:p>5942</text:p>
          </table:table-cell>
        </table:table-row>
        <table:table-row table:style-name="ro1">
          <table:table-cell office:value-type="float" office:value="6447">
            <text:p>6447</text:p>
          </table:table-cell>
          <table:table-cell table:formula="of:=(2^([.A6448]/8192)-1)*8192" office:value-type="float" office:value="5943.0298041342">
            <text:p>5943</text:p>
          </table:table-cell>
        </table:table-row>
        <table:table-row table:style-name="ro1">
          <table:table-cell office:value-type="float" office:value="6448">
            <text:p>6448</text:p>
          </table:table-cell>
          <table:table-cell table:formula="of:=(2^([.A6449]/8192)-1)*8192" office:value-type="float" office:value="5944.22585767065">
            <text:p>5944</text:p>
          </table:table-cell>
        </table:table-row>
        <table:table-row table:style-name="ro1">
          <table:table-cell office:value-type="float" office:value="6449">
            <text:p>6449</text:p>
          </table:table-cell>
          <table:table-cell table:formula="of:=(2^([.A6450]/8192)-1)*8192" office:value-type="float" office:value="5945.42201241269">
            <text:p>5945</text:p>
          </table:table-cell>
        </table:table-row>
        <table:table-row table:style-name="ro1">
          <table:table-cell office:value-type="float" office:value="6450">
            <text:p>6450</text:p>
          </table:table-cell>
          <table:table-cell table:formula="of:=(2^([.A6451]/8192)-1)*8192" office:value-type="float" office:value="5946.61826836889">
            <text:p>5947</text:p>
          </table:table-cell>
        </table:table-row>
        <table:table-row table:style-name="ro1">
          <table:table-cell office:value-type="float" office:value="6451">
            <text:p>6451</text:p>
          </table:table-cell>
          <table:table-cell table:formula="of:=(2^([.A6452]/8192)-1)*8192" office:value-type="float" office:value="5947.81462554781">
            <text:p>5948</text:p>
          </table:table-cell>
        </table:table-row>
        <table:table-row table:style-name="ro1">
          <table:table-cell office:value-type="float" office:value="6452">
            <text:p>6452</text:p>
          </table:table-cell>
          <table:table-cell table:formula="of:=(2^([.A6453]/8192)-1)*8192" office:value-type="float" office:value="5949.01108395801">
            <text:p>5949</text:p>
          </table:table-cell>
        </table:table-row>
        <table:table-row table:style-name="ro1">
          <table:table-cell office:value-type="float" office:value="6453">
            <text:p>6453</text:p>
          </table:table-cell>
          <table:table-cell table:formula="of:=(2^([.A6454]/8192)-1)*8192" office:value-type="float" office:value="5950.20764360806">
            <text:p>5950</text:p>
          </table:table-cell>
        </table:table-row>
        <table:table-row table:style-name="ro1">
          <table:table-cell office:value-type="float" office:value="6454">
            <text:p>6454</text:p>
          </table:table-cell>
          <table:table-cell table:formula="of:=(2^([.A6455]/8192)-1)*8192" office:value-type="float" office:value="5951.40430450654">
            <text:p>5951</text:p>
          </table:table-cell>
        </table:table-row>
        <table:table-row table:style-name="ro1">
          <table:table-cell office:value-type="float" office:value="6455">
            <text:p>6455</text:p>
          </table:table-cell>
          <table:table-cell table:formula="of:=(2^([.A6456]/8192)-1)*8192" office:value-type="float" office:value="5952.60106666199">
            <text:p>5953</text:p>
          </table:table-cell>
        </table:table-row>
        <table:table-row table:style-name="ro1">
          <table:table-cell office:value-type="float" office:value="6456">
            <text:p>6456</text:p>
          </table:table-cell>
          <table:table-cell table:formula="of:=(2^([.A6457]/8192)-1)*8192" office:value-type="float" office:value="5953.797930083">
            <text:p>5954</text:p>
          </table:table-cell>
        </table:table-row>
        <table:table-row table:style-name="ro1">
          <table:table-cell office:value-type="float" office:value="6457">
            <text:p>6457</text:p>
          </table:table-cell>
          <table:table-cell table:formula="of:=(2^([.A6458]/8192)-1)*8192" office:value-type="float" office:value="5954.99489477813">
            <text:p>5955</text:p>
          </table:table-cell>
        </table:table-row>
        <table:table-row table:style-name="ro1">
          <table:table-cell office:value-type="float" office:value="6458">
            <text:p>6458</text:p>
          </table:table-cell>
          <table:table-cell table:formula="of:=(2^([.A6459]/8192)-1)*8192" office:value-type="float" office:value="5956.19196075595">
            <text:p>5956</text:p>
          </table:table-cell>
        </table:table-row>
        <table:table-row table:style-name="ro1">
          <table:table-cell office:value-type="float" office:value="6459">
            <text:p>6459</text:p>
          </table:table-cell>
          <table:table-cell table:formula="of:=(2^([.A6460]/8192)-1)*8192" office:value-type="float" office:value="5957.38912802503">
            <text:p>5957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table:formula="of:=(2^([.A6461]/8192)-1)*8192" office:value-type="float" office:value="5958.58639659395">
            <text:p>5959</text:p>
          </table:table-cell>
        </table:table-row>
        <table:table-row table:style-name="ro1">
          <table:table-cell office:value-type="float" office:value="6461">
            <text:p>6461</text:p>
          </table:table-cell>
          <table:table-cell table:formula="of:=(2^([.A6462]/8192)-1)*8192" office:value-type="float" office:value="5959.78376647127">
            <text:p>5960</text:p>
          </table:table-cell>
        </table:table-row>
        <table:table-row table:style-name="ro1">
          <table:table-cell office:value-type="float" office:value="6462">
            <text:p>6462</text:p>
          </table:table-cell>
          <table:table-cell table:formula="of:=(2^([.A6463]/8192)-1)*8192" office:value-type="float" office:value="5960.98123766556">
            <text:p>5961</text:p>
          </table:table-cell>
        </table:table-row>
        <table:table-row table:style-name="ro1">
          <table:table-cell office:value-type="float" office:value="6463">
            <text:p>6463</text:p>
          </table:table-cell>
          <table:table-cell table:formula="of:=(2^([.A6464]/8192)-1)*8192" office:value-type="float" office:value="5962.17881018541">
            <text:p>5962</text:p>
          </table:table-cell>
        </table:table-row>
        <table:table-row table:style-name="ro1">
          <table:table-cell office:value-type="float" office:value="6464">
            <text:p>6464</text:p>
          </table:table-cell>
          <table:table-cell table:formula="of:=(2^([.A6465]/8192)-1)*8192" office:value-type="float" office:value="5963.37648403937">
            <text:p>5963</text:p>
          </table:table-cell>
        </table:table-row>
        <table:table-row table:style-name="ro1">
          <table:table-cell office:value-type="float" office:value="6465">
            <text:p>6465</text:p>
          </table:table-cell>
          <table:table-cell table:formula="of:=(2^([.A6466]/8192)-1)*8192" office:value-type="float" office:value="5964.57425923604">
            <text:p>5965</text:p>
          </table:table-cell>
        </table:table-row>
        <table:table-row table:style-name="ro1">
          <table:table-cell office:value-type="float" office:value="6466">
            <text:p>6466</text:p>
          </table:table-cell>
          <table:table-cell table:formula="of:=(2^([.A6467]/8192)-1)*8192" office:value-type="float" office:value="5965.77213578397">
            <text:p>5966</text:p>
          </table:table-cell>
        </table:table-row>
        <table:table-row table:style-name="ro1">
          <table:table-cell office:value-type="float" office:value="6467">
            <text:p>6467</text:p>
          </table:table-cell>
          <table:table-cell table:formula="of:=(2^([.A6468]/8192)-1)*8192" office:value-type="float" office:value="5966.97011369176">
            <text:p>5967</text:p>
          </table:table-cell>
        </table:table-row>
        <table:table-row table:style-name="ro1">
          <table:table-cell office:value-type="float" office:value="6468">
            <text:p>6468</text:p>
          </table:table-cell>
          <table:table-cell table:formula="of:=(2^([.A6469]/8192)-1)*8192" office:value-type="float" office:value="5968.16819296797">
            <text:p>5968</text:p>
          </table:table-cell>
        </table:table-row>
        <table:table-row table:style-name="ro1">
          <table:table-cell office:value-type="float" office:value="6469">
            <text:p>6469</text:p>
          </table:table-cell>
          <table:table-cell table:formula="of:=(2^([.A6470]/8192)-1)*8192" office:value-type="float" office:value="5969.36637362118">
            <text:p>5969</text:p>
          </table:table-cell>
        </table:table-row>
        <table:table-row table:style-name="ro1">
          <table:table-cell office:value-type="float" office:value="6470">
            <text:p>6470</text:p>
          </table:table-cell>
          <table:table-cell table:formula="of:=(2^([.A6471]/8192)-1)*8192" office:value-type="float" office:value="5970.56465565998">
            <text:p>5971</text:p>
          </table:table-cell>
        </table:table-row>
        <table:table-row table:style-name="ro1">
          <table:table-cell office:value-type="float" office:value="6471">
            <text:p>6471</text:p>
          </table:table-cell>
          <table:table-cell table:formula="of:=(2^([.A6472]/8192)-1)*8192" office:value-type="float" office:value="5971.76303909293">
            <text:p>5972</text:p>
          </table:table-cell>
        </table:table-row>
        <table:table-row table:style-name="ro1">
          <table:table-cell office:value-type="float" office:value="6472">
            <text:p>6472</text:p>
          </table:table-cell>
          <table:table-cell table:formula="of:=(2^([.A6473]/8192)-1)*8192" office:value-type="float" office:value="5972.96152392863">
            <text:p>5973</text:p>
          </table:table-cell>
        </table:table-row>
        <table:table-row table:style-name="ro1">
          <table:table-cell office:value-type="float" office:value="6473">
            <text:p>6473</text:p>
          </table:table-cell>
          <table:table-cell table:formula="of:=(2^([.A6474]/8192)-1)*8192" office:value-type="float" office:value="5974.16011017564">
            <text:p>5974</text:p>
          </table:table-cell>
        </table:table-row>
        <table:table-row table:style-name="ro1">
          <table:table-cell office:value-type="float" office:value="6474">
            <text:p>6474</text:p>
          </table:table-cell>
          <table:table-cell table:formula="of:=(2^([.A6475]/8192)-1)*8192" office:value-type="float" office:value="5975.35879784255">
            <text:p>5975</text:p>
          </table:table-cell>
        </table:table-row>
        <table:table-row table:style-name="ro1">
          <table:table-cell office:value-type="float" office:value="6475">
            <text:p>6475</text:p>
          </table:table-cell>
          <table:table-cell table:formula="of:=(2^([.A6476]/8192)-1)*8192" office:value-type="float" office:value="5976.55758693795">
            <text:p>5977</text:p>
          </table:table-cell>
        </table:table-row>
        <table:table-row table:style-name="ro1">
          <table:table-cell office:value-type="float" office:value="6476">
            <text:p>6476</text:p>
          </table:table-cell>
          <table:table-cell table:formula="of:=(2^([.A6477]/8192)-1)*8192" office:value-type="float" office:value="5977.75647747041">
            <text:p>5978</text:p>
          </table:table-cell>
        </table:table-row>
        <table:table-row table:style-name="ro1">
          <table:table-cell office:value-type="float" office:value="6477">
            <text:p>6477</text:p>
          </table:table-cell>
          <table:table-cell table:formula="of:=(2^([.A6478]/8192)-1)*8192" office:value-type="float" office:value="5978.95546944852">
            <text:p>5979</text:p>
          </table:table-cell>
        </table:table-row>
        <table:table-row table:style-name="ro1">
          <table:table-cell office:value-type="float" office:value="6478">
            <text:p>6478</text:p>
          </table:table-cell>
          <table:table-cell table:formula="of:=(2^([.A6479]/8192)-1)*8192" office:value-type="float" office:value="5980.15456288086">
            <text:p>5980</text:p>
          </table:table-cell>
        </table:table-row>
        <table:table-row table:style-name="ro1">
          <table:table-cell office:value-type="float" office:value="6479">
            <text:p>6479</text:p>
          </table:table-cell>
          <table:table-cell table:formula="of:=(2^([.A6480]/8192)-1)*8192" office:value-type="float" office:value="5981.35375777602">
            <text:p>5981</text:p>
          </table:table-cell>
        </table:table-row>
        <table:table-row table:style-name="ro1">
          <table:table-cell office:value-type="float" office:value="6480">
            <text:p>6480</text:p>
          </table:table-cell>
          <table:table-cell table:formula="of:=(2^([.A6481]/8192)-1)*8192" office:value-type="float" office:value="5982.55305414258">
            <text:p>5983</text:p>
          </table:table-cell>
        </table:table-row>
        <table:table-row table:style-name="ro1">
          <table:table-cell office:value-type="float" office:value="6481">
            <text:p>6481</text:p>
          </table:table-cell>
          <table:table-cell table:formula="of:=(2^([.A6482]/8192)-1)*8192" office:value-type="float" office:value="5983.75245198913">
            <text:p>5984</text:p>
          </table:table-cell>
        </table:table-row>
        <table:table-row table:style-name="ro1">
          <table:table-cell office:value-type="float" office:value="6482">
            <text:p>6482</text:p>
          </table:table-cell>
          <table:table-cell table:formula="of:=(2^([.A6483]/8192)-1)*8192" office:value-type="float" office:value="5984.95195132426">
            <text:p>5985</text:p>
          </table:table-cell>
        </table:table-row>
        <table:table-row table:style-name="ro1">
          <table:table-cell office:value-type="float" office:value="6483">
            <text:p>6483</text:p>
          </table:table-cell>
          <table:table-cell table:formula="of:=(2^([.A6484]/8192)-1)*8192" office:value-type="float" office:value="5986.15155215654">
            <text:p>5986</text:p>
          </table:table-cell>
        </table:table-row>
        <table:table-row table:style-name="ro1">
          <table:table-cell office:value-type="float" office:value="6484">
            <text:p>6484</text:p>
          </table:table-cell>
          <table:table-cell table:formula="of:=(2^([.A6485]/8192)-1)*8192" office:value-type="float" office:value="5987.35125449458">
            <text:p>5987</text:p>
          </table:table-cell>
        </table:table-row>
        <table:table-row table:style-name="ro1">
          <table:table-cell office:value-type="float" office:value="6485">
            <text:p>6485</text:p>
          </table:table-cell>
          <table:table-cell table:formula="of:=(2^([.A6486]/8192)-1)*8192" office:value-type="float" office:value="5988.55105834696">
            <text:p>5989</text:p>
          </table:table-cell>
        </table:table-row>
        <table:table-row table:style-name="ro1">
          <table:table-cell office:value-type="float" office:value="6486">
            <text:p>6486</text:p>
          </table:table-cell>
          <table:table-cell table:formula="of:=(2^([.A6487]/8192)-1)*8192" office:value-type="float" office:value="5989.75096372227">
            <text:p>5990</text:p>
          </table:table-cell>
        </table:table-row>
        <table:table-row table:style-name="ro1">
          <table:table-cell office:value-type="float" office:value="6487">
            <text:p>6487</text:p>
          </table:table-cell>
          <table:table-cell table:formula="of:=(2^([.A6488]/8192)-1)*8192" office:value-type="float" office:value="5990.9509706291">
            <text:p>5991</text:p>
          </table:table-cell>
        </table:table-row>
        <table:table-row table:style-name="ro1">
          <table:table-cell office:value-type="float" office:value="6488">
            <text:p>6488</text:p>
          </table:table-cell>
          <table:table-cell table:formula="of:=(2^([.A6489]/8192)-1)*8192" office:value-type="float" office:value="5992.15107907604">
            <text:p>5992</text:p>
          </table:table-cell>
        </table:table-row>
        <table:table-row table:style-name="ro1">
          <table:table-cell office:value-type="float" office:value="6489">
            <text:p>6489</text:p>
          </table:table-cell>
          <table:table-cell table:formula="of:=(2^([.A6490]/8192)-1)*8192" office:value-type="float" office:value="5993.35128907168">
            <text:p>5993</text:p>
          </table:table-cell>
        </table:table-row>
        <table:table-row table:style-name="ro1">
          <table:table-cell office:value-type="float" office:value="6490">
            <text:p>6490</text:p>
          </table:table-cell>
          <table:table-cell table:formula="of:=(2^([.A6491]/8192)-1)*8192" office:value-type="float" office:value="5994.55160062463">
            <text:p>5995</text:p>
          </table:table-cell>
        </table:table-row>
        <table:table-row table:style-name="ro1">
          <table:table-cell office:value-type="float" office:value="6491">
            <text:p>6491</text:p>
          </table:table-cell>
          <table:table-cell table:formula="of:=(2^([.A6492]/8192)-1)*8192" office:value-type="float" office:value="5995.75201374346">
            <text:p>5996</text:p>
          </table:table-cell>
        </table:table-row>
        <table:table-row table:style-name="ro1">
          <table:table-cell office:value-type="float" office:value="6492">
            <text:p>6492</text:p>
          </table:table-cell>
          <table:table-cell table:formula="of:=(2^([.A6493]/8192)-1)*8192" office:value-type="float" office:value="5996.95252843677">
            <text:p>5997</text:p>
          </table:table-cell>
        </table:table-row>
        <table:table-row table:style-name="ro1">
          <table:table-cell office:value-type="float" office:value="6493">
            <text:p>6493</text:p>
          </table:table-cell>
          <table:table-cell table:formula="of:=(2^([.A6494]/8192)-1)*8192" office:value-type="float" office:value="5998.15314471316">
            <text:p>5998</text:p>
          </table:table-cell>
        </table:table-row>
        <table:table-row table:style-name="ro1">
          <table:table-cell office:value-type="float" office:value="6494">
            <text:p>6494</text:p>
          </table:table-cell>
          <table:table-cell table:formula="of:=(2^([.A6495]/8192)-1)*8192" office:value-type="float" office:value="5999.35386258123">
            <text:p>5999</text:p>
          </table:table-cell>
        </table:table-row>
        <table:table-row table:style-name="ro1">
          <table:table-cell office:value-type="float" office:value="6495">
            <text:p>6495</text:p>
          </table:table-cell>
          <table:table-cell table:formula="of:=(2^([.A6496]/8192)-1)*8192" office:value-type="float" office:value="6000.55468204957">
            <text:p>6001</text:p>
          </table:table-cell>
        </table:table-row>
        <table:table-row table:style-name="ro1">
          <table:table-cell office:value-type="float" office:value="6496">
            <text:p>6496</text:p>
          </table:table-cell>
          <table:table-cell table:formula="of:=(2^([.A6497]/8192)-1)*8192" office:value-type="float" office:value="6001.75560312677">
            <text:p>6002</text:p>
          </table:table-cell>
        </table:table-row>
        <table:table-row table:style-name="ro1">
          <table:table-cell office:value-type="float" office:value="6497">
            <text:p>6497</text:p>
          </table:table-cell>
          <table:table-cell table:formula="of:=(2^([.A6498]/8192)-1)*8192" office:value-type="float" office:value="6002.95662582144">
            <text:p>6003</text:p>
          </table:table-cell>
        </table:table-row>
        <table:table-row table:style-name="ro1">
          <table:table-cell office:value-type="float" office:value="6498">
            <text:p>6498</text:p>
          </table:table-cell>
          <table:table-cell table:formula="of:=(2^([.A6499]/8192)-1)*8192" office:value-type="float" office:value="6004.15775014218">
            <text:p>6004</text:p>
          </table:table-cell>
        </table:table-row>
        <table:table-row table:style-name="ro1">
          <table:table-cell office:value-type="float" office:value="6499">
            <text:p>6499</text:p>
          </table:table-cell>
          <table:table-cell table:formula="of:=(2^([.A6500]/8192)-1)*8192" office:value-type="float" office:value="6005.35897609758">
            <text:p>6005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table:formula="of:=(2^([.A6501]/8192)-1)*8192" office:value-type="float" office:value="6006.56030369624">
            <text:p>6007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table:formula="of:=(2^([.A6502]/8192)-1)*8192" office:value-type="float" office:value="6007.76173294676">
            <text:p>6008</text:p>
          </table:table-cell>
        </table:table-row>
        <table:table-row table:style-name="ro1">
          <table:table-cell office:value-type="float" office:value="6502">
            <text:p>6502</text:p>
          </table:table-cell>
          <table:table-cell table:formula="of:=(2^([.A6503]/8192)-1)*8192" office:value-type="float" office:value="6008.96326385775">
            <text:p>6009</text:p>
          </table:table-cell>
        </table:table-row>
        <table:table-row table:style-name="ro1">
          <table:table-cell office:value-type="float" office:value="6503">
            <text:p>6503</text:p>
          </table:table-cell>
          <table:table-cell table:formula="of:=(2^([.A6504]/8192)-1)*8192" office:value-type="float" office:value="6010.16489643781">
            <text:p>6010</text:p>
          </table:table-cell>
        </table:table-row>
        <table:table-row table:style-name="ro1">
          <table:table-cell office:value-type="float" office:value="6504">
            <text:p>6504</text:p>
          </table:table-cell>
          <table:table-cell table:formula="of:=(2^([.A6505]/8192)-1)*8192" office:value-type="float" office:value="6011.36663069553">
            <text:p>6011</text:p>
          </table:table-cell>
        </table:table-row>
        <table:table-row table:style-name="ro1">
          <table:table-cell office:value-type="float" office:value="6505">
            <text:p>6505</text:p>
          </table:table-cell>
          <table:table-cell table:formula="of:=(2^([.A6506]/8192)-1)*8192" office:value-type="float" office:value="6012.56846663953">
            <text:p>6013</text:p>
          </table:table-cell>
        </table:table-row>
        <table:table-row table:style-name="ro1">
          <table:table-cell office:value-type="float" office:value="6506">
            <text:p>6506</text:p>
          </table:table-cell>
          <table:table-cell table:formula="of:=(2^([.A6507]/8192)-1)*8192" office:value-type="float" office:value="6013.77040427841">
            <text:p>6014</text:p>
          </table:table-cell>
        </table:table-row>
        <table:table-row table:style-name="ro1">
          <table:table-cell office:value-type="float" office:value="6507">
            <text:p>6507</text:p>
          </table:table-cell>
          <table:table-cell table:formula="of:=(2^([.A6508]/8192)-1)*8192" office:value-type="float" office:value="6014.97244362077">
            <text:p>6015</text:p>
          </table:table-cell>
        </table:table-row>
        <table:table-row table:style-name="ro1">
          <table:table-cell office:value-type="float" office:value="6508">
            <text:p>6508</text:p>
          </table:table-cell>
          <table:table-cell table:formula="of:=(2^([.A6509]/8192)-1)*8192" office:value-type="float" office:value="6016.17458467522">
            <text:p>6016</text:p>
          </table:table-cell>
        </table:table-row>
        <table:table-row table:style-name="ro1">
          <table:table-cell office:value-type="float" office:value="6509">
            <text:p>6509</text:p>
          </table:table-cell>
          <table:table-cell table:formula="of:=(2^([.A6510]/8192)-1)*8192" office:value-type="float" office:value="6017.37682745037">
            <text:p>6017</text:p>
          </table:table-cell>
        </table:table-row>
        <table:table-row table:style-name="ro1">
          <table:table-cell office:value-type="float" office:value="6510">
            <text:p>6510</text:p>
          </table:table-cell>
          <table:table-cell table:formula="of:=(2^([.A6511]/8192)-1)*8192" office:value-type="float" office:value="6018.57917195481">
            <text:p>6019</text:p>
          </table:table-cell>
        </table:table-row>
        <table:table-row table:style-name="ro1">
          <table:table-cell office:value-type="float" office:value="6511">
            <text:p>6511</text:p>
          </table:table-cell>
          <table:table-cell table:formula="of:=(2^([.A6512]/8192)-1)*8192" office:value-type="float" office:value="6019.78161819717">
            <text:p>6020</text:p>
          </table:table-cell>
        </table:table-row>
        <table:table-row table:style-name="ro1">
          <table:table-cell office:value-type="float" office:value="6512">
            <text:p>6512</text:p>
          </table:table-cell>
          <table:table-cell table:formula="of:=(2^([.A6513]/8192)-1)*8192" office:value-type="float" office:value="6020.98416618605">
            <text:p>6021</text:p>
          </table:table-cell>
        </table:table-row>
        <table:table-row table:style-name="ro1">
          <table:table-cell office:value-type="float" office:value="6513">
            <text:p>6513</text:p>
          </table:table-cell>
          <table:table-cell table:formula="of:=(2^([.A6514]/8192)-1)*8192" office:value-type="float" office:value="6022.18681593006">
            <text:p>6022</text:p>
          </table:table-cell>
        </table:table-row>
        <table:table-row table:style-name="ro1">
          <table:table-cell office:value-type="float" office:value="6514">
            <text:p>6514</text:p>
          </table:table-cell>
          <table:table-cell table:formula="of:=(2^([.A6515]/8192)-1)*8192" office:value-type="float" office:value="6023.3895674378">
            <text:p>6023</text:p>
          </table:table-cell>
        </table:table-row>
        <table:table-row table:style-name="ro1">
          <table:table-cell office:value-type="float" office:value="6515">
            <text:p>6515</text:p>
          </table:table-cell>
          <table:table-cell table:formula="of:=(2^([.A6516]/8192)-1)*8192" office:value-type="float" office:value="6024.5924207179">
            <text:p>6025</text:p>
          </table:table-cell>
        </table:table-row>
        <table:table-row table:style-name="ro1">
          <table:table-cell office:value-type="float" office:value="6516">
            <text:p>6516</text:p>
          </table:table-cell>
          <table:table-cell table:formula="of:=(2^([.A6517]/8192)-1)*8192" office:value-type="float" office:value="6025.79537577895">
            <text:p>6026</text:p>
          </table:table-cell>
        </table:table-row>
        <table:table-row table:style-name="ro1">
          <table:table-cell office:value-type="float" office:value="6517">
            <text:p>6517</text:p>
          </table:table-cell>
          <table:table-cell table:formula="of:=(2^([.A6518]/8192)-1)*8192" office:value-type="float" office:value="6026.99843262958">
            <text:p>6027</text:p>
          </table:table-cell>
        </table:table-row>
        <table:table-row table:style-name="ro1">
          <table:table-cell office:value-type="float" office:value="6518">
            <text:p>6518</text:p>
          </table:table-cell>
          <table:table-cell table:formula="of:=(2^([.A6519]/8192)-1)*8192" office:value-type="float" office:value="6028.2015912784">
            <text:p>6028</text:p>
          </table:table-cell>
        </table:table-row>
        <table:table-row table:style-name="ro1">
          <table:table-cell office:value-type="float" office:value="6519">
            <text:p>6519</text:p>
          </table:table-cell>
          <table:table-cell table:formula="of:=(2^([.A6520]/8192)-1)*8192" office:value-type="float" office:value="6029.40485173401">
            <text:p>6029</text:p>
          </table:table-cell>
        </table:table-row>
        <table:table-row table:style-name="ro1">
          <table:table-cell office:value-type="float" office:value="6520">
            <text:p>6520</text:p>
          </table:table-cell>
          <table:table-cell table:formula="of:=(2^([.A6521]/8192)-1)*8192" office:value-type="float" office:value="6030.60821400504">
            <text:p>6031</text:p>
          </table:table-cell>
        </table:table-row>
        <table:table-row table:style-name="ro1">
          <table:table-cell office:value-type="float" office:value="6521">
            <text:p>6521</text:p>
          </table:table-cell>
          <table:table-cell table:formula="of:=(2^([.A6522]/8192)-1)*8192" office:value-type="float" office:value="6031.8116781001">
            <text:p>6032</text:p>
          </table:table-cell>
        </table:table-row>
        <table:table-row table:style-name="ro1">
          <table:table-cell office:value-type="float" office:value="6522">
            <text:p>6522</text:p>
          </table:table-cell>
          <table:table-cell table:formula="of:=(2^([.A6523]/8192)-1)*8192" office:value-type="float" office:value="6033.01524402781">
            <text:p>6033</text:p>
          </table:table-cell>
        </table:table-row>
        <table:table-row table:style-name="ro1">
          <table:table-cell office:value-type="float" office:value="6523">
            <text:p>6523</text:p>
          </table:table-cell>
          <table:table-cell table:formula="of:=(2^([.A6524]/8192)-1)*8192" office:value-type="float" office:value="6034.21891179678">
            <text:p>6034</text:p>
          </table:table-cell>
        </table:table-row>
        <table:table-row table:style-name="ro1">
          <table:table-cell office:value-type="float" office:value="6524">
            <text:p>6524</text:p>
          </table:table-cell>
          <table:table-cell table:formula="of:=(2^([.A6525]/8192)-1)*8192" office:value-type="float" office:value="6035.42268141563">
            <text:p>6035</text:p>
          </table:table-cell>
        </table:table-row>
        <table:table-row table:style-name="ro1">
          <table:table-cell office:value-type="float" office:value="6525">
            <text:p>6525</text:p>
          </table:table-cell>
          <table:table-cell table:formula="of:=(2^([.A6526]/8192)-1)*8192" office:value-type="float" office:value="6036.62655289298">
            <text:p>6037</text:p>
          </table:table-cell>
        </table:table-row>
        <table:table-row table:style-name="ro1">
          <table:table-cell office:value-type="float" office:value="6526">
            <text:p>6526</text:p>
          </table:table-cell>
          <table:table-cell table:formula="of:=(2^([.A6527]/8192)-1)*8192" office:value-type="float" office:value="6037.83052623744">
            <text:p>6038</text:p>
          </table:table-cell>
        </table:table-row>
        <table:table-row table:style-name="ro1">
          <table:table-cell office:value-type="float" office:value="6527">
            <text:p>6527</text:p>
          </table:table-cell>
          <table:table-cell table:formula="of:=(2^([.A6528]/8192)-1)*8192" office:value-type="float" office:value="6039.03460145764">
            <text:p>6039</text:p>
          </table:table-cell>
        </table:table-row>
        <table:table-row table:style-name="ro1">
          <table:table-cell office:value-type="float" office:value="6528">
            <text:p>6528</text:p>
          </table:table-cell>
          <table:table-cell table:formula="of:=(2^([.A6529]/8192)-1)*8192" office:value-type="float" office:value="6040.2387785622">
            <text:p>6040</text:p>
          </table:table-cell>
        </table:table-row>
        <table:table-row table:style-name="ro1">
          <table:table-cell office:value-type="float" office:value="6529">
            <text:p>6529</text:p>
          </table:table-cell>
          <table:table-cell table:formula="of:=(2^([.A6530]/8192)-1)*8192" office:value-type="float" office:value="6041.44305755974">
            <text:p>6041</text:p>
          </table:table-cell>
        </table:table-row>
        <table:table-row table:style-name="ro1">
          <table:table-cell office:value-type="float" office:value="6530">
            <text:p>6530</text:p>
          </table:table-cell>
          <table:table-cell table:formula="of:=(2^([.A6531]/8192)-1)*8192" office:value-type="float" office:value="6042.64743845888">
            <text:p>6043</text:p>
          </table:table-cell>
        </table:table-row>
        <table:table-row table:style-name="ro1">
          <table:table-cell office:value-type="float" office:value="6531">
            <text:p>6531</text:p>
          </table:table-cell>
          <table:table-cell table:formula="of:=(2^([.A6532]/8192)-1)*8192" office:value-type="float" office:value="6043.85192126824">
            <text:p>6044</text:p>
          </table:table-cell>
        </table:table-row>
        <table:table-row table:style-name="ro1">
          <table:table-cell office:value-type="float" office:value="6532">
            <text:p>6532</text:p>
          </table:table-cell>
          <table:table-cell table:formula="of:=(2^([.A6533]/8192)-1)*8192" office:value-type="float" office:value="6045.05650599644">
            <text:p>6045</text:p>
          </table:table-cell>
        </table:table-row>
        <table:table-row table:style-name="ro1">
          <table:table-cell office:value-type="float" office:value="6533">
            <text:p>6533</text:p>
          </table:table-cell>
          <table:table-cell table:formula="of:=(2^([.A6534]/8192)-1)*8192" office:value-type="float" office:value="6046.26119265212">
            <text:p>6046</text:p>
          </table:table-cell>
        </table:table-row>
        <table:table-row table:style-name="ro1">
          <table:table-cell office:value-type="float" office:value="6534">
            <text:p>6534</text:p>
          </table:table-cell>
          <table:table-cell table:formula="of:=(2^([.A6535]/8192)-1)*8192" office:value-type="float" office:value="6047.46598124389">
            <text:p>6047</text:p>
          </table:table-cell>
        </table:table-row>
        <table:table-row table:style-name="ro1">
          <table:table-cell office:value-type="float" office:value="6535">
            <text:p>6535</text:p>
          </table:table-cell>
          <table:table-cell table:formula="of:=(2^([.A6536]/8192)-1)*8192" office:value-type="float" office:value="6048.67087178038">
            <text:p>6049</text:p>
          </table:table-cell>
        </table:table-row>
        <table:table-row table:style-name="ro1">
          <table:table-cell office:value-type="float" office:value="6536">
            <text:p>6536</text:p>
          </table:table-cell>
          <table:table-cell table:formula="of:=(2^([.A6537]/8192)-1)*8192" office:value-type="float" office:value="6049.87586427022">
            <text:p>6050</text:p>
          </table:table-cell>
        </table:table-row>
        <table:table-row table:style-name="ro1">
          <table:table-cell office:value-type="float" office:value="6537">
            <text:p>6537</text:p>
          </table:table-cell>
          <table:table-cell table:formula="of:=(2^([.A6538]/8192)-1)*8192" office:value-type="float" office:value="6051.08095872202">
            <text:p>6051</text:p>
          </table:table-cell>
        </table:table-row>
        <table:table-row table:style-name="ro1">
          <table:table-cell office:value-type="float" office:value="6538">
            <text:p>6538</text:p>
          </table:table-cell>
          <table:table-cell table:formula="of:=(2^([.A6539]/8192)-1)*8192" office:value-type="float" office:value="6052.28615514444">
            <text:p>6052</text:p>
          </table:table-cell>
        </table:table-row>
        <table:table-row table:style-name="ro1">
          <table:table-cell office:value-type="float" office:value="6539">
            <text:p>6539</text:p>
          </table:table-cell>
          <table:table-cell table:formula="of:=(2^([.A6540]/8192)-1)*8192" office:value-type="float" office:value="6053.49145354608">
            <text:p>6053</text:p>
          </table:table-cell>
        </table:table-row>
        <table:table-row table:style-name="ro1">
          <table:table-cell office:value-type="float" office:value="6540">
            <text:p>6540</text:p>
          </table:table-cell>
          <table:table-cell table:formula="of:=(2^([.A6541]/8192)-1)*8192" office:value-type="float" office:value="6054.69685393557">
            <text:p>6055</text:p>
          </table:table-cell>
        </table:table-row>
        <table:table-row table:style-name="ro1">
          <table:table-cell office:value-type="float" office:value="6541">
            <text:p>6541</text:p>
          </table:table-cell>
          <table:table-cell table:formula="of:=(2^([.A6542]/8192)-1)*8192" office:value-type="float" office:value="6055.90235632156">
            <text:p>6056</text:p>
          </table:table-cell>
        </table:table-row>
        <table:table-row table:style-name="ro1">
          <table:table-cell office:value-type="float" office:value="6542">
            <text:p>6542</text:p>
          </table:table-cell>
          <table:table-cell table:formula="of:=(2^([.A6543]/8192)-1)*8192" office:value-type="float" office:value="6057.10796071266">
            <text:p>6057</text:p>
          </table:table-cell>
        </table:table-row>
        <table:table-row table:style-name="ro1">
          <table:table-cell office:value-type="float" office:value="6543">
            <text:p>6543</text:p>
          </table:table-cell>
          <table:table-cell table:formula="of:=(2^([.A6544]/8192)-1)*8192" office:value-type="float" office:value="6058.31366711752">
            <text:p>6058</text:p>
          </table:table-cell>
        </table:table-row>
        <table:table-row table:style-name="ro1">
          <table:table-cell office:value-type="float" office:value="6544">
            <text:p>6544</text:p>
          </table:table-cell>
          <table:table-cell table:formula="of:=(2^([.A6545]/8192)-1)*8192" office:value-type="float" office:value="6059.51947554475">
            <text:p>6060</text:p>
          </table:table-cell>
        </table:table-row>
        <table:table-row table:style-name="ro1">
          <table:table-cell office:value-type="float" office:value="6545">
            <text:p>6545</text:p>
          </table:table-cell>
          <table:table-cell table:formula="of:=(2^([.A6546]/8192)-1)*8192" office:value-type="float" office:value="6060.72538600301">
            <text:p>6061</text:p>
          </table:table-cell>
        </table:table-row>
        <table:table-row table:style-name="ro1">
          <table:table-cell office:value-type="float" office:value="6546">
            <text:p>6546</text:p>
          </table:table-cell>
          <table:table-cell table:formula="of:=(2^([.A6547]/8192)-1)*8192" office:value-type="float" office:value="6061.9313985009">
            <text:p>6062</text:p>
          </table:table-cell>
        </table:table-row>
        <table:table-row table:style-name="ro1">
          <table:table-cell office:value-type="float" office:value="6547">
            <text:p>6547</text:p>
          </table:table-cell>
          <table:table-cell table:formula="of:=(2^([.A6548]/8192)-1)*8192" office:value-type="float" office:value="6063.13751304709">
            <text:p>6063</text:p>
          </table:table-cell>
        </table:table-row>
        <table:table-row table:style-name="ro1">
          <table:table-cell office:value-type="float" office:value="6548">
            <text:p>6548</text:p>
          </table:table-cell>
          <table:table-cell table:formula="of:=(2^([.A6549]/8192)-1)*8192" office:value-type="float" office:value="6064.34372965019">
            <text:p>6064</text:p>
          </table:table-cell>
        </table:table-row>
        <table:table-row table:style-name="ro1">
          <table:table-cell office:value-type="float" office:value="6549">
            <text:p>6549</text:p>
          </table:table-cell>
          <table:table-cell table:formula="of:=(2^([.A6550]/8192)-1)*8192" office:value-type="float" office:value="6065.55004831884">
            <text:p>6066</text:p>
          </table:table-cell>
        </table:table-row>
        <table:table-row table:style-name="ro1">
          <table:table-cell office:value-type="float" office:value="6550">
            <text:p>6550</text:p>
          </table:table-cell>
          <table:table-cell table:formula="of:=(2^([.A6551]/8192)-1)*8192" office:value-type="float" office:value="6066.75646906168">
            <text:p>6067</text:p>
          </table:table-cell>
        </table:table-row>
        <table:table-row table:style-name="ro1">
          <table:table-cell office:value-type="float" office:value="6551">
            <text:p>6551</text:p>
          </table:table-cell>
          <table:table-cell table:formula="of:=(2^([.A6552]/8192)-1)*8192" office:value-type="float" office:value="6067.96299188735">
            <text:p>6068</text:p>
          </table:table-cell>
        </table:table-row>
        <table:table-row table:style-name="ro1">
          <table:table-cell office:value-type="float" office:value="6552">
            <text:p>6552</text:p>
          </table:table-cell>
          <table:table-cell table:formula="of:=(2^([.A6553]/8192)-1)*8192" office:value-type="float" office:value="6069.16961680448">
            <text:p>6069</text:p>
          </table:table-cell>
        </table:table-row>
        <table:table-row table:style-name="ro1">
          <table:table-cell office:value-type="float" office:value="6553">
            <text:p>6553</text:p>
          </table:table-cell>
          <table:table-cell table:formula="of:=(2^([.A6554]/8192)-1)*8192" office:value-type="float" office:value="6070.37634382171">
            <text:p>6070</text:p>
          </table:table-cell>
        </table:table-row>
        <table:table-row table:style-name="ro1">
          <table:table-cell office:value-type="float" office:value="6554">
            <text:p>6554</text:p>
          </table:table-cell>
          <table:table-cell table:formula="of:=(2^([.A6555]/8192)-1)*8192" office:value-type="float" office:value="6071.58317294769">
            <text:p>6072</text:p>
          </table:table-cell>
        </table:table-row>
        <table:table-row table:style-name="ro1">
          <table:table-cell office:value-type="float" office:value="6555">
            <text:p>6555</text:p>
          </table:table-cell>
          <table:table-cell table:formula="of:=(2^([.A6556]/8192)-1)*8192" office:value-type="float" office:value="6072.79010419105">
            <text:p>6073</text:p>
          </table:table-cell>
        </table:table-row>
        <table:table-row table:style-name="ro1">
          <table:table-cell office:value-type="float" office:value="6556">
            <text:p>6556</text:p>
          </table:table-cell>
          <table:table-cell table:formula="of:=(2^([.A6557]/8192)-1)*8192" office:value-type="float" office:value="6073.99713756043">
            <text:p>6074</text:p>
          </table:table-cell>
        </table:table-row>
        <table:table-row table:style-name="ro1">
          <table:table-cell office:value-type="float" office:value="6557">
            <text:p>6557</text:p>
          </table:table-cell>
          <table:table-cell table:formula="of:=(2^([.A6558]/8192)-1)*8192" office:value-type="float" office:value="6075.20427306448">
            <text:p>6075</text:p>
          </table:table-cell>
        </table:table-row>
        <table:table-row table:style-name="ro1">
          <table:table-cell office:value-type="float" office:value="6558">
            <text:p>6558</text:p>
          </table:table-cell>
          <table:table-cell table:formula="of:=(2^([.A6559]/8192)-1)*8192" office:value-type="float" office:value="6076.41151071184">
            <text:p>6076</text:p>
          </table:table-cell>
        </table:table-row>
        <table:table-row table:style-name="ro1">
          <table:table-cell office:value-type="float" office:value="6559">
            <text:p>6559</text:p>
          </table:table-cell>
          <table:table-cell table:formula="of:=(2^([.A6560]/8192)-1)*8192" office:value-type="float" office:value="6077.61885051114">
            <text:p>6078</text:p>
          </table:table-cell>
        </table:table-row>
        <table:table-row table:style-name="ro1">
          <table:table-cell office:value-type="float" office:value="6560">
            <text:p>6560</text:p>
          </table:table-cell>
          <table:table-cell table:formula="of:=(2^([.A6561]/8192)-1)*8192" office:value-type="float" office:value="6078.82629247104">
            <text:p>6079</text:p>
          </table:table-cell>
        </table:table-row>
        <table:table-row table:style-name="ro1">
          <table:table-cell office:value-type="float" office:value="6561">
            <text:p>6561</text:p>
          </table:table-cell>
          <table:table-cell table:formula="of:=(2^([.A6562]/8192)-1)*8192" office:value-type="float" office:value="6080.03383660018">
            <text:p>6080</text:p>
          </table:table-cell>
        </table:table-row>
        <table:table-row table:style-name="ro1">
          <table:table-cell office:value-type="float" office:value="6562">
            <text:p>6562</text:p>
          </table:table-cell>
          <table:table-cell table:formula="of:=(2^([.A6563]/8192)-1)*8192" office:value-type="float" office:value="6081.2414829072">
            <text:p>6081</text:p>
          </table:table-cell>
        </table:table-row>
        <table:table-row table:style-name="ro1">
          <table:table-cell office:value-type="float" office:value="6563">
            <text:p>6563</text:p>
          </table:table-cell>
          <table:table-cell table:formula="of:=(2^([.A6564]/8192)-1)*8192" office:value-type="float" office:value="6082.44923140075">
            <text:p>6082</text:p>
          </table:table-cell>
        </table:table-row>
        <table:table-row table:style-name="ro1">
          <table:table-cell office:value-type="float" office:value="6564">
            <text:p>6564</text:p>
          </table:table-cell>
          <table:table-cell table:formula="of:=(2^([.A6565]/8192)-1)*8192" office:value-type="float" office:value="6083.65708208947">
            <text:p>6084</text:p>
          </table:table-cell>
        </table:table-row>
        <table:table-row table:style-name="ro1">
          <table:table-cell office:value-type="float" office:value="6565">
            <text:p>6565</text:p>
          </table:table-cell>
          <table:table-cell table:formula="of:=(2^([.A6566]/8192)-1)*8192" office:value-type="float" office:value="6084.86503498202">
            <text:p>6085</text:p>
          </table:table-cell>
        </table:table-row>
        <table:table-row table:style-name="ro1">
          <table:table-cell office:value-type="float" office:value="6566">
            <text:p>6566</text:p>
          </table:table-cell>
          <table:table-cell table:formula="of:=(2^([.A6567]/8192)-1)*8192" office:value-type="float" office:value="6086.07309008704">
            <text:p>6086</text:p>
          </table:table-cell>
        </table:table-row>
        <table:table-row table:style-name="ro1">
          <table:table-cell office:value-type="float" office:value="6567">
            <text:p>6567</text:p>
          </table:table-cell>
          <table:table-cell table:formula="of:=(2^([.A6568]/8192)-1)*8192" office:value-type="float" office:value="6087.28124741318">
            <text:p>6087</text:p>
          </table:table-cell>
        </table:table-row>
        <table:table-row table:style-name="ro1">
          <table:table-cell office:value-type="float" office:value="6568">
            <text:p>6568</text:p>
          </table:table-cell>
          <table:table-cell table:formula="of:=(2^([.A6569]/8192)-1)*8192" office:value-type="float" office:value="6088.48950696909">
            <text:p>6088</text:p>
          </table:table-cell>
        </table:table-row>
        <table:table-row table:style-name="ro1">
          <table:table-cell office:value-type="float" office:value="6569">
            <text:p>6569</text:p>
          </table:table-cell>
          <table:table-cell table:formula="of:=(2^([.A6570]/8192)-1)*8192" office:value-type="float" office:value="6089.69786876342">
            <text:p>6090</text:p>
          </table:table-cell>
        </table:table-row>
        <table:table-row table:style-name="ro1">
          <table:table-cell office:value-type="float" office:value="6570">
            <text:p>6570</text:p>
          </table:table-cell>
          <table:table-cell table:formula="of:=(2^([.A6571]/8192)-1)*8192" office:value-type="float" office:value="6090.90633280482">
            <text:p>6091</text:p>
          </table:table-cell>
        </table:table-row>
        <table:table-row table:style-name="ro1">
          <table:table-cell office:value-type="float" office:value="6571">
            <text:p>6571</text:p>
          </table:table-cell>
          <table:table-cell table:formula="of:=(2^([.A6572]/8192)-1)*8192" office:value-type="float" office:value="6092.11489910195">
            <text:p>6092</text:p>
          </table:table-cell>
        </table:table-row>
        <table:table-row table:style-name="ro1">
          <table:table-cell office:value-type="float" office:value="6572">
            <text:p>6572</text:p>
          </table:table-cell>
          <table:table-cell table:formula="of:=(2^([.A6573]/8192)-1)*8192" office:value-type="float" office:value="6093.32356766345">
            <text:p>6093</text:p>
          </table:table-cell>
        </table:table-row>
        <table:table-row table:style-name="ro1">
          <table:table-cell office:value-type="float" office:value="6573">
            <text:p>6573</text:p>
          </table:table-cell>
          <table:table-cell table:formula="of:=(2^([.A6574]/8192)-1)*8192" office:value-type="float" office:value="6094.53233849797">
            <text:p>6095</text:p>
          </table:table-cell>
        </table:table-row>
        <table:table-row table:style-name="ro1">
          <table:table-cell office:value-type="float" office:value="6574">
            <text:p>6574</text:p>
          </table:table-cell>
          <table:table-cell table:formula="of:=(2^([.A6575]/8192)-1)*8192" office:value-type="float" office:value="6095.74121161418">
            <text:p>6096</text:p>
          </table:table-cell>
        </table:table-row>
        <table:table-row table:style-name="ro1">
          <table:table-cell office:value-type="float" office:value="6575">
            <text:p>6575</text:p>
          </table:table-cell>
          <table:table-cell table:formula="of:=(2^([.A6576]/8192)-1)*8192" office:value-type="float" office:value="6096.95018702073">
            <text:p>6097</text:p>
          </table:table-cell>
        </table:table-row>
        <table:table-row table:style-name="ro1">
          <table:table-cell office:value-type="float" office:value="6576">
            <text:p>6576</text:p>
          </table:table-cell>
          <table:table-cell table:formula="of:=(2^([.A6577]/8192)-1)*8192" office:value-type="float" office:value="6098.15926472627">
            <text:p>6098</text:p>
          </table:table-cell>
        </table:table-row>
        <table:table-row table:style-name="ro1">
          <table:table-cell office:value-type="float" office:value="6577">
            <text:p>6577</text:p>
          </table:table-cell>
          <table:table-cell table:formula="of:=(2^([.A6578]/8192)-1)*8192" office:value-type="float" office:value="6099.36844473946">
            <text:p>6099</text:p>
          </table:table-cell>
        </table:table-row>
        <table:table-row table:style-name="ro1">
          <table:table-cell office:value-type="float" office:value="6578">
            <text:p>6578</text:p>
          </table:table-cell>
          <table:table-cell table:formula="of:=(2^([.A6579]/8192)-1)*8192" office:value-type="float" office:value="6100.57772706896">
            <text:p>6101</text:p>
          </table:table-cell>
        </table:table-row>
        <table:table-row table:style-name="ro1">
          <table:table-cell office:value-type="float" office:value="6579">
            <text:p>6579</text:p>
          </table:table-cell>
          <table:table-cell table:formula="of:=(2^([.A6580]/8192)-1)*8192" office:value-type="float" office:value="6101.78711172342">
            <text:p>6102</text:p>
          </table:table-cell>
        </table:table-row>
        <table:table-row table:style-name="ro1">
          <table:table-cell office:value-type="float" office:value="6580">
            <text:p>6580</text:p>
          </table:table-cell>
          <table:table-cell table:formula="of:=(2^([.A6581]/8192)-1)*8192" office:value-type="float" office:value="6102.9965987115">
            <text:p>6103</text:p>
          </table:table-cell>
        </table:table-row>
        <table:table-row table:style-name="ro1">
          <table:table-cell office:value-type="float" office:value="6581">
            <text:p>6581</text:p>
          </table:table-cell>
          <table:table-cell table:formula="of:=(2^([.A6582]/8192)-1)*8192" office:value-type="float" office:value="6104.20618804186">
            <text:p>6104</text:p>
          </table:table-cell>
        </table:table-row>
        <table:table-row table:style-name="ro1">
          <table:table-cell office:value-type="float" office:value="6582">
            <text:p>6582</text:p>
          </table:table-cell>
          <table:table-cell table:formula="of:=(2^([.A6583]/8192)-1)*8192" office:value-type="float" office:value="6105.41587972316">
            <text:p>6105</text:p>
          </table:table-cell>
        </table:table-row>
        <table:table-row table:style-name="ro1">
          <table:table-cell office:value-type="float" office:value="6583">
            <text:p>6583</text:p>
          </table:table-cell>
          <table:table-cell table:formula="of:=(2^([.A6584]/8192)-1)*8192" office:value-type="float" office:value="6106.62567376406">
            <text:p>6107</text:p>
          </table:table-cell>
        </table:table-row>
        <table:table-row table:style-name="ro1">
          <table:table-cell office:value-type="float" office:value="6584">
            <text:p>6584</text:p>
          </table:table-cell>
          <table:table-cell table:formula="of:=(2^([.A6585]/8192)-1)*8192" office:value-type="float" office:value="6107.83557017323">
            <text:p>6108</text:p>
          </table:table-cell>
        </table:table-row>
        <table:table-row table:style-name="ro1">
          <table:table-cell office:value-type="float" office:value="6585">
            <text:p>6585</text:p>
          </table:table-cell>
          <table:table-cell table:formula="of:=(2^([.A6586]/8192)-1)*8192" office:value-type="float" office:value="6109.04556895931">
            <text:p>6109</text:p>
          </table:table-cell>
        </table:table-row>
        <table:table-row table:style-name="ro1">
          <table:table-cell office:value-type="float" office:value="6586">
            <text:p>6586</text:p>
          </table:table-cell>
          <table:table-cell table:formula="of:=(2^([.A6587]/8192)-1)*8192" office:value-type="float" office:value="6110.25567013099">
            <text:p>6110</text:p>
          </table:table-cell>
        </table:table-row>
        <table:table-row table:style-name="ro1">
          <table:table-cell office:value-type="float" office:value="6587">
            <text:p>6587</text:p>
          </table:table-cell>
          <table:table-cell table:formula="of:=(2^([.A6588]/8192)-1)*8192" office:value-type="float" office:value="6111.46587369692">
            <text:p>6111</text:p>
          </table:table-cell>
        </table:table-row>
        <table:table-row table:style-name="ro1">
          <table:table-cell office:value-type="float" office:value="6588">
            <text:p>6588</text:p>
          </table:table-cell>
          <table:table-cell table:formula="of:=(2^([.A6589]/8192)-1)*8192" office:value-type="float" office:value="6112.67617966576">
            <text:p>6113</text:p>
          </table:table-cell>
        </table:table-row>
        <table:table-row table:style-name="ro1">
          <table:table-cell office:value-type="float" office:value="6589">
            <text:p>6589</text:p>
          </table:table-cell>
          <table:table-cell table:formula="of:=(2^([.A6590]/8192)-1)*8192" office:value-type="float" office:value="6113.88658804619">
            <text:p>6114</text:p>
          </table:table-cell>
        </table:table-row>
        <table:table-row table:style-name="ro1">
          <table:table-cell office:value-type="float" office:value="6590">
            <text:p>6590</text:p>
          </table:table-cell>
          <table:table-cell table:formula="of:=(2^([.A6591]/8192)-1)*8192" office:value-type="float" office:value="6115.09709884685">
            <text:p>6115</text:p>
          </table:table-cell>
        </table:table-row>
        <table:table-row table:style-name="ro1">
          <table:table-cell office:value-type="float" office:value="6591">
            <text:p>6591</text:p>
          </table:table-cell>
          <table:table-cell table:formula="of:=(2^([.A6592]/8192)-1)*8192" office:value-type="float" office:value="6116.30771207643">
            <text:p>6116</text:p>
          </table:table-cell>
        </table:table-row>
        <table:table-row table:style-name="ro1">
          <table:table-cell office:value-type="float" office:value="6592">
            <text:p>6592</text:p>
          </table:table-cell>
          <table:table-cell table:formula="of:=(2^([.A6593]/8192)-1)*8192" office:value-type="float" office:value="6117.51842774359">
            <text:p>6118</text:p>
          </table:table-cell>
        </table:table-row>
        <table:table-row table:style-name="ro1">
          <table:table-cell office:value-type="float" office:value="6593">
            <text:p>6593</text:p>
          </table:table-cell>
          <table:table-cell table:formula="of:=(2^([.A6594]/8192)-1)*8192" office:value-type="float" office:value="6118.729245857">
            <text:p>6119</text:p>
          </table:table-cell>
        </table:table-row>
        <table:table-row table:style-name="ro1">
          <table:table-cell office:value-type="float" office:value="6594">
            <text:p>6594</text:p>
          </table:table-cell>
          <table:table-cell table:formula="of:=(2^([.A6595]/8192)-1)*8192" office:value-type="float" office:value="6119.94016642532">
            <text:p>6120</text:p>
          </table:table-cell>
        </table:table-row>
        <table:table-row table:style-name="ro1">
          <table:table-cell office:value-type="float" office:value="6595">
            <text:p>6595</text:p>
          </table:table-cell>
          <table:table-cell table:formula="of:=(2^([.A6596]/8192)-1)*8192" office:value-type="float" office:value="6121.15118945723">
            <text:p>6121</text:p>
          </table:table-cell>
        </table:table-row>
        <table:table-row table:style-name="ro1">
          <table:table-cell office:value-type="float" office:value="6596">
            <text:p>6596</text:p>
          </table:table-cell>
          <table:table-cell table:formula="of:=(2^([.A6597]/8192)-1)*8192" office:value-type="float" office:value="6122.36231496139">
            <text:p>6122</text:p>
          </table:table-cell>
        </table:table-row>
        <table:table-row table:style-name="ro1">
          <table:table-cell office:value-type="float" office:value="6597">
            <text:p>6597</text:p>
          </table:table-cell>
          <table:table-cell table:formula="of:=(2^([.A6598]/8192)-1)*8192" office:value-type="float" office:value="6123.57354294648">
            <text:p>6124</text:p>
          </table:table-cell>
        </table:table-row>
        <table:table-row table:style-name="ro1">
          <table:table-cell office:value-type="float" office:value="6598">
            <text:p>6598</text:p>
          </table:table-cell>
          <table:table-cell table:formula="of:=(2^([.A6599]/8192)-1)*8192" office:value-type="float" office:value="6124.78487342116">
            <text:p>6125</text:p>
          </table:table-cell>
        </table:table-row>
        <table:table-row table:style-name="ro1">
          <table:table-cell office:value-type="float" office:value="6599">
            <text:p>6599</text:p>
          </table:table-cell>
          <table:table-cell table:formula="of:=(2^([.A6600]/8192)-1)*8192" office:value-type="float" office:value="6125.99630639412">
            <text:p>6126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table:formula="of:=(2^([.A6601]/8192)-1)*8192" office:value-type="float" office:value="6127.20784187402">
            <text:p>6127</text:p>
          </table:table-cell>
        </table:table-row>
        <table:table-row table:style-name="ro1">
          <table:table-cell office:value-type="float" office:value="6601">
            <text:p>6601</text:p>
          </table:table-cell>
          <table:table-cell table:formula="of:=(2^([.A6602]/8192)-1)*8192" office:value-type="float" office:value="6128.41947986953">
            <text:p>6128</text:p>
          </table:table-cell>
        </table:table-row>
        <table:table-row table:style-name="ro1">
          <table:table-cell office:value-type="float" office:value="6602">
            <text:p>6602</text:p>
          </table:table-cell>
          <table:table-cell table:formula="of:=(2^([.A6603]/8192)-1)*8192" office:value-type="float" office:value="6129.63122038934">
            <text:p>6130</text:p>
          </table:table-cell>
        </table:table-row>
        <table:table-row table:style-name="ro1">
          <table:table-cell office:value-type="float" office:value="6603">
            <text:p>6603</text:p>
          </table:table-cell>
          <table:table-cell table:formula="of:=(2^([.A6604]/8192)-1)*8192" office:value-type="float" office:value="6130.84306344211">
            <text:p>6131</text:p>
          </table:table-cell>
        </table:table-row>
        <table:table-row table:style-name="ro1">
          <table:table-cell office:value-type="float" office:value="6604">
            <text:p>6604</text:p>
          </table:table-cell>
          <table:table-cell table:formula="of:=(2^([.A6605]/8192)-1)*8192" office:value-type="float" office:value="6132.05500903652">
            <text:p>6132</text:p>
          </table:table-cell>
        </table:table-row>
        <table:table-row table:style-name="ro1">
          <table:table-cell office:value-type="float" office:value="6605">
            <text:p>6605</text:p>
          </table:table-cell>
          <table:table-cell table:formula="of:=(2^([.A6606]/8192)-1)*8192" office:value-type="float" office:value="6133.26705718125">
            <text:p>6133</text:p>
          </table:table-cell>
        </table:table-row>
        <table:table-row table:style-name="ro1">
          <table:table-cell office:value-type="float" office:value="6606">
            <text:p>6606</text:p>
          </table:table-cell>
          <table:table-cell table:formula="of:=(2^([.A6607]/8192)-1)*8192" office:value-type="float" office:value="6134.47920788498">
            <text:p>6134</text:p>
          </table:table-cell>
        </table:table-row>
        <table:table-row table:style-name="ro1">
          <table:table-cell office:value-type="float" office:value="6607">
            <text:p>6607</text:p>
          </table:table-cell>
          <table:table-cell table:formula="of:=(2^([.A6608]/8192)-1)*8192" office:value-type="float" office:value="6135.69146115639">
            <text:p>6136</text:p>
          </table:table-cell>
        </table:table-row>
        <table:table-row table:style-name="ro1">
          <table:table-cell office:value-type="float" office:value="6608">
            <text:p>6608</text:p>
          </table:table-cell>
          <table:table-cell table:formula="of:=(2^([.A6609]/8192)-1)*8192" office:value-type="float" office:value="6136.90381700415">
            <text:p>6137</text:p>
          </table:table-cell>
        </table:table-row>
        <table:table-row table:style-name="ro1">
          <table:table-cell office:value-type="float" office:value="6609">
            <text:p>6609</text:p>
          </table:table-cell>
          <table:table-cell table:formula="of:=(2^([.A6610]/8192)-1)*8192" office:value-type="float" office:value="6138.11627543694">
            <text:p>6138</text:p>
          </table:table-cell>
        </table:table-row>
        <table:table-row table:style-name="ro1">
          <table:table-cell office:value-type="float" office:value="6610">
            <text:p>6610</text:p>
          </table:table-cell>
          <table:table-cell table:formula="of:=(2^([.A6611]/8192)-1)*8192" office:value-type="float" office:value="6139.32883646344">
            <text:p>6139</text:p>
          </table:table-cell>
        </table:table-row>
        <table:table-row table:style-name="ro1">
          <table:table-cell office:value-type="float" office:value="6611">
            <text:p>6611</text:p>
          </table:table-cell>
          <table:table-cell table:formula="of:=(2^([.A6612]/8192)-1)*8192" office:value-type="float" office:value="6140.54150009234">
            <text:p>6141</text:p>
          </table:table-cell>
        </table:table-row>
        <table:table-row table:style-name="ro1">
          <table:table-cell office:value-type="float" office:value="6612">
            <text:p>6612</text:p>
          </table:table-cell>
          <table:table-cell table:formula="of:=(2^([.A6613]/8192)-1)*8192" office:value-type="float" office:value="6141.75426633231">
            <text:p>6142</text:p>
          </table:table-cell>
        </table:table-row>
        <table:table-row table:style-name="ro1">
          <table:table-cell office:value-type="float" office:value="6613">
            <text:p>6613</text:p>
          </table:table-cell>
          <table:table-cell table:formula="of:=(2^([.A6614]/8192)-1)*8192" office:value-type="float" office:value="6142.96713519204">
            <text:p>6143</text:p>
          </table:table-cell>
        </table:table-row>
        <table:table-row table:style-name="ro1">
          <table:table-cell office:value-type="float" office:value="6614">
            <text:p>6614</text:p>
          </table:table-cell>
          <table:table-cell table:formula="of:=(2^([.A6615]/8192)-1)*8192" office:value-type="float" office:value="6144.18010668022">
            <text:p>6144</text:p>
          </table:table-cell>
        </table:table-row>
        <table:table-row table:style-name="ro1">
          <table:table-cell office:value-type="float" office:value="6615">
            <text:p>6615</text:p>
          </table:table-cell>
          <table:table-cell table:formula="of:=(2^([.A6616]/8192)-1)*8192" office:value-type="float" office:value="6145.39318080552">
            <text:p>6145</text:p>
          </table:table-cell>
        </table:table-row>
        <table:table-row table:style-name="ro1">
          <table:table-cell office:value-type="float" office:value="6616">
            <text:p>6616</text:p>
          </table:table-cell>
          <table:table-cell table:formula="of:=(2^([.A6617]/8192)-1)*8192" office:value-type="float" office:value="6146.60635757664">
            <text:p>6147</text:p>
          </table:table-cell>
        </table:table-row>
        <table:table-row table:style-name="ro1">
          <table:table-cell office:value-type="float" office:value="6617">
            <text:p>6617</text:p>
          </table:table-cell>
          <table:table-cell table:formula="of:=(2^([.A6618]/8192)-1)*8192" office:value-type="float" office:value="6147.81963700224">
            <text:p>6148</text:p>
          </table:table-cell>
        </table:table-row>
        <table:table-row table:style-name="ro1">
          <table:table-cell office:value-type="float" office:value="6618">
            <text:p>6618</text:p>
          </table:table-cell>
          <table:table-cell table:formula="of:=(2^([.A6619]/8192)-1)*8192" office:value-type="float" office:value="6149.03301909104">
            <text:p>6149</text:p>
          </table:table-cell>
        </table:table-row>
        <table:table-row table:style-name="ro1">
          <table:table-cell office:value-type="float" office:value="6619">
            <text:p>6619</text:p>
          </table:table-cell>
          <table:table-cell table:formula="of:=(2^([.A6620]/8192)-1)*8192" office:value-type="float" office:value="6150.2465038517">
            <text:p>6150</text:p>
          </table:table-cell>
        </table:table-row>
        <table:table-row table:style-name="ro1">
          <table:table-cell office:value-type="float" office:value="6620">
            <text:p>6620</text:p>
          </table:table-cell>
          <table:table-cell table:formula="of:=(2^([.A6621]/8192)-1)*8192" office:value-type="float" office:value="6151.46009129292">
            <text:p>6151</text:p>
          </table:table-cell>
        </table:table-row>
        <table:table-row table:style-name="ro1">
          <table:table-cell office:value-type="float" office:value="6621">
            <text:p>6621</text:p>
          </table:table-cell>
          <table:table-cell table:formula="of:=(2^([.A6622]/8192)-1)*8192" office:value-type="float" office:value="6152.67378142338">
            <text:p>6153</text:p>
          </table:table-cell>
        </table:table-row>
        <table:table-row table:style-name="ro1">
          <table:table-cell office:value-type="float" office:value="6622">
            <text:p>6622</text:p>
          </table:table-cell>
          <table:table-cell table:formula="of:=(2^([.A6623]/8192)-1)*8192" office:value-type="float" office:value="6153.88757425178">
            <text:p>6154</text:p>
          </table:table-cell>
        </table:table-row>
        <table:table-row table:style-name="ro1">
          <table:table-cell office:value-type="float" office:value="6623">
            <text:p>6623</text:p>
          </table:table-cell>
          <table:table-cell table:formula="of:=(2^([.A6624]/8192)-1)*8192" office:value-type="float" office:value="6155.10146978681">
            <text:p>6155</text:p>
          </table:table-cell>
        </table:table-row>
        <table:table-row table:style-name="ro1">
          <table:table-cell office:value-type="float" office:value="6624">
            <text:p>6624</text:p>
          </table:table-cell>
          <table:table-cell table:formula="of:=(2^([.A6625]/8192)-1)*8192" office:value-type="float" office:value="6156.31546803715">
            <text:p>6156</text:p>
          </table:table-cell>
        </table:table-row>
        <table:table-row table:style-name="ro1">
          <table:table-cell office:value-type="float" office:value="6625">
            <text:p>6625</text:p>
          </table:table-cell>
          <table:table-cell table:formula="of:=(2^([.A6626]/8192)-1)*8192" office:value-type="float" office:value="6157.52956901149">
            <text:p>6158</text:p>
          </table:table-cell>
        </table:table-row>
        <table:table-row table:style-name="ro1">
          <table:table-cell office:value-type="float" office:value="6626">
            <text:p>6626</text:p>
          </table:table-cell>
          <table:table-cell table:formula="of:=(2^([.A6627]/8192)-1)*8192" office:value-type="float" office:value="6158.74377271854">
            <text:p>6159</text:p>
          </table:table-cell>
        </table:table-row>
        <table:table-row table:style-name="ro1">
          <table:table-cell office:value-type="float" office:value="6627">
            <text:p>6627</text:p>
          </table:table-cell>
          <table:table-cell table:formula="of:=(2^([.A6628]/8192)-1)*8192" office:value-type="float" office:value="6159.95807916698">
            <text:p>6160</text:p>
          </table:table-cell>
        </table:table-row>
        <table:table-row table:style-name="ro1">
          <table:table-cell office:value-type="float" office:value="6628">
            <text:p>6628</text:p>
          </table:table-cell>
          <table:table-cell table:formula="of:=(2^([.A6629]/8192)-1)*8192" office:value-type="float" office:value="6161.1724883655">
            <text:p>6161</text:p>
          </table:table-cell>
        </table:table-row>
        <table:table-row table:style-name="ro1">
          <table:table-cell office:value-type="float" office:value="6629">
            <text:p>6629</text:p>
          </table:table-cell>
          <table:table-cell table:formula="of:=(2^([.A6630]/8192)-1)*8192" office:value-type="float" office:value="6162.38700032281">
            <text:p>6162</text:p>
          </table:table-cell>
        </table:table-row>
        <table:table-row table:style-name="ro1">
          <table:table-cell office:value-type="float" office:value="6630">
            <text:p>6630</text:p>
          </table:table-cell>
          <table:table-cell table:formula="of:=(2^([.A6631]/8192)-1)*8192" office:value-type="float" office:value="6163.60161504759">
            <text:p>6164</text:p>
          </table:table-cell>
        </table:table-row>
        <table:table-row table:style-name="ro1">
          <table:table-cell office:value-type="float" office:value="6631">
            <text:p>6631</text:p>
          </table:table-cell>
          <table:table-cell table:formula="of:=(2^([.A6632]/8192)-1)*8192" office:value-type="float" office:value="6164.81633254853">
            <text:p>6165</text:p>
          </table:table-cell>
        </table:table-row>
        <table:table-row table:style-name="ro1">
          <table:table-cell office:value-type="float" office:value="6632">
            <text:p>6632</text:p>
          </table:table-cell>
          <table:table-cell table:formula="of:=(2^([.A6633]/8192)-1)*8192" office:value-type="float" office:value="6166.03115283435">
            <text:p>6166</text:p>
          </table:table-cell>
        </table:table-row>
        <table:table-row table:style-name="ro1">
          <table:table-cell office:value-type="float" office:value="6633">
            <text:p>6633</text:p>
          </table:table-cell>
          <table:table-cell table:formula="of:=(2^([.A6634]/8192)-1)*8192" office:value-type="float" office:value="6167.24607591373">
            <text:p>6167</text:p>
          </table:table-cell>
        </table:table-row>
        <table:table-row table:style-name="ro1">
          <table:table-cell office:value-type="float" office:value="6634">
            <text:p>6634</text:p>
          </table:table-cell>
          <table:table-cell table:formula="of:=(2^([.A6635]/8192)-1)*8192" office:value-type="float" office:value="6168.46110179538">
            <text:p>6168</text:p>
          </table:table-cell>
        </table:table-row>
        <table:table-row table:style-name="ro1">
          <table:table-cell office:value-type="float" office:value="6635">
            <text:p>6635</text:p>
          </table:table-cell>
          <table:table-cell table:formula="of:=(2^([.A6636]/8192)-1)*8192" office:value-type="float" office:value="6169.67623048799">
            <text:p>6170</text:p>
          </table:table-cell>
        </table:table-row>
        <table:table-row table:style-name="ro1">
          <table:table-cell office:value-type="float" office:value="6636">
            <text:p>6636</text:p>
          </table:table-cell>
          <table:table-cell table:formula="of:=(2^([.A6637]/8192)-1)*8192" office:value-type="float" office:value="6170.89146200025">
            <text:p>6171</text:p>
          </table:table-cell>
        </table:table-row>
        <table:table-row table:style-name="ro1">
          <table:table-cell office:value-type="float" office:value="6637">
            <text:p>6637</text:p>
          </table:table-cell>
          <table:table-cell table:formula="of:=(2^([.A6638]/8192)-1)*8192" office:value-type="float" office:value="6172.10679634088">
            <text:p>6172</text:p>
          </table:table-cell>
        </table:table-row>
        <table:table-row table:style-name="ro1">
          <table:table-cell office:value-type="float" office:value="6638">
            <text:p>6638</text:p>
          </table:table-cell>
          <table:table-cell table:formula="of:=(2^([.A6639]/8192)-1)*8192" office:value-type="float" office:value="6173.32223351857">
            <text:p>6173</text:p>
          </table:table-cell>
        </table:table-row>
        <table:table-row table:style-name="ro1">
          <table:table-cell office:value-type="float" office:value="6639">
            <text:p>6639</text:p>
          </table:table-cell>
          <table:table-cell table:formula="of:=(2^([.A6640]/8192)-1)*8192" office:value-type="float" office:value="6174.53777354202">
            <text:p>6175</text:p>
          </table:table-cell>
        </table:table-row>
        <table:table-row table:style-name="ro1">
          <table:table-cell office:value-type="float" office:value="6640">
            <text:p>6640</text:p>
          </table:table-cell>
          <table:table-cell table:formula="of:=(2^([.A6641]/8192)-1)*8192" office:value-type="float" office:value="6175.75341641994">
            <text:p>6176</text:p>
          </table:table-cell>
        </table:table-row>
        <table:table-row table:style-name="ro1">
          <table:table-cell office:value-type="float" office:value="6641">
            <text:p>6641</text:p>
          </table:table-cell>
          <table:table-cell table:formula="of:=(2^([.A6642]/8192)-1)*8192" office:value-type="float" office:value="6176.96916216103">
            <text:p>6177</text:p>
          </table:table-cell>
        </table:table-row>
        <table:table-row table:style-name="ro1">
          <table:table-cell office:value-type="float" office:value="6642">
            <text:p>6642</text:p>
          </table:table-cell>
          <table:table-cell table:formula="of:=(2^([.A6643]/8192)-1)*8192" office:value-type="float" office:value="6178.18501077399">
            <text:p>6178</text:p>
          </table:table-cell>
        </table:table-row>
        <table:table-row table:style-name="ro1">
          <table:table-cell office:value-type="float" office:value="6643">
            <text:p>6643</text:p>
          </table:table-cell>
          <table:table-cell table:formula="of:=(2^([.A6644]/8192)-1)*8192" office:value-type="float" office:value="6179.40096226753">
            <text:p>6179</text:p>
          </table:table-cell>
        </table:table-row>
        <table:table-row table:style-name="ro1">
          <table:table-cell office:value-type="float" office:value="6644">
            <text:p>6644</text:p>
          </table:table-cell>
          <table:table-cell table:formula="of:=(2^([.A6645]/8192)-1)*8192" office:value-type="float" office:value="6180.61701665035">
            <text:p>6181</text:p>
          </table:table-cell>
        </table:table-row>
        <table:table-row table:style-name="ro1">
          <table:table-cell office:value-type="float" office:value="6645">
            <text:p>6645</text:p>
          </table:table-cell>
          <table:table-cell table:formula="of:=(2^([.A6646]/8192)-1)*8192" office:value-type="float" office:value="6181.83317393116">
            <text:p>6182</text:p>
          </table:table-cell>
        </table:table-row>
        <table:table-row table:style-name="ro1">
          <table:table-cell office:value-type="float" office:value="6646">
            <text:p>6646</text:p>
          </table:table-cell>
          <table:table-cell table:formula="of:=(2^([.A6647]/8192)-1)*8192" office:value-type="float" office:value="6183.04943411867">
            <text:p>6183</text:p>
          </table:table-cell>
        </table:table-row>
        <table:table-row table:style-name="ro1">
          <table:table-cell office:value-type="float" office:value="6647">
            <text:p>6647</text:p>
          </table:table-cell>
          <table:table-cell table:formula="of:=(2^([.A6648]/8192)-1)*8192" office:value-type="float" office:value="6184.26579722158">
            <text:p>6184</text:p>
          </table:table-cell>
        </table:table-row>
        <table:table-row table:style-name="ro1">
          <table:table-cell office:value-type="float" office:value="6648">
            <text:p>6648</text:p>
          </table:table-cell>
          <table:table-cell table:formula="of:=(2^([.A6649]/8192)-1)*8192" office:value-type="float" office:value="6185.48226324861">
            <text:p>6185</text:p>
          </table:table-cell>
        </table:table-row>
        <table:table-row table:style-name="ro1">
          <table:table-cell office:value-type="float" office:value="6649">
            <text:p>6649</text:p>
          </table:table-cell>
          <table:table-cell table:formula="of:=(2^([.A6650]/8192)-1)*8192" office:value-type="float" office:value="6186.69883220845">
            <text:p>6187</text:p>
          </table:table-cell>
        </table:table-row>
        <table:table-row table:style-name="ro1">
          <table:table-cell office:value-type="float" office:value="6650">
            <text:p>6650</text:p>
          </table:table-cell>
          <table:table-cell table:formula="of:=(2^([.A6651]/8192)-1)*8192" office:value-type="float" office:value="6187.91550410983">
            <text:p>6188</text:p>
          </table:table-cell>
        </table:table-row>
        <table:table-row table:style-name="ro1">
          <table:table-cell office:value-type="float" office:value="6651">
            <text:p>6651</text:p>
          </table:table-cell>
          <table:table-cell table:formula="of:=(2^([.A6652]/8192)-1)*8192" office:value-type="float" office:value="6189.13227896144">
            <text:p>6189</text:p>
          </table:table-cell>
        </table:table-row>
        <table:table-row table:style-name="ro1">
          <table:table-cell office:value-type="float" office:value="6652">
            <text:p>6652</text:p>
          </table:table-cell>
          <table:table-cell table:formula="of:=(2^([.A6653]/8192)-1)*8192" office:value-type="float" office:value="6190.34915677201">
            <text:p>6190</text:p>
          </table:table-cell>
        </table:table-row>
        <table:table-row table:style-name="ro1">
          <table:table-cell office:value-type="float" office:value="6653">
            <text:p>6653</text:p>
          </table:table-cell>
          <table:table-cell table:formula="of:=(2^([.A6654]/8192)-1)*8192" office:value-type="float" office:value="6191.56613755025">
            <text:p>6192</text:p>
          </table:table-cell>
        </table:table-row>
        <table:table-row table:style-name="ro1">
          <table:table-cell office:value-type="float" office:value="6654">
            <text:p>6654</text:p>
          </table:table-cell>
          <table:table-cell table:formula="of:=(2^([.A6655]/8192)-1)*8192" office:value-type="float" office:value="6192.78322130486">
            <text:p>6193</text:p>
          </table:table-cell>
        </table:table-row>
        <table:table-row table:style-name="ro1">
          <table:table-cell office:value-type="float" office:value="6655">
            <text:p>6655</text:p>
          </table:table-cell>
          <table:table-cell table:formula="of:=(2^([.A6656]/8192)-1)*8192" office:value-type="float" office:value="6194.00040804456">
            <text:p>6194</text:p>
          </table:table-cell>
        </table:table-row>
        <table:table-row table:style-name="ro1">
          <table:table-cell office:value-type="float" office:value="6656">
            <text:p>6656</text:p>
          </table:table-cell>
          <table:table-cell table:formula="of:=(2^([.A6657]/8192)-1)*8192" office:value-type="float" office:value="6195.21769777807">
            <text:p>6195</text:p>
          </table:table-cell>
        </table:table-row>
        <table:table-row table:style-name="ro1">
          <table:table-cell office:value-type="float" office:value="6657">
            <text:p>6657</text:p>
          </table:table-cell>
          <table:table-cell table:formula="of:=(2^([.A6658]/8192)-1)*8192" office:value-type="float" office:value="6196.4350905141">
            <text:p>6196</text:p>
          </table:table-cell>
        </table:table-row>
        <table:table-row table:style-name="ro1">
          <table:table-cell office:value-type="float" office:value="6658">
            <text:p>6658</text:p>
          </table:table-cell>
          <table:table-cell table:formula="of:=(2^([.A6659]/8192)-1)*8192" office:value-type="float" office:value="6197.65258626136">
            <text:p>6198</text:p>
          </table:table-cell>
        </table:table-row>
        <table:table-row table:style-name="ro1">
          <table:table-cell office:value-type="float" office:value="6659">
            <text:p>6659</text:p>
          </table:table-cell>
          <table:table-cell table:formula="of:=(2^([.A6660]/8192)-1)*8192" office:value-type="float" office:value="6198.87018502858">
            <text:p>6199</text:p>
          </table:table-cell>
        </table:table-row>
        <table:table-row table:style-name="ro1">
          <table:table-cell office:value-type="float" office:value="6660">
            <text:p>6660</text:p>
          </table:table-cell>
          <table:table-cell table:formula="of:=(2^([.A6661]/8192)-1)*8192" office:value-type="float" office:value="6200.08788682446">
            <text:p>6200</text:p>
          </table:table-cell>
        </table:table-row>
        <table:table-row table:style-name="ro1">
          <table:table-cell office:value-type="float" office:value="6661">
            <text:p>6661</text:p>
          </table:table-cell>
          <table:table-cell table:formula="of:=(2^([.A6662]/8192)-1)*8192" office:value-type="float" office:value="6201.30569165773">
            <text:p>6201</text:p>
          </table:table-cell>
        </table:table-row>
        <table:table-row table:style-name="ro1">
          <table:table-cell office:value-type="float" office:value="6662">
            <text:p>6662</text:p>
          </table:table-cell>
          <table:table-cell table:formula="of:=(2^([.A6663]/8192)-1)*8192" office:value-type="float" office:value="6202.52359953711">
            <text:p>6203</text:p>
          </table:table-cell>
        </table:table-row>
        <table:table-row table:style-name="ro1">
          <table:table-cell office:value-type="float" office:value="6663">
            <text:p>6663</text:p>
          </table:table-cell>
          <table:table-cell table:formula="of:=(2^([.A6664]/8192)-1)*8192" office:value-type="float" office:value="6203.74161047131">
            <text:p>6204</text:p>
          </table:table-cell>
        </table:table-row>
        <table:table-row table:style-name="ro1">
          <table:table-cell office:value-type="float" office:value="6664">
            <text:p>6664</text:p>
          </table:table-cell>
          <table:table-cell table:formula="of:=(2^([.A6665]/8192)-1)*8192" office:value-type="float" office:value="6204.95972446906">
            <text:p>6205</text:p>
          </table:table-cell>
        </table:table-row>
        <table:table-row table:style-name="ro1">
          <table:table-cell office:value-type="float" office:value="6665">
            <text:p>6665</text:p>
          </table:table-cell>
          <table:table-cell table:formula="of:=(2^([.A6666]/8192)-1)*8192" office:value-type="float" office:value="6206.17794153908">
            <text:p>6206</text:p>
          </table:table-cell>
        </table:table-row>
        <table:table-row table:style-name="ro1">
          <table:table-cell office:value-type="float" office:value="6666">
            <text:p>6666</text:p>
          </table:table-cell>
          <table:table-cell table:formula="of:=(2^([.A6667]/8192)-1)*8192" office:value-type="float" office:value="6207.39626169008">
            <text:p>6207</text:p>
          </table:table-cell>
        </table:table-row>
        <table:table-row table:style-name="ro1">
          <table:table-cell office:value-type="float" office:value="6667">
            <text:p>6667</text:p>
          </table:table-cell>
          <table:table-cell table:formula="of:=(2^([.A6668]/8192)-1)*8192" office:value-type="float" office:value="6208.61468493079">
            <text:p>6209</text:p>
          </table:table-cell>
        </table:table-row>
        <table:table-row table:style-name="ro1">
          <table:table-cell office:value-type="float" office:value="6668">
            <text:p>6668</text:p>
          </table:table-cell>
          <table:table-cell table:formula="of:=(2^([.A6669]/8192)-1)*8192" office:value-type="float" office:value="6209.83321126994">
            <text:p>6210</text:p>
          </table:table-cell>
        </table:table-row>
        <table:table-row table:style-name="ro1">
          <table:table-cell office:value-type="float" office:value="6669">
            <text:p>6669</text:p>
          </table:table-cell>
          <table:table-cell table:formula="of:=(2^([.A6670]/8192)-1)*8192" office:value-type="float" office:value="6211.05184071624">
            <text:p>6211</text:p>
          </table:table-cell>
        </table:table-row>
        <table:table-row table:style-name="ro1">
          <table:table-cell office:value-type="float" office:value="6670">
            <text:p>6670</text:p>
          </table:table-cell>
          <table:table-cell table:formula="of:=(2^([.A6671]/8192)-1)*8192" office:value-type="float" office:value="6212.27057327843">
            <text:p>6212</text:p>
          </table:table-cell>
        </table:table-row>
        <table:table-row table:style-name="ro1">
          <table:table-cell office:value-type="float" office:value="6671">
            <text:p>6671</text:p>
          </table:table-cell>
          <table:table-cell table:formula="of:=(2^([.A6672]/8192)-1)*8192" office:value-type="float" office:value="6213.48940896522">
            <text:p>6213</text:p>
          </table:table-cell>
        </table:table-row>
        <table:table-row table:style-name="ro1">
          <table:table-cell office:value-type="float" office:value="6672">
            <text:p>6672</text:p>
          </table:table-cell>
          <table:table-cell table:formula="of:=(2^([.A6673]/8192)-1)*8192" office:value-type="float" office:value="6214.70834778534">
            <text:p>6215</text:p>
          </table:table-cell>
        </table:table-row>
        <table:table-row table:style-name="ro1">
          <table:table-cell office:value-type="float" office:value="6673">
            <text:p>6673</text:p>
          </table:table-cell>
          <table:table-cell table:formula="of:=(2^([.A6674]/8192)-1)*8192" office:value-type="float" office:value="6215.92738974753">
            <text:p>6216</text:p>
          </table:table-cell>
        </table:table-row>
        <table:table-row table:style-name="ro1">
          <table:table-cell office:value-type="float" office:value="6674">
            <text:p>6674</text:p>
          </table:table-cell>
          <table:table-cell table:formula="of:=(2^([.A6675]/8192)-1)*8192" office:value-type="float" office:value="6217.14653486049">
            <text:p>6217</text:p>
          </table:table-cell>
        </table:table-row>
        <table:table-row table:style-name="ro1">
          <table:table-cell office:value-type="float" office:value="6675">
            <text:p>6675</text:p>
          </table:table-cell>
          <table:table-cell table:formula="of:=(2^([.A6676]/8192)-1)*8192" office:value-type="float" office:value="6218.36578313298">
            <text:p>6218</text:p>
          </table:table-cell>
        </table:table-row>
        <table:table-row table:style-name="ro1">
          <table:table-cell office:value-type="float" office:value="6676">
            <text:p>6676</text:p>
          </table:table-cell>
          <table:table-cell table:formula="of:=(2^([.A6677]/8192)-1)*8192" office:value-type="float" office:value="6219.58513457371">
            <text:p>6220</text:p>
          </table:table-cell>
        </table:table-row>
        <table:table-row table:style-name="ro1">
          <table:table-cell office:value-type="float" office:value="6677">
            <text:p>6677</text:p>
          </table:table-cell>
          <table:table-cell table:formula="of:=(2^([.A6678]/8192)-1)*8192" office:value-type="float" office:value="6220.80458919142">
            <text:p>6221</text:p>
          </table:table-cell>
        </table:table-row>
        <table:table-row table:style-name="ro1">
          <table:table-cell office:value-type="float" office:value="6678">
            <text:p>6678</text:p>
          </table:table-cell>
          <table:table-cell table:formula="of:=(2^([.A6679]/8192)-1)*8192" office:value-type="float" office:value="6222.02414699483">
            <text:p>6222</text:p>
          </table:table-cell>
        </table:table-row>
        <table:table-row table:style-name="ro1">
          <table:table-cell office:value-type="float" office:value="6679">
            <text:p>6679</text:p>
          </table:table-cell>
          <table:table-cell table:formula="of:=(2^([.A6680]/8192)-1)*8192" office:value-type="float" office:value="6223.24380799267">
            <text:p>6223</text:p>
          </table:table-cell>
        </table:table-row>
        <table:table-row table:style-name="ro1">
          <table:table-cell office:value-type="float" office:value="6680">
            <text:p>6680</text:p>
          </table:table-cell>
          <table:table-cell table:formula="of:=(2^([.A6681]/8192)-1)*8192" office:value-type="float" office:value="6224.46357219368">
            <text:p>6224</text:p>
          </table:table-cell>
        </table:table-row>
        <table:table-row table:style-name="ro1">
          <table:table-cell office:value-type="float" office:value="6681">
            <text:p>6681</text:p>
          </table:table-cell>
          <table:table-cell table:formula="of:=(2^([.A6682]/8192)-1)*8192" office:value-type="float" office:value="6225.68343960659">
            <text:p>6226</text:p>
          </table:table-cell>
        </table:table-row>
        <table:table-row table:style-name="ro1">
          <table:table-cell office:value-type="float" office:value="6682">
            <text:p>6682</text:p>
          </table:table-cell>
          <table:table-cell table:formula="of:=(2^([.A6683]/8192)-1)*8192" office:value-type="float" office:value="6226.90341024014">
            <text:p>6227</text:p>
          </table:table-cell>
        </table:table-row>
        <table:table-row table:style-name="ro1">
          <table:table-cell office:value-type="float" office:value="6683">
            <text:p>6683</text:p>
          </table:table-cell>
          <table:table-cell table:formula="of:=(2^([.A6684]/8192)-1)*8192" office:value-type="float" office:value="6228.12348410305">
            <text:p>6228</text:p>
          </table:table-cell>
        </table:table-row>
        <table:table-row table:style-name="ro1">
          <table:table-cell office:value-type="float" office:value="6684">
            <text:p>6684</text:p>
          </table:table-cell>
          <table:table-cell table:formula="of:=(2^([.A6685]/8192)-1)*8192" office:value-type="float" office:value="6229.34366120407">
            <text:p>6229</text:p>
          </table:table-cell>
        </table:table-row>
        <table:table-row table:style-name="ro1">
          <table:table-cell office:value-type="float" office:value="6685">
            <text:p>6685</text:p>
          </table:table-cell>
          <table:table-cell table:formula="of:=(2^([.A6686]/8192)-1)*8192" office:value-type="float" office:value="6230.56394155193">
            <text:p>6231</text:p>
          </table:table-cell>
        </table:table-row>
        <table:table-row table:style-name="ro1">
          <table:table-cell office:value-type="float" office:value="6686">
            <text:p>6686</text:p>
          </table:table-cell>
          <table:table-cell table:formula="of:=(2^([.A6687]/8192)-1)*8192" office:value-type="float" office:value="6231.78432515536">
            <text:p>6232</text:p>
          </table:table-cell>
        </table:table-row>
        <table:table-row table:style-name="ro1">
          <table:table-cell office:value-type="float" office:value="6687">
            <text:p>6687</text:p>
          </table:table-cell>
          <table:table-cell table:formula="of:=(2^([.A6688]/8192)-1)*8192" office:value-type="float" office:value="6233.0048120231">
            <text:p>6233</text:p>
          </table:table-cell>
        </table:table-row>
        <table:table-row table:style-name="ro1">
          <table:table-cell office:value-type="float" office:value="6688">
            <text:p>6688</text:p>
          </table:table-cell>
          <table:table-cell table:formula="of:=(2^([.A6689]/8192)-1)*8192" office:value-type="float" office:value="6234.22540216389">
            <text:p>6234</text:p>
          </table:table-cell>
        </table:table-row>
        <table:table-row table:style-name="ro1">
          <table:table-cell office:value-type="float" office:value="6689">
            <text:p>6689</text:p>
          </table:table-cell>
          <table:table-cell table:formula="of:=(2^([.A6690]/8192)-1)*8192" office:value-type="float" office:value="6235.44609558647">
            <text:p>6235</text:p>
          </table:table-cell>
        </table:table-row>
        <table:table-row table:style-name="ro1">
          <table:table-cell office:value-type="float" office:value="6690">
            <text:p>6690</text:p>
          </table:table-cell>
          <table:table-cell table:formula="of:=(2^([.A6691]/8192)-1)*8192" office:value-type="float" office:value="6236.66689229957">
            <text:p>6237</text:p>
          </table:table-cell>
        </table:table-row>
        <table:table-row table:style-name="ro1">
          <table:table-cell office:value-type="float" office:value="6691">
            <text:p>6691</text:p>
          </table:table-cell>
          <table:table-cell table:formula="of:=(2^([.A6692]/8192)-1)*8192" office:value-type="float" office:value="6237.88779231195">
            <text:p>6238</text:p>
          </table:table-cell>
        </table:table-row>
        <table:table-row table:style-name="ro1">
          <table:table-cell office:value-type="float" office:value="6692">
            <text:p>6692</text:p>
          </table:table-cell>
          <table:table-cell table:formula="of:=(2^([.A6693]/8192)-1)*8192" office:value-type="float" office:value="6239.10879563233">
            <text:p>6239</text:p>
          </table:table-cell>
        </table:table-row>
        <table:table-row table:style-name="ro1">
          <table:table-cell office:value-type="float" office:value="6693">
            <text:p>6693</text:p>
          </table:table-cell>
          <table:table-cell table:formula="of:=(2^([.A6694]/8192)-1)*8192" office:value-type="float" office:value="6240.32990226946">
            <text:p>6240</text:p>
          </table:table-cell>
        </table:table-row>
        <table:table-row table:style-name="ro1">
          <table:table-cell office:value-type="float" office:value="6694">
            <text:p>6694</text:p>
          </table:table-cell>
          <table:table-cell table:formula="of:=(2^([.A6695]/8192)-1)*8192" office:value-type="float" office:value="6241.55111223209">
            <text:p>6242</text:p>
          </table:table-cell>
        </table:table-row>
        <table:table-row table:style-name="ro1">
          <table:table-cell office:value-type="float" office:value="6695">
            <text:p>6695</text:p>
          </table:table-cell>
          <table:table-cell table:formula="of:=(2^([.A6696]/8192)-1)*8192" office:value-type="float" office:value="6242.77242552895">
            <text:p>6243</text:p>
          </table:table-cell>
        </table:table-row>
        <table:table-row table:style-name="ro1">
          <table:table-cell office:value-type="float" office:value="6696">
            <text:p>6696</text:p>
          </table:table-cell>
          <table:table-cell table:formula="of:=(2^([.A6697]/8192)-1)*8192" office:value-type="float" office:value="6243.99384216879">
            <text:p>6244</text:p>
          </table:table-cell>
        </table:table-row>
        <table:table-row table:style-name="ro1">
          <table:table-cell office:value-type="float" office:value="6697">
            <text:p>6697</text:p>
          </table:table-cell>
          <table:table-cell table:formula="of:=(2^([.A6698]/8192)-1)*8192" office:value-type="float" office:value="6245.21536216035">
            <text:p>6245</text:p>
          </table:table-cell>
        </table:table-row>
        <table:table-row table:style-name="ro1">
          <table:table-cell office:value-type="float" office:value="6698">
            <text:p>6698</text:p>
          </table:table-cell>
          <table:table-cell table:formula="of:=(2^([.A6699]/8192)-1)*8192" office:value-type="float" office:value="6246.43698551238">
            <text:p>6246</text:p>
          </table:table-cell>
        </table:table-row>
        <table:table-row table:style-name="ro1">
          <table:table-cell office:value-type="float" office:value="6699">
            <text:p>6699</text:p>
          </table:table-cell>
          <table:table-cell table:formula="of:=(2^([.A6700]/8192)-1)*8192" office:value-type="float" office:value="6247.65871223362">
            <text:p>6248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table:formula="of:=(2^([.A6701]/8192)-1)*8192" office:value-type="float" office:value="6248.88054233283">
            <text:p>6249</text:p>
          </table:table-cell>
        </table:table-row>
        <table:table-row table:style-name="ro1">
          <table:table-cell office:value-type="float" office:value="6701">
            <text:p>6701</text:p>
          </table:table-cell>
          <table:table-cell table:formula="of:=(2^([.A6702]/8192)-1)*8192" office:value-type="float" office:value="6250.10247581875">
            <text:p>6250</text:p>
          </table:table-cell>
        </table:table-row>
        <table:table-row table:style-name="ro1">
          <table:table-cell office:value-type="float" office:value="6702">
            <text:p>6702</text:p>
          </table:table-cell>
          <table:table-cell table:formula="of:=(2^([.A6703]/8192)-1)*8192" office:value-type="float" office:value="6251.32451270012">
            <text:p>6251</text:p>
          </table:table-cell>
        </table:table-row>
        <table:table-row table:style-name="ro1">
          <table:table-cell office:value-type="float" office:value="6703">
            <text:p>6703</text:p>
          </table:table-cell>
          <table:table-cell table:formula="of:=(2^([.A6704]/8192)-1)*8192" office:value-type="float" office:value="6252.5466529857">
            <text:p>6253</text:p>
          </table:table-cell>
        </table:table-row>
        <table:table-row table:style-name="ro1">
          <table:table-cell office:value-type="float" office:value="6704">
            <text:p>6704</text:p>
          </table:table-cell>
          <table:table-cell table:formula="of:=(2^([.A6705]/8192)-1)*8192" office:value-type="float" office:value="6253.76889668423">
            <text:p>6254</text:p>
          </table:table-cell>
        </table:table-row>
        <table:table-row table:style-name="ro1">
          <table:table-cell office:value-type="float" office:value="6705">
            <text:p>6705</text:p>
          </table:table-cell>
          <table:table-cell table:formula="of:=(2^([.A6706]/8192)-1)*8192" office:value-type="float" office:value="6254.99124380448">
            <text:p>6255</text:p>
          </table:table-cell>
        </table:table-row>
        <table:table-row table:style-name="ro1">
          <table:table-cell office:value-type="float" office:value="6706">
            <text:p>6706</text:p>
          </table:table-cell>
          <table:table-cell table:formula="of:=(2^([.A6707]/8192)-1)*8192" office:value-type="float" office:value="6256.21369435517">
            <text:p>6256</text:p>
          </table:table-cell>
        </table:table-row>
        <table:table-row table:style-name="ro1">
          <table:table-cell office:value-type="float" office:value="6707">
            <text:p>6707</text:p>
          </table:table-cell>
          <table:table-cell table:formula="of:=(2^([.A6708]/8192)-1)*8192" office:value-type="float" office:value="6257.43624834508">
            <text:p>6257</text:p>
          </table:table-cell>
        </table:table-row>
        <table:table-row table:style-name="ro1">
          <table:table-cell office:value-type="float" office:value="6708">
            <text:p>6708</text:p>
          </table:table-cell>
          <table:table-cell table:formula="of:=(2^([.A6709]/8192)-1)*8192" office:value-type="float" office:value="6258.65890578295">
            <text:p>6259</text:p>
          </table:table-cell>
        </table:table-row>
        <table:table-row table:style-name="ro1">
          <table:table-cell office:value-type="float" office:value="6709">
            <text:p>6709</text:p>
          </table:table-cell>
          <table:table-cell table:formula="of:=(2^([.A6710]/8192)-1)*8192" office:value-type="float" office:value="6259.88166667753">
            <text:p>6260</text:p>
          </table:table-cell>
        </table:table-row>
        <table:table-row table:style-name="ro1">
          <table:table-cell office:value-type="float" office:value="6710">
            <text:p>6710</text:p>
          </table:table-cell>
          <table:table-cell table:formula="of:=(2^([.A6711]/8192)-1)*8192" office:value-type="float" office:value="6261.10453103759">
            <text:p>6261</text:p>
          </table:table-cell>
        </table:table-row>
        <table:table-row table:style-name="ro1">
          <table:table-cell office:value-type="float" office:value="6711">
            <text:p>6711</text:p>
          </table:table-cell>
          <table:table-cell table:formula="of:=(2^([.A6712]/8192)-1)*8192" office:value-type="float" office:value="6262.32749887187">
            <text:p>6262</text:p>
          </table:table-cell>
        </table:table-row>
        <table:table-row table:style-name="ro1">
          <table:table-cell office:value-type="float" office:value="6712">
            <text:p>6712</text:p>
          </table:table-cell>
          <table:table-cell table:formula="of:=(2^([.A6713]/8192)-1)*8192" office:value-type="float" office:value="6263.55057018912">
            <text:p>6264</text:p>
          </table:table-cell>
        </table:table-row>
        <table:table-row table:style-name="ro1">
          <table:table-cell office:value-type="float" office:value="6713">
            <text:p>6713</text:p>
          </table:table-cell>
          <table:table-cell table:formula="of:=(2^([.A6714]/8192)-1)*8192" office:value-type="float" office:value="6264.77374499812">
            <text:p>6265</text:p>
          </table:table-cell>
        </table:table-row>
        <table:table-row table:style-name="ro1">
          <table:table-cell office:value-type="float" office:value="6714">
            <text:p>6714</text:p>
          </table:table-cell>
          <table:table-cell table:formula="of:=(2^([.A6715]/8192)-1)*8192" office:value-type="float" office:value="6265.9970233076">
            <text:p>6266</text:p>
          </table:table-cell>
        </table:table-row>
        <table:table-row table:style-name="ro1">
          <table:table-cell office:value-type="float" office:value="6715">
            <text:p>6715</text:p>
          </table:table-cell>
          <table:table-cell table:formula="of:=(2^([.A6716]/8192)-1)*8192" office:value-type="float" office:value="6267.22040512634">
            <text:p>6267</text:p>
          </table:table-cell>
        </table:table-row>
        <table:table-row table:style-name="ro1">
          <table:table-cell office:value-type="float" office:value="6716">
            <text:p>6716</text:p>
          </table:table-cell>
          <table:table-cell table:formula="of:=(2^([.A6717]/8192)-1)*8192" office:value-type="float" office:value="6268.44389046309">
            <text:p>6268</text:p>
          </table:table-cell>
        </table:table-row>
        <table:table-row table:style-name="ro1">
          <table:table-cell office:value-type="float" office:value="6717">
            <text:p>6717</text:p>
          </table:table-cell>
          <table:table-cell table:formula="of:=(2^([.A6718]/8192)-1)*8192" office:value-type="float" office:value="6269.66747932661">
            <text:p>6270</text:p>
          </table:table-cell>
        </table:table-row>
        <table:table-row table:style-name="ro1">
          <table:table-cell office:value-type="float" office:value="6718">
            <text:p>6718</text:p>
          </table:table-cell>
          <table:table-cell table:formula="of:=(2^([.A6719]/8192)-1)*8192" office:value-type="float" office:value="6270.89117172565">
            <text:p>6271</text:p>
          </table:table-cell>
        </table:table-row>
        <table:table-row table:style-name="ro1">
          <table:table-cell office:value-type="float" office:value="6719">
            <text:p>6719</text:p>
          </table:table-cell>
          <table:table-cell table:formula="of:=(2^([.A6720]/8192)-1)*8192" office:value-type="float" office:value="6272.11496766899">
            <text:p>6272</text:p>
          </table:table-cell>
        </table:table-row>
        <table:table-row table:style-name="ro1">
          <table:table-cell office:value-type="float" office:value="6720">
            <text:p>6720</text:p>
          </table:table-cell>
          <table:table-cell table:formula="of:=(2^([.A6721]/8192)-1)*8192" office:value-type="float" office:value="6273.33886716537">
            <text:p>6273</text:p>
          </table:table-cell>
        </table:table-row>
        <table:table-row table:style-name="ro1">
          <table:table-cell office:value-type="float" office:value="6721">
            <text:p>6721</text:p>
          </table:table-cell>
          <table:table-cell table:formula="of:=(2^([.A6722]/8192)-1)*8192" office:value-type="float" office:value="6274.56287022357">
            <text:p>6275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table:formula="of:=(2^([.A6723]/8192)-1)*8192" office:value-type="float" office:value="6275.78697685235">
            <text:p>6276</text:p>
          </table:table-cell>
        </table:table-row>
        <table:table-row table:style-name="ro1">
          <table:table-cell office:value-type="float" office:value="6723">
            <text:p>6723</text:p>
          </table:table-cell>
          <table:table-cell table:formula="of:=(2^([.A6724]/8192)-1)*8192" office:value-type="float" office:value="6277.01118706046">
            <text:p>6277</text:p>
          </table:table-cell>
        </table:table-row>
        <table:table-row table:style-name="ro1">
          <table:table-cell office:value-type="float" office:value="6724">
            <text:p>6724</text:p>
          </table:table-cell>
          <table:table-cell table:formula="of:=(2^([.A6725]/8192)-1)*8192" office:value-type="float" office:value="6278.23550085668">
            <text:p>6278</text:p>
          </table:table-cell>
        </table:table-row>
        <table:table-row table:style-name="ro1">
          <table:table-cell office:value-type="float" office:value="6725">
            <text:p>6725</text:p>
          </table:table-cell>
          <table:table-cell table:formula="of:=(2^([.A6726]/8192)-1)*8192" office:value-type="float" office:value="6279.45991824978">
            <text:p>6279</text:p>
          </table:table-cell>
        </table:table-row>
        <table:table-row table:style-name="ro1">
          <table:table-cell office:value-type="float" office:value="6726">
            <text:p>6726</text:p>
          </table:table-cell>
          <table:table-cell table:formula="of:=(2^([.A6727]/8192)-1)*8192" office:value-type="float" office:value="6280.6844392485">
            <text:p>6281</text:p>
          </table:table-cell>
        </table:table-row>
        <table:table-row table:style-name="ro1">
          <table:table-cell office:value-type="float" office:value="6727">
            <text:p>6727</text:p>
          </table:table-cell>
          <table:table-cell table:formula="of:=(2^([.A6728]/8192)-1)*8192" office:value-type="float" office:value="6281.90906386164">
            <text:p>6282</text:p>
          </table:table-cell>
        </table:table-row>
        <table:table-row table:style-name="ro1">
          <table:table-cell office:value-type="float" office:value="6728">
            <text:p>6728</text:p>
          </table:table-cell>
          <table:table-cell table:formula="of:=(2^([.A6729]/8192)-1)*8192" office:value-type="float" office:value="6283.13379209794">
            <text:p>6283</text:p>
          </table:table-cell>
        </table:table-row>
        <table:table-row table:style-name="ro1">
          <table:table-cell office:value-type="float" office:value="6729">
            <text:p>6729</text:p>
          </table:table-cell>
          <table:table-cell table:formula="of:=(2^([.A6730]/8192)-1)*8192" office:value-type="float" office:value="6284.35862396617">
            <text:p>6284</text:p>
          </table:table-cell>
        </table:table-row>
        <table:table-row table:style-name="ro1">
          <table:table-cell office:value-type="float" office:value="6730">
            <text:p>6730</text:p>
          </table:table-cell>
          <table:table-cell table:formula="of:=(2^([.A6731]/8192)-1)*8192" office:value-type="float" office:value="6285.58355947512">
            <text:p>6286</text:p>
          </table:table-cell>
        </table:table-row>
        <table:table-row table:style-name="ro1">
          <table:table-cell office:value-type="float" office:value="6731">
            <text:p>6731</text:p>
          </table:table-cell>
          <table:table-cell table:formula="of:=(2^([.A6732]/8192)-1)*8192" office:value-type="float" office:value="6286.80859863354">
            <text:p>6287</text:p>
          </table:table-cell>
        </table:table-row>
        <table:table-row table:style-name="ro1">
          <table:table-cell office:value-type="float" office:value="6732">
            <text:p>6732</text:p>
          </table:table-cell>
          <table:table-cell table:formula="of:=(2^([.A6733]/8192)-1)*8192" office:value-type="float" office:value="6288.03374145021">
            <text:p>6288</text:p>
          </table:table-cell>
        </table:table-row>
        <table:table-row table:style-name="ro1">
          <table:table-cell office:value-type="float" office:value="6733">
            <text:p>6733</text:p>
          </table:table-cell>
          <table:table-cell table:formula="of:=(2^([.A6734]/8192)-1)*8192" office:value-type="float" office:value="6289.2589879339">
            <text:p>6289</text:p>
          </table:table-cell>
        </table:table-row>
        <table:table-row table:style-name="ro1">
          <table:table-cell office:value-type="float" office:value="6734">
            <text:p>6734</text:p>
          </table:table-cell>
          <table:table-cell table:formula="of:=(2^([.A6735]/8192)-1)*8192" office:value-type="float" office:value="6290.48433809338">
            <text:p>6290</text:p>
          </table:table-cell>
        </table:table-row>
        <table:table-row table:style-name="ro1">
          <table:table-cell office:value-type="float" office:value="6735">
            <text:p>6735</text:p>
          </table:table-cell>
          <table:table-cell table:formula="of:=(2^([.A6736]/8192)-1)*8192" office:value-type="float" office:value="6291.70979193743">
            <text:p>6292</text:p>
          </table:table-cell>
        </table:table-row>
        <table:table-row table:style-name="ro1">
          <table:table-cell office:value-type="float" office:value="6736">
            <text:p>6736</text:p>
          </table:table-cell>
          <table:table-cell table:formula="of:=(2^([.A6737]/8192)-1)*8192" office:value-type="float" office:value="6292.93534947481">
            <text:p>6293</text:p>
          </table:table-cell>
        </table:table-row>
        <table:table-row table:style-name="ro1">
          <table:table-cell office:value-type="float" office:value="6737">
            <text:p>6737</text:p>
          </table:table-cell>
          <table:table-cell table:formula="of:=(2^([.A6738]/8192)-1)*8192" office:value-type="float" office:value="6294.1610107143">
            <text:p>6294</text:p>
          </table:table-cell>
        </table:table-row>
        <table:table-row table:style-name="ro1">
          <table:table-cell office:value-type="float" office:value="6738">
            <text:p>6738</text:p>
          </table:table-cell>
          <table:table-cell table:formula="of:=(2^([.A6739]/8192)-1)*8192" office:value-type="float" office:value="6295.38677566467">
            <text:p>6295</text:p>
          </table:table-cell>
        </table:table-row>
        <table:table-row table:style-name="ro1">
          <table:table-cell office:value-type="float" office:value="6739">
            <text:p>6739</text:p>
          </table:table-cell>
          <table:table-cell table:formula="of:=(2^([.A6740]/8192)-1)*8192" office:value-type="float" office:value="6296.61264433471">
            <text:p>6297</text:p>
          </table:table-cell>
        </table:table-row>
        <table:table-row table:style-name="ro1">
          <table:table-cell office:value-type="float" office:value="6740">
            <text:p>6740</text:p>
          </table:table-cell>
          <table:table-cell table:formula="of:=(2^([.A6741]/8192)-1)*8192" office:value-type="float" office:value="6297.83861673319">
            <text:p>6298</text:p>
          </table:table-cell>
        </table:table-row>
        <table:table-row table:style-name="ro1">
          <table:table-cell office:value-type="float" office:value="6741">
            <text:p>6741</text:p>
          </table:table-cell>
          <table:table-cell table:formula="of:=(2^([.A6742]/8192)-1)*8192" office:value-type="float" office:value="6299.06469286888">
            <text:p>6299</text:p>
          </table:table-cell>
        </table:table-row>
        <table:table-row table:style-name="ro1">
          <table:table-cell office:value-type="float" office:value="6742">
            <text:p>6742</text:p>
          </table:table-cell>
          <table:table-cell table:formula="of:=(2^([.A6743]/8192)-1)*8192" office:value-type="float" office:value="6300.29087275056">
            <text:p>6300</text:p>
          </table:table-cell>
        </table:table-row>
        <table:table-row table:style-name="ro1">
          <table:table-cell office:value-type="float" office:value="6743">
            <text:p>6743</text:p>
          </table:table-cell>
          <table:table-cell table:formula="of:=(2^([.A6744]/8192)-1)*8192" office:value-type="float" office:value="6301.51715638701">
            <text:p>6302</text:p>
          </table:table-cell>
        </table:table-row>
        <table:table-row table:style-name="ro1">
          <table:table-cell office:value-type="float" office:value="6744">
            <text:p>6744</text:p>
          </table:table-cell>
          <table:table-cell table:formula="of:=(2^([.A6745]/8192)-1)*8192" office:value-type="float" office:value="6302.74354378702">
            <text:p>6303</text:p>
          </table:table-cell>
        </table:table-row>
        <table:table-row table:style-name="ro1">
          <table:table-cell office:value-type="float" office:value="6745">
            <text:p>6745</text:p>
          </table:table-cell>
          <table:table-cell table:formula="of:=(2^([.A6746]/8192)-1)*8192" office:value-type="float" office:value="6303.97003495935">
            <text:p>6304</text:p>
          </table:table-cell>
        </table:table-row>
        <table:table-row table:style-name="ro1">
          <table:table-cell office:value-type="float" office:value="6746">
            <text:p>6746</text:p>
          </table:table-cell>
          <table:table-cell table:formula="of:=(2^([.A6747]/8192)-1)*8192" office:value-type="float" office:value="6305.1966299128">
            <text:p>6305</text:p>
          </table:table-cell>
        </table:table-row>
        <table:table-row table:style-name="ro1">
          <table:table-cell office:value-type="float" office:value="6747">
            <text:p>6747</text:p>
          </table:table-cell>
          <table:table-cell table:formula="of:=(2^([.A6748]/8192)-1)*8192" office:value-type="float" office:value="6306.42332865614">
            <text:p>6306</text:p>
          </table:table-cell>
        </table:table-row>
        <table:table-row table:style-name="ro1">
          <table:table-cell office:value-type="float" office:value="6748">
            <text:p>6748</text:p>
          </table:table-cell>
          <table:table-cell table:formula="of:=(2^([.A6749]/8192)-1)*8192" office:value-type="float" office:value="6307.65013119815">
            <text:p>6308</text:p>
          </table:table-cell>
        </table:table-row>
        <table:table-row table:style-name="ro1">
          <table:table-cell office:value-type="float" office:value="6749">
            <text:p>6749</text:p>
          </table:table-cell>
          <table:table-cell table:formula="of:=(2^([.A6750]/8192)-1)*8192" office:value-type="float" office:value="6308.87703754763">
            <text:p>6309</text:p>
          </table:table-cell>
        </table:table-row>
        <table:table-row table:style-name="ro1">
          <table:table-cell office:value-type="float" office:value="6750">
            <text:p>6750</text:p>
          </table:table-cell>
          <table:table-cell table:formula="of:=(2^([.A6751]/8192)-1)*8192" office:value-type="float" office:value="6310.10404771334">
            <text:p>6310</text:p>
          </table:table-cell>
        </table:table-row>
        <table:table-row table:style-name="ro1">
          <table:table-cell office:value-type="float" office:value="6751">
            <text:p>6751</text:p>
          </table:table-cell>
          <table:table-cell table:formula="of:=(2^([.A6752]/8192)-1)*8192" office:value-type="float" office:value="6311.33116170409">
            <text:p>6311</text:p>
          </table:table-cell>
        </table:table-row>
        <table:table-row table:style-name="ro1">
          <table:table-cell office:value-type="float" office:value="6752">
            <text:p>6752</text:p>
          </table:table-cell>
          <table:table-cell table:formula="of:=(2^([.A6753]/8192)-1)*8192" office:value-type="float" office:value="6312.55837952864">
            <text:p>6313</text:p>
          </table:table-cell>
        </table:table-row>
        <table:table-row table:style-name="ro1">
          <table:table-cell office:value-type="float" office:value="6753">
            <text:p>6753</text:p>
          </table:table-cell>
          <table:table-cell table:formula="of:=(2^([.A6754]/8192)-1)*8192" office:value-type="float" office:value="6313.78570119579">
            <text:p>6314</text:p>
          </table:table-cell>
        </table:table-row>
        <table:table-row table:style-name="ro1">
          <table:table-cell office:value-type="float" office:value="6754">
            <text:p>6754</text:p>
          </table:table-cell>
          <table:table-cell table:formula="of:=(2^([.A6755]/8192)-1)*8192" office:value-type="float" office:value="6315.01312671433">
            <text:p>6315</text:p>
          </table:table-cell>
        </table:table-row>
        <table:table-row table:style-name="ro1">
          <table:table-cell office:value-type="float" office:value="6755">
            <text:p>6755</text:p>
          </table:table-cell>
          <table:table-cell table:formula="of:=(2^([.A6756]/8192)-1)*8192" office:value-type="float" office:value="6316.24065609304">
            <text:p>6316</text:p>
          </table:table-cell>
        </table:table-row>
        <table:table-row table:style-name="ro1">
          <table:table-cell office:value-type="float" office:value="6756">
            <text:p>6756</text:p>
          </table:table-cell>
          <table:table-cell table:formula="of:=(2^([.A6757]/8192)-1)*8192" office:value-type="float" office:value="6317.46828934071">
            <text:p>6317</text:p>
          </table:table-cell>
        </table:table-row>
        <table:table-row table:style-name="ro1">
          <table:table-cell office:value-type="float" office:value="6757">
            <text:p>6757</text:p>
          </table:table-cell>
          <table:table-cell table:formula="of:=(2^([.A6758]/8192)-1)*8192" office:value-type="float" office:value="6318.69602646613">
            <text:p>6319</text:p>
          </table:table-cell>
        </table:table-row>
        <table:table-row table:style-name="ro1">
          <table:table-cell office:value-type="float" office:value="6758">
            <text:p>6758</text:p>
          </table:table-cell>
          <table:table-cell table:formula="of:=(2^([.A6759]/8192)-1)*8192" office:value-type="float" office:value="6319.92386747809">
            <text:p>6320</text:p>
          </table:table-cell>
        </table:table-row>
        <table:table-row table:style-name="ro1">
          <table:table-cell office:value-type="float" office:value="6759">
            <text:p>6759</text:p>
          </table:table-cell>
          <table:table-cell table:formula="of:=(2^([.A6760]/8192)-1)*8192" office:value-type="float" office:value="6321.15181238538">
            <text:p>6321</text:p>
          </table:table-cell>
        </table:table-row>
        <table:table-row table:style-name="ro1">
          <table:table-cell office:value-type="float" office:value="6760">
            <text:p>6760</text:p>
          </table:table-cell>
          <table:table-cell table:formula="of:=(2^([.A6761]/8192)-1)*8192" office:value-type="float" office:value="6322.37986119679">
            <text:p>6322</text:p>
          </table:table-cell>
        </table:table-row>
        <table:table-row table:style-name="ro1">
          <table:table-cell office:value-type="float" office:value="6761">
            <text:p>6761</text:p>
          </table:table-cell>
          <table:table-cell table:formula="of:=(2^([.A6762]/8192)-1)*8192" office:value-type="float" office:value="6323.60801392112">
            <text:p>6324</text:p>
          </table:table-cell>
        </table:table-row>
        <table:table-row table:style-name="ro1">
          <table:table-cell office:value-type="float" office:value="6762">
            <text:p>6762</text:p>
          </table:table-cell>
          <table:table-cell table:formula="of:=(2^([.A6763]/8192)-1)*8192" office:value-type="float" office:value="6324.83627056715">
            <text:p>6325</text:p>
          </table:table-cell>
        </table:table-row>
        <table:table-row table:style-name="ro1">
          <table:table-cell office:value-type="float" office:value="6763">
            <text:p>6763</text:p>
          </table:table-cell>
          <table:table-cell table:formula="of:=(2^([.A6764]/8192)-1)*8192" office:value-type="float" office:value="6326.06463114368">
            <text:p>6326</text:p>
          </table:table-cell>
        </table:table-row>
        <table:table-row table:style-name="ro1">
          <table:table-cell office:value-type="float" office:value="6764">
            <text:p>6764</text:p>
          </table:table-cell>
          <table:table-cell table:formula="of:=(2^([.A6765]/8192)-1)*8192" office:value-type="float" office:value="6327.2930956595">
            <text:p>6327</text:p>
          </table:table-cell>
        </table:table-row>
        <table:table-row table:style-name="ro1">
          <table:table-cell office:value-type="float" office:value="6765">
            <text:p>6765</text:p>
          </table:table-cell>
          <table:table-cell table:formula="of:=(2^([.A6766]/8192)-1)*8192" office:value-type="float" office:value="6328.52166412341">
            <text:p>6329</text:p>
          </table:table-cell>
        </table:table-row>
        <table:table-row table:style-name="ro1">
          <table:table-cell office:value-type="float" office:value="6766">
            <text:p>6766</text:p>
          </table:table-cell>
          <table:table-cell table:formula="of:=(2^([.A6767]/8192)-1)*8192" office:value-type="float" office:value="6329.75033654421">
            <text:p>6330</text:p>
          </table:table-cell>
        </table:table-row>
        <table:table-row table:style-name="ro1">
          <table:table-cell office:value-type="float" office:value="6767">
            <text:p>6767</text:p>
          </table:table-cell>
          <table:table-cell table:formula="of:=(2^([.A6768]/8192)-1)*8192" office:value-type="float" office:value="6330.97911293068">
            <text:p>6331</text:p>
          </table:table-cell>
        </table:table-row>
        <table:table-row table:style-name="ro1">
          <table:table-cell office:value-type="float" office:value="6768">
            <text:p>6768</text:p>
          </table:table-cell>
          <table:table-cell table:formula="of:=(2^([.A6769]/8192)-1)*8192" office:value-type="float" office:value="6332.20799329163">
            <text:p>6332</text:p>
          </table:table-cell>
        </table:table-row>
        <table:table-row table:style-name="ro1">
          <table:table-cell office:value-type="float" office:value="6769">
            <text:p>6769</text:p>
          </table:table-cell>
          <table:table-cell table:formula="of:=(2^([.A6770]/8192)-1)*8192" office:value-type="float" office:value="6333.43697763586">
            <text:p>6333</text:p>
          </table:table-cell>
        </table:table-row>
        <table:table-row table:style-name="ro1">
          <table:table-cell office:value-type="float" office:value="6770">
            <text:p>6770</text:p>
          </table:table-cell>
          <table:table-cell table:formula="of:=(2^([.A6771]/8192)-1)*8192" office:value-type="float" office:value="6334.66606597217">
            <text:p>6335</text:p>
          </table:table-cell>
        </table:table-row>
        <table:table-row table:style-name="ro1">
          <table:table-cell office:value-type="float" office:value="6771">
            <text:p>6771</text:p>
          </table:table-cell>
          <table:table-cell table:formula="of:=(2^([.A6772]/8192)-1)*8192" office:value-type="float" office:value="6335.89525830934">
            <text:p>6336</text:p>
          </table:table-cell>
        </table:table-row>
        <table:table-row table:style-name="ro1">
          <table:table-cell office:value-type="float" office:value="6772">
            <text:p>6772</text:p>
          </table:table-cell>
          <table:table-cell table:formula="of:=(2^([.A6773]/8192)-1)*8192" office:value-type="float" office:value="6337.1245546562">
            <text:p>6337</text:p>
          </table:table-cell>
        </table:table-row>
        <table:table-row table:style-name="ro1">
          <table:table-cell office:value-type="float" office:value="6773">
            <text:p>6773</text:p>
          </table:table-cell>
          <table:table-cell table:formula="of:=(2^([.A6774]/8192)-1)*8192" office:value-type="float" office:value="6338.35395502152">
            <text:p>6338</text:p>
          </table:table-cell>
        </table:table-row>
        <table:table-row table:style-name="ro1">
          <table:table-cell office:value-type="float" office:value="6774">
            <text:p>6774</text:p>
          </table:table-cell>
          <table:table-cell table:formula="of:=(2^([.A6775]/8192)-1)*8192" office:value-type="float" office:value="6339.58345941413">
            <text:p>6340</text:p>
          </table:table-cell>
        </table:table-row>
        <table:table-row table:style-name="ro1">
          <table:table-cell office:value-type="float" office:value="6775">
            <text:p>6775</text:p>
          </table:table-cell>
          <table:table-cell table:formula="of:=(2^([.A6776]/8192)-1)*8192" office:value-type="float" office:value="6340.81306784281">
            <text:p>6341</text:p>
          </table:table-cell>
        </table:table-row>
        <table:table-row table:style-name="ro1">
          <table:table-cell office:value-type="float" office:value="6776">
            <text:p>6776</text:p>
          </table:table-cell>
          <table:table-cell table:formula="of:=(2^([.A6777]/8192)-1)*8192" office:value-type="float" office:value="6342.04278031637">
            <text:p>6342</text:p>
          </table:table-cell>
        </table:table-row>
        <table:table-row table:style-name="ro1">
          <table:table-cell office:value-type="float" office:value="6777">
            <text:p>6777</text:p>
          </table:table-cell>
          <table:table-cell table:formula="of:=(2^([.A6778]/8192)-1)*8192" office:value-type="float" office:value="6343.27259684362">
            <text:p>6343</text:p>
          </table:table-cell>
        </table:table-row>
        <table:table-row table:style-name="ro1">
          <table:table-cell office:value-type="float" office:value="6778">
            <text:p>6778</text:p>
          </table:table-cell>
          <table:table-cell table:formula="of:=(2^([.A6779]/8192)-1)*8192" office:value-type="float" office:value="6344.50251743336">
            <text:p>6345</text:p>
          </table:table-cell>
        </table:table-row>
        <table:table-row table:style-name="ro1">
          <table:table-cell office:value-type="float" office:value="6779">
            <text:p>6779</text:p>
          </table:table-cell>
          <table:table-cell table:formula="of:=(2^([.A6780]/8192)-1)*8192" office:value-type="float" office:value="6345.7325420944">
            <text:p>6346</text:p>
          </table:table-cell>
        </table:table-row>
        <table:table-row table:style-name="ro1">
          <table:table-cell office:value-type="float" office:value="6780">
            <text:p>6780</text:p>
          </table:table-cell>
          <table:table-cell table:formula="of:=(2^([.A6781]/8192)-1)*8192" office:value-type="float" office:value="6346.96267083554">
            <text:p>6347</text:p>
          </table:table-cell>
        </table:table-row>
        <table:table-row table:style-name="ro1">
          <table:table-cell office:value-type="float" office:value="6781">
            <text:p>6781</text:p>
          </table:table-cell>
          <table:table-cell table:formula="of:=(2^([.A6782]/8192)-1)*8192" office:value-type="float" office:value="6348.19290366558">
            <text:p>6348</text:p>
          </table:table-cell>
        </table:table-row>
        <table:table-row table:style-name="ro1">
          <table:table-cell office:value-type="float" office:value="6782">
            <text:p>6782</text:p>
          </table:table-cell>
          <table:table-cell table:formula="of:=(2^([.A6783]/8192)-1)*8192" office:value-type="float" office:value="6349.42324059335">
            <text:p>6349</text:p>
          </table:table-cell>
        </table:table-row>
        <table:table-row table:style-name="ro1">
          <table:table-cell office:value-type="float" office:value="6783">
            <text:p>6783</text:p>
          </table:table-cell>
          <table:table-cell table:formula="of:=(2^([.A6784]/8192)-1)*8192" office:value-type="float" office:value="6350.65368162764">
            <text:p>6351</text:p>
          </table:table-cell>
        </table:table-row>
        <table:table-row table:style-name="ro1">
          <table:table-cell office:value-type="float" office:value="6784">
            <text:p>6784</text:p>
          </table:table-cell>
          <table:table-cell table:formula="of:=(2^([.A6785]/8192)-1)*8192" office:value-type="float" office:value="6351.88422677726">
            <text:p>6352</text:p>
          </table:table-cell>
        </table:table-row>
        <table:table-row table:style-name="ro1">
          <table:table-cell office:value-type="float" office:value="6785">
            <text:p>6785</text:p>
          </table:table-cell>
          <table:table-cell table:formula="of:=(2^([.A6786]/8192)-1)*8192" office:value-type="float" office:value="6353.11487605103">
            <text:p>6353</text:p>
          </table:table-cell>
        </table:table-row>
        <table:table-row table:style-name="ro1">
          <table:table-cell office:value-type="float" office:value="6786">
            <text:p>6786</text:p>
          </table:table-cell>
          <table:table-cell table:formula="of:=(2^([.A6787]/8192)-1)*8192" office:value-type="float" office:value="6354.34562945775">
            <text:p>6354</text:p>
          </table:table-cell>
        </table:table-row>
        <table:table-row table:style-name="ro1">
          <table:table-cell office:value-type="float" office:value="6787">
            <text:p>6787</text:p>
          </table:table-cell>
          <table:table-cell table:formula="of:=(2^([.A6788]/8192)-1)*8192" office:value-type="float" office:value="6355.57648700624">
            <text:p>6356</text:p>
          </table:table-cell>
        </table:table-row>
        <table:table-row table:style-name="ro1">
          <table:table-cell office:value-type="float" office:value="6788">
            <text:p>6788</text:p>
          </table:table-cell>
          <table:table-cell table:formula="of:=(2^([.A6789]/8192)-1)*8192" office:value-type="float" office:value="6356.80744870531">
            <text:p>6357</text:p>
          </table:table-cell>
        </table:table-row>
        <table:table-row table:style-name="ro1">
          <table:table-cell office:value-type="float" office:value="6789">
            <text:p>6789</text:p>
          </table:table-cell>
          <table:table-cell table:formula="of:=(2^([.A6790]/8192)-1)*8192" office:value-type="float" office:value="6358.03851456376">
            <text:p>6358</text:p>
          </table:table-cell>
        </table:table-row>
        <table:table-row table:style-name="ro1">
          <table:table-cell office:value-type="float" office:value="6790">
            <text:p>6790</text:p>
          </table:table-cell>
          <table:table-cell table:formula="of:=(2^([.A6791]/8192)-1)*8192" office:value-type="float" office:value="6359.26968459042">
            <text:p>6359</text:p>
          </table:table-cell>
        </table:table-row>
        <table:table-row table:style-name="ro1">
          <table:table-cell office:value-type="float" office:value="6791">
            <text:p>6791</text:p>
          </table:table-cell>
          <table:table-cell table:formula="of:=(2^([.A6792]/8192)-1)*8192" office:value-type="float" office:value="6360.5009587941">
            <text:p>6361</text:p>
          </table:table-cell>
        </table:table-row>
        <table:table-row table:style-name="ro1">
          <table:table-cell office:value-type="float" office:value="6792">
            <text:p>6792</text:p>
          </table:table-cell>
          <table:table-cell table:formula="of:=(2^([.A6793]/8192)-1)*8192" office:value-type="float" office:value="6361.73233718362">
            <text:p>6362</text:p>
          </table:table-cell>
        </table:table-row>
        <table:table-row table:style-name="ro1">
          <table:table-cell office:value-type="float" office:value="6793">
            <text:p>6793</text:p>
          </table:table-cell>
          <table:table-cell table:formula="of:=(2^([.A6794]/8192)-1)*8192" office:value-type="float" office:value="6362.96381976778">
            <text:p>6363</text:p>
          </table:table-cell>
        </table:table-row>
        <table:table-row table:style-name="ro1">
          <table:table-cell office:value-type="float" office:value="6794">
            <text:p>6794</text:p>
          </table:table-cell>
          <table:table-cell table:formula="of:=(2^([.A6795]/8192)-1)*8192" office:value-type="float" office:value="6364.19540655541">
            <text:p>6364</text:p>
          </table:table-cell>
        </table:table-row>
        <table:table-row table:style-name="ro1">
          <table:table-cell office:value-type="float" office:value="6795">
            <text:p>6795</text:p>
          </table:table-cell>
          <table:table-cell table:formula="of:=(2^([.A6796]/8192)-1)*8192" office:value-type="float" office:value="6365.42709755532">
            <text:p>6365</text:p>
          </table:table-cell>
        </table:table-row>
        <table:table-row table:style-name="ro1">
          <table:table-cell office:value-type="float" office:value="6796">
            <text:p>6796</text:p>
          </table:table-cell>
          <table:table-cell table:formula="of:=(2^([.A6797]/8192)-1)*8192" office:value-type="float" office:value="6366.65889277634">
            <text:p>6367</text:p>
          </table:table-cell>
        </table:table-row>
        <table:table-row table:style-name="ro1">
          <table:table-cell office:value-type="float" office:value="6797">
            <text:p>6797</text:p>
          </table:table-cell>
          <table:table-cell table:formula="of:=(2^([.A6798]/8192)-1)*8192" office:value-type="float" office:value="6367.89079222727">
            <text:p>6368</text:p>
          </table:table-cell>
        </table:table-row>
        <table:table-row table:style-name="ro1">
          <table:table-cell office:value-type="float" office:value="6798">
            <text:p>6798</text:p>
          </table:table-cell>
          <table:table-cell table:formula="of:=(2^([.A6799]/8192)-1)*8192" office:value-type="float" office:value="6369.12279591695">
            <text:p>6369</text:p>
          </table:table-cell>
        </table:table-row>
        <table:table-row table:style-name="ro1">
          <table:table-cell office:value-type="float" office:value="6799">
            <text:p>6799</text:p>
          </table:table-cell>
          <table:table-cell table:formula="of:=(2^([.A6800]/8192)-1)*8192" office:value-type="float" office:value="6370.35490385418">
            <text:p>6370</text:p>
          </table:table-cell>
        </table:table-row>
        <table:table-row table:style-name="ro1">
          <table:table-cell office:value-type="float" office:value="6800">
            <text:p>6800</text:p>
          </table:table-cell>
          <table:table-cell table:formula="of:=(2^([.A6801]/8192)-1)*8192" office:value-type="float" office:value="6371.5871160478">
            <text:p>6372</text:p>
          </table:table-cell>
        </table:table-row>
        <table:table-row table:style-name="ro1">
          <table:table-cell office:value-type="float" office:value="6801">
            <text:p>6801</text:p>
          </table:table-cell>
          <table:table-cell table:formula="of:=(2^([.A6802]/8192)-1)*8192" office:value-type="float" office:value="6372.81943250661">
            <text:p>6373</text:p>
          </table:table-cell>
        </table:table-row>
        <table:table-row table:style-name="ro1">
          <table:table-cell office:value-type="float" office:value="6802">
            <text:p>6802</text:p>
          </table:table-cell>
          <table:table-cell table:formula="of:=(2^([.A6803]/8192)-1)*8192" office:value-type="float" office:value="6374.05185323946">
            <text:p>6374</text:p>
          </table:table-cell>
        </table:table-row>
        <table:table-row table:style-name="ro1">
          <table:table-cell office:value-type="float" office:value="6803">
            <text:p>6803</text:p>
          </table:table-cell>
          <table:table-cell table:formula="of:=(2^([.A6804]/8192)-1)*8192" office:value-type="float" office:value="6375.28437825515">
            <text:p>6375</text:p>
          </table:table-cell>
        </table:table-row>
        <table:table-row table:style-name="ro1">
          <table:table-cell office:value-type="float" office:value="6804">
            <text:p>6804</text:p>
          </table:table-cell>
          <table:table-cell table:formula="of:=(2^([.A6805]/8192)-1)*8192" office:value-type="float" office:value="6376.51700756252">
            <text:p>6377</text:p>
          </table:table-cell>
        </table:table-row>
        <table:table-row table:style-name="ro1">
          <table:table-cell office:value-type="float" office:value="6805">
            <text:p>6805</text:p>
          </table:table-cell>
          <table:table-cell table:formula="of:=(2^([.A6806]/8192)-1)*8192" office:value-type="float" office:value="6377.74974117038">
            <text:p>6378</text:p>
          </table:table-cell>
        </table:table-row>
        <table:table-row table:style-name="ro1">
          <table:table-cell office:value-type="float" office:value="6806">
            <text:p>6806</text:p>
          </table:table-cell>
          <table:table-cell table:formula="of:=(2^([.A6807]/8192)-1)*8192" office:value-type="float" office:value="6378.98257908757">
            <text:p>6379</text:p>
          </table:table-cell>
        </table:table-row>
        <table:table-row table:style-name="ro1">
          <table:table-cell office:value-type="float" office:value="6807">
            <text:p>6807</text:p>
          </table:table-cell>
          <table:table-cell table:formula="of:=(2^([.A6808]/8192)-1)*8192" office:value-type="float" office:value="6380.21552132291">
            <text:p>6380</text:p>
          </table:table-cell>
        </table:table-row>
        <table:table-row table:style-name="ro1">
          <table:table-cell office:value-type="float" office:value="6808">
            <text:p>6808</text:p>
          </table:table-cell>
          <table:table-cell table:formula="of:=(2^([.A6809]/8192)-1)*8192" office:value-type="float" office:value="6381.44856788522">
            <text:p>6381</text:p>
          </table:table-cell>
        </table:table-row>
        <table:table-row table:style-name="ro1">
          <table:table-cell office:value-type="float" office:value="6809">
            <text:p>6809</text:p>
          </table:table-cell>
          <table:table-cell table:formula="of:=(2^([.A6810]/8192)-1)*8192" office:value-type="float" office:value="6382.68171878334">
            <text:p>6383</text:p>
          </table:table-cell>
        </table:table-row>
        <table:table-row table:style-name="ro1">
          <table:table-cell office:value-type="float" office:value="6810">
            <text:p>6810</text:p>
          </table:table-cell>
          <table:table-cell table:formula="of:=(2^([.A6811]/8192)-1)*8192" office:value-type="float" office:value="6383.91497402608">
            <text:p>6384</text:p>
          </table:table-cell>
        </table:table-row>
        <table:table-row table:style-name="ro1">
          <table:table-cell office:value-type="float" office:value="6811">
            <text:p>6811</text:p>
          </table:table-cell>
          <table:table-cell table:formula="of:=(2^([.A6812]/8192)-1)*8192" office:value-type="float" office:value="6385.1483336223">
            <text:p>6385</text:p>
          </table:table-cell>
        </table:table-row>
        <table:table-row table:style-name="ro1">
          <table:table-cell office:value-type="float" office:value="6812">
            <text:p>6812</text:p>
          </table:table-cell>
          <table:table-cell table:formula="of:=(2^([.A6813]/8192)-1)*8192" office:value-type="float" office:value="6386.3817975808">
            <text:p>6386</text:p>
          </table:table-cell>
        </table:table-row>
        <table:table-row table:style-name="ro1">
          <table:table-cell office:value-type="float" office:value="6813">
            <text:p>6813</text:p>
          </table:table-cell>
          <table:table-cell table:formula="of:=(2^([.A6814]/8192)-1)*8192" office:value-type="float" office:value="6387.61536591042">
            <text:p>6388</text:p>
          </table:table-cell>
        </table:table-row>
        <table:table-row table:style-name="ro1">
          <table:table-cell office:value-type="float" office:value="6814">
            <text:p>6814</text:p>
          </table:table-cell>
          <table:table-cell table:formula="of:=(2^([.A6815]/8192)-1)*8192" office:value-type="float" office:value="6388.84903862">
            <text:p>6389</text:p>
          </table:table-cell>
        </table:table-row>
        <table:table-row table:style-name="ro1">
          <table:table-cell office:value-type="float" office:value="6815">
            <text:p>6815</text:p>
          </table:table-cell>
          <table:table-cell table:formula="of:=(2^([.A6816]/8192)-1)*8192" office:value-type="float" office:value="6390.08281571837">
            <text:p>6390</text:p>
          </table:table-cell>
        </table:table-row>
        <table:table-row table:style-name="ro1">
          <table:table-cell office:value-type="float" office:value="6816">
            <text:p>6816</text:p>
          </table:table-cell>
          <table:table-cell table:formula="of:=(2^([.A6817]/8192)-1)*8192" office:value-type="float" office:value="6391.31669721436">
            <text:p>6391</text:p>
          </table:table-cell>
        </table:table-row>
        <table:table-row table:style-name="ro1">
          <table:table-cell office:value-type="float" office:value="6817">
            <text:p>6817</text:p>
          </table:table-cell>
          <table:table-cell table:formula="of:=(2^([.A6818]/8192)-1)*8192" office:value-type="float" office:value="6392.5506831168">
            <text:p>6393</text:p>
          </table:table-cell>
        </table:table-row>
        <table:table-row table:style-name="ro1">
          <table:table-cell office:value-type="float" office:value="6818">
            <text:p>6818</text:p>
          </table:table-cell>
          <table:table-cell table:formula="of:=(2^([.A6819]/8192)-1)*8192" office:value-type="float" office:value="6393.78477343452">
            <text:p>6394</text:p>
          </table:table-cell>
        </table:table-row>
        <table:table-row table:style-name="ro1">
          <table:table-cell office:value-type="float" office:value="6819">
            <text:p>6819</text:p>
          </table:table-cell>
          <table:table-cell table:formula="of:=(2^([.A6820]/8192)-1)*8192" office:value-type="float" office:value="6395.01896817637">
            <text:p>6395</text:p>
          </table:table-cell>
        </table:table-row>
        <table:table-row table:style-name="ro1">
          <table:table-cell office:value-type="float" office:value="6820">
            <text:p>6820</text:p>
          </table:table-cell>
          <table:table-cell table:formula="of:=(2^([.A6821]/8192)-1)*8192" office:value-type="float" office:value="6396.25326735118">
            <text:p>6396</text:p>
          </table:table-cell>
        </table:table-row>
        <table:table-row table:style-name="ro1">
          <table:table-cell office:value-type="float" office:value="6821">
            <text:p>6821</text:p>
          </table:table-cell>
          <table:table-cell table:formula="of:=(2^([.A6822]/8192)-1)*8192" office:value-type="float" office:value="6397.48767096778">
            <text:p>6397</text:p>
          </table:table-cell>
        </table:table-row>
        <table:table-row table:style-name="ro1">
          <table:table-cell office:value-type="float" office:value="6822">
            <text:p>6822</text:p>
          </table:table-cell>
          <table:table-cell table:formula="of:=(2^([.A6823]/8192)-1)*8192" office:value-type="float" office:value="6398.72217903502">
            <text:p>6399</text:p>
          </table:table-cell>
        </table:table-row>
        <table:table-row table:style-name="ro1">
          <table:table-cell office:value-type="float" office:value="6823">
            <text:p>6823</text:p>
          </table:table-cell>
          <table:table-cell table:formula="of:=(2^([.A6824]/8192)-1)*8192" office:value-type="float" office:value="6399.95679156173">
            <text:p>6400</text:p>
          </table:table-cell>
        </table:table-row>
        <table:table-row table:style-name="ro1">
          <table:table-cell office:value-type="float" office:value="6824">
            <text:p>6824</text:p>
          </table:table-cell>
          <table:table-cell table:formula="of:=(2^([.A6825]/8192)-1)*8192" office:value-type="float" office:value="6401.19150855675">
            <text:p>6401</text:p>
          </table:table-cell>
        </table:table-row>
        <table:table-row table:style-name="ro1">
          <table:table-cell office:value-type="float" office:value="6825">
            <text:p>6825</text:p>
          </table:table-cell>
          <table:table-cell table:formula="of:=(2^([.A6826]/8192)-1)*8192" office:value-type="float" office:value="6402.42633002892">
            <text:p>6402</text:p>
          </table:table-cell>
        </table:table-row>
        <table:table-row table:style-name="ro1">
          <table:table-cell office:value-type="float" office:value="6826">
            <text:p>6826</text:p>
          </table:table-cell>
          <table:table-cell table:formula="of:=(2^([.A6827]/8192)-1)*8192" office:value-type="float" office:value="6403.66125598708">
            <text:p>6404</text:p>
          </table:table-cell>
        </table:table-row>
        <table:table-row table:style-name="ro1">
          <table:table-cell office:value-type="float" office:value="6827">
            <text:p>6827</text:p>
          </table:table-cell>
          <table:table-cell table:formula="of:=(2^([.A6828]/8192)-1)*8192" office:value-type="float" office:value="6404.89628644007">
            <text:p>6405</text:p>
          </table:table-cell>
        </table:table-row>
        <table:table-row table:style-name="ro1">
          <table:table-cell office:value-type="float" office:value="6828">
            <text:p>6828</text:p>
          </table:table-cell>
          <table:table-cell table:formula="of:=(2^([.A6829]/8192)-1)*8192" office:value-type="float" office:value="6406.13142139673">
            <text:p>6406</text:p>
          </table:table-cell>
        </table:table-row>
        <table:table-row table:style-name="ro1">
          <table:table-cell office:value-type="float" office:value="6829">
            <text:p>6829</text:p>
          </table:table-cell>
          <table:table-cell table:formula="of:=(2^([.A6830]/8192)-1)*8192" office:value-type="float" office:value="6407.36666086591">
            <text:p>6407</text:p>
          </table:table-cell>
        </table:table-row>
        <table:table-row table:style-name="ro1">
          <table:table-cell office:value-type="float" office:value="6830">
            <text:p>6830</text:p>
          </table:table-cell>
          <table:table-cell table:formula="of:=(2^([.A6831]/8192)-1)*8192" office:value-type="float" office:value="6408.60200485645">
            <text:p>6409</text:p>
          </table:table-cell>
        </table:table-row>
        <table:table-row table:style-name="ro1">
          <table:table-cell office:value-type="float" office:value="6831">
            <text:p>6831</text:p>
          </table:table-cell>
          <table:table-cell table:formula="of:=(2^([.A6832]/8192)-1)*8192" office:value-type="float" office:value="6409.83745337719">
            <text:p>6410</text:p>
          </table:table-cell>
        </table:table-row>
        <table:table-row table:style-name="ro1">
          <table:table-cell office:value-type="float" office:value="6832">
            <text:p>6832</text:p>
          </table:table-cell>
          <table:table-cell table:formula="of:=(2^([.A6833]/8192)-1)*8192" office:value-type="float" office:value="6411.07300643699">
            <text:p>6411</text:p>
          </table:table-cell>
        </table:table-row>
        <table:table-row table:style-name="ro1">
          <table:table-cell office:value-type="float" office:value="6833">
            <text:p>6833</text:p>
          </table:table-cell>
          <table:table-cell table:formula="of:=(2^([.A6834]/8192)-1)*8192" office:value-type="float" office:value="6412.30866404468">
            <text:p>6412</text:p>
          </table:table-cell>
        </table:table-row>
        <table:table-row table:style-name="ro1">
          <table:table-cell office:value-type="float" office:value="6834">
            <text:p>6834</text:p>
          </table:table-cell>
          <table:table-cell table:formula="of:=(2^([.A6835]/8192)-1)*8192" office:value-type="float" office:value="6413.5444262091">
            <text:p>6414</text:p>
          </table:table-cell>
        </table:table-row>
        <table:table-row table:style-name="ro1">
          <table:table-cell office:value-type="float" office:value="6835">
            <text:p>6835</text:p>
          </table:table-cell>
          <table:table-cell table:formula="of:=(2^([.A6836]/8192)-1)*8192" office:value-type="float" office:value="6414.78029293912">
            <text:p>6415</text:p>
          </table:table-cell>
        </table:table-row>
        <table:table-row table:style-name="ro1">
          <table:table-cell office:value-type="float" office:value="6836">
            <text:p>6836</text:p>
          </table:table-cell>
          <table:table-cell table:formula="of:=(2^([.A6837]/8192)-1)*8192" office:value-type="float" office:value="6416.01626424357">
            <text:p>6416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table:formula="of:=(2^([.A6838]/8192)-1)*8192" office:value-type="float" office:value="6417.25234013131">
            <text:p>6417</text:p>
          </table:table-cell>
        </table:table-row>
        <table:table-row table:style-name="ro1">
          <table:table-cell office:value-type="float" office:value="6838">
            <text:p>6838</text:p>
          </table:table-cell>
          <table:table-cell table:formula="of:=(2^([.A6839]/8192)-1)*8192" office:value-type="float" office:value="6418.48852061119">
            <text:p>6418</text:p>
          </table:table-cell>
        </table:table-row>
        <table:table-row table:style-name="ro1">
          <table:table-cell office:value-type="float" office:value="6839">
            <text:p>6839</text:p>
          </table:table-cell>
          <table:table-cell table:formula="of:=(2^([.A6840]/8192)-1)*8192" office:value-type="float" office:value="6419.72480569204">
            <text:p>6420</text:p>
          </table:table-cell>
        </table:table-row>
        <table:table-row table:style-name="ro1">
          <table:table-cell office:value-type="float" office:value="6840">
            <text:p>6840</text:p>
          </table:table-cell>
          <table:table-cell table:formula="of:=(2^([.A6841]/8192)-1)*8192" office:value-type="float" office:value="6420.96119538273">
            <text:p>6421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table:formula="of:=(2^([.A6842]/8192)-1)*8192" office:value-type="float" office:value="6422.19768969211">
            <text:p>6422</text:p>
          </table:table-cell>
        </table:table-row>
        <table:table-row table:style-name="ro1">
          <table:table-cell office:value-type="float" office:value="6842">
            <text:p>6842</text:p>
          </table:table-cell>
          <table:table-cell table:formula="of:=(2^([.A6843]/8192)-1)*8192" office:value-type="float" office:value="6423.43428862903">
            <text:p>6423</text:p>
          </table:table-cell>
        </table:table-row>
        <table:table-row table:style-name="ro1">
          <table:table-cell office:value-type="float" office:value="6843">
            <text:p>6843</text:p>
          </table:table-cell>
          <table:table-cell table:formula="of:=(2^([.A6844]/8192)-1)*8192" office:value-type="float" office:value="6424.67099220235">
            <text:p>6425</text:p>
          </table:table-cell>
        </table:table-row>
        <table:table-row table:style-name="ro1">
          <table:table-cell office:value-type="float" office:value="6844">
            <text:p>6844</text:p>
          </table:table-cell>
          <table:table-cell table:formula="of:=(2^([.A6845]/8192)-1)*8192" office:value-type="float" office:value="6425.90780042091">
            <text:p>6426</text:p>
          </table:table-cell>
        </table:table-row>
        <table:table-row table:style-name="ro1">
          <table:table-cell office:value-type="float" office:value="6845">
            <text:p>6845</text:p>
          </table:table-cell>
          <table:table-cell table:formula="of:=(2^([.A6846]/8192)-1)*8192" office:value-type="float" office:value="6427.14471329357">
            <text:p>6427</text:p>
          </table:table-cell>
        </table:table-row>
        <table:table-row table:style-name="ro1">
          <table:table-cell office:value-type="float" office:value="6846">
            <text:p>6846</text:p>
          </table:table-cell>
          <table:table-cell table:formula="of:=(2^([.A6847]/8192)-1)*8192" office:value-type="float" office:value="6428.38173082918">
            <text:p>6428</text:p>
          </table:table-cell>
        </table:table-row>
        <table:table-row table:style-name="ro1">
          <table:table-cell office:value-type="float" office:value="6847">
            <text:p>6847</text:p>
          </table:table-cell>
          <table:table-cell table:formula="of:=(2^([.A6848]/8192)-1)*8192" office:value-type="float" office:value="6429.61885303661">
            <text:p>6430</text:p>
          </table:table-cell>
        </table:table-row>
        <table:table-row table:style-name="ro1">
          <table:table-cell office:value-type="float" office:value="6848">
            <text:p>6848</text:p>
          </table:table-cell>
          <table:table-cell table:formula="of:=(2^([.A6849]/8192)-1)*8192" office:value-type="float" office:value="6430.85607992472">
            <text:p>6431</text:p>
          </table:table-cell>
        </table:table-row>
        <table:table-row table:style-name="ro1">
          <table:table-cell office:value-type="float" office:value="6849">
            <text:p>6849</text:p>
          </table:table-cell>
          <table:table-cell table:formula="of:=(2^([.A6850]/8192)-1)*8192" office:value-type="float" office:value="6432.09341150234">
            <text:p>6432</text:p>
          </table:table-cell>
        </table:table-row>
        <table:table-row table:style-name="ro1">
          <table:table-cell office:value-type="float" office:value="6850">
            <text:p>6850</text:p>
          </table:table-cell>
          <table:table-cell table:formula="of:=(2^([.A6851]/8192)-1)*8192" office:value-type="float" office:value="6433.33084777836">
            <text:p>6433</text:p>
          </table:table-cell>
        </table:table-row>
        <table:table-row table:style-name="ro1">
          <table:table-cell office:value-type="float" office:value="6851">
            <text:p>6851</text:p>
          </table:table-cell>
          <table:table-cell table:formula="of:=(2^([.A6852]/8192)-1)*8192" office:value-type="float" office:value="6434.56838876162">
            <text:p>6435</text:p>
          </table:table-cell>
        </table:table-row>
        <table:table-row table:style-name="ro1">
          <table:table-cell office:value-type="float" office:value="6852">
            <text:p>6852</text:p>
          </table:table-cell>
          <table:table-cell table:formula="of:=(2^([.A6853]/8192)-1)*8192" office:value-type="float" office:value="6435.80603446098">
            <text:p>6436</text:p>
          </table:table-cell>
        </table:table-row>
        <table:table-row table:style-name="ro1">
          <table:table-cell office:value-type="float" office:value="6853">
            <text:p>6853</text:p>
          </table:table-cell>
          <table:table-cell table:formula="of:=(2^([.A6854]/8192)-1)*8192" office:value-type="float" office:value="6437.04378488532">
            <text:p>6437</text:p>
          </table:table-cell>
        </table:table-row>
        <table:table-row table:style-name="ro1">
          <table:table-cell office:value-type="float" office:value="6854">
            <text:p>6854</text:p>
          </table:table-cell>
          <table:table-cell table:formula="of:=(2^([.A6855]/8192)-1)*8192" office:value-type="float" office:value="6438.28164004348">
            <text:p>6438</text:p>
          </table:table-cell>
        </table:table-row>
        <table:table-row table:style-name="ro1">
          <table:table-cell office:value-type="float" office:value="6855">
            <text:p>6855</text:p>
          </table:table-cell>
          <table:table-cell table:formula="of:=(2^([.A6856]/8192)-1)*8192" office:value-type="float" office:value="6439.51959994432">
            <text:p>6440</text:p>
          </table:table-cell>
        </table:table-row>
        <table:table-row table:style-name="ro1">
          <table:table-cell office:value-type="float" office:value="6856">
            <text:p>6856</text:p>
          </table:table-cell>
          <table:table-cell table:formula="of:=(2^([.A6857]/8192)-1)*8192" office:value-type="float" office:value="6440.75766459672">
            <text:p>6441</text:p>
          </table:table-cell>
        </table:table-row>
        <table:table-row table:style-name="ro1">
          <table:table-cell office:value-type="float" office:value="6857">
            <text:p>6857</text:p>
          </table:table-cell>
          <table:table-cell table:formula="of:=(2^([.A6858]/8192)-1)*8192" office:value-type="float" office:value="6441.99583400954">
            <text:p>6442</text:p>
          </table:table-cell>
        </table:table-row>
        <table:table-row table:style-name="ro1">
          <table:table-cell office:value-type="float" office:value="6858">
            <text:p>6858</text:p>
          </table:table-cell>
          <table:table-cell table:formula="of:=(2^([.A6859]/8192)-1)*8192" office:value-type="float" office:value="6443.23410819164">
            <text:p>6443</text:p>
          </table:table-cell>
        </table:table-row>
        <table:table-row table:style-name="ro1">
          <table:table-cell office:value-type="float" office:value="6859">
            <text:p>6859</text:p>
          </table:table-cell>
          <table:table-cell table:formula="of:=(2^([.A6860]/8192)-1)*8192" office:value-type="float" office:value="6444.47248715188">
            <text:p>6444</text:p>
          </table:table-cell>
        </table:table-row>
        <table:table-row table:style-name="ro1">
          <table:table-cell office:value-type="float" office:value="6860">
            <text:p>6860</text:p>
          </table:table-cell>
          <table:table-cell table:formula="of:=(2^([.A6861]/8192)-1)*8192" office:value-type="float" office:value="6445.71097089914">
            <text:p>6446</text:p>
          </table:table-cell>
        </table:table-row>
        <table:table-row table:style-name="ro1">
          <table:table-cell office:value-type="float" office:value="6861">
            <text:p>6861</text:p>
          </table:table-cell>
          <table:table-cell table:formula="of:=(2^([.A6862]/8192)-1)*8192" office:value-type="float" office:value="6446.94955944227">
            <text:p>6447</text:p>
          </table:table-cell>
        </table:table-row>
        <table:table-row table:style-name="ro1">
          <table:table-cell office:value-type="float" office:value="6862">
            <text:p>6862</text:p>
          </table:table-cell>
          <table:table-cell table:formula="of:=(2^([.A6863]/8192)-1)*8192" office:value-type="float" office:value="6448.18825279015">
            <text:p>6448</text:p>
          </table:table-cell>
        </table:table-row>
        <table:table-row table:style-name="ro1">
          <table:table-cell office:value-type="float" office:value="6863">
            <text:p>6863</text:p>
          </table:table-cell>
          <table:table-cell table:formula="of:=(2^([.A6864]/8192)-1)*8192" office:value-type="float" office:value="6449.42705095165">
            <text:p>6449</text:p>
          </table:table-cell>
        </table:table-row>
        <table:table-row table:style-name="ro1">
          <table:table-cell office:value-type="float" office:value="6864">
            <text:p>6864</text:p>
          </table:table-cell>
          <table:table-cell table:formula="of:=(2^([.A6865]/8192)-1)*8192" office:value-type="float" office:value="6450.66595393562">
            <text:p>6451</text:p>
          </table:table-cell>
        </table:table-row>
        <table:table-row table:style-name="ro1">
          <table:table-cell office:value-type="float" office:value="6865">
            <text:p>6865</text:p>
          </table:table-cell>
          <table:table-cell table:formula="of:=(2^([.A6866]/8192)-1)*8192" office:value-type="float" office:value="6451.90496175096">
            <text:p>6452</text:p>
          </table:table-cell>
        </table:table-row>
        <table:table-row table:style-name="ro1">
          <table:table-cell office:value-type="float" office:value="6866">
            <text:p>6866</text:p>
          </table:table-cell>
          <table:table-cell table:formula="of:=(2^([.A6867]/8192)-1)*8192" office:value-type="float" office:value="6453.14407440651">
            <text:p>6453</text:p>
          </table:table-cell>
        </table:table-row>
        <table:table-row table:style-name="ro1">
          <table:table-cell office:value-type="float" office:value="6867">
            <text:p>6867</text:p>
          </table:table-cell>
          <table:table-cell table:formula="of:=(2^([.A6868]/8192)-1)*8192" office:value-type="float" office:value="6454.38329191116">
            <text:p>6454</text:p>
          </table:table-cell>
        </table:table-row>
        <table:table-row table:style-name="ro1">
          <table:table-cell office:value-type="float" office:value="6868">
            <text:p>6868</text:p>
          </table:table-cell>
          <table:table-cell table:formula="of:=(2^([.A6869]/8192)-1)*8192" office:value-type="float" office:value="6455.62261427377">
            <text:p>6456</text:p>
          </table:table-cell>
        </table:table-row>
        <table:table-row table:style-name="ro1">
          <table:table-cell office:value-type="float" office:value="6869">
            <text:p>6869</text:p>
          </table:table-cell>
          <table:table-cell table:formula="of:=(2^([.A6870]/8192)-1)*8192" office:value-type="float" office:value="6456.86204150322">
            <text:p>6457</text:p>
          </table:table-cell>
        </table:table-row>
        <table:table-row table:style-name="ro1">
          <table:table-cell office:value-type="float" office:value="6870">
            <text:p>6870</text:p>
          </table:table-cell>
          <table:table-cell table:formula="of:=(2^([.A6871]/8192)-1)*8192" office:value-type="float" office:value="6458.10157360839">
            <text:p>6458</text:p>
          </table:table-cell>
        </table:table-row>
        <table:table-row table:style-name="ro1">
          <table:table-cell office:value-type="float" office:value="6871">
            <text:p>6871</text:p>
          </table:table-cell>
          <table:table-cell table:formula="of:=(2^([.A6872]/8192)-1)*8192" office:value-type="float" office:value="6459.34121059814">
            <text:p>6459</text:p>
          </table:table-cell>
        </table:table-row>
        <table:table-row table:style-name="ro1">
          <table:table-cell office:value-type="float" office:value="6872">
            <text:p>6872</text:p>
          </table:table-cell>
          <table:table-cell table:formula="of:=(2^([.A6873]/8192)-1)*8192" office:value-type="float" office:value="6460.58095248135">
            <text:p>6461</text:p>
          </table:table-cell>
        </table:table-row>
        <table:table-row table:style-name="ro1">
          <table:table-cell office:value-type="float" office:value="6873">
            <text:p>6873</text:p>
          </table:table-cell>
          <table:table-cell table:formula="of:=(2^([.A6874]/8192)-1)*8192" office:value-type="float" office:value="6461.8207992669">
            <text:p>6462</text:p>
          </table:table-cell>
        </table:table-row>
        <table:table-row table:style-name="ro1">
          <table:table-cell office:value-type="float" office:value="6874">
            <text:p>6874</text:p>
          </table:table-cell>
          <table:table-cell table:formula="of:=(2^([.A6875]/8192)-1)*8192" office:value-type="float" office:value="6463.06075096367">
            <text:p>6463</text:p>
          </table:table-cell>
        </table:table-row>
        <table:table-row table:style-name="ro1">
          <table:table-cell office:value-type="float" office:value="6875">
            <text:p>6875</text:p>
          </table:table-cell>
          <table:table-cell table:formula="of:=(2^([.A6876]/8192)-1)*8192" office:value-type="float" office:value="6464.30080758052">
            <text:p>6464</text:p>
          </table:table-cell>
        </table:table-row>
        <table:table-row table:style-name="ro1">
          <table:table-cell office:value-type="float" office:value="6876">
            <text:p>6876</text:p>
          </table:table-cell>
          <table:table-cell table:formula="of:=(2^([.A6877]/8192)-1)*8192" office:value-type="float" office:value="6465.54096912635">
            <text:p>6466</text:p>
          </table:table-cell>
        </table:table-row>
        <table:table-row table:style-name="ro1">
          <table:table-cell office:value-type="float" office:value="6877">
            <text:p>6877</text:p>
          </table:table-cell>
          <table:table-cell table:formula="of:=(2^([.A6878]/8192)-1)*8192" office:value-type="float" office:value="6466.78123561002">
            <text:p>6467</text:p>
          </table:table-cell>
        </table:table-row>
        <table:table-row table:style-name="ro1">
          <table:table-cell office:value-type="float" office:value="6878">
            <text:p>6878</text:p>
          </table:table-cell>
          <table:table-cell table:formula="of:=(2^([.A6879]/8192)-1)*8192" office:value-type="float" office:value="6468.02160704042">
            <text:p>6468</text:p>
          </table:table-cell>
        </table:table-row>
        <table:table-row table:style-name="ro1">
          <table:table-cell office:value-type="float" office:value="6879">
            <text:p>6879</text:p>
          </table:table-cell>
          <table:table-cell table:formula="of:=(2^([.A6880]/8192)-1)*8192" office:value-type="float" office:value="6469.26208342642">
            <text:p>6469</text:p>
          </table:table-cell>
        </table:table-row>
        <table:table-row table:style-name="ro1">
          <table:table-cell office:value-type="float" office:value="6880">
            <text:p>6880</text:p>
          </table:table-cell>
          <table:table-cell table:formula="of:=(2^([.A6881]/8192)-1)*8192" office:value-type="float" office:value="6470.50266477692">
            <text:p>6471</text:p>
          </table:table-cell>
        </table:table-row>
        <table:table-row table:style-name="ro1">
          <table:table-cell office:value-type="float" office:value="6881">
            <text:p>6881</text:p>
          </table:table-cell>
          <table:table-cell table:formula="of:=(2^([.A6882]/8192)-1)*8192" office:value-type="float" office:value="6471.74335110078">
            <text:p>6472</text:p>
          </table:table-cell>
        </table:table-row>
        <table:table-row table:style-name="ro1">
          <table:table-cell office:value-type="float" office:value="6882">
            <text:p>6882</text:p>
          </table:table-cell>
          <table:table-cell table:formula="of:=(2^([.A6883]/8192)-1)*8192" office:value-type="float" office:value="6472.9841424069">
            <text:p>6473</text:p>
          </table:table-cell>
        </table:table-row>
        <table:table-row table:style-name="ro1">
          <table:table-cell office:value-type="float" office:value="6883">
            <text:p>6883</text:p>
          </table:table-cell>
          <table:table-cell table:formula="of:=(2^([.A6884]/8192)-1)*8192" office:value-type="float" office:value="6474.22503870415">
            <text:p>6474</text:p>
          </table:table-cell>
        </table:table-row>
        <table:table-row table:style-name="ro1">
          <table:table-cell office:value-type="float" office:value="6884">
            <text:p>6884</text:p>
          </table:table-cell>
          <table:table-cell table:formula="of:=(2^([.A6885]/8192)-1)*8192" office:value-type="float" office:value="6475.46604000142">
            <text:p>6475</text:p>
          </table:table-cell>
        </table:table-row>
        <table:table-row table:style-name="ro1">
          <table:table-cell office:value-type="float" office:value="6885">
            <text:p>6885</text:p>
          </table:table-cell>
          <table:table-cell table:formula="of:=(2^([.A6886]/8192)-1)*8192" office:value-type="float" office:value="6476.7071463076">
            <text:p>6477</text:p>
          </table:table-cell>
        </table:table-row>
        <table:table-row table:style-name="ro1">
          <table:table-cell office:value-type="float" office:value="6886">
            <text:p>6886</text:p>
          </table:table-cell>
          <table:table-cell table:formula="of:=(2^([.A6887]/8192)-1)*8192" office:value-type="float" office:value="6477.94835763156">
            <text:p>6478</text:p>
          </table:table-cell>
        </table:table-row>
        <table:table-row table:style-name="ro1">
          <table:table-cell office:value-type="float" office:value="6887">
            <text:p>6887</text:p>
          </table:table-cell>
          <table:table-cell table:formula="of:=(2^([.A6888]/8192)-1)*8192" office:value-type="float" office:value="6479.1896739822">
            <text:p>6479</text:p>
          </table:table-cell>
        </table:table-row>
        <table:table-row table:style-name="ro1">
          <table:table-cell office:value-type="float" office:value="6888">
            <text:p>6888</text:p>
          </table:table-cell>
          <table:table-cell table:formula="of:=(2^([.A6889]/8192)-1)*8192" office:value-type="float" office:value="6480.43109536841">
            <text:p>6480</text:p>
          </table:table-cell>
        </table:table-row>
        <table:table-row table:style-name="ro1">
          <table:table-cell office:value-type="float" office:value="6889">
            <text:p>6889</text:p>
          </table:table-cell>
          <table:table-cell table:formula="of:=(2^([.A6890]/8192)-1)*8192" office:value-type="float" office:value="6481.67262179906">
            <text:p>6482</text:p>
          </table:table-cell>
        </table:table-row>
        <table:table-row table:style-name="ro1">
          <table:table-cell office:value-type="float" office:value="6890">
            <text:p>6890</text:p>
          </table:table-cell>
          <table:table-cell table:formula="of:=(2^([.A6891]/8192)-1)*8192" office:value-type="float" office:value="6482.91425328305">
            <text:p>6483</text:p>
          </table:table-cell>
        </table:table-row>
        <table:table-row table:style-name="ro1">
          <table:table-cell office:value-type="float" office:value="6891">
            <text:p>6891</text:p>
          </table:table-cell>
          <table:table-cell table:formula="of:=(2^([.A6892]/8192)-1)*8192" office:value-type="float" office:value="6484.15598982927">
            <text:p>6484</text:p>
          </table:table-cell>
        </table:table-row>
        <table:table-row table:style-name="ro1">
          <table:table-cell office:value-type="float" office:value="6892">
            <text:p>6892</text:p>
          </table:table-cell>
          <table:table-cell table:formula="of:=(2^([.A6893]/8192)-1)*8192" office:value-type="float" office:value="6485.39783144661">
            <text:p>6485</text:p>
          </table:table-cell>
        </table:table-row>
        <table:table-row table:style-name="ro1">
          <table:table-cell office:value-type="float" office:value="6893">
            <text:p>6893</text:p>
          </table:table-cell>
          <table:table-cell table:formula="of:=(2^([.A6894]/8192)-1)*8192" office:value-type="float" office:value="6486.63977814396">
            <text:p>6487</text:p>
          </table:table-cell>
        </table:table-row>
        <table:table-row table:style-name="ro1">
          <table:table-cell office:value-type="float" office:value="6894">
            <text:p>6894</text:p>
          </table:table-cell>
          <table:table-cell table:formula="of:=(2^([.A6895]/8192)-1)*8192" office:value-type="float" office:value="6487.88182993021">
            <text:p>6488</text:p>
          </table:table-cell>
        </table:table-row>
        <table:table-row table:style-name="ro1">
          <table:table-cell office:value-type="float" office:value="6895">
            <text:p>6895</text:p>
          </table:table-cell>
          <table:table-cell table:formula="of:=(2^([.A6896]/8192)-1)*8192" office:value-type="float" office:value="6489.12398681425">
            <text:p>6489</text:p>
          </table:table-cell>
        </table:table-row>
        <table:table-row table:style-name="ro1">
          <table:table-cell office:value-type="float" office:value="6896">
            <text:p>6896</text:p>
          </table:table-cell>
          <table:table-cell table:formula="of:=(2^([.A6897]/8192)-1)*8192" office:value-type="float" office:value="6490.36624880498">
            <text:p>6490</text:p>
          </table:table-cell>
        </table:table-row>
        <table:table-row table:style-name="ro1">
          <table:table-cell office:value-type="float" office:value="6897">
            <text:p>6897</text:p>
          </table:table-cell>
          <table:table-cell table:formula="of:=(2^([.A6898]/8192)-1)*8192" office:value-type="float" office:value="6491.60861591129">
            <text:p>6492</text:p>
          </table:table-cell>
        </table:table-row>
        <table:table-row table:style-name="ro1">
          <table:table-cell office:value-type="float" office:value="6898">
            <text:p>6898</text:p>
          </table:table-cell>
          <table:table-cell table:formula="of:=(2^([.A6899]/8192)-1)*8192" office:value-type="float" office:value="6492.85108814207">
            <text:p>6493</text:p>
          </table:table-cell>
        </table:table-row>
        <table:table-row table:style-name="ro1">
          <table:table-cell office:value-type="float" office:value="6899">
            <text:p>6899</text:p>
          </table:table-cell>
          <table:table-cell table:formula="of:=(2^([.A6900]/8192)-1)*8192" office:value-type="float" office:value="6494.09366550622">
            <text:p>6494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table:formula="of:=(2^([.A6901]/8192)-1)*8192" office:value-type="float" office:value="6495.33634801263">
            <text:p>6495</text:p>
          </table:table-cell>
        </table:table-row>
        <table:table-row table:style-name="ro1">
          <table:table-cell office:value-type="float" office:value="6901">
            <text:p>6901</text:p>
          </table:table-cell>
          <table:table-cell table:formula="of:=(2^([.A6902]/8192)-1)*8192" office:value-type="float" office:value="6496.57913567021">
            <text:p>6497</text:p>
          </table:table-cell>
        </table:table-row>
        <table:table-row table:style-name="ro1">
          <table:table-cell office:value-type="float" office:value="6902">
            <text:p>6902</text:p>
          </table:table-cell>
          <table:table-cell table:formula="of:=(2^([.A6903]/8192)-1)*8192" office:value-type="float" office:value="6497.82202848784">
            <text:p>6498</text:p>
          </table:table-cell>
        </table:table-row>
        <table:table-row table:style-name="ro1">
          <table:table-cell office:value-type="float" office:value="6903">
            <text:p>6903</text:p>
          </table:table-cell>
          <table:table-cell table:formula="of:=(2^([.A6904]/8192)-1)*8192" office:value-type="float" office:value="6499.06502647444">
            <text:p>6499</text:p>
          </table:table-cell>
        </table:table-row>
        <table:table-row table:style-name="ro1">
          <table:table-cell office:value-type="float" office:value="6904">
            <text:p>6904</text:p>
          </table:table-cell>
          <table:table-cell table:formula="of:=(2^([.A6905]/8192)-1)*8192" office:value-type="float" office:value="6500.30812963889">
            <text:p>6500</text:p>
          </table:table-cell>
        </table:table-row>
        <table:table-row table:style-name="ro1">
          <table:table-cell office:value-type="float" office:value="6905">
            <text:p>6905</text:p>
          </table:table-cell>
          <table:table-cell table:formula="of:=(2^([.A6906]/8192)-1)*8192" office:value-type="float" office:value="6501.55133799009">
            <text:p>6502</text:p>
          </table:table-cell>
        </table:table-row>
        <table:table-row table:style-name="ro1">
          <table:table-cell office:value-type="float" office:value="6906">
            <text:p>6906</text:p>
          </table:table-cell>
          <table:table-cell table:formula="of:=(2^([.A6907]/8192)-1)*8192" office:value-type="float" office:value="6502.79465153696">
            <text:p>6503</text:p>
          </table:table-cell>
        </table:table-row>
        <table:table-row table:style-name="ro1">
          <table:table-cell office:value-type="float" office:value="6907">
            <text:p>6907</text:p>
          </table:table-cell>
          <table:table-cell table:formula="of:=(2^([.A6908]/8192)-1)*8192" office:value-type="float" office:value="6504.03807028838">
            <text:p>6504</text:p>
          </table:table-cell>
        </table:table-row>
        <table:table-row table:style-name="ro1">
          <table:table-cell office:value-type="float" office:value="6908">
            <text:p>6908</text:p>
          </table:table-cell>
          <table:table-cell table:formula="of:=(2^([.A6909]/8192)-1)*8192" office:value-type="float" office:value="6505.28159425326">
            <text:p>6505</text:p>
          </table:table-cell>
        </table:table-row>
        <table:table-row table:style-name="ro1">
          <table:table-cell office:value-type="float" office:value="6909">
            <text:p>6909</text:p>
          </table:table-cell>
          <table:table-cell table:formula="of:=(2^([.A6910]/8192)-1)*8192" office:value-type="float" office:value="6506.5252234405">
            <text:p>6507</text:p>
          </table:table-cell>
        </table:table-row>
        <table:table-row table:style-name="ro1">
          <table:table-cell office:value-type="float" office:value="6910">
            <text:p>6910</text:p>
          </table:table-cell>
          <table:table-cell table:formula="of:=(2^([.A6911]/8192)-1)*8192" office:value-type="float" office:value="6507.76895785902">
            <text:p>6508</text:p>
          </table:table-cell>
        </table:table-row>
        <table:table-row table:style-name="ro1">
          <table:table-cell office:value-type="float" office:value="6911">
            <text:p>6911</text:p>
          </table:table-cell>
          <table:table-cell table:formula="of:=(2^([.A6912]/8192)-1)*8192" office:value-type="float" office:value="6509.0127975177">
            <text:p>6509</text:p>
          </table:table-cell>
        </table:table-row>
        <table:table-row table:style-name="ro1">
          <table:table-cell office:value-type="float" office:value="6912">
            <text:p>6912</text:p>
          </table:table-cell>
          <table:table-cell table:formula="of:=(2^([.A6913]/8192)-1)*8192" office:value-type="float" office:value="6510.25674242545">
            <text:p>6510</text:p>
          </table:table-cell>
        </table:table-row>
        <table:table-row table:style-name="ro1">
          <table:table-cell office:value-type="float" office:value="6913">
            <text:p>6913</text:p>
          </table:table-cell>
          <table:table-cell table:formula="of:=(2^([.A6914]/8192)-1)*8192" office:value-type="float" office:value="6511.50079259119">
            <text:p>6512</text:p>
          </table:table-cell>
        </table:table-row>
        <table:table-row table:style-name="ro1">
          <table:table-cell office:value-type="float" office:value="6914">
            <text:p>6914</text:p>
          </table:table-cell>
          <table:table-cell table:formula="of:=(2^([.A6915]/8192)-1)*8192" office:value-type="float" office:value="6512.74494802382">
            <text:p>6513</text:p>
          </table:table-cell>
        </table:table-row>
        <table:table-row table:style-name="ro1">
          <table:table-cell office:value-type="float" office:value="6915">
            <text:p>6915</text:p>
          </table:table-cell>
          <table:table-cell table:formula="of:=(2^([.A6916]/8192)-1)*8192" office:value-type="float" office:value="6513.98920873224">
            <text:p>6514</text:p>
          </table:table-cell>
        </table:table-row>
        <table:table-row table:style-name="ro1">
          <table:table-cell office:value-type="float" office:value="6916">
            <text:p>6916</text:p>
          </table:table-cell>
          <table:table-cell table:formula="of:=(2^([.A6917]/8192)-1)*8192" office:value-type="float" office:value="6515.23357472537">
            <text:p>6515</text:p>
          </table:table-cell>
        </table:table-row>
        <table:table-row table:style-name="ro1">
          <table:table-cell office:value-type="float" office:value="6917">
            <text:p>6917</text:p>
          </table:table-cell>
          <table:table-cell table:formula="of:=(2^([.A6918]/8192)-1)*8192" office:value-type="float" office:value="6516.47804601211">
            <text:p>6516</text:p>
          </table:table-cell>
        </table:table-row>
        <table:table-row table:style-name="ro1">
          <table:table-cell office:value-type="float" office:value="6918">
            <text:p>6918</text:p>
          </table:table-cell>
          <table:table-cell table:formula="of:=(2^([.A6919]/8192)-1)*8192" office:value-type="float" office:value="6517.72262260137">
            <text:p>6518</text:p>
          </table:table-cell>
        </table:table-row>
        <table:table-row table:style-name="ro1">
          <table:table-cell office:value-type="float" office:value="6919">
            <text:p>6919</text:p>
          </table:table-cell>
          <table:table-cell table:formula="of:=(2^([.A6920]/8192)-1)*8192" office:value-type="float" office:value="6518.96730450206">
            <text:p>6519</text:p>
          </table:table-cell>
        </table:table-row>
        <table:table-row table:style-name="ro1">
          <table:table-cell office:value-type="float" office:value="6920">
            <text:p>6920</text:p>
          </table:table-cell>
          <table:table-cell table:formula="of:=(2^([.A6921]/8192)-1)*8192" office:value-type="float" office:value="6520.21209172309">
            <text:p>6520</text:p>
          </table:table-cell>
        </table:table-row>
        <table:table-row table:style-name="ro1">
          <table:table-cell office:value-type="float" office:value="6921">
            <text:p>6921</text:p>
          </table:table-cell>
          <table:table-cell table:formula="of:=(2^([.A6922]/8192)-1)*8192" office:value-type="float" office:value="6521.45698427338">
            <text:p>6521</text:p>
          </table:table-cell>
        </table:table-row>
        <table:table-row table:style-name="ro1">
          <table:table-cell office:value-type="float" office:value="6922">
            <text:p>6922</text:p>
          </table:table-cell>
          <table:table-cell table:formula="of:=(2^([.A6923]/8192)-1)*8192" office:value-type="float" office:value="6522.70198216184">
            <text:p>6523</text:p>
          </table:table-cell>
        </table:table-row>
        <table:table-row table:style-name="ro1">
          <table:table-cell office:value-type="float" office:value="6923">
            <text:p>6923</text:p>
          </table:table-cell>
          <table:table-cell table:formula="of:=(2^([.A6924]/8192)-1)*8192" office:value-type="float" office:value="6523.94708539738">
            <text:p>6524</text:p>
          </table:table-cell>
        </table:table-row>
        <table:table-row table:style-name="ro1">
          <table:table-cell office:value-type="float" office:value="6924">
            <text:p>6924</text:p>
          </table:table-cell>
          <table:table-cell table:formula="of:=(2^([.A6925]/8192)-1)*8192" office:value-type="float" office:value="6525.19229398891">
            <text:p>6525</text:p>
          </table:table-cell>
        </table:table-row>
        <table:table-row table:style-name="ro1">
          <table:table-cell office:value-type="float" office:value="6925">
            <text:p>6925</text:p>
          </table:table-cell>
          <table:table-cell table:formula="of:=(2^([.A6926]/8192)-1)*8192" office:value-type="float" office:value="6526.43760794535">
            <text:p>6526</text:p>
          </table:table-cell>
        </table:table-row>
        <table:table-row table:style-name="ro1">
          <table:table-cell office:value-type="float" office:value="6926">
            <text:p>6926</text:p>
          </table:table-cell>
          <table:table-cell table:formula="of:=(2^([.A6927]/8192)-1)*8192" office:value-type="float" office:value="6527.68302727562">
            <text:p>6528</text:p>
          </table:table-cell>
        </table:table-row>
        <table:table-row table:style-name="ro1">
          <table:table-cell office:value-type="float" office:value="6927">
            <text:p>6927</text:p>
          </table:table-cell>
          <table:table-cell table:formula="of:=(2^([.A6928]/8192)-1)*8192" office:value-type="float" office:value="6528.92855198863">
            <text:p>6529</text:p>
          </table:table-cell>
        </table:table-row>
        <table:table-row table:style-name="ro1">
          <table:table-cell office:value-type="float" office:value="6928">
            <text:p>6928</text:p>
          </table:table-cell>
          <table:table-cell table:formula="of:=(2^([.A6929]/8192)-1)*8192" office:value-type="float" office:value="6530.1741820933">
            <text:p>6530</text:p>
          </table:table-cell>
        </table:table-row>
        <table:table-row table:style-name="ro1">
          <table:table-cell office:value-type="float" office:value="6929">
            <text:p>6929</text:p>
          </table:table-cell>
          <table:table-cell table:formula="of:=(2^([.A6930]/8192)-1)*8192" office:value-type="float" office:value="6531.41991759855">
            <text:p>6531</text:p>
          </table:table-cell>
        </table:table-row>
        <table:table-row table:style-name="ro1">
          <table:table-cell office:value-type="float" office:value="6930">
            <text:p>6930</text:p>
          </table:table-cell>
          <table:table-cell table:formula="of:=(2^([.A6931]/8192)-1)*8192" office:value-type="float" office:value="6532.66575851329">
            <text:p>6533</text:p>
          </table:table-cell>
        </table:table-row>
        <table:table-row table:style-name="ro1">
          <table:table-cell office:value-type="float" office:value="6931">
            <text:p>6931</text:p>
          </table:table-cell>
          <table:table-cell table:formula="of:=(2^([.A6932]/8192)-1)*8192" office:value-type="float" office:value="6533.91170484644">
            <text:p>6534</text:p>
          </table:table-cell>
        </table:table-row>
        <table:table-row table:style-name="ro1">
          <table:table-cell office:value-type="float" office:value="6932">
            <text:p>6932</text:p>
          </table:table-cell>
          <table:table-cell table:formula="of:=(2^([.A6933]/8192)-1)*8192" office:value-type="float" office:value="6535.15775660693">
            <text:p>6535</text:p>
          </table:table-cell>
        </table:table-row>
        <table:table-row table:style-name="ro1">
          <table:table-cell office:value-type="float" office:value="6933">
            <text:p>6933</text:p>
          </table:table-cell>
          <table:table-cell table:formula="of:=(2^([.A6934]/8192)-1)*8192" office:value-type="float" office:value="6536.40391380368">
            <text:p>6536</text:p>
          </table:table-cell>
        </table:table-row>
        <table:table-row table:style-name="ro1">
          <table:table-cell office:value-type="float" office:value="6934">
            <text:p>6934</text:p>
          </table:table-cell>
          <table:table-cell table:formula="of:=(2^([.A6935]/8192)-1)*8192" office:value-type="float" office:value="6537.6501764456">
            <text:p>6538</text:p>
          </table:table-cell>
        </table:table-row>
        <table:table-row table:style-name="ro1">
          <table:table-cell office:value-type="float" office:value="6935">
            <text:p>6935</text:p>
          </table:table-cell>
          <table:table-cell table:formula="of:=(2^([.A6936]/8192)-1)*8192" office:value-type="float" office:value="6538.89654454162">
            <text:p>6539</text:p>
          </table:table-cell>
        </table:table-row>
        <table:table-row table:style-name="ro1">
          <table:table-cell office:value-type="float" office:value="6936">
            <text:p>6936</text:p>
          </table:table-cell>
          <table:table-cell table:formula="of:=(2^([.A6937]/8192)-1)*8192" office:value-type="float" office:value="6540.14301810066">
            <text:p>6540</text:p>
          </table:table-cell>
        </table:table-row>
        <table:table-row table:style-name="ro1">
          <table:table-cell office:value-type="float" office:value="6937">
            <text:p>6937</text:p>
          </table:table-cell>
          <table:table-cell table:formula="of:=(2^([.A6938]/8192)-1)*8192" office:value-type="float" office:value="6541.38959713166">
            <text:p>6541</text:p>
          </table:table-cell>
        </table:table-row>
        <table:table-row table:style-name="ro1">
          <table:table-cell office:value-type="float" office:value="6938">
            <text:p>6938</text:p>
          </table:table-cell>
          <table:table-cell table:formula="of:=(2^([.A6939]/8192)-1)*8192" office:value-type="float" office:value="6542.63628164352">
            <text:p>6543</text:p>
          </table:table-cell>
        </table:table-row>
        <table:table-row table:style-name="ro1">
          <table:table-cell office:value-type="float" office:value="6939">
            <text:p>6939</text:p>
          </table:table-cell>
          <table:table-cell table:formula="of:=(2^([.A6940]/8192)-1)*8192" office:value-type="float" office:value="6543.88307164518">
            <text:p>6544</text:p>
          </table:table-cell>
        </table:table-row>
        <table:table-row table:style-name="ro1">
          <table:table-cell office:value-type="float" office:value="6940">
            <text:p>6940</text:p>
          </table:table-cell>
          <table:table-cell table:formula="of:=(2^([.A6941]/8192)-1)*8192" office:value-type="float" office:value="6545.12996714556">
            <text:p>6545</text:p>
          </table:table-cell>
        </table:table-row>
        <table:table-row table:style-name="ro1">
          <table:table-cell office:value-type="float" office:value="6941">
            <text:p>6941</text:p>
          </table:table-cell>
          <table:table-cell table:formula="of:=(2^([.A6942]/8192)-1)*8192" office:value-type="float" office:value="6546.37696815359">
            <text:p>6546</text:p>
          </table:table-cell>
        </table:table-row>
        <table:table-row table:style-name="ro1">
          <table:table-cell office:value-type="float" office:value="6942">
            <text:p>6942</text:p>
          </table:table-cell>
          <table:table-cell table:formula="of:=(2^([.A6943]/8192)-1)*8192" office:value-type="float" office:value="6547.6240746782">
            <text:p>6548</text:p>
          </table:table-cell>
        </table:table-row>
        <table:table-row table:style-name="ro1">
          <table:table-cell office:value-type="float" office:value="6943">
            <text:p>6943</text:p>
          </table:table-cell>
          <table:table-cell table:formula="of:=(2^([.A6944]/8192)-1)*8192" office:value-type="float" office:value="6548.87128672831">
            <text:p>6549</text:p>
          </table:table-cell>
        </table:table-row>
        <table:table-row table:style-name="ro1">
          <table:table-cell office:value-type="float" office:value="6944">
            <text:p>6944</text:p>
          </table:table-cell>
          <table:table-cell table:formula="of:=(2^([.A6945]/8192)-1)*8192" office:value-type="float" office:value="6550.11860431286">
            <text:p>6550</text:p>
          </table:table-cell>
        </table:table-row>
        <table:table-row table:style-name="ro1">
          <table:table-cell office:value-type="float" office:value="6945">
            <text:p>6945</text:p>
          </table:table-cell>
          <table:table-cell table:formula="of:=(2^([.A6946]/8192)-1)*8192" office:value-type="float" office:value="6551.36602744078">
            <text:p>6551</text:p>
          </table:table-cell>
        </table:table-row>
        <table:table-row table:style-name="ro1">
          <table:table-cell office:value-type="float" office:value="6946">
            <text:p>6946</text:p>
          </table:table-cell>
          <table:table-cell table:formula="of:=(2^([.A6947]/8192)-1)*8192" office:value-type="float" office:value="6552.61355612099">
            <text:p>6553</text:p>
          </table:table-cell>
        </table:table-row>
        <table:table-row table:style-name="ro1">
          <table:table-cell office:value-type="float" office:value="6947">
            <text:p>6947</text:p>
          </table:table-cell>
          <table:table-cell table:formula="of:=(2^([.A6948]/8192)-1)*8192" office:value-type="float" office:value="6553.86119036242">
            <text:p>6554</text:p>
          </table:table-cell>
        </table:table-row>
        <table:table-row table:style-name="ro1">
          <table:table-cell office:value-type="float" office:value="6948">
            <text:p>6948</text:p>
          </table:table-cell>
          <table:table-cell table:formula="of:=(2^([.A6949]/8192)-1)*8192" office:value-type="float" office:value="6555.10893017402">
            <text:p>6555</text:p>
          </table:table-cell>
        </table:table-row>
        <table:table-row table:style-name="ro1">
          <table:table-cell office:value-type="float" office:value="6949">
            <text:p>6949</text:p>
          </table:table-cell>
          <table:table-cell table:formula="of:=(2^([.A6950]/8192)-1)*8192" office:value-type="float" office:value="6556.35677556471">
            <text:p>6556</text:p>
          </table:table-cell>
        </table:table-row>
        <table:table-row table:style-name="ro1">
          <table:table-cell office:value-type="float" office:value="6950">
            <text:p>6950</text:p>
          </table:table-cell>
          <table:table-cell table:formula="of:=(2^([.A6951]/8192)-1)*8192" office:value-type="float" office:value="6557.60472654342">
            <text:p>6558</text:p>
          </table:table-cell>
        </table:table-row>
        <table:table-row table:style-name="ro1">
          <table:table-cell office:value-type="float" office:value="6951">
            <text:p>6951</text:p>
          </table:table-cell>
          <table:table-cell table:formula="of:=(2^([.A6952]/8192)-1)*8192" office:value-type="float" office:value="6558.8527831191">
            <text:p>6559</text:p>
          </table:table-cell>
        </table:table-row>
        <table:table-row table:style-name="ro1">
          <table:table-cell office:value-type="float" office:value="6952">
            <text:p>6952</text:p>
          </table:table-cell>
          <table:table-cell table:formula="of:=(2^([.A6953]/8192)-1)*8192" office:value-type="float" office:value="6560.10094530067">
            <text:p>6560</text:p>
          </table:table-cell>
        </table:table-row>
        <table:table-row table:style-name="ro1">
          <table:table-cell office:value-type="float" office:value="6953">
            <text:p>6953</text:p>
          </table:table-cell>
          <table:table-cell table:formula="of:=(2^([.A6954]/8192)-1)*8192" office:value-type="float" office:value="6561.34921309707">
            <text:p>6561</text:p>
          </table:table-cell>
        </table:table-row>
        <table:table-row table:style-name="ro1">
          <table:table-cell office:value-type="float" office:value="6954">
            <text:p>6954</text:p>
          </table:table-cell>
          <table:table-cell table:formula="of:=(2^([.A6955]/8192)-1)*8192" office:value-type="float" office:value="6562.59758651724">
            <text:p>6563</text:p>
          </table:table-cell>
        </table:table-row>
        <table:table-row table:style-name="ro1">
          <table:table-cell office:value-type="float" office:value="6955">
            <text:p>6955</text:p>
          </table:table-cell>
          <table:table-cell table:formula="of:=(2^([.A6956]/8192)-1)*8192" office:value-type="float" office:value="6563.84606557011">
            <text:p>6564</text:p>
          </table:table-cell>
        </table:table-row>
        <table:table-row table:style-name="ro1">
          <table:table-cell office:value-type="float" office:value="6956">
            <text:p>6956</text:p>
          </table:table-cell>
          <table:table-cell table:formula="of:=(2^([.A6957]/8192)-1)*8192" office:value-type="float" office:value="6565.09465026463">
            <text:p>6565</text:p>
          </table:table-cell>
        </table:table-row>
        <table:table-row table:style-name="ro1">
          <table:table-cell office:value-type="float" office:value="6957">
            <text:p>6957</text:p>
          </table:table-cell>
          <table:table-cell table:formula="of:=(2^([.A6958]/8192)-1)*8192" office:value-type="float" office:value="6566.34334060974">
            <text:p>6566</text:p>
          </table:table-cell>
        </table:table-row>
        <table:table-row table:style-name="ro1">
          <table:table-cell office:value-type="float" office:value="6958">
            <text:p>6958</text:p>
          </table:table-cell>
          <table:table-cell table:formula="of:=(2^([.A6959]/8192)-1)*8192" office:value-type="float" office:value="6567.59213661436">
            <text:p>6568</text:p>
          </table:table-cell>
        </table:table-row>
        <table:table-row table:style-name="ro1">
          <table:table-cell office:value-type="float" office:value="6959">
            <text:p>6959</text:p>
          </table:table-cell>
          <table:table-cell table:formula="of:=(2^([.A6960]/8192)-1)*8192" office:value-type="float" office:value="6568.84103828745">
            <text:p>6569</text:p>
          </table:table-cell>
        </table:table-row>
        <table:table-row table:style-name="ro1">
          <table:table-cell office:value-type="float" office:value="6960">
            <text:p>6960</text:p>
          </table:table-cell>
          <table:table-cell table:formula="of:=(2^([.A6961]/8192)-1)*8192" office:value-type="float" office:value="6570.09004563794">
            <text:p>6570</text:p>
          </table:table-cell>
        </table:table-row>
        <table:table-row table:style-name="ro1">
          <table:table-cell office:value-type="float" office:value="6961">
            <text:p>6961</text:p>
          </table:table-cell>
          <table:table-cell table:formula="of:=(2^([.A6962]/8192)-1)*8192" office:value-type="float" office:value="6571.33915867478">
            <text:p>6571</text:p>
          </table:table-cell>
        </table:table-row>
        <table:table-row table:style-name="ro1">
          <table:table-cell office:value-type="float" office:value="6962">
            <text:p>6962</text:p>
          </table:table-cell>
          <table:table-cell table:formula="of:=(2^([.A6963]/8192)-1)*8192" office:value-type="float" office:value="6572.58837740691">
            <text:p>6573</text:p>
          </table:table-cell>
        </table:table-row>
        <table:table-row table:style-name="ro1">
          <table:table-cell office:value-type="float" office:value="6963">
            <text:p>6963</text:p>
          </table:table-cell>
          <table:table-cell table:formula="of:=(2^([.A6964]/8192)-1)*8192" office:value-type="float" office:value="6573.83770184328">
            <text:p>6574</text:p>
          </table:table-cell>
        </table:table-row>
        <table:table-row table:style-name="ro1">
          <table:table-cell office:value-type="float" office:value="6964">
            <text:p>6964</text:p>
          </table:table-cell>
          <table:table-cell table:formula="of:=(2^([.A6965]/8192)-1)*8192" office:value-type="float" office:value="6575.08713199281">
            <text:p>6575</text:p>
          </table:table-cell>
        </table:table-row>
        <table:table-row table:style-name="ro1">
          <table:table-cell office:value-type="float" office:value="6965">
            <text:p>6965</text:p>
          </table:table-cell>
          <table:table-cell table:formula="of:=(2^([.A6966]/8192)-1)*8192" office:value-type="float" office:value="6576.33666786448">
            <text:p>6576</text:p>
          </table:table-cell>
        </table:table-row>
        <table:table-row table:style-name="ro1">
          <table:table-cell office:value-type="float" office:value="6966">
            <text:p>6966</text:p>
          </table:table-cell>
          <table:table-cell table:formula="of:=(2^([.A6967]/8192)-1)*8192" office:value-type="float" office:value="6577.58630946721">
            <text:p>6578</text:p>
          </table:table-cell>
        </table:table-row>
        <table:table-row table:style-name="ro1">
          <table:table-cell office:value-type="float" office:value="6967">
            <text:p>6967</text:p>
          </table:table-cell>
          <table:table-cell table:formula="of:=(2^([.A6968]/8192)-1)*8192" office:value-type="float" office:value="6578.83605680995">
            <text:p>6579</text:p>
          </table:table-cell>
        </table:table-row>
        <table:table-row table:style-name="ro1">
          <table:table-cell office:value-type="float" office:value="6968">
            <text:p>6968</text:p>
          </table:table-cell>
          <table:table-cell table:formula="of:=(2^([.A6969]/8192)-1)*8192" office:value-type="float" office:value="6580.08590990166">
            <text:p>6580</text:p>
          </table:table-cell>
        </table:table-row>
        <table:table-row table:style-name="ro1">
          <table:table-cell office:value-type="float" office:value="6969">
            <text:p>6969</text:p>
          </table:table-cell>
          <table:table-cell table:formula="of:=(2^([.A6970]/8192)-1)*8192" office:value-type="float" office:value="6581.33586875127">
            <text:p>6581</text:p>
          </table:table-cell>
        </table:table-row>
        <table:table-row table:style-name="ro1">
          <table:table-cell office:value-type="float" office:value="6970">
            <text:p>6970</text:p>
          </table:table-cell>
          <table:table-cell table:formula="of:=(2^([.A6971]/8192)-1)*8192" office:value-type="float" office:value="6582.58593336775">
            <text:p>6583</text:p>
          </table:table-cell>
        </table:table-row>
        <table:table-row table:style-name="ro1">
          <table:table-cell office:value-type="float" office:value="6971">
            <text:p>6971</text:p>
          </table:table-cell>
          <table:table-cell table:formula="of:=(2^([.A6972]/8192)-1)*8192" office:value-type="float" office:value="6583.83610376003">
            <text:p>6584</text:p>
          </table:table-cell>
        </table:table-row>
        <table:table-row table:style-name="ro1">
          <table:table-cell office:value-type="float" office:value="6972">
            <text:p>6972</text:p>
          </table:table-cell>
          <table:table-cell table:formula="of:=(2^([.A6973]/8192)-1)*8192" office:value-type="float" office:value="6585.08637993707">
            <text:p>6585</text:p>
          </table:table-cell>
        </table:table-row>
        <table:table-row table:style-name="ro1">
          <table:table-cell office:value-type="float" office:value="6973">
            <text:p>6973</text:p>
          </table:table-cell>
          <table:table-cell table:formula="of:=(2^([.A6974]/8192)-1)*8192" office:value-type="float" office:value="6586.33676190782">
            <text:p>6586</text:p>
          </table:table-cell>
        </table:table-row>
        <table:table-row table:style-name="ro1">
          <table:table-cell office:value-type="float" office:value="6974">
            <text:p>6974</text:p>
          </table:table-cell>
          <table:table-cell table:formula="of:=(2^([.A6975]/8192)-1)*8192" office:value-type="float" office:value="6587.58724968124">
            <text:p>6588</text:p>
          </table:table-cell>
        </table:table-row>
        <table:table-row table:style-name="ro1">
          <table:table-cell office:value-type="float" office:value="6975">
            <text:p>6975</text:p>
          </table:table-cell>
          <table:table-cell table:formula="of:=(2^([.A6976]/8192)-1)*8192" office:value-type="float" office:value="6588.83784326627">
            <text:p>6589</text:p>
          </table:table-cell>
        </table:table-row>
        <table:table-row table:style-name="ro1">
          <table:table-cell office:value-type="float" office:value="6976">
            <text:p>6976</text:p>
          </table:table-cell>
          <table:table-cell table:formula="of:=(2^([.A6977]/8192)-1)*8192" office:value-type="float" office:value="6590.08854267186">
            <text:p>6590</text:p>
          </table:table-cell>
        </table:table-row>
        <table:table-row table:style-name="ro1">
          <table:table-cell office:value-type="float" office:value="6977">
            <text:p>6977</text:p>
          </table:table-cell>
          <table:table-cell table:formula="of:=(2^([.A6978]/8192)-1)*8192" office:value-type="float" office:value="6591.33934790698">
            <text:p>6591</text:p>
          </table:table-cell>
        </table:table-row>
        <table:table-row table:style-name="ro1">
          <table:table-cell office:value-type="float" office:value="6978">
            <text:p>6978</text:p>
          </table:table-cell>
          <table:table-cell table:formula="of:=(2^([.A6979]/8192)-1)*8192" office:value-type="float" office:value="6592.59025898058">
            <text:p>6593</text:p>
          </table:table-cell>
        </table:table-row>
        <table:table-row table:style-name="ro1">
          <table:table-cell office:value-type="float" office:value="6979">
            <text:p>6979</text:p>
          </table:table-cell>
          <table:table-cell table:formula="of:=(2^([.A6980]/8192)-1)*8192" office:value-type="float" office:value="6593.8412759016">
            <text:p>6594</text:p>
          </table:table-cell>
        </table:table-row>
        <table:table-row table:style-name="ro1">
          <table:table-cell office:value-type="float" office:value="6980">
            <text:p>6980</text:p>
          </table:table-cell>
          <table:table-cell table:formula="of:=(2^([.A6981]/8192)-1)*8192" office:value-type="float" office:value="6595.09239867902">
            <text:p>6595</text:p>
          </table:table-cell>
        </table:table-row>
        <table:table-row table:style-name="ro1">
          <table:table-cell office:value-type="float" office:value="6981">
            <text:p>6981</text:p>
          </table:table-cell>
          <table:table-cell table:formula="of:=(2^([.A6982]/8192)-1)*8192" office:value-type="float" office:value="6596.34362732178">
            <text:p>6596</text:p>
          </table:table-cell>
        </table:table-row>
        <table:table-row table:style-name="ro1">
          <table:table-cell office:value-type="float" office:value="6982">
            <text:p>6982</text:p>
          </table:table-cell>
          <table:table-cell table:formula="of:=(2^([.A6983]/8192)-1)*8192" office:value-type="float" office:value="6597.59496183885">
            <text:p>6598</text:p>
          </table:table-cell>
        </table:table-row>
        <table:table-row table:style-name="ro1">
          <table:table-cell office:value-type="float" office:value="6983">
            <text:p>6983</text:p>
          </table:table-cell>
          <table:table-cell table:formula="of:=(2^([.A6984]/8192)-1)*8192" office:value-type="float" office:value="6598.84640223918">
            <text:p>6599</text:p>
          </table:table-cell>
        </table:table-row>
        <table:table-row table:style-name="ro1">
          <table:table-cell office:value-type="float" office:value="6984">
            <text:p>6984</text:p>
          </table:table-cell>
          <table:table-cell table:formula="of:=(2^([.A6985]/8192)-1)*8192" office:value-type="float" office:value="6600.09794853173">
            <text:p>6600</text:p>
          </table:table-cell>
        </table:table-row>
        <table:table-row table:style-name="ro1">
          <table:table-cell office:value-type="float" office:value="6985">
            <text:p>6985</text:p>
          </table:table-cell>
          <table:table-cell table:formula="of:=(2^([.A6986]/8192)-1)*8192" office:value-type="float" office:value="6601.34960072547">
            <text:p>6601</text:p>
          </table:table-cell>
        </table:table-row>
        <table:table-row table:style-name="ro1">
          <table:table-cell office:value-type="float" office:value="6986">
            <text:p>6986</text:p>
          </table:table-cell>
          <table:table-cell table:formula="of:=(2^([.A6987]/8192)-1)*8192" office:value-type="float" office:value="6602.60135882934">
            <text:p>6603</text:p>
          </table:table-cell>
        </table:table-row>
        <table:table-row table:style-name="ro1">
          <table:table-cell office:value-type="float" office:value="6987">
            <text:p>6987</text:p>
          </table:table-cell>
          <table:table-cell table:formula="of:=(2^([.A6988]/8192)-1)*8192" office:value-type="float" office:value="6603.85322285232">
            <text:p>6604</text:p>
          </table:table-cell>
        </table:table-row>
        <table:table-row table:style-name="ro1">
          <table:table-cell office:value-type="float" office:value="6988">
            <text:p>6988</text:p>
          </table:table-cell>
          <table:table-cell table:formula="of:=(2^([.A6989]/8192)-1)*8192" office:value-type="float" office:value="6605.10519280337">
            <text:p>6605</text:p>
          </table:table-cell>
        </table:table-row>
        <table:table-row table:style-name="ro1">
          <table:table-cell office:value-type="float" office:value="6989">
            <text:p>6989</text:p>
          </table:table-cell>
          <table:table-cell table:formula="of:=(2^([.A6990]/8192)-1)*8192" office:value-type="float" office:value="6606.35726869145">
            <text:p>6606</text:p>
          </table:table-cell>
        </table:table-row>
        <table:table-row table:style-name="ro1">
          <table:table-cell office:value-type="float" office:value="6990">
            <text:p>6990</text:p>
          </table:table-cell>
          <table:table-cell table:formula="of:=(2^([.A6991]/8192)-1)*8192" office:value-type="float" office:value="6607.60945052553">
            <text:p>6608</text:p>
          </table:table-cell>
        </table:table-row>
        <table:table-row table:style-name="ro1">
          <table:table-cell office:value-type="float" office:value="6991">
            <text:p>6991</text:p>
          </table:table-cell>
          <table:table-cell table:formula="of:=(2^([.A6992]/8192)-1)*8192" office:value-type="float" office:value="6608.86173831457">
            <text:p>6609</text:p>
          </table:table-cell>
        </table:table-row>
        <table:table-row table:style-name="ro1">
          <table:table-cell office:value-type="float" office:value="6992">
            <text:p>6992</text:p>
          </table:table-cell>
          <table:table-cell table:formula="of:=(2^([.A6993]/8192)-1)*8192" office:value-type="float" office:value="6610.11413206753">
            <text:p>6610</text:p>
          </table:table-cell>
        </table:table-row>
        <table:table-row table:style-name="ro1">
          <table:table-cell office:value-type="float" office:value="6993">
            <text:p>6993</text:p>
          </table:table-cell>
          <table:table-cell table:formula="of:=(2^([.A6994]/8192)-1)*8192" office:value-type="float" office:value="6611.36663179338">
            <text:p>6611</text:p>
          </table:table-cell>
        </table:table-row>
        <table:table-row table:style-name="ro1">
          <table:table-cell office:value-type="float" office:value="6994">
            <text:p>6994</text:p>
          </table:table-cell>
          <table:table-cell table:formula="of:=(2^([.A6995]/8192)-1)*8192" office:value-type="float" office:value="6612.61923750109">
            <text:p>6613</text:p>
          </table:table-cell>
        </table:table-row>
        <table:table-row table:style-name="ro1">
          <table:table-cell office:value-type="float" office:value="6995">
            <text:p>6995</text:p>
          </table:table-cell>
          <table:table-cell table:formula="of:=(2^([.A6996]/8192)-1)*8192" office:value-type="float" office:value="6613.87194919962">
            <text:p>6614</text:p>
          </table:table-cell>
        </table:table-row>
        <table:table-row table:style-name="ro1">
          <table:table-cell office:value-type="float" office:value="6996">
            <text:p>6996</text:p>
          </table:table-cell>
          <table:table-cell table:formula="of:=(2^([.A6997]/8192)-1)*8192" office:value-type="float" office:value="6615.12476689795">
            <text:p>6615</text:p>
          </table:table-cell>
        </table:table-row>
        <table:table-row table:style-name="ro1">
          <table:table-cell office:value-type="float" office:value="6997">
            <text:p>6997</text:p>
          </table:table-cell>
          <table:table-cell table:formula="of:=(2^([.A6998]/8192)-1)*8192" office:value-type="float" office:value="6616.37769060505">
            <text:p>6616</text:p>
          </table:table-cell>
        </table:table-row>
        <table:table-row table:style-name="ro1">
          <table:table-cell office:value-type="float" office:value="6998">
            <text:p>6998</text:p>
          </table:table-cell>
          <table:table-cell table:formula="of:=(2^([.A6999]/8192)-1)*8192" office:value-type="float" office:value="6617.63072032988">
            <text:p>6618</text:p>
          </table:table-cell>
        </table:table-row>
        <table:table-row table:style-name="ro1">
          <table:table-cell office:value-type="float" office:value="6999">
            <text:p>6999</text:p>
          </table:table-cell>
          <table:table-cell table:formula="of:=(2^([.A7000]/8192)-1)*8192" office:value-type="float" office:value="6618.88385608141">
            <text:p>6619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table:formula="of:=(2^([.A7001]/8192)-1)*8192" office:value-type="float" office:value="6620.13709786862">
            <text:p>6620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table:formula="of:=(2^([.A7002]/8192)-1)*8192" office:value-type="float" office:value="6621.39044570048">
            <text:p>6621</text:p>
          </table:table-cell>
        </table:table-row>
        <table:table-row table:style-name="ro1">
          <table:table-cell office:value-type="float" office:value="7002">
            <text:p>7002</text:p>
          </table:table-cell>
          <table:table-cell table:formula="of:=(2^([.A7003]/8192)-1)*8192" office:value-type="float" office:value="6622.64389958596">
            <text:p>6623</text:p>
          </table:table-cell>
        </table:table-row>
        <table:table-row table:style-name="ro1">
          <table:table-cell office:value-type="float" office:value="7003">
            <text:p>7003</text:p>
          </table:table-cell>
          <table:table-cell table:formula="of:=(2^([.A7004]/8192)-1)*8192" office:value-type="float" office:value="6623.89745953404">
            <text:p>6624</text:p>
          </table:table-cell>
        </table:table-row>
        <table:table-row table:style-name="ro1">
          <table:table-cell office:value-type="float" office:value="7004">
            <text:p>7004</text:p>
          </table:table-cell>
          <table:table-cell table:formula="of:=(2^([.A7005]/8192)-1)*8192" office:value-type="float" office:value="6625.15112555368">
            <text:p>6625</text:p>
          </table:table-cell>
        </table:table-row>
        <table:table-row table:style-name="ro1">
          <table:table-cell office:value-type="float" office:value="7005">
            <text:p>7005</text:p>
          </table:table-cell>
          <table:table-cell table:formula="of:=(2^([.A7006]/8192)-1)*8192" office:value-type="float" office:value="6626.40489765387">
            <text:p>6626</text:p>
          </table:table-cell>
        </table:table-row>
        <table:table-row table:style-name="ro1">
          <table:table-cell office:value-type="float" office:value="7006">
            <text:p>7006</text:p>
          </table:table-cell>
          <table:table-cell table:formula="of:=(2^([.A7007]/8192)-1)*8192" office:value-type="float" office:value="6627.65877584359">
            <text:p>6628</text:p>
          </table:table-cell>
        </table:table-row>
        <table:table-row table:style-name="ro1">
          <table:table-cell office:value-type="float" office:value="7007">
            <text:p>7007</text:p>
          </table:table-cell>
          <table:table-cell table:formula="of:=(2^([.A7008]/8192)-1)*8192" office:value-type="float" office:value="6628.9127601318">
            <text:p>6629</text:p>
          </table:table-cell>
        </table:table-row>
        <table:table-row table:style-name="ro1">
          <table:table-cell office:value-type="float" office:value="7008">
            <text:p>7008</text:p>
          </table:table-cell>
          <table:table-cell table:formula="of:=(2^([.A7009]/8192)-1)*8192" office:value-type="float" office:value="6630.16685052749">
            <text:p>6630</text:p>
          </table:table-cell>
        </table:table-row>
        <table:table-row table:style-name="ro1">
          <table:table-cell office:value-type="float" office:value="7009">
            <text:p>7009</text:p>
          </table:table-cell>
          <table:table-cell table:formula="of:=(2^([.A7010]/8192)-1)*8192" office:value-type="float" office:value="6631.42104703964">
            <text:p>6631</text:p>
          </table:table-cell>
        </table:table-row>
        <table:table-row table:style-name="ro1">
          <table:table-cell office:value-type="float" office:value="7010">
            <text:p>7010</text:p>
          </table:table-cell>
          <table:table-cell table:formula="of:=(2^([.A7011]/8192)-1)*8192" office:value-type="float" office:value="6632.67534967722">
            <text:p>6633</text:p>
          </table:table-cell>
        </table:table-row>
        <table:table-row table:style-name="ro1">
          <table:table-cell office:value-type="float" office:value="7011">
            <text:p>7011</text:p>
          </table:table-cell>
          <table:table-cell table:formula="of:=(2^([.A7012]/8192)-1)*8192" office:value-type="float" office:value="6633.92975844921">
            <text:p>6634</text:p>
          </table:table-cell>
        </table:table-row>
        <table:table-row table:style-name="ro1">
          <table:table-cell office:value-type="float" office:value="7012">
            <text:p>7012</text:p>
          </table:table-cell>
          <table:table-cell table:formula="of:=(2^([.A7013]/8192)-1)*8192" office:value-type="float" office:value="6635.1842733646">
            <text:p>6635</text:p>
          </table:table-cell>
        </table:table-row>
        <table:table-row table:style-name="ro1">
          <table:table-cell office:value-type="float" office:value="7013">
            <text:p>7013</text:p>
          </table:table-cell>
          <table:table-cell table:formula="of:=(2^([.A7014]/8192)-1)*8192" office:value-type="float" office:value="6636.43889443236">
            <text:p>6636</text:p>
          </table:table-cell>
        </table:table-row>
        <table:table-row table:style-name="ro1">
          <table:table-cell office:value-type="float" office:value="7014">
            <text:p>7014</text:p>
          </table:table-cell>
          <table:table-cell table:formula="of:=(2^([.A7015]/8192)-1)*8192" office:value-type="float" office:value="6637.69362166148">
            <text:p>6638</text:p>
          </table:table-cell>
        </table:table-row>
        <table:table-row table:style-name="ro1">
          <table:table-cell office:value-type="float" office:value="7015">
            <text:p>7015</text:p>
          </table:table-cell>
          <table:table-cell table:formula="of:=(2^([.A7016]/8192)-1)*8192" office:value-type="float" office:value="6638.94845506095">
            <text:p>6639</text:p>
          </table:table-cell>
        </table:table-row>
        <table:table-row table:style-name="ro1">
          <table:table-cell office:value-type="float" office:value="7016">
            <text:p>7016</text:p>
          </table:table-cell>
          <table:table-cell table:formula="of:=(2^([.A7017]/8192)-1)*8192" office:value-type="float" office:value="6640.20339463974">
            <text:p>6640</text:p>
          </table:table-cell>
        </table:table-row>
        <table:table-row table:style-name="ro1">
          <table:table-cell office:value-type="float" office:value="7017">
            <text:p>7017</text:p>
          </table:table-cell>
          <table:table-cell table:formula="of:=(2^([.A7018]/8192)-1)*8192" office:value-type="float" office:value="6641.45844040683">
            <text:p>6641</text:p>
          </table:table-cell>
        </table:table-row>
        <table:table-row table:style-name="ro1">
          <table:table-cell office:value-type="float" office:value="7018">
            <text:p>7018</text:p>
          </table:table-cell>
          <table:table-cell table:formula="of:=(2^([.A7019]/8192)-1)*8192" office:value-type="float" office:value="6642.71359237123">
            <text:p>6643</text:p>
          </table:table-cell>
        </table:table-row>
        <table:table-row table:style-name="ro1">
          <table:table-cell office:value-type="float" office:value="7019">
            <text:p>7019</text:p>
          </table:table-cell>
          <table:table-cell table:formula="of:=(2^([.A7020]/8192)-1)*8192" office:value-type="float" office:value="6643.9688505419">
            <text:p>6644</text:p>
          </table:table-cell>
        </table:table-row>
        <table:table-row table:style-name="ro1">
          <table:table-cell office:value-type="float" office:value="7020">
            <text:p>7020</text:p>
          </table:table-cell>
          <table:table-cell table:formula="of:=(2^([.A7021]/8192)-1)*8192" office:value-type="float" office:value="6645.22421492784">
            <text:p>6645</text:p>
          </table:table-cell>
        </table:table-row>
        <table:table-row table:style-name="ro1">
          <table:table-cell office:value-type="float" office:value="7021">
            <text:p>7021</text:p>
          </table:table-cell>
          <table:table-cell table:formula="of:=(2^([.A7022]/8192)-1)*8192" office:value-type="float" office:value="6646.47968553804">
            <text:p>6646</text:p>
          </table:table-cell>
        </table:table-row>
        <table:table-row table:style-name="ro1">
          <table:table-cell office:value-type="float" office:value="7022">
            <text:p>7022</text:p>
          </table:table-cell>
          <table:table-cell table:formula="of:=(2^([.A7023]/8192)-1)*8192" office:value-type="float" office:value="6647.73526238148">
            <text:p>6648</text:p>
          </table:table-cell>
        </table:table-row>
        <table:table-row table:style-name="ro1">
          <table:table-cell office:value-type="float" office:value="7023">
            <text:p>7023</text:p>
          </table:table-cell>
          <table:table-cell table:formula="of:=(2^([.A7024]/8192)-1)*8192" office:value-type="float" office:value="6648.99094546715">
            <text:p>6649</text:p>
          </table:table-cell>
        </table:table-row>
        <table:table-row table:style-name="ro1">
          <table:table-cell office:value-type="float" office:value="7024">
            <text:p>7024</text:p>
          </table:table-cell>
          <table:table-cell table:formula="of:=(2^([.A7025]/8192)-1)*8192" office:value-type="float" office:value="6650.24673480405">
            <text:p>6650</text:p>
          </table:table-cell>
        </table:table-row>
        <table:table-row table:style-name="ro1">
          <table:table-cell office:value-type="float" office:value="7025">
            <text:p>7025</text:p>
          </table:table-cell>
          <table:table-cell table:formula="of:=(2^([.A7026]/8192)-1)*8192" office:value-type="float" office:value="6651.50263040116">
            <text:p>6652</text:p>
          </table:table-cell>
        </table:table-row>
        <table:table-row table:style-name="ro1">
          <table:table-cell office:value-type="float" office:value="7026">
            <text:p>7026</text:p>
          </table:table-cell>
          <table:table-cell table:formula="of:=(2^([.A7027]/8192)-1)*8192" office:value-type="float" office:value="6652.75863226747">
            <text:p>6653</text:p>
          </table:table-cell>
        </table:table-row>
        <table:table-row table:style-name="ro1">
          <table:table-cell office:value-type="float" office:value="7027">
            <text:p>7027</text:p>
          </table:table-cell>
          <table:table-cell table:formula="of:=(2^([.A7028]/8192)-1)*8192" office:value-type="float" office:value="6654.01474041198">
            <text:p>6654</text:p>
          </table:table-cell>
        </table:table-row>
        <table:table-row table:style-name="ro1">
          <table:table-cell office:value-type="float" office:value="7028">
            <text:p>7028</text:p>
          </table:table-cell>
          <table:table-cell table:formula="of:=(2^([.A7029]/8192)-1)*8192" office:value-type="float" office:value="6655.27095484368">
            <text:p>6655</text:p>
          </table:table-cell>
        </table:table-row>
        <table:table-row table:style-name="ro1">
          <table:table-cell office:value-type="float" office:value="7029">
            <text:p>7029</text:p>
          </table:table-cell>
          <table:table-cell table:formula="of:=(2^([.A7030]/8192)-1)*8192" office:value-type="float" office:value="6656.52727557156">
            <text:p>6657</text:p>
          </table:table-cell>
        </table:table-row>
        <table:table-row table:style-name="ro1">
          <table:table-cell office:value-type="float" office:value="7030">
            <text:p>7030</text:p>
          </table:table-cell>
          <table:table-cell table:formula="of:=(2^([.A7031]/8192)-1)*8192" office:value-type="float" office:value="6657.78370260462">
            <text:p>6658</text:p>
          </table:table-cell>
        </table:table-row>
        <table:table-row table:style-name="ro1">
          <table:table-cell office:value-type="float" office:value="7031">
            <text:p>7031</text:p>
          </table:table-cell>
          <table:table-cell table:formula="of:=(2^([.A7032]/8192)-1)*8192" office:value-type="float" office:value="6659.04023595185">
            <text:p>6659</text:p>
          </table:table-cell>
        </table:table-row>
        <table:table-row table:style-name="ro1">
          <table:table-cell office:value-type="float" office:value="7032">
            <text:p>7032</text:p>
          </table:table-cell>
          <table:table-cell table:formula="of:=(2^([.A7033]/8192)-1)*8192" office:value-type="float" office:value="6660.29687562225">
            <text:p>6660</text:p>
          </table:table-cell>
        </table:table-row>
        <table:table-row table:style-name="ro1">
          <table:table-cell office:value-type="float" office:value="7033">
            <text:p>7033</text:p>
          </table:table-cell>
          <table:table-cell table:formula="of:=(2^([.A7034]/8192)-1)*8192" office:value-type="float" office:value="6661.55362162481">
            <text:p>6662</text:p>
          </table:table-cell>
        </table:table-row>
        <table:table-row table:style-name="ro1">
          <table:table-cell office:value-type="float" office:value="7034">
            <text:p>7034</text:p>
          </table:table-cell>
          <table:table-cell table:formula="of:=(2^([.A7035]/8192)-1)*8192" office:value-type="float" office:value="6662.81047396854">
            <text:p>6663</text:p>
          </table:table-cell>
        </table:table-row>
        <table:table-row table:style-name="ro1">
          <table:table-cell office:value-type="float" office:value="7035">
            <text:p>7035</text:p>
          </table:table-cell>
          <table:table-cell table:formula="of:=(2^([.A7036]/8192)-1)*8192" office:value-type="float" office:value="6664.06743266243">
            <text:p>6664</text:p>
          </table:table-cell>
        </table:table-row>
        <table:table-row table:style-name="ro1">
          <table:table-cell office:value-type="float" office:value="7036">
            <text:p>7036</text:p>
          </table:table-cell>
          <table:table-cell table:formula="of:=(2^([.A7037]/8192)-1)*8192" office:value-type="float" office:value="6665.32449771548">
            <text:p>6665</text:p>
          </table:table-cell>
        </table:table-row>
        <table:table-row table:style-name="ro1">
          <table:table-cell office:value-type="float" office:value="7037">
            <text:p>7037</text:p>
          </table:table-cell>
          <table:table-cell table:formula="of:=(2^([.A7038]/8192)-1)*8192" office:value-type="float" office:value="6666.58166913668">
            <text:p>6667</text:p>
          </table:table-cell>
        </table:table-row>
        <table:table-row table:style-name="ro1">
          <table:table-cell office:value-type="float" office:value="7038">
            <text:p>7038</text:p>
          </table:table-cell>
          <table:table-cell table:formula="of:=(2^([.A7039]/8192)-1)*8192" office:value-type="float" office:value="6667.83894693505">
            <text:p>6668</text:p>
          </table:table-cell>
        </table:table-row>
        <table:table-row table:style-name="ro1">
          <table:table-cell office:value-type="float" office:value="7039">
            <text:p>7039</text:p>
          </table:table-cell>
          <table:table-cell table:formula="of:=(2^([.A7040]/8192)-1)*8192" office:value-type="float" office:value="6669.09633111958">
            <text:p>6669</text:p>
          </table:table-cell>
        </table:table-row>
        <table:table-row table:style-name="ro1">
          <table:table-cell office:value-type="float" office:value="7040">
            <text:p>7040</text:p>
          </table:table-cell>
          <table:table-cell table:formula="of:=(2^([.A7041]/8192)-1)*8192" office:value-type="float" office:value="6670.35382169927">
            <text:p>6670</text:p>
          </table:table-cell>
        </table:table-row>
        <table:table-row table:style-name="ro1">
          <table:table-cell office:value-type="float" office:value="7041">
            <text:p>7041</text:p>
          </table:table-cell>
          <table:table-cell table:formula="of:=(2^([.A7042]/8192)-1)*8192" office:value-type="float" office:value="6671.61141868312">
            <text:p>6672</text:p>
          </table:table-cell>
        </table:table-row>
        <table:table-row table:style-name="ro1">
          <table:table-cell office:value-type="float" office:value="7042">
            <text:p>7042</text:p>
          </table:table-cell>
          <table:table-cell table:formula="of:=(2^([.A7043]/8192)-1)*8192" office:value-type="float" office:value="6672.86912208015">
            <text:p>6673</text:p>
          </table:table-cell>
        </table:table-row>
        <table:table-row table:style-name="ro1">
          <table:table-cell office:value-type="float" office:value="7043">
            <text:p>7043</text:p>
          </table:table-cell>
          <table:table-cell table:formula="of:=(2^([.A7044]/8192)-1)*8192" office:value-type="float" office:value="6674.12693189935">
            <text:p>6674</text:p>
          </table:table-cell>
        </table:table-row>
        <table:table-row table:style-name="ro1">
          <table:table-cell office:value-type="float" office:value="7044">
            <text:p>7044</text:p>
          </table:table-cell>
          <table:table-cell table:formula="of:=(2^([.A7045]/8192)-1)*8192" office:value-type="float" office:value="6675.38484814973">
            <text:p>6675</text:p>
          </table:table-cell>
        </table:table-row>
        <table:table-row table:style-name="ro1">
          <table:table-cell office:value-type="float" office:value="7045">
            <text:p>7045</text:p>
          </table:table-cell>
          <table:table-cell table:formula="of:=(2^([.A7046]/8192)-1)*8192" office:value-type="float" office:value="6676.64287084029">
            <text:p>6677</text:p>
          </table:table-cell>
        </table:table-row>
        <table:table-row table:style-name="ro1">
          <table:table-cell office:value-type="float" office:value="7046">
            <text:p>7046</text:p>
          </table:table-cell>
          <table:table-cell table:formula="of:=(2^([.A7047]/8192)-1)*8192" office:value-type="float" office:value="6677.90099998004">
            <text:p>6678</text:p>
          </table:table-cell>
        </table:table-row>
        <table:table-row table:style-name="ro1">
          <table:table-cell office:value-type="float" office:value="7047">
            <text:p>7047</text:p>
          </table:table-cell>
          <table:table-cell table:formula="of:=(2^([.A7048]/8192)-1)*8192" office:value-type="float" office:value="6679.15923557799">
            <text:p>6679</text:p>
          </table:table-cell>
        </table:table-row>
        <table:table-row table:style-name="ro1">
          <table:table-cell office:value-type="float" office:value="7048">
            <text:p>7048</text:p>
          </table:table-cell>
          <table:table-cell table:formula="of:=(2^([.A7049]/8192)-1)*8192" office:value-type="float" office:value="6680.41757764315">
            <text:p>6680</text:p>
          </table:table-cell>
        </table:table-row>
        <table:table-row table:style-name="ro1">
          <table:table-cell office:value-type="float" office:value="7049">
            <text:p>7049</text:p>
          </table:table-cell>
          <table:table-cell table:formula="of:=(2^([.A7050]/8192)-1)*8192" office:value-type="float" office:value="6681.67602618453">
            <text:p>6682</text:p>
          </table:table-cell>
        </table:table-row>
        <table:table-row table:style-name="ro1">
          <table:table-cell office:value-type="float" office:value="7050">
            <text:p>7050</text:p>
          </table:table-cell>
          <table:table-cell table:formula="of:=(2^([.A7051]/8192)-1)*8192" office:value-type="float" office:value="6682.93458121112">
            <text:p>6683</text:p>
          </table:table-cell>
        </table:table-row>
        <table:table-row table:style-name="ro1">
          <table:table-cell office:value-type="float" office:value="7051">
            <text:p>7051</text:p>
          </table:table-cell>
          <table:table-cell table:formula="of:=(2^([.A7052]/8192)-1)*8192" office:value-type="float" office:value="6684.19324273196">
            <text:p>6684</text:p>
          </table:table-cell>
        </table:table-row>
        <table:table-row table:style-name="ro1">
          <table:table-cell office:value-type="float" office:value="7052">
            <text:p>7052</text:p>
          </table:table-cell>
          <table:table-cell table:formula="of:=(2^([.A7053]/8192)-1)*8192" office:value-type="float" office:value="6685.45201075604">
            <text:p>6685</text:p>
          </table:table-cell>
        </table:table-row>
        <table:table-row table:style-name="ro1">
          <table:table-cell office:value-type="float" office:value="7053">
            <text:p>7053</text:p>
          </table:table-cell>
          <table:table-cell table:formula="of:=(2^([.A7054]/8192)-1)*8192" office:value-type="float" office:value="6686.71088529238">
            <text:p>6687</text:p>
          </table:table-cell>
        </table:table-row>
        <table:table-row table:style-name="ro1">
          <table:table-cell office:value-type="float" office:value="7054">
            <text:p>7054</text:p>
          </table:table-cell>
          <table:table-cell table:formula="of:=(2^([.A7055]/8192)-1)*8192" office:value-type="float" office:value="6687.96986634999">
            <text:p>6688</text:p>
          </table:table-cell>
        </table:table-row>
        <table:table-row table:style-name="ro1">
          <table:table-cell office:value-type="float" office:value="7055">
            <text:p>7055</text:p>
          </table:table-cell>
          <table:table-cell table:formula="of:=(2^([.A7056]/8192)-1)*8192" office:value-type="float" office:value="6689.22895393788">
            <text:p>6689</text:p>
          </table:table-cell>
        </table:table-row>
        <table:table-row table:style-name="ro1">
          <table:table-cell office:value-type="float" office:value="7056">
            <text:p>7056</text:p>
          </table:table-cell>
          <table:table-cell table:formula="of:=(2^([.A7057]/8192)-1)*8192" office:value-type="float" office:value="6690.48814806507">
            <text:p>6690</text:p>
          </table:table-cell>
        </table:table-row>
        <table:table-row table:style-name="ro1">
          <table:table-cell office:value-type="float" office:value="7057">
            <text:p>7057</text:p>
          </table:table-cell>
          <table:table-cell table:formula="of:=(2^([.A7058]/8192)-1)*8192" office:value-type="float" office:value="6691.74744874058">
            <text:p>6692</text:p>
          </table:table-cell>
        </table:table-row>
        <table:table-row table:style-name="ro1">
          <table:table-cell office:value-type="float" office:value="7058">
            <text:p>7058</text:p>
          </table:table-cell>
          <table:table-cell table:formula="of:=(2^([.A7059]/8192)-1)*8192" office:value-type="float" office:value="6693.00685597342">
            <text:p>6693</text:p>
          </table:table-cell>
        </table:table-row>
        <table:table-row table:style-name="ro1">
          <table:table-cell office:value-type="float" office:value="7059">
            <text:p>7059</text:p>
          </table:table-cell>
          <table:table-cell table:formula="of:=(2^([.A7060]/8192)-1)*8192" office:value-type="float" office:value="6694.2663697726">
            <text:p>6694</text:p>
          </table:table-cell>
        </table:table-row>
        <table:table-row table:style-name="ro1">
          <table:table-cell office:value-type="float" office:value="7060">
            <text:p>7060</text:p>
          </table:table-cell>
          <table:table-cell table:formula="of:=(2^([.A7061]/8192)-1)*8192" office:value-type="float" office:value="6695.52599014714">
            <text:p>6696</text:p>
          </table:table-cell>
        </table:table-row>
        <table:table-row table:style-name="ro1">
          <table:table-cell office:value-type="float" office:value="7061">
            <text:p>7061</text:p>
          </table:table-cell>
          <table:table-cell table:formula="of:=(2^([.A7062]/8192)-1)*8192" office:value-type="float" office:value="6696.78571710607">
            <text:p>6697</text:p>
          </table:table-cell>
        </table:table-row>
        <table:table-row table:style-name="ro1">
          <table:table-cell office:value-type="float" office:value="7062">
            <text:p>7062</text:p>
          </table:table-cell>
          <table:table-cell table:formula="of:=(2^([.A7063]/8192)-1)*8192" office:value-type="float" office:value="6698.04555065839">
            <text:p>6698</text:p>
          </table:table-cell>
        </table:table-row>
        <table:table-row table:style-name="ro1">
          <table:table-cell office:value-type="float" office:value="7063">
            <text:p>7063</text:p>
          </table:table-cell>
          <table:table-cell table:formula="of:=(2^([.A7064]/8192)-1)*8192" office:value-type="float" office:value="6699.30549081314">
            <text:p>6699</text:p>
          </table:table-cell>
        </table:table-row>
        <table:table-row table:style-name="ro1">
          <table:table-cell office:value-type="float" office:value="7064">
            <text:p>7064</text:p>
          </table:table-cell>
          <table:table-cell table:formula="of:=(2^([.A7065]/8192)-1)*8192" office:value-type="float" office:value="6700.56553757933">
            <text:p>6701</text:p>
          </table:table-cell>
        </table:table-row>
        <table:table-row table:style-name="ro1">
          <table:table-cell office:value-type="float" office:value="7065">
            <text:p>7065</text:p>
          </table:table-cell>
          <table:table-cell table:formula="of:=(2^([.A7066]/8192)-1)*8192" office:value-type="float" office:value="6701.82569096597">
            <text:p>6702</text:p>
          </table:table-cell>
        </table:table-row>
        <table:table-row table:style-name="ro1">
          <table:table-cell office:value-type="float" office:value="7066">
            <text:p>7066</text:p>
          </table:table-cell>
          <table:table-cell table:formula="of:=(2^([.A7067]/8192)-1)*8192" office:value-type="float" office:value="6703.0859509821">
            <text:p>6703</text:p>
          </table:table-cell>
        </table:table-row>
        <table:table-row table:style-name="ro1">
          <table:table-cell office:value-type="float" office:value="7067">
            <text:p>7067</text:p>
          </table:table-cell>
          <table:table-cell table:formula="of:=(2^([.A7068]/8192)-1)*8192" office:value-type="float" office:value="6704.34631763673">
            <text:p>6704</text:p>
          </table:table-cell>
        </table:table-row>
        <table:table-row table:style-name="ro1">
          <table:table-cell office:value-type="float" office:value="7068">
            <text:p>7068</text:p>
          </table:table-cell>
          <table:table-cell table:formula="of:=(2^([.A7069]/8192)-1)*8192" office:value-type="float" office:value="6705.60679093889">
            <text:p>6706</text:p>
          </table:table-cell>
        </table:table-row>
        <table:table-row table:style-name="ro1">
          <table:table-cell office:value-type="float" office:value="7069">
            <text:p>7069</text:p>
          </table:table-cell>
          <table:table-cell table:formula="of:=(2^([.A7070]/8192)-1)*8192" office:value-type="float" office:value="6706.86737089761">
            <text:p>6707</text:p>
          </table:table-cell>
        </table:table-row>
        <table:table-row table:style-name="ro1">
          <table:table-cell office:value-type="float" office:value="7070">
            <text:p>7070</text:p>
          </table:table-cell>
          <table:table-cell table:formula="of:=(2^([.A7071]/8192)-1)*8192" office:value-type="float" office:value="6708.1280575219">
            <text:p>6708</text:p>
          </table:table-cell>
        </table:table-row>
        <table:table-row table:style-name="ro1">
          <table:table-cell office:value-type="float" office:value="7071">
            <text:p>7071</text:p>
          </table:table-cell>
          <table:table-cell table:formula="of:=(2^([.A7072]/8192)-1)*8192" office:value-type="float" office:value="6709.3888508208">
            <text:p>6709</text:p>
          </table:table-cell>
        </table:table-row>
        <table:table-row table:style-name="ro1">
          <table:table-cell office:value-type="float" office:value="7072">
            <text:p>7072</text:p>
          </table:table-cell>
          <table:table-cell table:formula="of:=(2^([.A7073]/8192)-1)*8192" office:value-type="float" office:value="6710.64975080332">
            <text:p>6711</text:p>
          </table:table-cell>
        </table:table-row>
        <table:table-row table:style-name="ro1">
          <table:table-cell office:value-type="float" office:value="7073">
            <text:p>7073</text:p>
          </table:table-cell>
          <table:table-cell table:formula="of:=(2^([.A7074]/8192)-1)*8192" office:value-type="float" office:value="6711.9107574785">
            <text:p>6712</text:p>
          </table:table-cell>
        </table:table-row>
        <table:table-row table:style-name="ro1">
          <table:table-cell office:value-type="float" office:value="7074">
            <text:p>7074</text:p>
          </table:table-cell>
          <table:table-cell table:formula="of:=(2^([.A7075]/8192)-1)*8192" office:value-type="float" office:value="6713.17187085537">
            <text:p>6713</text:p>
          </table:table-cell>
        </table:table-row>
        <table:table-row table:style-name="ro1">
          <table:table-cell office:value-type="float" office:value="7075">
            <text:p>7075</text:p>
          </table:table-cell>
          <table:table-cell table:formula="of:=(2^([.A7076]/8192)-1)*8192" office:value-type="float" office:value="6714.43309094295">
            <text:p>6714</text:p>
          </table:table-cell>
        </table:table-row>
        <table:table-row table:style-name="ro1">
          <table:table-cell office:value-type="float" office:value="7076">
            <text:p>7076</text:p>
          </table:table-cell>
          <table:table-cell table:formula="of:=(2^([.A7077]/8192)-1)*8192" office:value-type="float" office:value="6715.69441775027">
            <text:p>6716</text:p>
          </table:table-cell>
        </table:table-row>
        <table:table-row table:style-name="ro1">
          <table:table-cell office:value-type="float" office:value="7077">
            <text:p>7077</text:p>
          </table:table-cell>
          <table:table-cell table:formula="of:=(2^([.A7078]/8192)-1)*8192" office:value-type="float" office:value="6716.95585128637">
            <text:p>6717</text:p>
          </table:table-cell>
        </table:table-row>
        <table:table-row table:style-name="ro1">
          <table:table-cell office:value-type="float" office:value="7078">
            <text:p>7078</text:p>
          </table:table-cell>
          <table:table-cell table:formula="of:=(2^([.A7079]/8192)-1)*8192" office:value-type="float" office:value="6718.21739156027">
            <text:p>6718</text:p>
          </table:table-cell>
        </table:table-row>
        <table:table-row table:style-name="ro1">
          <table:table-cell office:value-type="float" office:value="7079">
            <text:p>7079</text:p>
          </table:table-cell>
          <table:table-cell table:formula="of:=(2^([.A7080]/8192)-1)*8192" office:value-type="float" office:value="6719.47903858101">
            <text:p>6719</text:p>
          </table:table-cell>
        </table:table-row>
        <table:table-row table:style-name="ro1">
          <table:table-cell office:value-type="float" office:value="7080">
            <text:p>7080</text:p>
          </table:table-cell>
          <table:table-cell table:formula="of:=(2^([.A7081]/8192)-1)*8192" office:value-type="float" office:value="6720.74079235761">
            <text:p>6721</text:p>
          </table:table-cell>
        </table:table-row>
        <table:table-row table:style-name="ro1">
          <table:table-cell office:value-type="float" office:value="7081">
            <text:p>7081</text:p>
          </table:table-cell>
          <table:table-cell table:formula="of:=(2^([.A7082]/8192)-1)*8192" office:value-type="float" office:value="6722.00265289911">
            <text:p>6722</text:p>
          </table:table-cell>
        </table:table-row>
        <table:table-row table:style-name="ro1">
          <table:table-cell office:value-type="float" office:value="7082">
            <text:p>7082</text:p>
          </table:table-cell>
          <table:table-cell table:formula="of:=(2^([.A7083]/8192)-1)*8192" office:value-type="float" office:value="6723.26462021456">
            <text:p>6723</text:p>
          </table:table-cell>
        </table:table-row>
        <table:table-row table:style-name="ro1">
          <table:table-cell office:value-type="float" office:value="7083">
            <text:p>7083</text:p>
          </table:table-cell>
          <table:table-cell table:formula="of:=(2^([.A7084]/8192)-1)*8192" office:value-type="float" office:value="6724.52669431297">
            <text:p>6725</text:p>
          </table:table-cell>
        </table:table-row>
        <table:table-row table:style-name="ro1">
          <table:table-cell office:value-type="float" office:value="7084">
            <text:p>7084</text:p>
          </table:table-cell>
          <table:table-cell table:formula="of:=(2^([.A7085]/8192)-1)*8192" office:value-type="float" office:value="6725.78887520339">
            <text:p>6726</text:p>
          </table:table-cell>
        </table:table-row>
        <table:table-row table:style-name="ro1">
          <table:table-cell office:value-type="float" office:value="7085">
            <text:p>7085</text:p>
          </table:table-cell>
          <table:table-cell table:formula="of:=(2^([.A7086]/8192)-1)*8192" office:value-type="float" office:value="6727.05116289485">
            <text:p>6727</text:p>
          </table:table-cell>
        </table:table-row>
        <table:table-row table:style-name="ro1">
          <table:table-cell office:value-type="float" office:value="7086">
            <text:p>7086</text:p>
          </table:table-cell>
          <table:table-cell table:formula="of:=(2^([.A7087]/8192)-1)*8192" office:value-type="float" office:value="6728.31355739638">
            <text:p>6728</text:p>
          </table:table-cell>
        </table:table-row>
        <table:table-row table:style-name="ro1">
          <table:table-cell office:value-type="float" office:value="7087">
            <text:p>7087</text:p>
          </table:table-cell>
          <table:table-cell table:formula="of:=(2^([.A7088]/8192)-1)*8192" office:value-type="float" office:value="6729.57605871704">
            <text:p>6730</text:p>
          </table:table-cell>
        </table:table-row>
        <table:table-row table:style-name="ro1">
          <table:table-cell office:value-type="float" office:value="7088">
            <text:p>7088</text:p>
          </table:table-cell>
          <table:table-cell table:formula="of:=(2^([.A7089]/8192)-1)*8192" office:value-type="float" office:value="6730.83866686586">
            <text:p>6731</text:p>
          </table:table-cell>
        </table:table-row>
        <table:table-row table:style-name="ro1">
          <table:table-cell office:value-type="float" office:value="7089">
            <text:p>7089</text:p>
          </table:table-cell>
          <table:table-cell table:formula="of:=(2^([.A7090]/8192)-1)*8192" office:value-type="float" office:value="6732.10138185186">
            <text:p>6732</text:p>
          </table:table-cell>
        </table:table-row>
        <table:table-row table:style-name="ro1">
          <table:table-cell office:value-type="float" office:value="7090">
            <text:p>7090</text:p>
          </table:table-cell>
          <table:table-cell table:formula="of:=(2^([.A7091]/8192)-1)*8192" office:value-type="float" office:value="6733.36420368411">
            <text:p>6733</text:p>
          </table:table-cell>
        </table:table-row>
        <table:table-row table:style-name="ro1">
          <table:table-cell office:value-type="float" office:value="7091">
            <text:p>7091</text:p>
          </table:table-cell>
          <table:table-cell table:formula="of:=(2^([.A7092]/8192)-1)*8192" office:value-type="float" office:value="6734.62713237163">
            <text:p>6735</text:p>
          </table:table-cell>
        </table:table-row>
        <table:table-row table:style-name="ro1">
          <table:table-cell office:value-type="float" office:value="7092">
            <text:p>7092</text:p>
          </table:table-cell>
          <table:table-cell table:formula="of:=(2^([.A7093]/8192)-1)*8192" office:value-type="float" office:value="6735.89016792347">
            <text:p>6736</text:p>
          </table:table-cell>
        </table:table-row>
        <table:table-row table:style-name="ro1">
          <table:table-cell office:value-type="float" office:value="7093">
            <text:p>7093</text:p>
          </table:table-cell>
          <table:table-cell table:formula="of:=(2^([.A7094]/8192)-1)*8192" office:value-type="float" office:value="6737.15331034867">
            <text:p>6737</text:p>
          </table:table-cell>
        </table:table-row>
        <table:table-row table:style-name="ro1">
          <table:table-cell office:value-type="float" office:value="7094">
            <text:p>7094</text:p>
          </table:table-cell>
          <table:table-cell table:formula="of:=(2^([.A7095]/8192)-1)*8192" office:value-type="float" office:value="6738.41655965627">
            <text:p>6738</text:p>
          </table:table-cell>
        </table:table-row>
        <table:table-row table:style-name="ro1">
          <table:table-cell office:value-type="float" office:value="7095">
            <text:p>7095</text:p>
          </table:table-cell>
          <table:table-cell table:formula="of:=(2^([.A7096]/8192)-1)*8192" office:value-type="float" office:value="6739.67991585532">
            <text:p>6740</text:p>
          </table:table-cell>
        </table:table-row>
        <table:table-row table:style-name="ro1">
          <table:table-cell office:value-type="float" office:value="7096">
            <text:p>7096</text:p>
          </table:table-cell>
          <table:table-cell table:formula="of:=(2^([.A7097]/8192)-1)*8192" office:value-type="float" office:value="6740.94337895487">
            <text:p>6741</text:p>
          </table:table-cell>
        </table:table-row>
        <table:table-row table:style-name="ro1">
          <table:table-cell office:value-type="float" office:value="7097">
            <text:p>7097</text:p>
          </table:table-cell>
          <table:table-cell table:formula="of:=(2^([.A7098]/8192)-1)*8192" office:value-type="float" office:value="6742.20694896395">
            <text:p>6742</text:p>
          </table:table-cell>
        </table:table-row>
        <table:table-row table:style-name="ro1">
          <table:table-cell office:value-type="float" office:value="7098">
            <text:p>7098</text:p>
          </table:table-cell>
          <table:table-cell table:formula="of:=(2^([.A7099]/8192)-1)*8192" office:value-type="float" office:value="6743.47062589162">
            <text:p>6743</text:p>
          </table:table-cell>
        </table:table-row>
        <table:table-row table:style-name="ro1">
          <table:table-cell office:value-type="float" office:value="7099">
            <text:p>7099</text:p>
          </table:table-cell>
          <table:table-cell table:formula="of:=(2^([.A7100]/8192)-1)*8192" office:value-type="float" office:value="6744.73440974692">
            <text:p>6745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table:formula="of:=(2^([.A7101]/8192)-1)*8192" office:value-type="float" office:value="6745.99830053889">
            <text:p>6746</text:p>
          </table:table-cell>
        </table:table-row>
        <table:table-row table:style-name="ro1">
          <table:table-cell office:value-type="float" office:value="7101">
            <text:p>7101</text:p>
          </table:table-cell>
          <table:table-cell table:formula="of:=(2^([.A7102]/8192)-1)*8192" office:value-type="float" office:value="6747.2622982766">
            <text:p>6747</text:p>
          </table:table-cell>
        </table:table-row>
        <table:table-row table:style-name="ro1">
          <table:table-cell office:value-type="float" office:value="7102">
            <text:p>7102</text:p>
          </table:table-cell>
          <table:table-cell table:formula="of:=(2^([.A7103]/8192)-1)*8192" office:value-type="float" office:value="6748.52640296908">
            <text:p>6749</text:p>
          </table:table-cell>
        </table:table-row>
        <table:table-row table:style-name="ro1">
          <table:table-cell office:value-type="float" office:value="7103">
            <text:p>7103</text:p>
          </table:table-cell>
          <table:table-cell table:formula="of:=(2^([.A7104]/8192)-1)*8192" office:value-type="float" office:value="6749.79061462539">
            <text:p>6750</text:p>
          </table:table-cell>
        </table:table-row>
        <table:table-row table:style-name="ro1">
          <table:table-cell office:value-type="float" office:value="7104">
            <text:p>7104</text:p>
          </table:table-cell>
          <table:table-cell table:formula="of:=(2^([.A7105]/8192)-1)*8192" office:value-type="float" office:value="6751.05493325458">
            <text:p>6751</text:p>
          </table:table-cell>
        </table:table-row>
        <table:table-row table:style-name="ro1">
          <table:table-cell office:value-type="float" office:value="7105">
            <text:p>7105</text:p>
          </table:table-cell>
          <table:table-cell table:formula="of:=(2^([.A7106]/8192)-1)*8192" office:value-type="float" office:value="6752.3193588657">
            <text:p>6752</text:p>
          </table:table-cell>
        </table:table-row>
        <table:table-row table:style-name="ro1">
          <table:table-cell office:value-type="float" office:value="7106">
            <text:p>7106</text:p>
          </table:table-cell>
          <table:table-cell table:formula="of:=(2^([.A7107]/8192)-1)*8192" office:value-type="float" office:value="6753.5838914678">
            <text:p>6754</text:p>
          </table:table-cell>
        </table:table-row>
        <table:table-row table:style-name="ro1">
          <table:table-cell office:value-type="float" office:value="7107">
            <text:p>7107</text:p>
          </table:table-cell>
          <table:table-cell table:formula="of:=(2^([.A7108]/8192)-1)*8192" office:value-type="float" office:value="6754.84853106994">
            <text:p>6755</text:p>
          </table:table-cell>
        </table:table-row>
        <table:table-row table:style-name="ro1">
          <table:table-cell office:value-type="float" office:value="7108">
            <text:p>7108</text:p>
          </table:table-cell>
          <table:table-cell table:formula="of:=(2^([.A7109]/8192)-1)*8192" office:value-type="float" office:value="6756.11327768116">
            <text:p>6756</text:p>
          </table:table-cell>
        </table:table-row>
        <table:table-row table:style-name="ro1">
          <table:table-cell office:value-type="float" office:value="7109">
            <text:p>7109</text:p>
          </table:table-cell>
          <table:table-cell table:formula="of:=(2^([.A7110]/8192)-1)*8192" office:value-type="float" office:value="6757.37813131053">
            <text:p>6757</text:p>
          </table:table-cell>
        </table:table-row>
        <table:table-row table:style-name="ro1">
          <table:table-cell office:value-type="float" office:value="7110">
            <text:p>7110</text:p>
          </table:table-cell>
          <table:table-cell table:formula="of:=(2^([.A7111]/8192)-1)*8192" office:value-type="float" office:value="6758.6430919671">
            <text:p>6759</text:p>
          </table:table-cell>
        </table:table-row>
        <table:table-row table:style-name="ro1">
          <table:table-cell office:value-type="float" office:value="7111">
            <text:p>7111</text:p>
          </table:table-cell>
          <table:table-cell table:formula="of:=(2^([.A7112]/8192)-1)*8192" office:value-type="float" office:value="6759.90815965993">
            <text:p>6760</text:p>
          </table:table-cell>
        </table:table-row>
        <table:table-row table:style-name="ro1">
          <table:table-cell office:value-type="float" office:value="7112">
            <text:p>7112</text:p>
          </table:table-cell>
          <table:table-cell table:formula="of:=(2^([.A7113]/8192)-1)*8192" office:value-type="float" office:value="6761.17333439806">
            <text:p>6761</text:p>
          </table:table-cell>
        </table:table-row>
        <table:table-row table:style-name="ro1">
          <table:table-cell office:value-type="float" office:value="7113">
            <text:p>7113</text:p>
          </table:table-cell>
          <table:table-cell table:formula="of:=(2^([.A7114]/8192)-1)*8192" office:value-type="float" office:value="6762.43861619057">
            <text:p>6762</text:p>
          </table:table-cell>
        </table:table-row>
        <table:table-row table:style-name="ro1">
          <table:table-cell office:value-type="float" office:value="7114">
            <text:p>7114</text:p>
          </table:table-cell>
          <table:table-cell table:formula="of:=(2^([.A7115]/8192)-1)*8192" office:value-type="float" office:value="6763.70400504651">
            <text:p>6764</text:p>
          </table:table-cell>
        </table:table-row>
        <table:table-row table:style-name="ro1">
          <table:table-cell office:value-type="float" office:value="7115">
            <text:p>7115</text:p>
          </table:table-cell>
          <table:table-cell table:formula="of:=(2^([.A7116]/8192)-1)*8192" office:value-type="float" office:value="6764.96950097494">
            <text:p>6765</text:p>
          </table:table-cell>
        </table:table-row>
        <table:table-row table:style-name="ro1">
          <table:table-cell office:value-type="float" office:value="7116">
            <text:p>7116</text:p>
          </table:table-cell>
          <table:table-cell table:formula="of:=(2^([.A7117]/8192)-1)*8192" office:value-type="float" office:value="6766.23510398491">
            <text:p>6766</text:p>
          </table:table-cell>
        </table:table-row>
        <table:table-row table:style-name="ro1">
          <table:table-cell office:value-type="float" office:value="7117">
            <text:p>7117</text:p>
          </table:table-cell>
          <table:table-cell table:formula="of:=(2^([.A7118]/8192)-1)*8192" office:value-type="float" office:value="6767.5008140855">
            <text:p>6768</text:p>
          </table:table-cell>
        </table:table-row>
        <table:table-row table:style-name="ro1">
          <table:table-cell office:value-type="float" office:value="7118">
            <text:p>7118</text:p>
          </table:table-cell>
          <table:table-cell table:formula="of:=(2^([.A7119]/8192)-1)*8192" office:value-type="float" office:value="6768.76663128575">
            <text:p>6769</text:p>
          </table:table-cell>
        </table:table-row>
        <table:table-row table:style-name="ro1">
          <table:table-cell office:value-type="float" office:value="7119">
            <text:p>7119</text:p>
          </table:table-cell>
          <table:table-cell table:formula="of:=(2^([.A7120]/8192)-1)*8192" office:value-type="float" office:value="6770.03255559474">
            <text:p>6770</text:p>
          </table:table-cell>
        </table:table-row>
        <table:table-row table:style-name="ro1">
          <table:table-cell office:value-type="float" office:value="7120">
            <text:p>7120</text:p>
          </table:table-cell>
          <table:table-cell table:formula="of:=(2^([.A7121]/8192)-1)*8192" office:value-type="float" office:value="6771.29858702153">
            <text:p>6771</text:p>
          </table:table-cell>
        </table:table-row>
        <table:table-row table:style-name="ro1">
          <table:table-cell office:value-type="float" office:value="7121">
            <text:p>7121</text:p>
          </table:table-cell>
          <table:table-cell table:formula="of:=(2^([.A7122]/8192)-1)*8192" office:value-type="float" office:value="6772.56472557517">
            <text:p>6773</text:p>
          </table:table-cell>
        </table:table-row>
        <table:table-row table:style-name="ro1">
          <table:table-cell office:value-type="float" office:value="7122">
            <text:p>7122</text:p>
          </table:table-cell>
          <table:table-cell table:formula="of:=(2^([.A7123]/8192)-1)*8192" office:value-type="float" office:value="6773.83097126474">
            <text:p>6774</text:p>
          </table:table-cell>
        </table:table-row>
        <table:table-row table:style-name="ro1">
          <table:table-cell office:value-type="float" office:value="7123">
            <text:p>7123</text:p>
          </table:table-cell>
          <table:table-cell table:formula="of:=(2^([.A7124]/8192)-1)*8192" office:value-type="float" office:value="6775.0973240993">
            <text:p>6775</text:p>
          </table:table-cell>
        </table:table-row>
        <table:table-row table:style-name="ro1">
          <table:table-cell office:value-type="float" office:value="7124">
            <text:p>7124</text:p>
          </table:table-cell>
          <table:table-cell table:formula="of:=(2^([.A7125]/8192)-1)*8192" office:value-type="float" office:value="6776.36378408792">
            <text:p>6776</text:p>
          </table:table-cell>
        </table:table-row>
        <table:table-row table:style-name="ro1">
          <table:table-cell office:value-type="float" office:value="7125">
            <text:p>7125</text:p>
          </table:table-cell>
          <table:table-cell table:formula="of:=(2^([.A7126]/8192)-1)*8192" office:value-type="float" office:value="6777.63035123966">
            <text:p>6778</text:p>
          </table:table-cell>
        </table:table-row>
        <table:table-row table:style-name="ro1">
          <table:table-cell office:value-type="float" office:value="7126">
            <text:p>7126</text:p>
          </table:table-cell>
          <table:table-cell table:formula="of:=(2^([.A7127]/8192)-1)*8192" office:value-type="float" office:value="6778.8970255636">
            <text:p>6779</text:p>
          </table:table-cell>
        </table:table-row>
        <table:table-row table:style-name="ro1">
          <table:table-cell office:value-type="float" office:value="7127">
            <text:p>7127</text:p>
          </table:table-cell>
          <table:table-cell table:formula="of:=(2^([.A7128]/8192)-1)*8192" office:value-type="float" office:value="6780.16380706879">
            <text:p>6780</text:p>
          </table:table-cell>
        </table:table-row>
        <table:table-row table:style-name="ro1">
          <table:table-cell office:value-type="float" office:value="7128">
            <text:p>7128</text:p>
          </table:table-cell>
          <table:table-cell table:formula="of:=(2^([.A7129]/8192)-1)*8192" office:value-type="float" office:value="6781.43069576432">
            <text:p>6781</text:p>
          </table:table-cell>
        </table:table-row>
        <table:table-row table:style-name="ro1">
          <table:table-cell office:value-type="float" office:value="7129">
            <text:p>7129</text:p>
          </table:table-cell>
          <table:table-cell table:formula="of:=(2^([.A7130]/8192)-1)*8192" office:value-type="float" office:value="6782.69769165924">
            <text:p>6783</text:p>
          </table:table-cell>
        </table:table-row>
        <table:table-row table:style-name="ro1">
          <table:table-cell office:value-type="float" office:value="7130">
            <text:p>7130</text:p>
          </table:table-cell>
          <table:table-cell table:formula="of:=(2^([.A7131]/8192)-1)*8192" office:value-type="float" office:value="6783.96479476263">
            <text:p>6784</text:p>
          </table:table-cell>
        </table:table-row>
        <table:table-row table:style-name="ro1">
          <table:table-cell office:value-type="float" office:value="7131">
            <text:p>7131</text:p>
          </table:table-cell>
          <table:table-cell table:formula="of:=(2^([.A7132]/8192)-1)*8192" office:value-type="float" office:value="6785.23200508356">
            <text:p>6785</text:p>
          </table:table-cell>
        </table:table-row>
        <table:table-row table:style-name="ro1">
          <table:table-cell office:value-type="float" office:value="7132">
            <text:p>7132</text:p>
          </table:table-cell>
          <table:table-cell table:formula="of:=(2^([.A7133]/8192)-1)*8192" office:value-type="float" office:value="6786.49932263111">
            <text:p>6786</text:p>
          </table:table-cell>
        </table:table-row>
        <table:table-row table:style-name="ro1">
          <table:table-cell office:value-type="float" office:value="7133">
            <text:p>7133</text:p>
          </table:table-cell>
          <table:table-cell table:formula="of:=(2^([.A7134]/8192)-1)*8192" office:value-type="float" office:value="6787.76674741435">
            <text:p>6788</text:p>
          </table:table-cell>
        </table:table-row>
        <table:table-row table:style-name="ro1">
          <table:table-cell office:value-type="float" office:value="7134">
            <text:p>7134</text:p>
          </table:table-cell>
          <table:table-cell table:formula="of:=(2^([.A7135]/8192)-1)*8192" office:value-type="float" office:value="6789.03427944234">
            <text:p>6789</text:p>
          </table:table-cell>
        </table:table-row>
        <table:table-row table:style-name="ro1">
          <table:table-cell office:value-type="float" office:value="7135">
            <text:p>7135</text:p>
          </table:table-cell>
          <table:table-cell table:formula="of:=(2^([.A7136]/8192)-1)*8192" office:value-type="float" office:value="6790.30191872418">
            <text:p>6790</text:p>
          </table:table-cell>
        </table:table-row>
        <table:table-row table:style-name="ro1">
          <table:table-cell office:value-type="float" office:value="7136">
            <text:p>7136</text:p>
          </table:table-cell>
          <table:table-cell table:formula="of:=(2^([.A7137]/8192)-1)*8192" office:value-type="float" office:value="6791.56966526892">
            <text:p>6792</text:p>
          </table:table-cell>
        </table:table-row>
        <table:table-row table:style-name="ro1">
          <table:table-cell office:value-type="float" office:value="7137">
            <text:p>7137</text:p>
          </table:table-cell>
          <table:table-cell table:formula="of:=(2^([.A7138]/8192)-1)*8192" office:value-type="float" office:value="6792.83751908565">
            <text:p>6793</text:p>
          </table:table-cell>
        </table:table-row>
        <table:table-row table:style-name="ro1">
          <table:table-cell office:value-type="float" office:value="7138">
            <text:p>7138</text:p>
          </table:table-cell>
          <table:table-cell table:formula="of:=(2^([.A7139]/8192)-1)*8192" office:value-type="float" office:value="6794.10548018345">
            <text:p>6794</text:p>
          </table:table-cell>
        </table:table-row>
        <table:table-row table:style-name="ro1">
          <table:table-cell office:value-type="float" office:value="7139">
            <text:p>7139</text:p>
          </table:table-cell>
          <table:table-cell table:formula="of:=(2^([.A7140]/8192)-1)*8192" office:value-type="float" office:value="6795.37354857138">
            <text:p>6795</text:p>
          </table:table-cell>
        </table:table-row>
        <table:table-row table:style-name="ro1">
          <table:table-cell office:value-type="float" office:value="7140">
            <text:p>7140</text:p>
          </table:table-cell>
          <table:table-cell table:formula="of:=(2^([.A7141]/8192)-1)*8192" office:value-type="float" office:value="6796.64172425854">
            <text:p>6797</text:p>
          </table:table-cell>
        </table:table-row>
        <table:table-row table:style-name="ro1">
          <table:table-cell office:value-type="float" office:value="7141">
            <text:p>7141</text:p>
          </table:table-cell>
          <table:table-cell table:formula="of:=(2^([.A7142]/8192)-1)*8192" office:value-type="float" office:value="6797.910007254">
            <text:p>6798</text:p>
          </table:table-cell>
        </table:table-row>
        <table:table-row table:style-name="ro1">
          <table:table-cell office:value-type="float" office:value="7142">
            <text:p>7142</text:p>
          </table:table-cell>
          <table:table-cell table:formula="of:=(2^([.A7143]/8192)-1)*8192" office:value-type="float" office:value="6799.17839756683">
            <text:p>6799</text:p>
          </table:table-cell>
        </table:table-row>
        <table:table-row table:style-name="ro1">
          <table:table-cell office:value-type="float" office:value="7143">
            <text:p>7143</text:p>
          </table:table-cell>
          <table:table-cell table:formula="of:=(2^([.A7144]/8192)-1)*8192" office:value-type="float" office:value="6800.44689520613">
            <text:p>6800</text:p>
          </table:table-cell>
        </table:table-row>
        <table:table-row table:style-name="ro1">
          <table:table-cell office:value-type="float" office:value="7144">
            <text:p>7144</text:p>
          </table:table-cell>
          <table:table-cell table:formula="of:=(2^([.A7145]/8192)-1)*8192" office:value-type="float" office:value="6801.71550018097">
            <text:p>6802</text:p>
          </table:table-cell>
        </table:table-row>
        <table:table-row table:style-name="ro1">
          <table:table-cell office:value-type="float" office:value="7145">
            <text:p>7145</text:p>
          </table:table-cell>
          <table:table-cell table:formula="of:=(2^([.A7146]/8192)-1)*8192" office:value-type="float" office:value="6802.98421250043">
            <text:p>6803</text:p>
          </table:table-cell>
        </table:table-row>
        <table:table-row table:style-name="ro1">
          <table:table-cell office:value-type="float" office:value="7146">
            <text:p>7146</text:p>
          </table:table-cell>
          <table:table-cell table:formula="of:=(2^([.A7147]/8192)-1)*8192" office:value-type="float" office:value="6804.25303217361">
            <text:p>6804</text:p>
          </table:table-cell>
        </table:table-row>
        <table:table-row table:style-name="ro1">
          <table:table-cell office:value-type="float" office:value="7147">
            <text:p>7147</text:p>
          </table:table-cell>
          <table:table-cell table:formula="of:=(2^([.A7148]/8192)-1)*8192" office:value-type="float" office:value="6805.52195920957">
            <text:p>6806</text:p>
          </table:table-cell>
        </table:table-row>
        <table:table-row table:style-name="ro1">
          <table:table-cell office:value-type="float" office:value="7148">
            <text:p>7148</text:p>
          </table:table-cell>
          <table:table-cell table:formula="of:=(2^([.A7149]/8192)-1)*8192" office:value-type="float" office:value="6806.79099361741">
            <text:p>6807</text:p>
          </table:table-cell>
        </table:table-row>
        <table:table-row table:style-name="ro1">
          <table:table-cell office:value-type="float" office:value="7149">
            <text:p>7149</text:p>
          </table:table-cell>
          <table:table-cell table:formula="of:=(2^([.A7150]/8192)-1)*8192" office:value-type="float" office:value="6808.06013540621">
            <text:p>6808</text:p>
          </table:table-cell>
        </table:table-row>
        <table:table-row table:style-name="ro1">
          <table:table-cell office:value-type="float" office:value="7150">
            <text:p>7150</text:p>
          </table:table-cell>
          <table:table-cell table:formula="of:=(2^([.A7151]/8192)-1)*8192" office:value-type="float" office:value="6809.32938458506">
            <text:p>6809</text:p>
          </table:table-cell>
        </table:table-row>
        <table:table-row table:style-name="ro1">
          <table:table-cell office:value-type="float" office:value="7151">
            <text:p>7151</text:p>
          </table:table-cell>
          <table:table-cell table:formula="of:=(2^([.A7152]/8192)-1)*8192" office:value-type="float" office:value="6810.59874116304">
            <text:p>6811</text:p>
          </table:table-cell>
        </table:table-row>
        <table:table-row table:style-name="ro1">
          <table:table-cell office:value-type="float" office:value="7152">
            <text:p>7152</text:p>
          </table:table-cell>
          <table:table-cell table:formula="of:=(2^([.A7153]/8192)-1)*8192" office:value-type="float" office:value="6811.86820514925">
            <text:p>6812</text:p>
          </table:table-cell>
        </table:table-row>
        <table:table-row table:style-name="ro1">
          <table:table-cell office:value-type="float" office:value="7153">
            <text:p>7153</text:p>
          </table:table-cell>
          <table:table-cell table:formula="of:=(2^([.A7154]/8192)-1)*8192" office:value-type="float" office:value="6813.13777655277">
            <text:p>6813</text:p>
          </table:table-cell>
        </table:table-row>
        <table:table-row table:style-name="ro1">
          <table:table-cell office:value-type="float" office:value="7154">
            <text:p>7154</text:p>
          </table:table-cell>
          <table:table-cell table:formula="of:=(2^([.A7155]/8192)-1)*8192" office:value-type="float" office:value="6814.40745538268">
            <text:p>6814</text:p>
          </table:table-cell>
        </table:table-row>
        <table:table-row table:style-name="ro1">
          <table:table-cell office:value-type="float" office:value="7155">
            <text:p>7155</text:p>
          </table:table-cell>
          <table:table-cell table:formula="of:=(2^([.A7156]/8192)-1)*8192" office:value-type="float" office:value="6815.67724164809">
            <text:p>6816</text:p>
          </table:table-cell>
        </table:table-row>
        <table:table-row table:style-name="ro1">
          <table:table-cell office:value-type="float" office:value="7156">
            <text:p>7156</text:p>
          </table:table-cell>
          <table:table-cell table:formula="of:=(2^([.A7157]/8192)-1)*8192" office:value-type="float" office:value="6816.94713535808">
            <text:p>6817</text:p>
          </table:table-cell>
        </table:table-row>
        <table:table-row table:style-name="ro1">
          <table:table-cell office:value-type="float" office:value="7157">
            <text:p>7157</text:p>
          </table:table-cell>
          <table:table-cell table:formula="of:=(2^([.A7158]/8192)-1)*8192" office:value-type="float" office:value="6818.21713652174">
            <text:p>6818</text:p>
          </table:table-cell>
        </table:table-row>
        <table:table-row table:style-name="ro1">
          <table:table-cell office:value-type="float" office:value="7158">
            <text:p>7158</text:p>
          </table:table-cell>
          <table:table-cell table:formula="of:=(2^([.A7159]/8192)-1)*8192" office:value-type="float" office:value="6819.48724514816">
            <text:p>6819</text:p>
          </table:table-cell>
        </table:table-row>
        <table:table-row table:style-name="ro1">
          <table:table-cell office:value-type="float" office:value="7159">
            <text:p>7159</text:p>
          </table:table-cell>
          <table:table-cell table:formula="of:=(2^([.A7160]/8192)-1)*8192" office:value-type="float" office:value="6820.75746124644">
            <text:p>6821</text:p>
          </table:table-cell>
        </table:table-row>
        <table:table-row table:style-name="ro1">
          <table:table-cell office:value-type="float" office:value="7160">
            <text:p>7160</text:p>
          </table:table-cell>
          <table:table-cell table:formula="of:=(2^([.A7161]/8192)-1)*8192" office:value-type="float" office:value="6822.02778482568">
            <text:p>6822</text:p>
          </table:table-cell>
        </table:table-row>
        <table:table-row table:style-name="ro1">
          <table:table-cell office:value-type="float" office:value="7161">
            <text:p>7161</text:p>
          </table:table-cell>
          <table:table-cell table:formula="of:=(2^([.A7162]/8192)-1)*8192" office:value-type="float" office:value="6823.29821589496">
            <text:p>6823</text:p>
          </table:table-cell>
        </table:table-row>
        <table:table-row table:style-name="ro1">
          <table:table-cell office:value-type="float" office:value="7162">
            <text:p>7162</text:p>
          </table:table-cell>
          <table:table-cell table:formula="of:=(2^([.A7163]/8192)-1)*8192" office:value-type="float" office:value="6824.56875446338">
            <text:p>6825</text:p>
          </table:table-cell>
        </table:table-row>
        <table:table-row table:style-name="ro1">
          <table:table-cell office:value-type="float" office:value="7163">
            <text:p>7163</text:p>
          </table:table-cell>
          <table:table-cell table:formula="of:=(2^([.A7164]/8192)-1)*8192" office:value-type="float" office:value="6825.83940054004">
            <text:p>6826</text:p>
          </table:table-cell>
        </table:table-row>
        <table:table-row table:style-name="ro1">
          <table:table-cell office:value-type="float" office:value="7164">
            <text:p>7164</text:p>
          </table:table-cell>
          <table:table-cell table:formula="of:=(2^([.A7165]/8192)-1)*8192" office:value-type="float" office:value="6827.11015413404">
            <text:p>6827</text:p>
          </table:table-cell>
        </table:table-row>
        <table:table-row table:style-name="ro1">
          <table:table-cell office:value-type="float" office:value="7165">
            <text:p>7165</text:p>
          </table:table-cell>
          <table:table-cell table:formula="of:=(2^([.A7166]/8192)-1)*8192" office:value-type="float" office:value="6828.38101525446">
            <text:p>6828</text:p>
          </table:table-cell>
        </table:table-row>
        <table:table-row table:style-name="ro1">
          <table:table-cell office:value-type="float" office:value="7166">
            <text:p>7166</text:p>
          </table:table-cell>
          <table:table-cell table:formula="of:=(2^([.A7167]/8192)-1)*8192" office:value-type="float" office:value="6829.65198391042">
            <text:p>6830</text:p>
          </table:table-cell>
        </table:table-row>
        <table:table-row table:style-name="ro1">
          <table:table-cell office:value-type="float" office:value="7167">
            <text:p>7167</text:p>
          </table:table-cell>
          <table:table-cell table:formula="of:=(2^([.A7168]/8192)-1)*8192" office:value-type="float" office:value="6830.92306011101">
            <text:p>6831</text:p>
          </table:table-cell>
        </table:table-row>
        <table:table-row table:style-name="ro1">
          <table:table-cell office:value-type="float" office:value="7168">
            <text:p>7168</text:p>
          </table:table-cell>
          <table:table-cell table:formula="of:=(2^([.A7169]/8192)-1)*8192" office:value-type="float" office:value="6832.19424386533">
            <text:p>6832</text:p>
          </table:table-cell>
        </table:table-row>
        <table:table-row table:style-name="ro1">
          <table:table-cell office:value-type="float" office:value="7169">
            <text:p>7169</text:p>
          </table:table-cell>
          <table:table-cell table:formula="of:=(2^([.A7170]/8192)-1)*8192" office:value-type="float" office:value="6833.46553518248">
            <text:p>6833</text:p>
          </table:table-cell>
        </table:table-row>
        <table:table-row table:style-name="ro1">
          <table:table-cell office:value-type="float" office:value="7170">
            <text:p>7170</text:p>
          </table:table-cell>
          <table:table-cell table:formula="of:=(2^([.A7171]/8192)-1)*8192" office:value-type="float" office:value="6834.73693407157">
            <text:p>6835</text:p>
          </table:table-cell>
        </table:table-row>
        <table:table-row table:style-name="ro1">
          <table:table-cell office:value-type="float" office:value="7171">
            <text:p>7171</text:p>
          </table:table-cell>
          <table:table-cell table:formula="of:=(2^([.A7172]/8192)-1)*8192" office:value-type="float" office:value="6836.00844054169">
            <text:p>6836</text:p>
          </table:table-cell>
        </table:table-row>
        <table:table-row table:style-name="ro1">
          <table:table-cell office:value-type="float" office:value="7172">
            <text:p>7172</text:p>
          </table:table-cell>
          <table:table-cell table:formula="of:=(2^([.A7173]/8192)-1)*8192" office:value-type="float" office:value="6837.28005460194">
            <text:p>6837</text:p>
          </table:table-cell>
        </table:table-row>
        <table:table-row table:style-name="ro1">
          <table:table-cell office:value-type="float" office:value="7173">
            <text:p>7173</text:p>
          </table:table-cell>
          <table:table-cell table:formula="of:=(2^([.A7174]/8192)-1)*8192" office:value-type="float" office:value="6838.55177626145">
            <text:p>6839</text:p>
          </table:table-cell>
        </table:table-row>
        <table:table-row table:style-name="ro1">
          <table:table-cell office:value-type="float" office:value="7174">
            <text:p>7174</text:p>
          </table:table-cell>
          <table:table-cell table:formula="of:=(2^([.A7175]/8192)-1)*8192" office:value-type="float" office:value="6839.82360552929">
            <text:p>6840</text:p>
          </table:table-cell>
        </table:table-row>
        <table:table-row table:style-name="ro1">
          <table:table-cell office:value-type="float" office:value="7175">
            <text:p>7175</text:p>
          </table:table-cell>
          <table:table-cell table:formula="of:=(2^([.A7176]/8192)-1)*8192" office:value-type="float" office:value="6841.09554241459">
            <text:p>6841</text:p>
          </table:table-cell>
        </table:table-row>
        <table:table-row table:style-name="ro1">
          <table:table-cell office:value-type="float" office:value="7176">
            <text:p>7176</text:p>
          </table:table-cell>
          <table:table-cell table:formula="of:=(2^([.A7177]/8192)-1)*8192" office:value-type="float" office:value="6842.36758692645">
            <text:p>6842</text:p>
          </table:table-cell>
        </table:table-row>
        <table:table-row table:style-name="ro1">
          <table:table-cell office:value-type="float" office:value="7177">
            <text:p>7177</text:p>
          </table:table-cell>
          <table:table-cell table:formula="of:=(2^([.A7178]/8192)-1)*8192" office:value-type="float" office:value="6843.63973907397">
            <text:p>6844</text:p>
          </table:table-cell>
        </table:table-row>
        <table:table-row table:style-name="ro1">
          <table:table-cell office:value-type="float" office:value="7178">
            <text:p>7178</text:p>
          </table:table-cell>
          <table:table-cell table:formula="of:=(2^([.A7179]/8192)-1)*8192" office:value-type="float" office:value="6844.91199886626">
            <text:p>6845</text:p>
          </table:table-cell>
        </table:table-row>
        <table:table-row table:style-name="ro1">
          <table:table-cell office:value-type="float" office:value="7179">
            <text:p>7179</text:p>
          </table:table-cell>
          <table:table-cell table:formula="of:=(2^([.A7180]/8192)-1)*8192" office:value-type="float" office:value="6846.18436631244">
            <text:p>6846</text:p>
          </table:table-cell>
        </table:table-row>
        <table:table-row table:style-name="ro1">
          <table:table-cell office:value-type="float" office:value="7180">
            <text:p>7180</text:p>
          </table:table-cell>
          <table:table-cell table:formula="of:=(2^([.A7181]/8192)-1)*8192" office:value-type="float" office:value="6847.45684142161">
            <text:p>6847</text:p>
          </table:table-cell>
        </table:table-row>
        <table:table-row table:style-name="ro1">
          <table:table-cell office:value-type="float" office:value="7181">
            <text:p>7181</text:p>
          </table:table-cell>
          <table:table-cell table:formula="of:=(2^([.A7182]/8192)-1)*8192" office:value-type="float" office:value="6848.72942420288">
            <text:p>6849</text:p>
          </table:table-cell>
        </table:table-row>
        <table:table-row table:style-name="ro1">
          <table:table-cell office:value-type="float" office:value="7182">
            <text:p>7182</text:p>
          </table:table-cell>
          <table:table-cell table:formula="of:=(2^([.A7183]/8192)-1)*8192" office:value-type="float" office:value="6850.00211466535">
            <text:p>6850</text:p>
          </table:table-cell>
        </table:table-row>
        <table:table-row table:style-name="ro1">
          <table:table-cell office:value-type="float" office:value="7183">
            <text:p>7183</text:p>
          </table:table-cell>
          <table:table-cell table:formula="of:=(2^([.A7184]/8192)-1)*8192" office:value-type="float" office:value="6851.27491281816">
            <text:p>6851</text:p>
          </table:table-cell>
        </table:table-row>
        <table:table-row table:style-name="ro1">
          <table:table-cell office:value-type="float" office:value="7184">
            <text:p>7184</text:p>
          </table:table-cell>
          <table:table-cell table:formula="of:=(2^([.A7185]/8192)-1)*8192" office:value-type="float" office:value="6852.5478186704">
            <text:p>6853</text:p>
          </table:table-cell>
        </table:table-row>
        <table:table-row table:style-name="ro1">
          <table:table-cell office:value-type="float" office:value="7185">
            <text:p>7185</text:p>
          </table:table-cell>
          <table:table-cell table:formula="of:=(2^([.A7186]/8192)-1)*8192" office:value-type="float" office:value="6853.82083223118">
            <text:p>6854</text:p>
          </table:table-cell>
        </table:table-row>
        <table:table-row table:style-name="ro1">
          <table:table-cell office:value-type="float" office:value="7186">
            <text:p>7186</text:p>
          </table:table-cell>
          <table:table-cell table:formula="of:=(2^([.A7187]/8192)-1)*8192" office:value-type="float" office:value="6855.09395350963">
            <text:p>6855</text:p>
          </table:table-cell>
        </table:table-row>
        <table:table-row table:style-name="ro1">
          <table:table-cell office:value-type="float" office:value="7187">
            <text:p>7187</text:p>
          </table:table-cell>
          <table:table-cell table:formula="of:=(2^([.A7188]/8192)-1)*8192" office:value-type="float" office:value="6856.36718251486">
            <text:p>6856</text:p>
          </table:table-cell>
        </table:table-row>
        <table:table-row table:style-name="ro1">
          <table:table-cell office:value-type="float" office:value="7188">
            <text:p>7188</text:p>
          </table:table-cell>
          <table:table-cell table:formula="of:=(2^([.A7189]/8192)-1)*8192" office:value-type="float" office:value="6857.64051925598">
            <text:p>6858</text:p>
          </table:table-cell>
        </table:table-row>
        <table:table-row table:style-name="ro1">
          <table:table-cell office:value-type="float" office:value="7189">
            <text:p>7189</text:p>
          </table:table-cell>
          <table:table-cell table:formula="of:=(2^([.A7190]/8192)-1)*8192" office:value-type="float" office:value="6858.91396374211">
            <text:p>6859</text:p>
          </table:table-cell>
        </table:table-row>
        <table:table-row table:style-name="ro1">
          <table:table-cell office:value-type="float" office:value="7190">
            <text:p>7190</text:p>
          </table:table-cell>
          <table:table-cell table:formula="of:=(2^([.A7191]/8192)-1)*8192" office:value-type="float" office:value="6860.18751598236">
            <text:p>6860</text:p>
          </table:table-cell>
        </table:table-row>
        <table:table-row table:style-name="ro1">
          <table:table-cell office:value-type="float" office:value="7191">
            <text:p>7191</text:p>
          </table:table-cell>
          <table:table-cell table:formula="of:=(2^([.A7192]/8192)-1)*8192" office:value-type="float" office:value="6861.46117598586">
            <text:p>6861</text:p>
          </table:table-cell>
        </table:table-row>
        <table:table-row table:style-name="ro1">
          <table:table-cell office:value-type="float" office:value="7192">
            <text:p>7192</text:p>
          </table:table-cell>
          <table:table-cell table:formula="of:=(2^([.A7193]/8192)-1)*8192" office:value-type="float" office:value="6862.73494376172">
            <text:p>6863</text:p>
          </table:table-cell>
        </table:table-row>
        <table:table-row table:style-name="ro1">
          <table:table-cell office:value-type="float" office:value="7193">
            <text:p>7193</text:p>
          </table:table-cell>
          <table:table-cell table:formula="of:=(2^([.A7194]/8192)-1)*8192" office:value-type="float" office:value="6864.00881931906">
            <text:p>6864</text:p>
          </table:table-cell>
        </table:table-row>
        <table:table-row table:style-name="ro1">
          <table:table-cell office:value-type="float" office:value="7194">
            <text:p>7194</text:p>
          </table:table-cell>
          <table:table-cell table:formula="of:=(2^([.A7195]/8192)-1)*8192" office:value-type="float" office:value="6865.28280266701">
            <text:p>6865</text:p>
          </table:table-cell>
        </table:table-row>
        <table:table-row table:style-name="ro1">
          <table:table-cell office:value-type="float" office:value="7195">
            <text:p>7195</text:p>
          </table:table-cell>
          <table:table-cell table:formula="of:=(2^([.A7196]/8192)-1)*8192" office:value-type="float" office:value="6866.55689381467">
            <text:p>6867</text:p>
          </table:table-cell>
        </table:table-row>
        <table:table-row table:style-name="ro1">
          <table:table-cell office:value-type="float" office:value="7196">
            <text:p>7196</text:p>
          </table:table-cell>
          <table:table-cell table:formula="of:=(2^([.A7197]/8192)-1)*8192" office:value-type="float" office:value="6867.83109277118">
            <text:p>6868</text:p>
          </table:table-cell>
        </table:table-row>
        <table:table-row table:style-name="ro1">
          <table:table-cell office:value-type="float" office:value="7197">
            <text:p>7197</text:p>
          </table:table-cell>
          <table:table-cell table:formula="of:=(2^([.A7198]/8192)-1)*8192" office:value-type="float" office:value="6869.10539954566">
            <text:p>6869</text:p>
          </table:table-cell>
        </table:table-row>
        <table:table-row table:style-name="ro1">
          <table:table-cell office:value-type="float" office:value="7198">
            <text:p>7198</text:p>
          </table:table-cell>
          <table:table-cell table:formula="of:=(2^([.A7199]/8192)-1)*8192" office:value-type="float" office:value="6870.37981414723">
            <text:p>6870</text:p>
          </table:table-cell>
        </table:table-row>
        <table:table-row table:style-name="ro1">
          <table:table-cell office:value-type="float" office:value="7199">
            <text:p>7199</text:p>
          </table:table-cell>
          <table:table-cell table:formula="of:=(2^([.A7200]/8192)-1)*8192" office:value-type="float" office:value="6871.65433658501">
            <text:p>6872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table:formula="of:=(2^([.A7201]/8192)-1)*8192" office:value-type="float" office:value="6872.92896686812">
            <text:p>6873</text:p>
          </table:table-cell>
        </table:table-row>
        <table:table-row table:style-name="ro1">
          <table:table-cell office:value-type="float" office:value="7201">
            <text:p>7201</text:p>
          </table:table-cell>
          <table:table-cell table:formula="of:=(2^([.A7202]/8192)-1)*8192" office:value-type="float" office:value="6874.2037050057">
            <text:p>6874</text:p>
          </table:table-cell>
        </table:table-row>
        <table:table-row table:style-name="ro1">
          <table:table-cell office:value-type="float" office:value="7202">
            <text:p>7202</text:p>
          </table:table-cell>
          <table:table-cell table:formula="of:=(2^([.A7203]/8192)-1)*8192" office:value-type="float" office:value="6875.47855100687">
            <text:p>6875</text:p>
          </table:table-cell>
        </table:table-row>
        <table:table-row table:style-name="ro1">
          <table:table-cell office:value-type="float" office:value="7203">
            <text:p>7203</text:p>
          </table:table-cell>
          <table:table-cell table:formula="of:=(2^([.A7204]/8192)-1)*8192" office:value-type="float" office:value="6876.75350488076">
            <text:p>6877</text:p>
          </table:table-cell>
        </table:table-row>
        <table:table-row table:style-name="ro1">
          <table:table-cell office:value-type="float" office:value="7204">
            <text:p>7204</text:p>
          </table:table-cell>
          <table:table-cell table:formula="of:=(2^([.A7205]/8192)-1)*8192" office:value-type="float" office:value="6878.02856663649">
            <text:p>6878</text:p>
          </table:table-cell>
        </table:table-row>
        <table:table-row table:style-name="ro1">
          <table:table-cell office:value-type="float" office:value="7205">
            <text:p>7205</text:p>
          </table:table-cell>
          <table:table-cell table:formula="of:=(2^([.A7206]/8192)-1)*8192" office:value-type="float" office:value="6879.3037362832">
            <text:p>6879</text:p>
          </table:table-cell>
        </table:table-row>
        <table:table-row table:style-name="ro1">
          <table:table-cell office:value-type="float" office:value="7206">
            <text:p>7206</text:p>
          </table:table-cell>
          <table:table-cell table:formula="of:=(2^([.A7207]/8192)-1)*8192" office:value-type="float" office:value="6880.57901383001">
            <text:p>6881</text:p>
          </table:table-cell>
        </table:table-row>
        <table:table-row table:style-name="ro1">
          <table:table-cell office:value-type="float" office:value="7207">
            <text:p>7207</text:p>
          </table:table-cell>
          <table:table-cell table:formula="of:=(2^([.A7208]/8192)-1)*8192" office:value-type="float" office:value="6881.85439928605">
            <text:p>6882</text:p>
          </table:table-cell>
        </table:table-row>
        <table:table-row table:style-name="ro1">
          <table:table-cell office:value-type="float" office:value="7208">
            <text:p>7208</text:p>
          </table:table-cell>
          <table:table-cell table:formula="of:=(2^([.A7209]/8192)-1)*8192" office:value-type="float" office:value="6883.12989266045">
            <text:p>6883</text:p>
          </table:table-cell>
        </table:table-row>
        <table:table-row table:style-name="ro1">
          <table:table-cell office:value-type="float" office:value="7209">
            <text:p>7209</text:p>
          </table:table-cell>
          <table:table-cell table:formula="of:=(2^([.A7210]/8192)-1)*8192" office:value-type="float" office:value="6884.40549396235">
            <text:p>6884</text:p>
          </table:table-cell>
        </table:table-row>
        <table:table-row table:style-name="ro1">
          <table:table-cell office:value-type="float" office:value="7210">
            <text:p>7210</text:p>
          </table:table-cell>
          <table:table-cell table:formula="of:=(2^([.A7211]/8192)-1)*8192" office:value-type="float" office:value="6885.68120320088">
            <text:p>6886</text:p>
          </table:table-cell>
        </table:table-row>
        <table:table-row table:style-name="ro1">
          <table:table-cell office:value-type="float" office:value="7211">
            <text:p>7211</text:p>
          </table:table-cell>
          <table:table-cell table:formula="of:=(2^([.A7212]/8192)-1)*8192" office:value-type="float" office:value="6886.95702038517">
            <text:p>6887</text:p>
          </table:table-cell>
        </table:table-row>
        <table:table-row table:style-name="ro1">
          <table:table-cell office:value-type="float" office:value="7212">
            <text:p>7212</text:p>
          </table:table-cell>
          <table:table-cell table:formula="of:=(2^([.A7213]/8192)-1)*8192" office:value-type="float" office:value="6888.23294552435">
            <text:p>6888</text:p>
          </table:table-cell>
        </table:table-row>
        <table:table-row table:style-name="ro1">
          <table:table-cell office:value-type="float" office:value="7213">
            <text:p>7213</text:p>
          </table:table-cell>
          <table:table-cell table:formula="of:=(2^([.A7214]/8192)-1)*8192" office:value-type="float" office:value="6889.50897862756">
            <text:p>6890</text:p>
          </table:table-cell>
        </table:table-row>
        <table:table-row table:style-name="ro1">
          <table:table-cell office:value-type="float" office:value="7214">
            <text:p>7214</text:p>
          </table:table-cell>
          <table:table-cell table:formula="of:=(2^([.A7215]/8192)-1)*8192" office:value-type="float" office:value="6890.78511970394">
            <text:p>6891</text:p>
          </table:table-cell>
        </table:table-row>
        <table:table-row table:style-name="ro1">
          <table:table-cell office:value-type="float" office:value="7215">
            <text:p>7215</text:p>
          </table:table-cell>
          <table:table-cell table:formula="of:=(2^([.A7216]/8192)-1)*8192" office:value-type="float" office:value="6892.06136876262">
            <text:p>6892</text:p>
          </table:table-cell>
        </table:table-row>
        <table:table-row table:style-name="ro1">
          <table:table-cell office:value-type="float" office:value="7216">
            <text:p>7216</text:p>
          </table:table-cell>
          <table:table-cell table:formula="of:=(2^([.A7217]/8192)-1)*8192" office:value-type="float" office:value="6893.33772581274">
            <text:p>6893</text:p>
          </table:table-cell>
        </table:table-row>
        <table:table-row table:style-name="ro1">
          <table:table-cell office:value-type="float" office:value="7217">
            <text:p>7217</text:p>
          </table:table-cell>
          <table:table-cell table:formula="of:=(2^([.A7218]/8192)-1)*8192" office:value-type="float" office:value="6894.61419086343">
            <text:p>6895</text:p>
          </table:table-cell>
        </table:table-row>
        <table:table-row table:style-name="ro1">
          <table:table-cell office:value-type="float" office:value="7218">
            <text:p>7218</text:p>
          </table:table-cell>
          <table:table-cell table:formula="of:=(2^([.A7219]/8192)-1)*8192" office:value-type="float" office:value="6895.89076392384">
            <text:p>6896</text:p>
          </table:table-cell>
        </table:table-row>
        <table:table-row table:style-name="ro1">
          <table:table-cell office:value-type="float" office:value="7219">
            <text:p>7219</text:p>
          </table:table-cell>
          <table:table-cell table:formula="of:=(2^([.A7220]/8192)-1)*8192" office:value-type="float" office:value="6897.1674450031">
            <text:p>6897</text:p>
          </table:table-cell>
        </table:table-row>
        <table:table-row table:style-name="ro1">
          <table:table-cell office:value-type="float" office:value="7220">
            <text:p>7220</text:p>
          </table:table-cell>
          <table:table-cell table:formula="of:=(2^([.A7221]/8192)-1)*8192" office:value-type="float" office:value="6898.44423411036">
            <text:p>6898</text:p>
          </table:table-cell>
        </table:table-row>
        <table:table-row table:style-name="ro1">
          <table:table-cell office:value-type="float" office:value="7221">
            <text:p>7221</text:p>
          </table:table-cell>
          <table:table-cell table:formula="of:=(2^([.A7222]/8192)-1)*8192" office:value-type="float" office:value="6899.72113125475">
            <text:p>6900</text:p>
          </table:table-cell>
        </table:table-row>
        <table:table-row table:style-name="ro1">
          <table:table-cell office:value-type="float" office:value="7222">
            <text:p>7222</text:p>
          </table:table-cell>
          <table:table-cell table:formula="of:=(2^([.A7223]/8192)-1)*8192" office:value-type="float" office:value="6900.99813644542">
            <text:p>6901</text:p>
          </table:table-cell>
        </table:table-row>
        <table:table-row table:style-name="ro1">
          <table:table-cell office:value-type="float" office:value="7223">
            <text:p>7223</text:p>
          </table:table-cell>
          <table:table-cell table:formula="of:=(2^([.A7224]/8192)-1)*8192" office:value-type="float" office:value="6902.2752496915">
            <text:p>6902</text:p>
          </table:table-cell>
        </table:table-row>
        <table:table-row table:style-name="ro1">
          <table:table-cell office:value-type="float" office:value="7224">
            <text:p>7224</text:p>
          </table:table-cell>
          <table:table-cell table:formula="of:=(2^([.A7225]/8192)-1)*8192" office:value-type="float" office:value="6903.55247100216">
            <text:p>6904</text:p>
          </table:table-cell>
        </table:table-row>
        <table:table-row table:style-name="ro1">
          <table:table-cell office:value-type="float" office:value="7225">
            <text:p>7225</text:p>
          </table:table-cell>
          <table:table-cell table:formula="of:=(2^([.A7226]/8192)-1)*8192" office:value-type="float" office:value="6904.82980038651">
            <text:p>6905</text:p>
          </table:table-cell>
        </table:table-row>
        <table:table-row table:style-name="ro1">
          <table:table-cell office:value-type="float" office:value="7226">
            <text:p>7226</text:p>
          </table:table-cell>
          <table:table-cell table:formula="of:=(2^([.A7227]/8192)-1)*8192" office:value-type="float" office:value="6906.10723785372">
            <text:p>6906</text:p>
          </table:table-cell>
        </table:table-row>
        <table:table-row table:style-name="ro1">
          <table:table-cell office:value-type="float" office:value="7227">
            <text:p>7227</text:p>
          </table:table-cell>
          <table:table-cell table:formula="of:=(2^([.A7228]/8192)-1)*8192" office:value-type="float" office:value="6907.38478341293">
            <text:p>6907</text:p>
          </table:table-cell>
        </table:table-row>
        <table:table-row table:style-name="ro1">
          <table:table-cell office:value-type="float" office:value="7228">
            <text:p>7228</text:p>
          </table:table-cell>
          <table:table-cell table:formula="of:=(2^([.A7229]/8192)-1)*8192" office:value-type="float" office:value="6908.66243707328">
            <text:p>6909</text:p>
          </table:table-cell>
        </table:table-row>
        <table:table-row table:style-name="ro1">
          <table:table-cell office:value-type="float" office:value="7229">
            <text:p>7229</text:p>
          </table:table-cell>
          <table:table-cell table:formula="of:=(2^([.A7230]/8192)-1)*8192" office:value-type="float" office:value="6909.94019884392">
            <text:p>6910</text:p>
          </table:table-cell>
        </table:table-row>
        <table:table-row table:style-name="ro1">
          <table:table-cell office:value-type="float" office:value="7230">
            <text:p>7230</text:p>
          </table:table-cell>
          <table:table-cell table:formula="of:=(2^([.A7231]/8192)-1)*8192" office:value-type="float" office:value="6911.218068734">
            <text:p>6911</text:p>
          </table:table-cell>
        </table:table-row>
        <table:table-row table:style-name="ro1">
          <table:table-cell office:value-type="float" office:value="7231">
            <text:p>7231</text:p>
          </table:table-cell>
          <table:table-cell table:formula="of:=(2^([.A7232]/8192)-1)*8192" office:value-type="float" office:value="6912.49604675266">
            <text:p>6912</text:p>
          </table:table-cell>
        </table:table-row>
        <table:table-row table:style-name="ro1">
          <table:table-cell office:value-type="float" office:value="7232">
            <text:p>7232</text:p>
          </table:table-cell>
          <table:table-cell table:formula="of:=(2^([.A7233]/8192)-1)*8192" office:value-type="float" office:value="6913.77413290906">
            <text:p>6914</text:p>
          </table:table-cell>
        </table:table-row>
        <table:table-row table:style-name="ro1">
          <table:table-cell office:value-type="float" office:value="7233">
            <text:p>7233</text:p>
          </table:table-cell>
          <table:table-cell table:formula="of:=(2^([.A7234]/8192)-1)*8192" office:value-type="float" office:value="6915.05232721235">
            <text:p>6915</text:p>
          </table:table-cell>
        </table:table-row>
        <table:table-row table:style-name="ro1">
          <table:table-cell office:value-type="float" office:value="7234">
            <text:p>7234</text:p>
          </table:table-cell>
          <table:table-cell table:formula="of:=(2^([.A7235]/8192)-1)*8192" office:value-type="float" office:value="6916.33062967168">
            <text:p>6916</text:p>
          </table:table-cell>
        </table:table-row>
        <table:table-row table:style-name="ro1">
          <table:table-cell office:value-type="float" office:value="7235">
            <text:p>7235</text:p>
          </table:table-cell>
          <table:table-cell table:formula="of:=(2^([.A7236]/8192)-1)*8192" office:value-type="float" office:value="6917.60904029619">
            <text:p>6918</text:p>
          </table:table-cell>
        </table:table-row>
        <table:table-row table:style-name="ro1">
          <table:table-cell office:value-type="float" office:value="7236">
            <text:p>7236</text:p>
          </table:table-cell>
          <table:table-cell table:formula="of:=(2^([.A7237]/8192)-1)*8192" office:value-type="float" office:value="6918.88755909505">
            <text:p>6919</text:p>
          </table:table-cell>
        </table:table-row>
        <table:table-row table:style-name="ro1">
          <table:table-cell office:value-type="float" office:value="7237">
            <text:p>7237</text:p>
          </table:table-cell>
          <table:table-cell table:formula="of:=(2^([.A7238]/8192)-1)*8192" office:value-type="float" office:value="6920.16618607741">
            <text:p>6920</text:p>
          </table:table-cell>
        </table:table-row>
        <table:table-row table:style-name="ro1">
          <table:table-cell office:value-type="float" office:value="7238">
            <text:p>7238</text:p>
          </table:table-cell>
          <table:table-cell table:formula="of:=(2^([.A7239]/8192)-1)*8192" office:value-type="float" office:value="6921.44492125241">
            <text:p>6921</text:p>
          </table:table-cell>
        </table:table-row>
        <table:table-row table:style-name="ro1">
          <table:table-cell office:value-type="float" office:value="7239">
            <text:p>7239</text:p>
          </table:table-cell>
          <table:table-cell table:formula="of:=(2^([.A7240]/8192)-1)*8192" office:value-type="float" office:value="6922.72376462922">
            <text:p>6923</text:p>
          </table:table-cell>
        </table:table-row>
        <table:table-row table:style-name="ro1">
          <table:table-cell office:value-type="float" office:value="7240">
            <text:p>7240</text:p>
          </table:table-cell>
          <table:table-cell table:formula="of:=(2^([.A7241]/8192)-1)*8192" office:value-type="float" office:value="6924.00271621698">
            <text:p>6924</text:p>
          </table:table-cell>
        </table:table-row>
        <table:table-row table:style-name="ro1">
          <table:table-cell office:value-type="float" office:value="7241">
            <text:p>7241</text:p>
          </table:table-cell>
          <table:table-cell table:formula="of:=(2^([.A7242]/8192)-1)*8192" office:value-type="float" office:value="6925.28177602487">
            <text:p>6925</text:p>
          </table:table-cell>
        </table:table-row>
        <table:table-row table:style-name="ro1">
          <table:table-cell office:value-type="float" office:value="7242">
            <text:p>7242</text:p>
          </table:table-cell>
          <table:table-cell table:formula="of:=(2^([.A7243]/8192)-1)*8192" office:value-type="float" office:value="6926.56094406202">
            <text:p>6927</text:p>
          </table:table-cell>
        </table:table-row>
        <table:table-row table:style-name="ro1">
          <table:table-cell office:value-type="float" office:value="7243">
            <text:p>7243</text:p>
          </table:table-cell>
          <table:table-cell table:formula="of:=(2^([.A7244]/8192)-1)*8192" office:value-type="float" office:value="6927.84022033761">
            <text:p>6928</text:p>
          </table:table-cell>
        </table:table-row>
        <table:table-row table:style-name="ro1">
          <table:table-cell office:value-type="float" office:value="7244">
            <text:p>7244</text:p>
          </table:table-cell>
          <table:table-cell table:formula="of:=(2^([.A7245]/8192)-1)*8192" office:value-type="float" office:value="6929.11960486079">
            <text:p>6929</text:p>
          </table:table-cell>
        </table:table-row>
        <table:table-row table:style-name="ro1">
          <table:table-cell office:value-type="float" office:value="7245">
            <text:p>7245</text:p>
          </table:table-cell>
          <table:table-cell table:formula="of:=(2^([.A7246]/8192)-1)*8192" office:value-type="float" office:value="6930.39909764072">
            <text:p>6930</text:p>
          </table:table-cell>
        </table:table-row>
        <table:table-row table:style-name="ro1">
          <table:table-cell office:value-type="float" office:value="7246">
            <text:p>7246</text:p>
          </table:table-cell>
          <table:table-cell table:formula="of:=(2^([.A7247]/8192)-1)*8192" office:value-type="float" office:value="6931.67869868656">
            <text:p>6932</text:p>
          </table:table-cell>
        </table:table-row>
        <table:table-row table:style-name="ro1">
          <table:table-cell office:value-type="float" office:value="7247">
            <text:p>7247</text:p>
          </table:table-cell>
          <table:table-cell table:formula="of:=(2^([.A7248]/8192)-1)*8192" office:value-type="float" office:value="6932.95840800747">
            <text:p>6933</text:p>
          </table:table-cell>
        </table:table-row>
        <table:table-row table:style-name="ro1">
          <table:table-cell office:value-type="float" office:value="7248">
            <text:p>7248</text:p>
          </table:table-cell>
          <table:table-cell table:formula="of:=(2^([.A7249]/8192)-1)*8192" office:value-type="float" office:value="6934.23822561261">
            <text:p>6934</text:p>
          </table:table-cell>
        </table:table-row>
        <table:table-row table:style-name="ro1">
          <table:table-cell office:value-type="float" office:value="7249">
            <text:p>7249</text:p>
          </table:table-cell>
          <table:table-cell table:formula="of:=(2^([.A7250]/8192)-1)*8192" office:value-type="float" office:value="6935.51815151115">
            <text:p>6936</text:p>
          </table:table-cell>
        </table:table-row>
        <table:table-row table:style-name="ro1">
          <table:table-cell office:value-type="float" office:value="7250">
            <text:p>7250</text:p>
          </table:table-cell>
          <table:table-cell table:formula="of:=(2^([.A7251]/8192)-1)*8192" office:value-type="float" office:value="6936.79818571224">
            <text:p>6937</text:p>
          </table:table-cell>
        </table:table-row>
        <table:table-row table:style-name="ro1">
          <table:table-cell office:value-type="float" office:value="7251">
            <text:p>7251</text:p>
          </table:table-cell>
          <table:table-cell table:formula="of:=(2^([.A7252]/8192)-1)*8192" office:value-type="float" office:value="6938.07832822506">
            <text:p>6938</text:p>
          </table:table-cell>
        </table:table-row>
        <table:table-row table:style-name="ro1">
          <table:table-cell office:value-type="float" office:value="7252">
            <text:p>7252</text:p>
          </table:table-cell>
          <table:table-cell table:formula="of:=(2^([.A7253]/8192)-1)*8192" office:value-type="float" office:value="6939.35857905877">
            <text:p>6939</text:p>
          </table:table-cell>
        </table:table-row>
        <table:table-row table:style-name="ro1">
          <table:table-cell office:value-type="float" office:value="7253">
            <text:p>7253</text:p>
          </table:table-cell>
          <table:table-cell table:formula="of:=(2^([.A7254]/8192)-1)*8192" office:value-type="float" office:value="6940.63893822253">
            <text:p>6941</text:p>
          </table:table-cell>
        </table:table-row>
        <table:table-row table:style-name="ro1">
          <table:table-cell office:value-type="float" office:value="7254">
            <text:p>7254</text:p>
          </table:table-cell>
          <table:table-cell table:formula="of:=(2^([.A7255]/8192)-1)*8192" office:value-type="float" office:value="6941.91940572551">
            <text:p>6942</text:p>
          </table:table-cell>
        </table:table-row>
        <table:table-row table:style-name="ro1">
          <table:table-cell office:value-type="float" office:value="7255">
            <text:p>7255</text:p>
          </table:table-cell>
          <table:table-cell table:formula="of:=(2^([.A7256]/8192)-1)*8192" office:value-type="float" office:value="6943.19998157688">
            <text:p>6943</text:p>
          </table:table-cell>
        </table:table-row>
        <table:table-row table:style-name="ro1">
          <table:table-cell office:value-type="float" office:value="7256">
            <text:p>7256</text:p>
          </table:table-cell>
          <table:table-cell table:formula="of:=(2^([.A7257]/8192)-1)*8192" office:value-type="float" office:value="6944.48066578581">
            <text:p>6944</text:p>
          </table:table-cell>
        </table:table-row>
        <table:table-row table:style-name="ro1">
          <table:table-cell office:value-type="float" office:value="7257">
            <text:p>7257</text:p>
          </table:table-cell>
          <table:table-cell table:formula="of:=(2^([.A7258]/8192)-1)*8192" office:value-type="float" office:value="6945.76145836145">
            <text:p>6946</text:p>
          </table:table-cell>
        </table:table-row>
        <table:table-row table:style-name="ro1">
          <table:table-cell office:value-type="float" office:value="7258">
            <text:p>7258</text:p>
          </table:table-cell>
          <table:table-cell table:formula="of:=(2^([.A7259]/8192)-1)*8192" office:value-type="float" office:value="6947.042359313">
            <text:p>6947</text:p>
          </table:table-cell>
        </table:table-row>
        <table:table-row table:style-name="ro1">
          <table:table-cell office:value-type="float" office:value="7259">
            <text:p>7259</text:p>
          </table:table-cell>
          <table:table-cell table:formula="of:=(2^([.A7260]/8192)-1)*8192" office:value-type="float" office:value="6948.3233686496">
            <text:p>6948</text:p>
          </table:table-cell>
        </table:table-row>
        <table:table-row table:style-name="ro1">
          <table:table-cell office:value-type="float" office:value="7260">
            <text:p>7260</text:p>
          </table:table-cell>
          <table:table-cell table:formula="of:=(2^([.A7261]/8192)-1)*8192" office:value-type="float" office:value="6949.60448638044">
            <text:p>6950</text:p>
          </table:table-cell>
        </table:table-row>
        <table:table-row table:style-name="ro1">
          <table:table-cell office:value-type="float" office:value="7261">
            <text:p>7261</text:p>
          </table:table-cell>
          <table:table-cell table:formula="of:=(2^([.A7262]/8192)-1)*8192" office:value-type="float" office:value="6950.88571251469">
            <text:p>6951</text:p>
          </table:table-cell>
        </table:table-row>
        <table:table-row table:style-name="ro1">
          <table:table-cell office:value-type="float" office:value="7262">
            <text:p>7262</text:p>
          </table:table-cell>
          <table:table-cell table:formula="of:=(2^([.A7263]/8192)-1)*8192" office:value-type="float" office:value="6952.16704706152">
            <text:p>6952</text:p>
          </table:table-cell>
        </table:table-row>
        <table:table-row table:style-name="ro1">
          <table:table-cell office:value-type="float" office:value="7263">
            <text:p>7263</text:p>
          </table:table-cell>
          <table:table-cell table:formula="of:=(2^([.A7264]/8192)-1)*8192" office:value-type="float" office:value="6953.4484900301">
            <text:p>6953</text:p>
          </table:table-cell>
        </table:table-row>
        <table:table-row table:style-name="ro1">
          <table:table-cell office:value-type="float" office:value="7264">
            <text:p>7264</text:p>
          </table:table-cell>
          <table:table-cell table:formula="of:=(2^([.A7265]/8192)-1)*8192" office:value-type="float" office:value="6954.73004142961">
            <text:p>6955</text:p>
          </table:table-cell>
        </table:table-row>
        <table:table-row table:style-name="ro1">
          <table:table-cell office:value-type="float" office:value="7265">
            <text:p>7265</text:p>
          </table:table-cell>
          <table:table-cell table:formula="of:=(2^([.A7266]/8192)-1)*8192" office:value-type="float" office:value="6956.01170126923">
            <text:p>6956</text:p>
          </table:table-cell>
        </table:table-row>
        <table:table-row table:style-name="ro1">
          <table:table-cell office:value-type="float" office:value="7266">
            <text:p>7266</text:p>
          </table:table-cell>
          <table:table-cell table:formula="of:=(2^([.A7267]/8192)-1)*8192" office:value-type="float" office:value="6957.29346955812">
            <text:p>6957</text:p>
          </table:table-cell>
        </table:table-row>
        <table:table-row table:style-name="ro1">
          <table:table-cell office:value-type="float" office:value="7267">
            <text:p>7267</text:p>
          </table:table-cell>
          <table:table-cell table:formula="of:=(2^([.A7268]/8192)-1)*8192" office:value-type="float" office:value="6958.57534630546">
            <text:p>6959</text:p>
          </table:table-cell>
        </table:table-row>
        <table:table-row table:style-name="ro1">
          <table:table-cell office:value-type="float" office:value="7268">
            <text:p>7268</text:p>
          </table:table-cell>
          <table:table-cell table:formula="of:=(2^([.A7269]/8192)-1)*8192" office:value-type="float" office:value="6959.85733152044">
            <text:p>6960</text:p>
          </table:table-cell>
        </table:table-row>
        <table:table-row table:style-name="ro1">
          <table:table-cell office:value-type="float" office:value="7269">
            <text:p>7269</text:p>
          </table:table-cell>
          <table:table-cell table:formula="of:=(2^([.A7270]/8192)-1)*8192" office:value-type="float" office:value="6961.13942521223">
            <text:p>6961</text:p>
          </table:table-cell>
        </table:table-row>
        <table:table-row table:style-name="ro1">
          <table:table-cell office:value-type="float" office:value="7270">
            <text:p>7270</text:p>
          </table:table-cell>
          <table:table-cell table:formula="of:=(2^([.A7271]/8192)-1)*8192" office:value-type="float" office:value="6962.42162739001">
            <text:p>6962</text:p>
          </table:table-cell>
        </table:table-row>
        <table:table-row table:style-name="ro1">
          <table:table-cell office:value-type="float" office:value="7271">
            <text:p>7271</text:p>
          </table:table-cell>
          <table:table-cell table:formula="of:=(2^([.A7272]/8192)-1)*8192" office:value-type="float" office:value="6963.70393806296">
            <text:p>6964</text:p>
          </table:table-cell>
        </table:table-row>
        <table:table-row table:style-name="ro1">
          <table:table-cell office:value-type="float" office:value="7272">
            <text:p>7272</text:p>
          </table:table-cell>
          <table:table-cell table:formula="of:=(2^([.A7273]/8192)-1)*8192" office:value-type="float" office:value="6964.98635724026">
            <text:p>6965</text:p>
          </table:table-cell>
        </table:table-row>
        <table:table-row table:style-name="ro1">
          <table:table-cell office:value-type="float" office:value="7273">
            <text:p>7273</text:p>
          </table:table-cell>
          <table:table-cell table:formula="of:=(2^([.A7274]/8192)-1)*8192" office:value-type="float" office:value="6966.26888493109">
            <text:p>6966</text:p>
          </table:table-cell>
        </table:table-row>
        <table:table-row table:style-name="ro1">
          <table:table-cell office:value-type="float" office:value="7274">
            <text:p>7274</text:p>
          </table:table-cell>
          <table:table-cell table:formula="of:=(2^([.A7275]/8192)-1)*8192" office:value-type="float" office:value="6967.55152114463">
            <text:p>6968</text:p>
          </table:table-cell>
        </table:table-row>
        <table:table-row table:style-name="ro1">
          <table:table-cell office:value-type="float" office:value="7275">
            <text:p>7275</text:p>
          </table:table-cell>
          <table:table-cell table:formula="of:=(2^([.A7276]/8192)-1)*8192" office:value-type="float" office:value="6968.83426589006">
            <text:p>6969</text:p>
          </table:table-cell>
        </table:table-row>
        <table:table-row table:style-name="ro1">
          <table:table-cell office:value-type="float" office:value="7276">
            <text:p>7276</text:p>
          </table:table-cell>
          <table:table-cell table:formula="of:=(2^([.A7277]/8192)-1)*8192" office:value-type="float" office:value="6970.11711917658">
            <text:p>6970</text:p>
          </table:table-cell>
        </table:table-row>
        <table:table-row table:style-name="ro1">
          <table:table-cell office:value-type="float" office:value="7277">
            <text:p>7277</text:p>
          </table:table-cell>
          <table:table-cell table:formula="of:=(2^([.A7278]/8192)-1)*8192" office:value-type="float" office:value="6971.40008101336">
            <text:p>6971</text:p>
          </table:table-cell>
        </table:table-row>
        <table:table-row table:style-name="ro1">
          <table:table-cell office:value-type="float" office:value="7278">
            <text:p>7278</text:p>
          </table:table-cell>
          <table:table-cell table:formula="of:=(2^([.A7279]/8192)-1)*8192" office:value-type="float" office:value="6972.68315140958">
            <text:p>6973</text:p>
          </table:table-cell>
        </table:table-row>
        <table:table-row table:style-name="ro1">
          <table:table-cell office:value-type="float" office:value="7279">
            <text:p>7279</text:p>
          </table:table-cell>
          <table:table-cell table:formula="of:=(2^([.A7280]/8192)-1)*8192" office:value-type="float" office:value="6973.96633037445">
            <text:p>6974</text:p>
          </table:table-cell>
        </table:table-row>
        <table:table-row table:style-name="ro1">
          <table:table-cell office:value-type="float" office:value="7280">
            <text:p>7280</text:p>
          </table:table-cell>
          <table:table-cell table:formula="of:=(2^([.A7281]/8192)-1)*8192" office:value-type="float" office:value="6975.24961791713">
            <text:p>6975</text:p>
          </table:table-cell>
        </table:table-row>
        <table:table-row table:style-name="ro1">
          <table:table-cell office:value-type="float" office:value="7281">
            <text:p>7281</text:p>
          </table:table-cell>
          <table:table-cell table:formula="of:=(2^([.A7282]/8192)-1)*8192" office:value-type="float" office:value="6976.53301404682">
            <text:p>6977</text:p>
          </table:table-cell>
        </table:table-row>
        <table:table-row table:style-name="ro1">
          <table:table-cell office:value-type="float" office:value="7282">
            <text:p>7282</text:p>
          </table:table-cell>
          <table:table-cell table:formula="of:=(2^([.A7283]/8192)-1)*8192" office:value-type="float" office:value="6977.81651877271">
            <text:p>6978</text:p>
          </table:table-cell>
        </table:table-row>
        <table:table-row table:style-name="ro1">
          <table:table-cell office:value-type="float" office:value="7283">
            <text:p>7283</text:p>
          </table:table-cell>
          <table:table-cell table:formula="of:=(2^([.A7284]/8192)-1)*8192" office:value-type="float" office:value="6979.10013210399">
            <text:p>6979</text:p>
          </table:table-cell>
        </table:table-row>
        <table:table-row table:style-name="ro1">
          <table:table-cell office:value-type="float" office:value="7284">
            <text:p>7284</text:p>
          </table:table-cell>
          <table:table-cell table:formula="of:=(2^([.A7285]/8192)-1)*8192" office:value-type="float" office:value="6980.38385404984">
            <text:p>6980</text:p>
          </table:table-cell>
        </table:table-row>
        <table:table-row table:style-name="ro1">
          <table:table-cell office:value-type="float" office:value="7285">
            <text:p>7285</text:p>
          </table:table-cell>
          <table:table-cell table:formula="of:=(2^([.A7286]/8192)-1)*8192" office:value-type="float" office:value="6981.66768461946">
            <text:p>6982</text:p>
          </table:table-cell>
        </table:table-row>
        <table:table-row table:style-name="ro1">
          <table:table-cell office:value-type="float" office:value="7286">
            <text:p>7286</text:p>
          </table:table-cell>
          <table:table-cell table:formula="of:=(2^([.A7287]/8192)-1)*8192" office:value-type="float" office:value="6982.95162382203">
            <text:p>6983</text:p>
          </table:table-cell>
        </table:table-row>
        <table:table-row table:style-name="ro1">
          <table:table-cell office:value-type="float" office:value="7287">
            <text:p>7287</text:p>
          </table:table-cell>
          <table:table-cell table:formula="of:=(2^([.A7288]/8192)-1)*8192" office:value-type="float" office:value="6984.23567166675">
            <text:p>6984</text:p>
          </table:table-cell>
        </table:table-row>
        <table:table-row table:style-name="ro1">
          <table:table-cell office:value-type="float" office:value="7288">
            <text:p>7288</text:p>
          </table:table-cell>
          <table:table-cell table:formula="of:=(2^([.A7289]/8192)-1)*8192" office:value-type="float" office:value="6985.51982816282">
            <text:p>6986</text:p>
          </table:table-cell>
        </table:table-row>
        <table:table-row table:style-name="ro1">
          <table:table-cell office:value-type="float" office:value="7289">
            <text:p>7289</text:p>
          </table:table-cell>
          <table:table-cell table:formula="of:=(2^([.A7290]/8192)-1)*8192" office:value-type="float" office:value="6986.80409331943">
            <text:p>6987</text:p>
          </table:table-cell>
        </table:table-row>
        <table:table-row table:style-name="ro1">
          <table:table-cell office:value-type="float" office:value="7290">
            <text:p>7290</text:p>
          </table:table-cell>
          <table:table-cell table:formula="of:=(2^([.A7291]/8192)-1)*8192" office:value-type="float" office:value="6988.08846714576">
            <text:p>6988</text:p>
          </table:table-cell>
        </table:table-row>
        <table:table-row table:style-name="ro1">
          <table:table-cell office:value-type="float" office:value="7291">
            <text:p>7291</text:p>
          </table:table-cell>
          <table:table-cell table:formula="of:=(2^([.A7292]/8192)-1)*8192" office:value-type="float" office:value="6989.37294965102">
            <text:p>6989</text:p>
          </table:table-cell>
        </table:table-row>
        <table:table-row table:style-name="ro1">
          <table:table-cell office:value-type="float" office:value="7292">
            <text:p>7292</text:p>
          </table:table-cell>
          <table:table-cell table:formula="of:=(2^([.A7293]/8192)-1)*8192" office:value-type="float" office:value="6990.6575408444">
            <text:p>6991</text:p>
          </table:table-cell>
        </table:table-row>
        <table:table-row table:style-name="ro1">
          <table:table-cell office:value-type="float" office:value="7293">
            <text:p>7293</text:p>
          </table:table-cell>
          <table:table-cell table:formula="of:=(2^([.A7294]/8192)-1)*8192" office:value-type="float" office:value="6991.9422407351">
            <text:p>6992</text:p>
          </table:table-cell>
        </table:table-row>
        <table:table-row table:style-name="ro1">
          <table:table-cell office:value-type="float" office:value="7294">
            <text:p>7294</text:p>
          </table:table-cell>
          <table:table-cell table:formula="of:=(2^([.A7295]/8192)-1)*8192" office:value-type="float" office:value="6993.22704933232">
            <text:p>6993</text:p>
          </table:table-cell>
        </table:table-row>
        <table:table-row table:style-name="ro1">
          <table:table-cell office:value-type="float" office:value="7295">
            <text:p>7295</text:p>
          </table:table-cell>
          <table:table-cell table:formula="of:=(2^([.A7296]/8192)-1)*8192" office:value-type="float" office:value="6994.51196664525">
            <text:p>6995</text:p>
          </table:table-cell>
        </table:table-row>
        <table:table-row table:style-name="ro1">
          <table:table-cell office:value-type="float" office:value="7296">
            <text:p>7296</text:p>
          </table:table-cell>
          <table:table-cell table:formula="of:=(2^([.A7297]/8192)-1)*8192" office:value-type="float" office:value="6995.79699268309">
            <text:p>6996</text:p>
          </table:table-cell>
        </table:table-row>
        <table:table-row table:style-name="ro1">
          <table:table-cell office:value-type="float" office:value="7297">
            <text:p>7297</text:p>
          </table:table-cell>
          <table:table-cell table:formula="of:=(2^([.A7298]/8192)-1)*8192" office:value-type="float" office:value="6997.08212745505">
            <text:p>6997</text:p>
          </table:table-cell>
        </table:table-row>
        <table:table-row table:style-name="ro1">
          <table:table-cell office:value-type="float" office:value="7298">
            <text:p>7298</text:p>
          </table:table-cell>
          <table:table-cell table:formula="of:=(2^([.A7299]/8192)-1)*8192" office:value-type="float" office:value="6998.36737097033">
            <text:p>6998</text:p>
          </table:table-cell>
        </table:table-row>
        <table:table-row table:style-name="ro1">
          <table:table-cell office:value-type="float" office:value="7299">
            <text:p>7299</text:p>
          </table:table-cell>
          <table:table-cell table:formula="of:=(2^([.A7300]/8192)-1)*8192" office:value-type="float" office:value="6999.65272323812">
            <text:p>7000</text:p>
          </table:table-cell>
        </table:table-row>
        <table:table-row table:style-name="ro1">
          <table:table-cell office:value-type="float" office:value="7300">
            <text:p>7300</text:p>
          </table:table-cell>
          <table:table-cell table:formula="of:=(2^([.A7301]/8192)-1)*8192" office:value-type="float" office:value="7000.93818426762">
            <text:p>7001</text:p>
          </table:table-cell>
        </table:table-row>
        <table:table-row table:style-name="ro1">
          <table:table-cell office:value-type="float" office:value="7301">
            <text:p>7301</text:p>
          </table:table-cell>
          <table:table-cell table:formula="of:=(2^([.A7302]/8192)-1)*8192" office:value-type="float" office:value="7002.22375406805">
            <text:p>7002</text:p>
          </table:table-cell>
        </table:table-row>
        <table:table-row table:style-name="ro1">
          <table:table-cell office:value-type="float" office:value="7302">
            <text:p>7302</text:p>
          </table:table-cell>
          <table:table-cell table:formula="of:=(2^([.A7303]/8192)-1)*8192" office:value-type="float" office:value="7003.5094326486">
            <text:p>7004</text:p>
          </table:table-cell>
        </table:table-row>
        <table:table-row table:style-name="ro1">
          <table:table-cell office:value-type="float" office:value="7303">
            <text:p>7303</text:p>
          </table:table-cell>
          <table:table-cell table:formula="of:=(2^([.A7304]/8192)-1)*8192" office:value-type="float" office:value="7004.79522001849">
            <text:p>7005</text:p>
          </table:table-cell>
        </table:table-row>
        <table:table-row table:style-name="ro1">
          <table:table-cell office:value-type="float" office:value="7304">
            <text:p>7304</text:p>
          </table:table-cell>
          <table:table-cell table:formula="of:=(2^([.A7305]/8192)-1)*8192" office:value-type="float" office:value="7006.0811161869">
            <text:p>7006</text:p>
          </table:table-cell>
        </table:table-row>
        <table:table-row table:style-name="ro1">
          <table:table-cell office:value-type="float" office:value="7305">
            <text:p>7305</text:p>
          </table:table-cell>
          <table:table-cell table:formula="of:=(2^([.A7306]/8192)-1)*8192" office:value-type="float" office:value="7007.36712116306">
            <text:p>7007</text:p>
          </table:table-cell>
        </table:table-row>
        <table:table-row table:style-name="ro1">
          <table:table-cell office:value-type="float" office:value="7306">
            <text:p>7306</text:p>
          </table:table-cell>
          <table:table-cell table:formula="of:=(2^([.A7307]/8192)-1)*8192" office:value-type="float" office:value="7008.65323495616">
            <text:p>7009</text:p>
          </table:table-cell>
        </table:table-row>
        <table:table-row table:style-name="ro1">
          <table:table-cell office:value-type="float" office:value="7307">
            <text:p>7307</text:p>
          </table:table-cell>
          <table:table-cell table:formula="of:=(2^([.A7308]/8192)-1)*8192" office:value-type="float" office:value="7009.93945757543">
            <text:p>7010</text:p>
          </table:table-cell>
        </table:table-row>
        <table:table-row table:style-name="ro1">
          <table:table-cell office:value-type="float" office:value="7308">
            <text:p>7308</text:p>
          </table:table-cell>
          <table:table-cell table:formula="of:=(2^([.A7309]/8192)-1)*8192" office:value-type="float" office:value="7011.22578903005">
            <text:p>7011</text:p>
          </table:table-cell>
        </table:table-row>
        <table:table-row table:style-name="ro1">
          <table:table-cell office:value-type="float" office:value="7309">
            <text:p>7309</text:p>
          </table:table-cell>
          <table:table-cell table:formula="of:=(2^([.A7310]/8192)-1)*8192" office:value-type="float" office:value="7012.51222932925">
            <text:p>7013</text:p>
          </table:table-cell>
        </table:table-row>
        <table:table-row table:style-name="ro1">
          <table:table-cell office:value-type="float" office:value="7310">
            <text:p>7310</text:p>
          </table:table-cell>
          <table:table-cell table:formula="of:=(2^([.A7311]/8192)-1)*8192" office:value-type="float" office:value="7013.79877848223">
            <text:p>7014</text:p>
          </table:table-cell>
        </table:table-row>
        <table:table-row table:style-name="ro1">
          <table:table-cell office:value-type="float" office:value="7311">
            <text:p>7311</text:p>
          </table:table-cell>
          <table:table-cell table:formula="of:=(2^([.A7312]/8192)-1)*8192" office:value-type="float" office:value="7015.0854364982">
            <text:p>7015</text:p>
          </table:table-cell>
        </table:table-row>
        <table:table-row table:style-name="ro1">
          <table:table-cell office:value-type="float" office:value="7312">
            <text:p>7312</text:p>
          </table:table-cell>
          <table:table-cell table:formula="of:=(2^([.A7313]/8192)-1)*8192" office:value-type="float" office:value="7016.37220338638">
            <text:p>7016</text:p>
          </table:table-cell>
        </table:table-row>
        <table:table-row table:style-name="ro1">
          <table:table-cell office:value-type="float" office:value="7313">
            <text:p>7313</text:p>
          </table:table-cell>
          <table:table-cell table:formula="of:=(2^([.A7314]/8192)-1)*8192" office:value-type="float" office:value="7017.65907915598">
            <text:p>7018</text:p>
          </table:table-cell>
        </table:table-row>
        <table:table-row table:style-name="ro1">
          <table:table-cell office:value-type="float" office:value="7314">
            <text:p>7314</text:p>
          </table:table-cell>
          <table:table-cell table:formula="of:=(2^([.A7315]/8192)-1)*8192" office:value-type="float" office:value="7018.94606381621">
            <text:p>7019</text:p>
          </table:table-cell>
        </table:table-row>
        <table:table-row table:style-name="ro1">
          <table:table-cell office:value-type="float" office:value="7315">
            <text:p>7315</text:p>
          </table:table-cell>
          <table:table-cell table:formula="of:=(2^([.A7316]/8192)-1)*8192" office:value-type="float" office:value="7020.23315737629">
            <text:p>7020</text:p>
          </table:table-cell>
        </table:table-row>
        <table:table-row table:style-name="ro1">
          <table:table-cell office:value-type="float" office:value="7316">
            <text:p>7316</text:p>
          </table:table-cell>
          <table:table-cell table:formula="of:=(2^([.A7317]/8192)-1)*8192" office:value-type="float" office:value="7021.52035984542">
            <text:p>7022</text:p>
          </table:table-cell>
        </table:table-row>
        <table:table-row table:style-name="ro1">
          <table:table-cell office:value-type="float" office:value="7317">
            <text:p>7317</text:p>
          </table:table-cell>
          <table:table-cell table:formula="of:=(2^([.A7318]/8192)-1)*8192" office:value-type="float" office:value="7022.80767123283">
            <text:p>7023</text:p>
          </table:table-cell>
        </table:table-row>
        <table:table-row table:style-name="ro1">
          <table:table-cell office:value-type="float" office:value="7318">
            <text:p>7318</text:p>
          </table:table-cell>
          <table:table-cell table:formula="of:=(2^([.A7319]/8192)-1)*8192" office:value-type="float" office:value="7024.09509154773">
            <text:p>7024</text:p>
          </table:table-cell>
        </table:table-row>
        <table:table-row table:style-name="ro1">
          <table:table-cell office:value-type="float" office:value="7319">
            <text:p>7319</text:p>
          </table:table-cell>
          <table:table-cell table:formula="of:=(2^([.A7320]/8192)-1)*8192" office:value-type="float" office:value="7025.38262079934">
            <text:p>7025</text:p>
          </table:table-cell>
        </table:table-row>
        <table:table-row table:style-name="ro1">
          <table:table-cell office:value-type="float" office:value="7320">
            <text:p>7320</text:p>
          </table:table-cell>
          <table:table-cell table:formula="of:=(2^([.A7321]/8192)-1)*8192" office:value-type="float" office:value="7026.67025899687">
            <text:p>7027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table:formula="of:=(2^([.A7322]/8192)-1)*8192" office:value-type="float" office:value="7027.95800614955">
            <text:p>7028</text:p>
          </table:table-cell>
        </table:table-row>
        <table:table-row table:style-name="ro1">
          <table:table-cell office:value-type="float" office:value="7322">
            <text:p>7322</text:p>
          </table:table-cell>
          <table:table-cell table:formula="of:=(2^([.A7323]/8192)-1)*8192" office:value-type="float" office:value="7029.2458622666">
            <text:p>7029</text:p>
          </table:table-cell>
        </table:table-row>
        <table:table-row table:style-name="ro1">
          <table:table-cell office:value-type="float" office:value="7323">
            <text:p>7323</text:p>
          </table:table-cell>
          <table:table-cell table:formula="of:=(2^([.A7324]/8192)-1)*8192" office:value-type="float" office:value="7030.53382735723">
            <text:p>7031</text:p>
          </table:table-cell>
        </table:table-row>
        <table:table-row table:style-name="ro1">
          <table:table-cell office:value-type="float" office:value="7324">
            <text:p>7324</text:p>
          </table:table-cell>
          <table:table-cell table:formula="of:=(2^([.A7325]/8192)-1)*8192" office:value-type="float" office:value="7031.82190143066">
            <text:p>7032</text:p>
          </table:table-cell>
        </table:table-row>
        <table:table-row table:style-name="ro1">
          <table:table-cell office:value-type="float" office:value="7325">
            <text:p>7325</text:p>
          </table:table-cell>
          <table:table-cell table:formula="of:=(2^([.A7326]/8192)-1)*8192" office:value-type="float" office:value="7033.11008449612">
            <text:p>7033</text:p>
          </table:table-cell>
        </table:table-row>
        <table:table-row table:style-name="ro1">
          <table:table-cell office:value-type="float" office:value="7326">
            <text:p>7326</text:p>
          </table:table-cell>
          <table:table-cell table:formula="of:=(2^([.A7327]/8192)-1)*8192" office:value-type="float" office:value="7034.39837656283">
            <text:p>7034</text:p>
          </table:table-cell>
        </table:table-row>
        <table:table-row table:style-name="ro1">
          <table:table-cell office:value-type="float" office:value="7327">
            <text:p>7327</text:p>
          </table:table-cell>
          <table:table-cell table:formula="of:=(2^([.A7328]/8192)-1)*8192" office:value-type="float" office:value="7035.68677764002">
            <text:p>7036</text:p>
          </table:table-cell>
        </table:table-row>
        <table:table-row table:style-name="ro1">
          <table:table-cell office:value-type="float" office:value="7328">
            <text:p>7328</text:p>
          </table:table-cell>
          <table:table-cell table:formula="of:=(2^([.A7329]/8192)-1)*8192" office:value-type="float" office:value="7036.9752877369">
            <text:p>7037</text:p>
          </table:table-cell>
        </table:table-row>
        <table:table-row table:style-name="ro1">
          <table:table-cell office:value-type="float" office:value="7329">
            <text:p>7329</text:p>
          </table:table-cell>
          <table:table-cell table:formula="of:=(2^([.A7330]/8192)-1)*8192" office:value-type="float" office:value="7038.2639068627">
            <text:p>7038</text:p>
          </table:table-cell>
        </table:table-row>
        <table:table-row table:style-name="ro1">
          <table:table-cell office:value-type="float" office:value="7330">
            <text:p>7330</text:p>
          </table:table-cell>
          <table:table-cell table:formula="of:=(2^([.A7331]/8192)-1)*8192" office:value-type="float" office:value="7039.55263502665">
            <text:p>7040</text:p>
          </table:table-cell>
        </table:table-row>
        <table:table-row table:style-name="ro1">
          <table:table-cell office:value-type="float" office:value="7331">
            <text:p>7331</text:p>
          </table:table-cell>
          <table:table-cell table:formula="of:=(2^([.A7332]/8192)-1)*8192" office:value-type="float" office:value="7040.84147223797">
            <text:p>7041</text:p>
          </table:table-cell>
        </table:table-row>
        <table:table-row table:style-name="ro1">
          <table:table-cell office:value-type="float" office:value="7332">
            <text:p>7332</text:p>
          </table:table-cell>
          <table:table-cell table:formula="of:=(2^([.A7333]/8192)-1)*8192" office:value-type="float" office:value="7042.1304185059">
            <text:p>7042</text:p>
          </table:table-cell>
        </table:table-row>
        <table:table-row table:style-name="ro1">
          <table:table-cell office:value-type="float" office:value="7333">
            <text:p>7333</text:p>
          </table:table-cell>
          <table:table-cell table:formula="of:=(2^([.A7334]/8192)-1)*8192" office:value-type="float" office:value="7043.41947383965">
            <text:p>7043</text:p>
          </table:table-cell>
        </table:table-row>
        <table:table-row table:style-name="ro1">
          <table:table-cell office:value-type="float" office:value="7334">
            <text:p>7334</text:p>
          </table:table-cell>
          <table:table-cell table:formula="of:=(2^([.A7335]/8192)-1)*8192" office:value-type="float" office:value="7044.70863824846">
            <text:p>7045</text:p>
          </table:table-cell>
        </table:table-row>
        <table:table-row table:style-name="ro1">
          <table:table-cell office:value-type="float" office:value="7335">
            <text:p>7335</text:p>
          </table:table-cell>
          <table:table-cell table:formula="of:=(2^([.A7336]/8192)-1)*8192" office:value-type="float" office:value="7045.99791174156">
            <text:p>7046</text:p>
          </table:table-cell>
        </table:table-row>
        <table:table-row table:style-name="ro1">
          <table:table-cell office:value-type="float" office:value="7336">
            <text:p>7336</text:p>
          </table:table-cell>
          <table:table-cell table:formula="of:=(2^([.A7337]/8192)-1)*8192" office:value-type="float" office:value="7047.28729432817">
            <text:p>7047</text:p>
          </table:table-cell>
        </table:table-row>
        <table:table-row table:style-name="ro1">
          <table:table-cell office:value-type="float" office:value="7337">
            <text:p>7337</text:p>
          </table:table-cell>
          <table:table-cell table:formula="of:=(2^([.A7338]/8192)-1)*8192" office:value-type="float" office:value="7048.57678601754">
            <text:p>7049</text:p>
          </table:table-cell>
        </table:table-row>
        <table:table-row table:style-name="ro1">
          <table:table-cell office:value-type="float" office:value="7338">
            <text:p>7338</text:p>
          </table:table-cell>
          <table:table-cell table:formula="of:=(2^([.A7339]/8192)-1)*8192" office:value-type="float" office:value="7049.86638681888">
            <text:p>7050</text:p>
          </table:table-cell>
        </table:table-row>
        <table:table-row table:style-name="ro1">
          <table:table-cell office:value-type="float" office:value="7339">
            <text:p>7339</text:p>
          </table:table-cell>
          <table:table-cell table:formula="of:=(2^([.A7340]/8192)-1)*8192" office:value-type="float" office:value="7051.15609674144">
            <text:p>7051</text:p>
          </table:table-cell>
        </table:table-row>
        <table:table-row table:style-name="ro1">
          <table:table-cell office:value-type="float" office:value="7340">
            <text:p>7340</text:p>
          </table:table-cell>
          <table:table-cell table:formula="of:=(2^([.A7341]/8192)-1)*8192" office:value-type="float" office:value="7052.44591579444">
            <text:p>7052</text:p>
          </table:table-cell>
        </table:table-row>
        <table:table-row table:style-name="ro1">
          <table:table-cell office:value-type="float" office:value="7341">
            <text:p>7341</text:p>
          </table:table-cell>
          <table:table-cell table:formula="of:=(2^([.A7342]/8192)-1)*8192" office:value-type="float" office:value="7053.73584398713">
            <text:p>7054</text:p>
          </table:table-cell>
        </table:table-row>
        <table:table-row table:style-name="ro1">
          <table:table-cell office:value-type="float" office:value="7342">
            <text:p>7342</text:p>
          </table:table-cell>
          <table:table-cell table:formula="of:=(2^([.A7343]/8192)-1)*8192" office:value-type="float" office:value="7055.02588132873">
            <text:p>7055</text:p>
          </table:table-cell>
        </table:table-row>
        <table:table-row table:style-name="ro1">
          <table:table-cell office:value-type="float" office:value="7343">
            <text:p>7343</text:p>
          </table:table-cell>
          <table:table-cell table:formula="of:=(2^([.A7344]/8192)-1)*8192" office:value-type="float" office:value="7056.31602782848">
            <text:p>7056</text:p>
          </table:table-cell>
        </table:table-row>
        <table:table-row table:style-name="ro1">
          <table:table-cell office:value-type="float" office:value="7344">
            <text:p>7344</text:p>
          </table:table-cell>
          <table:table-cell table:formula="of:=(2^([.A7345]/8192)-1)*8192" office:value-type="float" office:value="7057.60628349562">
            <text:p>7058</text:p>
          </table:table-cell>
        </table:table-row>
        <table:table-row table:style-name="ro1">
          <table:table-cell office:value-type="float" office:value="7345">
            <text:p>7345</text:p>
          </table:table-cell>
          <table:table-cell table:formula="of:=(2^([.A7346]/8192)-1)*8192" office:value-type="float" office:value="7058.89664833938">
            <text:p>7059</text:p>
          </table:table-cell>
        </table:table-row>
        <table:table-row table:style-name="ro1">
          <table:table-cell office:value-type="float" office:value="7346">
            <text:p>7346</text:p>
          </table:table-cell>
          <table:table-cell table:formula="of:=(2^([.A7347]/8192)-1)*8192" office:value-type="float" office:value="7060.18712236901">
            <text:p>7060</text:p>
          </table:table-cell>
        </table:table-row>
        <table:table-row table:style-name="ro1">
          <table:table-cell office:value-type="float" office:value="7347">
            <text:p>7347</text:p>
          </table:table-cell>
          <table:table-cell table:formula="of:=(2^([.A7348]/8192)-1)*8192" office:value-type="float" office:value="7061.47770559374">
            <text:p>7061</text:p>
          </table:table-cell>
        </table:table-row>
        <table:table-row table:style-name="ro1">
          <table:table-cell office:value-type="float" office:value="7348">
            <text:p>7348</text:p>
          </table:table-cell>
          <table:table-cell table:formula="of:=(2^([.A7349]/8192)-1)*8192" office:value-type="float" office:value="7062.76839802282">
            <text:p>7063</text:p>
          </table:table-cell>
        </table:table-row>
        <table:table-row table:style-name="ro1">
          <table:table-cell office:value-type="float" office:value="7349">
            <text:p>7349</text:p>
          </table:table-cell>
          <table:table-cell table:formula="of:=(2^([.A7350]/8192)-1)*8192" office:value-type="float" office:value="7064.05919966547">
            <text:p>7064</text:p>
          </table:table-cell>
        </table:table-row>
        <table:table-row table:style-name="ro1">
          <table:table-cell office:value-type="float" office:value="7350">
            <text:p>7350</text:p>
          </table:table-cell>
          <table:table-cell table:formula="of:=(2^([.A7351]/8192)-1)*8192" office:value-type="float" office:value="7065.35011053095">
            <text:p>7065</text:p>
          </table:table-cell>
        </table:table-row>
        <table:table-row table:style-name="ro1">
          <table:table-cell office:value-type="float" office:value="7351">
            <text:p>7351</text:p>
          </table:table-cell>
          <table:table-cell table:formula="of:=(2^([.A7352]/8192)-1)*8192" office:value-type="float" office:value="7066.6411306285">
            <text:p>7067</text:p>
          </table:table-cell>
        </table:table-row>
        <table:table-row table:style-name="ro1">
          <table:table-cell office:value-type="float" office:value="7352">
            <text:p>7352</text:p>
          </table:table-cell>
          <table:table-cell table:formula="of:=(2^([.A7353]/8192)-1)*8192" office:value-type="float" office:value="7067.93225996735">
            <text:p>7068</text:p>
          </table:table-cell>
        </table:table-row>
        <table:table-row table:style-name="ro1">
          <table:table-cell office:value-type="float" office:value="7353">
            <text:p>7353</text:p>
          </table:table-cell>
          <table:table-cell table:formula="of:=(2^([.A7354]/8192)-1)*8192" office:value-type="float" office:value="7069.22349855676">
            <text:p>7069</text:p>
          </table:table-cell>
        </table:table-row>
        <table:table-row table:style-name="ro1">
          <table:table-cell office:value-type="float" office:value="7354">
            <text:p>7354</text:p>
          </table:table-cell>
          <table:table-cell table:formula="of:=(2^([.A7355]/8192)-1)*8192" office:value-type="float" office:value="7070.51484640596">
            <text:p>7071</text:p>
          </table:table-cell>
        </table:table-row>
        <table:table-row table:style-name="ro1">
          <table:table-cell office:value-type="float" office:value="7355">
            <text:p>7355</text:p>
          </table:table-cell>
          <table:table-cell table:formula="of:=(2^([.A7356]/8192)-1)*8192" office:value-type="float" office:value="7071.8063035242">
            <text:p>7072</text:p>
          </table:table-cell>
        </table:table-row>
        <table:table-row table:style-name="ro1">
          <table:table-cell office:value-type="float" office:value="7356">
            <text:p>7356</text:p>
          </table:table-cell>
          <table:table-cell table:formula="of:=(2^([.A7357]/8192)-1)*8192" office:value-type="float" office:value="7073.09786992074">
            <text:p>7073</text:p>
          </table:table-cell>
        </table:table-row>
        <table:table-row table:style-name="ro1">
          <table:table-cell office:value-type="float" office:value="7357">
            <text:p>7357</text:p>
          </table:table-cell>
          <table:table-cell table:formula="of:=(2^([.A7358]/8192)-1)*8192" office:value-type="float" office:value="7074.3895456048">
            <text:p>7074</text:p>
          </table:table-cell>
        </table:table-row>
        <table:table-row table:style-name="ro1">
          <table:table-cell office:value-type="float" office:value="7358">
            <text:p>7358</text:p>
          </table:table-cell>
          <table:table-cell table:formula="of:=(2^([.A7359]/8192)-1)*8192" office:value-type="float" office:value="7075.68133058565">
            <text:p>7076</text:p>
          </table:table-cell>
        </table:table-row>
        <table:table-row table:style-name="ro1">
          <table:table-cell office:value-type="float" office:value="7359">
            <text:p>7359</text:p>
          </table:table-cell>
          <table:table-cell table:formula="of:=(2^([.A7360]/8192)-1)*8192" office:value-type="float" office:value="7076.97322487253">
            <text:p>7077</text:p>
          </table:table-cell>
        </table:table-row>
        <table:table-row table:style-name="ro1">
          <table:table-cell office:value-type="float" office:value="7360">
            <text:p>7360</text:p>
          </table:table-cell>
          <table:table-cell table:formula="of:=(2^([.A7361]/8192)-1)*8192" office:value-type="float" office:value="7078.26522847469">
            <text:p>7078</text:p>
          </table:table-cell>
        </table:table-row>
        <table:table-row table:style-name="ro1">
          <table:table-cell office:value-type="float" office:value="7361">
            <text:p>7361</text:p>
          </table:table-cell>
          <table:table-cell table:formula="of:=(2^([.A7362]/8192)-1)*8192" office:value-type="float" office:value="7079.55734140137">
            <text:p>7080</text:p>
          </table:table-cell>
        </table:table-row>
        <table:table-row table:style-name="ro1">
          <table:table-cell office:value-type="float" office:value="7362">
            <text:p>7362</text:p>
          </table:table-cell>
          <table:table-cell table:formula="of:=(2^([.A7363]/8192)-1)*8192" office:value-type="float" office:value="7080.84956366184">
            <text:p>7081</text:p>
          </table:table-cell>
        </table:table-row>
        <table:table-row table:style-name="ro1">
          <table:table-cell office:value-type="float" office:value="7363">
            <text:p>7363</text:p>
          </table:table-cell>
          <table:table-cell table:formula="of:=(2^([.A7364]/8192)-1)*8192" office:value-type="float" office:value="7082.14189526534">
            <text:p>7082</text:p>
          </table:table-cell>
        </table:table-row>
        <table:table-row table:style-name="ro1">
          <table:table-cell office:value-type="float" office:value="7364">
            <text:p>7364</text:p>
          </table:table-cell>
          <table:table-cell table:formula="of:=(2^([.A7365]/8192)-1)*8192" office:value-type="float" office:value="7083.43433622112">
            <text:p>7083</text:p>
          </table:table-cell>
        </table:table-row>
        <table:table-row table:style-name="ro1">
          <table:table-cell office:value-type="float" office:value="7365">
            <text:p>7365</text:p>
          </table:table-cell>
          <table:table-cell table:formula="of:=(2^([.A7366]/8192)-1)*8192" office:value-type="float" office:value="7084.72688653844">
            <text:p>7085</text:p>
          </table:table-cell>
        </table:table-row>
        <table:table-row table:style-name="ro1">
          <table:table-cell office:value-type="float" office:value="7366">
            <text:p>7366</text:p>
          </table:table-cell>
          <table:table-cell table:formula="of:=(2^([.A7367]/8192)-1)*8192" office:value-type="float" office:value="7086.01954622655">
            <text:p>7086</text:p>
          </table:table-cell>
        </table:table-row>
        <table:table-row table:style-name="ro1">
          <table:table-cell office:value-type="float" office:value="7367">
            <text:p>7367</text:p>
          </table:table-cell>
          <table:table-cell table:formula="of:=(2^([.A7368]/8192)-1)*8192" office:value-type="float" office:value="7087.3123152947">
            <text:p>7087</text:p>
          </table:table-cell>
        </table:table-row>
        <table:table-row table:style-name="ro1">
          <table:table-cell office:value-type="float" office:value="7368">
            <text:p>7368</text:p>
          </table:table-cell>
          <table:table-cell table:formula="of:=(2^([.A7369]/8192)-1)*8192" office:value-type="float" office:value="7088.60519375215">
            <text:p>7089</text:p>
          </table:table-cell>
        </table:table-row>
        <table:table-row table:style-name="ro1">
          <table:table-cell office:value-type="float" office:value="7369">
            <text:p>7369</text:p>
          </table:table-cell>
          <table:table-cell table:formula="of:=(2^([.A7370]/8192)-1)*8192" office:value-type="float" office:value="7089.89818160816">
            <text:p>7090</text:p>
          </table:table-cell>
        </table:table-row>
        <table:table-row table:style-name="ro1">
          <table:table-cell office:value-type="float" office:value="7370">
            <text:p>7370</text:p>
          </table:table-cell>
          <table:table-cell table:formula="of:=(2^([.A7371]/8192)-1)*8192" office:value-type="float" office:value="7091.19127887198">
            <text:p>7091</text:p>
          </table:table-cell>
        </table:table-row>
        <table:table-row table:style-name="ro1">
          <table:table-cell office:value-type="float" office:value="7371">
            <text:p>7371</text:p>
          </table:table-cell>
          <table:table-cell table:formula="of:=(2^([.A7372]/8192)-1)*8192" office:value-type="float" office:value="7092.48448555288">
            <text:p>7092</text:p>
          </table:table-cell>
        </table:table-row>
        <table:table-row table:style-name="ro1">
          <table:table-cell office:value-type="float" office:value="7372">
            <text:p>7372</text:p>
          </table:table-cell>
          <table:table-cell table:formula="of:=(2^([.A7373]/8192)-1)*8192" office:value-type="float" office:value="7093.7778016601">
            <text:p>7094</text:p>
          </table:table-cell>
        </table:table-row>
        <table:table-row table:style-name="ro1">
          <table:table-cell office:value-type="float" office:value="7373">
            <text:p>7373</text:p>
          </table:table-cell>
          <table:table-cell table:formula="of:=(2^([.A7374]/8192)-1)*8192" office:value-type="float" office:value="7095.07122720291">
            <text:p>7095</text:p>
          </table:table-cell>
        </table:table-row>
        <table:table-row table:style-name="ro1">
          <table:table-cell office:value-type="float" office:value="7374">
            <text:p>7374</text:p>
          </table:table-cell>
          <table:table-cell table:formula="of:=(2^([.A7375]/8192)-1)*8192" office:value-type="float" office:value="7096.36476219056">
            <text:p>7096</text:p>
          </table:table-cell>
        </table:table-row>
        <table:table-row table:style-name="ro1">
          <table:table-cell office:value-type="float" office:value="7375">
            <text:p>7375</text:p>
          </table:table-cell>
          <table:table-cell table:formula="of:=(2^([.A7376]/8192)-1)*8192" office:value-type="float" office:value="7097.65840663233">
            <text:p>7098</text:p>
          </table:table-cell>
        </table:table-row>
        <table:table-row table:style-name="ro1">
          <table:table-cell office:value-type="float" office:value="7376">
            <text:p>7376</text:p>
          </table:table-cell>
          <table:table-cell table:formula="of:=(2^([.A7377]/8192)-1)*8192" office:value-type="float" office:value="7098.95216053747">
            <text:p>7099</text:p>
          </table:table-cell>
        </table:table-row>
        <table:table-row table:style-name="ro1">
          <table:table-cell office:value-type="float" office:value="7377">
            <text:p>7377</text:p>
          </table:table-cell>
          <table:table-cell table:formula="of:=(2^([.A7378]/8192)-1)*8192" office:value-type="float" office:value="7100.24602391524">
            <text:p>7100</text:p>
          </table:table-cell>
        </table:table-row>
        <table:table-row table:style-name="ro1">
          <table:table-cell office:value-type="float" office:value="7378">
            <text:p>7378</text:p>
          </table:table-cell>
          <table:table-cell table:formula="of:=(2^([.A7379]/8192)-1)*8192" office:value-type="float" office:value="7101.53999677491">
            <text:p>7102</text:p>
          </table:table-cell>
        </table:table-row>
        <table:table-row table:style-name="ro1">
          <table:table-cell office:value-type="float" office:value="7379">
            <text:p>7379</text:p>
          </table:table-cell>
          <table:table-cell table:formula="of:=(2^([.A7380]/8192)-1)*8192" office:value-type="float" office:value="7102.83407912574">
            <text:p>7103</text:p>
          </table:table-cell>
        </table:table-row>
        <table:table-row table:style-name="ro1">
          <table:table-cell office:value-type="float" office:value="7380">
            <text:p>7380</text:p>
          </table:table-cell>
          <table:table-cell table:formula="of:=(2^([.A7381]/8192)-1)*8192" office:value-type="float" office:value="7104.12827097699">
            <text:p>7104</text:p>
          </table:table-cell>
        </table:table-row>
        <table:table-row table:style-name="ro1">
          <table:table-cell office:value-type="float" office:value="7381">
            <text:p>7381</text:p>
          </table:table-cell>
          <table:table-cell table:formula="of:=(2^([.A7382]/8192)-1)*8192" office:value-type="float" office:value="7105.42257233794">
            <text:p>7105</text:p>
          </table:table-cell>
        </table:table-row>
        <table:table-row table:style-name="ro1">
          <table:table-cell office:value-type="float" office:value="7382">
            <text:p>7382</text:p>
          </table:table-cell>
          <table:table-cell table:formula="of:=(2^([.A7383]/8192)-1)*8192" office:value-type="float" office:value="7106.71698321784">
            <text:p>7107</text:p>
          </table:table-cell>
        </table:table-row>
        <table:table-row table:style-name="ro1">
          <table:table-cell office:value-type="float" office:value="7383">
            <text:p>7383</text:p>
          </table:table-cell>
          <table:table-cell table:formula="of:=(2^([.A7384]/8192)-1)*8192" office:value-type="float" office:value="7108.01150362596">
            <text:p>7108</text:p>
          </table:table-cell>
        </table:table-row>
        <table:table-row table:style-name="ro1">
          <table:table-cell office:value-type="float" office:value="7384">
            <text:p>7384</text:p>
          </table:table-cell>
          <table:table-cell table:formula="of:=(2^([.A7385]/8192)-1)*8192" office:value-type="float" office:value="7109.30613357158">
            <text:p>7109</text:p>
          </table:table-cell>
        </table:table-row>
        <table:table-row table:style-name="ro1">
          <table:table-cell office:value-type="float" office:value="7385">
            <text:p>7385</text:p>
          </table:table-cell>
          <table:table-cell table:formula="of:=(2^([.A7386]/8192)-1)*8192" office:value-type="float" office:value="7110.60087306396">
            <text:p>7111</text:p>
          </table:table-cell>
        </table:table-row>
        <table:table-row table:style-name="ro1">
          <table:table-cell office:value-type="float" office:value="7386">
            <text:p>7386</text:p>
          </table:table-cell>
          <table:table-cell table:formula="of:=(2^([.A7387]/8192)-1)*8192" office:value-type="float" office:value="7111.89572211237">
            <text:p>7112</text:p>
          </table:table-cell>
        </table:table-row>
        <table:table-row table:style-name="ro1">
          <table:table-cell office:value-type="float" office:value="7387">
            <text:p>7387</text:p>
          </table:table-cell>
          <table:table-cell table:formula="of:=(2^([.A7388]/8192)-1)*8192" office:value-type="float" office:value="7113.19068072607">
            <text:p>7113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table:formula="of:=(2^([.A7389]/8192)-1)*8192" office:value-type="float" office:value="7114.48574891435">
            <text:p>7114</text:p>
          </table:table-cell>
        </table:table-row>
        <table:table-row table:style-name="ro1">
          <table:table-cell office:value-type="float" office:value="7389">
            <text:p>7389</text:p>
          </table:table-cell>
          <table:table-cell table:formula="of:=(2^([.A7390]/8192)-1)*8192" office:value-type="float" office:value="7115.78092668647">
            <text:p>7116</text:p>
          </table:table-cell>
        </table:table-row>
        <table:table-row table:style-name="ro1">
          <table:table-cell office:value-type="float" office:value="7390">
            <text:p>7390</text:p>
          </table:table-cell>
          <table:table-cell table:formula="of:=(2^([.A7391]/8192)-1)*8192" office:value-type="float" office:value="7117.07621405171">
            <text:p>7117</text:p>
          </table:table-cell>
        </table:table-row>
        <table:table-row table:style-name="ro1">
          <table:table-cell office:value-type="float" office:value="7391">
            <text:p>7391</text:p>
          </table:table-cell>
          <table:table-cell table:formula="of:=(2^([.A7392]/8192)-1)*8192" office:value-type="float" office:value="7118.37161101934">
            <text:p>7118</text:p>
          </table:table-cell>
        </table:table-row>
        <table:table-row table:style-name="ro1">
          <table:table-cell office:value-type="float" office:value="7392">
            <text:p>7392</text:p>
          </table:table-cell>
          <table:table-cell table:formula="of:=(2^([.A7393]/8192)-1)*8192" office:value-type="float" office:value="7119.66711759863">
            <text:p>7120</text:p>
          </table:table-cell>
        </table:table-row>
        <table:table-row table:style-name="ro1">
          <table:table-cell office:value-type="float" office:value="7393">
            <text:p>7393</text:p>
          </table:table-cell>
          <table:table-cell table:formula="of:=(2^([.A7394]/8192)-1)*8192" office:value-type="float" office:value="7120.96273379885">
            <text:p>7121</text:p>
          </table:table-cell>
        </table:table-row>
        <table:table-row table:style-name="ro1">
          <table:table-cell office:value-type="float" office:value="7394">
            <text:p>7394</text:p>
          </table:table-cell>
          <table:table-cell table:formula="of:=(2^([.A7395]/8192)-1)*8192" office:value-type="float" office:value="7122.25845962929">
            <text:p>7122</text:p>
          </table:table-cell>
        </table:table-row>
        <table:table-row table:style-name="ro1">
          <table:table-cell office:value-type="float" office:value="7395">
            <text:p>7395</text:p>
          </table:table-cell>
          <table:table-cell table:formula="of:=(2^([.A7396]/8192)-1)*8192" office:value-type="float" office:value="7123.55429509923">
            <text:p>7124</text:p>
          </table:table-cell>
        </table:table-row>
        <table:table-row table:style-name="ro1">
          <table:table-cell office:value-type="float" office:value="7396">
            <text:p>7396</text:p>
          </table:table-cell>
          <table:table-cell table:formula="of:=(2^([.A7397]/8192)-1)*8192" office:value-type="float" office:value="7124.85024021792">
            <text:p>7125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table:formula="of:=(2^([.A7398]/8192)-1)*8192" office:value-type="float" office:value="7126.14629499467">
            <text:p>7126</text:p>
          </table:table-cell>
        </table:table-row>
        <table:table-row table:style-name="ro1">
          <table:table-cell office:value-type="float" office:value="7398">
            <text:p>7398</text:p>
          </table:table-cell>
          <table:table-cell table:formula="of:=(2^([.A7399]/8192)-1)*8192" office:value-type="float" office:value="7127.44245943874">
            <text:p>7127</text:p>
          </table:table-cell>
        </table:table-row>
        <table:table-row table:style-name="ro1">
          <table:table-cell office:value-type="float" office:value="7399">
            <text:p>7399</text:p>
          </table:table-cell>
          <table:table-cell table:formula="of:=(2^([.A7400]/8192)-1)*8192" office:value-type="float" office:value="7128.73873355941">
            <text:p>7129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table:formula="of:=(2^([.A7401]/8192)-1)*8192" office:value-type="float" office:value="7130.03511736597">
            <text:p>7130</text:p>
          </table:table-cell>
        </table:table-row>
        <table:table-row table:style-name="ro1">
          <table:table-cell office:value-type="float" office:value="7401">
            <text:p>7401</text:p>
          </table:table-cell>
          <table:table-cell table:formula="of:=(2^([.A7402]/8192)-1)*8192" office:value-type="float" office:value="7131.33161086769">
            <text:p>7131</text:p>
          </table:table-cell>
        </table:table-row>
        <table:table-row table:style-name="ro1">
          <table:table-cell office:value-type="float" office:value="7402">
            <text:p>7402</text:p>
          </table:table-cell>
          <table:table-cell table:formula="of:=(2^([.A7403]/8192)-1)*8192" office:value-type="float" office:value="7132.62821407386">
            <text:p>7133</text:p>
          </table:table-cell>
        </table:table-row>
        <table:table-row table:style-name="ro1">
          <table:table-cell office:value-type="float" office:value="7403">
            <text:p>7403</text:p>
          </table:table-cell>
          <table:table-cell table:formula="of:=(2^([.A7404]/8192)-1)*8192" office:value-type="float" office:value="7133.92492699376">
            <text:p>7134</text:p>
          </table:table-cell>
        </table:table-row>
        <table:table-row table:style-name="ro1">
          <table:table-cell office:value-type="float" office:value="7404">
            <text:p>7404</text:p>
          </table:table-cell>
          <table:table-cell table:formula="of:=(2^([.A7405]/8192)-1)*8192" office:value-type="float" office:value="7135.22174963668">
            <text:p>7135</text:p>
          </table:table-cell>
        </table:table-row>
        <table:table-row table:style-name="ro1">
          <table:table-cell office:value-type="float" office:value="7405">
            <text:p>7405</text:p>
          </table:table-cell>
          <table:table-cell table:formula="of:=(2^([.A7406]/8192)-1)*8192" office:value-type="float" office:value="7136.51868201189">
            <text:p>7137</text:p>
          </table:table-cell>
        </table:table-row>
        <table:table-row table:style-name="ro1">
          <table:table-cell office:value-type="float" office:value="7406">
            <text:p>7406</text:p>
          </table:table-cell>
          <table:table-cell table:formula="of:=(2^([.A7407]/8192)-1)*8192" office:value-type="float" office:value="7137.81572412869">
            <text:p>7138</text:p>
          </table:table-cell>
        </table:table-row>
        <table:table-row table:style-name="ro1">
          <table:table-cell office:value-type="float" office:value="7407">
            <text:p>7407</text:p>
          </table:table-cell>
          <table:table-cell table:formula="of:=(2^([.A7408]/8192)-1)*8192" office:value-type="float" office:value="7139.11287599635">
            <text:p>7139</text:p>
          </table:table-cell>
        </table:table-row>
        <table:table-row table:style-name="ro1">
          <table:table-cell office:value-type="float" office:value="7408">
            <text:p>7408</text:p>
          </table:table-cell>
          <table:table-cell table:formula="of:=(2^([.A7409]/8192)-1)*8192" office:value-type="float" office:value="7140.41013762418">
            <text:p>7140</text:p>
          </table:table-cell>
        </table:table-row>
        <table:table-row table:style-name="ro1">
          <table:table-cell office:value-type="float" office:value="7409">
            <text:p>7409</text:p>
          </table:table-cell>
          <table:table-cell table:formula="of:=(2^([.A7410]/8192)-1)*8192" office:value-type="float" office:value="7141.70750902144">
            <text:p>7142</text:p>
          </table:table-cell>
        </table:table-row>
        <table:table-row table:style-name="ro1">
          <table:table-cell office:value-type="float" office:value="7410">
            <text:p>7410</text:p>
          </table:table-cell>
          <table:table-cell table:formula="of:=(2^([.A7411]/8192)-1)*8192" office:value-type="float" office:value="7143.00499019744">
            <text:p>7143</text:p>
          </table:table-cell>
        </table:table-row>
        <table:table-row table:style-name="ro1">
          <table:table-cell office:value-type="float" office:value="7411">
            <text:p>7411</text:p>
          </table:table-cell>
          <table:table-cell table:formula="of:=(2^([.A7412]/8192)-1)*8192" office:value-type="float" office:value="7144.30258116146">
            <text:p>7144</text:p>
          </table:table-cell>
        </table:table-row>
        <table:table-row table:style-name="ro1">
          <table:table-cell office:value-type="float" office:value="7412">
            <text:p>7412</text:p>
          </table:table-cell>
          <table:table-cell table:formula="of:=(2^([.A7413]/8192)-1)*8192" office:value-type="float" office:value="7145.60028192279">
            <text:p>7146</text:p>
          </table:table-cell>
        </table:table-row>
        <table:table-row table:style-name="ro1">
          <table:table-cell office:value-type="float" office:value="7413">
            <text:p>7413</text:p>
          </table:table-cell>
          <table:table-cell table:formula="of:=(2^([.A7414]/8192)-1)*8192" office:value-type="float" office:value="7146.89809249072">
            <text:p>7147</text:p>
          </table:table-cell>
        </table:table-row>
        <table:table-row table:style-name="ro1">
          <table:table-cell office:value-type="float" office:value="7414">
            <text:p>7414</text:p>
          </table:table-cell>
          <table:table-cell table:formula="of:=(2^([.A7415]/8192)-1)*8192" office:value-type="float" office:value="7148.19601287454">
            <text:p>7148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table:formula="of:=(2^([.A7416]/8192)-1)*8192" office:value-type="float" office:value="7149.49404308356">
            <text:p>7149</text:p>
          </table:table-cell>
        </table:table-row>
        <table:table-row table:style-name="ro1">
          <table:table-cell office:value-type="float" office:value="7416">
            <text:p>7416</text:p>
          </table:table-cell>
          <table:table-cell table:formula="of:=(2^([.A7417]/8192)-1)*8192" office:value-type="float" office:value="7150.79218312704">
            <text:p>7151</text:p>
          </table:table-cell>
        </table:table-row>
        <table:table-row table:style-name="ro1">
          <table:table-cell office:value-type="float" office:value="7417">
            <text:p>7417</text:p>
          </table:table-cell>
          <table:table-cell table:formula="of:=(2^([.A7418]/8192)-1)*8192" office:value-type="float" office:value="7152.0904330143">
            <text:p>7152</text:p>
          </table:table-cell>
        </table:table-row>
        <table:table-row table:style-name="ro1">
          <table:table-cell office:value-type="float" office:value="7418">
            <text:p>7418</text:p>
          </table:table-cell>
          <table:table-cell table:formula="of:=(2^([.A7419]/8192)-1)*8192" office:value-type="float" office:value="7153.38879275463">
            <text:p>7153</text:p>
          </table:table-cell>
        </table:table-row>
        <table:table-row table:style-name="ro1">
          <table:table-cell office:value-type="float" office:value="7419">
            <text:p>7419</text:p>
          </table:table-cell>
          <table:table-cell table:formula="of:=(2^([.A7420]/8192)-1)*8192" office:value-type="float" office:value="7154.68726235732">
            <text:p>7155</text:p>
          </table:table-cell>
        </table:table-row>
        <table:table-row table:style-name="ro1">
          <table:table-cell office:value-type="float" office:value="7420">
            <text:p>7420</text:p>
          </table:table-cell>
          <table:table-cell table:formula="of:=(2^([.A7421]/8192)-1)*8192" office:value-type="float" office:value="7155.98584183166">
            <text:p>7156</text:p>
          </table:table-cell>
        </table:table-row>
        <table:table-row table:style-name="ro1">
          <table:table-cell office:value-type="float" office:value="7421">
            <text:p>7421</text:p>
          </table:table-cell>
          <table:table-cell table:formula="of:=(2^([.A7422]/8192)-1)*8192" office:value-type="float" office:value="7157.28453118696">
            <text:p>7157</text:p>
          </table:table-cell>
        </table:table-row>
        <table:table-row table:style-name="ro1">
          <table:table-cell office:value-type="float" office:value="7422">
            <text:p>7422</text:p>
          </table:table-cell>
          <table:table-cell table:formula="of:=(2^([.A7423]/8192)-1)*8192" office:value-type="float" office:value="7158.58333043252">
            <text:p>7159</text:p>
          </table:table-cell>
        </table:table-row>
        <table:table-row table:style-name="ro1">
          <table:table-cell office:value-type="float" office:value="7423">
            <text:p>7423</text:p>
          </table:table-cell>
          <table:table-cell table:formula="of:=(2^([.A7424]/8192)-1)*8192" office:value-type="float" office:value="7159.88223957762">
            <text:p>7160</text:p>
          </table:table-cell>
        </table:table-row>
        <table:table-row table:style-name="ro1">
          <table:table-cell office:value-type="float" office:value="7424">
            <text:p>7424</text:p>
          </table:table-cell>
          <table:table-cell table:formula="of:=(2^([.A7425]/8192)-1)*8192" office:value-type="float" office:value="7161.18125863158">
            <text:p>7161</text:p>
          </table:table-cell>
        </table:table-row>
        <table:table-row table:style-name="ro1">
          <table:table-cell office:value-type="float" office:value="7425">
            <text:p>7425</text:p>
          </table:table-cell>
          <table:table-cell table:formula="of:=(2^([.A7426]/8192)-1)*8192" office:value-type="float" office:value="7162.48038760368">
            <text:p>7162</text:p>
          </table:table-cell>
        </table:table-row>
        <table:table-row table:style-name="ro1">
          <table:table-cell office:value-type="float" office:value="7426">
            <text:p>7426</text:p>
          </table:table-cell>
          <table:table-cell table:formula="of:=(2^([.A7427]/8192)-1)*8192" office:value-type="float" office:value="7163.77962650324">
            <text:p>7164</text:p>
          </table:table-cell>
        </table:table-row>
        <table:table-row table:style-name="ro1">
          <table:table-cell office:value-type="float" office:value="7427">
            <text:p>7427</text:p>
          </table:table-cell>
          <table:table-cell table:formula="of:=(2^([.A7428]/8192)-1)*8192" office:value-type="float" office:value="7165.07897533955">
            <text:p>7165</text:p>
          </table:table-cell>
        </table:table-row>
        <table:table-row table:style-name="ro1">
          <table:table-cell office:value-type="float" office:value="7428">
            <text:p>7428</text:p>
          </table:table-cell>
          <table:table-cell table:formula="of:=(2^([.A7429]/8192)-1)*8192" office:value-type="float" office:value="7166.37843412191">
            <text:p>7166</text:p>
          </table:table-cell>
        </table:table-row>
        <table:table-row table:style-name="ro1">
          <table:table-cell office:value-type="float" office:value="7429">
            <text:p>7429</text:p>
          </table:table-cell>
          <table:table-cell table:formula="of:=(2^([.A7430]/8192)-1)*8192" office:value-type="float" office:value="7167.67800285964">
            <text:p>7168</text:p>
          </table:table-cell>
        </table:table-row>
        <table:table-row table:style-name="ro1">
          <table:table-cell office:value-type="float" office:value="7430">
            <text:p>7430</text:p>
          </table:table-cell>
          <table:table-cell table:formula="of:=(2^([.A7431]/8192)-1)*8192" office:value-type="float" office:value="7168.97768156203">
            <text:p>7169</text:p>
          </table:table-cell>
        </table:table-row>
        <table:table-row table:style-name="ro1">
          <table:table-cell office:value-type="float" office:value="7431">
            <text:p>7431</text:p>
          </table:table-cell>
          <table:table-cell table:formula="of:=(2^([.A7432]/8192)-1)*8192" office:value-type="float" office:value="7170.27747023838">
            <text:p>7170</text:p>
          </table:table-cell>
        </table:table-row>
        <table:table-row table:style-name="ro1">
          <table:table-cell office:value-type="float" office:value="7432">
            <text:p>7432</text:p>
          </table:table-cell>
          <table:table-cell table:formula="of:=(2^([.A7433]/8192)-1)*8192" office:value-type="float" office:value="7171.57736889801">
            <text:p>7172</text:p>
          </table:table-cell>
        </table:table-row>
        <table:table-row table:style-name="ro1">
          <table:table-cell office:value-type="float" office:value="7433">
            <text:p>7433</text:p>
          </table:table-cell>
          <table:table-cell table:formula="of:=(2^([.A7434]/8192)-1)*8192" office:value-type="float" office:value="7172.87737755021">
            <text:p>7173</text:p>
          </table:table-cell>
        </table:table-row>
        <table:table-row table:style-name="ro1">
          <table:table-cell office:value-type="float" office:value="7434">
            <text:p>7434</text:p>
          </table:table-cell>
          <table:table-cell table:formula="of:=(2^([.A7435]/8192)-1)*8192" office:value-type="float" office:value="7174.17749620431">
            <text:p>7174</text:p>
          </table:table-cell>
        </table:table-row>
        <table:table-row table:style-name="ro1">
          <table:table-cell office:value-type="float" office:value="7435">
            <text:p>7435</text:p>
          </table:table-cell>
          <table:table-cell table:formula="of:=(2^([.A7436]/8192)-1)*8192" office:value-type="float" office:value="7175.4777248696">
            <text:p>7175</text:p>
          </table:table-cell>
        </table:table-row>
        <table:table-row table:style-name="ro1">
          <table:table-cell office:value-type="float" office:value="7436">
            <text:p>7436</text:p>
          </table:table-cell>
          <table:table-cell table:formula="of:=(2^([.A7437]/8192)-1)*8192" office:value-type="float" office:value="7176.77806355539">
            <text:p>7177</text:p>
          </table:table-cell>
        </table:table-row>
        <table:table-row table:style-name="ro1">
          <table:table-cell office:value-type="float" office:value="7437">
            <text:p>7437</text:p>
          </table:table-cell>
          <table:table-cell table:formula="of:=(2^([.A7438]/8192)-1)*8192" office:value-type="float" office:value="7178.07851227099">
            <text:p>7178</text:p>
          </table:table-cell>
        </table:table-row>
        <table:table-row table:style-name="ro1">
          <table:table-cell office:value-type="float" office:value="7438">
            <text:p>7438</text:p>
          </table:table-cell>
          <table:table-cell table:formula="of:=(2^([.A7439]/8192)-1)*8192" office:value-type="float" office:value="7179.37907102572">
            <text:p>7179</text:p>
          </table:table-cell>
        </table:table-row>
        <table:table-row table:style-name="ro1">
          <table:table-cell office:value-type="float" office:value="7439">
            <text:p>7439</text:p>
          </table:table-cell>
          <table:table-cell table:formula="of:=(2^([.A7440]/8192)-1)*8192" office:value-type="float" office:value="7180.67973982888">
            <text:p>7181</text:p>
          </table:table-cell>
        </table:table-row>
        <table:table-row table:style-name="ro1">
          <table:table-cell office:value-type="float" office:value="7440">
            <text:p>7440</text:p>
          </table:table-cell>
          <table:table-cell table:formula="of:=(2^([.A7441]/8192)-1)*8192" office:value-type="float" office:value="7181.98051868979">
            <text:p>7182</text:p>
          </table:table-cell>
        </table:table-row>
        <table:table-row table:style-name="ro1">
          <table:table-cell office:value-type="float" office:value="7441">
            <text:p>7441</text:p>
          </table:table-cell>
          <table:table-cell table:formula="of:=(2^([.A7442]/8192)-1)*8192" office:value-type="float" office:value="7183.28140761776">
            <text:p>7183</text:p>
          </table:table-cell>
        </table:table-row>
        <table:table-row table:style-name="ro1">
          <table:table-cell office:value-type="float" office:value="7442">
            <text:p>7442</text:p>
          </table:table-cell>
          <table:table-cell table:formula="of:=(2^([.A7443]/8192)-1)*8192" office:value-type="float" office:value="7184.58240662209">
            <text:p>7185</text:p>
          </table:table-cell>
        </table:table-row>
        <table:table-row table:style-name="ro1">
          <table:table-cell office:value-type="float" office:value="7443">
            <text:p>7443</text:p>
          </table:table-cell>
          <table:table-cell table:formula="of:=(2^([.A7444]/8192)-1)*8192" office:value-type="float" office:value="7185.88351571212">
            <text:p>7186</text:p>
          </table:table-cell>
        </table:table-row>
        <table:table-row table:style-name="ro1">
          <table:table-cell office:value-type="float" office:value="7444">
            <text:p>7444</text:p>
          </table:table-cell>
          <table:table-cell table:formula="of:=(2^([.A7445]/8192)-1)*8192" office:value-type="float" office:value="7187.18473489715">
            <text:p>7187</text:p>
          </table:table-cell>
        </table:table-row>
        <table:table-row table:style-name="ro1">
          <table:table-cell office:value-type="float" office:value="7445">
            <text:p>7445</text:p>
          </table:table-cell>
          <table:table-cell table:formula="of:=(2^([.A7446]/8192)-1)*8192" office:value-type="float" office:value="7188.48606418649">
            <text:p>7188</text:p>
          </table:table-cell>
        </table:table-row>
        <table:table-row table:style-name="ro1">
          <table:table-cell office:value-type="float" office:value="7446">
            <text:p>7446</text:p>
          </table:table-cell>
          <table:table-cell table:formula="of:=(2^([.A7447]/8192)-1)*8192" office:value-type="float" office:value="7189.78750358947">
            <text:p>7190</text:p>
          </table:table-cell>
        </table:table-row>
        <table:table-row table:style-name="ro1">
          <table:table-cell office:value-type="float" office:value="7447">
            <text:p>7447</text:p>
          </table:table-cell>
          <table:table-cell table:formula="of:=(2^([.A7448]/8192)-1)*8192" office:value-type="float" office:value="7191.0890531154">
            <text:p>7191</text:p>
          </table:table-cell>
        </table:table-row>
        <table:table-row table:style-name="ro1">
          <table:table-cell office:value-type="float" office:value="7448">
            <text:p>7448</text:p>
          </table:table-cell>
          <table:table-cell table:formula="of:=(2^([.A7449]/8192)-1)*8192" office:value-type="float" office:value="7192.3907127736">
            <text:p>7192</text:p>
          </table:table-cell>
        </table:table-row>
        <table:table-row table:style-name="ro1">
          <table:table-cell office:value-type="float" office:value="7449">
            <text:p>7449</text:p>
          </table:table-cell>
          <table:table-cell table:formula="of:=(2^([.A7450]/8192)-1)*8192" office:value-type="float" office:value="7193.69248257338">
            <text:p>7194</text:p>
          </table:table-cell>
        </table:table-row>
        <table:table-row table:style-name="ro1">
          <table:table-cell office:value-type="float" office:value="7450">
            <text:p>7450</text:p>
          </table:table-cell>
          <table:table-cell table:formula="of:=(2^([.A7451]/8192)-1)*8192" office:value-type="float" office:value="7194.99436252408">
            <text:p>7195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table:formula="of:=(2^([.A7452]/8192)-1)*8192" office:value-type="float" office:value="7196.29635263501">
            <text:p>7196</text:p>
          </table:table-cell>
        </table:table-row>
        <table:table-row table:style-name="ro1">
          <table:table-cell office:value-type="float" office:value="7452">
            <text:p>7452</text:p>
          </table:table-cell>
          <table:table-cell table:formula="of:=(2^([.A7453]/8192)-1)*8192" office:value-type="float" office:value="7197.59845291548">
            <text:p>7198</text:p>
          </table:table-cell>
        </table:table-row>
        <table:table-row table:style-name="ro1">
          <table:table-cell office:value-type="float" office:value="7453">
            <text:p>7453</text:p>
          </table:table-cell>
          <table:table-cell table:formula="of:=(2^([.A7454]/8192)-1)*8192" office:value-type="float" office:value="7198.90066337483">
            <text:p>7199</text:p>
          </table:table-cell>
        </table:table-row>
        <table:table-row table:style-name="ro1">
          <table:table-cell office:value-type="float" office:value="7454">
            <text:p>7454</text:p>
          </table:table-cell>
          <table:table-cell table:formula="of:=(2^([.A7455]/8192)-1)*8192" office:value-type="float" office:value="7200.20298402237">
            <text:p>7200</text:p>
          </table:table-cell>
        </table:table-row>
        <table:table-row table:style-name="ro1">
          <table:table-cell office:value-type="float" office:value="7455">
            <text:p>7455</text:p>
          </table:table-cell>
          <table:table-cell table:formula="of:=(2^([.A7456]/8192)-1)*8192" office:value-type="float" office:value="7201.50541486744">
            <text:p>7202</text:p>
          </table:table-cell>
        </table:table-row>
        <table:table-row table:style-name="ro1">
          <table:table-cell office:value-type="float" office:value="7456">
            <text:p>7456</text:p>
          </table:table-cell>
          <table:table-cell table:formula="of:=(2^([.A7457]/8192)-1)*8192" office:value-type="float" office:value="7202.80795591934">
            <text:p>7203</text:p>
          </table:table-cell>
        </table:table-row>
        <table:table-row table:style-name="ro1">
          <table:table-cell office:value-type="float" office:value="7457">
            <text:p>7457</text:p>
          </table:table-cell>
          <table:table-cell table:formula="of:=(2^([.A7458]/8192)-1)*8192" office:value-type="float" office:value="7204.11060718742">
            <text:p>7204</text:p>
          </table:table-cell>
        </table:table-row>
        <table:table-row table:style-name="ro1">
          <table:table-cell office:value-type="float" office:value="7458">
            <text:p>7458</text:p>
          </table:table-cell>
          <table:table-cell table:formula="of:=(2^([.A7459]/8192)-1)*8192" office:value-type="float" office:value="7205.41336868099">
            <text:p>7205</text:p>
          </table:table-cell>
        </table:table-row>
        <table:table-row table:style-name="ro1">
          <table:table-cell office:value-type="float" office:value="7459">
            <text:p>7459</text:p>
          </table:table-cell>
          <table:table-cell table:formula="of:=(2^([.A7460]/8192)-1)*8192" office:value-type="float" office:value="7206.71624040938">
            <text:p>7207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table:formula="of:=(2^([.A7461]/8192)-1)*8192" office:value-type="float" office:value="7208.01922238192">
            <text:p>7208</text:p>
          </table:table-cell>
        </table:table-row>
        <table:table-row table:style-name="ro1">
          <table:table-cell office:value-type="float" office:value="7461">
            <text:p>7461</text:p>
          </table:table-cell>
          <table:table-cell table:formula="of:=(2^([.A7462]/8192)-1)*8192" office:value-type="float" office:value="7209.32231460794">
            <text:p>7209</text:p>
          </table:table-cell>
        </table:table-row>
        <table:table-row table:style-name="ro1">
          <table:table-cell office:value-type="float" office:value="7462">
            <text:p>7462</text:p>
          </table:table-cell>
          <table:table-cell table:formula="of:=(2^([.A7463]/8192)-1)*8192" office:value-type="float" office:value="7210.62551709676">
            <text:p>7211</text:p>
          </table:table-cell>
        </table:table-row>
        <table:table-row table:style-name="ro1">
          <table:table-cell office:value-type="float" office:value="7463">
            <text:p>7463</text:p>
          </table:table-cell>
          <table:table-cell table:formula="of:=(2^([.A7464]/8192)-1)*8192" office:value-type="float" office:value="7211.92882985773">
            <text:p>7212</text:p>
          </table:table-cell>
        </table:table-row>
        <table:table-row table:style-name="ro1">
          <table:table-cell office:value-type="float" office:value="7464">
            <text:p>7464</text:p>
          </table:table-cell>
          <table:table-cell table:formula="of:=(2^([.A7465]/8192)-1)*8192" office:value-type="float" office:value="7213.23225290016">
            <text:p>7213</text:p>
          </table:table-cell>
        </table:table-row>
        <table:table-row table:style-name="ro1">
          <table:table-cell office:value-type="float" office:value="7465">
            <text:p>7465</text:p>
          </table:table-cell>
          <table:table-cell table:formula="of:=(2^([.A7466]/8192)-1)*8192" office:value-type="float" office:value="7214.53578623339">
            <text:p>7215</text:p>
          </table:table-cell>
        </table:table-row>
        <table:table-row table:style-name="ro1">
          <table:table-cell office:value-type="float" office:value="7466">
            <text:p>7466</text:p>
          </table:table-cell>
          <table:table-cell table:formula="of:=(2^([.A7467]/8192)-1)*8192" office:value-type="float" office:value="7215.83942986675">
            <text:p>7216</text:p>
          </table:table-cell>
        </table:table-row>
        <table:table-row table:style-name="ro1">
          <table:table-cell office:value-type="float" office:value="7467">
            <text:p>7467</text:p>
          </table:table-cell>
          <table:table-cell table:formula="of:=(2^([.A7468]/8192)-1)*8192" office:value-type="float" office:value="7217.14318380958">
            <text:p>7217</text:p>
          </table:table-cell>
        </table:table-row>
        <table:table-row table:style-name="ro1">
          <table:table-cell office:value-type="float" office:value="7468">
            <text:p>7468</text:p>
          </table:table-cell>
          <table:table-cell table:formula="of:=(2^([.A7469]/8192)-1)*8192" office:value-type="float" office:value="7218.4470480712">
            <text:p>7218</text:p>
          </table:table-cell>
        </table:table-row>
        <table:table-row table:style-name="ro1">
          <table:table-cell office:value-type="float" office:value="7469">
            <text:p>7469</text:p>
          </table:table-cell>
          <table:table-cell table:formula="of:=(2^([.A7470]/8192)-1)*8192" office:value-type="float" office:value="7219.75102266097">
            <text:p>7220</text:p>
          </table:table-cell>
        </table:table-row>
        <table:table-row table:style-name="ro1">
          <table:table-cell office:value-type="float" office:value="7470">
            <text:p>7470</text:p>
          </table:table-cell>
          <table:table-cell table:formula="of:=(2^([.A7471]/8192)-1)*8192" office:value-type="float" office:value="7221.0551075882">
            <text:p>7221</text:p>
          </table:table-cell>
        </table:table-row>
        <table:table-row table:style-name="ro1">
          <table:table-cell office:value-type="float" office:value="7471">
            <text:p>7471</text:p>
          </table:table-cell>
          <table:table-cell table:formula="of:=(2^([.A7472]/8192)-1)*8192" office:value-type="float" office:value="7222.35930286223">
            <text:p>7222</text:p>
          </table:table-cell>
        </table:table-row>
        <table:table-row table:style-name="ro1">
          <table:table-cell office:value-type="float" office:value="7472">
            <text:p>7472</text:p>
          </table:table-cell>
          <table:table-cell table:formula="of:=(2^([.A7473]/8192)-1)*8192" office:value-type="float" office:value="7223.66360849241">
            <text:p>7224</text:p>
          </table:table-cell>
        </table:table-row>
        <table:table-row table:style-name="ro1">
          <table:table-cell office:value-type="float" office:value="7473">
            <text:p>7473</text:p>
          </table:table-cell>
          <table:table-cell table:formula="of:=(2^([.A7474]/8192)-1)*8192" office:value-type="float" office:value="7224.96802448807">
            <text:p>7225</text:p>
          </table:table-cell>
        </table:table-row>
        <table:table-row table:style-name="ro1">
          <table:table-cell office:value-type="float" office:value="7474">
            <text:p>7474</text:p>
          </table:table-cell>
          <table:table-cell table:formula="of:=(2^([.A7475]/8192)-1)*8192" office:value-type="float" office:value="7226.27255085855">
            <text:p>7226</text:p>
          </table:table-cell>
        </table:table-row>
        <table:table-row table:style-name="ro1">
          <table:table-cell office:value-type="float" office:value="7475">
            <text:p>7475</text:p>
          </table:table-cell>
          <table:table-cell table:formula="of:=(2^([.A7476]/8192)-1)*8192" office:value-type="float" office:value="7227.57718761319">
            <text:p>7228</text:p>
          </table:table-cell>
        </table:table-row>
        <table:table-row table:style-name="ro1">
          <table:table-cell office:value-type="float" office:value="7476">
            <text:p>7476</text:p>
          </table:table-cell>
          <table:table-cell table:formula="of:=(2^([.A7477]/8192)-1)*8192" office:value-type="float" office:value="7228.88193476133">
            <text:p>7229</text:p>
          </table:table-cell>
        </table:table-row>
        <table:table-row table:style-name="ro1">
          <table:table-cell office:value-type="float" office:value="7477">
            <text:p>7477</text:p>
          </table:table-cell>
          <table:table-cell table:formula="of:=(2^([.A7478]/8192)-1)*8192" office:value-type="float" office:value="7230.18679231231">
            <text:p>7230</text:p>
          </table:table-cell>
        </table:table-row>
        <table:table-row table:style-name="ro1">
          <table:table-cell office:value-type="float" office:value="7478">
            <text:p>7478</text:p>
          </table:table-cell>
          <table:table-cell table:formula="of:=(2^([.A7479]/8192)-1)*8192" office:value-type="float" office:value="7231.49176027547">
            <text:p>7231</text:p>
          </table:table-cell>
        </table:table-row>
        <table:table-row table:style-name="ro1">
          <table:table-cell office:value-type="float" office:value="7479">
            <text:p>7479</text:p>
          </table:table-cell>
          <table:table-cell table:formula="of:=(2^([.A7480]/8192)-1)*8192" office:value-type="float" office:value="7232.79683866015">
            <text:p>7233</text:p>
          </table:table-cell>
        </table:table-row>
        <table:table-row table:style-name="ro1">
          <table:table-cell office:value-type="float" office:value="7480">
            <text:p>7480</text:p>
          </table:table-cell>
          <table:table-cell table:formula="of:=(2^([.A7481]/8192)-1)*8192" office:value-type="float" office:value="7234.10202747571">
            <text:p>7234</text:p>
          </table:table-cell>
        </table:table-row>
        <table:table-row table:style-name="ro1">
          <table:table-cell office:value-type="float" office:value="7481">
            <text:p>7481</text:p>
          </table:table-cell>
          <table:table-cell table:formula="of:=(2^([.A7482]/8192)-1)*8192" office:value-type="float" office:value="7235.40732673147">
            <text:p>7235</text:p>
          </table:table-cell>
        </table:table-row>
        <table:table-row table:style-name="ro1">
          <table:table-cell office:value-type="float" office:value="7482">
            <text:p>7482</text:p>
          </table:table-cell>
          <table:table-cell table:formula="of:=(2^([.A7483]/8192)-1)*8192" office:value-type="float" office:value="7236.7127364368">
            <text:p>7237</text:p>
          </table:table-cell>
        </table:table-row>
        <table:table-row table:style-name="ro1">
          <table:table-cell office:value-type="float" office:value="7483">
            <text:p>7483</text:p>
          </table:table-cell>
          <table:table-cell table:formula="of:=(2^([.A7484]/8192)-1)*8192" office:value-type="float" office:value="7238.01825660103">
            <text:p>7238</text:p>
          </table:table-cell>
        </table:table-row>
        <table:table-row table:style-name="ro1">
          <table:table-cell office:value-type="float" office:value="7484">
            <text:p>7484</text:p>
          </table:table-cell>
          <table:table-cell table:formula="of:=(2^([.A7485]/8192)-1)*8192" office:value-type="float" office:value="7239.32388723351">
            <text:p>7239</text:p>
          </table:table-cell>
        </table:table-row>
        <table:table-row table:style-name="ro1">
          <table:table-cell office:value-type="float" office:value="7485">
            <text:p>7485</text:p>
          </table:table-cell>
          <table:table-cell table:formula="of:=(2^([.A7486]/8192)-1)*8192" office:value-type="float" office:value="7240.62962834358">
            <text:p>7241</text:p>
          </table:table-cell>
        </table:table-row>
        <table:table-row table:style-name="ro1">
          <table:table-cell office:value-type="float" office:value="7486">
            <text:p>7486</text:p>
          </table:table-cell>
          <table:table-cell table:formula="of:=(2^([.A7487]/8192)-1)*8192" office:value-type="float" office:value="7241.9354799406">
            <text:p>7242</text:p>
          </table:table-cell>
        </table:table-row>
        <table:table-row table:style-name="ro1">
          <table:table-cell office:value-type="float" office:value="7487">
            <text:p>7487</text:p>
          </table:table-cell>
          <table:table-cell table:formula="of:=(2^([.A7488]/8192)-1)*8192" office:value-type="float" office:value="7243.24144203392">
            <text:p>7243</text:p>
          </table:table-cell>
        </table:table-row>
        <table:table-row table:style-name="ro1">
          <table:table-cell office:value-type="float" office:value="7488">
            <text:p>7488</text:p>
          </table:table-cell>
          <table:table-cell table:formula="of:=(2^([.A7489]/8192)-1)*8192" office:value-type="float" office:value="7244.54751463288">
            <text:p>7245</text:p>
          </table:table-cell>
        </table:table-row>
        <table:table-row table:style-name="ro1">
          <table:table-cell office:value-type="float" office:value="7489">
            <text:p>7489</text:p>
          </table:table-cell>
          <table:table-cell table:formula="of:=(2^([.A7490]/8192)-1)*8192" office:value-type="float" office:value="7245.85369774684">
            <text:p>7246</text:p>
          </table:table-cell>
        </table:table-row>
        <table:table-row table:style-name="ro1">
          <table:table-cell office:value-type="float" office:value="7490">
            <text:p>7490</text:p>
          </table:table-cell>
          <table:table-cell table:formula="of:=(2^([.A7491]/8192)-1)*8192" office:value-type="float" office:value="7247.15999138514">
            <text:p>7247</text:p>
          </table:table-cell>
        </table:table-row>
        <table:table-row table:style-name="ro1">
          <table:table-cell office:value-type="float" office:value="7491">
            <text:p>7491</text:p>
          </table:table-cell>
          <table:table-cell table:formula="of:=(2^([.A7492]/8192)-1)*8192" office:value-type="float" office:value="7248.46639555715">
            <text:p>7248</text:p>
          </table:table-cell>
        </table:table-row>
        <table:table-row table:style-name="ro1">
          <table:table-cell office:value-type="float" office:value="7492">
            <text:p>7492</text:p>
          </table:table-cell>
          <table:table-cell table:formula="of:=(2^([.A7493]/8192)-1)*8192" office:value-type="float" office:value="7249.7729102722">
            <text:p>7250</text:p>
          </table:table-cell>
        </table:table-row>
        <table:table-row table:style-name="ro1">
          <table:table-cell office:value-type="float" office:value="7493">
            <text:p>7493</text:p>
          </table:table-cell>
          <table:table-cell table:formula="of:=(2^([.A7494]/8192)-1)*8192" office:value-type="float" office:value="7251.07953553966">
            <text:p>7251</text:p>
          </table:table-cell>
        </table:table-row>
        <table:table-row table:style-name="ro1">
          <table:table-cell office:value-type="float" office:value="7494">
            <text:p>7494</text:p>
          </table:table-cell>
          <table:table-cell table:formula="of:=(2^([.A7495]/8192)-1)*8192" office:value-type="float" office:value="7252.38627136888">
            <text:p>7252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table:formula="of:=(2^([.A7496]/8192)-1)*8192" office:value-type="float" office:value="7253.69311776921">
            <text:p>7254</text:p>
          </table:table-cell>
        </table:table-row>
        <table:table-row table:style-name="ro1">
          <table:table-cell office:value-type="float" office:value="7496">
            <text:p>7496</text:p>
          </table:table-cell>
          <table:table-cell table:formula="of:=(2^([.A7497]/8192)-1)*8192" office:value-type="float" office:value="7255.00007475002">
            <text:p>7255</text:p>
          </table:table-cell>
        </table:table-row>
        <table:table-row table:style-name="ro1">
          <table:table-cell office:value-type="float" office:value="7497">
            <text:p>7497</text:p>
          </table:table-cell>
          <table:table-cell table:formula="of:=(2^([.A7498]/8192)-1)*8192" office:value-type="float" office:value="7256.30714232065">
            <text:p>7256</text:p>
          </table:table-cell>
        </table:table-row>
        <table:table-row table:style-name="ro1">
          <table:table-cell office:value-type="float" office:value="7498">
            <text:p>7498</text:p>
          </table:table-cell>
          <table:table-cell table:formula="of:=(2^([.A7499]/8192)-1)*8192" office:value-type="float" office:value="7257.61432049047">
            <text:p>7258</text:p>
          </table:table-cell>
        </table:table-row>
        <table:table-row table:style-name="ro1">
          <table:table-cell office:value-type="float" office:value="7499">
            <text:p>7499</text:p>
          </table:table-cell>
          <table:table-cell table:formula="of:=(2^([.A7500]/8192)-1)*8192" office:value-type="float" office:value="7258.92160926884">
            <text:p>7259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formula="of:=(2^([.A7501]/8192)-1)*8192" office:value-type="float" office:value="7260.22900866511">
            <text:p>7260</text:p>
          </table:table-cell>
        </table:table-row>
        <table:table-row table:style-name="ro1">
          <table:table-cell office:value-type="float" office:value="7501">
            <text:p>7501</text:p>
          </table:table-cell>
          <table:table-cell table:formula="of:=(2^([.A7502]/8192)-1)*8192" office:value-type="float" office:value="7261.53651868864">
            <text:p>7262</text:p>
          </table:table-cell>
        </table:table-row>
        <table:table-row table:style-name="ro1">
          <table:table-cell office:value-type="float" office:value="7502">
            <text:p>7502</text:p>
          </table:table-cell>
          <table:table-cell table:formula="of:=(2^([.A7503]/8192)-1)*8192" office:value-type="float" office:value="7262.8441393488">
            <text:p>7263</text:p>
          </table:table-cell>
        </table:table-row>
        <table:table-row table:style-name="ro1">
          <table:table-cell office:value-type="float" office:value="7503">
            <text:p>7503</text:p>
          </table:table-cell>
          <table:table-cell table:formula="of:=(2^([.A7504]/8192)-1)*8192" office:value-type="float" office:value="7264.15187065494">
            <text:p>7264</text:p>
          </table:table-cell>
        </table:table-row>
        <table:table-row table:style-name="ro1">
          <table:table-cell office:value-type="float" office:value="7504">
            <text:p>7504</text:p>
          </table:table-cell>
          <table:table-cell table:formula="of:=(2^([.A7505]/8192)-1)*8192" office:value-type="float" office:value="7265.45971261643">
            <text:p>7265</text:p>
          </table:table-cell>
        </table:table-row>
        <table:table-row table:style-name="ro1">
          <table:table-cell office:value-type="float" office:value="7505">
            <text:p>7505</text:p>
          </table:table-cell>
          <table:table-cell table:formula="of:=(2^([.A7506]/8192)-1)*8192" office:value-type="float" office:value="7266.76766524263">
            <text:p>7267</text:p>
          </table:table-cell>
        </table:table-row>
        <table:table-row table:style-name="ro1">
          <table:table-cell office:value-type="float" office:value="7506">
            <text:p>7506</text:p>
          </table:table-cell>
          <table:table-cell table:formula="of:=(2^([.A7507]/8192)-1)*8192" office:value-type="float" office:value="7268.07572854292">
            <text:p>7268</text:p>
          </table:table-cell>
        </table:table-row>
        <table:table-row table:style-name="ro1">
          <table:table-cell office:value-type="float" office:value="7507">
            <text:p>7507</text:p>
          </table:table-cell>
          <table:table-cell table:formula="of:=(2^([.A7508]/8192)-1)*8192" office:value-type="float" office:value="7269.38390252664">
            <text:p>7269</text:p>
          </table:table-cell>
        </table:table-row>
        <table:table-row table:style-name="ro1">
          <table:table-cell office:value-type="float" office:value="7508">
            <text:p>7508</text:p>
          </table:table-cell>
          <table:table-cell table:formula="of:=(2^([.A7509]/8192)-1)*8192" office:value-type="float" office:value="7270.69218720316">
            <text:p>7271</text:p>
          </table:table-cell>
        </table:table-row>
        <table:table-row table:style-name="ro1">
          <table:table-cell office:value-type="float" office:value="7509">
            <text:p>7509</text:p>
          </table:table-cell>
          <table:table-cell table:formula="of:=(2^([.A7510]/8192)-1)*8192" office:value-type="float" office:value="7272.00058258187">
            <text:p>7272</text:p>
          </table:table-cell>
        </table:table-row>
        <table:table-row table:style-name="ro1">
          <table:table-cell office:value-type="float" office:value="7510">
            <text:p>7510</text:p>
          </table:table-cell>
          <table:table-cell table:formula="of:=(2^([.A7511]/8192)-1)*8192" office:value-type="float" office:value="7273.30908867211">
            <text:p>7273</text:p>
          </table:table-cell>
        </table:table-row>
        <table:table-row table:style-name="ro1">
          <table:table-cell office:value-type="float" office:value="7511">
            <text:p>7511</text:p>
          </table:table-cell>
          <table:table-cell table:formula="of:=(2^([.A7512]/8192)-1)*8192" office:value-type="float" office:value="7274.61770548325">
            <text:p>7275</text:p>
          </table:table-cell>
        </table:table-row>
        <table:table-row table:style-name="ro1">
          <table:table-cell office:value-type="float" office:value="7512">
            <text:p>7512</text:p>
          </table:table-cell>
          <table:table-cell table:formula="of:=(2^([.A7513]/8192)-1)*8192" office:value-type="float" office:value="7275.92643302468">
            <text:p>7276</text:p>
          </table:table-cell>
        </table:table-row>
        <table:table-row table:style-name="ro1">
          <table:table-cell office:value-type="float" office:value="7513">
            <text:p>7513</text:p>
          </table:table-cell>
          <table:table-cell table:formula="of:=(2^([.A7514]/8192)-1)*8192" office:value-type="float" office:value="7277.23527130575">
            <text:p>7277</text:p>
          </table:table-cell>
        </table:table-row>
        <table:table-row table:style-name="ro1">
          <table:table-cell office:value-type="float" office:value="7514">
            <text:p>7514</text:p>
          </table:table-cell>
          <table:table-cell table:formula="of:=(2^([.A7515]/8192)-1)*8192" office:value-type="float" office:value="7278.54422033584">
            <text:p>7279</text:p>
          </table:table-cell>
        </table:table-row>
        <table:table-row table:style-name="ro1">
          <table:table-cell office:value-type="float" office:value="7515">
            <text:p>7515</text:p>
          </table:table-cell>
          <table:table-cell table:formula="of:=(2^([.A7516]/8192)-1)*8192" office:value-type="float" office:value="7279.85328012432">
            <text:p>7280</text:p>
          </table:table-cell>
        </table:table-row>
        <table:table-row table:style-name="ro1">
          <table:table-cell office:value-type="float" office:value="7516">
            <text:p>7516</text:p>
          </table:table-cell>
          <table:table-cell table:formula="of:=(2^([.A7517]/8192)-1)*8192" office:value-type="float" office:value="7281.16245068056">
            <text:p>7281</text:p>
          </table:table-cell>
        </table:table-row>
        <table:table-row table:style-name="ro1">
          <table:table-cell office:value-type="float" office:value="7517">
            <text:p>7517</text:p>
          </table:table-cell>
          <table:table-cell table:formula="of:=(2^([.A7518]/8192)-1)*8192" office:value-type="float" office:value="7282.47173201393">
            <text:p>7282</text:p>
          </table:table-cell>
        </table:table-row>
        <table:table-row table:style-name="ro1">
          <table:table-cell office:value-type="float" office:value="7518">
            <text:p>7518</text:p>
          </table:table-cell>
          <table:table-cell table:formula="of:=(2^([.A7519]/8192)-1)*8192" office:value-type="float" office:value="7283.7811241338">
            <text:p>7284</text:p>
          </table:table-cell>
        </table:table-row>
        <table:table-row table:style-name="ro1">
          <table:table-cell office:value-type="float" office:value="7519">
            <text:p>7519</text:p>
          </table:table-cell>
          <table:table-cell table:formula="of:=(2^([.A7520]/8192)-1)*8192" office:value-type="float" office:value="7285.09062704956">
            <text:p>7285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table:formula="of:=(2^([.A7521]/8192)-1)*8192" office:value-type="float" office:value="7286.40024077057">
            <text:p>7286</text:p>
          </table:table-cell>
        </table:table-row>
        <table:table-row table:style-name="ro1">
          <table:table-cell office:value-type="float" office:value="7521">
            <text:p>7521</text:p>
          </table:table-cell>
          <table:table-cell table:formula="of:=(2^([.A7522]/8192)-1)*8192" office:value-type="float" office:value="7287.70996530622">
            <text:p>7288</text:p>
          </table:table-cell>
        </table:table-row>
        <table:table-row table:style-name="ro1">
          <table:table-cell office:value-type="float" office:value="7522">
            <text:p>7522</text:p>
          </table:table-cell>
          <table:table-cell table:formula="of:=(2^([.A7523]/8192)-1)*8192" office:value-type="float" office:value="7289.01980066587">
            <text:p>7289</text:p>
          </table:table-cell>
        </table:table-row>
        <table:table-row table:style-name="ro1">
          <table:table-cell office:value-type="float" office:value="7523">
            <text:p>7523</text:p>
          </table:table-cell>
          <table:table-cell table:formula="of:=(2^([.A7524]/8192)-1)*8192" office:value-type="float" office:value="7290.32974685891">
            <text:p>7290</text:p>
          </table:table-cell>
        </table:table-row>
        <table:table-row table:style-name="ro1">
          <table:table-cell office:value-type="float" office:value="7524">
            <text:p>7524</text:p>
          </table:table-cell>
          <table:table-cell table:formula="of:=(2^([.A7525]/8192)-1)*8192" office:value-type="float" office:value="7291.63980389471">
            <text:p>7292</text:p>
          </table:table-cell>
        </table:table-row>
        <table:table-row table:style-name="ro1">
          <table:table-cell office:value-type="float" office:value="7525">
            <text:p>7525</text:p>
          </table:table-cell>
          <table:table-cell table:formula="of:=(2^([.A7526]/8192)-1)*8192" office:value-type="float" office:value="7292.94997178266">
            <text:p>7293</text:p>
          </table:table-cell>
        </table:table-row>
        <table:table-row table:style-name="ro1">
          <table:table-cell office:value-type="float" office:value="7526">
            <text:p>7526</text:p>
          </table:table-cell>
          <table:table-cell table:formula="of:=(2^([.A7527]/8192)-1)*8192" office:value-type="float" office:value="7294.26025053213">
            <text:p>7294</text:p>
          </table:table-cell>
        </table:table-row>
        <table:table-row table:style-name="ro1">
          <table:table-cell office:value-type="float" office:value="7527">
            <text:p>7527</text:p>
          </table:table-cell>
          <table:table-cell table:formula="of:=(2^([.A7528]/8192)-1)*8192" office:value-type="float" office:value="7295.57064015251">
            <text:p>7296</text:p>
          </table:table-cell>
        </table:table-row>
        <table:table-row table:style-name="ro1">
          <table:table-cell office:value-type="float" office:value="7528">
            <text:p>7528</text:p>
          </table:table-cell>
          <table:table-cell table:formula="of:=(2^([.A7529]/8192)-1)*8192" office:value-type="float" office:value="7296.88114065316">
            <text:p>7297</text:p>
          </table:table-cell>
        </table:table-row>
        <table:table-row table:style-name="ro1">
          <table:table-cell office:value-type="float" office:value="7529">
            <text:p>7529</text:p>
          </table:table-cell>
          <table:table-cell table:formula="of:=(2^([.A7530]/8192)-1)*8192" office:value-type="float" office:value="7298.19175204349">
            <text:p>7298</text:p>
          </table:table-cell>
        </table:table-row>
        <table:table-row table:style-name="ro1">
          <table:table-cell office:value-type="float" office:value="7530">
            <text:p>7530</text:p>
          </table:table-cell>
          <table:table-cell table:formula="of:=(2^([.A7531]/8192)-1)*8192" office:value-type="float" office:value="7299.50247433287">
            <text:p>7300</text:p>
          </table:table-cell>
        </table:table-row>
        <table:table-row table:style-name="ro1">
          <table:table-cell office:value-type="float" office:value="7531">
            <text:p>7531</text:p>
          </table:table-cell>
          <table:table-cell table:formula="of:=(2^([.A7532]/8192)-1)*8192" office:value-type="float" office:value="7300.81330753068">
            <text:p>7301</text:p>
          </table:table-cell>
        </table:table-row>
        <table:table-row table:style-name="ro1">
          <table:table-cell office:value-type="float" office:value="7532">
            <text:p>7532</text:p>
          </table:table-cell>
          <table:table-cell table:formula="of:=(2^([.A7533]/8192)-1)*8192" office:value-type="float" office:value="7302.12425164632">
            <text:p>7302</text:p>
          </table:table-cell>
        </table:table-row>
        <table:table-row table:style-name="ro1">
          <table:table-cell office:value-type="float" office:value="7533">
            <text:p>7533</text:p>
          </table:table-cell>
          <table:table-cell table:formula="of:=(2^([.A7534]/8192)-1)*8192" office:value-type="float" office:value="7303.43530668915">
            <text:p>7303</text:p>
          </table:table-cell>
        </table:table-row>
        <table:table-row table:style-name="ro1">
          <table:table-cell office:value-type="float" office:value="7534">
            <text:p>7534</text:p>
          </table:table-cell>
          <table:table-cell table:formula="of:=(2^([.A7535]/8192)-1)*8192" office:value-type="float" office:value="7304.74647266858">
            <text:p>7305</text:p>
          </table:table-cell>
        </table:table-row>
        <table:table-row table:style-name="ro1">
          <table:table-cell office:value-type="float" office:value="7535">
            <text:p>7535</text:p>
          </table:table-cell>
          <table:table-cell table:formula="of:=(2^([.A7536]/8192)-1)*8192" office:value-type="float" office:value="7306.05774959399">
            <text:p>7306</text:p>
          </table:table-cell>
        </table:table-row>
        <table:table-row table:style-name="ro1">
          <table:table-cell office:value-type="float" office:value="7536">
            <text:p>7536</text:p>
          </table:table-cell>
          <table:table-cell table:formula="of:=(2^([.A7537]/8192)-1)*8192" office:value-type="float" office:value="7307.36913747476">
            <text:p>7307</text:p>
          </table:table-cell>
        </table:table-row>
        <table:table-row table:style-name="ro1">
          <table:table-cell office:value-type="float" office:value="7537">
            <text:p>7537</text:p>
          </table:table-cell>
          <table:table-cell table:formula="of:=(2^([.A7538]/8192)-1)*8192" office:value-type="float" office:value="7308.68063632028">
            <text:p>7309</text:p>
          </table:table-cell>
        </table:table-row>
        <table:table-row table:style-name="ro1">
          <table:table-cell office:value-type="float" office:value="7538">
            <text:p>7538</text:p>
          </table:table-cell>
          <table:table-cell table:formula="of:=(2^([.A7539]/8192)-1)*8192" office:value-type="float" office:value="7309.99224613996">
            <text:p>7310</text:p>
          </table:table-cell>
        </table:table-row>
        <table:table-row table:style-name="ro1">
          <table:table-cell office:value-type="float" office:value="7539">
            <text:p>7539</text:p>
          </table:table-cell>
          <table:table-cell table:formula="of:=(2^([.A7540]/8192)-1)*8192" office:value-type="float" office:value="7311.30396694316">
            <text:p>7311</text:p>
          </table:table-cell>
        </table:table-row>
        <table:table-row table:style-name="ro1">
          <table:table-cell office:value-type="float" office:value="7540">
            <text:p>7540</text:p>
          </table:table-cell>
          <table:table-cell table:formula="of:=(2^([.A7541]/8192)-1)*8192" office:value-type="float" office:value="7312.61579873929">
            <text:p>7313</text:p>
          </table:table-cell>
        </table:table-row>
        <table:table-row table:style-name="ro1">
          <table:table-cell office:value-type="float" office:value="7541">
            <text:p>7541</text:p>
          </table:table-cell>
          <table:table-cell table:formula="of:=(2^([.A7542]/8192)-1)*8192" office:value-type="float" office:value="7313.92774153774">
            <text:p>7314</text:p>
          </table:table-cell>
        </table:table-row>
        <table:table-row table:style-name="ro1">
          <table:table-cell office:value-type="float" office:value="7542">
            <text:p>7542</text:p>
          </table:table-cell>
          <table:table-cell table:formula="of:=(2^([.A7543]/8192)-1)*8192" office:value-type="float" office:value="7315.23979534789">
            <text:p>7315</text:p>
          </table:table-cell>
        </table:table-row>
        <table:table-row table:style-name="ro1">
          <table:table-cell office:value-type="float" office:value="7543">
            <text:p>7543</text:p>
          </table:table-cell>
          <table:table-cell table:formula="of:=(2^([.A7544]/8192)-1)*8192" office:value-type="float" office:value="7316.55196017915">
            <text:p>7317</text:p>
          </table:table-cell>
        </table:table-row>
        <table:table-row table:style-name="ro1">
          <table:table-cell office:value-type="float" office:value="7544">
            <text:p>7544</text:p>
          </table:table-cell>
          <table:table-cell table:formula="of:=(2^([.A7545]/8192)-1)*8192" office:value-type="float" office:value="7317.86423604091">
            <text:p>7318</text:p>
          </table:table-cell>
        </table:table-row>
        <table:table-row table:style-name="ro1">
          <table:table-cell office:value-type="float" office:value="7545">
            <text:p>7545</text:p>
          </table:table-cell>
          <table:table-cell table:formula="of:=(2^([.A7546]/8192)-1)*8192" office:value-type="float" office:value="7319.17662294256">
            <text:p>7319</text:p>
          </table:table-cell>
        </table:table-row>
        <table:table-row table:style-name="ro1">
          <table:table-cell office:value-type="float" office:value="7546">
            <text:p>7546</text:p>
          </table:table-cell>
          <table:table-cell table:formula="of:=(2^([.A7547]/8192)-1)*8192" office:value-type="float" office:value="7320.48912089349">
            <text:p>7320</text:p>
          </table:table-cell>
        </table:table-row>
        <table:table-row table:style-name="ro1">
          <table:table-cell office:value-type="float" office:value="7547">
            <text:p>7547</text:p>
          </table:table-cell>
          <table:table-cell table:formula="of:=(2^([.A7548]/8192)-1)*8192" office:value-type="float" office:value="7321.80172990311">
            <text:p>7322</text:p>
          </table:table-cell>
        </table:table-row>
        <table:table-row table:style-name="ro1">
          <table:table-cell office:value-type="float" office:value="7548">
            <text:p>7548</text:p>
          </table:table-cell>
          <table:table-cell table:formula="of:=(2^([.A7549]/8192)-1)*8192" office:value-type="float" office:value="7323.11444998082">
            <text:p>7323</text:p>
          </table:table-cell>
        </table:table-row>
        <table:table-row table:style-name="ro1">
          <table:table-cell office:value-type="float" office:value="7549">
            <text:p>7549</text:p>
          </table:table-cell>
          <table:table-cell table:formula="of:=(2^([.A7550]/8192)-1)*8192" office:value-type="float" office:value="7324.427281136">
            <text:p>7324</text:p>
          </table:table-cell>
        </table:table-row>
        <table:table-row table:style-name="ro1">
          <table:table-cell office:value-type="float" office:value="7550">
            <text:p>7550</text:p>
          </table:table-cell>
          <table:table-cell table:formula="of:=(2^([.A7551]/8192)-1)*8192" office:value-type="float" office:value="7325.74022337806">
            <text:p>7326</text:p>
          </table:table-cell>
        </table:table-row>
        <table:table-row table:style-name="ro1">
          <table:table-cell office:value-type="float" office:value="7551">
            <text:p>7551</text:p>
          </table:table-cell>
          <table:table-cell table:formula="of:=(2^([.A7552]/8192)-1)*8192" office:value-type="float" office:value="7327.0532767164">
            <text:p>7327</text:p>
          </table:table-cell>
        </table:table-row>
        <table:table-row table:style-name="ro1">
          <table:table-cell office:value-type="float" office:value="7552">
            <text:p>7552</text:p>
          </table:table-cell>
          <table:table-cell table:formula="of:=(2^([.A7553]/8192)-1)*8192" office:value-type="float" office:value="7328.36644116042">
            <text:p>7328</text:p>
          </table:table-cell>
        </table:table-row>
        <table:table-row table:style-name="ro1">
          <table:table-cell office:value-type="float" office:value="7553">
            <text:p>7553</text:p>
          </table:table-cell>
          <table:table-cell table:formula="of:=(2^([.A7554]/8192)-1)*8192" office:value-type="float" office:value="7329.67971671952">
            <text:p>7330</text:p>
          </table:table-cell>
        </table:table-row>
        <table:table-row table:style-name="ro1">
          <table:table-cell office:value-type="float" office:value="7554">
            <text:p>7554</text:p>
          </table:table-cell>
          <table:table-cell table:formula="of:=(2^([.A7555]/8192)-1)*8192" office:value-type="float" office:value="7330.99310340311">
            <text:p>7331</text:p>
          </table:table-cell>
        </table:table-row>
        <table:table-row table:style-name="ro1">
          <table:table-cell office:value-type="float" office:value="7555">
            <text:p>7555</text:p>
          </table:table-cell>
          <table:table-cell table:formula="of:=(2^([.A7556]/8192)-1)*8192" office:value-type="float" office:value="7332.30660122058">
            <text:p>7332</text:p>
          </table:table-cell>
        </table:table-row>
        <table:table-row table:style-name="ro1">
          <table:table-cell office:value-type="float" office:value="7556">
            <text:p>7556</text:p>
          </table:table-cell>
          <table:table-cell table:formula="of:=(2^([.A7557]/8192)-1)*8192" office:value-type="float" office:value="7333.62021018134">
            <text:p>7334</text:p>
          </table:table-cell>
        </table:table-row>
        <table:table-row table:style-name="ro1">
          <table:table-cell office:value-type="float" office:value="7557">
            <text:p>7557</text:p>
          </table:table-cell>
          <table:table-cell table:formula="of:=(2^([.A7558]/8192)-1)*8192" office:value-type="float" office:value="7334.93393029479">
            <text:p>7335</text:p>
          </table:table-cell>
        </table:table-row>
        <table:table-row table:style-name="ro1">
          <table:table-cell office:value-type="float" office:value="7558">
            <text:p>7558</text:p>
          </table:table-cell>
          <table:table-cell table:formula="of:=(2^([.A7559]/8192)-1)*8192" office:value-type="float" office:value="7336.24776157034">
            <text:p>7336</text:p>
          </table:table-cell>
        </table:table-row>
        <table:table-row table:style-name="ro1">
          <table:table-cell office:value-type="float" office:value="7559">
            <text:p>7559</text:p>
          </table:table-cell>
          <table:table-cell table:formula="of:=(2^([.A7560]/8192)-1)*8192" office:value-type="float" office:value="7337.5617040174">
            <text:p>7338</text:p>
          </table:table-cell>
        </table:table-row>
        <table:table-row table:style-name="ro1">
          <table:table-cell office:value-type="float" office:value="7560">
            <text:p>7560</text:p>
          </table:table-cell>
          <table:table-cell table:formula="of:=(2^([.A7561]/8192)-1)*8192" office:value-type="float" office:value="7338.87575764537">
            <text:p>7339</text:p>
          </table:table-cell>
        </table:table-row>
        <table:table-row table:style-name="ro1">
          <table:table-cell office:value-type="float" office:value="7561">
            <text:p>7561</text:p>
          </table:table-cell>
          <table:table-cell table:formula="of:=(2^([.A7562]/8192)-1)*8192" office:value-type="float" office:value="7340.18992246366">
            <text:p>7340</text:p>
          </table:table-cell>
        </table:table-row>
        <table:table-row table:style-name="ro1">
          <table:table-cell office:value-type="float" office:value="7562">
            <text:p>7562</text:p>
          </table:table-cell>
          <table:table-cell table:formula="of:=(2^([.A7563]/8192)-1)*8192" office:value-type="float" office:value="7341.50419848168">
            <text:p>7342</text:p>
          </table:table-cell>
        </table:table-row>
        <table:table-row table:style-name="ro1">
          <table:table-cell office:value-type="float" office:value="7563">
            <text:p>7563</text:p>
          </table:table-cell>
          <table:table-cell table:formula="of:=(2^([.A7564]/8192)-1)*8192" office:value-type="float" office:value="7342.81858570884">
            <text:p>7343</text:p>
          </table:table-cell>
        </table:table-row>
        <table:table-row table:style-name="ro1">
          <table:table-cell office:value-type="float" office:value="7564">
            <text:p>7564</text:p>
          </table:table-cell>
          <table:table-cell table:formula="of:=(2^([.A7565]/8192)-1)*8192" office:value-type="float" office:value="7344.13308415454">
            <text:p>7344</text:p>
          </table:table-cell>
        </table:table-row>
        <table:table-row table:style-name="ro1">
          <table:table-cell office:value-type="float" office:value="7565">
            <text:p>7565</text:p>
          </table:table-cell>
          <table:table-cell table:formula="of:=(2^([.A7566]/8192)-1)*8192" office:value-type="float" office:value="7345.4476938282">
            <text:p>7345</text:p>
          </table:table-cell>
        </table:table-row>
        <table:table-row table:style-name="ro1">
          <table:table-cell office:value-type="float" office:value="7566">
            <text:p>7566</text:p>
          </table:table-cell>
          <table:table-cell table:formula="of:=(2^([.A7567]/8192)-1)*8192" office:value-type="float" office:value="7346.76241473924">
            <text:p>7347</text:p>
          </table:table-cell>
        </table:table-row>
        <table:table-row table:style-name="ro1">
          <table:table-cell office:value-type="float" office:value="7567">
            <text:p>7567</text:p>
          </table:table-cell>
          <table:table-cell table:formula="of:=(2^([.A7568]/8192)-1)*8192" office:value-type="float" office:value="7348.07724689706">
            <text:p>7348</text:p>
          </table:table-cell>
        </table:table-row>
        <table:table-row table:style-name="ro1">
          <table:table-cell office:value-type="float" office:value="7568">
            <text:p>7568</text:p>
          </table:table-cell>
          <table:table-cell table:formula="of:=(2^([.A7569]/8192)-1)*8192" office:value-type="float" office:value="7349.39219031107">
            <text:p>7349</text:p>
          </table:table-cell>
        </table:table-row>
        <table:table-row table:style-name="ro1">
          <table:table-cell office:value-type="float" office:value="7569">
            <text:p>7569</text:p>
          </table:table-cell>
          <table:table-cell table:formula="of:=(2^([.A7570]/8192)-1)*8192" office:value-type="float" office:value="7350.7072449907">
            <text:p>7351</text:p>
          </table:table-cell>
        </table:table-row>
        <table:table-row table:style-name="ro1">
          <table:table-cell office:value-type="float" office:value="7570">
            <text:p>7570</text:p>
          </table:table-cell>
          <table:table-cell table:formula="of:=(2^([.A7571]/8192)-1)*8192" office:value-type="float" office:value="7352.02241094535">
            <text:p>7352</text:p>
          </table:table-cell>
        </table:table-row>
        <table:table-row table:style-name="ro1">
          <table:table-cell office:value-type="float" office:value="7571">
            <text:p>7571</text:p>
          </table:table-cell>
          <table:table-cell table:formula="of:=(2^([.A7572]/8192)-1)*8192" office:value-type="float" office:value="7353.33768818444">
            <text:p>7353</text:p>
          </table:table-cell>
        </table:table-row>
        <table:table-row table:style-name="ro1">
          <table:table-cell office:value-type="float" office:value="7572">
            <text:p>7572</text:p>
          </table:table-cell>
          <table:table-cell table:formula="of:=(2^([.A7573]/8192)-1)*8192" office:value-type="float" office:value="7354.65307671739">
            <text:p>7355</text:p>
          </table:table-cell>
        </table:table-row>
        <table:table-row table:style-name="ro1">
          <table:table-cell office:value-type="float" office:value="7573">
            <text:p>7573</text:p>
          </table:table-cell>
          <table:table-cell table:formula="of:=(2^([.A7574]/8192)-1)*8192" office:value-type="float" office:value="7355.96857655361">
            <text:p>7356</text:p>
          </table:table-cell>
        </table:table-row>
        <table:table-row table:style-name="ro1">
          <table:table-cell office:value-type="float" office:value="7574">
            <text:p>7574</text:p>
          </table:table-cell>
          <table:table-cell table:formula="of:=(2^([.A7575]/8192)-1)*8192" office:value-type="float" office:value="7357.28418770253">
            <text:p>7357</text:p>
          </table:table-cell>
        </table:table-row>
        <table:table-row table:style-name="ro1">
          <table:table-cell office:value-type="float" office:value="7575">
            <text:p>7575</text:p>
          </table:table-cell>
          <table:table-cell table:formula="of:=(2^([.A7576]/8192)-1)*8192" office:value-type="float" office:value="7358.59991017355">
            <text:p>7359</text:p>
          </table:table-cell>
        </table:table-row>
        <table:table-row table:style-name="ro1">
          <table:table-cell office:value-type="float" office:value="7576">
            <text:p>7576</text:p>
          </table:table-cell>
          <table:table-cell table:formula="of:=(2^([.A7577]/8192)-1)*8192" office:value-type="float" office:value="7359.91574397611">
            <text:p>7360</text:p>
          </table:table-cell>
        </table:table-row>
        <table:table-row table:style-name="ro1">
          <table:table-cell office:value-type="float" office:value="7577">
            <text:p>7577</text:p>
          </table:table-cell>
          <table:table-cell table:formula="of:=(2^([.A7578]/8192)-1)*8192" office:value-type="float" office:value="7361.23168911962">
            <text:p>7361</text:p>
          </table:table-cell>
        </table:table-row>
        <table:table-row table:style-name="ro1">
          <table:table-cell office:value-type="float" office:value="7578">
            <text:p>7578</text:p>
          </table:table-cell>
          <table:table-cell table:formula="of:=(2^([.A7579]/8192)-1)*8192" office:value-type="float" office:value="7362.54774561351">
            <text:p>7363</text:p>
          </table:table-cell>
        </table:table-row>
        <table:table-row table:style-name="ro1">
          <table:table-cell office:value-type="float" office:value="7579">
            <text:p>7579</text:p>
          </table:table-cell>
          <table:table-cell table:formula="of:=(2^([.A7580]/8192)-1)*8192" office:value-type="float" office:value="7363.86391346719">
            <text:p>7364</text:p>
          </table:table-cell>
        </table:table-row>
        <table:table-row table:style-name="ro1">
          <table:table-cell office:value-type="float" office:value="7580">
            <text:p>7580</text:p>
          </table:table-cell>
          <table:table-cell table:formula="of:=(2^([.A7581]/8192)-1)*8192" office:value-type="float" office:value="7365.18019269009">
            <text:p>7365</text:p>
          </table:table-cell>
        </table:table-row>
        <table:table-row table:style-name="ro1">
          <table:table-cell office:value-type="float" office:value="7581">
            <text:p>7581</text:p>
          </table:table-cell>
          <table:table-cell table:formula="of:=(2^([.A7582]/8192)-1)*8192" office:value-type="float" office:value="7366.49658329162">
            <text:p>7366</text:p>
          </table:table-cell>
        </table:table-row>
        <table:table-row table:style-name="ro1">
          <table:table-cell office:value-type="float" office:value="7582">
            <text:p>7582</text:p>
          </table:table-cell>
          <table:table-cell table:formula="of:=(2^([.A7583]/8192)-1)*8192" office:value-type="float" office:value="7367.81308528123">
            <text:p>7368</text:p>
          </table:table-cell>
        </table:table-row>
        <table:table-row table:style-name="ro1">
          <table:table-cell office:value-type="float" office:value="7583">
            <text:p>7583</text:p>
          </table:table-cell>
          <table:table-cell table:formula="of:=(2^([.A7584]/8192)-1)*8192" office:value-type="float" office:value="7369.12969866833">
            <text:p>7369</text:p>
          </table:table-cell>
        </table:table-row>
        <table:table-row table:style-name="ro1">
          <table:table-cell office:value-type="float" office:value="7584">
            <text:p>7584</text:p>
          </table:table-cell>
          <table:table-cell table:formula="of:=(2^([.A7585]/8192)-1)*8192" office:value-type="float" office:value="7370.44642346234">
            <text:p>7370</text:p>
          </table:table-cell>
        </table:table-row>
        <table:table-row table:style-name="ro1">
          <table:table-cell office:value-type="float" office:value="7585">
            <text:p>7585</text:p>
          </table:table-cell>
          <table:table-cell table:formula="of:=(2^([.A7586]/8192)-1)*8192" office:value-type="float" office:value="7371.7632596727">
            <text:p>7372</text:p>
          </table:table-cell>
        </table:table-row>
        <table:table-row table:style-name="ro1">
          <table:table-cell office:value-type="float" office:value="7586">
            <text:p>7586</text:p>
          </table:table-cell>
          <table:table-cell table:formula="of:=(2^([.A7587]/8192)-1)*8192" office:value-type="float" office:value="7373.08020730883">
            <text:p>7373</text:p>
          </table:table-cell>
        </table:table-row>
        <table:table-row table:style-name="ro1">
          <table:table-cell office:value-type="float" office:value="7587">
            <text:p>7587</text:p>
          </table:table-cell>
          <table:table-cell table:formula="of:=(2^([.A7588]/8192)-1)*8192" office:value-type="float" office:value="7374.39726638016">
            <text:p>7374</text:p>
          </table:table-cell>
        </table:table-row>
        <table:table-row table:style-name="ro1">
          <table:table-cell office:value-type="float" office:value="7588">
            <text:p>7588</text:p>
          </table:table-cell>
          <table:table-cell table:formula="of:=(2^([.A7589]/8192)-1)*8192" office:value-type="float" office:value="7375.71443689612">
            <text:p>7376</text:p>
          </table:table-cell>
        </table:table-row>
        <table:table-row table:style-name="ro1">
          <table:table-cell office:value-type="float" office:value="7589">
            <text:p>7589</text:p>
          </table:table-cell>
          <table:table-cell table:formula="of:=(2^([.A7590]/8192)-1)*8192" office:value-type="float" office:value="7377.03171886614">
            <text:p>7377</text:p>
          </table:table-cell>
        </table:table-row>
        <table:table-row table:style-name="ro1">
          <table:table-cell office:value-type="float" office:value="7590">
            <text:p>7590</text:p>
          </table:table-cell>
          <table:table-cell table:formula="of:=(2^([.A7591]/8192)-1)*8192" office:value-type="float" office:value="7378.34911229965">
            <text:p>7378</text:p>
          </table:table-cell>
        </table:table-row>
        <table:table-row table:style-name="ro1">
          <table:table-cell office:value-type="float" office:value="7591">
            <text:p>7591</text:p>
          </table:table-cell>
          <table:table-cell table:formula="of:=(2^([.A7592]/8192)-1)*8192" office:value-type="float" office:value="7379.66661720608">
            <text:p>7380</text:p>
          </table:table-cell>
        </table:table-row>
        <table:table-row table:style-name="ro1">
          <table:table-cell office:value-type="float" office:value="7592">
            <text:p>7592</text:p>
          </table:table-cell>
          <table:table-cell table:formula="of:=(2^([.A7593]/8192)-1)*8192" office:value-type="float" office:value="7380.98423359487">
            <text:p>7381</text:p>
          </table:table-cell>
        </table:table-row>
        <table:table-row table:style-name="ro1">
          <table:table-cell office:value-type="float" office:value="7593">
            <text:p>7593</text:p>
          </table:table-cell>
          <table:table-cell table:formula="of:=(2^([.A7594]/8192)-1)*8192" office:value-type="float" office:value="7382.30196147544">
            <text:p>7382</text:p>
          </table:table-cell>
        </table:table-row>
        <table:table-row table:style-name="ro1">
          <table:table-cell office:value-type="float" office:value="7594">
            <text:p>7594</text:p>
          </table:table-cell>
          <table:table-cell table:formula="of:=(2^([.A7595]/8192)-1)*8192" office:value-type="float" office:value="7383.61980085724">
            <text:p>7384</text:p>
          </table:table-cell>
        </table:table-row>
        <table:table-row table:style-name="ro1">
          <table:table-cell office:value-type="float" office:value="7595">
            <text:p>7595</text:p>
          </table:table-cell>
          <table:table-cell table:formula="of:=(2^([.A7596]/8192)-1)*8192" office:value-type="float" office:value="7384.93775174969">
            <text:p>7385</text:p>
          </table:table-cell>
        </table:table-row>
        <table:table-row table:style-name="ro1">
          <table:table-cell office:value-type="float" office:value="7596">
            <text:p>7596</text:p>
          </table:table-cell>
          <table:table-cell table:formula="of:=(2^([.A7597]/8192)-1)*8192" office:value-type="float" office:value="7386.25581416223">
            <text:p>7386</text:p>
          </table:table-cell>
        </table:table-row>
        <table:table-row table:style-name="ro1">
          <table:table-cell office:value-type="float" office:value="7597">
            <text:p>7597</text:p>
          </table:table-cell>
          <table:table-cell table:formula="of:=(2^([.A7598]/8192)-1)*8192" office:value-type="float" office:value="7387.57398810431">
            <text:p>7388</text:p>
          </table:table-cell>
        </table:table-row>
        <table:table-row table:style-name="ro1">
          <table:table-cell office:value-type="float" office:value="7598">
            <text:p>7598</text:p>
          </table:table-cell>
          <table:table-cell table:formula="of:=(2^([.A7599]/8192)-1)*8192" office:value-type="float" office:value="7388.89227358535">
            <text:p>7389</text:p>
          </table:table-cell>
        </table:table-row>
        <table:table-row table:style-name="ro1">
          <table:table-cell office:value-type="float" office:value="7599">
            <text:p>7599</text:p>
          </table:table-cell>
          <table:table-cell table:formula="of:=(2^([.A7600]/8192)-1)*8192" office:value-type="float" office:value="7390.21067061479">
            <text:p>7390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table:formula="of:=(2^([.A7601]/8192)-1)*8192" office:value-type="float" office:value="7391.52917920207">
            <text:p>7392</text:p>
          </table:table-cell>
        </table:table-row>
        <table:table-row table:style-name="ro1">
          <table:table-cell office:value-type="float" office:value="7601">
            <text:p>7601</text:p>
          </table:table-cell>
          <table:table-cell table:formula="of:=(2^([.A7602]/8192)-1)*8192" office:value-type="float" office:value="7392.84779935664">
            <text:p>7393</text:p>
          </table:table-cell>
        </table:table-row>
        <table:table-row table:style-name="ro1">
          <table:table-cell office:value-type="float" office:value="7602">
            <text:p>7602</text:p>
          </table:table-cell>
          <table:table-cell table:formula="of:=(2^([.A7603]/8192)-1)*8192" office:value-type="float" office:value="7394.16653108793">
            <text:p>7394</text:p>
          </table:table-cell>
        </table:table-row>
        <table:table-row table:style-name="ro1">
          <table:table-cell office:value-type="float" office:value="7603">
            <text:p>7603</text:p>
          </table:table-cell>
          <table:table-cell table:formula="of:=(2^([.A7604]/8192)-1)*8192" office:value-type="float" office:value="7395.48537440538">
            <text:p>7395</text:p>
          </table:table-cell>
        </table:table-row>
        <table:table-row table:style-name="ro1">
          <table:table-cell office:value-type="float" office:value="7604">
            <text:p>7604</text:p>
          </table:table-cell>
          <table:table-cell table:formula="of:=(2^([.A7605]/8192)-1)*8192" office:value-type="float" office:value="7396.80432931844">
            <text:p>7397</text:p>
          </table:table-cell>
        </table:table-row>
        <table:table-row table:style-name="ro1">
          <table:table-cell office:value-type="float" office:value="7605">
            <text:p>7605</text:p>
          </table:table-cell>
          <table:table-cell table:formula="of:=(2^([.A7606]/8192)-1)*8192" office:value-type="float" office:value="7398.12339583655">
            <text:p>7398</text:p>
          </table:table-cell>
        </table:table-row>
        <table:table-row table:style-name="ro1">
          <table:table-cell office:value-type="float" office:value="7606">
            <text:p>7606</text:p>
          </table:table-cell>
          <table:table-cell table:formula="of:=(2^([.A7607]/8192)-1)*8192" office:value-type="float" office:value="7399.44257396915">
            <text:p>7399</text:p>
          </table:table-cell>
        </table:table-row>
        <table:table-row table:style-name="ro1">
          <table:table-cell office:value-type="float" office:value="7607">
            <text:p>7607</text:p>
          </table:table-cell>
          <table:table-cell table:formula="of:=(2^([.A7608]/8192)-1)*8192" office:value-type="float" office:value="7400.76186372569">
            <text:p>7401</text:p>
          </table:table-cell>
        </table:table-row>
        <table:table-row table:style-name="ro1">
          <table:table-cell office:value-type="float" office:value="7608">
            <text:p>7608</text:p>
          </table:table-cell>
          <table:table-cell table:formula="of:=(2^([.A7609]/8192)-1)*8192" office:value-type="float" office:value="7402.08126511561">
            <text:p>7402</text:p>
          </table:table-cell>
        </table:table-row>
        <table:table-row table:style-name="ro1">
          <table:table-cell office:value-type="float" office:value="7609">
            <text:p>7609</text:p>
          </table:table-cell>
          <table:table-cell table:formula="of:=(2^([.A7610]/8192)-1)*8192" office:value-type="float" office:value="7403.40077814835">
            <text:p>7403</text:p>
          </table:table-cell>
        </table:table-row>
        <table:table-row table:style-name="ro1">
          <table:table-cell office:value-type="float" office:value="7610">
            <text:p>7610</text:p>
          </table:table-cell>
          <table:table-cell table:formula="of:=(2^([.A7611]/8192)-1)*8192" office:value-type="float" office:value="7404.72040283337">
            <text:p>7405</text:p>
          </table:table-cell>
        </table:table-row>
        <table:table-row table:style-name="ro1">
          <table:table-cell office:value-type="float" office:value="7611">
            <text:p>7611</text:p>
          </table:table-cell>
          <table:table-cell table:formula="of:=(2^([.A7612]/8192)-1)*8192" office:value-type="float" office:value="7406.04013918012">
            <text:p>7406</text:p>
          </table:table-cell>
        </table:table-row>
        <table:table-row table:style-name="ro1">
          <table:table-cell office:value-type="float" office:value="7612">
            <text:p>7612</text:p>
          </table:table-cell>
          <table:table-cell table:formula="of:=(2^([.A7613]/8192)-1)*8192" office:value-type="float" office:value="7407.35998719803">
            <text:p>7407</text:p>
          </table:table-cell>
        </table:table-row>
        <table:table-row table:style-name="ro1">
          <table:table-cell office:value-type="float" office:value="7613">
            <text:p>7613</text:p>
          </table:table-cell>
          <table:table-cell table:formula="of:=(2^([.A7614]/8192)-1)*8192" office:value-type="float" office:value="7408.67994689656">
            <text:p>7409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table:formula="of:=(2^([.A7615]/8192)-1)*8192" office:value-type="float" office:value="7410.00001828517">
            <text:p>7410</text:p>
          </table:table-cell>
        </table:table-row>
        <table:table-row table:style-name="ro1">
          <table:table-cell office:value-type="float" office:value="7615">
            <text:p>7615</text:p>
          </table:table-cell>
          <table:table-cell table:formula="of:=(2^([.A7616]/8192)-1)*8192" office:value-type="float" office:value="7411.32020137329">
            <text:p>7411</text:p>
          </table:table-cell>
        </table:table-row>
        <table:table-row table:style-name="ro1">
          <table:table-cell office:value-type="float" office:value="7616">
            <text:p>7616</text:p>
          </table:table-cell>
          <table:table-cell table:formula="of:=(2^([.A7617]/8192)-1)*8192" office:value-type="float" office:value="7412.64049617039">
            <text:p>7413</text:p>
          </table:table-cell>
        </table:table-row>
        <table:table-row table:style-name="ro1">
          <table:table-cell office:value-type="float" office:value="7617">
            <text:p>7617</text:p>
          </table:table-cell>
          <table:table-cell table:formula="of:=(2^([.A7618]/8192)-1)*8192" office:value-type="float" office:value="7413.96090268591">
            <text:p>7414</text:p>
          </table:table-cell>
        </table:table-row>
        <table:table-row table:style-name="ro1">
          <table:table-cell office:value-type="float" office:value="7618">
            <text:p>7618</text:p>
          </table:table-cell>
          <table:table-cell table:formula="of:=(2^([.A7619]/8192)-1)*8192" office:value-type="float" office:value="7415.28142092931">
            <text:p>7415</text:p>
          </table:table-cell>
        </table:table-row>
        <table:table-row table:style-name="ro1">
          <table:table-cell office:value-type="float" office:value="7619">
            <text:p>7619</text:p>
          </table:table-cell>
          <table:table-cell table:formula="of:=(2^([.A7620]/8192)-1)*8192" office:value-type="float" office:value="7416.60205091004">
            <text:p>7417</text:p>
          </table:table-cell>
        </table:table-row>
        <table:table-row table:style-name="ro1">
          <table:table-cell office:value-type="float" office:value="7620">
            <text:p>7620</text:p>
          </table:table-cell>
          <table:table-cell table:formula="of:=(2^([.A7621]/8192)-1)*8192" office:value-type="float" office:value="7417.92279263755">
            <text:p>7418</text:p>
          </table:table-cell>
        </table:table-row>
        <table:table-row table:style-name="ro1">
          <table:table-cell office:value-type="float" office:value="7621">
            <text:p>7621</text:p>
          </table:table-cell>
          <table:table-cell table:formula="of:=(2^([.A7622]/8192)-1)*8192" office:value-type="float" office:value="7419.24364612131">
            <text:p>7419</text:p>
          </table:table-cell>
        </table:table-row>
        <table:table-row table:style-name="ro1">
          <table:table-cell office:value-type="float" office:value="7622">
            <text:p>7622</text:p>
          </table:table-cell>
          <table:table-cell table:formula="of:=(2^([.A7623]/8192)-1)*8192" office:value-type="float" office:value="7420.56461137077">
            <text:p>7421</text:p>
          </table:table-cell>
        </table:table-row>
        <table:table-row table:style-name="ro1">
          <table:table-cell office:value-type="float" office:value="7623">
            <text:p>7623</text:p>
          </table:table-cell>
          <table:table-cell table:formula="of:=(2^([.A7624]/8192)-1)*8192" office:value-type="float" office:value="7421.88568839538">
            <text:p>7422</text:p>
          </table:table-cell>
        </table:table-row>
        <table:table-row table:style-name="ro1">
          <table:table-cell office:value-type="float" office:value="7624">
            <text:p>7624</text:p>
          </table:table-cell>
          <table:table-cell table:formula="of:=(2^([.A7625]/8192)-1)*8192" office:value-type="float" office:value="7423.20687720461">
            <text:p>7423</text:p>
          </table:table-cell>
        </table:table-row>
        <table:table-row table:style-name="ro1">
          <table:table-cell office:value-type="float" office:value="7625">
            <text:p>7625</text:p>
          </table:table-cell>
          <table:table-cell table:formula="of:=(2^([.A7626]/8192)-1)*8192" office:value-type="float" office:value="7424.52817780791">
            <text:p>7425</text:p>
          </table:table-cell>
        </table:table-row>
        <table:table-row table:style-name="ro1">
          <table:table-cell office:value-type="float" office:value="7626">
            <text:p>7626</text:p>
          </table:table-cell>
          <table:table-cell table:formula="of:=(2^([.A7627]/8192)-1)*8192" office:value-type="float" office:value="7425.84959021474">
            <text:p>7426</text:p>
          </table:table-cell>
        </table:table-row>
        <table:table-row table:style-name="ro1">
          <table:table-cell office:value-type="float" office:value="7627">
            <text:p>7627</text:p>
          </table:table-cell>
          <table:table-cell table:formula="of:=(2^([.A7628]/8192)-1)*8192" office:value-type="float" office:value="7427.17111443457">
            <text:p>7427</text:p>
          </table:table-cell>
        </table:table-row>
        <table:table-row table:style-name="ro1">
          <table:table-cell office:value-type="float" office:value="7628">
            <text:p>7628</text:p>
          </table:table-cell>
          <table:table-cell table:formula="of:=(2^([.A7629]/8192)-1)*8192" office:value-type="float" office:value="7428.49275047684">
            <text:p>7428</text:p>
          </table:table-cell>
        </table:table-row>
        <table:table-row table:style-name="ro1">
          <table:table-cell office:value-type="float" office:value="7629">
            <text:p>7629</text:p>
          </table:table-cell>
          <table:table-cell table:formula="of:=(2^([.A7630]/8192)-1)*8192" office:value-type="float" office:value="7429.81449835104">
            <text:p>7430</text:p>
          </table:table-cell>
        </table:table-row>
        <table:table-row table:style-name="ro1">
          <table:table-cell office:value-type="float" office:value="7630">
            <text:p>7630</text:p>
          </table:table-cell>
          <table:table-cell table:formula="of:=(2^([.A7631]/8192)-1)*8192" office:value-type="float" office:value="7431.13635806661">
            <text:p>7431</text:p>
          </table:table-cell>
        </table:table-row>
        <table:table-row table:style-name="ro1">
          <table:table-cell office:value-type="float" office:value="7631">
            <text:p>7631</text:p>
          </table:table-cell>
          <table:table-cell table:formula="of:=(2^([.A7632]/8192)-1)*8192" office:value-type="float" office:value="7432.45832963303">
            <text:p>7432</text:p>
          </table:table-cell>
        </table:table-row>
        <table:table-row table:style-name="ro1">
          <table:table-cell office:value-type="float" office:value="7632">
            <text:p>7632</text:p>
          </table:table-cell>
          <table:table-cell table:formula="of:=(2^([.A7633]/8192)-1)*8192" office:value-type="float" office:value="7433.78041305975">
            <text:p>7434</text:p>
          </table:table-cell>
        </table:table-row>
        <table:table-row table:style-name="ro1">
          <table:table-cell office:value-type="float" office:value="7633">
            <text:p>7633</text:p>
          </table:table-cell>
          <table:table-cell table:formula="of:=(2^([.A7634]/8192)-1)*8192" office:value-type="float" office:value="7435.10260835624">
            <text:p>7435</text:p>
          </table:table-cell>
        </table:table-row>
        <table:table-row table:style-name="ro1">
          <table:table-cell office:value-type="float" office:value="7634">
            <text:p>7634</text:p>
          </table:table-cell>
          <table:table-cell table:formula="of:=(2^([.A7635]/8192)-1)*8192" office:value-type="float" office:value="7436.42491553197">
            <text:p>7436</text:p>
          </table:table-cell>
        </table:table-row>
        <table:table-row table:style-name="ro1">
          <table:table-cell office:value-type="float" office:value="7635">
            <text:p>7635</text:p>
          </table:table-cell>
          <table:table-cell table:formula="of:=(2^([.A7636]/8192)-1)*8192" office:value-type="float" office:value="7437.74733459641">
            <text:p>7438</text:p>
          </table:table-cell>
        </table:table-row>
        <table:table-row table:style-name="ro1">
          <table:table-cell office:value-type="float" office:value="7636">
            <text:p>7636</text:p>
          </table:table-cell>
          <table:table-cell table:formula="of:=(2^([.A7637]/8192)-1)*8192" office:value-type="float" office:value="7439.06986555901">
            <text:p>7439</text:p>
          </table:table-cell>
        </table:table-row>
        <table:table-row table:style-name="ro1">
          <table:table-cell office:value-type="float" office:value="7637">
            <text:p>7637</text:p>
          </table:table-cell>
          <table:table-cell table:formula="of:=(2^([.A7638]/8192)-1)*8192" office:value-type="float" office:value="7440.39250842926">
            <text:p>7440</text:p>
          </table:table-cell>
        </table:table-row>
        <table:table-row table:style-name="ro1">
          <table:table-cell office:value-type="float" office:value="7638">
            <text:p>7638</text:p>
          </table:table-cell>
          <table:table-cell table:formula="of:=(2^([.A7639]/8192)-1)*8192" office:value-type="float" office:value="7441.71526321662">
            <text:p>7442</text:p>
          </table:table-cell>
        </table:table-row>
        <table:table-row table:style-name="ro1">
          <table:table-cell office:value-type="float" office:value="7639">
            <text:p>7639</text:p>
          </table:table-cell>
          <table:table-cell table:formula="of:=(2^([.A7640]/8192)-1)*8192" office:value-type="float" office:value="7443.03812993056">
            <text:p>7443</text:p>
          </table:table-cell>
        </table:table-row>
        <table:table-row table:style-name="ro1">
          <table:table-cell office:value-type="float" office:value="7640">
            <text:p>7640</text:p>
          </table:table-cell>
          <table:table-cell table:formula="of:=(2^([.A7641]/8192)-1)*8192" office:value-type="float" office:value="7444.36110858054">
            <text:p>7444</text:p>
          </table:table-cell>
        </table:table-row>
        <table:table-row table:style-name="ro1">
          <table:table-cell office:value-type="float" office:value="7641">
            <text:p>7641</text:p>
          </table:table-cell>
          <table:table-cell table:formula="of:=(2^([.A7642]/8192)-1)*8192" office:value-type="float" office:value="7445.68419917605">
            <text:p>7446</text:p>
          </table:table-cell>
        </table:table-row>
        <table:table-row table:style-name="ro1">
          <table:table-cell office:value-type="float" office:value="7642">
            <text:p>7642</text:p>
          </table:table-cell>
          <table:table-cell table:formula="of:=(2^([.A7643]/8192)-1)*8192" office:value-type="float" office:value="7447.00740172656">
            <text:p>7447</text:p>
          </table:table-cell>
        </table:table-row>
        <table:table-row table:style-name="ro1">
          <table:table-cell office:value-type="float" office:value="7643">
            <text:p>7643</text:p>
          </table:table-cell>
          <table:table-cell table:formula="of:=(2^([.A7644]/8192)-1)*8192" office:value-type="float" office:value="7448.33071624153">
            <text:p>7448</text:p>
          </table:table-cell>
        </table:table-row>
        <table:table-row table:style-name="ro1">
          <table:table-cell office:value-type="float" office:value="7644">
            <text:p>7644</text:p>
          </table:table-cell>
          <table:table-cell table:formula="of:=(2^([.A7645]/8192)-1)*8192" office:value-type="float" office:value="7449.65414273045">
            <text:p>7450</text:p>
          </table:table-cell>
        </table:table-row>
        <table:table-row table:style-name="ro1">
          <table:table-cell office:value-type="float" office:value="7645">
            <text:p>7645</text:p>
          </table:table-cell>
          <table:table-cell table:formula="of:=(2^([.A7646]/8192)-1)*8192" office:value-type="float" office:value="7450.97768120278">
            <text:p>7451</text:p>
          </table:table-cell>
        </table:table-row>
        <table:table-row table:style-name="ro1">
          <table:table-cell office:value-type="float" office:value="7646">
            <text:p>7646</text:p>
          </table:table-cell>
          <table:table-cell table:formula="of:=(2^([.A7647]/8192)-1)*8192" office:value-type="float" office:value="7452.301331668">
            <text:p>7452</text:p>
          </table:table-cell>
        </table:table-row>
        <table:table-row table:style-name="ro1">
          <table:table-cell office:value-type="float" office:value="7647">
            <text:p>7647</text:p>
          </table:table-cell>
          <table:table-cell table:formula="of:=(2^([.A7648]/8192)-1)*8192" office:value-type="float" office:value="7453.6250941356">
            <text:p>7454</text:p>
          </table:table-cell>
        </table:table-row>
        <table:table-row table:style-name="ro1">
          <table:table-cell office:value-type="float" office:value="7648">
            <text:p>7648</text:p>
          </table:table-cell>
          <table:table-cell table:formula="of:=(2^([.A7649]/8192)-1)*8192" office:value-type="float" office:value="7454.94896861503">
            <text:p>7455</text:p>
          </table:table-cell>
        </table:table-row>
        <table:table-row table:style-name="ro1">
          <table:table-cell office:value-type="float" office:value="7649">
            <text:p>7649</text:p>
          </table:table-cell>
          <table:table-cell table:formula="of:=(2^([.A7650]/8192)-1)*8192" office:value-type="float" office:value="7456.2729551158">
            <text:p>7456</text:p>
          </table:table-cell>
        </table:table-row>
        <table:table-row table:style-name="ro1">
          <table:table-cell office:value-type="float" office:value="7650">
            <text:p>7650</text:p>
          </table:table-cell>
          <table:table-cell table:formula="of:=(2^([.A7651]/8192)-1)*8192" office:value-type="float" office:value="7457.59705364736">
            <text:p>7458</text:p>
          </table:table-cell>
        </table:table-row>
        <table:table-row table:style-name="ro1">
          <table:table-cell office:value-type="float" office:value="7651">
            <text:p>7651</text:p>
          </table:table-cell>
          <table:table-cell table:formula="of:=(2^([.A7652]/8192)-1)*8192" office:value-type="float" office:value="7458.92126421921">
            <text:p>7459</text:p>
          </table:table-cell>
        </table:table-row>
        <table:table-row table:style-name="ro1">
          <table:table-cell office:value-type="float" office:value="7652">
            <text:p>7652</text:p>
          </table:table-cell>
          <table:table-cell table:formula="of:=(2^([.A7653]/8192)-1)*8192" office:value-type="float" office:value="7460.24558684082">
            <text:p>7460</text:p>
          </table:table-cell>
        </table:table-row>
        <table:table-row table:style-name="ro1">
          <table:table-cell office:value-type="float" office:value="7653">
            <text:p>7653</text:p>
          </table:table-cell>
          <table:table-cell table:formula="of:=(2^([.A7654]/8192)-1)*8192" office:value-type="float" office:value="7461.57002152167">
            <text:p>7462</text:p>
          </table:table-cell>
        </table:table-row>
        <table:table-row table:style-name="ro1">
          <table:table-cell office:value-type="float" office:value="7654">
            <text:p>7654</text:p>
          </table:table-cell>
          <table:table-cell table:formula="of:=(2^([.A7655]/8192)-1)*8192" office:value-type="float" office:value="7462.89456827125">
            <text:p>7463</text:p>
          </table:table-cell>
        </table:table-row>
        <table:table-row table:style-name="ro1">
          <table:table-cell office:value-type="float" office:value="7655">
            <text:p>7655</text:p>
          </table:table-cell>
          <table:table-cell table:formula="of:=(2^([.A7656]/8192)-1)*8192" office:value-type="float" office:value="7464.21922709904">
            <text:p>7464</text:p>
          </table:table-cell>
        </table:table-row>
        <table:table-row table:style-name="ro1">
          <table:table-cell office:value-type="float" office:value="7656">
            <text:p>7656</text:p>
          </table:table-cell>
          <table:table-cell table:formula="of:=(2^([.A7657]/8192)-1)*8192" office:value-type="float" office:value="7465.54399801453">
            <text:p>7466</text:p>
          </table:table-cell>
        </table:table-row>
        <table:table-row table:style-name="ro1">
          <table:table-cell office:value-type="float" office:value="7657">
            <text:p>7657</text:p>
          </table:table-cell>
          <table:table-cell table:formula="of:=(2^([.A7658]/8192)-1)*8192" office:value-type="float" office:value="7466.86888102719">
            <text:p>7467</text:p>
          </table:table-cell>
        </table:table-row>
        <table:table-row table:style-name="ro1">
          <table:table-cell office:value-type="float" office:value="7658">
            <text:p>7658</text:p>
          </table:table-cell>
          <table:table-cell table:formula="of:=(2^([.A7659]/8192)-1)*8192" office:value-type="float" office:value="7468.19387614651">
            <text:p>7468</text:p>
          </table:table-cell>
        </table:table-row>
        <table:table-row table:style-name="ro1">
          <table:table-cell office:value-type="float" office:value="7659">
            <text:p>7659</text:p>
          </table:table-cell>
          <table:table-cell table:formula="of:=(2^([.A7660]/8192)-1)*8192" office:value-type="float" office:value="7469.51898338198">
            <text:p>7470</text:p>
          </table:table-cell>
        </table:table-row>
        <table:table-row table:style-name="ro1">
          <table:table-cell office:value-type="float" office:value="7660">
            <text:p>7660</text:p>
          </table:table-cell>
          <table:table-cell table:formula="of:=(2^([.A7661]/8192)-1)*8192" office:value-type="float" office:value="7470.84420274308">
            <text:p>7471</text:p>
          </table:table-cell>
        </table:table-row>
        <table:table-row table:style-name="ro1">
          <table:table-cell office:value-type="float" office:value="7661">
            <text:p>7661</text:p>
          </table:table-cell>
          <table:table-cell table:formula="of:=(2^([.A7662]/8192)-1)*8192" office:value-type="float" office:value="7472.16953423931">
            <text:p>7472</text:p>
          </table:table-cell>
        </table:table-row>
        <table:table-row table:style-name="ro1">
          <table:table-cell office:value-type="float" office:value="7662">
            <text:p>7662</text:p>
          </table:table-cell>
          <table:table-cell table:formula="of:=(2^([.A7663]/8192)-1)*8192" office:value-type="float" office:value="7473.49497788015">
            <text:p>7473</text:p>
          </table:table-cell>
        </table:table-row>
        <table:table-row table:style-name="ro1">
          <table:table-cell office:value-type="float" office:value="7663">
            <text:p>7663</text:p>
          </table:table-cell>
          <table:table-cell table:formula="of:=(2^([.A7664]/8192)-1)*8192" office:value-type="float" office:value="7474.82053367509">
            <text:p>7475</text:p>
          </table:table-cell>
        </table:table-row>
        <table:table-row table:style-name="ro1">
          <table:table-cell office:value-type="float" office:value="7664">
            <text:p>7664</text:p>
          </table:table-cell>
          <table:table-cell table:formula="of:=(2^([.A7665]/8192)-1)*8192" office:value-type="float" office:value="7476.14620163362">
            <text:p>7476</text:p>
          </table:table-cell>
        </table:table-row>
        <table:table-row table:style-name="ro1">
          <table:table-cell office:value-type="float" office:value="7665">
            <text:p>7665</text:p>
          </table:table-cell>
          <table:table-cell table:formula="of:=(2^([.A7666]/8192)-1)*8192" office:value-type="float" office:value="7477.47198176523">
            <text:p>7477</text:p>
          </table:table-cell>
        </table:table-row>
        <table:table-row table:style-name="ro1">
          <table:table-cell office:value-type="float" office:value="7666">
            <text:p>7666</text:p>
          </table:table-cell>
          <table:table-cell table:formula="of:=(2^([.A7667]/8192)-1)*8192" office:value-type="float" office:value="7478.79787407942">
            <text:p>7479</text:p>
          </table:table-cell>
        </table:table-row>
        <table:table-row table:style-name="ro1">
          <table:table-cell office:value-type="float" office:value="7667">
            <text:p>7667</text:p>
          </table:table-cell>
          <table:table-cell table:formula="of:=(2^([.A7668]/8192)-1)*8192" office:value-type="float" office:value="7480.12387858567">
            <text:p>7480</text:p>
          </table:table-cell>
        </table:table-row>
        <table:table-row table:style-name="ro1">
          <table:table-cell office:value-type="float" office:value="7668">
            <text:p>7668</text:p>
          </table:table-cell>
          <table:table-cell table:formula="of:=(2^([.A7669]/8192)-1)*8192" office:value-type="float" office:value="7481.44999529348">
            <text:p>7481</text:p>
          </table:table-cell>
        </table:table-row>
        <table:table-row table:style-name="ro1">
          <table:table-cell office:value-type="float" office:value="7669">
            <text:p>7669</text:p>
          </table:table-cell>
          <table:table-cell table:formula="of:=(2^([.A7670]/8192)-1)*8192" office:value-type="float" office:value="7482.77622421234">
            <text:p>7483</text:p>
          </table:table-cell>
        </table:table-row>
        <table:table-row table:style-name="ro1">
          <table:table-cell office:value-type="float" office:value="7670">
            <text:p>7670</text:p>
          </table:table-cell>
          <table:table-cell table:formula="of:=(2^([.A7671]/8192)-1)*8192" office:value-type="float" office:value="7484.10256535175">
            <text:p>7484</text:p>
          </table:table-cell>
        </table:table-row>
        <table:table-row table:style-name="ro1">
          <table:table-cell office:value-type="float" office:value="7671">
            <text:p>7671</text:p>
          </table:table-cell>
          <table:table-cell table:formula="of:=(2^([.A7672]/8192)-1)*8192" office:value-type="float" office:value="7485.4290187212">
            <text:p>7485</text:p>
          </table:table-cell>
        </table:table-row>
        <table:table-row table:style-name="ro1">
          <table:table-cell office:value-type="float" office:value="7672">
            <text:p>7672</text:p>
          </table:table-cell>
          <table:table-cell table:formula="of:=(2^([.A7673]/8192)-1)*8192" office:value-type="float" office:value="7486.75558433019">
            <text:p>7487</text:p>
          </table:table-cell>
        </table:table-row>
        <table:table-row table:style-name="ro1">
          <table:table-cell office:value-type="float" office:value="7673">
            <text:p>7673</text:p>
          </table:table-cell>
          <table:table-cell table:formula="of:=(2^([.A7674]/8192)-1)*8192" office:value-type="float" office:value="7488.08226218823">
            <text:p>7488</text:p>
          </table:table-cell>
        </table:table-row>
        <table:table-row table:style-name="ro1">
          <table:table-cell office:value-type="float" office:value="7674">
            <text:p>7674</text:p>
          </table:table-cell>
          <table:table-cell table:formula="of:=(2^([.A7675]/8192)-1)*8192" office:value-type="float" office:value="7489.40905230479">
            <text:p>7489</text:p>
          </table:table-cell>
        </table:table-row>
        <table:table-row table:style-name="ro1">
          <table:table-cell office:value-type="float" office:value="7675">
            <text:p>7675</text:p>
          </table:table-cell>
          <table:table-cell table:formula="of:=(2^([.A7676]/8192)-1)*8192" office:value-type="float" office:value="7490.73595468939">
            <text:p>7491</text:p>
          </table:table-cell>
        </table:table-row>
        <table:table-row table:style-name="ro1">
          <table:table-cell office:value-type="float" office:value="7676">
            <text:p>7676</text:p>
          </table:table-cell>
          <table:table-cell table:formula="of:=(2^([.A7677]/8192)-1)*8192" office:value-type="float" office:value="7492.06296935153">
            <text:p>7492</text:p>
          </table:table-cell>
        </table:table-row>
        <table:table-row table:style-name="ro1">
          <table:table-cell office:value-type="float" office:value="7677">
            <text:p>7677</text:p>
          </table:table-cell>
          <table:table-cell table:formula="of:=(2^([.A7678]/8192)-1)*8192" office:value-type="float" office:value="7493.3900963007">
            <text:p>7493</text:p>
          </table:table-cell>
        </table:table-row>
        <table:table-row table:style-name="ro1">
          <table:table-cell office:value-type="float" office:value="7678">
            <text:p>7678</text:p>
          </table:table-cell>
          <table:table-cell table:formula="of:=(2^([.A7679]/8192)-1)*8192" office:value-type="float" office:value="7494.7173355464">
            <text:p>7495</text:p>
          </table:table-cell>
        </table:table-row>
        <table:table-row table:style-name="ro1">
          <table:table-cell office:value-type="float" office:value="7679">
            <text:p>7679</text:p>
          </table:table-cell>
          <table:table-cell table:formula="of:=(2^([.A7680]/8192)-1)*8192" office:value-type="float" office:value="7496.04468709815">
            <text:p>7496</text:p>
          </table:table-cell>
        </table:table-row>
        <table:table-row table:style-name="ro1">
          <table:table-cell office:value-type="float" office:value="7680">
            <text:p>7680</text:p>
          </table:table-cell>
          <table:table-cell table:formula="of:=(2^([.A7681]/8192)-1)*8192" office:value-type="float" office:value="7497.37215096543">
            <text:p>7497</text:p>
          </table:table-cell>
        </table:table-row>
        <table:table-row table:style-name="ro1">
          <table:table-cell office:value-type="float" office:value="7681">
            <text:p>7681</text:p>
          </table:table-cell>
          <table:table-cell table:formula="of:=(2^([.A7682]/8192)-1)*8192" office:value-type="float" office:value="7498.69972715776">
            <text:p>7499</text:p>
          </table:table-cell>
        </table:table-row>
        <table:table-row table:style-name="ro1">
          <table:table-cell office:value-type="float" office:value="7682">
            <text:p>7682</text:p>
          </table:table-cell>
          <table:table-cell table:formula="of:=(2^([.A7683]/8192)-1)*8192" office:value-type="float" office:value="7500.02741568464">
            <text:p>7500</text:p>
          </table:table-cell>
        </table:table-row>
        <table:table-row table:style-name="ro1">
          <table:table-cell office:value-type="float" office:value="7683">
            <text:p>7683</text:p>
          </table:table-cell>
          <table:table-cell table:formula="of:=(2^([.A7684]/8192)-1)*8192" office:value-type="float" office:value="7501.35521655557">
            <text:p>7501</text:p>
          </table:table-cell>
        </table:table-row>
        <table:table-row table:style-name="ro1">
          <table:table-cell office:value-type="float" office:value="7684">
            <text:p>7684</text:p>
          </table:table-cell>
          <table:table-cell table:formula="of:=(2^([.A7685]/8192)-1)*8192" office:value-type="float" office:value="7502.68312978006">
            <text:p>7503</text:p>
          </table:table-cell>
        </table:table-row>
        <table:table-row table:style-name="ro1">
          <table:table-cell office:value-type="float" office:value="7685">
            <text:p>7685</text:p>
          </table:table-cell>
          <table:table-cell table:formula="of:=(2^([.A7686]/8192)-1)*8192" office:value-type="float" office:value="7504.01115536762">
            <text:p>7504</text:p>
          </table:table-cell>
        </table:table-row>
        <table:table-row table:style-name="ro1">
          <table:table-cell office:value-type="float" office:value="7686">
            <text:p>7686</text:p>
          </table:table-cell>
          <table:table-cell table:formula="of:=(2^([.A7687]/8192)-1)*8192" office:value-type="float" office:value="7505.33929332776">
            <text:p>7505</text:p>
          </table:table-cell>
        </table:table-row>
        <table:table-row table:style-name="ro1">
          <table:table-cell office:value-type="float" office:value="7687">
            <text:p>7687</text:p>
          </table:table-cell>
          <table:table-cell table:formula="of:=(2^([.A7688]/8192)-1)*8192" office:value-type="float" office:value="7506.66754366998">
            <text:p>7507</text:p>
          </table:table-cell>
        </table:table-row>
        <table:table-row table:style-name="ro1">
          <table:table-cell office:value-type="float" office:value="7688">
            <text:p>7688</text:p>
          </table:table-cell>
          <table:table-cell table:formula="of:=(2^([.A7689]/8192)-1)*8192" office:value-type="float" office:value="7507.99590640379">
            <text:p>7508</text:p>
          </table:table-cell>
        </table:table-row>
        <table:table-row table:style-name="ro1">
          <table:table-cell office:value-type="float" office:value="7689">
            <text:p>7689</text:p>
          </table:table-cell>
          <table:table-cell table:formula="of:=(2^([.A7690]/8192)-1)*8192" office:value-type="float" office:value="7509.32438153871">
            <text:p>7509</text:p>
          </table:table-cell>
        </table:table-row>
        <table:table-row table:style-name="ro1">
          <table:table-cell office:value-type="float" office:value="7690">
            <text:p>7690</text:p>
          </table:table-cell>
          <table:table-cell table:formula="of:=(2^([.A7691]/8192)-1)*8192" office:value-type="float" office:value="7510.65296908424">
            <text:p>7511</text:p>
          </table:table-cell>
        </table:table-row>
        <table:table-row table:style-name="ro1">
          <table:table-cell office:value-type="float" office:value="7691">
            <text:p>7691</text:p>
          </table:table-cell>
          <table:table-cell table:formula="of:=(2^([.A7692]/8192)-1)*8192" office:value-type="float" office:value="7511.98166904989">
            <text:p>7512</text:p>
          </table:table-cell>
        </table:table-row>
        <table:table-row table:style-name="ro1">
          <table:table-cell office:value-type="float" office:value="7692">
            <text:p>7692</text:p>
          </table:table-cell>
          <table:table-cell table:formula="of:=(2^([.A7693]/8192)-1)*8192" office:value-type="float" office:value="7513.31048144519">
            <text:p>7513</text:p>
          </table:table-cell>
        </table:table-row>
        <table:table-row table:style-name="ro1">
          <table:table-cell office:value-type="float" office:value="7693">
            <text:p>7693</text:p>
          </table:table-cell>
          <table:table-cell table:formula="of:=(2^([.A7694]/8192)-1)*8192" office:value-type="float" office:value="7514.63940627963">
            <text:p>7515</text:p>
          </table:table-cell>
        </table:table-row>
        <table:table-row table:style-name="ro1">
          <table:table-cell office:value-type="float" office:value="7694">
            <text:p>7694</text:p>
          </table:table-cell>
          <table:table-cell table:formula="of:=(2^([.A7695]/8192)-1)*8192" office:value-type="float" office:value="7515.96844356275">
            <text:p>7516</text:p>
          </table:table-cell>
        </table:table-row>
        <table:table-row table:style-name="ro1">
          <table:table-cell office:value-type="float" office:value="7695">
            <text:p>7695</text:p>
          </table:table-cell>
          <table:table-cell table:formula="of:=(2^([.A7696]/8192)-1)*8192" office:value-type="float" office:value="7517.29759330404">
            <text:p>7517</text:p>
          </table:table-cell>
        </table:table-row>
        <table:table-row table:style-name="ro1">
          <table:table-cell office:value-type="float" office:value="7696">
            <text:p>7696</text:p>
          </table:table-cell>
          <table:table-cell table:formula="of:=(2^([.A7697]/8192)-1)*8192" office:value-type="float" office:value="7518.62685551303">
            <text:p>7519</text:p>
          </table:table-cell>
        </table:table-row>
        <table:table-row table:style-name="ro1">
          <table:table-cell office:value-type="float" office:value="7697">
            <text:p>7697</text:p>
          </table:table-cell>
          <table:table-cell table:formula="of:=(2^([.A7698]/8192)-1)*8192" office:value-type="float" office:value="7519.95623019924">
            <text:p>7520</text:p>
          </table:table-cell>
        </table:table-row>
        <table:table-row table:style-name="ro1">
          <table:table-cell office:value-type="float" office:value="7698">
            <text:p>7698</text:p>
          </table:table-cell>
          <table:table-cell table:formula="of:=(2^([.A7699]/8192)-1)*8192" office:value-type="float" office:value="7521.28571737217">
            <text:p>7521</text:p>
          </table:table-cell>
        </table:table-row>
        <table:table-row table:style-name="ro1">
          <table:table-cell office:value-type="float" office:value="7699">
            <text:p>7699</text:p>
          </table:table-cell>
          <table:table-cell table:formula="of:=(2^([.A7700]/8192)-1)*8192" office:value-type="float" office:value="7522.61531704136">
            <text:p>7523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table:formula="of:=(2^([.A7701]/8192)-1)*8192" office:value-type="float" office:value="7523.94502921631">
            <text:p>7524</text:p>
          </table:table-cell>
        </table:table-row>
        <table:table-row table:style-name="ro1">
          <table:table-cell office:value-type="float" office:value="7701">
            <text:p>7701</text:p>
          </table:table-cell>
          <table:table-cell table:formula="of:=(2^([.A7702]/8192)-1)*8192" office:value-type="float" office:value="7525.27485390655">
            <text:p>7525</text:p>
          </table:table-cell>
        </table:table-row>
        <table:table-row table:style-name="ro1">
          <table:table-cell office:value-type="float" office:value="7702">
            <text:p>7702</text:p>
          </table:table-cell>
          <table:table-cell table:formula="of:=(2^([.A7703]/8192)-1)*8192" office:value-type="float" office:value="7526.6047911216">
            <text:p>7527</text:p>
          </table:table-cell>
        </table:table-row>
        <table:table-row table:style-name="ro1">
          <table:table-cell office:value-type="float" office:value="7703">
            <text:p>7703</text:p>
          </table:table-cell>
          <table:table-cell table:formula="of:=(2^([.A7704]/8192)-1)*8192" office:value-type="float" office:value="7527.93484087098">
            <text:p>7528</text:p>
          </table:table-cell>
        </table:table-row>
        <table:table-row table:style-name="ro1">
          <table:table-cell office:value-type="float" office:value="7704">
            <text:p>7704</text:p>
          </table:table-cell>
          <table:table-cell table:formula="of:=(2^([.A7705]/8192)-1)*8192" office:value-type="float" office:value="7529.26500316421">
            <text:p>7529</text:p>
          </table:table-cell>
        </table:table-row>
        <table:table-row table:style-name="ro1">
          <table:table-cell office:value-type="float" office:value="7705">
            <text:p>7705</text:p>
          </table:table-cell>
          <table:table-cell table:formula="of:=(2^([.A7706]/8192)-1)*8192" office:value-type="float" office:value="7530.59527801082">
            <text:p>7531</text:p>
          </table:table-cell>
        </table:table-row>
        <table:table-row table:style-name="ro1">
          <table:table-cell office:value-type="float" office:value="7706">
            <text:p>7706</text:p>
          </table:table-cell>
          <table:table-cell table:formula="of:=(2^([.A7707]/8192)-1)*8192" office:value-type="float" office:value="7531.92566542033">
            <text:p>7532</text:p>
          </table:table-cell>
        </table:table-row>
        <table:table-row table:style-name="ro1">
          <table:table-cell office:value-type="float" office:value="7707">
            <text:p>7707</text:p>
          </table:table-cell>
          <table:table-cell table:formula="of:=(2^([.A7708]/8192)-1)*8192" office:value-type="float" office:value="7533.25616540226">
            <text:p>7533</text:p>
          </table:table-cell>
        </table:table-row>
        <table:table-row table:style-name="ro1">
          <table:table-cell office:value-type="float" office:value="7708">
            <text:p>7708</text:p>
          </table:table-cell>
          <table:table-cell table:formula="of:=(2^([.A7709]/8192)-1)*8192" office:value-type="float" office:value="7534.58677796614">
            <text:p>7535</text:p>
          </table:table-cell>
        </table:table-row>
        <table:table-row table:style-name="ro1">
          <table:table-cell office:value-type="float" office:value="7709">
            <text:p>7709</text:p>
          </table:table-cell>
          <table:table-cell table:formula="of:=(2^([.A7710]/8192)-1)*8192" office:value-type="float" office:value="7535.91750312149">
            <text:p>7536</text:p>
          </table:table-cell>
        </table:table-row>
        <table:table-row table:style-name="ro1">
          <table:table-cell office:value-type="float" office:value="7710">
            <text:p>7710</text:p>
          </table:table-cell>
          <table:table-cell table:formula="of:=(2^([.A7711]/8192)-1)*8192" office:value-type="float" office:value="7537.24834087785">
            <text:p>7537</text:p>
          </table:table-cell>
        </table:table-row>
        <table:table-row table:style-name="ro1">
          <table:table-cell office:value-type="float" office:value="7711">
            <text:p>7711</text:p>
          </table:table-cell>
          <table:table-cell table:formula="of:=(2^([.A7712]/8192)-1)*8192" office:value-type="float" office:value="7538.57929124474">
            <text:p>7539</text:p>
          </table:table-cell>
        </table:table-row>
        <table:table-row table:style-name="ro1">
          <table:table-cell office:value-type="float" office:value="7712">
            <text:p>7712</text:p>
          </table:table-cell>
          <table:table-cell table:formula="of:=(2^([.A7713]/8192)-1)*8192" office:value-type="float" office:value="7539.91035423169">
            <text:p>7540</text:p>
          </table:table-cell>
        </table:table-row>
        <table:table-row table:style-name="ro1">
          <table:table-cell office:value-type="float" office:value="7713">
            <text:p>7713</text:p>
          </table:table-cell>
          <table:table-cell table:formula="of:=(2^([.A7714]/8192)-1)*8192" office:value-type="float" office:value="7541.24152984822">
            <text:p>7541</text:p>
          </table:table-cell>
        </table:table-row>
        <table:table-row table:style-name="ro1">
          <table:table-cell office:value-type="float" office:value="7714">
            <text:p>7714</text:p>
          </table:table-cell>
          <table:table-cell table:formula="of:=(2^([.A7715]/8192)-1)*8192" office:value-type="float" office:value="7542.57281810388">
            <text:p>7543</text:p>
          </table:table-cell>
        </table:table-row>
        <table:table-row table:style-name="ro1">
          <table:table-cell office:value-type="float" office:value="7715">
            <text:p>7715</text:p>
          </table:table-cell>
          <table:table-cell table:formula="of:=(2^([.A7716]/8192)-1)*8192" office:value-type="float" office:value="7543.90421900818">
            <text:p>7544</text:p>
          </table:table-cell>
        </table:table-row>
        <table:table-row table:style-name="ro1">
          <table:table-cell office:value-type="float" office:value="7716">
            <text:p>7716</text:p>
          </table:table-cell>
          <table:table-cell table:formula="of:=(2^([.A7717]/8192)-1)*8192" office:value-type="float" office:value="7545.23573257067">
            <text:p>7545</text:p>
          </table:table-cell>
        </table:table-row>
        <table:table-row table:style-name="ro1">
          <table:table-cell office:value-type="float" office:value="7717">
            <text:p>7717</text:p>
          </table:table-cell>
          <table:table-cell table:formula="of:=(2^([.A7718]/8192)-1)*8192" office:value-type="float" office:value="7546.56735880087">
            <text:p>7547</text:p>
          </table:table-cell>
        </table:table-row>
        <table:table-row table:style-name="ro1">
          <table:table-cell office:value-type="float" office:value="7718">
            <text:p>7718</text:p>
          </table:table-cell>
          <table:table-cell table:formula="of:=(2^([.A7719]/8192)-1)*8192" office:value-type="float" office:value="7547.89909770832">
            <text:p>7548</text:p>
          </table:table-cell>
        </table:table-row>
        <table:table-row table:style-name="ro1">
          <table:table-cell office:value-type="float" office:value="7719">
            <text:p>7719</text:p>
          </table:table-cell>
          <table:table-cell table:formula="of:=(2^([.A7720]/8192)-1)*8192" office:value-type="float" office:value="7549.23094930255">
            <text:p>7549</text:p>
          </table:table-cell>
        </table:table-row>
        <table:table-row table:style-name="ro1">
          <table:table-cell office:value-type="float" office:value="7720">
            <text:p>7720</text:p>
          </table:table-cell>
          <table:table-cell table:formula="of:=(2^([.A7721]/8192)-1)*8192" office:value-type="float" office:value="7550.5629135931">
            <text:p>7551</text:p>
          </table:table-cell>
        </table:table-row>
        <table:table-row table:style-name="ro1">
          <table:table-cell office:value-type="float" office:value="7721">
            <text:p>7721</text:p>
          </table:table-cell>
          <table:table-cell table:formula="of:=(2^([.A7722]/8192)-1)*8192" office:value-type="float" office:value="7551.89499058951">
            <text:p>7552</text:p>
          </table:table-cell>
        </table:table-row>
        <table:table-row table:style-name="ro1">
          <table:table-cell office:value-type="float" office:value="7722">
            <text:p>7722</text:p>
          </table:table-cell>
          <table:table-cell table:formula="of:=(2^([.A7723]/8192)-1)*8192" office:value-type="float" office:value="7553.2271803013">
            <text:p>7553</text:p>
          </table:table-cell>
        </table:table-row>
        <table:table-row table:style-name="ro1">
          <table:table-cell office:value-type="float" office:value="7723">
            <text:p>7723</text:p>
          </table:table-cell>
          <table:table-cell table:formula="of:=(2^([.A7724]/8192)-1)*8192" office:value-type="float" office:value="7554.55948273803">
            <text:p>7555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table:formula="of:=(2^([.A7725]/8192)-1)*8192" office:value-type="float" office:value="7555.89189790921">
            <text:p>7556</text:p>
          </table:table-cell>
        </table:table-row>
        <table:table-row table:style-name="ro1">
          <table:table-cell office:value-type="float" office:value="7725">
            <text:p>7725</text:p>
          </table:table-cell>
          <table:table-cell table:formula="of:=(2^([.A7726]/8192)-1)*8192" office:value-type="float" office:value="7557.22442582441">
            <text:p>7557</text:p>
          </table:table-cell>
        </table:table-row>
        <table:table-row table:style-name="ro1">
          <table:table-cell office:value-type="float" office:value="7726">
            <text:p>7726</text:p>
          </table:table-cell>
          <table:table-cell table:formula="of:=(2^([.A7727]/8192)-1)*8192" office:value-type="float" office:value="7558.55706649315">
            <text:p>7559</text:p>
          </table:table-cell>
        </table:table-row>
        <table:table-row table:style-name="ro1">
          <table:table-cell office:value-type="float" office:value="7727">
            <text:p>7727</text:p>
          </table:table-cell>
          <table:table-cell table:formula="of:=(2^([.A7728]/8192)-1)*8192" office:value-type="float" office:value="7559.88981992497">
            <text:p>7560</text:p>
          </table:table-cell>
        </table:table-row>
        <table:table-row table:style-name="ro1">
          <table:table-cell office:value-type="float" office:value="7728">
            <text:p>7728</text:p>
          </table:table-cell>
          <table:table-cell table:formula="of:=(2^([.A7729]/8192)-1)*8192" office:value-type="float" office:value="7561.22268612943">
            <text:p>7561</text:p>
          </table:table-cell>
        </table:table-row>
        <table:table-row table:style-name="ro1">
          <table:table-cell office:value-type="float" office:value="7729">
            <text:p>7729</text:p>
          </table:table-cell>
          <table:table-cell table:formula="of:=(2^([.A7730]/8192)-1)*8192" office:value-type="float" office:value="7562.55566511605">
            <text:p>7563</text:p>
          </table:table-cell>
        </table:table-row>
        <table:table-row table:style-name="ro1">
          <table:table-cell office:value-type="float" office:value="7730">
            <text:p>7730</text:p>
          </table:table-cell>
          <table:table-cell table:formula="of:=(2^([.A7731]/8192)-1)*8192" office:value-type="float" office:value="7563.88875689439">
            <text:p>7564</text:p>
          </table:table-cell>
        </table:table-row>
        <table:table-row table:style-name="ro1">
          <table:table-cell office:value-type="float" office:value="7731">
            <text:p>7731</text:p>
          </table:table-cell>
          <table:table-cell table:formula="of:=(2^([.A7732]/8192)-1)*8192" office:value-type="float" office:value="7565.22196147398">
            <text:p>7565</text:p>
          </table:table-cell>
        </table:table-row>
        <table:table-row table:style-name="ro1">
          <table:table-cell office:value-type="float" office:value="7732">
            <text:p>7732</text:p>
          </table:table-cell>
          <table:table-cell table:formula="of:=(2^([.A7733]/8192)-1)*8192" office:value-type="float" office:value="7566.55527886438">
            <text:p>7567</text:p>
          </table:table-cell>
        </table:table-row>
        <table:table-row table:style-name="ro1">
          <table:table-cell office:value-type="float" office:value="7733">
            <text:p>7733</text:p>
          </table:table-cell>
          <table:table-cell table:formula="of:=(2^([.A7734]/8192)-1)*8192" office:value-type="float" office:value="7567.88870907512">
            <text:p>7568</text:p>
          </table:table-cell>
        </table:table-row>
        <table:table-row table:style-name="ro1">
          <table:table-cell office:value-type="float" office:value="7734">
            <text:p>7734</text:p>
          </table:table-cell>
          <table:table-cell table:formula="of:=(2^([.A7735]/8192)-1)*8192" office:value-type="float" office:value="7569.22225211576">
            <text:p>7569</text:p>
          </table:table-cell>
        </table:table-row>
        <table:table-row table:style-name="ro1">
          <table:table-cell office:value-type="float" office:value="7735">
            <text:p>7735</text:p>
          </table:table-cell>
          <table:table-cell table:formula="of:=(2^([.A7736]/8192)-1)*8192" office:value-type="float" office:value="7570.55590799584">
            <text:p>7571</text:p>
          </table:table-cell>
        </table:table-row>
        <table:table-row table:style-name="ro1">
          <table:table-cell office:value-type="float" office:value="7736">
            <text:p>7736</text:p>
          </table:table-cell>
          <table:table-cell table:formula="of:=(2^([.A7737]/8192)-1)*8192" office:value-type="float" office:value="7571.88967672491">
            <text:p>7572</text:p>
          </table:table-cell>
        </table:table-row>
        <table:table-row table:style-name="ro1">
          <table:table-cell office:value-type="float" office:value="7737">
            <text:p>7737</text:p>
          </table:table-cell>
          <table:table-cell table:formula="of:=(2^([.A7738]/8192)-1)*8192" office:value-type="float" office:value="7573.22355831252">
            <text:p>7573</text:p>
          </table:table-cell>
        </table:table-row>
        <table:table-row table:style-name="ro1">
          <table:table-cell office:value-type="float" office:value="7738">
            <text:p>7738</text:p>
          </table:table-cell>
          <table:table-cell table:formula="of:=(2^([.A7739]/8192)-1)*8192" office:value-type="float" office:value="7574.55755276822">
            <text:p>7575</text:p>
          </table:table-cell>
        </table:table-row>
        <table:table-row table:style-name="ro1">
          <table:table-cell office:value-type="float" office:value="7739">
            <text:p>7739</text:p>
          </table:table-cell>
          <table:table-cell table:formula="of:=(2^([.A7740]/8192)-1)*8192" office:value-type="float" office:value="7575.89166010156">
            <text:p>7576</text:p>
          </table:table-cell>
        </table:table-row>
        <table:table-row table:style-name="ro1">
          <table:table-cell office:value-type="float" office:value="7740">
            <text:p>7740</text:p>
          </table:table-cell>
          <table:table-cell table:formula="of:=(2^([.A7741]/8192)-1)*8192" office:value-type="float" office:value="7577.22588032208">
            <text:p>7577</text:p>
          </table:table-cell>
        </table:table-row>
        <table:table-row table:style-name="ro1">
          <table:table-cell office:value-type="float" office:value="7741">
            <text:p>7741</text:p>
          </table:table-cell>
          <table:table-cell table:formula="of:=(2^([.A7742]/8192)-1)*8192" office:value-type="float" office:value="7578.56021343935">
            <text:p>7579</text:p>
          </table:table-cell>
        </table:table-row>
        <table:table-row table:style-name="ro1">
          <table:table-cell office:value-type="float" office:value="7742">
            <text:p>7742</text:p>
          </table:table-cell>
          <table:table-cell table:formula="of:=(2^([.A7743]/8192)-1)*8192" office:value-type="float" office:value="7579.89465946291">
            <text:p>7580</text:p>
          </table:table-cell>
        </table:table-row>
        <table:table-row table:style-name="ro1">
          <table:table-cell office:value-type="float" office:value="7743">
            <text:p>7743</text:p>
          </table:table-cell>
          <table:table-cell table:formula="of:=(2^([.A7744]/8192)-1)*8192" office:value-type="float" office:value="7581.22921840232">
            <text:p>7581</text:p>
          </table:table-cell>
        </table:table-row>
        <table:table-row table:style-name="ro1">
          <table:table-cell office:value-type="float" office:value="7744">
            <text:p>7744</text:p>
          </table:table-cell>
          <table:table-cell table:formula="of:=(2^([.A7745]/8192)-1)*8192" office:value-type="float" office:value="7582.56389026714">
            <text:p>7583</text:p>
          </table:table-cell>
        </table:table-row>
        <table:table-row table:style-name="ro1">
          <table:table-cell office:value-type="float" office:value="7745">
            <text:p>7745</text:p>
          </table:table-cell>
          <table:table-cell table:formula="of:=(2^([.A7746]/8192)-1)*8192" office:value-type="float" office:value="7583.89867506691">
            <text:p>7584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table:formula="of:=(2^([.A7747]/8192)-1)*8192" office:value-type="float" office:value="7585.2335728112">
            <text:p>7585</text:p>
          </table:table-cell>
        </table:table-row>
        <table:table-row table:style-name="ro1">
          <table:table-cell office:value-type="float" office:value="7747">
            <text:p>7747</text:p>
          </table:table-cell>
          <table:table-cell table:formula="of:=(2^([.A7748]/8192)-1)*8192" office:value-type="float" office:value="7586.56858350955">
            <text:p>7587</text:p>
          </table:table-cell>
        </table:table-row>
        <table:table-row table:style-name="ro1">
          <table:table-cell office:value-type="float" office:value="7748">
            <text:p>7748</text:p>
          </table:table-cell>
          <table:table-cell table:formula="of:=(2^([.A7749]/8192)-1)*8192" office:value-type="float" office:value="7587.90370717154">
            <text:p>7588</text:p>
          </table:table-cell>
        </table:table-row>
        <table:table-row table:style-name="ro1">
          <table:table-cell office:value-type="float" office:value="7749">
            <text:p>7749</text:p>
          </table:table-cell>
          <table:table-cell table:formula="of:=(2^([.A7750]/8192)-1)*8192" office:value-type="float" office:value="7589.23894380672">
            <text:p>7589</text:p>
          </table:table-cell>
        </table:table-row>
        <table:table-row table:style-name="ro1">
          <table:table-cell office:value-type="float" office:value="7750">
            <text:p>7750</text:p>
          </table:table-cell>
          <table:table-cell table:formula="of:=(2^([.A7751]/8192)-1)*8192" office:value-type="float" office:value="7590.57429342464">
            <text:p>7591</text:p>
          </table:table-cell>
        </table:table-row>
        <table:table-row table:style-name="ro1">
          <table:table-cell office:value-type="float" office:value="7751">
            <text:p>7751</text:p>
          </table:table-cell>
          <table:table-cell table:formula="of:=(2^([.A7752]/8192)-1)*8192" office:value-type="float" office:value="7591.90975603487">
            <text:p>7592</text:p>
          </table:table-cell>
        </table:table-row>
        <table:table-row table:style-name="ro1">
          <table:table-cell office:value-type="float" office:value="7752">
            <text:p>7752</text:p>
          </table:table-cell>
          <table:table-cell table:formula="of:=(2^([.A7753]/8192)-1)*8192" office:value-type="float" office:value="7593.24533164697">
            <text:p>7593</text:p>
          </table:table-cell>
        </table:table-row>
        <table:table-row table:style-name="ro1">
          <table:table-cell office:value-type="float" office:value="7753">
            <text:p>7753</text:p>
          </table:table-cell>
          <table:table-cell table:formula="of:=(2^([.A7754]/8192)-1)*8192" office:value-type="float" office:value="7594.5810202705">
            <text:p>7595</text:p>
          </table:table-cell>
        </table:table-row>
        <table:table-row table:style-name="ro1">
          <table:table-cell office:value-type="float" office:value="7754">
            <text:p>7754</text:p>
          </table:table-cell>
          <table:table-cell table:formula="of:=(2^([.A7755]/8192)-1)*8192" office:value-type="float" office:value="7595.91682191502">
            <text:p>7596</text:p>
          </table:table-cell>
        </table:table-row>
        <table:table-row table:style-name="ro1">
          <table:table-cell office:value-type="float" office:value="7755">
            <text:p>7755</text:p>
          </table:table-cell>
          <table:table-cell table:formula="of:=(2^([.A7756]/8192)-1)*8192" office:value-type="float" office:value="7597.2527365901">
            <text:p>7597</text:p>
          </table:table-cell>
        </table:table-row>
        <table:table-row table:style-name="ro1">
          <table:table-cell office:value-type="float" office:value="7756">
            <text:p>7756</text:p>
          </table:table-cell>
          <table:table-cell table:formula="of:=(2^([.A7757]/8192)-1)*8192" office:value-type="float" office:value="7598.5887643053">
            <text:p>7599</text:p>
          </table:table-cell>
        </table:table-row>
        <table:table-row table:style-name="ro1">
          <table:table-cell office:value-type="float" office:value="7757">
            <text:p>7757</text:p>
          </table:table-cell>
          <table:table-cell table:formula="of:=(2^([.A7758]/8192)-1)*8192" office:value-type="float" office:value="7599.92490507018">
            <text:p>7600</text:p>
          </table:table-cell>
        </table:table-row>
        <table:table-row table:style-name="ro1">
          <table:table-cell office:value-type="float" office:value="7758">
            <text:p>7758</text:p>
          </table:table-cell>
          <table:table-cell table:formula="of:=(2^([.A7759]/8192)-1)*8192" office:value-type="float" office:value="7601.26115889432">
            <text:p>7601</text:p>
          </table:table-cell>
        </table:table-row>
        <table:table-row table:style-name="ro1">
          <table:table-cell office:value-type="float" office:value="7759">
            <text:p>7759</text:p>
          </table:table-cell>
          <table:table-cell table:formula="of:=(2^([.A7760]/8192)-1)*8192" office:value-type="float" office:value="7602.59752578727">
            <text:p>7603</text:p>
          </table:table-cell>
        </table:table-row>
        <table:table-row table:style-name="ro1">
          <table:table-cell office:value-type="float" office:value="7760">
            <text:p>7760</text:p>
          </table:table-cell>
          <table:table-cell table:formula="of:=(2^([.A7761]/8192)-1)*8192" office:value-type="float" office:value="7603.93400575861">
            <text:p>7604</text:p>
          </table:table-cell>
        </table:table-row>
        <table:table-row table:style-name="ro1">
          <table:table-cell office:value-type="float" office:value="7761">
            <text:p>7761</text:p>
          </table:table-cell>
          <table:table-cell table:formula="of:=(2^([.A7762]/8192)-1)*8192" office:value-type="float" office:value="7605.2705988179">
            <text:p>7605</text:p>
          </table:table-cell>
        </table:table-row>
        <table:table-row table:style-name="ro1">
          <table:table-cell office:value-type="float" office:value="7762">
            <text:p>7762</text:p>
          </table:table-cell>
          <table:table-cell table:formula="of:=(2^([.A7763]/8192)-1)*8192" office:value-type="float" office:value="7606.60730497472">
            <text:p>7607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table:formula="of:=(2^([.A7764]/8192)-1)*8192" office:value-type="float" office:value="7607.94412423863">
            <text:p>7608</text:p>
          </table:table-cell>
        </table:table-row>
        <table:table-row table:style-name="ro1">
          <table:table-cell office:value-type="float" office:value="7764">
            <text:p>7764</text:p>
          </table:table-cell>
          <table:table-cell table:formula="of:=(2^([.A7765]/8192)-1)*8192" office:value-type="float" office:value="7609.2810566192">
            <text:p>7609</text:p>
          </table:table-cell>
        </table:table-row>
        <table:table-row table:style-name="ro1">
          <table:table-cell office:value-type="float" office:value="7765">
            <text:p>7765</text:p>
          </table:table-cell>
          <table:table-cell table:formula="of:=(2^([.A7766]/8192)-1)*8192" office:value-type="float" office:value="7610.61810212601">
            <text:p>7611</text:p>
          </table:table-cell>
        </table:table-row>
        <table:table-row table:style-name="ro1">
          <table:table-cell office:value-type="float" office:value="7766">
            <text:p>7766</text:p>
          </table:table-cell>
          <table:table-cell table:formula="of:=(2^([.A7767]/8192)-1)*8192" office:value-type="float" office:value="7611.95526076862">
            <text:p>7612</text:p>
          </table:table-cell>
        </table:table-row>
        <table:table-row table:style-name="ro1">
          <table:table-cell office:value-type="float" office:value="7767">
            <text:p>7767</text:p>
          </table:table-cell>
          <table:table-cell table:formula="of:=(2^([.A7768]/8192)-1)*8192" office:value-type="float" office:value="7613.29253255661">
            <text:p>7613</text:p>
          </table:table-cell>
        </table:table-row>
        <table:table-row table:style-name="ro1">
          <table:table-cell office:value-type="float" office:value="7768">
            <text:p>7768</text:p>
          </table:table-cell>
          <table:table-cell table:formula="of:=(2^([.A7769]/8192)-1)*8192" office:value-type="float" office:value="7614.62991749956">
            <text:p>7615</text:p>
          </table:table-cell>
        </table:table-row>
        <table:table-row table:style-name="ro1">
          <table:table-cell office:value-type="float" office:value="7769">
            <text:p>7769</text:p>
          </table:table-cell>
          <table:table-cell table:formula="of:=(2^([.A7770]/8192)-1)*8192" office:value-type="float" office:value="7615.96741560704">
            <text:p>7616</text:p>
          </table:table-cell>
        </table:table-row>
        <table:table-row table:style-name="ro1">
          <table:table-cell office:value-type="float" office:value="7770">
            <text:p>7770</text:p>
          </table:table-cell>
          <table:table-cell table:formula="of:=(2^([.A7771]/8192)-1)*8192" office:value-type="float" office:value="7617.30502688862">
            <text:p>7617</text:p>
          </table:table-cell>
        </table:table-row>
        <table:table-row table:style-name="ro1">
          <table:table-cell office:value-type="float" office:value="7771">
            <text:p>7771</text:p>
          </table:table-cell>
          <table:table-cell table:formula="of:=(2^([.A7772]/8192)-1)*8192" office:value-type="float" office:value="7618.64275135388">
            <text:p>7619</text:p>
          </table:table-cell>
        </table:table-row>
        <table:table-row table:style-name="ro1">
          <table:table-cell office:value-type="float" office:value="7772">
            <text:p>7772</text:p>
          </table:table-cell>
          <table:table-cell table:formula="of:=(2^([.A7773]/8192)-1)*8192" office:value-type="float" office:value="7619.9805890124">
            <text:p>7620</text:p>
          </table:table-cell>
        </table:table-row>
        <table:table-row table:style-name="ro1">
          <table:table-cell office:value-type="float" office:value="7773">
            <text:p>7773</text:p>
          </table:table-cell>
          <table:table-cell table:formula="of:=(2^([.A7774]/8192)-1)*8192" office:value-type="float" office:value="7621.31853987376">
            <text:p>7621</text:p>
          </table:table-cell>
        </table:table-row>
        <table:table-row table:style-name="ro1">
          <table:table-cell office:value-type="float" office:value="7774">
            <text:p>7774</text:p>
          </table:table-cell>
          <table:table-cell table:formula="of:=(2^([.A7775]/8192)-1)*8192" office:value-type="float" office:value="7622.65660394753">
            <text:p>7623</text:p>
          </table:table-cell>
        </table:table-row>
        <table:table-row table:style-name="ro1">
          <table:table-cell office:value-type="float" office:value="7775">
            <text:p>7775</text:p>
          </table:table-cell>
          <table:table-cell table:formula="of:=(2^([.A7776]/8192)-1)*8192" office:value-type="float" office:value="7623.9947812433">
            <text:p>7624</text:p>
          </table:table-cell>
        </table:table-row>
        <table:table-row table:style-name="ro1">
          <table:table-cell office:value-type="float" office:value="7776">
            <text:p>7776</text:p>
          </table:table-cell>
          <table:table-cell table:formula="of:=(2^([.A7777]/8192)-1)*8192" office:value-type="float" office:value="7625.33307177064">
            <text:p>7625</text:p>
          </table:table-cell>
        </table:table-row>
        <table:table-row table:style-name="ro1">
          <table:table-cell office:value-type="float" office:value="7777">
            <text:p>7777</text:p>
          </table:table-cell>
          <table:table-cell table:formula="of:=(2^([.A7778]/8192)-1)*8192" office:value-type="float" office:value="7626.67147553914">
            <text:p>7627</text:p>
          </table:table-cell>
        </table:table-row>
        <table:table-row table:style-name="ro1">
          <table:table-cell office:value-type="float" office:value="7778">
            <text:p>7778</text:p>
          </table:table-cell>
          <table:table-cell table:formula="of:=(2^([.A7779]/8192)-1)*8192" office:value-type="float" office:value="7628.00999255838">
            <text:p>7628</text:p>
          </table:table-cell>
        </table:table-row>
        <table:table-row table:style-name="ro1">
          <table:table-cell office:value-type="float" office:value="7779">
            <text:p>7779</text:p>
          </table:table-cell>
          <table:table-cell table:formula="of:=(2^([.A7780]/8192)-1)*8192" office:value-type="float" office:value="7629.34862283793">
            <text:p>7629</text:p>
          </table:table-cell>
        </table:table-row>
        <table:table-row table:style-name="ro1">
          <table:table-cell office:value-type="float" office:value="7780">
            <text:p>7780</text:p>
          </table:table-cell>
          <table:table-cell table:formula="of:=(2^([.A7781]/8192)-1)*8192" office:value-type="float" office:value="7630.68736638739">
            <text:p>7631</text:p>
          </table:table-cell>
        </table:table-row>
        <table:table-row table:style-name="ro1">
          <table:table-cell office:value-type="float" office:value="7781">
            <text:p>7781</text:p>
          </table:table-cell>
          <table:table-cell table:formula="of:=(2^([.A7782]/8192)-1)*8192" office:value-type="float" office:value="7632.02622321635">
            <text:p>7632</text:p>
          </table:table-cell>
        </table:table-row>
        <table:table-row table:style-name="ro1">
          <table:table-cell office:value-type="float" office:value="7782">
            <text:p>7782</text:p>
          </table:table-cell>
          <table:table-cell table:formula="of:=(2^([.A7783]/8192)-1)*8192" office:value-type="float" office:value="7633.36519333437">
            <text:p>7633</text:p>
          </table:table-cell>
        </table:table-row>
        <table:table-row table:style-name="ro1">
          <table:table-cell office:value-type="float" office:value="7783">
            <text:p>7783</text:p>
          </table:table-cell>
          <table:table-cell table:formula="of:=(2^([.A7784]/8192)-1)*8192" office:value-type="float" office:value="7634.70427675106">
            <text:p>7635</text:p>
          </table:table-cell>
        </table:table-row>
        <table:table-row table:style-name="ro1">
          <table:table-cell office:value-type="float" office:value="7784">
            <text:p>7784</text:p>
          </table:table-cell>
          <table:table-cell table:formula="of:=(2^([.A7785]/8192)-1)*8192" office:value-type="float" office:value="7636.04347347599">
            <text:p>7636</text:p>
          </table:table-cell>
        </table:table-row>
        <table:table-row table:style-name="ro1">
          <table:table-cell office:value-type="float" office:value="7785">
            <text:p>7785</text:p>
          </table:table-cell>
          <table:table-cell table:formula="of:=(2^([.A7786]/8192)-1)*8192" office:value-type="float" office:value="7637.38278351876">
            <text:p>7637</text:p>
          </table:table-cell>
        </table:table-row>
        <table:table-row table:style-name="ro1">
          <table:table-cell office:value-type="float" office:value="7786">
            <text:p>7786</text:p>
          </table:table-cell>
          <table:table-cell table:formula="of:=(2^([.A7787]/8192)-1)*8192" office:value-type="float" office:value="7638.72220688895">
            <text:p>7639</text:p>
          </table:table-cell>
        </table:table-row>
        <table:table-row table:style-name="ro1">
          <table:table-cell office:value-type="float" office:value="7787">
            <text:p>7787</text:p>
          </table:table-cell>
          <table:table-cell table:formula="of:=(2^([.A7788]/8192)-1)*8192" office:value-type="float" office:value="7640.06174359616">
            <text:p>7640</text:p>
          </table:table-cell>
        </table:table-row>
        <table:table-row table:style-name="ro1">
          <table:table-cell office:value-type="float" office:value="7788">
            <text:p>7788</text:p>
          </table:table-cell>
          <table:table-cell table:formula="of:=(2^([.A7789]/8192)-1)*8192" office:value-type="float" office:value="7641.40139364997">
            <text:p>7641</text:p>
          </table:table-cell>
        </table:table-row>
        <table:table-row table:style-name="ro1">
          <table:table-cell office:value-type="float" office:value="7789">
            <text:p>7789</text:p>
          </table:table-cell>
          <table:table-cell table:formula="of:=(2^([.A7790]/8192)-1)*8192" office:value-type="float" office:value="7642.74115705997">
            <text:p>7643</text:p>
          </table:table-cell>
        </table:table-row>
        <table:table-row table:style-name="ro1">
          <table:table-cell office:value-type="float" office:value="7790">
            <text:p>7790</text:p>
          </table:table-cell>
          <table:table-cell table:formula="of:=(2^([.A7791]/8192)-1)*8192" office:value-type="float" office:value="7644.08103383576">
            <text:p>7644</text:p>
          </table:table-cell>
        </table:table-row>
        <table:table-row table:style-name="ro1">
          <table:table-cell office:value-type="float" office:value="7791">
            <text:p>7791</text:p>
          </table:table-cell>
          <table:table-cell table:formula="of:=(2^([.A7792]/8192)-1)*8192" office:value-type="float" office:value="7645.42102398693">
            <text:p>7645</text:p>
          </table:table-cell>
        </table:table-row>
        <table:table-row table:style-name="ro1">
          <table:table-cell office:value-type="float" office:value="7792">
            <text:p>7792</text:p>
          </table:table-cell>
          <table:table-cell table:formula="of:=(2^([.A7793]/8192)-1)*8192" office:value-type="float" office:value="7646.76112752307">
            <text:p>7647</text:p>
          </table:table-cell>
        </table:table-row>
        <table:table-row table:style-name="ro1">
          <table:table-cell office:value-type="float" office:value="7793">
            <text:p>7793</text:p>
          </table:table-cell>
          <table:table-cell table:formula="of:=(2^([.A7794]/8192)-1)*8192" office:value-type="float" office:value="7648.10134445378">
            <text:p>7648</text:p>
          </table:table-cell>
        </table:table-row>
        <table:table-row table:style-name="ro1">
          <table:table-cell office:value-type="float" office:value="7794">
            <text:p>7794</text:p>
          </table:table-cell>
          <table:table-cell table:formula="of:=(2^([.A7795]/8192)-1)*8192" office:value-type="float" office:value="7649.44167478864">
            <text:p>7649</text:p>
          </table:table-cell>
        </table:table-row>
        <table:table-row table:style-name="ro1">
          <table:table-cell office:value-type="float" office:value="7795">
            <text:p>7795</text:p>
          </table:table-cell>
          <table:table-cell table:formula="of:=(2^([.A7796]/8192)-1)*8192" office:value-type="float" office:value="7650.78211853727">
            <text:p>7651</text:p>
          </table:table-cell>
        </table:table-row>
        <table:table-row table:style-name="ro1">
          <table:table-cell office:value-type="float" office:value="7796">
            <text:p>7796</text:p>
          </table:table-cell>
          <table:table-cell table:formula="of:=(2^([.A7797]/8192)-1)*8192" office:value-type="float" office:value="7652.12267570925">
            <text:p>7652</text:p>
          </table:table-cell>
        </table:table-row>
        <table:table-row table:style-name="ro1">
          <table:table-cell office:value-type="float" office:value="7797">
            <text:p>7797</text:p>
          </table:table-cell>
          <table:table-cell table:formula="of:=(2^([.A7798]/8192)-1)*8192" office:value-type="float" office:value="7653.46334631418">
            <text:p>7653</text:p>
          </table:table-cell>
        </table:table-row>
        <table:table-row table:style-name="ro1">
          <table:table-cell office:value-type="float" office:value="7798">
            <text:p>7798</text:p>
          </table:table-cell>
          <table:table-cell table:formula="of:=(2^([.A7799]/8192)-1)*8192" office:value-type="float" office:value="7654.80413036166">
            <text:p>7655</text:p>
          </table:table-cell>
        </table:table-row>
        <table:table-row table:style-name="ro1">
          <table:table-cell office:value-type="float" office:value="7799">
            <text:p>7799</text:p>
          </table:table-cell>
          <table:table-cell table:formula="of:=(2^([.A7800]/8192)-1)*8192" office:value-type="float" office:value="7656.14502786129">
            <text:p>7656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table:formula="of:=(2^([.A7801]/8192)-1)*8192" office:value-type="float" office:value="7657.48603882266">
            <text:p>7657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table:formula="of:=(2^([.A7802]/8192)-1)*8192" office:value-type="float" office:value="7658.82716325539">
            <text:p>7659</text:p>
          </table:table-cell>
        </table:table-row>
        <table:table-row table:style-name="ro1">
          <table:table-cell office:value-type="float" office:value="7802">
            <text:p>7802</text:p>
          </table:table-cell>
          <table:table-cell table:formula="of:=(2^([.A7803]/8192)-1)*8192" office:value-type="float" office:value="7660.16840116907">
            <text:p>7660</text:p>
          </table:table-cell>
        </table:table-row>
        <table:table-row table:style-name="ro1">
          <table:table-cell office:value-type="float" office:value="7803">
            <text:p>7803</text:p>
          </table:table-cell>
          <table:table-cell table:formula="of:=(2^([.A7804]/8192)-1)*8192" office:value-type="float" office:value="7661.50975257329">
            <text:p>7662</text:p>
          </table:table-cell>
        </table:table-row>
        <table:table-row table:style-name="ro1">
          <table:table-cell office:value-type="float" office:value="7804">
            <text:p>7804</text:p>
          </table:table-cell>
          <table:table-cell table:formula="of:=(2^([.A7805]/8192)-1)*8192" office:value-type="float" office:value="7662.85121747768">
            <text:p>7663</text:p>
          </table:table-cell>
        </table:table-row>
        <table:table-row table:style-name="ro1">
          <table:table-cell office:value-type="float" office:value="7805">
            <text:p>7805</text:p>
          </table:table-cell>
          <table:table-cell table:formula="of:=(2^([.A7806]/8192)-1)*8192" office:value-type="float" office:value="7664.19279589183">
            <text:p>7664</text:p>
          </table:table-cell>
        </table:table-row>
        <table:table-row table:style-name="ro1">
          <table:table-cell office:value-type="float" office:value="7806">
            <text:p>7806</text:p>
          </table:table-cell>
          <table:table-cell table:formula="of:=(2^([.A7807]/8192)-1)*8192" office:value-type="float" office:value="7665.53448782534">
            <text:p>7666</text:p>
          </table:table-cell>
        </table:table-row>
        <table:table-row table:style-name="ro1">
          <table:table-cell office:value-type="float" office:value="7807">
            <text:p>7807</text:p>
          </table:table-cell>
          <table:table-cell table:formula="of:=(2^([.A7808]/8192)-1)*8192" office:value-type="float" office:value="7666.87629328782">
            <text:p>7667</text:p>
          </table:table-cell>
        </table:table-row>
        <table:table-row table:style-name="ro1">
          <table:table-cell office:value-type="float" office:value="7808">
            <text:p>7808</text:p>
          </table:table-cell>
          <table:table-cell table:formula="of:=(2^([.A7809]/8192)-1)*8192" office:value-type="float" office:value="7668.21821228888">
            <text:p>7668</text:p>
          </table:table-cell>
        </table:table-row>
        <table:table-row table:style-name="ro1">
          <table:table-cell office:value-type="float" office:value="7809">
            <text:p>7809</text:p>
          </table:table-cell>
          <table:table-cell table:formula="of:=(2^([.A7810]/8192)-1)*8192" office:value-type="float" office:value="7669.56024483812">
            <text:p>7670</text:p>
          </table:table-cell>
        </table:table-row>
        <table:table-row table:style-name="ro1">
          <table:table-cell office:value-type="float" office:value="7810">
            <text:p>7810</text:p>
          </table:table-cell>
          <table:table-cell table:formula="of:=(2^([.A7811]/8192)-1)*8192" office:value-type="float" office:value="7670.90239094515">
            <text:p>7671</text:p>
          </table:table-cell>
        </table:table-row>
        <table:table-row table:style-name="ro1">
          <table:table-cell office:value-type="float" office:value="7811">
            <text:p>7811</text:p>
          </table:table-cell>
          <table:table-cell table:formula="of:=(2^([.A7812]/8192)-1)*8192" office:value-type="float" office:value="7672.24465061959">
            <text:p>7672</text:p>
          </table:table-cell>
        </table:table-row>
        <table:table-row table:style-name="ro1">
          <table:table-cell office:value-type="float" office:value="7812">
            <text:p>7812</text:p>
          </table:table-cell>
          <table:table-cell table:formula="of:=(2^([.A7813]/8192)-1)*8192" office:value-type="float" office:value="7673.58702387103">
            <text:p>7674</text:p>
          </table:table-cell>
        </table:table-row>
        <table:table-row table:style-name="ro1">
          <table:table-cell office:value-type="float" office:value="7813">
            <text:p>7813</text:p>
          </table:table-cell>
          <table:table-cell table:formula="of:=(2^([.A7814]/8192)-1)*8192" office:value-type="float" office:value="7674.9295107091">
            <text:p>7675</text:p>
          </table:table-cell>
        </table:table-row>
        <table:table-row table:style-name="ro1">
          <table:table-cell office:value-type="float" office:value="7814">
            <text:p>7814</text:p>
          </table:table-cell>
          <table:table-cell table:formula="of:=(2^([.A7815]/8192)-1)*8192" office:value-type="float" office:value="7676.2721111434">
            <text:p>7676</text:p>
          </table:table-cell>
        </table:table-row>
        <table:table-row table:style-name="ro1">
          <table:table-cell office:value-type="float" office:value="7815">
            <text:p>7815</text:p>
          </table:table-cell>
          <table:table-cell table:formula="of:=(2^([.A7816]/8192)-1)*8192" office:value-type="float" office:value="7677.61482518355">
            <text:p>7678</text:p>
          </table:table-cell>
        </table:table-row>
        <table:table-row table:style-name="ro1">
          <table:table-cell office:value-type="float" office:value="7816">
            <text:p>7816</text:p>
          </table:table-cell>
          <table:table-cell table:formula="of:=(2^([.A7817]/8192)-1)*8192" office:value-type="float" office:value="7678.95765283915">
            <text:p>7679</text:p>
          </table:table-cell>
        </table:table-row>
        <table:table-row table:style-name="ro1">
          <table:table-cell office:value-type="float" office:value="7817">
            <text:p>7817</text:p>
          </table:table-cell>
          <table:table-cell table:formula="of:=(2^([.A7818]/8192)-1)*8192" office:value-type="float" office:value="7680.30059411982">
            <text:p>7680</text:p>
          </table:table-cell>
        </table:table-row>
        <table:table-row table:style-name="ro1">
          <table:table-cell office:value-type="float" office:value="7818">
            <text:p>7818</text:p>
          </table:table-cell>
          <table:table-cell table:formula="of:=(2^([.A7819]/8192)-1)*8192" office:value-type="float" office:value="7681.64364903518">
            <text:p>7682</text:p>
          </table:table-cell>
        </table:table-row>
        <table:table-row table:style-name="ro1">
          <table:table-cell office:value-type="float" office:value="7819">
            <text:p>7819</text:p>
          </table:table-cell>
          <table:table-cell table:formula="of:=(2^([.A7820]/8192)-1)*8192" office:value-type="float" office:value="7682.98681759484">
            <text:p>7683</text:p>
          </table:table-cell>
        </table:table-row>
        <table:table-row table:style-name="ro1">
          <table:table-cell office:value-type="float" office:value="7820">
            <text:p>7820</text:p>
          </table:table-cell>
          <table:table-cell table:formula="of:=(2^([.A7821]/8192)-1)*8192" office:value-type="float" office:value="7684.33009980841">
            <text:p>7684</text:p>
          </table:table-cell>
        </table:table-row>
        <table:table-row table:style-name="ro1">
          <table:table-cell office:value-type="float" office:value="7821">
            <text:p>7821</text:p>
          </table:table-cell>
          <table:table-cell table:formula="of:=(2^([.A7822]/8192)-1)*8192" office:value-type="float" office:value="7685.67349568552">
            <text:p>7686</text:p>
          </table:table-cell>
        </table:table-row>
        <table:table-row table:style-name="ro1">
          <table:table-cell office:value-type="float" office:value="7822">
            <text:p>7822</text:p>
          </table:table-cell>
          <table:table-cell table:formula="of:=(2^([.A7823]/8192)-1)*8192" office:value-type="float" office:value="7687.01700523579">
            <text:p>7687</text:p>
          </table:table-cell>
        </table:table-row>
        <table:table-row table:style-name="ro1">
          <table:table-cell office:value-type="float" office:value="7823">
            <text:p>7823</text:p>
          </table:table-cell>
          <table:table-cell table:formula="of:=(2^([.A7824]/8192)-1)*8192" office:value-type="float" office:value="7688.36062846882">
            <text:p>7688</text:p>
          </table:table-cell>
        </table:table-row>
        <table:table-row table:style-name="ro1">
          <table:table-cell office:value-type="float" office:value="7824">
            <text:p>7824</text:p>
          </table:table-cell>
          <table:table-cell table:formula="of:=(2^([.A7825]/8192)-1)*8192" office:value-type="float" office:value="7689.70436539424">
            <text:p>7690</text:p>
          </table:table-cell>
        </table:table-row>
        <table:table-row table:style-name="ro1">
          <table:table-cell office:value-type="float" office:value="7825">
            <text:p>7825</text:p>
          </table:table-cell>
          <table:table-cell table:formula="of:=(2^([.A7826]/8192)-1)*8192" office:value-type="float" office:value="7691.04821602167">
            <text:p>7691</text:p>
          </table:table-cell>
        </table:table-row>
        <table:table-row table:style-name="ro1">
          <table:table-cell office:value-type="float" office:value="7826">
            <text:p>7826</text:p>
          </table:table-cell>
          <table:table-cell table:formula="of:=(2^([.A7827]/8192)-1)*8192" office:value-type="float" office:value="7692.39218036074">
            <text:p>7692</text:p>
          </table:table-cell>
        </table:table-row>
        <table:table-row table:style-name="ro1">
          <table:table-cell office:value-type="float" office:value="7827">
            <text:p>7827</text:p>
          </table:table-cell>
          <table:table-cell table:formula="of:=(2^([.A7828]/8192)-1)*8192" office:value-type="float" office:value="7693.73625842105">
            <text:p>7694</text:p>
          </table:table-cell>
        </table:table-row>
        <table:table-row table:style-name="ro1">
          <table:table-cell office:value-type="float" office:value="7828">
            <text:p>7828</text:p>
          </table:table-cell>
          <table:table-cell table:formula="of:=(2^([.A7829]/8192)-1)*8192" office:value-type="float" office:value="7695.08045021225">
            <text:p>7695</text:p>
          </table:table-cell>
        </table:table-row>
        <table:table-row table:style-name="ro1">
          <table:table-cell office:value-type="float" office:value="7829">
            <text:p>7829</text:p>
          </table:table-cell>
          <table:table-cell table:formula="of:=(2^([.A7830]/8192)-1)*8192" office:value-type="float" office:value="7696.42475574394">
            <text:p>7696</text:p>
          </table:table-cell>
        </table:table-row>
        <table:table-row table:style-name="ro1">
          <table:table-cell office:value-type="float" office:value="7830">
            <text:p>7830</text:p>
          </table:table-cell>
          <table:table-cell table:formula="of:=(2^([.A7831]/8192)-1)*8192" office:value-type="float" office:value="7697.76917502575">
            <text:p>7698</text:p>
          </table:table-cell>
        </table:table-row>
        <table:table-row table:style-name="ro1">
          <table:table-cell office:value-type="float" office:value="7831">
            <text:p>7831</text:p>
          </table:table-cell>
          <table:table-cell table:formula="of:=(2^([.A7832]/8192)-1)*8192" office:value-type="float" office:value="7699.11370806732">
            <text:p>7699</text:p>
          </table:table-cell>
        </table:table-row>
        <table:table-row table:style-name="ro1">
          <table:table-cell office:value-type="float" office:value="7832">
            <text:p>7832</text:p>
          </table:table-cell>
          <table:table-cell table:formula="of:=(2^([.A7833]/8192)-1)*8192" office:value-type="float" office:value="7700.45835487826">
            <text:p>7700</text:p>
          </table:table-cell>
        </table:table-row>
        <table:table-row table:style-name="ro1">
          <table:table-cell office:value-type="float" office:value="7833">
            <text:p>7833</text:p>
          </table:table-cell>
          <table:table-cell table:formula="of:=(2^([.A7834]/8192)-1)*8192" office:value-type="float" office:value="7701.80311546819">
            <text:p>7702</text:p>
          </table:table-cell>
        </table:table-row>
        <table:table-row table:style-name="ro1">
          <table:table-cell office:value-type="float" office:value="7834">
            <text:p>7834</text:p>
          </table:table-cell>
          <table:table-cell table:formula="of:=(2^([.A7835]/8192)-1)*8192" office:value-type="float" office:value="7703.14798984676">
            <text:p>7703</text:p>
          </table:table-cell>
        </table:table-row>
        <table:table-row table:style-name="ro1">
          <table:table-cell office:value-type="float" office:value="7835">
            <text:p>7835</text:p>
          </table:table-cell>
          <table:table-cell table:formula="of:=(2^([.A7836]/8192)-1)*8192" office:value-type="float" office:value="7704.49297802359">
            <text:p>7704</text:p>
          </table:table-cell>
        </table:table-row>
        <table:table-row table:style-name="ro1">
          <table:table-cell office:value-type="float" office:value="7836">
            <text:p>7836</text:p>
          </table:table-cell>
          <table:table-cell table:formula="of:=(2^([.A7837]/8192)-1)*8192" office:value-type="float" office:value="7705.8380800083">
            <text:p>7706</text:p>
          </table:table-cell>
        </table:table-row>
        <table:table-row table:style-name="ro1">
          <table:table-cell office:value-type="float" office:value="7837">
            <text:p>7837</text:p>
          </table:table-cell>
          <table:table-cell table:formula="of:=(2^([.A7838]/8192)-1)*8192" office:value-type="float" office:value="7707.18329581053">
            <text:p>7707</text:p>
          </table:table-cell>
        </table:table-row>
        <table:table-row table:style-name="ro1">
          <table:table-cell office:value-type="float" office:value="7838">
            <text:p>7838</text:p>
          </table:table-cell>
          <table:table-cell table:formula="of:=(2^([.A7839]/8192)-1)*8192" office:value-type="float" office:value="7708.5286254399">
            <text:p>7709</text:p>
          </table:table-cell>
        </table:table-row>
        <table:table-row table:style-name="ro1">
          <table:table-cell office:value-type="float" office:value="7839">
            <text:p>7839</text:p>
          </table:table-cell>
          <table:table-cell table:formula="of:=(2^([.A7840]/8192)-1)*8192" office:value-type="float" office:value="7709.87406890606">
            <text:p>7710</text:p>
          </table:table-cell>
        </table:table-row>
        <table:table-row table:style-name="ro1">
          <table:table-cell office:value-type="float" office:value="7840">
            <text:p>7840</text:p>
          </table:table-cell>
          <table:table-cell table:formula="of:=(2^([.A7841]/8192)-1)*8192" office:value-type="float" office:value="7711.21962621862">
            <text:p>7711</text:p>
          </table:table-cell>
        </table:table-row>
        <table:table-row table:style-name="ro1">
          <table:table-cell office:value-type="float" office:value="7841">
            <text:p>7841</text:p>
          </table:table-cell>
          <table:table-cell table:formula="of:=(2^([.A7842]/8192)-1)*8192" office:value-type="float" office:value="7712.56529738723">
            <text:p>7713</text:p>
          </table:table-cell>
        </table:table-row>
        <table:table-row table:style-name="ro1">
          <table:table-cell office:value-type="float" office:value="7842">
            <text:p>7842</text:p>
          </table:table-cell>
          <table:table-cell table:formula="of:=(2^([.A7843]/8192)-1)*8192" office:value-type="float" office:value="7713.91108242152">
            <text:p>7714</text:p>
          </table:table-cell>
        </table:table-row>
        <table:table-row table:style-name="ro1">
          <table:table-cell office:value-type="float" office:value="7843">
            <text:p>7843</text:p>
          </table:table-cell>
          <table:table-cell table:formula="of:=(2^([.A7844]/8192)-1)*8192" office:value-type="float" office:value="7715.25698133112">
            <text:p>7715</text:p>
          </table:table-cell>
        </table:table-row>
        <table:table-row table:style-name="ro1">
          <table:table-cell office:value-type="float" office:value="7844">
            <text:p>7844</text:p>
          </table:table-cell>
          <table:table-cell table:formula="of:=(2^([.A7845]/8192)-1)*8192" office:value-type="float" office:value="7716.60299412567">
            <text:p>7717</text:p>
          </table:table-cell>
        </table:table-row>
        <table:table-row table:style-name="ro1">
          <table:table-cell office:value-type="float" office:value="7845">
            <text:p>7845</text:p>
          </table:table-cell>
          <table:table-cell table:formula="of:=(2^([.A7846]/8192)-1)*8192" office:value-type="float" office:value="7717.94912081481">
            <text:p>7718</text:p>
          </table:table-cell>
        </table:table-row>
        <table:table-row table:style-name="ro1">
          <table:table-cell office:value-type="float" office:value="7846">
            <text:p>7846</text:p>
          </table:table-cell>
          <table:table-cell table:formula="of:=(2^([.A7847]/8192)-1)*8192" office:value-type="float" office:value="7719.29536140817">
            <text:p>7719</text:p>
          </table:table-cell>
        </table:table-row>
        <table:table-row table:style-name="ro1">
          <table:table-cell office:value-type="float" office:value="7847">
            <text:p>7847</text:p>
          </table:table-cell>
          <table:table-cell table:formula="of:=(2^([.A7848]/8192)-1)*8192" office:value-type="float" office:value="7720.64171591539">
            <text:p>7721</text:p>
          </table:table-cell>
        </table:table-row>
        <table:table-row table:style-name="ro1">
          <table:table-cell office:value-type="float" office:value="7848">
            <text:p>7848</text:p>
          </table:table-cell>
          <table:table-cell table:formula="of:=(2^([.A7849]/8192)-1)*8192" office:value-type="float" office:value="7721.98818434611">
            <text:p>7722</text:p>
          </table:table-cell>
        </table:table-row>
        <table:table-row table:style-name="ro1">
          <table:table-cell office:value-type="float" office:value="7849">
            <text:p>7849</text:p>
          </table:table-cell>
          <table:table-cell table:formula="of:=(2^([.A7850]/8192)-1)*8192" office:value-type="float" office:value="7723.33476670997">
            <text:p>7723</text:p>
          </table:table-cell>
        </table:table-row>
        <table:table-row table:style-name="ro1">
          <table:table-cell office:value-type="float" office:value="7850">
            <text:p>7850</text:p>
          </table:table-cell>
          <table:table-cell table:formula="of:=(2^([.A7851]/8192)-1)*8192" office:value-type="float" office:value="7724.68146301661">
            <text:p>7725</text:p>
          </table:table-cell>
        </table:table-row>
        <table:table-row table:style-name="ro1">
          <table:table-cell office:value-type="float" office:value="7851">
            <text:p>7851</text:p>
          </table:table-cell>
          <table:table-cell table:formula="of:=(2^([.A7852]/8192)-1)*8192" office:value-type="float" office:value="7726.02827327568">
            <text:p>7726</text:p>
          </table:table-cell>
        </table:table-row>
        <table:table-row table:style-name="ro1">
          <table:table-cell office:value-type="float" office:value="7852">
            <text:p>7852</text:p>
          </table:table-cell>
          <table:table-cell table:formula="of:=(2^([.A7853]/8192)-1)*8192" office:value-type="float" office:value="7727.3751974968">
            <text:p>7727</text:p>
          </table:table-cell>
        </table:table-row>
        <table:table-row table:style-name="ro1">
          <table:table-cell office:value-type="float" office:value="7853">
            <text:p>7853</text:p>
          </table:table-cell>
          <table:table-cell table:formula="of:=(2^([.A7854]/8192)-1)*8192" office:value-type="float" office:value="7728.72223568964">
            <text:p>7729</text:p>
          </table:table-cell>
        </table:table-row>
        <table:table-row table:style-name="ro1">
          <table:table-cell office:value-type="float" office:value="7854">
            <text:p>7854</text:p>
          </table:table-cell>
          <table:table-cell table:formula="of:=(2^([.A7855]/8192)-1)*8192" office:value-type="float" office:value="7730.06938786382">
            <text:p>7730</text:p>
          </table:table-cell>
        </table:table-row>
        <table:table-row table:style-name="ro1">
          <table:table-cell office:value-type="float" office:value="7855">
            <text:p>7855</text:p>
          </table:table-cell>
          <table:table-cell table:formula="of:=(2^([.A7856]/8192)-1)*8192" office:value-type="float" office:value="7731.416654029">
            <text:p>7731</text:p>
          </table:table-cell>
        </table:table-row>
        <table:table-row table:style-name="ro1">
          <table:table-cell office:value-type="float" office:value="7856">
            <text:p>7856</text:p>
          </table:table-cell>
          <table:table-cell table:formula="of:=(2^([.A7857]/8192)-1)*8192" office:value-type="float" office:value="7732.76403419483">
            <text:p>7733</text:p>
          </table:table-cell>
        </table:table-row>
        <table:table-row table:style-name="ro1">
          <table:table-cell office:value-type="float" office:value="7857">
            <text:p>7857</text:p>
          </table:table-cell>
          <table:table-cell table:formula="of:=(2^([.A7858]/8192)-1)*8192" office:value-type="float" office:value="7734.11152837094">
            <text:p>7734</text:p>
          </table:table-cell>
        </table:table-row>
        <table:table-row table:style-name="ro1">
          <table:table-cell office:value-type="float" office:value="7858">
            <text:p>7858</text:p>
          </table:table-cell>
          <table:table-cell table:formula="of:=(2^([.A7859]/8192)-1)*8192" office:value-type="float" office:value="7735.45913656698">
            <text:p>7735</text:p>
          </table:table-cell>
        </table:table-row>
        <table:table-row table:style-name="ro1">
          <table:table-cell office:value-type="float" office:value="7859">
            <text:p>7859</text:p>
          </table:table-cell>
          <table:table-cell table:formula="of:=(2^([.A7860]/8192)-1)*8192" office:value-type="float" office:value="7736.80685879261">
            <text:p>7737</text:p>
          </table:table-cell>
        </table:table-row>
        <table:table-row table:style-name="ro1">
          <table:table-cell office:value-type="float" office:value="7860">
            <text:p>7860</text:p>
          </table:table-cell>
          <table:table-cell table:formula="of:=(2^([.A7861]/8192)-1)*8192" office:value-type="float" office:value="7738.15469505747">
            <text:p>7738</text:p>
          </table:table-cell>
        </table:table-row>
        <table:table-row table:style-name="ro1">
          <table:table-cell office:value-type="float" office:value="7861">
            <text:p>7861</text:p>
          </table:table-cell>
          <table:table-cell table:formula="of:=(2^([.A7862]/8192)-1)*8192" office:value-type="float" office:value="7739.50264537121">
            <text:p>7740</text:p>
          </table:table-cell>
        </table:table-row>
        <table:table-row table:style-name="ro1">
          <table:table-cell office:value-type="float" office:value="7862">
            <text:p>7862</text:p>
          </table:table-cell>
          <table:table-cell table:formula="of:=(2^([.A7863]/8192)-1)*8192" office:value-type="float" office:value="7740.85070974348">
            <text:p>7741</text:p>
          </table:table-cell>
        </table:table-row>
        <table:table-row table:style-name="ro1">
          <table:table-cell office:value-type="float" office:value="7863">
            <text:p>7863</text:p>
          </table:table-cell>
          <table:table-cell table:formula="of:=(2^([.A7864]/8192)-1)*8192" office:value-type="float" office:value="7742.19888818393">
            <text:p>7742</text:p>
          </table:table-cell>
        </table:table-row>
        <table:table-row table:style-name="ro1">
          <table:table-cell office:value-type="float" office:value="7864">
            <text:p>7864</text:p>
          </table:table-cell>
          <table:table-cell table:formula="of:=(2^([.A7865]/8192)-1)*8192" office:value-type="float" office:value="7743.54718070222">
            <text:p>7744</text:p>
          </table:table-cell>
        </table:table-row>
        <table:table-row table:style-name="ro1">
          <table:table-cell office:value-type="float" office:value="7865">
            <text:p>7865</text:p>
          </table:table-cell>
          <table:table-cell table:formula="of:=(2^([.A7866]/8192)-1)*8192" office:value-type="float" office:value="7744.89558730799">
            <text:p>7745</text:p>
          </table:table-cell>
        </table:table-row>
        <table:table-row table:style-name="ro1">
          <table:table-cell office:value-type="float" office:value="7866">
            <text:p>7866</text:p>
          </table:table-cell>
          <table:table-cell table:formula="of:=(2^([.A7867]/8192)-1)*8192" office:value-type="float" office:value="7746.24410801091">
            <text:p>7746</text:p>
          </table:table-cell>
        </table:table-row>
        <table:table-row table:style-name="ro1">
          <table:table-cell office:value-type="float" office:value="7867">
            <text:p>7867</text:p>
          </table:table-cell>
          <table:table-cell table:formula="of:=(2^([.A7868]/8192)-1)*8192" office:value-type="float" office:value="7747.59274282062">
            <text:p>7748</text:p>
          </table:table-cell>
        </table:table-row>
        <table:table-row table:style-name="ro1">
          <table:table-cell office:value-type="float" office:value="7868">
            <text:p>7868</text:p>
          </table:table-cell>
          <table:table-cell table:formula="of:=(2^([.A7869]/8192)-1)*8192" office:value-type="float" office:value="7748.94149174679">
            <text:p>7749</text:p>
          </table:table-cell>
        </table:table-row>
        <table:table-row table:style-name="ro1">
          <table:table-cell office:value-type="float" office:value="7869">
            <text:p>7869</text:p>
          </table:table-cell>
          <table:table-cell table:formula="of:=(2^([.A7870]/8192)-1)*8192" office:value-type="float" office:value="7750.29035479906">
            <text:p>7750</text:p>
          </table:table-cell>
        </table:table-row>
        <table:table-row table:style-name="ro1">
          <table:table-cell office:value-type="float" office:value="7870">
            <text:p>7870</text:p>
          </table:table-cell>
          <table:table-cell table:formula="of:=(2^([.A7871]/8192)-1)*8192" office:value-type="float" office:value="7751.63933198709">
            <text:p>7752</text:p>
          </table:table-cell>
        </table:table-row>
        <table:table-row table:style-name="ro1">
          <table:table-cell office:value-type="float" office:value="7871">
            <text:p>7871</text:p>
          </table:table-cell>
          <table:table-cell table:formula="of:=(2^([.A7872]/8192)-1)*8192" office:value-type="float" office:value="7752.98842332054">
            <text:p>7753</text:p>
          </table:table-cell>
        </table:table-row>
        <table:table-row table:style-name="ro1">
          <table:table-cell office:value-type="float" office:value="7872">
            <text:p>7872</text:p>
          </table:table-cell>
          <table:table-cell table:formula="of:=(2^([.A7873]/8192)-1)*8192" office:value-type="float" office:value="7754.33762880908">
            <text:p>7754</text:p>
          </table:table-cell>
        </table:table-row>
        <table:table-row table:style-name="ro1">
          <table:table-cell office:value-type="float" office:value="7873">
            <text:p>7873</text:p>
          </table:table-cell>
          <table:table-cell table:formula="of:=(2^([.A7874]/8192)-1)*8192" office:value-type="float" office:value="7755.68694846236">
            <text:p>7756</text:p>
          </table:table-cell>
        </table:table-row>
        <table:table-row table:style-name="ro1">
          <table:table-cell office:value-type="float" office:value="7874">
            <text:p>7874</text:p>
          </table:table-cell>
          <table:table-cell table:formula="of:=(2^([.A7875]/8192)-1)*8192" office:value-type="float" office:value="7757.03638229003">
            <text:p>7757</text:p>
          </table:table-cell>
        </table:table-row>
        <table:table-row table:style-name="ro1">
          <table:table-cell office:value-type="float" office:value="7875">
            <text:p>7875</text:p>
          </table:table-cell>
          <table:table-cell table:formula="of:=(2^([.A7876]/8192)-1)*8192" office:value-type="float" office:value="7758.38593030176">
            <text:p>7758</text:p>
          </table:table-cell>
        </table:table-row>
        <table:table-row table:style-name="ro1">
          <table:table-cell office:value-type="float" office:value="7876">
            <text:p>7876</text:p>
          </table:table-cell>
          <table:table-cell table:formula="of:=(2^([.A7877]/8192)-1)*8192" office:value-type="float" office:value="7759.73559250722">
            <text:p>7760</text:p>
          </table:table-cell>
        </table:table-row>
        <table:table-row table:style-name="ro1">
          <table:table-cell office:value-type="float" office:value="7877">
            <text:p>7877</text:p>
          </table:table-cell>
          <table:table-cell table:formula="of:=(2^([.A7878]/8192)-1)*8192" office:value-type="float" office:value="7761.08536891607">
            <text:p>7761</text:p>
          </table:table-cell>
        </table:table-row>
        <table:table-row table:style-name="ro1">
          <table:table-cell office:value-type="float" office:value="7878">
            <text:p>7878</text:p>
          </table:table-cell>
          <table:table-cell table:formula="of:=(2^([.A7879]/8192)-1)*8192" office:value-type="float" office:value="7762.43525953796">
            <text:p>7762</text:p>
          </table:table-cell>
        </table:table-row>
        <table:table-row table:style-name="ro1">
          <table:table-cell office:value-type="float" office:value="7879">
            <text:p>7879</text:p>
          </table:table-cell>
          <table:table-cell table:formula="of:=(2^([.A7880]/8192)-1)*8192" office:value-type="float" office:value="7763.78526438256">
            <text:p>7764</text:p>
          </table:table-cell>
        </table:table-row>
        <table:table-row table:style-name="ro1">
          <table:table-cell office:value-type="float" office:value="7880">
            <text:p>7880</text:p>
          </table:table-cell>
          <table:table-cell table:formula="of:=(2^([.A7881]/8192)-1)*8192" office:value-type="float" office:value="7765.13538345955">
            <text:p>7765</text:p>
          </table:table-cell>
        </table:table-row>
        <table:table-row table:style-name="ro1">
          <table:table-cell office:value-type="float" office:value="7881">
            <text:p>7881</text:p>
          </table:table-cell>
          <table:table-cell table:formula="of:=(2^([.A7882]/8192)-1)*8192" office:value-type="float" office:value="7766.48561677857">
            <text:p>7766</text:p>
          </table:table-cell>
        </table:table-row>
        <table:table-row table:style-name="ro1">
          <table:table-cell office:value-type="float" office:value="7882">
            <text:p>7882</text:p>
          </table:table-cell>
          <table:table-cell table:formula="of:=(2^([.A7883]/8192)-1)*8192" office:value-type="float" office:value="7767.83596434931">
            <text:p>7768</text:p>
          </table:table-cell>
        </table:table-row>
        <table:table-row table:style-name="ro1">
          <table:table-cell office:value-type="float" office:value="7883">
            <text:p>7883</text:p>
          </table:table-cell>
          <table:table-cell table:formula="of:=(2^([.A7884]/8192)-1)*8192" office:value-type="float" office:value="7769.18642618143">
            <text:p>7769</text:p>
          </table:table-cell>
        </table:table-row>
        <table:table-row table:style-name="ro1">
          <table:table-cell office:value-type="float" office:value="7884">
            <text:p>7884</text:p>
          </table:table-cell>
          <table:table-cell table:formula="of:=(2^([.A7885]/8192)-1)*8192" office:value-type="float" office:value="7770.53700228459">
            <text:p>7771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table:formula="of:=(2^([.A7886]/8192)-1)*8192" office:value-type="float" office:value="7771.88769266847">
            <text:p>7772</text:p>
          </table:table-cell>
        </table:table-row>
        <table:table-row table:style-name="ro1">
          <table:table-cell office:value-type="float" office:value="7886">
            <text:p>7886</text:p>
          </table:table-cell>
          <table:table-cell table:formula="of:=(2^([.A7887]/8192)-1)*8192" office:value-type="float" office:value="7773.23849734273">
            <text:p>7773</text:p>
          </table:table-cell>
        </table:table-row>
        <table:table-row table:style-name="ro1">
          <table:table-cell office:value-type="float" office:value="7887">
            <text:p>7887</text:p>
          </table:table-cell>
          <table:table-cell table:formula="of:=(2^([.A7888]/8192)-1)*8192" office:value-type="float" office:value="7774.58941631705">
            <text:p>7775</text:p>
          </table:table-cell>
        </table:table-row>
        <table:table-row table:style-name="ro1">
          <table:table-cell office:value-type="float" office:value="7888">
            <text:p>7888</text:p>
          </table:table-cell>
          <table:table-cell table:formula="of:=(2^([.A7889]/8192)-1)*8192" office:value-type="float" office:value="7775.9404496011">
            <text:p>7776</text:p>
          </table:table-cell>
        </table:table-row>
        <table:table-row table:style-name="ro1">
          <table:table-cell office:value-type="float" office:value="7889">
            <text:p>7889</text:p>
          </table:table-cell>
          <table:table-cell table:formula="of:=(2^([.A7890]/8192)-1)*8192" office:value-type="float" office:value="7777.29159720455">
            <text:p>7777</text:p>
          </table:table-cell>
        </table:table-row>
        <table:table-row table:style-name="ro1">
          <table:table-cell office:value-type="float" office:value="7890">
            <text:p>7890</text:p>
          </table:table-cell>
          <table:table-cell table:formula="of:=(2^([.A7891]/8192)-1)*8192" office:value-type="float" office:value="7778.64285913708">
            <text:p>7779</text:p>
          </table:table-cell>
        </table:table-row>
        <table:table-row table:style-name="ro1">
          <table:table-cell office:value-type="float" office:value="7891">
            <text:p>7891</text:p>
          </table:table-cell>
          <table:table-cell table:formula="of:=(2^([.A7892]/8192)-1)*8192" office:value-type="float" office:value="7779.99423540835">
            <text:p>7780</text:p>
          </table:table-cell>
        </table:table-row>
        <table:table-row table:style-name="ro1">
          <table:table-cell office:value-type="float" office:value="7892">
            <text:p>7892</text:p>
          </table:table-cell>
          <table:table-cell table:formula="of:=(2^([.A7893]/8192)-1)*8192" office:value-type="float" office:value="7781.34572602804">
            <text:p>7781</text:p>
          </table:table-cell>
        </table:table-row>
        <table:table-row table:style-name="ro1">
          <table:table-cell office:value-type="float" office:value="7893">
            <text:p>7893</text:p>
          </table:table-cell>
          <table:table-cell table:formula="of:=(2^([.A7894]/8192)-1)*8192" office:value-type="float" office:value="7782.69733100584">
            <text:p>7783</text:p>
          </table:table-cell>
        </table:table-row>
        <table:table-row table:style-name="ro1">
          <table:table-cell office:value-type="float" office:value="7894">
            <text:p>7894</text:p>
          </table:table-cell>
          <table:table-cell table:formula="of:=(2^([.A7895]/8192)-1)*8192" office:value-type="float" office:value="7784.0490503514">
            <text:p>7784</text:p>
          </table:table-cell>
        </table:table-row>
        <table:table-row table:style-name="ro1">
          <table:table-cell office:value-type="float" office:value="7895">
            <text:p>7895</text:p>
          </table:table-cell>
          <table:table-cell table:formula="of:=(2^([.A7896]/8192)-1)*8192" office:value-type="float" office:value="7785.40088407443">
            <text:p>7785</text:p>
          </table:table-cell>
        </table:table-row>
        <table:table-row table:style-name="ro1">
          <table:table-cell office:value-type="float" office:value="7896">
            <text:p>7896</text:p>
          </table:table-cell>
          <table:table-cell table:formula="of:=(2^([.A7897]/8192)-1)*8192" office:value-type="float" office:value="7786.75283218458">
            <text:p>7787</text:p>
          </table:table-cell>
        </table:table-row>
        <table:table-row table:style-name="ro1">
          <table:table-cell office:value-type="float" office:value="7897">
            <text:p>7897</text:p>
          </table:table-cell>
          <table:table-cell table:formula="of:=(2^([.A7898]/8192)-1)*8192" office:value-type="float" office:value="7788.10489469154">
            <text:p>7788</text:p>
          </table:table-cell>
        </table:table-row>
        <table:table-row table:style-name="ro1">
          <table:table-cell office:value-type="float" office:value="7898">
            <text:p>7898</text:p>
          </table:table-cell>
          <table:table-cell table:formula="of:=(2^([.A7899]/8192)-1)*8192" office:value-type="float" office:value="7789.457071605">
            <text:p>7789</text:p>
          </table:table-cell>
        </table:table-row>
        <table:table-row table:style-name="ro1">
          <table:table-cell office:value-type="float" office:value="7899">
            <text:p>7899</text:p>
          </table:table-cell>
          <table:table-cell table:formula="of:=(2^([.A7900]/8192)-1)*8192" office:value-type="float" office:value="7790.80936293462">
            <text:p>7791</text:p>
          </table:table-cell>
        </table:table-row>
        <table:table-row table:style-name="ro1">
          <table:table-cell office:value-type="float" office:value="7900">
            <text:p>7900</text:p>
          </table:table-cell>
          <table:table-cell table:formula="of:=(2^([.A7901]/8192)-1)*8192" office:value-type="float" office:value="7792.1617686901">
            <text:p>7792</text:p>
          </table:table-cell>
        </table:table-row>
        <table:table-row table:style-name="ro1">
          <table:table-cell office:value-type="float" office:value="7901">
            <text:p>7901</text:p>
          </table:table-cell>
          <table:table-cell table:formula="of:=(2^([.A7902]/8192)-1)*8192" office:value-type="float" office:value="7793.51428888111">
            <text:p>7794</text:p>
          </table:table-cell>
        </table:table-row>
        <table:table-row table:style-name="ro1">
          <table:table-cell office:value-type="float" office:value="7902">
            <text:p>7902</text:p>
          </table:table-cell>
          <table:table-cell table:formula="of:=(2^([.A7903]/8192)-1)*8192" office:value-type="float" office:value="7794.86692351733">
            <text:p>7795</text:p>
          </table:table-cell>
        </table:table-row>
        <table:table-row table:style-name="ro1">
          <table:table-cell office:value-type="float" office:value="7903">
            <text:p>7903</text:p>
          </table:table-cell>
          <table:table-cell table:formula="of:=(2^([.A7904]/8192)-1)*8192" office:value-type="float" office:value="7796.21967260846">
            <text:p>7796</text:p>
          </table:table-cell>
        </table:table-row>
        <table:table-row table:style-name="ro1">
          <table:table-cell office:value-type="float" office:value="7904">
            <text:p>7904</text:p>
          </table:table-cell>
          <table:table-cell table:formula="of:=(2^([.A7905]/8192)-1)*8192" office:value-type="float" office:value="7797.57253616417">
            <text:p>7798</text:p>
          </table:table-cell>
        </table:table-row>
        <table:table-row table:style-name="ro1">
          <table:table-cell office:value-type="float" office:value="7905">
            <text:p>7905</text:p>
          </table:table-cell>
          <table:table-cell table:formula="of:=(2^([.A7906]/8192)-1)*8192" office:value-type="float" office:value="7798.92551419416">
            <text:p>7799</text:p>
          </table:table-cell>
        </table:table-row>
        <table:table-row table:style-name="ro1">
          <table:table-cell office:value-type="float" office:value="7906">
            <text:p>7906</text:p>
          </table:table-cell>
          <table:table-cell table:formula="of:=(2^([.A7907]/8192)-1)*8192" office:value-type="float" office:value="7800.2786067081">
            <text:p>7800</text:p>
          </table:table-cell>
        </table:table-row>
        <table:table-row table:style-name="ro1">
          <table:table-cell office:value-type="float" office:value="7907">
            <text:p>7907</text:p>
          </table:table-cell>
          <table:table-cell table:formula="of:=(2^([.A7908]/8192)-1)*8192" office:value-type="float" office:value="7801.63181371569">
            <text:p>7802</text:p>
          </table:table-cell>
        </table:table-row>
        <table:table-row table:style-name="ro1">
          <table:table-cell office:value-type="float" office:value="7908">
            <text:p>7908</text:p>
          </table:table-cell>
          <table:table-cell table:formula="of:=(2^([.A7909]/8192)-1)*8192" office:value-type="float" office:value="7802.98513522661">
            <text:p>7803</text:p>
          </table:table-cell>
        </table:table-row>
        <table:table-row table:style-name="ro1">
          <table:table-cell office:value-type="float" office:value="7909">
            <text:p>7909</text:p>
          </table:table-cell>
          <table:table-cell table:formula="of:=(2^([.A7910]/8192)-1)*8192" office:value-type="float" office:value="7804.33857125056">
            <text:p>7804</text:p>
          </table:table-cell>
        </table:table-row>
        <table:table-row table:style-name="ro1">
          <table:table-cell office:value-type="float" office:value="7910">
            <text:p>7910</text:p>
          </table:table-cell>
          <table:table-cell table:formula="of:=(2^([.A7911]/8192)-1)*8192" office:value-type="float" office:value="7805.69212179721">
            <text:p>7806</text:p>
          </table:table-cell>
        </table:table-row>
        <table:table-row table:style-name="ro1">
          <table:table-cell office:value-type="float" office:value="7911">
            <text:p>7911</text:p>
          </table:table-cell>
          <table:table-cell table:formula="of:=(2^([.A7912]/8192)-1)*8192" office:value-type="float" office:value="7807.04578687627">
            <text:p>7807</text:p>
          </table:table-cell>
        </table:table-row>
        <table:table-row table:style-name="ro1">
          <table:table-cell office:value-type="float" office:value="7912">
            <text:p>7912</text:p>
          </table:table-cell>
          <table:table-cell table:formula="of:=(2^([.A7913]/8192)-1)*8192" office:value-type="float" office:value="7808.39956649742">
            <text:p>7808</text:p>
          </table:table-cell>
        </table:table-row>
        <table:table-row table:style-name="ro1">
          <table:table-cell office:value-type="float" office:value="7913">
            <text:p>7913</text:p>
          </table:table-cell>
          <table:table-cell table:formula="of:=(2^([.A7914]/8192)-1)*8192" office:value-type="float" office:value="7809.75346067036">
            <text:p>7810</text:p>
          </table:table-cell>
        </table:table-row>
        <table:table-row table:style-name="ro1">
          <table:table-cell office:value-type="float" office:value="7914">
            <text:p>7914</text:p>
          </table:table-cell>
          <table:table-cell table:formula="of:=(2^([.A7915]/8192)-1)*8192" office:value-type="float" office:value="7811.10746940477">
            <text:p>7811</text:p>
          </table:table-cell>
        </table:table-row>
        <table:table-row table:style-name="ro1">
          <table:table-cell office:value-type="float" office:value="7915">
            <text:p>7915</text:p>
          </table:table-cell>
          <table:table-cell table:formula="of:=(2^([.A7916]/8192)-1)*8192" office:value-type="float" office:value="7812.46159271036">
            <text:p>7812</text:p>
          </table:table-cell>
        </table:table-row>
        <table:table-row table:style-name="ro1">
          <table:table-cell office:value-type="float" office:value="7916">
            <text:p>7916</text:p>
          </table:table-cell>
          <table:table-cell table:formula="of:=(2^([.A7917]/8192)-1)*8192" office:value-type="float" office:value="7813.81583059682">
            <text:p>7814</text:p>
          </table:table-cell>
        </table:table-row>
        <table:table-row table:style-name="ro1">
          <table:table-cell office:value-type="float" office:value="7917">
            <text:p>7917</text:p>
          </table:table-cell>
          <table:table-cell table:formula="of:=(2^([.A7918]/8192)-1)*8192" office:value-type="float" office:value="7815.17018307383">
            <text:p>7815</text:p>
          </table:table-cell>
        </table:table-row>
        <table:table-row table:style-name="ro1">
          <table:table-cell office:value-type="float" office:value="7918">
            <text:p>7918</text:p>
          </table:table-cell>
          <table:table-cell table:formula="of:=(2^([.A7919]/8192)-1)*8192" office:value-type="float" office:value="7816.52465015111">
            <text:p>7817</text:p>
          </table:table-cell>
        </table:table-row>
        <table:table-row table:style-name="ro1">
          <table:table-cell office:value-type="float" office:value="7919">
            <text:p>7919</text:p>
          </table:table-cell>
          <table:table-cell table:formula="of:=(2^([.A7920]/8192)-1)*8192" office:value-type="float" office:value="7817.87923183834">
            <text:p>7818</text:p>
          </table:table-cell>
        </table:table-row>
        <table:table-row table:style-name="ro1">
          <table:table-cell office:value-type="float" office:value="7920">
            <text:p>7920</text:p>
          </table:table-cell>
          <table:table-cell table:formula="of:=(2^([.A7921]/8192)-1)*8192" office:value-type="float" office:value="7819.23392814522">
            <text:p>7819</text:p>
          </table:table-cell>
        </table:table-row>
        <table:table-row table:style-name="ro1">
          <table:table-cell office:value-type="float" office:value="7921">
            <text:p>7921</text:p>
          </table:table-cell>
          <table:table-cell table:formula="of:=(2^([.A7922]/8192)-1)*8192" office:value-type="float" office:value="7820.58873908146">
            <text:p>7821</text:p>
          </table:table-cell>
        </table:table-row>
        <table:table-row table:style-name="ro1">
          <table:table-cell office:value-type="float" office:value="7922">
            <text:p>7922</text:p>
          </table:table-cell>
          <table:table-cell table:formula="of:=(2^([.A7923]/8192)-1)*8192" office:value-type="float" office:value="7821.94366465675">
            <text:p>7822</text:p>
          </table:table-cell>
        </table:table-row>
        <table:table-row table:style-name="ro1">
          <table:table-cell office:value-type="float" office:value="7923">
            <text:p>7923</text:p>
          </table:table-cell>
          <table:table-cell table:formula="of:=(2^([.A7924]/8192)-1)*8192" office:value-type="float" office:value="7823.29870488079">
            <text:p>7823</text:p>
          </table:table-cell>
        </table:table-row>
        <table:table-row table:style-name="ro1">
          <table:table-cell office:value-type="float" office:value="7924">
            <text:p>7924</text:p>
          </table:table-cell>
          <table:table-cell table:formula="of:=(2^([.A7925]/8192)-1)*8192" office:value-type="float" office:value="7824.65385976328">
            <text:p>7825</text:p>
          </table:table-cell>
        </table:table-row>
        <table:table-row table:style-name="ro1">
          <table:table-cell office:value-type="float" office:value="7925">
            <text:p>7925</text:p>
          </table:table-cell>
          <table:table-cell table:formula="of:=(2^([.A7926]/8192)-1)*8192" office:value-type="float" office:value="7826.00912931393">
            <text:p>7826</text:p>
          </table:table-cell>
        </table:table-row>
        <table:table-row table:style-name="ro1">
          <table:table-cell office:value-type="float" office:value="7926">
            <text:p>7926</text:p>
          </table:table-cell>
          <table:table-cell table:formula="of:=(2^([.A7927]/8192)-1)*8192" office:value-type="float" office:value="7827.36451354243">
            <text:p>7827</text:p>
          </table:table-cell>
        </table:table-row>
        <table:table-row table:style-name="ro1">
          <table:table-cell office:value-type="float" office:value="7927">
            <text:p>7927</text:p>
          </table:table-cell>
          <table:table-cell table:formula="of:=(2^([.A7928]/8192)-1)*8192" office:value-type="float" office:value="7828.7200124585">
            <text:p>7829</text:p>
          </table:table-cell>
        </table:table-row>
        <table:table-row table:style-name="ro1">
          <table:table-cell office:value-type="float" office:value="7928">
            <text:p>7928</text:p>
          </table:table-cell>
          <table:table-cell table:formula="of:=(2^([.A7929]/8192)-1)*8192" office:value-type="float" office:value="7830.07562607184">
            <text:p>7830</text:p>
          </table:table-cell>
        </table:table-row>
        <table:table-row table:style-name="ro1">
          <table:table-cell office:value-type="float" office:value="7929">
            <text:p>7929</text:p>
          </table:table-cell>
          <table:table-cell table:formula="of:=(2^([.A7930]/8192)-1)*8192" office:value-type="float" office:value="7831.43135439214">
            <text:p>7831</text:p>
          </table:table-cell>
        </table:table-row>
        <table:table-row table:style-name="ro1">
          <table:table-cell office:value-type="float" office:value="7930">
            <text:p>7930</text:p>
          </table:table-cell>
          <table:table-cell table:formula="of:=(2^([.A7931]/8192)-1)*8192" office:value-type="float" office:value="7832.78719742912">
            <text:p>7833</text:p>
          </table:table-cell>
        </table:table-row>
        <table:table-row table:style-name="ro1">
          <table:table-cell office:value-type="float" office:value="7931">
            <text:p>7931</text:p>
          </table:table-cell>
          <table:table-cell table:formula="of:=(2^([.A7932]/8192)-1)*8192" office:value-type="float" office:value="7834.14315519249">
            <text:p>7834</text:p>
          </table:table-cell>
        </table:table-row>
        <table:table-row table:style-name="ro1">
          <table:table-cell office:value-type="float" office:value="7932">
            <text:p>7932</text:p>
          </table:table-cell>
          <table:table-cell table:formula="of:=(2^([.A7933]/8192)-1)*8192" office:value-type="float" office:value="7835.49922769195">
            <text:p>7835</text:p>
          </table:table-cell>
        </table:table-row>
        <table:table-row table:style-name="ro1">
          <table:table-cell office:value-type="float" office:value="7933">
            <text:p>7933</text:p>
          </table:table-cell>
          <table:table-cell table:formula="of:=(2^([.A7934]/8192)-1)*8192" office:value-type="float" office:value="7836.8554149372">
            <text:p>7837</text:p>
          </table:table-cell>
        </table:table-row>
        <table:table-row table:style-name="ro1">
          <table:table-cell office:value-type="float" office:value="7934">
            <text:p>7934</text:p>
          </table:table-cell>
          <table:table-cell table:formula="of:=(2^([.A7935]/8192)-1)*8192" office:value-type="float" office:value="7838.21171693797">
            <text:p>7838</text:p>
          </table:table-cell>
        </table:table-row>
        <table:table-row table:style-name="ro1">
          <table:table-cell office:value-type="float" office:value="7935">
            <text:p>7935</text:p>
          </table:table-cell>
          <table:table-cell table:formula="of:=(2^([.A7936]/8192)-1)*8192" office:value-type="float" office:value="7839.56813370396">
            <text:p>7840</text:p>
          </table:table-cell>
        </table:table-row>
        <table:table-row table:style-name="ro1">
          <table:table-cell office:value-type="float" office:value="7936">
            <text:p>7936</text:p>
          </table:table-cell>
          <table:table-cell table:formula="of:=(2^([.A7937]/8192)-1)*8192" office:value-type="float" office:value="7840.92466524488">
            <text:p>7841</text:p>
          </table:table-cell>
        </table:table-row>
        <table:table-row table:style-name="ro1">
          <table:table-cell office:value-type="float" office:value="7937">
            <text:p>7937</text:p>
          </table:table-cell>
          <table:table-cell table:formula="of:=(2^([.A7938]/8192)-1)*8192" office:value-type="float" office:value="7842.28131157044">
            <text:p>7842</text:p>
          </table:table-cell>
        </table:table-row>
        <table:table-row table:style-name="ro1">
          <table:table-cell office:value-type="float" office:value="7938">
            <text:p>7938</text:p>
          </table:table-cell>
          <table:table-cell table:formula="of:=(2^([.A7939]/8192)-1)*8192" office:value-type="float" office:value="7843.63807269036">
            <text:p>7844</text:p>
          </table:table-cell>
        </table:table-row>
        <table:table-row table:style-name="ro1">
          <table:table-cell office:value-type="float" office:value="7939">
            <text:p>7939</text:p>
          </table:table-cell>
          <table:table-cell table:formula="of:=(2^([.A7940]/8192)-1)*8192" office:value-type="float" office:value="7844.99494861434">
            <text:p>7845</text:p>
          </table:table-cell>
        </table:table-row>
        <table:table-row table:style-name="ro1">
          <table:table-cell office:value-type="float" office:value="7940">
            <text:p>7940</text:p>
          </table:table-cell>
          <table:table-cell table:formula="of:=(2^([.A7941]/8192)-1)*8192" office:value-type="float" office:value="7846.35193935211">
            <text:p>7846</text:p>
          </table:table-cell>
        </table:table-row>
        <table:table-row table:style-name="ro1">
          <table:table-cell office:value-type="float" office:value="7941">
            <text:p>7941</text:p>
          </table:table-cell>
          <table:table-cell table:formula="of:=(2^([.A7942]/8192)-1)*8192" office:value-type="float" office:value="7847.70904491338">
            <text:p>7848</text:p>
          </table:table-cell>
        </table:table-row>
        <table:table-row table:style-name="ro1">
          <table:table-cell office:value-type="float" office:value="7942">
            <text:p>7942</text:p>
          </table:table-cell>
          <table:table-cell table:formula="of:=(2^([.A7943]/8192)-1)*8192" office:value-type="float" office:value="7849.06626530786">
            <text:p>7849</text:p>
          </table:table-cell>
        </table:table-row>
        <table:table-row table:style-name="ro1">
          <table:table-cell office:value-type="float" office:value="7943">
            <text:p>7943</text:p>
          </table:table-cell>
          <table:table-cell table:formula="of:=(2^([.A7944]/8192)-1)*8192" office:value-type="float" office:value="7850.42360054528">
            <text:p>7850</text:p>
          </table:table-cell>
        </table:table-row>
        <table:table-row table:style-name="ro1">
          <table:table-cell office:value-type="float" office:value="7944">
            <text:p>7944</text:p>
          </table:table-cell>
          <table:table-cell table:formula="of:=(2^([.A7945]/8192)-1)*8192" office:value-type="float" office:value="7851.78105063534">
            <text:p>7852</text:p>
          </table:table-cell>
        </table:table-row>
        <table:table-row table:style-name="ro1">
          <table:table-cell office:value-type="float" office:value="7945">
            <text:p>7945</text:p>
          </table:table-cell>
          <table:table-cell table:formula="of:=(2^([.A7946]/8192)-1)*8192" office:value-type="float" office:value="7853.13861558777">
            <text:p>7853</text:p>
          </table:table-cell>
        </table:table-row>
        <table:table-row table:style-name="ro1">
          <table:table-cell office:value-type="float" office:value="7946">
            <text:p>7946</text:p>
          </table:table-cell>
          <table:table-cell table:formula="of:=(2^([.A7947]/8192)-1)*8192" office:value-type="float" office:value="7854.49629541228">
            <text:p>7854</text:p>
          </table:table-cell>
        </table:table-row>
        <table:table-row table:style-name="ro1">
          <table:table-cell office:value-type="float" office:value="7947">
            <text:p>7947</text:p>
          </table:table-cell>
          <table:table-cell table:formula="of:=(2^([.A7948]/8192)-1)*8192" office:value-type="float" office:value="7855.8540901186">
            <text:p>7856</text:p>
          </table:table-cell>
        </table:table-row>
        <table:table-row table:style-name="ro1">
          <table:table-cell office:value-type="float" office:value="7948">
            <text:p>7948</text:p>
          </table:table-cell>
          <table:table-cell table:formula="of:=(2^([.A7949]/8192)-1)*8192" office:value-type="float" office:value="7857.21199971645">
            <text:p>7857</text:p>
          </table:table-cell>
        </table:table-row>
        <table:table-row table:style-name="ro1">
          <table:table-cell office:value-type="float" office:value="7949">
            <text:p>7949</text:p>
          </table:table-cell>
          <table:table-cell table:formula="of:=(2^([.A7950]/8192)-1)*8192" office:value-type="float" office:value="7858.57002421555">
            <text:p>7859</text:p>
          </table:table-cell>
        </table:table-row>
        <table:table-row table:style-name="ro1">
          <table:table-cell office:value-type="float" office:value="7950">
            <text:p>7950</text:p>
          </table:table-cell>
          <table:table-cell table:formula="of:=(2^([.A7951]/8192)-1)*8192" office:value-type="float" office:value="7859.92816362561">
            <text:p>7860</text:p>
          </table:table-cell>
        </table:table-row>
        <table:table-row table:style-name="ro1">
          <table:table-cell office:value-type="float" office:value="7951">
            <text:p>7951</text:p>
          </table:table-cell>
          <table:table-cell table:formula="of:=(2^([.A7952]/8192)-1)*8192" office:value-type="float" office:value="7861.28641795638">
            <text:p>7861</text:p>
          </table:table-cell>
        </table:table-row>
        <table:table-row table:style-name="ro1">
          <table:table-cell office:value-type="float" office:value="7952">
            <text:p>7952</text:p>
          </table:table-cell>
          <table:table-cell table:formula="of:=(2^([.A7953]/8192)-1)*8192" office:value-type="float" office:value="7862.64478721756">
            <text:p>7863</text:p>
          </table:table-cell>
        </table:table-row>
        <table:table-row table:style-name="ro1">
          <table:table-cell office:value-type="float" office:value="7953">
            <text:p>7953</text:p>
          </table:table-cell>
          <table:table-cell table:formula="of:=(2^([.A7954]/8192)-1)*8192" office:value-type="float" office:value="7864.00327141888">
            <text:p>7864</text:p>
          </table:table-cell>
        </table:table-row>
        <table:table-row table:style-name="ro1">
          <table:table-cell office:value-type="float" office:value="7954">
            <text:p>7954</text:p>
          </table:table-cell>
          <table:table-cell table:formula="of:=(2^([.A7955]/8192)-1)*8192" office:value-type="float" office:value="7865.36187057008">
            <text:p>7865</text:p>
          </table:table-cell>
        </table:table-row>
        <table:table-row table:style-name="ro1">
          <table:table-cell office:value-type="float" office:value="7955">
            <text:p>7955</text:p>
          </table:table-cell>
          <table:table-cell table:formula="of:=(2^([.A7956]/8192)-1)*8192" office:value-type="float" office:value="7866.72058468087">
            <text:p>7867</text:p>
          </table:table-cell>
        </table:table-row>
        <table:table-row table:style-name="ro1">
          <table:table-cell office:value-type="float" office:value="7956">
            <text:p>7956</text:p>
          </table:table-cell>
          <table:table-cell table:formula="of:=(2^([.A7957]/8192)-1)*8192" office:value-type="float" office:value="7868.07941376099">
            <text:p>7868</text:p>
          </table:table-cell>
        </table:table-row>
        <table:table-row table:style-name="ro1">
          <table:table-cell office:value-type="float" office:value="7957">
            <text:p>7957</text:p>
          </table:table-cell>
          <table:table-cell table:formula="of:=(2^([.A7958]/8192)-1)*8192" office:value-type="float" office:value="7869.43835782015">
            <text:p>7869</text:p>
          </table:table-cell>
        </table:table-row>
        <table:table-row table:style-name="ro1">
          <table:table-cell office:value-type="float" office:value="7958">
            <text:p>7958</text:p>
          </table:table-cell>
          <table:table-cell table:formula="of:=(2^([.A7959]/8192)-1)*8192" office:value-type="float" office:value="7870.7974168681">
            <text:p>7871</text:p>
          </table:table-cell>
        </table:table-row>
        <table:table-row table:style-name="ro1">
          <table:table-cell office:value-type="float" office:value="7959">
            <text:p>7959</text:p>
          </table:table-cell>
          <table:table-cell table:formula="of:=(2^([.A7960]/8192)-1)*8192" office:value-type="float" office:value="7872.15659091456">
            <text:p>7872</text:p>
          </table:table-cell>
        </table:table-row>
        <table:table-row table:style-name="ro1">
          <table:table-cell office:value-type="float" office:value="7960">
            <text:p>7960</text:p>
          </table:table-cell>
          <table:table-cell table:formula="of:=(2^([.A7961]/8192)-1)*8192" office:value-type="float" office:value="7873.51587996926">
            <text:p>7874</text:p>
          </table:table-cell>
        </table:table-row>
        <table:table-row table:style-name="ro1">
          <table:table-cell office:value-type="float" office:value="7961">
            <text:p>7961</text:p>
          </table:table-cell>
          <table:table-cell table:formula="of:=(2^([.A7962]/8192)-1)*8192" office:value-type="float" office:value="7874.87528404194">
            <text:p>7875</text:p>
          </table:table-cell>
        </table:table-row>
        <table:table-row table:style-name="ro1">
          <table:table-cell office:value-type="float" office:value="7962">
            <text:p>7962</text:p>
          </table:table-cell>
          <table:table-cell table:formula="of:=(2^([.A7963]/8192)-1)*8192" office:value-type="float" office:value="7876.23480314232">
            <text:p>7876</text:p>
          </table:table-cell>
        </table:table-row>
        <table:table-row table:style-name="ro1">
          <table:table-cell office:value-type="float" office:value="7963">
            <text:p>7963</text:p>
          </table:table-cell>
          <table:table-cell table:formula="of:=(2^([.A7964]/8192)-1)*8192" office:value-type="float" office:value="7877.59443728014">
            <text:p>7878</text:p>
          </table:table-cell>
        </table:table-row>
        <table:table-row table:style-name="ro1">
          <table:table-cell office:value-type="float" office:value="7964">
            <text:p>7964</text:p>
          </table:table-cell>
          <table:table-cell table:formula="of:=(2^([.A7965]/8192)-1)*8192" office:value-type="float" office:value="7878.95418646513">
            <text:p>7879</text:p>
          </table:table-cell>
        </table:table-row>
        <table:table-row table:style-name="ro1">
          <table:table-cell office:value-type="float" office:value="7965">
            <text:p>7965</text:p>
          </table:table-cell>
          <table:table-cell table:formula="of:=(2^([.A7966]/8192)-1)*8192" office:value-type="float" office:value="7880.31405070703">
            <text:p>7880</text:p>
          </table:table-cell>
        </table:table-row>
        <table:table-row table:style-name="ro1">
          <table:table-cell office:value-type="float" office:value="7966">
            <text:p>7966</text:p>
          </table:table-cell>
          <table:table-cell table:formula="of:=(2^([.A7967]/8192)-1)*8192" office:value-type="float" office:value="7881.67403001557">
            <text:p>7882</text:p>
          </table:table-cell>
        </table:table-row>
        <table:table-row table:style-name="ro1">
          <table:table-cell office:value-type="float" office:value="7967">
            <text:p>7967</text:p>
          </table:table-cell>
          <table:table-cell table:formula="of:=(2^([.A7968]/8192)-1)*8192" office:value-type="float" office:value="7883.03412440049">
            <text:p>7883</text:p>
          </table:table-cell>
        </table:table-row>
        <table:table-row table:style-name="ro1">
          <table:table-cell office:value-type="float" office:value="7968">
            <text:p>7968</text:p>
          </table:table-cell>
          <table:table-cell table:formula="of:=(2^([.A7969]/8192)-1)*8192" office:value-type="float" office:value="7884.39433387153">
            <text:p>7884</text:p>
          </table:table-cell>
        </table:table-row>
        <table:table-row table:style-name="ro1">
          <table:table-cell office:value-type="float" office:value="7969">
            <text:p>7969</text:p>
          </table:table-cell>
          <table:table-cell table:formula="of:=(2^([.A7970]/8192)-1)*8192" office:value-type="float" office:value="7885.75465843843">
            <text:p>7886</text:p>
          </table:table-cell>
        </table:table-row>
        <table:table-row table:style-name="ro1">
          <table:table-cell office:value-type="float" office:value="7970">
            <text:p>7970</text:p>
          </table:table-cell>
          <table:table-cell table:formula="of:=(2^([.A7971]/8192)-1)*8192" office:value-type="float" office:value="7887.11509811092">
            <text:p>7887</text:p>
          </table:table-cell>
        </table:table-row>
        <table:table-row table:style-name="ro1">
          <table:table-cell office:value-type="float" office:value="7971">
            <text:p>7971</text:p>
          </table:table-cell>
          <table:table-cell table:formula="of:=(2^([.A7972]/8192)-1)*8192" office:value-type="float" office:value="7888.47565289875">
            <text:p>7888</text:p>
          </table:table-cell>
        </table:table-row>
        <table:table-row table:style-name="ro1">
          <table:table-cell office:value-type="float" office:value="7972">
            <text:p>7972</text:p>
          </table:table-cell>
          <table:table-cell table:formula="of:=(2^([.A7973]/8192)-1)*8192" office:value-type="float" office:value="7889.83632281165">
            <text:p>7890</text:p>
          </table:table-cell>
        </table:table-row>
        <table:table-row table:style-name="ro1">
          <table:table-cell office:value-type="float" office:value="7973">
            <text:p>7973</text:p>
          </table:table-cell>
          <table:table-cell table:formula="of:=(2^([.A7974]/8192)-1)*8192" office:value-type="float" office:value="7891.19710785936">
            <text:p>7891</text:p>
          </table:table-cell>
        </table:table-row>
        <table:table-row table:style-name="ro1">
          <table:table-cell office:value-type="float" office:value="7974">
            <text:p>7974</text:p>
          </table:table-cell>
          <table:table-cell table:formula="of:=(2^([.A7975]/8192)-1)*8192" office:value-type="float" office:value="7892.55800805164">
            <text:p>7893</text:p>
          </table:table-cell>
        </table:table-row>
        <table:table-row table:style-name="ro1">
          <table:table-cell office:value-type="float" office:value="7975">
            <text:p>7975</text:p>
          </table:table-cell>
          <table:table-cell table:formula="of:=(2^([.A7976]/8192)-1)*8192" office:value-type="float" office:value="7893.91902339821">
            <text:p>7894</text:p>
          </table:table-cell>
        </table:table-row>
        <table:table-row table:style-name="ro1">
          <table:table-cell office:value-type="float" office:value="7976">
            <text:p>7976</text:p>
          </table:table-cell>
          <table:table-cell table:formula="of:=(2^([.A7977]/8192)-1)*8192" office:value-type="float" office:value="7895.28015390884">
            <text:p>7895</text:p>
          </table:table-cell>
        </table:table-row>
        <table:table-row table:style-name="ro1">
          <table:table-cell office:value-type="float" office:value="7977">
            <text:p>7977</text:p>
          </table:table-cell>
          <table:table-cell table:formula="of:=(2^([.A7978]/8192)-1)*8192" office:value-type="float" office:value="7896.64139959325">
            <text:p>7897</text:p>
          </table:table-cell>
        </table:table-row>
        <table:table-row table:style-name="ro1">
          <table:table-cell office:value-type="float" office:value="7978">
            <text:p>7978</text:p>
          </table:table-cell>
          <table:table-cell table:formula="of:=(2^([.A7979]/8192)-1)*8192" office:value-type="float" office:value="7898.0027604612">
            <text:p>7898</text:p>
          </table:table-cell>
        </table:table-row>
        <table:table-row table:style-name="ro1">
          <table:table-cell office:value-type="float" office:value="7979">
            <text:p>7979</text:p>
          </table:table-cell>
          <table:table-cell table:formula="of:=(2^([.A7980]/8192)-1)*8192" office:value-type="float" office:value="7899.36423652243">
            <text:p>7899</text:p>
          </table:table-cell>
        </table:table-row>
        <table:table-row table:style-name="ro1">
          <table:table-cell office:value-type="float" office:value="7980">
            <text:p>7980</text:p>
          </table:table-cell>
          <table:table-cell table:formula="of:=(2^([.A7981]/8192)-1)*8192" office:value-type="float" office:value="7900.72582778669">
            <text:p>7901</text:p>
          </table:table-cell>
        </table:table-row>
        <table:table-row table:style-name="ro1">
          <table:table-cell office:value-type="float" office:value="7981">
            <text:p>7981</text:p>
          </table:table-cell>
          <table:table-cell table:formula="of:=(2^([.A7982]/8192)-1)*8192" office:value-type="float" office:value="7902.08753426373">
            <text:p>7902</text:p>
          </table:table-cell>
        </table:table-row>
        <table:table-row table:style-name="ro1">
          <table:table-cell office:value-type="float" office:value="7982">
            <text:p>7982</text:p>
          </table:table-cell>
          <table:table-cell table:formula="of:=(2^([.A7983]/8192)-1)*8192" office:value-type="float" office:value="7903.44935596329">
            <text:p>7903</text:p>
          </table:table-cell>
        </table:table-row>
        <table:table-row table:style-name="ro1">
          <table:table-cell office:value-type="float" office:value="7983">
            <text:p>7983</text:p>
          </table:table-cell>
          <table:table-cell table:formula="of:=(2^([.A7984]/8192)-1)*8192" office:value-type="float" office:value="7904.81129289514">
            <text:p>7905</text:p>
          </table:table-cell>
        </table:table-row>
        <table:table-row table:style-name="ro1">
          <table:table-cell office:value-type="float" office:value="7984">
            <text:p>7984</text:p>
          </table:table-cell>
          <table:table-cell table:formula="of:=(2^([.A7985]/8192)-1)*8192" office:value-type="float" office:value="7906.173345069">
            <text:p>7906</text:p>
          </table:table-cell>
        </table:table-row>
        <table:table-row table:style-name="ro1">
          <table:table-cell office:value-type="float" office:value="7985">
            <text:p>7985</text:p>
          </table:table-cell>
          <table:table-cell table:formula="of:=(2^([.A7986]/8192)-1)*8192" office:value-type="float" office:value="7907.53551249465">
            <text:p>7908</text:p>
          </table:table-cell>
        </table:table-row>
        <table:table-row table:style-name="ro1">
          <table:table-cell office:value-type="float" office:value="7986">
            <text:p>7986</text:p>
          </table:table-cell>
          <table:table-cell table:formula="of:=(2^([.A7987]/8192)-1)*8192" office:value-type="float" office:value="7908.89779518183">
            <text:p>7909</text:p>
          </table:table-cell>
        </table:table-row>
        <table:table-row table:style-name="ro1">
          <table:table-cell office:value-type="float" office:value="7987">
            <text:p>7987</text:p>
          </table:table-cell>
          <table:table-cell table:formula="of:=(2^([.A7988]/8192)-1)*8192" office:value-type="float" office:value="7910.26019314029">
            <text:p>7910</text:p>
          </table:table-cell>
        </table:table-row>
        <table:table-row table:style-name="ro1">
          <table:table-cell office:value-type="float" office:value="7988">
            <text:p>7988</text:p>
          </table:table-cell>
          <table:table-cell table:formula="of:=(2^([.A7989]/8192)-1)*8192" office:value-type="float" office:value="7911.62270637979">
            <text:p>7912</text:p>
          </table:table-cell>
        </table:table-row>
        <table:table-row table:style-name="ro1">
          <table:table-cell office:value-type="float" office:value="7989">
            <text:p>7989</text:p>
          </table:table-cell>
          <table:table-cell table:formula="of:=(2^([.A7990]/8192)-1)*8192" office:value-type="float" office:value="7912.98533491008">
            <text:p>7913</text:p>
          </table:table-cell>
        </table:table-row>
        <table:table-row table:style-name="ro1">
          <table:table-cell office:value-type="float" office:value="7990">
            <text:p>7990</text:p>
          </table:table-cell>
          <table:table-cell table:formula="of:=(2^([.A7991]/8192)-1)*8192" office:value-type="float" office:value="7914.34807874091">
            <text:p>7914</text:p>
          </table:table-cell>
        </table:table-row>
        <table:table-row table:style-name="ro1">
          <table:table-cell office:value-type="float" office:value="7991">
            <text:p>7991</text:p>
          </table:table-cell>
          <table:table-cell table:formula="of:=(2^([.A7992]/8192)-1)*8192" office:value-type="float" office:value="7915.71093788205">
            <text:p>7916</text:p>
          </table:table-cell>
        </table:table-row>
        <table:table-row table:style-name="ro1">
          <table:table-cell office:value-type="float" office:value="7992">
            <text:p>7992</text:p>
          </table:table-cell>
          <table:table-cell table:formula="of:=(2^([.A7993]/8192)-1)*8192" office:value-type="float" office:value="7917.07391234325">
            <text:p>7917</text:p>
          </table:table-cell>
        </table:table-row>
        <table:table-row table:style-name="ro1">
          <table:table-cell office:value-type="float" office:value="7993">
            <text:p>7993</text:p>
          </table:table-cell>
          <table:table-cell table:formula="of:=(2^([.A7994]/8192)-1)*8192" office:value-type="float" office:value="7918.43700213427">
            <text:p>7918</text:p>
          </table:table-cell>
        </table:table-row>
        <table:table-row table:style-name="ro1">
          <table:table-cell office:value-type="float" office:value="7994">
            <text:p>7994</text:p>
          </table:table-cell>
          <table:table-cell table:formula="of:=(2^([.A7995]/8192)-1)*8192" office:value-type="float" office:value="7919.80020726487">
            <text:p>7920</text:p>
          </table:table-cell>
        </table:table-row>
        <table:table-row table:style-name="ro1">
          <table:table-cell office:value-type="float" office:value="7995">
            <text:p>7995</text:p>
          </table:table-cell>
          <table:table-cell table:formula="of:=(2^([.A7996]/8192)-1)*8192" office:value-type="float" office:value="7921.1635277448">
            <text:p>7921</text:p>
          </table:table-cell>
        </table:table-row>
        <table:table-row table:style-name="ro1">
          <table:table-cell office:value-type="float" office:value="7996">
            <text:p>7996</text:p>
          </table:table-cell>
          <table:table-cell table:formula="of:=(2^([.A7997]/8192)-1)*8192" office:value-type="float" office:value="7922.52696358384">
            <text:p>7923</text:p>
          </table:table-cell>
        </table:table-row>
        <table:table-row table:style-name="ro1">
          <table:table-cell office:value-type="float" office:value="7997">
            <text:p>7997</text:p>
          </table:table-cell>
          <table:table-cell table:formula="of:=(2^([.A7998]/8192)-1)*8192" office:value-type="float" office:value="7923.89051479173">
            <text:p>7924</text:p>
          </table:table-cell>
        </table:table-row>
        <table:table-row table:style-name="ro1">
          <table:table-cell office:value-type="float" office:value="7998">
            <text:p>7998</text:p>
          </table:table-cell>
          <table:table-cell table:formula="of:=(2^([.A7999]/8192)-1)*8192" office:value-type="float" office:value="7925.25418137824">
            <text:p>7925</text:p>
          </table:table-cell>
        </table:table-row>
        <table:table-row table:style-name="ro1">
          <table:table-cell office:value-type="float" office:value="7999">
            <text:p>7999</text:p>
          </table:table-cell>
          <table:table-cell table:formula="of:=(2^([.A8000]/8192)-1)*8192" office:value-type="float" office:value="7926.61796335313">
            <text:p>7927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table:formula="of:=(2^([.A8001]/8192)-1)*8192" office:value-type="float" office:value="7927.98186072618">
            <text:p>7928</text:p>
          </table:table-cell>
        </table:table-row>
        <table:table-row table:style-name="ro1">
          <table:table-cell office:value-type="float" office:value="8001">
            <text:p>8001</text:p>
          </table:table-cell>
          <table:table-cell table:formula="of:=(2^([.A8002]/8192)-1)*8192" office:value-type="float" office:value="7929.34587350713">
            <text:p>7929</text:p>
          </table:table-cell>
        </table:table-row>
        <table:table-row table:style-name="ro1">
          <table:table-cell office:value-type="float" office:value="8002">
            <text:p>8002</text:p>
          </table:table-cell>
          <table:table-cell table:formula="of:=(2^([.A8003]/8192)-1)*8192" office:value-type="float" office:value="7930.71000170576">
            <text:p>7931</text:p>
          </table:table-cell>
        </table:table-row>
        <table:table-row table:style-name="ro1">
          <table:table-cell office:value-type="float" office:value="8003">
            <text:p>8003</text:p>
          </table:table-cell>
          <table:table-cell table:formula="of:=(2^([.A8004]/8192)-1)*8192" office:value-type="float" office:value="7932.07424533184">
            <text:p>7932</text:p>
          </table:table-cell>
        </table:table-row>
        <table:table-row table:style-name="ro1">
          <table:table-cell office:value-type="float" office:value="8004">
            <text:p>8004</text:p>
          </table:table-cell>
          <table:table-cell table:formula="of:=(2^([.A8005]/8192)-1)*8192" office:value-type="float" office:value="7933.43860439513">
            <text:p>7933</text:p>
          </table:table-cell>
        </table:table-row>
        <table:table-row table:style-name="ro1">
          <table:table-cell office:value-type="float" office:value="8005">
            <text:p>8005</text:p>
          </table:table-cell>
          <table:table-cell table:formula="of:=(2^([.A8006]/8192)-1)*8192" office:value-type="float" office:value="7934.80307890539">
            <text:p>7935</text:p>
          </table:table-cell>
        </table:table-row>
        <table:table-row table:style-name="ro1">
          <table:table-cell office:value-type="float" office:value="8006">
            <text:p>8006</text:p>
          </table:table-cell>
          <table:table-cell table:formula="of:=(2^([.A8007]/8192)-1)*8192" office:value-type="float" office:value="7936.1676688724">
            <text:p>7936</text:p>
          </table:table-cell>
        </table:table-row>
        <table:table-row table:style-name="ro1">
          <table:table-cell office:value-type="float" office:value="8007">
            <text:p>8007</text:p>
          </table:table-cell>
          <table:table-cell table:formula="of:=(2^([.A8008]/8192)-1)*8192" office:value-type="float" office:value="7937.53237430593">
            <text:p>7938</text:p>
          </table:table-cell>
        </table:table-row>
        <table:table-row table:style-name="ro1">
          <table:table-cell office:value-type="float" office:value="8008">
            <text:p>8008</text:p>
          </table:table-cell>
          <table:table-cell table:formula="of:=(2^([.A8009]/8192)-1)*8192" office:value-type="float" office:value="7938.89719521575">
            <text:p>7939</text:p>
          </table:table-cell>
        </table:table-row>
        <table:table-row table:style-name="ro1">
          <table:table-cell office:value-type="float" office:value="8009">
            <text:p>8009</text:p>
          </table:table-cell>
          <table:table-cell table:formula="of:=(2^([.A8010]/8192)-1)*8192" office:value-type="float" office:value="7940.26213161162">
            <text:p>7940</text:p>
          </table:table-cell>
        </table:table-row>
        <table:table-row table:style-name="ro1">
          <table:table-cell office:value-type="float" office:value="8010">
            <text:p>8010</text:p>
          </table:table-cell>
          <table:table-cell table:formula="of:=(2^([.A8011]/8192)-1)*8192" office:value-type="float" office:value="7941.62718350333">
            <text:p>7942</text:p>
          </table:table-cell>
        </table:table-row>
        <table:table-row table:style-name="ro1">
          <table:table-cell office:value-type="float" office:value="8011">
            <text:p>8011</text:p>
          </table:table-cell>
          <table:table-cell table:formula="of:=(2^([.A8012]/8192)-1)*8192" office:value-type="float" office:value="7942.99235090063">
            <text:p>7943</text:p>
          </table:table-cell>
        </table:table-row>
        <table:table-row table:style-name="ro1">
          <table:table-cell office:value-type="float" office:value="8012">
            <text:p>8012</text:p>
          </table:table-cell>
          <table:table-cell table:formula="of:=(2^([.A8013]/8192)-1)*8192" office:value-type="float" office:value="7944.35763381332">
            <text:p>7944</text:p>
          </table:table-cell>
        </table:table-row>
        <table:table-row table:style-name="ro1">
          <table:table-cell office:value-type="float" office:value="8013">
            <text:p>8013</text:p>
          </table:table-cell>
          <table:table-cell table:formula="of:=(2^([.A8014]/8192)-1)*8192" office:value-type="float" office:value="7945.72303225115">
            <text:p>7946</text:p>
          </table:table-cell>
        </table:table-row>
        <table:table-row table:style-name="ro1">
          <table:table-cell office:value-type="float" office:value="8014">
            <text:p>8014</text:p>
          </table:table-cell>
          <table:table-cell table:formula="of:=(2^([.A8015]/8192)-1)*8192" office:value-type="float" office:value="7947.08854622392">
            <text:p>7947</text:p>
          </table:table-cell>
        </table:table-row>
        <table:table-row table:style-name="ro1">
          <table:table-cell office:value-type="float" office:value="8015">
            <text:p>8015</text:p>
          </table:table-cell>
          <table:table-cell table:formula="of:=(2^([.A8016]/8192)-1)*8192" office:value-type="float" office:value="7948.45417574138">
            <text:p>7948</text:p>
          </table:table-cell>
        </table:table-row>
        <table:table-row table:style-name="ro1">
          <table:table-cell office:value-type="float" office:value="8016">
            <text:p>8016</text:p>
          </table:table-cell>
          <table:table-cell table:formula="of:=(2^([.A8017]/8192)-1)*8192" office:value-type="float" office:value="7949.81992081333">
            <text:p>7950</text:p>
          </table:table-cell>
        </table:table-row>
        <table:table-row table:style-name="ro1">
          <table:table-cell office:value-type="float" office:value="8017">
            <text:p>8017</text:p>
          </table:table-cell>
          <table:table-cell table:formula="of:=(2^([.A8018]/8192)-1)*8192" office:value-type="float" office:value="7951.18578144953">
            <text:p>7951</text:p>
          </table:table-cell>
        </table:table-row>
        <table:table-row table:style-name="ro1">
          <table:table-cell office:value-type="float" office:value="8018">
            <text:p>8018</text:p>
          </table:table-cell>
          <table:table-cell table:formula="of:=(2^([.A8019]/8192)-1)*8192" office:value-type="float" office:value="7952.55175765977">
            <text:p>7953</text:p>
          </table:table-cell>
        </table:table-row>
        <table:table-row table:style-name="ro1">
          <table:table-cell office:value-type="float" office:value="8019">
            <text:p>8019</text:p>
          </table:table-cell>
          <table:table-cell table:formula="of:=(2^([.A8020]/8192)-1)*8192" office:value-type="float" office:value="7953.91784945382">
            <text:p>7954</text:p>
          </table:table-cell>
        </table:table-row>
        <table:table-row table:style-name="ro1">
          <table:table-cell office:value-type="float" office:value="8020">
            <text:p>8020</text:p>
          </table:table-cell>
          <table:table-cell table:formula="of:=(2^([.A8021]/8192)-1)*8192" office:value-type="float" office:value="7955.28405684147">
            <text:p>7955</text:p>
          </table:table-cell>
        </table:table-row>
        <table:table-row table:style-name="ro1">
          <table:table-cell office:value-type="float" office:value="8021">
            <text:p>8021</text:p>
          </table:table-cell>
          <table:table-cell table:formula="of:=(2^([.A8022]/8192)-1)*8192" office:value-type="float" office:value="7956.65037983249">
            <text:p>7957</text:p>
          </table:table-cell>
        </table:table-row>
        <table:table-row table:style-name="ro1">
          <table:table-cell office:value-type="float" office:value="8022">
            <text:p>8022</text:p>
          </table:table-cell>
          <table:table-cell table:formula="of:=(2^([.A8023]/8192)-1)*8192" office:value-type="float" office:value="7958.01681843668">
            <text:p>7958</text:p>
          </table:table-cell>
        </table:table-row>
        <table:table-row table:style-name="ro1">
          <table:table-cell office:value-type="float" office:value="8023">
            <text:p>8023</text:p>
          </table:table-cell>
          <table:table-cell table:formula="of:=(2^([.A8024]/8192)-1)*8192" office:value-type="float" office:value="7959.38337266381">
            <text:p>7959</text:p>
          </table:table-cell>
        </table:table-row>
        <table:table-row table:style-name="ro1">
          <table:table-cell office:value-type="float" office:value="8024">
            <text:p>8024</text:p>
          </table:table-cell>
          <table:table-cell table:formula="of:=(2^([.A8025]/8192)-1)*8192" office:value-type="float" office:value="7960.75004252366">
            <text:p>7961</text:p>
          </table:table-cell>
        </table:table-row>
        <table:table-row table:style-name="ro1">
          <table:table-cell office:value-type="float" office:value="8025">
            <text:p>8025</text:p>
          </table:table-cell>
          <table:table-cell table:formula="of:=(2^([.A8026]/8192)-1)*8192" office:value-type="float" office:value="7962.11682802602">
            <text:p>7962</text:p>
          </table:table-cell>
        </table:table-row>
        <table:table-row table:style-name="ro1">
          <table:table-cell office:value-type="float" office:value="8026">
            <text:p>8026</text:p>
          </table:table-cell>
          <table:table-cell table:formula="of:=(2^([.A8027]/8192)-1)*8192" office:value-type="float" office:value="7963.48372918067">
            <text:p>7963</text:p>
          </table:table-cell>
        </table:table-row>
        <table:table-row table:style-name="ro1">
          <table:table-cell office:value-type="float" office:value="8027">
            <text:p>8027</text:p>
          </table:table-cell>
          <table:table-cell table:formula="of:=(2^([.A8028]/8192)-1)*8192" office:value-type="float" office:value="7964.85074599741">
            <text:p>7965</text:p>
          </table:table-cell>
        </table:table-row>
        <table:table-row table:style-name="ro1">
          <table:table-cell office:value-type="float" office:value="8028">
            <text:p>8028</text:p>
          </table:table-cell>
          <table:table-cell table:formula="of:=(2^([.A8029]/8192)-1)*8192" office:value-type="float" office:value="7966.21787848602">
            <text:p>7966</text:p>
          </table:table-cell>
        </table:table-row>
        <table:table-row table:style-name="ro1">
          <table:table-cell office:value-type="float" office:value="8029">
            <text:p>8029</text:p>
          </table:table-cell>
          <table:table-cell table:formula="of:=(2^([.A8030]/8192)-1)*8192" office:value-type="float" office:value="7967.58512665628">
            <text:p>7968</text:p>
          </table:table-cell>
        </table:table-row>
        <table:table-row table:style-name="ro1">
          <table:table-cell office:value-type="float" office:value="8030">
            <text:p>8030</text:p>
          </table:table-cell>
          <table:table-cell table:formula="of:=(2^([.A8031]/8192)-1)*8192" office:value-type="float" office:value="7968.95249051798">
            <text:p>7969</text:p>
          </table:table-cell>
        </table:table-row>
        <table:table-row table:style-name="ro1">
          <table:table-cell office:value-type="float" office:value="8031">
            <text:p>8031</text:p>
          </table:table-cell>
          <table:table-cell table:formula="of:=(2^([.A8032]/8192)-1)*8192" office:value-type="float" office:value="7970.31997008092">
            <text:p>7970</text:p>
          </table:table-cell>
        </table:table-row>
        <table:table-row table:style-name="ro1">
          <table:table-cell office:value-type="float" office:value="8032">
            <text:p>8032</text:p>
          </table:table-cell>
          <table:table-cell table:formula="of:=(2^([.A8033]/8192)-1)*8192" office:value-type="float" office:value="7971.68756535488">
            <text:p>7972</text:p>
          </table:table-cell>
        </table:table-row>
        <table:table-row table:style-name="ro1">
          <table:table-cell office:value-type="float" office:value="8033">
            <text:p>8033</text:p>
          </table:table-cell>
          <table:table-cell table:formula="of:=(2^([.A8034]/8192)-1)*8192" office:value-type="float" office:value="7973.05527634966">
            <text:p>7973</text:p>
          </table:table-cell>
        </table:table-row>
        <table:table-row table:style-name="ro1">
          <table:table-cell office:value-type="float" office:value="8034">
            <text:p>8034</text:p>
          </table:table-cell>
          <table:table-cell table:formula="of:=(2^([.A8035]/8192)-1)*8192" office:value-type="float" office:value="7974.42310307504">
            <text:p>7974</text:p>
          </table:table-cell>
        </table:table-row>
        <table:table-row table:style-name="ro1">
          <table:table-cell office:value-type="float" office:value="8035">
            <text:p>8035</text:p>
          </table:table-cell>
          <table:table-cell table:formula="of:=(2^([.A8036]/8192)-1)*8192" office:value-type="float" office:value="7975.79104554082">
            <text:p>7976</text:p>
          </table:table-cell>
        </table:table-row>
        <table:table-row table:style-name="ro1">
          <table:table-cell office:value-type="float" office:value="8036">
            <text:p>8036</text:p>
          </table:table-cell>
          <table:table-cell table:formula="of:=(2^([.A8037]/8192)-1)*8192" office:value-type="float" office:value="7977.15910375679">
            <text:p>7977</text:p>
          </table:table-cell>
        </table:table-row>
        <table:table-row table:style-name="ro1">
          <table:table-cell office:value-type="float" office:value="8037">
            <text:p>8037</text:p>
          </table:table-cell>
          <table:table-cell table:formula="of:=(2^([.A8038]/8192)-1)*8192" office:value-type="float" office:value="7978.52727773275">
            <text:p>7979</text:p>
          </table:table-cell>
        </table:table-row>
        <table:table-row table:style-name="ro1">
          <table:table-cell office:value-type="float" office:value="8038">
            <text:p>8038</text:p>
          </table:table-cell>
          <table:table-cell table:formula="of:=(2^([.A8039]/8192)-1)*8192" office:value-type="float" office:value="7979.8955674785">
            <text:p>7980</text:p>
          </table:table-cell>
        </table:table-row>
        <table:table-row table:style-name="ro1">
          <table:table-cell office:value-type="float" office:value="8039">
            <text:p>8039</text:p>
          </table:table-cell>
          <table:table-cell table:formula="of:=(2^([.A8040]/8192)-1)*8192" office:value-type="float" office:value="7981.26397300382">
            <text:p>7981</text:p>
          </table:table-cell>
        </table:table-row>
        <table:table-row table:style-name="ro1">
          <table:table-cell office:value-type="float" office:value="8040">
            <text:p>8040</text:p>
          </table:table-cell>
          <table:table-cell table:formula="of:=(2^([.A8041]/8192)-1)*8192" office:value-type="float" office:value="7982.63249431852">
            <text:p>7983</text:p>
          </table:table-cell>
        </table:table-row>
        <table:table-row table:style-name="ro1">
          <table:table-cell office:value-type="float" office:value="8041">
            <text:p>8041</text:p>
          </table:table-cell>
          <table:table-cell table:formula="of:=(2^([.A8042]/8192)-1)*8192" office:value-type="float" office:value="7984.00113143239">
            <text:p>7984</text:p>
          </table:table-cell>
        </table:table-row>
        <table:table-row table:style-name="ro1">
          <table:table-cell office:value-type="float" office:value="8042">
            <text:p>8042</text:p>
          </table:table-cell>
          <table:table-cell table:formula="of:=(2^([.A8043]/8192)-1)*8192" office:value-type="float" office:value="7985.36988435523">
            <text:p>7985</text:p>
          </table:table-cell>
        </table:table-row>
        <table:table-row table:style-name="ro1">
          <table:table-cell office:value-type="float" office:value="8043">
            <text:p>8043</text:p>
          </table:table-cell>
          <table:table-cell table:formula="of:=(2^([.A8044]/8192)-1)*8192" office:value-type="float" office:value="7986.73875309684">
            <text:p>7987</text:p>
          </table:table-cell>
        </table:table-row>
        <table:table-row table:style-name="ro1">
          <table:table-cell office:value-type="float" office:value="8044">
            <text:p>8044</text:p>
          </table:table-cell>
          <table:table-cell table:formula="of:=(2^([.A8045]/8192)-1)*8192" office:value-type="float" office:value="7988.10773766702">
            <text:p>7988</text:p>
          </table:table-cell>
        </table:table-row>
        <table:table-row table:style-name="ro1">
          <table:table-cell office:value-type="float" office:value="8045">
            <text:p>8045</text:p>
          </table:table-cell>
          <table:table-cell table:formula="of:=(2^([.A8046]/8192)-1)*8192" office:value-type="float" office:value="7989.47683807557">
            <text:p>7989</text:p>
          </table:table-cell>
        </table:table-row>
        <table:table-row table:style-name="ro1">
          <table:table-cell office:value-type="float" office:value="8046">
            <text:p>8046</text:p>
          </table:table-cell>
          <table:table-cell table:formula="of:=(2^([.A8047]/8192)-1)*8192" office:value-type="float" office:value="7990.8460543323">
            <text:p>7991</text:p>
          </table:table-cell>
        </table:table-row>
        <table:table-row table:style-name="ro1">
          <table:table-cell office:value-type="float" office:value="8047">
            <text:p>8047</text:p>
          </table:table-cell>
          <table:table-cell table:formula="of:=(2^([.A8048]/8192)-1)*8192" office:value-type="float" office:value="7992.21538644701">
            <text:p>7992</text:p>
          </table:table-cell>
        </table:table-row>
        <table:table-row table:style-name="ro1">
          <table:table-cell office:value-type="float" office:value="8048">
            <text:p>8048</text:p>
          </table:table-cell>
          <table:table-cell table:formula="of:=(2^([.A8049]/8192)-1)*8192" office:value-type="float" office:value="7993.58483442949">
            <text:p>7994</text:p>
          </table:table-cell>
        </table:table-row>
        <table:table-row table:style-name="ro1">
          <table:table-cell office:value-type="float" office:value="8049">
            <text:p>8049</text:p>
          </table:table-cell>
          <table:table-cell table:formula="of:=(2^([.A8050]/8192)-1)*8192" office:value-type="float" office:value="7994.95439828956">
            <text:p>7995</text:p>
          </table:table-cell>
        </table:table-row>
        <table:table-row table:style-name="ro1">
          <table:table-cell office:value-type="float" office:value="8050">
            <text:p>8050</text:p>
          </table:table-cell>
          <table:table-cell table:formula="of:=(2^([.A8051]/8192)-1)*8192" office:value-type="float" office:value="7996.32407803701">
            <text:p>7996</text:p>
          </table:table-cell>
        </table:table-row>
        <table:table-row table:style-name="ro1">
          <table:table-cell office:value-type="float" office:value="8051">
            <text:p>8051</text:p>
          </table:table-cell>
          <table:table-cell table:formula="of:=(2^([.A8052]/8192)-1)*8192" office:value-type="float" office:value="7997.69387368166">
            <text:p>7998</text:p>
          </table:table-cell>
        </table:table-row>
        <table:table-row table:style-name="ro1">
          <table:table-cell office:value-type="float" office:value="8052">
            <text:p>8052</text:p>
          </table:table-cell>
          <table:table-cell table:formula="of:=(2^([.A8053]/8192)-1)*8192" office:value-type="float" office:value="7999.06378523331">
            <text:p>7999</text:p>
          </table:table-cell>
        </table:table-row>
        <table:table-row table:style-name="ro1">
          <table:table-cell office:value-type="float" office:value="8053">
            <text:p>8053</text:p>
          </table:table-cell>
          <table:table-cell table:formula="of:=(2^([.A8054]/8192)-1)*8192" office:value-type="float" office:value="8000.43381270178">
            <text:p>8000</text:p>
          </table:table-cell>
        </table:table-row>
        <table:table-row table:style-name="ro1">
          <table:table-cell office:value-type="float" office:value="8054">
            <text:p>8054</text:p>
          </table:table-cell>
          <table:table-cell table:formula="of:=(2^([.A8055]/8192)-1)*8192" office:value-type="float" office:value="8001.80395609686">
            <text:p>8002</text:p>
          </table:table-cell>
        </table:table-row>
        <table:table-row table:style-name="ro1">
          <table:table-cell office:value-type="float" office:value="8055">
            <text:p>8055</text:p>
          </table:table-cell>
          <table:table-cell table:formula="of:=(2^([.A8056]/8192)-1)*8192" office:value-type="float" office:value="8003.17421542837">
            <text:p>8003</text:p>
          </table:table-cell>
        </table:table-row>
        <table:table-row table:style-name="ro1">
          <table:table-cell office:value-type="float" office:value="8056">
            <text:p>8056</text:p>
          </table:table-cell>
          <table:table-cell table:formula="of:=(2^([.A8057]/8192)-1)*8192" office:value-type="float" office:value="8004.54459070611">
            <text:p>8005</text:p>
          </table:table-cell>
        </table:table-row>
        <table:table-row table:style-name="ro1">
          <table:table-cell office:value-type="float" office:value="8057">
            <text:p>8057</text:p>
          </table:table-cell>
          <table:table-cell table:formula="of:=(2^([.A8058]/8192)-1)*8192" office:value-type="float" office:value="8005.9150819399">
            <text:p>8006</text:p>
          </table:table-cell>
        </table:table-row>
        <table:table-row table:style-name="ro1">
          <table:table-cell office:value-type="float" office:value="8058">
            <text:p>8058</text:p>
          </table:table-cell>
          <table:table-cell table:formula="of:=(2^([.A8059]/8192)-1)*8192" office:value-type="float" office:value="8007.28568913956">
            <text:p>8007</text:p>
          </table:table-cell>
        </table:table-row>
        <table:table-row table:style-name="ro1">
          <table:table-cell office:value-type="float" office:value="8059">
            <text:p>8059</text:p>
          </table:table-cell>
          <table:table-cell table:formula="of:=(2^([.A8060]/8192)-1)*8192" office:value-type="float" office:value="8008.65641231488">
            <text:p>8009</text:p>
          </table:table-cell>
        </table:table-row>
        <table:table-row table:style-name="ro1">
          <table:table-cell office:value-type="float" office:value="8060">
            <text:p>8060</text:p>
          </table:table-cell>
          <table:table-cell table:formula="of:=(2^([.A8061]/8192)-1)*8192" office:value-type="float" office:value="8010.02725147569">
            <text:p>8010</text:p>
          </table:table-cell>
        </table:table-row>
        <table:table-row table:style-name="ro1">
          <table:table-cell office:value-type="float" office:value="8061">
            <text:p>8061</text:p>
          </table:table-cell>
          <table:table-cell table:formula="of:=(2^([.A8062]/8192)-1)*8192" office:value-type="float" office:value="8011.39820663181">
            <text:p>8011</text:p>
          </table:table-cell>
        </table:table-row>
        <table:table-row table:style-name="ro1">
          <table:table-cell office:value-type="float" office:value="8062">
            <text:p>8062</text:p>
          </table:table-cell>
          <table:table-cell table:formula="of:=(2^([.A8063]/8192)-1)*8192" office:value-type="float" office:value="8012.76927779303">
            <text:p>8013</text:p>
          </table:table-cell>
        </table:table-row>
        <table:table-row table:style-name="ro1">
          <table:table-cell office:value-type="float" office:value="8063">
            <text:p>8063</text:p>
          </table:table-cell>
          <table:table-cell table:formula="of:=(2^([.A8064]/8192)-1)*8192" office:value-type="float" office:value="8014.14046496919">
            <text:p>8014</text:p>
          </table:table-cell>
        </table:table-row>
        <table:table-row table:style-name="ro1">
          <table:table-cell office:value-type="float" office:value="8064">
            <text:p>8064</text:p>
          </table:table-cell>
          <table:table-cell table:formula="of:=(2^([.A8065]/8192)-1)*8192" office:value-type="float" office:value="8015.5117681701">
            <text:p>8016</text:p>
          </table:table-cell>
        </table:table-row>
        <table:table-row table:style-name="ro1">
          <table:table-cell office:value-type="float" office:value="8065">
            <text:p>8065</text:p>
          </table:table-cell>
          <table:table-cell table:formula="of:=(2^([.A8066]/8192)-1)*8192" office:value-type="float" office:value="8016.88318740557">
            <text:p>8017</text:p>
          </table:table-cell>
        </table:table-row>
        <table:table-row table:style-name="ro1">
          <table:table-cell office:value-type="float" office:value="8066">
            <text:p>8066</text:p>
          </table:table-cell>
          <table:table-cell table:formula="of:=(2^([.A8067]/8192)-1)*8192" office:value-type="float" office:value="8018.25472268542">
            <text:p>8018</text:p>
          </table:table-cell>
        </table:table-row>
        <table:table-row table:style-name="ro1">
          <table:table-cell office:value-type="float" office:value="8067">
            <text:p>8067</text:p>
          </table:table-cell>
          <table:table-cell table:formula="of:=(2^([.A8068]/8192)-1)*8192" office:value-type="float" office:value="8019.62637401948">
            <text:p>8020</text:p>
          </table:table-cell>
        </table:table-row>
        <table:table-row table:style-name="ro1">
          <table:table-cell office:value-type="float" office:value="8068">
            <text:p>8068</text:p>
          </table:table-cell>
          <table:table-cell table:formula="of:=(2^([.A8069]/8192)-1)*8192" office:value-type="float" office:value="8020.99814141756">
            <text:p>8021</text:p>
          </table:table-cell>
        </table:table-row>
        <table:table-row table:style-name="ro1">
          <table:table-cell office:value-type="float" office:value="8069">
            <text:p>8069</text:p>
          </table:table-cell>
          <table:table-cell table:formula="of:=(2^([.A8070]/8192)-1)*8192" office:value-type="float" office:value="8022.37002488949">
            <text:p>8022</text:p>
          </table:table-cell>
        </table:table-row>
        <table:table-row table:style-name="ro1">
          <table:table-cell office:value-type="float" office:value="8070">
            <text:p>8070</text:p>
          </table:table-cell>
          <table:table-cell table:formula="of:=(2^([.A8071]/8192)-1)*8192" office:value-type="float" office:value="8023.74202444508">
            <text:p>8024</text:p>
          </table:table-cell>
        </table:table-row>
        <table:table-row table:style-name="ro1">
          <table:table-cell office:value-type="float" office:value="8071">
            <text:p>8071</text:p>
          </table:table-cell>
          <table:table-cell table:formula="of:=(2^([.A8072]/8192)-1)*8192" office:value-type="float" office:value="8025.11414009416">
            <text:p>8025</text:p>
          </table:table-cell>
        </table:table-row>
        <table:table-row table:style-name="ro1">
          <table:table-cell office:value-type="float" office:value="8072">
            <text:p>8072</text:p>
          </table:table-cell>
          <table:table-cell table:formula="of:=(2^([.A8073]/8192)-1)*8192" office:value-type="float" office:value="8026.48637184656">
            <text:p>8026</text:p>
          </table:table-cell>
        </table:table-row>
        <table:table-row table:style-name="ro1">
          <table:table-cell office:value-type="float" office:value="8073">
            <text:p>8073</text:p>
          </table:table-cell>
          <table:table-cell table:formula="of:=(2^([.A8074]/8192)-1)*8192" office:value-type="float" office:value="8027.85871971209">
            <text:p>8028</text:p>
          </table:table-cell>
        </table:table-row>
        <table:table-row table:style-name="ro1">
          <table:table-cell office:value-type="float" office:value="8074">
            <text:p>8074</text:p>
          </table:table-cell>
          <table:table-cell table:formula="of:=(2^([.A8075]/8192)-1)*8192" office:value-type="float" office:value="8029.23118370058">
            <text:p>8029</text:p>
          </table:table-cell>
        </table:table-row>
        <table:table-row table:style-name="ro1">
          <table:table-cell office:value-type="float" office:value="8075">
            <text:p>8075</text:p>
          </table:table-cell>
          <table:table-cell table:formula="of:=(2^([.A8076]/8192)-1)*8192" office:value-type="float" office:value="8030.60376382185">
            <text:p>8031</text:p>
          </table:table-cell>
        </table:table-row>
        <table:table-row table:style-name="ro1">
          <table:table-cell office:value-type="float" office:value="8076">
            <text:p>8076</text:p>
          </table:table-cell>
          <table:table-cell table:formula="of:=(2^([.A8077]/8192)-1)*8192" office:value-type="float" office:value="8031.97646008575">
            <text:p>8032</text:p>
          </table:table-cell>
        </table:table-row>
        <table:table-row table:style-name="ro1">
          <table:table-cell office:value-type="float" office:value="8077">
            <text:p>8077</text:p>
          </table:table-cell>
          <table:table-cell table:formula="of:=(2^([.A8078]/8192)-1)*8192" office:value-type="float" office:value="8033.34927250208">
            <text:p>8033</text:p>
          </table:table-cell>
        </table:table-row>
        <table:table-row table:style-name="ro1">
          <table:table-cell office:value-type="float" office:value="8078">
            <text:p>8078</text:p>
          </table:table-cell>
          <table:table-cell table:formula="of:=(2^([.A8079]/8192)-1)*8192" office:value-type="float" office:value="8034.72220108068">
            <text:p>8035</text:p>
          </table:table-cell>
        </table:table-row>
        <table:table-row table:style-name="ro1">
          <table:table-cell office:value-type="float" office:value="8079">
            <text:p>8079</text:p>
          </table:table-cell>
          <table:table-cell table:formula="of:=(2^([.A8080]/8192)-1)*8192" office:value-type="float" office:value="8036.09524583138">
            <text:p>8036</text:p>
          </table:table-cell>
        </table:table-row>
        <table:table-row table:style-name="ro1">
          <table:table-cell office:value-type="float" office:value="8080">
            <text:p>8080</text:p>
          </table:table-cell>
          <table:table-cell table:formula="of:=(2^([.A8081]/8192)-1)*8192" office:value-type="float" office:value="8037.46840676401">
            <text:p>8037</text:p>
          </table:table-cell>
        </table:table-row>
        <table:table-row table:style-name="ro1">
          <table:table-cell office:value-type="float" office:value="8081">
            <text:p>8081</text:p>
          </table:table-cell>
          <table:table-cell table:formula="of:=(2^([.A8082]/8192)-1)*8192" office:value-type="float" office:value="8038.8416838884">
            <text:p>8039</text:p>
          </table:table-cell>
        </table:table-row>
        <table:table-row table:style-name="ro1">
          <table:table-cell office:value-type="float" office:value="8082">
            <text:p>8082</text:p>
          </table:table-cell>
          <table:table-cell table:formula="of:=(2^([.A8083]/8192)-1)*8192" office:value-type="float" office:value="8040.21507721439">
            <text:p>8040</text:p>
          </table:table-cell>
        </table:table-row>
        <table:table-row table:style-name="ro1">
          <table:table-cell office:value-type="float" office:value="8083">
            <text:p>8083</text:p>
          </table:table-cell>
          <table:table-cell table:formula="of:=(2^([.A8084]/8192)-1)*8192" office:value-type="float" office:value="8041.58858675179">
            <text:p>8042</text:p>
          </table:table-cell>
        </table:table-row>
        <table:table-row table:style-name="ro1">
          <table:table-cell office:value-type="float" office:value="8084">
            <text:p>8084</text:p>
          </table:table-cell>
          <table:table-cell table:formula="of:=(2^([.A8085]/8192)-1)*8192" office:value-type="float" office:value="8042.96221251046">
            <text:p>8043</text:p>
          </table:table-cell>
        </table:table-row>
        <table:table-row table:style-name="ro1">
          <table:table-cell office:value-type="float" office:value="8085">
            <text:p>8085</text:p>
          </table:table-cell>
          <table:table-cell table:formula="of:=(2^([.A8086]/8192)-1)*8192" office:value-type="float" office:value="8044.33595450021">
            <text:p>8044</text:p>
          </table:table-cell>
        </table:table-row>
        <table:table-row table:style-name="ro1">
          <table:table-cell office:value-type="float" office:value="8086">
            <text:p>8086</text:p>
          </table:table-cell>
          <table:table-cell table:formula="of:=(2^([.A8087]/8192)-1)*8192" office:value-type="float" office:value="8045.70981273089">
            <text:p>8046</text:p>
          </table:table-cell>
        </table:table-row>
        <table:table-row table:style-name="ro1">
          <table:table-cell office:value-type="float" office:value="8087">
            <text:p>8087</text:p>
          </table:table-cell>
          <table:table-cell table:formula="of:=(2^([.A8088]/8192)-1)*8192" office:value-type="float" office:value="8047.08378721234">
            <text:p>8047</text:p>
          </table:table-cell>
        </table:table-row>
        <table:table-row table:style-name="ro1">
          <table:table-cell office:value-type="float" office:value="8088">
            <text:p>8088</text:p>
          </table:table-cell>
          <table:table-cell table:formula="of:=(2^([.A8089]/8192)-1)*8192" office:value-type="float" office:value="8048.45787795438">
            <text:p>8048</text:p>
          </table:table-cell>
        </table:table-row>
        <table:table-row table:style-name="ro1">
          <table:table-cell office:value-type="float" office:value="8089">
            <text:p>8089</text:p>
          </table:table-cell>
          <table:table-cell table:formula="of:=(2^([.A8090]/8192)-1)*8192" office:value-type="float" office:value="8049.83208496686">
            <text:p>8050</text:p>
          </table:table-cell>
        </table:table-row>
        <table:table-row table:style-name="ro1">
          <table:table-cell office:value-type="float" office:value="8090">
            <text:p>8090</text:p>
          </table:table-cell>
          <table:table-cell table:formula="of:=(2^([.A8091]/8192)-1)*8192" office:value-type="float" office:value="8051.20640825962">
            <text:p>8051</text:p>
          </table:table-cell>
        </table:table-row>
        <table:table-row table:style-name="ro1">
          <table:table-cell office:value-type="float" office:value="8091">
            <text:p>8091</text:p>
          </table:table-cell>
          <table:table-cell table:formula="of:=(2^([.A8092]/8192)-1)*8192" office:value-type="float" office:value="8052.58084784249">
            <text:p>8053</text:p>
          </table:table-cell>
        </table:table-row>
        <table:table-row table:style-name="ro1">
          <table:table-cell office:value-type="float" office:value="8092">
            <text:p>8092</text:p>
          </table:table-cell>
          <table:table-cell table:formula="of:=(2^([.A8093]/8192)-1)*8192" office:value-type="float" office:value="8053.95540372532">
            <text:p>8054</text:p>
          </table:table-cell>
        </table:table-row>
        <table:table-row table:style-name="ro1">
          <table:table-cell office:value-type="float" office:value="8093">
            <text:p>8093</text:p>
          </table:table-cell>
          <table:table-cell table:formula="of:=(2^([.A8094]/8192)-1)*8192" office:value-type="float" office:value="8055.33007591794">
            <text:p>8055</text:p>
          </table:table-cell>
        </table:table-row>
        <table:table-row table:style-name="ro1">
          <table:table-cell office:value-type="float" office:value="8094">
            <text:p>8094</text:p>
          </table:table-cell>
          <table:table-cell table:formula="of:=(2^([.A8095]/8192)-1)*8192" office:value-type="float" office:value="8056.7048644302">
            <text:p>8057</text:p>
          </table:table-cell>
        </table:table-row>
        <table:table-row table:style-name="ro1">
          <table:table-cell office:value-type="float" office:value="8095">
            <text:p>8095</text:p>
          </table:table-cell>
          <table:table-cell table:formula="of:=(2^([.A8096]/8192)-1)*8192" office:value-type="float" office:value="8058.07976927193">
            <text:p>8058</text:p>
          </table:table-cell>
        </table:table-row>
        <table:table-row table:style-name="ro1">
          <table:table-cell office:value-type="float" office:value="8096">
            <text:p>8096</text:p>
          </table:table-cell>
          <table:table-cell table:formula="of:=(2^([.A8097]/8192)-1)*8192" office:value-type="float" office:value="8059.454790453">
            <text:p>8059</text:p>
          </table:table-cell>
        </table:table-row>
        <table:table-row table:style-name="ro1">
          <table:table-cell office:value-type="float" office:value="8097">
            <text:p>8097</text:p>
          </table:table-cell>
          <table:table-cell table:formula="of:=(2^([.A8098]/8192)-1)*8192" office:value-type="float" office:value="8060.82992798322">
            <text:p>8061</text:p>
          </table:table-cell>
        </table:table-row>
        <table:table-row table:style-name="ro1">
          <table:table-cell office:value-type="float" office:value="8098">
            <text:p>8098</text:p>
          </table:table-cell>
          <table:table-cell table:formula="of:=(2^([.A8099]/8192)-1)*8192" office:value-type="float" office:value="8062.20518187247">
            <text:p>8062</text:p>
          </table:table-cell>
        </table:table-row>
        <table:table-row table:style-name="ro1">
          <table:table-cell office:value-type="float" office:value="8099">
            <text:p>8099</text:p>
          </table:table-cell>
          <table:table-cell table:formula="of:=(2^([.A8100]/8192)-1)*8192" office:value-type="float" office:value="8063.58055213057">
            <text:p>8064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table:formula="of:=(2^([.A8101]/8192)-1)*8192" office:value-type="float" office:value="8064.95603876737">
            <text:p>8065</text:p>
          </table:table-cell>
        </table:table-row>
        <table:table-row table:style-name="ro1">
          <table:table-cell office:value-type="float" office:value="8101">
            <text:p>8101</text:p>
          </table:table-cell>
          <table:table-cell table:formula="of:=(2^([.A8102]/8192)-1)*8192" office:value-type="float" office:value="8066.33164179272">
            <text:p>8066</text:p>
          </table:table-cell>
        </table:table-row>
        <table:table-row table:style-name="ro1">
          <table:table-cell office:value-type="float" office:value="8102">
            <text:p>8102</text:p>
          </table:table-cell>
          <table:table-cell table:formula="of:=(2^([.A8103]/8192)-1)*8192" office:value-type="float" office:value="8067.70736121648">
            <text:p>8068</text:p>
          </table:table-cell>
        </table:table-row>
        <table:table-row table:style-name="ro1">
          <table:table-cell office:value-type="float" office:value="8103">
            <text:p>8103</text:p>
          </table:table-cell>
          <table:table-cell table:formula="of:=(2^([.A8104]/8192)-1)*8192" office:value-type="float" office:value="8069.08319704849">
            <text:p>8069</text:p>
          </table:table-cell>
        </table:table-row>
        <table:table-row table:style-name="ro1">
          <table:table-cell office:value-type="float" office:value="8104">
            <text:p>8104</text:p>
          </table:table-cell>
          <table:table-cell table:formula="of:=(2^([.A8105]/8192)-1)*8192" office:value-type="float" office:value="8070.45914929859">
            <text:p>8070</text:p>
          </table:table-cell>
        </table:table-row>
        <table:table-row table:style-name="ro1">
          <table:table-cell office:value-type="float" office:value="8105">
            <text:p>8105</text:p>
          </table:table-cell>
          <table:table-cell table:formula="of:=(2^([.A8106]/8192)-1)*8192" office:value-type="float" office:value="8071.83521797665">
            <text:p>8072</text:p>
          </table:table-cell>
        </table:table-row>
        <table:table-row table:style-name="ro1">
          <table:table-cell office:value-type="float" office:value="8106">
            <text:p>8106</text:p>
          </table:table-cell>
          <table:table-cell table:formula="of:=(2^([.A8107]/8192)-1)*8192" office:value-type="float" office:value="8073.21140309251">
            <text:p>8073</text:p>
          </table:table-cell>
        </table:table-row>
        <table:table-row table:style-name="ro1">
          <table:table-cell office:value-type="float" office:value="8107">
            <text:p>8107</text:p>
          </table:table-cell>
          <table:table-cell table:formula="of:=(2^([.A8108]/8192)-1)*8192" office:value-type="float" office:value="8074.58770465603">
            <text:p>8075</text:p>
          </table:table-cell>
        </table:table-row>
        <table:table-row table:style-name="ro1">
          <table:table-cell office:value-type="float" office:value="8108">
            <text:p>8108</text:p>
          </table:table-cell>
          <table:table-cell table:formula="of:=(2^([.A8109]/8192)-1)*8192" office:value-type="float" office:value="8075.96412267705">
            <text:p>8076</text:p>
          </table:table-cell>
        </table:table-row>
        <table:table-row table:style-name="ro1">
          <table:table-cell office:value-type="float" office:value="8109">
            <text:p>8109</text:p>
          </table:table-cell>
          <table:table-cell table:formula="of:=(2^([.A8110]/8192)-1)*8192" office:value-type="float" office:value="8077.34065716543">
            <text:p>8077</text:p>
          </table:table-cell>
        </table:table-row>
        <table:table-row table:style-name="ro1">
          <table:table-cell office:value-type="float" office:value="8110">
            <text:p>8110</text:p>
          </table:table-cell>
          <table:table-cell table:formula="of:=(2^([.A8111]/8192)-1)*8192" office:value-type="float" office:value="8078.71730813104">
            <text:p>8079</text:p>
          </table:table-cell>
        </table:table-row>
        <table:table-row table:style-name="ro1">
          <table:table-cell office:value-type="float" office:value="8111">
            <text:p>8111</text:p>
          </table:table-cell>
          <table:table-cell table:formula="of:=(2^([.A8112]/8192)-1)*8192" office:value-type="float" office:value="8080.09407558371">
            <text:p>8080</text:p>
          </table:table-cell>
        </table:table-row>
        <table:table-row table:style-name="ro1">
          <table:table-cell office:value-type="float" office:value="8112">
            <text:p>8112</text:p>
          </table:table-cell>
          <table:table-cell table:formula="of:=(2^([.A8113]/8192)-1)*8192" office:value-type="float" office:value="8081.47095953332">
            <text:p>8081</text:p>
          </table:table-cell>
        </table:table-row>
        <table:table-row table:style-name="ro1">
          <table:table-cell office:value-type="float" office:value="8113">
            <text:p>8113</text:p>
          </table:table-cell>
          <table:table-cell table:formula="of:=(2^([.A8114]/8192)-1)*8192" office:value-type="float" office:value="8082.84795998972">
            <text:p>8083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table:formula="of:=(2^([.A8115]/8192)-1)*8192" office:value-type="float" office:value="8084.22507696276">
            <text:p>8084</text:p>
          </table:table-cell>
        </table:table-row>
        <table:table-row table:style-name="ro1">
          <table:table-cell office:value-type="float" office:value="8115">
            <text:p>8115</text:p>
          </table:table-cell>
          <table:table-cell table:formula="of:=(2^([.A8116]/8192)-1)*8192" office:value-type="float" office:value="8085.6023104623">
            <text:p>8086</text:p>
          </table:table-cell>
        </table:table-row>
        <table:table-row table:style-name="ro1">
          <table:table-cell office:value-type="float" office:value="8116">
            <text:p>8116</text:p>
          </table:table-cell>
          <table:table-cell table:formula="of:=(2^([.A8117]/8192)-1)*8192" office:value-type="float" office:value="8086.97966049822">
            <text:p>8087</text:p>
          </table:table-cell>
        </table:table-row>
        <table:table-row table:style-name="ro1">
          <table:table-cell office:value-type="float" office:value="8117">
            <text:p>8117</text:p>
          </table:table-cell>
          <table:table-cell table:formula="of:=(2^([.A8118]/8192)-1)*8192" office:value-type="float" office:value="8088.35712708035">
            <text:p>8088</text:p>
          </table:table-cell>
        </table:table-row>
        <table:table-row table:style-name="ro1">
          <table:table-cell office:value-type="float" office:value="8118">
            <text:p>8118</text:p>
          </table:table-cell>
          <table:table-cell table:formula="of:=(2^([.A8119]/8192)-1)*8192" office:value-type="float" office:value="8089.73471021858">
            <text:p>8090</text:p>
          </table:table-cell>
        </table:table-row>
        <table:table-row table:style-name="ro1">
          <table:table-cell office:value-type="float" office:value="8119">
            <text:p>8119</text:p>
          </table:table-cell>
          <table:table-cell table:formula="of:=(2^([.A8120]/8192)-1)*8192" office:value-type="float" office:value="8091.11240992275">
            <text:p>8091</text:p>
          </table:table-cell>
        </table:table-row>
        <table:table-row table:style-name="ro1">
          <table:table-cell office:value-type="float" office:value="8120">
            <text:p>8120</text:p>
          </table:table-cell>
          <table:table-cell table:formula="of:=(2^([.A8121]/8192)-1)*8192" office:value-type="float" office:value="8092.49022620275">
            <text:p>8092</text:p>
          </table:table-cell>
        </table:table-row>
        <table:table-row table:style-name="ro1">
          <table:table-cell office:value-type="float" office:value="8121">
            <text:p>8121</text:p>
          </table:table-cell>
          <table:table-cell table:formula="of:=(2^([.A8122]/8192)-1)*8192" office:value-type="float" office:value="8093.86815906841">
            <text:p>8094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table:formula="of:=(2^([.A8123]/8192)-1)*8192" office:value-type="float" office:value="8095.24620852963">
            <text:p>8095</text:p>
          </table:table-cell>
        </table:table-row>
        <table:table-row table:style-name="ro1">
          <table:table-cell office:value-type="float" office:value="8123">
            <text:p>8123</text:p>
          </table:table-cell>
          <table:table-cell table:formula="of:=(2^([.A8124]/8192)-1)*8192" office:value-type="float" office:value="8096.62437459625">
            <text:p>8097</text:p>
          </table:table-cell>
        </table:table-row>
        <table:table-row table:style-name="ro1">
          <table:table-cell office:value-type="float" office:value="8124">
            <text:p>8124</text:p>
          </table:table-cell>
          <table:table-cell table:formula="of:=(2^([.A8125]/8192)-1)*8192" office:value-type="float" office:value="8098.00265727814">
            <text:p>8098</text:p>
          </table:table-cell>
        </table:table-row>
        <table:table-row table:style-name="ro1">
          <table:table-cell office:value-type="float" office:value="8125">
            <text:p>8125</text:p>
          </table:table-cell>
          <table:table-cell table:formula="of:=(2^([.A8126]/8192)-1)*8192" office:value-type="float" office:value="8099.38105658518">
            <text:p>8099</text:p>
          </table:table-cell>
        </table:table-row>
        <table:table-row table:style-name="ro1">
          <table:table-cell office:value-type="float" office:value="8126">
            <text:p>8126</text:p>
          </table:table-cell>
          <table:table-cell table:formula="of:=(2^([.A8127]/8192)-1)*8192" office:value-type="float" office:value="8100.75957252723">
            <text:p>8101</text:p>
          </table:table-cell>
        </table:table-row>
        <table:table-row table:style-name="ro1">
          <table:table-cell office:value-type="float" office:value="8127">
            <text:p>8127</text:p>
          </table:table-cell>
          <table:table-cell table:formula="of:=(2^([.A8128]/8192)-1)*8192" office:value-type="float" office:value="8102.13820511416">
            <text:p>8102</text:p>
          </table:table-cell>
        </table:table-row>
        <table:table-row table:style-name="ro1">
          <table:table-cell office:value-type="float" office:value="8128">
            <text:p>8128</text:p>
          </table:table-cell>
          <table:table-cell table:formula="of:=(2^([.A8129]/8192)-1)*8192" office:value-type="float" office:value="8103.51695435585">
            <text:p>8104</text:p>
          </table:table-cell>
        </table:table-row>
        <table:table-row table:style-name="ro1">
          <table:table-cell office:value-type="float" office:value="8129">
            <text:p>8129</text:p>
          </table:table-cell>
          <table:table-cell table:formula="of:=(2^([.A8130]/8192)-1)*8192" office:value-type="float" office:value="8104.89582026215">
            <text:p>8105</text:p>
          </table:table-cell>
        </table:table-row>
        <table:table-row table:style-name="ro1">
          <table:table-cell office:value-type="float" office:value="8130">
            <text:p>8130</text:p>
          </table:table-cell>
          <table:table-cell table:formula="of:=(2^([.A8131]/8192)-1)*8192" office:value-type="float" office:value="8106.27480284295">
            <text:p>8106</text:p>
          </table:table-cell>
        </table:table-row>
        <table:table-row table:style-name="ro1">
          <table:table-cell office:value-type="float" office:value="8131">
            <text:p>8131</text:p>
          </table:table-cell>
          <table:table-cell table:formula="of:=(2^([.A8132]/8192)-1)*8192" office:value-type="float" office:value="8107.65390210811">
            <text:p>8108</text:p>
          </table:table-cell>
        </table:table-row>
        <table:table-row table:style-name="ro1">
          <table:table-cell office:value-type="float" office:value="8132">
            <text:p>8132</text:p>
          </table:table-cell>
          <table:table-cell table:formula="of:=(2^([.A8133]/8192)-1)*8192" office:value-type="float" office:value="8109.03311806752">
            <text:p>8109</text:p>
          </table:table-cell>
        </table:table-row>
        <table:table-row table:style-name="ro1">
          <table:table-cell office:value-type="float" office:value="8133">
            <text:p>8133</text:p>
          </table:table-cell>
          <table:table-cell table:formula="of:=(2^([.A8134]/8192)-1)*8192" office:value-type="float" office:value="8110.41245073103">
            <text:p>8110</text:p>
          </table:table-cell>
        </table:table-row>
        <table:table-row table:style-name="ro1">
          <table:table-cell office:value-type="float" office:value="8134">
            <text:p>8134</text:p>
          </table:table-cell>
          <table:table-cell table:formula="of:=(2^([.A8135]/8192)-1)*8192" office:value-type="float" office:value="8111.79190010854">
            <text:p>8112</text:p>
          </table:table-cell>
        </table:table-row>
        <table:table-row table:style-name="ro1">
          <table:table-cell office:value-type="float" office:value="8135">
            <text:p>8135</text:p>
          </table:table-cell>
          <table:table-cell table:formula="of:=(2^([.A8136]/8192)-1)*8192" office:value-type="float" office:value="8113.17146620991">
            <text:p>8113</text:p>
          </table:table-cell>
        </table:table-row>
        <table:table-row table:style-name="ro1">
          <table:table-cell office:value-type="float" office:value="8136">
            <text:p>8136</text:p>
          </table:table-cell>
          <table:table-cell table:formula="of:=(2^([.A8137]/8192)-1)*8192" office:value-type="float" office:value="8114.55114904502">
            <text:p>8115</text:p>
          </table:table-cell>
        </table:table-row>
        <table:table-row table:style-name="ro1">
          <table:table-cell office:value-type="float" office:value="8137">
            <text:p>8137</text:p>
          </table:table-cell>
          <table:table-cell table:formula="of:=(2^([.A8138]/8192)-1)*8192" office:value-type="float" office:value="8115.93094862375">
            <text:p>8116</text:p>
          </table:table-cell>
        </table:table-row>
        <table:table-row table:style-name="ro1">
          <table:table-cell office:value-type="float" office:value="8138">
            <text:p>8138</text:p>
          </table:table-cell>
          <table:table-cell table:formula="of:=(2^([.A8139]/8192)-1)*8192" office:value-type="float" office:value="8117.31086495598">
            <text:p>8117</text:p>
          </table:table-cell>
        </table:table-row>
        <table:table-row table:style-name="ro1">
          <table:table-cell office:value-type="float" office:value="8139">
            <text:p>8139</text:p>
          </table:table-cell>
          <table:table-cell table:formula="of:=(2^([.A8140]/8192)-1)*8192" office:value-type="float" office:value="8118.69089805159">
            <text:p>8119</text:p>
          </table:table-cell>
        </table:table-row>
        <table:table-row table:style-name="ro1">
          <table:table-cell office:value-type="float" office:value="8140">
            <text:p>8140</text:p>
          </table:table-cell>
          <table:table-cell table:formula="of:=(2^([.A8141]/8192)-1)*8192" office:value-type="float" office:value="8120.07104792045">
            <text:p>8120</text:p>
          </table:table-cell>
        </table:table-row>
        <table:table-row table:style-name="ro1">
          <table:table-cell office:value-type="float" office:value="8141">
            <text:p>8141</text:p>
          </table:table-cell>
          <table:table-cell table:formula="of:=(2^([.A8142]/8192)-1)*8192" office:value-type="float" office:value="8121.45131457245">
            <text:p>8121</text:p>
          </table:table-cell>
        </table:table-row>
        <table:table-row table:style-name="ro1">
          <table:table-cell office:value-type="float" office:value="8142">
            <text:p>8142</text:p>
          </table:table-cell>
          <table:table-cell table:formula="of:=(2^([.A8143]/8192)-1)*8192" office:value-type="float" office:value="8122.83169801747">
            <text:p>8123</text:p>
          </table:table-cell>
        </table:table-row>
        <table:table-row table:style-name="ro1">
          <table:table-cell office:value-type="float" office:value="8143">
            <text:p>8143</text:p>
          </table:table-cell>
          <table:table-cell table:formula="of:=(2^([.A8144]/8192)-1)*8192" office:value-type="float" office:value="8124.21219826539">
            <text:p>8124</text:p>
          </table:table-cell>
        </table:table-row>
        <table:table-row table:style-name="ro1">
          <table:table-cell office:value-type="float" office:value="8144">
            <text:p>8144</text:p>
          </table:table-cell>
          <table:table-cell table:formula="of:=(2^([.A8145]/8192)-1)*8192" office:value-type="float" office:value="8125.5928153261">
            <text:p>8126</text:p>
          </table:table-cell>
        </table:table-row>
        <table:table-row table:style-name="ro1">
          <table:table-cell office:value-type="float" office:value="8145">
            <text:p>8145</text:p>
          </table:table-cell>
          <table:table-cell table:formula="of:=(2^([.A8146]/8192)-1)*8192" office:value-type="float" office:value="8126.97354920948">
            <text:p>8127</text:p>
          </table:table-cell>
        </table:table-row>
        <table:table-row table:style-name="ro1">
          <table:table-cell office:value-type="float" office:value="8146">
            <text:p>8146</text:p>
          </table:table-cell>
          <table:table-cell table:formula="of:=(2^([.A8147]/8192)-1)*8192" office:value-type="float" office:value="8128.3543999254">
            <text:p>8128</text:p>
          </table:table-cell>
        </table:table-row>
        <table:table-row table:style-name="ro1">
          <table:table-cell office:value-type="float" office:value="8147">
            <text:p>8147</text:p>
          </table:table-cell>
          <table:table-cell table:formula="of:=(2^([.A8148]/8192)-1)*8192" office:value-type="float" office:value="8129.73536748378">
            <text:p>8130</text:p>
          </table:table-cell>
        </table:table-row>
        <table:table-row table:style-name="ro1">
          <table:table-cell office:value-type="float" office:value="8148">
            <text:p>8148</text:p>
          </table:table-cell>
          <table:table-cell table:formula="of:=(2^([.A8149]/8192)-1)*8192" office:value-type="float" office:value="8131.11645189448">
            <text:p>8131</text:p>
          </table:table-cell>
        </table:table-row>
        <table:table-row table:style-name="ro1">
          <table:table-cell office:value-type="float" office:value="8149">
            <text:p>8149</text:p>
          </table:table-cell>
          <table:table-cell table:formula="of:=(2^([.A8150]/8192)-1)*8192" office:value-type="float" office:value="8132.49765316739">
            <text:p>8132</text:p>
          </table:table-cell>
        </table:table-row>
        <table:table-row table:style-name="ro1">
          <table:table-cell office:value-type="float" office:value="8150">
            <text:p>8150</text:p>
          </table:table-cell>
          <table:table-cell table:formula="of:=(2^([.A8151]/8192)-1)*8192" office:value-type="float" office:value="8133.87897131241">
            <text:p>8134</text:p>
          </table:table-cell>
        </table:table-row>
        <table:table-row table:style-name="ro1">
          <table:table-cell office:value-type="float" office:value="8151">
            <text:p>8151</text:p>
          </table:table-cell>
          <table:table-cell table:formula="of:=(2^([.A8152]/8192)-1)*8192" office:value-type="float" office:value="8135.26040633942">
            <text:p>8135</text:p>
          </table:table-cell>
        </table:table-row>
        <table:table-row table:style-name="ro1">
          <table:table-cell office:value-type="float" office:value="8152">
            <text:p>8152</text:p>
          </table:table-cell>
          <table:table-cell table:formula="of:=(2^([.A8153]/8192)-1)*8192" office:value-type="float" office:value="8136.64195825831">
            <text:p>8137</text:p>
          </table:table-cell>
        </table:table-row>
        <table:table-row table:style-name="ro1">
          <table:table-cell office:value-type="float" office:value="8153">
            <text:p>8153</text:p>
          </table:table-cell>
          <table:table-cell table:formula="of:=(2^([.A8154]/8192)-1)*8192" office:value-type="float" office:value="8138.02362707898">
            <text:p>8138</text:p>
          </table:table-cell>
        </table:table-row>
        <table:table-row table:style-name="ro1">
          <table:table-cell office:value-type="float" office:value="8154">
            <text:p>8154</text:p>
          </table:table-cell>
          <table:table-cell table:formula="of:=(2^([.A8155]/8192)-1)*8192" office:value-type="float" office:value="8139.40541281132">
            <text:p>8139</text:p>
          </table:table-cell>
        </table:table-row>
        <table:table-row table:style-name="ro1">
          <table:table-cell office:value-type="float" office:value="8155">
            <text:p>8155</text:p>
          </table:table-cell>
          <table:table-cell table:formula="of:=(2^([.A8156]/8192)-1)*8192" office:value-type="float" office:value="8140.78731546521">
            <text:p>8141</text:p>
          </table:table-cell>
        </table:table-row>
        <table:table-row table:style-name="ro1">
          <table:table-cell office:value-type="float" office:value="8156">
            <text:p>8156</text:p>
          </table:table-cell>
          <table:table-cell table:formula="of:=(2^([.A8157]/8192)-1)*8192" office:value-type="float" office:value="8142.16933505055">
            <text:p>8142</text:p>
          </table:table-cell>
        </table:table-row>
        <table:table-row table:style-name="ro1">
          <table:table-cell office:value-type="float" office:value="8157">
            <text:p>8157</text:p>
          </table:table-cell>
          <table:table-cell table:formula="of:=(2^([.A8158]/8192)-1)*8192" office:value-type="float" office:value="8143.55147157724">
            <text:p>8144</text:p>
          </table:table-cell>
        </table:table-row>
        <table:table-row table:style-name="ro1">
          <table:table-cell office:value-type="float" office:value="8158">
            <text:p>8158</text:p>
          </table:table-cell>
          <table:table-cell table:formula="of:=(2^([.A8159]/8192)-1)*8192" office:value-type="float" office:value="8144.93372505517">
            <text:p>8145</text:p>
          </table:table-cell>
        </table:table-row>
        <table:table-row table:style-name="ro1">
          <table:table-cell office:value-type="float" office:value="8159">
            <text:p>8159</text:p>
          </table:table-cell>
          <table:table-cell table:formula="of:=(2^([.A8160]/8192)-1)*8192" office:value-type="float" office:value="8146.31609549424">
            <text:p>8146</text:p>
          </table:table-cell>
        </table:table-row>
        <table:table-row table:style-name="ro1">
          <table:table-cell office:value-type="float" office:value="8160">
            <text:p>8160</text:p>
          </table:table-cell>
          <table:table-cell table:formula="of:=(2^([.A8161]/8192)-1)*8192" office:value-type="float" office:value="8147.69858290434">
            <text:p>8148</text:p>
          </table:table-cell>
        </table:table-row>
        <table:table-row table:style-name="ro1">
          <table:table-cell office:value-type="float" office:value="8161">
            <text:p>8161</text:p>
          </table:table-cell>
          <table:table-cell table:formula="of:=(2^([.A8162]/8192)-1)*8192" office:value-type="float" office:value="8149.08118729538">
            <text:p>8149</text:p>
          </table:table-cell>
        </table:table-row>
        <table:table-row table:style-name="ro1">
          <table:table-cell office:value-type="float" office:value="8162">
            <text:p>8162</text:p>
          </table:table-cell>
          <table:table-cell table:formula="of:=(2^([.A8163]/8192)-1)*8192" office:value-type="float" office:value="8150.46390867724">
            <text:p>8150</text:p>
          </table:table-cell>
        </table:table-row>
        <table:table-row table:style-name="ro1">
          <table:table-cell office:value-type="float" office:value="8163">
            <text:p>8163</text:p>
          </table:table-cell>
          <table:table-cell table:formula="of:=(2^([.A8164]/8192)-1)*8192" office:value-type="float" office:value="8151.84674705983">
            <text:p>8152</text:p>
          </table:table-cell>
        </table:table-row>
        <table:table-row table:style-name="ro1">
          <table:table-cell office:value-type="float" office:value="8164">
            <text:p>8164</text:p>
          </table:table-cell>
          <table:table-cell table:formula="of:=(2^([.A8165]/8192)-1)*8192" office:value-type="float" office:value="8153.22970245306">
            <text:p>8153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table:formula="of:=(2^([.A8166]/8192)-1)*8192" office:value-type="float" office:value="8154.61277486681">
            <text:p>8155</text:p>
          </table:table-cell>
        </table:table-row>
        <table:table-row table:style-name="ro1">
          <table:table-cell office:value-type="float" office:value="8166">
            <text:p>8166</text:p>
          </table:table-cell>
          <table:table-cell table:formula="of:=(2^([.A8167]/8192)-1)*8192" office:value-type="float" office:value="8155.995964311">
            <text:p>8156</text:p>
          </table:table-cell>
        </table:table-row>
        <table:table-row table:style-name="ro1">
          <table:table-cell office:value-type="float" office:value="8167">
            <text:p>8167</text:p>
          </table:table-cell>
          <table:table-cell table:formula="of:=(2^([.A8168]/8192)-1)*8192" office:value-type="float" office:value="8157.37927079552">
            <text:p>8157</text:p>
          </table:table-cell>
        </table:table-row>
        <table:table-row table:style-name="ro1">
          <table:table-cell office:value-type="float" office:value="8168">
            <text:p>8168</text:p>
          </table:table-cell>
          <table:table-cell table:formula="of:=(2^([.A8169]/8192)-1)*8192" office:value-type="float" office:value="8158.76269433028">
            <text:p>8159</text:p>
          </table:table-cell>
        </table:table-row>
        <table:table-row table:style-name="ro1">
          <table:table-cell office:value-type="float" office:value="8169">
            <text:p>8169</text:p>
          </table:table-cell>
          <table:table-cell table:formula="of:=(2^([.A8170]/8192)-1)*8192" office:value-type="float" office:value="8160.14623492518">
            <text:p>8160</text:p>
          </table:table-cell>
        </table:table-row>
        <table:table-row table:style-name="ro1">
          <table:table-cell office:value-type="float" office:value="8170">
            <text:p>8170</text:p>
          </table:table-cell>
          <table:table-cell table:formula="of:=(2^([.A8171]/8192)-1)*8192" office:value-type="float" office:value="8161.52989259014">
            <text:p>8162</text:p>
          </table:table-cell>
        </table:table-row>
        <table:table-row table:style-name="ro1">
          <table:table-cell office:value-type="float" office:value="8171">
            <text:p>8171</text:p>
          </table:table-cell>
          <table:table-cell table:formula="of:=(2^([.A8172]/8192)-1)*8192" office:value-type="float" office:value="8162.91366733504">
            <text:p>8163</text:p>
          </table:table-cell>
        </table:table-row>
        <table:table-row table:style-name="ro1">
          <table:table-cell office:value-type="float" office:value="8172">
            <text:p>8172</text:p>
          </table:table-cell>
          <table:table-cell table:formula="of:=(2^([.A8173]/8192)-1)*8192" office:value-type="float" office:value="8164.29755916981">
            <text:p>8164</text:p>
          </table:table-cell>
        </table:table-row>
        <table:table-row table:style-name="ro1">
          <table:table-cell office:value-type="float" office:value="8173">
            <text:p>8173</text:p>
          </table:table-cell>
          <table:table-cell table:formula="of:=(2^([.A8174]/8192)-1)*8192" office:value-type="float" office:value="8165.68156810435">
            <text:p>8166</text:p>
          </table:table-cell>
        </table:table-row>
        <table:table-row table:style-name="ro1">
          <table:table-cell office:value-type="float" office:value="8174">
            <text:p>8174</text:p>
          </table:table-cell>
          <table:table-cell table:formula="of:=(2^([.A8175]/8192)-1)*8192" office:value-type="float" office:value="8167.06569414856">
            <text:p>8167</text:p>
          </table:table-cell>
        </table:table-row>
        <table:table-row table:style-name="ro1">
          <table:table-cell office:value-type="float" office:value="8175">
            <text:p>8175</text:p>
          </table:table-cell>
          <table:table-cell table:formula="of:=(2^([.A8176]/8192)-1)*8192" office:value-type="float" office:value="8168.44993731236">
            <text:p>8168</text:p>
          </table:table-cell>
        </table:table-row>
        <table:table-row table:style-name="ro1">
          <table:table-cell office:value-type="float" office:value="8176">
            <text:p>8176</text:p>
          </table:table-cell>
          <table:table-cell table:formula="of:=(2^([.A8177]/8192)-1)*8192" office:value-type="float" office:value="8169.83429760566">
            <text:p>8170</text:p>
          </table:table-cell>
        </table:table-row>
        <table:table-row table:style-name="ro1">
          <table:table-cell office:value-type="float" office:value="8177">
            <text:p>8177</text:p>
          </table:table-cell>
          <table:table-cell table:formula="of:=(2^([.A8178]/8192)-1)*8192" office:value-type="float" office:value="8171.21877503836">
            <text:p>8171</text:p>
          </table:table-cell>
        </table:table-row>
        <table:table-row table:style-name="ro1">
          <table:table-cell office:value-type="float" office:value="8178">
            <text:p>8178</text:p>
          </table:table-cell>
          <table:table-cell table:formula="of:=(2^([.A8179]/8192)-1)*8192" office:value-type="float" office:value="8172.60336962039">
            <text:p>8173</text:p>
          </table:table-cell>
        </table:table-row>
        <table:table-row table:style-name="ro1">
          <table:table-cell office:value-type="float" office:value="8179">
            <text:p>8179</text:p>
          </table:table-cell>
          <table:table-cell table:formula="of:=(2^([.A8180]/8192)-1)*8192" office:value-type="float" office:value="8173.98808136164">
            <text:p>8174</text:p>
          </table:table-cell>
        </table:table-row>
        <table:table-row table:style-name="ro1">
          <table:table-cell office:value-type="float" office:value="8180">
            <text:p>8180</text:p>
          </table:table-cell>
          <table:table-cell table:formula="of:=(2^([.A8181]/8192)-1)*8192" office:value-type="float" office:value="8175.37291027205">
            <text:p>8175</text:p>
          </table:table-cell>
        </table:table-row>
        <table:table-row table:style-name="ro1">
          <table:table-cell office:value-type="float" office:value="8181">
            <text:p>8181</text:p>
          </table:table-cell>
          <table:table-cell table:formula="of:=(2^([.A8182]/8192)-1)*8192" office:value-type="float" office:value="8176.75785636151">
            <text:p>8177</text:p>
          </table:table-cell>
        </table:table-row>
        <table:table-row table:style-name="ro1">
          <table:table-cell office:value-type="float" office:value="8182">
            <text:p>8182</text:p>
          </table:table-cell>
          <table:table-cell table:formula="of:=(2^([.A8183]/8192)-1)*8192" office:value-type="float" office:value="8178.14291963995">
            <text:p>8178</text:p>
          </table:table-cell>
        </table:table-row>
        <table:table-row table:style-name="ro1">
          <table:table-cell office:value-type="float" office:value="8183">
            <text:p>8183</text:p>
          </table:table-cell>
          <table:table-cell table:formula="of:=(2^([.A8184]/8192)-1)*8192" office:value-type="float" office:value="8179.52810011729">
            <text:p>8180</text:p>
          </table:table-cell>
        </table:table-row>
        <table:table-row table:style-name="ro1">
          <table:table-cell office:value-type="float" office:value="8184">
            <text:p>8184</text:p>
          </table:table-cell>
          <table:table-cell table:formula="of:=(2^([.A8185]/8192)-1)*8192" office:value-type="float" office:value="8180.91339780343">
            <text:p>8181</text:p>
          </table:table-cell>
        </table:table-row>
        <table:table-row table:style-name="ro1">
          <table:table-cell office:value-type="float" office:value="8185">
            <text:p>8185</text:p>
          </table:table-cell>
          <table:table-cell table:formula="of:=(2^([.A8186]/8192)-1)*8192" office:value-type="float" office:value="8182.2988127083">
            <text:p>8182</text:p>
          </table:table-cell>
        </table:table-row>
        <table:table-row table:style-name="ro1">
          <table:table-cell office:value-type="float" office:value="8186">
            <text:p>8186</text:p>
          </table:table-cell>
          <table:table-cell table:formula="of:=(2^([.A8187]/8192)-1)*8192" office:value-type="float" office:value="8183.68434484181">
            <text:p>8184</text:p>
          </table:table-cell>
        </table:table-row>
        <table:table-row table:style-name="ro1">
          <table:table-cell office:value-type="float" office:value="8187">
            <text:p>8187</text:p>
          </table:table-cell>
          <table:table-cell table:formula="of:=(2^([.A8188]/8192)-1)*8192" office:value-type="float" office:value="8185.06999421389">
            <text:p>8185</text:p>
          </table:table-cell>
        </table:table-row>
        <table:table-row table:style-name="ro1">
          <table:table-cell office:value-type="float" office:value="8188">
            <text:p>8188</text:p>
          </table:table-cell>
          <table:table-cell table:formula="of:=(2^([.A8189]/8192)-1)*8192" office:value-type="float" office:value="8186.45576083446">
            <text:p>8186</text:p>
          </table:table-cell>
        </table:table-row>
        <table:table-row table:style-name="ro1">
          <table:table-cell office:value-type="float" office:value="8189">
            <text:p>8189</text:p>
          </table:table-cell>
          <table:table-cell table:formula="of:=(2^([.A8190]/8192)-1)*8192" office:value-type="float" office:value="8187.84164471343">
            <text:p>8188</text:p>
          </table:table-cell>
        </table:table-row>
        <table:table-row table:style-name="ro1">
          <table:table-cell office:value-type="float" office:value="8190">
            <text:p>8190</text:p>
          </table:table-cell>
          <table:table-cell table:formula="of:=(2^([.A8191]/8192)-1)*8192" office:value-type="float" office:value="8189.22764586073">
            <text:p>8189</text:p>
          </table:table-cell>
        </table:table-row>
        <table:table-row table:style-name="ro1">
          <table:table-cell office:value-type="float" office:value="8191">
            <text:p>8191</text:p>
          </table:table-cell>
          <table:table-cell table:formula="of:=(2^([.A8192]/8192)-1)*8192" office:value-type="float" office:value="8190.61376428628">
            <text:p>8191</text:p>
          </table:table-cell>
        </table:table-row>
      </table:table>
      <table:table table:name="Sheet4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float" office:value="0.709432">
            <text:p>0.70943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style-name="ce5" table:number-columns-repeated="3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-1</text:p>
          </table:table-cell>
          <table:table-cell office:value-type="string">
            <text:p>Key</text:p>
          </table:table-cell>
          <table:table-cell table:number-columns-repeated="5"/>
          <table:table-cell office:value-type="string">
            <text:p>octave</text:p>
          </table:table-cell>
          <table:table-cell office:value-type="string">
            <text:p>“440*2^p”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formula="of:=[.B7]/12" office:value-type="float" office:value="0">
            <text:p>0.000000</text:p>
          </table:table-cell>
          <table:table-cell table:formula="of:=[.C7]+0.709432" office:value-type="float" office:value="0.709432">
            <text:p>0.709432</text:p>
          </table:table-cell>
          <table:table-cell table:formula="of:=5*2^[.D7]" office:value-type="float" office:value="8.17580107683862">
            <text:p>8.1758010768</text:p>
          </table:table-cell>
          <table:table-cell table:number-columns-repeated="2"/>
          <table:table-cell office:value-type="float" office:value="-1.2">
            <text:p>-1.2</text:p>
          </table:table-cell>
          <table:table-cell table:formula="of:=5*2^[.H7]" office:value-type="float" office:value="2.17637640824031">
            <text:p>2.176376408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8]/12" office:value-type="float" office:value="0.0833333333333333">
            <text:p>0.083333</text:p>
          </table:table-cell>
          <table:table-cell table:formula="of:=[.C8]+0.709432" office:value-type="float" office:value="0.792765333333333">
            <text:p>0.7927653333</text:p>
          </table:table-cell>
          <table:table-cell table:formula="of:=5*2^[.D8]" office:value-type="float" office:value="8.6619595077335">
            <text:p>8.6619595077</text:p>
          </table:table-cell>
          <table:table-cell table:number-columns-repeated="2"/>
          <table:table-cell office:value-type="float" office:value="-1">
            <text:p>-1</text:p>
          </table:table-cell>
          <table:table-cell table:formula="of:=5*2^[.H8]" office:value-type="float" office:value="2.5">
            <text:p>2.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formula="of:=[.B9]/12" office:value-type="float" office:value="0.166666666666667">
            <text:p>0.166667</text:p>
          </table:table-cell>
          <table:table-cell table:formula="of:=[.C9]+0.709432" office:value-type="float" office:value="0.876098666666667">
            <text:p>0.8760986667</text:p>
          </table:table-cell>
          <table:table-cell table:formula="of:=5*2^[.D9]" office:value-type="float" office:value="9.17702642327826">
            <text:p>9.1770264233</text:p>
          </table:table-cell>
          <table:table-cell table:number-columns-repeated="2"/>
          <table:table-cell office:value-type="float" office:value="-0.8">
            <text:p>-0.8</text:p>
          </table:table-cell>
          <table:table-cell table:formula="of:=5*2^[.H9]" office:value-type="float" office:value="2.87174588749259">
            <text:p>2.871745887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B10]/12" office:value-type="float" office:value="0.25">
            <text:p>0.250000</text:p>
          </table:table-cell>
          <table:table-cell table:formula="of:=[.C10]+0.709432" office:value-type="float" office:value="0.959432">
            <text:p>0.959432</text:p>
          </table:table-cell>
          <table:table-cell table:formula="of:=5*2^[.D10]" office:value-type="float" office:value="9.7227208114234">
            <text:p>9.7227208114</text:p>
          </table:table-cell>
          <table:table-cell table:number-columns-repeated="2"/>
          <table:table-cell office:value-type="float" office:value="-0.6">
            <text:p>-0.6</text:p>
          </table:table-cell>
          <table:table-cell table:formula="of:=5*2^[.H10]" office:value-type="float" office:value="3.29876977693224">
            <text:p>3.2987697769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table:formula="of:=[.B11]/12" office:value-type="float" office:value="0.333333333333333">
            <text:p>0.333333</text:p>
          </table:table-cell>
          <table:table-cell table:formula="of:=[.C11]+0.709432" office:value-type="float" office:value="1.04276533333333">
            <text:p>1.0427653333</text:p>
          </table:table-cell>
          <table:table-cell table:formula="of:=5*2^[.D11]" office:value-type="float" office:value="10.3008638764622">
            <text:p>10.3008638765</text:p>
          </table:table-cell>
          <table:table-cell table:number-columns-repeated="2"/>
          <table:table-cell office:value-type="float" office:value="-0.4">
            <text:p>-0.4</text:p>
          </table:table-cell>
          <table:table-cell table:formula="of:=5*2^[.H11]" office:value-type="float" office:value="3.78929141627599">
            <text:p>3.789291416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formula="of:=[.B12]/12" office:value-type="float" office:value="0.416666666666667">
            <text:p>0.416667</text:p>
          </table:table-cell>
          <table:table-cell table:formula="of:=[.C12]+0.709432" office:value-type="float" office:value="1.12609866666667">
            <text:p>1.1260986667</text:p>
          </table:table-cell>
          <table:table-cell table:formula="of:=5*2^[.D12]" office:value-type="float" office:value="10.9133851171305">
            <text:p>10.9133851171</text:p>
          </table:table-cell>
          <table:table-cell table:number-columns-repeated="2"/>
          <table:table-cell office:value-type="float" office:value="-0.2">
            <text:p>-0.2</text:p>
          </table:table-cell>
          <table:table-cell table:formula="of:=5*2^[.H12]" office:value-type="float" office:value="4.35275281648062">
            <text:p>4.352752816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B13]/12" office:value-type="float" office:value="0.5">
            <text:p>0.500000</text:p>
          </table:table-cell>
          <table:table-cell table:formula="of:=[.C13]+0.709432" office:value-type="float" office:value="1.209432">
            <text:p>1.209432</text:p>
          </table:table-cell>
          <table:table-cell table:formula="of:=5*2^[.D13]" office:value-type="float" office:value="11.5623287661297">
            <text:p>11.5623287661</text:p>
          </table:table-cell>
          <table:table-cell table:number-columns-repeated="2"/>
          <table:table-cell office:value-type="float" office:value="4.44089209850063E-016">
            <text:p>4.44089209850063E-016</text:p>
          </table:table-cell>
          <table:table-cell table:formula="of:=5*2^[.H13]" office:value-type="float" office:value="5">
            <text:p>5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formula="of:=[.B14]/12" office:value-type="float" office:value="0.583333333333333">
            <text:p>0.583333</text:p>
          </table:table-cell>
          <table:table-cell table:formula="of:=[.C14]+0.709432" office:value-type="float" office:value="1.29276533333333">
            <text:p>1.2927653333</text:p>
          </table:table-cell>
          <table:table-cell table:formula="of:=5*2^[.D14]" office:value-type="float" office:value="12.2498606125633">
            <text:p>12.2498606126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5*2^[.H14]" office:value-type="float" office:value="5.74349177498518">
            <text:p>5.74349177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B15]/12" office:value-type="float" office:value="0.666666666666667">
            <text:p>0.666667</text:p>
          </table:table-cell>
          <table:table-cell table:formula="of:=[.C15]+0.709432" office:value-type="float" office:value="1.37609866666667">
            <text:p>1.3760986667</text:p>
          </table:table-cell>
          <table:table-cell table:formula="of:=5*2^[.D15]" office:value-type="float" office:value="12.9782752300564">
            <text:p>12.9782752301</text:p>
          </table:table-cell>
          <table:table-cell table:number-columns-repeated="2"/>
          <table:table-cell office:value-type="float" office:value="0.4">
            <text:p>0.4</text:p>
          </table:table-cell>
          <table:table-cell table:formula="of:=5*2^[.H15]" office:value-type="float" office:value="6.59753955386447">
            <text:p>6.5975395539</text:p>
          </table:table-cell>
        </table:table-row>
        <table:table-row table:style-name="ro1">
          <table:table-cell office:value-type="string">
            <text:p>A-1</text:p>
          </table:table-cell>
          <table:table-cell office:value-type="float" office:value="9">
            <text:p>9</text:p>
          </table:table-cell>
          <table:table-cell table:formula="of:=[.B16]/12" office:value-type="float" office:value="0.75">
            <text:p>0.750000</text:p>
          </table:table-cell>
          <table:table-cell table:formula="of:=[.C16]+0.709432" office:value-type="float" office:value="1.459432">
            <text:p>1.459432</text:p>
          </table:table-cell>
          <table:table-cell table:formula="of:=5*2^[.D16]" office:value-type="float" office:value="13.7500036346821">
            <text:p>13.7500036347</text:p>
          </table:table-cell>
          <table:table-cell table:number-columns-repeated="2"/>
          <table:table-cell office:value-type="float" office:value="0.599999999999999">
            <text:p>0.6</text:p>
          </table:table-cell>
          <table:table-cell table:formula="of:=5*2^[.H16]" office:value-type="float" office:value="7.57858283255199">
            <text:p>7.578582832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17]/12" office:value-type="float" office:value="0.833333333333333">
            <text:p>0.833333</text:p>
          </table:table-cell>
          <table:table-cell table:formula="of:=[.C17]+0.709432" office:value-type="float" office:value="1.54276533333333">
            <text:p>1.5427653333</text:p>
          </table:table-cell>
          <table:table-cell table:formula="of:=5*2^[.D17]" office:value-type="float" office:value="14.5676213982519">
            <text:p>14.5676213983</text:p>
          </table:table-cell>
          <table:table-cell table:number-columns-repeated="2"/>
          <table:table-cell office:value-type="float" office:value="0.799999999999999">
            <text:p>0.8</text:p>
          </table:table-cell>
          <table:table-cell table:formula="of:=5*2^[.H17]" office:value-type="float" office:value="8.70550563296123">
            <text:p>8.705505633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table:formula="of:=[.B18]/12" office:value-type="float" office:value="0.916666666666667">
            <text:p>0.916667</text:p>
          </table:table-cell>
          <table:table-cell table:formula="of:=[.C18]+0.709432" office:value-type="float" office:value="1.62609866666667">
            <text:p>1.6260986667</text:p>
          </table:table-cell>
          <table:table-cell table:formula="of:=5*2^[.D18]" office:value-type="float" office:value="15.4338572440466">
            <text:p>15.433857244</text:p>
          </table:table-cell>
          <table:table-cell table:number-columns-repeated="2"/>
          <table:table-cell office:value-type="float" office:value="0.999999999999998">
            <text:p>1</text:p>
          </table:table-cell>
          <table:table-cell table:formula="of:=5*2^[.H18]" office:value-type="float" office:value="9.99999999999999">
            <text:p>1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B19]/12" office:value-type="float" office:value="1">
            <text:p>1.000000</text:p>
          </table:table-cell>
          <table:table-cell table:formula="of:=[.C19]+0.709432" office:value-type="float" office:value="1.709432">
            <text:p>1.709432</text:p>
          </table:table-cell>
          <table:table-cell table:formula="of:=5*2^[.D19]" office:value-type="float" office:value="16.3516021536772">
            <text:p>16.3516021537</text:p>
          </table:table-cell>
          <table:table-cell table:formula="of:=10*2^([.D19]-1)" office:value-type="float" office:value="16.3516021536772">
            <text:p>16.3516021537</text:p>
          </table:table-cell>
          <table:table-cell/>
          <table:table-cell office:value-type="float" office:value="1.2">
            <text:p>1.2</text:p>
          </table:table-cell>
          <table:table-cell table:formula="of:=5*2^[.H19]" office:value-type="float" office:value="11.4869835499703">
            <text:p>11.48698355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B20]/12" office:value-type="float" office:value="1.08333333333333">
            <text:p>1.083333</text:p>
          </table:table-cell>
          <table:table-cell table:formula="of:=[.C20]+0.709432" office:value-type="float" office:value="1.79276533333333">
            <text:p>1.7927653333</text:p>
          </table:table-cell>
          <table:table-cell table:formula="of:=5*2^[.D20]" office:value-type="float" office:value="17.323919015467">
            <text:p>17.3239190155</text:p>
          </table:table-cell>
          <table:table-cell table:formula="of:=10*2^([.D20]-1)" office:value-type="float" office:value="17.323919015467">
            <text:p>17.3239190155</text:p>
          </table:table-cell>
          <table:table-cell/>
          <table:table-cell office:value-type="float" office:value="1.4">
            <text:p>1.4</text:p>
          </table:table-cell>
          <table:table-cell table:formula="of:=5*2^[.H20]" office:value-type="float" office:value="13.1950791077289">
            <text:p>13.195079107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table:formula="of:=[.B21]/12" office:value-type="float" office:value="1.16666666666667">
            <text:p>1.166667</text:p>
          </table:table-cell>
          <table:table-cell table:formula="of:=[.C21]+0.709432" office:value-type="float" office:value="1.87609866666667">
            <text:p>1.8760986667</text:p>
          </table:table-cell>
          <table:table-cell table:formula="of:=5*2^[.D21]" office:value-type="float" office:value="18.3540528465565">
            <text:p>18.3540528466</text:p>
          </table:table-cell>
          <table:table-cell table:formula="of:=10*2^([.D21]-1)" office:value-type="float" office:value="18.3540528465565">
            <text:p>18.3540528466</text:p>
          </table:table-cell>
          <table:table-cell/>
          <table:table-cell office:value-type="float" office:value="1.6">
            <text:p>1.6</text:p>
          </table:table-cell>
          <table:table-cell table:formula="of:=5*2^[.H21]" office:value-type="float" office:value="15.1571656651039">
            <text:p>15.157165665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B22]/12" office:value-type="float" office:value="1.25">
            <text:p>1.250000</text:p>
          </table:table-cell>
          <table:table-cell table:formula="of:=[.C22]+0.709432" office:value-type="float" office:value="1.959432">
            <text:p>1.959432</text:p>
          </table:table-cell>
          <table:table-cell table:formula="of:=5*2^[.D22]" office:value-type="float" office:value="19.4454416228468">
            <text:p>19.4454416228</text:p>
          </table:table-cell>
          <table:table-cell table:formula="of:=10*2^([.D22]-1)" office:value-type="float" office:value="19.4454416228468">
            <text:p>19.4454416228</text:p>
          </table:table-cell>
          <table:table-cell/>
          <table:table-cell office:value-type="float" office:value="1.8">
            <text:p>1.8</text:p>
          </table:table-cell>
          <table:table-cell table:formula="of:=5*2^[.H22]" office:value-type="float" office:value="17.4110112659224">
            <text:p>17.4110112659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6">
            <text:p>16</text:p>
          </table:table-cell>
          <table:table-cell table:formula="of:=[.B23]/12" office:value-type="float" office:value="1.33333333333333">
            <text:p>1.333333</text:p>
          </table:table-cell>
          <table:table-cell table:formula="of:=[.C23]+0.709432" office:value-type="float" office:value="2.04276533333333">
            <text:p>2.0427653333</text:p>
          </table:table-cell>
          <table:table-cell table:formula="of:=5*2^[.D23]" office:value-type="float" office:value="20.6017277529243">
            <text:p>20.6017277529</text:p>
          </table:table-cell>
          <table:table-cell table:formula="of:=10*2^([.D23]-1)" office:value-type="float" office:value="20.6017277529243">
            <text:p>20.6017277529</text:p>
          </table:table-cell>
          <table:table-cell/>
          <table:table-cell office:value-type="float" office:value="2">
            <text:p>2</text:p>
          </table:table-cell>
          <table:table-cell table:formula="of:=5*2^[.H23]" office:value-type="float" office:value="20">
            <text:p>2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table:formula="of:=[.B24]/12" office:value-type="float" office:value="1.41666666666667">
            <text:p>1.416667</text:p>
          </table:table-cell>
          <table:table-cell table:formula="of:=[.C24]+0.709432" office:value-type="float" office:value="2.12609866666667">
            <text:p>2.1260986667</text:p>
          </table:table-cell>
          <table:table-cell table:formula="of:=5*2^[.D24]" office:value-type="float" office:value="21.8267702342609">
            <text:p>21.8267702343</text:p>
          </table:table-cell>
          <table:table-cell table:formula="of:=10*2^([.D24]-1)" office:value-type="float" office:value="21.8267702342609">
            <text:p>21.8267702343</text:p>
          </table:table-cell>
          <table:table-cell/>
          <table:table-cell office:value-type="float" office:value="2.2">
            <text:p>2.2</text:p>
          </table:table-cell>
          <table:table-cell table:formula="of:=5*2^[.H24]" office:value-type="float" office:value="22.9739670999406">
            <text:p>22.9739670999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B25]/12" office:value-type="float" office:value="1.5">
            <text:p>1.500000</text:p>
          </table:table-cell>
          <table:table-cell table:formula="of:=[.C25]+0.709432" office:value-type="float" office:value="2.209432">
            <text:p>2.209432</text:p>
          </table:table-cell>
          <table:table-cell table:formula="of:=5*2^[.D25]" office:value-type="float" office:value="23.1246575322595">
            <text:p>23.1246575323</text:p>
          </table:table-cell>
          <table:table-cell table:number-columns-repeated="2"/>
          <table:table-cell office:value-type="float" office:value="2.4">
            <text:p>2.4</text:p>
          </table:table-cell>
          <table:table-cell table:formula="of:=5*2^[.H25]" office:value-type="float" office:value="26.3901582154578">
            <text:p>26.3901582155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9">
            <text:p>19</text:p>
          </table:table-cell>
          <table:table-cell table:formula="of:=[.B26]/12" office:value-type="float" office:value="1.58333333333333">
            <text:p>1.583333</text:p>
          </table:table-cell>
          <table:table-cell table:formula="of:=[.C26]+0.709432" office:value-type="float" office:value="2.29276533333333">
            <text:p>2.2927653333</text:p>
          </table:table-cell>
          <table:table-cell table:formula="of:=5*2^[.D26]" office:value-type="float" office:value="24.4997212251266">
            <text:p>24.4997212251</text:p>
          </table:table-cell>
          <table:table-cell table:number-columns-repeated="2"/>
          <table:table-cell office:value-type="float" office:value="2.59999999999999">
            <text:p>2.6</text:p>
          </table:table-cell>
          <table:table-cell table:formula="of:=5*2^[.H26]" office:value-type="float" office:value="30.3143313302079">
            <text:p>30.314331330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27]/12" office:value-type="float" office:value="1.66666666666667">
            <text:p>1.666667</text:p>
          </table:table-cell>
          <table:table-cell table:formula="of:=[.C27]+0.709432" office:value-type="float" office:value="2.37609866666667">
            <text:p>2.3760986667</text:p>
          </table:table-cell>
          <table:table-cell table:formula="of:=5*2^[.D27]" office:value-type="float" office:value="25.9565504601127">
            <text:p>25.9565504601</text:p>
          </table:table-cell>
          <table:table-cell table:number-columns-repeated="2"/>
          <table:table-cell office:value-type="float" office:value="2.79999999999999">
            <text:p>2.8</text:p>
          </table:table-cell>
          <table:table-cell table:formula="of:=5*2^[.H27]" office:value-type="float" office:value="34.8220225318448">
            <text:p>34.8220225318</text:p>
          </table:table-cell>
        </table:table-row>
        <table:table-row table:style-name="ro1">
          <table:table-cell office:value-type="string">
            <text:p>A0</text:p>
          </table:table-cell>
          <table:table-cell office:value-type="float" office:value="21">
            <text:p>21</text:p>
          </table:table-cell>
          <table:table-cell table:formula="of:=[.B28]/12" office:value-type="float" office:value="1.75">
            <text:p>1.750000</text:p>
          </table:table-cell>
          <table:table-cell table:formula="of:=[.C28]+0.709432" office:value-type="float" office:value="2.459432">
            <text:p>2.459432</text:p>
          </table:table-cell>
          <table:table-cell table:formula="of:=5*2^[.D28]" office:value-type="float" office:value="27.5000072693642">
            <text:p>27.5000072694</text:p>
          </table:table-cell>
          <table:table-cell table:number-columns-repeated="2"/>
          <table:table-cell office:value-type="float" office:value="2.99999999999999">
            <text:p>3</text:p>
          </table:table-cell>
          <table:table-cell table:formula="of:=5*2^[.H28]" office:value-type="float" office:value="39.9999999999998">
            <text:p>40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B29]/12" office:value-type="float" office:value="1.83333333333333">
            <text:p>1.833333</text:p>
          </table:table-cell>
          <table:table-cell table:formula="of:=[.C29]+0.709432" office:value-type="float" office:value="2.54276533333333">
            <text:p>2.5427653333</text:p>
          </table:table-cell>
          <table:table-cell table:formula="of:=5*2^[.D29]" office:value-type="float" office:value="29.1352427965037">
            <text:p>29.1352427965</text:p>
          </table:table-cell>
          <table:table-cell table:number-columns-repeated="2"/>
          <table:table-cell office:value-type="float" office:value="6.459432">
            <text:p>6.459432</text:p>
          </table:table-cell>
          <table:table-cell table:formula="of:=5*2^[.H29]" office:value-type="float" office:value="440.000116309827">
            <text:p>440.0001163098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B30]/12" office:value-type="float" office:value="1.91666666666667">
            <text:p>1.916667</text:p>
          </table:table-cell>
          <table:table-cell table:formula="of:=[.C30]+0.709432" office:value-type="float" office:value="2.62609866666667">
            <text:p>2.6260986667</text:p>
          </table:table-cell>
          <table:table-cell table:formula="of:=5*2^[.D30]" office:value-type="float" office:value="30.8677144880932">
            <text:p>30.8677144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B31]/12" office:value-type="float" office:value="2">
            <text:p>2.000000</text:p>
          </table:table-cell>
          <table:table-cell table:formula="of:=[.C31]+0.709432" office:value-type="float" office:value="2.709432">
            <text:p>2.709432</text:p>
          </table:table-cell>
          <table:table-cell table:formula="of:=5*2^[.D31]" office:value-type="float" office:value="32.7032043073545">
            <text:p>32.7032043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B32]/12" office:value-type="float" office:value="2.08333333333333">
            <text:p>2.083333</text:p>
          </table:table-cell>
          <table:table-cell table:formula="of:=[.C32]+0.709432" office:value-type="float" office:value="2.79276533333333">
            <text:p>2.7927653333</text:p>
          </table:table-cell>
          <table:table-cell table:formula="of:=5*2^[.D32]" office:value-type="float" office:value="34.647838030934">
            <text:p>34.6478380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B33]/12" office:value-type="float" office:value="2.16666666666667">
            <text:p>2.166667</text:p>
          </table:table-cell>
          <table:table-cell table:formula="of:=[.C33]+0.709432" office:value-type="float" office:value="2.87609866666667">
            <text:p>2.8760986667</text:p>
          </table:table-cell>
          <table:table-cell table:formula="of:=5*2^[.D33]" office:value-type="float" office:value="36.708105693113">
            <text:p>36.7081056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B34]/12" office:value-type="float" office:value="2.25">
            <text:p>2.250000</text:p>
          </table:table-cell>
          <table:table-cell table:formula="of:=[.C34]+0.709432" office:value-type="float" office:value="2.959432">
            <text:p>2.959432</text:p>
          </table:table-cell>
          <table:table-cell table:formula="of:=5*2^[.D34]" office:value-type="float" office:value="38.8908832456936">
            <text:p>38.89088324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B35]/12" office:value-type="float" office:value="2.33333333333333">
            <text:p>2.333333</text:p>
          </table:table-cell>
          <table:table-cell table:formula="of:=[.C35]+0.709432" office:value-type="float" office:value="3.04276533333333">
            <text:p>3.0427653333</text:p>
          </table:table-cell>
          <table:table-cell table:formula="of:=5*2^[.D35]" office:value-type="float" office:value="41.2034555058486">
            <text:p>41.20345550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B36]/12" office:value-type="float" office:value="2.41666666666667">
            <text:p>2.416667</text:p>
          </table:table-cell>
          <table:table-cell table:formula="of:=[.C36]+0.709432" office:value-type="float" office:value="3.12609866666667">
            <text:p>3.1260986667</text:p>
          </table:table-cell>
          <table:table-cell table:formula="of:=5*2^[.D36]" office:value-type="float" office:value="43.6535404685219">
            <text:p>43.65354046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B37]/12" office:value-type="float" office:value="2.5">
            <text:p>2.500000</text:p>
          </table:table-cell>
          <table:table-cell table:formula="of:=[.C37]+0.709432" office:value-type="float" office:value="3.209432">
            <text:p>3.209432</text:p>
          </table:table-cell>
          <table:table-cell table:formula="of:=5*2^[.D37]" office:value-type="float" office:value="46.2493150645189">
            <text:p>46.24931506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B38]/12" office:value-type="float" office:value="2.58333333333333">
            <text:p>2.583333</text:p>
          </table:table-cell>
          <table:table-cell table:formula="of:=[.C38]+0.709432" office:value-type="float" office:value="3.29276533333333">
            <text:p>3.2927653333</text:p>
          </table:table-cell>
          <table:table-cell table:formula="of:=5*2^[.D38]" office:value-type="float" office:value="48.9994424502532">
            <text:p>48.9994424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B39]/12" office:value-type="float" office:value="2.66666666666667">
            <text:p>2.666667</text:p>
          </table:table-cell>
          <table:table-cell table:formula="of:=[.C39]+0.709432" office:value-type="float" office:value="3.37609866666667">
            <text:p>3.3760986667</text:p>
          </table:table-cell>
          <table:table-cell table:formula="of:=5*2^[.D39]" office:value-type="float" office:value="51.9131009202255">
            <text:p>51.91310092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B40]/12" office:value-type="float" office:value="2.75">
            <text:p>2.750000</text:p>
          </table:table-cell>
          <table:table-cell table:formula="of:=[.C40]+0.709432" office:value-type="float" office:value="3.459432">
            <text:p>3.459432</text:p>
          </table:table-cell>
          <table:table-cell table:formula="of:=5*2^[.D40]" office:value-type="float" office:value="55.0000145387284">
            <text:p>55.00001453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B41]/12" office:value-type="float" office:value="2.83333333333333">
            <text:p>2.833333</text:p>
          </table:table-cell>
          <table:table-cell table:formula="of:=[.C41]+0.709432" office:value-type="float" office:value="3.54276533333333">
            <text:p>3.5427653333</text:p>
          </table:table-cell>
          <table:table-cell table:formula="of:=5*2^[.D41]" office:value-type="float" office:value="58.2704855930075">
            <text:p>58.2704855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B42]/12" office:value-type="float" office:value="2.91666666666667">
            <text:p>2.916667</text:p>
          </table:table-cell>
          <table:table-cell table:formula="of:=[.C42]+0.709432" office:value-type="float" office:value="3.62609866666667">
            <text:p>3.6260986667</text:p>
          </table:table-cell>
          <table:table-cell table:formula="of:=5*2^[.D42]" office:value-type="float" office:value="61.7354289761864">
            <text:p>61.7354289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B43]/12" office:value-type="float" office:value="3">
            <text:p>3.000000</text:p>
          </table:table-cell>
          <table:table-cell table:formula="of:=[.C43]+0.709432" office:value-type="float" office:value="3.709432">
            <text:p>3.709432</text:p>
          </table:table-cell>
          <table:table-cell table:formula="of:=5*2^[.D43]" office:value-type="float" office:value="65.406408614709">
            <text:p>65.4064086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B44]/12" office:value-type="float" office:value="3.08333333333333">
            <text:p>3.083333</text:p>
          </table:table-cell>
          <table:table-cell table:formula="of:=[.C44]+0.709432" office:value-type="float" office:value="3.79276533333333">
            <text:p>3.7927653333</text:p>
          </table:table-cell>
          <table:table-cell table:formula="of:=5*2^[.D44]" office:value-type="float" office:value="69.295676061868">
            <text:p>69.2956760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B45]/12" office:value-type="float" office:value="3.16666666666667">
            <text:p>3.166667</text:p>
          </table:table-cell>
          <table:table-cell table:formula="of:=[.C45]+0.709432" office:value-type="float" office:value="3.87609866666667">
            <text:p>3.8760986667</text:p>
          </table:table-cell>
          <table:table-cell table:formula="of:=5*2^[.D45]" office:value-type="float" office:value="73.416211386226">
            <text:p>73.41621138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B46]/12" office:value-type="float" office:value="3.25">
            <text:p>3.250000</text:p>
          </table:table-cell>
          <table:table-cell table:formula="of:=[.C46]+0.709432" office:value-type="float" office:value="3.959432">
            <text:p>3.959432</text:p>
          </table:table-cell>
          <table:table-cell table:formula="of:=5*2^[.D46]" office:value-type="float" office:value="77.7817664913872">
            <text:p>77.78176649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B47]/12" office:value-type="float" office:value="3.33333333333333">
            <text:p>3.333333</text:p>
          </table:table-cell>
          <table:table-cell table:formula="of:=[.C47]+0.709432" office:value-type="float" office:value="4.04276533333333">
            <text:p>4.0427653333</text:p>
          </table:table-cell>
          <table:table-cell table:formula="of:=5*2^[.D47]" office:value-type="float" office:value="82.4069110116972">
            <text:p>82.4069110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B48]/12" office:value-type="float" office:value="3.41666666666667">
            <text:p>3.416667</text:p>
          </table:table-cell>
          <table:table-cell table:formula="of:=[.C48]+0.709432" office:value-type="float" office:value="4.12609866666667">
            <text:p>4.1260986667</text:p>
          </table:table-cell>
          <table:table-cell table:formula="of:=5*2^[.D48]" office:value-type="float" office:value="87.3070809370438">
            <text:p>87.307080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B49]/12" office:value-type="float" office:value="3.5">
            <text:p>3.500000</text:p>
          </table:table-cell>
          <table:table-cell table:formula="of:=[.C49]+0.709432" office:value-type="float" office:value="4.209432">
            <text:p>4.209432</text:p>
          </table:table-cell>
          <table:table-cell table:formula="of:=5*2^[.D49]" office:value-type="float" office:value="92.4986301290378">
            <text:p>92.4986301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B50]/12" office:value-type="float" office:value="3.58333333333333">
            <text:p>3.583333</text:p>
          </table:table-cell>
          <table:table-cell table:formula="of:=[.C50]+0.709432" office:value-type="float" office:value="4.29276533333333">
            <text:p>4.2927653333</text:p>
          </table:table-cell>
          <table:table-cell table:formula="of:=5*2^[.D50]" office:value-type="float" office:value="97.9988849005064">
            <text:p>97.9988849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B51]/12" office:value-type="float" office:value="3.66666666666667">
            <text:p>3.666667</text:p>
          </table:table-cell>
          <table:table-cell table:formula="of:=[.C51]+0.709432" office:value-type="float" office:value="4.37609866666667">
            <text:p>4.3760986667</text:p>
          </table:table-cell>
          <table:table-cell table:formula="of:=5*2^[.D51]" office:value-type="float" office:value="103.826201840451">
            <text:p>103.82620184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B52]/12" office:value-type="float" office:value="3.75">
            <text:p>3.750000</text:p>
          </table:table-cell>
          <table:table-cell table:formula="of:=[.C52]+0.709432" office:value-type="float" office:value="4.459432">
            <text:p>4.459432</text:p>
          </table:table-cell>
          <table:table-cell table:formula="of:=5*2^[.D52]" office:value-type="float" office:value="110.000029077457">
            <text:p>110.0000290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B53]/12" office:value-type="float" office:value="3.83333333333333">
            <text:p>3.833333</text:p>
          </table:table-cell>
          <table:table-cell table:formula="of:=[.C53]+0.709432" office:value-type="float" office:value="4.54276533333333">
            <text:p>4.5427653333</text:p>
          </table:table-cell>
          <table:table-cell table:formula="of:=5*2^[.D53]" office:value-type="float" office:value="116.540971186015">
            <text:p>116.540971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B54]/12" office:value-type="float" office:value="3.91666666666667">
            <text:p>3.916667</text:p>
          </table:table-cell>
          <table:table-cell table:formula="of:=[.C54]+0.709432" office:value-type="float" office:value="4.62609866666667">
            <text:p>4.6260986667</text:p>
          </table:table-cell>
          <table:table-cell table:formula="of:=5*2^[.D54]" office:value-type="float" office:value="123.470857952373">
            <text:p>123.4708579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B55]/12" office:value-type="float" office:value="4">
            <text:p>4.000000</text:p>
          </table:table-cell>
          <table:table-cell table:formula="of:=[.C55]+0.709432" office:value-type="float" office:value="4.709432">
            <text:p>4.709432</text:p>
          </table:table-cell>
          <table:table-cell table:formula="of:=5*2^[.D55]" office:value-type="float" office:value="130.812817229418">
            <text:p>130.8128172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B56]/12" office:value-type="float" office:value="4.08333333333333">
            <text:p>4.083333</text:p>
          </table:table-cell>
          <table:table-cell table:formula="of:=[.C56]+0.709432" office:value-type="float" office:value="4.79276533333333">
            <text:p>4.7927653333</text:p>
          </table:table-cell>
          <table:table-cell table:formula="of:=5*2^[.D56]" office:value-type="float" office:value="138.591352123736">
            <text:p>138.5913521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B57]/12" office:value-type="float" office:value="4.16666666666667">
            <text:p>4.166667</text:p>
          </table:table-cell>
          <table:table-cell table:formula="of:=[.C57]+0.709432" office:value-type="float" office:value="4.87609866666667">
            <text:p>4.8760986667</text:p>
          </table:table-cell>
          <table:table-cell table:formula="of:=5*2^[.D57]" office:value-type="float" office:value="146.832422772452">
            <text:p>146.83242277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B58]/12" office:value-type="float" office:value="4.25">
            <text:p>4.250000</text:p>
          </table:table-cell>
          <table:table-cell table:formula="of:=[.C58]+0.709432" office:value-type="float" office:value="4.959432">
            <text:p>4.959432</text:p>
          </table:table-cell>
          <table:table-cell table:formula="of:=5*2^[.D58]" office:value-type="float" office:value="155.563532982774">
            <text:p>155.5635329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B59]/12" office:value-type="float" office:value="4.33333333333333">
            <text:p>4.333333</text:p>
          </table:table-cell>
          <table:table-cell table:formula="of:=[.C59]+0.709432" office:value-type="float" office:value="5.04276533333333">
            <text:p>5.0427653333</text:p>
          </table:table-cell>
          <table:table-cell table:formula="of:=5*2^[.D59]" office:value-type="float" office:value="164.813822023394">
            <text:p>164.81382202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B60]/12" office:value-type="float" office:value="4.41666666666667">
            <text:p>4.416667</text:p>
          </table:table-cell>
          <table:table-cell table:formula="of:=[.C60]+0.709432" office:value-type="float" office:value="5.12609866666667">
            <text:p>5.1260986667</text:p>
          </table:table-cell>
          <table:table-cell table:formula="of:=5*2^[.D60]" office:value-type="float" office:value="174.614161874088">
            <text:p>174.6141618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B61]/12" office:value-type="float" office:value="4.5">
            <text:p>4.500000</text:p>
          </table:table-cell>
          <table:table-cell table:formula="of:=[.C61]+0.709432" office:value-type="float" office:value="5.209432">
            <text:p>5.209432</text:p>
          </table:table-cell>
          <table:table-cell table:formula="of:=5*2^[.D61]" office:value-type="float" office:value="184.997260258076">
            <text:p>184.99726025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B62]/12" office:value-type="float" office:value="4.58333333333333">
            <text:p>4.583333</text:p>
          </table:table-cell>
          <table:table-cell table:formula="of:=[.C62]+0.709432" office:value-type="float" office:value="5.29276533333333">
            <text:p>5.2927653333</text:p>
          </table:table-cell>
          <table:table-cell table:formula="of:=5*2^[.D62]" office:value-type="float" office:value="195.997769801013">
            <text:p>195.9977698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B63]/12" office:value-type="float" office:value="4.66666666666667">
            <text:p>4.666667</text:p>
          </table:table-cell>
          <table:table-cell table:formula="of:=[.C63]+0.709432" office:value-type="float" office:value="5.37609866666667">
            <text:p>5.3760986667</text:p>
          </table:table-cell>
          <table:table-cell table:formula="of:=5*2^[.D63]" office:value-type="float" office:value="207.652403680902">
            <text:p>207.6524036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B64]/12" office:value-type="float" office:value="4.75">
            <text:p>4.750000</text:p>
          </table:table-cell>
          <table:table-cell table:formula="of:=[.C64]+0.709432" office:value-type="float" office:value="5.459432">
            <text:p>5.459432</text:p>
          </table:table-cell>
          <table:table-cell table:formula="of:=5*2^[.D64]" office:value-type="float" office:value="220.000058154914">
            <text:p>220.0000581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B65]/12" office:value-type="float" office:value="4.83333333333333">
            <text:p>4.833333</text:p>
          </table:table-cell>
          <table:table-cell table:formula="of:=[.C65]+0.709432" office:value-type="float" office:value="5.54276533333333">
            <text:p>5.5427653333</text:p>
          </table:table-cell>
          <table:table-cell table:formula="of:=5*2^[.D65]" office:value-type="float" office:value="233.08194237203">
            <text:p>233.081942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B66]/12" office:value-type="float" office:value="4.91666666666667">
            <text:p>4.916667</text:p>
          </table:table-cell>
          <table:table-cell table:formula="of:=[.C66]+0.709432" office:value-type="float" office:value="5.62609866666667">
            <text:p>5.6260986667</text:p>
          </table:table-cell>
          <table:table-cell table:formula="of:=5*2^[.D66]" office:value-type="float" office:value="246.941715904746">
            <text:p>246.94171590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B67]/12" office:value-type="float" office:value="5">
            <text:p>5.000000</text:p>
          </table:table-cell>
          <table:table-cell table:formula="of:=[.C67]+0.709432" office:value-type="float" office:value="5.709432">
            <text:p>5.709432</text:p>
          </table:table-cell>
          <table:table-cell table:formula="of:=5*2^[.D67]" office:value-type="float" office:value="261.625634458836">
            <text:p>261.62563445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B68]/12" office:value-type="float" office:value="5.08333333333333">
            <text:p>5.083333</text:p>
          </table:table-cell>
          <table:table-cell table:formula="of:=[.C68]+0.709432" office:value-type="float" office:value="5.79276533333333">
            <text:p>5.7927653333</text:p>
          </table:table-cell>
          <table:table-cell table:formula="of:=5*2^[.D68]" office:value-type="float" office:value="277.182704247472">
            <text:p>277.1827042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B69]/12" office:value-type="float" office:value="5.16666666666667">
            <text:p>5.166667</text:p>
          </table:table-cell>
          <table:table-cell table:formula="of:=[.C69]+0.709432" office:value-type="float" office:value="5.87609866666667">
            <text:p>5.8760986667</text:p>
          </table:table-cell>
          <table:table-cell table:formula="of:=5*2^[.D69]" office:value-type="float" office:value="293.664845544904">
            <text:p>293.66484554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B70]/12" office:value-type="float" office:value="5.25">
            <text:p>5.250000</text:p>
          </table:table-cell>
          <table:table-cell table:formula="of:=[.C70]+0.709432" office:value-type="float" office:value="5.959432">
            <text:p>5.959432</text:p>
          </table:table-cell>
          <table:table-cell table:formula="of:=5*2^[.D70]" office:value-type="float" office:value="311.127065965549">
            <text:p>311.12706596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B71]/12" office:value-type="float" office:value="5.33333333333333">
            <text:p>5.333333</text:p>
          </table:table-cell>
          <table:table-cell table:formula="of:=[.C71]+0.709432" office:value-type="float" office:value="6.04276533333333">
            <text:p>6.0427653333</text:p>
          </table:table-cell>
          <table:table-cell table:formula="of:=5*2^[.D71]" office:value-type="float" office:value="329.627644046789">
            <text:p>329.6276440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B72]/12" office:value-type="float" office:value="5.41666666666667">
            <text:p>5.416667</text:p>
          </table:table-cell>
          <table:table-cell table:formula="of:=[.C72]+0.709432" office:value-type="float" office:value="6.12609866666667">
            <text:p>6.1260986667</text:p>
          </table:table-cell>
          <table:table-cell table:formula="of:=5*2^[.D72]" office:value-type="float" office:value="349.228323748175">
            <text:p>349.22832374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B73]/12" office:value-type="float" office:value="5.5">
            <text:p>5.500000</text:p>
          </table:table-cell>
          <table:table-cell table:formula="of:=[.C73]+0.709432" office:value-type="float" office:value="6.209432">
            <text:p>6.209432</text:p>
          </table:table-cell>
          <table:table-cell table:formula="of:=5*2^[.D73]" office:value-type="float" office:value="369.994520516151">
            <text:p>369.99452051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B74]/12" office:value-type="float" office:value="5.58333333333333">
            <text:p>5.583333</text:p>
          </table:table-cell>
          <table:table-cell table:formula="of:=[.C74]+0.709432" office:value-type="float" office:value="6.29276533333333">
            <text:p>6.2927653333</text:p>
          </table:table-cell>
          <table:table-cell table:formula="of:=5*2^[.D74]" office:value-type="float" office:value="391.995539602025">
            <text:p>391.995539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B75]/12" office:value-type="float" office:value="5.66666666666667">
            <text:p>5.666667</text:p>
          </table:table-cell>
          <table:table-cell table:formula="of:=[.C75]+0.709432" office:value-type="float" office:value="6.37609866666667">
            <text:p>6.3760986667</text:p>
          </table:table-cell>
          <table:table-cell table:formula="of:=5*2^[.D75]" office:value-type="float" office:value="415.304807361804">
            <text:p>415.3048073618</text:p>
          </table:table-cell>
          <table:table-cell table:number-columns-repeated="4"/>
        </table:table-row>
        <table:table-row table:style-name="ro1">
          <table:table-cell office:value-type="string">
            <text:p>A4</text:p>
          </table:table-cell>
          <table:table-cell office:value-type="float" office:value="69">
            <text:p>69</text:p>
          </table:table-cell>
          <table:table-cell table:formula="of:=[.B76]/12" office:value-type="float" office:value="5.75">
            <text:p>5.750000</text:p>
          </table:table-cell>
          <table:table-cell table:formula="of:=[.C76]+0.709432" office:value-type="float" office:value="6.459432">
            <text:p>6.459432</text:p>
          </table:table-cell>
          <table:table-cell table:formula="of:=5*2^[.D76]" office:value-type="float" office:value="440.000116309827">
            <text:p>440.0001163098</text:p>
          </table:table-cell>
          <table:table-cell table:number-columns-repeated="4"/>
        </table:table-row>
        <table:table-row table:style-name="ro1">
          <table:table-cell table:formula="of:=6.459432-5.75" office:value-type="float" office:value="0.709432">
            <text:p>0.709432</text:p>
          </table:table-cell>
          <table:table-cell office:value-type="float" office:value="70">
            <text:p>70</text:p>
          </table:table-cell>
          <table:table-cell table:formula="of:=[.B77]/12" office:value-type="float" office:value="5.83333333333333">
            <text:p>5.833333</text:p>
          </table:table-cell>
          <table:table-cell table:formula="of:=[.C77]+0.709432" office:value-type="float" office:value="6.54276533333333">
            <text:p>6.5427653333</text:p>
          </table:table-cell>
          <table:table-cell table:formula="of:=5*2^[.D77]" office:value-type="float" office:value="466.163884744059">
            <text:p>466.16388474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B78]/12" office:value-type="float" office:value="5.91666666666667">
            <text:p>5.916667</text:p>
          </table:table-cell>
          <table:table-cell table:formula="of:=[.C78]+0.709432" office:value-type="float" office:value="6.62609866666667">
            <text:p>6.6260986667</text:p>
          </table:table-cell>
          <table:table-cell table:formula="of:=5*2^[.D78]" office:value-type="float" office:value="493.883431809491">
            <text:p>493.8834318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B79]/12" office:value-type="float" office:value="6">
            <text:p>6.000000</text:p>
          </table:table-cell>
          <table:table-cell table:formula="of:=[.C79]+0.709432" office:value-type="float" office:value="6.709432">
            <text:p>6.709432</text:p>
          </table:table-cell>
          <table:table-cell table:formula="of:=5*2^[.D79]" office:value-type="float" office:value="523.251268917671">
            <text:p>523.25126891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B80]/12" office:value-type="float" office:value="6.08333333333333">
            <text:p>6.083333</text:p>
          </table:table-cell>
          <table:table-cell table:formula="of:=[.C80]+0.709432" office:value-type="float" office:value="6.79276533333333">
            <text:p>6.7927653333</text:p>
          </table:table-cell>
          <table:table-cell table:formula="of:=5*2^[.D80]" office:value-type="float" office:value="554.365408494944">
            <text:p>554.3654084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B81]/12" office:value-type="float" office:value="6.16666666666667">
            <text:p>6.166667</text:p>
          </table:table-cell>
          <table:table-cell table:formula="of:=[.C81]+0.709432" office:value-type="float" office:value="6.87609866666667">
            <text:p>6.8760986667</text:p>
          </table:table-cell>
          <table:table-cell table:formula="of:=5*2^[.D81]" office:value-type="float" office:value="587.329691089808">
            <text:p>587.3296910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B82]/12" office:value-type="float" office:value="6.25">
            <text:p>6.250000</text:p>
          </table:table-cell>
          <table:table-cell table:formula="of:=[.C82]+0.709432" office:value-type="float" office:value="6.959432">
            <text:p>6.959432</text:p>
          </table:table-cell>
          <table:table-cell table:formula="of:=5*2^[.D82]" office:value-type="float" office:value="622.254131931097">
            <text:p>622.25413193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B83]/12" office:value-type="float" office:value="6.33333333333333">
            <text:p>6.333333</text:p>
          </table:table-cell>
          <table:table-cell table:formula="of:=[.C83]+0.709432" office:value-type="float" office:value="7.04276533333333">
            <text:p>7.0427653333</text:p>
          </table:table-cell>
          <table:table-cell table:formula="of:=5*2^[.D83]" office:value-type="float" office:value="659.255288093577">
            <text:p>659.2552880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B84]/12" office:value-type="float" office:value="6.41666666666667">
            <text:p>6.416667</text:p>
          </table:table-cell>
          <table:table-cell table:formula="of:=[.C84]+0.709432" office:value-type="float" office:value="7.12609866666667">
            <text:p>7.1260986667</text:p>
          </table:table-cell>
          <table:table-cell table:formula="of:=5*2^[.D84]" office:value-type="float" office:value="698.45664749635">
            <text:p>698.4566474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B85]/12" office:value-type="float" office:value="6.5">
            <text:p>6.500000</text:p>
          </table:table-cell>
          <table:table-cell table:formula="of:=[.C85]+0.709432" office:value-type="float" office:value="7.209432">
            <text:p>7.209432</text:p>
          </table:table-cell>
          <table:table-cell table:formula="of:=5*2^[.D85]" office:value-type="float" office:value="739.989041032303">
            <text:p>739.9890410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B86]/12" office:value-type="float" office:value="6.58333333333333">
            <text:p>6.583333</text:p>
          </table:table-cell>
          <table:table-cell table:formula="of:=[.C86]+0.709432" office:value-type="float" office:value="7.29276533333333">
            <text:p>7.2927653333</text:p>
          </table:table-cell>
          <table:table-cell table:formula="of:=5*2^[.D86]" office:value-type="float" office:value="783.991079204051">
            <text:p>783.9910792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B87]/12" office:value-type="float" office:value="6.66666666666667">
            <text:p>6.666667</text:p>
          </table:table-cell>
          <table:table-cell table:formula="of:=[.C87]+0.709432" office:value-type="float" office:value="7.37609866666667">
            <text:p>7.3760986667</text:p>
          </table:table-cell>
          <table:table-cell table:formula="of:=5*2^[.D87]" office:value-type="float" office:value="830.609614723607">
            <text:p>830.60961472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B88]/12" office:value-type="float" office:value="6.75">
            <text:p>6.750000</text:p>
          </table:table-cell>
          <table:table-cell table:formula="of:=[.C88]+0.709432" office:value-type="float" office:value="7.459432">
            <text:p>7.459432</text:p>
          </table:table-cell>
          <table:table-cell table:formula="of:=5*2^[.D88]" office:value-type="float" office:value="880.000232619655">
            <text:p>880.00023261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B89]/12" office:value-type="float" office:value="6.83333333333333">
            <text:p>6.833333</text:p>
          </table:table-cell>
          <table:table-cell table:formula="of:=[.C89]+0.709432" office:value-type="float" office:value="7.54276533333333">
            <text:p>7.5427653333</text:p>
          </table:table-cell>
          <table:table-cell table:formula="of:=5*2^[.D89]" office:value-type="float" office:value="932.327769488119">
            <text:p>932.3277694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B90]/12" office:value-type="float" office:value="6.91666666666667">
            <text:p>6.916667</text:p>
          </table:table-cell>
          <table:table-cell table:formula="of:=[.C90]+0.709432" office:value-type="float" office:value="7.62609866666667">
            <text:p>7.6260986667</text:p>
          </table:table-cell>
          <table:table-cell table:formula="of:=5*2^[.D90]" office:value-type="float" office:value="987.766863618983">
            <text:p>987.766863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B91]/12" office:value-type="float" office:value="7">
            <text:p>7.000000</text:p>
          </table:table-cell>
          <table:table-cell table:formula="of:=[.C91]+0.709432" office:value-type="float" office:value="7.709432">
            <text:p>7.709432</text:p>
          </table:table-cell>
          <table:table-cell table:formula="of:=5*2^[.D91]" office:value-type="float" office:value="1046.50253783534">
            <text:p>1046.50253783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B92]/12" office:value-type="float" office:value="7.08333333333333">
            <text:p>7.083333</text:p>
          </table:table-cell>
          <table:table-cell table:formula="of:=[.C92]+0.709432" office:value-type="float" office:value="7.79276533333333">
            <text:p>7.7927653333</text:p>
          </table:table-cell>
          <table:table-cell table:formula="of:=5*2^[.D92]" office:value-type="float" office:value="1108.73081698989">
            <text:p>1108.73081698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B93]/12" office:value-type="float" office:value="7.16666666666667">
            <text:p>7.166667</text:p>
          </table:table-cell>
          <table:table-cell table:formula="of:=[.C93]+0.709432" office:value-type="float" office:value="7.87609866666667">
            <text:p>7.8760986667</text:p>
          </table:table-cell>
          <table:table-cell table:formula="of:=5*2^[.D93]" office:value-type="float" office:value="1174.65938217962">
            <text:p>1174.65938217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B94]/12" office:value-type="float" office:value="7.25">
            <text:p>7.250000</text:p>
          </table:table-cell>
          <table:table-cell table:formula="of:=[.C94]+0.709432" office:value-type="float" office:value="7.959432">
            <text:p>7.959432</text:p>
          </table:table-cell>
          <table:table-cell table:formula="of:=5*2^[.D94]" office:value-type="float" office:value="1244.50826386219">
            <text:p>1244.50826386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B95]/12" office:value-type="float" office:value="7.33333333333333">
            <text:p>7.333333</text:p>
          </table:table-cell>
          <table:table-cell table:formula="of:=[.C95]+0.709432" office:value-type="float" office:value="8.04276533333333">
            <text:p>8.0427653333</text:p>
          </table:table-cell>
          <table:table-cell table:formula="of:=5*2^[.D95]" office:value-type="float" office:value="1318.51057618716">
            <text:p>1318.51057618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B96]/12" office:value-type="float" office:value="7.41666666666667">
            <text:p>7.416667</text:p>
          </table:table-cell>
          <table:table-cell table:formula="of:=[.C96]+0.709432" office:value-type="float" office:value="8.12609866666667">
            <text:p>8.1260986667</text:p>
          </table:table-cell>
          <table:table-cell table:formula="of:=5*2^[.D96]" office:value-type="float" office:value="1396.9132949927">
            <text:p>1396.9132949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B97]/12" office:value-type="float" office:value="7.5">
            <text:p>7.500000</text:p>
          </table:table-cell>
          <table:table-cell table:formula="of:=[.C97]+0.709432" office:value-type="float" office:value="8.209432">
            <text:p>8.209432</text:p>
          </table:table-cell>
          <table:table-cell table:formula="of:=5*2^[.D97]" office:value-type="float" office:value="1479.97808206461">
            <text:p>1479.97808206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B98]/12" office:value-type="float" office:value="7.58333333333333">
            <text:p>7.583333</text:p>
          </table:table-cell>
          <table:table-cell table:formula="of:=[.C98]+0.709432" office:value-type="float" office:value="8.29276533333333">
            <text:p>8.2927653333</text:p>
          </table:table-cell>
          <table:table-cell table:formula="of:=5*2^[.D98]" office:value-type="float" office:value="1567.9821584081">
            <text:p>1567.9821584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B99]/12" office:value-type="float" office:value="7.66666666666667">
            <text:p>7.666667</text:p>
          </table:table-cell>
          <table:table-cell table:formula="of:=[.C99]+0.709432" office:value-type="float" office:value="8.37609866666667">
            <text:p>8.3760986667</text:p>
          </table:table-cell>
          <table:table-cell table:formula="of:=5*2^[.D99]" office:value-type="float" office:value="1661.21922944722">
            <text:p>1661.21922944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B100]/12" office:value-type="float" office:value="7.75">
            <text:p>7.750000</text:p>
          </table:table-cell>
          <table:table-cell table:formula="of:=[.C100]+0.709432" office:value-type="float" office:value="8.459432">
            <text:p>8.459432</text:p>
          </table:table-cell>
          <table:table-cell table:formula="of:=5*2^[.D100]" office:value-type="float" office:value="1760.00046523931">
            <text:p>1760.00046523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B101]/12" office:value-type="float" office:value="7.83333333333333">
            <text:p>7.833333</text:p>
          </table:table-cell>
          <table:table-cell table:formula="of:=[.C101]+0.709432" office:value-type="float" office:value="8.54276533333333">
            <text:p>8.5427653333</text:p>
          </table:table-cell>
          <table:table-cell table:formula="of:=5*2^[.D101]" office:value-type="float" office:value="1864.65553897624">
            <text:p>1864.65553897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B102]/12" office:value-type="float" office:value="7.91666666666667">
            <text:p>7.916667</text:p>
          </table:table-cell>
          <table:table-cell table:formula="of:=[.C102]+0.709432" office:value-type="float" office:value="8.62609866666667">
            <text:p>8.6260986667</text:p>
          </table:table-cell>
          <table:table-cell table:formula="of:=5*2^[.D102]" office:value-type="float" office:value="1975.53372723797">
            <text:p>1975.5337272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B103]/12" office:value-type="float" office:value="8">
            <text:p>8.000000</text:p>
          </table:table-cell>
          <table:table-cell table:formula="of:=[.C103]+0.709432" office:value-type="float" office:value="8.709432">
            <text:p>8.709432</text:p>
          </table:table-cell>
          <table:table-cell table:formula="of:=5*2^[.D103]" office:value-type="float" office:value="2093.00507567069">
            <text:p>2093.00507567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B104]/12" office:value-type="float" office:value="8.08333333333333">
            <text:p>8.083333</text:p>
          </table:table-cell>
          <table:table-cell table:formula="of:=[.C104]+0.709432" office:value-type="float" office:value="8.79276533333333">
            <text:p>8.7927653333</text:p>
          </table:table-cell>
          <table:table-cell table:formula="of:=5*2^[.D104]" office:value-type="float" office:value="2217.46163397978">
            <text:p>2217.46163397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B105]/12" office:value-type="float" office:value="8.16666666666667">
            <text:p>8.166667</text:p>
          </table:table-cell>
          <table:table-cell table:formula="of:=[.C105]+0.709432" office:value-type="float" office:value="8.87609866666667">
            <text:p>8.8760986667</text:p>
          </table:table-cell>
          <table:table-cell table:formula="of:=5*2^[.D105]" office:value-type="float" office:value="2349.31876435923">
            <text:p>2349.31876435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B106]/12" office:value-type="float" office:value="8.25">
            <text:p>8.250000</text:p>
          </table:table-cell>
          <table:table-cell table:formula="of:=[.C106]+0.709432" office:value-type="float" office:value="8.959432">
            <text:p>8.959432</text:p>
          </table:table-cell>
          <table:table-cell table:formula="of:=5*2^[.D106]" office:value-type="float" office:value="2489.01652772439">
            <text:p>2489.01652772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B107]/12" office:value-type="float" office:value="8.33333333333333">
            <text:p>8.333333</text:p>
          </table:table-cell>
          <table:table-cell table:formula="of:=[.C107]+0.709432" office:value-type="float" office:value="9.04276533333333">
            <text:p>9.0427653333</text:p>
          </table:table-cell>
          <table:table-cell table:formula="of:=5*2^[.D107]" office:value-type="float" office:value="2637.02115237431">
            <text:p>2637.0211523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[.B108]/12" office:value-type="float" office:value="8.41666666666667">
            <text:p>8.416667</text:p>
          </table:table-cell>
          <table:table-cell table:formula="of:=[.C108]+0.709432" office:value-type="float" office:value="9.12609866666667">
            <text:p>9.1260986667</text:p>
          </table:table-cell>
          <table:table-cell table:formula="of:=5*2^[.D108]" office:value-type="float" office:value="2793.8265899854">
            <text:p>2793.8265899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[.B109]/12" office:value-type="float" office:value="8.5">
            <text:p>8.500000</text:p>
          </table:table-cell>
          <table:table-cell table:formula="of:=[.C109]+0.709432" office:value-type="float" office:value="9.209432">
            <text:p>9.209432</text:p>
          </table:table-cell>
          <table:table-cell table:formula="of:=5*2^[.D109]" office:value-type="float" office:value="2959.95616412921">
            <text:p>2959.95616412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[.B110]/12" office:value-type="float" office:value="8.58333333333333">
            <text:p>8.583333</text:p>
          </table:table-cell>
          <table:table-cell table:formula="of:=[.C110]+0.709432" office:value-type="float" office:value="9.29276533333333">
            <text:p>9.2927653333</text:p>
          </table:table-cell>
          <table:table-cell table:formula="of:=5*2^[.D110]" office:value-type="float" office:value="3135.9643168162">
            <text:p>3135.96431681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[.B111]/12" office:value-type="float" office:value="8.66666666666667">
            <text:p>8.666667</text:p>
          </table:table-cell>
          <table:table-cell table:formula="of:=[.C111]+0.709432" office:value-type="float" office:value="9.37609866666667">
            <text:p>9.3760986667</text:p>
          </table:table-cell>
          <table:table-cell table:formula="of:=5*2^[.D111]" office:value-type="float" office:value="3322.43845889443">
            <text:p>3322.4384588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[.B112]/12" office:value-type="float" office:value="8.75">
            <text:p>8.750000</text:p>
          </table:table-cell>
          <table:table-cell table:formula="of:=[.C112]+0.709432" office:value-type="float" office:value="9.459432">
            <text:p>9.459432</text:p>
          </table:table-cell>
          <table:table-cell table:formula="of:=5*2^[.D112]" office:value-type="float" office:value="3520.00093047862">
            <text:p>3520.0009304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[.B113]/12" office:value-type="float" office:value="8.83333333333333">
            <text:p>8.833333</text:p>
          </table:table-cell>
          <table:table-cell table:formula="of:=[.C113]+0.709432" office:value-type="float" office:value="9.54276533333333">
            <text:p>9.5427653333</text:p>
          </table:table-cell>
          <table:table-cell table:formula="of:=5*2^[.D113]" office:value-type="float" office:value="3729.31107795248">
            <text:p>3729.3110779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[.B114]/12" office:value-type="float" office:value="8.91666666666667">
            <text:p>8.916667</text:p>
          </table:table-cell>
          <table:table-cell table:formula="of:=[.C114]+0.709432" office:value-type="float" office:value="9.62609866666667">
            <text:p>9.6260986667</text:p>
          </table:table-cell>
          <table:table-cell table:formula="of:=5*2^[.D114]" office:value-type="float" office:value="3951.06745447593">
            <text:p>3951.06745447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[.B115]/12" office:value-type="float" office:value="9">
            <text:p>9.000000</text:p>
          </table:table-cell>
          <table:table-cell table:formula="of:=[.C115]+0.709432" office:value-type="float" office:value="9.709432">
            <text:p>9.709432</text:p>
          </table:table-cell>
          <table:table-cell table:formula="of:=5*2^[.D115]" office:value-type="float" office:value="4186.01015134137">
            <text:p>4186.0101513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[.B116]/12" office:value-type="float" office:value="9.08333333333333">
            <text:p>9.083333</text:p>
          </table:table-cell>
          <table:table-cell table:formula="of:=[.C116]+0.709432" office:value-type="float" office:value="9.79276533333333">
            <text:p>9.7927653333</text:p>
          </table:table-cell>
          <table:table-cell table:formula="of:=5*2^[.D116]" office:value-type="float" office:value="4434.92326795955">
            <text:p>4434.92326795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B117]/12" office:value-type="float" office:value="9.16666666666667">
            <text:p>9.166667</text:p>
          </table:table-cell>
          <table:table-cell table:formula="of:=[.C117]+0.709432" office:value-type="float" office:value="9.87609866666667">
            <text:p>9.8760986667</text:p>
          </table:table-cell>
          <table:table-cell table:formula="of:=5*2^[.D117]" office:value-type="float" office:value="4698.63752871846">
            <text:p>4698.6375287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[.B118]/12" office:value-type="float" office:value="9.25">
            <text:p>9.250000</text:p>
          </table:table-cell>
          <table:table-cell table:formula="of:=[.C118]+0.709432" office:value-type="float" office:value="9.959432">
            <text:p>9.959432</text:p>
          </table:table-cell>
          <table:table-cell table:formula="of:=5*2^[.D118]" office:value-type="float" office:value="4978.03305544878">
            <text:p>4978.03305544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[.B119]/12" office:value-type="float" office:value="9.33333333333333">
            <text:p>9.333333</text:p>
          </table:table-cell>
          <table:table-cell table:formula="of:=[.C119]+0.709432" office:value-type="float" office:value="10.0427653333333">
            <text:p>10.0427653333</text:p>
          </table:table-cell>
          <table:table-cell table:formula="of:=5*2^[.D119]" office:value-type="float" office:value="5274.04230474862">
            <text:p>5274.0423047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[.B120]/12" office:value-type="float" office:value="9.41666666666667">
            <text:p>9.416667</text:p>
          </table:table-cell>
          <table:table-cell table:formula="of:=[.C120]+0.709432" office:value-type="float" office:value="10.1260986666667">
            <text:p>10.1260986667</text:p>
          </table:table-cell>
          <table:table-cell table:formula="of:=5*2^[.D120]" office:value-type="float" office:value="5587.6531799708">
            <text:p>5587.65317997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[.B121]/12" office:value-type="float" office:value="9.5">
            <text:p>9.500000</text:p>
          </table:table-cell>
          <table:table-cell table:formula="of:=[.C121]+0.709432" office:value-type="float" office:value="10.209432">
            <text:p>10.209432</text:p>
          </table:table-cell>
          <table:table-cell table:formula="of:=5*2^[.D121]" office:value-type="float" office:value="5919.91232825842">
            <text:p>5919.91232825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[.B122]/12" office:value-type="float" office:value="9.58333333333333">
            <text:p>9.583333</text:p>
          </table:table-cell>
          <table:table-cell table:formula="of:=[.C122]+0.709432" office:value-type="float" office:value="10.2927653333333">
            <text:p>10.2927653333</text:p>
          </table:table-cell>
          <table:table-cell table:formula="of:=5*2^[.D122]" office:value-type="float" office:value="6271.92863363241">
            <text:p>6271.9286336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[.B123]/12" office:value-type="float" office:value="9.66666666666667">
            <text:p>9.666667</text:p>
          </table:table-cell>
          <table:table-cell table:formula="of:=[.C123]+0.709432" office:value-type="float" office:value="10.3760986666667">
            <text:p>10.3760986667</text:p>
          </table:table-cell>
          <table:table-cell table:formula="of:=5*2^[.D123]" office:value-type="float" office:value="6644.87691778885">
            <text:p>6644.87691778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[.B124]/12" office:value-type="float" office:value="9.75">
            <text:p>9.750000</text:p>
          </table:table-cell>
          <table:table-cell table:formula="of:=[.C124]+0.709432" office:value-type="float" office:value="10.459432">
            <text:p>10.459432</text:p>
          </table:table-cell>
          <table:table-cell table:formula="of:=5*2^[.D124]" office:value-type="float" office:value="7040.00186095724">
            <text:p>7040.00186095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[.B125]/12" office:value-type="float" office:value="9.83333333333333">
            <text:p>9.833333</text:p>
          </table:table-cell>
          <table:table-cell table:formula="of:=[.C125]+0.709432" office:value-type="float" office:value="10.5427653333333">
            <text:p>10.5427653333</text:p>
          </table:table-cell>
          <table:table-cell table:formula="of:=5*2^[.D125]" office:value-type="float" office:value="7458.62215590496">
            <text:p>7458.622155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[.B126]/12" office:value-type="float" office:value="9.91666666666667">
            <text:p>9.916667</text:p>
          </table:table-cell>
          <table:table-cell table:formula="of:=[.C126]+0.709432" office:value-type="float" office:value="10.6260986666667">
            <text:p>10.6260986667</text:p>
          </table:table-cell>
          <table:table-cell table:formula="of:=5*2^[.D126]" office:value-type="float" office:value="7902.13490895186">
            <text:p>7902.13490895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[.B127]/12" office:value-type="float" office:value="10">
            <text:p>10.000000</text:p>
          </table:table-cell>
          <table:table-cell table:formula="of:=[.C127]+0.709432" office:value-type="float" office:value="10.709432">
            <text:p>10.709432</text:p>
          </table:table-cell>
          <table:table-cell table:formula="of:=5*2^[.D127]" office:value-type="float" office:value="8372.02030268274">
            <text:p>8372.02030268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[.B128]/12" office:value-type="float" office:value="10.0833333333333">
            <text:p>10.083333</text:p>
          </table:table-cell>
          <table:table-cell table:formula="of:=[.C128]+0.709432" office:value-type="float" office:value="10.7927653333333">
            <text:p>10.7927653333</text:p>
          </table:table-cell>
          <table:table-cell table:formula="of:=5*2^[.D128]" office:value-type="float" office:value="8869.84653591911">
            <text:p>8869.8465359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[.B129]/12" office:value-type="float" office:value="10.1666666666667">
            <text:p>10.166667</text:p>
          </table:table-cell>
          <table:table-cell table:formula="of:=[.C129]+0.709432" office:value-type="float" office:value="10.8760986666667">
            <text:p>10.8760986667</text:p>
          </table:table-cell>
          <table:table-cell table:formula="of:=5*2^[.D129]" office:value-type="float" office:value="9397.27505743693">
            <text:p>9397.27505743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[.B130]/12" office:value-type="float" office:value="10.25">
            <text:p>10.250000</text:p>
          </table:table-cell>
          <table:table-cell table:formula="of:=[.C130]+0.709432" office:value-type="float" office:value="10.959432">
            <text:p>10.959432</text:p>
          </table:table-cell>
          <table:table-cell table:formula="of:=5*2^[.D130]" office:value-type="float" office:value="9956.06611089755">
            <text:p>9956.0661108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[.B131]/12" office:value-type="float" office:value="10.3333333333333">
            <text:p>10.333333</text:p>
          </table:table-cell>
          <table:table-cell table:formula="of:=[.C131]+0.709432" office:value-type="float" office:value="11.0427653333333">
            <text:p>11.0427653333</text:p>
          </table:table-cell>
          <table:table-cell table:formula="of:=5*2^[.D131]" office:value-type="float" office:value="10548.0846094972">
            <text:p>10548.08460949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[.B132]/12" office:value-type="float" office:value="10.4166666666667">
            <text:p>10.416667</text:p>
          </table:table-cell>
          <table:table-cell table:formula="of:=[.C132]+0.709432" office:value-type="float" office:value="11.1260986666667">
            <text:p>11.1260986667</text:p>
          </table:table-cell>
          <table:table-cell table:formula="of:=5*2^[.D132]" office:value-type="float" office:value="11175.3063599416">
            <text:p>11175.30635994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[.B133]/12" office:value-type="float" office:value="10.5">
            <text:p>10.500000</text:p>
          </table:table-cell>
          <table:table-cell table:formula="of:=[.C133]+0.709432" office:value-type="float" office:value="11.209432">
            <text:p>11.209432</text:p>
          </table:table-cell>
          <table:table-cell table:formula="of:=5*2^[.D133]" office:value-type="float" office:value="11839.8246565168">
            <text:p>11839.8246565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[.B134]/12" office:value-type="float" office:value="10.5833333333333">
            <text:p>10.583333</text:p>
          </table:table-cell>
          <table:table-cell table:formula="of:=[.C134]+0.709432" office:value-type="float" office:value="11.2927653333333">
            <text:p>11.2927653333</text:p>
          </table:table-cell>
          <table:table-cell table:formula="of:=5*2^[.D134]" office:value-type="float" office:value="12543.8572672648">
            <text:p>12543.8572672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B135]/12" office:value-type="float" office:value="10.6666666666667">
            <text:p>10.666667</text:p>
          </table:table-cell>
          <table:table-cell table:formula="of:=[.C135]+0.709432" office:value-type="float" office:value="11.3760986666667">
            <text:p>11.3760986667</text:p>
          </table:table-cell>
          <table:table-cell table:formula="of:=5*2^[.D135]" office:value-type="float" office:value="13289.7538355777">
            <text:p>13289.7538355777</text:p>
          </table:table-cell>
          <table:table-cell table:number-columns-repeated="4"/>
        </table:table-row>
        <table:table-row table:style-name="ro1" table:number-rows-repeated="1048440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3/23/2016</text:date>, <text:time>13:2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0:10:54.21</meta:creation-date>
    <meta:editing-duration>PT2H47M54S</meta:editing-duration>
    <meta:editing-cycles>4</meta:editing-cycles>
    <meta:generator>OpenOffice.org/3.4.1$Win32 OpenOffice.org_project/341m1$Build-9593</meta:generator>
    <dc:date>2016-03-23T13:29:07.64</dc:date>
    <meta:document-statistic meta:table-count="4" meta:cell-count="178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336cm" svg:height="5.688cm" xlink:href=".." xlink:type="simple" chart:class="chart:scatter" chart:style-name="ch1">
        <chart:legend chart:legend-position="end" svg:x="8.073cm" svg:y="2.532cm" style:legend-expansion="high" chart:style-name="ch2"/>
        <chart:plot-area chart:style-name="ch3" table:cell-range-address="Sheet1.C15:Sheet1.D23" svg:x="0.656cm" svg:y="0.587cm" svg:width="7.005cm" svg:height="4.568cm">
          <chartooo:coordinate-region svg:x="1.092cm" svg:y="0.8cm" svg:width="6.289cm" svg:height="3.6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5:Sheet1.D23" chart:class="chart:scatter">
            <chart:domain table:cell-range-address="Sheet1.C15:Sheet1.C2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5:Sheet1.C23</svg:desc>
                </draw:g>
              </table:table-cell>
              <table:table-cell office:value-type="float" office:value="0.25">
                <text:p>0.25</text:p>
                <draw:g>
                  <svg:desc>Sheet1.D15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689216">
                <text:p>0.689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.128432">
                <text:p>1.128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1.567648">
                <text:p>1.5676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2.006864">
                <text:p>2.006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2.44608">
                <text:p>2.44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">
                <text:p>192</text:p>
              </table:table-cell>
              <table:table-cell office:value-type="float" office:value="2.885296">
                <text:p>2.885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">
                <text:p>224</text:p>
              </table:table-cell>
              <table:table-cell office:value-type="float" office:value="3.324512">
                <text:p>3.324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763728">
                <text:p>3.763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1cm" xlink:href=".." xlink:type="simple" chart:class="chart:scatter" chart:style-name="ch1">
        <chart:legend chart:legend-position="end" svg:x="13.147cm" svg:y="4.188cm" style:legend-expansion="high" chart:style-name="ch2"/>
        <chart:plot-area chart:style-name="ch3" table:cell-range-address="Sheet1.G4:Sheet1.H35" svg:x="0.769cm" svg:y="0.855cm" svg:width="11.74cm" svg:height="7.546cm">
          <chartooo:coordinate-region svg:x="0.915cm" svg:y="1.067cm" svg:width="11.5cm" svg:height="6.6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:Sheet1.H35" chart:class="chart:scatter">
            <chart:domain table:cell-range-address="Sheet1.G4:Sheet1.G35"/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2">
                <text:p>-1.2</text:p>
                <draw:g>
                  <svg:desc>Sheet1.G4:Sheet1.G35</svg:desc>
                </draw:g>
              </table:table-cell>
              <table:table-cell office:value-type="float" office:value="191.521123925147">
                <text:p>191.521123925147</text:p>
                <draw:g>
                  <svg:desc>Sheet1.H4:Sheet1.H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252.713638099348">
                <text:p>252.713638099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6">
                <text:p>-0.6</text:p>
              </table:table-cell>
              <table:table-cell office:value-type="float" office:value="290.291740370037">
                <text:p>290.291740370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333.457644632288">
                <text:p>333.457644632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">
                <text:p>-0.2</text:p>
              </table:table-cell>
              <table:table-cell office:value-type="float" office:value="383.042247850295">
                <text:p>383.042247850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4089209850063E-016">
                <text:p>4.44089209850063E-01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505.427276198695">
                <text:p>505.4272761986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580.583480740073">
                <text:p>580.583480740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666.915289264575">
                <text:p>666.915289264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766.084495700589">
                <text:p>766.084495700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010.85455239739">
                <text:p>1010.85455239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1161.16696148015">
                <text:p>1161.16696148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1333.83057852915">
                <text:p>1333.830578529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">
                <text:p>1.8</text:p>
              </table:table-cell>
              <table:table-cell office:value-type="float" office:value="1532.16899140118">
                <text:p>1532.16899140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">
                <text:p>2.2</text:p>
              </table:table-cell>
              <table:table-cell office:value-type="float" office:value="2021.70910479478">
                <text:p>2021.70910479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">
                <text:p>2.4</text:p>
              </table:table-cell>
              <table:table-cell office:value-type="float" office:value="2322.33392296029">
                <text:p>2322.33392296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">
                <text:p>2.6</text:p>
              </table:table-cell>
              <table:table-cell office:value-type="float" office:value="2667.6611570583">
                <text:p>2667.66115705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">
                <text:p>2.8</text:p>
              </table:table-cell>
              <table:table-cell office:value-type="float" office:value="3064.33798280236">
                <text:p>3064.33798280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">
                <text:p>3.2</text:p>
              </table:table-cell>
              <table:table-cell office:value-type="float" office:value="4043.41820958956">
                <text:p>4043.41820958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">
                <text:p>3.4</text:p>
              </table:table-cell>
              <table:table-cell office:value-type="float" office:value="4644.66784592059">
                <text:p>4644.66784592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">
                <text:p>3.6</text:p>
              </table:table-cell>
              <table:table-cell office:value-type="float" office:value="5335.3223141166">
                <text:p>5335.3223141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8">
                <text:p>3.8</text:p>
              </table:table-cell>
              <table:table-cell office:value-type="float" office:value="6128.67596560471">
                <text:p>6128.67596560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2">
                <text:p>4.2</text:p>
              </table:table-cell>
              <table:table-cell office:value-type="float" office:value="8086.83641917913">
                <text:p>8086.836419179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4">
                <text:p>4.4</text:p>
              </table:table-cell>
              <table:table-cell office:value-type="float" office:value="9289.33569184118">
                <text:p>9289.33569184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6">
                <text:p>4.6</text:p>
              </table:table-cell>
              <table:table-cell office:value-type="float" office:value="10670.6446282332">
                <text:p>10670.64462823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8">
                <text:p>4.8</text:p>
              </table:table-cell>
              <table:table-cell office:value-type="float" office:value="12257.3519312094">
                <text:p>12257.35193120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14080">
                <text:p>140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Sheet2.A1:Sheet2.B83" svg:x="0.77cm" svg:y="0.855cm" svg:width="11.738cm" svg:height="7.545cm">
          <chartooo:coordinate-region svg:x="2.423cm" svg:y="1.068cm" svg:width="9.713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:Sheet2.B83" chart:class="chart:scatter">
            <chart:domain table:cell-range-address="Sheet2.A1:Sheet2.A83"/>
            <chart:data-point chart:repeated="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83</svg:desc>
                </draw:g>
              </table:table-cell>
              <table:table-cell office:value-type="float" office:value="0">
                <text:p>0</text:p>
                <draw:g>
                  <svg:desc>Sheet2.B1:Sheet2.B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849716700828984">
                <text:p>0.00849716700828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170665358637463">
                <text:p>0.0170665358637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0.0257087200775232">
                <text:p>0.0257087200775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344243383738811">
                <text:p>0.0344243383738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0.0432140147344837">
                <text:p>0.04321401473448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0.052078378443071">
                <text:p>0.052078378443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0.0610180641305125">
                <text:p>0.0610180641305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0.0700337118202419">
                <text:p>0.0700337118202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0.0791259669740785">
                <text:p>0.0791259669740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.0882954805384395">
                <text:p>0.0882954805384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0.0975429089909416">
                <text:p>0.0975429089909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0.106868914387402">
                <text:p>0.1068689143874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0.116274164409236">
                <text:p>0.116274164409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0.12575933241126">
                <text:p>0.12575933241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0.1353250974699">
                <text:p>0.13532509746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0.144972144431804">
                <text:p>0.144972144431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0.154701163962881">
                <text:p>0.1547011639628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0.16451285259774">
                <text:p>0.164512852597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0.174407912789563">
                <text:p>0.1744079127895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0.184387052960393">
                <text:p>0.184387052960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0.194450987551854">
                <text:p>0.1944509875518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0.204600437076298">
                <text:p>0.2046004370762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0.214836128168394">
                <text:p>0.214836128168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0.225158793637146">
                <text:p>0.225158793637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0.235569172518355">
                <text:p>0.235569172518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0.246068010127538">
                <text:p>0.246068010127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0.256656058113279">
                <text:p>0.2566560581132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0.267334074511047">
                <text:p>0.267334074511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0.278102823797463">
                <text:p>0.2781028237974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0.288963076945037">
                <text:p>0.2889630769450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0.299915611477358">
                <text:p>0.299915611477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0.310961211524764">
                <text:p>0.3109612115247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0.32210066788048">
                <text:p>0.32210066788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0.333334778057232">
                <text:p>0.3333347780572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0.344664346344345">
                <text:p>0.344664346344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0.356090183865326">
                <text:p>0.3560901838653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0.367613108635932">
                <text:p>0.367613108635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0.379233945622738">
                <text:p>0.379233945622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0.390953526802197">
                <text:p>0.3909535268021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0.402772691220205">
                <text:p>0.402772691220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0.414692285052171">
                <text:p>0.4146922850521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0.426713161663598">
                <text:p>0.4267131616635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0.438836181671179">
                <text:p>0.4388361816711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0.451062213004409">
                <text:p>0.4510622130044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0.463392130967726">
                <text:p>0.4633921309677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0.475826818303176">
                <text:p>0.4758268183031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0.488367165253611">
                <text:p>0.4883671652536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0.501014069626426">
                <text:p>0.5010140696264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0.513768436857834">
                <text:p>0.513768436857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0.526631180077693">
                <text:p>0.5266311800776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0.539603220174875">
                <text:p>0.539603220174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0.552685485863202">
                <text:p>0.5526854858632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0.565878913747929">
                <text:p>0.5658789137479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0.579184448392805">
                <text:p>0.5791844483928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0.592603042387692">
                <text:p>0.5926030423876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0.606135656416771">
                <text:p>0.6061356564167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0.619783259327313">
                <text:p>0.6197832593273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0.633546828199049">
                <text:p>0.6335468281990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0.647427348414119">
                <text:p>0.6474273484141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0.661425813727618">
                <text:p>0.6614258137276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0.675543226338745">
                <text:p>0.675543226338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0.689780596962554">
                <text:p>0.6897805969625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0.704138944902312">
                <text:p>0.7041389449023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0.718619298122478">
                <text:p>0.7186192981224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">
                <text:p>6500</text:p>
              </table:table-cell>
              <table:table-cell office:value-type="float" office:value="0.733222693322294">
                <text:p>0.7332226933222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">
                <text:p>6600</text:p>
              </table:table-cell>
              <table:table-cell office:value-type="float" office:value="0.747950176010012">
                <text:p>0.7479501760100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">
                <text:p>6700</text:p>
              </table:table-cell>
              <table:table-cell office:value-type="float" office:value="0.762802800577738">
                <text:p>0.762802800577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">
                <text:p>6800</text:p>
              </table:table-cell>
              <table:table-cell office:value-type="float" office:value="0.777781630376928">
                <text:p>0.7777816303769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">
                <text:p>6900</text:p>
              </table:table-cell>
              <table:table-cell office:value-type="float" office:value="0.792887737794511">
                <text:p>0.7928877377945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0.808122204329665">
                <text:p>0.8081222043296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">
                <text:p>7100</text:p>
              </table:table-cell>
              <table:table-cell office:value-type="float" office:value="0.823486120671252">
                <text:p>0.8234861206712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">
                <text:p>7200</text:p>
              </table:table-cell>
              <table:table-cell office:value-type="float" office:value="0.838980586775894">
                <text:p>0.8389805867758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">
                <text:p>7300</text:p>
              </table:table-cell>
              <table:table-cell office:value-type="float" office:value="0.854606711946731">
                <text:p>0.8546067119467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">
                <text:p>7400</text:p>
              </table:table-cell>
              <table:table-cell office:value-type="float" office:value="0.870365614912838">
                <text:p>0.8703656149128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">
                <text:p>7500</text:p>
              </table:table-cell>
              <table:table-cell office:value-type="float" office:value="0.886258423909315">
                <text:p>0.8862584239093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">
                <text:p>7600</text:p>
              </table:table-cell>
              <table:table-cell office:value-type="float" office:value="0.902286276758066">
                <text:p>0.9022862767580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">
                <text:p>7700</text:p>
              </table:table-cell>
              <table:table-cell office:value-type="float" office:value="0.918450320949257">
                <text:p>0.9184503209492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">
                <text:p>7800</text:p>
              </table:table-cell>
              <table:table-cell office:value-type="float" office:value="0.934751713723469">
                <text:p>0.9347517137234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">
                <text:p>7900</text:p>
              </table:table-cell>
              <table:table-cell office:value-type="float" office:value="0.951191622154553">
                <text:p>0.9511916221545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">
                <text:p>8000</text:p>
              </table:table-cell>
              <table:table-cell office:value-type="float" office:value="0.967771223233176">
                <text:p>0.9677712232331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">
                <text:p>8100</text:p>
              </table:table-cell>
              <table:table-cell office:value-type="float" office:value="0.984491703951095">
                <text:p>0.9844917039510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">
                <text:p>8200</text:p>
              </table:table-cell>
              <table:table-cell office:value-type="float" office:value="1.00135426138613">
                <text:p>1.001354261386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